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 text:c="3"/>E(eV)</text:p>
          </table:table-cell>
          <table:table-cell office:value-type="string" calcext:value-type="string">
            <text:p><text:s text:c="8"/>ep_2</text:p>
          </table:table-cell>
          <table:table-cell office:value-type="string" calcext:value-type="string">
            <text:p>atoms</text:p>
          </table:table-cell>
          <table:table-cell office:value-type="string" calcext:value-type="string">
            <text:p><text:s text:c="4"/>df/dE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hbar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vagadro</text:p>
          </table:table-cell>
          <table:table-cell office:value-type="string" calcext:value-type="string">
            <text:p>g/mol</text:p>
          </table:table-cell>
        </table:table-row>
        <table:table-row table:style-name="ro1">
          <table:table-cell office:value-type="float" office:value="8.689" calcext:value-type="float">
            <text:p>8.689</text:p>
          </table:table-cell>
          <table:table-cell office:value-type="float" office:value="0.0000045479" calcext:value-type="float">
            <text:p>4.5479E-006</text:p>
          </table:table-cell>
          <table:table-cell table:formula="of:=([.B2]*[.A2]*[.$J$2])/([.$G$2]*[.F2]*[.$I$2])" office:value-type="float" office:value="0.000666919067307055" calcext:value-type="float">
            <text:p>0.0006669191</text:p>
          </table:table-cell>
          <table:table-cell office:value-type="float" office:value="0.000728798" calcext:value-type="float">
            <text:p>0.000728798</text:p>
          </table:table-cell>
          <table:table-cell table:formula="of:=[.D2]*109.76" office:value-type="float" office:value="0.07999286848" calcext:value-type="float">
            <text:p>0.0799928685</text:p>
          </table:table-cell>
          <table:table-cell table:formula="of:=[.E2]*1E-018" office:value-type="float" office:value="7.999286848E-020" calcext:value-type="float">
            <text:p>7.999286848E-020</text:p>
          </table:table-cell>
          <table:table-cell table:style-name="ce1" office:value-type="float" office:value="0.0000197327" calcext:value-type="float">
            <text:p>1.97E-0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.022E+023" calcext:value-type="float">
            <text:p>6.02E+023</text:p>
          </table:table-cell>
          <table:table-cell office:value-type="float" office:value="16.04246" calcext:value-type="float">
            <text:p>16.04246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0.0000072299" calcext:value-type="float">
            <text:p>7.2299E-006</text:p>
          </table:table-cell>
          <table:table-cell table:formula="of:=([.B3]*[.A3]*[.$J$2])/([.$G$2]*[.F3]*[.$I$2])" office:value-type="float" office:value="0.000666904010648266" calcext:value-type="float">
            <text:p>0.000666904</text:p>
          </table:table-cell>
          <table:table-cell office:value-type="float" office:value="0.00116488" calcext:value-type="float">
            <text:p>0.00116488</text:p>
          </table:table-cell>
          <table:table-cell table:formula="of:=[.D3]*109.76" office:value-type="float" office:value="0.1278572288" calcext:value-type="float">
            <text:p>0.1278572288</text:p>
          </table:table-cell>
          <table:table-cell table:formula="of:=[.E3]*1E-018" office:value-type="float" office:value="1.278572288E-019" calcext:value-type="float">
            <text:p>1.278572288E-019</text:p>
          </table:table-cell>
          <table:table-cell table:number-columns-repeated="4"/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0.000012577" calcext:value-type="float">
            <text:p>0.000012577</text:p>
          </table:table-cell>
          <table:table-cell table:formula="of:=([.B4]*[.A4]*[.$J$2])/([.$G$2]*[.F4]*[.$I$2])" office:value-type="float" office:value="0.000666955643515682" calcext:value-type="float">
            <text:p>0.0006669556</text:p>
          </table:table-cell>
          <table:table-cell office:value-type="float" office:value="0.00203738" calcext:value-type="float">
            <text:p>0.00203738</text:p>
          </table:table-cell>
          <table:table-cell table:formula="of:=[.D4]*109.76" office:value-type="float" office:value="0.2236228288" calcext:value-type="float">
            <text:p>0.2236228288</text:p>
          </table:table-cell>
          <table:table-cell table:formula="of:=[.E4]*1E-018" office:value-type="float" office:value="2.236228288E-019" calcext:value-type="float">
            <text:p>2.236228288E-019</text:p>
          </table:table-cell>
          <table:table-cell table:number-columns-repeated="4"/>
        </table:table-row>
        <table:table-row table:style-name="ro1">
          <table:table-cell office:value-type="float" office:value="8.831" calcext:value-type="float">
            <text:p>8.831</text:p>
          </table:table-cell>
          <table:table-cell office:value-type="float" office:value="0.00002187" calcext:value-type="float">
            <text:p>0.00002187</text:p>
          </table:table-cell>
          <table:table-cell table:formula="of:=([.B5]*[.A5]*[.$J$2])/([.$G$2]*[.F5]*[.$I$2])" office:value-type="float" office:value="0.000666905585817017" calcext:value-type="float">
            <text:p>0.0006669056</text:p>
          </table:table-cell>
          <table:table-cell office:value-type="float" office:value="0.003562" calcext:value-type="float">
            <text:p>0.003562</text:p>
          </table:table-cell>
          <table:table-cell table:formula="of:=[.D5]*109.76" office:value-type="float" office:value="0.39096512" calcext:value-type="float">
            <text:p>0.39096512</text:p>
          </table:table-cell>
          <table:table-cell table:formula="of:=[.E5]*1E-018" office:value-type="float" office:value="3.9096512E-019" calcext:value-type="float">
            <text:p>3.9096512E-019</text:p>
          </table:table-cell>
          <table:table-cell table:number-columns-repeated="4"/>
        </table:table-row>
        <table:table-row table:style-name="ro1">
          <table:table-cell office:value-type="float" office:value="8.879" calcext:value-type="float">
            <text:p>8.879</text:p>
          </table:table-cell>
          <table:table-cell office:value-type="float" office:value="0.000036375" calcext:value-type="float">
            <text:p>0.000036375</text:p>
          </table:table-cell>
          <table:table-cell table:formula="of:=([.B6]*[.A6]*[.$J$2])/([.$G$2]*[.F6]*[.$I$2])" office:value-type="float" office:value="0.000666895851514415" calcext:value-type="float">
            <text:p>0.0006668959</text:p>
          </table:table-cell>
          <table:table-cell office:value-type="float" office:value="0.00595674" calcext:value-type="float">
            <text:p>0.00595674</text:p>
          </table:table-cell>
          <table:table-cell table:formula="of:=[.D6]*109.76" office:value-type="float" office:value="0.6538117824" calcext:value-type="float">
            <text:p>0.6538117824</text:p>
          </table:table-cell>
          <table:table-cell table:formula="of:=[.E6]*1E-018" office:value-type="float" office:value="6.538117824E-019" calcext:value-type="float">
            <text:p>6.538117824E-019</text:p>
          </table:table-cell>
          <table:table-cell table:number-columns-repeated="4"/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0.000057488" calcext:value-type="float">
            <text:p>0.000057488</text:p>
          </table:table-cell>
          <table:table-cell table:formula="of:=([.B7]*[.A7]*[.$J$2])/([.$G$2]*[.F7]*[.$I$2])" office:value-type="float" office:value="0.000666960036401477" calcext:value-type="float">
            <text:p>0.00066696</text:p>
          </table:table-cell>
          <table:table-cell office:value-type="float" office:value="0.00946523" calcext:value-type="float">
            <text:p>0.00946523</text:p>
          </table:table-cell>
          <table:table-cell table:formula="of:=[.D7]*109.76" office:value-type="float" office:value="1.0389036448" calcext:value-type="float">
            <text:p>1.0389036448</text:p>
          </table:table-cell>
          <table:table-cell table:formula="of:=[.E7]*1E-018" office:value-type="float" office:value="1.0389036448E-018" calcext:value-type="float">
            <text:p>1.0389036448E-018</text:p>
          </table:table-cell>
          <table:table-cell table:number-columns-repeated="4"/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0.000086735" calcext:value-type="float">
            <text:p>0.000086735</text:p>
          </table:table-cell>
          <table:table-cell table:formula="of:=([.B8]*[.A8]*[.$J$2])/([.$G$2]*[.F8]*[.$I$2])" office:value-type="float" office:value="0.00066692009882407" calcext:value-type="float">
            <text:p>0.0006669201</text:p>
          </table:table-cell>
          <table:table-cell office:value-type="float" office:value="0.0143583" calcext:value-type="float">
            <text:p>0.0143583</text:p>
          </table:table-cell>
          <table:table-cell table:formula="of:=[.D8]*109.76" office:value-type="float" office:value="1.575967008" calcext:value-type="float">
            <text:p>1.575967008</text:p>
          </table:table-cell>
          <table:table-cell table:formula="of:=[.E8]*1E-018" office:value-type="float" office:value="1.575967008E-018" calcext:value-type="float">
            <text:p>1.575967008E-018</text:p>
          </table:table-cell>
          <table:table-cell table:number-columns-repeated="4"/>
        </table:table-row>
        <table:table-row table:style-name="ro1">
          <table:table-cell office:value-type="float" office:value="9.025" calcext:value-type="float">
            <text:p>9.025</text:p>
          </table:table-cell>
          <table:table-cell office:value-type="float" office:value="0.00012543" calcext:value-type="float">
            <text:p>0.00012543</text:p>
          </table:table-cell>
          <table:table-cell table:formula="of:=([.B9]*[.A9]*[.$J$2])/([.$G$2]*[.F9]*[.$I$2])" office:value-type="float" office:value="0.000666958584234235" calcext:value-type="float">
            <text:p>0.0006669586</text:p>
          </table:table-cell>
          <table:table-cell office:value-type="float" office:value="0.0208761" calcext:value-type="float">
            <text:p>0.0208761</text:p>
          </table:table-cell>
          <table:table-cell table:formula="of:=[.D9]*109.76" office:value-type="float" office:value="2.291360736" calcext:value-type="float">
            <text:p>2.291360736</text:p>
          </table:table-cell>
          <table:table-cell table:formula="of:=[.E9]*1E-018" office:value-type="float" office:value="2.291360736E-018" calcext:value-type="float">
            <text:p>2.291360736E-018</text:p>
          </table:table-cell>
          <table:table-cell table:number-columns-repeated="4"/>
        </table:table-row>
        <table:table-row table:style-name="ro1">
          <table:table-cell office:value-type="float" office:value="9.074" calcext:value-type="float">
            <text:p>9.074</text:p>
          </table:table-cell>
          <table:table-cell office:value-type="float" office:value="0.00017326" calcext:value-type="float">
            <text:p>0.00017326</text:p>
          </table:table-cell>
          <table:table-cell table:formula="of:=([.B10]*[.A10]*[.$J$2])/([.$G$2]*[.F10]*[.$I$2])" office:value-type="float" office:value="0.000666933544088601" calcext:value-type="float">
            <text:p>0.0006669335</text:p>
          </table:table-cell>
          <table:table-cell office:value-type="float" office:value="0.0289944" calcext:value-type="float">
            <text:p>0.0289944</text:p>
          </table:table-cell>
          <table:table-cell table:formula="of:=[.D10]*109.76" office:value-type="float" office:value="3.182425344" calcext:value-type="float">
            <text:p>3.182425344</text:p>
          </table:table-cell>
          <table:table-cell table:formula="of:=[.E10]*1E-018" office:value-type="float" office:value="3.182425344E-018" calcext:value-type="float">
            <text:p>3.182425344E-018</text:p>
          </table:table-cell>
          <table:table-cell table:number-columns-repeated="4"/>
        </table:table-row>
        <table:table-row table:style-name="ro1">
          <table:table-cell office:value-type="float" office:value="9.123" calcext:value-type="float">
            <text:p>9.123</text:p>
          </table:table-cell>
          <table:table-cell office:value-type="float" office:value="0.00022927" calcext:value-type="float">
            <text:p>0.00022927</text:p>
          </table:table-cell>
          <table:table-cell table:formula="of:=([.B11]*[.A11]*[.$J$2])/([.$G$2]*[.F11]*[.$I$2])" office:value-type="float" office:value="0.000666936064757389" calcext:value-type="float">
            <text:p>0.0006669361</text:p>
          </table:table-cell>
          <table:table-cell office:value-type="float" office:value="0.0385745" calcext:value-type="float">
            <text:p>0.0385745</text:p>
          </table:table-cell>
          <table:table-cell table:formula="of:=[.D11]*109.76" office:value-type="float" office:value="4.23393712" calcext:value-type="float">
            <text:p>4.23393712</text:p>
          </table:table-cell>
          <table:table-cell table:formula="of:=[.E11]*1E-018" office:value-type="float" office:value="4.23393712E-018" calcext:value-type="float">
            <text:p>4.23393712E-018</text:p>
          </table:table-cell>
          <table:table-cell table:number-columns-repeated="4"/>
        </table:table-row>
        <table:table-row table:style-name="ro1">
          <table:table-cell office:value-type="float" office:value="9.173" calcext:value-type="float">
            <text:p>9.173</text:p>
          </table:table-cell>
          <table:table-cell office:value-type="float" office:value="0.00029233" calcext:value-type="float">
            <text:p>0.00029233</text:p>
          </table:table-cell>
          <table:table-cell table:formula="of:=([.B12]*[.A12]*[.$J$2])/([.$G$2]*[.F12]*[.$I$2])" office:value-type="float" office:value="0.000666965172299804" calcext:value-type="float">
            <text:p>0.0006669652</text:p>
          </table:table-cell>
          <table:table-cell office:value-type="float" office:value="0.0494517" calcext:value-type="float">
            <text:p>0.0494517</text:p>
          </table:table-cell>
          <table:table-cell table:formula="of:=[.D12]*109.76" office:value-type="float" office:value="5.427818592" calcext:value-type="float">
            <text:p>5.427818592</text:p>
          </table:table-cell>
          <table:table-cell table:formula="of:=[.E12]*1E-018" office:value-type="float" office:value="5.427818592E-018" calcext:value-type="float">
            <text:p>5.427818592E-018</text:p>
          </table:table-cell>
          <table:table-cell table:number-columns-repeated="4"/>
        </table:table-row>
        <table:table-row table:style-name="ro1">
          <table:table-cell office:value-type="float" office:value="9.222" calcext:value-type="float">
            <text:p>9.222</text:p>
          </table:table-cell>
          <table:table-cell office:value-type="float" office:value="0.000361" calcext:value-type="float">
            <text:p>0.000361</text:p>
          </table:table-cell>
          <table:table-cell table:formula="of:=([.B13]*[.A13]*[.$J$2])/([.$G$2]*[.F13]*[.$I$2])" office:value-type="float" office:value="0.000666901092672395" calcext:value-type="float">
            <text:p>0.0006669011</text:p>
          </table:table-cell>
          <table:table-cell office:value-type="float" office:value="0.0614003" calcext:value-type="float">
            <text:p>0.0614003</text:p>
          </table:table-cell>
          <table:table-cell table:formula="of:=[.D13]*109.76" office:value-type="float" office:value="6.739296928" calcext:value-type="float">
            <text:p>6.739296928</text:p>
          </table:table-cell>
          <table:table-cell table:formula="of:=[.E13]*1E-018" office:value-type="float" office:value="6.739296928E-018" calcext:value-type="float">
            <text:p>6.739296928E-018</text:p>
          </table:table-cell>
          <table:table-cell table:number-columns-repeated="4"/>
        </table:table-row>
        <table:table-row table:style-name="ro1">
          <table:table-cell office:value-type="float" office:value="9.273" calcext:value-type="float">
            <text:p>9.273</text:p>
          </table:table-cell>
          <table:table-cell office:value-type="float" office:value="0.00043376" calcext:value-type="float">
            <text:p>0.00043376</text:p>
          </table:table-cell>
          <table:table-cell table:formula="of:=([.B14]*[.A14]*[.$J$2])/([.$G$2]*[.F14]*[.$I$2])" office:value-type="float" office:value="0.00066696497029519" calcext:value-type="float">
            <text:p>0.000666965</text:p>
          </table:table-cell>
          <table:table-cell office:value-type="float" office:value="0.0741765" calcext:value-type="float">
            <text:p>0.0741765</text:p>
          </table:table-cell>
          <table:table-cell table:formula="of:=[.D14]*109.76" office:value-type="float" office:value="8.14161264" calcext:value-type="float">
            <text:p>8.14161264</text:p>
          </table:table-cell>
          <table:table-cell table:formula="of:=[.E14]*1E-018" office:value-type="float" office:value="8.14161264E-018" calcext:value-type="float">
            <text:p>8.14161264E-018</text:p>
          </table:table-cell>
          <table:table-cell table:number-columns-repeated="4"/>
        </table:table-row>
        <table:table-row table:style-name="ro1">
          <table:table-cell office:value-type="float" office:value="9.323" calcext:value-type="float">
            <text:p>9.323</text:p>
          </table:table-cell>
          <table:table-cell office:value-type="float" office:value="0.00050889" calcext:value-type="float">
            <text:p>0.00050889</text:p>
          </table:table-cell>
          <table:table-cell table:formula="of:=([.B15]*[.A15]*[.$J$2])/([.$G$2]*[.F15]*[.$I$2])" office:value-type="float" office:value="0.000666942698557493" calcext:value-type="float">
            <text:p>0.0006669427</text:p>
          </table:table-cell>
          <table:table-cell office:value-type="float" office:value="0.0874965" calcext:value-type="float">
            <text:p>0.0874965</text:p>
          </table:table-cell>
          <table:table-cell table:formula="of:=[.D15]*109.76" office:value-type="float" office:value="9.60361584" calcext:value-type="float">
            <text:p>9.60361584</text:p>
          </table:table-cell>
          <table:table-cell table:formula="of:=[.E15]*1E-018" office:value-type="float" office:value="9.60361584E-018" calcext:value-type="float">
            <text:p>9.60361584E-018</text:p>
          </table:table-cell>
          <table:table-cell table:number-columns-repeated="4"/>
        </table:table-row>
        <table:table-row table:style-name="ro1">
          <table:table-cell office:value-type="float" office:value="9.373" calcext:value-type="float">
            <text:p>9.373</text:p>
          </table:table-cell>
          <table:table-cell office:value-type="float" office:value="0.0005844" calcext:value-type="float">
            <text:p>0.0005844</text:p>
          </table:table-cell>
          <table:table-cell table:formula="of:=([.B16]*[.A16]*[.$J$2])/([.$G$2]*[.F16]*[.$I$2])" office:value-type="float" office:value="0.000666898234136104" calcext:value-type="float">
            <text:p>0.0006668982</text:p>
          </table:table-cell>
          <table:table-cell office:value-type="float" office:value="0.101025" calcext:value-type="float">
            <text:p>0.101025</text:p>
          </table:table-cell>
          <table:table-cell table:formula="of:=[.D16]*109.76" office:value-type="float" office:value="11.088504" calcext:value-type="float">
            <text:p>11.088504</text:p>
          </table:table-cell>
          <table:table-cell table:formula="of:=[.E16]*1E-018" office:value-type="float" office:value="1.1088504E-017" calcext:value-type="float">
            <text:p>1.1088504E-017</text:p>
          </table:table-cell>
          <table:table-cell table:number-columns-repeated="4"/>
        </table:table-row>
        <table:table-row table:style-name="ro1">
          <table:table-cell office:value-type="float" office:value="9.424" calcext:value-type="float">
            <text:p>9.424</text:p>
          </table:table-cell>
          <table:table-cell office:value-type="float" office:value="0.00065824" calcext:value-type="float">
            <text:p>0.00065824</text:p>
          </table:table-cell>
          <table:table-cell table:formula="of:=([.B17]*[.A17]*[.$J$2])/([.$G$2]*[.F17]*[.$I$2])" office:value-type="float" office:value="0.000666903130605499" calcext:value-type="float">
            <text:p>0.0006669031</text:p>
          </table:table-cell>
          <table:table-cell office:value-type="float" office:value="0.114408" calcext:value-type="float">
            <text:p>0.114408</text:p>
          </table:table-cell>
          <table:table-cell table:formula="of:=[.D17]*109.76" office:value-type="float" office:value="12.55742208" calcext:value-type="float">
            <text:p>12.55742208</text:p>
          </table:table-cell>
          <table:table-cell table:formula="of:=[.E17]*1E-018" office:value-type="float" office:value="1.255742208E-017" calcext:value-type="float">
            <text:p>1.255742208E-017</text:p>
          </table:table-cell>
          <table:table-cell table:number-columns-repeated="4"/>
        </table:table-row>
        <table:table-row table:style-name="ro1">
          <table:table-cell office:value-type="float" office:value="9.476" calcext:value-type="float">
            <text:p>9.476</text:p>
          </table:table-cell>
          <table:table-cell office:value-type="float" office:value="0.00072793" calcext:value-type="float">
            <text:p>0.00072793</text:p>
          </table:table-cell>
          <table:table-cell table:formula="of:=([.B18]*[.A18]*[.$J$2])/([.$G$2]*[.F18]*[.$I$2])" office:value-type="float" office:value="0.000666960091374093" calcext:value-type="float">
            <text:p>0.0006669601</text:p>
          </table:table-cell>
          <table:table-cell office:value-type="float" office:value="0.127208" calcext:value-type="float">
            <text:p>0.127208</text:p>
          </table:table-cell>
          <table:table-cell table:formula="of:=[.D18]*109.76" office:value-type="float" office:value="13.96235008" calcext:value-type="float">
            <text:p>13.96235008</text:p>
          </table:table-cell>
          <table:table-cell table:formula="of:=[.E18]*1E-018" office:value-type="float" office:value="1.396235008E-017" calcext:value-type="float">
            <text:p>1.396235008E-017</text:p>
          </table:table-cell>
          <table:table-cell table:number-columns-repeated="4"/>
        </table:table-row>
        <table:table-row table:style-name="ro1">
          <table:table-cell office:value-type="float" office:value="9.527" calcext:value-type="float">
            <text:p>9.527</text:p>
          </table:table-cell>
          <table:table-cell office:value-type="float" office:value="0.00079068" calcext:value-type="float">
            <text:p>0.00079068</text:p>
          </table:table-cell>
          <table:table-cell table:formula="of:=([.B19]*[.A19]*[.$J$2])/([.$G$2]*[.F19]*[.$I$2])" office:value-type="float" office:value="0.000666923645841147" calcext:value-type="float">
            <text:p>0.0006669236</text:p>
          </table:table-cell>
          <table:table-cell office:value-type="float" office:value="0.138925" calcext:value-type="float">
            <text:p>0.138925</text:p>
          </table:table-cell>
          <table:table-cell table:formula="of:=[.D19]*109.76" office:value-type="float" office:value="15.248408" calcext:value-type="float">
            <text:p>15.248408</text:p>
          </table:table-cell>
          <table:table-cell table:formula="of:=[.E19]*1E-018" office:value-type="float" office:value="1.5248408E-017" calcext:value-type="float">
            <text:p>1.5248408E-017</text:p>
          </table:table-cell>
          <table:table-cell table:number-columns-repeated="4"/>
        </table:table-row>
        <table:table-row table:style-name="ro1">
          <table:table-cell office:value-type="float" office:value="9.579" calcext:value-type="float">
            <text:p>9.579</text:p>
          </table:table-cell>
          <table:table-cell office:value-type="float" office:value="0.00084391" calcext:value-type="float">
            <text:p>0.00084391</text:p>
          </table:table-cell>
          <table:table-cell table:formula="of:=([.B20]*[.A20]*[.$J$2])/([.$G$2]*[.F20]*[.$I$2])" office:value-type="float" office:value="0.000666946040066233" calcext:value-type="float">
            <text:p>0.000666946</text:p>
          </table:table-cell>
          <table:table-cell office:value-type="float" office:value="0.149082" calcext:value-type="float">
            <text:p>0.149082</text:p>
          </table:table-cell>
          <table:table-cell table:formula="of:=[.D20]*109.76" office:value-type="float" office:value="16.36324032" calcext:value-type="float">
            <text:p>16.36324032</text:p>
          </table:table-cell>
          <table:table-cell table:formula="of:=[.E20]*1E-018" office:value-type="float" office:value="1.636324032E-017" calcext:value-type="float">
            <text:p>1.636324032E-017</text:p>
          </table:table-cell>
          <table:table-cell table:number-columns-repeated="4"/>
        </table:table-row>
        <table:table-row table:style-name="ro1">
          <table:table-cell office:value-type="float" office:value="9.631" calcext:value-type="float">
            <text:p>9.631</text:p>
          </table:table-cell>
          <table:table-cell office:value-type="float" office:value="0.00088692" calcext:value-type="float">
            <text:p>0.00088692</text:p>
          </table:table-cell>
          <table:table-cell table:formula="of:=([.B21]*[.A21]*[.$J$2])/([.$G$2]*[.F21]*[.$I$2])" office:value-type="float" office:value="0.000666944051746809" calcext:value-type="float">
            <text:p>0.0006669441</text:p>
          </table:table-cell>
          <table:table-cell office:value-type="float" office:value="0.157531" calcext:value-type="float">
            <text:p>0.157531</text:p>
          </table:table-cell>
          <table:table-cell table:formula="of:=[.D21]*109.76" office:value-type="float" office:value="17.29060256" calcext:value-type="float">
            <text:p>17.29060256</text:p>
          </table:table-cell>
          <table:table-cell table:formula="of:=[.E21]*1E-018" office:value-type="float" office:value="1.729060256E-017" calcext:value-type="float">
            <text:p>1.729060256E-017</text:p>
          </table:table-cell>
          <table:table-cell table:number-columns-repeated="4"/>
        </table:table-row>
        <table:table-row table:style-name="ro1">
          <table:table-cell office:value-type="float" office:value="9.683" calcext:value-type="float">
            <text:p>9.683</text:p>
          </table:table-cell>
          <table:table-cell office:value-type="float" office:value="0.00091987" calcext:value-type="float">
            <text:p>0.00091987</text:p>
          </table:table-cell>
          <table:table-cell table:formula="of:=([.B22]*[.A22]*[.$J$2])/([.$G$2]*[.F22]*[.$I$2])" office:value-type="float" office:value="0.000666926128478882" calcext:value-type="float">
            <text:p>0.0006669261</text:p>
          </table:table-cell>
          <table:table-cell office:value-type="float" office:value="0.16427" calcext:value-type="float">
            <text:p>0.16427</text:p>
          </table:table-cell>
          <table:table-cell table:formula="of:=[.D22]*109.76" office:value-type="float" office:value="18.0302752" calcext:value-type="float">
            <text:p>18.0302752</text:p>
          </table:table-cell>
          <table:table-cell table:formula="of:=[.E22]*1E-018" office:value-type="float" office:value="1.80302752E-017" calcext:value-type="float">
            <text:p>1.80302752E-017</text:p>
          </table:table-cell>
          <table:table-cell table:number-columns-repeated="4"/>
        </table:table-row>
        <table:table-row table:style-name="ro1">
          <table:table-cell office:value-type="float" office:value="9.736" calcext:value-type="float">
            <text:p>9.736</text:p>
          </table:table-cell>
          <table:table-cell office:value-type="float" office:value="0.00094294" calcext:value-type="float">
            <text:p>0.00094294</text:p>
          </table:table-cell>
          <table:table-cell table:formula="of:=([.B23]*[.A23]*[.$J$2])/([.$G$2]*[.F23]*[.$I$2])" office:value-type="float" office:value="0.000666955729468787" calcext:value-type="float">
            <text:p>0.0006669557</text:p>
          </table:table-cell>
          <table:table-cell office:value-type="float" office:value="0.169304" calcext:value-type="float">
            <text:p>0.169304</text:p>
          </table:table-cell>
          <table:table-cell table:formula="of:=[.D23]*109.76" office:value-type="float" office:value="18.58280704" calcext:value-type="float">
            <text:p>18.58280704</text:p>
          </table:table-cell>
          <table:table-cell table:formula="of:=[.E23]*1E-018" office:value-type="float" office:value="1.858280704E-017" calcext:value-type="float">
            <text:p>1.858280704E-017</text:p>
          </table:table-cell>
          <table:table-cell table:number-columns-repeated="4"/>
        </table:table-row>
        <table:table-row table:style-name="ro1">
          <table:table-cell office:value-type="float" office:value="9.788" calcext:value-type="float">
            <text:p>9.788</text:p>
          </table:table-cell>
          <table:table-cell office:value-type="float" office:value="0.00095655" calcext:value-type="float">
            <text:p>0.00095655</text:p>
          </table:table-cell>
          <table:table-cell table:formula="of:=([.B24]*[.A24]*[.$J$2])/([.$G$2]*[.F24]*[.$I$2])" office:value-type="float" office:value="0.000666897668370682" calcext:value-type="float">
            <text:p>0.0006668977</text:p>
          </table:table-cell>
          <table:table-cell office:value-type="float" office:value="0.17268" calcext:value-type="float">
            <text:p>0.17268</text:p>
          </table:table-cell>
          <table:table-cell table:formula="of:=[.D24]*109.76" office:value-type="float" office:value="18.9533568" calcext:value-type="float">
            <text:p>18.9533568</text:p>
          </table:table-cell>
          <table:table-cell table:formula="of:=[.E24]*1E-018" office:value-type="float" office:value="1.89533568E-017" calcext:value-type="float">
            <text:p>1.89533568E-017</text:p>
          </table:table-cell>
          <table:table-cell table:number-columns-repeated="4"/>
        </table:table-row>
        <table:table-row table:style-name="ro1">
          <table:table-cell office:value-type="float" office:value="9.842" calcext:value-type="float">
            <text:p>9.842</text:p>
          </table:table-cell>
          <table:table-cell office:value-type="float" office:value="0.00096116" calcext:value-type="float">
            <text:p>0.00096116</text:p>
          </table:table-cell>
          <table:table-cell table:formula="of:=([.B25]*[.A25]*[.$J$2])/([.$G$2]*[.F25]*[.$I$2])" office:value-type="float" office:value="0.000666953000324303" calcext:value-type="float">
            <text:p>0.000666953</text:p>
          </table:table-cell>
          <table:table-cell office:value-type="float" office:value="0.174455" calcext:value-type="float">
            <text:p>0.174455</text:p>
          </table:table-cell>
          <table:table-cell table:formula="of:=[.D25]*109.76" office:value-type="float" office:value="19.1481808" calcext:value-type="float">
            <text:p>19.1481808</text:p>
          </table:table-cell>
          <table:table-cell table:formula="of:=[.E25]*1E-018" office:value-type="float" office:value="1.91481808E-017" calcext:value-type="float">
            <text:p>1.91481808E-017</text:p>
          </table:table-cell>
          <table:table-cell table:number-columns-repeated="4"/>
        </table:table-row>
        <table:table-row table:style-name="ro1">
          <table:table-cell office:value-type="float" office:value="9.895" calcext:value-type="float">
            <text:p>9.895</text:p>
          </table:table-cell>
          <table:table-cell office:value-type="float" office:value="0.00095764" calcext:value-type="float">
            <text:p>0.00095764</text:p>
          </table:table-cell>
          <table:table-cell table:formula="of:=([.B26]*[.A26]*[.$J$2])/([.$G$2]*[.F26]*[.$I$2])" office:value-type="float" office:value="0.000666922919671524" calcext:value-type="float">
            <text:p>0.0006669229</text:p>
          </table:table-cell>
          <table:table-cell office:value-type="float" office:value="0.17476" calcext:value-type="float">
            <text:p>0.17476</text:p>
          </table:table-cell>
          <table:table-cell table:formula="of:=[.D26]*109.76" office:value-type="float" office:value="19.1816576" calcext:value-type="float">
            <text:p>19.1816576</text:p>
          </table:table-cell>
          <table:table-cell table:formula="of:=[.E26]*1E-018" office:value-type="float" office:value="1.91816576E-017" calcext:value-type="float">
            <text:p>1.91816576E-017</text:p>
          </table:table-cell>
          <table:table-cell table:number-columns-repeated="4"/>
        </table:table-row>
        <table:table-row table:style-name="ro1">
          <table:table-cell office:value-type="float" office:value="9.949" calcext:value-type="float">
            <text:p>9.949</text:p>
          </table:table-cell>
          <table:table-cell office:value-type="float" office:value="0.00094829" calcext:value-type="float">
            <text:p>0.00094829</text:p>
          </table:table-cell>
          <table:table-cell table:formula="of:=([.B27]*[.A27]*[.$J$2])/([.$G$2]*[.F27]*[.$I$2])" office:value-type="float" office:value="0.000666938719900727" calcext:value-type="float">
            <text:p>0.0006669387</text:p>
          </table:table-cell>
          <table:table-cell office:value-type="float" office:value="0.173994" calcext:value-type="float">
            <text:p>0.173994</text:p>
          </table:table-cell>
          <table:table-cell table:formula="of:=[.D27]*109.76" office:value-type="float" office:value="19.09758144" calcext:value-type="float">
            <text:p>19.09758144</text:p>
          </table:table-cell>
          <table:table-cell table:formula="of:=[.E27]*1E-018" office:value-type="float" office:value="1.909758144E-017" calcext:value-type="float">
            <text:p>1.909758144E-017</text:p>
          </table:table-cell>
          <table:table-cell table:number-columns-repeated="4"/>
        </table:table-row>
        <table:table-row table:style-name="ro1">
          <table:table-cell office:value-type="float" office:value="10.003" calcext:value-type="float">
            <text:p>10.003</text:p>
          </table:table-cell>
          <table:table-cell office:value-type="float" office:value="0.00093576" calcext:value-type="float">
            <text:p>0.00093576</text:p>
          </table:table-cell>
          <table:table-cell table:formula="of:=([.B28]*[.A28]*[.$J$2])/([.$G$2]*[.F28]*[.$I$2])" office:value-type="float" office:value="0.000666942112183313" calcext:value-type="float">
            <text:p>0.0006669421</text:p>
          </table:table-cell>
          <table:table-cell office:value-type="float" office:value="0.172626" calcext:value-type="float">
            <text:p>0.172626</text:p>
          </table:table-cell>
          <table:table-cell table:formula="of:=[.D28]*109.76" office:value-type="float" office:value="18.94742976" calcext:value-type="float">
            <text:p>18.94742976</text:p>
          </table:table-cell>
          <table:table-cell table:formula="of:=[.E28]*1E-018" office:value-type="float" office:value="1.894742976E-017" calcext:value-type="float">
            <text:p>1.894742976E-017</text:p>
          </table:table-cell>
          <table:table-cell table:number-columns-repeated="4"/>
        </table:table-row>
        <table:table-row table:style-name="ro1">
          <table:table-cell office:value-type="float" office:value="10.057" calcext:value-type="float">
            <text:p>10.057</text:p>
          </table:table-cell>
          <table:table-cell office:value-type="float" office:value="0.00092263" calcext:value-type="float">
            <text:p>0.00092263</text:p>
          </table:table-cell>
          <table:table-cell table:formula="of:=([.B29]*[.A29]*[.$J$2])/([.$G$2]*[.F29]*[.$I$2])" office:value-type="float" office:value="0.000666917343791843" calcext:value-type="float">
            <text:p>0.0006669173</text:p>
          </table:table-cell>
          <table:table-cell office:value-type="float" office:value="0.171129" calcext:value-type="float">
            <text:p>0.171129</text:p>
          </table:table-cell>
          <table:table-cell table:formula="of:=[.D29]*109.76" office:value-type="float" office:value="18.78311904" calcext:value-type="float">
            <text:p>18.78311904</text:p>
          </table:table-cell>
          <table:table-cell table:formula="of:=[.E29]*1E-018" office:value-type="float" office:value="1.878311904E-017" calcext:value-type="float">
            <text:p>1.878311904E-017</text:p>
          </table:table-cell>
          <table:table-cell table:number-columns-repeated="4"/>
        </table:table-row>
        <table:table-row table:style-name="ro1">
          <table:table-cell office:value-type="float" office:value="10.112" calcext:value-type="float">
            <text:p>10.112</text:p>
          </table:table-cell>
          <table:table-cell office:value-type="float" office:value="0.00091135" calcext:value-type="float">
            <text:p>0.00091135</text:p>
          </table:table-cell>
          <table:table-cell table:formula="of:=([.B30]*[.A30]*[.$J$2])/([.$G$2]*[.F30]*[.$I$2])" office:value-type="float" office:value="0.000666945690435354" calcext:value-type="float">
            <text:p>0.0006669457</text:p>
          </table:table-cell>
          <table:table-cell office:value-type="float" office:value="0.169954" calcext:value-type="float">
            <text:p>0.169954</text:p>
          </table:table-cell>
          <table:table-cell table:formula="of:=[.D30]*109.76" office:value-type="float" office:value="18.65415104" calcext:value-type="float">
            <text:p>18.65415104</text:p>
          </table:table-cell>
          <table:table-cell table:formula="of:=[.E30]*1E-018" office:value-type="float" office:value="1.865415104E-017" calcext:value-type="float">
            <text:p>1.865415104E-017</text:p>
          </table:table-cell>
          <table:table-cell table:number-columns-repeated="4"/>
        </table:table-row>
        <table:table-row table:style-name="ro1">
          <table:table-cell office:value-type="float" office:value="10.167" calcext:value-type="float">
            <text:p>10.167</text:p>
          </table:table-cell>
          <table:table-cell office:value-type="float" office:value="0.00090431" calcext:value-type="float">
            <text:p>0.00090431</text:p>
          </table:table-cell>
          <table:table-cell table:formula="of:=([.B31]*[.A31]*[.$J$2])/([.$G$2]*[.F31]*[.$I$2])" office:value-type="float" office:value="0.000666951164683707" calcext:value-type="float">
            <text:p>0.0006669512</text:p>
          </table:table-cell>
          <table:table-cell office:value-type="float" office:value="0.169557" calcext:value-type="float">
            <text:p>0.169557</text:p>
          </table:table-cell>
          <table:table-cell table:formula="of:=[.D31]*109.76" office:value-type="float" office:value="18.61057632" calcext:value-type="float">
            <text:p>18.61057632</text:p>
          </table:table-cell>
          <table:table-cell table:formula="of:=[.E31]*1E-018" office:value-type="float" office:value="1.861057632E-017" calcext:value-type="float">
            <text:p>1.861057632E-017</text:p>
          </table:table-cell>
          <table:table-cell table:number-columns-repeated="4"/>
        </table:table-row>
        <table:table-row table:style-name="ro1">
          <table:table-cell office:value-type="float" office:value="10.222" calcext:value-type="float">
            <text:p>10.222</text:p>
          </table:table-cell>
          <table:table-cell office:value-type="float" office:value="0.00090306" calcext:value-type="float">
            <text:p>0.00090306</text:p>
          </table:table-cell>
          <table:table-cell table:formula="of:=([.B32]*[.A32]*[.$J$2])/([.$G$2]*[.F32]*[.$I$2])" office:value-type="float" office:value="0.000666933943413521" calcext:value-type="float">
            <text:p>0.0006669339</text:p>
          </table:table-cell>
          <table:table-cell office:value-type="float" office:value="0.170243" calcext:value-type="float">
            <text:p>0.170243</text:p>
          </table:table-cell>
          <table:table-cell table:formula="of:=[.D32]*109.76" office:value-type="float" office:value="18.68587168" calcext:value-type="float">
            <text:p>18.68587168</text:p>
          </table:table-cell>
          <table:table-cell table:formula="of:=[.E32]*1E-018" office:value-type="float" office:value="1.868587168E-017" calcext:value-type="float">
            <text:p>1.868587168E-017</text:p>
          </table:table-cell>
          <table:table-cell table:number-columns-repeated="4"/>
        </table:table-row>
        <table:table-row table:style-name="ro1">
          <table:table-cell office:value-type="float" office:value="10.277" calcext:value-type="float">
            <text:p>10.277</text:p>
          </table:table-cell>
          <table:table-cell office:value-type="float" office:value="0.00090631" calcext:value-type="float">
            <text:p>0.00090631</text:p>
          </table:table-cell>
          <table:table-cell table:formula="of:=([.B33]*[.A33]*[.$J$2])/([.$G$2]*[.F33]*[.$I$2])" office:value-type="float" office:value="0.000666906692974368" calcext:value-type="float">
            <text:p>0.0006669067</text:p>
          </table:table-cell>
          <table:table-cell office:value-type="float" office:value="0.171782" calcext:value-type="float">
            <text:p>0.171782</text:p>
          </table:table-cell>
          <table:table-cell table:formula="of:=[.D33]*109.76" office:value-type="float" office:value="18.85479232" calcext:value-type="float">
            <text:p>18.85479232</text:p>
          </table:table-cell>
          <table:table-cell table:formula="of:=[.E33]*1E-018" office:value-type="float" office:value="1.885479232E-017" calcext:value-type="float">
            <text:p>1.885479232E-017</text:p>
          </table:table-cell>
          <table:table-cell table:number-columns-repeated="4"/>
        </table:table-row>
        <table:table-row table:style-name="ro1">
          <table:table-cell office:value-type="float" office:value="10.333" calcext:value-type="float">
            <text:p>10.333</text:p>
          </table:table-cell>
          <table:table-cell office:value-type="float" office:value="0.00091216" calcext:value-type="float">
            <text:p>0.00091216</text:p>
          </table:table-cell>
          <table:table-cell table:formula="of:=([.B34]*[.A34]*[.$J$2])/([.$G$2]*[.F34]*[.$I$2])" office:value-type="float" office:value="0.000666913988442695" calcext:value-type="float">
            <text:p>0.000666914</text:p>
          </table:table-cell>
          <table:table-cell office:value-type="float" office:value="0.173831" calcext:value-type="float">
            <text:p>0.173831</text:p>
          </table:table-cell>
          <table:table-cell table:formula="of:=[.D34]*109.76" office:value-type="float" office:value="19.07969056" calcext:value-type="float">
            <text:p>19.07969056</text:p>
          </table:table-cell>
          <table:table-cell table:formula="of:=[.E34]*1E-018" office:value-type="float" office:value="1.907969056E-017" calcext:value-type="float">
            <text:p>1.907969056E-017</text:p>
          </table:table-cell>
          <table:table-cell table:number-columns-repeated="4"/>
        </table:table-row>
        <table:table-row table:style-name="ro1">
          <table:table-cell office:value-type="float" office:value="10.389" calcext:value-type="float">
            <text:p>10.389</text:p>
          </table:table-cell>
          <table:table-cell office:value-type="float" office:value="0.00091874" calcext:value-type="float">
            <text:p>0.00091874</text:p>
          </table:table-cell>
          <table:table-cell table:formula="of:=([.B35]*[.A35]*[.$J$2])/([.$G$2]*[.F35]*[.$I$2])" office:value-type="float" office:value="0.000666913357776903" calcext:value-type="float">
            <text:p>0.0006669134</text:p>
          </table:table-cell>
          <table:table-cell office:value-type="float" office:value="0.176034" calcext:value-type="float">
            <text:p>0.176034</text:p>
          </table:table-cell>
          <table:table-cell table:formula="of:=[.D35]*109.76" office:value-type="float" office:value="19.32149184" calcext:value-type="float">
            <text:p>19.32149184</text:p>
          </table:table-cell>
          <table:table-cell table:formula="of:=[.E35]*1E-018" office:value-type="float" office:value="1.932149184E-017" calcext:value-type="float">
            <text:p>1.932149184E-017</text:p>
          </table:table-cell>
          <table:table-cell table:number-columns-repeated="4"/>
        </table:table-row>
        <table:table-row table:style-name="ro1">
          <table:table-cell office:value-type="float" office:value="10.446" calcext:value-type="float">
            <text:p>10.446</text:p>
          </table:table-cell>
          <table:table-cell office:value-type="float" office:value="0.00092414" calcext:value-type="float">
            <text:p>0.00092414</text:p>
          </table:table-cell>
          <table:table-cell table:formula="of:=([.B36]*[.A36]*[.$J$2])/([.$G$2]*[.F36]*[.$I$2])" office:value-type="float" office:value="0.000666951418214346" calcext:value-type="float">
            <text:p>0.0006669514</text:p>
          </table:table-cell>
          <table:table-cell office:value-type="float" office:value="0.17803" calcext:value-type="float">
            <text:p>0.17803</text:p>
          </table:table-cell>
          <table:table-cell table:formula="of:=[.D36]*109.76" office:value-type="float" office:value="19.5405728" calcext:value-type="float">
            <text:p>19.5405728</text:p>
          </table:table-cell>
          <table:table-cell table:formula="of:=[.E36]*1E-018" office:value-type="float" office:value="1.95405728E-017" calcext:value-type="float">
            <text:p>1.95405728E-017</text:p>
          </table:table-cell>
          <table:table-cell table:number-columns-repeated="4"/>
        </table:table-row>
        <table:table-row table:style-name="ro1">
          <table:table-cell office:value-type="float" office:value="10.502" calcext:value-type="float">
            <text:p>10.502</text:p>
          </table:table-cell>
          <table:table-cell office:value-type="float" office:value="0.00092645" calcext:value-type="float">
            <text:p>0.00092645</text:p>
          </table:table-cell>
          <table:table-cell table:formula="of:=([.B37]*[.A37]*[.$J$2])/([.$G$2]*[.F37]*[.$I$2])" office:value-type="float" office:value="0.000666898621773564" calcext:value-type="float">
            <text:p>0.0006668986</text:p>
          </table:table-cell>
          <table:table-cell office:value-type="float" office:value="0.179446" calcext:value-type="float">
            <text:p>0.179446</text:p>
          </table:table-cell>
          <table:table-cell table:formula="of:=[.D37]*109.76" office:value-type="float" office:value="19.69599296" calcext:value-type="float">
            <text:p>19.69599296</text:p>
          </table:table-cell>
          <table:table-cell table:formula="of:=[.E37]*1E-018" office:value-type="float" office:value="1.969599296E-017" calcext:value-type="float">
            <text:p>1.969599296E-017</text:p>
          </table:table-cell>
          <table:table-cell table:number-columns-repeated="4"/>
        </table:table-row>
        <table:table-row table:style-name="ro1">
          <table:table-cell office:value-type="float" office:value="10.559" calcext:value-type="float">
            <text:p>10.559</text:p>
          </table:table-cell>
          <table:table-cell office:value-type="float" office:value="0.00092377" calcext:value-type="float">
            <text:p>0.00092377</text:p>
          </table:table-cell>
          <table:table-cell table:formula="of:=([.B38]*[.A38]*[.$J$2])/([.$G$2]*[.F38]*[.$I$2])" office:value-type="float" office:value="0.000666902469066212" calcext:value-type="float">
            <text:p>0.0006669025</text:p>
          </table:table-cell>
          <table:table-cell office:value-type="float" office:value="0.179897" calcext:value-type="float">
            <text:p>0.179897</text:p>
          </table:table-cell>
          <table:table-cell table:formula="of:=[.D38]*109.76" office:value-type="float" office:value="19.74549472" calcext:value-type="float">
            <text:p>19.74549472</text:p>
          </table:table-cell>
          <table:table-cell table:formula="of:=[.E38]*1E-018" office:value-type="float" office:value="1.974549472E-017" calcext:value-type="float">
            <text:p>1.974549472E-017</text:p>
          </table:table-cell>
          <table:table-cell table:number-columns-repeated="4"/>
        </table:table-row>
        <table:table-row table:style-name="ro1">
          <table:table-cell office:value-type="float" office:value="10.617" calcext:value-type="float">
            <text:p>10.617</text:p>
          </table:table-cell>
          <table:table-cell office:value-type="float" office:value="0.00091407" calcext:value-type="float">
            <text:p>0.00091407</text:p>
          </table:table-cell>
          <table:table-cell table:formula="of:=([.B39]*[.A39]*[.$J$2])/([.$G$2]*[.F39]*[.$I$2])" office:value-type="float" office:value="0.000666938943961003" calcext:value-type="float">
            <text:p>0.0006669389</text:p>
          </table:table-cell>
          <table:table-cell office:value-type="float" office:value="0.178976" calcext:value-type="float">
            <text:p>0.178976</text:p>
          </table:table-cell>
          <table:table-cell table:formula="of:=[.D39]*109.76" office:value-type="float" office:value="19.64440576" calcext:value-type="float">
            <text:p>19.64440576</text:p>
          </table:table-cell>
          <table:table-cell table:formula="of:=[.E39]*1E-018" office:value-type="float" office:value="1.964440576E-017" calcext:value-type="float">
            <text:p>1.964440576E-017</text:p>
          </table:table-cell>
          <table:table-cell table:number-columns-repeated="4"/>
        </table:table-row>
        <table:table-row table:style-name="ro1">
          <table:table-cell office:value-type="float" office:value="10.674" calcext:value-type="float">
            <text:p>10.674</text:p>
          </table:table-cell>
          <table:table-cell office:value-type="float" office:value="0.00089534" calcext:value-type="float">
            <text:p>0.00089534</text:p>
          </table:table-cell>
          <table:table-cell table:formula="of:=([.B40]*[.A40]*[.$J$2])/([.$G$2]*[.F40]*[.$I$2])" office:value-type="float" office:value="0.00066690425186657" calcext:value-type="float">
            <text:p>0.0006669043</text:p>
          </table:table-cell>
          <table:table-cell office:value-type="float" office:value="0.176259" calcext:value-type="float">
            <text:p>0.176259</text:p>
          </table:table-cell>
          <table:table-cell table:formula="of:=[.D40]*109.76" office:value-type="float" office:value="19.34618784" calcext:value-type="float">
            <text:p>19.34618784</text:p>
          </table:table-cell>
          <table:table-cell table:formula="of:=[.E40]*1E-018" office:value-type="float" office:value="1.934618784E-017" calcext:value-type="float">
            <text:p>1.934618784E-017</text:p>
          </table:table-cell>
          <table:table-cell table:number-columns-repeated="4"/>
        </table:table-row>
        <table:table-row table:style-name="ro1">
          <table:table-cell office:value-type="float" office:value="10.732" calcext:value-type="float">
            <text:p>10.732</text:p>
          </table:table-cell>
          <table:table-cell office:value-type="float" office:value="0.00086641" calcext:value-type="float">
            <text:p>0.00086641</text:p>
          </table:table-cell>
          <table:table-cell table:formula="of:=([.B41]*[.A41]*[.$J$2])/([.$G$2]*[.F41]*[.$I$2])" office:value-type="float" office:value="0.000666906456809985" calcext:value-type="float">
            <text:p>0.0006669065</text:p>
          </table:table-cell>
          <table:table-cell office:value-type="float" office:value="0.17149" calcext:value-type="float">
            <text:p>0.17149</text:p>
          </table:table-cell>
          <table:table-cell table:formula="of:=[.D41]*109.76" office:value-type="float" office:value="18.8227424" calcext:value-type="float">
            <text:p>18.8227424</text:p>
          </table:table-cell>
          <table:table-cell table:formula="of:=[.E41]*1E-018" office:value-type="float" office:value="1.88227424E-017" calcext:value-type="float">
            <text:p>1.88227424E-017</text:p>
          </table:table-cell>
          <table:table-cell table:number-columns-repeated="4"/>
        </table:table-row>
        <table:table-row table:style-name="ro1">
          <table:table-cell office:value-type="float" office:value="10.791" calcext:value-type="float">
            <text:p>10.791</text:p>
          </table:table-cell>
          <table:table-cell office:value-type="float" office:value="0.00083378" calcext:value-type="float">
            <text:p>0.00083378</text:p>
          </table:table-cell>
          <table:table-cell table:formula="of:=([.B42]*[.A42]*[.$J$2])/([.$G$2]*[.F42]*[.$I$2])" office:value-type="float" office:value="0.0006669456931553" calcext:value-type="float">
            <text:p>0.0006669457</text:p>
          </table:table-cell>
          <table:table-cell office:value-type="float" office:value="0.165929" calcext:value-type="float">
            <text:p>0.165929</text:p>
          </table:table-cell>
          <table:table-cell table:formula="of:=[.D42]*109.76" office:value-type="float" office:value="18.21236704" calcext:value-type="float">
            <text:p>18.21236704</text:p>
          </table:table-cell>
          <table:table-cell table:formula="of:=[.E42]*1E-018" office:value-type="float" office:value="1.821236704E-017" calcext:value-type="float">
            <text:p>1.821236704E-017</text:p>
          </table:table-cell>
          <table:table-cell table:number-columns-repeated="4"/>
        </table:table-row>
        <table:table-row table:style-name="ro1">
          <table:table-cell office:value-type="float" office:value="10.849" calcext:value-type="float">
            <text:p>10.849</text:p>
          </table:table-cell>
          <table:table-cell office:value-type="float" office:value="0.00080791" calcext:value-type="float">
            <text:p>0.00080791</text:p>
          </table:table-cell>
          <table:table-cell table:formula="of:=([.B43]*[.A43]*[.$J$2])/([.$G$2]*[.F43]*[.$I$2])" office:value-type="float" office:value="0.000666916117144053" calcext:value-type="float">
            <text:p>0.0006669161</text:p>
          </table:table-cell>
          <table:table-cell office:value-type="float" office:value="0.161652" calcext:value-type="float">
            <text:p>0.161652</text:p>
          </table:table-cell>
          <table:table-cell table:formula="of:=[.D43]*109.76" office:value-type="float" office:value="17.74292352" calcext:value-type="float">
            <text:p>17.74292352</text:p>
          </table:table-cell>
          <table:table-cell table:formula="of:=[.E43]*1E-018" office:value-type="float" office:value="1.774292352E-017" calcext:value-type="float">
            <text:p>1.774292352E-017</text:p>
          </table:table-cell>
          <table:table-cell table:number-columns-repeated="4"/>
        </table:table-row>
        <table:table-row table:style-name="ro1">
          <table:table-cell office:value-type="float" office:value="10.908" calcext:value-type="float">
            <text:p>10.908</text:p>
          </table:table-cell>
          <table:table-cell office:value-type="float" office:value="0.00079847" calcext:value-type="float">
            <text:p>0.00079847</text:p>
          </table:table-cell>
          <table:table-cell table:formula="of:=([.B44]*[.A44]*[.$J$2])/([.$G$2]*[.F44]*[.$I$2])" office:value-type="float" office:value="0.000666916202180612" calcext:value-type="float">
            <text:p>0.0006669162</text:p>
          </table:table-cell>
          <table:table-cell office:value-type="float" office:value="0.160632" calcext:value-type="float">
            <text:p>0.160632</text:p>
          </table:table-cell>
          <table:table-cell table:formula="of:=[.D44]*109.76" office:value-type="float" office:value="17.63096832" calcext:value-type="float">
            <text:p>17.63096832</text:p>
          </table:table-cell>
          <table:table-cell table:formula="of:=[.E44]*1E-018" office:value-type="float" office:value="1.763096832E-017" calcext:value-type="float">
            <text:p>1.763096832E-017</text:p>
          </table:table-cell>
          <table:table-cell table:number-columns-repeated="4"/>
        </table:table-row>
        <table:table-row table:style-name="ro1">
          <table:table-cell office:value-type="float" office:value="10.967" calcext:value-type="float">
            <text:p>10.967</text:p>
          </table:table-cell>
          <table:table-cell office:value-type="float" office:value="0.00079927" calcext:value-type="float">
            <text:p>0.00079927</text:p>
          </table:table-cell>
          <table:table-cell table:formula="of:=([.B45]*[.A45]*[.$J$2])/([.$G$2]*[.F45]*[.$I$2])" office:value-type="float" office:value="0.000666902376679749" calcext:value-type="float">
            <text:p>0.0006669024</text:p>
          </table:table-cell>
          <table:table-cell office:value-type="float" office:value="0.161666" calcext:value-type="float">
            <text:p>0.161666</text:p>
          </table:table-cell>
          <table:table-cell table:formula="of:=[.D45]*109.76" office:value-type="float" office:value="17.74446016" calcext:value-type="float">
            <text:p>17.74446016</text:p>
          </table:table-cell>
          <table:table-cell table:formula="of:=[.E45]*1E-018" office:value-type="float" office:value="1.774446016E-017" calcext:value-type="float">
            <text:p>1.774446016E-017</text:p>
          </table:table-cell>
          <table:table-cell table:number-columns-repeated="4"/>
        </table:table-row>
        <table:table-row table:style-name="ro1">
          <table:table-cell office:value-type="float" office:value="11.027" calcext:value-type="float">
            <text:p>11.027</text:p>
          </table:table-cell>
          <table:table-cell office:value-type="float" office:value="0.00078986" calcext:value-type="float">
            <text:p>0.00078986</text:p>
          </table:table-cell>
          <table:table-cell table:formula="of:=([.B46]*[.A46]*[.$J$2])/([.$G$2]*[.F46]*[.$I$2])" office:value-type="float" office:value="0.000666930284099497" calcext:value-type="float">
            <text:p>0.0006669303</text:p>
          </table:table-cell>
          <table:table-cell office:value-type="float" office:value="0.16063" calcext:value-type="float">
            <text:p>0.16063</text:p>
          </table:table-cell>
          <table:table-cell table:formula="of:=[.D46]*109.76" office:value-type="float" office:value="17.6307488" calcext:value-type="float">
            <text:p>17.6307488</text:p>
          </table:table-cell>
          <table:table-cell table:formula="of:=[.E46]*1E-018" office:value-type="float" office:value="1.76307488E-017" calcext:value-type="float">
            <text:p>1.76307488E-017</text:p>
          </table:table-cell>
          <table:table-cell table:number-columns-repeated="4"/>
        </table:table-row>
        <table:table-row table:style-name="ro1">
          <table:table-cell office:value-type="float" office:value="11.087" calcext:value-type="float">
            <text:p>11.087</text:p>
          </table:table-cell>
          <table:table-cell office:value-type="float" office:value="0.00074949" calcext:value-type="float">
            <text:p>0.00074949</text:p>
          </table:table-cell>
          <table:table-cell table:formula="of:=([.B47]*[.A47]*[.$J$2])/([.$G$2]*[.F47]*[.$I$2])" office:value-type="float" office:value="0.000666936793425467" calcext:value-type="float">
            <text:p>0.0006669368</text:p>
          </table:table-cell>
          <table:table-cell office:value-type="float" office:value="0.153248" calcext:value-type="float">
            <text:p>0.153248</text:p>
          </table:table-cell>
          <table:table-cell table:formula="of:=[.D47]*109.76" office:value-type="float" office:value="16.82050048" calcext:value-type="float">
            <text:p>16.82050048</text:p>
          </table:table-cell>
          <table:table-cell table:formula="of:=[.E47]*1E-018" office:value-type="float" office:value="1.682050048E-017" calcext:value-type="float">
            <text:p>1.682050048E-017</text:p>
          </table:table-cell>
          <table:table-cell table:number-columns-repeated="4"/>
        </table:table-row>
        <table:table-row table:style-name="ro1">
          <table:table-cell office:value-type="float" office:value="11.147" calcext:value-type="float">
            <text:p>11.147</text:p>
          </table:table-cell>
          <table:table-cell office:value-type="float" office:value="0.0006948" calcext:value-type="float">
            <text:p>0.0006948</text:p>
          </table:table-cell>
          <table:table-cell table:formula="of:=([.B48]*[.A48]*[.$J$2])/([.$G$2]*[.F48]*[.$I$2])" office:value-type="float" office:value="0.000666929201690599" calcext:value-type="float">
            <text:p>0.0006669292</text:p>
          </table:table-cell>
          <table:table-cell office:value-type="float" office:value="0.142836" calcext:value-type="float">
            <text:p>0.142836</text:p>
          </table:table-cell>
          <table:table-cell table:formula="of:=[.D48]*109.76" office:value-type="float" office:value="15.67767936" calcext:value-type="float">
            <text:p>15.67767936</text:p>
          </table:table-cell>
          <table:table-cell table:formula="of:=[.E48]*1E-018" office:value-type="float" office:value="1.567767936E-017" calcext:value-type="float">
            <text:p>1.567767936E-017</text:p>
          </table:table-cell>
          <table:table-cell table:number-columns-repeated="4"/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0.00071017" calcext:value-type="float">
            <text:p>0.00071017</text:p>
          </table:table-cell>
          <table:table-cell table:formula="of:=([.B49]*[.A49]*[.$J$2])/([.$G$2]*[.F49]*[.$I$2])" office:value-type="float" office:value="0.00066695500350361" calcext:value-type="float">
            <text:p>0.000666955</text:p>
          </table:table-cell>
          <table:table-cell office:value-type="float" office:value="0.146789" calcext:value-type="float">
            <text:p>0.146789</text:p>
          </table:table-cell>
          <table:table-cell table:formula="of:=[.D49]*109.76" office:value-type="float" office:value="16.11156064" calcext:value-type="float">
            <text:p>16.11156064</text:p>
          </table:table-cell>
          <table:table-cell table:formula="of:=[.E49]*1E-018" office:value-type="float" office:value="1.611156064E-017" calcext:value-type="float">
            <text:p>1.611156064E-017</text:p>
          </table:table-cell>
          <table:table-cell table:number-columns-repeated="4"/>
        </table:table-row>
        <table:table-row table:style-name="ro1">
          <table:table-cell office:value-type="float" office:value="11.268" calcext:value-type="float">
            <text:p>11.268</text:p>
          </table:table-cell>
          <table:table-cell office:value-type="float" office:value="0.00088796" calcext:value-type="float">
            <text:p>0.00088796</text:p>
          </table:table-cell>
          <table:table-cell table:formula="of:=([.B50]*[.A50]*[.$J$2])/([.$G$2]*[.F50]*[.$I$2])" office:value-type="float" office:value="0.000666904192181358" calcext:value-type="float">
            <text:p>0.0006669042</text:p>
          </table:table-cell>
          <table:table-cell office:value-type="float" office:value="0.184534" calcext:value-type="float">
            <text:p>0.184534</text:p>
          </table:table-cell>
          <table:table-cell table:formula="of:=[.D50]*109.76" office:value-type="float" office:value="20.25445184" calcext:value-type="float">
            <text:p>20.25445184</text:p>
          </table:table-cell>
          <table:table-cell table:formula="of:=[.E50]*1E-018" office:value-type="float" office:value="2.025445184E-017" calcext:value-type="float">
            <text:p>2.025445184E-017</text:p>
          </table:table-cell>
          <table:table-cell table:number-columns-repeated="4"/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0010385" calcext:value-type="float">
            <text:p>0.0010385</text:p>
          </table:table-cell>
          <table:table-cell table:formula="of:=([.B51]*[.A51]*[.$J$2])/([.$G$2]*[.F51]*[.$I$2])" office:value-type="float" office:value="0.000666936190721449" calcext:value-type="float">
            <text:p>0.0006669362</text:p>
          </table:table-cell>
          <table:table-cell office:value-type="float" office:value="0.216996" calcext:value-type="float">
            <text:p>0.216996</text:p>
          </table:table-cell>
          <table:table-cell table:formula="of:=[.D51]*109.76" office:value-type="float" office:value="23.81748096" calcext:value-type="float">
            <text:p>23.81748096</text:p>
          </table:table-cell>
          <table:table-cell table:formula="of:=[.E51]*1E-018" office:value-type="float" office:value="2.381748096E-017" calcext:value-type="float">
            <text:p>2.381748096E-017</text:p>
          </table:table-cell>
          <table:table-cell table:number-columns-repeated="4"/>
        </table:table-row>
        <table:table-row table:style-name="ro1">
          <table:table-cell office:value-type="float" office:value="11.391" calcext:value-type="float">
            <text:p>11.391</text:p>
          </table:table-cell>
          <table:table-cell office:value-type="float" office:value="0.0010325" calcext:value-type="float">
            <text:p>0.0010325</text:p>
          </table:table-cell>
          <table:table-cell table:formula="of:=([.B52]*[.A52]*[.$J$2])/([.$G$2]*[.F52]*[.$I$2])" office:value-type="float" office:value="0.000666951056351306" calcext:value-type="float">
            <text:p>0.0006669511</text:p>
          </table:table-cell>
          <table:table-cell office:value-type="float" office:value="0.216899" calcext:value-type="float">
            <text:p>0.216899</text:p>
          </table:table-cell>
          <table:table-cell table:formula="of:=[.D52]*109.76" office:value-type="float" office:value="23.80683424" calcext:value-type="float">
            <text:p>23.80683424</text:p>
          </table:table-cell>
          <table:table-cell table:formula="of:=[.E52]*1E-018" office:value-type="float" office:value="2.380683424E-017" calcext:value-type="float">
            <text:p>2.380683424E-017</text:p>
          </table:table-cell>
          <table:table-cell table:number-columns-repeated="4"/>
        </table:table-row>
        <table:table-row table:style-name="ro1">
          <table:table-cell office:value-type="float" office:value="11.453" calcext:value-type="float">
            <text:p>11.453</text:p>
          </table:table-cell>
          <table:table-cell office:value-type="float" office:value="0.001175" calcext:value-type="float">
            <text:p>0.001175</text:p>
          </table:table-cell>
          <table:table-cell table:formula="of:=([.B53]*[.A53]*[.$J$2])/([.$G$2]*[.F53]*[.$I$2])" office:value-type="float" office:value="0.000666934140748035" calcext:value-type="float">
            <text:p>0.0006669341</text:p>
          </table:table-cell>
          <table:table-cell office:value-type="float" office:value="0.248184" calcext:value-type="float">
            <text:p>0.248184</text:p>
          </table:table-cell>
          <table:table-cell table:formula="of:=[.D53]*109.76" office:value-type="float" office:value="27.24067584" calcext:value-type="float">
            <text:p>27.24067584</text:p>
          </table:table-cell>
          <table:table-cell table:formula="of:=[.E53]*1E-018" office:value-type="float" office:value="2.724067584E-017" calcext:value-type="float">
            <text:p>2.724067584E-017</text:p>
          </table:table-cell>
          <table:table-cell table:number-columns-repeated="4"/>
        </table:table-row>
        <table:table-row table:style-name="ro1">
          <table:table-cell office:value-type="float" office:value="11.515" calcext:value-type="float">
            <text:p>11.515</text:p>
          </table:table-cell>
          <table:table-cell office:value-type="float" office:value="0.001238" calcext:value-type="float">
            <text:p>0.001238</text:p>
          </table:table-cell>
          <table:table-cell table:formula="of:=([.B54]*[.A54]*[.$J$2])/([.$G$2]*[.F54]*[.$I$2])" office:value-type="float" office:value="0.000666937816819709" calcext:value-type="float">
            <text:p>0.0006669378</text:p>
          </table:table-cell>
          <table:table-cell office:value-type="float" office:value="0.262905" calcext:value-type="float">
            <text:p>0.262905</text:p>
          </table:table-cell>
          <table:table-cell table:formula="of:=[.D54]*109.76" office:value-type="float" office:value="28.8564528" calcext:value-type="float">
            <text:p>28.8564528</text:p>
          </table:table-cell>
          <table:table-cell table:formula="of:=[.E54]*1E-018" office:value-type="float" office:value="2.88564528E-017" calcext:value-type="float">
            <text:p>2.88564528E-017</text:p>
          </table:table-cell>
          <table:table-cell table:number-columns-repeated="4"/>
        </table:table-row>
        <table:table-row table:style-name="ro1">
          <table:table-cell office:value-type="float" office:value="11.578" calcext:value-type="float">
            <text:p>11.578</text:p>
          </table:table-cell>
          <table:table-cell office:value-type="float" office:value="0.0012533" calcext:value-type="float">
            <text:p>0.0012533</text:p>
          </table:table-cell>
          <table:table-cell table:formula="of:=([.B55]*[.A55]*[.$J$2])/([.$G$2]*[.F55]*[.$I$2])" office:value-type="float" office:value="0.000666968501044068" calcext:value-type="float">
            <text:p>0.0006669685</text:p>
          </table:table-cell>
          <table:table-cell office:value-type="float" office:value="0.267598" calcext:value-type="float">
            <text:p>0.267598</text:p>
          </table:table-cell>
          <table:table-cell table:formula="of:=[.D55]*109.76" office:value-type="float" office:value="29.37155648" calcext:value-type="float">
            <text:p>29.37155648</text:p>
          </table:table-cell>
          <table:table-cell table:formula="of:=[.E55]*1E-018" office:value-type="float" office:value="2.937155648E-017" calcext:value-type="float">
            <text:p>2.937155648E-017</text:p>
          </table:table-cell>
          <table:table-cell table:number-columns-repeated="4"/>
        </table:table-row>
        <table:table-row table:style-name="ro1">
          <table:table-cell office:value-type="float" office:value="11.641" calcext:value-type="float">
            <text:p>11.641</text:p>
          </table:table-cell>
          <table:table-cell office:value-type="float" office:value="0.0012521" calcext:value-type="float">
            <text:p>0.0012521</text:p>
          </table:table-cell>
          <table:table-cell table:formula="of:=([.B56]*[.A56]*[.$J$2])/([.$G$2]*[.F56]*[.$I$2])" office:value-type="float" office:value="0.000666934964518914" calcext:value-type="float">
            <text:p>0.000666935</text:p>
          </table:table-cell>
          <table:table-cell office:value-type="float" office:value="0.26881" calcext:value-type="float">
            <text:p>0.26881</text:p>
          </table:table-cell>
          <table:table-cell table:formula="of:=[.D56]*109.76" office:value-type="float" office:value="29.5045856" calcext:value-type="float">
            <text:p>29.5045856</text:p>
          </table:table-cell>
          <table:table-cell table:formula="of:=[.E56]*1E-018" office:value-type="float" office:value="2.95045856E-017" calcext:value-type="float">
            <text:p>2.95045856E-017</text:p>
          </table:table-cell>
          <table:table-cell table:number-columns-repeated="4"/>
        </table:table-row>
        <table:table-row table:style-name="ro1">
          <table:table-cell office:value-type="float" office:value="11.704" calcext:value-type="float">
            <text:p>11.704</text:p>
          </table:table-cell>
          <table:table-cell office:value-type="float" office:value="0.0012487" calcext:value-type="float">
            <text:p>0.0012487</text:p>
          </table:table-cell>
          <table:table-cell table:formula="of:=([.B57]*[.A57]*[.$J$2])/([.$G$2]*[.F57]*[.$I$2])" office:value-type="float" office:value="0.000666944583375302" calcext:value-type="float">
            <text:p>0.0006669446</text:p>
          </table:table-cell>
          <table:table-cell office:value-type="float" office:value="0.269527" calcext:value-type="float">
            <text:p>0.269527</text:p>
          </table:table-cell>
          <table:table-cell table:formula="of:=[.D57]*109.76" office:value-type="float" office:value="29.58328352" calcext:value-type="float">
            <text:p>29.58328352</text:p>
          </table:table-cell>
          <table:table-cell table:formula="of:=[.E57]*1E-018" office:value-type="float" office:value="2.958328352E-017" calcext:value-type="float">
            <text:p>2.958328352E-017</text:p>
          </table:table-cell>
          <table:table-cell table:number-columns-repeated="4"/>
        </table:table-row>
        <table:table-row table:style-name="ro1">
          <table:table-cell office:value-type="float" office:value="11.767" calcext:value-type="float">
            <text:p>11.767</text:p>
          </table:table-cell>
          <table:table-cell office:value-type="float" office:value="0.0012633" calcext:value-type="float">
            <text:p>0.0012633</text:p>
          </table:table-cell>
          <table:table-cell table:formula="of:=([.B58]*[.A58]*[.$J$2])/([.$G$2]*[.F58]*[.$I$2])" office:value-type="float" office:value="0.000666901085239575" calcext:value-type="float">
            <text:p>0.0006669011</text:p>
          </table:table-cell>
          <table:table-cell office:value-type="float" office:value="0.274164" calcext:value-type="float">
            <text:p>0.274164</text:p>
          </table:table-cell>
          <table:table-cell table:formula="of:=[.D58]*109.76" office:value-type="float" office:value="30.09224064" calcext:value-type="float">
            <text:p>30.09224064</text:p>
          </table:table-cell>
          <table:table-cell table:formula="of:=[.E58]*1E-018" office:value-type="float" office:value="3.009224064E-017" calcext:value-type="float">
            <text:p>3.009224064E-017</text:p>
          </table:table-cell>
          <table:table-cell table:number-columns-repeated="4"/>
        </table:table-row>
        <table:table-row table:style-name="ro1">
          <table:table-cell office:value-type="float" office:value="11.831" calcext:value-type="float">
            <text:p>11.831</text:p>
          </table:table-cell>
          <table:table-cell office:value-type="float" office:value="0.0012479" calcext:value-type="float">
            <text:p>0.0012479</text:p>
          </table:table-cell>
          <table:table-cell table:formula="of:=([.B59]*[.A59]*[.$J$2])/([.$G$2]*[.F59]*[.$I$2])" office:value-type="float" office:value="0.000666893354657303" calcext:value-type="float">
            <text:p>0.0006668934</text:p>
          </table:table-cell>
          <table:table-cell office:value-type="float" office:value="0.272298" calcext:value-type="float">
            <text:p>0.272298</text:p>
          </table:table-cell>
          <table:table-cell table:formula="of:=[.D59]*109.76" office:value-type="float" office:value="29.88742848" calcext:value-type="float">
            <text:p>29.88742848</text:p>
          </table:table-cell>
          <table:table-cell table:formula="of:=[.E59]*1E-018" office:value-type="float" office:value="2.988742848E-017" calcext:value-type="float">
            <text:p>2.988742848E-017</text:p>
          </table:table-cell>
          <table:table-cell table:number-columns-repeated="4"/>
        </table:table-row>
        <table:table-row table:style-name="ro1">
          <table:table-cell office:value-type="float" office:value="11.895" calcext:value-type="float">
            <text:p>11.895</text:p>
          </table:table-cell>
          <table:table-cell office:value-type="float" office:value="0.0012341" calcext:value-type="float">
            <text:p>0.0012341</text:p>
          </table:table-cell>
          <table:table-cell table:formula="of:=([.B60]*[.A60]*[.$J$2])/([.$G$2]*[.F60]*[.$I$2])" office:value-type="float" office:value="0.000666892080405705" calcext:value-type="float">
            <text:p>0.0006668921</text:p>
          </table:table-cell>
          <table:table-cell office:value-type="float" office:value="0.270744" calcext:value-type="float">
            <text:p>0.270744</text:p>
          </table:table-cell>
          <table:table-cell table:formula="of:=[.D60]*109.76" office:value-type="float" office:value="29.71686144" calcext:value-type="float">
            <text:p>29.71686144</text:p>
          </table:table-cell>
          <table:table-cell table:formula="of:=[.E60]*1E-018" office:value-type="float" office:value="2.971686144E-017" calcext:value-type="float">
            <text:p>2.971686144E-017</text:p>
          </table:table-cell>
          <table:table-cell table:number-columns-repeated="4"/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0.0012394" calcext:value-type="float">
            <text:p>0.0012394</text:p>
          </table:table-cell>
          <table:table-cell table:formula="of:=([.B61]*[.A61]*[.$J$2])/([.$G$2]*[.F61]*[.$I$2])" office:value-type="float" office:value="0.00066692031399779" calcext:value-type="float">
            <text:p>0.0006669203</text:p>
          </table:table-cell>
          <table:table-cell office:value-type="float" office:value="0.273381" calcext:value-type="float">
            <text:p>0.273381</text:p>
          </table:table-cell>
          <table:table-cell table:formula="of:=[.D61]*109.76" office:value-type="float" office:value="30.00629856" calcext:value-type="float">
            <text:p>30.00629856</text:p>
          </table:table-cell>
          <table:table-cell table:formula="of:=[.E61]*1E-018" office:value-type="float" office:value="3.000629856E-017" calcext:value-type="float">
            <text:p>3.000629856E-017</text:p>
          </table:table-cell>
          <table:table-cell table:number-columns-repeated="4"/>
        </table:table-row>
        <table:table-row table:style-name="ro1">
          <table:table-cell office:value-type="float" office:value="12.025" calcext:value-type="float">
            <text:p>12.025</text:p>
          </table:table-cell>
          <table:table-cell office:value-type="float" office:value="0.001236" calcext:value-type="float">
            <text:p>0.001236</text:p>
          </table:table-cell>
          <table:table-cell table:formula="of:=([.B62]*[.A62]*[.$J$2])/([.$G$2]*[.F62]*[.$I$2])" office:value-type="float" office:value="0.00066694156586719" calcext:value-type="float">
            <text:p>0.0006669416</text:p>
          </table:table-cell>
          <table:table-cell office:value-type="float" office:value="0.274104" calcext:value-type="float">
            <text:p>0.274104</text:p>
          </table:table-cell>
          <table:table-cell table:formula="of:=[.D62]*109.76" office:value-type="float" office:value="30.08565504" calcext:value-type="float">
            <text:p>30.08565504</text:p>
          </table:table-cell>
          <table:table-cell table:formula="of:=[.E62]*1E-018" office:value-type="float" office:value="3.008565504E-017" calcext:value-type="float">
            <text:p>3.008565504E-017</text:p>
          </table:table-cell>
          <table:table-cell table:number-columns-repeated="4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0012425" calcext:value-type="float">
            <text:p>0.0012425</text:p>
          </table:table-cell>
          <table:table-cell table:formula="of:=([.B63]*[.A63]*[.$J$2])/([.$G$2]*[.F63]*[.$I$2])" office:value-type="float" office:value="0.000666898043600683" calcext:value-type="float">
            <text:p>0.000666898</text:p>
          </table:table-cell>
          <table:table-cell office:value-type="float" office:value="0.277053" calcext:value-type="float">
            <text:p>0.277053</text:p>
          </table:table-cell>
          <table:table-cell table:formula="of:=[.D63]*109.76" office:value-type="float" office:value="30.40933728" calcext:value-type="float">
            <text:p>30.40933728</text:p>
          </table:table-cell>
          <table:table-cell table:formula="of:=[.E63]*1E-018" office:value-type="float" office:value="3.040933728E-017" calcext:value-type="float">
            <text:p>3.040933728E-017</text:p>
          </table:table-cell>
          <table:table-cell table:number-columns-repeated="4"/>
        </table:table-row>
        <table:table-row table:style-name="ro1">
          <table:table-cell office:value-type="float" office:value="12.156" calcext:value-type="float">
            <text:p>12.156</text:p>
          </table:table-cell>
          <table:table-cell office:value-type="float" office:value="0.0012859" calcext:value-type="float">
            <text:p>0.0012859</text:p>
          </table:table-cell>
          <table:table-cell table:formula="of:=([.B64]*[.A64]*[.$J$2])/([.$G$2]*[.F64]*[.$I$2])" office:value-type="float" office:value="0.00066693186849924" calcext:value-type="float">
            <text:p>0.0006669319</text:p>
          </table:table-cell>
          <table:table-cell office:value-type="float" office:value="0.288281" calcext:value-type="float">
            <text:p>0.288281</text:p>
          </table:table-cell>
          <table:table-cell table:formula="of:=[.D64]*109.76" office:value-type="float" office:value="31.64172256" calcext:value-type="float">
            <text:p>31.64172256</text:p>
          </table:table-cell>
          <table:table-cell table:formula="of:=[.E64]*1E-018" office:value-type="float" office:value="3.164172256E-017" calcext:value-type="float">
            <text:p>3.164172256E-017</text:p>
          </table:table-cell>
          <table:table-cell table:number-columns-repeated="4"/>
        </table:table-row>
        <table:table-row table:style-name="ro1">
          <table:table-cell office:value-type="float" office:value="12.222" calcext:value-type="float">
            <text:p>12.222</text:p>
          </table:table-cell>
          <table:table-cell office:value-type="float" office:value="0.0013041" calcext:value-type="float">
            <text:p>0.0013041</text:p>
          </table:table-cell>
          <table:table-cell table:formula="of:=([.B65]*[.A65]*[.$J$2])/([.$G$2]*[.F65]*[.$I$2])" office:value-type="float" office:value="0.000666955781742666" calcext:value-type="float">
            <text:p>0.0006669558</text:p>
          </table:table-cell>
          <table:table-cell office:value-type="float" office:value="0.293938" calcext:value-type="float">
            <text:p>0.293938</text:p>
          </table:table-cell>
          <table:table-cell table:formula="of:=[.D65]*109.76" office:value-type="float" office:value="32.26263488" calcext:value-type="float">
            <text:p>32.26263488</text:p>
          </table:table-cell>
          <table:table-cell table:formula="of:=[.E65]*1E-018" office:value-type="float" office:value="3.226263488E-017" calcext:value-type="float">
            <text:p>3.226263488E-017</text:p>
          </table:table-cell>
          <table:table-cell table:number-columns-repeated="4"/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0.0013206" calcext:value-type="float">
            <text:p>0.0013206</text:p>
          </table:table-cell>
          <table:table-cell table:formula="of:=([.B66]*[.A66]*[.$J$2])/([.$G$2]*[.F66]*[.$I$2])" office:value-type="float" office:value="0.000666914330214025" calcext:value-type="float">
            <text:p>0.0006669143</text:p>
          </table:table-cell>
          <table:table-cell office:value-type="float" office:value="0.299283" calcext:value-type="float">
            <text:p>0.299283</text:p>
          </table:table-cell>
          <table:table-cell table:formula="of:=[.D66]*109.76" office:value-type="float" office:value="32.84930208" calcext:value-type="float">
            <text:p>32.84930208</text:p>
          </table:table-cell>
          <table:table-cell table:formula="of:=[.E66]*1E-018" office:value-type="float" office:value="3.284930208E-017" calcext:value-type="float">
            <text:p>3.284930208E-017</text:p>
          </table:table-cell>
          <table:table-cell table:number-columns-repeated="4"/>
        </table:table-row>
        <table:table-row table:style-name="ro1">
          <table:table-cell office:value-type="float" office:value="12.355" calcext:value-type="float">
            <text:p>12.355</text:p>
          </table:table-cell>
          <table:table-cell office:value-type="float" office:value="0.001322" calcext:value-type="float">
            <text:p>0.001322</text:p>
          </table:table-cell>
          <table:table-cell table:formula="of:=([.B67]*[.A67]*[.$J$2])/([.$G$2]*[.F67]*[.$I$2])" office:value-type="float" office:value="0.000666931687653895" calcext:value-type="float">
            <text:p>0.0006669317</text:p>
          </table:table-cell>
          <table:table-cell office:value-type="float" office:value="0.301226" calcext:value-type="float">
            <text:p>0.301226</text:p>
          </table:table-cell>
          <table:table-cell table:formula="of:=[.D67]*109.76" office:value-type="float" office:value="33.06256576" calcext:value-type="float">
            <text:p>33.06256576</text:p>
          </table:table-cell>
          <table:table-cell table:formula="of:=[.E67]*1E-018" office:value-type="float" office:value="3.306256576E-017" calcext:value-type="float">
            <text:p>3.306256576E-017</text:p>
          </table:table-cell>
          <table:table-cell table:number-columns-repeated="4"/>
        </table:table-row>
        <table:table-row table:style-name="ro1">
          <table:table-cell office:value-type="float" office:value="12.422" calcext:value-type="float">
            <text:p>12.422</text:p>
          </table:table-cell>
          <table:table-cell office:value-type="float" office:value="0.0014425" calcext:value-type="float">
            <text:p>0.0014425</text:p>
          </table:table-cell>
          <table:table-cell table:formula="of:=([.B68]*[.A68]*[.$J$2])/([.$G$2]*[.F68]*[.$I$2])" office:value-type="float" office:value="0.000666929864719626" calcext:value-type="float">
            <text:p>0.0006669299</text:p>
          </table:table-cell>
          <table:table-cell office:value-type="float" office:value="0.330466" calcext:value-type="float">
            <text:p>0.330466</text:p>
          </table:table-cell>
          <table:table-cell table:formula="of:=[.D68]*109.76" office:value-type="float" office:value="36.27194816" calcext:value-type="float">
            <text:p>36.27194816</text:p>
          </table:table-cell>
          <table:table-cell table:formula="of:=[.E68]*1E-018" office:value-type="float" office:value="3.627194816E-017" calcext:value-type="float">
            <text:p>3.627194816E-017</text:p>
          </table:table-cell>
          <table:table-cell table:number-columns-repeated="4"/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0.0014358" calcext:value-type="float">
            <text:p>0.0014358</text:p>
          </table:table-cell>
          <table:table-cell table:formula="of:=([.B69]*[.A69]*[.$J$2])/([.$G$2]*[.F69]*[.$I$2])" office:value-type="float" office:value="0.000666977661642716" calcext:value-type="float">
            <text:p>0.0006669777</text:p>
          </table:table-cell>
          <table:table-cell office:value-type="float" office:value="0.330708" calcext:value-type="float">
            <text:p>0.330708</text:p>
          </table:table-cell>
          <table:table-cell table:formula="of:=[.D69]*109.76" office:value-type="float" office:value="36.29851008" calcext:value-type="float">
            <text:p>36.29851008</text:p>
          </table:table-cell>
          <table:table-cell table:formula="of:=[.E69]*1E-018" office:value-type="float" office:value="3.629851008E-017" calcext:value-type="float">
            <text:p>3.629851008E-017</text:p>
          </table:table-cell>
          <table:table-cell table:number-columns-repeated="4"/>
        </table:table-row>
        <table:table-row table:style-name="ro1">
          <table:table-cell office:value-type="float" office:value="12.557" calcext:value-type="float">
            <text:p>12.557</text:p>
          </table:table-cell>
          <table:table-cell office:value-type="float" office:value="0.0014978" calcext:value-type="float">
            <text:p>0.0014978</text:p>
          </table:table-cell>
          <table:table-cell table:formula="of:=([.B70]*[.A70]*[.$J$2])/([.$G$2]*[.F70]*[.$I$2])" office:value-type="float" office:value="0.000666923988225181" calcext:value-type="float">
            <text:p>0.000666924</text:p>
          </table:table-cell>
          <table:table-cell office:value-type="float" office:value="0.346867" calcext:value-type="float">
            <text:p>0.346867</text:p>
          </table:table-cell>
          <table:table-cell table:formula="of:=[.D70]*109.76" office:value-type="float" office:value="38.07212192" calcext:value-type="float">
            <text:p>38.07212192</text:p>
          </table:table-cell>
          <table:table-cell table:formula="of:=[.E70]*1E-018" office:value-type="float" office:value="3.807212192E-017" calcext:value-type="float">
            <text:p>3.807212192E-017</text:p>
          </table:table-cell>
          <table:table-cell table:number-columns-repeated="4"/>
        </table:table-row>
        <table:table-row table:style-name="ro1">
          <table:table-cell office:value-type="float" office:value="12.626" calcext:value-type="float">
            <text:p>12.626</text:p>
          </table:table-cell>
          <table:table-cell office:value-type="float" office:value="0.0014867" calcext:value-type="float">
            <text:p>0.0014867</text:p>
          </table:table-cell>
          <table:table-cell table:formula="of:=([.B71]*[.A71]*[.$J$2])/([.$G$2]*[.F71]*[.$I$2])" office:value-type="float" office:value="0.000666970811076828" calcext:value-type="float">
            <text:p>0.0006669708</text:p>
          </table:table-cell>
          <table:table-cell office:value-type="float" office:value="0.346164" calcext:value-type="float">
            <text:p>0.346164</text:p>
          </table:table-cell>
          <table:table-cell table:formula="of:=[.D71]*109.76" office:value-type="float" office:value="37.99496064" calcext:value-type="float">
            <text:p>37.99496064</text:p>
          </table:table-cell>
          <table:table-cell table:formula="of:=[.E71]*1E-018" office:value-type="float" office:value="3.799496064E-017" calcext:value-type="float">
            <text:p>3.799496064E-017</text:p>
          </table:table-cell>
          <table:table-cell table:number-columns-repeated="4"/>
        </table:table-row>
        <table:table-row table:style-name="ro1">
          <table:table-cell office:value-type="float" office:value="12.694" calcext:value-type="float">
            <text:p>12.694</text:p>
          </table:table-cell>
          <table:table-cell office:value-type="float" office:value="0.0015862" calcext:value-type="float">
            <text:p>0.0015862</text:p>
          </table:table-cell>
          <table:table-cell table:formula="of:=([.B72]*[.A72]*[.$J$2])/([.$G$2]*[.F72]*[.$I$2])" office:value-type="float" office:value="0.00066693981973332" calcext:value-type="float">
            <text:p>0.0006669398</text:p>
          </table:table-cell>
          <table:table-cell office:value-type="float" office:value="0.371338" calcext:value-type="float">
            <text:p>0.371338</text:p>
          </table:table-cell>
          <table:table-cell table:formula="of:=[.D72]*109.76" office:value-type="float" office:value="40.75805888" calcext:value-type="float">
            <text:p>40.75805888</text:p>
          </table:table-cell>
          <table:table-cell table:formula="of:=[.E72]*1E-018" office:value-type="float" office:value="4.075805888E-017" calcext:value-type="float">
            <text:p>4.075805888E-017</text:p>
          </table:table-cell>
          <table:table-cell table:number-columns-repeated="4"/>
        </table:table-row>
        <table:table-row table:style-name="ro1">
          <table:table-cell office:value-type="float" office:value="12.763" calcext:value-type="float">
            <text:p>12.763</text:p>
          </table:table-cell>
          <table:table-cell office:value-type="float" office:value="0.0015752" calcext:value-type="float">
            <text:p>0.0015752</text:p>
          </table:table-cell>
          <table:table-cell table:formula="of:=([.B73]*[.A73]*[.$J$2])/([.$G$2]*[.F73]*[.$I$2])" office:value-type="float" office:value="0.000666922375574675" calcext:value-type="float">
            <text:p>0.0006669224</text:p>
          </table:table-cell>
          <table:table-cell office:value-type="float" office:value="0.370777" calcext:value-type="float">
            <text:p>0.370777</text:p>
          </table:table-cell>
          <table:table-cell table:formula="of:=[.D73]*109.76" office:value-type="float" office:value="40.69648352" calcext:value-type="float">
            <text:p>40.69648352</text:p>
          </table:table-cell>
          <table:table-cell table:formula="of:=[.E73]*1E-018" office:value-type="float" office:value="4.069648352E-017" calcext:value-type="float">
            <text:p>4.069648352E-017</text:p>
          </table:table-cell>
          <table:table-cell table:number-columns-repeated="4"/>
        </table:table-row>
        <table:table-row table:style-name="ro1">
          <table:table-cell office:value-type="float" office:value="12.832" calcext:value-type="float">
            <text:p>12.832</text:p>
          </table:table-cell>
          <table:table-cell office:value-type="float" office:value="0.0016406" calcext:value-type="float">
            <text:p>0.0016406</text:p>
          </table:table-cell>
          <table:table-cell table:formula="of:=([.B74]*[.A74]*[.$J$2])/([.$G$2]*[.F74]*[.$I$2])" office:value-type="float" office:value="0.000666923848134998" calcext:value-type="float">
            <text:p>0.0006669238</text:p>
          </table:table-cell>
          <table:table-cell office:value-type="float" office:value="0.388258" calcext:value-type="float">
            <text:p>0.388258</text:p>
          </table:table-cell>
          <table:table-cell table:formula="of:=[.D74]*109.76" office:value-type="float" office:value="42.61519808" calcext:value-type="float">
            <text:p>42.61519808</text:p>
          </table:table-cell>
          <table:table-cell table:formula="of:=[.E74]*1E-018" office:value-type="float" office:value="4.261519808E-017" calcext:value-type="float">
            <text:p>4.261519808E-017</text:p>
          </table:table-cell>
          <table:table-cell table:number-columns-repeated="4"/>
        </table:table-row>
        <table:table-row table:style-name="ro1">
          <table:table-cell office:value-type="float" office:value="12.902" calcext:value-type="float">
            <text:p>12.902</text:p>
          </table:table-cell>
          <table:table-cell office:value-type="float" office:value="0.0016574" calcext:value-type="float">
            <text:p>0.0016574</text:p>
          </table:table-cell>
          <table:table-cell table:formula="of:=([.B75]*[.A75]*[.$J$2])/([.$G$2]*[.F75]*[.$I$2])" office:value-type="float" office:value="0.000666928079323727" calcext:value-type="float">
            <text:p>0.0006669281</text:p>
          </table:table-cell>
          <table:table-cell office:value-type="float" office:value="0.394371" calcext:value-type="float">
            <text:p>0.394371</text:p>
          </table:table-cell>
          <table:table-cell table:formula="of:=[.D75]*109.76" office:value-type="float" office:value="43.28616096" calcext:value-type="float">
            <text:p>43.28616096</text:p>
          </table:table-cell>
          <table:table-cell table:formula="of:=[.E75]*1E-018" office:value-type="float" office:value="4.328616096E-017" calcext:value-type="float">
            <text:p>4.328616096E-017</text:p>
          </table:table-cell>
          <table:table-cell table:number-columns-repeated="4"/>
        </table:table-row>
        <table:table-row table:style-name="ro1">
          <table:table-cell office:value-type="float" office:value="12.972" calcext:value-type="float">
            <text:p>12.972</text:p>
          </table:table-cell>
          <table:table-cell office:value-type="float" office:value="0.0016741" calcext:value-type="float">
            <text:p>0.0016741</text:p>
          </table:table-cell>
          <table:table-cell table:formula="of:=([.B76]*[.A76]*[.$J$2])/([.$G$2]*[.F76]*[.$I$2])" office:value-type="float" office:value="0.000666914618685437" calcext:value-type="float">
            <text:p>0.0006669146</text:p>
          </table:table-cell>
          <table:table-cell office:value-type="float" office:value="0.400514" calcext:value-type="float">
            <text:p>0.400514</text:p>
          </table:table-cell>
          <table:table-cell table:formula="of:=[.D76]*109.76" office:value-type="float" office:value="43.96041664" calcext:value-type="float">
            <text:p>43.96041664</text:p>
          </table:table-cell>
          <table:table-cell table:formula="of:=[.E76]*1E-018" office:value-type="float" office:value="4.396041664E-017" calcext:value-type="float">
            <text:p>4.396041664E-017</text:p>
          </table:table-cell>
          <table:table-cell table:number-columns-repeated="4"/>
        </table:table-row>
        <table:table-row table:style-name="ro1">
          <table:table-cell office:value-type="float" office:value="13.043" calcext:value-type="float">
            <text:p>13.043</text:p>
          </table:table-cell>
          <table:table-cell office:value-type="float" office:value="0.0016641" calcext:value-type="float">
            <text:p>0.0016641</text:p>
          </table:table-cell>
          <table:table-cell table:formula="of:=([.B77]*[.A77]*[.$J$2])/([.$G$2]*[.F77]*[.$I$2])" office:value-type="float" office:value="0.000666962330423443" calcext:value-type="float">
            <text:p>0.0006669623</text:p>
          </table:table-cell>
          <table:table-cell office:value-type="float" office:value="0.400272" calcext:value-type="float">
            <text:p>0.400272</text:p>
          </table:table-cell>
          <table:table-cell table:formula="of:=[.D77]*109.76" office:value-type="float" office:value="43.93385472" calcext:value-type="float">
            <text:p>43.93385472</text:p>
          </table:table-cell>
          <table:table-cell table:formula="of:=[.E77]*1E-018" office:value-type="float" office:value="4.393385472E-017" calcext:value-type="float">
            <text:p>4.393385472E-017</text:p>
          </table:table-cell>
          <table:table-cell table:number-columns-repeated="4"/>
        </table:table-row>
        <table:table-row table:style-name="ro1">
          <table:table-cell office:value-type="float" office:value="13.113" calcext:value-type="float">
            <text:p>13.113</text:p>
          </table:table-cell>
          <table:table-cell office:value-type="float" office:value="0.0016768" calcext:value-type="float">
            <text:p>0.0016768</text:p>
          </table:table-cell>
          <table:table-cell table:formula="of:=([.B78]*[.A78]*[.$J$2])/([.$G$2]*[.F78]*[.$I$2])" office:value-type="float" office:value="0.000666931699819638" calcext:value-type="float">
            <text:p>0.0006669317</text:p>
          </table:table-cell>
          <table:table-cell office:value-type="float" office:value="0.40551" calcext:value-type="float">
            <text:p>0.40551</text:p>
          </table:table-cell>
          <table:table-cell table:formula="of:=[.D78]*109.76" office:value-type="float" office:value="44.5087776" calcext:value-type="float">
            <text:p>44.5087776</text:p>
          </table:table-cell>
          <table:table-cell table:formula="of:=[.E78]*1E-018" office:value-type="float" office:value="4.45087776E-017" calcext:value-type="float">
            <text:p>4.45087776E-017</text:p>
          </table:table-cell>
          <table:table-cell table:number-columns-repeated="4"/>
        </table:table-row>
        <table:table-row table:style-name="ro1">
          <table:table-cell office:value-type="float" office:value="13.185" calcext:value-type="float">
            <text:p>13.185</text:p>
          </table:table-cell>
          <table:table-cell office:value-type="float" office:value="0.0017286" calcext:value-type="float">
            <text:p>0.0017286</text:p>
          </table:table-cell>
          <table:table-cell table:formula="of:=([.B79]*[.A79]*[.$J$2])/([.$G$2]*[.F79]*[.$I$2])" office:value-type="float" office:value="0.000666952988497163" calcext:value-type="float">
            <text:p>0.000666953</text:p>
          </table:table-cell>
          <table:table-cell office:value-type="float" office:value="0.420319" calcext:value-type="float">
            <text:p>0.420319</text:p>
          </table:table-cell>
          <table:table-cell table:formula="of:=[.D79]*109.76" office:value-type="float" office:value="46.13421344" calcext:value-type="float">
            <text:p>46.13421344</text:p>
          </table:table-cell>
          <table:table-cell table:formula="of:=[.E79]*1E-018" office:value-type="float" office:value="4.613421344E-017" calcext:value-type="float">
            <text:p>4.613421344E-017</text:p>
          </table:table-cell>
          <table:table-cell table:number-columns-repeated="4"/>
        </table:table-row>
        <table:table-row table:style-name="ro1">
          <table:table-cell office:value-type="float" office:value="13.256" calcext:value-type="float">
            <text:p>13.256</text:p>
          </table:table-cell>
          <table:table-cell office:value-type="float" office:value="0.0017549" calcext:value-type="float">
            <text:p>0.0017549</text:p>
          </table:table-cell>
          <table:table-cell table:formula="of:=([.B80]*[.A80]*[.$J$2])/([.$G$2]*[.F80]*[.$I$2])" office:value-type="float" office:value="0.000666926267096675" calcext:value-type="float">
            <text:p>0.0006669263</text:p>
          </table:table-cell>
          <table:table-cell office:value-type="float" office:value="0.429029" calcext:value-type="float">
            <text:p>0.429029</text:p>
          </table:table-cell>
          <table:table-cell table:formula="of:=[.D80]*109.76" office:value-type="float" office:value="47.09022304" calcext:value-type="float">
            <text:p>47.09022304</text:p>
          </table:table-cell>
          <table:table-cell table:formula="of:=[.E80]*1E-018" office:value-type="float" office:value="4.709022304E-017" calcext:value-type="float">
            <text:p>4.709022304E-017</text:p>
          </table:table-cell>
          <table:table-cell table:number-columns-repeated="4"/>
        </table:table-row>
        <table:table-row table:style-name="ro1">
          <table:table-cell office:value-type="float" office:value="13.328" calcext:value-type="float">
            <text:p>13.328</text:p>
          </table:table-cell>
          <table:table-cell office:value-type="float" office:value="0.001761" calcext:value-type="float">
            <text:p>0.001761</text:p>
          </table:table-cell>
          <table:table-cell table:formula="of:=([.B81]*[.A81]*[.$J$2])/([.$G$2]*[.F81]*[.$I$2])" office:value-type="float" office:value="0.000666936542574436" calcext:value-type="float">
            <text:p>0.0006669365</text:p>
          </table:table-cell>
          <table:table-cell office:value-type="float" office:value="0.432852" calcext:value-type="float">
            <text:p>0.432852</text:p>
          </table:table-cell>
          <table:table-cell table:formula="of:=[.D81]*109.76" office:value-type="float" office:value="47.50983552" calcext:value-type="float">
            <text:p>47.50983552</text:p>
          </table:table-cell>
          <table:table-cell table:formula="of:=[.E81]*1E-018" office:value-type="float" office:value="4.750983552E-017" calcext:value-type="float">
            <text:p>4.750983552E-017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0017694" calcext:value-type="float">
            <text:p>0.0017694</text:p>
          </table:table-cell>
          <table:table-cell table:formula="of:=([.B82]*[.A82]*[.$J$2])/([.$G$2]*[.F82]*[.$I$2])" office:value-type="float" office:value="0.000666915497120381" calcext:value-type="float">
            <text:p>0.0006669155</text:p>
          </table:table-cell>
          <table:table-cell office:value-type="float" office:value="0.43728" calcext:value-type="float">
            <text:p>0.43728</text:p>
          </table:table-cell>
          <table:table-cell table:formula="of:=[.D82]*109.76" office:value-type="float" office:value="47.9958528" calcext:value-type="float">
            <text:p>47.9958528</text:p>
          </table:table-cell>
          <table:table-cell table:formula="of:=[.E82]*1E-018" office:value-type="float" office:value="4.79958528E-017" calcext:value-type="float">
            <text:p>4.79958528E-017</text:p>
          </table:table-cell>
          <table:table-cell table:number-columns-repeated="4"/>
        </table:table-row>
        <table:table-row table:style-name="ro1">
          <table:table-cell office:value-type="float" office:value="13.473" calcext:value-type="float">
            <text:p>13.473</text:p>
          </table:table-cell>
          <table:table-cell office:value-type="float" office:value="0.0017781" calcext:value-type="float">
            <text:p>0.0017781</text:p>
          </table:table-cell>
          <table:table-cell table:formula="of:=([.B83]*[.A83]*[.$J$2])/([.$G$2]*[.F83]*[.$I$2])" office:value-type="float" office:value="0.00066690037463935" calcext:value-type="float">
            <text:p>0.0006669004</text:p>
          </table:table-cell>
          <table:table-cell office:value-type="float" office:value="0.441834" calcext:value-type="float">
            <text:p>0.441834</text:p>
          </table:table-cell>
          <table:table-cell table:formula="of:=[.D83]*109.76" office:value-type="float" office:value="48.49569984" calcext:value-type="float">
            <text:p>48.49569984</text:p>
          </table:table-cell>
          <table:table-cell table:formula="of:=[.E83]*1E-018" office:value-type="float" office:value="4.849569984E-017" calcext:value-type="float">
            <text:p>4.849569984E-017</text:p>
          </table:table-cell>
          <table:table-cell table:number-columns-repeated="4"/>
        </table:table-row>
        <table:table-row table:style-name="ro1">
          <table:table-cell office:value-type="float" office:value="13.546" calcext:value-type="float">
            <text:p>13.546</text:p>
          </table:table-cell>
          <table:table-cell office:value-type="float" office:value="0.0017798" calcext:value-type="float">
            <text:p>0.0017798</text:p>
          </table:table-cell>
          <table:table-cell table:formula="of:=([.B84]*[.A84]*[.$J$2])/([.$G$2]*[.F84]*[.$I$2])" office:value-type="float" office:value="0.000666913393934723" calcext:value-type="float">
            <text:p>0.0006669134</text:p>
          </table:table-cell>
          <table:table-cell office:value-type="float" office:value="0.444644" calcext:value-type="float">
            <text:p>0.444644</text:p>
          </table:table-cell>
          <table:table-cell table:formula="of:=[.D84]*109.76" office:value-type="float" office:value="48.80412544" calcext:value-type="float">
            <text:p>48.80412544</text:p>
          </table:table-cell>
          <table:table-cell table:formula="of:=[.E84]*1E-018" office:value-type="float" office:value="4.880412544E-017" calcext:value-type="float">
            <text:p>4.880412544E-017</text:p>
          </table:table-cell>
          <table:table-cell table:number-columns-repeated="4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0.0017745" calcext:value-type="float">
            <text:p>0.0017745</text:p>
          </table:table-cell>
          <table:table-cell table:formula="of:=([.B85]*[.A85]*[.$J$2])/([.$G$2]*[.F85]*[.$I$2])" office:value-type="float" office:value="0.000666948869029399" calcext:value-type="float">
            <text:p>0.0006669489</text:p>
          </table:table-cell>
          <table:table-cell office:value-type="float" office:value="0.445718" calcext:value-type="float">
            <text:p>0.445718</text:p>
          </table:table-cell>
          <table:table-cell table:formula="of:=[.D85]*109.76" office:value-type="float" office:value="48.92200768" calcext:value-type="float">
            <text:p>48.92200768</text:p>
          </table:table-cell>
          <table:table-cell table:formula="of:=[.E85]*1E-018" office:value-type="float" office:value="4.892200768E-017" calcext:value-type="float">
            <text:p>4.892200768E-017</text:p>
          </table:table-cell>
          <table:table-cell table:number-columns-repeated="4"/>
        </table:table-row>
        <table:table-row table:style-name="ro1">
          <table:table-cell office:value-type="float" office:value="13.694" calcext:value-type="float">
            <text:p>13.694</text:p>
          </table:table-cell>
          <table:table-cell office:value-type="float" office:value="0.0017648" calcext:value-type="float">
            <text:p>0.0017648</text:p>
          </table:table-cell>
          <table:table-cell table:formula="of:=([.B86]*[.A86]*[.$J$2])/([.$G$2]*[.F86]*[.$I$2])" office:value-type="float" office:value="0.000666953343945462" calcext:value-type="float">
            <text:p>0.0006669533</text:p>
          </table:table-cell>
          <table:table-cell office:value-type="float" office:value="0.445687" calcext:value-type="float">
            <text:p>0.445687</text:p>
          </table:table-cell>
          <table:table-cell table:formula="of:=[.D86]*109.76" office:value-type="float" office:value="48.91860512" calcext:value-type="float">
            <text:p>48.91860512</text:p>
          </table:table-cell>
          <table:table-cell table:formula="of:=[.E86]*1E-018" office:value-type="float" office:value="4.891860512E-017" calcext:value-type="float">
            <text:p>4.891860512E-017</text:p>
          </table:table-cell>
          <table:table-cell table:number-columns-repeated="4"/>
        </table:table-row>
        <table:table-row table:style-name="ro1">
          <table:table-cell office:value-type="float" office:value="13.768" calcext:value-type="float">
            <text:p>13.768</text:p>
          </table:table-cell>
          <table:table-cell office:value-type="float" office:value="0.0017545" calcext:value-type="float">
            <text:p>0.0017545</text:p>
          </table:table-cell>
          <table:table-cell table:formula="of:=([.B87]*[.A87]*[.$J$2])/([.$G$2]*[.F87]*[.$I$2])" office:value-type="float" office:value="0.000666925155371632" calcext:value-type="float">
            <text:p>0.0006669252</text:p>
          </table:table-cell>
          <table:table-cell office:value-type="float" office:value="0.445499" calcext:value-type="float">
            <text:p>0.445499</text:p>
          </table:table-cell>
          <table:table-cell table:formula="of:=[.D87]*109.76" office:value-type="float" office:value="48.89797024" calcext:value-type="float">
            <text:p>48.89797024</text:p>
          </table:table-cell>
          <table:table-cell table:formula="of:=[.E87]*1E-018" office:value-type="float" office:value="4.889797024E-017" calcext:value-type="float">
            <text:p>4.889797024E-017</text:p>
          </table:table-cell>
          <table:table-cell table:number-columns-repeated="4"/>
        </table:table-row>
        <table:table-row table:style-name="ro1">
          <table:table-cell office:value-type="float" office:value="13.843" calcext:value-type="float">
            <text:p>13.843</text:p>
          </table:table-cell>
          <table:table-cell office:value-type="float" office:value="0.001747" calcext:value-type="float">
            <text:p>0.001747</text:p>
          </table:table-cell>
          <table:table-cell table:formula="of:=([.B88]*[.A88]*[.$J$2])/([.$G$2]*[.F88]*[.$I$2])" office:value-type="float" office:value="0.000666947674330684" calcext:value-type="float">
            <text:p>0.0006669477</text:p>
          </table:table-cell>
          <table:table-cell office:value-type="float" office:value="0.445996" calcext:value-type="float">
            <text:p>0.445996</text:p>
          </table:table-cell>
          <table:table-cell table:formula="of:=[.D88]*109.76" office:value-type="float" office:value="48.95252096" calcext:value-type="float">
            <text:p>48.95252096</text:p>
          </table:table-cell>
          <table:table-cell table:formula="of:=[.E88]*1E-018" office:value-type="float" office:value="4.895252096E-017" calcext:value-type="float">
            <text:p>4.895252096E-017</text:p>
          </table:table-cell>
          <table:table-cell table:number-columns-repeated="4"/>
        </table:table-row>
        <table:table-row table:style-name="ro1">
          <table:table-cell office:value-type="float" office:value="13.918" calcext:value-type="float">
            <text:p>13.918</text:p>
          </table:table-cell>
          <table:table-cell office:value-type="float" office:value="0.0017406" calcext:value-type="float">
            <text:p>0.0017406</text:p>
          </table:table-cell>
          <table:table-cell table:formula="of:=([.B89]*[.A89]*[.$J$2])/([.$G$2]*[.F89]*[.$I$2])" office:value-type="float" office:value="0.000666932205907699" calcext:value-type="float">
            <text:p>0.0006669322</text:p>
          </table:table-cell>
          <table:table-cell office:value-type="float" office:value="0.44678" calcext:value-type="float">
            <text:p>0.44678</text:p>
          </table:table-cell>
          <table:table-cell table:formula="of:=[.D89]*109.76" office:value-type="float" office:value="49.0385728" calcext:value-type="float">
            <text:p>49.0385728</text:p>
          </table:table-cell>
          <table:table-cell table:formula="of:=[.E89]*1E-018" office:value-type="float" office:value="4.90385728E-017" calcext:value-type="float">
            <text:p>4.90385728E-017</text:p>
          </table:table-cell>
          <table:table-cell table:number-columns-repeated="4"/>
        </table:table-row>
        <table:table-row table:style-name="ro1">
          <table:table-cell office:value-type="float" office:value="13.994" calcext:value-type="float">
            <text:p>13.994</text:p>
          </table:table-cell>
          <table:table-cell office:value-type="float" office:value="0.0017325" calcext:value-type="float">
            <text:p>0.0017325</text:p>
          </table:table-cell>
          <table:table-cell table:formula="of:=([.B90]*[.A90]*[.$J$2])/([.$G$2]*[.F90]*[.$I$2])" office:value-type="float" office:value="0.000666957850966145" calcext:value-type="float">
            <text:p>0.0006669579</text:p>
          </table:table-cell>
          <table:table-cell office:value-type="float" office:value="0.447112" calcext:value-type="float">
            <text:p>0.447112</text:p>
          </table:table-cell>
          <table:table-cell table:formula="of:=[.D90]*109.76" office:value-type="float" office:value="49.07501312" calcext:value-type="float">
            <text:p>49.07501312</text:p>
          </table:table-cell>
          <table:table-cell table:formula="of:=[.E90]*1E-018" office:value-type="float" office:value="4.907501312E-017" calcext:value-type="float">
            <text:p>4.907501312E-017</text:p>
          </table:table-cell>
          <table:table-cell table:number-columns-repeated="4"/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0.0017225" calcext:value-type="float">
            <text:p>0.0017225</text:p>
          </table:table-cell>
          <table:table-cell table:formula="of:=([.B91]*[.A91]*[.$J$2])/([.$G$2]*[.F91]*[.$I$2])" office:value-type="float" office:value="0.000666931694726652" calcext:value-type="float">
            <text:p>0.0006669317</text:p>
          </table:table-cell>
          <table:table-cell office:value-type="float" office:value="0.446963" calcext:value-type="float">
            <text:p>0.446963</text:p>
          </table:table-cell>
          <table:table-cell table:formula="of:=[.D91]*109.76" office:value-type="float" office:value="49.05865888" calcext:value-type="float">
            <text:p>49.05865888</text:p>
          </table:table-cell>
          <table:table-cell table:formula="of:=[.E91]*1E-018" office:value-type="float" office:value="4.905865888E-017" calcext:value-type="float">
            <text:p>4.905865888E-017</text:p>
          </table:table-cell>
          <table:table-cell table:number-columns-repeated="4"/>
        </table:table-row>
        <table:table-row table:style-name="ro1">
          <table:table-cell office:value-type="float" office:value="14.146" calcext:value-type="float">
            <text:p>14.146</text:p>
          </table:table-cell>
          <table:table-cell office:value-type="float" office:value="0.0017118" calcext:value-type="float">
            <text:p>0.0017118</text:p>
          </table:table-cell>
          <table:table-cell table:formula="of:=([.B92]*[.A92]*[.$J$2])/([.$G$2]*[.F92]*[.$I$2])" office:value-type="float" office:value="0.00066692842665102" calcext:value-type="float">
            <text:p>0.0006669284</text:p>
          </table:table-cell>
          <table:table-cell office:value-type="float" office:value="0.446588" calcext:value-type="float">
            <text:p>0.446588</text:p>
          </table:table-cell>
          <table:table-cell table:formula="of:=[.D92]*109.76" office:value-type="float" office:value="49.01749888" calcext:value-type="float">
            <text:p>49.01749888</text:p>
          </table:table-cell>
          <table:table-cell table:formula="of:=[.E92]*1E-018" office:value-type="float" office:value="4.901749888E-017" calcext:value-type="float">
            <text:p>4.901749888E-017</text:p>
          </table:table-cell>
          <table:table-cell table:number-columns-repeated="4"/>
        </table:table-row>
        <table:table-row table:style-name="ro1">
          <table:table-cell office:value-type="float" office:value="14.223" calcext:value-type="float">
            <text:p>14.223</text:p>
          </table:table-cell>
          <table:table-cell office:value-type="float" office:value="0.0017008" calcext:value-type="float">
            <text:p>0.0017008</text:p>
          </table:table-cell>
          <table:table-cell table:formula="of:=([.B93]*[.A93]*[.$J$2])/([.$G$2]*[.F93]*[.$I$2])" office:value-type="float" office:value="0.000666924681994826" calcext:value-type="float">
            <text:p>0.0006669247</text:p>
          </table:table-cell>
          <table:table-cell office:value-type="float" office:value="0.446136" calcext:value-type="float">
            <text:p>0.446136</text:p>
          </table:table-cell>
          <table:table-cell table:formula="of:=[.D93]*109.76" office:value-type="float" office:value="48.96788736" calcext:value-type="float">
            <text:p>48.96788736</text:p>
          </table:table-cell>
          <table:table-cell table:formula="of:=[.E93]*1E-018" office:value-type="float" office:value="4.896788736E-017" calcext:value-type="float">
            <text:p>4.896788736E-017</text:p>
          </table:table-cell>
          <table:table-cell table:number-columns-repeated="4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0016899" calcext:value-type="float">
            <text:p>0.0016899</text:p>
          </table:table-cell>
          <table:table-cell table:formula="of:=([.B94]*[.A94]*[.$J$2])/([.$G$2]*[.F94]*[.$I$2])" office:value-type="float" office:value="0.00066690316944442" calcext:value-type="float">
            <text:p>0.0006669032</text:p>
          </table:table-cell>
          <table:table-cell office:value-type="float" office:value="0.445691" calcext:value-type="float">
            <text:p>0.445691</text:p>
          </table:table-cell>
          <table:table-cell table:formula="of:=[.D94]*109.76" office:value-type="float" office:value="48.91904416" calcext:value-type="float">
            <text:p>48.91904416</text:p>
          </table:table-cell>
          <table:table-cell table:formula="of:=[.E94]*1E-018" office:value-type="float" office:value="4.891904416E-017" calcext:value-type="float">
            <text:p>4.891904416E-017</text:p>
          </table:table-cell>
          <table:table-cell table:number-columns-repeated="4"/>
        </table:table-row>
        <table:table-row table:style-name="ro1">
          <table:table-cell office:value-type="float" office:value="14.378" calcext:value-type="float">
            <text:p>14.378</text:p>
          </table:table-cell>
          <table:table-cell office:value-type="float" office:value="0.0016792" calcext:value-type="float">
            <text:p>0.0016792</text:p>
          </table:table-cell>
          <table:table-cell table:formula="of:=([.B95]*[.A95]*[.$J$2])/([.$G$2]*[.F95]*[.$I$2])" office:value-type="float" office:value="0.000666925113774846" calcext:value-type="float">
            <text:p>0.0006669251</text:p>
          </table:table-cell>
          <table:table-cell office:value-type="float" office:value="0.44527" calcext:value-type="float">
            <text:p>0.44527</text:p>
          </table:table-cell>
          <table:table-cell table:formula="of:=[.D95]*109.76" office:value-type="float" office:value="48.8728352" calcext:value-type="float">
            <text:p>48.8728352</text:p>
          </table:table-cell>
          <table:table-cell table:formula="of:=[.E95]*1E-018" office:value-type="float" office:value="4.88728352E-017" calcext:value-type="float">
            <text:p>4.88728352E-017</text:p>
          </table:table-cell>
          <table:table-cell table:number-columns-repeated="4"/>
        </table:table-row>
        <table:table-row table:style-name="ro1">
          <table:table-cell office:value-type="float" office:value="14.456" calcext:value-type="float">
            <text:p>14.456</text:p>
          </table:table-cell>
          <table:table-cell office:value-type="float" office:value="0.0016686" calcext:value-type="float">
            <text:p>0.0016686</text:p>
          </table:table-cell>
          <table:table-cell table:formula="of:=([.B96]*[.A96]*[.$J$2])/([.$G$2]*[.F96]*[.$I$2])" office:value-type="float" office:value="0.000666954410761367" calcext:value-type="float">
            <text:p>0.0006669544</text:p>
          </table:table-cell>
          <table:table-cell office:value-type="float" office:value="0.44484" calcext:value-type="float">
            <text:p>0.44484</text:p>
          </table:table-cell>
          <table:table-cell table:formula="of:=[.D96]*109.76" office:value-type="float" office:value="48.8256384" calcext:value-type="float">
            <text:p>48.8256384</text:p>
          </table:table-cell>
          <table:table-cell table:formula="of:=[.E96]*1E-018" office:value-type="float" office:value="4.88256384E-017" calcext:value-type="float">
            <text:p>4.88256384E-017</text:p>
          </table:table-cell>
          <table:table-cell table:number-columns-repeated="4"/>
        </table:table-row>
        <table:table-row table:style-name="ro1">
          <table:table-cell office:value-type="float" office:value="14.534" calcext:value-type="float">
            <text:p>14.534</text:p>
          </table:table-cell>
          <table:table-cell office:value-type="float" office:value="0.0016579" calcext:value-type="float">
            <text:p>0.0016579</text:p>
          </table:table-cell>
          <table:table-cell table:formula="of:=([.B97]*[.A97]*[.$J$2])/([.$G$2]*[.F97]*[.$I$2])" office:value-type="float" office:value="0.000666900773929422" calcext:value-type="float">
            <text:p>0.0006669008</text:p>
          </table:table-cell>
          <table:table-cell office:value-type="float" office:value="0.444408" calcext:value-type="float">
            <text:p>0.444408</text:p>
          </table:table-cell>
          <table:table-cell table:formula="of:=[.D97]*109.76" office:value-type="float" office:value="48.77822208" calcext:value-type="float">
            <text:p>48.77822208</text:p>
          </table:table-cell>
          <table:table-cell table:formula="of:=[.E97]*1E-018" office:value-type="float" office:value="4.877822208E-017" calcext:value-type="float">
            <text:p>4.877822208E-017</text:p>
          </table:table-cell>
          <table:table-cell table:number-columns-repeated="4"/>
        </table:table-row>
        <table:table-row table:style-name="ro1">
          <table:table-cell office:value-type="float" office:value="14.613" calcext:value-type="float">
            <text:p>14.613</text:p>
          </table:table-cell>
          <table:table-cell office:value-type="float" office:value="0.0016475" calcext:value-type="float">
            <text:p>0.0016475</text:p>
          </table:table-cell>
          <table:table-cell table:formula="of:=([.B98]*[.A98]*[.$J$2])/([.$G$2]*[.F98]*[.$I$2])" office:value-type="float" office:value="0.000666895773397806" calcext:value-type="float">
            <text:p>0.0006668958</text:p>
          </table:table-cell>
          <table:table-cell office:value-type="float" office:value="0.444024" calcext:value-type="float">
            <text:p>0.444024</text:p>
          </table:table-cell>
          <table:table-cell table:formula="of:=[.D98]*109.76" office:value-type="float" office:value="48.73607424" calcext:value-type="float">
            <text:p>48.73607424</text:p>
          </table:table-cell>
          <table:table-cell table:formula="of:=[.E98]*1E-018" office:value-type="float" office:value="4.873607424E-017" calcext:value-type="float">
            <text:p>4.873607424E-017</text:p>
          </table:table-cell>
          <table:table-cell table:number-columns-repeated="4"/>
        </table:table-row>
        <table:table-row table:style-name="ro1">
          <table:table-cell office:value-type="float" office:value="14.693" calcext:value-type="float">
            <text:p>14.693</text:p>
          </table:table-cell>
          <table:table-cell office:value-type="float" office:value="0.0016373" calcext:value-type="float">
            <text:p>0.0016373</text:p>
          </table:table-cell>
          <table:table-cell table:formula="of:=([.B99]*[.A99]*[.$J$2])/([.$G$2]*[.F99]*[.$I$2])" office:value-type="float" office:value="0.000666948013610536" calcext:value-type="float">
            <text:p>0.000666948</text:p>
          </table:table-cell>
          <table:table-cell office:value-type="float" office:value="0.443656" calcext:value-type="float">
            <text:p>0.443656</text:p>
          </table:table-cell>
          <table:table-cell table:formula="of:=[.D99]*109.76" office:value-type="float" office:value="48.69568256" calcext:value-type="float">
            <text:p>48.69568256</text:p>
          </table:table-cell>
          <table:table-cell table:formula="of:=[.E99]*1E-018" office:value-type="float" office:value="4.869568256E-017" calcext:value-type="float">
            <text:p>4.869568256E-017</text:p>
          </table:table-cell>
          <table:table-cell table:number-columns-repeated="4"/>
        </table:table-row>
        <table:table-row table:style-name="ro1">
          <table:table-cell office:value-type="float" office:value="14.772" calcext:value-type="float">
            <text:p>14.772</text:p>
          </table:table-cell>
          <table:table-cell office:value-type="float" office:value="0.0016266" calcext:value-type="float">
            <text:p>0.0016266</text:p>
          </table:table-cell>
          <table:table-cell table:formula="of:=([.B100]*[.A100]*[.$J$2])/([.$G$2]*[.F100]*[.$I$2])" office:value-type="float" office:value="0.000666929143895119" calcext:value-type="float">
            <text:p>0.0006669291</text:p>
          </table:table-cell>
          <table:table-cell office:value-type="float" office:value="0.443139" calcext:value-type="float">
            <text:p>0.443139</text:p>
          </table:table-cell>
          <table:table-cell table:formula="of:=[.D100]*109.76" office:value-type="float" office:value="48.63893664" calcext:value-type="float">
            <text:p>48.63893664</text:p>
          </table:table-cell>
          <table:table-cell table:formula="of:=[.E100]*1E-018" office:value-type="float" office:value="4.863893664E-017" calcext:value-type="float">
            <text:p>4.863893664E-017</text:p>
          </table:table-cell>
          <table:table-cell table:number-columns-repeated="4"/>
        </table:table-row>
        <table:table-row table:style-name="ro1">
          <table:table-cell office:value-type="float" office:value="14.853" calcext:value-type="float">
            <text:p>14.853</text:p>
          </table:table-cell>
          <table:table-cell office:value-type="float" office:value="0.001615" calcext:value-type="float">
            <text:p>0.001615</text:p>
          </table:table-cell>
          <table:table-cell table:formula="of:=([.B101]*[.A101]*[.$J$2])/([.$G$2]*[.F101]*[.$I$2])" office:value-type="float" office:value="0.000666953773974452" calcext:value-type="float">
            <text:p>0.0006669538</text:p>
          </table:table-cell>
          <table:table-cell office:value-type="float" office:value="0.442375" calcext:value-type="float">
            <text:p>0.442375</text:p>
          </table:table-cell>
          <table:table-cell table:formula="of:=[.D101]*109.76" office:value-type="float" office:value="48.55508" calcext:value-type="float">
            <text:p>48.55508</text:p>
          </table:table-cell>
          <table:table-cell table:formula="of:=[.E101]*1E-018" office:value-type="float" office:value="4.855508E-017" calcext:value-type="float">
            <text:p>4.855508E-017</text:p>
          </table:table-cell>
          <table:table-cell table:number-columns-repeated="4"/>
        </table:table-row>
        <table:table-row table:style-name="ro1">
          <table:table-cell office:value-type="float" office:value="14.933" calcext:value-type="float">
            <text:p>14.933</text:p>
          </table:table-cell>
          <table:table-cell office:value-type="float" office:value="0.001603" calcext:value-type="float">
            <text:p>0.001603</text:p>
          </table:table-cell>
          <table:table-cell table:formula="of:=([.B102]*[.A102]*[.$J$2])/([.$G$2]*[.F102]*[.$I$2])" office:value-type="float" office:value="0.000666932596916026" calcext:value-type="float">
            <text:p>0.0006669326</text:p>
          </table:table-cell>
          <table:table-cell office:value-type="float" office:value="0.441467" calcext:value-type="float">
            <text:p>0.441467</text:p>
          </table:table-cell>
          <table:table-cell table:formula="of:=[.D102]*109.76" office:value-type="float" office:value="48.45541792" calcext:value-type="float">
            <text:p>48.45541792</text:p>
          </table:table-cell>
          <table:table-cell table:formula="of:=[.E102]*1E-018" office:value-type="float" office:value="4.845541792E-017" calcext:value-type="float">
            <text:p>4.845541792E-017</text:p>
          </table:table-cell>
          <table:table-cell table:number-columns-repeated="4"/>
        </table:table-row>
        <table:table-row table:style-name="ro1">
          <table:table-cell office:value-type="float" office:value="15.014" calcext:value-type="float">
            <text:p>15.014</text:p>
          </table:table-cell>
          <table:table-cell office:value-type="float" office:value="0.0015909" calcext:value-type="float">
            <text:p>0.0015909</text:p>
          </table:table-cell>
          <table:table-cell table:formula="of:=([.B103]*[.A103]*[.$J$2])/([.$G$2]*[.F103]*[.$I$2])" office:value-type="float" office:value="0.000666923810270887" calcext:value-type="float">
            <text:p>0.0006669238</text:p>
          </table:table-cell>
          <table:table-cell office:value-type="float" office:value="0.440517" calcext:value-type="float">
            <text:p>0.440517</text:p>
          </table:table-cell>
          <table:table-cell table:formula="of:=[.D103]*109.76" office:value-type="float" office:value="48.35114592" calcext:value-type="float">
            <text:p>48.35114592</text:p>
          </table:table-cell>
          <table:table-cell table:formula="of:=[.E103]*1E-018" office:value-type="float" office:value="4.835114592E-017" calcext:value-type="float">
            <text:p>4.835114592E-017</text:p>
          </table:table-cell>
          <table:table-cell table:number-columns-repeated="4"/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0.0015785" calcext:value-type="float">
            <text:p>0.0015785</text:p>
          </table:table-cell>
          <table:table-cell table:formula="of:=([.B104]*[.A104]*[.$J$2])/([.$G$2]*[.F104]*[.$I$2])" office:value-type="float" office:value="0.000666917173449234" calcext:value-type="float">
            <text:p>0.0006669172</text:p>
          </table:table-cell>
          <table:table-cell office:value-type="float" office:value="0.439475" calcext:value-type="float">
            <text:p>0.439475</text:p>
          </table:table-cell>
          <table:table-cell table:formula="of:=[.D104]*109.76" office:value-type="float" office:value="48.236776" calcext:value-type="float">
            <text:p>48.236776</text:p>
          </table:table-cell>
          <table:table-cell table:formula="of:=[.E104]*1E-018" office:value-type="float" office:value="4.8236776E-017" calcext:value-type="float">
            <text:p>4.8236776E-017</text:p>
          </table:table-cell>
          <table:table-cell table:number-columns-repeated="4"/>
        </table:table-row>
        <table:table-row table:style-name="ro1">
          <table:table-cell office:value-type="float" office:value="15.178" calcext:value-type="float">
            <text:p>15.178</text:p>
          </table:table-cell>
          <table:table-cell office:value-type="float" office:value="0.0015656" calcext:value-type="float">
            <text:p>0.0015656</text:p>
          </table:table-cell>
          <table:table-cell table:formula="of:=([.B105]*[.A105]*[.$J$2])/([.$G$2]*[.F105]*[.$I$2])" office:value-type="float" office:value="0.000666921964265667" calcext:value-type="float">
            <text:p>0.000666922</text:p>
          </table:table-cell>
          <table:table-cell office:value-type="float" office:value="0.438248" calcext:value-type="float">
            <text:p>0.438248</text:p>
          </table:table-cell>
          <table:table-cell table:formula="of:=[.D105]*109.76" office:value-type="float" office:value="48.10210048" calcext:value-type="float">
            <text:p>48.10210048</text:p>
          </table:table-cell>
          <table:table-cell table:formula="of:=[.E105]*1E-018" office:value-type="float" office:value="4.810210048E-017" calcext:value-type="float">
            <text:p>4.810210048E-017</text:p>
          </table:table-cell>
          <table:table-cell table:number-columns-repeated="4"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0.0015521" calcext:value-type="float">
            <text:p>0.0015521</text:p>
          </table:table-cell>
          <table:table-cell table:formula="of:=([.B106]*[.A106]*[.$J$2])/([.$G$2]*[.F106]*[.$I$2])" office:value-type="float" office:value="0.000666913228427331" calcext:value-type="float">
            <text:p>0.0006669132</text:p>
          </table:table-cell>
          <table:table-cell office:value-type="float" office:value="0.436822" calcext:value-type="float">
            <text:p>0.436822</text:p>
          </table:table-cell>
          <table:table-cell table:formula="of:=[.D106]*109.76" office:value-type="float" office:value="47.94558272" calcext:value-type="float">
            <text:p>47.94558272</text:p>
          </table:table-cell>
          <table:table-cell table:formula="of:=[.E106]*1E-018" office:value-type="float" office:value="4.794558272E-017" calcext:value-type="float">
            <text:p>4.794558272E-017</text:p>
          </table:table-cell>
          <table:table-cell table:number-columns-repeated="4"/>
        </table:table-row>
        <table:table-row table:style-name="ro1">
          <table:table-cell office:value-type="float" office:value="15.343" calcext:value-type="float">
            <text:p>15.343</text:p>
          </table:table-cell>
          <table:table-cell office:value-type="float" office:value="0.0015381" calcext:value-type="float">
            <text:p>0.0015381</text:p>
          </table:table-cell>
          <table:table-cell table:formula="of:=([.B107]*[.A107]*[.$J$2])/([.$G$2]*[.F107]*[.$I$2])" office:value-type="float" office:value="0.000666924442013326" calcext:value-type="float">
            <text:p>0.0006669244</text:p>
          </table:table-cell>
          <table:table-cell office:value-type="float" office:value="0.435229" calcext:value-type="float">
            <text:p>0.435229</text:p>
          </table:table-cell>
          <table:table-cell table:formula="of:=[.D107]*109.76" office:value-type="float" office:value="47.77073504" calcext:value-type="float">
            <text:p>47.77073504</text:p>
          </table:table-cell>
          <table:table-cell table:formula="of:=[.E107]*1E-018" office:value-type="float" office:value="4.777073504E-017" calcext:value-type="float">
            <text:p>4.777073504E-017</text:p>
          </table:table-cell>
          <table:table-cell table:number-columns-repeated="4"/>
        </table:table-row>
        <table:table-row table:style-name="ro1">
          <table:table-cell office:value-type="float" office:value="15.426" calcext:value-type="float">
            <text:p>15.426</text:p>
          </table:table-cell>
          <table:table-cell office:value-type="float" office:value="0.0015236" calcext:value-type="float">
            <text:p>0.0015236</text:p>
          </table:table-cell>
          <table:table-cell table:formula="of:=([.B108]*[.A108]*[.$J$2])/([.$G$2]*[.F108]*[.$I$2])" office:value-type="float" office:value="0.000666890957239101" calcext:value-type="float">
            <text:p>0.000666891</text:p>
          </table:table-cell>
          <table:table-cell office:value-type="float" office:value="0.43348" calcext:value-type="float">
            <text:p>0.43348</text:p>
          </table:table-cell>
          <table:table-cell table:formula="of:=[.D108]*109.76" office:value-type="float" office:value="47.5787648" calcext:value-type="float">
            <text:p>47.5787648</text:p>
          </table:table-cell>
          <table:table-cell table:formula="of:=[.E108]*1E-018" office:value-type="float" office:value="4.75787648E-017" calcext:value-type="float">
            <text:p>4.75787648E-017</text:p>
          </table:table-cell>
          <table:table-cell table:number-columns-repeated="4"/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0.0015087" calcext:value-type="float">
            <text:p>0.0015087</text:p>
          </table:table-cell>
          <table:table-cell table:formula="of:=([.B109]*[.A109]*[.$J$2])/([.$G$2]*[.F109]*[.$I$2])" office:value-type="float" office:value="0.000666925205658337" calcext:value-type="float">
            <text:p>0.0006669252</text:p>
          </table:table-cell>
          <table:table-cell office:value-type="float" office:value="0.431556" calcext:value-type="float">
            <text:p>0.431556</text:p>
          </table:table-cell>
          <table:table-cell table:formula="of:=[.D109]*109.76" office:value-type="float" office:value="47.36758656" calcext:value-type="float">
            <text:p>47.36758656</text:p>
          </table:table-cell>
          <table:table-cell table:formula="of:=[.E109]*1E-018" office:value-type="float" office:value="4.736758656E-017" calcext:value-type="float">
            <text:p>4.736758656E-017</text:p>
          </table:table-cell>
          <table:table-cell table:number-columns-repeated="4"/>
        </table:table-row>
        <table:table-row table:style-name="ro1">
          <table:table-cell office:value-type="float" office:value="15.594" calcext:value-type="float">
            <text:p>15.594</text:p>
          </table:table-cell>
          <table:table-cell office:value-type="float" office:value="0.0014932" calcext:value-type="float">
            <text:p>0.0014932</text:p>
          </table:table-cell>
          <table:table-cell table:formula="of:=([.B110]*[.A110]*[.$J$2])/([.$G$2]*[.F110]*[.$I$2])" office:value-type="float" office:value="0.000666891876794658" calcext:value-type="float">
            <text:p>0.0006668919</text:p>
          </table:table-cell>
          <table:table-cell office:value-type="float" office:value="0.429457" calcext:value-type="float">
            <text:p>0.429457</text:p>
          </table:table-cell>
          <table:table-cell table:formula="of:=[.D110]*109.76" office:value-type="float" office:value="47.13720032" calcext:value-type="float">
            <text:p>47.13720032</text:p>
          </table:table-cell>
          <table:table-cell table:formula="of:=[.E110]*1E-018" office:value-type="float" office:value="4.713720032E-017" calcext:value-type="float">
            <text:p>4.713720032E-017</text:p>
          </table:table-cell>
          <table:table-cell table:number-columns-repeated="4"/>
        </table:table-row>
        <table:table-row table:style-name="ro1">
          <table:table-cell office:value-type="float" office:value="15.679" calcext:value-type="float">
            <text:p>15.679</text:p>
          </table:table-cell>
          <table:table-cell office:value-type="float" office:value="0.0014775" calcext:value-type="float">
            <text:p>0.0014775</text:p>
          </table:table-cell>
          <table:table-cell table:formula="of:=([.B111]*[.A111]*[.$J$2])/([.$G$2]*[.F111]*[.$I$2])" office:value-type="float" office:value="0.000666922821114051" calcext:value-type="float">
            <text:p>0.0006669228</text:p>
          </table:table-cell>
          <table:table-cell office:value-type="float" office:value="0.427238" calcext:value-type="float">
            <text:p>0.427238</text:p>
          </table:table-cell>
          <table:table-cell table:formula="of:=[.D111]*109.76" office:value-type="float" office:value="46.89364288" calcext:value-type="float">
            <text:p>46.89364288</text:p>
          </table:table-cell>
          <table:table-cell table:formula="of:=[.E111]*1E-018" office:value-type="float" office:value="4.689364288E-017" calcext:value-type="float">
            <text:p>4.689364288E-017</text:p>
          </table:table-cell>
          <table:table-cell table:number-columns-repeated="4"/>
        </table:table-row>
        <table:table-row table:style-name="ro1">
          <table:table-cell office:value-type="float" office:value="15.764" calcext:value-type="float">
            <text:p>15.764</text:p>
          </table:table-cell>
          <table:table-cell office:value-type="float" office:value="0.0014617" calcext:value-type="float">
            <text:p>0.0014617</text:p>
          </table:table-cell>
          <table:table-cell table:formula="of:=([.B112]*[.A112]*[.$J$2])/([.$G$2]*[.F112]*[.$I$2])" office:value-type="float" office:value="0.000666897130913079" calcext:value-type="float">
            <text:p>0.0006668971</text:p>
          </table:table-cell>
          <table:table-cell office:value-type="float" office:value="0.424977" calcext:value-type="float">
            <text:p>0.424977</text:p>
          </table:table-cell>
          <table:table-cell table:formula="of:=[.D112]*109.76" office:value-type="float" office:value="46.64547552" calcext:value-type="float">
            <text:p>46.64547552</text:p>
          </table:table-cell>
          <table:table-cell table:formula="of:=[.E112]*1E-018" office:value-type="float" office:value="4.664547552E-017" calcext:value-type="float">
            <text:p>4.664547552E-017</text:p>
          </table:table-cell>
          <table:table-cell table:number-columns-repeated="4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0.0014465" calcext:value-type="float">
            <text:p>0.0014465</text:p>
          </table:table-cell>
          <table:table-cell table:formula="of:=([.B113]*[.A113]*[.$J$2])/([.$G$2]*[.F113]*[.$I$2])" office:value-type="float" office:value="0.000666917739945071" calcext:value-type="float">
            <text:p>0.0006669177</text:p>
          </table:table-cell>
          <table:table-cell office:value-type="float" office:value="0.422839" calcext:value-type="float">
            <text:p>0.422839</text:p>
          </table:table-cell>
          <table:table-cell table:formula="of:=[.D113]*109.76" office:value-type="float" office:value="46.41080864" calcext:value-type="float">
            <text:p>46.41080864</text:p>
          </table:table-cell>
          <table:table-cell table:formula="of:=[.E113]*1E-018" office:value-type="float" office:value="4.641080864E-017" calcext:value-type="float">
            <text:p>4.641080864E-017</text:p>
          </table:table-cell>
          <table:table-cell table:number-columns-repeated="4"/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0.0014325" calcext:value-type="float">
            <text:p>0.0014325</text:p>
          </table:table-cell>
          <table:table-cell table:formula="of:=([.B114]*[.A114]*[.$J$2])/([.$G$2]*[.F114]*[.$I$2])" office:value-type="float" office:value="0.000666913940495567" calcext:value-type="float">
            <text:p>0.0006669139</text:p>
          </table:table-cell>
          <table:table-cell office:value-type="float" office:value="0.421021" calcext:value-type="float">
            <text:p>0.421021</text:p>
          </table:table-cell>
          <table:table-cell table:formula="of:=[.D114]*109.76" office:value-type="float" office:value="46.21126496" calcext:value-type="float">
            <text:p>46.21126496</text:p>
          </table:table-cell>
          <table:table-cell table:formula="of:=[.E114]*1E-018" office:value-type="float" office:value="4.621126496E-017" calcext:value-type="float">
            <text:p>4.621126496E-017</text:p>
          </table:table-cell>
          <table:table-cell table:number-columns-repeated="4"/>
        </table:table-row>
        <table:table-row table:style-name="ro1">
          <table:table-cell office:value-type="float" office:value="16.022" calcext:value-type="float">
            <text:p>16.022</text:p>
          </table:table-cell>
          <table:table-cell office:value-type="float" office:value="0.0014197" calcext:value-type="float">
            <text:p>0.0014197</text:p>
          </table:table-cell>
          <table:table-cell table:formula="of:=([.B115]*[.A115]*[.$J$2])/([.$G$2]*[.F115]*[.$I$2])" office:value-type="float" office:value="0.000666916756822838" calcext:value-type="float">
            <text:p>0.0006669168</text:p>
          </table:table-cell>
          <table:table-cell office:value-type="float" office:value="0.419509" calcext:value-type="float">
            <text:p>0.419509</text:p>
          </table:table-cell>
          <table:table-cell table:formula="of:=[.D115]*109.76" office:value-type="float" office:value="46.04530784" calcext:value-type="float">
            <text:p>46.04530784</text:p>
          </table:table-cell>
          <table:table-cell table:formula="of:=[.E115]*1E-018" office:value-type="float" office:value="4.604530784E-017" calcext:value-type="float">
            <text:p>4.604530784E-017</text:p>
          </table:table-cell>
          <table:table-cell table:number-columns-repeated="4"/>
        </table:table-row>
        <table:table-row table:style-name="ro1">
          <table:table-cell office:value-type="float" office:value="16.109" calcext:value-type="float">
            <text:p>16.109</text:p>
          </table:table-cell>
          <table:table-cell office:value-type="float" office:value="0.0014071" calcext:value-type="float">
            <text:p>0.0014071</text:p>
          </table:table-cell>
          <table:table-cell table:formula="of:=([.B116]*[.A116]*[.$J$2])/([.$G$2]*[.F116]*[.$I$2])" office:value-type="float" office:value="0.000666909642638893" calcext:value-type="float">
            <text:p>0.0006669096</text:p>
          </table:table-cell>
          <table:table-cell office:value-type="float" office:value="0.418048" calcext:value-type="float">
            <text:p>0.418048</text:p>
          </table:table-cell>
          <table:table-cell table:formula="of:=[.D116]*109.76" office:value-type="float" office:value="45.88494848" calcext:value-type="float">
            <text:p>45.88494848</text:p>
          </table:table-cell>
          <table:table-cell table:formula="of:=[.E116]*1E-018" office:value-type="float" office:value="4.588494848E-017" calcext:value-type="float">
            <text:p>4.588494848E-017</text:p>
          </table:table-cell>
          <table:table-cell table:number-columns-repeated="4"/>
        </table:table-row>
        <table:table-row table:style-name="ro1">
          <table:table-cell office:value-type="float" office:value="16.197" calcext:value-type="float">
            <text:p>16.197</text:p>
          </table:table-cell>
          <table:table-cell office:value-type="float" office:value="0.0013941" calcext:value-type="float">
            <text:p>0.0013941</text:p>
          </table:table-cell>
          <table:table-cell table:formula="of:=([.B117]*[.A117]*[.$J$2])/([.$G$2]*[.F117]*[.$I$2])" office:value-type="float" office:value="0.000666932576492759" calcext:value-type="float">
            <text:p>0.0006669326</text:p>
          </table:table-cell>
          <table:table-cell office:value-type="float" office:value="0.416434" calcext:value-type="float">
            <text:p>0.416434</text:p>
          </table:table-cell>
          <table:table-cell table:formula="of:=[.D117]*109.76" office:value-type="float" office:value="45.70779584" calcext:value-type="float">
            <text:p>45.70779584</text:p>
          </table:table-cell>
          <table:table-cell table:formula="of:=[.E117]*1E-018" office:value-type="float" office:value="4.570779584E-017" calcext:value-type="float">
            <text:p>4.570779584E-017</text:p>
          </table:table-cell>
          <table:table-cell table:number-columns-repeated="4"/>
        </table:table-row>
        <table:table-row table:style-name="ro1">
          <table:table-cell office:value-type="float" office:value="16.285" calcext:value-type="float">
            <text:p>16.285</text:p>
          </table:table-cell>
          <table:table-cell office:value-type="float" office:value="0.0013807" calcext:value-type="float">
            <text:p>0.0013807</text:p>
          </table:table-cell>
          <table:table-cell table:formula="of:=([.B118]*[.A118]*[.$J$2])/([.$G$2]*[.F118]*[.$I$2])" office:value-type="float" office:value="0.000666924607841347" calcext:value-type="float">
            <text:p>0.0006669246</text:p>
          </table:table-cell>
          <table:table-cell office:value-type="float" office:value="0.414677" calcext:value-type="float">
            <text:p>0.414677</text:p>
          </table:table-cell>
          <table:table-cell table:formula="of:=[.D118]*109.76" office:value-type="float" office:value="45.51494752" calcext:value-type="float">
            <text:p>45.51494752</text:p>
          </table:table-cell>
          <table:table-cell table:formula="of:=[.E118]*1E-018" office:value-type="float" office:value="4.551494752E-017" calcext:value-type="float">
            <text:p>4.551494752E-017</text:p>
          </table:table-cell>
          <table:table-cell table:number-columns-repeated="4"/>
        </table:table-row>
        <table:table-row table:style-name="ro1">
          <table:table-cell office:value-type="float" office:value="16.373" calcext:value-type="float">
            <text:p>16.373</text:p>
          </table:table-cell>
          <table:table-cell office:value-type="float" office:value="0.0013671" calcext:value-type="float">
            <text:p>0.0013671</text:p>
          </table:table-cell>
          <table:table-cell table:formula="of:=([.B119]*[.A119]*[.$J$2])/([.$G$2]*[.F119]*[.$I$2])" office:value-type="float" office:value="0.000666907058323861" calcext:value-type="float">
            <text:p>0.0006669071</text:p>
          </table:table-cell>
          <table:table-cell office:value-type="float" office:value="0.412822" calcext:value-type="float">
            <text:p>0.412822</text:p>
          </table:table-cell>
          <table:table-cell table:formula="of:=[.D119]*109.76" office:value-type="float" office:value="45.31134272" calcext:value-type="float">
            <text:p>45.31134272</text:p>
          </table:table-cell>
          <table:table-cell table:formula="of:=[.E119]*1E-018" office:value-type="float" office:value="4.531134272E-017" calcext:value-type="float">
            <text:p>4.531134272E-017</text:p>
          </table:table-cell>
          <table:table-cell table:number-columns-repeated="4"/>
        </table:table-row>
        <table:table-row table:style-name="ro1">
          <table:table-cell office:value-type="float" office:value="16.462" calcext:value-type="float">
            <text:p>16.462</text:p>
          </table:table-cell>
          <table:table-cell office:value-type="float" office:value="0.0013531" calcext:value-type="float">
            <text:p>0.0013531</text:p>
          </table:table-cell>
          <table:table-cell table:formula="of:=([.B120]*[.A120]*[.$J$2])/([.$G$2]*[.F120]*[.$I$2])" office:value-type="float" office:value="0.000666914300193076" calcext:value-type="float">
            <text:p>0.0006669143</text:p>
          </table:table-cell>
          <table:table-cell office:value-type="float" office:value="0.410811" calcext:value-type="float">
            <text:p>0.410811</text:p>
          </table:table-cell>
          <table:table-cell table:formula="of:=[.D120]*109.76" office:value-type="float" office:value="45.09061536" calcext:value-type="float">
            <text:p>45.09061536</text:p>
          </table:table-cell>
          <table:table-cell table:formula="of:=[.E120]*1E-018" office:value-type="float" office:value="4.509061536E-017" calcext:value-type="float">
            <text:p>4.509061536E-017</text:p>
          </table:table-cell>
          <table:table-cell table:number-columns-repeated="4"/>
        </table:table-row>
        <table:table-row table:style-name="ro1">
          <table:table-cell office:value-type="float" office:value="16.552" calcext:value-type="float">
            <text:p>16.552</text:p>
          </table:table-cell>
          <table:table-cell office:value-type="float" office:value="0.0013383" calcext:value-type="float">
            <text:p>0.0013383</text:p>
          </table:table-cell>
          <table:table-cell table:formula="of:=([.B121]*[.A121]*[.$J$2])/([.$G$2]*[.F121]*[.$I$2])" office:value-type="float" office:value="0.000666948593251237" calcext:value-type="float">
            <text:p>0.0006669486</text:p>
          </table:table-cell>
          <table:table-cell office:value-type="float" office:value="0.408518" calcext:value-type="float">
            <text:p>0.408518</text:p>
          </table:table-cell>
          <table:table-cell table:formula="of:=[.D121]*109.76" office:value-type="float" office:value="44.83893568" calcext:value-type="float">
            <text:p>44.83893568</text:p>
          </table:table-cell>
          <table:table-cell table:formula="of:=[.E121]*1E-018" office:value-type="float" office:value="4.483893568E-017" calcext:value-type="float">
            <text:p>4.483893568E-017</text:p>
          </table:table-cell>
          <table:table-cell table:number-columns-repeated="4"/>
        </table:table-row>
        <table:table-row table:style-name="ro1">
          <table:table-cell office:value-type="float" office:value="16.641" calcext:value-type="float">
            <text:p>16.641</text:p>
          </table:table-cell>
          <table:table-cell office:value-type="float" office:value="0.0013227" calcext:value-type="float">
            <text:p>0.0013227</text:p>
          </table:table-cell>
          <table:table-cell table:formula="of:=([.B122]*[.A122]*[.$J$2])/([.$G$2]*[.F122]*[.$I$2])" office:value-type="float" office:value="0.000666932280793158" calcext:value-type="float">
            <text:p>0.0006669323</text:p>
          </table:table-cell>
          <table:table-cell office:value-type="float" office:value="0.405937" calcext:value-type="float">
            <text:p>0.405937</text:p>
          </table:table-cell>
          <table:table-cell table:formula="of:=[.D122]*109.76" office:value-type="float" office:value="44.55564512" calcext:value-type="float">
            <text:p>44.55564512</text:p>
          </table:table-cell>
          <table:table-cell table:formula="of:=[.E122]*1E-018" office:value-type="float" office:value="4.455564512E-017" calcext:value-type="float">
            <text:p>4.455564512E-017</text:p>
          </table:table-cell>
          <table:table-cell table:number-columns-repeated="4"/>
        </table:table-row>
        <table:table-row table:style-name="ro1">
          <table:table-cell office:value-type="float" office:value="16.732" calcext:value-type="float">
            <text:p>16.732</text:p>
          </table:table-cell>
          <table:table-cell office:value-type="float" office:value="0.0013072" calcext:value-type="float">
            <text:p>0.0013072</text:p>
          </table:table-cell>
          <table:table-cell table:formula="of:=([.B123]*[.A123]*[.$J$2])/([.$G$2]*[.F123]*[.$I$2])" office:value-type="float" office:value="0.000666956862901682" calcext:value-type="float">
            <text:p>0.0006669569</text:p>
          </table:table-cell>
          <table:table-cell office:value-type="float" office:value="0.403359" calcext:value-type="float">
            <text:p>0.403359</text:p>
          </table:table-cell>
          <table:table-cell table:formula="of:=[.D123]*109.76" office:value-type="float" office:value="44.27268384" calcext:value-type="float">
            <text:p>44.27268384</text:p>
          </table:table-cell>
          <table:table-cell table:formula="of:=[.E123]*1E-018" office:value-type="float" office:value="4.427268384E-017" calcext:value-type="float">
            <text:p>4.427268384E-017</text:p>
          </table:table-cell>
          <table:table-cell table:number-columns-repeated="4"/>
        </table:table-row>
        <table:table-row table:style-name="ro1">
          <table:table-cell office:value-type="float" office:value="16.823" calcext:value-type="float">
            <text:p>16.823</text:p>
          </table:table-cell>
          <table:table-cell office:value-type="float" office:value="0.0012935" calcext:value-type="float">
            <text:p>0.0012935</text:p>
          </table:table-cell>
          <table:table-cell table:formula="of:=([.B124]*[.A124]*[.$J$2])/([.$G$2]*[.F124]*[.$I$2])" office:value-type="float" office:value="0.000666965803116879" calcext:value-type="float">
            <text:p>0.0006669658</text:p>
          </table:table-cell>
          <table:table-cell office:value-type="float" office:value="0.401297" calcext:value-type="float">
            <text:p>0.401297</text:p>
          </table:table-cell>
          <table:table-cell table:formula="of:=[.D124]*109.76" office:value-type="float" office:value="44.04635872" calcext:value-type="float">
            <text:p>44.04635872</text:p>
          </table:table-cell>
          <table:table-cell table:formula="of:=[.E124]*1E-018" office:value-type="float" office:value="4.404635872E-017" calcext:value-type="float">
            <text:p>4.404635872E-017</text:p>
          </table:table-cell>
          <table:table-cell table:number-columns-repeated="4"/>
        </table:table-row>
        <table:table-row table:style-name="ro1">
          <table:table-cell office:value-type="float" office:value="16.914" calcext:value-type="float">
            <text:p>16.914</text:p>
          </table:table-cell>
          <table:table-cell office:value-type="float" office:value="0.0012792" calcext:value-type="float">
            <text:p>0.0012792</text:p>
          </table:table-cell>
          <table:table-cell table:formula="of:=([.B125]*[.A125]*[.$J$2])/([.$G$2]*[.F125]*[.$I$2])" office:value-type="float" office:value="0.000666911102536347" calcext:value-type="float">
            <text:p>0.0006669111</text:p>
          </table:table-cell>
          <table:table-cell office:value-type="float" office:value="0.39904" calcext:value-type="float">
            <text:p>0.39904</text:p>
          </table:table-cell>
          <table:table-cell table:formula="of:=[.D125]*109.76" office:value-type="float" office:value="43.7986304" calcext:value-type="float">
            <text:p>43.7986304</text:p>
          </table:table-cell>
          <table:table-cell table:formula="of:=[.E125]*1E-018" office:value-type="float" office:value="4.37986304E-017" calcext:value-type="float">
            <text:p>4.37986304E-017</text:p>
          </table:table-cell>
          <table:table-cell table:number-columns-repeated="4"/>
        </table:table-row>
        <table:table-row table:style-name="ro1">
          <table:table-cell office:value-type="float" office:value="17.006" calcext:value-type="float">
            <text:p>17.006</text:p>
          </table:table-cell>
          <table:table-cell office:value-type="float" office:value="0.0012642" calcext:value-type="float">
            <text:p>0.0012642</text:p>
          </table:table-cell>
          <table:table-cell table:formula="of:=([.B126]*[.A126]*[.$J$2])/([.$G$2]*[.F126]*[.$I$2])" office:value-type="float" office:value="0.000666915921228646" calcext:value-type="float">
            <text:p>0.0006669159</text:p>
          </table:table-cell>
          <table:table-cell office:value-type="float" office:value="0.396503" calcext:value-type="float">
            <text:p>0.396503</text:p>
          </table:table-cell>
          <table:table-cell table:formula="of:=[.D126]*109.76" office:value-type="float" office:value="43.52016928" calcext:value-type="float">
            <text:p>43.52016928</text:p>
          </table:table-cell>
          <table:table-cell table:formula="of:=[.E126]*1E-018" office:value-type="float" office:value="4.352016928E-017" calcext:value-type="float">
            <text:p>4.352016928E-017</text:p>
          </table:table-cell>
          <table:table-cell table:number-columns-repeated="4"/>
        </table:table-row>
        <table:table-row table:style-name="ro1">
          <table:table-cell office:value-type="float" office:value="17.098" calcext:value-type="float">
            <text:p>17.098</text:p>
          </table:table-cell>
          <table:table-cell office:value-type="float" office:value="0.0012498" calcext:value-type="float">
            <text:p>0.0012498</text:p>
          </table:table-cell>
          <table:table-cell table:formula="of:=([.B127]*[.A127]*[.$J$2])/([.$G$2]*[.F127]*[.$I$2])" office:value-type="float" office:value="0.000666912845795748" calcext:value-type="float">
            <text:p>0.0006669128</text:p>
          </table:table-cell>
          <table:table-cell office:value-type="float" office:value="0.394109" calcext:value-type="float">
            <text:p>0.394109</text:p>
          </table:table-cell>
          <table:table-cell table:formula="of:=[.D127]*109.76" office:value-type="float" office:value="43.25740384" calcext:value-type="float">
            <text:p>43.25740384</text:p>
          </table:table-cell>
          <table:table-cell table:formula="of:=[.E127]*1E-018" office:value-type="float" office:value="4.325740384E-017" calcext:value-type="float">
            <text:p>4.325740384E-017</text:p>
          </table:table-cell>
          <table:table-cell table:number-columns-repeated="4"/>
        </table:table-row>
        <table:table-row table:style-name="ro1">
          <table:table-cell office:value-type="float" office:value="17.191" calcext:value-type="float">
            <text:p>17.191</text:p>
          </table:table-cell>
          <table:table-cell office:value-type="float" office:value="0.0012354" calcext:value-type="float">
            <text:p>0.0012354</text:p>
          </table:table-cell>
          <table:table-cell table:formula="of:=([.B128]*[.A128]*[.$J$2])/([.$G$2]*[.F128]*[.$I$2])" office:value-type="float" office:value="0.000666952161886633" calcext:value-type="float">
            <text:p>0.0006669522</text:p>
          </table:table-cell>
          <table:table-cell office:value-type="float" office:value="0.391664" calcext:value-type="float">
            <text:p>0.391664</text:p>
          </table:table-cell>
          <table:table-cell table:formula="of:=[.D128]*109.76" office:value-type="float" office:value="42.98904064" calcext:value-type="float">
            <text:p>42.98904064</text:p>
          </table:table-cell>
          <table:table-cell table:formula="of:=[.E128]*1E-018" office:value-type="float" office:value="4.298904064E-017" calcext:value-type="float">
            <text:p>4.298904064E-017</text:p>
          </table:table-cell>
          <table:table-cell table:number-columns-repeated="4"/>
        </table:table-row>
        <table:table-row table:style-name="ro1">
          <table:table-cell office:value-type="float" office:value="17.284" calcext:value-type="float">
            <text:p>17.284</text:p>
          </table:table-cell>
          <table:table-cell office:value-type="float" office:value="0.0012201" calcext:value-type="float">
            <text:p>0.0012201</text:p>
          </table:table-cell>
          <table:table-cell table:formula="of:=([.B129]*[.A129]*[.$J$2])/([.$G$2]*[.F129]*[.$I$2])" office:value-type="float" office:value="0.000666938379609969" calcext:value-type="float">
            <text:p>0.0006669384</text:p>
          </table:table-cell>
          <table:table-cell office:value-type="float" office:value="0.388914" calcext:value-type="float">
            <text:p>0.388914</text:p>
          </table:table-cell>
          <table:table-cell table:formula="of:=[.D129]*109.76" office:value-type="float" office:value="42.68720064" calcext:value-type="float">
            <text:p>42.68720064</text:p>
          </table:table-cell>
          <table:table-cell table:formula="of:=[.E129]*1E-018" office:value-type="float" office:value="4.268720064E-017" calcext:value-type="float">
            <text:p>4.268720064E-017</text:p>
          </table:table-cell>
          <table:table-cell table:number-columns-repeated="4"/>
        </table:table-row>
        <table:table-row table:style-name="ro1">
          <table:table-cell office:value-type="float" office:value="17.378" calcext:value-type="float">
            <text:p>17.378</text:p>
          </table:table-cell>
          <table:table-cell office:value-type="float" office:value="0.001204" calcext:value-type="float">
            <text:p>0.001204</text:p>
          </table:table-cell>
          <table:table-cell table:formula="of:=([.B130]*[.A130]*[.$J$2])/([.$G$2]*[.F130]*[.$I$2])" office:value-type="float" office:value="0.000666911160079566" calcext:value-type="float">
            <text:p>0.0006669112</text:p>
          </table:table-cell>
          <table:table-cell office:value-type="float" office:value="0.385885" calcext:value-type="float">
            <text:p>0.385885</text:p>
          </table:table-cell>
          <table:table-cell table:formula="of:=[.D130]*109.76" office:value-type="float" office:value="42.3547376" calcext:value-type="float">
            <text:p>42.3547376</text:p>
          </table:table-cell>
          <table:table-cell table:formula="of:=[.E130]*1E-018" office:value-type="float" office:value="4.23547376E-017" calcext:value-type="float">
            <text:p>4.23547376E-017</text:p>
          </table:table-cell>
          <table:table-cell table:number-columns-repeated="4"/>
        </table:table-row>
        <table:table-row table:style-name="ro1">
          <table:table-cell office:value-type="float" office:value="17.473" calcext:value-type="float">
            <text:p>17.473</text:p>
          </table:table-cell>
          <table:table-cell office:value-type="float" office:value="0.0011879" calcext:value-type="float">
            <text:p>0.0011879</text:p>
          </table:table-cell>
          <table:table-cell table:formula="of:=([.B131]*[.A131]*[.$J$2])/([.$G$2]*[.F131]*[.$I$2])" office:value-type="float" office:value="0.000666956828632362" calcext:value-type="float">
            <text:p>0.0006669568</text:p>
          </table:table-cell>
          <table:table-cell office:value-type="float" office:value="0.38278" calcext:value-type="float">
            <text:p>0.38278</text:p>
          </table:table-cell>
          <table:table-cell table:formula="of:=[.D131]*109.76" office:value-type="float" office:value="42.0139328" calcext:value-type="float">
            <text:p>42.0139328</text:p>
          </table:table-cell>
          <table:table-cell table:formula="of:=[.E131]*1E-018" office:value-type="float" office:value="4.20139328E-017" calcext:value-type="float">
            <text:p>4.20139328E-017</text:p>
          </table:table-cell>
          <table:table-cell table:number-columns-repeated="4"/>
        </table:table-row>
        <table:table-row table:style-name="ro1">
          <table:table-cell office:value-type="float" office:value="17.567" calcext:value-type="float">
            <text:p>17.567</text:p>
          </table:table-cell>
          <table:table-cell office:value-type="float" office:value="0.0011721" calcext:value-type="float">
            <text:p>0.0011721</text:p>
          </table:table-cell>
          <table:table-cell table:formula="of:=([.B132]*[.A132]*[.$J$2])/([.$G$2]*[.F132]*[.$I$2])" office:value-type="float" office:value="0.000666891125264846" calcext:value-type="float">
            <text:p>0.0006668911</text:p>
          </table:table-cell>
          <table:table-cell office:value-type="float" office:value="0.379758" calcext:value-type="float">
            <text:p>0.379758</text:p>
          </table:table-cell>
          <table:table-cell table:formula="of:=[.D132]*109.76" office:value-type="float" office:value="41.68223808" calcext:value-type="float">
            <text:p>41.68223808</text:p>
          </table:table-cell>
          <table:table-cell table:formula="of:=[.E132]*1E-018" office:value-type="float" office:value="4.168223808E-017" calcext:value-type="float">
            <text:p>4.168223808E-017</text:p>
          </table:table-cell>
          <table:table-cell table:number-columns-repeated="4"/>
        </table:table-row>
        <table:table-row table:style-name="ro1">
          <table:table-cell office:value-type="float" office:value="17.663" calcext:value-type="float">
            <text:p>17.663</text:p>
          </table:table-cell>
          <table:table-cell office:value-type="float" office:value="0.0011568" calcext:value-type="float">
            <text:p>0.0011568</text:p>
          </table:table-cell>
          <table:table-cell table:formula="of:=([.B133]*[.A133]*[.$J$2])/([.$G$2]*[.F133]*[.$I$2])" office:value-type="float" office:value="0.000666923051095671" calcext:value-type="float">
            <text:p>0.0006669231</text:p>
          </table:table-cell>
          <table:table-cell office:value-type="float" office:value="0.376831" calcext:value-type="float">
            <text:p>0.376831</text:p>
          </table:table-cell>
          <table:table-cell table:formula="of:=[.D133]*109.76" office:value-type="float" office:value="41.36097056" calcext:value-type="float">
            <text:p>41.36097056</text:p>
          </table:table-cell>
          <table:table-cell table:formula="of:=[.E133]*1E-018" office:value-type="float" office:value="4.136097056E-017" calcext:value-type="float">
            <text:p>4.136097056E-017</text:p>
          </table:table-cell>
          <table:table-cell table:number-columns-repeated="4"/>
        </table:table-row>
        <table:table-row table:style-name="ro1">
          <table:table-cell office:value-type="float" office:value="17.759" calcext:value-type="float">
            <text:p>17.759</text:p>
          </table:table-cell>
          <table:table-cell office:value-type="float" office:value="0.0011419" calcext:value-type="float">
            <text:p>0.0011419</text:p>
          </table:table-cell>
          <table:table-cell table:formula="of:=([.B134]*[.A134]*[.$J$2])/([.$G$2]*[.F134]*[.$I$2])" office:value-type="float" office:value="0.000666948037318409" calcext:value-type="float">
            <text:p>0.000666948</text:p>
          </table:table-cell>
          <table:table-cell office:value-type="float" office:value="0.373985" calcext:value-type="float">
            <text:p>0.373985</text:p>
          </table:table-cell>
          <table:table-cell table:formula="of:=[.D134]*109.76" office:value-type="float" office:value="41.0485936" calcext:value-type="float">
            <text:p>41.0485936</text:p>
          </table:table-cell>
          <table:table-cell table:formula="of:=[.E134]*1E-018" office:value-type="float" office:value="4.10485936E-017" calcext:value-type="float">
            <text:p>4.10485936E-017</text:p>
          </table:table-cell>
          <table:table-cell table:number-columns-repeated="4"/>
        </table:table-row>
        <table:table-row table:style-name="ro1">
          <table:table-cell office:value-type="float" office:value="17.855" calcext:value-type="float">
            <text:p>17.855</text:p>
          </table:table-cell>
          <table:table-cell office:value-type="float" office:value="0.0011273" calcext:value-type="float">
            <text:p>0.0011273</text:p>
          </table:table-cell>
          <table:table-cell table:formula="of:=([.B135]*[.A135]*[.$J$2])/([.$G$2]*[.F135]*[.$I$2])" office:value-type="float" office:value="0.000666923140962786" calcext:value-type="float">
            <text:p>0.0006669231</text:p>
          </table:table-cell>
          <table:table-cell office:value-type="float" office:value="0.371213" calcext:value-type="float">
            <text:p>0.371213</text:p>
          </table:table-cell>
          <table:table-cell table:formula="of:=[.D135]*109.76" office:value-type="float" office:value="40.74433888" calcext:value-type="float">
            <text:p>40.74433888</text:p>
          </table:table-cell>
          <table:table-cell table:formula="of:=[.E135]*1E-018" office:value-type="float" office:value="4.074433888E-017" calcext:value-type="float">
            <text:p>4.074433888E-017</text:p>
          </table:table-cell>
          <table:table-cell table:number-columns-repeated="4"/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0.0011131" calcext:value-type="float">
            <text:p>0.0011131</text:p>
          </table:table-cell>
          <table:table-cell table:formula="of:=([.B136]*[.A136]*[.$J$2])/([.$G$2]*[.F136]*[.$I$2])" office:value-type="float" office:value="0.000666934532943138" calcext:value-type="float">
            <text:p>0.0006669345</text:p>
          </table:table-cell>
          <table:table-cell office:value-type="float" office:value="0.368522" calcext:value-type="float">
            <text:p>0.368522</text:p>
          </table:table-cell>
          <table:table-cell table:formula="of:=[.D136]*109.76" office:value-type="float" office:value="40.44897472" calcext:value-type="float">
            <text:p>40.44897472</text:p>
          </table:table-cell>
          <table:table-cell table:formula="of:=[.E136]*1E-018" office:value-type="float" office:value="4.044897472E-017" calcext:value-type="float">
            <text:p>4.044897472E-017</text:p>
          </table:table-cell>
          <table:table-cell table:number-columns-repeated="4"/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0.0010992" calcext:value-type="float">
            <text:p>0.0010992</text:p>
          </table:table-cell>
          <table:table-cell table:formula="of:=([.B137]*[.A137]*[.$J$2])/([.$G$2]*[.F137]*[.$I$2])" office:value-type="float" office:value="0.000666919345519583" calcext:value-type="float">
            <text:p>0.0006669193</text:p>
          </table:table-cell>
          <table:table-cell office:value-type="float" office:value="0.365915" calcext:value-type="float">
            <text:p>0.365915</text:p>
          </table:table-cell>
          <table:table-cell table:formula="of:=[.D137]*109.76" office:value-type="float" office:value="40.1628304" calcext:value-type="float">
            <text:p>40.1628304</text:p>
          </table:table-cell>
          <table:table-cell table:formula="of:=[.E137]*1E-018" office:value-type="float" office:value="4.01628304E-017" calcext:value-type="float">
            <text:p>4.01628304E-017</text:p>
          </table:table-cell>
          <table:table-cell table:number-columns-repeated="4"/>
        </table:table-row>
        <table:table-row table:style-name="ro1">
          <table:table-cell office:value-type="float" office:value="18.148" calcext:value-type="float">
            <text:p>18.148</text:p>
          </table:table-cell>
          <table:table-cell office:value-type="float" office:value="0.0010857" calcext:value-type="float">
            <text:p>0.0010857</text:p>
          </table:table-cell>
          <table:table-cell table:formula="of:=([.B138]*[.A138]*[.$J$2])/([.$G$2]*[.F138]*[.$I$2])" office:value-type="float" office:value="0.000666917954601109" calcext:value-type="float">
            <text:p>0.000666918</text:p>
          </table:table-cell>
          <table:table-cell office:value-type="float" office:value="0.363384" calcext:value-type="float">
            <text:p>0.363384</text:p>
          </table:table-cell>
          <table:table-cell table:formula="of:=[.D138]*109.76" office:value-type="float" office:value="39.88502784" calcext:value-type="float">
            <text:p>39.88502784</text:p>
          </table:table-cell>
          <table:table-cell table:formula="of:=[.E138]*1E-018" office:value-type="float" office:value="3.988502784E-017" calcext:value-type="float">
            <text:p>3.988502784E-017</text:p>
          </table:table-cell>
          <table:table-cell table:number-columns-repeated="4"/>
        </table:table-row>
        <table:table-row table:style-name="ro1">
          <table:table-cell office:value-type="float" office:value="18.246" calcext:value-type="float">
            <text:p>18.246</text:p>
          </table:table-cell>
          <table:table-cell office:value-type="float" office:value="0.0010725" calcext:value-type="float">
            <text:p>0.0010725</text:p>
          </table:table-cell>
          <table:table-cell table:formula="of:=([.B139]*[.A139]*[.$J$2])/([.$G$2]*[.F139]*[.$I$2])" office:value-type="float" office:value="0.000666902043463451" calcext:value-type="float">
            <text:p>0.000666902</text:p>
          </table:table-cell>
          <table:table-cell office:value-type="float" office:value="0.360913" calcext:value-type="float">
            <text:p>0.360913</text:p>
          </table:table-cell>
          <table:table-cell table:formula="of:=[.D139]*109.76" office:value-type="float" office:value="39.61381088" calcext:value-type="float">
            <text:p>39.61381088</text:p>
          </table:table-cell>
          <table:table-cell table:formula="of:=[.E139]*1E-018" office:value-type="float" office:value="3.961381088E-017" calcext:value-type="float">
            <text:p>3.961381088E-017</text:p>
          </table:table-cell>
          <table:table-cell table:number-columns-repeated="4"/>
        </table:table-row>
        <table:table-row table:style-name="ro1">
          <table:table-cell office:value-type="float" office:value="18.345" calcext:value-type="float">
            <text:p>18.345</text:p>
          </table:table-cell>
          <table:table-cell office:value-type="float" office:value="0.0010595" calcext:value-type="float">
            <text:p>0.0010595</text:p>
          </table:table-cell>
          <table:table-cell table:formula="of:=([.B140]*[.A140]*[.$J$2])/([.$G$2]*[.F140]*[.$I$2])" office:value-type="float" office:value="0.000666905427792507" calcext:value-type="float">
            <text:p>0.0006669054</text:p>
          </table:table-cell>
          <table:table-cell office:value-type="float" office:value="0.358471" calcext:value-type="float">
            <text:p>0.358471</text:p>
          </table:table-cell>
          <table:table-cell table:formula="of:=[.D140]*109.76" office:value-type="float" office:value="39.34577696" calcext:value-type="float">
            <text:p>39.34577696</text:p>
          </table:table-cell>
          <table:table-cell table:formula="of:=[.E140]*1E-018" office:value-type="float" office:value="3.934577696E-017" calcext:value-type="float">
            <text:p>3.934577696E-017</text:p>
          </table:table-cell>
          <table:table-cell table:number-columns-repeated="4"/>
        </table:table-row>
        <table:table-row table:style-name="ro1">
          <table:table-cell office:value-type="float" office:value="18.445" calcext:value-type="float">
            <text:p>18.445</text:p>
          </table:table-cell>
          <table:table-cell office:value-type="float" office:value="0.0010465" calcext:value-type="float">
            <text:p>0.0010465</text:p>
          </table:table-cell>
          <table:table-cell table:formula="of:=([.B141]*[.A141]*[.$J$2])/([.$G$2]*[.F141]*[.$I$2])" office:value-type="float" office:value="0.000666959120576851" calcext:value-type="float">
            <text:p>0.0006669591</text:p>
          </table:table-cell>
          <table:table-cell office:value-type="float" office:value="0.355974" calcext:value-type="float">
            <text:p>0.355974</text:p>
          </table:table-cell>
          <table:table-cell table:formula="of:=[.D141]*109.76" office:value-type="float" office:value="39.07170624" calcext:value-type="float">
            <text:p>39.07170624</text:p>
          </table:table-cell>
          <table:table-cell table:formula="of:=[.E141]*1E-018" office:value-type="float" office:value="3.907170624E-017" calcext:value-type="float">
            <text:p>3.907170624E-017</text:p>
          </table:table-cell>
          <table:table-cell table:number-columns-repeated="4"/>
        </table:table-row>
        <table:table-row table:style-name="ro1">
          <table:table-cell office:value-type="float" office:value="18.545" calcext:value-type="float">
            <text:p>18.545</text:p>
          </table:table-cell>
          <table:table-cell office:value-type="float" office:value="0.0010331" calcext:value-type="float">
            <text:p>0.0010331</text:p>
          </table:table-cell>
          <table:table-cell table:formula="of:=([.B142]*[.A142]*[.$J$2])/([.$G$2]*[.F142]*[.$I$2])" office:value-type="float" office:value="0.000666936675977985" calcext:value-type="float">
            <text:p>0.0006669367</text:p>
          </table:table-cell>
          <table:table-cell office:value-type="float" office:value="0.353333" calcext:value-type="float">
            <text:p>0.353333</text:p>
          </table:table-cell>
          <table:table-cell table:formula="of:=[.D142]*109.76" office:value-type="float" office:value="38.78183008" calcext:value-type="float">
            <text:p>38.78183008</text:p>
          </table:table-cell>
          <table:table-cell table:formula="of:=[.E142]*1E-018" office:value-type="float" office:value="3.878183008E-017" calcext:value-type="float">
            <text:p>3.878183008E-017</text:p>
          </table:table-cell>
          <table:table-cell table:number-columns-repeated="4"/>
        </table:table-row>
        <table:table-row table:style-name="ro1">
          <table:table-cell office:value-type="float" office:value="18.646" calcext:value-type="float">
            <text:p>18.646</text:p>
          </table:table-cell>
          <table:table-cell office:value-type="float" office:value="0.0010194" calcext:value-type="float">
            <text:p>0.0010194</text:p>
          </table:table-cell>
          <table:table-cell table:formula="of:=([.B143]*[.A143]*[.$J$2])/([.$G$2]*[.F143]*[.$I$2])" office:value-type="float" office:value="0.000666942836628538" calcext:value-type="float">
            <text:p>0.0006669428</text:p>
          </table:table-cell>
          <table:table-cell office:value-type="float" office:value="0.350543" calcext:value-type="float">
            <text:p>0.350543</text:p>
          </table:table-cell>
          <table:table-cell table:formula="of:=[.D143]*109.76" office:value-type="float" office:value="38.47559968" calcext:value-type="float">
            <text:p>38.47559968</text:p>
          </table:table-cell>
          <table:table-cell table:formula="of:=[.E143]*1E-018" office:value-type="float" office:value="3.847559968E-017" calcext:value-type="float">
            <text:p>3.847559968E-017</text:p>
          </table:table-cell>
          <table:table-cell table:number-columns-repeated="4"/>
        </table:table-row>
        <table:table-row table:style-name="ro1">
          <table:table-cell office:value-type="float" office:value="18.747" calcext:value-type="float">
            <text:p>18.747</text:p>
          </table:table-cell>
          <table:table-cell office:value-type="float" office:value="0.0010057" calcext:value-type="float">
            <text:p>0.0010057</text:p>
          </table:table-cell>
          <table:table-cell table:formula="of:=([.B144]*[.A144]*[.$J$2])/([.$G$2]*[.F144]*[.$I$2])" office:value-type="float" office:value="0.00066691833738552" calcext:value-type="float">
            <text:p>0.0006669183</text:p>
          </table:table-cell>
          <table:table-cell office:value-type="float" office:value="0.347718" calcext:value-type="float">
            <text:p>0.347718</text:p>
          </table:table-cell>
          <table:table-cell table:formula="of:=[.D144]*109.76" office:value-type="float" office:value="38.16552768" calcext:value-type="float">
            <text:p>38.16552768</text:p>
          </table:table-cell>
          <table:table-cell table:formula="of:=[.E144]*1E-018" office:value-type="float" office:value="3.816552768E-017" calcext:value-type="float">
            <text:p>3.816552768E-017</text:p>
          </table:table-cell>
          <table:table-cell table:number-columns-repeated="4"/>
        </table:table-row>
        <table:table-row table:style-name="ro1">
          <table:table-cell office:value-type="float" office:value="18.849" calcext:value-type="float">
            <text:p>18.849</text:p>
          </table:table-cell>
          <table:table-cell office:value-type="float" office:value="0.0009924" calcext:value-type="float">
            <text:p>0.0009924</text:p>
          </table:table-cell>
          <table:table-cell table:formula="of:=([.B145]*[.A145]*[.$J$2])/([.$G$2]*[.F145]*[.$I$2])" office:value-type="float" office:value="0.000666938502557807" calcext:value-type="float">
            <text:p>0.0006669385</text:p>
          </table:table-cell>
          <table:table-cell office:value-type="float" office:value="0.344976" calcext:value-type="float">
            <text:p>0.344976</text:p>
          </table:table-cell>
          <table:table-cell table:formula="of:=[.D145]*109.76" office:value-type="float" office:value="37.86456576" calcext:value-type="float">
            <text:p>37.86456576</text:p>
          </table:table-cell>
          <table:table-cell table:formula="of:=[.E145]*1E-018" office:value-type="float" office:value="3.786456576E-017" calcext:value-type="float">
            <text:p>3.786456576E-017</text:p>
          </table:table-cell>
          <table:table-cell table:number-columns-repeated="4"/>
        </table:table-row>
        <table:table-row table:style-name="ro1">
          <table:table-cell office:value-type="float" office:value="18.951" calcext:value-type="float">
            <text:p>18.951</text:p>
          </table:table-cell>
          <table:table-cell office:value-type="float" office:value="0.00097956" calcext:value-type="float">
            <text:p>0.00097956</text:p>
          </table:table-cell>
          <table:table-cell table:formula="of:=([.B146]*[.A146]*[.$J$2])/([.$G$2]*[.F146]*[.$I$2])" office:value-type="float" office:value="0.000666927292357811" calcext:value-type="float">
            <text:p>0.0006669273</text:p>
          </table:table-cell>
          <table:table-cell office:value-type="float" office:value="0.342361" calcext:value-type="float">
            <text:p>0.342361</text:p>
          </table:table-cell>
          <table:table-cell table:formula="of:=[.D146]*109.76" office:value-type="float" office:value="37.57754336" calcext:value-type="float">
            <text:p>37.57754336</text:p>
          </table:table-cell>
          <table:table-cell table:formula="of:=[.E146]*1E-018" office:value-type="float" office:value="3.757754336E-017" calcext:value-type="float">
            <text:p>3.757754336E-017</text:p>
          </table:table-cell>
          <table:table-cell table:number-columns-repeated="4"/>
        </table:table-row>
        <table:table-row table:style-name="ro1">
          <table:table-cell office:value-type="float" office:value="19.054" calcext:value-type="float">
            <text:p>19.054</text:p>
          </table:table-cell>
          <table:table-cell office:value-type="float" office:value="0.00096714" calcext:value-type="float">
            <text:p>0.00096714</text:p>
          </table:table-cell>
          <table:table-cell table:formula="of:=([.B147]*[.A147]*[.$J$2])/([.$G$2]*[.F147]*[.$I$2])" office:value-type="float" office:value="0.000666923980593889" calcext:value-type="float">
            <text:p>0.000666924</text:p>
          </table:table-cell>
          <table:table-cell office:value-type="float" office:value="0.339859" calcext:value-type="float">
            <text:p>0.339859</text:p>
          </table:table-cell>
          <table:table-cell table:formula="of:=[.D147]*109.76" office:value-type="float" office:value="37.30292384" calcext:value-type="float">
            <text:p>37.30292384</text:p>
          </table:table-cell>
          <table:table-cell table:formula="of:=[.E147]*1E-018" office:value-type="float" office:value="3.730292384E-017" calcext:value-type="float">
            <text:p>3.730292384E-017</text:p>
          </table:table-cell>
          <table:table-cell table:number-columns-repeated="4"/>
        </table:table-row>
        <table:table-row table:style-name="ro1">
          <table:table-cell office:value-type="float" office:value="19.157" calcext:value-type="float">
            <text:p>19.157</text:p>
          </table:table-cell>
          <table:table-cell office:value-type="float" office:value="0.0009551" calcext:value-type="float">
            <text:p>0.0009551</text:p>
          </table:table-cell>
          <table:table-cell table:formula="of:=([.B148]*[.A148]*[.$J$2])/([.$G$2]*[.F148]*[.$I$2])" office:value-type="float" office:value="0.000666908901430655" calcext:value-type="float">
            <text:p>0.0006669089</text:p>
          </table:table-cell>
          <table:table-cell office:value-type="float" office:value="0.33745" calcext:value-type="float">
            <text:p>0.33745</text:p>
          </table:table-cell>
          <table:table-cell table:formula="of:=[.D148]*109.76" office:value-type="float" office:value="37.038512" calcext:value-type="float">
            <text:p>37.038512</text:p>
          </table:table-cell>
          <table:table-cell table:formula="of:=[.E148]*1E-018" office:value-type="float" office:value="3.7038512E-017" calcext:value-type="float">
            <text:p>3.7038512E-017</text:p>
          </table:table-cell>
          <table:table-cell table:number-columns-repeated="4"/>
        </table:table-row>
        <table:table-row table:style-name="ro1">
          <table:table-cell office:value-type="float" office:value="19.262" calcext:value-type="float">
            <text:p>19.262</text:p>
          </table:table-cell>
          <table:table-cell office:value-type="float" office:value="0.00094328" calcext:value-type="float">
            <text:p>0.00094328</text:p>
          </table:table-cell>
          <table:table-cell table:formula="of:=([.B149]*[.A149]*[.$J$2])/([.$G$2]*[.F149]*[.$I$2])" office:value-type="float" office:value="0.000666945748152389" calcext:value-type="float">
            <text:p>0.0006669457</text:p>
          </table:table-cell>
          <table:table-cell office:value-type="float" office:value="0.335082" calcext:value-type="float">
            <text:p>0.335082</text:p>
          </table:table-cell>
          <table:table-cell table:formula="of:=[.D149]*109.76" office:value-type="float" office:value="36.77860032" calcext:value-type="float">
            <text:p>36.77860032</text:p>
          </table:table-cell>
          <table:table-cell table:formula="of:=[.E149]*1E-018" office:value-type="float" office:value="3.677860032E-017" calcext:value-type="float">
            <text:p>3.677860032E-017</text:p>
          </table:table-cell>
          <table:table-cell table:number-columns-repeated="4"/>
        </table:table-row>
        <table:table-row table:style-name="ro1">
          <table:table-cell office:value-type="float" office:value="19.366" calcext:value-type="float">
            <text:p>19.366</text:p>
          </table:table-cell>
          <table:table-cell office:value-type="float" office:value="0.00093149" calcext:value-type="float">
            <text:p>0.00093149</text:p>
          </table:table-cell>
          <table:table-cell table:formula="of:=([.B150]*[.A150]*[.$J$2])/([.$G$2]*[.F150]*[.$I$2])" office:value-type="float" office:value="0.000666926508326072" calcext:value-type="float">
            <text:p>0.0006669265</text:p>
          </table:table-cell>
          <table:table-cell office:value-type="float" office:value="0.33269" calcext:value-type="float">
            <text:p>0.33269</text:p>
          </table:table-cell>
          <table:table-cell table:formula="of:=[.D150]*109.76" office:value-type="float" office:value="36.5160544" calcext:value-type="float">
            <text:p>36.5160544</text:p>
          </table:table-cell>
          <table:table-cell table:formula="of:=[.E150]*1E-018" office:value-type="float" office:value="3.65160544E-017" calcext:value-type="float">
            <text:p>3.65160544E-017</text:p>
          </table:table-cell>
          <table:table-cell table:number-columns-repeated="4"/>
        </table:table-row>
        <table:table-row table:style-name="ro1">
          <table:table-cell office:value-type="float" office:value="19.471" calcext:value-type="float">
            <text:p>19.471</text:p>
          </table:table-cell>
          <table:table-cell office:value-type="float" office:value="0.00091959" calcext:value-type="float">
            <text:p>0.00091959</text:p>
          </table:table-cell>
          <table:table-cell table:formula="of:=([.B151]*[.A151]*[.$J$2])/([.$G$2]*[.F151]*[.$I$2])" office:value-type="float" office:value="0.000666921595442828" calcext:value-type="float">
            <text:p>0.0006669216</text:p>
          </table:table-cell>
          <table:table-cell office:value-type="float" office:value="0.330223" calcext:value-type="float">
            <text:p>0.330223</text:p>
          </table:table-cell>
          <table:table-cell table:formula="of:=[.D151]*109.76" office:value-type="float" office:value="36.24527648" calcext:value-type="float">
            <text:p>36.24527648</text:p>
          </table:table-cell>
          <table:table-cell table:formula="of:=[.E151]*1E-018" office:value-type="float" office:value="3.624527648E-017" calcext:value-type="float">
            <text:p>3.624527648E-017</text:p>
          </table:table-cell>
          <table:table-cell table:number-columns-repeated="4"/>
        </table:table-row>
        <table:table-row table:style-name="ro1">
          <table:table-cell office:value-type="float" office:value="19.577" calcext:value-type="float">
            <text:p>19.577</text:p>
          </table:table-cell>
          <table:table-cell office:value-type="float" office:value="0.00090764" calcext:value-type="float">
            <text:p>0.00090764</text:p>
          </table:table-cell>
          <table:table-cell table:formula="of:=([.B152]*[.A152]*[.$J$2])/([.$G$2]*[.F152]*[.$I$2])" office:value-type="float" office:value="0.000666928003106014" calcext:value-type="float">
            <text:p>0.000666928</text:p>
          </table:table-cell>
          <table:table-cell office:value-type="float" office:value="0.327703" calcext:value-type="float">
            <text:p>0.327703</text:p>
          </table:table-cell>
          <table:table-cell table:formula="of:=[.D152]*109.76" office:value-type="float" office:value="35.96868128" calcext:value-type="float">
            <text:p>35.96868128</text:p>
          </table:table-cell>
          <table:table-cell table:formula="of:=[.E152]*1E-018" office:value-type="float" office:value="3.596868128E-017" calcext:value-type="float">
            <text:p>3.596868128E-017</text:p>
          </table:table-cell>
          <table:table-cell table:number-columns-repeated="4"/>
        </table:table-row>
        <table:table-row table:style-name="ro1">
          <table:table-cell office:value-type="float" office:value="19.683" calcext:value-type="float">
            <text:p>19.683</text:p>
          </table:table-cell>
          <table:table-cell office:value-type="float" office:value="0.00089578" calcext:value-type="float">
            <text:p>0.00089578</text:p>
          </table:table-cell>
          <table:table-cell table:formula="of:=([.B153]*[.A153]*[.$J$2])/([.$G$2]*[.F153]*[.$I$2])" office:value-type="float" office:value="0.000666920046902803" calcext:value-type="float">
            <text:p>0.00066692</text:p>
          </table:table-cell>
          <table:table-cell office:value-type="float" office:value="0.325176" calcext:value-type="float">
            <text:p>0.325176</text:p>
          </table:table-cell>
          <table:table-cell table:formula="of:=[.D153]*109.76" office:value-type="float" office:value="35.69131776" calcext:value-type="float">
            <text:p>35.69131776</text:p>
          </table:table-cell>
          <table:table-cell table:formula="of:=[.E153]*1E-018" office:value-type="float" office:value="3.569131776E-017" calcext:value-type="float">
            <text:p>3.569131776E-017</text:p>
          </table:table-cell>
          <table:table-cell table:number-columns-repeated="4"/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0.00088404" calcext:value-type="float">
            <text:p>0.00088404</text:p>
          </table:table-cell>
          <table:table-cell table:formula="of:=([.B154]*[.A154]*[.$J$2])/([.$G$2]*[.F154]*[.$I$2])" office:value-type="float" office:value="0.000666919673541833" calcext:value-type="float">
            <text:p>0.0006669197</text:p>
          </table:table-cell>
          <table:table-cell office:value-type="float" office:value="0.322659" calcext:value-type="float">
            <text:p>0.322659</text:p>
          </table:table-cell>
          <table:table-cell table:formula="of:=[.D154]*109.76" office:value-type="float" office:value="35.41505184" calcext:value-type="float">
            <text:p>35.41505184</text:p>
          </table:table-cell>
          <table:table-cell table:formula="of:=[.E154]*1E-018" office:value-type="float" office:value="3.541505184E-017" calcext:value-type="float">
            <text:p>3.541505184E-017</text:p>
          </table:table-cell>
          <table:table-cell table:number-columns-repeated="4"/>
        </table:table-row>
        <table:table-row table:style-name="ro1">
          <table:table-cell office:value-type="float" office:value="19.898" calcext:value-type="float">
            <text:p>19.898</text:p>
          </table:table-cell>
          <table:table-cell office:value-type="float" office:value="0.00087221" calcext:value-type="float">
            <text:p>0.00087221</text:p>
          </table:table-cell>
          <table:table-cell table:formula="of:=([.B155]*[.A155]*[.$J$2])/([.$G$2]*[.F155]*[.$I$2])" office:value-type="float" office:value="0.000666939558127518" calcext:value-type="float">
            <text:p>0.0006669396</text:p>
          </table:table-cell>
          <table:table-cell office:value-type="float" office:value="0.320069" calcext:value-type="float">
            <text:p>0.320069</text:p>
          </table:table-cell>
          <table:table-cell table:formula="of:=[.D155]*109.76" office:value-type="float" office:value="35.13077344" calcext:value-type="float">
            <text:p>35.13077344</text:p>
          </table:table-cell>
          <table:table-cell table:formula="of:=[.E155]*1E-018" office:value-type="float" office:value="3.513077344E-017" calcext:value-type="float">
            <text:p>3.513077344E-017</text:p>
          </table:table-cell>
          <table:table-cell table:number-columns-repeated="4"/>
        </table:table-row>
        <table:table-row table:style-name="ro1">
          <table:table-cell office:value-type="float" office:value="20.006" calcext:value-type="float">
            <text:p>20.006</text:p>
          </table:table-cell>
          <table:table-cell office:value-type="float" office:value="0.00085997" calcext:value-type="float">
            <text:p>0.00085997</text:p>
          </table:table-cell>
          <table:table-cell table:formula="of:=([.B156]*[.A156]*[.$J$2])/([.$G$2]*[.F156]*[.$I$2])" office:value-type="float" office:value="0.000666937925726881" calcext:value-type="float">
            <text:p>0.0006669379</text:p>
          </table:table-cell>
          <table:table-cell office:value-type="float" office:value="0.317291" calcext:value-type="float">
            <text:p>0.317291</text:p>
          </table:table-cell>
          <table:table-cell table:formula="of:=[.D156]*109.76" office:value-type="float" office:value="34.82586016" calcext:value-type="float">
            <text:p>34.82586016</text:p>
          </table:table-cell>
          <table:table-cell table:formula="of:=[.E156]*1E-018" office:value-type="float" office:value="3.482586016E-017" calcext:value-type="float">
            <text:p>3.482586016E-017</text:p>
          </table:table-cell>
          <table:table-cell table:number-columns-repeated="4"/>
        </table:table-row>
        <table:table-row table:style-name="ro1">
          <table:table-cell office:value-type="float" office:value="20.114" calcext:value-type="float">
            <text:p>20.114</text:p>
          </table:table-cell>
          <table:table-cell office:value-type="float" office:value="0.00084714" calcext:value-type="float">
            <text:p>0.00084714</text:p>
          </table:table-cell>
          <table:table-cell table:formula="of:=([.B157]*[.A157]*[.$J$2])/([.$G$2]*[.F157]*[.$I$2])" office:value-type="float" office:value="0.000666920096506439" calcext:value-type="float">
            <text:p>0.0006669201</text:p>
          </table:table-cell>
          <table:table-cell office:value-type="float" office:value="0.314253" calcext:value-type="float">
            <text:p>0.314253</text:p>
          </table:table-cell>
          <table:table-cell table:formula="of:=[.D157]*109.76" office:value-type="float" office:value="34.49240928" calcext:value-type="float">
            <text:p>34.49240928</text:p>
          </table:table-cell>
          <table:table-cell table:formula="of:=[.E157]*1E-018" office:value-type="float" office:value="3.449240928E-017" calcext:value-type="float">
            <text:p>3.449240928E-017</text:p>
          </table:table-cell>
          <table:table-cell table:number-columns-repeated="4"/>
        </table:table-row>
        <table:table-row table:style-name="ro1">
          <table:table-cell office:value-type="float" office:value="20.224" calcext:value-type="float">
            <text:p>20.224</text:p>
          </table:table-cell>
          <table:table-cell office:value-type="float" office:value="0.00083391" calcext:value-type="float">
            <text:p>0.00083391</text:p>
          </table:table-cell>
          <table:table-cell table:formula="of:=([.B158]*[.A158]*[.$J$2])/([.$G$2]*[.F158]*[.$I$2])" office:value-type="float" office:value="0.000666947944272207" calcext:value-type="float">
            <text:p>0.0006669479</text:p>
          </table:table-cell>
          <table:table-cell office:value-type="float" office:value="0.311024" calcext:value-type="float">
            <text:p>0.311024</text:p>
          </table:table-cell>
          <table:table-cell table:formula="of:=[.D158]*109.76" office:value-type="float" office:value="34.13799424" calcext:value-type="float">
            <text:p>34.13799424</text:p>
          </table:table-cell>
          <table:table-cell table:formula="of:=[.E158]*1E-018" office:value-type="float" office:value="3.413799424E-017" calcext:value-type="float">
            <text:p>3.413799424E-017</text:p>
          </table:table-cell>
          <table:table-cell table:number-columns-repeated="4"/>
        </table:table-row>
        <table:table-row table:style-name="ro1">
          <table:table-cell office:value-type="float" office:value="20.333" calcext:value-type="float">
            <text:p>20.333</text:p>
          </table:table-cell>
          <table:table-cell office:value-type="float" office:value="0.00082054" calcext:value-type="float">
            <text:p>0.00082054</text:p>
          </table:table-cell>
          <table:table-cell table:formula="of:=([.B159]*[.A159]*[.$J$2])/([.$G$2]*[.F159]*[.$I$2])" office:value-type="float" office:value="0.000666919358490532" calcext:value-type="float">
            <text:p>0.0006669194</text:p>
          </table:table-cell>
          <table:table-cell office:value-type="float" office:value="0.3077" calcext:value-type="float">
            <text:p>0.3077</text:p>
          </table:table-cell>
          <table:table-cell table:formula="of:=[.D159]*109.76" office:value-type="float" office:value="33.773152" calcext:value-type="float">
            <text:p>33.773152</text:p>
          </table:table-cell>
          <table:table-cell table:formula="of:=[.E159]*1E-018" office:value-type="float" office:value="3.3773152E-017" calcext:value-type="float">
            <text:p>3.3773152E-017</text:p>
          </table:table-cell>
          <table:table-cell table:number-columns-repeated="4"/>
        </table:table-row>
        <table:table-row table:style-name="ro1">
          <table:table-cell office:value-type="float" office:value="20.444" calcext:value-type="float">
            <text:p>20.444</text:p>
          </table:table-cell>
          <table:table-cell office:value-type="float" office:value="0.00080733" calcext:value-type="float">
            <text:p>0.00080733</text:p>
          </table:table-cell>
          <table:table-cell table:formula="of:=([.B160]*[.A160]*[.$J$2])/([.$G$2]*[.F160]*[.$I$2])" office:value-type="float" office:value="0.00066693910885465" calcext:value-type="float">
            <text:p>0.0006669391</text:p>
          </table:table-cell>
          <table:table-cell office:value-type="float" office:value="0.30439" calcext:value-type="float">
            <text:p>0.30439</text:p>
          </table:table-cell>
          <table:table-cell table:formula="of:=[.D160]*109.76" office:value-type="float" office:value="33.4098464" calcext:value-type="float">
            <text:p>33.4098464</text:p>
          </table:table-cell>
          <table:table-cell table:formula="of:=[.E160]*1E-018" office:value-type="float" office:value="3.34098464E-017" calcext:value-type="float">
            <text:p>3.34098464E-017</text:p>
          </table:table-cell>
          <table:table-cell table:number-columns-repeated="4"/>
        </table:table-row>
        <table:table-row table:style-name="ro1">
          <table:table-cell office:value-type="float" office:value="20.555" calcext:value-type="float">
            <text:p>20.555</text:p>
          </table:table-cell>
          <table:table-cell office:value-type="float" office:value="0.0007946" calcext:value-type="float">
            <text:p>0.0007946</text:p>
          </table:table-cell>
          <table:table-cell table:formula="of:=([.B161]*[.A161]*[.$J$2])/([.$G$2]*[.F161]*[.$I$2])" office:value-type="float" office:value="0.000666936864640004" calcext:value-type="float">
            <text:p>0.0006669369</text:p>
          </table:table-cell>
          <table:table-cell office:value-type="float" office:value="0.301218" calcext:value-type="float">
            <text:p>0.301218</text:p>
          </table:table-cell>
          <table:table-cell table:formula="of:=[.D161]*109.76" office:value-type="float" office:value="33.06168768" calcext:value-type="float">
            <text:p>33.06168768</text:p>
          </table:table-cell>
          <table:table-cell table:formula="of:=[.E161]*1E-018" office:value-type="float" office:value="3.306168768E-017" calcext:value-type="float">
            <text:p>3.306168768E-017</text:p>
          </table:table-cell>
          <table:table-cell table:number-columns-repeated="4"/>
        </table:table-row>
        <table:table-row table:style-name="ro1">
          <table:table-cell office:value-type="float" office:value="20.666" calcext:value-type="float">
            <text:p>20.666</text:p>
          </table:table-cell>
          <table:table-cell office:value-type="float" office:value="0.0007827" calcext:value-type="float">
            <text:p>0.0007827</text:p>
          </table:table-cell>
          <table:table-cell table:formula="of:=([.B162]*[.A162]*[.$J$2])/([.$G$2]*[.F162]*[.$I$2])" office:value-type="float" office:value="0.000666914940257336" calcext:value-type="float">
            <text:p>0.0006669149</text:p>
          </table:table-cell>
          <table:table-cell office:value-type="float" office:value="0.298319" calcext:value-type="float">
            <text:p>0.298319</text:p>
          </table:table-cell>
          <table:table-cell table:formula="of:=[.D162]*109.76" office:value-type="float" office:value="32.74349344" calcext:value-type="float">
            <text:p>32.74349344</text:p>
          </table:table-cell>
          <table:table-cell table:formula="of:=[.E162]*1E-018" office:value-type="float" office:value="3.274349344E-017" calcext:value-type="float">
            <text:p>3.274349344E-017</text:p>
          </table:table-cell>
          <table:table-cell table:number-columns-repeated="4"/>
        </table:table-row>
        <table:table-row table:style-name="ro1">
          <table:table-cell office:value-type="float" office:value="20.779" calcext:value-type="float">
            <text:p>20.779</text:p>
          </table:table-cell>
          <table:table-cell office:value-type="float" office:value="0.00077176" calcext:value-type="float">
            <text:p>0.00077176</text:p>
          </table:table-cell>
          <table:table-cell table:formula="of:=([.B163]*[.A163]*[.$J$2])/([.$G$2]*[.F163]*[.$I$2])" office:value-type="float" office:value="0.000666941330274502" calcext:value-type="float">
            <text:p>0.0006669413</text:p>
          </table:table-cell>
          <table:table-cell office:value-type="float" office:value="0.295746" calcext:value-type="float">
            <text:p>0.295746</text:p>
          </table:table-cell>
          <table:table-cell table:formula="of:=[.D163]*109.76" office:value-type="float" office:value="32.46108096" calcext:value-type="float">
            <text:p>32.46108096</text:p>
          </table:table-cell>
          <table:table-cell table:formula="of:=[.E163]*1E-018" office:value-type="float" office:value="3.246108096E-017" calcext:value-type="float">
            <text:p>3.246108096E-017</text:p>
          </table:table-cell>
          <table:table-cell table:number-columns-repeated="4"/>
        </table:table-row>
        <table:table-row table:style-name="ro1">
          <table:table-cell office:value-type="float" office:value="20.891" calcext:value-type="float">
            <text:p>20.891</text:p>
          </table:table-cell>
          <table:table-cell office:value-type="float" office:value="0.00076108" calcext:value-type="float">
            <text:p>0.00076108</text:p>
          </table:table-cell>
          <table:table-cell table:formula="of:=([.B164]*[.A164]*[.$J$2])/([.$G$2]*[.F164]*[.$I$2])" office:value-type="float" office:value="0.000666919376067268" calcext:value-type="float">
            <text:p>0.0006669194</text:p>
          </table:table-cell>
          <table:table-cell office:value-type="float" office:value="0.293235" calcext:value-type="float">
            <text:p>0.293235</text:p>
          </table:table-cell>
          <table:table-cell table:formula="of:=[.D164]*109.76" office:value-type="float" office:value="32.1854736" calcext:value-type="float">
            <text:p>32.1854736</text:p>
          </table:table-cell>
          <table:table-cell table:formula="of:=[.E164]*1E-018" office:value-type="float" office:value="3.21854736E-017" calcext:value-type="float">
            <text:p>3.21854736E-017</text:p>
          </table:table-cell>
          <table:table-cell table:number-columns-repeated="4"/>
        </table:table-row>
        <table:table-row table:style-name="ro1">
          <table:table-cell office:value-type="float" office:value="21.005" calcext:value-type="float">
            <text:p>21.005</text:p>
          </table:table-cell>
          <table:table-cell office:value-type="float" office:value="0.00074974" calcext:value-type="float">
            <text:p>0.00074974</text:p>
          </table:table-cell>
          <table:table-cell table:formula="of:=([.B165]*[.A165]*[.$J$2])/([.$G$2]*[.F165]*[.$I$2])" office:value-type="float" office:value="0.000666935781964894" calcext:value-type="float">
            <text:p>0.0006669358</text:p>
          </table:table-cell>
          <table:table-cell office:value-type="float" office:value="0.290435" calcext:value-type="float">
            <text:p>0.290435</text:p>
          </table:table-cell>
          <table:table-cell table:formula="of:=[.D165]*109.76" office:value-type="float" office:value="31.8781456" calcext:value-type="float">
            <text:p>31.8781456</text:p>
          </table:table-cell>
          <table:table-cell table:formula="of:=[.E165]*1E-018" office:value-type="float" office:value="3.18781456E-017" calcext:value-type="float">
            <text:p>3.18781456E-017</text:p>
          </table:table-cell>
          <table:table-cell table:number-columns-repeated="4"/>
        </table:table-row>
        <table:table-row table:style-name="ro1">
          <table:table-cell office:value-type="float" office:value="21.119" calcext:value-type="float">
            <text:p>21.119</text:p>
          </table:table-cell>
          <table:table-cell office:value-type="float" office:value="0.00073729" calcext:value-type="float">
            <text:p>0.00073729</text:p>
          </table:table-cell>
          <table:table-cell table:formula="of:=([.B166]*[.A166]*[.$J$2])/([.$G$2]*[.F166]*[.$I$2])" office:value-type="float" office:value="0.00066693161011443" calcext:value-type="float">
            <text:p>0.0006669316</text:p>
          </table:table-cell>
          <table:table-cell office:value-type="float" office:value="0.287164" calcext:value-type="float">
            <text:p>0.287164</text:p>
          </table:table-cell>
          <table:table-cell table:formula="of:=[.D166]*109.76" office:value-type="float" office:value="31.51912064" calcext:value-type="float">
            <text:p>31.51912064</text:p>
          </table:table-cell>
          <table:table-cell table:formula="of:=[.E166]*1E-018" office:value-type="float" office:value="3.151912064E-017" calcext:value-type="float">
            <text:p>3.151912064E-017</text:p>
          </table:table-cell>
          <table:table-cell table:number-columns-repeated="4"/>
        </table:table-row>
        <table:table-row table:style-name="ro1">
          <table:table-cell office:value-type="float" office:value="21.234" calcext:value-type="float">
            <text:p>21.234</text:p>
          </table:table-cell>
          <table:table-cell office:value-type="float" office:value="0.00072564" calcext:value-type="float">
            <text:p>0.00072564</text:p>
          </table:table-cell>
          <table:table-cell table:formula="of:=([.B167]*[.A167]*[.$J$2])/([.$G$2]*[.F167]*[.$I$2])" office:value-type="float" office:value="0.000666944485255322" calcext:value-type="float">
            <text:p>0.0006669445</text:p>
          </table:table-cell>
          <table:table-cell office:value-type="float" office:value="0.28416" calcext:value-type="float">
            <text:p>0.28416</text:p>
          </table:table-cell>
          <table:table-cell table:formula="of:=[.D167]*109.76" office:value-type="float" office:value="31.1894016" calcext:value-type="float">
            <text:p>31.1894016</text:p>
          </table:table-cell>
          <table:table-cell table:formula="of:=[.E167]*1E-018" office:value-type="float" office:value="3.11894016E-017" calcext:value-type="float">
            <text:p>3.11894016E-017</text:p>
          </table:table-cell>
          <table:table-cell table:number-columns-repeated="4"/>
        </table:table-row>
        <table:table-row table:style-name="ro1">
          <table:table-cell office:value-type="float" office:value="21.349" calcext:value-type="float">
            <text:p>21.349</text:p>
          </table:table-cell>
          <table:table-cell office:value-type="float" office:value="0.00071654" calcext:value-type="float">
            <text:p>0.00071654</text:p>
          </table:table-cell>
          <table:table-cell table:formula="of:=([.B168]*[.A168]*[.$J$2])/([.$G$2]*[.F168]*[.$I$2])" office:value-type="float" office:value="0.000666932934564678" calcext:value-type="float">
            <text:p>0.0006669329</text:p>
          </table:table-cell>
          <table:table-cell office:value-type="float" office:value="0.282121" calcext:value-type="float">
            <text:p>0.282121</text:p>
          </table:table-cell>
          <table:table-cell table:formula="of:=[.D168]*109.76" office:value-type="float" office:value="30.96560096" calcext:value-type="float">
            <text:p>30.96560096</text:p>
          </table:table-cell>
          <table:table-cell table:formula="of:=[.E168]*1E-018" office:value-type="float" office:value="3.096560096E-017" calcext:value-type="float">
            <text:p>3.096560096E-017</text:p>
          </table:table-cell>
          <table:table-cell table:number-columns-repeated="4"/>
        </table:table-row>
        <table:table-row table:style-name="ro1">
          <table:table-cell office:value-type="float" office:value="21.465" calcext:value-type="float">
            <text:p>21.465</text:p>
          </table:table-cell>
          <table:table-cell office:value-type="float" office:value="0.00070921" calcext:value-type="float">
            <text:p>0.00070921</text:p>
          </table:table-cell>
          <table:table-cell table:formula="of:=([.B169]*[.A169]*[.$J$2])/([.$G$2]*[.F169]*[.$I$2])" office:value-type="float" office:value="0.000666931054520148" calcext:value-type="float">
            <text:p>0.0006669311</text:p>
          </table:table-cell>
          <table:table-cell office:value-type="float" office:value="0.280753" calcext:value-type="float">
            <text:p>0.280753</text:p>
          </table:table-cell>
          <table:table-cell table:formula="of:=[.D169]*109.76" office:value-type="float" office:value="30.81544928" calcext:value-type="float">
            <text:p>30.81544928</text:p>
          </table:table-cell>
          <table:table-cell table:formula="of:=[.E169]*1E-018" office:value-type="float" office:value="3.081544928E-017" calcext:value-type="float">
            <text:p>3.081544928E-017</text:p>
          </table:table-cell>
          <table:table-cell table:number-columns-repeated="4"/>
        </table:table-row>
        <table:table-row table:style-name="ro1">
          <table:table-cell office:value-type="float" office:value="21.581" calcext:value-type="float">
            <text:p>21.581</text:p>
          </table:table-cell>
          <table:table-cell office:value-type="float" office:value="0.00070251" calcext:value-type="float">
            <text:p>0.00070251</text:p>
          </table:table-cell>
          <table:table-cell table:formula="of:=([.B170]*[.A170]*[.$J$2])/([.$G$2]*[.F170]*[.$I$2])" office:value-type="float" office:value="0.000666920526923555" calcext:value-type="float">
            <text:p>0.0006669205</text:p>
          </table:table-cell>
          <table:table-cell office:value-type="float" office:value="0.279608" calcext:value-type="float">
            <text:p>0.279608</text:p>
          </table:table-cell>
          <table:table-cell table:formula="of:=[.D170]*109.76" office:value-type="float" office:value="30.68977408" calcext:value-type="float">
            <text:p>30.68977408</text:p>
          </table:table-cell>
          <table:table-cell table:formula="of:=[.E170]*1E-018" office:value-type="float" office:value="3.068977408E-017" calcext:value-type="float">
            <text:p>3.068977408E-017</text:p>
          </table:table-cell>
          <table:table-cell table:number-columns-repeated="4"/>
        </table:table-row>
        <table:table-row table:style-name="ro1">
          <table:table-cell office:value-type="float" office:value="21.699" calcext:value-type="float">
            <text:p>21.699</text:p>
          </table:table-cell>
          <table:table-cell office:value-type="float" office:value="0.00069529" calcext:value-type="float">
            <text:p>0.00069529</text:p>
          </table:table-cell>
          <table:table-cell table:formula="of:=([.B171]*[.A171]*[.$J$2])/([.$G$2]*[.F171]*[.$I$2])" office:value-type="float" office:value="0.000666943220632427" calcext:value-type="float">
            <text:p>0.0006669432</text:p>
          </table:table-cell>
          <table:table-cell office:value-type="float" office:value="0.278238" calcext:value-type="float">
            <text:p>0.278238</text:p>
          </table:table-cell>
          <table:table-cell table:formula="of:=[.D171]*109.76" office:value-type="float" office:value="30.53940288" calcext:value-type="float">
            <text:p>30.53940288</text:p>
          </table:table-cell>
          <table:table-cell table:formula="of:=[.E171]*1E-018" office:value-type="float" office:value="3.053940288E-017" calcext:value-type="float">
            <text:p>3.053940288E-017</text:p>
          </table:table-cell>
          <table:table-cell table:number-columns-repeated="4"/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0.00068646" calcext:value-type="float">
            <text:p>0.00068646</text:p>
          </table:table-cell>
          <table:table-cell table:formula="of:=([.B172]*[.A172]*[.$J$2])/([.$G$2]*[.F172]*[.$I$2])" office:value-type="float" office:value="0.00066691579952396" calcext:value-type="float">
            <text:p>0.0006669158</text:p>
          </table:table-cell>
          <table:table-cell office:value-type="float" office:value="0.276197" calcext:value-type="float">
            <text:p>0.276197</text:p>
          </table:table-cell>
          <table:table-cell table:formula="of:=[.D172]*109.76" office:value-type="float" office:value="30.31538272" calcext:value-type="float">
            <text:p>30.31538272</text:p>
          </table:table-cell>
          <table:table-cell table:formula="of:=[.E172]*1E-018" office:value-type="float" office:value="3.031538272E-017" calcext:value-type="float">
            <text:p>3.031538272E-017</text:p>
          </table:table-cell>
          <table:table-cell table:number-columns-repeated="4"/>
        </table:table-row>
        <table:table-row table:style-name="ro1">
          <table:table-cell office:value-type="float" office:value="21.935" calcext:value-type="float">
            <text:p>21.935</text:p>
          </table:table-cell>
          <table:table-cell office:value-type="float" office:value="0.00067581" calcext:value-type="float">
            <text:p>0.00067581</text:p>
          </table:table-cell>
          <table:table-cell table:formula="of:=([.B173]*[.A173]*[.$J$2])/([.$G$2]*[.F173]*[.$I$2])" office:value-type="float" office:value="0.000666935746621999" calcext:value-type="float">
            <text:p>0.0006669357</text:p>
          </table:table-cell>
          <table:table-cell office:value-type="float" office:value="0.273387" calcext:value-type="float">
            <text:p>0.273387</text:p>
          </table:table-cell>
          <table:table-cell table:formula="of:=[.D173]*109.76" office:value-type="float" office:value="30.00695712" calcext:value-type="float">
            <text:p>30.00695712</text:p>
          </table:table-cell>
          <table:table-cell table:formula="of:=[.E173]*1E-018" office:value-type="float" office:value="3.000695712E-017" calcext:value-type="float">
            <text:p>3.000695712E-017</text:p>
          </table:table-cell>
          <table:table-cell table:number-columns-repeated="4"/>
        </table:table-row>
        <table:table-row table:style-name="ro1">
          <table:table-cell office:value-type="float" office:value="22.054" calcext:value-type="float">
            <text:p>22.054</text:p>
          </table:table-cell>
          <table:table-cell office:value-type="float" office:value="0.0006639" calcext:value-type="float">
            <text:p>0.0006639</text:p>
          </table:table-cell>
          <table:table-cell table:formula="of:=([.B174]*[.A174]*[.$J$2])/([.$G$2]*[.F174]*[.$I$2])" office:value-type="float" office:value="0.000666933372853738" calcext:value-type="float">
            <text:p>0.0006669334</text:p>
          </table:table-cell>
          <table:table-cell office:value-type="float" office:value="0.270027" calcext:value-type="float">
            <text:p>0.270027</text:p>
          </table:table-cell>
          <table:table-cell table:formula="of:=[.D174]*109.76" office:value-type="float" office:value="29.63816352" calcext:value-type="float">
            <text:p>29.63816352</text:p>
          </table:table-cell>
          <table:table-cell table:formula="of:=[.E174]*1E-018" office:value-type="float" office:value="2.963816352E-017" calcext:value-type="float">
            <text:p>2.963816352E-017</text:p>
          </table:table-cell>
          <table:table-cell table:number-columns-repeated="4"/>
        </table:table-row>
        <table:table-row table:style-name="ro1">
          <table:table-cell office:value-type="float" office:value="22.174" calcext:value-type="float">
            <text:p>22.174</text:p>
          </table:table-cell>
          <table:table-cell office:value-type="float" office:value="0.00065133" calcext:value-type="float">
            <text:p>0.00065133</text:p>
          </table:table-cell>
          <table:table-cell table:formula="of:=([.B175]*[.A175]*[.$J$2])/([.$G$2]*[.F175]*[.$I$2])" office:value-type="float" office:value="0.000666943071636012" calcext:value-type="float">
            <text:p>0.0006669431</text:p>
          </table:table-cell>
          <table:table-cell office:value-type="float" office:value="0.266352" calcext:value-type="float">
            <text:p>0.266352</text:p>
          </table:table-cell>
          <table:table-cell table:formula="of:=[.D175]*109.76" office:value-type="float" office:value="29.23479552" calcext:value-type="float">
            <text:p>29.23479552</text:p>
          </table:table-cell>
          <table:table-cell table:formula="of:=[.E175]*1E-018" office:value-type="float" office:value="2.923479552E-017" calcext:value-type="float">
            <text:p>2.923479552E-017</text:p>
          </table:table-cell>
          <table:table-cell table:number-columns-repeated="4"/>
        </table:table-row>
        <table:table-row table:style-name="ro1">
          <table:table-cell office:value-type="float" office:value="22.294" calcext:value-type="float">
            <text:p>22.294</text:p>
          </table:table-cell>
          <table:table-cell office:value-type="float" office:value="0.00063861" calcext:value-type="float">
            <text:p>0.00063861</text:p>
          </table:table-cell>
          <table:table-cell table:formula="of:=([.B176]*[.A176]*[.$J$2])/([.$G$2]*[.F176]*[.$I$2])" office:value-type="float" office:value="0.000666924321740378" calcext:value-type="float">
            <text:p>0.0006669243</text:p>
          </table:table-cell>
          <table:table-cell office:value-type="float" office:value="0.262571" calcext:value-type="float">
            <text:p>0.262571</text:p>
          </table:table-cell>
          <table:table-cell table:formula="of:=[.D176]*109.76" office:value-type="float" office:value="28.81979296" calcext:value-type="float">
            <text:p>28.81979296</text:p>
          </table:table-cell>
          <table:table-cell table:formula="of:=[.E176]*1E-018" office:value-type="float" office:value="2.881979296E-017" calcext:value-type="float">
            <text:p>2.881979296E-017</text:p>
          </table:table-cell>
          <table:table-cell table:number-columns-repeated="4"/>
        </table:table-row>
        <table:table-row table:style-name="ro1">
          <table:table-cell office:value-type="float" office:value="22.415" calcext:value-type="float">
            <text:p>22.415</text:p>
          </table:table-cell>
          <table:table-cell office:value-type="float" office:value="0.00062611" calcext:value-type="float">
            <text:p>0.00062611</text:p>
          </table:table-cell>
          <table:table-cell table:formula="of:=([.B177]*[.A177]*[.$J$2])/([.$G$2]*[.F177]*[.$I$2])" office:value-type="float" office:value="0.000666928700472653" calcext:value-type="float">
            <text:p>0.0006669287</text:p>
          </table:table-cell>
          <table:table-cell office:value-type="float" office:value="0.258827" calcext:value-type="float">
            <text:p>0.258827</text:p>
          </table:table-cell>
          <table:table-cell table:formula="of:=[.D177]*109.76" office:value-type="float" office:value="28.40885152" calcext:value-type="float">
            <text:p>28.40885152</text:p>
          </table:table-cell>
          <table:table-cell table:formula="of:=[.E177]*1E-018" office:value-type="float" office:value="2.840885152E-017" calcext:value-type="float">
            <text:p>2.840885152E-017</text:p>
          </table:table-cell>
          <table:table-cell table:number-columns-repeated="4"/>
        </table:table-row>
        <table:table-row table:style-name="ro1">
          <table:table-cell office:value-type="float" office:value="22.537" calcext:value-type="float">
            <text:p>22.537</text:p>
          </table:table-cell>
          <table:table-cell office:value-type="float" office:value="0.00061415" calcext:value-type="float">
            <text:p>0.00061415</text:p>
          </table:table-cell>
          <table:table-cell table:formula="of:=([.B178]*[.A178]*[.$J$2])/([.$G$2]*[.F178]*[.$I$2])" office:value-type="float" office:value="0.00066693052120614" calcext:value-type="float">
            <text:p>0.0006669305</text:p>
          </table:table-cell>
          <table:table-cell office:value-type="float" office:value="0.255264" calcext:value-type="float">
            <text:p>0.255264</text:p>
          </table:table-cell>
          <table:table-cell table:formula="of:=[.D178]*109.76" office:value-type="float" office:value="28.01777664" calcext:value-type="float">
            <text:p>28.01777664</text:p>
          </table:table-cell>
          <table:table-cell table:formula="of:=[.E178]*1E-018" office:value-type="float" office:value="2.801777664E-017" calcext:value-type="float">
            <text:p>2.801777664E-017</text:p>
          </table:table-cell>
          <table:table-cell table:number-columns-repeated="4"/>
        </table:table-row>
        <table:table-row table:style-name="ro1">
          <table:table-cell office:value-type="float" office:value="22.659" calcext:value-type="float">
            <text:p>22.659</text:p>
          </table:table-cell>
          <table:table-cell office:value-type="float" office:value="0.00060302" calcext:value-type="float">
            <text:p>0.00060302</text:p>
          </table:table-cell>
          <table:table-cell table:formula="of:=([.B179]*[.A179]*[.$J$2])/([.$G$2]*[.F179]*[.$I$2])" office:value-type="float" office:value="0.00066692187744746" calcext:value-type="float">
            <text:p>0.0006669219</text:p>
          </table:table-cell>
          <table:table-cell office:value-type="float" office:value="0.251998" calcext:value-type="float">
            <text:p>0.251998</text:p>
          </table:table-cell>
          <table:table-cell table:formula="of:=[.D179]*109.76" office:value-type="float" office:value="27.65930048" calcext:value-type="float">
            <text:p>27.65930048</text:p>
          </table:table-cell>
          <table:table-cell table:formula="of:=[.E179]*1E-018" office:value-type="float" office:value="2.765930048E-017" calcext:value-type="float">
            <text:p>2.765930048E-017</text:p>
          </table:table-cell>
          <table:table-cell table:number-columns-repeated="4"/>
        </table:table-row>
        <table:table-row table:style-name="ro1">
          <table:table-cell office:value-type="float" office:value="22.782" calcext:value-type="float">
            <text:p>22.782</text:p>
          </table:table-cell>
          <table:table-cell office:value-type="float" office:value="0.00059265" calcext:value-type="float">
            <text:p>0.00059265</text:p>
          </table:table-cell>
          <table:table-cell table:formula="of:=([.B180]*[.A180]*[.$J$2])/([.$G$2]*[.F180]*[.$I$2])" office:value-type="float" office:value="0.000666918784939172" calcext:value-type="float">
            <text:p>0.0006669188</text:p>
          </table:table-cell>
          <table:table-cell office:value-type="float" office:value="0.24901" calcext:value-type="float">
            <text:p>0.24901</text:p>
          </table:table-cell>
          <table:table-cell table:formula="of:=[.D180]*109.76" office:value-type="float" office:value="27.3313376" calcext:value-type="float">
            <text:p>27.3313376</text:p>
          </table:table-cell>
          <table:table-cell table:formula="of:=[.E180]*1E-018" office:value-type="float" office:value="2.73313376E-017" calcext:value-type="float">
            <text:p>2.73313376E-017</text:p>
          </table:table-cell>
          <table:table-cell table:number-columns-repeated="4"/>
        </table:table-row>
        <table:table-row table:style-name="ro1">
          <table:table-cell office:value-type="float" office:value="22.906" calcext:value-type="float">
            <text:p>22.906</text:p>
          </table:table-cell>
          <table:table-cell office:value-type="float" office:value="0.00058289" calcext:value-type="float">
            <text:p>0.00058289</text:p>
          </table:table-cell>
          <table:table-cell table:formula="of:=([.B181]*[.A181]*[.$J$2])/([.$G$2]*[.F181]*[.$I$2])" office:value-type="float" office:value="0.000666935624138846" calcext:value-type="float">
            <text:p>0.0006669356</text:p>
          </table:table-cell>
          <table:table-cell office:value-type="float" office:value="0.246236" calcext:value-type="float">
            <text:p>0.246236</text:p>
          </table:table-cell>
          <table:table-cell table:formula="of:=[.D181]*109.76" office:value-type="float" office:value="27.02686336" calcext:value-type="float">
            <text:p>27.02686336</text:p>
          </table:table-cell>
          <table:table-cell table:formula="of:=[.E181]*1E-018" office:value-type="float" office:value="2.702686336E-017" calcext:value-type="float">
            <text:p>2.702686336E-017</text:p>
          </table:table-cell>
          <table:table-cell table:number-columns-repeated="4"/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0.00057356" calcext:value-type="float">
            <text:p>0.00057356</text:p>
          </table:table-cell>
          <table:table-cell table:formula="of:=([.B182]*[.A182]*[.$J$2])/([.$G$2]*[.F182]*[.$I$2])" office:value-type="float" office:value="0.0006669144903484" calcext:value-type="float">
            <text:p>0.0006669145</text:p>
          </table:table-cell>
          <table:table-cell office:value-type="float" office:value="0.243614" calcext:value-type="float">
            <text:p>0.243614</text:p>
          </table:table-cell>
          <table:table-cell table:formula="of:=[.D182]*109.76" office:value-type="float" office:value="26.73907264" calcext:value-type="float">
            <text:p>26.73907264</text:p>
          </table:table-cell>
          <table:table-cell table:formula="of:=[.E182]*1E-018" office:value-type="float" office:value="2.673907264E-017" calcext:value-type="float">
            <text:p>2.673907264E-017</text:p>
          </table:table-cell>
          <table:table-cell table:number-columns-repeated="4"/>
        </table:table-row>
        <table:table-row table:style-name="ro1">
          <table:table-cell office:value-type="float" office:value="23.155" calcext:value-type="float">
            <text:p>23.155</text:p>
          </table:table-cell>
          <table:table-cell office:value-type="float" office:value="0.00056464" calcext:value-type="float">
            <text:p>0.00056464</text:p>
          </table:table-cell>
          <table:table-cell table:formula="of:=([.B183]*[.A183]*[.$J$2])/([.$G$2]*[.F183]*[.$I$2])" office:value-type="float" office:value="0.000666914539689646" calcext:value-type="float">
            <text:p>0.0006669145</text:p>
          </table:table-cell>
          <table:table-cell office:value-type="float" office:value="0.241127" calcext:value-type="float">
            <text:p>0.241127</text:p>
          </table:table-cell>
          <table:table-cell table:formula="of:=[.D183]*109.76" office:value-type="float" office:value="26.46609952" calcext:value-type="float">
            <text:p>26.46609952</text:p>
          </table:table-cell>
          <table:table-cell table:formula="of:=[.E183]*1E-018" office:value-type="float" office:value="2.646609952E-017" calcext:value-type="float">
            <text:p>2.646609952E-017</text:p>
          </table:table-cell>
          <table:table-cell table:number-columns-repeated="4"/>
        </table:table-row>
        <table:table-row table:style-name="ro1">
          <table:table-cell office:value-type="float" office:value="23.281" calcext:value-type="float">
            <text:p>23.281</text:p>
          </table:table-cell>
          <table:table-cell office:value-type="float" office:value="0.00055617" calcext:value-type="float">
            <text:p>0.00055617</text:p>
          </table:table-cell>
          <table:table-cell table:formula="of:=([.B184]*[.A184]*[.$J$2])/([.$G$2]*[.F184]*[.$I$2])" office:value-type="float" office:value="0.000666929496975967" calcext:value-type="float">
            <text:p>0.0006669295</text:p>
          </table:table-cell>
          <table:table-cell office:value-type="float" office:value="0.238797" calcext:value-type="float">
            <text:p>0.238797</text:p>
          </table:table-cell>
          <table:table-cell table:formula="of:=[.D184]*109.76" office:value-type="float" office:value="26.21035872" calcext:value-type="float">
            <text:p>26.21035872</text:p>
          </table:table-cell>
          <table:table-cell table:formula="of:=[.E184]*1E-018" office:value-type="float" office:value="2.621035872E-017" calcext:value-type="float">
            <text:p>2.621035872E-017</text:p>
          </table:table-cell>
          <table:table-cell table:number-columns-repeated="4"/>
        </table:table-row>
        <table:table-row table:style-name="ro1">
          <table:table-cell office:value-type="float" office:value="23.407" calcext:value-type="float">
            <text:p>23.407</text:p>
          </table:table-cell>
          <table:table-cell office:value-type="float" office:value="0.00054819" calcext:value-type="float">
            <text:p>0.00054819</text:p>
          </table:table-cell>
          <table:table-cell table:formula="of:=([.B185]*[.A185]*[.$J$2])/([.$G$2]*[.F185]*[.$I$2])" office:value-type="float" office:value="0.00066691982559529" calcext:value-type="float">
            <text:p>0.0006669198</text:p>
          </table:table-cell>
          <table:table-cell office:value-type="float" office:value="0.236648" calcext:value-type="float">
            <text:p>0.236648</text:p>
          </table:table-cell>
          <table:table-cell table:formula="of:=[.D185]*109.76" office:value-type="float" office:value="25.97448448" calcext:value-type="float">
            <text:p>25.97448448</text:p>
          </table:table-cell>
          <table:table-cell table:formula="of:=[.E185]*1E-018" office:value-type="float" office:value="2.597448448E-017" calcext:value-type="float">
            <text:p>2.597448448E-017</text:p>
          </table:table-cell>
          <table:table-cell table:number-columns-repeated="4"/>
        </table:table-row>
        <table:table-row table:style-name="ro1">
          <table:table-cell office:value-type="float" office:value="23.535" calcext:value-type="float">
            <text:p>23.535</text:p>
          </table:table-cell>
          <table:table-cell office:value-type="float" office:value="0.00054068" calcext:value-type="float">
            <text:p>0.00054068</text:p>
          </table:table-cell>
          <table:table-cell table:formula="of:=([.B186]*[.A186]*[.$J$2])/([.$G$2]*[.F186]*[.$I$2])" office:value-type="float" office:value="0.000666940795985393" calcext:value-type="float">
            <text:p>0.0006669408</text:p>
          </table:table-cell>
          <table:table-cell office:value-type="float" office:value="0.234675" calcext:value-type="float">
            <text:p>0.234675</text:p>
          </table:table-cell>
          <table:table-cell table:formula="of:=[.D186]*109.76" office:value-type="float" office:value="25.757928" calcext:value-type="float">
            <text:p>25.757928</text:p>
          </table:table-cell>
          <table:table-cell table:formula="of:=[.E186]*1E-018" office:value-type="float" office:value="2.5757928E-017" calcext:value-type="float">
            <text:p>2.5757928E-017</text:p>
          </table:table-cell>
          <table:table-cell table:number-columns-repeated="4"/>
        </table:table-row>
        <table:table-row table:style-name="ro1">
          <table:table-cell office:value-type="float" office:value="23.662" calcext:value-type="float">
            <text:p>23.662</text:p>
          </table:table-cell>
          <table:table-cell office:value-type="float" office:value="0.00053343" calcext:value-type="float">
            <text:p>0.00053343</text:p>
          </table:table-cell>
          <table:table-cell table:formula="of:=([.B187]*[.A187]*[.$J$2])/([.$G$2]*[.F187]*[.$I$2])" office:value-type="float" office:value="0.000666922489211155" calcext:value-type="float">
            <text:p>0.0006669225</text:p>
          </table:table-cell>
          <table:table-cell office:value-type="float" office:value="0.232784" calcext:value-type="float">
            <text:p>0.232784</text:p>
          </table:table-cell>
          <table:table-cell table:formula="of:=[.D187]*109.76" office:value-type="float" office:value="25.55037184" calcext:value-type="float">
            <text:p>25.55037184</text:p>
          </table:table-cell>
          <table:table-cell table:formula="of:=[.E187]*1E-018" office:value-type="float" office:value="2.555037184E-017" calcext:value-type="float">
            <text:p>2.555037184E-017</text:p>
          </table:table-cell>
          <table:table-cell table:number-columns-repeated="4"/>
        </table:table-row>
        <table:table-row table:style-name="ro1">
          <table:table-cell office:value-type="float" office:value="23.791" calcext:value-type="float">
            <text:p>23.791</text:p>
          </table:table-cell>
          <table:table-cell office:value-type="float" office:value="0.00052616" calcext:value-type="float">
            <text:p>0.00052616</text:p>
          </table:table-cell>
          <table:table-cell table:formula="of:=([.B188]*[.A188]*[.$J$2])/([.$G$2]*[.F188]*[.$I$2])" office:value-type="float" office:value="0.000666931817328927" calcext:value-type="float">
            <text:p>0.0006669318</text:p>
          </table:table-cell>
          <table:table-cell office:value-type="float" office:value="0.23086" calcext:value-type="float">
            <text:p>0.23086</text:p>
          </table:table-cell>
          <table:table-cell table:formula="of:=[.D188]*109.76" office:value-type="float" office:value="25.3391936" calcext:value-type="float">
            <text:p>25.3391936</text:p>
          </table:table-cell>
          <table:table-cell table:formula="of:=[.E188]*1E-018" office:value-type="float" office:value="2.53391936E-017" calcext:value-type="float">
            <text:p>2.53391936E-017</text:p>
          </table:table-cell>
          <table:table-cell table:number-columns-repeated="4"/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0.00051863" calcext:value-type="float">
            <text:p>0.00051863</text:p>
          </table:table-cell>
          <table:table-cell table:formula="of:=([.B189]*[.A189]*[.$J$2])/([.$G$2]*[.F189]*[.$I$2])" office:value-type="float" office:value="0.000666925890999721" calcext:value-type="float">
            <text:p>0.0006669259</text:p>
          </table:table-cell>
          <table:table-cell office:value-type="float" office:value="0.228792" calcext:value-type="float">
            <text:p>0.228792</text:p>
          </table:table-cell>
          <table:table-cell table:formula="of:=[.D189]*109.76" office:value-type="float" office:value="25.11220992" calcext:value-type="float">
            <text:p>25.11220992</text:p>
          </table:table-cell>
          <table:table-cell table:formula="of:=[.E189]*1E-018" office:value-type="float" office:value="2.511220992E-017" calcext:value-type="float">
            <text:p>2.511220992E-017</text:p>
          </table:table-cell>
          <table:table-cell table:number-columns-repeated="4"/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0.00051072" calcext:value-type="float">
            <text:p>0.00051072</text:p>
          </table:table-cell>
          <table:table-cell table:formula="of:=([.B190]*[.A190]*[.$J$2])/([.$G$2]*[.F190]*[.$I$2])" office:value-type="float" office:value="0.000666934719217286" calcext:value-type="float">
            <text:p>0.0006669347</text:p>
          </table:table-cell>
          <table:table-cell office:value-type="float" office:value="0.226524" calcext:value-type="float">
            <text:p>0.226524</text:p>
          </table:table-cell>
          <table:table-cell table:formula="of:=[.D190]*109.76" office:value-type="float" office:value="24.86327424" calcext:value-type="float">
            <text:p>24.86327424</text:p>
          </table:table-cell>
          <table:table-cell table:formula="of:=[.E190]*1E-018" office:value-type="float" office:value="2.486327424E-017" calcext:value-type="float">
            <text:p>2.486327424E-017</text:p>
          </table:table-cell>
          <table:table-cell table:number-columns-repeated="4"/>
        </table:table-row>
        <table:table-row table:style-name="ro1">
          <table:table-cell office:value-type="float" office:value="24.181" calcext:value-type="float">
            <text:p>24.181</text:p>
          </table:table-cell>
          <table:table-cell office:value-type="float" office:value="0.00050241" calcext:value-type="float">
            <text:p>0.00050241</text:p>
          </table:table-cell>
          <table:table-cell table:formula="of:=([.B191]*[.A191]*[.$J$2])/([.$G$2]*[.F191]*[.$I$2])" office:value-type="float" office:value="0.000666937669695497" calcext:value-type="float">
            <text:p>0.0006669377</text:p>
          </table:table-cell>
          <table:table-cell office:value-type="float" office:value="0.224051" calcext:value-type="float">
            <text:p>0.224051</text:p>
          </table:table-cell>
          <table:table-cell table:formula="of:=[.D191]*109.76" office:value-type="float" office:value="24.59183776" calcext:value-type="float">
            <text:p>24.59183776</text:p>
          </table:table-cell>
          <table:table-cell table:formula="of:=[.E191]*1E-018" office:value-type="float" office:value="2.459183776E-017" calcext:value-type="float">
            <text:p>2.459183776E-017</text:p>
          </table:table-cell>
          <table:table-cell table:number-columns-repeated="4"/>
        </table:table-row>
        <table:table-row table:style-name="ro1">
          <table:table-cell office:value-type="float" office:value="24.312" calcext:value-type="float">
            <text:p>24.312</text:p>
          </table:table-cell>
          <table:table-cell office:value-type="float" office:value="0.00049371" calcext:value-type="float">
            <text:p>0.00049371</text:p>
          </table:table-cell>
          <table:table-cell table:formula="of:=([.B192]*[.A192]*[.$J$2])/([.$G$2]*[.F192]*[.$I$2])" office:value-type="float" office:value="0.000666934613326545" calcext:value-type="float">
            <text:p>0.0006669346</text:p>
          </table:table-cell>
          <table:table-cell office:value-type="float" office:value="0.221365" calcext:value-type="float">
            <text:p>0.221365</text:p>
          </table:table-cell>
          <table:table-cell table:formula="of:=[.D192]*109.76" office:value-type="float" office:value="24.2970224" calcext:value-type="float">
            <text:p>24.2970224</text:p>
          </table:table-cell>
          <table:table-cell table:formula="of:=[.E192]*1E-018" office:value-type="float" office:value="2.42970224E-017" calcext:value-type="float">
            <text:p>2.42970224E-017</text:p>
          </table:table-cell>
          <table:table-cell table:number-columns-repeated="4"/>
        </table:table-row>
        <table:table-row table:style-name="ro1">
          <table:table-cell office:value-type="float" office:value="24.444" calcext:value-type="float">
            <text:p>24.444</text:p>
          </table:table-cell>
          <table:table-cell office:value-type="float" office:value="0.00048464" calcext:value-type="float">
            <text:p>0.00048464</text:p>
          </table:table-cell>
          <table:table-cell table:formula="of:=([.B193]*[.A193]*[.$J$2])/([.$G$2]*[.F193]*[.$I$2])" office:value-type="float" office:value="0.000666934865639799" calcext:value-type="float">
            <text:p>0.0006669349</text:p>
          </table:table-cell>
          <table:table-cell office:value-type="float" office:value="0.218478" calcext:value-type="float">
            <text:p>0.218478</text:p>
          </table:table-cell>
          <table:table-cell table:formula="of:=[.D193]*109.76" office:value-type="float" office:value="23.98014528" calcext:value-type="float">
            <text:p>23.98014528</text:p>
          </table:table-cell>
          <table:table-cell table:formula="of:=[.E193]*1E-018" office:value-type="float" office:value="2.398014528E-017" calcext:value-type="float">
            <text:p>2.398014528E-017</text:p>
          </table:table-cell>
          <table:table-cell table:number-columns-repeated="4"/>
        </table:table-row>
        <table:table-row table:style-name="ro1">
          <table:table-cell office:value-type="float" office:value="24.577" calcext:value-type="float">
            <text:p>24.577</text:p>
          </table:table-cell>
          <table:table-cell office:value-type="float" office:value="0.00047537" calcext:value-type="float">
            <text:p>0.00047537</text:p>
          </table:table-cell>
          <table:table-cell table:formula="of:=([.B194]*[.A194]*[.$J$2])/([.$G$2]*[.F194]*[.$I$2])" office:value-type="float" office:value="0.000666941189553741" calcext:value-type="float">
            <text:p>0.0006669412</text:p>
          </table:table-cell>
          <table:table-cell office:value-type="float" office:value="0.215463" calcext:value-type="float">
            <text:p>0.215463</text:p>
          </table:table-cell>
          <table:table-cell table:formula="of:=[.D194]*109.76" office:value-type="float" office:value="23.64921888" calcext:value-type="float">
            <text:p>23.64921888</text:p>
          </table:table-cell>
          <table:table-cell table:formula="of:=[.E194]*1E-018" office:value-type="float" office:value="2.364921888E-017" calcext:value-type="float">
            <text:p>2.364921888E-017</text:p>
          </table:table-cell>
          <table:table-cell table:number-columns-repeated="4"/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0.0004661" calcext:value-type="float">
            <text:p>0.0004661</text:p>
          </table:table-cell>
          <table:table-cell table:formula="of:=([.B195]*[.A195]*[.$J$2])/([.$G$2]*[.F195]*[.$I$2])" office:value-type="float" office:value="0.000666924223309263" calcext:value-type="float">
            <text:p>0.0006669242</text:p>
          </table:table-cell>
          <table:table-cell office:value-type="float" office:value="0.21241" calcext:value-type="float">
            <text:p>0.21241</text:p>
          </table:table-cell>
          <table:table-cell table:formula="of:=[.D195]*109.76" office:value-type="float" office:value="23.3141216" calcext:value-type="float">
            <text:p>23.3141216</text:p>
          </table:table-cell>
          <table:table-cell table:formula="of:=[.E195]*1E-018" office:value-type="float" office:value="2.33141216E-017" calcext:value-type="float">
            <text:p>2.33141216E-017</text:p>
          </table:table-cell>
          <table:table-cell table:number-columns-repeated="4"/>
        </table:table-row>
        <table:table-row table:style-name="ro1">
          <table:table-cell office:value-type="float" office:value="24.844" calcext:value-type="float">
            <text:p>24.844</text:p>
          </table:table-cell>
          <table:table-cell office:value-type="float" office:value="0.00045705" calcext:value-type="float">
            <text:p>0.00045705</text:p>
          </table:table-cell>
          <table:table-cell table:formula="of:=([.B196]*[.A196]*[.$J$2])/([.$G$2]*[.F196]*[.$I$2])" office:value-type="float" office:value="0.000666928265393349" calcext:value-type="float">
            <text:p>0.0006669283</text:p>
          </table:table-cell>
          <table:table-cell office:value-type="float" office:value="0.209414" calcext:value-type="float">
            <text:p>0.209414</text:p>
          </table:table-cell>
          <table:table-cell table:formula="of:=[.D196]*109.76" office:value-type="float" office:value="22.98528064" calcext:value-type="float">
            <text:p>22.98528064</text:p>
          </table:table-cell>
          <table:table-cell table:formula="of:=[.E196]*1E-018" office:value-type="float" office:value="2.298528064E-017" calcext:value-type="float">
            <text:p>2.298528064E-017</text:p>
          </table:table-cell>
          <table:table-cell table:number-columns-repeated="4"/>
        </table:table-row>
        <table:table-row table:style-name="ro1">
          <table:table-cell office:value-type="float" office:value="24.979" calcext:value-type="float">
            <text:p>24.979</text:p>
          </table:table-cell>
          <table:table-cell office:value-type="float" office:value="0.00044831" calcext:value-type="float">
            <text:p>0.00044831</text:p>
          </table:table-cell>
          <table:table-cell table:formula="of:=([.B197]*[.A197]*[.$J$2])/([.$G$2]*[.F197]*[.$I$2])" office:value-type="float" office:value="0.000666933524783429" calcext:value-type="float">
            <text:p>0.0006669335</text:p>
          </table:table-cell>
          <table:table-cell office:value-type="float" office:value="0.206524" calcext:value-type="float">
            <text:p>0.206524</text:p>
          </table:table-cell>
          <table:table-cell table:formula="of:=[.D197]*109.76" office:value-type="float" office:value="22.66807424" calcext:value-type="float">
            <text:p>22.66807424</text:p>
          </table:table-cell>
          <table:table-cell table:formula="of:=[.E197]*1E-018" office:value-type="float" office:value="2.266807424E-017" calcext:value-type="float">
            <text:p>2.266807424E-017</text:p>
          </table:table-cell>
          <table:table-cell table:number-columns-repeated="4"/>
        </table:table-row>
        <table:table-row table:style-name="ro1">
          <table:table-cell office:value-type="float" office:value="25.115" calcext:value-type="float">
            <text:p>25.115</text:p>
          </table:table-cell>
          <table:table-cell office:value-type="float" office:value="0.00043984" calcext:value-type="float">
            <text:p>0.00043984</text:p>
          </table:table-cell>
          <table:table-cell table:formula="of:=([.B198]*[.A198]*[.$J$2])/([.$G$2]*[.F198]*[.$I$2])" office:value-type="float" office:value="0.000666931221853072" calcext:value-type="float">
            <text:p>0.0006669312</text:p>
          </table:table-cell>
          <table:table-cell office:value-type="float" office:value="0.203726" calcext:value-type="float">
            <text:p>0.203726</text:p>
          </table:table-cell>
          <table:table-cell table:formula="of:=[.D198]*109.76" office:value-type="float" office:value="22.36096576" calcext:value-type="float">
            <text:p>22.36096576</text:p>
          </table:table-cell>
          <table:table-cell table:formula="of:=[.E198]*1E-018" office:value-type="float" office:value="2.236096576E-017" calcext:value-type="float">
            <text:p>2.236096576E-017</text:p>
          </table:table-cell>
          <table:table-cell table:number-columns-repeated="4"/>
        </table:table-row>
        <table:table-row table:style-name="ro1">
          <table:table-cell office:value-type="float" office:value="25.251" calcext:value-type="float">
            <text:p>25.251</text:p>
          </table:table-cell>
          <table:table-cell office:value-type="float" office:value="0.00043161" calcext:value-type="float">
            <text:p>0.00043161</text:p>
          </table:table-cell>
          <table:table-cell table:formula="of:=([.B199]*[.A199]*[.$J$2])/([.$G$2]*[.F199]*[.$I$2])" office:value-type="float" office:value="0.000666923139259404" calcext:value-type="float">
            <text:p>0.0006669231</text:p>
          </table:table-cell>
          <table:table-cell office:value-type="float" office:value="0.200999" calcext:value-type="float">
            <text:p>0.200999</text:p>
          </table:table-cell>
          <table:table-cell table:formula="of:=[.D199]*109.76" office:value-type="float" office:value="22.06165024" calcext:value-type="float">
            <text:p>22.06165024</text:p>
          </table:table-cell>
          <table:table-cell table:formula="of:=[.E199]*1E-018" office:value-type="float" office:value="2.206165024E-017" calcext:value-type="float">
            <text:p>2.206165024E-017</text:p>
          </table:table-cell>
          <table:table-cell table:number-columns-repeated="4"/>
        </table:table-row>
        <table:table-row table:style-name="ro1">
          <table:table-cell office:value-type="float" office:value="25.388" calcext:value-type="float">
            <text:p>25.388</text:p>
          </table:table-cell>
          <table:table-cell office:value-type="float" office:value="0.00042356" calcext:value-type="float">
            <text:p>0.00042356</text:p>
          </table:table-cell>
          <table:table-cell table:formula="of:=([.B200]*[.A200]*[.$J$2])/([.$G$2]*[.F200]*[.$I$2])" office:value-type="float" office:value="0.000666917537746487" calcext:value-type="float">
            <text:p>0.0006669175</text:p>
          </table:table-cell>
          <table:table-cell office:value-type="float" office:value="0.198322" calcext:value-type="float">
            <text:p>0.198322</text:p>
          </table:table-cell>
          <table:table-cell table:formula="of:=[.D200]*109.76" office:value-type="float" office:value="21.76782272" calcext:value-type="float">
            <text:p>21.76782272</text:p>
          </table:table-cell>
          <table:table-cell table:formula="of:=[.E200]*1E-018" office:value-type="float" office:value="2.176782272E-017" calcext:value-type="float">
            <text:p>2.176782272E-017</text:p>
          </table:table-cell>
          <table:table-cell table:number-columns-repeated="4"/>
        </table:table-row>
        <table:table-row table:style-name="ro1">
          <table:table-cell office:value-type="float" office:value="25.526" calcext:value-type="float">
            <text:p>25.526</text:p>
          </table:table-cell>
          <table:table-cell office:value-type="float" office:value="0.00041566" calcext:value-type="float">
            <text:p>0.00041566</text:p>
          </table:table-cell>
          <table:table-cell table:formula="of:=([.B201]*[.A201]*[.$J$2])/([.$G$2]*[.F201]*[.$I$2])" office:value-type="float" office:value="0.000666924052089497" calcext:value-type="float">
            <text:p>0.0006669241</text:p>
          </table:table-cell>
          <table:table-cell office:value-type="float" office:value="0.195679" calcext:value-type="float">
            <text:p>0.195679</text:p>
          </table:table-cell>
          <table:table-cell table:formula="of:=[.D201]*109.76" office:value-type="float" office:value="21.47772704" calcext:value-type="float">
            <text:p>21.47772704</text:p>
          </table:table-cell>
          <table:table-cell table:formula="of:=[.E201]*1E-018" office:value-type="float" office:value="2.147772704E-017" calcext:value-type="float">
            <text:p>2.147772704E-017</text:p>
          </table:table-cell>
          <table:table-cell table:number-columns-repeated="4"/>
        </table:table-row>
        <table:table-row table:style-name="ro1">
          <table:table-cell office:value-type="float" office:value="25.665" calcext:value-type="float">
            <text:p>25.665</text:p>
          </table:table-cell>
          <table:table-cell office:value-type="float" office:value="0.00040788" calcext:value-type="float">
            <text:p>0.00040788</text:p>
          </table:table-cell>
          <table:table-cell table:formula="of:=([.B202]*[.A202]*[.$J$2])/([.$G$2]*[.F202]*[.$I$2])" office:value-type="float" office:value="0.000666941479048825" calcext:value-type="float">
            <text:p>0.0006669415</text:p>
          </table:table-cell>
          <table:table-cell office:value-type="float" office:value="0.193057" calcext:value-type="float">
            <text:p>0.193057</text:p>
          </table:table-cell>
          <table:table-cell table:formula="of:=[.D202]*109.76" office:value-type="float" office:value="21.18993632" calcext:value-type="float">
            <text:p>21.18993632</text:p>
          </table:table-cell>
          <table:table-cell table:formula="of:=[.E202]*1E-018" office:value-type="float" office:value="2.118993632E-017" calcext:value-type="float">
            <text:p>2.118993632E-017</text:p>
          </table:table-cell>
          <table:table-cell table:number-columns-repeated="4"/>
        </table:table-row>
        <table:table-row table:style-name="ro1">
          <table:table-cell office:value-type="float" office:value="25.804" calcext:value-type="float">
            <text:p>25.804</text:p>
          </table:table-cell>
          <table:table-cell office:value-type="float" office:value="0.00040019" calcext:value-type="float">
            <text:p>0.00040019</text:p>
          </table:table-cell>
          <table:table-cell table:formula="of:=([.B203]*[.A203]*[.$J$2])/([.$G$2]*[.F203]*[.$I$2])" office:value-type="float" office:value="0.000666934667351453" calcext:value-type="float">
            <text:p>0.0006669347</text:p>
          </table:table-cell>
          <table:table-cell office:value-type="float" office:value="0.190445" calcext:value-type="float">
            <text:p>0.190445</text:p>
          </table:table-cell>
          <table:table-cell table:formula="of:=[.D203]*109.76" office:value-type="float" office:value="20.9032432" calcext:value-type="float">
            <text:p>20.9032432</text:p>
          </table:table-cell>
          <table:table-cell table:formula="of:=[.E203]*1E-018" office:value-type="float" office:value="2.09032432E-017" calcext:value-type="float">
            <text:p>2.09032432E-017</text:p>
          </table:table-cell>
          <table:table-cell table:number-columns-repeated="4"/>
        </table:table-row>
        <table:table-row table:style-name="ro1">
          <table:table-cell office:value-type="float" office:value="25.944" calcext:value-type="float">
            <text:p>25.944</text:p>
          </table:table-cell>
          <table:table-cell office:value-type="float" office:value="0.00039256" calcext:value-type="float">
            <text:p>0.00039256</text:p>
          </table:table-cell>
          <table:table-cell table:formula="of:=([.B204]*[.A204]*[.$J$2])/([.$G$2]*[.F204]*[.$I$2])" office:value-type="float" office:value="0.000666918861494343" calcext:value-type="float">
            <text:p>0.0006669189</text:p>
          </table:table-cell>
          <table:table-cell office:value-type="float" office:value="0.187832" calcext:value-type="float">
            <text:p>0.187832</text:p>
          </table:table-cell>
          <table:table-cell table:formula="of:=[.D204]*109.76" office:value-type="float" office:value="20.61644032" calcext:value-type="float">
            <text:p>20.61644032</text:p>
          </table:table-cell>
          <table:table-cell table:formula="of:=[.E204]*1E-018" office:value-type="float" office:value="2.061644032E-017" calcext:value-type="float">
            <text:p>2.061644032E-017</text:p>
          </table:table-cell>
          <table:table-cell table:number-columns-repeated="4"/>
        </table:table-row>
        <table:table-row table:style-name="ro1">
          <table:table-cell office:value-type="float" office:value="26.085" calcext:value-type="float">
            <text:p>26.085</text:p>
          </table:table-cell>
          <table:table-cell office:value-type="float" office:value="0.00038503" calcext:value-type="float">
            <text:p>0.00038503</text:p>
          </table:table-cell>
          <table:table-cell table:formula="of:=([.B205]*[.A205]*[.$J$2])/([.$G$2]*[.F205]*[.$I$2])" office:value-type="float" office:value="0.000666930716342341" calcext:value-type="float">
            <text:p>0.0006669307</text:p>
          </table:table-cell>
          <table:table-cell office:value-type="float" office:value="0.185227" calcext:value-type="float">
            <text:p>0.185227</text:p>
          </table:table-cell>
          <table:table-cell table:formula="of:=[.D205]*109.76" office:value-type="float" office:value="20.33051552" calcext:value-type="float">
            <text:p>20.33051552</text:p>
          </table:table-cell>
          <table:table-cell table:formula="of:=[.E205]*1E-018" office:value-type="float" office:value="2.033051552E-017" calcext:value-type="float">
            <text:p>2.033051552E-017</text:p>
          </table:table-cell>
          <table:table-cell table:number-columns-repeated="4"/>
        </table:table-row>
        <table:table-row table:style-name="ro1">
          <table:table-cell office:value-type="float" office:value="26.227" calcext:value-type="float">
            <text:p>26.227</text:p>
          </table:table-cell>
          <table:table-cell office:value-type="float" office:value="0.00037762" calcext:value-type="float">
            <text:p>0.00037762</text:p>
          </table:table-cell>
          <table:table-cell table:formula="of:=([.B206]*[.A206]*[.$J$2])/([.$G$2]*[.F206]*[.$I$2])" office:value-type="float" office:value="0.000666931380200717" calcext:value-type="float">
            <text:p>0.0006669314</text:p>
          </table:table-cell>
          <table:table-cell office:value-type="float" office:value="0.182651" calcext:value-type="float">
            <text:p>0.182651</text:p>
          </table:table-cell>
          <table:table-cell table:formula="of:=[.D206]*109.76" office:value-type="float" office:value="20.04777376" calcext:value-type="float">
            <text:p>20.04777376</text:p>
          </table:table-cell>
          <table:table-cell table:formula="of:=[.E206]*1E-018" office:value-type="float" office:value="2.004777376E-017" calcext:value-type="float">
            <text:p>2.004777376E-017</text:p>
          </table:table-cell>
          <table:table-cell table:number-columns-repeated="4"/>
        </table:table-row>
        <table:table-row table:style-name="ro1">
          <table:table-cell office:value-type="float" office:value="26.369" calcext:value-type="float">
            <text:p>26.369</text:p>
          </table:table-cell>
          <table:table-cell office:value-type="float" office:value="0.00037038" calcext:value-type="float">
            <text:p>0.00037038</text:p>
          </table:table-cell>
          <table:table-cell table:formula="of:=([.B207]*[.A207]*[.$J$2])/([.$G$2]*[.F207]*[.$I$2])" office:value-type="float" office:value="0.000666924144603124" calcext:value-type="float">
            <text:p>0.0006669241</text:p>
          </table:table-cell>
          <table:table-cell office:value-type="float" office:value="0.180121" calcext:value-type="float">
            <text:p>0.180121</text:p>
          </table:table-cell>
          <table:table-cell table:formula="of:=[.D207]*109.76" office:value-type="float" office:value="19.77008096" calcext:value-type="float">
            <text:p>19.77008096</text:p>
          </table:table-cell>
          <table:table-cell table:formula="of:=[.E207]*1E-018" office:value-type="float" office:value="1.977008096E-017" calcext:value-type="float">
            <text:p>1.977008096E-017</text:p>
          </table:table-cell>
          <table:table-cell table:number-columns-repeated="4"/>
        </table:table-row>
        <table:table-row table:style-name="ro1">
          <table:table-cell office:value-type="float" office:value="26.512" calcext:value-type="float">
            <text:p>26.512</text:p>
          </table:table-cell>
          <table:table-cell office:value-type="float" office:value="0.00036335" calcext:value-type="float">
            <text:p>0.00036335</text:p>
          </table:table-cell>
          <table:table-cell table:formula="of:=([.B208]*[.A208]*[.$J$2])/([.$G$2]*[.F208]*[.$I$2])" office:value-type="float" office:value="0.000666929679445155" calcext:value-type="float">
            <text:p>0.0006669297</text:p>
          </table:table-cell>
          <table:table-cell office:value-type="float" office:value="0.177659" calcext:value-type="float">
            <text:p>0.177659</text:p>
          </table:table-cell>
          <table:table-cell table:formula="of:=[.D208]*109.76" office:value-type="float" office:value="19.49985184" calcext:value-type="float">
            <text:p>19.49985184</text:p>
          </table:table-cell>
          <table:table-cell table:formula="of:=[.E208]*1E-018" office:value-type="float" office:value="1.949985184E-017" calcext:value-type="float">
            <text:p>1.949985184E-017</text:p>
          </table:table-cell>
          <table:table-cell table:number-columns-repeated="4"/>
        </table:table-row>
        <table:table-row table:style-name="ro1">
          <table:table-cell office:value-type="float" office:value="26.656" calcext:value-type="float">
            <text:p>26.656</text:p>
          </table:table-cell>
          <table:table-cell office:value-type="float" office:value="0.00035656" calcext:value-type="float">
            <text:p>0.00035656</text:p>
          </table:table-cell>
          <table:table-cell table:formula="of:=([.B209]*[.A209]*[.$J$2])/([.$G$2]*[.F209]*[.$I$2])" office:value-type="float" office:value="0.000666921959089984" calcext:value-type="float">
            <text:p>0.000666922</text:p>
          </table:table-cell>
          <table:table-cell office:value-type="float" office:value="0.175288" calcext:value-type="float">
            <text:p>0.175288</text:p>
          </table:table-cell>
          <table:table-cell table:formula="of:=[.D209]*109.76" office:value-type="float" office:value="19.23961088" calcext:value-type="float">
            <text:p>19.23961088</text:p>
          </table:table-cell>
          <table:table-cell table:formula="of:=[.E209]*1E-018" office:value-type="float" office:value="1.923961088E-017" calcext:value-type="float">
            <text:p>1.923961088E-017</text:p>
          </table:table-cell>
          <table:table-cell table:number-columns-repeated="4"/>
        </table:table-row>
        <table:table-row table:style-name="ro1">
          <table:table-cell office:value-type="float" office:value="26.801" calcext:value-type="float">
            <text:p>26.801</text:p>
          </table:table-cell>
          <table:table-cell office:value-type="float" office:value="0.00035007" calcext:value-type="float">
            <text:p>0.00035007</text:p>
          </table:table-cell>
          <table:table-cell table:formula="of:=([.B210]*[.A210]*[.$J$2])/([.$G$2]*[.F210]*[.$I$2])" office:value-type="float" office:value="0.000666924325246705" calcext:value-type="float">
            <text:p>0.0006669243</text:p>
          </table:table-cell>
          <table:table-cell office:value-type="float" office:value="0.173033" calcext:value-type="float">
            <text:p>0.173033</text:p>
          </table:table-cell>
          <table:table-cell table:formula="of:=[.D210]*109.76" office:value-type="float" office:value="18.99210208" calcext:value-type="float">
            <text:p>18.99210208</text:p>
          </table:table-cell>
          <table:table-cell table:formula="of:=[.E210]*1E-018" office:value-type="float" office:value="1.899210208E-017" calcext:value-type="float">
            <text:p>1.899210208E-017</text:p>
          </table:table-cell>
          <table:table-cell table:number-columns-repeated="4"/>
        </table:table-row>
        <table:table-row table:style-name="ro1">
          <table:table-cell office:value-type="float" office:value="26.946" calcext:value-type="float">
            <text:p>26.946</text:p>
          </table:table-cell>
          <table:table-cell office:value-type="float" office:value="0.00034393" calcext:value-type="float">
            <text:p>0.00034393</text:p>
          </table:table-cell>
          <table:table-cell table:formula="of:=([.B211]*[.A211]*[.$J$2])/([.$G$2]*[.F211]*[.$I$2])" office:value-type="float" office:value="0.000666919819903025" calcext:value-type="float">
            <text:p>0.0006669198</text:p>
          </table:table-cell>
          <table:table-cell office:value-type="float" office:value="0.170919" calcext:value-type="float">
            <text:p>0.170919</text:p>
          </table:table-cell>
          <table:table-cell table:formula="of:=[.D211]*109.76" office:value-type="float" office:value="18.76006944" calcext:value-type="float">
            <text:p>18.76006944</text:p>
          </table:table-cell>
          <table:table-cell table:formula="of:=[.E211]*1E-018" office:value-type="float" office:value="1.876006944E-017" calcext:value-type="float">
            <text:p>1.876006944E-017</text:p>
          </table:table-cell>
          <table:table-cell table:number-columns-repeated="4"/>
        </table:table-row>
        <table:table-row table:style-name="ro1">
          <table:table-cell office:value-type="float" office:value="27.093" calcext:value-type="float">
            <text:p>27.093</text:p>
          </table:table-cell>
          <table:table-cell office:value-type="float" office:value="0.00033816" calcext:value-type="float">
            <text:p>0.00033816</text:p>
          </table:table-cell>
          <table:table-cell table:formula="of:=([.B212]*[.A212]*[.$J$2])/([.$G$2]*[.F212]*[.$I$2])" office:value-type="float" office:value="0.000666936908045039" calcext:value-type="float">
            <text:p>0.0006669369</text:p>
          </table:table-cell>
          <table:table-cell office:value-type="float" office:value="0.168964" calcext:value-type="float">
            <text:p>0.168964</text:p>
          </table:table-cell>
          <table:table-cell table:formula="of:=[.D212]*109.76" office:value-type="float" office:value="18.54548864" calcext:value-type="float">
            <text:p>18.54548864</text:p>
          </table:table-cell>
          <table:table-cell table:formula="of:=[.E212]*1E-018" office:value-type="float" office:value="1.854548864E-017" calcext:value-type="float">
            <text:p>1.854548864E-017</text:p>
          </table:table-cell>
          <table:table-cell table:number-columns-repeated="4"/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0.0003327" calcext:value-type="float">
            <text:p>0.0003327</text:p>
          </table:table-cell>
          <table:table-cell table:formula="of:=([.B213]*[.A213]*[.$J$2])/([.$G$2]*[.F213]*[.$I$2])" office:value-type="float" office:value="0.000666928241934656" calcext:value-type="float">
            <text:p>0.0006669282</text:p>
          </table:table-cell>
          <table:table-cell office:value-type="float" office:value="0.16714" calcext:value-type="float">
            <text:p>0.16714</text:p>
          </table:table-cell>
          <table:table-cell table:formula="of:=[.D213]*109.76" office:value-type="float" office:value="18.3452864" calcext:value-type="float">
            <text:p>18.3452864</text:p>
          </table:table-cell>
          <table:table-cell table:formula="of:=[.E213]*1E-018" office:value-type="float" office:value="1.83452864E-017" calcext:value-type="float">
            <text:p>1.83452864E-017</text:p>
          </table:table-cell>
          <table:table-cell table:number-columns-repeated="4"/>
        </table:table-row>
        <table:table-row table:style-name="ro1">
          <table:table-cell office:value-type="float" office:value="27.388" calcext:value-type="float">
            <text:p>27.388</text:p>
          </table:table-cell>
          <table:table-cell office:value-type="float" office:value="0.00032747" calcext:value-type="float">
            <text:p>0.00032747</text:p>
          </table:table-cell>
          <table:table-cell table:formula="of:=([.B214]*[.A214]*[.$J$2])/([.$G$2]*[.F214]*[.$I$2])" office:value-type="float" office:value="0.000666937954653699" calcext:value-type="float">
            <text:p>0.000666938</text:p>
          </table:table-cell>
          <table:table-cell office:value-type="float" office:value="0.165404" calcext:value-type="float">
            <text:p>0.165404</text:p>
          </table:table-cell>
          <table:table-cell table:formula="of:=[.D214]*109.76" office:value-type="float" office:value="18.15474304" calcext:value-type="float">
            <text:p>18.15474304</text:p>
          </table:table-cell>
          <table:table-cell table:formula="of:=[.E214]*1E-018" office:value-type="float" office:value="1.815474304E-017" calcext:value-type="float">
            <text:p>1.815474304E-017</text:p>
          </table:table-cell>
          <table:table-cell table:number-columns-repeated="4"/>
        </table:table-row>
        <table:table-row table:style-name="ro1">
          <table:table-cell office:value-type="float" office:value="27.537" calcext:value-type="float">
            <text:p>27.537</text:p>
          </table:table-cell>
          <table:table-cell office:value-type="float" office:value="0.00032237" calcext:value-type="float">
            <text:p>0.00032237</text:p>
          </table:table-cell>
          <table:table-cell table:formula="of:=([.B215]*[.A215]*[.$J$2])/([.$G$2]*[.F215]*[.$I$2])" office:value-type="float" office:value="0.000666937329793647" calcext:value-type="float">
            <text:p>0.0006669373</text:p>
          </table:table-cell>
          <table:table-cell office:value-type="float" office:value="0.163714" calcext:value-type="float">
            <text:p>0.163714</text:p>
          </table:table-cell>
          <table:table-cell table:formula="of:=[.D215]*109.76" office:value-type="float" office:value="17.96924864" calcext:value-type="float">
            <text:p>17.96924864</text:p>
          </table:table-cell>
          <table:table-cell table:formula="of:=[.E215]*1E-018" office:value-type="float" office:value="1.796924864E-017" calcext:value-type="float">
            <text:p>1.796924864E-017</text:p>
          </table:table-cell>
          <table:table-cell table:number-columns-repeated="4"/>
        </table:table-row>
        <table:table-row table:style-name="ro1">
          <table:table-cell office:value-type="float" office:value="27.686" calcext:value-type="float">
            <text:p>27.686</text:p>
          </table:table-cell>
          <table:table-cell office:value-type="float" office:value="0.00031732" calcext:value-type="float">
            <text:p>0.00031732</text:p>
          </table:table-cell>
          <table:table-cell table:formula="of:=([.B216]*[.A216]*[.$J$2])/([.$G$2]*[.F216]*[.$I$2])" office:value-type="float" office:value="0.000666918173251673" calcext:value-type="float">
            <text:p>0.0006669182</text:p>
          </table:table-cell>
          <table:table-cell office:value-type="float" office:value="0.162026" calcext:value-type="float">
            <text:p>0.162026</text:p>
          </table:table-cell>
          <table:table-cell table:formula="of:=[.D216]*109.76" office:value-type="float" office:value="17.78397376" calcext:value-type="float">
            <text:p>17.78397376</text:p>
          </table:table-cell>
          <table:table-cell table:formula="of:=[.E216]*1E-018" office:value-type="float" office:value="1.778397376E-017" calcext:value-type="float">
            <text:p>1.778397376E-017</text:p>
          </table:table-cell>
          <table:table-cell table:number-columns-repeated="4"/>
        </table:table-row>
        <table:table-row table:style-name="ro1">
          <table:table-cell office:value-type="float" office:value="27.836" calcext:value-type="float">
            <text:p>27.836</text:p>
          </table:table-cell>
          <table:table-cell office:value-type="float" office:value="0.00031228" calcext:value-type="float">
            <text:p>0.00031228</text:p>
          </table:table-cell>
          <table:table-cell table:formula="of:=([.B217]*[.A217]*[.$J$2])/([.$G$2]*[.F217]*[.$I$2])" office:value-type="float" office:value="0.000666924146152049" calcext:value-type="float">
            <text:p>0.0006669241</text:p>
          </table:table-cell>
          <table:table-cell office:value-type="float" office:value="0.160315" calcext:value-type="float">
            <text:p>0.160315</text:p>
          </table:table-cell>
          <table:table-cell table:formula="of:=[.D217]*109.76" office:value-type="float" office:value="17.5961744" calcext:value-type="float">
            <text:p>17.5961744</text:p>
          </table:table-cell>
          <table:table-cell table:formula="of:=[.E217]*1E-018" office:value-type="float" office:value="1.75961744E-017" calcext:value-type="float">
            <text:p>1.75961744E-017</text:p>
          </table:table-cell>
          <table:table-cell table:number-columns-repeated="4"/>
        </table:table-row>
        <table:table-row table:style-name="ro1">
          <table:table-cell office:value-type="float" office:value="27.988" calcext:value-type="float">
            <text:p>27.988</text:p>
          </table:table-cell>
          <table:table-cell office:value-type="float" office:value="0.00030719" calcext:value-type="float">
            <text:p>0.00030719</text:p>
          </table:table-cell>
          <table:table-cell table:formula="of:=([.B218]*[.A218]*[.$J$2])/([.$G$2]*[.F218]*[.$I$2])" office:value-type="float" office:value="0.000666949761182665" calcext:value-type="float">
            <text:p>0.0006669498</text:p>
          </table:table-cell>
          <table:table-cell office:value-type="float" office:value="0.158557" calcext:value-type="float">
            <text:p>0.158557</text:p>
          </table:table-cell>
          <table:table-cell table:formula="of:=[.D218]*109.76" office:value-type="float" office:value="17.40321632" calcext:value-type="float">
            <text:p>17.40321632</text:p>
          </table:table-cell>
          <table:table-cell table:formula="of:=[.E218]*1E-018" office:value-type="float" office:value="1.740321632E-017" calcext:value-type="float">
            <text:p>1.740321632E-017</text:p>
          </table:table-cell>
          <table:table-cell table:number-columns-repeated="4"/>
        </table:table-row>
        <table:table-row table:style-name="ro1">
          <table:table-cell office:value-type="float" office:value="28.139" calcext:value-type="float">
            <text:p>28.139</text:p>
          </table:table-cell>
          <table:table-cell office:value-type="float" office:value="0.000302" calcext:value-type="float">
            <text:p>0.000302</text:p>
          </table:table-cell>
          <table:table-cell table:formula="of:=([.B219]*[.A219]*[.$J$2])/([.$G$2]*[.F219]*[.$I$2])" office:value-type="float" office:value="0.000666912124680524" calcext:value-type="float">
            <text:p>0.0006669121</text:p>
          </table:table-cell>
          <table:table-cell office:value-type="float" office:value="0.156728" calcext:value-type="float">
            <text:p>0.156728</text:p>
          </table:table-cell>
          <table:table-cell table:formula="of:=[.D219]*109.76" office:value-type="float" office:value="17.20246528" calcext:value-type="float">
            <text:p>17.20246528</text:p>
          </table:table-cell>
          <table:table-cell table:formula="of:=[.E219]*1E-018" office:value-type="float" office:value="1.720246528E-017" calcext:value-type="float">
            <text:p>1.720246528E-017</text:p>
          </table:table-cell>
          <table:table-cell table:number-columns-repeated="4"/>
        </table:table-row>
        <table:table-row table:style-name="ro1">
          <table:table-cell office:value-type="float" office:value="28.292" calcext:value-type="float">
            <text:p>28.292</text:p>
          </table:table-cell>
          <table:table-cell office:value-type="float" office:value="0.00029669" calcext:value-type="float">
            <text:p>0.00029669</text:p>
          </table:table-cell>
          <table:table-cell table:formula="of:=([.B220]*[.A220]*[.$J$2])/([.$G$2]*[.F220]*[.$I$2])" office:value-type="float" office:value="0.000666918493305732" calcext:value-type="float">
            <text:p>0.0006669185</text:p>
          </table:table-cell>
          <table:table-cell office:value-type="float" office:value="0.154808" calcext:value-type="float">
            <text:p>0.154808</text:p>
          </table:table-cell>
          <table:table-cell table:formula="of:=[.D220]*109.76" office:value-type="float" office:value="16.99172608" calcext:value-type="float">
            <text:p>16.99172608</text:p>
          </table:table-cell>
          <table:table-cell table:formula="of:=[.E220]*1E-018" office:value-type="float" office:value="1.699172608E-017" calcext:value-type="float">
            <text:p>1.699172608E-017</text:p>
          </table:table-cell>
          <table:table-cell table:number-columns-repeated="4"/>
        </table:table-row>
        <table:table-row table:style-name="ro1">
          <table:table-cell office:value-type="float" office:value="28.446" calcext:value-type="float">
            <text:p>28.446</text:p>
          </table:table-cell>
          <table:table-cell office:value-type="float" office:value="0.00029127" calcext:value-type="float">
            <text:p>0.00029127</text:p>
          </table:table-cell>
          <table:table-cell table:formula="of:=([.B221]*[.A221]*[.$J$2])/([.$G$2]*[.F221]*[.$I$2])" office:value-type="float" office:value="0.00066692807303884" calcext:value-type="float">
            <text:p>0.0006669281</text:p>
          </table:table-cell>
          <table:table-cell office:value-type="float" office:value="0.152805" calcext:value-type="float">
            <text:p>0.152805</text:p>
          </table:table-cell>
          <table:table-cell table:formula="of:=[.D221]*109.76" office:value-type="float" office:value="16.7718768" calcext:value-type="float">
            <text:p>16.7718768</text:p>
          </table:table-cell>
          <table:table-cell table:formula="of:=[.E221]*1E-018" office:value-type="float" office:value="1.67718768E-017" calcext:value-type="float">
            <text:p>1.67718768E-017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00028579" calcext:value-type="float">
            <text:p>0.00028579</text:p>
          </table:table-cell>
          <table:table-cell table:formula="of:=([.B222]*[.A222]*[.$J$2])/([.$G$2]*[.F222]*[.$I$2])" office:value-type="float" office:value="0.000666922715415888" calcext:value-type="float">
            <text:p>0.0006669227</text:p>
          </table:table-cell>
          <table:table-cell office:value-type="float" office:value="0.150743" calcext:value-type="float">
            <text:p>0.150743</text:p>
          </table:table-cell>
          <table:table-cell table:formula="of:=[.D222]*109.76" office:value-type="float" office:value="16.54555168" calcext:value-type="float">
            <text:p>16.54555168</text:p>
          </table:table-cell>
          <table:table-cell table:formula="of:=[.E222]*1E-018" office:value-type="float" office:value="1.654555168E-017" calcext:value-type="float">
            <text:p>1.654555168E-017</text:p>
          </table:table-cell>
          <table:table-cell table:number-columns-repeated="4"/>
        </table:table-row>
        <table:table-row table:style-name="ro1">
          <table:table-cell office:value-type="float" office:value="28.756" calcext:value-type="float">
            <text:p>28.756</text:p>
          </table:table-cell>
          <table:table-cell office:value-type="float" office:value="0.00028029" calcext:value-type="float">
            <text:p>0.00028029</text:p>
          </table:table-cell>
          <table:table-cell table:formula="of:=([.B223]*[.A223]*[.$J$2])/([.$G$2]*[.F223]*[.$I$2])" office:value-type="float" office:value="0.000666933379053506" calcext:value-type="float">
            <text:p>0.0006669334</text:p>
          </table:table-cell>
          <table:table-cell office:value-type="float" office:value="0.148646" calcext:value-type="float">
            <text:p>0.148646</text:p>
          </table:table-cell>
          <table:table-cell table:formula="of:=[.D223]*109.76" office:value-type="float" office:value="16.31538496" calcext:value-type="float">
            <text:p>16.31538496</text:p>
          </table:table-cell>
          <table:table-cell table:formula="of:=[.E223]*1E-018" office:value-type="float" office:value="1.631538496E-017" calcext:value-type="float">
            <text:p>1.631538496E-017</text:p>
          </table:table-cell>
          <table:table-cell table:number-columns-repeated="4"/>
        </table:table-row>
        <table:table-row table:style-name="ro1">
          <table:table-cell office:value-type="float" office:value="28.912" calcext:value-type="float">
            <text:p>28.912</text:p>
          </table:table-cell>
          <table:table-cell office:value-type="float" office:value="0.00027483" calcext:value-type="float">
            <text:p>0.00027483</text:p>
          </table:table-cell>
          <table:table-cell table:formula="of:=([.B224]*[.A224]*[.$J$2])/([.$G$2]*[.F224]*[.$I$2])" office:value-type="float" office:value="0.000666938346027967" calcext:value-type="float">
            <text:p>0.0006669383</text:p>
          </table:table-cell>
          <table:table-cell office:value-type="float" office:value="0.14654" calcext:value-type="float">
            <text:p>0.14654</text:p>
          </table:table-cell>
          <table:table-cell table:formula="of:=[.D224]*109.76" office:value-type="float" office:value="16.0842304" calcext:value-type="float">
            <text:p>16.0842304</text:p>
          </table:table-cell>
          <table:table-cell table:formula="of:=[.E224]*1E-018" office:value-type="float" office:value="1.60842304E-017" calcext:value-type="float">
            <text:p>1.60842304E-017</text:p>
          </table:table-cell>
          <table:table-cell table:number-columns-repeated="4"/>
        </table:table-row>
        <table:table-row table:style-name="ro1">
          <table:table-cell office:value-type="float" office:value="29.069" calcext:value-type="float">
            <text:p>29.069</text:p>
          </table:table-cell>
          <table:table-cell office:value-type="float" office:value="0.00026942" calcext:value-type="float">
            <text:p>0.00026942</text:p>
          </table:table-cell>
          <table:table-cell table:formula="of:=([.B225]*[.A225]*[.$J$2])/([.$G$2]*[.F225]*[.$I$2])" office:value-type="float" office:value="0.000666931248766438" calcext:value-type="float">
            <text:p>0.0006669312</text:p>
          </table:table-cell>
          <table:table-cell office:value-type="float" office:value="0.144437" calcext:value-type="float">
            <text:p>0.144437</text:p>
          </table:table-cell>
          <table:table-cell table:formula="of:=[.D225]*109.76" office:value-type="float" office:value="15.85340512" calcext:value-type="float">
            <text:p>15.85340512</text:p>
          </table:table-cell>
          <table:table-cell table:formula="of:=[.E225]*1E-018" office:value-type="float" office:value="1.585340512E-017" calcext:value-type="float">
            <text:p>1.585340512E-017</text:p>
          </table:table-cell>
          <table:table-cell table:number-columns-repeated="4"/>
        </table:table-row>
        <table:table-row table:style-name="ro1">
          <table:table-cell office:value-type="float" office:value="29.227" calcext:value-type="float">
            <text:p>29.227</text:p>
          </table:table-cell>
          <table:table-cell office:value-type="float" office:value="0.00026408" calcext:value-type="float">
            <text:p>0.00026408</text:p>
          </table:table-cell>
          <table:table-cell table:formula="of:=([.B226]*[.A226]*[.$J$2])/([.$G$2]*[.F226]*[.$I$2])" office:value-type="float" office:value="0.000666948640591959" calcext:value-type="float">
            <text:p>0.0006669486</text:p>
          </table:table-cell>
          <table:table-cell office:value-type="float" office:value="0.14234" calcext:value-type="float">
            <text:p>0.14234</text:p>
          </table:table-cell>
          <table:table-cell table:formula="of:=[.D226]*109.76" office:value-type="float" office:value="15.6232384" calcext:value-type="float">
            <text:p>15.6232384</text:p>
          </table:table-cell>
          <table:table-cell table:formula="of:=[.E226]*1E-018" office:value-type="float" office:value="1.56232384E-017" calcext:value-type="float">
            <text:p>1.56232384E-017</text:p>
          </table:table-cell>
          <table:table-cell table:number-columns-repeated="4"/>
        </table:table-row>
        <table:table-row table:style-name="ro1">
          <table:table-cell office:value-type="float" office:value="29.385" calcext:value-type="float">
            <text:p>29.385</text:p>
          </table:table-cell>
          <table:table-cell office:value-type="float" office:value="0.00025879" calcext:value-type="float">
            <text:p>0.00025879</text:p>
          </table:table-cell>
          <table:table-cell table:formula="of:=([.B227]*[.A227]*[.$J$2])/([.$G$2]*[.F227]*[.$I$2])" office:value-type="float" office:value="0.000666923639001517" calcext:value-type="float">
            <text:p>0.0006669236</text:p>
          </table:table-cell>
          <table:table-cell office:value-type="float" office:value="0.140248" calcext:value-type="float">
            <text:p>0.140248</text:p>
          </table:table-cell>
          <table:table-cell table:formula="of:=[.D227]*109.76" office:value-type="float" office:value="15.39362048" calcext:value-type="float">
            <text:p>15.39362048</text:p>
          </table:table-cell>
          <table:table-cell table:formula="of:=[.E227]*1E-018" office:value-type="float" office:value="1.539362048E-017" calcext:value-type="float">
            <text:p>1.539362048E-017</text:p>
          </table:table-cell>
          <table:table-cell table:number-columns-repeated="4"/>
        </table:table-row>
        <table:table-row table:style-name="ro1">
          <table:table-cell office:value-type="float" office:value="29.545" calcext:value-type="float">
            <text:p>29.545</text:p>
          </table:table-cell>
          <table:table-cell office:value-type="float" office:value="0.00025356" calcext:value-type="float">
            <text:p>0.00025356</text:p>
          </table:table-cell>
          <table:table-cell table:formula="of:=([.B228]*[.A228]*[.$J$2])/([.$G$2]*[.F228]*[.$I$2])" office:value-type="float" office:value="0.000666927878248099" calcext:value-type="float">
            <text:p>0.0006669279</text:p>
          </table:table-cell>
          <table:table-cell office:value-type="float" office:value="0.138161" calcext:value-type="float">
            <text:p>0.138161</text:p>
          </table:table-cell>
          <table:table-cell table:formula="of:=[.D228]*109.76" office:value-type="float" office:value="15.16455136" calcext:value-type="float">
            <text:p>15.16455136</text:p>
          </table:table-cell>
          <table:table-cell table:formula="of:=[.E228]*1E-018" office:value-type="float" office:value="1.516455136E-017" calcext:value-type="float">
            <text:p>1.516455136E-017</text:p>
          </table:table-cell>
          <table:table-cell table:number-columns-repeated="4"/>
        </table:table-row>
        <table:table-row table:style-name="ro1">
          <table:table-cell office:value-type="float" office:value="29.705" calcext:value-type="float">
            <text:p>29.705</text:p>
          </table:table-cell>
          <table:table-cell office:value-type="float" office:value="0.0002484" calcext:value-type="float">
            <text:p>0.0002484</text:p>
          </table:table-cell>
          <table:table-cell table:formula="of:=([.B229]*[.A229]*[.$J$2])/([.$G$2]*[.F229]*[.$I$2])" office:value-type="float" office:value="0.000666934614768248" calcext:value-type="float">
            <text:p>0.0006669346</text:p>
          </table:table-cell>
          <table:table-cell office:value-type="float" office:value="0.136081" calcext:value-type="float">
            <text:p>0.136081</text:p>
          </table:table-cell>
          <table:table-cell table:formula="of:=[.D229]*109.76" office:value-type="float" office:value="14.93625056" calcext:value-type="float">
            <text:p>14.93625056</text:p>
          </table:table-cell>
          <table:table-cell table:formula="of:=[.E229]*1E-018" office:value-type="float" office:value="1.493625056E-017" calcext:value-type="float">
            <text:p>1.493625056E-017</text:p>
          </table:table-cell>
          <table:table-cell table:number-columns-repeated="4"/>
        </table:table-row>
        <table:table-row table:style-name="ro1">
          <table:table-cell office:value-type="float" office:value="29.867" calcext:value-type="float">
            <text:p>29.867</text:p>
          </table:table-cell>
          <table:table-cell office:value-type="float" office:value="0.0002433" calcext:value-type="float">
            <text:p>0.0002433</text:p>
          </table:table-cell>
          <table:table-cell table:formula="of:=([.B230]*[.A230]*[.$J$2])/([.$G$2]*[.F230]*[.$I$2])" office:value-type="float" office:value="0.000666924484614106" calcext:value-type="float">
            <text:p>0.0006669245</text:p>
          </table:table-cell>
          <table:table-cell office:value-type="float" office:value="0.134016" calcext:value-type="float">
            <text:p>0.134016</text:p>
          </table:table-cell>
          <table:table-cell table:formula="of:=[.D230]*109.76" office:value-type="float" office:value="14.70959616" calcext:value-type="float">
            <text:p>14.70959616</text:p>
          </table:table-cell>
          <table:table-cell table:formula="of:=[.E230]*1E-018" office:value-type="float" office:value="1.470959616E-017" calcext:value-type="float">
            <text:p>1.470959616E-017</text:p>
          </table:table-cell>
          <table:table-cell table:number-columns-repeated="4"/>
        </table:table-row>
        <table:table-row table:style-name="ro1">
          <table:table-cell office:value-type="float" office:value="30.029" calcext:value-type="float">
            <text:p>30.029</text:p>
          </table:table-cell>
          <table:table-cell office:value-type="float" office:value="0.0002383" calcext:value-type="float">
            <text:p>0.0002383</text:p>
          </table:table-cell>
          <table:table-cell table:formula="of:=([.B231]*[.A231]*[.$J$2])/([.$G$2]*[.F231]*[.$I$2])" office:value-type="float" office:value="0.000666928728505787" calcext:value-type="float">
            <text:p>0.0006669287</text:p>
          </table:table-cell>
          <table:table-cell office:value-type="float" office:value="0.131973" calcext:value-type="float">
            <text:p>0.131973</text:p>
          </table:table-cell>
          <table:table-cell table:formula="of:=[.D231]*109.76" office:value-type="float" office:value="14.48535648" calcext:value-type="float">
            <text:p>14.48535648</text:p>
          </table:table-cell>
          <table:table-cell table:formula="of:=[.E231]*1E-018" office:value-type="float" office:value="1.448535648E-017" calcext:value-type="float">
            <text:p>1.448535648E-017</text:p>
          </table:table-cell>
          <table:table-cell table:number-columns-repeated="4"/>
        </table:table-row>
        <table:table-row table:style-name="ro1">
          <table:table-cell office:value-type="float" office:value="30.192" calcext:value-type="float">
            <text:p>30.192</text:p>
          </table:table-cell>
          <table:table-cell office:value-type="float" office:value="0.0002334" calcext:value-type="float">
            <text:p>0.0002334</text:p>
          </table:table-cell>
          <table:table-cell table:formula="of:=([.B232]*[.A232]*[.$J$2])/([.$G$2]*[.F232]*[.$I$2])" office:value-type="float" office:value="0.000666933656043618" calcext:value-type="float">
            <text:p>0.0006669337</text:p>
          </table:table-cell>
          <table:table-cell office:value-type="float" office:value="0.12996" calcext:value-type="float">
            <text:p>0.12996</text:p>
          </table:table-cell>
          <table:table-cell table:formula="of:=[.D232]*109.76" office:value-type="float" office:value="14.2644096" calcext:value-type="float">
            <text:p>14.2644096</text:p>
          </table:table-cell>
          <table:table-cell table:formula="of:=[.E232]*1E-018" office:value-type="float" office:value="1.42644096E-017" calcext:value-type="float">
            <text:p>1.42644096E-017</text:p>
          </table:table-cell>
          <table:table-cell table:number-columns-repeated="4"/>
        </table:table-row>
        <table:table-row table:style-name="ro1">
          <table:table-cell office:value-type="float" office:value="30.356" calcext:value-type="float">
            <text:p>30.356</text:p>
          </table:table-cell>
          <table:table-cell office:value-type="float" office:value="0.00022861" calcext:value-type="float">
            <text:p>0.00022861</text:p>
          </table:table-cell>
          <table:table-cell table:formula="of:=([.B233]*[.A233]*[.$J$2])/([.$G$2]*[.F233]*[.$I$2])" office:value-type="float" office:value="0.000666930067448115" calcext:value-type="float">
            <text:p>0.0006669301</text:p>
          </table:table-cell>
          <table:table-cell office:value-type="float" office:value="0.127985" calcext:value-type="float">
            <text:p>0.127985</text:p>
          </table:table-cell>
          <table:table-cell table:formula="of:=[.D233]*109.76" office:value-type="float" office:value="14.0476336" calcext:value-type="float">
            <text:p>14.0476336</text:p>
          </table:table-cell>
          <table:table-cell table:formula="of:=[.E233]*1E-018" office:value-type="float" office:value="1.40476336E-017" calcext:value-type="float">
            <text:p>1.40476336E-017</text:p>
          </table:table-cell>
          <table:table-cell table:number-columns-repeated="4"/>
        </table:table-row>
        <table:table-row table:style-name="ro1">
          <table:table-cell office:value-type="float" office:value="30.521" calcext:value-type="float">
            <text:p>30.521</text:p>
          </table:table-cell>
          <table:table-cell office:value-type="float" office:value="0.00022394" calcext:value-type="float">
            <text:p>0.00022394</text:p>
          </table:table-cell>
          <table:table-cell table:formula="of:=([.B234]*[.A234]*[.$J$2])/([.$G$2]*[.F234]*[.$I$2])" office:value-type="float" office:value="0.000666945935866418" calcext:value-type="float">
            <text:p>0.0006669459</text:p>
          </table:table-cell>
          <table:table-cell office:value-type="float" office:value="0.126049" calcext:value-type="float">
            <text:p>0.126049</text:p>
          </table:table-cell>
          <table:table-cell table:formula="of:=[.D234]*109.76" office:value-type="float" office:value="13.83513824" calcext:value-type="float">
            <text:p>13.83513824</text:p>
          </table:table-cell>
          <table:table-cell table:formula="of:=[.E234]*1E-018" office:value-type="float" office:value="1.383513824E-017" calcext:value-type="float">
            <text:p>1.383513824E-017</text:p>
          </table:table-cell>
          <table:table-cell table:number-columns-repeated="4"/>
        </table:table-row>
        <table:table-row table:style-name="ro1">
          <table:table-cell office:value-type="float" office:value="30.686" calcext:value-type="float">
            <text:p>30.686</text:p>
          </table:table-cell>
          <table:table-cell office:value-type="float" office:value="0.00021937" calcext:value-type="float">
            <text:p>0.00021937</text:p>
          </table:table-cell>
          <table:table-cell table:formula="of:=([.B235]*[.A235]*[.$J$2])/([.$G$2]*[.F235]*[.$I$2])" office:value-type="float" office:value="0.000666909488198826" calcext:value-type="float">
            <text:p>0.0006669095</text:p>
          </table:table-cell>
          <table:table-cell office:value-type="float" office:value="0.124151" calcext:value-type="float">
            <text:p>0.124151</text:p>
          </table:table-cell>
          <table:table-cell table:formula="of:=[.D235]*109.76" office:value-type="float" office:value="13.62681376" calcext:value-type="float">
            <text:p>13.62681376</text:p>
          </table:table-cell>
          <table:table-cell table:formula="of:=[.E235]*1E-018" office:value-type="float" office:value="1.362681376E-017" calcext:value-type="float">
            <text:p>1.362681376E-017</text:p>
          </table:table-cell>
          <table:table-cell table:number-columns-repeated="4"/>
        </table:table-row>
        <table:table-row table:style-name="ro1">
          <table:table-cell office:value-type="float" office:value="30.853" calcext:value-type="float">
            <text:p>30.853</text:p>
          </table:table-cell>
          <table:table-cell office:value-type="float" office:value="0.00021491" calcext:value-type="float">
            <text:p>0.00021491</text:p>
          </table:table-cell>
          <table:table-cell table:formula="of:=([.B236]*[.A236]*[.$J$2])/([.$G$2]*[.F236]*[.$I$2])" office:value-type="float" office:value="0.000666919375456609" calcext:value-type="float">
            <text:p>0.0006669194</text:p>
          </table:table-cell>
          <table:table-cell office:value-type="float" office:value="0.122287" calcext:value-type="float">
            <text:p>0.122287</text:p>
          </table:table-cell>
          <table:table-cell table:formula="of:=[.D236]*109.76" office:value-type="float" office:value="13.42222112" calcext:value-type="float">
            <text:p>13.42222112</text:p>
          </table:table-cell>
          <table:table-cell table:formula="of:=[.E236]*1E-018" office:value-type="float" office:value="1.342222112E-017" calcext:value-type="float">
            <text:p>1.342222112E-017</text:p>
          </table:table-cell>
          <table:table-cell table:number-columns-repeated="4"/>
        </table:table-row>
        <table:table-row table:style-name="ro1">
          <table:table-cell office:value-type="float" office:value="31.02" calcext:value-type="float">
            <text:p>31.02</text:p>
          </table:table-cell>
          <table:table-cell office:value-type="float" office:value="0.00021055" calcext:value-type="float">
            <text:p>0.00021055</text:p>
          </table:table-cell>
          <table:table-cell table:formula="of:=([.B237]*[.A237]*[.$J$2])/([.$G$2]*[.F237]*[.$I$2])" office:value-type="float" office:value="0.000666922569943536" calcext:value-type="float">
            <text:p>0.0006669226</text:p>
          </table:table-cell>
          <table:table-cell office:value-type="float" office:value="0.120454" calcext:value-type="float">
            <text:p>0.120454</text:p>
          </table:table-cell>
          <table:table-cell table:formula="of:=[.D237]*109.76" office:value-type="float" office:value="13.22103104" calcext:value-type="float">
            <text:p>13.22103104</text:p>
          </table:table-cell>
          <table:table-cell table:formula="of:=[.E237]*1E-018" office:value-type="float" office:value="1.322103104E-017" calcext:value-type="float">
            <text:p>1.322103104E-017</text:p>
          </table:table-cell>
          <table:table-cell table:number-columns-repeated="4"/>
        </table:table-row>
        <table:table-row table:style-name="ro1">
          <table:table-cell office:value-type="float" office:value="31.189" calcext:value-type="float">
            <text:p>31.189</text:p>
          </table:table-cell>
          <table:table-cell office:value-type="float" office:value="0.00020628" calcext:value-type="float">
            <text:p>0.00020628</text:p>
          </table:table-cell>
          <table:table-cell table:formula="of:=([.B238]*[.A238]*[.$J$2])/([.$G$2]*[.F238]*[.$I$2])" office:value-type="float" office:value="0.000666945632392703" calcext:value-type="float">
            <text:p>0.0006669456</text:p>
          </table:table-cell>
          <table:table-cell office:value-type="float" office:value="0.11865" calcext:value-type="float">
            <text:p>0.11865</text:p>
          </table:table-cell>
          <table:table-cell table:formula="of:=[.D238]*109.76" office:value-type="float" office:value="13.023024" calcext:value-type="float">
            <text:p>13.023024</text:p>
          </table:table-cell>
          <table:table-cell table:formula="of:=[.E238]*1E-018" office:value-type="float" office:value="1.3023024E-017" calcext:value-type="float">
            <text:p>1.3023024E-017</text:p>
          </table:table-cell>
          <table:table-cell table:number-columns-repeated="4"/>
        </table:table-row>
        <table:table-row table:style-name="ro1">
          <table:table-cell office:value-type="float" office:value="31.358" calcext:value-type="float">
            <text:p>31.358</text:p>
          </table:table-cell>
          <table:table-cell office:value-type="float" office:value="0.00020209" calcext:value-type="float">
            <text:p>0.00020209</text:p>
          </table:table-cell>
          <table:table-cell table:formula="of:=([.B239]*[.A239]*[.$J$2])/([.$G$2]*[.F239]*[.$I$2])" office:value-type="float" office:value="0.000666916032809246" calcext:value-type="float">
            <text:p>0.000666916</text:p>
          </table:table-cell>
          <table:table-cell office:value-type="float" office:value="0.116875" calcext:value-type="float">
            <text:p>0.116875</text:p>
          </table:table-cell>
          <table:table-cell table:formula="of:=[.D239]*109.76" office:value-type="float" office:value="12.8282" calcext:value-type="float">
            <text:p>12.8282</text:p>
          </table:table-cell>
          <table:table-cell table:formula="of:=[.E239]*1E-018" office:value-type="float" office:value="1.28282E-017" calcext:value-type="float">
            <text:p>1.28282E-017</text:p>
          </table:table-cell>
          <table:table-cell table:number-columns-repeated="4"/>
        </table:table-row>
        <table:table-row table:style-name="ro1">
          <table:table-cell office:value-type="float" office:value="31.529" calcext:value-type="float">
            <text:p>31.529</text:p>
          </table:table-cell>
          <table:table-cell office:value-type="float" office:value="0.000198" calcext:value-type="float">
            <text:p>0.000198</text:p>
          </table:table-cell>
          <table:table-cell table:formula="of:=([.B240]*[.A240]*[.$J$2])/([.$G$2]*[.F240]*[.$I$2])" office:value-type="float" office:value="0.000666939568809522" calcext:value-type="float">
            <text:p>0.0006669396</text:p>
          </table:table-cell>
          <table:table-cell office:value-type="float" office:value="0.11513" calcext:value-type="float">
            <text:p>0.11513</text:p>
          </table:table-cell>
          <table:table-cell table:formula="of:=[.D240]*109.76" office:value-type="float" office:value="12.6366688" calcext:value-type="float">
            <text:p>12.6366688</text:p>
          </table:table-cell>
          <table:table-cell table:formula="of:=[.E240]*1E-018" office:value-type="float" office:value="1.26366688E-017" calcext:value-type="float">
            <text:p>1.26366688E-017</text:p>
          </table:table-cell>
          <table:table-cell table:number-columns-repeated="4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000194" calcext:value-type="float">
            <text:p>0.000194</text:p>
          </table:table-cell>
          <table:table-cell table:formula="of:=([.B241]*[.A241]*[.$J$2])/([.$G$2]*[.F241]*[.$I$2])" office:value-type="float" office:value="0.00066695099774808" calcext:value-type="float">
            <text:p>0.000666951</text:p>
          </table:table-cell>
          <table:table-cell office:value-type="float" office:value="0.113414" calcext:value-type="float">
            <text:p>0.113414</text:p>
          </table:table-cell>
          <table:table-cell table:formula="of:=[.D241]*109.76" office:value-type="float" office:value="12.44832064" calcext:value-type="float">
            <text:p>12.44832064</text:p>
          </table:table-cell>
          <table:table-cell table:formula="of:=[.E241]*1E-018" office:value-type="float" office:value="1.244832064E-017" calcext:value-type="float">
            <text:p>1.244832064E-017</text:p>
          </table:table-cell>
          <table:table-cell table:number-columns-repeated="4"/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00019008" calcext:value-type="float">
            <text:p>0.00019008</text:p>
          </table:table-cell>
          <table:table-cell table:formula="of:=([.B242]*[.A242]*[.$J$2])/([.$G$2]*[.F242]*[.$I$2])" office:value-type="float" office:value="0.000666928736443789" calcext:value-type="float">
            <text:p>0.0006669287</text:p>
          </table:table-cell>
          <table:table-cell office:value-type="float" office:value="0.111729" calcext:value-type="float">
            <text:p>0.111729</text:p>
          </table:table-cell>
          <table:table-cell table:formula="of:=[.D242]*109.76" office:value-type="float" office:value="12.26337504" calcext:value-type="float">
            <text:p>12.26337504</text:p>
          </table:table-cell>
          <table:table-cell table:formula="of:=[.E242]*1E-018" office:value-type="float" office:value="1.226337504E-017" calcext:value-type="float">
            <text:p>1.226337504E-017</text:p>
          </table:table-cell>
          <table:table-cell table:number-columns-repeated="4"/>
        </table:table-row>
        <table:table-row table:style-name="ro1">
          <table:table-cell office:value-type="float" office:value="32.045" calcext:value-type="float">
            <text:p>32.045</text:p>
          </table:table-cell>
          <table:table-cell office:value-type="float" office:value="0.00018625" calcext:value-type="float">
            <text:p>0.00018625</text:p>
          </table:table-cell>
          <table:table-cell table:formula="of:=([.B243]*[.A243]*[.$J$2])/([.$G$2]*[.F243]*[.$I$2])" office:value-type="float" office:value="0.00066692247999071" calcext:value-type="float">
            <text:p>0.0006669225</text:p>
          </table:table-cell>
          <table:table-cell office:value-type="float" office:value="0.110073" calcext:value-type="float">
            <text:p>0.110073</text:p>
          </table:table-cell>
          <table:table-cell table:formula="of:=[.D243]*109.76" office:value-type="float" office:value="12.08161248" calcext:value-type="float">
            <text:p>12.08161248</text:p>
          </table:table-cell>
          <table:table-cell table:formula="of:=[.E243]*1E-018" office:value-type="float" office:value="1.208161248E-017" calcext:value-type="float">
            <text:p>1.208161248E-017</text:p>
          </table:table-cell>
          <table:table-cell table:number-columns-repeated="4"/>
        </table:table-row>
        <table:table-row table:style-name="ro1">
          <table:table-cell office:value-type="float" office:value="32.219" calcext:value-type="float">
            <text:p>32.219</text:p>
          </table:table-cell>
          <table:table-cell office:value-type="float" office:value="0.00018251" calcext:value-type="float">
            <text:p>0.00018251</text:p>
          </table:table-cell>
          <table:table-cell table:formula="of:=([.B244]*[.A244]*[.$J$2])/([.$G$2]*[.F244]*[.$I$2])" office:value-type="float" office:value="0.000666936961222849" calcext:value-type="float">
            <text:p>0.000666937</text:p>
          </table:table-cell>
          <table:table-cell office:value-type="float" office:value="0.108446" calcext:value-type="float">
            <text:p>0.108446</text:p>
          </table:table-cell>
          <table:table-cell table:formula="of:=[.D244]*109.76" office:value-type="float" office:value="11.90303296" calcext:value-type="float">
            <text:p>11.90303296</text:p>
          </table:table-cell>
          <table:table-cell table:formula="of:=[.E244]*1E-018" office:value-type="float" office:value="1.190303296E-017" calcext:value-type="float">
            <text:p>1.190303296E-017</text:p>
          </table:table-cell>
          <table:table-cell table:number-columns-repeated="4"/>
        </table:table-row>
        <table:table-row table:style-name="ro1">
          <table:table-cell office:value-type="float" office:value="32.394" calcext:value-type="float">
            <text:p>32.394</text:p>
          </table:table-cell>
          <table:table-cell office:value-type="float" office:value="0.00017885" calcext:value-type="float">
            <text:p>0.00017885</text:p>
          </table:table-cell>
          <table:table-cell table:formula="of:=([.B245]*[.A245]*[.$J$2])/([.$G$2]*[.F245]*[.$I$2])" office:value-type="float" office:value="0.000666933699850813" calcext:value-type="float">
            <text:p>0.0006669337</text:p>
          </table:table-cell>
          <table:table-cell office:value-type="float" office:value="0.106849" calcext:value-type="float">
            <text:p>0.106849</text:p>
          </table:table-cell>
          <table:table-cell table:formula="of:=[.D245]*109.76" office:value-type="float" office:value="11.72774624" calcext:value-type="float">
            <text:p>11.72774624</text:p>
          </table:table-cell>
          <table:table-cell table:formula="of:=[.E245]*1E-018" office:value-type="float" office:value="1.172774624E-017" calcext:value-type="float">
            <text:p>1.172774624E-017</text:p>
          </table:table-cell>
          <table:table-cell table:number-columns-repeated="4"/>
        </table:table-row>
        <table:table-row table:style-name="ro1">
          <table:table-cell office:value-type="float" office:value="32.57" calcext:value-type="float">
            <text:p>32.57</text:p>
          </table:table-cell>
          <table:table-cell office:value-type="float" office:value="0.00017527" calcext:value-type="float">
            <text:p>0.00017527</text:p>
          </table:table-cell>
          <table:table-cell table:formula="of:=([.B246]*[.A246]*[.$J$2])/([.$G$2]*[.F246]*[.$I$2])" office:value-type="float" office:value="0.000666928184621358" calcext:value-type="float">
            <text:p>0.0006669282</text:p>
          </table:table-cell>
          <table:table-cell office:value-type="float" office:value="0.10528" calcext:value-type="float">
            <text:p>0.10528</text:p>
          </table:table-cell>
          <table:table-cell table:formula="of:=[.D246]*109.76" office:value-type="float" office:value="11.5555328" calcext:value-type="float">
            <text:p>11.5555328</text:p>
          </table:table-cell>
          <table:table-cell table:formula="of:=[.E246]*1E-018" office:value-type="float" office:value="1.15555328E-017" calcext:value-type="float">
            <text:p>1.15555328E-017</text:p>
          </table:table-cell>
          <table:table-cell table:number-columns-repeated="4"/>
        </table:table-row>
        <table:table-row table:style-name="ro1">
          <table:table-cell office:value-type="float" office:value="32.747" calcext:value-type="float">
            <text:p>32.747</text:p>
          </table:table-cell>
          <table:table-cell office:value-type="float" office:value="0.00017177" calcext:value-type="float">
            <text:p>0.00017177</text:p>
          </table:table-cell>
          <table:table-cell table:formula="of:=([.B247]*[.A247]*[.$J$2])/([.$G$2]*[.F247]*[.$I$2])" office:value-type="float" office:value="0.000666924052541372" calcext:value-type="float">
            <text:p>0.0006669241</text:p>
          </table:table-cell>
          <table:table-cell office:value-type="float" office:value="0.103739" calcext:value-type="float">
            <text:p>0.103739</text:p>
          </table:table-cell>
          <table:table-cell table:formula="of:=[.D247]*109.76" office:value-type="float" office:value="11.38639264" calcext:value-type="float">
            <text:p>11.38639264</text:p>
          </table:table-cell>
          <table:table-cell table:formula="of:=[.E247]*1E-018" office:value-type="float" office:value="1.138639264E-017" calcext:value-type="float">
            <text:p>1.138639264E-017</text:p>
          </table:table-cell>
          <table:table-cell table:number-columns-repeated="4"/>
        </table:table-row>
        <table:table-row table:style-name="ro1">
          <table:table-cell office:value-type="float" office:value="32.924" calcext:value-type="float">
            <text:p>32.924</text:p>
          </table:table-cell>
          <table:table-cell office:value-type="float" office:value="0.00016835" calcext:value-type="float">
            <text:p>0.00016835</text:p>
          </table:table-cell>
          <table:table-cell table:formula="of:=([.B248]*[.A248]*[.$J$2])/([.$G$2]*[.F248]*[.$I$2])" office:value-type="float" office:value="0.000666904961502901" calcext:value-type="float">
            <text:p>0.000666905</text:p>
          </table:table-cell>
          <table:table-cell office:value-type="float" office:value="0.102226" calcext:value-type="float">
            <text:p>0.102226</text:p>
          </table:table-cell>
          <table:table-cell table:formula="of:=[.D248]*109.76" office:value-type="float" office:value="11.22032576" calcext:value-type="float">
            <text:p>11.22032576</text:p>
          </table:table-cell>
          <table:table-cell table:formula="of:=[.E248]*1E-018" office:value-type="float" office:value="1.122032576E-017" calcext:value-type="float">
            <text:p>1.122032576E-017</text:p>
          </table:table-cell>
          <table:table-cell table:number-columns-repeated="4"/>
        </table:table-row>
        <table:table-row table:style-name="ro1">
          <table:table-cell office:value-type="float" office:value="33.103" calcext:value-type="float">
            <text:p>33.103</text:p>
          </table:table-cell>
          <table:table-cell office:value-type="float" office:value="0.00016501" calcext:value-type="float">
            <text:p>0.00016501</text:p>
          </table:table-cell>
          <table:table-cell table:formula="of:=([.B249]*[.A249]*[.$J$2])/([.$G$2]*[.F249]*[.$I$2])" office:value-type="float" office:value="0.000666928973811876" calcext:value-type="float">
            <text:p>0.000666929</text:p>
          </table:table-cell>
          <table:table-cell office:value-type="float" office:value="0.100739" calcext:value-type="float">
            <text:p>0.100739</text:p>
          </table:table-cell>
          <table:table-cell table:formula="of:=[.D249]*109.76" office:value-type="float" office:value="11.05711264" calcext:value-type="float">
            <text:p>11.05711264</text:p>
          </table:table-cell>
          <table:table-cell table:formula="of:=[.E249]*1E-018" office:value-type="float" office:value="1.105711264E-017" calcext:value-type="float">
            <text:p>1.105711264E-017</text:p>
          </table:table-cell>
          <table:table-cell table:number-columns-repeated="4"/>
        </table:table-row>
        <table:table-row table:style-name="ro1">
          <table:table-cell office:value-type="float" office:value="33.283" calcext:value-type="float">
            <text:p>33.283</text:p>
          </table:table-cell>
          <table:table-cell office:value-type="float" office:value="0.00016174" calcext:value-type="float">
            <text:p>0.00016174</text:p>
          </table:table-cell>
          <table:table-cell table:formula="of:=([.B250]*[.A250]*[.$J$2])/([.$G$2]*[.F250]*[.$I$2])" office:value-type="float" office:value="0.000666938228502317" calcext:value-type="float">
            <text:p>0.0006669382</text:p>
          </table:table-cell>
          <table:table-cell office:value-type="float" office:value="0.0992782" calcext:value-type="float">
            <text:p>0.0992782</text:p>
          </table:table-cell>
          <table:table-cell table:formula="of:=[.D250]*109.76" office:value-type="float" office:value="10.896775232" calcext:value-type="float">
            <text:p>10.896775232</text:p>
          </table:table-cell>
          <table:table-cell table:formula="of:=[.E250]*1E-018" office:value-type="float" office:value="1.0896775232E-017" calcext:value-type="float">
            <text:p>1.0896775232E-017</text:p>
          </table:table-cell>
          <table:table-cell table:number-columns-repeated="4"/>
        </table:table-row>
        <table:table-row table:style-name="ro1">
          <table:table-cell office:value-type="float" office:value="33.464" calcext:value-type="float">
            <text:p>33.464</text:p>
          </table:table-cell>
          <table:table-cell office:value-type="float" office:value="0.00015854" calcext:value-type="float">
            <text:p>0.00015854</text:p>
          </table:table-cell>
          <table:table-cell table:formula="of:=([.B251]*[.A251]*[.$J$2])/([.$G$2]*[.F251]*[.$I$2])" office:value-type="float" office:value="0.00066694511876696" calcext:value-type="float">
            <text:p>0.0006669451</text:p>
          </table:table-cell>
          <table:table-cell office:value-type="float" office:value="0.0978422" calcext:value-type="float">
            <text:p>0.0978422</text:p>
          </table:table-cell>
          <table:table-cell table:formula="of:=[.D251]*109.76" office:value-type="float" office:value="10.739159872" calcext:value-type="float">
            <text:p>10.739159872</text:p>
          </table:table-cell>
          <table:table-cell table:formula="of:=[.E251]*1E-018" office:value-type="float" office:value="1.0739159872E-017" calcext:value-type="float">
            <text:p>1.0739159872E-017</text:p>
          </table:table-cell>
          <table:table-cell table:number-columns-repeated="4"/>
        </table:table-row>
        <table:table-row table:style-name="ro1">
          <table:table-cell office:value-type="float" office:value="33.645" calcext:value-type="float">
            <text:p>33.645</text:p>
          </table:table-cell>
          <table:table-cell office:value-type="float" office:value="0.00015541" calcext:value-type="float">
            <text:p>0.00015541</text:p>
          </table:table-cell>
          <table:table-cell table:formula="of:=([.B252]*[.A252]*[.$J$2])/([.$G$2]*[.F252]*[.$I$2])" office:value-type="float" office:value="0.000666938867701364" calcext:value-type="float">
            <text:p>0.0006669389</text:p>
          </table:table-cell>
          <table:table-cell office:value-type="float" office:value="0.0964302" calcext:value-type="float">
            <text:p>0.0964302</text:p>
          </table:table-cell>
          <table:table-cell table:formula="of:=[.D252]*109.76" office:value-type="float" office:value="10.584178752" calcext:value-type="float">
            <text:p>10.584178752</text:p>
          </table:table-cell>
          <table:table-cell table:formula="of:=[.E252]*1E-018" office:value-type="float" office:value="1.0584178752E-017" calcext:value-type="float">
            <text:p>1.0584178752E-017</text:p>
          </table:table-cell>
          <table:table-cell table:number-columns-repeated="4"/>
        </table:table-row>
        <table:table-row table:style-name="ro1">
          <table:table-cell office:value-type="float" office:value="33.828" calcext:value-type="float">
            <text:p>33.828</text:p>
          </table:table-cell>
          <table:table-cell office:value-type="float" office:value="0.00015234" calcext:value-type="float">
            <text:p>0.00015234</text:p>
          </table:table-cell>
          <table:table-cell table:formula="of:=([.B253]*[.A253]*[.$J$2])/([.$G$2]*[.F253]*[.$I$2])" office:value-type="float" office:value="0.000666913152323458" calcext:value-type="float">
            <text:p>0.0006669132</text:p>
          </table:table-cell>
          <table:table-cell office:value-type="float" office:value="0.0950431" calcext:value-type="float">
            <text:p>0.0950431</text:p>
          </table:table-cell>
          <table:table-cell table:formula="of:=[.D253]*109.76" office:value-type="float" office:value="10.431930656" calcext:value-type="float">
            <text:p>10.431930656</text:p>
          </table:table-cell>
          <table:table-cell table:formula="of:=[.E253]*1E-018" office:value-type="float" office:value="1.0431930656E-017" calcext:value-type="float">
            <text:p>1.0431930656E-017</text:p>
          </table:table-cell>
          <table:table-cell table:number-columns-repeated="4"/>
        </table:table-row>
        <table:table-row table:style-name="ro1">
          <table:table-cell office:value-type="float" office:value="34.012" calcext:value-type="float">
            <text:p>34.012</text:p>
          </table:table-cell>
          <table:table-cell office:value-type="float" office:value="0.00014935" calcext:value-type="float">
            <text:p>0.00014935</text:p>
          </table:table-cell>
          <table:table-cell table:formula="of:=([.B254]*[.A254]*[.$J$2])/([.$G$2]*[.F254]*[.$I$2])" office:value-type="float" office:value="0.000666925214505235" calcext:value-type="float">
            <text:p>0.0006669252</text:p>
          </table:table-cell>
          <table:table-cell office:value-type="float" office:value="0.0936828" calcext:value-type="float">
            <text:p>0.0936828</text:p>
          </table:table-cell>
          <table:table-cell table:formula="of:=[.D254]*109.76" office:value-type="float" office:value="10.282624128" calcext:value-type="float">
            <text:p>10.282624128</text:p>
          </table:table-cell>
          <table:table-cell table:formula="of:=[.E254]*1E-018" office:value-type="float" office:value="1.0282624128E-017" calcext:value-type="float">
            <text:p>1.0282624128E-017</text:p>
          </table:table-cell>
          <table:table-cell table:number-columns-repeated="4"/>
        </table:table-row>
        <table:table-row table:style-name="ro1">
          <table:table-cell office:value-type="float" office:value="34.196" calcext:value-type="float">
            <text:p>34.196</text:p>
          </table:table-cell>
          <table:table-cell office:value-type="float" office:value="0.00014643" calcext:value-type="float">
            <text:p>0.00014643</text:p>
          </table:table-cell>
          <table:table-cell table:formula="of:=([.B255]*[.A255]*[.$J$2])/([.$G$2]*[.F255]*[.$I$2])" office:value-type="float" office:value="0.000666903352114937" calcext:value-type="float">
            <text:p>0.0006669034</text:p>
          </table:table-cell>
          <table:table-cell office:value-type="float" office:value="0.0923511" calcext:value-type="float">
            <text:p>0.0923511</text:p>
          </table:table-cell>
          <table:table-cell table:formula="of:=[.D255]*109.76" office:value-type="float" office:value="10.136456736" calcext:value-type="float">
            <text:p>10.136456736</text:p>
          </table:table-cell>
          <table:table-cell table:formula="of:=[.E255]*1E-018" office:value-type="float" office:value="1.0136456736E-017" calcext:value-type="float">
            <text:p>1.0136456736E-017</text:p>
          </table:table-cell>
          <table:table-cell table:number-columns-repeated="4"/>
        </table:table-row>
        <table:table-row table:style-name="ro1">
          <table:table-cell office:value-type="float" office:value="34.382" calcext:value-type="float">
            <text:p>34.382</text:p>
          </table:table-cell>
          <table:table-cell office:value-type="float" office:value="0.00014359" calcext:value-type="float">
            <text:p>0.00014359</text:p>
          </table:table-cell>
          <table:table-cell table:formula="of:=([.B256]*[.A256]*[.$J$2])/([.$G$2]*[.F256]*[.$I$2])" office:value-type="float" office:value="0.000666922639972874" calcext:value-type="float">
            <text:p>0.0006669226</text:p>
          </table:table-cell>
          <table:table-cell office:value-type="float" office:value="0.0910499" calcext:value-type="float">
            <text:p>0.0910499</text:p>
          </table:table-cell>
          <table:table-cell table:formula="of:=[.D256]*109.76" office:value-type="float" office:value="9.993637024" calcext:value-type="float">
            <text:p>9.993637024</text:p>
          </table:table-cell>
          <table:table-cell table:formula="of:=[.E256]*1E-018" office:value-type="float" office:value="9.993637024E-018" calcext:value-type="float">
            <text:p>9.993637024E-018</text:p>
          </table:table-cell>
          <table:table-cell table:number-columns-repeated="4"/>
        </table:table-row>
        <table:table-row table:style-name="ro1">
          <table:table-cell office:value-type="float" office:value="34.569" calcext:value-type="float">
            <text:p>34.569</text:p>
          </table:table-cell>
          <table:table-cell office:value-type="float" office:value="0.00014082" calcext:value-type="float">
            <text:p>0.00014082</text:p>
          </table:table-cell>
          <table:table-cell table:formula="of:=([.B257]*[.A257]*[.$J$2])/([.$G$2]*[.F257]*[.$I$2])" office:value-type="float" office:value="0.000666911575422183" calcext:value-type="float">
            <text:p>0.0006669116</text:p>
          </table:table-cell>
          <table:table-cell office:value-type="float" office:value="0.0897806" calcext:value-type="float">
            <text:p>0.0897806</text:p>
          </table:table-cell>
          <table:table-cell table:formula="of:=[.D257]*109.76" office:value-type="float" office:value="9.854318656" calcext:value-type="float">
            <text:p>9.854318656</text:p>
          </table:table-cell>
          <table:table-cell table:formula="of:=[.E257]*1E-018" office:value-type="float" office:value="9.854318656E-018" calcext:value-type="float">
            <text:p>9.854318656E-018</text:p>
          </table:table-cell>
          <table:table-cell table:number-columns-repeated="4"/>
        </table:table-row>
        <table:table-row table:style-name="ro1">
          <table:table-cell office:value-type="float" office:value="34.757" calcext:value-type="float">
            <text:p>34.757</text:p>
          </table:table-cell>
          <table:table-cell office:value-type="float" office:value="0.00013813" calcext:value-type="float">
            <text:p>0.00013813</text:p>
          </table:table-cell>
          <table:table-cell table:formula="of:=([.B258]*[.A258]*[.$J$2])/([.$G$2]*[.F258]*[.$I$2])" office:value-type="float" office:value="0.000666953837857579" calcext:value-type="float">
            <text:p>0.0006669538</text:p>
          </table:table-cell>
          <table:table-cell office:value-type="float" office:value="0.0885389" calcext:value-type="float">
            <text:p>0.0885389</text:p>
          </table:table-cell>
          <table:table-cell table:formula="of:=[.D258]*109.76" office:value-type="float" office:value="9.718029664" calcext:value-type="float">
            <text:p>9.718029664</text:p>
          </table:table-cell>
          <table:table-cell table:formula="of:=[.E258]*1E-018" office:value-type="float" office:value="9.718029664E-018" calcext:value-type="float">
            <text:p>9.718029664E-018</text:p>
          </table:table-cell>
          <table:table-cell table:number-columns-repeated="4"/>
        </table:table-row>
        <table:table-row table:style-name="ro1">
          <table:table-cell office:value-type="float" office:value="34.945" calcext:value-type="float">
            <text:p>34.945</text:p>
          </table:table-cell>
          <table:table-cell office:value-type="float" office:value="0.00013548" calcext:value-type="float">
            <text:p>0.00013548</text:p>
          </table:table-cell>
          <table:table-cell table:formula="of:=([.B259]*[.A259]*[.$J$2])/([.$G$2]*[.F259]*[.$I$2])" office:value-type="float" office:value="0.000666902769902492" calcext:value-type="float">
            <text:p>0.0006669028</text:p>
          </table:table-cell>
          <table:table-cell office:value-type="float" office:value="0.0873167" calcext:value-type="float">
            <text:p>0.0873167</text:p>
          </table:table-cell>
          <table:table-cell table:formula="of:=[.D259]*109.76" office:value-type="float" office:value="9.583880992" calcext:value-type="float">
            <text:p>9.583880992</text:p>
          </table:table-cell>
          <table:table-cell table:formula="of:=[.E259]*1E-018" office:value-type="float" office:value="9.583880992E-018" calcext:value-type="float">
            <text:p>9.583880992E-018</text:p>
          </table:table-cell>
          <table:table-cell table:number-columns-repeated="4"/>
        </table:table-row>
        <table:table-row table:style-name="ro1">
          <table:table-cell office:value-type="float" office:value="35.135" calcext:value-type="float">
            <text:p>35.135</text:p>
          </table:table-cell>
          <table:table-cell office:value-type="float" office:value="0.00013288" calcext:value-type="float">
            <text:p>0.00013288</text:p>
          </table:table-cell>
          <table:table-cell table:formula="of:=([.B260]*[.A260]*[.$J$2])/([.$G$2]*[.F260]*[.$I$2])" office:value-type="float" office:value="0.000666910848838115" calcext:value-type="float">
            <text:p>0.0006669108</text:p>
          </table:table-cell>
          <table:table-cell office:value-type="float" office:value="0.0861056" calcext:value-type="float">
            <text:p>0.0861056</text:p>
          </table:table-cell>
          <table:table-cell table:formula="of:=[.D260]*109.76" office:value-type="float" office:value="9.450950656" calcext:value-type="float">
            <text:p>9.450950656</text:p>
          </table:table-cell>
          <table:table-cell table:formula="of:=[.E260]*1E-018" office:value-type="float" office:value="9.450950656E-018" calcext:value-type="float">
            <text:p>9.450950656E-018</text:p>
          </table:table-cell>
          <table:table-cell table:number-columns-repeated="4"/>
        </table:table-row>
        <table:table-row table:style-name="ro1">
          <table:table-cell office:value-type="float" office:value="35.326" calcext:value-type="float">
            <text:p>35.326</text:p>
          </table:table-cell>
          <table:table-cell office:value-type="float" office:value="0.00013031" calcext:value-type="float">
            <text:p>0.00013031</text:p>
          </table:table-cell>
          <table:table-cell table:formula="of:=([.B261]*[.A261]*[.$J$2])/([.$G$2]*[.F261]*[.$I$2])" office:value-type="float" office:value="0.000666929579161999" calcext:value-type="float">
            <text:p>0.0006669296</text:p>
          </table:table-cell>
          <table:table-cell office:value-type="float" office:value="0.0848969" calcext:value-type="float">
            <text:p>0.0848969</text:p>
          </table:table-cell>
          <table:table-cell table:formula="of:=[.D261]*109.76" office:value-type="float" office:value="9.318283744" calcext:value-type="float">
            <text:p>9.318283744</text:p>
          </table:table-cell>
          <table:table-cell table:formula="of:=[.E261]*1E-018" office:value-type="float" office:value="9.318283744E-018" calcext:value-type="float">
            <text:p>9.318283744E-018</text:p>
          </table:table-cell>
          <table:table-cell table:number-columns-repeated="4"/>
        </table:table-row>
        <table:table-row table:style-name="ro1">
          <table:table-cell office:value-type="float" office:value="35.518" calcext:value-type="float">
            <text:p>35.518</text:p>
          </table:table-cell>
          <table:table-cell office:value-type="float" office:value="0.00012775" calcext:value-type="float">
            <text:p>0.00012775</text:p>
          </table:table-cell>
          <table:table-cell table:formula="of:=([.B262]*[.A262]*[.$J$2])/([.$G$2]*[.F262]*[.$I$2])" office:value-type="float" office:value="0.000666924149662011" calcext:value-type="float">
            <text:p>0.0006669241</text:p>
          </table:table-cell>
          <table:table-cell office:value-type="float" office:value="0.0836821" calcext:value-type="float">
            <text:p>0.0836821</text:p>
          </table:table-cell>
          <table:table-cell table:formula="of:=[.D262]*109.76" office:value-type="float" office:value="9.184947296" calcext:value-type="float">
            <text:p>9.184947296</text:p>
          </table:table-cell>
          <table:table-cell table:formula="of:=[.E262]*1E-018" office:value-type="float" office:value="9.184947296E-018" calcext:value-type="float">
            <text:p>9.184947296E-018</text:p>
          </table:table-cell>
          <table:table-cell table:number-columns-repeated="4"/>
        </table:table-row>
        <table:table-row table:style-name="ro1">
          <table:table-cell office:value-type="float" office:value="35.71" calcext:value-type="float">
            <text:p>35.71</text:p>
          </table:table-cell>
          <table:table-cell office:value-type="float" office:value="0.00012521" calcext:value-type="float">
            <text:p>0.00012521</text:p>
          </table:table-cell>
          <table:table-cell table:formula="of:=([.B263]*[.A263]*[.$J$2])/([.$G$2]*[.F263]*[.$I$2])" office:value-type="float" office:value="0.000666938309283071" calcext:value-type="float">
            <text:p>0.0006669383</text:p>
          </table:table-cell>
          <table:table-cell office:value-type="float" office:value="0.0824599" calcext:value-type="float">
            <text:p>0.0824599</text:p>
          </table:table-cell>
          <table:table-cell table:formula="of:=[.D263]*109.76" office:value-type="float" office:value="9.050798624" calcext:value-type="float">
            <text:p>9.050798624</text:p>
          </table:table-cell>
          <table:table-cell table:formula="of:=[.E263]*1E-018" office:value-type="float" office:value="9.050798624E-018" calcext:value-type="float">
            <text:p>9.050798624E-018</text:p>
          </table:table-cell>
          <table:table-cell table:number-columns-repeated="4"/>
        </table:table-row>
        <table:table-row table:style-name="ro1">
          <table:table-cell office:value-type="float" office:value="35.904" calcext:value-type="float">
            <text:p>35.904</text:p>
          </table:table-cell>
          <table:table-cell office:value-type="float" office:value="0.00012269" calcext:value-type="float">
            <text:p>0.00012269</text:p>
          </table:table-cell>
          <table:table-cell table:formula="of:=([.B264]*[.A264]*[.$J$2])/([.$G$2]*[.F264]*[.$I$2])" office:value-type="float" office:value="0.000666950266190538" calcext:value-type="float">
            <text:p>0.0006669503</text:p>
          </table:table-cell>
          <table:table-cell office:value-type="float" office:value="0.0812378" calcext:value-type="float">
            <text:p>0.0812378</text:p>
          </table:table-cell>
          <table:table-cell table:formula="of:=[.D264]*109.76" office:value-type="float" office:value="8.916660928" calcext:value-type="float">
            <text:p>8.916660928</text:p>
          </table:table-cell>
          <table:table-cell table:formula="of:=[.E264]*1E-018" office:value-type="float" office:value="8.916660928E-018" calcext:value-type="float">
            <text:p>8.916660928E-018</text:p>
          </table:table-cell>
          <table:table-cell table:number-columns-repeated="4"/>
        </table:table-row>
        <table:table-row table:style-name="ro1">
          <table:table-cell office:value-type="float" office:value="36.099" calcext:value-type="float">
            <text:p>36.099</text:p>
          </table:table-cell>
          <table:table-cell office:value-type="float" office:value="0.0001202" calcext:value-type="float">
            <text:p>0.0001202</text:p>
          </table:table-cell>
          <table:table-cell table:formula="of:=([.B265]*[.A265]*[.$J$2])/([.$G$2]*[.F265]*[.$I$2])" office:value-type="float" office:value="0.000666933053564967" calcext:value-type="float">
            <text:p>0.0006669331</text:p>
          </table:table-cell>
          <table:table-cell office:value-type="float" office:value="0.0800234" calcext:value-type="float">
            <text:p>0.0800234</text:p>
          </table:table-cell>
          <table:table-cell table:formula="of:=[.D265]*109.76" office:value-type="float" office:value="8.783368384" calcext:value-type="float">
            <text:p>8.783368384</text:p>
          </table:table-cell>
          <table:table-cell table:formula="of:=[.E265]*1E-018" office:value-type="float" office:value="8.783368384E-018" calcext:value-type="float">
            <text:p>8.783368384E-018</text:p>
          </table:table-cell>
          <table:table-cell table:number-columns-repeated="4"/>
        </table:table-row>
        <table:table-row table:style-name="ro1">
          <table:table-cell office:value-type="float" office:value="36.295" calcext:value-type="float">
            <text:p>36.295</text:p>
          </table:table-cell>
          <table:table-cell office:value-type="float" office:value="0.00011776" calcext:value-type="float">
            <text:p>0.00011776</text:p>
          </table:table-cell>
          <table:table-cell table:formula="of:=([.B266]*[.A266]*[.$J$2])/([.$G$2]*[.F266]*[.$I$2])" office:value-type="float" office:value="0.000666931641825525" calcext:value-type="float">
            <text:p>0.0006669316</text:p>
          </table:table-cell>
          <table:table-cell office:value-type="float" office:value="0.0788248" calcext:value-type="float">
            <text:p>0.0788248</text:p>
          </table:table-cell>
          <table:table-cell table:formula="of:=[.D266]*109.76" office:value-type="float" office:value="8.651810048" calcext:value-type="float">
            <text:p>8.651810048</text:p>
          </table:table-cell>
          <table:table-cell table:formula="of:=[.E266]*1E-018" office:value-type="float" office:value="8.651810048E-018" calcext:value-type="float">
            <text:p>8.651810048E-018</text:p>
          </table:table-cell>
          <table:table-cell table:number-columns-repeated="4"/>
        </table:table-row>
        <table:table-row table:style-name="ro1">
          <table:table-cell office:value-type="float" office:value="36.492" calcext:value-type="float">
            <text:p>36.492</text:p>
          </table:table-cell>
          <table:table-cell office:value-type="float" office:value="0.00011538" calcext:value-type="float">
            <text:p>0.00011538</text:p>
          </table:table-cell>
          <table:table-cell table:formula="of:=([.B267]*[.A267]*[.$J$2])/([.$G$2]*[.F267]*[.$I$2])" office:value-type="float" office:value="0.000666936775004147" calcext:value-type="float">
            <text:p>0.0006669368</text:p>
          </table:table-cell>
          <table:table-cell office:value-type="float" office:value="0.0776503" calcext:value-type="float">
            <text:p>0.0776503</text:p>
          </table:table-cell>
          <table:table-cell table:formula="of:=[.D267]*109.76" office:value-type="float" office:value="8.522896928" calcext:value-type="float">
            <text:p>8.522896928</text:p>
          </table:table-cell>
          <table:table-cell table:formula="of:=[.E267]*1E-018" office:value-type="float" office:value="8.522896928E-018" calcext:value-type="float">
            <text:p>8.522896928E-018</text:p>
          </table:table-cell>
          <table:table-cell table:number-columns-repeated="4"/>
        </table:table-row>
        <table:table-row table:style-name="ro1">
          <table:table-cell office:value-type="float" office:value="36.691" calcext:value-type="float">
            <text:p>36.691</text:p>
          </table:table-cell>
          <table:table-cell office:value-type="float" office:value="0.00011306" calcext:value-type="float">
            <text:p>0.00011306</text:p>
          </table:table-cell>
          <table:table-cell table:formula="of:=([.B268]*[.A268]*[.$J$2])/([.$G$2]*[.F268]*[.$I$2])" office:value-type="float" office:value="0.000666916558516816" calcext:value-type="float">
            <text:p>0.0006669166</text:p>
          </table:table-cell>
          <table:table-cell office:value-type="float" office:value="0.0765062" calcext:value-type="float">
            <text:p>0.0765062</text:p>
          </table:table-cell>
          <table:table-cell table:formula="of:=[.D268]*109.76" office:value-type="float" office:value="8.397320512" calcext:value-type="float">
            <text:p>8.397320512</text:p>
          </table:table-cell>
          <table:table-cell table:formula="of:=[.E268]*1E-018" office:value-type="float" office:value="8.397320512E-018" calcext:value-type="float">
            <text:p>8.397320512E-018</text:p>
          </table:table-cell>
          <table:table-cell table:number-columns-repeated="4"/>
        </table:table-row>
        <table:table-row table:style-name="ro1">
          <table:table-cell office:value-type="float" office:value="36.89" calcext:value-type="float">
            <text:p>36.89</text:p>
          </table:table-cell>
          <table:table-cell office:value-type="float" office:value="0.00011082" calcext:value-type="float">
            <text:p>0.00011082</text:p>
          </table:table-cell>
          <table:table-cell table:formula="of:=([.B269]*[.A269]*[.$J$2])/([.$G$2]*[.F269]*[.$I$2])" office:value-type="float" office:value="0.000666958535262094" calcext:value-type="float">
            <text:p>0.0006669585</text:p>
          </table:table-cell>
          <table:table-cell office:value-type="float" office:value="0.0753924" calcext:value-type="float">
            <text:p>0.0753924</text:p>
          </table:table-cell>
          <table:table-cell table:formula="of:=[.D269]*109.76" office:value-type="float" office:value="8.275069824" calcext:value-type="float">
            <text:p>8.275069824</text:p>
          </table:table-cell>
          <table:table-cell table:formula="of:=[.E269]*1E-018" office:value-type="float" office:value="8.275069824E-018" calcext:value-type="float">
            <text:p>8.275069824E-018</text:p>
          </table:table-cell>
          <table:table-cell table:number-columns-repeated="4"/>
        </table:table-row>
        <table:table-row table:style-name="ro1">
          <table:table-cell office:value-type="float" office:value="37.09" calcext:value-type="float">
            <text:p>37.09</text:p>
          </table:table-cell>
          <table:table-cell office:value-type="float" office:value="0.00010863" calcext:value-type="float">
            <text:p>0.00010863</text:p>
          </table:table-cell>
          <table:table-cell table:formula="of:=([.B270]*[.A270]*[.$J$2])/([.$G$2]*[.F270]*[.$I$2])" office:value-type="float" office:value="0.000666917036426797" calcext:value-type="float">
            <text:p>0.000666917</text:p>
          </table:table-cell>
          <table:table-cell office:value-type="float" office:value="0.0743078" calcext:value-type="float">
            <text:p>0.0743078</text:p>
          </table:table-cell>
          <table:table-cell table:formula="of:=[.D270]*109.76" office:value-type="float" office:value="8.156024128" calcext:value-type="float">
            <text:p>8.156024128</text:p>
          </table:table-cell>
          <table:table-cell table:formula="of:=[.E270]*1E-018" office:value-type="float" office:value="8.156024128E-018" calcext:value-type="float">
            <text:p>8.156024128E-018</text:p>
          </table:table-cell>
          <table:table-cell table:number-columns-repeated="4"/>
        </table:table-row>
        <table:table-row table:style-name="ro1">
          <table:table-cell office:value-type="float" office:value="37.291" calcext:value-type="float">
            <text:p>37.291</text:p>
          </table:table-cell>
          <table:table-cell office:value-type="float" office:value="0.00010651" calcext:value-type="float">
            <text:p>0.00010651</text:p>
          </table:table-cell>
          <table:table-cell table:formula="of:=([.B271]*[.A271]*[.$J$2])/([.$G$2]*[.F271]*[.$I$2])" office:value-type="float" office:value="0.000666926673356118" calcext:value-type="float">
            <text:p>0.0006669267</text:p>
          </table:table-cell>
          <table:table-cell office:value-type="float" office:value="0.0732514" calcext:value-type="float">
            <text:p>0.0732514</text:p>
          </table:table-cell>
          <table:table-cell table:formula="of:=[.D271]*109.76" office:value-type="float" office:value="8.040073664" calcext:value-type="float">
            <text:p>8.040073664</text:p>
          </table:table-cell>
          <table:table-cell table:formula="of:=[.E271]*1E-018" office:value-type="float" office:value="8.040073664E-018" calcext:value-type="float">
            <text:p>8.040073664E-018</text:p>
          </table:table-cell>
          <table:table-cell table:number-columns-repeated="4"/>
        </table:table-row>
        <table:table-row table:style-name="ro1">
          <table:table-cell office:value-type="float" office:value="37.494" calcext:value-type="float">
            <text:p>37.494</text:p>
          </table:table-cell>
          <table:table-cell office:value-type="float" office:value="0.00010445" calcext:value-type="float">
            <text:p>0.00010445</text:p>
          </table:table-cell>
          <table:table-cell table:formula="of:=([.B272]*[.A272]*[.$J$2])/([.$G$2]*[.F272]*[.$I$2])" office:value-type="float" office:value="0.000666961725534117" calcext:value-type="float">
            <text:p>0.0006669617</text:p>
          </table:table-cell>
          <table:table-cell office:value-type="float" office:value="0.0722219" calcext:value-type="float">
            <text:p>0.0722219</text:p>
          </table:table-cell>
          <table:table-cell table:formula="of:=[.D272]*109.76" office:value-type="float" office:value="7.927075744" calcext:value-type="float">
            <text:p>7.927075744</text:p>
          </table:table-cell>
          <table:table-cell table:formula="of:=[.E272]*1E-018" office:value-type="float" office:value="7.927075744E-018" calcext:value-type="float">
            <text:p>7.927075744E-018</text:p>
          </table:table-cell>
          <table:table-cell table:number-columns-repeated="4"/>
        </table:table-row>
        <table:table-row table:style-name="ro1">
          <table:table-cell office:value-type="float" office:value="37.698" calcext:value-type="float">
            <text:p>37.698</text:p>
          </table:table-cell>
          <table:table-cell office:value-type="float" office:value="0.00010244" calcext:value-type="float">
            <text:p>0.00010244</text:p>
          </table:table-cell>
          <table:table-cell table:formula="of:=([.B273]*[.A273]*[.$J$2])/([.$G$2]*[.F273]*[.$I$2])" office:value-type="float" office:value="0.000666955869778176" calcext:value-type="float">
            <text:p>0.0006669559</text:p>
          </table:table-cell>
          <table:table-cell office:value-type="float" office:value="0.0712181" calcext:value-type="float">
            <text:p>0.0712181</text:p>
          </table:table-cell>
          <table:table-cell table:formula="of:=[.D273]*109.76" office:value-type="float" office:value="7.816898656" calcext:value-type="float">
            <text:p>7.816898656</text:p>
          </table:table-cell>
          <table:table-cell table:formula="of:=[.E273]*1E-018" office:value-type="float" office:value="7.816898656E-018" calcext:value-type="float">
            <text:p>7.816898656E-018</text:p>
          </table:table-cell>
          <table:table-cell table:number-columns-repeated="4"/>
        </table:table-row>
        <table:table-row table:style-name="ro1">
          <table:table-cell office:value-type="float" office:value="37.902" calcext:value-type="float">
            <text:p>37.902</text:p>
          </table:table-cell>
          <table:table-cell office:value-type="float" office:value="0.00010048" calcext:value-type="float">
            <text:p>0.00010048</text:p>
          </table:table-cell>
          <table:table-cell table:formula="of:=([.B274]*[.A274]*[.$J$2])/([.$G$2]*[.F274]*[.$I$2])" office:value-type="float" office:value="0.000666901661633568" calcext:value-type="float">
            <text:p>0.0006669017</text:p>
          </table:table-cell>
          <table:table-cell office:value-type="float" office:value="0.0702392" calcext:value-type="float">
            <text:p>0.0702392</text:p>
          </table:table-cell>
          <table:table-cell table:formula="of:=[.D274]*109.76" office:value-type="float" office:value="7.709454592" calcext:value-type="float">
            <text:p>7.709454592</text:p>
          </table:table-cell>
          <table:table-cell table:formula="of:=[.E274]*1E-018" office:value-type="float" office:value="7.709454592E-018" calcext:value-type="float">
            <text:p>7.709454592E-018</text:p>
          </table:table-cell>
          <table:table-cell table:number-columns-repeated="4"/>
        </table:table-row>
        <table:table-row table:style-name="ro1">
          <table:table-cell office:value-type="float" office:value="38.108" calcext:value-type="float">
            <text:p>38.108</text:p>
          </table:table-cell>
          <table:table-cell office:value-type="float" office:value="0.000098583" calcext:value-type="float">
            <text:p>0.000098583</text:p>
          </table:table-cell>
          <table:table-cell table:formula="of:=([.B275]*[.A275]*[.$J$2])/([.$G$2]*[.F275]*[.$I$2])" office:value-type="float" office:value="0.000666930299053209" calcext:value-type="float">
            <text:p>0.0006669303</text:p>
          </table:table-cell>
          <table:table-cell office:value-type="float" office:value="0.0692847" calcext:value-type="float">
            <text:p>0.0692847</text:p>
          </table:table-cell>
          <table:table-cell table:formula="of:=[.D275]*109.76" office:value-type="float" office:value="7.604688672" calcext:value-type="float">
            <text:p>7.604688672</text:p>
          </table:table-cell>
          <table:table-cell table:formula="of:=[.E275]*1E-018" office:value-type="float" office:value="7.604688672E-018" calcext:value-type="float">
            <text:p>7.604688672E-018</text:p>
          </table:table-cell>
          <table:table-cell table:number-columns-repeated="4"/>
        </table:table-row>
        <table:table-row table:style-name="ro1">
          <table:table-cell office:value-type="float" office:value="38.315" calcext:value-type="float">
            <text:p>38.315</text:p>
          </table:table-cell>
          <table:table-cell office:value-type="float" office:value="0.000096733" calcext:value-type="float">
            <text:p>0.000096733</text:p>
          </table:table-cell>
          <table:table-cell table:formula="of:=([.B276]*[.A276]*[.$J$2])/([.$G$2]*[.F276]*[.$I$2])" office:value-type="float" office:value="0.000666928313160829" calcext:value-type="float">
            <text:p>0.0006669283</text:p>
          </table:table-cell>
          <table:table-cell office:value-type="float" office:value="0.068354" calcext:value-type="float">
            <text:p>0.068354</text:p>
          </table:table-cell>
          <table:table-cell table:formula="of:=[.D276]*109.76" office:value-type="float" office:value="7.50253504" calcext:value-type="float">
            <text:p>7.50253504</text:p>
          </table:table-cell>
          <table:table-cell table:formula="of:=[.E276]*1E-018" office:value-type="float" office:value="7.50253504E-018" calcext:value-type="float">
            <text:p>7.50253504E-018</text:p>
          </table:table-cell>
          <table:table-cell table:number-columns-repeated="4"/>
        </table:table-row>
        <table:table-row table:style-name="ro1">
          <table:table-cell office:value-type="float" office:value="38.523" calcext:value-type="float">
            <text:p>38.523</text:p>
          </table:table-cell>
          <table:table-cell office:value-type="float" office:value="0.000094934" calcext:value-type="float">
            <text:p>0.000094934</text:p>
          </table:table-cell>
          <table:table-cell table:formula="of:=([.B277]*[.A277]*[.$J$2])/([.$G$2]*[.F277]*[.$I$2])" office:value-type="float" office:value="0.000666930804794483" calcext:value-type="float">
            <text:p>0.0006669308</text:p>
          </table:table-cell>
          <table:table-cell office:value-type="float" office:value="0.0674467" calcext:value-type="float">
            <text:p>0.0674467</text:p>
          </table:table-cell>
          <table:table-cell table:formula="of:=[.D277]*109.76" office:value-type="float" office:value="7.402949792" calcext:value-type="float">
            <text:p>7.402949792</text:p>
          </table:table-cell>
          <table:table-cell table:formula="of:=[.E277]*1E-018" office:value-type="float" office:value="7.402949792E-018" calcext:value-type="float">
            <text:p>7.402949792E-018</text:p>
          </table:table-cell>
          <table:table-cell table:number-columns-repeated="4"/>
        </table:table-row>
        <table:table-row table:style-name="ro1">
          <table:table-cell office:value-type="float" office:value="38.732" calcext:value-type="float">
            <text:p>38.732</text:p>
          </table:table-cell>
          <table:table-cell office:value-type="float" office:value="0.000093183" calcext:value-type="float">
            <text:p>0.000093183</text:p>
          </table:table-cell>
          <table:table-cell table:formula="of:=([.B278]*[.A278]*[.$J$2])/([.$G$2]*[.F278]*[.$I$2])" office:value-type="float" office:value="0.00066692838008309" calcext:value-type="float">
            <text:p>0.0006669284</text:p>
          </table:table-cell>
          <table:table-cell office:value-type="float" office:value="0.0665621" calcext:value-type="float">
            <text:p>0.0665621</text:p>
          </table:table-cell>
          <table:table-cell table:formula="of:=[.D278]*109.76" office:value-type="float" office:value="7.305856096" calcext:value-type="float">
            <text:p>7.305856096</text:p>
          </table:table-cell>
          <table:table-cell table:formula="of:=[.E278]*1E-018" office:value-type="float" office:value="7.305856096E-018" calcext:value-type="float">
            <text:p>7.305856096E-018</text:p>
          </table:table-cell>
          <table:table-cell table:number-columns-repeated="4"/>
        </table:table-row>
        <table:table-row table:style-name="ro1">
          <table:table-cell office:value-type="float" office:value="38.943" calcext:value-type="float">
            <text:p>38.943</text:p>
          </table:table-cell>
          <table:table-cell office:value-type="float" office:value="0.000091475" calcext:value-type="float">
            <text:p>0.000091475</text:p>
          </table:table-cell>
          <table:table-cell table:formula="of:=([.B279]*[.A279]*[.$J$2])/([.$G$2]*[.F279]*[.$I$2])" office:value-type="float" office:value="0.000666935605527419" calcext:value-type="float">
            <text:p>0.0006669356</text:p>
          </table:table-cell>
          <table:table-cell office:value-type="float" office:value="0.0656973" calcext:value-type="float">
            <text:p>0.0656973</text:p>
          </table:table-cell>
          <table:table-cell table:formula="of:=[.D279]*109.76" office:value-type="float" office:value="7.210935648" calcext:value-type="float">
            <text:p>7.210935648</text:p>
          </table:table-cell>
          <table:table-cell table:formula="of:=[.E279]*1E-018" office:value-type="float" office:value="7.210935648E-018" calcext:value-type="float">
            <text:p>7.210935648E-018</text:p>
          </table:table-cell>
          <table:table-cell table:number-columns-repeated="4"/>
        </table:table-row>
        <table:table-row table:style-name="ro1">
          <table:table-cell office:value-type="float" office:value="39.154" calcext:value-type="float">
            <text:p>39.154</text:p>
          </table:table-cell>
          <table:table-cell office:value-type="float" office:value="0.000089792" calcext:value-type="float">
            <text:p>0.000089792</text:p>
          </table:table-cell>
          <table:table-cell table:formula="of:=([.B280]*[.A280]*[.$J$2])/([.$G$2]*[.F280]*[.$I$2])" office:value-type="float" office:value="0.000666930262977051" calcext:value-type="float">
            <text:p>0.0006669303</text:p>
          </table:table-cell>
          <table:table-cell office:value-type="float" office:value="0.0648385" calcext:value-type="float">
            <text:p>0.0648385</text:p>
          </table:table-cell>
          <table:table-cell table:formula="of:=[.D280]*109.76" office:value-type="float" office:value="7.11667376" calcext:value-type="float">
            <text:p>7.11667376</text:p>
          </table:table-cell>
          <table:table-cell table:formula="of:=[.E280]*1E-018" office:value-type="float" office:value="7.11667376E-018" calcext:value-type="float">
            <text:p>7.11667376E-018</text:p>
          </table:table-cell>
          <table:table-cell table:number-columns-repeated="4"/>
        </table:table-row>
        <table:table-row table:style-name="ro1">
          <table:table-cell office:value-type="float" office:value="39.367" calcext:value-type="float">
            <text:p>39.367</text:p>
          </table:table-cell>
          <table:table-cell office:value-type="float" office:value="0.000088108" calcext:value-type="float">
            <text:p>0.000088108</text:p>
          </table:table-cell>
          <table:table-cell table:formula="of:=([.B281]*[.A281]*[.$J$2])/([.$G$2]*[.F281]*[.$I$2])" office:value-type="float" office:value="0.000666938596169028" calcext:value-type="float">
            <text:p>0.0006669386</text:p>
          </table:table-cell>
          <table:table-cell office:value-type="float" office:value="0.0639678" calcext:value-type="float">
            <text:p>0.0639678</text:p>
          </table:table-cell>
          <table:table-cell table:formula="of:=[.D281]*109.76" office:value-type="float" office:value="7.021105728" calcext:value-type="float">
            <text:p>7.021105728</text:p>
          </table:table-cell>
          <table:table-cell table:formula="of:=[.E281]*1E-018" office:value-type="float" office:value="7.021105728E-018" calcext:value-type="float">
            <text:p>7.021105728E-018</text:p>
          </table:table-cell>
          <table:table-cell table:number-columns-repeated="4"/>
        </table:table-row>
        <table:table-row table:style-name="ro1">
          <table:table-cell office:value-type="float" office:value="39.58" calcext:value-type="float">
            <text:p>39.58</text:p>
          </table:table-cell>
          <table:table-cell office:value-type="float" office:value="0.000086398" calcext:value-type="float">
            <text:p>0.000086398</text:p>
          </table:table-cell>
          <table:table-cell table:formula="of:=([.B282]*[.A282]*[.$J$2])/([.$G$2]*[.F282]*[.$I$2])" office:value-type="float" office:value="0.000666925921098106" calcext:value-type="float">
            <text:p>0.0006669259</text:p>
          </table:table-cell>
          <table:table-cell office:value-type="float" office:value="0.0630669" calcext:value-type="float">
            <text:p>0.0630669</text:p>
          </table:table-cell>
          <table:table-cell table:formula="of:=[.D282]*109.76" office:value-type="float" office:value="6.922222944" calcext:value-type="float">
            <text:p>6.922222944</text:p>
          </table:table-cell>
          <table:table-cell table:formula="of:=[.E282]*1E-018" office:value-type="float" office:value="6.922222944E-018" calcext:value-type="float">
            <text:p>6.922222944E-018</text:p>
          </table:table-cell>
          <table:table-cell table:number-columns-repeated="4"/>
        </table:table-row>
        <table:table-row table:style-name="ro1">
          <table:table-cell office:value-type="float" office:value="39.795" calcext:value-type="float">
            <text:p>39.795</text:p>
          </table:table-cell>
          <table:table-cell office:value-type="float" office:value="0.000084637" calcext:value-type="float">
            <text:p>0.000084637</text:p>
          </table:table-cell>
          <table:table-cell table:formula="of:=([.B283]*[.A283]*[.$J$2])/([.$G$2]*[.F283]*[.$I$2])" office:value-type="float" office:value="0.000666926385398231" calcext:value-type="float">
            <text:p>0.0006669264</text:p>
          </table:table-cell>
          <table:table-cell office:value-type="float" office:value="0.062117" calcext:value-type="float">
            <text:p>0.062117</text:p>
          </table:table-cell>
          <table:table-cell table:formula="of:=[.D283]*109.76" office:value-type="float" office:value="6.81796192" calcext:value-type="float">
            <text:p>6.81796192</text:p>
          </table:table-cell>
          <table:table-cell table:formula="of:=[.E283]*1E-018" office:value-type="float" office:value="6.81796192E-018" calcext:value-type="float">
            <text:p>6.81796192E-018</text:p>
          </table:table-cell>
          <table:table-cell table:number-columns-repeated="4"/>
        </table:table-row>
        <table:table-row table:style-name="ro1">
          <table:table-cell office:value-type="float" office:value="40.011" calcext:value-type="float">
            <text:p>40.011</text:p>
          </table:table-cell>
          <table:table-cell office:value-type="float" office:value="0.000082799" calcext:value-type="float">
            <text:p>0.000082799</text:p>
          </table:table-cell>
          <table:table-cell table:formula="of:=([.B284]*[.A284]*[.$J$2])/([.$G$2]*[.F284]*[.$I$2])" office:value-type="float" office:value="0.000666920799953492" calcext:value-type="float">
            <text:p>0.0006669208</text:p>
          </table:table-cell>
          <table:table-cell office:value-type="float" office:value="0.0610984" calcext:value-type="float">
            <text:p>0.0610984</text:p>
          </table:table-cell>
          <table:table-cell table:formula="of:=[.D284]*109.76" office:value-type="float" office:value="6.706160384" calcext:value-type="float">
            <text:p>6.706160384</text:p>
          </table:table-cell>
          <table:table-cell table:formula="of:=[.E284]*1E-018" office:value-type="float" office:value="6.706160384E-018" calcext:value-type="float">
            <text:p>6.706160384E-018</text:p>
          </table:table-cell>
          <table:table-cell table:number-columns-repeated="4"/>
        </table:table-row>
        <table:table-row table:style-name="ro1">
          <table:table-cell office:value-type="float" office:value="40.229" calcext:value-type="float">
            <text:p>40.229</text:p>
          </table:table-cell>
          <table:table-cell office:value-type="float" office:value="0.000080872" calcext:value-type="float">
            <text:p>0.000080872</text:p>
          </table:table-cell>
          <table:table-cell table:formula="of:=([.B285]*[.A285]*[.$J$2])/([.$G$2]*[.F285]*[.$I$2])" office:value-type="float" office:value="0.000666936252558146" calcext:value-type="float">
            <text:p>0.0006669363</text:p>
          </table:table-cell>
          <table:table-cell office:value-type="float" office:value="0.0600002" calcext:value-type="float">
            <text:p>0.0600002</text:p>
          </table:table-cell>
          <table:table-cell table:formula="of:=[.D285]*109.76" office:value-type="float" office:value="6.585621952" calcext:value-type="float">
            <text:p>6.585621952</text:p>
          </table:table-cell>
          <table:table-cell table:formula="of:=[.E285]*1E-018" office:value-type="float" office:value="6.585621952E-018" calcext:value-type="float">
            <text:p>6.585621952E-018</text:p>
          </table:table-cell>
          <table:table-cell table:number-columns-repeated="4"/>
        </table:table-row>
        <table:table-row table:style-name="ro1">
          <table:table-cell office:value-type="float" office:value="40.447" calcext:value-type="float">
            <text:p>40.447</text:p>
          </table:table-cell>
          <table:table-cell office:value-type="float" office:value="0.00007888" calcext:value-type="float">
            <text:p>0.00007888</text:p>
          </table:table-cell>
          <table:table-cell table:formula="of:=([.B286]*[.A286]*[.$J$2])/([.$G$2]*[.F286]*[.$I$2])" office:value-type="float" office:value="0.000666926448824988" calcext:value-type="float">
            <text:p>0.0006669264</text:p>
          </table:table-cell>
          <table:table-cell office:value-type="float" office:value="0.0588403" calcext:value-type="float">
            <text:p>0.0588403</text:p>
          </table:table-cell>
          <table:table-cell table:formula="of:=[.D286]*109.76" office:value-type="float" office:value="6.458311328" calcext:value-type="float">
            <text:p>6.458311328</text:p>
          </table:table-cell>
          <table:table-cell table:formula="of:=[.E286]*1E-018" office:value-type="float" office:value="6.458311328E-018" calcext:value-type="float">
            <text:p>6.458311328E-018</text:p>
          </table:table-cell>
          <table:table-cell table:number-columns-repeated="4"/>
        </table:table-row>
        <table:table-row table:style-name="ro1">
          <table:table-cell office:value-type="float" office:value="40.667" calcext:value-type="float">
            <text:p>40.667</text:p>
          </table:table-cell>
          <table:table-cell office:value-type="float" office:value="0.000076858" calcext:value-type="float">
            <text:p>0.000076858</text:p>
          </table:table-cell>
          <table:table-cell table:formula="of:=([.B287]*[.A287]*[.$J$2])/([.$G$2]*[.F287]*[.$I$2])" office:value-type="float" office:value="0.000666932653733032" calcext:value-type="float">
            <text:p>0.0006669327</text:p>
          </table:table-cell>
          <table:table-cell office:value-type="float" office:value="0.0576433" calcext:value-type="float">
            <text:p>0.0576433</text:p>
          </table:table-cell>
          <table:table-cell table:formula="of:=[.D287]*109.76" office:value-type="float" office:value="6.326928608" calcext:value-type="float">
            <text:p>6.326928608</text:p>
          </table:table-cell>
          <table:table-cell table:formula="of:=[.E287]*1E-018" office:value-type="float" office:value="6.326928608E-018" calcext:value-type="float">
            <text:p>6.326928608E-018</text:p>
          </table:table-cell>
          <table:table-cell table:number-columns-repeated="4"/>
        </table:table-row>
        <table:table-row table:style-name="ro1">
          <table:table-cell office:value-type="float" office:value="40.887" calcext:value-type="float">
            <text:p>40.887</text:p>
          </table:table-cell>
          <table:table-cell office:value-type="float" office:value="0.000074841" calcext:value-type="float">
            <text:p>0.000074841</text:p>
          </table:table-cell>
          <table:table-cell table:formula="of:=([.B288]*[.A288]*[.$J$2])/([.$G$2]*[.F288]*[.$I$2])" office:value-type="float" office:value="0.000666923316106654" calcext:value-type="float">
            <text:p>0.0006669233</text:p>
          </table:table-cell>
          <table:table-cell office:value-type="float" office:value="0.056435" calcext:value-type="float">
            <text:p>0.056435</text:p>
          </table:table-cell>
          <table:table-cell table:formula="of:=[.D288]*109.76" office:value-type="float" office:value="6.1943056" calcext:value-type="float">
            <text:p>6.1943056</text:p>
          </table:table-cell>
          <table:table-cell table:formula="of:=[.E288]*1E-018" office:value-type="float" office:value="6.1943056E-018" calcext:value-type="float">
            <text:p>6.1943056E-018</text:p>
          </table:table-cell>
          <table:table-cell table:number-columns-repeated="4"/>
        </table:table-row>
        <table:table-row table:style-name="ro1">
          <table:table-cell office:value-type="float" office:value="41.109" calcext:value-type="float">
            <text:p>41.109</text:p>
          </table:table-cell>
          <table:table-cell office:value-type="float" office:value="0.000072897" calcext:value-type="float">
            <text:p>0.000072897</text:p>
          </table:table-cell>
          <table:table-cell table:formula="of:=([.B289]*[.A289]*[.$J$2])/([.$G$2]*[.F289]*[.$I$2])" office:value-type="float" office:value="0.000666919179759714" calcext:value-type="float">
            <text:p>0.0006669192</text:p>
          </table:table-cell>
          <table:table-cell office:value-type="float" office:value="0.0552679" calcext:value-type="float">
            <text:p>0.0552679</text:p>
          </table:table-cell>
          <table:table-cell table:formula="of:=[.D289]*109.76" office:value-type="float" office:value="6.066204704" calcext:value-type="float">
            <text:p>6.066204704</text:p>
          </table:table-cell>
          <table:table-cell table:formula="of:=[.E289]*1E-018" office:value-type="float" office:value="6.066204704E-018" calcext:value-type="float">
            <text:p>6.066204704E-018</text:p>
          </table:table-cell>
          <table:table-cell table:number-columns-repeated="4"/>
        </table:table-row>
        <table:table-row table:style-name="ro1">
          <table:table-cell office:value-type="float" office:value="41.333" calcext:value-type="float">
            <text:p>41.333</text:p>
          </table:table-cell>
          <table:table-cell office:value-type="float" office:value="0.000071149" calcext:value-type="float">
            <text:p>0.000071149</text:p>
          </table:table-cell>
          <table:table-cell table:formula="of:=([.B290]*[.A290]*[.$J$2])/([.$G$2]*[.F290]*[.$I$2])" office:value-type="float" office:value="0.000666935883734396" calcext:value-type="float">
            <text:p>0.0006669359</text:p>
          </table:table-cell>
          <table:table-cell office:value-type="float" office:value="0.0542352" calcext:value-type="float">
            <text:p>0.0542352</text:p>
          </table:table-cell>
          <table:table-cell table:formula="of:=[.D290]*109.76" office:value-type="float" office:value="5.952855552" calcext:value-type="float">
            <text:p>5.952855552</text:p>
          </table:table-cell>
          <table:table-cell table:formula="of:=[.E290]*1E-018" office:value-type="float" office:value="5.952855552E-018" calcext:value-type="float">
            <text:p>5.952855552E-018</text:p>
          </table:table-cell>
          <table:table-cell table:number-columns-repeated="4"/>
        </table:table-row>
        <table:table-row table:style-name="ro1">
          <table:table-cell office:value-type="float" office:value="41.557" calcext:value-type="float">
            <text:p>41.557</text:p>
          </table:table-cell>
          <table:table-cell office:value-type="float" office:value="0.000069688" calcext:value-type="float">
            <text:p>0.000069688</text:p>
          </table:table-cell>
          <table:table-cell table:formula="of:=([.B291]*[.A291]*[.$J$2])/([.$G$2]*[.F291]*[.$I$2])" office:value-type="float" office:value="0.000666930900241959" calcext:value-type="float">
            <text:p>0.0006669309</text:p>
          </table:table-cell>
          <table:table-cell office:value-type="float" office:value="0.0534098" calcext:value-type="float">
            <text:p>0.0534098</text:p>
          </table:table-cell>
          <table:table-cell table:formula="of:=[.D291]*109.76" office:value-type="float" office:value="5.862259648" calcext:value-type="float">
            <text:p>5.862259648</text:p>
          </table:table-cell>
          <table:table-cell table:formula="of:=[.E291]*1E-018" office:value-type="float" office:value="5.862259648E-018" calcext:value-type="float">
            <text:p>5.862259648E-018</text:p>
          </table:table-cell>
          <table:table-cell table:number-columns-repeated="4"/>
        </table:table-row>
        <table:table-row table:style-name="ro1">
          <table:table-cell office:value-type="float" office:value="41.783" calcext:value-type="float">
            <text:p>41.783</text:p>
          </table:table-cell>
          <table:table-cell office:value-type="float" office:value="0.000068475" calcext:value-type="float">
            <text:p>0.000068475</text:p>
          </table:table-cell>
          <table:table-cell table:formula="of:=([.B292]*[.A292]*[.$J$2])/([.$G$2]*[.F292]*[.$I$2])" office:value-type="float" office:value="0.000666930196321407" calcext:value-type="float">
            <text:p>0.0006669302</text:p>
          </table:table-cell>
          <table:table-cell office:value-type="float" office:value="0.0527656" calcext:value-type="float">
            <text:p>0.0527656</text:p>
          </table:table-cell>
          <table:table-cell table:formula="of:=[.D292]*109.76" office:value-type="float" office:value="5.791552256" calcext:value-type="float">
            <text:p>5.791552256</text:p>
          </table:table-cell>
          <table:table-cell table:formula="of:=[.E292]*1E-018" office:value-type="float" office:value="5.791552256E-018" calcext:value-type="float">
            <text:p>5.791552256E-018</text:p>
          </table:table-cell>
          <table:table-cell table:number-columns-repeated="4"/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float" office:value="0.000067442" calcext:value-type="float">
            <text:p>0.000067442</text:p>
          </table:table-cell>
          <table:table-cell table:formula="of:=([.B293]*[.A293]*[.$J$2])/([.$G$2]*[.F293]*[.$I$2])" office:value-type="float" office:value="0.000666931866486691" calcext:value-type="float">
            <text:p>0.0006669319</text:p>
          </table:table-cell>
          <table:table-cell office:value-type="float" office:value="0.0522518" calcext:value-type="float">
            <text:p>0.0522518</text:p>
          </table:table-cell>
          <table:table-cell table:formula="of:=[.D293]*109.76" office:value-type="float" office:value="5.735157568" calcext:value-type="float">
            <text:p>5.735157568</text:p>
          </table:table-cell>
          <table:table-cell table:formula="of:=[.E293]*1E-018" office:value-type="float" office:value="5.735157568E-018" calcext:value-type="float">
            <text:p>5.735157568E-018</text:p>
          </table:table-cell>
          <table:table-cell table:number-columns-repeated="4"/>
        </table:table-row>
        <table:table-row table:style-name="ro1">
          <table:table-cell office:value-type="float" office:value="42.238" calcext:value-type="float">
            <text:p>42.238</text:p>
          </table:table-cell>
          <table:table-cell office:value-type="float" office:value="0.000066518" calcext:value-type="float">
            <text:p>0.000066518</text:p>
          </table:table-cell>
          <table:table-cell table:formula="of:=([.B294]*[.A294]*[.$J$2])/([.$G$2]*[.F294]*[.$I$2])" office:value-type="float" office:value="0.000666932067152176" calcext:value-type="float">
            <text:p>0.0006669321</text:p>
          </table:table-cell>
          <table:table-cell office:value-type="float" office:value="0.0518156" calcext:value-type="float">
            <text:p>0.0518156</text:p>
          </table:table-cell>
          <table:table-cell table:formula="of:=[.D294]*109.76" office:value-type="float" office:value="5.687280256" calcext:value-type="float">
            <text:p>5.687280256</text:p>
          </table:table-cell>
          <table:table-cell table:formula="of:=[.E294]*1E-018" office:value-type="float" office:value="5.687280256E-018" calcext:value-type="float">
            <text:p>5.687280256E-018</text:p>
          </table:table-cell>
          <table:table-cell table:number-columns-repeated="4"/>
        </table:table-row>
        <table:table-row table:style-name="ro1">
          <table:table-cell office:value-type="float" office:value="42.467" calcext:value-type="float">
            <text:p>42.467</text:p>
          </table:table-cell>
          <table:table-cell office:value-type="float" office:value="0.000065631" calcext:value-type="float">
            <text:p>0.000065631</text:p>
          </table:table-cell>
          <table:table-cell table:formula="of:=([.B295]*[.A295]*[.$J$2])/([.$G$2]*[.F295]*[.$I$2])" office:value-type="float" office:value="0.00066692211586991" calcext:value-type="float">
            <text:p>0.0006669221</text:p>
          </table:table-cell>
          <table:table-cell office:value-type="float" office:value="0.0514026" calcext:value-type="float">
            <text:p>0.0514026</text:p>
          </table:table-cell>
          <table:table-cell table:formula="of:=[.D295]*109.76" office:value-type="float" office:value="5.641949376" calcext:value-type="float">
            <text:p>5.641949376</text:p>
          </table:table-cell>
          <table:table-cell table:formula="of:=[.E295]*1E-018" office:value-type="float" office:value="5.641949376E-018" calcext:value-type="float">
            <text:p>5.641949376E-018</text:p>
          </table:table-cell>
          <table:table-cell table:number-columns-repeated="4"/>
        </table:table-row>
        <table:table-row table:style-name="ro1">
          <table:table-cell office:value-type="float" office:value="42.698" calcext:value-type="float">
            <text:p>42.698</text:p>
          </table:table-cell>
          <table:table-cell office:value-type="float" office:value="0.000064711" calcext:value-type="float">
            <text:p>0.000064711</text:p>
          </table:table-cell>
          <table:table-cell table:formula="of:=([.B296]*[.A296]*[.$J$2])/([.$G$2]*[.F296]*[.$I$2])" office:value-type="float" office:value="0.000666938296569228" calcext:value-type="float">
            <text:p>0.0006669383</text:p>
          </table:table-cell>
          <table:table-cell office:value-type="float" office:value="0.0509565" calcext:value-type="float">
            <text:p>0.0509565</text:p>
          </table:table-cell>
          <table:table-cell table:formula="of:=[.D296]*109.76" office:value-type="float" office:value="5.59298544" calcext:value-type="float">
            <text:p>5.59298544</text:p>
          </table:table-cell>
          <table:table-cell table:formula="of:=[.E296]*1E-018" office:value-type="float" office:value="5.59298544E-018" calcext:value-type="float">
            <text:p>5.59298544E-018</text:p>
          </table:table-cell>
          <table:table-cell table:number-columns-repeated="4"/>
        </table:table-row>
        <table:table-row table:style-name="ro1">
          <table:table-cell office:value-type="float" office:value="42.93" calcext:value-type="float">
            <text:p>42.93</text:p>
          </table:table-cell>
          <table:table-cell office:value-type="float" office:value="0.00006369" calcext:value-type="float">
            <text:p>0.00006369</text:p>
          </table:table-cell>
          <table:table-cell table:formula="of:=([.B297]*[.A297]*[.$J$2])/([.$G$2]*[.F297]*[.$I$2])" office:value-type="float" office:value="0.000666934600215306" calcext:value-type="float">
            <text:p>0.0006669346</text:p>
          </table:table-cell>
          <table:table-cell office:value-type="float" office:value="0.0504253" calcext:value-type="float">
            <text:p>0.0504253</text:p>
          </table:table-cell>
          <table:table-cell table:formula="of:=[.D297]*109.76" office:value-type="float" office:value="5.534680928" calcext:value-type="float">
            <text:p>5.534680928</text:p>
          </table:table-cell>
          <table:table-cell table:formula="of:=[.E297]*1E-018" office:value-type="float" office:value="5.534680928E-018" calcext:value-type="float">
            <text:p>5.534680928E-018</text:p>
          </table:table-cell>
          <table:table-cell table:number-columns-repeated="4"/>
        </table:table-row>
        <table:table-row table:style-name="ro1">
          <table:table-cell office:value-type="float" office:value="43.163" calcext:value-type="float">
            <text:p>43.163</text:p>
          </table:table-cell>
          <table:table-cell office:value-type="float" office:value="0.000062567" calcext:value-type="float">
            <text:p>0.000062567</text:p>
          </table:table-cell>
          <table:table-cell table:formula="of:=([.B298]*[.A298]*[.$J$2])/([.$G$2]*[.F298]*[.$I$2])" office:value-type="float" office:value="0.000666929801027927" calcext:value-type="float">
            <text:p>0.0006669298</text:p>
          </table:table-cell>
          <table:table-cell office:value-type="float" office:value="0.0498054" calcext:value-type="float">
            <text:p>0.0498054</text:p>
          </table:table-cell>
          <table:table-cell table:formula="of:=[.D298]*109.76" office:value-type="float" office:value="5.466640704" calcext:value-type="float">
            <text:p>5.466640704</text:p>
          </table:table-cell>
          <table:table-cell table:formula="of:=[.E298]*1E-018" office:value-type="float" office:value="5.466640704E-018" calcext:value-type="float">
            <text:p>5.466640704E-018</text:p>
          </table:table-cell>
          <table:table-cell table:number-columns-repeated="4"/>
        </table:table-row>
        <table:table-row table:style-name="ro1">
          <table:table-cell office:value-type="float" office:value="43.397" calcext:value-type="float">
            <text:p>43.397</text:p>
          </table:table-cell>
          <table:table-cell office:value-type="float" office:value="0.000061372" calcext:value-type="float">
            <text:p>0.000061372</text:p>
          </table:table-cell>
          <table:table-cell table:formula="of:=([.B299]*[.A299]*[.$J$2])/([.$G$2]*[.F299]*[.$I$2])" office:value-type="float" office:value="0.000666931076514007" calcext:value-type="float">
            <text:p>0.0006669311</text:p>
          </table:table-cell>
          <table:table-cell office:value-type="float" office:value="0.0491189" calcext:value-type="float">
            <text:p>0.0491189</text:p>
          </table:table-cell>
          <table:table-cell table:formula="of:=[.D299]*109.76" office:value-type="float" office:value="5.391290464" calcext:value-type="float">
            <text:p>5.391290464</text:p>
          </table:table-cell>
          <table:table-cell table:formula="of:=[.E299]*1E-018" office:value-type="float" office:value="5.391290464E-018" calcext:value-type="float">
            <text:p>5.391290464E-018</text:p>
          </table:table-cell>
          <table:table-cell table:number-columns-repeated="4"/>
        </table:table-row>
        <table:table-row table:style-name="ro1">
          <table:table-cell office:value-type="float" office:value="43.633" calcext:value-type="float">
            <text:p>43.633</text:p>
          </table:table-cell>
          <table:table-cell office:value-type="float" office:value="0.000060133" calcext:value-type="float">
            <text:p>0.000060133</text:p>
          </table:table-cell>
          <table:table-cell table:formula="of:=([.B300]*[.A300]*[.$J$2])/([.$G$2]*[.F300]*[.$I$2])" office:value-type="float" office:value="0.000666933749976934" calcext:value-type="float">
            <text:p>0.0006669337</text:p>
          </table:table-cell>
          <table:table-cell office:value-type="float" office:value="0.0483888" calcext:value-type="float">
            <text:p>0.0483888</text:p>
          </table:table-cell>
          <table:table-cell table:formula="of:=[.D300]*109.76" office:value-type="float" office:value="5.311154688" calcext:value-type="float">
            <text:p>5.311154688</text:p>
          </table:table-cell>
          <table:table-cell table:formula="of:=[.E300]*1E-018" office:value-type="float" office:value="5.311154688E-018" calcext:value-type="float">
            <text:p>5.311154688E-018</text:p>
          </table:table-cell>
          <table:table-cell table:number-columns-repeated="4"/>
        </table:table-row>
        <table:table-row table:style-name="ro1">
          <table:table-cell office:value-type="float" office:value="43.87" calcext:value-type="float">
            <text:p>43.87</text:p>
          </table:table-cell>
          <table:table-cell office:value-type="float" office:value="0.000058881" calcext:value-type="float">
            <text:p>0.000058881</text:p>
          </table:table-cell>
          <table:table-cell table:formula="of:=([.B301]*[.A301]*[.$J$2])/([.$G$2]*[.F301]*[.$I$2])" office:value-type="float" office:value="0.000666933468869334" calcext:value-type="float">
            <text:p>0.0006669335</text:p>
          </table:table-cell>
          <table:table-cell office:value-type="float" office:value="0.0476387" calcext:value-type="float">
            <text:p>0.0476387</text:p>
          </table:table-cell>
          <table:table-cell table:formula="of:=[.D301]*109.76" office:value-type="float" office:value="5.228823712" calcext:value-type="float">
            <text:p>5.228823712</text:p>
          </table:table-cell>
          <table:table-cell table:formula="of:=[.E301]*1E-018" office:value-type="float" office:value="5.228823712E-018" calcext:value-type="float">
            <text:p>5.228823712E-018</text:p>
          </table:table-cell>
          <table:table-cell table:number-columns-repeated="4"/>
        </table:table-row>
        <table:table-row table:style-name="ro1">
          <table:table-cell office:value-type="float" office:value="44.108" calcext:value-type="float">
            <text:p>44.108</text:p>
          </table:table-cell>
          <table:table-cell office:value-type="float" office:value="0.000057647" calcext:value-type="float">
            <text:p>0.000057647</text:p>
          </table:table-cell>
          <table:table-cell table:formula="of:=([.B302]*[.A302]*[.$J$2])/([.$G$2]*[.F302]*[.$I$2])" office:value-type="float" office:value="0.000666936882893059" calcext:value-type="float">
            <text:p>0.0006669369</text:p>
          </table:table-cell>
          <table:table-cell office:value-type="float" office:value="0.0468931" calcext:value-type="float">
            <text:p>0.0468931</text:p>
          </table:table-cell>
          <table:table-cell table:formula="of:=[.D302]*109.76" office:value-type="float" office:value="5.146986656" calcext:value-type="float">
            <text:p>5.146986656</text:p>
          </table:table-cell>
          <table:table-cell table:formula="of:=[.E302]*1E-018" office:value-type="float" office:value="5.146986656E-018" calcext:value-type="float">
            <text:p>5.146986656E-018</text:p>
          </table:table-cell>
          <table:table-cell table:number-columns-repeated="4"/>
        </table:table-row>
        <table:table-row table:style-name="ro1">
          <table:table-cell office:value-type="float" office:value="44.347" calcext:value-type="float">
            <text:p>44.347</text:p>
          </table:table-cell>
          <table:table-cell office:value-type="float" office:value="0.00005646" calcext:value-type="float">
            <text:p>0.00005646</text:p>
          </table:table-cell>
          <table:table-cell table:formula="of:=([.B303]*[.A303]*[.$J$2])/([.$G$2]*[.F303]*[.$I$2])" office:value-type="float" office:value="0.000666923753835654" calcext:value-type="float">
            <text:p>0.0006669238</text:p>
          </table:table-cell>
          <table:table-cell office:value-type="float" office:value="0.0461773" calcext:value-type="float">
            <text:p>0.0461773</text:p>
          </table:table-cell>
          <table:table-cell table:formula="of:=[.D303]*109.76" office:value-type="float" office:value="5.068420448" calcext:value-type="float">
            <text:p>5.068420448</text:p>
          </table:table-cell>
          <table:table-cell table:formula="of:=[.E303]*1E-018" office:value-type="float" office:value="5.068420448E-018" calcext:value-type="float">
            <text:p>5.068420448E-018</text:p>
          </table:table-cell>
          <table:table-cell table:number-columns-repeated="4"/>
        </table:table-row>
        <table:table-row table:style-name="ro1">
          <table:table-cell office:value-type="float" office:value="44.588" calcext:value-type="float">
            <text:p>44.588</text:p>
          </table:table-cell>
          <table:table-cell office:value-type="float" office:value="0.000055339" calcext:value-type="float">
            <text:p>0.000055339</text:p>
          </table:table-cell>
          <table:table-cell table:formula="of:=([.B304]*[.A304]*[.$J$2])/([.$G$2]*[.F304]*[.$I$2])" office:value-type="float" office:value="0.000666932909460267" calcext:value-type="float">
            <text:p>0.0006669329</text:p>
          </table:table-cell>
          <table:table-cell office:value-type="float" office:value="0.0455058" calcext:value-type="float">
            <text:p>0.0455058</text:p>
          </table:table-cell>
          <table:table-cell table:formula="of:=[.D304]*109.76" office:value-type="float" office:value="4.994716608" calcext:value-type="float">
            <text:p>4.994716608</text:p>
          </table:table-cell>
          <table:table-cell table:formula="of:=[.E304]*1E-018" office:value-type="float" office:value="4.994716608E-018" calcext:value-type="float">
            <text:p>4.994716608E-018</text:p>
          </table:table-cell>
          <table:table-cell table:number-columns-repeated="4"/>
        </table:table-row>
        <table:table-row table:style-name="ro1">
          <table:table-cell office:value-type="float" office:value="44.83" calcext:value-type="float">
            <text:p>44.83</text:p>
          </table:table-cell>
          <table:table-cell office:value-type="float" office:value="0.000054274" calcext:value-type="float">
            <text:p>0.000054274</text:p>
          </table:table-cell>
          <table:table-cell table:formula="of:=([.B305]*[.A305]*[.$J$2])/([.$G$2]*[.F305]*[.$I$2])" office:value-type="float" office:value="0.000666922034042284" calcext:value-type="float">
            <text:p>0.000666922</text:p>
          </table:table-cell>
          <table:table-cell office:value-type="float" office:value="0.044873" calcext:value-type="float">
            <text:p>0.044873</text:p>
          </table:table-cell>
          <table:table-cell table:formula="of:=[.D305]*109.76" office:value-type="float" office:value="4.92526048" calcext:value-type="float">
            <text:p>4.92526048</text:p>
          </table:table-cell>
          <table:table-cell table:formula="of:=[.E305]*1E-018" office:value-type="float" office:value="4.92526048E-018" calcext:value-type="float">
            <text:p>4.92526048E-018</text:p>
          </table:table-cell>
          <table:table-cell table:number-columns-repeated="4"/>
        </table:table-row>
        <table:table-row table:style-name="ro1">
          <table:table-cell office:value-type="float" office:value="45.074" calcext:value-type="float">
            <text:p>45.074</text:p>
          </table:table-cell>
          <table:table-cell office:value-type="float" office:value="0.000053257" calcext:value-type="float">
            <text:p>0.000053257</text:p>
          </table:table-cell>
          <table:table-cell table:formula="of:=([.B306]*[.A306]*[.$J$2])/([.$G$2]*[.F306]*[.$I$2])" office:value-type="float" office:value="0.000666937337366593" calcext:value-type="float">
            <text:p>0.0006669373</text:p>
          </table:table-cell>
          <table:table-cell office:value-type="float" office:value="0.0442708" calcext:value-type="float">
            <text:p>0.0442708</text:p>
          </table:table-cell>
          <table:table-cell table:formula="of:=[.D306]*109.76" office:value-type="float" office:value="4.859163008" calcext:value-type="float">
            <text:p>4.859163008</text:p>
          </table:table-cell>
          <table:table-cell table:formula="of:=[.E306]*1E-018" office:value-type="float" office:value="4.859163008E-018" calcext:value-type="float">
            <text:p>4.859163008E-018</text:p>
          </table:table-cell>
          <table:table-cell table:number-columns-repeated="4"/>
        </table:table-row>
        <table:table-row table:style-name="ro1">
          <table:table-cell office:value-type="float" office:value="45.318" calcext:value-type="float">
            <text:p>45.318</text:p>
          </table:table-cell>
          <table:table-cell office:value-type="float" office:value="0.000052276" calcext:value-type="float">
            <text:p>0.000052276</text:p>
          </table:table-cell>
          <table:table-cell table:formula="of:=([.B307]*[.A307]*[.$J$2])/([.$G$2]*[.F307]*[.$I$2])" office:value-type="float" office:value="0.000666929161982257" calcext:value-type="float">
            <text:p>0.0006669292</text:p>
          </table:table-cell>
          <table:table-cell office:value-type="float" office:value="0.0436911" calcext:value-type="float">
            <text:p>0.0436911</text:p>
          </table:table-cell>
          <table:table-cell table:formula="of:=[.D307]*109.76" office:value-type="float" office:value="4.795535136" calcext:value-type="float">
            <text:p>4.795535136</text:p>
          </table:table-cell>
          <table:table-cell table:formula="of:=[.E307]*1E-018" office:value-type="float" office:value="4.795535136E-018" calcext:value-type="float">
            <text:p>4.795535136E-018</text:p>
          </table:table-cell>
          <table:table-cell table:number-columns-repeated="4"/>
        </table:table-row>
        <table:table-row table:style-name="ro1">
          <table:table-cell office:value-type="float" office:value="45.564" calcext:value-type="float">
            <text:p>45.564</text:p>
          </table:table-cell>
          <table:table-cell office:value-type="float" office:value="0.00005132" calcext:value-type="float">
            <text:p>0.00005132</text:p>
          </table:table-cell>
          <table:table-cell table:formula="of:=([.B308]*[.A308]*[.$J$2])/([.$G$2]*[.F308]*[.$I$2])" office:value-type="float" office:value="0.000666924959342416" calcext:value-type="float">
            <text:p>0.000666925</text:p>
          </table:table-cell>
          <table:table-cell office:value-type="float" office:value="0.0431252" calcext:value-type="float">
            <text:p>0.0431252</text:p>
          </table:table-cell>
          <table:table-cell table:formula="of:=[.D308]*109.76" office:value-type="float" office:value="4.733421952" calcext:value-type="float">
            <text:p>4.733421952</text:p>
          </table:table-cell>
          <table:table-cell table:formula="of:=[.E308]*1E-018" office:value-type="float" office:value="4.733421952E-018" calcext:value-type="float">
            <text:p>4.733421952E-018</text:p>
          </table:table-cell>
          <table:table-cell table:number-columns-repeated="4"/>
        </table:table-row>
        <table:table-row table:style-name="ro1">
          <table:table-cell office:value-type="float" office:value="45.812" calcext:value-type="float">
            <text:p>45.812</text:p>
          </table:table-cell>
          <table:table-cell office:value-type="float" office:value="0.000050379" calcext:value-type="float">
            <text:p>0.000050379</text:p>
          </table:table-cell>
          <table:table-cell table:formula="of:=([.B309]*[.A309]*[.$J$2])/([.$G$2]*[.F309]*[.$I$2])" office:value-type="float" office:value="0.000666932499775315" calcext:value-type="float">
            <text:p>0.0006669325</text:p>
          </table:table-cell>
          <table:table-cell office:value-type="float" office:value="0.0425644" calcext:value-type="float">
            <text:p>0.0425644</text:p>
          </table:table-cell>
          <table:table-cell table:formula="of:=[.D309]*109.76" office:value-type="float" office:value="4.671868544" calcext:value-type="float">
            <text:p>4.671868544</text:p>
          </table:table-cell>
          <table:table-cell table:formula="of:=[.E309]*1E-018" office:value-type="float" office:value="4.671868544E-018" calcext:value-type="float">
            <text:p>4.671868544E-018</text:p>
          </table:table-cell>
          <table:table-cell table:number-columns-repeated="4"/>
        </table:table-row>
        <table:table-row table:style-name="ro1">
          <table:table-cell office:value-type="float" office:value="46.061" calcext:value-type="float">
            <text:p>46.061</text:p>
          </table:table-cell>
          <table:table-cell office:value-type="float" office:value="0.000049442" calcext:value-type="float">
            <text:p>0.000049442</text:p>
          </table:table-cell>
          <table:table-cell table:formula="of:=([.B310]*[.A310]*[.$J$2])/([.$G$2]*[.F310]*[.$I$2])" office:value-type="float" office:value="0.000666930745130399" calcext:value-type="float">
            <text:p>0.0006669307</text:p>
          </table:table-cell>
          <table:table-cell office:value-type="float" office:value="0.0419999" calcext:value-type="float">
            <text:p>0.0419999</text:p>
          </table:table-cell>
          <table:table-cell table:formula="of:=[.D310]*109.76" office:value-type="float" office:value="4.609909024" calcext:value-type="float">
            <text:p>4.609909024</text:p>
          </table:table-cell>
          <table:table-cell table:formula="of:=[.E310]*1E-018" office:value-type="float" office:value="4.609909024E-018" calcext:value-type="float">
            <text:p>4.609909024E-018</text:p>
          </table:table-cell>
          <table:table-cell table:number-columns-repeated="4"/>
        </table:table-row>
        <table:table-row table:style-name="ro1">
          <table:table-cell office:value-type="float" office:value="46.311" calcext:value-type="float">
            <text:p>46.311</text:p>
          </table:table-cell>
          <table:table-cell office:value-type="float" office:value="0.000048507" calcext:value-type="float">
            <text:p>0.000048507</text:p>
          </table:table-cell>
          <table:table-cell table:formula="of:=([.B311]*[.A311]*[.$J$2])/([.$G$2]*[.F311]*[.$I$2])" office:value-type="float" office:value="0.000666936943159367" calcext:value-type="float">
            <text:p>0.0006669369</text:p>
          </table:table-cell>
          <table:table-cell office:value-type="float" office:value="0.0414289" calcext:value-type="float">
            <text:p>0.0414289</text:p>
          </table:table-cell>
          <table:table-cell table:formula="of:=[.D311]*109.76" office:value-type="float" office:value="4.547236064" calcext:value-type="float">
            <text:p>4.547236064</text:p>
          </table:table-cell>
          <table:table-cell table:formula="of:=[.E311]*1E-018" office:value-type="float" office:value="4.547236064E-018" calcext:value-type="float">
            <text:p>4.547236064E-018</text:p>
          </table:table-cell>
          <table:table-cell table:number-columns-repeated="4"/>
        </table:table-row>
        <table:table-row table:style-name="ro1">
          <table:table-cell office:value-type="float" office:value="46.562" calcext:value-type="float">
            <text:p>46.562</text:p>
          </table:table-cell>
          <table:table-cell office:value-type="float" office:value="0.000047576" calcext:value-type="float">
            <text:p>0.000047576</text:p>
          </table:table-cell>
          <table:table-cell table:formula="of:=([.B312]*[.A312]*[.$J$2])/([.$G$2]*[.F312]*[.$I$2])" office:value-type="float" office:value="0.000666931731028767" calcext:value-type="float">
            <text:p>0.0006669317</text:p>
          </table:table-cell>
          <table:table-cell office:value-type="float" office:value="0.0408543" calcext:value-type="float">
            <text:p>0.0408543</text:p>
          </table:table-cell>
          <table:table-cell table:formula="of:=[.D312]*109.76" office:value-type="float" office:value="4.484167968" calcext:value-type="float">
            <text:p>4.484167968</text:p>
          </table:table-cell>
          <table:table-cell table:formula="of:=[.E312]*1E-018" office:value-type="float" office:value="4.484167968E-018" calcext:value-type="float">
            <text:p>4.484167968E-018</text:p>
          </table:table-cell>
          <table:table-cell table:number-columns-repeated="4"/>
        </table:table-row>
        <table:table-row table:style-name="ro1">
          <table:table-cell office:value-type="float" office:value="46.815" calcext:value-type="float">
            <text:p>46.815</text:p>
          </table:table-cell>
          <table:table-cell office:value-type="float" office:value="0.000046652" calcext:value-type="float">
            <text:p>0.000046652</text:p>
          </table:table-cell>
          <table:table-cell table:formula="of:=([.B313]*[.A313]*[.$J$2])/([.$G$2]*[.F313]*[.$I$2])" office:value-type="float" office:value="0.000666925457413598" calcext:value-type="float">
            <text:p>0.0006669255</text:p>
          </table:table-cell>
          <table:table-cell office:value-type="float" office:value="0.0402789" calcext:value-type="float">
            <text:p>0.0402789</text:p>
          </table:table-cell>
          <table:table-cell table:formula="of:=[.D313]*109.76" office:value-type="float" office:value="4.421012064" calcext:value-type="float">
            <text:p>4.421012064</text:p>
          </table:table-cell>
          <table:table-cell table:formula="of:=[.E313]*1E-018" office:value-type="float" office:value="4.421012064E-018" calcext:value-type="float">
            <text:p>4.421012064E-018</text:p>
          </table:table-cell>
          <table:table-cell table:number-columns-repeated="4"/>
        </table:table-row>
        <table:table-row table:style-name="ro1">
          <table:table-cell office:value-type="float" office:value="47.069" calcext:value-type="float">
            <text:p>47.069</text:p>
          </table:table-cell>
          <table:table-cell office:value-type="float" office:value="0.00004574" calcext:value-type="float">
            <text:p>0.00004574</text:p>
          </table:table-cell>
          <table:table-cell table:formula="of:=([.B314]*[.A314]*[.$J$2])/([.$G$2]*[.F314]*[.$I$2])" office:value-type="float" office:value="0.000666922991785873" calcext:value-type="float">
            <text:p>0.000666923</text:p>
          </table:table-cell>
          <table:table-cell office:value-type="float" office:value="0.0397059" calcext:value-type="float">
            <text:p>0.0397059</text:p>
          </table:table-cell>
          <table:table-cell table:formula="of:=[.D314]*109.76" office:value-type="float" office:value="4.358119584" calcext:value-type="float">
            <text:p>4.358119584</text:p>
          </table:table-cell>
          <table:table-cell table:formula="of:=[.E314]*1E-018" office:value-type="float" office:value="4.358119584E-018" calcext:value-type="float">
            <text:p>4.358119584E-018</text:p>
          </table:table-cell>
          <table:table-cell table:number-columns-repeated="4"/>
        </table:table-row>
        <table:table-row table:style-name="ro1">
          <table:table-cell office:value-type="float" office:value="47.325" calcext:value-type="float">
            <text:p>47.325</text:p>
          </table:table-cell>
          <table:table-cell office:value-type="float" office:value="0.000044843" calcext:value-type="float">
            <text:p>0.000044843</text:p>
          </table:table-cell>
          <table:table-cell table:formula="of:=([.B315]*[.A315]*[.$J$2])/([.$G$2]*[.F315]*[.$I$2])" office:value-type="float" office:value="0.000666935808762864" calcext:value-type="float">
            <text:p>0.0006669358</text:p>
          </table:table-cell>
          <table:table-cell office:value-type="float" office:value="0.0391382" calcext:value-type="float">
            <text:p>0.0391382</text:p>
          </table:table-cell>
          <table:table-cell table:formula="of:=[.D315]*109.76" office:value-type="float" office:value="4.295808832" calcext:value-type="float">
            <text:p>4.295808832</text:p>
          </table:table-cell>
          <table:table-cell table:formula="of:=[.E315]*1E-018" office:value-type="float" office:value="4.295808832E-018" calcext:value-type="float">
            <text:p>4.295808832E-018</text:p>
          </table:table-cell>
          <table:table-cell table:number-columns-repeated="4"/>
        </table:table-row>
        <table:table-row table:style-name="ro1">
          <table:table-cell office:value-type="float" office:value="47.582" calcext:value-type="float">
            <text:p>47.582</text:p>
          </table:table-cell>
          <table:table-cell office:value-type="float" office:value="0.000043964" calcext:value-type="float">
            <text:p>0.000043964</text:p>
          </table:table-cell>
          <table:table-cell table:formula="of:=([.B316]*[.A316]*[.$J$2])/([.$G$2]*[.F316]*[.$I$2])" office:value-type="float" office:value="0.000666937520796431" calcext:value-type="float">
            <text:p>0.0006669375</text:p>
          </table:table-cell>
          <table:table-cell office:value-type="float" office:value="0.0385793" calcext:value-type="float">
            <text:p>0.0385793</text:p>
          </table:table-cell>
          <table:table-cell table:formula="of:=[.D316]*109.76" office:value-type="float" office:value="4.234463968" calcext:value-type="float">
            <text:p>4.234463968</text:p>
          </table:table-cell>
          <table:table-cell table:formula="of:=[.E316]*1E-018" office:value-type="float" office:value="4.234463968E-018" calcext:value-type="float">
            <text:p>4.234463968E-018</text:p>
          </table:table-cell>
          <table:table-cell table:number-columns-repeated="4"/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0.000043106" calcext:value-type="float">
            <text:p>0.000043106</text:p>
          </table:table-cell>
          <table:table-cell table:formula="of:=([.B317]*[.A317]*[.$J$2])/([.$G$2]*[.F317]*[.$I$2])" office:value-type="float" office:value="0.000666923326549293" calcext:value-type="float">
            <text:p>0.0006669233</text:p>
          </table:table-cell>
          <table:table-cell office:value-type="float" office:value="0.0380323" calcext:value-type="float">
            <text:p>0.0380323</text:p>
          </table:table-cell>
          <table:table-cell table:formula="of:=[.D317]*109.76" office:value-type="float" office:value="4.174425248" calcext:value-type="float">
            <text:p>4.174425248</text:p>
          </table:table-cell>
          <table:table-cell table:formula="of:=[.E317]*1E-018" office:value-type="float" office:value="4.174425248E-018" calcext:value-type="float">
            <text:p>4.174425248E-018</text:p>
          </table:table-cell>
          <table:table-cell table:number-columns-repeated="4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0.000042271" calcext:value-type="float">
            <text:p>0.000042271</text:p>
          </table:table-cell>
          <table:table-cell table:formula="of:=([.B318]*[.A318]*[.$J$2])/([.$G$2]*[.F318]*[.$I$2])" office:value-type="float" office:value="0.000666926443960093" calcext:value-type="float">
            <text:p>0.0006669264</text:p>
          </table:table-cell>
          <table:table-cell office:value-type="float" office:value="0.0374981" calcext:value-type="float">
            <text:p>0.0374981</text:p>
          </table:table-cell>
          <table:table-cell table:formula="of:=[.D318]*109.76" office:value-type="float" office:value="4.115791456" calcext:value-type="float">
            <text:p>4.115791456</text:p>
          </table:table-cell>
          <table:table-cell table:formula="of:=[.E318]*1E-018" office:value-type="float" office:value="4.115791456E-018" calcext:value-type="float">
            <text:p>4.115791456E-018</text:p>
          </table:table-cell>
          <table:table-cell table:number-columns-repeated="4"/>
        </table:table-row>
        <table:table-row table:style-name="ro1">
          <table:table-cell office:value-type="float" office:value="48.361" calcext:value-type="float">
            <text:p>48.361</text:p>
          </table:table-cell>
          <table:table-cell office:value-type="float" office:value="0.000041457" calcext:value-type="float">
            <text:p>0.000041457</text:p>
          </table:table-cell>
          <table:table-cell table:formula="of:=([.B319]*[.A319]*[.$J$2])/([.$G$2]*[.F319]*[.$I$2])" office:value-type="float" office:value="0.000666927600603706" calcext:value-type="float">
            <text:p>0.0006669276</text:p>
          </table:table-cell>
          <table:table-cell office:value-type="float" office:value="0.0369755" calcext:value-type="float">
            <text:p>0.0369755</text:p>
          </table:table-cell>
          <table:table-cell table:formula="of:=[.D319]*109.76" office:value-type="float" office:value="4.05843088" calcext:value-type="float">
            <text:p>4.05843088</text:p>
          </table:table-cell>
          <table:table-cell table:formula="of:=[.E319]*1E-018" office:value-type="float" office:value="4.05843088E-018" calcext:value-type="float">
            <text:p>4.05843088E-018</text:p>
          </table:table-cell>
          <table:table-cell table:number-columns-repeated="4"/>
        </table:table-row>
        <table:table-row table:style-name="ro1">
          <table:table-cell office:value-type="float" office:value="48.624" calcext:value-type="float">
            <text:p>48.624</text:p>
          </table:table-cell>
          <table:table-cell office:value-type="float" office:value="0.000040662" calcext:value-type="float">
            <text:p>0.000040662</text:p>
          </table:table-cell>
          <table:table-cell table:formula="of:=([.B320]*[.A320]*[.$J$2])/([.$G$2]*[.F320]*[.$I$2])" office:value-type="float" office:value="0.000666930637257859" calcext:value-type="float">
            <text:p>0.0006669306</text:p>
          </table:table-cell>
          <table:table-cell office:value-type="float" office:value="0.0364635" calcext:value-type="float">
            <text:p>0.0364635</text:p>
          </table:table-cell>
          <table:table-cell table:formula="of:=[.D320]*109.76" office:value-type="float" office:value="4.00223376" calcext:value-type="float">
            <text:p>4.00223376</text:p>
          </table:table-cell>
          <table:table-cell table:formula="of:=[.E320]*1E-018" office:value-type="float" office:value="4.00223376E-018" calcext:value-type="float">
            <text:p>4.00223376E-018</text:p>
          </table:table-cell>
          <table:table-cell table:number-columns-repeated="4"/>
        </table:table-row>
        <table:table-row table:style-name="ro1">
          <table:table-cell office:value-type="float" office:value="48.888" calcext:value-type="float">
            <text:p>48.888</text:p>
          </table:table-cell>
          <table:table-cell office:value-type="float" office:value="0.000039885" calcext:value-type="float">
            <text:p>0.000039885</text:p>
          </table:table-cell>
          <table:table-cell table:formula="of:=([.B321]*[.A321]*[.$J$2])/([.$G$2]*[.F321]*[.$I$2])" office:value-type="float" office:value="0.000666929164517261" calcext:value-type="float">
            <text:p>0.0006669292</text:p>
          </table:table-cell>
          <table:table-cell office:value-type="float" office:value="0.035961" calcext:value-type="float">
            <text:p>0.035961</text:p>
          </table:table-cell>
          <table:table-cell table:formula="of:=[.D321]*109.76" office:value-type="float" office:value="3.94707936" calcext:value-type="float">
            <text:p>3.94707936</text:p>
          </table:table-cell>
          <table:table-cell table:formula="of:=[.E321]*1E-018" office:value-type="float" office:value="3.94707936E-018" calcext:value-type="float">
            <text:p>3.94707936E-018</text:p>
          </table:table-cell>
          <table:table-cell table:number-columns-repeated="4"/>
        </table:table-row>
        <table:table-row table:style-name="ro1">
          <table:table-cell office:value-type="float" office:value="49.153" calcext:value-type="float">
            <text:p>49.153</text:p>
          </table:table-cell>
          <table:table-cell office:value-type="float" office:value="0.000039124" calcext:value-type="float">
            <text:p>0.000039124</text:p>
          </table:table-cell>
          <table:table-cell table:formula="of:=([.B322]*[.A322]*[.$J$2])/([.$G$2]*[.F322]*[.$I$2])" office:value-type="float" office:value="0.000666921241282902" calcext:value-type="float">
            <text:p>0.0006669212</text:p>
          </table:table-cell>
          <table:table-cell office:value-type="float" office:value="0.0354665" calcext:value-type="float">
            <text:p>0.0354665</text:p>
          </table:table-cell>
          <table:table-cell table:formula="of:=[.D322]*109.76" office:value-type="float" office:value="3.89280304" calcext:value-type="float">
            <text:p>3.89280304</text:p>
          </table:table-cell>
          <table:table-cell table:formula="of:=[.E322]*1E-018" office:value-type="float" office:value="3.89280304E-018" calcext:value-type="float">
            <text:p>3.89280304E-018</text:p>
          </table:table-cell>
          <table:table-cell table:number-columns-repeated="4"/>
        </table:table-row>
        <table:table-row table:style-name="ro1">
          <table:table-cell office:value-type="float" office:value="49.42" calcext:value-type="float">
            <text:p>49.42</text:p>
          </table:table-cell>
          <table:table-cell office:value-type="float" office:value="0.000038378" calcext:value-type="float">
            <text:p>0.000038378</text:p>
          </table:table-cell>
          <table:table-cell table:formula="of:=([.B323]*[.A323]*[.$J$2])/([.$G$2]*[.F323]*[.$I$2])" office:value-type="float" office:value="0.000666925452952075" calcext:value-type="float">
            <text:p>0.0006669255</text:p>
          </table:table-cell>
          <table:table-cell office:value-type="float" office:value="0.034979" calcext:value-type="float">
            <text:p>0.034979</text:p>
          </table:table-cell>
          <table:table-cell table:formula="of:=[.D323]*109.76" office:value-type="float" office:value="3.83929504" calcext:value-type="float">
            <text:p>3.83929504</text:p>
          </table:table-cell>
          <table:table-cell table:formula="of:=[.E323]*1E-018" office:value-type="float" office:value="3.83929504E-018" calcext:value-type="float">
            <text:p>3.83929504E-018</text:p>
          </table:table-cell>
          <table:table-cell table:number-columns-repeated="4"/>
        </table:table-row>
        <table:table-row table:style-name="ro1">
          <table:table-cell office:value-type="float" office:value="49.688" calcext:value-type="float">
            <text:p>49.688</text:p>
          </table:table-cell>
          <table:table-cell office:value-type="float" office:value="0.000037645" calcext:value-type="float">
            <text:p>0.000037645</text:p>
          </table:table-cell>
          <table:table-cell table:formula="of:=([.B324]*[.A324]*[.$J$2])/([.$G$2]*[.F324]*[.$I$2])" office:value-type="float" office:value="0.000666925144121523" calcext:value-type="float">
            <text:p>0.0006669251</text:p>
          </table:table-cell>
          <table:table-cell office:value-type="float" office:value="0.034497" calcext:value-type="float">
            <text:p>0.034497</text:p>
          </table:table-cell>
          <table:table-cell table:formula="of:=[.D324]*109.76" office:value-type="float" office:value="3.78639072" calcext:value-type="float">
            <text:p>3.78639072</text:p>
          </table:table-cell>
          <table:table-cell table:formula="of:=[.E324]*1E-018" office:value-type="float" office:value="3.78639072E-018" calcext:value-type="float">
            <text:p>3.78639072E-018</text:p>
          </table:table-cell>
          <table:table-cell table:number-columns-repeated="4"/>
        </table:table-row>
        <table:table-row table:style-name="ro1">
          <table:table-cell office:value-type="float" office:value="49.958" calcext:value-type="float">
            <text:p>49.958</text:p>
          </table:table-cell>
          <table:table-cell office:value-type="float" office:value="0.000036924" calcext:value-type="float">
            <text:p>0.000036924</text:p>
          </table:table-cell>
          <table:table-cell table:formula="of:=([.B325]*[.A325]*[.$J$2])/([.$G$2]*[.F325]*[.$I$2])" office:value-type="float" office:value="0.000666932117312695" calcext:value-type="float">
            <text:p>0.0006669321</text:p>
          </table:table-cell>
          <table:table-cell office:value-type="float" office:value="0.0340198" calcext:value-type="float">
            <text:p>0.0340198</text:p>
          </table:table-cell>
          <table:table-cell table:formula="of:=[.D325]*109.76" office:value-type="float" office:value="3.734013248" calcext:value-type="float">
            <text:p>3.734013248</text:p>
          </table:table-cell>
          <table:table-cell table:formula="of:=[.E325]*1E-018" office:value-type="float" office:value="3.734013248E-018" calcext:value-type="float">
            <text:p>3.734013248E-018</text:p>
          </table:table-cell>
          <table:table-cell table:number-columns-repeated="4"/>
        </table:table-row>
        <table:table-row table:style-name="ro1">
          <table:table-cell office:value-type="float" office:value="50.229" calcext:value-type="float">
            <text:p>50.229</text:p>
          </table:table-cell>
          <table:table-cell office:value-type="float" office:value="0.000036214" calcext:value-type="float">
            <text:p>0.000036214</text:p>
          </table:table-cell>
          <table:table-cell table:formula="of:=([.B326]*[.A326]*[.$J$2])/([.$G$2]*[.F326]*[.$I$2])" office:value-type="float" office:value="0.000666924916083093" calcext:value-type="float">
            <text:p>0.0006669249</text:p>
          </table:table-cell>
          <table:table-cell office:value-type="float" office:value="0.033547" calcext:value-type="float">
            <text:p>0.033547</text:p>
          </table:table-cell>
          <table:table-cell table:formula="of:=[.D326]*109.76" office:value-type="float" office:value="3.68211872" calcext:value-type="float">
            <text:p>3.68211872</text:p>
          </table:table-cell>
          <table:table-cell table:formula="of:=[.E326]*1E-018" office:value-type="float" office:value="3.68211872E-018" calcext:value-type="float">
            <text:p>3.68211872E-018</text:p>
          </table:table-cell>
          <table:table-cell table:number-columns-repeated="4"/>
        </table:table-row>
        <table:table-row table:style-name="ro1">
          <table:table-cell office:value-type="float" office:value="50.502" calcext:value-type="float">
            <text:p>50.502</text:p>
          </table:table-cell>
          <table:table-cell office:value-type="float" office:value="0.000035515" calcext:value-type="float">
            <text:p>0.000035515</text:p>
          </table:table-cell>
          <table:table-cell table:formula="of:=([.B327]*[.A327]*[.$J$2])/([.$G$2]*[.F327]*[.$I$2])" office:value-type="float" office:value="0.000666920690793447" calcext:value-type="float">
            <text:p>0.0006669207</text:p>
          </table:table-cell>
          <table:table-cell office:value-type="float" office:value="0.0330785" calcext:value-type="float">
            <text:p>0.0330785</text:p>
          </table:table-cell>
          <table:table-cell table:formula="of:=[.D327]*109.76" office:value-type="float" office:value="3.63069616" calcext:value-type="float">
            <text:p>3.63069616</text:p>
          </table:table-cell>
          <table:table-cell table:formula="of:=[.E327]*1E-018" office:value-type="float" office:value="3.63069616E-018" calcext:value-type="float">
            <text:p>3.63069616E-018</text:p>
          </table:table-cell>
          <table:table-cell table:number-columns-repeated="4"/>
        </table:table-row>
        <table:table-row table:style-name="ro1">
          <table:table-cell office:value-type="float" office:value="50.776" calcext:value-type="float">
            <text:p>50.776</text:p>
          </table:table-cell>
          <table:table-cell office:value-type="float" office:value="0.000034828" calcext:value-type="float">
            <text:p>0.000034828</text:p>
          </table:table-cell>
          <table:table-cell table:formula="of:=([.B328]*[.A328]*[.$J$2])/([.$G$2]*[.F328]*[.$I$2])" office:value-type="float" office:value="0.000666931491907772" calcext:value-type="float">
            <text:p>0.0006669315</text:p>
          </table:table-cell>
          <table:table-cell office:value-type="float" office:value="0.0326141" calcext:value-type="float">
            <text:p>0.0326141</text:p>
          </table:table-cell>
          <table:table-cell table:formula="of:=[.D328]*109.76" office:value-type="float" office:value="3.579723616" calcext:value-type="float">
            <text:p>3.579723616</text:p>
          </table:table-cell>
          <table:table-cell table:formula="of:=[.E328]*1E-018" office:value-type="float" office:value="3.579723616E-018" calcext:value-type="float">
            <text:p>3.579723616E-018</text:p>
          </table:table-cell>
          <table:table-cell table:number-columns-repeated="4"/>
        </table:table-row>
        <table:table-row table:style-name="ro1">
          <table:table-cell office:value-type="float" office:value="51.052" calcext:value-type="float">
            <text:p>51.052</text:p>
          </table:table-cell>
          <table:table-cell office:value-type="float" office:value="0.00003415" calcext:value-type="float">
            <text:p>0.00003415</text:p>
          </table:table-cell>
          <table:table-cell table:formula="of:=([.B329]*[.A329]*[.$J$2])/([.$G$2]*[.F329]*[.$I$2])" office:value-type="float" office:value="0.000666921651348827" calcext:value-type="float">
            <text:p>0.0006669217</text:p>
          </table:table-cell>
          <table:table-cell office:value-type="float" office:value="0.0321535" calcext:value-type="float">
            <text:p>0.0321535</text:p>
          </table:table-cell>
          <table:table-cell table:formula="of:=[.D329]*109.76" office:value-type="float" office:value="3.52916816" calcext:value-type="float">
            <text:p>3.52916816</text:p>
          </table:table-cell>
          <table:table-cell table:formula="of:=[.E329]*1E-018" office:value-type="float" office:value="3.52916816E-018" calcext:value-type="float">
            <text:p>3.52916816E-018</text:p>
          </table:table-cell>
          <table:table-cell table:number-columns-repeated="4"/>
        </table:table-row>
        <table:table-row table:style-name="ro1">
          <table:table-cell office:value-type="float" office:value="51.329" calcext:value-type="float">
            <text:p>51.329</text:p>
          </table:table-cell>
          <table:table-cell office:value-type="float" office:value="0.000033483" calcext:value-type="float">
            <text:p>0.000033483</text:p>
          </table:table-cell>
          <table:table-cell table:formula="of:=([.B330]*[.A330]*[.$J$2])/([.$G$2]*[.F330]*[.$I$2])" office:value-type="float" office:value="0.000666918429951231" calcext:value-type="float">
            <text:p>0.0006669184</text:p>
          </table:table-cell>
          <table:table-cell office:value-type="float" office:value="0.0316967" calcext:value-type="float">
            <text:p>0.0316967</text:p>
          </table:table-cell>
          <table:table-cell table:formula="of:=[.D330]*109.76" office:value-type="float" office:value="3.479029792" calcext:value-type="float">
            <text:p>3.479029792</text:p>
          </table:table-cell>
          <table:table-cell table:formula="of:=[.E330]*1E-018" office:value-type="float" office:value="3.479029792E-018" calcext:value-type="float">
            <text:p>3.479029792E-018</text:p>
          </table:table-cell>
          <table:table-cell table:number-columns-repeated="4"/>
        </table:table-row>
        <table:table-row table:style-name="ro1">
          <table:table-cell office:value-type="float" office:value="51.608" calcext:value-type="float">
            <text:p>51.608</text:p>
          </table:table-cell>
          <table:table-cell office:value-type="float" office:value="0.000032826" calcext:value-type="float">
            <text:p>0.000032826</text:p>
          </table:table-cell>
          <table:table-cell table:formula="of:=([.B331]*[.A331]*[.$J$2])/([.$G$2]*[.F331]*[.$I$2])" office:value-type="float" office:value="0.000666926074829409" calcext:value-type="float">
            <text:p>0.0006669261</text:p>
          </table:table-cell>
          <table:table-cell office:value-type="float" office:value="0.0312433" calcext:value-type="float">
            <text:p>0.0312433</text:p>
          </table:table-cell>
          <table:table-cell table:formula="of:=[.D331]*109.76" office:value-type="float" office:value="3.429264608" calcext:value-type="float">
            <text:p>3.429264608</text:p>
          </table:table-cell>
          <table:table-cell table:formula="of:=[.E331]*1E-018" office:value-type="float" office:value="3.429264608E-018" calcext:value-type="float">
            <text:p>3.429264608E-018</text:p>
          </table:table-cell>
          <table:table-cell table:number-columns-repeated="4"/>
        </table:table-row>
        <table:table-row table:style-name="ro1">
          <table:table-cell office:value-type="float" office:value="51.888" calcext:value-type="float">
            <text:p>51.888</text:p>
          </table:table-cell>
          <table:table-cell office:value-type="float" office:value="0.000032178" calcext:value-type="float">
            <text:p>0.000032178</text:p>
          </table:table-cell>
          <table:table-cell table:formula="of:=([.B332]*[.A332]*[.$J$2])/([.$G$2]*[.F332]*[.$I$2])" office:value-type="float" office:value="0.00066691758460882" calcext:value-type="float">
            <text:p>0.0006669176</text:p>
          </table:table-cell>
          <table:table-cell office:value-type="float" office:value="0.0307931" calcext:value-type="float">
            <text:p>0.0307931</text:p>
          </table:table-cell>
          <table:table-cell table:formula="of:=[.D332]*109.76" office:value-type="float" office:value="3.379850656" calcext:value-type="float">
            <text:p>3.379850656</text:p>
          </table:table-cell>
          <table:table-cell table:formula="of:=[.E332]*1E-018" office:value-type="float" office:value="3.379850656E-018" calcext:value-type="float">
            <text:p>3.379850656E-018</text:p>
          </table:table-cell>
          <table:table-cell table:number-columns-repeated="4"/>
        </table:table-row>
        <table:table-row table:style-name="ro1">
          <table:table-cell office:value-type="float" office:value="52.17" calcext:value-type="float">
            <text:p>52.17</text:p>
          </table:table-cell>
          <table:table-cell office:value-type="float" office:value="0.00003154" calcext:value-type="float">
            <text:p>0.00003154</text:p>
          </table:table-cell>
          <table:table-cell table:formula="of:=([.B333]*[.A333]*[.$J$2])/([.$G$2]*[.F333]*[.$I$2])" office:value-type="float" office:value="0.000666919658112089" calcext:value-type="float">
            <text:p>0.0006669197</text:p>
          </table:table-cell>
          <table:table-cell office:value-type="float" office:value="0.0303465" calcext:value-type="float">
            <text:p>0.0303465</text:p>
          </table:table-cell>
          <table:table-cell table:formula="of:=[.D333]*109.76" office:value-type="float" office:value="3.33083184" calcext:value-type="float">
            <text:p>3.33083184</text:p>
          </table:table-cell>
          <table:table-cell table:formula="of:=[.E333]*1E-018" office:value-type="float" office:value="3.33083184E-018" calcext:value-type="float">
            <text:p>3.33083184E-018</text:p>
          </table:table-cell>
          <table:table-cell table:number-columns-repeated="4"/>
        </table:table-row>
        <table:table-row table:style-name="ro1">
          <table:table-cell office:value-type="float" office:value="52.453" calcext:value-type="float">
            <text:p>52.453</text:p>
          </table:table-cell>
          <table:table-cell office:value-type="float" office:value="0.000030912" calcext:value-type="float">
            <text:p>0.000030912</text:p>
          </table:table-cell>
          <table:table-cell table:formula="of:=([.B334]*[.A334]*[.$J$2])/([.$G$2]*[.F334]*[.$I$2])" office:value-type="float" office:value="0.000666919728215335" calcext:value-type="float">
            <text:p>0.0006669197</text:p>
          </table:table-cell>
          <table:table-cell office:value-type="float" office:value="0.0299036" calcext:value-type="float">
            <text:p>0.0299036</text:p>
          </table:table-cell>
          <table:table-cell table:formula="of:=[.D334]*109.76" office:value-type="float" office:value="3.282219136" calcext:value-type="float">
            <text:p>3.282219136</text:p>
          </table:table-cell>
          <table:table-cell table:formula="of:=[.E334]*1E-018" office:value-type="float" office:value="3.282219136E-018" calcext:value-type="float">
            <text:p>3.282219136E-018</text:p>
          </table:table-cell>
          <table:table-cell table:number-columns-repeated="4"/>
        </table:table-row>
        <table:table-row table:style-name="ro1">
          <table:table-cell office:value-type="float" office:value="52.738" calcext:value-type="float">
            <text:p>52.738</text:p>
          </table:table-cell>
          <table:table-cell office:value-type="float" office:value="0.000030294" calcext:value-type="float">
            <text:p>0.000030294</text:p>
          </table:table-cell>
          <table:table-cell table:formula="of:=([.B335]*[.A335]*[.$J$2])/([.$G$2]*[.F335]*[.$I$2])" office:value-type="float" office:value="0.000666917264090233" calcext:value-type="float">
            <text:p>0.0006669173</text:p>
          </table:table-cell>
          <table:table-cell office:value-type="float" office:value="0.0294651" calcext:value-type="float">
            <text:p>0.0294651</text:p>
          </table:table-cell>
          <table:table-cell table:formula="of:=[.D335]*109.76" office:value-type="float" office:value="3.234089376" calcext:value-type="float">
            <text:p>3.234089376</text:p>
          </table:table-cell>
          <table:table-cell table:formula="of:=[.E335]*1E-018" office:value-type="float" office:value="3.234089376E-018" calcext:value-type="float">
            <text:p>3.234089376E-018</text:p>
          </table:table-cell>
          <table:table-cell table:number-columns-repeated="4"/>
        </table:table-row>
        <table:table-row table:style-name="ro1">
          <table:table-cell office:value-type="float" office:value="53.024" calcext:value-type="float">
            <text:p>53.024</text:p>
          </table:table-cell>
          <table:table-cell office:value-type="float" office:value="0.000029687" calcext:value-type="float">
            <text:p>0.000029687</text:p>
          </table:table-cell>
          <table:table-cell table:formula="of:=([.B336]*[.A336]*[.$J$2])/([.$G$2]*[.F336]*[.$I$2])" office:value-type="float" office:value="0.000666921794040074" calcext:value-type="float">
            <text:p>0.0006669218</text:p>
          </table:table-cell>
          <table:table-cell office:value-type="float" office:value="0.0290311" calcext:value-type="float">
            <text:p>0.0290311</text:p>
          </table:table-cell>
          <table:table-cell table:formula="of:=[.D336]*109.76" office:value-type="float" office:value="3.186453536" calcext:value-type="float">
            <text:p>3.186453536</text:p>
          </table:table-cell>
          <table:table-cell table:formula="of:=[.E336]*1E-018" office:value-type="float" office:value="3.186453536E-018" calcext:value-type="float">
            <text:p>3.186453536E-018</text:p>
          </table:table-cell>
          <table:table-cell table:number-columns-repeated="4"/>
        </table:table-row>
        <table:table-row table:style-name="ro1">
          <table:table-cell office:value-type="float" office:value="53.312" calcext:value-type="float">
            <text:p>53.312</text:p>
          </table:table-cell>
          <table:table-cell office:value-type="float" office:value="0.000029091" calcext:value-type="float">
            <text:p>0.000029091</text:p>
          </table:table-cell>
          <table:table-cell table:formula="of:=([.B337]*[.A337]*[.$J$2])/([.$G$2]*[.F337]*[.$I$2])" office:value-type="float" office:value="0.000666935429364439" calcext:value-type="float">
            <text:p>0.0006669354</text:p>
          </table:table-cell>
          <table:table-cell office:value-type="float" office:value="0.0286022" calcext:value-type="float">
            <text:p>0.0286022</text:p>
          </table:table-cell>
          <table:table-cell table:formula="of:=[.D337]*109.76" office:value-type="float" office:value="3.139377472" calcext:value-type="float">
            <text:p>3.139377472</text:p>
          </table:table-cell>
          <table:table-cell table:formula="of:=[.E337]*1E-018" office:value-type="float" office:value="3.139377472E-018" calcext:value-type="float">
            <text:p>3.139377472E-018</text:p>
          </table:table-cell>
          <table:table-cell table:number-columns-repeated="4"/>
        </table:table-row>
        <table:table-row table:style-name="ro1">
          <table:table-cell office:value-type="float" office:value="53.602" calcext:value-type="float">
            <text:p>53.602</text:p>
          </table:table-cell>
          <table:table-cell office:value-type="float" office:value="0.000028505" calcext:value-type="float">
            <text:p>0.000028505</text:p>
          </table:table-cell>
          <table:table-cell table:formula="of:=([.B338]*[.A338]*[.$J$2])/([.$G$2]*[.F338]*[.$I$2])" office:value-type="float" office:value="0.000666930668335159" calcext:value-type="float">
            <text:p>0.0006669307</text:p>
          </table:table-cell>
          <table:table-cell office:value-type="float" office:value="0.0281787" calcext:value-type="float">
            <text:p>0.0281787</text:p>
          </table:table-cell>
          <table:table-cell table:formula="of:=[.D338]*109.76" office:value-type="float" office:value="3.092894112" calcext:value-type="float">
            <text:p>3.092894112</text:p>
          </table:table-cell>
          <table:table-cell table:formula="of:=[.E338]*1E-018" office:value-type="float" office:value="3.092894112E-018" calcext:value-type="float">
            <text:p>3.092894112E-018</text:p>
          </table:table-cell>
          <table:table-cell table:number-columns-repeated="4"/>
        </table:table-row>
        <table:table-row table:style-name="ro1">
          <table:table-cell office:value-type="float" office:value="53.893" calcext:value-type="float">
            <text:p>53.893</text:p>
          </table:table-cell>
          <table:table-cell office:value-type="float" office:value="0.000027931" calcext:value-type="float">
            <text:p>0.000027931</text:p>
          </table:table-cell>
          <table:table-cell table:formula="of:=([.B339]*[.A339]*[.$J$2])/([.$G$2]*[.F339]*[.$I$2])" office:value-type="float" office:value="0.000666934740972341" calcext:value-type="float">
            <text:p>0.0006669347</text:p>
          </table:table-cell>
          <table:table-cell office:value-type="float" office:value="0.027761" calcext:value-type="float">
            <text:p>0.027761</text:p>
          </table:table-cell>
          <table:table-cell table:formula="of:=[.D339]*109.76" office:value-type="float" office:value="3.04704736" calcext:value-type="float">
            <text:p>3.04704736</text:p>
          </table:table-cell>
          <table:table-cell table:formula="of:=[.E339]*1E-018" office:value-type="float" office:value="3.04704736E-018" calcext:value-type="float">
            <text:p>3.04704736E-018</text:p>
          </table:table-cell>
          <table:table-cell table:number-columns-repeated="4"/>
        </table:table-row>
        <table:table-row table:style-name="ro1">
          <table:table-cell office:value-type="float" office:value="54.186" calcext:value-type="float">
            <text:p>54.186</text:p>
          </table:table-cell>
          <table:table-cell office:value-type="float" office:value="0.000027368" calcext:value-type="float">
            <text:p>0.000027368</text:p>
          </table:table-cell>
          <table:table-cell table:formula="of:=([.B340]*[.A340]*[.$J$2])/([.$G$2]*[.F340]*[.$I$2])" office:value-type="float" office:value="0.000666925294487235" calcext:value-type="float">
            <text:p>0.0006669253</text:p>
          </table:table-cell>
          <table:table-cell office:value-type="float" office:value="0.0273497" calcext:value-type="float">
            <text:p>0.0273497</text:p>
          </table:table-cell>
          <table:table-cell table:formula="of:=[.D340]*109.76" office:value-type="float" office:value="3.001903072" calcext:value-type="float">
            <text:p>3.001903072</text:p>
          </table:table-cell>
          <table:table-cell table:formula="of:=[.E340]*1E-018" office:value-type="float" office:value="3.001903072E-018" calcext:value-type="float">
            <text:p>3.001903072E-018</text:p>
          </table:table-cell>
          <table:table-cell table:number-columns-repeated="4"/>
        </table:table-row>
        <table:table-row table:style-name="ro1">
          <table:table-cell office:value-type="float" office:value="54.48" calcext:value-type="float">
            <text:p>54.48</text:p>
          </table:table-cell>
          <table:table-cell office:value-type="float" office:value="0.000026817" calcext:value-type="float">
            <text:p>0.000026817</text:p>
          </table:table-cell>
          <table:table-cell table:formula="of:=([.B341]*[.A341]*[.$J$2])/([.$G$2]*[.F341]*[.$I$2])" office:value-type="float" office:value="0.000666922166687616" calcext:value-type="float">
            <text:p>0.0006669222</text:p>
          </table:table-cell>
          <table:table-cell office:value-type="float" office:value="0.0269446" calcext:value-type="float">
            <text:p>0.0269446</text:p>
          </table:table-cell>
          <table:table-cell table:formula="of:=[.D341]*109.76" office:value-type="float" office:value="2.957439296" calcext:value-type="float">
            <text:p>2.957439296</text:p>
          </table:table-cell>
          <table:table-cell table:formula="of:=[.E341]*1E-018" office:value-type="float" office:value="2.957439296E-018" calcext:value-type="float">
            <text:p>2.957439296E-018</text:p>
          </table:table-cell>
          <table:table-cell table:number-columns-repeated="4"/>
        </table:table-row>
        <table:table-row table:style-name="ro1">
          <table:table-cell office:value-type="float" office:value="54.776" calcext:value-type="float">
            <text:p>54.776</text:p>
          </table:table-cell>
          <table:table-cell office:value-type="float" office:value="0.000026278" calcext:value-type="float">
            <text:p>0.000026278</text:p>
          </table:table-cell>
          <table:table-cell table:formula="of:=([.B342]*[.A342]*[.$J$2])/([.$G$2]*[.F342]*[.$I$2])" office:value-type="float" office:value="0.000666939450572986" calcext:value-type="float">
            <text:p>0.0006669395</text:p>
          </table:table-cell>
          <table:table-cell office:value-type="float" office:value="0.0265458" calcext:value-type="float">
            <text:p>0.0265458</text:p>
          </table:table-cell>
          <table:table-cell table:formula="of:=[.D342]*109.76" office:value-type="float" office:value="2.913667008" calcext:value-type="float">
            <text:p>2.913667008</text:p>
          </table:table-cell>
          <table:table-cell table:formula="of:=[.E342]*1E-018" office:value-type="float" office:value="2.913667008E-018" calcext:value-type="float">
            <text:p>2.913667008E-018</text:p>
          </table:table-cell>
          <table:table-cell table:number-columns-repeated="4"/>
        </table:table-row>
        <table:table-row table:style-name="ro1">
          <table:table-cell office:value-type="float" office:value="55.073" calcext:value-type="float">
            <text:p>55.073</text:p>
          </table:table-cell>
          <table:table-cell office:value-type="float" office:value="0.000025749" calcext:value-type="float">
            <text:p>0.000025749</text:p>
          </table:table-cell>
          <table:table-cell table:formula="of:=([.B343]*[.A343]*[.$J$2])/([.$G$2]*[.F343]*[.$I$2])" office:value-type="float" office:value="0.000666917645866905" calcext:value-type="float">
            <text:p>0.0006669176</text:p>
          </table:table-cell>
          <table:table-cell office:value-type="float" office:value="0.0261533" calcext:value-type="float">
            <text:p>0.0261533</text:p>
          </table:table-cell>
          <table:table-cell table:formula="of:=[.D343]*109.76" office:value-type="float" office:value="2.870586208" calcext:value-type="float">
            <text:p>2.870586208</text:p>
          </table:table-cell>
          <table:table-cell table:formula="of:=[.E343]*1E-018" office:value-type="float" office:value="2.870586208E-018" calcext:value-type="float">
            <text:p>2.870586208E-018</text:p>
          </table:table-cell>
          <table:table-cell table:number-columns-repeated="4"/>
        </table:table-row>
        <table:table-row table:style-name="ro1">
          <table:table-cell office:value-type="float" office:value="55.372" calcext:value-type="float">
            <text:p>55.372</text:p>
          </table:table-cell>
          <table:table-cell office:value-type="float" office:value="0.000025232" calcext:value-type="float">
            <text:p>0.000025232</text:p>
          </table:table-cell>
          <table:table-cell table:formula="of:=([.B344]*[.A344]*[.$J$2])/([.$G$2]*[.F344]*[.$I$2])" office:value-type="float" office:value="0.000666923384671325" calcext:value-type="float">
            <text:p>0.0006669234</text:p>
          </table:table-cell>
          <table:table-cell office:value-type="float" office:value="0.0257671" calcext:value-type="float">
            <text:p>0.0257671</text:p>
          </table:table-cell>
          <table:table-cell table:formula="of:=[.D344]*109.76" office:value-type="float" office:value="2.828196896" calcext:value-type="float">
            <text:p>2.828196896</text:p>
          </table:table-cell>
          <table:table-cell table:formula="of:=[.E344]*1E-018" office:value-type="float" office:value="2.828196896E-018" calcext:value-type="float">
            <text:p>2.828196896E-018</text:p>
          </table:table-cell>
          <table:table-cell table:number-columns-repeated="4"/>
        </table:table-row>
        <table:table-row table:style-name="ro1">
          <table:table-cell office:value-type="float" office:value="55.673" calcext:value-type="float">
            <text:p>55.673</text:p>
          </table:table-cell>
          <table:table-cell office:value-type="float" office:value="0.000024726" calcext:value-type="float">
            <text:p>0.000024726</text:p>
          </table:table-cell>
          <table:table-cell table:formula="of:=([.B345]*[.A345]*[.$J$2])/([.$G$2]*[.F345]*[.$I$2])" office:value-type="float" office:value="0.000666937285934672" calcext:value-type="float">
            <text:p>0.0006669373</text:p>
          </table:table-cell>
          <table:table-cell office:value-type="float" office:value="0.0253871" calcext:value-type="float">
            <text:p>0.0253871</text:p>
          </table:table-cell>
          <table:table-cell table:formula="of:=[.D345]*109.76" office:value-type="float" office:value="2.786488096" calcext:value-type="float">
            <text:p>2.786488096</text:p>
          </table:table-cell>
          <table:table-cell table:formula="of:=[.E345]*1E-018" office:value-type="float" office:value="2.786488096E-018" calcext:value-type="float">
            <text:p>2.786488096E-018</text:p>
          </table:table-cell>
          <table:table-cell table:number-columns-repeated="4"/>
        </table:table-row>
        <table:table-row table:style-name="ro1">
          <table:table-cell office:value-type="float" office:value="55.975" calcext:value-type="float">
            <text:p>55.975</text:p>
          </table:table-cell>
          <table:table-cell office:value-type="float" office:value="0.00002423" calcext:value-type="float">
            <text:p>0.00002423</text:p>
          </table:table-cell>
          <table:table-cell table:formula="of:=([.B346]*[.A346]*[.$J$2])/([.$G$2]*[.F346]*[.$I$2])" office:value-type="float" office:value="0.000666923662937399" calcext:value-type="float">
            <text:p>0.0006669237</text:p>
          </table:table-cell>
          <table:table-cell office:value-type="float" office:value="0.0250133" calcext:value-type="float">
            <text:p>0.0250133</text:p>
          </table:table-cell>
          <table:table-cell table:formula="of:=[.D346]*109.76" office:value-type="float" office:value="2.745459808" calcext:value-type="float">
            <text:p>2.745459808</text:p>
          </table:table-cell>
          <table:table-cell table:formula="of:=[.E346]*1E-018" office:value-type="float" office:value="2.745459808E-018" calcext:value-type="float">
            <text:p>2.745459808E-018</text:p>
          </table:table-cell>
          <table:table-cell table:number-columns-repeated="4"/>
        </table:table-row>
        <table:table-row table:style-name="ro1">
          <table:table-cell office:value-type="float" office:value="56.279" calcext:value-type="float">
            <text:p>56.279</text:p>
          </table:table-cell>
          <table:table-cell office:value-type="float" office:value="0.000023745" calcext:value-type="float">
            <text:p>0.000023745</text:p>
          </table:table-cell>
          <table:table-cell table:formula="of:=([.B347]*[.A347]*[.$J$2])/([.$G$2]*[.F347]*[.$I$2])" office:value-type="float" office:value="0.000666927695377552" calcext:value-type="float">
            <text:p>0.0006669277</text:p>
          </table:table-cell>
          <table:table-cell office:value-type="float" office:value="0.0246456" calcext:value-type="float">
            <text:p>0.0246456</text:p>
          </table:table-cell>
          <table:table-cell table:formula="of:=[.D347]*109.76" office:value-type="float" office:value="2.705101056" calcext:value-type="float">
            <text:p>2.705101056</text:p>
          </table:table-cell>
          <table:table-cell table:formula="of:=[.E347]*1E-018" office:value-type="float" office:value="2.705101056E-018" calcext:value-type="float">
            <text:p>2.705101056E-018</text:p>
          </table:table-cell>
          <table:table-cell table:number-columns-repeated="4"/>
        </table:table-row>
        <table:table-row table:style-name="ro1">
          <table:table-cell office:value-type="float" office:value="56.585" calcext:value-type="float">
            <text:p>56.585</text:p>
          </table:table-cell>
          <table:table-cell office:value-type="float" office:value="0.00002327" calcext:value-type="float">
            <text:p>0.00002327</text:p>
          </table:table-cell>
          <table:table-cell table:formula="of:=([.B348]*[.A348]*[.$J$2])/([.$G$2]*[.F348]*[.$I$2])" office:value-type="float" office:value="0.000666922382863874" calcext:value-type="float">
            <text:p>0.0006669224</text:p>
          </table:table-cell>
          <table:table-cell office:value-type="float" office:value="0.0242841" calcext:value-type="float">
            <text:p>0.0242841</text:p>
          </table:table-cell>
          <table:table-cell table:formula="of:=[.D348]*109.76" office:value-type="float" office:value="2.665422816" calcext:value-type="float">
            <text:p>2.665422816</text:p>
          </table:table-cell>
          <table:table-cell table:formula="of:=[.E348]*1E-018" office:value-type="float" office:value="2.665422816E-018" calcext:value-type="float">
            <text:p>2.665422816E-018</text:p>
          </table:table-cell>
          <table:table-cell table:number-columns-repeated="4"/>
        </table:table-row>
        <table:table-row table:style-name="ro1">
          <table:table-cell office:value-type="float" office:value="56.892" calcext:value-type="float">
            <text:p>56.892</text:p>
          </table:table-cell>
          <table:table-cell office:value-type="float" office:value="0.000022806" calcext:value-type="float">
            <text:p>0.000022806</text:p>
          </table:table-cell>
          <table:table-cell table:formula="of:=([.B349]*[.A349]*[.$J$2])/([.$G$2]*[.F349]*[.$I$2])" office:value-type="float" office:value="0.000666933655394326" calcext:value-type="float">
            <text:p>0.0006669337</text:p>
          </table:table-cell>
          <table:table-cell office:value-type="float" office:value="0.0239286" calcext:value-type="float">
            <text:p>0.0239286</text:p>
          </table:table-cell>
          <table:table-cell table:formula="of:=[.D349]*109.76" office:value-type="float" office:value="2.626403136" calcext:value-type="float">
            <text:p>2.626403136</text:p>
          </table:table-cell>
          <table:table-cell table:formula="of:=[.E349]*1E-018" office:value-type="float" office:value="2.626403136E-018" calcext:value-type="float">
            <text:p>2.626403136E-018</text:p>
          </table:table-cell>
          <table:table-cell table:number-columns-repeated="4"/>
        </table:table-row>
        <table:table-row table:style-name="ro1">
          <table:table-cell office:value-type="float" office:value="57.201" calcext:value-type="float">
            <text:p>57.201</text:p>
          </table:table-cell>
          <table:table-cell office:value-type="float" office:value="0.000022351" calcext:value-type="float">
            <text:p>0.000022351</text:p>
          </table:table-cell>
          <table:table-cell table:formula="of:=([.B350]*[.A350]*[.$J$2])/([.$G$2]*[.F350]*[.$I$2])" office:value-type="float" office:value="0.000666927281943436" calcext:value-type="float">
            <text:p>0.0006669273</text:p>
          </table:table-cell>
          <table:table-cell office:value-type="float" office:value="0.0235788" calcext:value-type="float">
            <text:p>0.0235788</text:p>
          </table:table-cell>
          <table:table-cell table:formula="of:=[.D350]*109.76" office:value-type="float" office:value="2.588009088" calcext:value-type="float">
            <text:p>2.588009088</text:p>
          </table:table-cell>
          <table:table-cell table:formula="of:=[.E350]*1E-018" office:value-type="float" office:value="2.588009088E-018" calcext:value-type="float">
            <text:p>2.588009088E-018</text:p>
          </table:table-cell>
          <table:table-cell table:number-columns-repeated="4"/>
        </table:table-row>
        <table:table-row table:style-name="ro1">
          <table:table-cell office:value-type="float" office:value="57.511" calcext:value-type="float">
            <text:p>57.511</text:p>
          </table:table-cell>
          <table:table-cell office:value-type="float" office:value="0.000021906" calcext:value-type="float">
            <text:p>0.000021906</text:p>
          </table:table-cell>
          <table:table-cell table:formula="of:=([.B351]*[.A351]*[.$J$2])/([.$G$2]*[.F351]*[.$I$2])" office:value-type="float" office:value="0.00066692716087348" calcext:value-type="float">
            <text:p>0.0006669272</text:p>
          </table:table-cell>
          <table:table-cell office:value-type="float" office:value="0.0232346" calcext:value-type="float">
            <text:p>0.0232346</text:p>
          </table:table-cell>
          <table:table-cell table:formula="of:=[.D351]*109.76" office:value-type="float" office:value="2.550229696" calcext:value-type="float">
            <text:p>2.550229696</text:p>
          </table:table-cell>
          <table:table-cell table:formula="of:=[.E351]*1E-018" office:value-type="float" office:value="2.550229696E-018" calcext:value-type="float">
            <text:p>2.550229696E-018</text:p>
          </table:table-cell>
          <table:table-cell table:number-columns-repeated="4"/>
        </table:table-row>
        <table:table-row table:style-name="ro1">
          <table:table-cell office:value-type="float" office:value="57.824" calcext:value-type="float">
            <text:p>57.824</text:p>
          </table:table-cell>
          <table:table-cell office:value-type="float" office:value="0.00002147" calcext:value-type="float">
            <text:p>0.00002147</text:p>
          </table:table-cell>
          <table:table-cell table:formula="of:=([.B352]*[.A352]*[.$J$2])/([.$G$2]*[.F352]*[.$I$2])" office:value-type="float" office:value="0.000666938597119857" calcext:value-type="float">
            <text:p>0.0006669386</text:p>
          </table:table-cell>
          <table:table-cell office:value-type="float" office:value="0.0228957" calcext:value-type="float">
            <text:p>0.0228957</text:p>
          </table:table-cell>
          <table:table-cell table:formula="of:=[.D352]*109.76" office:value-type="float" office:value="2.513032032" calcext:value-type="float">
            <text:p>2.513032032</text:p>
          </table:table-cell>
          <table:table-cell table:formula="of:=[.E352]*1E-018" office:value-type="float" office:value="2.513032032E-018" calcext:value-type="float">
            <text:p>2.513032032E-018</text:p>
          </table:table-cell>
          <table:table-cell table:number-columns-repeated="4"/>
        </table:table-row>
        <table:table-row table:style-name="ro1">
          <table:table-cell office:value-type="float" office:value="58.138" calcext:value-type="float">
            <text:p>58.138</text:p>
          </table:table-cell>
          <table:table-cell office:value-type="float" office:value="0.000021043" calcext:value-type="float">
            <text:p>0.000021043</text:p>
          </table:table-cell>
          <table:table-cell table:formula="of:=([.B353]*[.A353]*[.$J$2])/([.$G$2]*[.F353]*[.$I$2])" office:value-type="float" office:value="0.000666947540047009" calcext:value-type="float">
            <text:p>0.0006669475</text:p>
          </table:table-cell>
          <table:table-cell office:value-type="float" office:value="0.0225619" calcext:value-type="float">
            <text:p>0.0225619</text:p>
          </table:table-cell>
          <table:table-cell table:formula="of:=[.D353]*109.76" office:value-type="float" office:value="2.476394144" calcext:value-type="float">
            <text:p>2.476394144</text:p>
          </table:table-cell>
          <table:table-cell table:formula="of:=[.E353]*1E-018" office:value-type="float" office:value="2.476394144E-018" calcext:value-type="float">
            <text:p>2.476394144E-018</text:p>
          </table:table-cell>
          <table:table-cell table:number-columns-repeated="4"/>
        </table:table-row>
        <table:table-row table:style-name="ro1">
          <table:table-cell office:value-type="float" office:value="58.453" calcext:value-type="float">
            <text:p>58.453</text:p>
          </table:table-cell>
          <table:table-cell office:value-type="float" office:value="0.000020624" calcext:value-type="float">
            <text:p>0.000020624</text:p>
          </table:table-cell>
          <table:table-cell table:formula="of:=([.B354]*[.A354]*[.$J$2])/([.$G$2]*[.F354]*[.$I$2])" office:value-type="float" office:value="0.000666931514791384" calcext:value-type="float">
            <text:p>0.0006669315</text:p>
          </table:table-cell>
          <table:table-cell office:value-type="float" office:value="0.022233" calcext:value-type="float">
            <text:p>0.022233</text:p>
          </table:table-cell>
          <table:table-cell table:formula="of:=[.D354]*109.76" office:value-type="float" office:value="2.44029408" calcext:value-type="float">
            <text:p>2.44029408</text:p>
          </table:table-cell>
          <table:table-cell table:formula="of:=[.E354]*1E-018" office:value-type="float" office:value="2.44029408E-018" calcext:value-type="float">
            <text:p>2.44029408E-018</text:p>
          </table:table-cell>
          <table:table-cell table:number-columns-repeated="4"/>
        </table:table-row>
        <table:table-row table:style-name="ro1">
          <table:table-cell office:value-type="float" office:value="58.771" calcext:value-type="float">
            <text:p>58.771</text:p>
          </table:table-cell>
          <table:table-cell office:value-type="float" office:value="0.000020213" calcext:value-type="float">
            <text:p>0.000020213</text:p>
          </table:table-cell>
          <table:table-cell table:formula="of:=([.B355]*[.A355]*[.$J$2])/([.$G$2]*[.F355]*[.$I$2])" office:value-type="float" office:value="0.000666924773774653" calcext:value-type="float">
            <text:p>0.0006669248</text:p>
          </table:table-cell>
          <table:table-cell office:value-type="float" office:value="0.0219087" calcext:value-type="float">
            <text:p>0.0219087</text:p>
          </table:table-cell>
          <table:table-cell table:formula="of:=[.D355]*109.76" office:value-type="float" office:value="2.404698912" calcext:value-type="float">
            <text:p>2.404698912</text:p>
          </table:table-cell>
          <table:table-cell table:formula="of:=[.E355]*1E-018" office:value-type="float" office:value="2.404698912E-018" calcext:value-type="float">
            <text:p>2.404698912E-018</text:p>
          </table:table-cell>
          <table:table-cell table:number-columns-repeated="4"/>
        </table:table-row>
        <table:table-row table:style-name="ro1">
          <table:table-cell office:value-type="float" office:value="59.09" calcext:value-type="float">
            <text:p>59.09</text:p>
          </table:table-cell>
          <table:table-cell office:value-type="float" office:value="0.00001981" calcext:value-type="float">
            <text:p>0.00001981</text:p>
          </table:table-cell>
          <table:table-cell table:formula="of:=([.B356]*[.A356]*[.$J$2])/([.$G$2]*[.F356]*[.$I$2])" office:value-type="float" office:value="0.00066691667528728" calcext:value-type="float">
            <text:p>0.0006669167</text:p>
          </table:table-cell>
          <table:table-cell office:value-type="float" office:value="0.0215887" calcext:value-type="float">
            <text:p>0.0215887</text:p>
          </table:table-cell>
          <table:table-cell table:formula="of:=[.D356]*109.76" office:value-type="float" office:value="2.369575712" calcext:value-type="float">
            <text:p>2.369575712</text:p>
          </table:table-cell>
          <table:table-cell table:formula="of:=[.E356]*1E-018" office:value-type="float" office:value="2.369575712E-018" calcext:value-type="float">
            <text:p>2.369575712E-018</text:p>
          </table:table-cell>
          <table:table-cell table:number-columns-repeated="4"/>
        </table:table-row>
        <table:table-row table:style-name="ro1">
          <table:table-cell office:value-type="float" office:value="59.411" calcext:value-type="float">
            <text:p>59.411</text:p>
          </table:table-cell>
          <table:table-cell office:value-type="float" office:value="0.000019415" calcext:value-type="float">
            <text:p>0.000019415</text:p>
          </table:table-cell>
          <table:table-cell table:formula="of:=([.B357]*[.A357]*[.$J$2])/([.$G$2]*[.F357]*[.$I$2])" office:value-type="float" office:value="0.000666925251218918" calcext:value-type="float">
            <text:p>0.0006669253</text:p>
          </table:table-cell>
          <table:table-cell office:value-type="float" office:value="0.0212729" calcext:value-type="float">
            <text:p>0.0212729</text:p>
          </table:table-cell>
          <table:table-cell table:formula="of:=[.D357]*109.76" office:value-type="float" office:value="2.334913504" calcext:value-type="float">
            <text:p>2.334913504</text:p>
          </table:table-cell>
          <table:table-cell table:formula="of:=[.E357]*1E-018" office:value-type="float" office:value="2.334913504E-018" calcext:value-type="float">
            <text:p>2.334913504E-018</text:p>
          </table:table-cell>
          <table:table-cell table:number-columns-repeated="4"/>
        </table:table-row>
        <table:table-row table:style-name="ro1">
          <table:table-cell office:value-type="float" office:value="59.733" calcext:value-type="float">
            <text:p>59.733</text:p>
          </table:table-cell>
          <table:table-cell office:value-type="float" office:value="0.000019028" calcext:value-type="float">
            <text:p>0.000019028</text:p>
          </table:table-cell>
          <table:table-cell table:formula="of:=([.B358]*[.A358]*[.$J$2])/([.$G$2]*[.F358]*[.$I$2])" office:value-type="float" office:value="0.000666940032811484" calcext:value-type="float">
            <text:p>0.00066694</text:p>
          </table:table-cell>
          <table:table-cell office:value-type="float" office:value="0.0209614" calcext:value-type="float">
            <text:p>0.0209614</text:p>
          </table:table-cell>
          <table:table-cell table:formula="of:=[.D358]*109.76" office:value-type="float" office:value="2.300723264" calcext:value-type="float">
            <text:p>2.300723264</text:p>
          </table:table-cell>
          <table:table-cell table:formula="of:=[.E358]*1E-018" office:value-type="float" office:value="2.300723264E-018" calcext:value-type="float">
            <text:p>2.300723264E-018</text:p>
          </table:table-cell>
          <table:table-cell table:number-columns-repeated="4"/>
        </table:table-row>
        <table:table-row table:style-name="ro1">
          <table:table-cell office:value-type="float" office:value="60.058" calcext:value-type="float">
            <text:p>60.058</text:p>
          </table:table-cell>
          <table:table-cell office:value-type="float" office:value="0.000018648" calcext:value-type="float">
            <text:p>0.000018648</text:p>
          </table:table-cell>
          <table:table-cell table:formula="of:=([.B359]*[.A359]*[.$J$2])/([.$G$2]*[.F359]*[.$I$2])" office:value-type="float" office:value="0.000666951648466667" calcext:value-type="float">
            <text:p>0.0006669516</text:p>
          </table:table-cell>
          <table:table-cell office:value-type="float" office:value="0.0206542" calcext:value-type="float">
            <text:p>0.0206542</text:p>
          </table:table-cell>
          <table:table-cell table:formula="of:=[.D359]*109.76" office:value-type="float" office:value="2.267004992" calcext:value-type="float">
            <text:p>2.267004992</text:p>
          </table:table-cell>
          <table:table-cell table:formula="of:=[.E359]*1E-018" office:value-type="float" office:value="2.267004992E-018" calcext:value-type="float">
            <text:p>2.267004992E-018</text:p>
          </table:table-cell>
          <table:table-cell table:number-columns-repeated="4"/>
        </table:table-row>
        <table:table-row table:style-name="ro1">
          <table:table-cell office:value-type="float" office:value="60.384" calcext:value-type="float">
            <text:p>60.384</text:p>
          </table:table-cell>
          <table:table-cell office:value-type="float" office:value="0.000018275" calcext:value-type="float">
            <text:p>0.000018275</text:p>
          </table:table-cell>
          <table:table-cell table:formula="of:=([.B360]*[.A360]*[.$J$2])/([.$G$2]*[.F360]*[.$I$2])" office:value-type="float" office:value="0.000666933361191227" calcext:value-type="float">
            <text:p>0.0006669334</text:p>
          </table:table-cell>
          <table:table-cell office:value-type="float" office:value="0.0203515" calcext:value-type="float">
            <text:p>0.0203515</text:p>
          </table:table-cell>
          <table:table-cell table:formula="of:=[.D360]*109.76" office:value-type="float" office:value="2.23378064" calcext:value-type="float">
            <text:p>2.23378064</text:p>
          </table:table-cell>
          <table:table-cell table:formula="of:=[.E360]*1E-018" office:value-type="float" office:value="2.23378064E-018" calcext:value-type="float">
            <text:p>2.23378064E-018</text:p>
          </table:table-cell>
          <table:table-cell table:number-columns-repeated="4"/>
        </table:table-row>
        <table:table-row table:style-name="ro1">
          <table:table-cell office:value-type="float" office:value="60.712" calcext:value-type="float">
            <text:p>60.712</text:p>
          </table:table-cell>
          <table:table-cell office:value-type="float" office:value="0.00001791" calcext:value-type="float">
            <text:p>0.00001791</text:p>
          </table:table-cell>
          <table:table-cell table:formula="of:=([.B361]*[.A361]*[.$J$2])/([.$G$2]*[.F361]*[.$I$2])" office:value-type="float" office:value="0.000666932238851419" calcext:value-type="float">
            <text:p>0.0006669322</text:p>
          </table:table-cell>
          <table:table-cell office:value-type="float" office:value="0.0200534" calcext:value-type="float">
            <text:p>0.0200534</text:p>
          </table:table-cell>
          <table:table-cell table:formula="of:=[.D361]*109.76" office:value-type="float" office:value="2.201061184" calcext:value-type="float">
            <text:p>2.201061184</text:p>
          </table:table-cell>
          <table:table-cell table:formula="of:=[.E361]*1E-018" office:value-type="float" office:value="2.201061184E-018" calcext:value-type="float">
            <text:p>2.201061184E-018</text:p>
          </table:table-cell>
          <table:table-cell table:number-columns-repeated="4"/>
        </table:table-row>
        <table:table-row table:style-name="ro1">
          <table:table-cell office:value-type="float" office:value="61.041" calcext:value-type="float">
            <text:p>61.041</text:p>
          </table:table-cell>
          <table:table-cell office:value-type="float" office:value="0.000017553" calcext:value-type="float">
            <text:p>0.000017553</text:p>
          </table:table-cell>
          <table:table-cell table:formula="of:=([.B362]*[.A362]*[.$J$2])/([.$G$2]*[.F362]*[.$I$2])" office:value-type="float" office:value="0.000666934919419021" calcext:value-type="float">
            <text:p>0.0006669349</text:p>
          </table:table-cell>
          <table:table-cell office:value-type="float" office:value="0.0197601" calcext:value-type="float">
            <text:p>0.0197601</text:p>
          </table:table-cell>
          <table:table-cell table:formula="of:=[.D362]*109.76" office:value-type="float" office:value="2.168868576" calcext:value-type="float">
            <text:p>2.168868576</text:p>
          </table:table-cell>
          <table:table-cell table:formula="of:=[.E362]*1E-018" office:value-type="float" office:value="2.168868576E-018" calcext:value-type="float">
            <text:p>2.168868576E-018</text:p>
          </table:table-cell>
          <table:table-cell table:number-columns-repeated="4"/>
        </table:table-row>
        <table:table-row table:style-name="ro1">
          <table:table-cell office:value-type="float" office:value="61.373" calcext:value-type="float">
            <text:p>61.373</text:p>
          </table:table-cell>
          <table:table-cell office:value-type="float" office:value="0.000017203" calcext:value-type="float">
            <text:p>0.000017203</text:p>
          </table:table-cell>
          <table:table-cell table:formula="of:=([.B363]*[.A363]*[.$J$2])/([.$G$2]*[.F363]*[.$I$2])" office:value-type="float" office:value="0.000666925425582355" calcext:value-type="float">
            <text:p>0.0006669254</text:p>
          </table:table-cell>
          <table:table-cell office:value-type="float" office:value="0.0194717" calcext:value-type="float">
            <text:p>0.0194717</text:p>
          </table:table-cell>
          <table:table-cell table:formula="of:=[.D363]*109.76" office:value-type="float" office:value="2.137213792" calcext:value-type="float">
            <text:p>2.137213792</text:p>
          </table:table-cell>
          <table:table-cell table:formula="of:=[.E363]*1E-018" office:value-type="float" office:value="2.137213792E-018" calcext:value-type="float">
            <text:p>2.137213792E-018</text:p>
          </table:table-cell>
          <table:table-cell table:number-columns-repeated="4"/>
        </table:table-row>
        <table:table-row table:style-name="ro1">
          <table:table-cell office:value-type="float" office:value="61.706" calcext:value-type="float">
            <text:p>61.706</text:p>
          </table:table-cell>
          <table:table-cell office:value-type="float" office:value="0.000016861" calcext:value-type="float">
            <text:p>0.000016861</text:p>
          </table:table-cell>
          <table:table-cell table:formula="of:=([.B364]*[.A364]*[.$J$2])/([.$G$2]*[.F364]*[.$I$2])" office:value-type="float" office:value="0.000666920129262129" calcext:value-type="float">
            <text:p>0.0006669201</text:p>
          </table:table-cell>
          <table:table-cell office:value-type="float" office:value="0.0191883" calcext:value-type="float">
            <text:p>0.0191883</text:p>
          </table:table-cell>
          <table:table-cell table:formula="of:=[.D364]*109.76" office:value-type="float" office:value="2.106107808" calcext:value-type="float">
            <text:p>2.106107808</text:p>
          </table:table-cell>
          <table:table-cell table:formula="of:=[.E364]*1E-018" office:value-type="float" office:value="2.106107808E-018" calcext:value-type="float">
            <text:p>2.106107808E-018</text:p>
          </table:table-cell>
          <table:table-cell table:number-columns-repeated="4"/>
        </table:table-row>
        <table:table-row table:style-name="ro1">
          <table:table-cell office:value-type="float" office:value="62.041" calcext:value-type="float">
            <text:p>62.041</text:p>
          </table:table-cell>
          <table:table-cell office:value-type="float" office:value="0.000016527" calcext:value-type="float">
            <text:p>0.000016527</text:p>
          </table:table-cell>
          <table:table-cell table:formula="of:=([.B365]*[.A365]*[.$J$2])/([.$G$2]*[.F365]*[.$I$2])" office:value-type="float" office:value="0.000666930977391431" calcext:value-type="float">
            <text:p>0.000666931</text:p>
          </table:table-cell>
          <table:table-cell office:value-type="float" office:value="0.01891" calcext:value-type="float">
            <text:p>0.01891</text:p>
          </table:table-cell>
          <table:table-cell table:formula="of:=[.D365]*109.76" office:value-type="float" office:value="2.0755616" calcext:value-type="float">
            <text:p>2.0755616</text:p>
          </table:table-cell>
          <table:table-cell table:formula="of:=[.E365]*1E-018" office:value-type="float" office:value="2.0755616E-018" calcext:value-type="float">
            <text:p>2.0755616E-018</text:p>
          </table:table-cell>
          <table:table-cell table:number-columns-repeated="4"/>
        </table:table-row>
        <table:table-row table:style-name="ro1">
          <table:table-cell office:value-type="float" office:value="62.378" calcext:value-type="float">
            <text:p>62.378</text:p>
          </table:table-cell>
          <table:table-cell office:value-type="float" office:value="0.0000162" calcext:value-type="float">
            <text:p>0.0000162</text:p>
          </table:table-cell>
          <table:table-cell table:formula="of:=([.B366]*[.A366]*[.$J$2])/([.$G$2]*[.F366]*[.$I$2])" office:value-type="float" office:value="0.000666917921433136" calcext:value-type="float">
            <text:p>0.0006669179</text:p>
          </table:table-cell>
          <table:table-cell office:value-type="float" office:value="0.0186369" calcext:value-type="float">
            <text:p>0.0186369</text:p>
          </table:table-cell>
          <table:table-cell table:formula="of:=[.D366]*109.76" office:value-type="float" office:value="2.045586144" calcext:value-type="float">
            <text:p>2.045586144</text:p>
          </table:table-cell>
          <table:table-cell table:formula="of:=[.E366]*1E-018" office:value-type="float" office:value="2.045586144E-018" calcext:value-type="float">
            <text:p>2.045586144E-018</text:p>
          </table:table-cell>
          <table:table-cell table:number-columns-repeated="4"/>
        </table:table-row>
        <table:table-row table:style-name="ro1">
          <table:table-cell office:value-type="float" office:value="62.717" calcext:value-type="float">
            <text:p>62.717</text:p>
          </table:table-cell>
          <table:table-cell office:value-type="float" office:value="0.000015881" calcext:value-type="float">
            <text:p>0.000015881</text:p>
          </table:table-cell>
          <table:table-cell table:formula="of:=([.B367]*[.A367]*[.$J$2])/([.$G$2]*[.F367]*[.$I$2])" office:value-type="float" office:value="0.00066693258796397" calcext:value-type="float">
            <text:p>0.0006669326</text:p>
          </table:table-cell>
          <table:table-cell office:value-type="float" office:value="0.0183688" calcext:value-type="float">
            <text:p>0.0183688</text:p>
          </table:table-cell>
          <table:table-cell table:formula="of:=[.D367]*109.76" office:value-type="float" office:value="2.016159488" calcext:value-type="float">
            <text:p>2.016159488</text:p>
          </table:table-cell>
          <table:table-cell table:formula="of:=[.E367]*1E-018" office:value-type="float" office:value="2.016159488E-018" calcext:value-type="float">
            <text:p>2.016159488E-018</text:p>
          </table:table-cell>
          <table:table-cell table:number-columns-repeated="4"/>
        </table:table-row>
        <table:table-row table:style-name="ro1">
          <table:table-cell office:value-type="float" office:value="63.057" calcext:value-type="float">
            <text:p>63.057</text:p>
          </table:table-cell>
          <table:table-cell office:value-type="float" office:value="0.000015569" calcext:value-type="float">
            <text:p>0.000015569</text:p>
          </table:table-cell>
          <table:table-cell table:formula="of:=([.B368]*[.A368]*[.$J$2])/([.$G$2]*[.F368]*[.$I$2])" office:value-type="float" office:value="0.00066693437617162" calcext:value-type="float">
            <text:p>0.0006669344</text:p>
          </table:table-cell>
          <table:table-cell office:value-type="float" office:value="0.0181055" calcext:value-type="float">
            <text:p>0.0181055</text:p>
          </table:table-cell>
          <table:table-cell table:formula="of:=[.D368]*109.76" office:value-type="float" office:value="1.98725968" calcext:value-type="float">
            <text:p>1.98725968</text:p>
          </table:table-cell>
          <table:table-cell table:formula="of:=[.E368]*1E-018" office:value-type="float" office:value="1.98725968E-018" calcext:value-type="float">
            <text:p>1.98725968E-018</text:p>
          </table:table-cell>
          <table:table-cell table:number-columns-repeated="4"/>
        </table:table-row>
        <table:table-row table:style-name="ro1">
          <table:table-cell office:value-type="float" office:value="63.399" calcext:value-type="float">
            <text:p>63.399</text:p>
          </table:table-cell>
          <table:table-cell office:value-type="float" office:value="0.000015264" calcext:value-type="float">
            <text:p>0.000015264</text:p>
          </table:table-cell>
          <table:table-cell table:formula="of:=([.B369]*[.A369]*[.$J$2])/([.$G$2]*[.F369]*[.$I$2])" office:value-type="float" office:value="0.000666941246992791" calcext:value-type="float">
            <text:p>0.0006669412</text:p>
          </table:table-cell>
          <table:table-cell office:value-type="float" office:value="0.0178469" calcext:value-type="float">
            <text:p>0.0178469</text:p>
          </table:table-cell>
          <table:table-cell table:formula="of:=[.D369]*109.76" office:value-type="float" office:value="1.958875744" calcext:value-type="float">
            <text:p>1.958875744</text:p>
          </table:table-cell>
          <table:table-cell table:formula="of:=[.E369]*1E-018" office:value-type="float" office:value="1.958875744E-018" calcext:value-type="float">
            <text:p>1.958875744E-018</text:p>
          </table:table-cell>
          <table:table-cell table:number-columns-repeated="4"/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00014965" calcext:value-type="float">
            <text:p>0.000014965</text:p>
          </table:table-cell>
          <table:table-cell table:formula="of:=([.B370]*[.A370]*[.$J$2])/([.$G$2]*[.F370]*[.$I$2])" office:value-type="float" office:value="0.000666942013261869" calcext:value-type="float">
            <text:p>0.000666942</text:p>
          </table:table-cell>
          <table:table-cell office:value-type="float" office:value="0.0175925" calcext:value-type="float">
            <text:p>0.0175925</text:p>
          </table:table-cell>
          <table:table-cell table:formula="of:=[.D370]*109.76" office:value-type="float" office:value="1.9309528" calcext:value-type="float">
            <text:p>1.9309528</text:p>
          </table:table-cell>
          <table:table-cell table:formula="of:=[.E370]*1E-018" office:value-type="float" office:value="1.9309528E-018" calcext:value-type="float">
            <text:p>1.9309528E-018</text:p>
          </table:table-cell>
          <table:table-cell table:number-columns-repeated="4"/>
        </table:table-row>
        <table:table-row table:style-name="ro1">
          <table:table-cell office:value-type="float" office:value="64.09" calcext:value-type="float">
            <text:p>64.09</text:p>
          </table:table-cell>
          <table:table-cell office:value-type="float" office:value="0.000014672" calcext:value-type="float">
            <text:p>0.000014672</text:p>
          </table:table-cell>
          <table:table-cell table:formula="of:=([.B371]*[.A371]*[.$J$2])/([.$G$2]*[.F371]*[.$I$2])" office:value-type="float" office:value="0.000666918089663194" calcext:value-type="float">
            <text:p>0.0006669181</text:p>
          </table:table-cell>
          <table:table-cell office:value-type="float" office:value="0.0173423" calcext:value-type="float">
            <text:p>0.0173423</text:p>
          </table:table-cell>
          <table:table-cell table:formula="of:=[.D371]*109.76" office:value-type="float" office:value="1.903490848" calcext:value-type="float">
            <text:p>1.903490848</text:p>
          </table:table-cell>
          <table:table-cell table:formula="of:=[.E371]*1E-018" office:value-type="float" office:value="1.903490848E-018" calcext:value-type="float">
            <text:p>1.903490848E-018</text:p>
          </table:table-cell>
          <table:table-cell table:number-columns-repeated="4"/>
        </table:table-row>
        <table:table-row table:style-name="ro1">
          <table:table-cell office:value-type="float" office:value="64.438" calcext:value-type="float">
            <text:p>64.438</text:p>
          </table:table-cell>
          <table:table-cell office:value-type="float" office:value="0.000014386" calcext:value-type="float">
            <text:p>0.000014386</text:p>
          </table:table-cell>
          <table:table-cell table:formula="of:=([.B372]*[.A372]*[.$J$2])/([.$G$2]*[.F372]*[.$I$2])" office:value-type="float" office:value="0.000666944571364609" calcext:value-type="float">
            <text:p>0.0006669446</text:p>
          </table:table-cell>
          <table:table-cell office:value-type="float" office:value="0.0170959" calcext:value-type="float">
            <text:p>0.0170959</text:p>
          </table:table-cell>
          <table:table-cell table:formula="of:=[.D372]*109.76" office:value-type="float" office:value="1.876445984" calcext:value-type="float">
            <text:p>1.876445984</text:p>
          </table:table-cell>
          <table:table-cell table:formula="of:=[.E372]*1E-018" office:value-type="float" office:value="1.876445984E-018" calcext:value-type="float">
            <text:p>1.876445984E-018</text:p>
          </table:table-cell>
          <table:table-cell table:number-columns-repeated="4"/>
        </table:table-row>
        <table:table-row table:style-name="ro1">
          <table:table-cell office:value-type="float" office:value="64.788" calcext:value-type="float">
            <text:p>64.788</text:p>
          </table:table-cell>
          <table:table-cell office:value-type="float" office:value="0.000014105" calcext:value-type="float">
            <text:p>0.000014105</text:p>
          </table:table-cell>
          <table:table-cell table:formula="of:=([.B373]*[.A373]*[.$J$2])/([.$G$2]*[.F373]*[.$I$2])" office:value-type="float" office:value="0.000666937122809498" calcext:value-type="float">
            <text:p>0.0006669371</text:p>
          </table:table-cell>
          <table:table-cell office:value-type="float" office:value="0.0168532" calcext:value-type="float">
            <text:p>0.0168532</text:p>
          </table:table-cell>
          <table:table-cell table:formula="of:=[.D373]*109.76" office:value-type="float" office:value="1.849807232" calcext:value-type="float">
            <text:p>1.849807232</text:p>
          </table:table-cell>
          <table:table-cell table:formula="of:=[.E373]*1E-018" office:value-type="float" office:value="1.849807232E-018" calcext:value-type="float">
            <text:p>1.849807232E-018</text:p>
          </table:table-cell>
          <table:table-cell table:number-columns-repeated="4"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0.000013829" calcext:value-type="float">
            <text:p>0.000013829</text:p>
          </table:table-cell>
          <table:table-cell table:formula="of:=([.B374]*[.A374]*[.$J$2])/([.$G$2]*[.F374]*[.$I$2])" office:value-type="float" office:value="0.000666916971212454" calcext:value-type="float">
            <text:p>0.000666917</text:p>
          </table:table-cell>
          <table:table-cell office:value-type="float" office:value="0.0166137" calcext:value-type="float">
            <text:p>0.0166137</text:p>
          </table:table-cell>
          <table:table-cell table:formula="of:=[.D374]*109.76" office:value-type="float" office:value="1.823519712" calcext:value-type="float">
            <text:p>1.823519712</text:p>
          </table:table-cell>
          <table:table-cell table:formula="of:=[.E374]*1E-018" office:value-type="float" office:value="1.823519712E-018" calcext:value-type="float">
            <text:p>1.823519712E-018</text:p>
          </table:table-cell>
          <table:table-cell table:number-columns-repeated="4"/>
        </table:table-row>
        <table:table-row table:style-name="ro1">
          <table:table-cell office:value-type="float" office:value="65.493" calcext:value-type="float">
            <text:p>65.493</text:p>
          </table:table-cell>
          <table:table-cell office:value-type="float" office:value="0.000013559" calcext:value-type="float">
            <text:p>0.000013559</text:p>
          </table:table-cell>
          <table:table-cell table:formula="of:=([.B375]*[.A375]*[.$J$2])/([.$G$2]*[.F375]*[.$I$2])" office:value-type="float" office:value="0.000666929369561614" calcext:value-type="float">
            <text:p>0.0006669294</text:p>
          </table:table-cell>
          <table:table-cell office:value-type="float" office:value="0.0163773" calcext:value-type="float">
            <text:p>0.0163773</text:p>
          </table:table-cell>
          <table:table-cell table:formula="of:=[.D375]*109.76" office:value-type="float" office:value="1.797572448" calcext:value-type="float">
            <text:p>1.797572448</text:p>
          </table:table-cell>
          <table:table-cell table:formula="of:=[.E375]*1E-018" office:value-type="float" office:value="1.797572448E-018" calcext:value-type="float">
            <text:p>1.797572448E-018</text:p>
          </table:table-cell>
          <table:table-cell table:number-columns-repeated="4"/>
        </table:table-row>
        <table:table-row table:style-name="ro1">
          <table:table-cell office:value-type="float" office:value="65.849" calcext:value-type="float">
            <text:p>65.849</text:p>
          </table:table-cell>
          <table:table-cell office:value-type="float" office:value="0.000013293" calcext:value-type="float">
            <text:p>0.000013293</text:p>
          </table:table-cell>
          <table:table-cell table:formula="of:=([.B376]*[.A376]*[.$J$2])/([.$G$2]*[.F376]*[.$I$2])" office:value-type="float" office:value="0.000666912277540776" calcext:value-type="float">
            <text:p>0.0006669123</text:p>
          </table:table-cell>
          <table:table-cell office:value-type="float" office:value="0.0161437" calcext:value-type="float">
            <text:p>0.0161437</text:p>
          </table:table-cell>
          <table:table-cell table:formula="of:=[.D376]*109.76" office:value-type="float" office:value="1.771932512" calcext:value-type="float">
            <text:p>1.771932512</text:p>
          </table:table-cell>
          <table:table-cell table:formula="of:=[.E376]*1E-018" office:value-type="float" office:value="1.771932512E-018" calcext:value-type="float">
            <text:p>1.771932512E-018</text:p>
          </table:table-cell>
          <table:table-cell table:number-columns-repeated="4"/>
        </table:table-row>
        <table:table-row table:style-name="ro1">
          <table:table-cell office:value-type="float" office:value="66.206" calcext:value-type="float">
            <text:p>66.206</text:p>
          </table:table-cell>
          <table:table-cell office:value-type="float" office:value="0.000013033" calcext:value-type="float">
            <text:p>0.000013033</text:p>
          </table:table-cell>
          <table:table-cell table:formula="of:=([.B377]*[.A377]*[.$J$2])/([.$G$2]*[.F377]*[.$I$2])" office:value-type="float" office:value="0.000666943868823387" calcext:value-type="float">
            <text:p>0.0006669439</text:p>
          </table:table-cell>
          <table:table-cell office:value-type="float" office:value="0.015913" calcext:value-type="float">
            <text:p>0.015913</text:p>
          </table:table-cell>
          <table:table-cell table:formula="of:=[.D377]*109.76" office:value-type="float" office:value="1.74661088" calcext:value-type="float">
            <text:p>1.74661088</text:p>
          </table:table-cell>
          <table:table-cell table:formula="of:=[.E377]*1E-018" office:value-type="float" office:value="1.74661088E-018" calcext:value-type="float">
            <text:p>1.74661088E-018</text:p>
          </table:table-cell>
          <table:table-cell table:number-columns-repeated="4"/>
        </table:table-row>
        <table:table-row table:style-name="ro1">
          <table:table-cell office:value-type="float" office:value="66.566" calcext:value-type="float">
            <text:p>66.566</text:p>
          </table:table-cell>
          <table:table-cell office:value-type="float" office:value="0.000012777" calcext:value-type="float">
            <text:p>0.000012777</text:p>
          </table:table-cell>
          <table:table-cell table:formula="of:=([.B378]*[.A378]*[.$J$2])/([.$G$2]*[.F378]*[.$I$2])" office:value-type="float" office:value="0.000666954849510974" calcext:value-type="float">
            <text:p>0.0006669548</text:p>
          </table:table-cell>
          <table:table-cell office:value-type="float" office:value="0.015685" calcext:value-type="float">
            <text:p>0.015685</text:p>
          </table:table-cell>
          <table:table-cell table:formula="of:=[.D378]*109.76" office:value-type="float" office:value="1.7215856" calcext:value-type="float">
            <text:p>1.7215856</text:p>
          </table:table-cell>
          <table:table-cell table:formula="of:=[.E378]*1E-018" office:value-type="float" office:value="1.7215856E-018" calcext:value-type="float">
            <text:p>1.7215856E-018</text:p>
          </table:table-cell>
          <table:table-cell table:number-columns-repeated="4"/>
        </table:table-row>
        <table:table-row table:style-name="ro1">
          <table:table-cell office:value-type="float" office:value="66.927" calcext:value-type="float">
            <text:p>66.927</text:p>
          </table:table-cell>
          <table:table-cell office:value-type="float" office:value="0.000012525" calcext:value-type="float">
            <text:p>0.000012525</text:p>
          </table:table-cell>
          <table:table-cell table:formula="of:=([.B379]*[.A379]*[.$J$2])/([.$G$2]*[.F379]*[.$I$2])" office:value-type="float" office:value="0.000666925975944437" calcext:value-type="float">
            <text:p>0.000666926</text:p>
          </table:table-cell>
          <table:table-cell office:value-type="float" office:value="0.0154597" calcext:value-type="float">
            <text:p>0.0154597</text:p>
          </table:table-cell>
          <table:table-cell table:formula="of:=[.D379]*109.76" office:value-type="float" office:value="1.696856672" calcext:value-type="float">
            <text:p>1.696856672</text:p>
          </table:table-cell>
          <table:table-cell table:formula="of:=[.E379]*1E-018" office:value-type="float" office:value="1.696856672E-018" calcext:value-type="float">
            <text:p>1.696856672E-018</text:p>
          </table:table-cell>
          <table:table-cell table:number-columns-repeated="4"/>
        </table:table-row>
        <table:table-row table:style-name="ro1">
          <table:table-cell office:value-type="float" office:value="67.291" calcext:value-type="float">
            <text:p>67.291</text:p>
          </table:table-cell>
          <table:table-cell office:value-type="float" office:value="0.000012278" calcext:value-type="float">
            <text:p>0.000012278</text:p>
          </table:table-cell>
          <table:table-cell table:formula="of:=([.B380]*[.A380]*[.$J$2])/([.$G$2]*[.F380]*[.$I$2])" office:value-type="float" office:value="0.000666936899336087" calcext:value-type="float">
            <text:p>0.0006669369</text:p>
          </table:table-cell>
          <table:table-cell office:value-type="float" office:value="0.015237" calcext:value-type="float">
            <text:p>0.015237</text:p>
          </table:table-cell>
          <table:table-cell table:formula="of:=[.D380]*109.76" office:value-type="float" office:value="1.67241312" calcext:value-type="float">
            <text:p>1.67241312</text:p>
          </table:table-cell>
          <table:table-cell table:formula="of:=[.E380]*1E-018" office:value-type="float" office:value="1.67241312E-018" calcext:value-type="float">
            <text:p>1.67241312E-018</text:p>
          </table:table-cell>
          <table:table-cell table:number-columns-repeated="4"/>
        </table:table-row>
        <table:table-row table:style-name="ro1">
          <table:table-cell office:value-type="float" office:value="67.656" calcext:value-type="float">
            <text:p>67.656</text:p>
          </table:table-cell>
          <table:table-cell office:value-type="float" office:value="0.000012035" calcext:value-type="float">
            <text:p>0.000012035</text:p>
          </table:table-cell>
          <table:table-cell table:formula="of:=([.B381]*[.A381]*[.$J$2])/([.$G$2]*[.F381]*[.$I$2])" office:value-type="float" office:value="0.000666925786871544" calcext:value-type="float">
            <text:p>0.0006669258</text:p>
          </table:table-cell>
          <table:table-cell office:value-type="float" office:value="0.0150167" calcext:value-type="float">
            <text:p>0.0150167</text:p>
          </table:table-cell>
          <table:table-cell table:formula="of:=[.D381]*109.76" office:value-type="float" office:value="1.648232992" calcext:value-type="float">
            <text:p>1.648232992</text:p>
          </table:table-cell>
          <table:table-cell table:formula="of:=[.E381]*1E-018" office:value-type="float" office:value="1.648232992E-018" calcext:value-type="float">
            <text:p>1.648232992E-018</text:p>
          </table:table-cell>
          <table:table-cell table:number-columns-repeated="4"/>
        </table:table-row>
        <table:table-row table:style-name="ro1">
          <table:table-cell office:value-type="float" office:value="68.023" calcext:value-type="float">
            <text:p>68.023</text:p>
          </table:table-cell>
          <table:table-cell office:value-type="float" office:value="0.000011796" calcext:value-type="float">
            <text:p>0.000011796</text:p>
          </table:table-cell>
          <table:table-cell table:formula="of:=([.B382]*[.A382]*[.$J$2])/([.$G$2]*[.F382]*[.$I$2])" office:value-type="float" office:value="0.000666899991998591" calcext:value-type="float">
            <text:p>0.0006669</text:p>
          </table:table-cell>
          <table:table-cell office:value-type="float" office:value="0.0147989" calcext:value-type="float">
            <text:p>0.0147989</text:p>
          </table:table-cell>
          <table:table-cell table:formula="of:=[.D382]*109.76" office:value-type="float" office:value="1.624327264" calcext:value-type="float">
            <text:p>1.624327264</text:p>
          </table:table-cell>
          <table:table-cell table:formula="of:=[.E382]*1E-018" office:value-type="float" office:value="1.624327264E-018" calcext:value-type="float">
            <text:p>1.624327264E-018</text:p>
          </table:table-cell>
          <table:table-cell table:number-columns-repeated="4"/>
        </table:table-row>
        <table:table-row table:style-name="ro1">
          <table:table-cell office:value-type="float" office:value="68.393" calcext:value-type="float">
            <text:p>68.393</text:p>
          </table:table-cell>
          <table:table-cell office:value-type="float" office:value="0.000011562" calcext:value-type="float">
            <text:p>0.000011562</text:p>
          </table:table-cell>
          <table:table-cell table:formula="of:=([.B383]*[.A383]*[.$J$2])/([.$G$2]*[.F383]*[.$I$2])" office:value-type="float" office:value="0.000666942528170412" calcext:value-type="float">
            <text:p>0.0006669425</text:p>
          </table:table-cell>
          <table:table-cell office:value-type="float" office:value="0.0145833" calcext:value-type="float">
            <text:p>0.0145833</text:p>
          </table:table-cell>
          <table:table-cell table:formula="of:=[.D383]*109.76" office:value-type="float" office:value="1.600663008" calcext:value-type="float">
            <text:p>1.600663008</text:p>
          </table:table-cell>
          <table:table-cell table:formula="of:=[.E383]*1E-018" office:value-type="float" office:value="1.600663008E-018" calcext:value-type="float">
            <text:p>1.600663008E-018</text:p>
          </table:table-cell>
          <table:table-cell table:number-columns-repeated="4"/>
        </table:table-row>
        <table:table-row table:style-name="ro1">
          <table:table-cell office:value-type="float" office:value="68.764" calcext:value-type="float">
            <text:p>68.764</text:p>
          </table:table-cell>
          <table:table-cell office:value-type="float" office:value="0.000011331" calcext:value-type="float">
            <text:p>0.000011331</text:p>
          </table:table-cell>
          <table:table-cell table:formula="of:=([.B384]*[.A384]*[.$J$2])/([.$G$2]*[.F384]*[.$I$2])" office:value-type="float" office:value="0.000666917641030632" calcext:value-type="float">
            <text:p>0.0006669176</text:p>
          </table:table-cell>
          <table:table-cell office:value-type="float" office:value="0.01437" calcext:value-type="float">
            <text:p>0.01437</text:p>
          </table:table-cell>
          <table:table-cell table:formula="of:=[.D384]*109.76" office:value-type="float" office:value="1.5772512" calcext:value-type="float">
            <text:p>1.5772512</text:p>
          </table:table-cell>
          <table:table-cell table:formula="of:=[.E384]*1E-018" office:value-type="float" office:value="1.5772512E-018" calcext:value-type="float">
            <text:p>1.5772512E-018</text:p>
          </table:table-cell>
          <table:table-cell table:number-columns-repeated="4"/>
        </table:table-row>
        <table:table-row table:style-name="ro1">
          <table:table-cell office:value-type="float" office:value="69.138" calcext:value-type="float">
            <text:p>69.138</text:p>
          </table:table-cell>
          <table:table-cell office:value-type="float" office:value="0.000011104" calcext:value-type="float">
            <text:p>0.000011104</text:p>
          </table:table-cell>
          <table:table-cell table:formula="of:=([.B385]*[.A385]*[.$J$2])/([.$G$2]*[.F385]*[.$I$2])" office:value-type="float" office:value="0.000666913364518936" calcext:value-type="float">
            <text:p>0.0006669134</text:p>
          </table:table-cell>
          <table:table-cell office:value-type="float" office:value="0.0141588" calcext:value-type="float">
            <text:p>0.0141588</text:p>
          </table:table-cell>
          <table:table-cell table:formula="of:=[.D385]*109.76" office:value-type="float" office:value="1.554069888" calcext:value-type="float">
            <text:p>1.554069888</text:p>
          </table:table-cell>
          <table:table-cell table:formula="of:=[.E385]*1E-018" office:value-type="float" office:value="1.554069888E-018" calcext:value-type="float">
            <text:p>1.554069888E-018</text:p>
          </table:table-cell>
          <table:table-cell table:number-columns-repeated="4"/>
        </table:table-row>
        <table:table-row table:style-name="ro1">
          <table:table-cell office:value-type="float" office:value="69.513" calcext:value-type="float">
            <text:p>69.513</text:p>
          </table:table-cell>
          <table:table-cell office:value-type="float" office:value="0.000010881" calcext:value-type="float">
            <text:p>0.000010881</text:p>
          </table:table-cell>
          <table:table-cell table:formula="of:=([.B386]*[.A386]*[.$J$2])/([.$G$2]*[.F386]*[.$I$2])" office:value-type="float" office:value="0.000666913604364478" calcext:value-type="float">
            <text:p>0.0006669136</text:p>
          </table:table-cell>
          <table:table-cell office:value-type="float" office:value="0.0139497" calcext:value-type="float">
            <text:p>0.0139497</text:p>
          </table:table-cell>
          <table:table-cell table:formula="of:=[.D386]*109.76" office:value-type="float" office:value="1.531119072" calcext:value-type="float">
            <text:p>1.531119072</text:p>
          </table:table-cell>
          <table:table-cell table:formula="of:=[.E386]*1E-018" office:value-type="float" office:value="1.531119072E-018" calcext:value-type="float">
            <text:p>1.531119072E-018</text:p>
          </table:table-cell>
          <table:table-cell table:number-columns-repeated="4"/>
        </table:table-row>
        <table:table-row table:style-name="ro1">
          <table:table-cell office:value-type="float" office:value="69.89" calcext:value-type="float">
            <text:p>69.89</text:p>
          </table:table-cell>
          <table:table-cell office:value-type="float" office:value="0.000010662" calcext:value-type="float">
            <text:p>0.000010662</text:p>
          </table:table-cell>
          <table:table-cell table:formula="of:=([.B387]*[.A387]*[.$J$2])/([.$G$2]*[.F387]*[.$I$2])" office:value-type="float" office:value="0.000666926685028246" calcext:value-type="float">
            <text:p>0.0006669267</text:p>
          </table:table-cell>
          <table:table-cell office:value-type="float" office:value="0.0137428" calcext:value-type="float">
            <text:p>0.0137428</text:p>
          </table:table-cell>
          <table:table-cell table:formula="of:=[.D387]*109.76" office:value-type="float" office:value="1.508409728" calcext:value-type="float">
            <text:p>1.508409728</text:p>
          </table:table-cell>
          <table:table-cell table:formula="of:=[.E387]*1E-018" office:value-type="float" office:value="1.508409728E-018" calcext:value-type="float">
            <text:p>1.508409728E-018</text:p>
          </table:table-cell>
          <table:table-cell table:number-columns-repeated="4"/>
        </table:table-row>
        <table:table-row table:style-name="ro1">
          <table:table-cell office:value-type="float" office:value="70.27" calcext:value-type="float">
            <text:p>70.27</text:p>
          </table:table-cell>
          <table:table-cell office:value-type="float" office:value="0.000010447" calcext:value-type="float">
            <text:p>0.000010447</text:p>
          </table:table-cell>
          <table:table-cell table:formula="of:=([.B388]*[.A388]*[.$J$2])/([.$G$2]*[.F388]*[.$I$2])" office:value-type="float" office:value="0.000666950817314375" calcext:value-type="float">
            <text:p>0.0006669508</text:p>
          </table:table-cell>
          <table:table-cell office:value-type="float" office:value="0.0135384" calcext:value-type="float">
            <text:p>0.0135384</text:p>
          </table:table-cell>
          <table:table-cell table:formula="of:=[.D388]*109.76" office:value-type="float" office:value="1.485974784" calcext:value-type="float">
            <text:p>1.485974784</text:p>
          </table:table-cell>
          <table:table-cell table:formula="of:=[.E388]*1E-018" office:value-type="float" office:value="1.485974784E-018" calcext:value-type="float">
            <text:p>1.485974784E-018</text:p>
          </table:table-cell>
          <table:table-cell table:number-columns-repeated="4"/>
        </table:table-row>
        <table:table-row table:style-name="ro1">
          <table:table-cell office:value-type="float" office:value="70.652" calcext:value-type="float">
            <text:p>70.652</text:p>
          </table:table-cell>
          <table:table-cell office:value-type="float" office:value="0.000010235" calcext:value-type="float">
            <text:p>0.000010235</text:p>
          </table:table-cell>
          <table:table-cell table:formula="of:=([.B389]*[.A389]*[.$J$2])/([.$G$2]*[.F389]*[.$I$2])" office:value-type="float" office:value="0.0006669193169433" calcext:value-type="float">
            <text:p>0.0006669193</text:p>
          </table:table-cell>
          <table:table-cell office:value-type="float" office:value="0.0133364" calcext:value-type="float">
            <text:p>0.0133364</text:p>
          </table:table-cell>
          <table:table-cell table:formula="of:=[.D389]*109.76" office:value-type="float" office:value="1.463803264" calcext:value-type="float">
            <text:p>1.463803264</text:p>
          </table:table-cell>
          <table:table-cell table:formula="of:=[.E389]*1E-018" office:value-type="float" office:value="1.463803264E-018" calcext:value-type="float">
            <text:p>1.463803264E-018</text:p>
          </table:table-cell>
          <table:table-cell table:number-columns-repeated="4"/>
        </table:table-row>
        <table:table-row table:style-name="ro1">
          <table:table-cell office:value-type="float" office:value="71.035" calcext:value-type="float">
            <text:p>71.035</text:p>
          </table:table-cell>
          <table:table-cell office:value-type="float" office:value="0.000010028" calcext:value-type="float">
            <text:p>0.000010028</text:p>
          </table:table-cell>
          <table:table-cell table:formula="of:=([.B390]*[.A390]*[.$J$2])/([.$G$2]*[.F390]*[.$I$2])" office:value-type="float" office:value="0.000666945140376549" calcext:value-type="float">
            <text:p>0.0006669451</text:p>
          </table:table-cell>
          <table:table-cell office:value-type="float" office:value="0.013137" calcext:value-type="float">
            <text:p>0.013137</text:p>
          </table:table-cell>
          <table:table-cell table:formula="of:=[.D390]*109.76" office:value-type="float" office:value="1.44191712" calcext:value-type="float">
            <text:p>1.44191712</text:p>
          </table:table-cell>
          <table:table-cell table:formula="of:=[.E390]*1E-018" office:value-type="float" office:value="1.44191712E-018" calcext:value-type="float">
            <text:p>1.44191712E-018</text:p>
          </table:table-cell>
          <table:table-cell table:number-columns-repeated="4"/>
        </table:table-row>
        <table:table-row table:style-name="ro1">
          <table:table-cell office:value-type="float" office:value="71.421" calcext:value-type="float">
            <text:p>71.421</text:p>
          </table:table-cell>
          <table:table-cell office:value-type="float" office:value="0.0000098242" calcext:value-type="float">
            <text:p>9.8242E-006</text:p>
          </table:table-cell>
          <table:table-cell table:formula="of:=([.B391]*[.A391]*[.$J$2])/([.$G$2]*[.F391]*[.$I$2])" office:value-type="float" office:value="0.000666927122022993" calcext:value-type="float">
            <text:p>0.0006669271</text:p>
          </table:table-cell>
          <table:table-cell office:value-type="float" office:value="0.0129403" calcext:value-type="float">
            <text:p>0.0129403</text:p>
          </table:table-cell>
          <table:table-cell table:formula="of:=[.D391]*109.76" office:value-type="float" office:value="1.420327328" calcext:value-type="float">
            <text:p>1.420327328</text:p>
          </table:table-cell>
          <table:table-cell table:formula="of:=[.E391]*1E-018" office:value-type="float" office:value="1.420327328E-018" calcext:value-type="float">
            <text:p>1.420327328E-018</text:p>
          </table:table-cell>
          <table:table-cell table:number-columns-repeated="4"/>
        </table:table-row>
        <table:table-row table:style-name="ro1">
          <table:table-cell office:value-type="float" office:value="71.809" calcext:value-type="float">
            <text:p>71.809</text:p>
          </table:table-cell>
          <table:table-cell office:value-type="float" office:value="0.0000096248" calcext:value-type="float">
            <text:p>9.6248E-006</text:p>
          </table:table-cell>
          <table:table-cell table:formula="of:=([.B392]*[.A392]*[.$J$2])/([.$G$2]*[.F392]*[.$I$2])" office:value-type="float" office:value="0.000666928450868028" calcext:value-type="float">
            <text:p>0.0006669285</text:p>
          </table:table-cell>
          <table:table-cell office:value-type="float" office:value="0.0127465" calcext:value-type="float">
            <text:p>0.0127465</text:p>
          </table:table-cell>
          <table:table-cell table:formula="of:=[.D392]*109.76" office:value-type="float" office:value="1.39905584" calcext:value-type="float">
            <text:p>1.39905584</text:p>
          </table:table-cell>
          <table:table-cell table:formula="of:=[.E392]*1E-018" office:value-type="float" office:value="1.39905584E-018" calcext:value-type="float">
            <text:p>1.39905584E-018</text:p>
          </table:table-cell>
          <table:table-cell table:number-columns-repeated="4"/>
        </table:table-row>
        <table:table-row table:style-name="ro1">
          <table:table-cell office:value-type="float" office:value="72.199" calcext:value-type="float">
            <text:p>72.199</text:p>
          </table:table-cell>
          <table:table-cell office:value-type="float" office:value="0.0000094296" calcext:value-type="float">
            <text:p>9.4296E-006</text:p>
          </table:table-cell>
          <table:table-cell table:formula="of:=([.B393]*[.A393]*[.$J$2])/([.$G$2]*[.F393]*[.$I$2])" office:value-type="float" office:value="0.000666934409615781" calcext:value-type="float">
            <text:p>0.0006669344</text:p>
          </table:table-cell>
          <table:table-cell office:value-type="float" office:value="0.0125557" calcext:value-type="float">
            <text:p>0.0125557</text:p>
          </table:table-cell>
          <table:table-cell table:formula="of:=[.D393]*109.76" office:value-type="float" office:value="1.378113632" calcext:value-type="float">
            <text:p>1.378113632</text:p>
          </table:table-cell>
          <table:table-cell table:formula="of:=[.E393]*1E-018" office:value-type="float" office:value="1.378113632E-018" calcext:value-type="float">
            <text:p>1.378113632E-018</text:p>
          </table:table-cell>
          <table:table-cell table:number-columns-repeated="4"/>
        </table:table-row>
        <table:table-row table:style-name="ro1">
          <table:table-cell office:value-type="float" office:value="72.591" calcext:value-type="float">
            <text:p>72.591</text:p>
          </table:table-cell>
          <table:table-cell office:value-type="float" office:value="0.0000092384" calcext:value-type="float">
            <text:p>9.2384E-006</text:p>
          </table:table-cell>
          <table:table-cell table:formula="of:=([.B394]*[.A394]*[.$J$2])/([.$G$2]*[.F394]*[.$I$2])" office:value-type="float" office:value="0.000666929099680306" calcext:value-type="float">
            <text:p>0.0006669291</text:p>
          </table:table-cell>
          <table:table-cell office:value-type="float" office:value="0.012368" calcext:value-type="float">
            <text:p>0.012368</text:p>
          </table:table-cell>
          <table:table-cell table:formula="of:=[.D394]*109.76" office:value-type="float" office:value="1.35751168" calcext:value-type="float">
            <text:p>1.35751168</text:p>
          </table:table-cell>
          <table:table-cell table:formula="of:=[.E394]*1E-018" office:value-type="float" office:value="1.35751168E-018" calcext:value-type="float">
            <text:p>1.35751168E-018</text:p>
          </table:table-cell>
          <table:table-cell table:number-columns-repeated="4"/>
        </table:table-row>
        <table:table-row table:style-name="ro1">
          <table:table-cell office:value-type="float" office:value="72.985" calcext:value-type="float">
            <text:p>72.985</text:p>
          </table:table-cell>
          <table:table-cell office:value-type="float" office:value="0.0000090515" calcext:value-type="float">
            <text:p>9.0515E-006</text:p>
          </table:table-cell>
          <table:table-cell table:formula="of:=([.B395]*[.A395]*[.$J$2])/([.$G$2]*[.F395]*[.$I$2])" office:value-type="float" office:value="0.000666926751732456" calcext:value-type="float">
            <text:p>0.0006669268</text:p>
          </table:table-cell>
          <table:table-cell office:value-type="float" office:value="0.0121836" calcext:value-type="float">
            <text:p>0.0121836</text:p>
          </table:table-cell>
          <table:table-cell table:formula="of:=[.D395]*109.76" office:value-type="float" office:value="1.337271936" calcext:value-type="float">
            <text:p>1.337271936</text:p>
          </table:table-cell>
          <table:table-cell table:formula="of:=[.E395]*1E-018" office:value-type="float" office:value="1.337271936E-018" calcext:value-type="float">
            <text:p>1.337271936E-018</text:p>
          </table:table-cell>
          <table:table-cell table:number-columns-repeated="4"/>
        </table:table-row>
        <table:table-row table:style-name="ro1">
          <table:table-cell office:value-type="float" office:value="73.381" calcext:value-type="float">
            <text:p>73.381</text:p>
          </table:table-cell>
          <table:table-cell office:value-type="float" office:value="0.0000088688" calcext:value-type="float">
            <text:p>8.8688E-006</text:p>
          </table:table-cell>
          <table:table-cell table:formula="of:=([.B396]*[.A396]*[.$J$2])/([.$G$2]*[.F396]*[.$I$2])" office:value-type="float" office:value="0.000666924043670428" calcext:value-type="float">
            <text:p>0.000666924</text:p>
          </table:table-cell>
          <table:table-cell office:value-type="float" office:value="0.0120025" calcext:value-type="float">
            <text:p>0.0120025</text:p>
          </table:table-cell>
          <table:table-cell table:formula="of:=[.D396]*109.76" office:value-type="float" office:value="1.3173944" calcext:value-type="float">
            <text:p>1.3173944</text:p>
          </table:table-cell>
          <table:table-cell table:formula="of:=[.E396]*1E-018" office:value-type="float" office:value="1.3173944E-018" calcext:value-type="float">
            <text:p>1.3173944E-018</text:p>
          </table:table-cell>
          <table:table-cell table:number-columns-repeated="4"/>
        </table:table-row>
        <table:table-row table:style-name="ro1">
          <table:table-cell office:value-type="float" office:value="73.78" calcext:value-type="float">
            <text:p>73.78</text:p>
          </table:table-cell>
          <table:table-cell office:value-type="float" office:value="0.0000086902" calcext:value-type="float">
            <text:p>8.6902E-006</text:p>
          </table:table-cell>
          <table:table-cell table:formula="of:=([.B397]*[.A397]*[.$J$2])/([.$G$2]*[.F397]*[.$I$2])" office:value-type="float" office:value="0.000666932016252904" calcext:value-type="float">
            <text:p>0.000666932</text:p>
          </table:table-cell>
          <table:table-cell office:value-type="float" office:value="0.0118246" calcext:value-type="float">
            <text:p>0.0118246</text:p>
          </table:table-cell>
          <table:table-cell table:formula="of:=[.D397]*109.76" office:value-type="float" office:value="1.297868096" calcext:value-type="float">
            <text:p>1.297868096</text:p>
          </table:table-cell>
          <table:table-cell table:formula="of:=[.E397]*1E-018" office:value-type="float" office:value="1.297868096E-018" calcext:value-type="float">
            <text:p>1.297868096E-018</text:p>
          </table:table-cell>
          <table:table-cell table:number-columns-repeated="4"/>
        </table:table-row>
        <table:table-row table:style-name="ro1">
          <table:table-cell office:value-type="float" office:value="74.18" calcext:value-type="float">
            <text:p>74.18</text:p>
          </table:table-cell>
          <table:table-cell office:value-type="float" office:value="0.0000085156" calcext:value-type="float">
            <text:p>8.5156E-006</text:p>
          </table:table-cell>
          <table:table-cell table:formula="of:=([.B398]*[.A398]*[.$J$2])/([.$G$2]*[.F398]*[.$I$2])" office:value-type="float" office:value="0.000666928823205927" calcext:value-type="float">
            <text:p>0.0006669288</text:p>
          </table:table-cell>
          <table:table-cell office:value-type="float" office:value="0.0116499" calcext:value-type="float">
            <text:p>0.0116499</text:p>
          </table:table-cell>
          <table:table-cell table:formula="of:=[.D398]*109.76" office:value-type="float" office:value="1.278693024" calcext:value-type="float">
            <text:p>1.278693024</text:p>
          </table:table-cell>
          <table:table-cell table:formula="of:=[.E398]*1E-018" office:value-type="float" office:value="1.278693024E-018" calcext:value-type="float">
            <text:p>1.278693024E-018</text:p>
          </table:table-cell>
          <table:table-cell table:number-columns-repeated="4"/>
        </table:table-row>
        <table:table-row table:style-name="ro1">
          <table:table-cell office:value-type="float" office:value="74.583" calcext:value-type="float">
            <text:p>74.583</text:p>
          </table:table-cell>
          <table:table-cell office:value-type="float" office:value="0.0000083448" calcext:value-type="float">
            <text:p>8.3448E-006</text:p>
          </table:table-cell>
          <table:table-cell table:formula="of:=([.B399]*[.A399]*[.$J$2])/([.$G$2]*[.F399]*[.$I$2])" office:value-type="float" office:value="0.000666932060561613" calcext:value-type="float">
            <text:p>0.0006669321</text:p>
          </table:table-cell>
          <table:table-cell office:value-type="float" office:value="0.0114782" calcext:value-type="float">
            <text:p>0.0114782</text:p>
          </table:table-cell>
          <table:table-cell table:formula="of:=[.D399]*109.76" office:value-type="float" office:value="1.259847232" calcext:value-type="float">
            <text:p>1.259847232</text:p>
          </table:table-cell>
          <table:table-cell table:formula="of:=[.E399]*1E-018" office:value-type="float" office:value="1.259847232E-018" calcext:value-type="float">
            <text:p>1.259847232E-018</text:p>
          </table:table-cell>
          <table:table-cell table:number-columns-repeated="4"/>
        </table:table-row>
        <table:table-row table:style-name="ro1">
          <table:table-cell office:value-type="float" office:value="74.988" calcext:value-type="float">
            <text:p>74.988</text:p>
          </table:table-cell>
          <table:table-cell office:value-type="float" office:value="0.0000081776" calcext:value-type="float">
            <text:p>8.1776E-006</text:p>
          </table:table-cell>
          <table:table-cell table:formula="of:=([.B400]*[.A400]*[.$J$2])/([.$G$2]*[.F400]*[.$I$2])" office:value-type="float" office:value="0.000666926035547234" calcext:value-type="float">
            <text:p>0.000666926</text:p>
          </table:table-cell>
          <table:table-cell office:value-type="float" office:value="0.0113094" calcext:value-type="float">
            <text:p>0.0113094</text:p>
          </table:table-cell>
          <table:table-cell table:formula="of:=[.D400]*109.76" office:value-type="float" office:value="1.241319744" calcext:value-type="float">
            <text:p>1.241319744</text:p>
          </table:table-cell>
          <table:table-cell table:formula="of:=[.E400]*1E-018" office:value-type="float" office:value="1.241319744E-018" calcext:value-type="float">
            <text:p>1.241319744E-018</text:p>
          </table:table-cell>
          <table:table-cell table:number-columns-repeated="4"/>
        </table:table-row>
        <table:table-row table:style-name="ro1">
          <table:table-cell office:value-type="float" office:value="75.395" calcext:value-type="float">
            <text:p>75.395</text:p>
          </table:table-cell>
          <table:table-cell office:value-type="float" office:value="0.0000080141" calcext:value-type="float">
            <text:p>8.0141E-006</text:p>
          </table:table-cell>
          <table:table-cell table:formula="of:=([.B401]*[.A401]*[.$J$2])/([.$G$2]*[.F401]*[.$I$2])" office:value-type="float" office:value="0.000666928359306238" calcext:value-type="float">
            <text:p>0.0006669284</text:p>
          </table:table-cell>
          <table:table-cell office:value-type="float" office:value="0.0111434" calcext:value-type="float">
            <text:p>0.0111434</text:p>
          </table:table-cell>
          <table:table-cell table:formula="of:=[.D401]*109.76" office:value-type="float" office:value="1.223099584" calcext:value-type="float">
            <text:p>1.223099584</text:p>
          </table:table-cell>
          <table:table-cell table:formula="of:=[.E401]*1E-018" office:value-type="float" office:value="1.223099584E-018" calcext:value-type="float">
            <text:p>1.223099584E-018</text:p>
          </table:table-cell>
          <table:table-cell table:number-columns-repeated="4"/>
        </table:table-row>
        <table:table-row table:style-name="ro1">
          <table:table-cell office:value-type="float" office:value="75.804" calcext:value-type="float">
            <text:p>75.804</text:p>
          </table:table-cell>
          <table:table-cell office:value-type="float" office:value="0.0000078539" calcext:value-type="float">
            <text:p>7.8539E-006</text:p>
          </table:table-cell>
          <table:table-cell table:formula="of:=([.B402]*[.A402]*[.$J$2])/([.$G$2]*[.F402]*[.$I$2])" office:value-type="float" office:value="0.000666921552411043" calcext:value-type="float">
            <text:p>0.0006669216</text:p>
          </table:table-cell>
          <table:table-cell office:value-type="float" office:value="0.01098" calcext:value-type="float">
            <text:p>0.01098</text:p>
          </table:table-cell>
          <table:table-cell table:formula="of:=[.D402]*109.76" office:value-type="float" office:value="1.2051648" calcext:value-type="float">
            <text:p>1.2051648</text:p>
          </table:table-cell>
          <table:table-cell table:formula="of:=[.E402]*1E-018" office:value-type="float" office:value="1.2051648E-018" calcext:value-type="float">
            <text:p>1.2051648E-018</text:p>
          </table:table-cell>
          <table:table-cell table:number-columns-repeated="4"/>
        </table:table-row>
        <table:table-row table:style-name="ro1">
          <table:table-cell office:value-type="float" office:value="76.216" calcext:value-type="float">
            <text:p>76.216</text:p>
          </table:table-cell>
          <table:table-cell office:value-type="float" office:value="0.0000076971" calcext:value-type="float">
            <text:p>7.6971E-006</text:p>
          </table:table-cell>
          <table:table-cell table:formula="of:=([.B403]*[.A403]*[.$J$2])/([.$G$2]*[.F403]*[.$I$2])" office:value-type="float" office:value="0.000666926131565764" calcext:value-type="float">
            <text:p>0.0006669261</text:p>
          </table:table-cell>
          <table:table-cell office:value-type="float" office:value="0.0108192" calcext:value-type="float">
            <text:p>0.0108192</text:p>
          </table:table-cell>
          <table:table-cell table:formula="of:=[.D403]*109.76" office:value-type="float" office:value="1.187515392" calcext:value-type="float">
            <text:p>1.187515392</text:p>
          </table:table-cell>
          <table:table-cell table:formula="of:=[.E403]*1E-018" office:value-type="float" office:value="1.187515392E-018" calcext:value-type="float">
            <text:p>1.187515392E-018</text:p>
          </table:table-cell>
          <table:table-cell table:number-columns-repeated="4"/>
        </table:table-row>
        <table:table-row table:style-name="ro1">
          <table:table-cell office:value-type="float" office:value="76.63" calcext:value-type="float">
            <text:p>76.63</text:p>
          </table:table-cell>
          <table:table-cell office:value-type="float" office:value="0.0000075435" calcext:value-type="float">
            <text:p>7.5435E-006</text:p>
          </table:table-cell>
          <table:table-cell table:formula="of:=([.B404]*[.A404]*[.$J$2])/([.$G$2]*[.F404]*[.$I$2])" office:value-type="float" office:value="0.00066693195521585" calcext:value-type="float">
            <text:p>0.000666932</text:p>
          </table:table-cell>
          <table:table-cell office:value-type="float" office:value="0.0106608" calcext:value-type="float">
            <text:p>0.0106608</text:p>
          </table:table-cell>
          <table:table-cell table:formula="of:=[.D404]*109.76" office:value-type="float" office:value="1.170129408" calcext:value-type="float">
            <text:p>1.170129408</text:p>
          </table:table-cell>
          <table:table-cell table:formula="of:=[.E404]*1E-018" office:value-type="float" office:value="1.170129408E-018" calcext:value-type="float">
            <text:p>1.170129408E-018</text:p>
          </table:table-cell>
          <table:table-cell table:number-columns-repeated="4"/>
        </table:table-row>
        <table:table-row table:style-name="ro1">
          <table:table-cell office:value-type="float" office:value="77.046" calcext:value-type="float">
            <text:p>77.046</text:p>
          </table:table-cell>
          <table:table-cell office:value-type="float" office:value="0.0000073928" calcext:value-type="float">
            <text:p>7.3928E-006</text:p>
          </table:table-cell>
          <table:table-cell table:formula="of:=([.B405]*[.A405]*[.$J$2])/([.$G$2]*[.F405]*[.$I$2])" office:value-type="float" office:value="0.000666928284264967" calcext:value-type="float">
            <text:p>0.0006669283</text:p>
          </table:table-cell>
          <table:table-cell office:value-type="float" office:value="0.0105046" calcext:value-type="float">
            <text:p>0.0105046</text:p>
          </table:table-cell>
          <table:table-cell table:formula="of:=[.D405]*109.76" office:value-type="float" office:value="1.152984896" calcext:value-type="float">
            <text:p>1.152984896</text:p>
          </table:table-cell>
          <table:table-cell table:formula="of:=[.E405]*1E-018" office:value-type="float" office:value="1.152984896E-018" calcext:value-type="float">
            <text:p>1.152984896E-018</text:p>
          </table:table-cell>
          <table:table-cell table:number-columns-repeated="4"/>
        </table:table-row>
        <table:table-row table:style-name="ro1">
          <table:table-cell office:value-type="float" office:value="77.464" calcext:value-type="float">
            <text:p>77.464</text:p>
          </table:table-cell>
          <table:table-cell office:value-type="float" office:value="0.000007245" calcext:value-type="float">
            <text:p>0.000007245</text:p>
          </table:table-cell>
          <table:table-cell table:formula="of:=([.B406]*[.A406]*[.$J$2])/([.$G$2]*[.F406]*[.$I$2])" office:value-type="float" office:value="0.000666924360841179" calcext:value-type="float">
            <text:p>0.0006669244</text:p>
          </table:table-cell>
          <table:table-cell office:value-type="float" office:value="0.0103505" calcext:value-type="float">
            <text:p>0.0103505</text:p>
          </table:table-cell>
          <table:table-cell table:formula="of:=[.D406]*109.76" office:value-type="float" office:value="1.13607088" calcext:value-type="float">
            <text:p>1.13607088</text:p>
          </table:table-cell>
          <table:table-cell table:formula="of:=[.E406]*1E-018" office:value-type="float" office:value="1.13607088E-018" calcext:value-type="float">
            <text:p>1.13607088E-018</text:p>
          </table:table-cell>
          <table:table-cell table:number-columns-repeated="4"/>
        </table:table-row>
        <table:table-row table:style-name="ro1">
          <table:table-cell office:value-type="float" office:value="77.885" calcext:value-type="float">
            <text:p>77.885</text:p>
          </table:table-cell>
          <table:table-cell office:value-type="float" office:value="0.0000070999" calcext:value-type="float">
            <text:p>7.0999E-006</text:p>
          </table:table-cell>
          <table:table-cell table:formula="of:=([.B407]*[.A407]*[.$J$2])/([.$G$2]*[.F407]*[.$I$2])" office:value-type="float" office:value="0.000666926347697095" calcext:value-type="float">
            <text:p>0.0006669263</text:p>
          </table:table-cell>
          <table:table-cell office:value-type="float" office:value="0.0101983" calcext:value-type="float">
            <text:p>0.0101983</text:p>
          </table:table-cell>
          <table:table-cell table:formula="of:=[.D407]*109.76" office:value-type="float" office:value="1.119365408" calcext:value-type="float">
            <text:p>1.119365408</text:p>
          </table:table-cell>
          <table:table-cell table:formula="of:=[.E407]*1E-018" office:value-type="float" office:value="1.119365408E-018" calcext:value-type="float">
            <text:p>1.119365408E-018</text:p>
          </table:table-cell>
          <table:table-cell table:number-columns-repeated="4"/>
        </table:table-row>
        <table:table-row table:style-name="ro1">
          <table:table-cell office:value-type="float" office:value="78.308" calcext:value-type="float">
            <text:p>78.308</text:p>
          </table:table-cell>
          <table:table-cell office:value-type="float" office:value="0.0000069576" calcext:value-type="float">
            <text:p>6.9576E-006</text:p>
          </table:table-cell>
          <table:table-cell table:formula="of:=([.B408]*[.A408]*[.$J$2])/([.$G$2]*[.F408]*[.$I$2])" office:value-type="float" office:value="0.000666931519608002" calcext:value-type="float">
            <text:p>0.0006669315</text:p>
          </table:table-cell>
          <table:table-cell office:value-type="float" office:value="0.0100481" calcext:value-type="float">
            <text:p>0.0100481</text:p>
          </table:table-cell>
          <table:table-cell table:formula="of:=[.D408]*109.76" office:value-type="float" office:value="1.102879456" calcext:value-type="float">
            <text:p>1.102879456</text:p>
          </table:table-cell>
          <table:table-cell table:formula="of:=[.E408]*1E-018" office:value-type="float" office:value="1.102879456E-018" calcext:value-type="float">
            <text:p>1.102879456E-018</text:p>
          </table:table-cell>
          <table:table-cell table:number-columns-repeated="4"/>
        </table:table-row>
        <table:table-row table:style-name="ro1">
          <table:table-cell office:value-type="float" office:value="78.733" calcext:value-type="float">
            <text:p>78.733</text:p>
          </table:table-cell>
          <table:table-cell office:value-type="float" office:value="0.0000068179" calcext:value-type="float">
            <text:p>6.8179E-006</text:p>
          </table:table-cell>
          <table:table-cell table:formula="of:=([.B409]*[.A409]*[.$J$2])/([.$G$2]*[.F409]*[.$I$2])" office:value-type="float" office:value="0.000666929197674706" calcext:value-type="float">
            <text:p>0.0006669292</text:p>
          </table:table-cell>
          <table:table-cell office:value-type="float" office:value="0.00989982" calcext:value-type="float">
            <text:p>0.00989982</text:p>
          </table:table-cell>
          <table:table-cell table:formula="of:=[.D409]*109.76" office:value-type="float" office:value="1.0866042432" calcext:value-type="float">
            <text:p>1.0866042432</text:p>
          </table:table-cell>
          <table:table-cell table:formula="of:=[.E409]*1E-018" office:value-type="float" office:value="1.0866042432E-018" calcext:value-type="float">
            <text:p>1.0866042432E-018</text:p>
          </table:table-cell>
          <table:table-cell table:number-columns-repeated="4"/>
        </table:table-row>
        <table:table-row table:style-name="ro1">
          <table:table-cell office:value-type="float" office:value="79.161" calcext:value-type="float">
            <text:p>79.161</text:p>
          </table:table-cell>
          <table:table-cell office:value-type="float" office:value="0.0000066808" calcext:value-type="float">
            <text:p>6.6808E-006</text:p>
          </table:table-cell>
          <table:table-cell table:formula="of:=([.B410]*[.A410]*[.$J$2])/([.$G$2]*[.F410]*[.$I$2])" office:value-type="float" office:value="0.000666930589905835" calcext:value-type="float">
            <text:p>0.0006669306</text:p>
          </table:table-cell>
          <table:table-cell office:value-type="float" office:value="0.00975346" calcext:value-type="float">
            <text:p>0.00975346</text:p>
          </table:table-cell>
          <table:table-cell table:formula="of:=[.D410]*109.76" office:value-type="float" office:value="1.0705397696" calcext:value-type="float">
            <text:p>1.0705397696</text:p>
          </table:table-cell>
          <table:table-cell table:formula="of:=[.E410]*1E-018" office:value-type="float" office:value="1.0705397696E-018" calcext:value-type="float">
            <text:p>1.0705397696E-018</text:p>
          </table:table-cell>
          <table:table-cell table:number-columns-repeated="4"/>
        </table:table-row>
        <table:table-row table:style-name="ro1">
          <table:table-cell office:value-type="float" office:value="79.59" calcext:value-type="float">
            <text:p>79.59</text:p>
          </table:table-cell>
          <table:table-cell office:value-type="float" office:value="0.0000065463" calcext:value-type="float">
            <text:p>6.5463E-006</text:p>
          </table:table-cell>
          <table:table-cell table:formula="of:=([.B411]*[.A411]*[.$J$2])/([.$G$2]*[.F411]*[.$I$2])" office:value-type="float" office:value="0.000666920411961495" calcext:value-type="float">
            <text:p>0.0006669204</text:p>
          </table:table-cell>
          <table:table-cell office:value-type="float" office:value="0.00960904" calcext:value-type="float">
            <text:p>0.00960904</text:p>
          </table:table-cell>
          <table:table-cell table:formula="of:=[.D411]*109.76" office:value-type="float" office:value="1.0546882304" calcext:value-type="float">
            <text:p>1.0546882304</text:p>
          </table:table-cell>
          <table:table-cell table:formula="of:=[.E411]*1E-018" office:value-type="float" office:value="1.0546882304E-018" calcext:value-type="float">
            <text:p>1.0546882304E-018</text:p>
          </table:table-cell>
          <table:table-cell table:number-columns-repeated="4"/>
        </table:table-row>
        <table:table-row table:style-name="ro1">
          <table:table-cell office:value-type="float" office:value="80.023" calcext:value-type="float">
            <text:p>80.023</text:p>
          </table:table-cell>
          <table:table-cell office:value-type="float" office:value="0.0000064144" calcext:value-type="float">
            <text:p>6.4144E-006</text:p>
          </table:table-cell>
          <table:table-cell table:formula="of:=([.B412]*[.A412]*[.$J$2])/([.$G$2]*[.F412]*[.$I$2])" office:value-type="float" office:value="0.000666926966567259" calcext:value-type="float">
            <text:p>0.000666927</text:p>
          </table:table-cell>
          <table:table-cell office:value-type="float" office:value="0.00946656" calcext:value-type="float">
            <text:p>0.00946656</text:p>
          </table:table-cell>
          <table:table-cell table:formula="of:=[.D412]*109.76" office:value-type="float" office:value="1.0390496256" calcext:value-type="float">
            <text:p>1.0390496256</text:p>
          </table:table-cell>
          <table:table-cell table:formula="of:=[.E412]*1E-018" office:value-type="float" office:value="1.0390496256E-018" calcext:value-type="float">
            <text:p>1.0390496256E-018</text:p>
          </table:table-cell>
          <table:table-cell table:number-columns-repeated="4"/>
        </table:table-row>
        <table:table-row table:style-name="ro1">
          <table:table-cell office:value-type="float" office:value="80.457" calcext:value-type="float">
            <text:p>80.457</text:p>
          </table:table-cell>
          <table:table-cell office:value-type="float" office:value="0.0000062851" calcext:value-type="float">
            <text:p>6.2851E-006</text:p>
          </table:table-cell>
          <table:table-cell table:formula="of:=([.B413]*[.A413]*[.$J$2])/([.$G$2]*[.F413]*[.$I$2])" office:value-type="float" office:value="0.000666928515625348" calcext:value-type="float">
            <text:p>0.0006669285</text:p>
          </table:table-cell>
          <table:table-cell office:value-type="float" office:value="0.00932602" calcext:value-type="float">
            <text:p>0.00932602</text:p>
          </table:table-cell>
          <table:table-cell table:formula="of:=[.D413]*109.76" office:value-type="float" office:value="1.0236239552" calcext:value-type="float">
            <text:p>1.0236239552</text:p>
          </table:table-cell>
          <table:table-cell table:formula="of:=[.E413]*1E-018" office:value-type="float" office:value="1.0236239552E-018" calcext:value-type="float">
            <text:p>1.0236239552E-018</text:p>
          </table:table-cell>
          <table:table-cell table:number-columns-repeated="4"/>
        </table:table-row>
        <table:table-row table:style-name="ro1">
          <table:table-cell office:value-type="float" office:value="80.894" calcext:value-type="float">
            <text:p>80.894</text:p>
          </table:table-cell>
          <table:table-cell office:value-type="float" office:value="0.0000061582" calcext:value-type="float">
            <text:p>6.1582E-006</text:p>
          </table:table-cell>
          <table:table-cell table:formula="of:=([.B414]*[.A414]*[.$J$2])/([.$G$2]*[.F414]*[.$I$2])" office:value-type="float" office:value="0.000666923670810247" calcext:value-type="float">
            <text:p>0.0006669237</text:p>
          </table:table-cell>
          <table:table-cell office:value-type="float" office:value="0.00918742" calcext:value-type="float">
            <text:p>0.00918742</text:p>
          </table:table-cell>
          <table:table-cell table:formula="of:=[.D414]*109.76" office:value-type="float" office:value="1.0084112192" calcext:value-type="float">
            <text:p>1.0084112192</text:p>
          </table:table-cell>
          <table:table-cell table:formula="of:=[.E414]*1E-018" office:value-type="float" office:value="1.0084112192E-018" calcext:value-type="float">
            <text:p>1.0084112192E-018</text:p>
          </table:table-cell>
          <table:table-cell table:number-columns-repeated="4"/>
        </table:table-row>
        <table:table-row table:style-name="ro1">
          <table:table-cell office:value-type="float" office:value="81.333" calcext:value-type="float">
            <text:p>81.333</text:p>
          </table:table-cell>
          <table:table-cell office:value-type="float" office:value="0.0000060339" calcext:value-type="float">
            <text:p>6.0339E-006</text:p>
          </table:table-cell>
          <table:table-cell table:formula="of:=([.B415]*[.A415]*[.$J$2])/([.$G$2]*[.F415]*[.$I$2])" office:value-type="float" office:value="0.00066692877166416" calcext:value-type="float">
            <text:p>0.0006669288</text:p>
          </table:table-cell>
          <table:table-cell office:value-type="float" office:value="0.00905076" calcext:value-type="float">
            <text:p>0.00905076</text:p>
          </table:table-cell>
          <table:table-cell table:formula="of:=[.D415]*109.76" office:value-type="float" office:value="0.9934114176" calcext:value-type="float">
            <text:p>0.9934114176</text:p>
          </table:table-cell>
          <table:table-cell table:formula="of:=[.E415]*1E-018" office:value-type="float" office:value="9.934114176E-019" calcext:value-type="float">
            <text:p>9.934114176E-019</text:p>
          </table:table-cell>
          <table:table-cell table:number-columns-repeated="4"/>
        </table:table-row>
        <table:table-row table:style-name="ro1">
          <table:table-cell office:value-type="float" office:value="81.775" calcext:value-type="float">
            <text:p>81.775</text:p>
          </table:table-cell>
          <table:table-cell office:value-type="float" office:value="0.000005912" calcext:value-type="float">
            <text:p>0.000005912</text:p>
          </table:table-cell>
          <table:table-cell table:formula="of:=([.B416]*[.A416]*[.$J$2])/([.$G$2]*[.F416]*[.$I$2])" office:value-type="float" office:value="0.000666934309063414" calcext:value-type="float">
            <text:p>0.0006669343</text:p>
          </table:table-cell>
          <table:table-cell office:value-type="float" office:value="0.00891603" calcext:value-type="float">
            <text:p>0.00891603</text:p>
          </table:table-cell>
          <table:table-cell table:formula="of:=[.D416]*109.76" office:value-type="float" office:value="0.9786234528" calcext:value-type="float">
            <text:p>0.9786234528</text:p>
          </table:table-cell>
          <table:table-cell table:formula="of:=[.E416]*1E-018" office:value-type="float" office:value="9.786234528E-019" calcext:value-type="float">
            <text:p>9.786234528E-019</text:p>
          </table:table-cell>
          <table:table-cell table:number-columns-repeated="4"/>
        </table:table-row>
        <table:table-row table:style-name="ro1">
          <table:table-cell office:value-type="float" office:value="82.219" calcext:value-type="float">
            <text:p>82.219</text:p>
          </table:table-cell>
          <table:table-cell office:value-type="float" office:value="0.0000057925" calcext:value-type="float">
            <text:p>5.7925E-006</text:p>
          </table:table-cell>
          <table:table-cell table:formula="of:=([.B417]*[.A417]*[.$J$2])/([.$G$2]*[.F417]*[.$I$2])" office:value-type="float" office:value="0.00066693358931245" calcext:value-type="float">
            <text:p>0.0006669336</text:p>
          </table:table-cell>
          <table:table-cell office:value-type="float" office:value="0.00878325" calcext:value-type="float">
            <text:p>0.00878325</text:p>
          </table:table-cell>
          <table:table-cell table:formula="of:=[.D417]*109.76" office:value-type="float" office:value="0.96404952" calcext:value-type="float">
            <text:p>0.96404952</text:p>
          </table:table-cell>
          <table:table-cell table:formula="of:=[.E417]*1E-018" office:value-type="float" office:value="9.6404952E-019" calcext:value-type="float">
            <text:p>9.6404952E-019</text:p>
          </table:table-cell>
          <table:table-cell table:number-columns-repeated="4"/>
        </table:table-row>
        <table:table-row table:style-name="ro1">
          <table:table-cell office:value-type="float" office:value="82.665" calcext:value-type="float">
            <text:p>82.665</text:p>
          </table:table-cell>
          <table:table-cell office:value-type="float" office:value="0.0000056753" calcext:value-type="float">
            <text:p>5.6753E-006</text:p>
          </table:table-cell>
          <table:table-cell table:formula="of:=([.B418]*[.A418]*[.$J$2])/([.$G$2]*[.F418]*[.$I$2])" office:value-type="float" office:value="0.000666920411122214" calcext:value-type="float">
            <text:p>0.0006669204</text:p>
          </table:table-cell>
          <table:table-cell office:value-type="float" office:value="0.00865239" calcext:value-type="float">
            <text:p>0.00865239</text:p>
          </table:table-cell>
          <table:table-cell table:formula="of:=[.D418]*109.76" office:value-type="float" office:value="0.9496863264" calcext:value-type="float">
            <text:p>0.9496863264</text:p>
          </table:table-cell>
          <table:table-cell table:formula="of:=[.E418]*1E-018" office:value-type="float" office:value="9.496863264E-019" calcext:value-type="float">
            <text:p>9.496863264E-019</text:p>
          </table:table-cell>
          <table:table-cell table:number-columns-repeated="4"/>
        </table:table-row>
        <table:table-row table:style-name="ro1">
          <table:table-cell office:value-type="float" office:value="83.114" calcext:value-type="float">
            <text:p>83.114</text:p>
          </table:table-cell>
          <table:table-cell office:value-type="float" office:value="0.0000055606" calcext:value-type="float">
            <text:p>5.5606E-006</text:p>
          </table:table-cell>
          <table:table-cell table:formula="of:=([.B419]*[.A419]*[.$J$2])/([.$G$2]*[.F419]*[.$I$2])" office:value-type="float" office:value="0.000666928082437139" calcext:value-type="float">
            <text:p>0.0006669281</text:p>
          </table:table-cell>
          <table:table-cell office:value-type="float" office:value="0.00852347" calcext:value-type="float">
            <text:p>0.00852347</text:p>
          </table:table-cell>
          <table:table-cell table:formula="of:=[.D419]*109.76" office:value-type="float" office:value="0.9355360672" calcext:value-type="float">
            <text:p>0.9355360672</text:p>
          </table:table-cell>
          <table:table-cell table:formula="of:=[.E419]*1E-018" office:value-type="float" office:value="9.355360672E-019" calcext:value-type="float">
            <text:p>9.355360672E-019</text:p>
          </table:table-cell>
          <table:table-cell table:number-columns-repeated="4"/>
        </table:table-row>
        <table:table-row table:style-name="ro1">
          <table:table-cell office:value-type="float" office:value="83.566" calcext:value-type="float">
            <text:p>83.566</text:p>
          </table:table-cell>
          <table:table-cell office:value-type="float" office:value="0.0000054481" calcext:value-type="float">
            <text:p>5.4481E-006</text:p>
          </table:table-cell>
          <table:table-cell table:formula="of:=([.B420]*[.A420]*[.$J$2])/([.$G$2]*[.F420]*[.$I$2])" office:value-type="float" office:value="0.000666926637744724" calcext:value-type="float">
            <text:p>0.0006669266</text:p>
          </table:table-cell>
          <table:table-cell office:value-type="float" office:value="0.00839646" calcext:value-type="float">
            <text:p>0.00839646</text:p>
          </table:table-cell>
          <table:table-cell table:formula="of:=[.D420]*109.76" office:value-type="float" office:value="0.9215954496" calcext:value-type="float">
            <text:p>0.9215954496</text:p>
          </table:table-cell>
          <table:table-cell table:formula="of:=[.E420]*1E-018" office:value-type="float" office:value="9.215954496E-019" calcext:value-type="float">
            <text:p>9.215954496E-019</text:p>
          </table:table-cell>
          <table:table-cell table:number-columns-repeated="4"/>
        </table:table-row>
        <table:table-row table:style-name="ro1">
          <table:table-cell office:value-type="float" office:value="84.019" calcext:value-type="float">
            <text:p>84.019</text:p>
          </table:table-cell>
          <table:table-cell office:value-type="float" office:value="0.000005338" calcext:value-type="float">
            <text:p>0.000005338</text:p>
          </table:table-cell>
          <table:table-cell table:formula="of:=([.B421]*[.A421]*[.$J$2])/([.$G$2]*[.F421]*[.$I$2])" office:value-type="float" office:value="0.000666927701495138" calcext:value-type="float">
            <text:p>0.0006669277</text:p>
          </table:table-cell>
          <table:table-cell office:value-type="float" office:value="0.00827136" calcext:value-type="float">
            <text:p>0.00827136</text:p>
          </table:table-cell>
          <table:table-cell table:formula="of:=[.D421]*109.76" office:value-type="float" office:value="0.9078644736" calcext:value-type="float">
            <text:p>0.9078644736</text:p>
          </table:table-cell>
          <table:table-cell table:formula="of:=[.E421]*1E-018" office:value-type="float" office:value="9.078644736E-019" calcext:value-type="float">
            <text:p>9.078644736E-019</text:p>
          </table:table-cell>
          <table:table-cell table:number-columns-repeated="4"/>
        </table:table-row>
        <table:table-row table:style-name="ro1">
          <table:table-cell office:value-type="float" office:value="84.476" calcext:value-type="float">
            <text:p>84.476</text:p>
          </table:table-cell>
          <table:table-cell office:value-type="float" office:value="0.0000052301" calcext:value-type="float">
            <text:p>5.2301E-006</text:p>
          </table:table-cell>
          <table:table-cell table:formula="of:=([.B422]*[.A422]*[.$J$2])/([.$G$2]*[.F422]*[.$I$2])" office:value-type="float" office:value="0.000666933995422691" calcext:value-type="float">
            <text:p>0.000666934</text:p>
          </table:table-cell>
          <table:table-cell office:value-type="float" office:value="0.00814817" calcext:value-type="float">
            <text:p>0.00814817</text:p>
          </table:table-cell>
          <table:table-cell table:formula="of:=[.D422]*109.76" office:value-type="float" office:value="0.8943431392" calcext:value-type="float">
            <text:p>0.8943431392</text:p>
          </table:table-cell>
          <table:table-cell table:formula="of:=[.E422]*1E-018" office:value-type="float" office:value="8.943431392E-019" calcext:value-type="float">
            <text:p>8.943431392E-019</text:p>
          </table:table-cell>
          <table:table-cell table:number-columns-repeated="4"/>
        </table:table-row>
        <table:table-row table:style-name="ro1">
          <table:table-cell office:value-type="float" office:value="84.934" calcext:value-type="float">
            <text:p>84.934</text:p>
          </table:table-cell>
          <table:table-cell office:value-type="float" office:value="0.0000051244" calcext:value-type="float">
            <text:p>5.1244E-006</text:p>
          </table:table-cell>
          <table:table-cell table:formula="of:=([.B423]*[.A423]*[.$J$2])/([.$G$2]*[.F423]*[.$I$2])" office:value-type="float" office:value="0.000666928160247366" calcext:value-type="float">
            <text:p>0.0006669282</text:p>
          </table:table-cell>
          <table:table-cell office:value-type="float" office:value="0.00802685" calcext:value-type="float">
            <text:p>0.00802685</text:p>
          </table:table-cell>
          <table:table-cell table:formula="of:=[.D423]*109.76" office:value-type="float" office:value="0.881027056" calcext:value-type="float">
            <text:p>0.881027056</text:p>
          </table:table-cell>
          <table:table-cell table:formula="of:=[.E423]*1E-018" office:value-type="float" office:value="8.81027056E-019" calcext:value-type="float">
            <text:p>8.81027056E-019</text:p>
          </table:table-cell>
          <table:table-cell table:number-columns-repeated="4"/>
        </table:table-row>
        <table:table-row table:style-name="ro1">
          <table:table-cell office:value-type="float" office:value="85.395" calcext:value-type="float">
            <text:p>85.395</text:p>
          </table:table-cell>
          <table:table-cell office:value-type="float" office:value="0.0000050209" calcext:value-type="float">
            <text:p>5.0209E-006</text:p>
          </table:table-cell>
          <table:table-cell table:formula="of:=([.B424]*[.A424]*[.$J$2])/([.$G$2]*[.F424]*[.$I$2])" office:value-type="float" office:value="0.000666928626958086" calcext:value-type="float">
            <text:p>0.0006669286</text:p>
          </table:table-cell>
          <table:table-cell office:value-type="float" office:value="0.00790741" calcext:value-type="float">
            <text:p>0.00790741</text:p>
          </table:table-cell>
          <table:table-cell table:formula="of:=[.D424]*109.76" office:value-type="float" office:value="0.8679173216" calcext:value-type="float">
            <text:p>0.8679173216</text:p>
          </table:table-cell>
          <table:table-cell table:formula="of:=[.E424]*1E-018" office:value-type="float" office:value="8.679173216E-019" calcext:value-type="float">
            <text:p>8.679173216E-019</text:p>
          </table:table-cell>
          <table:table-cell table:number-columns-repeated="4"/>
        </table:table-row>
        <table:table-row table:style-name="ro1">
          <table:table-cell office:value-type="float" office:value="85.859" calcext:value-type="float">
            <text:p>85.859</text:p>
          </table:table-cell>
          <table:table-cell office:value-type="float" office:value="0.0000049195" calcext:value-type="float">
            <text:p>4.9195E-006</text:p>
          </table:table-cell>
          <table:table-cell table:formula="of:=([.B425]*[.A425]*[.$J$2])/([.$G$2]*[.F425]*[.$I$2])" office:value-type="float" office:value="0.000666927173955373" calcext:value-type="float">
            <text:p>0.0006669272</text:p>
          </table:table-cell>
          <table:table-cell office:value-type="float" office:value="0.00778983" calcext:value-type="float">
            <text:p>0.00778983</text:p>
          </table:table-cell>
          <table:table-cell table:formula="of:=[.D425]*109.76" office:value-type="float" office:value="0.8550117408" calcext:value-type="float">
            <text:p>0.8550117408</text:p>
          </table:table-cell>
          <table:table-cell table:formula="of:=[.E425]*1E-018" office:value-type="float" office:value="8.550117408E-019" calcext:value-type="float">
            <text:p>8.550117408E-019</text:p>
          </table:table-cell>
          <table:table-cell table:number-columns-repeated="4"/>
        </table:table-row>
        <table:table-row table:style-name="ro1">
          <table:table-cell office:value-type="float" office:value="86.325" calcext:value-type="float">
            <text:p>86.325</text:p>
          </table:table-cell>
          <table:table-cell office:value-type="float" office:value="0.0000048202" calcext:value-type="float">
            <text:p>4.8202E-006</text:p>
          </table:table-cell>
          <table:table-cell table:formula="of:=([.B426]*[.A426]*[.$J$2])/([.$G$2]*[.F426]*[.$I$2])" office:value-type="float" office:value="0.000666921818072572" calcext:value-type="float">
            <text:p>0.0006669218</text:p>
          </table:table-cell>
          <table:table-cell office:value-type="float" office:value="0.00767408" calcext:value-type="float">
            <text:p>0.00767408</text:p>
          </table:table-cell>
          <table:table-cell table:formula="of:=[.D426]*109.76" office:value-type="float" office:value="0.8423070208" calcext:value-type="float">
            <text:p>0.8423070208</text:p>
          </table:table-cell>
          <table:table-cell table:formula="of:=[.E426]*1E-018" office:value-type="float" office:value="8.423070208E-019" calcext:value-type="float">
            <text:p>8.423070208E-019</text:p>
          </table:table-cell>
          <table:table-cell table:number-columns-repeated="4"/>
        </table:table-row>
        <table:table-row table:style-name="ro1">
          <table:table-cell office:value-type="float" office:value="86.794" calcext:value-type="float">
            <text:p>86.794</text:p>
          </table:table-cell>
          <table:table-cell office:value-type="float" office:value="0.000004723" calcext:value-type="float">
            <text:p>0.000004723</text:p>
          </table:table-cell>
          <table:table-cell table:formula="of:=([.B427]*[.A427]*[.$J$2])/([.$G$2]*[.F427]*[.$I$2])" office:value-type="float" office:value="0.000666923874933514" calcext:value-type="float">
            <text:p>0.0006669239</text:p>
          </table:table-cell>
          <table:table-cell office:value-type="float" office:value="0.00756016" calcext:value-type="float">
            <text:p>0.00756016</text:p>
          </table:table-cell>
          <table:table-cell table:formula="of:=[.D427]*109.76" office:value-type="float" office:value="0.8298031616" calcext:value-type="float">
            <text:p>0.8298031616</text:p>
          </table:table-cell>
          <table:table-cell table:formula="of:=[.E427]*1E-018" office:value-type="float" office:value="8.298031616E-019" calcext:value-type="float">
            <text:p>8.298031616E-019</text:p>
          </table:table-cell>
          <table:table-cell table:number-columns-repeated="4"/>
        </table:table-row>
        <table:table-row table:style-name="ro1">
          <table:table-cell office:value-type="float" office:value="87.265" calcext:value-type="float">
            <text:p>87.265</text:p>
          </table:table-cell>
          <table:table-cell office:value-type="float" office:value="0.0000046279" calcext:value-type="float">
            <text:p>4.6279E-006</text:p>
          </table:table-cell>
          <table:table-cell table:formula="of:=([.B428]*[.A428]*[.$J$2])/([.$G$2]*[.F428]*[.$I$2])" office:value-type="float" office:value="0.000666932161688085" calcext:value-type="float">
            <text:p>0.0006669322</text:p>
          </table:table-cell>
          <table:table-cell office:value-type="float" office:value="0.00744804" calcext:value-type="float">
            <text:p>0.00744804</text:p>
          </table:table-cell>
          <table:table-cell table:formula="of:=[.D428]*109.76" office:value-type="float" office:value="0.8174968704" calcext:value-type="float">
            <text:p>0.8174968704</text:p>
          </table:table-cell>
          <table:table-cell table:formula="of:=[.E428]*1E-018" office:value-type="float" office:value="8.174968704E-019" calcext:value-type="float">
            <text:p>8.174968704E-019</text:p>
          </table:table-cell>
          <table:table-cell table:number-columns-repeated="4"/>
        </table:table-row>
        <table:table-row table:style-name="ro1">
          <table:table-cell office:value-type="float" office:value="87.739" calcext:value-type="float">
            <text:p>87.739</text:p>
          </table:table-cell>
          <table:table-cell office:value-type="float" office:value="0.0000045347" calcext:value-type="float">
            <text:p>4.5347E-006</text:p>
          </table:table-cell>
          <table:table-cell table:formula="of:=([.B429]*[.A429]*[.$J$2])/([.$G$2]*[.F429]*[.$I$2])" office:value-type="float" office:value="0.000666930071329705" calcext:value-type="float">
            <text:p>0.0006669301</text:p>
          </table:table-cell>
          <table:table-cell office:value-type="float" office:value="0.00733771" calcext:value-type="float">
            <text:p>0.00733771</text:p>
          </table:table-cell>
          <table:table-cell table:formula="of:=[.D429]*109.76" office:value-type="float" office:value="0.8053870496" calcext:value-type="float">
            <text:p>0.8053870496</text:p>
          </table:table-cell>
          <table:table-cell table:formula="of:=[.E429]*1E-018" office:value-type="float" office:value="8.053870496E-019" calcext:value-type="float">
            <text:p>8.053870496E-019</text:p>
          </table:table-cell>
          <table:table-cell table:number-columns-repeated="4"/>
        </table:table-row>
        <table:table-row table:style-name="ro1">
          <table:table-cell office:value-type="float" office:value="88.216" calcext:value-type="float">
            <text:p>88.216</text:p>
          </table:table-cell>
          <table:table-cell office:value-type="float" office:value="0.0000044435" calcext:value-type="float">
            <text:p>4.4435E-006</text:p>
          </table:table-cell>
          <table:table-cell table:formula="of:=([.B430]*[.A430]*[.$J$2])/([.$G$2]*[.F430]*[.$I$2])" office:value-type="float" office:value="0.000666938076963838" calcext:value-type="float">
            <text:p>0.0006669381</text:p>
          </table:table-cell>
          <table:table-cell office:value-type="float" office:value="0.00722914" calcext:value-type="float">
            <text:p>0.00722914</text:p>
          </table:table-cell>
          <table:table-cell table:formula="of:=[.D430]*109.76" office:value-type="float" office:value="0.7934704064" calcext:value-type="float">
            <text:p>0.7934704064</text:p>
          </table:table-cell>
          <table:table-cell table:formula="of:=[.E430]*1E-018" office:value-type="float" office:value="7.934704064E-019" calcext:value-type="float">
            <text:p>7.934704064E-019</text:p>
          </table:table-cell>
          <table:table-cell table:number-columns-repeated="4"/>
        </table:table-row>
        <table:table-row table:style-name="ro1">
          <table:table-cell office:value-type="float" office:value="88.695" calcext:value-type="float">
            <text:p>88.695</text:p>
          </table:table-cell>
          <table:table-cell office:value-type="float" office:value="0.0000043542" calcext:value-type="float">
            <text:p>4.3542E-006</text:p>
          </table:table-cell>
          <table:table-cell table:formula="of:=([.B431]*[.A431]*[.$J$2])/([.$G$2]*[.F431]*[.$I$2])" office:value-type="float" office:value="0.000666939195474661" calcext:value-type="float">
            <text:p>0.0006669392</text:p>
          </table:table-cell>
          <table:table-cell office:value-type="float" office:value="0.00712231" calcext:value-type="float">
            <text:p>0.00712231</text:p>
          </table:table-cell>
          <table:table-cell table:formula="of:=[.D431]*109.76" office:value-type="float" office:value="0.7817447456" calcext:value-type="float">
            <text:p>0.7817447456</text:p>
          </table:table-cell>
          <table:table-cell table:formula="of:=[.E431]*1E-018" office:value-type="float" office:value="7.817447456E-019" calcext:value-type="float">
            <text:p>7.817447456E-019</text:p>
          </table:table-cell>
          <table:table-cell table:number-columns-repeated="4"/>
        </table:table-row>
        <table:table-row table:style-name="ro1">
          <table:table-cell office:value-type="float" office:value="89.176" calcext:value-type="float">
            <text:p>89.176</text:p>
          </table:table-cell>
          <table:table-cell office:value-type="float" office:value="0.0000042667" calcext:value-type="float">
            <text:p>4.2667E-006</text:p>
          </table:table-cell>
          <table:table-cell table:formula="of:=([.B432]*[.A432]*[.$J$2])/([.$G$2]*[.F432]*[.$I$2])" office:value-type="float" office:value="0.000666921327174008" calcext:value-type="float">
            <text:p>0.0006669213</text:p>
          </table:table-cell>
          <table:table-cell office:value-type="float" office:value="0.00701722" calcext:value-type="float">
            <text:p>0.00701722</text:p>
          </table:table-cell>
          <table:table-cell table:formula="of:=[.D432]*109.76" office:value-type="float" office:value="0.7702100672" calcext:value-type="float">
            <text:p>0.7702100672</text:p>
          </table:table-cell>
          <table:table-cell table:formula="of:=[.E432]*1E-018" office:value-type="float" office:value="7.702100672E-019" calcext:value-type="float">
            <text:p>7.702100672E-019</text:p>
          </table:table-cell>
          <table:table-cell table:number-columns-repeated="4"/>
        </table:table-row>
        <table:table-row table:style-name="ro1">
          <table:table-cell office:value-type="float" office:value="89.66" calcext:value-type="float">
            <text:p>89.66</text:p>
          </table:table-cell>
          <table:table-cell office:value-type="float" office:value="0.0000041812" calcext:value-type="float">
            <text:p>4.1812E-006</text:p>
          </table:table-cell>
          <table:table-cell table:formula="of:=([.B433]*[.A433]*[.$J$2])/([.$G$2]*[.F433]*[.$I$2])" office:value-type="float" office:value="0.000666922787366533" calcext:value-type="float">
            <text:p>0.0006669228</text:p>
          </table:table-cell>
          <table:table-cell office:value-type="float" office:value="0.00691391" calcext:value-type="float">
            <text:p>0.00691391</text:p>
          </table:table-cell>
          <table:table-cell table:formula="of:=[.D433]*109.76" office:value-type="float" office:value="0.7588707616" calcext:value-type="float">
            <text:p>0.7588707616</text:p>
          </table:table-cell>
          <table:table-cell table:formula="of:=[.E433]*1E-018" office:value-type="float" office:value="7.588707616E-019" calcext:value-type="float">
            <text:p>7.588707616E-019</text:p>
          </table:table-cell>
          <table:table-cell table:number-columns-repeated="4"/>
        </table:table-row>
        <table:table-row table:style-name="ro1">
          <table:table-cell office:value-type="float" office:value="90.147" calcext:value-type="float">
            <text:p>90.147</text:p>
          </table:table-cell>
          <table:table-cell office:value-type="float" office:value="0.0000040976" calcext:value-type="float">
            <text:p>4.0976E-006</text:p>
          </table:table-cell>
          <table:table-cell table:formula="of:=([.B434]*[.A434]*[.$J$2])/([.$G$2]*[.F434]*[.$I$2])" office:value-type="float" office:value="0.000666928115988547" calcext:value-type="float">
            <text:p>0.0006669281</text:p>
          </table:table-cell>
          <table:table-cell office:value-type="float" office:value="0.00681242" calcext:value-type="float">
            <text:p>0.00681242</text:p>
          </table:table-cell>
          <table:table-cell table:formula="of:=[.D434]*109.76" office:value-type="float" office:value="0.7477312192" calcext:value-type="float">
            <text:p>0.7477312192</text:p>
          </table:table-cell>
          <table:table-cell table:formula="of:=[.E434]*1E-018" office:value-type="float" office:value="7.477312192E-019" calcext:value-type="float">
            <text:p>7.477312192E-019</text:p>
          </table:table-cell>
          <table:table-cell table:number-columns-repeated="4"/>
        </table:table-row>
        <table:table-row table:style-name="ro1">
          <table:table-cell office:value-type="float" office:value="90.637" calcext:value-type="float">
            <text:p>90.637</text:p>
          </table:table-cell>
          <table:table-cell office:value-type="float" office:value="0.0000040159" calcext:value-type="float">
            <text:p>4.0159E-006</text:p>
          </table:table-cell>
          <table:table-cell table:formula="of:=([.B435]*[.A435]*[.$J$2])/([.$G$2]*[.F435]*[.$I$2])" office:value-type="float" office:value="0.000666937217694927" calcext:value-type="float">
            <text:p>0.0006669372</text:p>
          </table:table-cell>
          <table:table-cell office:value-type="float" office:value="0.00671279" calcext:value-type="float">
            <text:p>0.00671279</text:p>
          </table:table-cell>
          <table:table-cell table:formula="of:=[.D435]*109.76" office:value-type="float" office:value="0.7367958304" calcext:value-type="float">
            <text:p>0.7367958304</text:p>
          </table:table-cell>
          <table:table-cell table:formula="of:=[.E435]*1E-018" office:value-type="float" office:value="7.367958304E-019" calcext:value-type="float">
            <text:p>7.367958304E-019</text:p>
          </table:table-cell>
          <table:table-cell table:number-columns-repeated="4"/>
        </table:table-row>
        <table:table-row table:style-name="ro1">
          <table:table-cell office:value-type="float" office:value="91.129" calcext:value-type="float">
            <text:p>91.129</text:p>
          </table:table-cell>
          <table:table-cell office:value-type="float" office:value="0.000003936" calcext:value-type="float">
            <text:p>0.000003936</text:p>
          </table:table-cell>
          <table:table-cell table:formula="of:=([.B436]*[.A436]*[.$J$2])/([.$G$2]*[.F436]*[.$I$2])" office:value-type="float" office:value="0.000666922760910158" calcext:value-type="float">
            <text:p>0.0006669228</text:p>
          </table:table-cell>
          <table:table-cell office:value-type="float" office:value="0.00661509" calcext:value-type="float">
            <text:p>0.00661509</text:p>
          </table:table-cell>
          <table:table-cell table:formula="of:=[.D436]*109.76" office:value-type="float" office:value="0.7260722784" calcext:value-type="float">
            <text:p>0.7260722784</text:p>
          </table:table-cell>
          <table:table-cell table:formula="of:=[.E436]*1E-018" office:value-type="float" office:value="7.260722784E-019" calcext:value-type="float">
            <text:p>7.260722784E-019</text:p>
          </table:table-cell>
          <table:table-cell table:number-columns-repeated="4"/>
        </table:table-row>
        <table:table-row table:style-name="ro1">
          <table:table-cell office:value-type="float" office:value="91.624" calcext:value-type="float">
            <text:p>91.624</text:p>
          </table:table-cell>
          <table:table-cell office:value-type="float" office:value="0.0000038581" calcext:value-type="float">
            <text:p>3.8581E-006</text:p>
          </table:table-cell>
          <table:table-cell table:formula="of:=([.B437]*[.A437]*[.$J$2])/([.$G$2]*[.F437]*[.$I$2])" office:value-type="float" office:value="0.000666927612925295" calcext:value-type="float">
            <text:p>0.0006669276</text:p>
          </table:table-cell>
          <table:table-cell office:value-type="float" office:value="0.00651934" calcext:value-type="float">
            <text:p>0.00651934</text:p>
          </table:table-cell>
          <table:table-cell table:formula="of:=[.D437]*109.76" office:value-type="float" office:value="0.7155627584" calcext:value-type="float">
            <text:p>0.7155627584</text:p>
          </table:table-cell>
          <table:table-cell table:formula="of:=[.E437]*1E-018" office:value-type="float" office:value="7.155627584E-019" calcext:value-type="float">
            <text:p>7.155627584E-019</text:p>
          </table:table-cell>
          <table:table-cell table:number-columns-repeated="4"/>
        </table:table-row>
        <table:table-row table:style-name="ro1">
          <table:table-cell office:value-type="float" office:value="92.121" calcext:value-type="float">
            <text:p>92.121</text:p>
          </table:table-cell>
          <table:table-cell office:value-type="float" office:value="0.0000037821" calcext:value-type="float">
            <text:p>3.7821E-006</text:p>
          </table:table-cell>
          <table:table-cell table:formula="of:=([.B438]*[.A438]*[.$J$2])/([.$G$2]*[.F438]*[.$I$2])" office:value-type="float" office:value="0.000666926912168601" calcext:value-type="float">
            <text:p>0.0006669269</text:p>
          </table:table-cell>
          <table:table-cell office:value-type="float" office:value="0.00642559" calcext:value-type="float">
            <text:p>0.00642559</text:p>
          </table:table-cell>
          <table:table-cell table:formula="of:=[.D438]*109.76" office:value-type="float" office:value="0.7052727584" calcext:value-type="float">
            <text:p>0.7052727584</text:p>
          </table:table-cell>
          <table:table-cell table:formula="of:=[.E438]*1E-018" office:value-type="float" office:value="7.052727584E-019" calcext:value-type="float">
            <text:p>7.052727584E-019</text:p>
          </table:table-cell>
          <table:table-cell table:number-columns-repeated="4"/>
        </table:table-row>
        <table:table-row table:style-name="ro1">
          <table:table-cell office:value-type="float" office:value="92.621" calcext:value-type="float">
            <text:p>92.621</text:p>
          </table:table-cell>
          <table:table-cell office:value-type="float" office:value="0.000003708" calcext:value-type="float">
            <text:p>0.000003708</text:p>
          </table:table-cell>
          <table:table-cell table:formula="of:=([.B439]*[.A439]*[.$J$2])/([.$G$2]*[.F439]*[.$I$2])" office:value-type="float" office:value="0.000666924858472713" calcext:value-type="float">
            <text:p>0.0006669249</text:p>
          </table:table-cell>
          <table:table-cell office:value-type="float" office:value="0.00633391" calcext:value-type="float">
            <text:p>0.00633391</text:p>
          </table:table-cell>
          <table:table-cell table:formula="of:=[.D439]*109.76" office:value-type="float" office:value="0.6952099616" calcext:value-type="float">
            <text:p>0.6952099616</text:p>
          </table:table-cell>
          <table:table-cell table:formula="of:=[.E439]*1E-018" office:value-type="float" office:value="6.952099616E-019" calcext:value-type="float">
            <text:p>6.952099616E-019</text:p>
          </table:table-cell>
          <table:table-cell table:number-columns-repeated="4"/>
        </table:table-row>
        <table:table-row table:style-name="ro1">
          <table:table-cell office:value-type="float" office:value="93.124" calcext:value-type="float">
            <text:p>93.124</text:p>
          </table:table-cell>
          <table:table-cell office:value-type="float" office:value="0.0000036358" calcext:value-type="float">
            <text:p>3.6358E-006</text:p>
          </table:table-cell>
          <table:table-cell table:formula="of:=([.B440]*[.A440]*[.$J$2])/([.$G$2]*[.F440]*[.$I$2])" office:value-type="float" office:value="0.000666923558392291" calcext:value-type="float">
            <text:p>0.0006669236</text:p>
          </table:table-cell>
          <table:table-cell office:value-type="float" office:value="0.00624432" calcext:value-type="float">
            <text:p>0.00624432</text:p>
          </table:table-cell>
          <table:table-cell table:formula="of:=[.D440]*109.76" office:value-type="float" office:value="0.6853765632" calcext:value-type="float">
            <text:p>0.6853765632</text:p>
          </table:table-cell>
          <table:table-cell table:formula="of:=[.E440]*1E-018" office:value-type="float" office:value="6.853765632E-019" calcext:value-type="float">
            <text:p>6.853765632E-019</text:p>
          </table:table-cell>
          <table:table-cell table:number-columns-repeated="4"/>
        </table:table-row>
        <table:table-row table:style-name="ro1">
          <table:table-cell office:value-type="float" office:value="93.63" calcext:value-type="float">
            <text:p>93.63</text:p>
          </table:table-cell>
          <table:table-cell office:value-type="float" office:value="0.0000035655" calcext:value-type="float">
            <text:p>3.5655E-006</text:p>
          </table:table-cell>
          <table:table-cell table:formula="of:=([.B441]*[.A441]*[.$J$2])/([.$G$2]*[.F441]*[.$I$2])" office:value-type="float" office:value="0.000666919893231684" calcext:value-type="float">
            <text:p>0.0006669199</text:p>
          </table:table-cell>
          <table:table-cell office:value-type="float" office:value="0.00615689" calcext:value-type="float">
            <text:p>0.00615689</text:p>
          </table:table-cell>
          <table:table-cell table:formula="of:=[.D441]*109.76" office:value-type="float" office:value="0.6757802464" calcext:value-type="float">
            <text:p>0.6757802464</text:p>
          </table:table-cell>
          <table:table-cell table:formula="of:=[.E441]*1E-018" office:value-type="float" office:value="6.757802464E-019" calcext:value-type="float">
            <text:p>6.757802464E-019</text:p>
          </table:table-cell>
          <table:table-cell table:number-columns-repeated="4"/>
        </table:table-row>
        <table:table-row table:style-name="ro1">
          <table:table-cell office:value-type="float" office:value="94.138" calcext:value-type="float">
            <text:p>94.138</text:p>
          </table:table-cell>
          <table:table-cell office:value-type="float" office:value="0.0000034972" calcext:value-type="float">
            <text:p>3.4972E-006</text:p>
          </table:table-cell>
          <table:table-cell table:formula="of:=([.B442]*[.A442]*[.$J$2])/([.$G$2]*[.F442]*[.$I$2])" office:value-type="float" office:value="0.000666924819664386" calcext:value-type="float">
            <text:p>0.0006669248</text:p>
          </table:table-cell>
          <table:table-cell office:value-type="float" office:value="0.00607167" calcext:value-type="float">
            <text:p>0.00607167</text:p>
          </table:table-cell>
          <table:table-cell table:formula="of:=[.D442]*109.76" office:value-type="float" office:value="0.6664264992" calcext:value-type="float">
            <text:p>0.6664264992</text:p>
          </table:table-cell>
          <table:table-cell table:formula="of:=[.E442]*1E-018" office:value-type="float" office:value="6.664264992E-019" calcext:value-type="float">
            <text:p>6.664264992E-019</text:p>
          </table:table-cell>
          <table:table-cell table:number-columns-repeated="4"/>
        </table:table-row>
        <table:table-row table:style-name="ro1">
          <table:table-cell office:value-type="float" office:value="94.65" calcext:value-type="float">
            <text:p>94.65</text:p>
          </table:table-cell>
          <table:table-cell office:value-type="float" office:value="0.0000034308" calcext:value-type="float">
            <text:p>3.4308E-006</text:p>
          </table:table-cell>
          <table:table-cell table:formula="of:=([.B443]*[.A443]*[.$J$2])/([.$G$2]*[.F443]*[.$I$2])" office:value-type="float" office:value="0.000666934316254278" calcext:value-type="float">
            <text:p>0.0006669343</text:p>
          </table:table-cell>
          <table:table-cell office:value-type="float" office:value="0.0059887" calcext:value-type="float">
            <text:p>0.0059887</text:p>
          </table:table-cell>
          <table:table-cell table:formula="of:=[.D443]*109.76" office:value-type="float" office:value="0.657319712" calcext:value-type="float">
            <text:p>0.657319712</text:p>
          </table:table-cell>
          <table:table-cell table:formula="of:=[.E443]*1E-018" office:value-type="float" office:value="6.57319712E-019" calcext:value-type="float">
            <text:p>6.57319712E-019</text:p>
          </table:table-cell>
          <table:table-cell table:number-columns-repeated="4"/>
        </table:table-row>
        <table:table-row table:style-name="ro1">
          <table:table-cell office:value-type="float" office:value="95.163" calcext:value-type="float">
            <text:p>95.163</text:p>
          </table:table-cell>
          <table:table-cell office:value-type="float" office:value="0.0000033663" calcext:value-type="float">
            <text:p>3.3663E-006</text:p>
          </table:table-cell>
          <table:table-cell table:formula="of:=([.B444]*[.A444]*[.$J$2])/([.$G$2]*[.F444]*[.$I$2])" office:value-type="float" office:value="0.000666925183599791" calcext:value-type="float">
            <text:p>0.0006669252</text:p>
          </table:table-cell>
          <table:table-cell office:value-type="float" office:value="0.00590804" calcext:value-type="float">
            <text:p>0.00590804</text:p>
          </table:table-cell>
          <table:table-cell table:formula="of:=[.D444]*109.76" office:value-type="float" office:value="0.6484664704" calcext:value-type="float">
            <text:p>0.6484664704</text:p>
          </table:table-cell>
          <table:table-cell table:formula="of:=[.E444]*1E-018" office:value-type="float" office:value="6.484664704E-019" calcext:value-type="float">
            <text:p>6.484664704E-019</text:p>
          </table:table-cell>
          <table:table-cell table:number-columns-repeated="4"/>
        </table:table-row>
        <table:table-row table:style-name="ro1">
          <table:table-cell office:value-type="float" office:value="95.68" calcext:value-type="float">
            <text:p>95.68</text:p>
          </table:table-cell>
          <table:table-cell office:value-type="float" office:value="0.0000033037" calcext:value-type="float">
            <text:p>3.3037E-006</text:p>
          </table:table-cell>
          <table:table-cell table:formula="of:=([.B445]*[.A445]*[.$J$2])/([.$G$2]*[.F445]*[.$I$2])" office:value-type="float" office:value="0.000666918755523489" calcext:value-type="float">
            <text:p>0.0006669188</text:p>
          </table:table-cell>
          <table:table-cell office:value-type="float" office:value="0.00582973" calcext:value-type="float">
            <text:p>0.00582973</text:p>
          </table:table-cell>
          <table:table-cell table:formula="of:=[.D445]*109.76" office:value-type="float" office:value="0.6398711648" calcext:value-type="float">
            <text:p>0.6398711648</text:p>
          </table:table-cell>
          <table:table-cell table:formula="of:=[.E445]*1E-018" office:value-type="float" office:value="6.398711648E-019" calcext:value-type="float">
            <text:p>6.398711648E-019</text:p>
          </table:table-cell>
          <table:table-cell table:number-columns-repeated="4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0.000003243" calcext:value-type="float">
            <text:p>0.000003243</text:p>
          </table:table-cell>
          <table:table-cell table:formula="of:=([.B446]*[.A446]*[.$J$2])/([.$G$2]*[.F446]*[.$I$2])" office:value-type="float" office:value="0.00066692566173436" calcext:value-type="float">
            <text:p>0.0006669257</text:p>
          </table:table-cell>
          <table:table-cell office:value-type="float" office:value="0.00575366" calcext:value-type="float">
            <text:p>0.00575366</text:p>
          </table:table-cell>
          <table:table-cell table:formula="of:=[.D446]*109.76" office:value-type="float" office:value="0.6315217216" calcext:value-type="float">
            <text:p>0.6315217216</text:p>
          </table:table-cell>
          <table:table-cell table:formula="of:=[.E446]*1E-018" office:value-type="float" office:value="6.315217216E-019" calcext:value-type="float">
            <text:p>6.315217216E-019</text:p>
          </table:table-cell>
          <table:table-cell table:number-columns-repeated="4"/>
        </table:table-row>
        <table:table-row table:style-name="ro1">
          <table:table-cell office:value-type="float" office:value="96.722" calcext:value-type="float">
            <text:p>96.722</text:p>
          </table:table-cell>
          <table:table-cell office:value-type="float" office:value="0.000003184" calcext:value-type="float">
            <text:p>0.000003184</text:p>
          </table:table-cell>
          <table:table-cell table:formula="of:=([.B447]*[.A447]*[.$J$2])/([.$G$2]*[.F447]*[.$I$2])" office:value-type="float" office:value="0.00066693223434699" calcext:value-type="float">
            <text:p>0.0006669322</text:p>
          </table:table-cell>
          <table:table-cell office:value-type="float" office:value="0.00567958" calcext:value-type="float">
            <text:p>0.00567958</text:p>
          </table:table-cell>
          <table:table-cell table:formula="of:=[.D447]*109.76" office:value-type="float" office:value="0.6233907008" calcext:value-type="float">
            <text:p>0.6233907008</text:p>
          </table:table-cell>
          <table:table-cell table:formula="of:=[.E447]*1E-018" office:value-type="float" office:value="6.233907008E-019" calcext:value-type="float">
            <text:p>6.233907008E-019</text:p>
          </table:table-cell>
          <table:table-cell table:number-columns-repeated="4"/>
        </table:table-row>
        <table:table-row table:style-name="ro1">
          <table:table-cell office:value-type="float" office:value="97.247" calcext:value-type="float">
            <text:p>97.247</text:p>
          </table:table-cell>
          <table:table-cell office:value-type="float" office:value="0.0000031265" calcext:value-type="float">
            <text:p>3.1265E-006</text:p>
          </table:table-cell>
          <table:table-cell table:formula="of:=([.B448]*[.A448]*[.$J$2])/([.$G$2]*[.F448]*[.$I$2])" office:value-type="float" office:value="0.000666937447023578" calcext:value-type="float">
            <text:p>0.0006669374</text:p>
          </table:table-cell>
          <table:table-cell office:value-type="float" office:value="0.00560724" calcext:value-type="float">
            <text:p>0.00560724</text:p>
          </table:table-cell>
          <table:table-cell table:formula="of:=[.D448]*109.76" office:value-type="float" office:value="0.6154506624" calcext:value-type="float">
            <text:p>0.6154506624</text:p>
          </table:table-cell>
          <table:table-cell table:formula="of:=[.E448]*1E-018" office:value-type="float" office:value="6.154506624E-019" calcext:value-type="float">
            <text:p>6.154506624E-019</text:p>
          </table:table-cell>
          <table:table-cell table:number-columns-repeated="4"/>
        </table:table-row>
        <table:table-row table:style-name="ro1">
          <table:table-cell office:value-type="float" office:value="97.775" calcext:value-type="float">
            <text:p>97.775</text:p>
          </table:table-cell>
          <table:table-cell office:value-type="float" office:value="0.0000030703" calcext:value-type="float">
            <text:p>3.0703E-006</text:p>
          </table:table-cell>
          <table:table-cell table:formula="of:=([.B449]*[.A449]*[.$J$2])/([.$G$2]*[.F449]*[.$I$2])" office:value-type="float" office:value="0.000666935626539063" calcext:value-type="float">
            <text:p>0.0006669356</text:p>
          </table:table-cell>
          <table:table-cell office:value-type="float" office:value="0.00553636" calcext:value-type="float">
            <text:p>0.00553636</text:p>
          </table:table-cell>
          <table:table-cell table:formula="of:=[.D449]*109.76" office:value-type="float" office:value="0.6076708736" calcext:value-type="float">
            <text:p>0.6076708736</text:p>
          </table:table-cell>
          <table:table-cell table:formula="of:=[.E449]*1E-018" office:value-type="float" office:value="6.076708736E-019" calcext:value-type="float">
            <text:p>6.076708736E-019</text:p>
          </table:table-cell>
          <table:table-cell table:number-columns-repeated="4"/>
        </table:table-row>
        <table:table-row table:style-name="ro1">
          <table:table-cell office:value-type="float" office:value="98.306" calcext:value-type="float">
            <text:p>98.306</text:p>
          </table:table-cell>
          <table:table-cell office:value-type="float" office:value="0.0000030152" calcext:value-type="float">
            <text:p>3.0152E-006</text:p>
          </table:table-cell>
          <table:table-cell table:formula="of:=([.B450]*[.A450]*[.$J$2])/([.$G$2]*[.F450]*[.$I$2])" office:value-type="float" office:value="0.000666917478456715" calcext:value-type="float">
            <text:p>0.0006669175</text:p>
          </table:table-cell>
          <table:table-cell office:value-type="float" office:value="0.00546668" calcext:value-type="float">
            <text:p>0.00546668</text:p>
          </table:table-cell>
          <table:table-cell table:formula="of:=[.D450]*109.76" office:value-type="float" office:value="0.6000227968" calcext:value-type="float">
            <text:p>0.6000227968</text:p>
          </table:table-cell>
          <table:table-cell table:formula="of:=[.E450]*1E-018" office:value-type="float" office:value="6.000227968E-019" calcext:value-type="float">
            <text:p>6.000227968E-019</text:p>
          </table:table-cell>
          <table:table-cell table:number-columns-repeated="4"/>
        </table:table-row>
        <table:table-row table:style-name="ro1">
          <table:table-cell office:value-type="float" office:value="98.84" calcext:value-type="float">
            <text:p>98.84</text:p>
          </table:table-cell>
          <table:table-cell office:value-type="float" office:value="0.0000029612" calcext:value-type="float">
            <text:p>2.9612E-006</text:p>
          </table:table-cell>
          <table:table-cell table:formula="of:=([.B451]*[.A451]*[.$J$2])/([.$G$2]*[.F451]*[.$I$2])" office:value-type="float" office:value="0.000666922308920933" calcext:value-type="float">
            <text:p>0.0006669223</text:p>
          </table:table-cell>
          <table:table-cell office:value-type="float" office:value="0.0053979" calcext:value-type="float">
            <text:p>0.0053979</text:p>
          </table:table-cell>
          <table:table-cell table:formula="of:=[.D451]*109.76" office:value-type="float" office:value="0.592473504" calcext:value-type="float">
            <text:p>0.592473504</text:p>
          </table:table-cell>
          <table:table-cell table:formula="of:=[.E451]*1E-018" office:value-type="float" office:value="5.92473504E-019" calcext:value-type="float">
            <text:p>5.92473504E-019</text:p>
          </table:table-cell>
          <table:table-cell table:number-columns-repeated="4"/>
        </table:table-row>
        <table:table-row table:style-name="ro1">
          <table:table-cell office:value-type="float" office:value="99.377" calcext:value-type="float">
            <text:p>99.377</text:p>
          </table:table-cell>
          <table:table-cell office:value-type="float" office:value="0.000002908" calcext:value-type="float">
            <text:p>0.000002908</text:p>
          </table:table-cell>
          <table:table-cell table:formula="of:=([.B452]*[.A452]*[.$J$2])/([.$G$2]*[.F452]*[.$I$2])" office:value-type="float" office:value="0.000666920186821872" calcext:value-type="float">
            <text:p>0.0006669202</text:p>
          </table:table-cell>
          <table:table-cell office:value-type="float" office:value="0.00532974" calcext:value-type="float">
            <text:p>0.00532974</text:p>
          </table:table-cell>
          <table:table-cell table:formula="of:=[.D452]*109.76" office:value-type="float" office:value="0.5849922624" calcext:value-type="float">
            <text:p>0.5849922624</text:p>
          </table:table-cell>
          <table:table-cell table:formula="of:=[.E452]*1E-018" office:value-type="float" office:value="5.849922624E-019" calcext:value-type="float">
            <text:p>5.849922624E-019</text:p>
          </table:table-cell>
          <table:table-cell table:number-columns-repeated="4"/>
        </table:table-row>
        <table:table-row table:style-name="ro1">
          <table:table-cell office:value-type="float" office:value="99.916" calcext:value-type="float">
            <text:p>99.916</text:p>
          </table:table-cell>
          <table:table-cell office:value-type="float" office:value="0.0000028555" calcext:value-type="float">
            <text:p>2.8555E-006</text:p>
          </table:table-cell>
          <table:table-cell table:formula="of:=([.B453]*[.A453]*[.$J$2])/([.$G$2]*[.F453]*[.$I$2])" office:value-type="float" office:value="0.000666923263360435" calcext:value-type="float">
            <text:p>0.0006669233</text:p>
          </table:table-cell>
          <table:table-cell office:value-type="float" office:value="0.00526188" calcext:value-type="float">
            <text:p>0.00526188</text:p>
          </table:table-cell>
          <table:table-cell table:formula="of:=[.D453]*109.76" office:value-type="float" office:value="0.5775439488" calcext:value-type="float">
            <text:p>0.5775439488</text:p>
          </table:table-cell>
          <table:table-cell table:formula="of:=[.E453]*1E-018" office:value-type="float" office:value="5.775439488E-019" calcext:value-type="float">
            <text:p>5.775439488E-019</text:p>
          </table:table-cell>
          <table:table-cell table:number-columns-repeated="4"/>
        </table:table-row>
        <table:table-row table:style-name="ro1">
          <table:table-cell office:value-type="float" office:value="100.459" calcext:value-type="float">
            <text:p>100.459</text:p>
          </table:table-cell>
          <table:table-cell office:value-type="float" office:value="0.0000028035" calcext:value-type="float">
            <text:p>2.8035E-006</text:p>
          </table:table-cell>
          <table:table-cell table:formula="of:=([.B454]*[.A454]*[.$J$2])/([.$G$2]*[.F454]*[.$I$2])" office:value-type="float" office:value="0.000666937897178643" calcext:value-type="float">
            <text:p>0.0006669379</text:p>
          </table:table-cell>
          <table:table-cell office:value-type="float" office:value="0.00519402" calcext:value-type="float">
            <text:p>0.00519402</text:p>
          </table:table-cell>
          <table:table-cell table:formula="of:=[.D454]*109.76" office:value-type="float" office:value="0.5700956352" calcext:value-type="float">
            <text:p>0.5700956352</text:p>
          </table:table-cell>
          <table:table-cell table:formula="of:=[.E454]*1E-018" office:value-type="float" office:value="5.700956352E-019" calcext:value-type="float">
            <text:p>5.700956352E-019</text:p>
          </table:table-cell>
          <table:table-cell table:number-columns-repeated="4"/>
        </table:table-row>
        <table:table-row table:style-name="ro1">
          <table:table-cell office:value-type="float" office:value="101.004" calcext:value-type="float">
            <text:p>101.004</text:p>
          </table:table-cell>
          <table:table-cell office:value-type="float" office:value="0.0000027517" calcext:value-type="float">
            <text:p>2.7517E-006</text:p>
          </table:table-cell>
          <table:table-cell table:formula="of:=([.B455]*[.A455]*[.$J$2])/([.$G$2]*[.F455]*[.$I$2])" office:value-type="float" office:value="0.000666922025962103" calcext:value-type="float">
            <text:p>0.000666922</text:p>
          </table:table-cell>
          <table:table-cell office:value-type="float" office:value="0.00512583" calcext:value-type="float">
            <text:p>0.00512583</text:p>
          </table:table-cell>
          <table:table-cell table:formula="of:=[.D455]*109.76" office:value-type="float" office:value="0.5626111008" calcext:value-type="float">
            <text:p>0.5626111008</text:p>
          </table:table-cell>
          <table:table-cell table:formula="of:=[.E455]*1E-018" office:value-type="float" office:value="5.626111008E-019" calcext:value-type="float">
            <text:p>5.626111008E-019</text:p>
          </table:table-cell>
          <table:table-cell table:number-columns-repeated="4"/>
        </table:table-row>
        <table:table-row table:style-name="ro1">
          <table:table-cell office:value-type="float" office:value="101.553" calcext:value-type="float">
            <text:p>101.553</text:p>
          </table:table-cell>
          <table:table-cell office:value-type="float" office:value="0.0000027001" calcext:value-type="float">
            <text:p>2.7001E-006</text:p>
          </table:table-cell>
          <table:table-cell table:formula="of:=([.B456]*[.A456]*[.$J$2])/([.$G$2]*[.F456]*[.$I$2])" office:value-type="float" office:value="0.000666932423325911" calcext:value-type="float">
            <text:p>0.0006669324</text:p>
          </table:table-cell>
          <table:table-cell office:value-type="float" office:value="0.00505697" calcext:value-type="float">
            <text:p>0.00505697</text:p>
          </table:table-cell>
          <table:table-cell table:formula="of:=[.D456]*109.76" office:value-type="float" office:value="0.5550530272" calcext:value-type="float">
            <text:p>0.5550530272</text:p>
          </table:table-cell>
          <table:table-cell table:formula="of:=[.E456]*1E-018" office:value-type="float" office:value="5.550530272E-019" calcext:value-type="float">
            <text:p>5.550530272E-019</text:p>
          </table:table-cell>
          <table:table-cell table:number-columns-repeated="4"/>
        </table:table-row>
        <table:table-row table:style-name="ro1">
          <table:table-cell office:value-type="float" office:value="102.104" calcext:value-type="float">
            <text:p>102.104</text:p>
          </table:table-cell>
          <table:table-cell office:value-type="float" office:value="0.0000026484" calcext:value-type="float">
            <text:p>2.6484E-006</text:p>
          </table:table-cell>
          <table:table-cell table:formula="of:=([.B457]*[.A457]*[.$J$2])/([.$G$2]*[.F457]*[.$I$2])" office:value-type="float" office:value="0.000666927663503609" calcext:value-type="float">
            <text:p>0.0006669277</text:p>
          </table:table-cell>
          <table:table-cell office:value-type="float" office:value="0.00498709" calcext:value-type="float">
            <text:p>0.00498709</text:p>
          </table:table-cell>
          <table:table-cell table:formula="of:=[.D457]*109.76" office:value-type="float" office:value="0.5473829984" calcext:value-type="float">
            <text:p>0.5473829984</text:p>
          </table:table-cell>
          <table:table-cell table:formula="of:=[.E457]*1E-018" office:value-type="float" office:value="5.473829984E-019" calcext:value-type="float">
            <text:p>5.473829984E-019</text:p>
          </table:table-cell>
          <table:table-cell table:number-columns-repeated="4"/>
        </table:table-row>
        <table:table-row table:style-name="ro1">
          <table:table-cell office:value-type="float" office:value="102.659" calcext:value-type="float">
            <text:p>102.659</text:p>
          </table:table-cell>
          <table:table-cell office:value-type="float" office:value="0.0000025965" calcext:value-type="float">
            <text:p>2.5965E-006</text:p>
          </table:table-cell>
          <table:table-cell table:formula="of:=([.B458]*[.A458]*[.$J$2])/([.$G$2]*[.F458]*[.$I$2])" office:value-type="float" office:value="0.00066694069785232" calcext:value-type="float">
            <text:p>0.0006669407</text:p>
          </table:table-cell>
          <table:table-cell office:value-type="float" office:value="0.00491584" calcext:value-type="float">
            <text:p>0.00491584</text:p>
          </table:table-cell>
          <table:table-cell table:formula="of:=[.D458]*109.76" office:value-type="float" office:value="0.5395625984" calcext:value-type="float">
            <text:p>0.5395625984</text:p>
          </table:table-cell>
          <table:table-cell table:formula="of:=[.E458]*1E-018" office:value-type="float" office:value="5.395625984E-019" calcext:value-type="float">
            <text:p>5.395625984E-019</text:p>
          </table:table-cell>
          <table:table-cell table:number-columns-repeated="4"/>
        </table:table-row>
        <table:table-row table:style-name="ro1">
          <table:table-cell office:value-type="float" office:value="103.216" calcext:value-type="float">
            <text:p>103.216</text:p>
          </table:table-cell>
          <table:table-cell office:value-type="float" office:value="0.0000025441" calcext:value-type="float">
            <text:p>2.5441E-006</text:p>
          </table:table-cell>
          <table:table-cell table:formula="of:=([.B459]*[.A459]*[.$J$2])/([.$G$2]*[.F459]*[.$I$2])" office:value-type="float" office:value="0.000666929284034267" calcext:value-type="float">
            <text:p>0.0006669293</text:p>
          </table:table-cell>
          <table:table-cell office:value-type="float" office:value="0.00484285" calcext:value-type="float">
            <text:p>0.00484285</text:p>
          </table:table-cell>
          <table:table-cell table:formula="of:=[.D459]*109.76" office:value-type="float" office:value="0.531551216" calcext:value-type="float">
            <text:p>0.531551216</text:p>
          </table:table-cell>
          <table:table-cell table:formula="of:=[.E459]*1E-018" office:value-type="float" office:value="5.31551216E-019" calcext:value-type="float">
            <text:p>5.31551216E-019</text:p>
          </table:table-cell>
          <table:table-cell table:number-columns-repeated="4"/>
        </table:table-row>
        <table:table-row table:style-name="ro1">
          <table:table-cell office:value-type="float" office:value="103.777" calcext:value-type="float">
            <text:p>103.777</text:p>
          </table:table-cell>
          <table:table-cell office:value-type="float" office:value="0.0000024911" calcext:value-type="float">
            <text:p>2.4911E-006</text:p>
          </table:table-cell>
          <table:table-cell table:formula="of:=([.B460]*[.A460]*[.$J$2])/([.$G$2]*[.F460]*[.$I$2])" office:value-type="float" office:value="0.000666920161417937" calcext:value-type="float">
            <text:p>0.0006669202</text:p>
          </table:table-cell>
          <table:table-cell office:value-type="float" office:value="0.0047678" calcext:value-type="float">
            <text:p>0.0047678</text:p>
          </table:table-cell>
          <table:table-cell table:formula="of:=[.D460]*109.76" office:value-type="float" office:value="0.523313728" calcext:value-type="float">
            <text:p>0.523313728</text:p>
          </table:table-cell>
          <table:table-cell table:formula="of:=[.E460]*1E-018" office:value-type="float" office:value="5.23313728E-019" calcext:value-type="float">
            <text:p>5.23313728E-019</text:p>
          </table:table-cell>
          <table:table-cell table:number-columns-repeated="4"/>
        </table:table-row>
        <table:table-row table:style-name="ro1">
          <table:table-cell office:value-type="float" office:value="104.34" calcext:value-type="float">
            <text:p>104.34</text:p>
          </table:table-cell>
          <table:table-cell office:value-type="float" office:value="0.0000024377" calcext:value-type="float">
            <text:p>2.4377E-006</text:p>
          </table:table-cell>
          <table:table-cell table:formula="of:=([.B461]*[.A461]*[.$J$2])/([.$G$2]*[.F461]*[.$I$2])" office:value-type="float" office:value="0.000666926878167555" calcext:value-type="float">
            <text:p>0.0006669269</text:p>
          </table:table-cell>
          <table:table-cell office:value-type="float" office:value="0.00469086" calcext:value-type="float">
            <text:p>0.00469086</text:p>
          </table:table-cell>
          <table:table-cell table:formula="of:=[.D461]*109.76" office:value-type="float" office:value="0.5148687936" calcext:value-type="float">
            <text:p>0.5148687936</text:p>
          </table:table-cell>
          <table:table-cell table:formula="of:=[.E461]*1E-018" office:value-type="float" office:value="5.148687936E-019" calcext:value-type="float">
            <text:p>5.148687936E-019</text:p>
          </table:table-cell>
          <table:table-cell table:number-columns-repeated="4"/>
        </table:table-row>
        <table:table-row table:style-name="ro1">
          <table:table-cell office:value-type="float" office:value="104.907" calcext:value-type="float">
            <text:p>104.907</text:p>
          </table:table-cell>
          <table:table-cell office:value-type="float" office:value="0.000002384" calcext:value-type="float">
            <text:p>0.000002384</text:p>
          </table:table-cell>
          <table:table-cell table:formula="of:=([.B462]*[.A462]*[.$J$2])/([.$G$2]*[.F462]*[.$I$2])" office:value-type="float" office:value="0.000666931875251572" calcext:value-type="float">
            <text:p>0.0006669319</text:p>
          </table:table-cell>
          <table:table-cell office:value-type="float" office:value="0.00461242" calcext:value-type="float">
            <text:p>0.00461242</text:p>
          </table:table-cell>
          <table:table-cell table:formula="of:=[.D462]*109.76" office:value-type="float" office:value="0.5062592192" calcext:value-type="float">
            <text:p>0.5062592192</text:p>
          </table:table-cell>
          <table:table-cell table:formula="of:=[.E462]*1E-018" office:value-type="float" office:value="5.062592192E-019" calcext:value-type="float">
            <text:p>5.062592192E-019</text:p>
          </table:table-cell>
          <table:table-cell table:number-columns-repeated="4"/>
        </table:table-row>
        <table:table-row table:style-name="ro1">
          <table:table-cell office:value-type="float" office:value="105.476" calcext:value-type="float">
            <text:p>105.476</text:p>
          </table:table-cell>
          <table:table-cell office:value-type="float" office:value="0.0000023302" calcext:value-type="float">
            <text:p>2.3302E-006</text:p>
          </table:table-cell>
          <table:table-cell table:formula="of:=([.B463]*[.A463]*[.$J$2])/([.$G$2]*[.F463]*[.$I$2])" office:value-type="float" office:value="0.000666917678463724" calcext:value-type="float">
            <text:p>0.0006669177</text:p>
          </table:table-cell>
          <table:table-cell office:value-type="float" office:value="0.00453288" calcext:value-type="float">
            <text:p>0.00453288</text:p>
          </table:table-cell>
          <table:table-cell table:formula="of:=[.D463]*109.76" office:value-type="float" office:value="0.4975289088" calcext:value-type="float">
            <text:p>0.4975289088</text:p>
          </table:table-cell>
          <table:table-cell table:formula="of:=[.E463]*1E-018" office:value-type="float" office:value="4.975289088E-019" calcext:value-type="float">
            <text:p>4.975289088E-019</text:p>
          </table:table-cell>
          <table:table-cell table:number-columns-repeated="4"/>
        </table:table-row>
        <table:table-row table:style-name="ro1">
          <table:table-cell office:value-type="float" office:value="106.049" calcext:value-type="float">
            <text:p>106.049</text:p>
          </table:table-cell>
          <table:table-cell office:value-type="float" office:value="0.0000022766" calcext:value-type="float">
            <text:p>2.2766E-006</text:p>
          </table:table-cell>
          <table:table-cell table:formula="of:=([.B464]*[.A464]*[.$J$2])/([.$G$2]*[.F464]*[.$I$2])" office:value-type="float" office:value="0.000666920938493729" calcext:value-type="float">
            <text:p>0.0006669209</text:p>
          </table:table-cell>
          <table:table-cell office:value-type="float" office:value="0.00445265" calcext:value-type="float">
            <text:p>0.00445265</text:p>
          </table:table-cell>
          <table:table-cell table:formula="of:=[.D464]*109.76" office:value-type="float" office:value="0.488722864" calcext:value-type="float">
            <text:p>0.488722864</text:p>
          </table:table-cell>
          <table:table-cell table:formula="of:=[.E464]*1E-018" office:value-type="float" office:value="4.88722864E-019" calcext:value-type="float">
            <text:p>4.88722864E-019</text:p>
          </table:table-cell>
          <table:table-cell table:number-columns-repeated="4"/>
        </table:table-row>
        <table:table-row table:style-name="ro1">
          <table:table-cell office:value-type="float" office:value="106.625" calcext:value-type="float">
            <text:p>106.625</text:p>
          </table:table-cell>
          <table:table-cell office:value-type="float" office:value="0.0000022234" calcext:value-type="float">
            <text:p>2.2234E-006</text:p>
          </table:table-cell>
          <table:table-cell table:formula="of:=([.B465]*[.A465]*[.$J$2])/([.$G$2]*[.F465]*[.$I$2])" office:value-type="float" office:value="0.000666926868958399" calcext:value-type="float">
            <text:p>0.0006669269</text:p>
          </table:table-cell>
          <table:table-cell office:value-type="float" office:value="0.00437218" calcext:value-type="float">
            <text:p>0.00437218</text:p>
          </table:table-cell>
          <table:table-cell table:formula="of:=[.D465]*109.76" office:value-type="float" office:value="0.4798904768" calcext:value-type="float">
            <text:p>0.4798904768</text:p>
          </table:table-cell>
          <table:table-cell table:formula="of:=[.E465]*1E-018" office:value-type="float" office:value="4.798904768E-019" calcext:value-type="float">
            <text:p>4.798904768E-019</text:p>
          </table:table-cell>
          <table:table-cell table:number-columns-repeated="4"/>
        </table:table-row>
        <table:table-row table:style-name="ro1">
          <table:table-cell office:value-type="float" office:value="107.204" calcext:value-type="float">
            <text:p>107.204</text:p>
          </table:table-cell>
          <table:table-cell office:value-type="float" office:value="0.0000021708" calcext:value-type="float">
            <text:p>2.1708E-006</text:p>
          </table:table-cell>
          <table:table-cell table:formula="of:=([.B466]*[.A466]*[.$J$2])/([.$G$2]*[.F466]*[.$I$2])" office:value-type="float" office:value="0.000666932409905991" calcext:value-type="float">
            <text:p>0.0006669324</text:p>
          </table:table-cell>
          <table:table-cell office:value-type="float" office:value="0.00429189" calcext:value-type="float">
            <text:p>0.00429189</text:p>
          </table:table-cell>
          <table:table-cell table:formula="of:=[.D466]*109.76" office:value-type="float" office:value="0.4710778464" calcext:value-type="float">
            <text:p>0.4710778464</text:p>
          </table:table-cell>
          <table:table-cell table:formula="of:=[.E466]*1E-018" office:value-type="float" office:value="4.710778464E-019" calcext:value-type="float">
            <text:p>4.710778464E-019</text:p>
          </table:table-cell>
          <table:table-cell table:number-columns-repeated="4"/>
        </table:table-row>
        <table:table-row table:style-name="ro1">
          <table:table-cell office:value-type="float" office:value="107.786" calcext:value-type="float">
            <text:p>107.786</text:p>
          </table:table-cell>
          <table:table-cell office:value-type="float" office:value="0.000002119" calcext:value-type="float">
            <text:p>0.000002119</text:p>
          </table:table-cell>
          <table:table-cell table:formula="of:=([.B467]*[.A467]*[.$J$2])/([.$G$2]*[.F467]*[.$I$2])" office:value-type="float" office:value="0.000666929313528788" calcext:value-type="float">
            <text:p>0.0006669293</text:p>
          </table:table-cell>
          <table:table-cell office:value-type="float" office:value="0.00421224" calcext:value-type="float">
            <text:p>0.00421224</text:p>
          </table:table-cell>
          <table:table-cell table:formula="of:=[.D467]*109.76" office:value-type="float" office:value="0.4623354624" calcext:value-type="float">
            <text:p>0.4623354624</text:p>
          </table:table-cell>
          <table:table-cell table:formula="of:=[.E467]*1E-018" office:value-type="float" office:value="4.623354624E-019" calcext:value-type="float">
            <text:p>4.623354624E-019</text:p>
          </table:table-cell>
          <table:table-cell table:number-columns-repeated="4"/>
        </table:table-row>
        <table:table-row table:style-name="ro1">
          <table:table-cell office:value-type="float" office:value="108.371" calcext:value-type="float">
            <text:p>108.371</text:p>
          </table:table-cell>
          <table:table-cell office:value-type="float" office:value="0.0000020683" calcext:value-type="float">
            <text:p>2.0683E-006</text:p>
          </table:table-cell>
          <table:table-cell table:formula="of:=([.B468]*[.A468]*[.$J$2])/([.$G$2]*[.F468]*[.$I$2])" office:value-type="float" office:value="0.000666937533426523" calcext:value-type="float">
            <text:p>0.0006669375</text:p>
          </table:table-cell>
          <table:table-cell office:value-type="float" office:value="0.00413372" calcext:value-type="float">
            <text:p>0.00413372</text:p>
          </table:table-cell>
          <table:table-cell table:formula="of:=[.D468]*109.76" office:value-type="float" office:value="0.4537171072" calcext:value-type="float">
            <text:p>0.4537171072</text:p>
          </table:table-cell>
          <table:table-cell table:formula="of:=[.E468]*1E-018" office:value-type="float" office:value="4.537171072E-019" calcext:value-type="float">
            <text:p>4.537171072E-019</text:p>
          </table:table-cell>
          <table:table-cell table:number-columns-repeated="4"/>
        </table:table-row>
        <table:table-row table:style-name="ro1">
          <table:table-cell office:value-type="float" office:value="108.96" calcext:value-type="float">
            <text:p>108.96</text:p>
          </table:table-cell>
          <table:table-cell office:value-type="float" office:value="0.0000020188" calcext:value-type="float">
            <text:p>2.0188E-006</text:p>
          </table:table-cell>
          <table:table-cell table:formula="of:=([.B469]*[.A469]*[.$J$2])/([.$G$2]*[.F469]*[.$I$2])" office:value-type="float" office:value="0.000666924075416218" calcext:value-type="float">
            <text:p>0.0006669241</text:p>
          </table:table-cell>
          <table:table-cell office:value-type="float" office:value="0.0040568" calcext:value-type="float">
            <text:p>0.0040568</text:p>
          </table:table-cell>
          <table:table-cell table:formula="of:=[.D469]*109.76" office:value-type="float" office:value="0.445274368" calcext:value-type="float">
            <text:p>0.445274368</text:p>
          </table:table-cell>
          <table:table-cell table:formula="of:=[.E469]*1E-018" office:value-type="float" office:value="4.45274368E-019" calcext:value-type="float">
            <text:p>4.45274368E-019</text:p>
          </table:table-cell>
          <table:table-cell table:number-columns-repeated="4"/>
        </table:table-row>
        <table:table-row table:style-name="ro1">
          <table:table-cell office:value-type="float" office:value="109.551" calcext:value-type="float">
            <text:p>109.551</text:p>
          </table:table-cell>
          <table:table-cell office:value-type="float" office:value="0.0000019709" calcext:value-type="float">
            <text:p>1.9709E-006</text:p>
          </table:table-cell>
          <table:table-cell table:formula="of:=([.B470]*[.A470]*[.$J$2])/([.$G$2]*[.F470]*[.$I$2])" office:value-type="float" office:value="0.000666930183630776" calcext:value-type="float">
            <text:p>0.0006669302</text:p>
          </table:table-cell>
          <table:table-cell office:value-type="float" office:value="0.00398199" calcext:value-type="float">
            <text:p>0.00398199</text:p>
          </table:table-cell>
          <table:table-cell table:formula="of:=[.D470]*109.76" office:value-type="float" office:value="0.4370632224" calcext:value-type="float">
            <text:p>0.4370632224</text:p>
          </table:table-cell>
          <table:table-cell table:formula="of:=[.E470]*1E-018" office:value-type="float" office:value="4.370632224E-019" calcext:value-type="float">
            <text:p>4.370632224E-019</text:p>
          </table:table-cell>
          <table:table-cell table:number-columns-repeated="4"/>
        </table:table-row>
        <table:table-row table:style-name="ro1">
          <table:table-cell office:value-type="float" office:value="110.146" calcext:value-type="float">
            <text:p>110.146</text:p>
          </table:table-cell>
          <table:table-cell office:value-type="float" office:value="0.0000019247" calcext:value-type="float">
            <text:p>1.9247E-006</text:p>
          </table:table-cell>
          <table:table-cell table:formula="of:=([.B471]*[.A471]*[.$J$2])/([.$G$2]*[.F471]*[.$I$2])" office:value-type="float" office:value="0.000666923047058842" calcext:value-type="float">
            <text:p>0.000666923</text:p>
          </table:table-cell>
          <table:table-cell office:value-type="float" office:value="0.00390981" calcext:value-type="float">
            <text:p>0.00390981</text:p>
          </table:table-cell>
          <table:table-cell table:formula="of:=[.D471]*109.76" office:value-type="float" office:value="0.4291407456" calcext:value-type="float">
            <text:p>0.4291407456</text:p>
          </table:table-cell>
          <table:table-cell table:formula="of:=[.E471]*1E-018" office:value-type="float" office:value="4.291407456E-019" calcext:value-type="float">
            <text:p>4.291407456E-019</text:p>
          </table:table-cell>
          <table:table-cell table:number-columns-repeated="4"/>
        </table:table-row>
        <table:table-row table:style-name="ro1">
          <table:table-cell office:value-type="float" office:value="110.744" calcext:value-type="float">
            <text:p>110.744</text:p>
          </table:table-cell>
          <table:table-cell office:value-type="float" office:value="0.0000018805" calcext:value-type="float">
            <text:p>1.8805E-006</text:p>
          </table:table-cell>
          <table:table-cell table:formula="of:=([.B472]*[.A472]*[.$J$2])/([.$G$2]*[.F472]*[.$I$2])" office:value-type="float" office:value="0.000666918222062863" calcext:value-type="float">
            <text:p>0.0006669182</text:p>
          </table:table-cell>
          <table:table-cell office:value-type="float" office:value="0.00384079" calcext:value-type="float">
            <text:p>0.00384079</text:p>
          </table:table-cell>
          <table:table-cell table:formula="of:=[.D472]*109.76" office:value-type="float" office:value="0.4215651104" calcext:value-type="float">
            <text:p>0.4215651104</text:p>
          </table:table-cell>
          <table:table-cell table:formula="of:=[.E472]*1E-018" office:value-type="float" office:value="4.215651104E-019" calcext:value-type="float">
            <text:p>4.215651104E-019</text:p>
          </table:table-cell>
          <table:table-cell table:number-columns-repeated="4"/>
        </table:table-row>
        <table:table-row table:style-name="ro1">
          <table:table-cell office:value-type="float" office:value="111.345" calcext:value-type="float">
            <text:p>111.345</text:p>
          </table:table-cell>
          <table:table-cell office:value-type="float" office:value="0.0000018386" calcext:value-type="float">
            <text:p>1.8386E-006</text:p>
          </table:table-cell>
          <table:table-cell table:formula="of:=([.B473]*[.A473]*[.$J$2])/([.$G$2]*[.F473]*[.$I$2])" office:value-type="float" office:value="0.00066693614264727" calcext:value-type="float">
            <text:p>0.0006669361</text:p>
          </table:table-cell>
          <table:table-cell office:value-type="float" office:value="0.00377549" calcext:value-type="float">
            <text:p>0.00377549</text:p>
          </table:table-cell>
          <table:table-cell table:formula="of:=[.D473]*109.76" office:value-type="float" office:value="0.4143977824" calcext:value-type="float">
            <text:p>0.4143977824</text:p>
          </table:table-cell>
          <table:table-cell table:formula="of:=[.E473]*1E-018" office:value-type="float" office:value="4.143977824E-019" calcext:value-type="float">
            <text:p>4.143977824E-019</text:p>
          </table:table-cell>
          <table:table-cell table:number-columns-repeated="4"/>
        </table:table-row>
        <table:table-row table:style-name="ro1">
          <table:table-cell office:value-type="float" office:value="111.95" calcext:value-type="float">
            <text:p>111.95</text:p>
          </table:table-cell>
          <table:table-cell office:value-type="float" office:value="0.0000017991" calcext:value-type="float">
            <text:p>1.7991E-006</text:p>
          </table:table-cell>
          <table:table-cell table:formula="of:=([.B474]*[.A474]*[.$J$2])/([.$G$2]*[.F474]*[.$I$2])" office:value-type="float" office:value="0.000666931114989194" calcext:value-type="float">
            <text:p>0.0006669311</text:p>
          </table:table-cell>
          <table:table-cell office:value-type="float" office:value="0.00371448" calcext:value-type="float">
            <text:p>0.00371448</text:p>
          </table:table-cell>
          <table:table-cell table:formula="of:=[.D474]*109.76" office:value-type="float" office:value="0.4077013248" calcext:value-type="float">
            <text:p>0.4077013248</text:p>
          </table:table-cell>
          <table:table-cell table:formula="of:=[.E474]*1E-018" office:value-type="float" office:value="4.077013248E-019" calcext:value-type="float">
            <text:p>4.077013248E-019</text:p>
          </table:table-cell>
          <table:table-cell table:number-columns-repeated="4"/>
        </table:table-row>
        <table:table-row table:style-name="ro1">
          <table:table-cell office:value-type="float" office:value="112.558" calcext:value-type="float">
            <text:p>112.558</text:p>
          </table:table-cell>
          <table:table-cell office:value-type="float" office:value="0.0000017623" calcext:value-type="float">
            <text:p>1.7623E-006</text:p>
          </table:table-cell>
          <table:table-cell table:formula="of:=([.B475]*[.A475]*[.$J$2])/([.$G$2]*[.F475]*[.$I$2])" office:value-type="float" office:value="0.00066691875799683" calcext:value-type="float">
            <text:p>0.0006669188</text:p>
          </table:table-cell>
          <table:table-cell office:value-type="float" office:value="0.00365833" calcext:value-type="float">
            <text:p>0.00365833</text:p>
          </table:table-cell>
          <table:table-cell table:formula="of:=[.D475]*109.76" office:value-type="float" office:value="0.4015383008" calcext:value-type="float">
            <text:p>0.4015383008</text:p>
          </table:table-cell>
          <table:table-cell table:formula="of:=[.E475]*1E-018" office:value-type="float" office:value="4.015383008E-019" calcext:value-type="float">
            <text:p>4.015383008E-019</text:p>
          </table:table-cell>
          <table:table-cell table:number-columns-repeated="4"/>
        </table:table-row>
        <table:table-row table:style-name="ro1">
          <table:table-cell office:value-type="float" office:value="113.169" calcext:value-type="float">
            <text:p>113.169</text:p>
          </table:table-cell>
          <table:table-cell office:value-type="float" office:value="0.0000017285" calcext:value-type="float">
            <text:p>1.7285E-006</text:p>
          </table:table-cell>
          <table:table-cell table:formula="of:=([.B476]*[.A476]*[.$J$2])/([.$G$2]*[.F476]*[.$I$2])" office:value-type="float" office:value="0.000666913731547452" calcext:value-type="float">
            <text:p>0.0006669137</text:p>
          </table:table-cell>
          <table:table-cell office:value-type="float" office:value="0.00360767" calcext:value-type="float">
            <text:p>0.00360767</text:p>
          </table:table-cell>
          <table:table-cell table:formula="of:=[.D476]*109.76" office:value-type="float" office:value="0.3959778592" calcext:value-type="float">
            <text:p>0.3959778592</text:p>
          </table:table-cell>
          <table:table-cell table:formula="of:=[.E476]*1E-018" office:value-type="float" office:value="3.959778592E-019" calcext:value-type="float">
            <text:p>3.959778592E-019</text:p>
          </table:table-cell>
          <table:table-cell table:number-columns-repeated="4"/>
        </table:table-row>
        <table:table-row table:style-name="ro1">
          <table:table-cell office:value-type="float" office:value="113.784" calcext:value-type="float">
            <text:p>113.784</text:p>
          </table:table-cell>
          <table:table-cell office:value-type="float" office:value="0.000001698" calcext:value-type="float">
            <text:p>0.000001698</text:p>
          </table:table-cell>
          <table:table-cell table:formula="of:=([.B477]*[.A477]*[.$J$2])/([.$G$2]*[.F477]*[.$I$2])" office:value-type="float" office:value="0.000666947567465695" calcext:value-type="float">
            <text:p>0.0006669476</text:p>
          </table:table-cell>
          <table:table-cell office:value-type="float" office:value="0.00356309" calcext:value-type="float">
            <text:p>0.00356309</text:p>
          </table:table-cell>
          <table:table-cell table:formula="of:=[.D477]*109.76" office:value-type="float" office:value="0.3910847584" calcext:value-type="float">
            <text:p>0.3910847584</text:p>
          </table:table-cell>
          <table:table-cell table:formula="of:=[.E477]*1E-018" office:value-type="float" office:value="3.910847584E-019" calcext:value-type="float">
            <text:p>3.910847584E-019</text:p>
          </table:table-cell>
          <table:table-cell table:number-columns-repeated="4"/>
        </table:table-row>
        <table:table-row table:style-name="ro1">
          <table:table-cell office:value-type="float" office:value="114.401" calcext:value-type="float">
            <text:p>114.401</text:p>
          </table:table-cell>
          <table:table-cell office:value-type="float" office:value="0.0000016708" calcext:value-type="float">
            <text:p>1.6708E-006</text:p>
          </table:table-cell>
          <table:table-cell table:formula="of:=([.B478]*[.A478]*[.$J$2])/([.$G$2]*[.F478]*[.$I$2])" office:value-type="float" office:value="0.000666927694425368" calcext:value-type="float">
            <text:p>0.0006669277</text:p>
          </table:table-cell>
          <table:table-cell office:value-type="float" office:value="0.00352513" calcext:value-type="float">
            <text:p>0.00352513</text:p>
          </table:table-cell>
          <table:table-cell table:formula="of:=[.D478]*109.76" office:value-type="float" office:value="0.3869182688" calcext:value-type="float">
            <text:p>0.3869182688</text:p>
          </table:table-cell>
          <table:table-cell table:formula="of:=[.E478]*1E-018" office:value-type="float" office:value="3.869182688E-019" calcext:value-type="float">
            <text:p>3.869182688E-019</text:p>
          </table:table-cell>
          <table:table-cell table:number-columns-repeated="4"/>
        </table:table-row>
        <table:table-row table:style-name="ro1">
          <table:table-cell office:value-type="float" office:value="115.023" calcext:value-type="float">
            <text:p>115.023</text:p>
          </table:table-cell>
          <table:table-cell office:value-type="float" office:value="0.0000016465" calcext:value-type="float">
            <text:p>1.6465E-006</text:p>
          </table:table-cell>
          <table:table-cell table:formula="of:=([.B479]*[.A479]*[.$J$2])/([.$G$2]*[.F479]*[.$I$2])" office:value-type="float" office:value="0.000666933076632853" calcext:value-type="float">
            <text:p>0.0006669331</text:p>
          </table:table-cell>
          <table:table-cell office:value-type="float" office:value="0.00349272" calcext:value-type="float">
            <text:p>0.00349272</text:p>
          </table:table-cell>
          <table:table-cell table:formula="of:=[.D479]*109.76" office:value-type="float" office:value="0.3833609472" calcext:value-type="float">
            <text:p>0.3833609472</text:p>
          </table:table-cell>
          <table:table-cell table:formula="of:=[.E479]*1E-018" office:value-type="float" office:value="3.833609472E-019" calcext:value-type="float">
            <text:p>3.833609472E-019</text:p>
          </table:table-cell>
          <table:table-cell table:number-columns-repeated="4"/>
        </table:table-row>
        <table:table-row table:style-name="ro1">
          <table:table-cell office:value-type="float" office:value="115.647" calcext:value-type="float">
            <text:p>115.647</text:p>
          </table:table-cell>
          <table:table-cell office:value-type="float" office:value="0.000001624" calcext:value-type="float">
            <text:p>0.000001624</text:p>
          </table:table-cell>
          <table:table-cell table:formula="of:=([.B480]*[.A480]*[.$J$2])/([.$G$2]*[.F480]*[.$I$2])" office:value-type="float" office:value="0.00066692919440349" calcext:value-type="float">
            <text:p>0.0006669292</text:p>
          </table:table-cell>
          <table:table-cell office:value-type="float" office:value="0.0034637" calcext:value-type="float">
            <text:p>0.0034637</text:p>
          </table:table-cell>
          <table:table-cell table:formula="of:=[.D480]*109.76" office:value-type="float" office:value="0.380175712" calcext:value-type="float">
            <text:p>0.380175712</text:p>
          </table:table-cell>
          <table:table-cell table:formula="of:=[.E480]*1E-018" office:value-type="float" office:value="3.80175712E-019" calcext:value-type="float">
            <text:p>3.80175712E-019</text:p>
          </table:table-cell>
          <table:table-cell table:number-columns-repeated="4"/>
        </table:table-row>
        <table:table-row table:style-name="ro1">
          <table:table-cell office:value-type="float" office:value="116.275" calcext:value-type="float">
            <text:p>116.275</text:p>
          </table:table-cell>
          <table:table-cell office:value-type="float" office:value="0.0000016022" calcext:value-type="float">
            <text:p>1.6022E-006</text:p>
          </table:table-cell>
          <table:table-cell table:formula="of:=([.B481]*[.A481]*[.$J$2])/([.$G$2]*[.F481]*[.$I$2])" office:value-type="float" office:value="0.000666923570452756" calcext:value-type="float">
            <text:p>0.0006669236</text:p>
          </table:table-cell>
          <table:table-cell office:value-type="float" office:value="0.00343579" calcext:value-type="float">
            <text:p>0.00343579</text:p>
          </table:table-cell>
          <table:table-cell table:formula="of:=[.D481]*109.76" office:value-type="float" office:value="0.3771123104" calcext:value-type="float">
            <text:p>0.3771123104</text:p>
          </table:table-cell>
          <table:table-cell table:formula="of:=[.E481]*1E-018" office:value-type="float" office:value="3.771123104E-019" calcext:value-type="float">
            <text:p>3.771123104E-019</text:p>
          </table:table-cell>
          <table:table-cell table:number-columns-repeated="4"/>
        </table:table-row>
        <table:table-row table:style-name="ro1">
          <table:table-cell office:value-type="float" office:value="116.906" calcext:value-type="float">
            <text:p>116.906</text:p>
          </table:table-cell>
          <table:table-cell office:value-type="float" office:value="0.0000015801" calcext:value-type="float">
            <text:p>1.5801E-006</text:p>
          </table:table-cell>
          <table:table-cell table:formula="of:=([.B482]*[.A482]*[.$J$2])/([.$G$2]*[.F482]*[.$I$2])" office:value-type="float" office:value="0.000666924831183985" calcext:value-type="float">
            <text:p>0.0006669248</text:p>
          </table:table-cell>
          <table:table-cell office:value-type="float" office:value="0.00340678" calcext:value-type="float">
            <text:p>0.00340678</text:p>
          </table:table-cell>
          <table:table-cell table:formula="of:=[.D482]*109.76" office:value-type="float" office:value="0.3739281728" calcext:value-type="float">
            <text:p>0.3739281728</text:p>
          </table:table-cell>
          <table:table-cell table:formula="of:=[.E482]*1E-018" office:value-type="float" office:value="3.739281728E-019" calcext:value-type="float">
            <text:p>3.739281728E-019</text:p>
          </table:table-cell>
          <table:table-cell table:number-columns-repeated="4"/>
        </table:table-row>
        <table:table-row table:style-name="ro1">
          <table:table-cell office:value-type="float" office:value="117.541" calcext:value-type="float">
            <text:p>117.541</text:p>
          </table:table-cell>
          <table:table-cell office:value-type="float" office:value="0.0000015567" calcext:value-type="float">
            <text:p>1.5567E-006</text:p>
          </table:table-cell>
          <table:table-cell table:formula="of:=([.B483]*[.A483]*[.$J$2])/([.$G$2]*[.F483]*[.$I$2])" office:value-type="float" office:value="0.000666936485229507" calcext:value-type="float">
            <text:p>0.0006669365</text:p>
          </table:table-cell>
          <table:table-cell office:value-type="float" office:value="0.0033745" calcext:value-type="float">
            <text:p>0.0033745</text:p>
          </table:table-cell>
          <table:table-cell table:formula="of:=[.D483]*109.76" office:value-type="float" office:value="0.37038512" calcext:value-type="float">
            <text:p>0.37038512</text:p>
          </table:table-cell>
          <table:table-cell table:formula="of:=[.E483]*1E-018" office:value-type="float" office:value="3.7038512E-019" calcext:value-type="float">
            <text:p>3.7038512E-019</text:p>
          </table:table-cell>
          <table:table-cell table:number-columns-repeated="4"/>
        </table:table-row>
        <table:table-row table:style-name="ro1">
          <table:table-cell office:value-type="float" office:value="118.18" calcext:value-type="float">
            <text:p>118.18</text:p>
          </table:table-cell>
          <table:table-cell office:value-type="float" office:value="0.0000015309" calcext:value-type="float">
            <text:p>1.5309E-006</text:p>
          </table:table-cell>
          <table:table-cell table:formula="of:=([.B484]*[.A484]*[.$J$2])/([.$G$2]*[.F484]*[.$I$2])" office:value-type="float" office:value="0.000666911249820905" calcext:value-type="float">
            <text:p>0.0006669112</text:p>
          </table:table-cell>
          <table:table-cell office:value-type="float" office:value="0.00333674" calcext:value-type="float">
            <text:p>0.00333674</text:p>
          </table:table-cell>
          <table:table-cell table:formula="of:=[.D484]*109.76" office:value-type="float" office:value="0.3662405824" calcext:value-type="float">
            <text:p>0.3662405824</text:p>
          </table:table-cell>
          <table:table-cell table:formula="of:=[.E484]*1E-018" office:value-type="float" office:value="3.662405824E-019" calcext:value-type="float">
            <text:p>3.662405824E-019</text:p>
          </table:table-cell>
          <table:table-cell table:number-columns-repeated="4"/>
        </table:table-row>
        <table:table-row table:style-name="ro1">
          <table:table-cell office:value-type="float" office:value="118.821" calcext:value-type="float">
            <text:p>118.821</text:p>
          </table:table-cell>
          <table:table-cell office:value-type="float" office:value="0.0000015024" calcext:value-type="float">
            <text:p>1.5024E-006</text:p>
          </table:table-cell>
          <table:table-cell table:formula="of:=([.B485]*[.A485]*[.$J$2])/([.$G$2]*[.F485]*[.$I$2])" office:value-type="float" office:value="0.000666909810900045" calcext:value-type="float">
            <text:p>0.0006669098</text:p>
          </table:table-cell>
          <table:table-cell office:value-type="float" office:value="0.00329239" calcext:value-type="float">
            <text:p>0.00329239</text:p>
          </table:table-cell>
          <table:table-cell table:formula="of:=[.D485]*109.76" office:value-type="float" office:value="0.3613727264" calcext:value-type="float">
            <text:p>0.3613727264</text:p>
          </table:table-cell>
          <table:table-cell table:formula="of:=[.E485]*1E-018" office:value-type="float" office:value="3.613727264E-019" calcext:value-type="float">
            <text:p>3.613727264E-019</text:p>
          </table:table-cell>
          <table:table-cell table:number-columns-repeated="4"/>
        </table:table-row>
        <table:table-row table:style-name="ro1">
          <table:table-cell office:value-type="float" office:value="119.466" calcext:value-type="float">
            <text:p>119.466</text:p>
          </table:table-cell>
          <table:table-cell office:value-type="float" office:value="0.0000014717" calcext:value-type="float">
            <text:p>1.4717E-006</text:p>
          </table:table-cell>
          <table:table-cell table:formula="of:=([.B486]*[.A486]*[.$J$2])/([.$G$2]*[.F486]*[.$I$2])" office:value-type="float" office:value="0.000666946912664541" calcext:value-type="float">
            <text:p>0.0006669469</text:p>
          </table:table-cell>
          <table:table-cell office:value-type="float" office:value="0.00324244" calcext:value-type="float">
            <text:p>0.00324244</text:p>
          </table:table-cell>
          <table:table-cell table:formula="of:=[.D486]*109.76" office:value-type="float" office:value="0.3558902144" calcext:value-type="float">
            <text:p>0.3558902144</text:p>
          </table:table-cell>
          <table:table-cell table:formula="of:=[.E486]*1E-018" office:value-type="float" office:value="3.558902144E-019" calcext:value-type="float">
            <text:p>3.558902144E-019</text:p>
          </table:table-cell>
          <table:table-cell table:number-columns-repeated="4"/>
        </table:table-row>
        <table:table-row table:style-name="ro1">
          <table:table-cell office:value-type="float" office:value="120.115" calcext:value-type="float">
            <text:p>120.115</text:p>
          </table:table-cell>
          <table:table-cell office:value-type="float" office:value="0.0000014392" calcext:value-type="float">
            <text:p>1.4392E-006</text:p>
          </table:table-cell>
          <table:table-cell table:formula="of:=([.B487]*[.A487]*[.$J$2])/([.$G$2]*[.F487]*[.$I$2])" office:value-type="float" office:value="0.000666926370039466" calcext:value-type="float">
            <text:p>0.0006669264</text:p>
          </table:table-cell>
          <table:table-cell office:value-type="float" office:value="0.00318816" calcext:value-type="float">
            <text:p>0.00318816</text:p>
          </table:table-cell>
          <table:table-cell table:formula="of:=[.D487]*109.76" office:value-type="float" office:value="0.3499324416" calcext:value-type="float">
            <text:p>0.3499324416</text:p>
          </table:table-cell>
          <table:table-cell table:formula="of:=[.E487]*1E-018" office:value-type="float" office:value="3.499324416E-019" calcext:value-type="float">
            <text:p>3.499324416E-019</text:p>
          </table:table-cell>
          <table:table-cell table:number-columns-repeated="4"/>
        </table:table-row>
        <table:table-row table:style-name="ro1">
          <table:table-cell office:value-type="float" office:value="120.767" calcext:value-type="float">
            <text:p>120.767</text:p>
          </table:table-cell>
          <table:table-cell office:value-type="float" office:value="0.0000014064" calcext:value-type="float">
            <text:p>1.4064E-006</text:p>
          </table:table-cell>
          <table:table-cell table:formula="of:=([.B488]*[.A488]*[.$J$2])/([.$G$2]*[.F488]*[.$I$2])" office:value-type="float" office:value="0.000666926748856803" calcext:value-type="float">
            <text:p>0.0006669267</text:p>
          </table:table-cell>
          <table:table-cell office:value-type="float" office:value="0.00313241" calcext:value-type="float">
            <text:p>0.00313241</text:p>
          </table:table-cell>
          <table:table-cell table:formula="of:=[.D488]*109.76" office:value-type="float" office:value="0.3438133216" calcext:value-type="float">
            <text:p>0.3438133216</text:p>
          </table:table-cell>
          <table:table-cell table:formula="of:=[.E488]*1E-018" office:value-type="float" office:value="3.438133216E-019" calcext:value-type="float">
            <text:p>3.438133216E-019</text:p>
          </table:table-cell>
          <table:table-cell table:number-columns-repeated="4"/>
        </table:table-row>
        <table:table-row table:style-name="ro1">
          <table:table-cell office:value-type="float" office:value="121.423" calcext:value-type="float">
            <text:p>121.423</text:p>
          </table:table-cell>
          <table:table-cell office:value-type="float" office:value="0.0000013763" calcext:value-type="float">
            <text:p>1.3763E-006</text:p>
          </table:table-cell>
          <table:table-cell table:formula="of:=([.B489]*[.A489]*[.$J$2])/([.$G$2]*[.F489]*[.$I$2])" office:value-type="float" office:value="0.00066694418668816" calcext:value-type="float">
            <text:p>0.0006669442</text:p>
          </table:table-cell>
          <table:table-cell office:value-type="float" office:value="0.00308194" calcext:value-type="float">
            <text:p>0.00308194</text:p>
          </table:table-cell>
          <table:table-cell table:formula="of:=[.D489]*109.76" office:value-type="float" office:value="0.3382737344" calcext:value-type="float">
            <text:p>0.3382737344</text:p>
          </table:table-cell>
          <table:table-cell table:formula="of:=[.E489]*1E-018" office:value-type="float" office:value="3.382737344E-019" calcext:value-type="float">
            <text:p>3.382737344E-019</text:p>
          </table:table-cell>
          <table:table-cell table:number-columns-repeated="4"/>
        </table:table-row>
        <table:table-row table:style-name="ro1">
          <table:table-cell office:value-type="float" office:value="122.082" calcext:value-type="float">
            <text:p>122.082</text:p>
          </table:table-cell>
          <table:table-cell office:value-type="float" office:value="0.0000013521" calcext:value-type="float">
            <text:p>1.3521E-006</text:p>
          </table:table-cell>
          <table:table-cell table:formula="of:=([.B490]*[.A490]*[.$J$2])/([.$G$2]*[.F490]*[.$I$2])" office:value-type="float" office:value="0.000666924823673325" calcext:value-type="float">
            <text:p>0.0006669248</text:p>
          </table:table-cell>
          <table:table-cell office:value-type="float" office:value="0.00304427" calcext:value-type="float">
            <text:p>0.00304427</text:p>
          </table:table-cell>
          <table:table-cell table:formula="of:=[.D490]*109.76" office:value-type="float" office:value="0.3341390752" calcext:value-type="float">
            <text:p>0.3341390752</text:p>
          </table:table-cell>
          <table:table-cell table:formula="of:=[.E490]*1E-018" office:value-type="float" office:value="3.341390752E-019" calcext:value-type="float">
            <text:p>3.341390752E-019</text:p>
          </table:table-cell>
          <table:table-cell table:number-columns-repeated="4"/>
        </table:table-row>
        <table:table-row table:style-name="ro1">
          <table:table-cell office:value-type="float" office:value="122.745" calcext:value-type="float">
            <text:p>122.745</text:p>
          </table:table-cell>
          <table:table-cell office:value-type="float" office:value="0.0000013354" calcext:value-type="float">
            <text:p>1.3354E-006</text:p>
          </table:table-cell>
          <table:table-cell table:formula="of:=([.B491]*[.A491]*[.$J$2])/([.$G$2]*[.F491]*[.$I$2])" office:value-type="float" office:value="0.000666935477849994" calcext:value-type="float">
            <text:p>0.0006669355</text:p>
          </table:table-cell>
          <table:table-cell office:value-type="float" office:value="0.00302295" calcext:value-type="float">
            <text:p>0.00302295</text:p>
          </table:table-cell>
          <table:table-cell table:formula="of:=[.D491]*109.76" office:value-type="float" office:value="0.331798992" calcext:value-type="float">
            <text:p>0.331798992</text:p>
          </table:table-cell>
          <table:table-cell table:formula="of:=[.E491]*1E-018" office:value-type="float" office:value="3.31798992E-019" calcext:value-type="float">
            <text:p>3.31798992E-019</text:p>
          </table:table-cell>
          <table:table-cell table:number-columns-repeated="4"/>
        </table:table-row>
        <table:table-row table:style-name="ro1">
          <table:table-cell office:value-type="float" office:value="123.412" calcext:value-type="float">
            <text:p>123.412</text:p>
          </table:table-cell>
          <table:table-cell office:value-type="float" office:value="0.0000013224" calcext:value-type="float">
            <text:p>1.3224E-006</text:p>
          </table:table-cell>
          <table:table-cell table:formula="of:=([.B492]*[.A492]*[.$J$2])/([.$G$2]*[.F492]*[.$I$2])" office:value-type="float" office:value="0.000666915255908928" calcext:value-type="float">
            <text:p>0.0006669153</text:p>
          </table:table-cell>
          <table:table-cell office:value-type="float" office:value="0.00300988" calcext:value-type="float">
            <text:p>0.00300988</text:p>
          </table:table-cell>
          <table:table-cell table:formula="of:=[.D492]*109.76" office:value-type="float" office:value="0.3303644288" calcext:value-type="float">
            <text:p>0.3303644288</text:p>
          </table:table-cell>
          <table:table-cell table:formula="of:=[.E492]*1E-018" office:value-type="float" office:value="3.303644288E-019" calcext:value-type="float">
            <text:p>3.303644288E-019</text:p>
          </table:table-cell>
          <table:table-cell table:number-columns-repeated="4"/>
        </table:table-row>
        <table:table-row table:style-name="ro1">
          <table:table-cell office:value-type="float" office:value="124.082" calcext:value-type="float">
            <text:p>124.082</text:p>
          </table:table-cell>
          <table:table-cell office:value-type="float" office:value="0.0000013087" calcext:value-type="float">
            <text:p>1.3087E-006</text:p>
          </table:table-cell>
          <table:table-cell table:formula="of:=([.B493]*[.A493]*[.$J$2])/([.$G$2]*[.F493]*[.$I$2])" office:value-type="float" office:value="0.000666955129922899" calcext:value-type="float">
            <text:p>0.0006669551</text:p>
          </table:table-cell>
          <table:table-cell office:value-type="float" office:value="0.00299469" calcext:value-type="float">
            <text:p>0.00299469</text:p>
          </table:table-cell>
          <table:table-cell table:formula="of:=[.D493]*109.76" office:value-type="float" office:value="0.3286971744" calcext:value-type="float">
            <text:p>0.3286971744</text:p>
          </table:table-cell>
          <table:table-cell table:formula="of:=[.E493]*1E-018" office:value-type="float" office:value="3.286971744E-019" calcext:value-type="float">
            <text:p>3.286971744E-019</text:p>
          </table:table-cell>
          <table:table-cell table:number-columns-repeated="4"/>
        </table:table-row>
        <table:table-row table:style-name="ro1">
          <table:table-cell office:value-type="float" office:value="124.756" calcext:value-type="float">
            <text:p>124.756</text:p>
          </table:table-cell>
          <table:table-cell office:value-type="float" office:value="0.0000012906" calcext:value-type="float">
            <text:p>1.2906E-006</text:p>
          </table:table-cell>
          <table:table-cell table:formula="of:=([.B494]*[.A494]*[.$J$2])/([.$G$2]*[.F494]*[.$I$2])" office:value-type="float" office:value="0.000666926770430288" calcext:value-type="float">
            <text:p>0.0006669268</text:p>
          </table:table-cell>
          <table:table-cell office:value-type="float" office:value="0.00296944" calcext:value-type="float">
            <text:p>0.00296944</text:p>
          </table:table-cell>
          <table:table-cell table:formula="of:=[.D494]*109.76" office:value-type="float" office:value="0.3259257344" calcext:value-type="float">
            <text:p>0.3259257344</text:p>
          </table:table-cell>
          <table:table-cell table:formula="of:=[.E494]*1E-018" office:value-type="float" office:value="3.259257344E-019" calcext:value-type="float">
            <text:p>3.259257344E-019</text:p>
          </table:table-cell>
          <table:table-cell table:number-columns-repeated="4"/>
        </table:table-row>
        <table:table-row table:style-name="ro1">
          <table:table-cell office:value-type="float" office:value="125.433" calcext:value-type="float">
            <text:p>125.433</text:p>
          </table:table-cell>
          <table:table-cell office:value-type="float" office:value="0.0000012682" calcext:value-type="float">
            <text:p>1.2682E-006</text:p>
          </table:table-cell>
          <table:table-cell table:formula="of:=([.B495]*[.A495]*[.$J$2])/([.$G$2]*[.F495]*[.$I$2])" office:value-type="float" office:value="0.000666907644760442" calcext:value-type="float">
            <text:p>0.0006669076</text:p>
          </table:table-cell>
          <table:table-cell office:value-type="float" office:value="0.00293382" calcext:value-type="float">
            <text:p>0.00293382</text:p>
          </table:table-cell>
          <table:table-cell table:formula="of:=[.D495]*109.76" office:value-type="float" office:value="0.3220160832" calcext:value-type="float">
            <text:p>0.3220160832</text:p>
          </table:table-cell>
          <table:table-cell table:formula="of:=[.E495]*1E-018" office:value-type="float" office:value="3.220160832E-019" calcext:value-type="float">
            <text:p>3.220160832E-019</text:p>
          </table:table-cell>
          <table:table-cell table:number-columns-repeated="4"/>
        </table:table-row>
        <table:table-row table:style-name="ro1">
          <table:table-cell office:value-type="float" office:value="126.114" calcext:value-type="float">
            <text:p>126.114</text:p>
          </table:table-cell>
          <table:table-cell office:value-type="float" office:value="0.0000012421" calcext:value-type="float">
            <text:p>1.2421E-006</text:p>
          </table:table-cell>
          <table:table-cell table:formula="of:=([.B496]*[.A496]*[.$J$2])/([.$G$2]*[.F496]*[.$I$2])" office:value-type="float" office:value="0.000666937984020439" calcext:value-type="float">
            <text:p>0.000666938</text:p>
          </table:table-cell>
          <table:table-cell office:value-type="float" office:value="0.00288891" calcext:value-type="float">
            <text:p>0.00288891</text:p>
          </table:table-cell>
          <table:table-cell table:formula="of:=[.D496]*109.76" office:value-type="float" office:value="0.3170867616" calcext:value-type="float">
            <text:p>0.3170867616</text:p>
          </table:table-cell>
          <table:table-cell table:formula="of:=[.E496]*1E-018" office:value-type="float" office:value="3.170867616E-019" calcext:value-type="float">
            <text:p>3.170867616E-019</text:p>
          </table:table-cell>
          <table:table-cell table:number-columns-repeated="4"/>
        </table:table-row>
        <table:table-row table:style-name="ro1">
          <table:table-cell office:value-type="float" office:value="126.799" calcext:value-type="float">
            <text:p>126.799</text:p>
          </table:table-cell>
          <table:table-cell office:value-type="float" office:value="0.0000012132" calcext:value-type="float">
            <text:p>1.2132E-006</text:p>
          </table:table-cell>
          <table:table-cell table:formula="of:=([.B497]*[.A497]*[.$J$2])/([.$G$2]*[.F497]*[.$I$2])" office:value-type="float" office:value="0.000666930904793804" calcext:value-type="float">
            <text:p>0.0006669309</text:p>
          </table:table-cell>
          <table:table-cell office:value-type="float" office:value="0.00283705" calcext:value-type="float">
            <text:p>0.00283705</text:p>
          </table:table-cell>
          <table:table-cell table:formula="of:=[.D497]*109.76" office:value-type="float" office:value="0.311394608" calcext:value-type="float">
            <text:p>0.311394608</text:p>
          </table:table-cell>
          <table:table-cell table:formula="of:=[.E497]*1E-018" office:value-type="float" office:value="3.11394608E-019" calcext:value-type="float">
            <text:p>3.11394608E-019</text:p>
          </table:table-cell>
          <table:table-cell table:number-columns-repeated="4"/>
        </table:table-row>
        <table:table-row table:style-name="ro1">
          <table:table-cell office:value-type="float" office:value="127.487" calcext:value-type="float">
            <text:p>127.487</text:p>
          </table:table-cell>
          <table:table-cell office:value-type="float" office:value="0.000001184" calcext:value-type="float">
            <text:p>0.000001184</text:p>
          </table:table-cell>
          <table:table-cell table:formula="of:=([.B498]*[.A498]*[.$J$2])/([.$G$2]*[.F498]*[.$I$2])" office:value-type="float" office:value="0.000666933136528305" calcext:value-type="float">
            <text:p>0.0006669331</text:p>
          </table:table-cell>
          <table:table-cell office:value-type="float" office:value="0.00278378" calcext:value-type="float">
            <text:p>0.00278378</text:p>
          </table:table-cell>
          <table:table-cell table:formula="of:=[.D498]*109.76" office:value-type="float" office:value="0.3055476928" calcext:value-type="float">
            <text:p>0.3055476928</text:p>
          </table:table-cell>
          <table:table-cell table:formula="of:=[.E498]*1E-018" office:value-type="float" office:value="3.055476928E-019" calcext:value-type="float">
            <text:p>3.055476928E-019</text:p>
          </table:table-cell>
          <table:table-cell table:number-columns-repeated="4"/>
        </table:table-row>
        <table:table-row table:style-name="ro1">
          <table:table-cell office:value-type="float" office:value="128.18" calcext:value-type="float">
            <text:p>128.18</text:p>
          </table:table-cell>
          <table:table-cell office:value-type="float" office:value="0.0000011571" calcext:value-type="float">
            <text:p>1.1571E-006</text:p>
          </table:table-cell>
          <table:table-cell table:formula="of:=([.B499]*[.A499]*[.$J$2])/([.$G$2]*[.F499]*[.$I$2])" office:value-type="float" office:value="0.000666953144065307" calcext:value-type="float">
            <text:p>0.0006669531</text:p>
          </table:table-cell>
          <table:table-cell office:value-type="float" office:value="0.00273524" calcext:value-type="float">
            <text:p>0.00273524</text:p>
          </table:table-cell>
          <table:table-cell table:formula="of:=[.D499]*109.76" office:value-type="float" office:value="0.3002199424" calcext:value-type="float">
            <text:p>0.3002199424</text:p>
          </table:table-cell>
          <table:table-cell table:formula="of:=[.E499]*1E-018" office:value-type="float" office:value="3.002199424E-019" calcext:value-type="float">
            <text:p>3.002199424E-019</text:p>
          </table:table-cell>
          <table:table-cell table:number-columns-repeated="4"/>
        </table:table-row>
        <table:table-row table:style-name="ro1">
          <table:table-cell office:value-type="float" office:value="128.876" calcext:value-type="float">
            <text:p>128.876</text:p>
          </table:table-cell>
          <table:table-cell office:value-type="float" office:value="0.000001134" calcext:value-type="float">
            <text:p>0.000001134</text:p>
          </table:table-cell>
          <table:table-cell table:formula="of:=([.B500]*[.A500]*[.$J$2])/([.$G$2]*[.F500]*[.$I$2])" office:value-type="float" office:value="0.000666925915637741" calcext:value-type="float">
            <text:p>0.0006669259</text:p>
          </table:table-cell>
          <table:table-cell office:value-type="float" office:value="0.0026953" calcext:value-type="float">
            <text:p>0.0026953</text:p>
          </table:table-cell>
          <table:table-cell table:formula="of:=[.D500]*109.76" office:value-type="float" office:value="0.295836128" calcext:value-type="float">
            <text:p>0.295836128</text:p>
          </table:table-cell>
          <table:table-cell table:formula="of:=[.E500]*1E-018" office:value-type="float" office:value="2.95836128E-019" calcext:value-type="float">
            <text:p>2.95836128E-019</text:p>
          </table:table-cell>
          <table:table-cell table:number-columns-repeated="4"/>
        </table:table-row>
        <table:table-row table:style-name="ro1">
          <table:table-cell office:value-type="float" office:value="129.575" calcext:value-type="float">
            <text:p>129.575</text:p>
          </table:table-cell>
          <table:table-cell office:value-type="float" office:value="0.0000011145" calcext:value-type="float">
            <text:p>1.1145E-006</text:p>
          </table:table-cell>
          <table:table-cell table:formula="of:=([.B501]*[.A501]*[.$J$2])/([.$G$2]*[.F501]*[.$I$2])" office:value-type="float" office:value="0.000666958391638721" calcext:value-type="float">
            <text:p>0.0006669584</text:p>
          </table:table-cell>
          <table:table-cell office:value-type="float" office:value="0.00266319" calcext:value-type="float">
            <text:p>0.00266319</text:p>
          </table:table-cell>
          <table:table-cell table:formula="of:=[.D501]*109.76" office:value-type="float" office:value="0.2923117344" calcext:value-type="float">
            <text:p>0.2923117344</text:p>
          </table:table-cell>
          <table:table-cell table:formula="of:=[.E501]*1E-018" office:value-type="float" office:value="2.923117344E-019" calcext:value-type="float">
            <text:p>2.923117344E-019</text:p>
          </table:table-cell>
          <table:table-cell table:number-columns-repeated="4"/>
        </table:table-row>
        <table:table-row table:style-name="ro1">
          <table:table-cell office:value-type="float" office:value="130.279" calcext:value-type="float">
            <text:p>130.279</text:p>
          </table:table-cell>
          <table:table-cell office:value-type="float" office:value="0.0000010978" calcext:value-type="float">
            <text:p>1.0978E-006</text:p>
          </table:table-cell>
          <table:table-cell table:formula="of:=([.B502]*[.A502]*[.$J$2])/([.$G$2]*[.F502]*[.$I$2])" office:value-type="float" office:value="0.000666955016997353" calcext:value-type="float">
            <text:p>0.000666955</text:p>
          </table:table-cell>
          <table:table-cell office:value-type="float" office:value="0.00263755" calcext:value-type="float">
            <text:p>0.00263755</text:p>
          </table:table-cell>
          <table:table-cell table:formula="of:=[.D502]*109.76" office:value-type="float" office:value="0.289497488" calcext:value-type="float">
            <text:p>0.289497488</text:p>
          </table:table-cell>
          <table:table-cell table:formula="of:=[.E502]*1E-018" office:value-type="float" office:value="2.89497488E-019" calcext:value-type="float">
            <text:p>2.89497488E-019</text:p>
          </table:table-cell>
          <table:table-cell table:number-columns-repeated="4"/>
        </table:table-row>
        <table:table-row table:style-name="ro1">
          <table:table-cell office:value-type="float" office:value="130.986" calcext:value-type="float">
            <text:p>130.986</text:p>
          </table:table-cell>
          <table:table-cell office:value-type="float" office:value="0.0000010835" calcext:value-type="float">
            <text:p>1.0835E-006</text:p>
          </table:table-cell>
          <table:table-cell table:formula="of:=([.B503]*[.A503]*[.$J$2])/([.$G$2]*[.F503]*[.$I$2])" office:value-type="float" office:value="0.000666939774613227" calcext:value-type="float">
            <text:p>0.0006669398</text:p>
          </table:table-cell>
          <table:table-cell office:value-type="float" office:value="0.00261738" calcext:value-type="float">
            <text:p>0.00261738</text:p>
          </table:table-cell>
          <table:table-cell table:formula="of:=[.D503]*109.76" office:value-type="float" office:value="0.2872836288" calcext:value-type="float">
            <text:p>0.2872836288</text:p>
          </table:table-cell>
          <table:table-cell table:formula="of:=[.E503]*1E-018" office:value-type="float" office:value="2.872836288E-019" calcext:value-type="float">
            <text:p>2.872836288E-019</text:p>
          </table:table-cell>
          <table:table-cell table:number-columns-repeated="4"/>
        </table:table-row>
        <table:table-row table:style-name="ro1">
          <table:table-cell office:value-type="float" office:value="131.698" calcext:value-type="float">
            <text:p>131.698</text:p>
          </table:table-cell>
          <table:table-cell office:value-type="float" office:value="0.0000010713" calcext:value-type="float">
            <text:p>1.0713E-006</text:p>
          </table:table-cell>
          <table:table-cell table:formula="of:=([.B504]*[.A504]*[.$J$2])/([.$G$2]*[.F504]*[.$I$2])" office:value-type="float" office:value="0.000666902838962742" calcext:value-type="float">
            <text:p>0.0006669028</text:p>
          </table:table-cell>
          <table:table-cell office:value-type="float" office:value="0.00260212" calcext:value-type="float">
            <text:p>0.00260212</text:p>
          </table:table-cell>
          <table:table-cell table:formula="of:=[.D504]*109.76" office:value-type="float" office:value="0.2856086912" calcext:value-type="float">
            <text:p>0.2856086912</text:p>
          </table:table-cell>
          <table:table-cell table:formula="of:=[.E504]*1E-018" office:value-type="float" office:value="2.856086912E-019" calcext:value-type="float">
            <text:p>2.856086912E-019</text:p>
          </table:table-cell>
          <table:table-cell table:number-columns-repeated="4"/>
        </table:table-row>
        <table:table-row table:style-name="ro1">
          <table:table-cell office:value-type="float" office:value="132.413" calcext:value-type="float">
            <text:p>132.413</text:p>
          </table:table-cell>
          <table:table-cell office:value-type="float" office:value="0.000001061" calcext:value-type="float">
            <text:p>0.000001061</text:p>
          </table:table-cell>
          <table:table-cell table:formula="of:=([.B505]*[.A505]*[.$J$2])/([.$G$2]*[.F505]*[.$I$2])" office:value-type="float" office:value="0.000666947437005742" calcext:value-type="float">
            <text:p>0.0006669474</text:p>
          </table:table-cell>
          <table:table-cell office:value-type="float" office:value="0.00259092" calcext:value-type="float">
            <text:p>0.00259092</text:p>
          </table:table-cell>
          <table:table-cell table:formula="of:=[.D505]*109.76" office:value-type="float" office:value="0.2843793792" calcext:value-type="float">
            <text:p>0.2843793792</text:p>
          </table:table-cell>
          <table:table-cell table:formula="of:=[.E505]*1E-018" office:value-type="float" office:value="2.843793792E-019" calcext:value-type="float">
            <text:p>2.843793792E-019</text:p>
          </table:table-cell>
          <table:table-cell table:number-columns-repeated="4"/>
        </table:table-row>
        <table:table-row table:style-name="ro1">
          <table:table-cell office:value-type="float" office:value="133.132" calcext:value-type="float">
            <text:p>133.132</text:p>
          </table:table-cell>
          <table:table-cell office:value-type="float" office:value="0.00000105" calcext:value-type="float">
            <text:p>0.00000105</text:p>
          </table:table-cell>
          <table:table-cell table:formula="of:=([.B506]*[.A506]*[.$J$2])/([.$G$2]*[.F506]*[.$I$2])" office:value-type="float" office:value="0.000666945166216749" calcext:value-type="float">
            <text:p>0.0006669452</text:p>
          </table:table-cell>
          <table:table-cell office:value-type="float" office:value="0.00257799" calcext:value-type="float">
            <text:p>0.00257799</text:p>
          </table:table-cell>
          <table:table-cell table:formula="of:=[.D506]*109.76" office:value-type="float" office:value="0.2829601824" calcext:value-type="float">
            <text:p>0.2829601824</text:p>
          </table:table-cell>
          <table:table-cell table:formula="of:=[.E506]*1E-018" office:value-type="float" office:value="2.829601824E-019" calcext:value-type="float">
            <text:p>2.829601824E-019</text:p>
          </table:table-cell>
          <table:table-cell table:number-columns-repeated="4"/>
        </table:table-row>
        <table:table-row table:style-name="ro1">
          <table:table-cell office:value-type="float" office:value="133.855" calcext:value-type="float">
            <text:p>133.855</text:p>
          </table:table-cell>
          <table:table-cell office:value-type="float" office:value="0.0000010343" calcext:value-type="float">
            <text:p>1.0343E-006</text:p>
          </table:table-cell>
          <table:table-cell table:formula="of:=([.B507]*[.A507]*[.$J$2])/([.$G$2]*[.F507]*[.$I$2])" office:value-type="float" office:value="0.000666927891142074" calcext:value-type="float">
            <text:p>0.0006669279</text:p>
          </table:table-cell>
          <table:table-cell office:value-type="float" office:value="0.0025533" calcext:value-type="float">
            <text:p>0.0025533</text:p>
          </table:table-cell>
          <table:table-cell table:formula="of:=[.D507]*109.76" office:value-type="float" office:value="0.280250208" calcext:value-type="float">
            <text:p>0.280250208</text:p>
          </table:table-cell>
          <table:table-cell table:formula="of:=[.E507]*1E-018" office:value-type="float" office:value="2.80250208E-019" calcext:value-type="float">
            <text:p>2.80250208E-019</text:p>
          </table:table-cell>
          <table:table-cell table:number-columns-repeated="4"/>
        </table:table-row>
        <table:table-row table:style-name="ro1">
          <table:table-cell office:value-type="float" office:value="134.581" calcext:value-type="float">
            <text:p>134.581</text:p>
          </table:table-cell>
          <table:table-cell office:value-type="float" office:value="0.0000010106" calcext:value-type="float">
            <text:p>1.0106E-006</text:p>
          </table:table-cell>
          <table:table-cell table:formula="of:=([.B508]*[.A508]*[.$J$2])/([.$G$2]*[.F508]*[.$I$2])" office:value-type="float" office:value="0.00066690257205081" calcext:value-type="float">
            <text:p>0.0006669026</text:p>
          </table:table-cell>
          <table:table-cell office:value-type="float" office:value="0.00250842" calcext:value-type="float">
            <text:p>0.00250842</text:p>
          </table:table-cell>
          <table:table-cell table:formula="of:=[.D508]*109.76" office:value-type="float" office:value="0.2753241792" calcext:value-type="float">
            <text:p>0.2753241792</text:p>
          </table:table-cell>
          <table:table-cell table:formula="of:=[.E508]*1E-018" office:value-type="float" office:value="2.753241792E-019" calcext:value-type="float">
            <text:p>2.753241792E-019</text:p>
          </table:table-cell>
          <table:table-cell table:number-columns-repeated="4"/>
        </table:table-row>
        <table:table-row table:style-name="ro1">
          <table:table-cell office:value-type="float" office:value="135.312" calcext:value-type="float">
            <text:p>135.312</text:p>
          </table:table-cell>
          <table:table-cell office:value-type="float" office:value="0.00000098184" calcext:value-type="float">
            <text:p>9.8184E-007</text:p>
          </table:table-cell>
          <table:table-cell table:formula="of:=([.B509]*[.A509]*[.$J$2])/([.$G$2]*[.F509]*[.$I$2])" office:value-type="float" office:value="0.000666927531902475" calcext:value-type="float">
            <text:p>0.0006669275</text:p>
          </table:table-cell>
          <table:table-cell office:value-type="float" office:value="0.00245018" calcext:value-type="float">
            <text:p>0.00245018</text:p>
          </table:table-cell>
          <table:table-cell table:formula="of:=[.D509]*109.76" office:value-type="float" office:value="0.2689317568" calcext:value-type="float">
            <text:p>0.2689317568</text:p>
          </table:table-cell>
          <table:table-cell table:formula="of:=[.E509]*1E-018" office:value-type="float" office:value="2.689317568E-019" calcext:value-type="float">
            <text:p>2.689317568E-019</text:p>
          </table:table-cell>
          <table:table-cell table:number-columns-repeated="4"/>
        </table:table-row>
        <table:table-row table:style-name="ro1">
          <table:table-cell office:value-type="float" office:value="136.047" calcext:value-type="float">
            <text:p>136.047</text:p>
          </table:table-cell>
          <table:table-cell office:value-type="float" office:value="0.00000095361" calcext:value-type="float">
            <text:p>9.5361E-007</text:p>
          </table:table-cell>
          <table:table-cell table:formula="of:=([.B510]*[.A510]*[.$J$2])/([.$G$2]*[.F510]*[.$I$2])" office:value-type="float" office:value="0.0006669299093132" calcext:value-type="float">
            <text:p>0.0006669299</text:p>
          </table:table-cell>
          <table:table-cell office:value-type="float" office:value="0.00239265" calcext:value-type="float">
            <text:p>0.00239265</text:p>
          </table:table-cell>
          <table:table-cell table:formula="of:=[.D510]*109.76" office:value-type="float" office:value="0.262617264" calcext:value-type="float">
            <text:p>0.262617264</text:p>
          </table:table-cell>
          <table:table-cell table:formula="of:=[.E510]*1E-018" office:value-type="float" office:value="2.62617264E-019" calcext:value-type="float">
            <text:p>2.62617264E-019</text:p>
          </table:table-cell>
          <table:table-cell table:number-columns-repeated="4"/>
        </table:table-row>
        <table:table-row table:style-name="ro1">
          <table:table-cell office:value-type="float" office:value="136.786" calcext:value-type="float">
            <text:p>136.786</text:p>
          </table:table-cell>
          <table:table-cell office:value-type="float" office:value="0.00000093033" calcext:value-type="float">
            <text:p>9.3033E-007</text:p>
          </table:table-cell>
          <table:table-cell table:formula="of:=([.B511]*[.A511]*[.$J$2])/([.$G$2]*[.F511]*[.$I$2])" office:value-type="float" office:value="0.000666932440037252" calcext:value-type="float">
            <text:p>0.0006669324</text:p>
          </table:table-cell>
          <table:table-cell office:value-type="float" office:value="0.00234691" calcext:value-type="float">
            <text:p>0.00234691</text:p>
          </table:table-cell>
          <table:table-cell table:formula="of:=[.D511]*109.76" office:value-type="float" office:value="0.2575968416" calcext:value-type="float">
            <text:p>0.2575968416</text:p>
          </table:table-cell>
          <table:table-cell table:formula="of:=[.E511]*1E-018" office:value-type="float" office:value="2.575968416E-019" calcext:value-type="float">
            <text:p>2.575968416E-019</text:p>
          </table:table-cell>
          <table:table-cell table:number-columns-repeated="4"/>
        </table:table-row>
        <table:table-row table:style-name="ro1">
          <table:table-cell office:value-type="float" office:value="137.528" calcext:value-type="float">
            <text:p>137.528</text:p>
          </table:table-cell>
          <table:table-cell office:value-type="float" office:value="0.00000091184" calcext:value-type="float">
            <text:p>9.1184E-007</text:p>
          </table:table-cell>
          <table:table-cell table:formula="of:=([.B512]*[.A512]*[.$J$2])/([.$G$2]*[.F512]*[.$I$2])" office:value-type="float" office:value="0.00066692488713773" calcext:value-type="float">
            <text:p>0.0006669249</text:p>
          </table:table-cell>
          <table:table-cell office:value-type="float" office:value="0.00231277" calcext:value-type="float">
            <text:p>0.00231277</text:p>
          </table:table-cell>
          <table:table-cell table:formula="of:=[.D512]*109.76" office:value-type="float" office:value="0.2538496352" calcext:value-type="float">
            <text:p>0.2538496352</text:p>
          </table:table-cell>
          <table:table-cell table:formula="of:=[.E512]*1E-018" office:value-type="float" office:value="2.538496352E-019" calcext:value-type="float">
            <text:p>2.538496352E-019</text:p>
          </table:table-cell>
          <table:table-cell table:number-columns-repeated="4"/>
        </table:table-row>
        <table:table-row table:style-name="ro1">
          <table:table-cell office:value-type="float" office:value="138.275" calcext:value-type="float">
            <text:p>138.275</text:p>
          </table:table-cell>
          <table:table-cell office:value-type="float" office:value="0.00000089706" calcext:value-type="float">
            <text:p>8.9706E-007</text:p>
          </table:table-cell>
          <table:table-cell table:formula="of:=([.B513]*[.A513]*[.$J$2])/([.$G$2]*[.F513]*[.$I$2])" office:value-type="float" office:value="0.000666928041500213" calcext:value-type="float">
            <text:p>0.000666928</text:p>
          </table:table-cell>
          <table:table-cell office:value-type="float" office:value="0.00228763" calcext:value-type="float">
            <text:p>0.00228763</text:p>
          </table:table-cell>
          <table:table-cell table:formula="of:=[.D513]*109.76" office:value-type="float" office:value="0.2510902688" calcext:value-type="float">
            <text:p>0.2510902688</text:p>
          </table:table-cell>
          <table:table-cell table:formula="of:=[.E513]*1E-018" office:value-type="float" office:value="2.510902688E-019" calcext:value-type="float">
            <text:p>2.510902688E-019</text:p>
          </table:table-cell>
          <table:table-cell table:number-columns-repeated="4"/>
        </table:table-row>
        <table:table-row table:style-name="ro1">
          <table:table-cell office:value-type="float" office:value="139.026" calcext:value-type="float">
            <text:p>139.026</text:p>
          </table:table-cell>
          <table:table-cell office:value-type="float" office:value="0.0000008847" calcext:value-type="float">
            <text:p>8.847E-007</text:p>
          </table:table-cell>
          <table:table-cell table:formula="of:=([.B514]*[.A514]*[.$J$2])/([.$G$2]*[.F514]*[.$I$2])" office:value-type="float" office:value="0.000666929114507778" calcext:value-type="float">
            <text:p>0.0006669291</text:p>
          </table:table-cell>
          <table:table-cell office:value-type="float" office:value="0.00226836" calcext:value-type="float">
            <text:p>0.00226836</text:p>
          </table:table-cell>
          <table:table-cell table:formula="of:=[.D514]*109.76" office:value-type="float" office:value="0.2489751936" calcext:value-type="float">
            <text:p>0.2489751936</text:p>
          </table:table-cell>
          <table:table-cell table:formula="of:=[.E514]*1E-018" office:value-type="float" office:value="2.489751936E-019" calcext:value-type="float">
            <text:p>2.489751936E-019</text:p>
          </table:table-cell>
          <table:table-cell table:number-columns-repeated="4"/>
        </table:table-row>
        <table:table-row table:style-name="ro1">
          <table:table-cell office:value-type="float" office:value="139.781" calcext:value-type="float">
            <text:p>139.781</text:p>
          </table:table-cell>
          <table:table-cell office:value-type="float" office:value="0.00000087325" calcext:value-type="float">
            <text:p>8.7325E-007</text:p>
          </table:table-cell>
          <table:table-cell table:formula="of:=([.B515]*[.A515]*[.$J$2])/([.$G$2]*[.F515]*[.$I$2])" office:value-type="float" office:value="0.00066692957457617" calcext:value-type="float">
            <text:p>0.0006669296</text:p>
          </table:table-cell>
          <table:table-cell office:value-type="float" office:value="0.00225116" calcext:value-type="float">
            <text:p>0.00225116</text:p>
          </table:table-cell>
          <table:table-cell table:formula="of:=[.D515]*109.76" office:value-type="float" office:value="0.2470873216" calcext:value-type="float">
            <text:p>0.2470873216</text:p>
          </table:table-cell>
          <table:table-cell table:formula="of:=[.E515]*1E-018" office:value-type="float" office:value="2.470873216E-019" calcext:value-type="float">
            <text:p>2.470873216E-019</text:p>
          </table:table-cell>
          <table:table-cell table:number-columns-repeated="4"/>
        </table:table-row>
        <table:table-row table:style-name="ro1">
          <table:table-cell office:value-type="float" office:value="140.54" calcext:value-type="float">
            <text:p>140.54</text:p>
          </table:table-cell>
          <table:table-cell office:value-type="float" office:value="0.00000086131" calcext:value-type="float">
            <text:p>8.6131E-007</text:p>
          </table:table-cell>
          <table:table-cell table:formula="of:=([.B516]*[.A516]*[.$J$2])/([.$G$2]*[.F516]*[.$I$2])" office:value-type="float" office:value="0.000666925464872906" calcext:value-type="float">
            <text:p>0.0006669255</text:p>
          </table:table-cell>
          <table:table-cell office:value-type="float" office:value="0.00223245" calcext:value-type="float">
            <text:p>0.00223245</text:p>
          </table:table-cell>
          <table:table-cell table:formula="of:=[.D516]*109.76" office:value-type="float" office:value="0.245033712" calcext:value-type="float">
            <text:p>0.245033712</text:p>
          </table:table-cell>
          <table:table-cell table:formula="of:=[.E516]*1E-018" office:value-type="float" office:value="2.45033712E-019" calcext:value-type="float">
            <text:p>2.45033712E-019</text:p>
          </table:table-cell>
          <table:table-cell table:number-columns-repeated="4"/>
        </table:table-row>
        <table:table-row table:style-name="ro1">
          <table:table-cell office:value-type="float" office:value="141.303" calcext:value-type="float">
            <text:p>141.303</text:p>
          </table:table-cell>
          <table:table-cell office:value-type="float" office:value="0.00000084906" calcext:value-type="float">
            <text:p>8.4906E-007</text:p>
          </table:table-cell>
          <table:table-cell table:formula="of:=([.B517]*[.A517]*[.$J$2])/([.$G$2]*[.F517]*[.$I$2])" office:value-type="float" office:value="0.000666927471386977" calcext:value-type="float">
            <text:p>0.0006669275</text:p>
          </table:table-cell>
          <table:table-cell office:value-type="float" office:value="0.00221264" calcext:value-type="float">
            <text:p>0.00221264</text:p>
          </table:table-cell>
          <table:table-cell table:formula="of:=[.D517]*109.76" office:value-type="float" office:value="0.2428593664" calcext:value-type="float">
            <text:p>0.2428593664</text:p>
          </table:table-cell>
          <table:table-cell table:formula="of:=[.E517]*1E-018" office:value-type="float" office:value="2.428593664E-019" calcext:value-type="float">
            <text:p>2.428593664E-019</text:p>
          </table:table-cell>
          <table:table-cell table:number-columns-repeated="4"/>
        </table:table-row>
        <table:table-row table:style-name="ro1">
          <table:table-cell office:value-type="float" office:value="142.07" calcext:value-type="float">
            <text:p>142.07</text:p>
          </table:table-cell>
          <table:table-cell office:value-type="float" office:value="0.00000083755" calcext:value-type="float">
            <text:p>8.3755E-007</text:p>
          </table:table-cell>
          <table:table-cell table:formula="of:=([.B518]*[.A518]*[.$J$2])/([.$G$2]*[.F518]*[.$I$2])" office:value-type="float" office:value="0.000666928258801262" calcext:value-type="float">
            <text:p>0.0006669283</text:p>
          </table:table-cell>
          <table:table-cell office:value-type="float" office:value="0.00219449" calcext:value-type="float">
            <text:p>0.00219449</text:p>
          </table:table-cell>
          <table:table-cell table:formula="of:=[.D518]*109.76" office:value-type="float" office:value="0.2408672224" calcext:value-type="float">
            <text:p>0.2408672224</text:p>
          </table:table-cell>
          <table:table-cell table:formula="of:=[.E518]*1E-018" office:value-type="float" office:value="2.408672224E-019" calcext:value-type="float">
            <text:p>2.408672224E-019</text:p>
          </table:table-cell>
          <table:table-cell table:number-columns-repeated="4"/>
        </table:table-row>
        <table:table-row table:style-name="ro1">
          <table:table-cell office:value-type="float" office:value="142.842" calcext:value-type="float">
            <text:p>142.842</text:p>
          </table:table-cell>
          <table:table-cell office:value-type="float" office:value="0.00000082703" calcext:value-type="float">
            <text:p>0.000000827</text:p>
          </table:table-cell>
          <table:table-cell table:formula="of:=([.B519]*[.A519]*[.$J$2])/([.$G$2]*[.F519]*[.$I$2])" office:value-type="float" office:value="0.000666925558969229" calcext:value-type="float">
            <text:p>0.0006669256</text:p>
          </table:table-cell>
          <table:table-cell office:value-type="float" office:value="0.00217871" calcext:value-type="float">
            <text:p>0.00217871</text:p>
          </table:table-cell>
          <table:table-cell table:formula="of:=[.D519]*109.76" office:value-type="float" office:value="0.2391352096" calcext:value-type="float">
            <text:p>0.2391352096</text:p>
          </table:table-cell>
          <table:table-cell table:formula="of:=[.E519]*1E-018" office:value-type="float" office:value="2.391352096E-019" calcext:value-type="float">
            <text:p>2.391352096E-019</text:p>
          </table:table-cell>
          <table:table-cell table:number-columns-repeated="4"/>
        </table:table-row>
        <table:table-row table:style-name="ro1">
          <table:table-cell office:value-type="float" office:value="143.617" calcext:value-type="float">
            <text:p>143.617</text:p>
          </table:table-cell>
          <table:table-cell office:value-type="float" office:value="0.00000081521" calcext:value-type="float">
            <text:p>8.1521E-007</text:p>
          </table:table-cell>
          <table:table-cell table:formula="of:=([.B520]*[.A520]*[.$J$2])/([.$G$2]*[.F520]*[.$I$2])" office:value-type="float" office:value="0.000666923538370083" calcext:value-type="float">
            <text:p>0.0006669235</text:p>
          </table:table-cell>
          <table:table-cell office:value-type="float" office:value="0.00215923" calcext:value-type="float">
            <text:p>0.00215923</text:p>
          </table:table-cell>
          <table:table-cell table:formula="of:=[.D520]*109.76" office:value-type="float" office:value="0.2369970848" calcext:value-type="float">
            <text:p>0.2369970848</text:p>
          </table:table-cell>
          <table:table-cell table:formula="of:=[.E520]*1E-018" office:value-type="float" office:value="2.369970848E-019" calcext:value-type="float">
            <text:p>2.369970848E-019</text:p>
          </table:table-cell>
          <table:table-cell table:number-columns-repeated="4"/>
        </table:table-row>
        <table:table-row table:style-name="ro1">
          <table:table-cell office:value-type="float" office:value="144.397" calcext:value-type="float">
            <text:p>144.397</text:p>
          </table:table-cell>
          <table:table-cell office:value-type="float" office:value="0.00000079942" calcext:value-type="float">
            <text:p>7.9942E-007</text:p>
          </table:table-cell>
          <table:table-cell table:formula="of:=([.B521]*[.A521]*[.$J$2])/([.$G$2]*[.F521]*[.$I$2])" office:value-type="float" office:value="0.000666925802471555" calcext:value-type="float">
            <text:p>0.0006669258</text:p>
          </table:table-cell>
          <table:table-cell office:value-type="float" office:value="0.0021289" calcext:value-type="float">
            <text:p>0.0021289</text:p>
          </table:table-cell>
          <table:table-cell table:formula="of:=[.D521]*109.76" office:value-type="float" office:value="0.233668064" calcext:value-type="float">
            <text:p>0.233668064</text:p>
          </table:table-cell>
          <table:table-cell table:formula="of:=[.E521]*1E-018" office:value-type="float" office:value="2.33668064E-019" calcext:value-type="float">
            <text:p>2.33668064E-019</text:p>
          </table:table-cell>
          <table:table-cell table:number-columns-repeated="4"/>
        </table:table-row>
        <table:table-row table:style-name="ro1">
          <table:table-cell office:value-type="float" office:value="145.181" calcext:value-type="float">
            <text:p>145.181</text:p>
          </table:table-cell>
          <table:table-cell office:value-type="float" office:value="0.00000078034" calcext:value-type="float">
            <text:p>7.8034E-007</text:p>
          </table:table-cell>
          <table:table-cell table:formula="of:=([.B522]*[.A522]*[.$J$2])/([.$G$2]*[.F522]*[.$I$2])" office:value-type="float" office:value="0.000666926386632299" calcext:value-type="float">
            <text:p>0.0006669264</text:p>
          </table:table-cell>
          <table:table-cell office:value-type="float" office:value="0.00208937" calcext:value-type="float">
            <text:p>0.00208937</text:p>
          </table:table-cell>
          <table:table-cell table:formula="of:=[.D522]*109.76" office:value-type="float" office:value="0.2293292512" calcext:value-type="float">
            <text:p>0.2293292512</text:p>
          </table:table-cell>
          <table:table-cell table:formula="of:=[.E522]*1E-018" office:value-type="float" office:value="2.293292512E-019" calcext:value-type="float">
            <text:p>2.293292512E-019</text:p>
          </table:table-cell>
          <table:table-cell table:number-columns-repeated="4"/>
        </table:table-row>
        <table:table-row table:style-name="ro1">
          <table:table-cell office:value-type="float" office:value="145.97" calcext:value-type="float">
            <text:p>145.97</text:p>
          </table:table-cell>
          <table:table-cell office:value-type="float" office:value="0.00000076199" calcext:value-type="float">
            <text:p>0.000000762</text:p>
          </table:table-cell>
          <table:table-cell table:formula="of:=([.B523]*[.A523]*[.$J$2])/([.$G$2]*[.F523]*[.$I$2])" office:value-type="float" office:value="0.000666934681933494" calcext:value-type="float">
            <text:p>0.0006669347</text:p>
          </table:table-cell>
          <table:table-cell office:value-type="float" office:value="0.0020513" calcext:value-type="float">
            <text:p>0.0020513</text:p>
          </table:table-cell>
          <table:table-cell table:formula="of:=[.D523]*109.76" office:value-type="float" office:value="0.225150688" calcext:value-type="float">
            <text:p>0.225150688</text:p>
          </table:table-cell>
          <table:table-cell table:formula="of:=[.E523]*1E-018" office:value-type="float" office:value="2.25150688E-019" calcext:value-type="float">
            <text:p>2.25150688E-019</text:p>
          </table:table-cell>
          <table:table-cell table:number-columns-repeated="4"/>
        </table:table-row>
        <table:table-row table:style-name="ro1">
          <table:table-cell office:value-type="float" office:value="146.762" calcext:value-type="float">
            <text:p>146.762</text:p>
          </table:table-cell>
          <table:table-cell office:value-type="float" office:value="0.00000074781" calcext:value-type="float">
            <text:p>7.4781E-007</text:p>
          </table:table-cell>
          <table:table-cell table:formula="of:=([.B524]*[.A524]*[.$J$2])/([.$G$2]*[.F524]*[.$I$2])" office:value-type="float" office:value="0.000666931315233512" calcext:value-type="float">
            <text:p>0.0006669313</text:p>
          </table:table-cell>
          <table:table-cell office:value-type="float" office:value="0.00202406" calcext:value-type="float">
            <text:p>0.00202406</text:p>
          </table:table-cell>
          <table:table-cell table:formula="of:=[.D524]*109.76" office:value-type="float" office:value="0.2221608256" calcext:value-type="float">
            <text:p>0.2221608256</text:p>
          </table:table-cell>
          <table:table-cell table:formula="of:=[.E524]*1E-018" office:value-type="float" office:value="2.221608256E-019" calcext:value-type="float">
            <text:p>2.221608256E-019</text:p>
          </table:table-cell>
          <table:table-cell table:number-columns-repeated="4"/>
        </table:table-row>
        <table:table-row table:style-name="ro1">
          <table:table-cell office:value-type="float" office:value="147.559" calcext:value-type="float">
            <text:p>147.559</text:p>
          </table:table-cell>
          <table:table-cell office:value-type="float" office:value="0.000000738" calcext:value-type="float">
            <text:p>0.000000738</text:p>
          </table:table-cell>
          <table:table-cell table:formula="of:=([.B525]*[.A525]*[.$J$2])/([.$G$2]*[.F525]*[.$I$2])" office:value-type="float" office:value="0.000666926450490258" calcext:value-type="float">
            <text:p>0.0006669265</text:p>
          </table:table-cell>
          <table:table-cell office:value-type="float" office:value="0.00200837" calcext:value-type="float">
            <text:p>0.00200837</text:p>
          </table:table-cell>
          <table:table-cell table:formula="of:=[.D525]*109.76" office:value-type="float" office:value="0.2204386912" calcext:value-type="float">
            <text:p>0.2204386912</text:p>
          </table:table-cell>
          <table:table-cell table:formula="of:=[.E525]*1E-018" office:value-type="float" office:value="2.204386912E-019" calcext:value-type="float">
            <text:p>2.204386912E-019</text:p>
          </table:table-cell>
          <table:table-cell table:number-columns-repeated="4"/>
        </table:table-row>
        <table:table-row table:style-name="ro1">
          <table:table-cell office:value-type="float" office:value="148.36" calcext:value-type="float">
            <text:p>148.36</text:p>
          </table:table-cell>
          <table:table-cell office:value-type="float" office:value="0.00000073182" calcext:value-type="float">
            <text:p>7.3182E-007</text:p>
          </table:table-cell>
          <table:table-cell table:formula="of:=([.B526]*[.A526]*[.$J$2])/([.$G$2]*[.F526]*[.$I$2])" office:value-type="float" office:value="0.000666927368981423" calcext:value-type="float">
            <text:p>0.0006669274</text:p>
          </table:table-cell>
          <table:table-cell office:value-type="float" office:value="0.00200236" calcext:value-type="float">
            <text:p>0.00200236</text:p>
          </table:table-cell>
          <table:table-cell table:formula="of:=[.D526]*109.76" office:value-type="float" office:value="0.2197790336" calcext:value-type="float">
            <text:p>0.2197790336</text:p>
          </table:table-cell>
          <table:table-cell table:formula="of:=[.E526]*1E-018" office:value-type="float" office:value="2.197790336E-019" calcext:value-type="float">
            <text:p>2.197790336E-019</text:p>
          </table:table-cell>
          <table:table-cell table:number-columns-repeated="4"/>
        </table:table-row>
        <table:table-row table:style-name="ro1">
          <table:table-cell office:value-type="float" office:value="149.166" calcext:value-type="float">
            <text:p>149.166</text:p>
          </table:table-cell>
          <table:table-cell office:value-type="float" office:value="0.00000072796" calcext:value-type="float">
            <text:p>0.000000728</text:p>
          </table:table-cell>
          <table:table-cell table:formula="of:=([.B527]*[.A527]*[.$J$2])/([.$G$2]*[.F527]*[.$I$2])" office:value-type="float" office:value="0.000666927174464914" calcext:value-type="float">
            <text:p>0.0006669272</text:p>
          </table:table-cell>
          <table:table-cell office:value-type="float" office:value="0.00200262" calcext:value-type="float">
            <text:p>0.00200262</text:p>
          </table:table-cell>
          <table:table-cell table:formula="of:=[.D527]*109.76" office:value-type="float" office:value="0.2198075712" calcext:value-type="float">
            <text:p>0.2198075712</text:p>
          </table:table-cell>
          <table:table-cell table:formula="of:=[.E527]*1E-018" office:value-type="float" office:value="2.198075712E-019" calcext:value-type="float">
            <text:p>2.198075712E-019</text:p>
          </table:table-cell>
          <table:table-cell table:number-columns-repeated="4"/>
        </table:table-row>
        <table:table-row table:style-name="ro1">
          <table:table-cell office:value-type="float" office:value="149.976" calcext:value-type="float">
            <text:p>149.976</text:p>
          </table:table-cell>
          <table:table-cell office:value-type="float" office:value="0.00000072453" calcext:value-type="float">
            <text:p>7.2453E-007</text:p>
          </table:table-cell>
          <table:table-cell table:formula="of:=([.B528]*[.A528]*[.$J$2])/([.$G$2]*[.F528]*[.$I$2])" office:value-type="float" office:value="0.00066692964790666" calcext:value-type="float">
            <text:p>0.0006669296</text:p>
          </table:table-cell>
          <table:table-cell office:value-type="float" office:value="0.002004" calcext:value-type="float">
            <text:p>0.002004</text:p>
          </table:table-cell>
          <table:table-cell table:formula="of:=[.D528]*109.76" office:value-type="float" office:value="0.21995904" calcext:value-type="float">
            <text:p>0.21995904</text:p>
          </table:table-cell>
          <table:table-cell table:formula="of:=[.E528]*1E-018" office:value-type="float" office:value="2.1995904E-019" calcext:value-type="float">
            <text:p>2.1995904E-019</text:p>
          </table:table-cell>
          <table:table-cell table:number-columns-repeated="4"/>
        </table:table-row>
        <table:table-row table:style-name="ro1">
          <table:table-cell office:value-type="float" office:value="150.79" calcext:value-type="float">
            <text:p>150.79</text:p>
          </table:table-cell>
          <table:table-cell office:value-type="float" office:value="0.00000065679" calcext:value-type="float">
            <text:p>6.5679E-007</text:p>
          </table:table-cell>
          <table:table-cell table:formula="of:=([.B529]*[.A529]*[.$J$2])/([.$G$2]*[.F529]*[.$I$2])" office:value-type="float" office:value="0.000666931724685946" calcext:value-type="float">
            <text:p>0.0006669317</text:p>
          </table:table-cell>
          <table:table-cell office:value-type="float" office:value="0.00182649" calcext:value-type="float">
            <text:p>0.00182649</text:p>
          </table:table-cell>
          <table:table-cell table:formula="of:=[.D529]*109.76" office:value-type="float" office:value="0.2004755424" calcext:value-type="float">
            <text:p>0.2004755424</text:p>
          </table:table-cell>
          <table:table-cell table:formula="of:=[.E529]*1E-018" office:value-type="float" office:value="2.004755424E-019" calcext:value-type="float">
            <text:p>2.004755424E-019</text:p>
          </table:table-cell>
          <table:table-cell table:number-columns-repeated="4"/>
        </table:table-row>
        <table:table-row table:style-name="ro1">
          <table:table-cell office:value-type="float" office:value="151.609" calcext:value-type="float">
            <text:p>151.609</text:p>
          </table:table-cell>
          <table:table-cell office:value-type="float" office:value="0.0000006461" calcext:value-type="float">
            <text:p>6.461E-007</text:p>
          </table:table-cell>
          <table:table-cell table:formula="of:=([.B530]*[.A530]*[.$J$2])/([.$G$2]*[.F530]*[.$I$2])" office:value-type="float" office:value="0.00066692830321508" calcext:value-type="float">
            <text:p>0.0006669283</text:p>
          </table:table-cell>
          <table:table-cell office:value-type="float" office:value="0.00180653" calcext:value-type="float">
            <text:p>0.00180653</text:p>
          </table:table-cell>
          <table:table-cell table:formula="of:=[.D530]*109.76" office:value-type="float" office:value="0.1982847328" calcext:value-type="float">
            <text:p>0.1982847328</text:p>
          </table:table-cell>
          <table:table-cell table:formula="of:=[.E530]*1E-018" office:value-type="float" office:value="1.982847328E-019" calcext:value-type="float">
            <text:p>1.982847328E-019</text:p>
          </table:table-cell>
          <table:table-cell table:number-columns-repeated="4"/>
        </table:table-row>
        <table:table-row table:style-name="ro1">
          <table:table-cell office:value-type="float" office:value="152.432" calcext:value-type="float">
            <text:p>152.432</text:p>
          </table:table-cell>
          <table:table-cell office:value-type="float" office:value="0.00000063558" calcext:value-type="float">
            <text:p>6.3558E-007</text:p>
          </table:table-cell>
          <table:table-cell table:formula="of:=([.B531]*[.A531]*[.$J$2])/([.$G$2]*[.F531]*[.$I$2])" office:value-type="float" office:value="0.000666932961781412" calcext:value-type="float">
            <text:p>0.000666933</text:p>
          </table:table-cell>
          <table:table-cell office:value-type="float" office:value="0.00178675" calcext:value-type="float">
            <text:p>0.00178675</text:p>
          </table:table-cell>
          <table:table-cell table:formula="of:=[.D531]*109.76" office:value-type="float" office:value="0.19611368" calcext:value-type="float">
            <text:p>0.19611368</text:p>
          </table:table-cell>
          <table:table-cell table:formula="of:=[.E531]*1E-018" office:value-type="float" office:value="1.9611368E-019" calcext:value-type="float">
            <text:p>1.9611368E-019</text:p>
          </table:table-cell>
          <table:table-cell table:number-columns-repeated="4"/>
        </table:table-row>
        <table:table-row table:style-name="ro1">
          <table:table-cell office:value-type="float" office:value="153.26" calcext:value-type="float">
            <text:p>153.26</text:p>
          </table:table-cell>
          <table:table-cell office:value-type="float" office:value="0.00000062522" calcext:value-type="float">
            <text:p>6.2522E-007</text:p>
          </table:table-cell>
          <table:table-cell table:formula="of:=([.B532]*[.A532]*[.$J$2])/([.$G$2]*[.F532]*[.$I$2])" office:value-type="float" office:value="0.000666934149380543" calcext:value-type="float">
            <text:p>0.0006669341</text:p>
          </table:table-cell>
          <table:table-cell office:value-type="float" office:value="0.00176717" calcext:value-type="float">
            <text:p>0.00176717</text:p>
          </table:table-cell>
          <table:table-cell table:formula="of:=[.D532]*109.76" office:value-type="float" office:value="0.1939645792" calcext:value-type="float">
            <text:p>0.1939645792</text:p>
          </table:table-cell>
          <table:table-cell table:formula="of:=[.E532]*1E-018" office:value-type="float" office:value="1.939645792E-019" calcext:value-type="float">
            <text:p>1.939645792E-019</text:p>
          </table:table-cell>
          <table:table-cell table:number-columns-repeated="4"/>
        </table:table-row>
        <table:table-row table:style-name="ro1">
          <table:table-cell office:value-type="float" office:value="154.092" calcext:value-type="float">
            <text:p>154.092</text:p>
          </table:table-cell>
          <table:table-cell office:value-type="float" office:value="0.00000061501" calcext:value-type="float">
            <text:p>0.000000615</text:p>
          </table:table-cell>
          <table:table-cell table:formula="of:=([.B533]*[.A533]*[.$J$2])/([.$G$2]*[.F533]*[.$I$2])" office:value-type="float" office:value="0.000666922095932778" calcext:value-type="float">
            <text:p>0.0006669221</text:p>
          </table:table-cell>
          <table:table-cell office:value-type="float" office:value="0.00174778" calcext:value-type="float">
            <text:p>0.00174778</text:p>
          </table:table-cell>
          <table:table-cell table:formula="of:=[.D533]*109.76" office:value-type="float" office:value="0.1918363328" calcext:value-type="float">
            <text:p>0.1918363328</text:p>
          </table:table-cell>
          <table:table-cell table:formula="of:=[.E533]*1E-018" office:value-type="float" office:value="1.918363328E-019" calcext:value-type="float">
            <text:p>1.918363328E-019</text:p>
          </table:table-cell>
          <table:table-cell table:number-columns-repeated="4"/>
        </table:table-row>
        <table:table-row table:style-name="ro1">
          <table:table-cell office:value-type="float" office:value="154.929" calcext:value-type="float">
            <text:p>154.929</text:p>
          </table:table-cell>
          <table:table-cell office:value-type="float" office:value="0.00000060497" calcext:value-type="float">
            <text:p>0.000000605</text:p>
          </table:table-cell>
          <table:table-cell table:formula="of:=([.B534]*[.A534]*[.$J$2])/([.$G$2]*[.F534]*[.$I$2])" office:value-type="float" office:value="0.000666932221383412" calcext:value-type="float">
            <text:p>0.0006669322</text:p>
          </table:table-cell>
          <table:table-cell office:value-type="float" office:value="0.00172856" calcext:value-type="float">
            <text:p>0.00172856</text:p>
          </table:table-cell>
          <table:table-cell table:formula="of:=[.D534]*109.76" office:value-type="float" office:value="0.1897267456" calcext:value-type="float">
            <text:p>0.1897267456</text:p>
          </table:table-cell>
          <table:table-cell table:formula="of:=[.E534]*1E-018" office:value-type="float" office:value="1.897267456E-019" calcext:value-type="float">
            <text:p>1.897267456E-019</text:p>
          </table:table-cell>
          <table:table-cell table:number-columns-repeated="4"/>
        </table:table-row>
        <table:table-row table:style-name="ro1">
          <table:table-cell office:value-type="float" office:value="155.77" calcext:value-type="float">
            <text:p>155.77</text:p>
          </table:table-cell>
          <table:table-cell office:value-type="float" office:value="0.00000059508" calcext:value-type="float">
            <text:p>5.9508E-007</text:p>
          </table:table-cell>
          <table:table-cell table:formula="of:=([.B535]*[.A535]*[.$J$2])/([.$G$2]*[.F535]*[.$I$2])" office:value-type="float" office:value="0.000666928857799765" calcext:value-type="float">
            <text:p>0.0006669289</text:p>
          </table:table-cell>
          <table:table-cell office:value-type="float" office:value="0.00170954" calcext:value-type="float">
            <text:p>0.00170954</text:p>
          </table:table-cell>
          <table:table-cell table:formula="of:=[.D535]*109.76" office:value-type="float" office:value="0.1876391104" calcext:value-type="float">
            <text:p>0.1876391104</text:p>
          </table:table-cell>
          <table:table-cell table:formula="of:=[.E535]*1E-018" office:value-type="float" office:value="1.876391104E-019" calcext:value-type="float">
            <text:p>1.876391104E-019</text:p>
          </table:table-cell>
          <table:table-cell table:number-columns-repeated="4"/>
        </table:table-row>
        <table:table-row table:style-name="ro1">
          <table:table-cell office:value-type="float" office:value="156.616" calcext:value-type="float">
            <text:p>156.616</text:p>
          </table:table-cell>
          <table:table-cell office:value-type="float" office:value="0.00000058534" calcext:value-type="float">
            <text:p>5.8534E-007</text:p>
          </table:table-cell>
          <table:table-cell table:formula="of:=([.B536]*[.A536]*[.$J$2])/([.$G$2]*[.F536]*[.$I$2])" office:value-type="float" office:value="0.000666933477923694" calcext:value-type="float">
            <text:p>0.0006669335</text:p>
          </table:table-cell>
          <table:table-cell office:value-type="float" office:value="0.00169068" calcext:value-type="float">
            <text:p>0.00169068</text:p>
          </table:table-cell>
          <table:table-cell table:formula="of:=[.D536]*109.76" office:value-type="float" office:value="0.1855690368" calcext:value-type="float">
            <text:p>0.1855690368</text:p>
          </table:table-cell>
          <table:table-cell table:formula="of:=[.E536]*1E-018" office:value-type="float" office:value="1.855690368E-019" calcext:value-type="float">
            <text:p>1.855690368E-019</text:p>
          </table:table-cell>
          <table:table-cell table:number-columns-repeated="4"/>
        </table:table-row>
        <table:table-row table:style-name="ro1">
          <table:table-cell office:value-type="float" office:value="157.466" calcext:value-type="float">
            <text:p>157.466</text:p>
          </table:table-cell>
          <table:table-cell office:value-type="float" office:value="0.00000057574" calcext:value-type="float">
            <text:p>5.7574E-007</text:p>
          </table:table-cell>
          <table:table-cell table:formula="of:=([.B537]*[.A537]*[.$J$2])/([.$G$2]*[.F537]*[.$I$2])" office:value-type="float" office:value="0.000666928268177137" calcext:value-type="float">
            <text:p>0.0006669283</text:p>
          </table:table-cell>
          <table:table-cell office:value-type="float" office:value="0.00167199" calcext:value-type="float">
            <text:p>0.00167199</text:p>
          </table:table-cell>
          <table:table-cell table:formula="of:=[.D537]*109.76" office:value-type="float" office:value="0.1835176224" calcext:value-type="float">
            <text:p>0.1835176224</text:p>
          </table:table-cell>
          <table:table-cell table:formula="of:=[.E537]*1E-018" office:value-type="float" office:value="1.835176224E-019" calcext:value-type="float">
            <text:p>1.835176224E-019</text:p>
          </table:table-cell>
          <table:table-cell table:number-columns-repeated="4"/>
        </table:table-row>
        <table:table-row table:style-name="ro1">
          <table:table-cell office:value-type="float" office:value="158.321" calcext:value-type="float">
            <text:p>158.321</text:p>
          </table:table-cell>
          <table:table-cell office:value-type="float" office:value="0.00000056629" calcext:value-type="float">
            <text:p>5.6629E-007</text:p>
          </table:table-cell>
          <table:table-cell table:formula="of:=([.B538]*[.A538]*[.$J$2])/([.$G$2]*[.F538]*[.$I$2])" office:value-type="float" office:value="0.00066692665167845" calcext:value-type="float">
            <text:p>0.0006669267</text:p>
          </table:table-cell>
          <table:table-cell office:value-type="float" office:value="0.00165348" calcext:value-type="float">
            <text:p>0.00165348</text:p>
          </table:table-cell>
          <table:table-cell table:formula="of:=[.D538]*109.76" office:value-type="float" office:value="0.1814859648" calcext:value-type="float">
            <text:p>0.1814859648</text:p>
          </table:table-cell>
          <table:table-cell table:formula="of:=[.E538]*1E-018" office:value-type="float" office:value="1.814859648E-019" calcext:value-type="float">
            <text:p>1.814859648E-019</text:p>
          </table:table-cell>
          <table:table-cell table:number-columns-repeated="4"/>
        </table:table-row>
        <table:table-row table:style-name="ro1">
          <table:table-cell office:value-type="float" office:value="159.181" calcext:value-type="float">
            <text:p>159.181</text:p>
          </table:table-cell>
          <table:table-cell office:value-type="float" office:value="0.00000055698" calcext:value-type="float">
            <text:p>0.000000557</text:p>
          </table:table-cell>
          <table:table-cell table:formula="of:=([.B539]*[.A539]*[.$J$2])/([.$G$2]*[.F539]*[.$I$2])" office:value-type="float" office:value="0.000666922683701003" calcext:value-type="float">
            <text:p>0.0006669227</text:p>
          </table:table-cell>
          <table:table-cell office:value-type="float" office:value="0.00163514" calcext:value-type="float">
            <text:p>0.00163514</text:p>
          </table:table-cell>
          <table:table-cell table:formula="of:=[.D539]*109.76" office:value-type="float" office:value="0.1794729664" calcext:value-type="float">
            <text:p>0.1794729664</text:p>
          </table:table-cell>
          <table:table-cell table:formula="of:=[.E539]*1E-018" office:value-type="float" office:value="1.794729664E-019" calcext:value-type="float">
            <text:p>1.794729664E-019</text:p>
          </table:table-cell>
          <table:table-cell table:number-columns-repeated="4"/>
        </table:table-row>
        <table:table-row table:style-name="ro1">
          <table:table-cell office:value-type="float" office:value="160.045" calcext:value-type="float">
            <text:p>160.045</text:p>
          </table:table-cell>
          <table:table-cell office:value-type="float" office:value="0.00000054781" calcext:value-type="float">
            <text:p>5.4781E-007</text:p>
          </table:table-cell>
          <table:table-cell table:formula="of:=([.B540]*[.A540]*[.$J$2])/([.$G$2]*[.F540]*[.$I$2])" office:value-type="float" office:value="0.000666922052748151" calcext:value-type="float">
            <text:p>0.0006669221</text:p>
          </table:table-cell>
          <table:table-cell office:value-type="float" office:value="0.00161695" calcext:value-type="float">
            <text:p>0.00161695</text:p>
          </table:table-cell>
          <table:table-cell table:formula="of:=[.D540]*109.76" office:value-type="float" office:value="0.177476432" calcext:value-type="float">
            <text:p>0.177476432</text:p>
          </table:table-cell>
          <table:table-cell table:formula="of:=[.E540]*1E-018" office:value-type="float" office:value="1.77476432E-019" calcext:value-type="float">
            <text:p>1.77476432E-019</text:p>
          </table:table-cell>
          <table:table-cell table:number-columns-repeated="4"/>
        </table:table-row>
        <table:table-row table:style-name="ro1">
          <table:table-cell office:value-type="float" office:value="160.914" calcext:value-type="float">
            <text:p>160.914</text:p>
          </table:table-cell>
          <table:table-cell office:value-type="float" office:value="0.00000053878" calcext:value-type="float">
            <text:p>5.3878E-007</text:p>
          </table:table-cell>
          <table:table-cell table:formula="of:=([.B541]*[.A541]*[.$J$2])/([.$G$2]*[.F541]*[.$I$2])" office:value-type="float" office:value="0.000666922620322692" calcext:value-type="float">
            <text:p>0.0006669226</text:p>
          </table:table-cell>
          <table:table-cell office:value-type="float" office:value="0.00159893" calcext:value-type="float">
            <text:p>0.00159893</text:p>
          </table:table-cell>
          <table:table-cell table:formula="of:=[.D541]*109.76" office:value-type="float" office:value="0.1754985568" calcext:value-type="float">
            <text:p>0.1754985568</text:p>
          </table:table-cell>
          <table:table-cell table:formula="of:=[.E541]*1E-018" office:value-type="float" office:value="1.754985568E-019" calcext:value-type="float">
            <text:p>1.754985568E-019</text:p>
          </table:table-cell>
          <table:table-cell table:number-columns-repeated="4"/>
        </table:table-row>
        <table:table-row table:style-name="ro1">
          <table:table-cell office:value-type="float" office:value="161.788" calcext:value-type="float">
            <text:p>161.788</text:p>
          </table:table-cell>
          <table:table-cell office:value-type="float" office:value="0.00000052989" calcext:value-type="float">
            <text:p>5.2989E-007</text:p>
          </table:table-cell>
          <table:table-cell table:formula="of:=([.B542]*[.A542]*[.$J$2])/([.$G$2]*[.F542]*[.$I$2])" office:value-type="float" office:value="0.000666934649269707" calcext:value-type="float">
            <text:p>0.0006669346</text:p>
          </table:table-cell>
          <table:table-cell office:value-type="float" office:value="0.00158106" calcext:value-type="float">
            <text:p>0.00158106</text:p>
          </table:table-cell>
          <table:table-cell table:formula="of:=[.D542]*109.76" office:value-type="float" office:value="0.1735371456" calcext:value-type="float">
            <text:p>0.1735371456</text:p>
          </table:table-cell>
          <table:table-cell table:formula="of:=[.E542]*1E-018" office:value-type="float" office:value="1.735371456E-019" calcext:value-type="float">
            <text:p>1.735371456E-019</text:p>
          </table:table-cell>
          <table:table-cell table:number-columns-repeated="4"/>
        </table:table-row>
        <table:table-row table:style-name="ro1">
          <table:table-cell office:value-type="float" office:value="162.667" calcext:value-type="float">
            <text:p>162.667</text:p>
          </table:table-cell>
          <table:table-cell office:value-type="float" office:value="0.00000052112" calcext:value-type="float">
            <text:p>5.2112E-007</text:p>
          </table:table-cell>
          <table:table-cell table:formula="of:=([.B543]*[.A543]*[.$J$2])/([.$G$2]*[.F543]*[.$I$2])" office:value-type="float" office:value="0.000666930505801432" calcext:value-type="float">
            <text:p>0.0006669305</text:p>
          </table:table-cell>
          <table:table-cell office:value-type="float" office:value="0.00156335" calcext:value-type="float">
            <text:p>0.00156335</text:p>
          </table:table-cell>
          <table:table-cell table:formula="of:=[.D543]*109.76" office:value-type="float" office:value="0.171593296" calcext:value-type="float">
            <text:p>0.171593296</text:p>
          </table:table-cell>
          <table:table-cell table:formula="of:=[.E543]*1E-018" office:value-type="float" office:value="1.71593296E-019" calcext:value-type="float">
            <text:p>1.71593296E-019</text:p>
          </table:table-cell>
          <table:table-cell table:number-columns-repeated="4"/>
        </table:table-row>
        <table:table-row table:style-name="ro1">
          <table:table-cell office:value-type="float" office:value="163.55" calcext:value-type="float">
            <text:p>163.55</text:p>
          </table:table-cell>
          <table:table-cell office:value-type="float" office:value="0.00000051249" calcext:value-type="float">
            <text:p>5.1249E-007</text:p>
          </table:table-cell>
          <table:table-cell table:formula="of:=([.B544]*[.A544]*[.$J$2])/([.$G$2]*[.F544]*[.$I$2])" office:value-type="float" office:value="0.000666933055977632" calcext:value-type="float">
            <text:p>0.0006669331</text:p>
          </table:table-cell>
          <table:table-cell office:value-type="float" office:value="0.0015458" calcext:value-type="float">
            <text:p>0.0015458</text:p>
          </table:table-cell>
          <table:table-cell table:formula="of:=[.D544]*109.76" office:value-type="float" office:value="0.169667008" calcext:value-type="float">
            <text:p>0.169667008</text:p>
          </table:table-cell>
          <table:table-cell table:formula="of:=[.E544]*1E-018" office:value-type="float" office:value="1.69667008E-019" calcext:value-type="float">
            <text:p>1.69667008E-019</text:p>
          </table:table-cell>
          <table:table-cell table:number-columns-repeated="4"/>
        </table:table-row>
        <table:table-row table:style-name="ro1">
          <table:table-cell office:value-type="float" office:value="164.438" calcext:value-type="float">
            <text:p>164.438</text:p>
          </table:table-cell>
          <table:table-cell office:value-type="float" office:value="0.00000050398" calcext:value-type="float">
            <text:p>0.000000504</text:p>
          </table:table-cell>
          <table:table-cell table:formula="of:=([.B545]*[.A545]*[.$J$2])/([.$G$2]*[.F545]*[.$I$2])" office:value-type="float" office:value="0.000666926633908546" calcext:value-type="float">
            <text:p>0.0006669266</text:p>
          </table:table-cell>
          <table:table-cell office:value-type="float" office:value="0.0015284" calcext:value-type="float">
            <text:p>0.0015284</text:p>
          </table:table-cell>
          <table:table-cell table:formula="of:=[.D545]*109.76" office:value-type="float" office:value="0.167757184" calcext:value-type="float">
            <text:p>0.167757184</text:p>
          </table:table-cell>
          <table:table-cell table:formula="of:=[.E545]*1E-018" office:value-type="float" office:value="1.67757184E-019" calcext:value-type="float">
            <text:p>1.67757184E-019</text:p>
          </table:table-cell>
          <table:table-cell table:number-columns-repeated="4"/>
        </table:table-row>
        <table:table-row table:style-name="ro1">
          <table:table-cell office:value-type="float" office:value="165.331" calcext:value-type="float">
            <text:p>165.331</text:p>
          </table:table-cell>
          <table:table-cell office:value-type="float" office:value="0.0000004956" calcext:value-type="float">
            <text:p>4.956E-007</text:p>
          </table:table-cell>
          <table:table-cell table:formula="of:=([.B546]*[.A546]*[.$J$2])/([.$G$2]*[.F546]*[.$I$2])" office:value-type="float" office:value="0.000666930364920219" calcext:value-type="float">
            <text:p>0.0006669304</text:p>
          </table:table-cell>
          <table:table-cell office:value-type="float" office:value="0.00151114" calcext:value-type="float">
            <text:p>0.00151114</text:p>
          </table:table-cell>
          <table:table-cell table:formula="of:=[.D546]*109.76" office:value-type="float" office:value="0.1658627264" calcext:value-type="float">
            <text:p>0.1658627264</text:p>
          </table:table-cell>
          <table:table-cell table:formula="of:=[.E546]*1E-018" office:value-type="float" office:value="1.658627264E-019" calcext:value-type="float">
            <text:p>1.658627264E-019</text:p>
          </table:table-cell>
          <table:table-cell table:number-columns-repeated="4"/>
        </table:table-row>
        <table:table-row table:style-name="ro1">
          <table:table-cell office:value-type="float" office:value="166.228" calcext:value-type="float">
            <text:p>166.228</text:p>
          </table:table-cell>
          <table:table-cell office:value-type="float" office:value="0.00000048734" calcext:value-type="float">
            <text:p>4.8734E-007</text:p>
          </table:table-cell>
          <table:table-cell table:formula="of:=([.B547]*[.A547]*[.$J$2])/([.$G$2]*[.F547]*[.$I$2])" office:value-type="float" office:value="0.000666924270953094" calcext:value-type="float">
            <text:p>0.0006669243</text:p>
          </table:table-cell>
          <table:table-cell office:value-type="float" office:value="0.00149403" calcext:value-type="float">
            <text:p>0.00149403</text:p>
          </table:table-cell>
          <table:table-cell table:formula="of:=[.D547]*109.76" office:value-type="float" office:value="0.1639847328" calcext:value-type="float">
            <text:p>0.1639847328</text:p>
          </table:table-cell>
          <table:table-cell table:formula="of:=[.E547]*1E-018" office:value-type="float" office:value="1.639847328E-019" calcext:value-type="float">
            <text:p>1.639847328E-019</text:p>
          </table:table-cell>
          <table:table-cell table:number-columns-repeated="4"/>
        </table:table-row>
        <table:table-row table:style-name="ro1">
          <table:table-cell office:value-type="float" office:value="167.131" calcext:value-type="float">
            <text:p>167.131</text:p>
          </table:table-cell>
          <table:table-cell office:value-type="float" office:value="0.00000047921" calcext:value-type="float">
            <text:p>4.7921E-007</text:p>
          </table:table-cell>
          <table:table-cell table:formula="of:=([.B548]*[.A548]*[.$J$2])/([.$G$2]*[.F548]*[.$I$2])" office:value-type="float" office:value="0.000666931774156356" calcext:value-type="float">
            <text:p>0.0006669318</text:p>
          </table:table-cell>
          <table:table-cell office:value-type="float" office:value="0.00147707" calcext:value-type="float">
            <text:p>0.00147707</text:p>
          </table:table-cell>
          <table:table-cell table:formula="of:=[.D548]*109.76" office:value-type="float" office:value="0.1621232032" calcext:value-type="float">
            <text:p>0.1621232032</text:p>
          </table:table-cell>
          <table:table-cell table:formula="of:=[.E548]*1E-018" office:value-type="float" office:value="1.621232032E-019" calcext:value-type="float">
            <text:p>1.621232032E-019</text:p>
          </table:table-cell>
          <table:table-cell table:number-columns-repeated="4"/>
        </table:table-row>
        <table:table-row table:style-name="ro1">
          <table:table-cell office:value-type="float" office:value="168.039" calcext:value-type="float">
            <text:p>168.039</text:p>
          </table:table-cell>
          <table:table-cell office:value-type="float" office:value="0.00000047119" calcext:value-type="float">
            <text:p>4.7119E-007</text:p>
          </table:table-cell>
          <table:table-cell table:formula="of:=([.B549]*[.A549]*[.$J$2])/([.$G$2]*[.F549]*[.$I$2])" office:value-type="float" office:value="0.000666927369838422" calcext:value-type="float">
            <text:p>0.0006669274</text:p>
          </table:table-cell>
          <table:table-cell office:value-type="float" office:value="0.00146025" calcext:value-type="float">
            <text:p>0.00146025</text:p>
          </table:table-cell>
          <table:table-cell table:formula="of:=[.D549]*109.76" office:value-type="float" office:value="0.16027704" calcext:value-type="float">
            <text:p>0.16027704</text:p>
          </table:table-cell>
          <table:table-cell table:formula="of:=[.E549]*1E-018" office:value-type="float" office:value="1.6027704E-019" calcext:value-type="float">
            <text:p>1.6027704E-019</text:p>
          </table:table-cell>
          <table:table-cell table:number-columns-repeated="4"/>
        </table:table-row>
        <table:table-row table:style-name="ro1">
          <table:table-cell office:value-type="float" office:value="168.951" calcext:value-type="float">
            <text:p>168.951</text:p>
          </table:table-cell>
          <table:table-cell office:value-type="float" office:value="0.0000004633" calcext:value-type="float">
            <text:p>4.633E-007</text:p>
          </table:table-cell>
          <table:table-cell table:formula="of:=([.B550]*[.A550]*[.$J$2])/([.$G$2]*[.F550]*[.$I$2])" office:value-type="float" office:value="0.0006669323944592" calcext:value-type="float">
            <text:p>0.0006669324</text:p>
          </table:table-cell>
          <table:table-cell office:value-type="float" office:value="0.00144358" calcext:value-type="float">
            <text:p>0.00144358</text:p>
          </table:table-cell>
          <table:table-cell table:formula="of:=[.D550]*109.76" office:value-type="float" office:value="0.1584473408" calcext:value-type="float">
            <text:p>0.1584473408</text:p>
          </table:table-cell>
          <table:table-cell table:formula="of:=[.E550]*1E-018" office:value-type="float" office:value="1.584473408E-019" calcext:value-type="float">
            <text:p>1.584473408E-019</text:p>
          </table:table-cell>
          <table:table-cell table:number-columns-repeated="4"/>
        </table:table-row>
        <table:table-row table:style-name="ro1">
          <table:table-cell office:value-type="float" office:value="169.868" calcext:value-type="float">
            <text:p>169.868</text:p>
          </table:table-cell>
          <table:table-cell office:value-type="float" office:value="0.00000045552" calcext:value-type="float">
            <text:p>4.5552E-007</text:p>
          </table:table-cell>
          <table:table-cell table:formula="of:=([.B551]*[.A551]*[.$J$2])/([.$G$2]*[.F551]*[.$I$2])" office:value-type="float" office:value="0.000666933417806076" calcext:value-type="float">
            <text:p>0.0006669334</text:p>
          </table:table-cell>
          <table:table-cell office:value-type="float" office:value="0.00142704" calcext:value-type="float">
            <text:p>0.00142704</text:p>
          </table:table-cell>
          <table:table-cell table:formula="of:=[.D551]*109.76" office:value-type="float" office:value="0.1566319104" calcext:value-type="float">
            <text:p>0.1566319104</text:p>
          </table:table-cell>
          <table:table-cell table:formula="of:=[.E551]*1E-018" office:value-type="float" office:value="1.566319104E-019" calcext:value-type="float">
            <text:p>1.566319104E-019</text:p>
          </table:table-cell>
          <table:table-cell table:number-columns-repeated="4"/>
        </table:table-row>
        <table:table-row table:style-name="ro1">
          <table:table-cell office:value-type="float" office:value="170.791" calcext:value-type="float">
            <text:p>170.791</text:p>
          </table:table-cell>
          <table:table-cell office:value-type="float" office:value="0.00000044785" calcext:value-type="float">
            <text:p>4.4785E-007</text:p>
          </table:table-cell>
          <table:table-cell table:formula="of:=([.B552]*[.A552]*[.$J$2])/([.$G$2]*[.F552]*[.$I$2])" office:value-type="float" office:value="0.000666931096958388" calcext:value-type="float">
            <text:p>0.0006669311</text:p>
          </table:table-cell>
          <table:table-cell office:value-type="float" office:value="0.00141064" calcext:value-type="float">
            <text:p>0.00141064</text:p>
          </table:table-cell>
          <table:table-cell table:formula="of:=[.D552]*109.76" office:value-type="float" office:value="0.1548318464" calcext:value-type="float">
            <text:p>0.1548318464</text:p>
          </table:table-cell>
          <table:table-cell table:formula="of:=[.E552]*1E-018" office:value-type="float" office:value="1.548318464E-019" calcext:value-type="float">
            <text:p>1.548318464E-019</text:p>
          </table:table-cell>
          <table:table-cell table:number-columns-repeated="4"/>
        </table:table-row>
        <table:table-row table:style-name="ro1">
          <table:table-cell office:value-type="float" office:value="171.718" calcext:value-type="float">
            <text:p>171.718</text:p>
          </table:table-cell>
          <table:table-cell office:value-type="float" office:value="0.0000004403" calcext:value-type="float">
            <text:p>4.403E-007</text:p>
          </table:table-cell>
          <table:table-cell table:formula="of:=([.B553]*[.A553]*[.$J$2])/([.$G$2]*[.F553]*[.$I$2])" office:value-type="float" office:value="0.000666934163239642" calcext:value-type="float">
            <text:p>0.0006669342</text:p>
          </table:table-cell>
          <table:table-cell office:value-type="float" office:value="0.00139438" calcext:value-type="float">
            <text:p>0.00139438</text:p>
          </table:table-cell>
          <table:table-cell table:formula="of:=[.D553]*109.76" office:value-type="float" office:value="0.1530471488" calcext:value-type="float">
            <text:p>0.1530471488</text:p>
          </table:table-cell>
          <table:table-cell table:formula="of:=[.E553]*1E-018" office:value-type="float" office:value="1.530471488E-019" calcext:value-type="float">
            <text:p>1.530471488E-019</text:p>
          </table:table-cell>
          <table:table-cell table:number-columns-repeated="4"/>
        </table:table-row>
        <table:table-row table:style-name="ro1">
          <table:table-cell office:value-type="float" office:value="172.651" calcext:value-type="float">
            <text:p>172.651</text:p>
          </table:table-cell>
          <table:table-cell office:value-type="float" office:value="0.00000043286" calcext:value-type="float">
            <text:p>4.3286E-007</text:p>
          </table:table-cell>
          <table:table-cell table:formula="of:=([.B554]*[.A554]*[.$J$2])/([.$G$2]*[.F554]*[.$I$2])" office:value-type="float" office:value="0.000666937294357731" calcext:value-type="float">
            <text:p>0.0006669373</text:p>
          </table:table-cell>
          <table:table-cell office:value-type="float" office:value="0.00137826" calcext:value-type="float">
            <text:p>0.00137826</text:p>
          </table:table-cell>
          <table:table-cell table:formula="of:=[.D554]*109.76" office:value-type="float" office:value="0.1512778176" calcext:value-type="float">
            <text:p>0.1512778176</text:p>
          </table:table-cell>
          <table:table-cell table:formula="of:=[.E554]*1E-018" office:value-type="float" office:value="1.512778176E-019" calcext:value-type="float">
            <text:p>1.512778176E-019</text:p>
          </table:table-cell>
          <table:table-cell table:number-columns-repeated="4"/>
        </table:table-row>
        <table:table-row table:style-name="ro1">
          <table:table-cell office:value-type="float" office:value="173.588" calcext:value-type="float">
            <text:p>173.588</text:p>
          </table:table-cell>
          <table:table-cell office:value-type="float" office:value="0.00000042552" calcext:value-type="float">
            <text:p>4.2552E-007</text:p>
          </table:table-cell>
          <table:table-cell table:formula="of:=([.B555]*[.A555]*[.$J$2])/([.$G$2]*[.F555]*[.$I$2])" office:value-type="float" office:value="0.000666923600908083" calcext:value-type="float">
            <text:p>0.0006669236</text:p>
          </table:table-cell>
          <table:table-cell office:value-type="float" office:value="0.00136227" calcext:value-type="float">
            <text:p>0.00136227</text:p>
          </table:table-cell>
          <table:table-cell table:formula="of:=[.D555]*109.76" office:value-type="float" office:value="0.1495227552" calcext:value-type="float">
            <text:p>0.1495227552</text:p>
          </table:table-cell>
          <table:table-cell table:formula="of:=[.E555]*1E-018" office:value-type="float" office:value="1.495227552E-019" calcext:value-type="float">
            <text:p>1.495227552E-019</text:p>
          </table:table-cell>
          <table:table-cell table:number-columns-repeated="4"/>
        </table:table-row>
        <table:table-row table:style-name="ro1">
          <table:table-cell office:value-type="float" office:value="174.531" calcext:value-type="float">
            <text:p>174.531</text:p>
          </table:table-cell>
          <table:table-cell office:value-type="float" office:value="0.0000004183" calcext:value-type="float">
            <text:p>4.183E-007</text:p>
          </table:table-cell>
          <table:table-cell table:formula="of:=([.B556]*[.A556]*[.$J$2])/([.$G$2]*[.F556]*[.$I$2])" office:value-type="float" office:value="0.000666933780761817" calcext:value-type="float">
            <text:p>0.0006669338</text:p>
          </table:table-cell>
          <table:table-cell office:value-type="float" office:value="0.00134641" calcext:value-type="float">
            <text:p>0.00134641</text:p>
          </table:table-cell>
          <table:table-cell table:formula="of:=[.D556]*109.76" office:value-type="float" office:value="0.1477819616" calcext:value-type="float">
            <text:p>0.1477819616</text:p>
          </table:table-cell>
          <table:table-cell table:formula="of:=[.E556]*1E-018" office:value-type="float" office:value="1.477819616E-019" calcext:value-type="float">
            <text:p>1.477819616E-019</text:p>
          </table:table-cell>
          <table:table-cell table:number-columns-repeated="4"/>
        </table:table-row>
        <table:table-row table:style-name="ro1">
          <table:table-cell office:value-type="float" office:value="175.478" calcext:value-type="float">
            <text:p>175.478</text:p>
          </table:table-cell>
          <table:table-cell office:value-type="float" office:value="0.00000041118" calcext:value-type="float">
            <text:p>4.1118E-007</text:p>
          </table:table-cell>
          <table:table-cell table:formula="of:=([.B557]*[.A557]*[.$J$2])/([.$G$2]*[.F557]*[.$I$2])" office:value-type="float" office:value="0.000666930579697669" calcext:value-type="float">
            <text:p>0.0006669306</text:p>
          </table:table-cell>
          <table:table-cell office:value-type="float" office:value="0.00133068" calcext:value-type="float">
            <text:p>0.00133068</text:p>
          </table:table-cell>
          <table:table-cell table:formula="of:=[.D557]*109.76" office:value-type="float" office:value="0.1460554368" calcext:value-type="float">
            <text:p>0.1460554368</text:p>
          </table:table-cell>
          <table:table-cell table:formula="of:=[.E557]*1E-018" office:value-type="float" office:value="1.460554368E-019" calcext:value-type="float">
            <text:p>1.460554368E-019</text:p>
          </table:table-cell>
          <table:table-cell table:number-columns-repeated="4"/>
        </table:table-row>
        <table:table-row table:style-name="ro1">
          <table:table-cell office:value-type="float" office:value="176.431" calcext:value-type="float">
            <text:p>176.431</text:p>
          </table:table-cell>
          <table:table-cell office:value-type="float" office:value="0.00000040417" calcext:value-type="float">
            <text:p>4.0417E-007</text:p>
          </table:table-cell>
          <table:table-cell table:formula="of:=([.B558]*[.A558]*[.$J$2])/([.$G$2]*[.F558]*[.$I$2])" office:value-type="float" office:value="0.00066693436673793" calcext:value-type="float">
            <text:p>0.0006669344</text:p>
          </table:table-cell>
          <table:table-cell office:value-type="float" office:value="0.00131509" calcext:value-type="float">
            <text:p>0.00131509</text:p>
          </table:table-cell>
          <table:table-cell table:formula="of:=[.D558]*109.76" office:value-type="float" office:value="0.1443442784" calcext:value-type="float">
            <text:p>0.1443442784</text:p>
          </table:table-cell>
          <table:table-cell table:formula="of:=[.E558]*1E-018" office:value-type="float" office:value="1.443442784E-019" calcext:value-type="float">
            <text:p>1.443442784E-019</text:p>
          </table:table-cell>
          <table:table-cell table:number-columns-repeated="4"/>
        </table:table-row>
        <table:table-row table:style-name="ro1">
          <table:table-cell office:value-type="float" office:value="177.389" calcext:value-type="float">
            <text:p>177.389</text:p>
          </table:table-cell>
          <table:table-cell office:value-type="float" office:value="0.00000039726" calcext:value-type="float">
            <text:p>3.9726E-007</text:p>
          </table:table-cell>
          <table:table-cell table:formula="of:=([.B559]*[.A559]*[.$J$2])/([.$G$2]*[.F559]*[.$I$2])" office:value-type="float" office:value="0.000666931758034031" calcext:value-type="float">
            <text:p>0.0006669318</text:p>
          </table:table-cell>
          <table:table-cell office:value-type="float" office:value="0.00129963" calcext:value-type="float">
            <text:p>0.00129963</text:p>
          </table:table-cell>
          <table:table-cell table:formula="of:=[.D559]*109.76" office:value-type="float" office:value="0.1426473888" calcext:value-type="float">
            <text:p>0.1426473888</text:p>
          </table:table-cell>
          <table:table-cell table:formula="of:=[.E559]*1E-018" office:value-type="float" office:value="1.426473888E-019" calcext:value-type="float">
            <text:p>1.426473888E-019</text:p>
          </table:table-cell>
          <table:table-cell table:number-columns-repeated="4"/>
        </table:table-row>
        <table:table-row table:style-name="ro1">
          <table:table-cell office:value-type="float" office:value="178.352" calcext:value-type="float">
            <text:p>178.352</text:p>
          </table:table-cell>
          <table:table-cell office:value-type="float" office:value="0.00000039045" calcext:value-type="float">
            <text:p>3.9045E-007</text:p>
          </table:table-cell>
          <table:table-cell table:formula="of:=([.B560]*[.A560]*[.$J$2])/([.$G$2]*[.F560]*[.$I$2])" office:value-type="float" office:value="0.000666929476138235" calcext:value-type="float">
            <text:p>0.0006669295</text:p>
          </table:table-cell>
          <table:table-cell office:value-type="float" office:value="0.00128429" calcext:value-type="float">
            <text:p>0.00128429</text:p>
          </table:table-cell>
          <table:table-cell table:formula="of:=[.D560]*109.76" office:value-type="float" office:value="0.1409636704" calcext:value-type="float">
            <text:p>0.1409636704</text:p>
          </table:table-cell>
          <table:table-cell table:formula="of:=[.E560]*1E-018" office:value-type="float" office:value="1.409636704E-019" calcext:value-type="float">
            <text:p>1.409636704E-019</text:p>
          </table:table-cell>
          <table:table-cell table:number-columns-repeated="4"/>
        </table:table-row>
        <table:table-row table:style-name="ro1">
          <table:table-cell office:value-type="float" office:value="179.321" calcext:value-type="float">
            <text:p>179.321</text:p>
          </table:table-cell>
          <table:table-cell office:value-type="float" office:value="0.00000038374" calcext:value-type="float">
            <text:p>3.8374E-007</text:p>
          </table:table-cell>
          <table:table-cell table:formula="of:=([.B561]*[.A561]*[.$J$2])/([.$G$2]*[.F561]*[.$I$2])" office:value-type="float" office:value="0.000666922552331822" calcext:value-type="float">
            <text:p>0.0006669226</text:p>
          </table:table-cell>
          <table:table-cell office:value-type="float" office:value="0.00126909" calcext:value-type="float">
            <text:p>0.00126909</text:p>
          </table:table-cell>
          <table:table-cell table:formula="of:=[.D561]*109.76" office:value-type="float" office:value="0.1392953184" calcext:value-type="float">
            <text:p>0.1392953184</text:p>
          </table:table-cell>
          <table:table-cell table:formula="of:=[.E561]*1E-018" office:value-type="float" office:value="1.392953184E-019" calcext:value-type="float">
            <text:p>1.392953184E-019</text:p>
          </table:table-cell>
          <table:table-cell table:number-columns-repeated="4"/>
        </table:table-row>
        <table:table-row table:style-name="ro1">
          <table:table-cell office:value-type="float" office:value="180.294" calcext:value-type="float">
            <text:p>180.294</text:p>
          </table:table-cell>
          <table:table-cell office:value-type="float" office:value="0.00000037714" calcext:value-type="float">
            <text:p>3.7714E-007</text:p>
          </table:table-cell>
          <table:table-cell table:formula="of:=([.B562]*[.A562]*[.$J$2])/([.$G$2]*[.F562]*[.$I$2])" office:value-type="float" office:value="0.000666933409120569" calcext:value-type="float">
            <text:p>0.0006669334</text:p>
          </table:table-cell>
          <table:table-cell office:value-type="float" office:value="0.00125401" calcext:value-type="float">
            <text:p>0.00125401</text:p>
          </table:table-cell>
          <table:table-cell table:formula="of:=[.D562]*109.76" office:value-type="float" office:value="0.1376401376" calcext:value-type="float">
            <text:p>0.1376401376</text:p>
          </table:table-cell>
          <table:table-cell table:formula="of:=[.E562]*1E-018" office:value-type="float" office:value="1.376401376E-019" calcext:value-type="float">
            <text:p>1.376401376E-019</text:p>
          </table:table-cell>
          <table:table-cell table:number-columns-repeated="4"/>
        </table:table-row>
        <table:table-row table:style-name="ro1">
          <table:table-cell office:value-type="float" office:value="181.273" calcext:value-type="float">
            <text:p>181.273</text:p>
          </table:table-cell>
          <table:table-cell office:value-type="float" office:value="0.00000037063" calcext:value-type="float">
            <text:p>3.7063E-007</text:p>
          </table:table-cell>
          <table:table-cell table:formula="of:=([.B563]*[.A563]*[.$J$2])/([.$G$2]*[.F563]*[.$I$2])" office:value-type="float" office:value="0.000666931080575856" calcext:value-type="float">
            <text:p>0.0006669311</text:p>
          </table:table-cell>
          <table:table-cell office:value-type="float" office:value="0.00123906" calcext:value-type="float">
            <text:p>0.00123906</text:p>
          </table:table-cell>
          <table:table-cell table:formula="of:=[.D563]*109.76" office:value-type="float" office:value="0.1359992256" calcext:value-type="float">
            <text:p>0.1359992256</text:p>
          </table:table-cell>
          <table:table-cell table:formula="of:=[.E563]*1E-018" office:value-type="float" office:value="1.359992256E-019" calcext:value-type="float">
            <text:p>1.359992256E-019</text:p>
          </table:table-cell>
          <table:table-cell table:number-columns-repeated="4"/>
        </table:table-row>
        <table:table-row table:style-name="ro1">
          <table:table-cell office:value-type="float" office:value="182.258" calcext:value-type="float">
            <text:p>182.258</text:p>
          </table:table-cell>
          <table:table-cell office:value-type="float" office:value="0.00000036421" calcext:value-type="float">
            <text:p>3.6421E-007</text:p>
          </table:table-cell>
          <table:table-cell table:formula="of:=([.B564]*[.A564]*[.$J$2])/([.$G$2]*[.F564]*[.$I$2])" office:value-type="float" office:value="0.0006669220104408" calcext:value-type="float">
            <text:p>0.000666922</text:p>
          </table:table-cell>
          <table:table-cell office:value-type="float" office:value="0.00122423" calcext:value-type="float">
            <text:p>0.00122423</text:p>
          </table:table-cell>
          <table:table-cell table:formula="of:=[.D564]*109.76" office:value-type="float" office:value="0.1343714848" calcext:value-type="float">
            <text:p>0.1343714848</text:p>
          </table:table-cell>
          <table:table-cell table:formula="of:=[.E564]*1E-018" office:value-type="float" office:value="1.343714848E-019" calcext:value-type="float">
            <text:p>1.343714848E-019</text:p>
          </table:table-cell>
          <table:table-cell table:number-columns-repeated="4"/>
        </table:table-row>
        <table:table-row table:style-name="ro1">
          <table:table-cell office:value-type="float" office:value="183.247" calcext:value-type="float">
            <text:p>183.247</text:p>
          </table:table-cell>
          <table:table-cell office:value-type="float" office:value="0.0000003579" calcext:value-type="float">
            <text:p>3.579E-007</text:p>
          </table:table-cell>
          <table:table-cell table:formula="of:=([.B565]*[.A565]*[.$J$2])/([.$G$2]*[.F565]*[.$I$2])" office:value-type="float" office:value="0.000666931959545877" calcext:value-type="float">
            <text:p>0.000666932</text:p>
          </table:table-cell>
          <table:table-cell office:value-type="float" office:value="0.00120953" calcext:value-type="float">
            <text:p>0.00120953</text:p>
          </table:table-cell>
          <table:table-cell table:formula="of:=[.D565]*109.76" office:value-type="float" office:value="0.1327580128" calcext:value-type="float">
            <text:p>0.1327580128</text:p>
          </table:table-cell>
          <table:table-cell table:formula="of:=[.E565]*1E-018" office:value-type="float" office:value="1.327580128E-019" calcext:value-type="float">
            <text:p>1.327580128E-019</text:p>
          </table:table-cell>
          <table:table-cell table:number-columns-repeated="4"/>
        </table:table-row>
        <table:table-row table:style-name="ro1">
          <table:table-cell office:value-type="float" office:value="184.242" calcext:value-type="float">
            <text:p>184.242</text:p>
          </table:table-cell>
          <table:table-cell office:value-type="float" office:value="0.00000035168" calcext:value-type="float">
            <text:p>3.5168E-007</text:p>
          </table:table-cell>
          <table:table-cell table:formula="of:=([.B566]*[.A566]*[.$J$2])/([.$G$2]*[.F566]*[.$I$2])" office:value-type="float" office:value="0.000666933518251785" calcext:value-type="float">
            <text:p>0.0006669335</text:p>
          </table:table-cell>
          <table:table-cell office:value-type="float" office:value="0.00119496" calcext:value-type="float">
            <text:p>0.00119496</text:p>
          </table:table-cell>
          <table:table-cell table:formula="of:=[.D566]*109.76" office:value-type="float" office:value="0.1311588096" calcext:value-type="float">
            <text:p>0.1311588096</text:p>
          </table:table-cell>
          <table:table-cell table:formula="of:=[.E566]*1E-018" office:value-type="float" office:value="1.311588096E-019" calcext:value-type="float">
            <text:p>1.311588096E-019</text:p>
          </table:table-cell>
          <table:table-cell table:number-columns-repeated="4"/>
        </table:table-row>
        <table:table-row table:style-name="ro1">
          <table:table-cell office:value-type="float" office:value="185.243" calcext:value-type="float">
            <text:p>185.243</text:p>
          </table:table-cell>
          <table:table-cell office:value-type="float" office:value="0.00000034554" calcext:value-type="float">
            <text:p>3.4554E-007</text:p>
          </table:table-cell>
          <table:table-cell table:formula="of:=([.B567]*[.A567]*[.$J$2])/([.$G$2]*[.F567]*[.$I$2])" office:value-type="float" office:value="0.00066692000620619" calcext:value-type="float">
            <text:p>0.00066692</text:p>
          </table:table-cell>
          <table:table-cell office:value-type="float" office:value="0.0011805" calcext:value-type="float">
            <text:p>0.0011805</text:p>
          </table:table-cell>
          <table:table-cell table:formula="of:=[.D567]*109.76" office:value-type="float" office:value="0.12957168" calcext:value-type="float">
            <text:p>0.12957168</text:p>
          </table:table-cell>
          <table:table-cell table:formula="of:=[.E567]*1E-018" office:value-type="float" office:value="1.2957168E-019" calcext:value-type="float">
            <text:p>1.2957168E-019</text:p>
          </table:table-cell>
          <table:table-cell table:number-columns-repeated="4"/>
        </table:table-row>
        <table:table-row table:style-name="ro1">
          <table:table-cell office:value-type="float" office:value="186.249" calcext:value-type="float">
            <text:p>186.249</text:p>
          </table:table-cell>
          <table:table-cell office:value-type="float" office:value="0.00000033951" calcext:value-type="float">
            <text:p>3.3951E-007</text:p>
          </table:table-cell>
          <table:table-cell table:formula="of:=([.B568]*[.A568]*[.$J$2])/([.$G$2]*[.F568]*[.$I$2])" office:value-type="float" office:value="0.000666936149182551" calcext:value-type="float">
            <text:p>0.0006669361</text:p>
          </table:table-cell>
          <table:table-cell office:value-type="float" office:value="0.00116617" calcext:value-type="float">
            <text:p>0.00116617</text:p>
          </table:table-cell>
          <table:table-cell table:formula="of:=[.D568]*109.76" office:value-type="float" office:value="0.1279988192" calcext:value-type="float">
            <text:p>0.1279988192</text:p>
          </table:table-cell>
          <table:table-cell table:formula="of:=[.E568]*1E-018" office:value-type="float" office:value="1.279988192E-019" calcext:value-type="float">
            <text:p>1.279988192E-019</text:p>
          </table:table-cell>
          <table:table-cell table:number-columns-repeated="4"/>
        </table:table-row>
        <table:table-row table:style-name="ro1">
          <table:table-cell office:value-type="float" office:value="187.26" calcext:value-type="float">
            <text:p>187.26</text:p>
          </table:table-cell>
          <table:table-cell office:value-type="float" office:value="0.00000033356" calcext:value-type="float">
            <text:p>3.3356E-007</text:p>
          </table:table-cell>
          <table:table-cell table:formula="of:=([.B569]*[.A569]*[.$J$2])/([.$G$2]*[.F569]*[.$I$2])" office:value-type="float" office:value="0.000666931434238537" calcext:value-type="float">
            <text:p>0.0006669314</text:p>
          </table:table-cell>
          <table:table-cell office:value-type="float" office:value="0.00115196" calcext:value-type="float">
            <text:p>0.00115196</text:p>
          </table:table-cell>
          <table:table-cell table:formula="of:=[.D569]*109.76" office:value-type="float" office:value="0.1264391296" calcext:value-type="float">
            <text:p>0.1264391296</text:p>
          </table:table-cell>
          <table:table-cell table:formula="of:=[.E569]*1E-018" office:value-type="float" office:value="1.264391296E-019" calcext:value-type="float">
            <text:p>1.264391296E-019</text:p>
          </table:table-cell>
          <table:table-cell table:number-columns-repeated="4"/>
        </table:table-row>
        <table:table-row table:style-name="ro1">
          <table:table-cell office:value-type="float" office:value="188.277" calcext:value-type="float">
            <text:p>188.277</text:p>
          </table:table-cell>
          <table:table-cell office:value-type="float" office:value="0.0000003277" calcext:value-type="float">
            <text:p>3.277E-007</text:p>
          </table:table-cell>
          <table:table-cell table:formula="of:=([.B570]*[.A570]*[.$J$2])/([.$G$2]*[.F570]*[.$I$2])" office:value-type="float" office:value="0.000666930633545318" calcext:value-type="float">
            <text:p>0.0006669306</text:p>
          </table:table-cell>
          <table:table-cell office:value-type="float" office:value="0.00113787" calcext:value-type="float">
            <text:p>0.00113787</text:p>
          </table:table-cell>
          <table:table-cell table:formula="of:=[.D570]*109.76" office:value-type="float" office:value="0.1248926112" calcext:value-type="float">
            <text:p>0.1248926112</text:p>
          </table:table-cell>
          <table:table-cell table:formula="of:=[.E570]*1E-018" office:value-type="float" office:value="1.248926112E-019" calcext:value-type="float">
            <text:p>1.248926112E-019</text:p>
          </table:table-cell>
          <table:table-cell table:number-columns-repeated="4"/>
        </table:table-row>
        <table:table-row table:style-name="ro1">
          <table:table-cell office:value-type="float" office:value="189.299" calcext:value-type="float">
            <text:p>189.299</text:p>
          </table:table-cell>
          <table:table-cell office:value-type="float" office:value="0.00000032193" calcext:value-type="float">
            <text:p>3.2193E-007</text:p>
          </table:table-cell>
          <table:table-cell table:formula="of:=([.B571]*[.A571]*[.$J$2])/([.$G$2]*[.F571]*[.$I$2])" office:value-type="float" office:value="0.000666932222128674" calcext:value-type="float">
            <text:p>0.0006669322</text:p>
          </table:table-cell>
          <table:table-cell office:value-type="float" office:value="0.0011239" calcext:value-type="float">
            <text:p>0.0011239</text:p>
          </table:table-cell>
          <table:table-cell table:formula="of:=[.D571]*109.76" office:value-type="float" office:value="0.123359264" calcext:value-type="float">
            <text:p>0.123359264</text:p>
          </table:table-cell>
          <table:table-cell table:formula="of:=[.E571]*1E-018" office:value-type="float" office:value="1.23359264E-019" calcext:value-type="float">
            <text:p>1.23359264E-019</text:p>
          </table:table-cell>
          <table:table-cell table:number-columns-repeated="4"/>
        </table:table-row>
        <table:table-row table:style-name="ro1">
          <table:table-cell office:value-type="float" office:value="190.327" calcext:value-type="float">
            <text:p>190.327</text:p>
          </table:table-cell>
          <table:table-cell office:value-type="float" office:value="0.00000031625" calcext:value-type="float">
            <text:p>3.1625E-007</text:p>
          </table:table-cell>
          <table:table-cell table:formula="of:=([.B572]*[.A572]*[.$J$2])/([.$G$2]*[.F572]*[.$I$2])" office:value-type="float" office:value="0.000666935884234318" calcext:value-type="float">
            <text:p>0.0006669359</text:p>
          </table:table-cell>
          <table:table-cell office:value-type="float" office:value="0.00111006" calcext:value-type="float">
            <text:p>0.00111006</text:p>
          </table:table-cell>
          <table:table-cell table:formula="of:=[.D572]*109.76" office:value-type="float" office:value="0.1218401856" calcext:value-type="float">
            <text:p>0.1218401856</text:p>
          </table:table-cell>
          <table:table-cell table:formula="of:=[.E572]*1E-018" office:value-type="float" office:value="1.218401856E-019" calcext:value-type="float">
            <text:p>1.218401856E-019</text:p>
          </table:table-cell>
          <table:table-cell table:number-columns-repeated="4"/>
        </table:table-row>
        <table:table-row table:style-name="ro1">
          <table:table-cell office:value-type="float" office:value="191.36" calcext:value-type="float">
            <text:p>191.36</text:p>
          </table:table-cell>
          <table:table-cell office:value-type="float" office:value="0.00000031065" calcext:value-type="float">
            <text:p>3.1065E-007</text:p>
          </table:table-cell>
          <table:table-cell table:formula="of:=([.B573]*[.A573]*[.$J$2])/([.$G$2]*[.F573]*[.$I$2])" office:value-type="float" office:value="0.00066693087661388" calcext:value-type="float">
            <text:p>0.0006669309</text:p>
          </table:table-cell>
          <table:table-cell office:value-type="float" office:value="0.00109633" calcext:value-type="float">
            <text:p>0.00109633</text:p>
          </table:table-cell>
          <table:table-cell table:formula="of:=[.D573]*109.76" office:value-type="float" office:value="0.1203331808" calcext:value-type="float">
            <text:p>0.1203331808</text:p>
          </table:table-cell>
          <table:table-cell table:formula="of:=[.E573]*1E-018" office:value-type="float" office:value="1.203331808E-019" calcext:value-type="float">
            <text:p>1.203331808E-019</text:p>
          </table:table-cell>
          <table:table-cell table:number-columns-repeated="4"/>
        </table:table-row>
        <table:table-row table:style-name="ro1">
          <table:table-cell office:value-type="float" office:value="192.399" calcext:value-type="float">
            <text:p>192.399</text:p>
          </table:table-cell>
          <table:table-cell office:value-type="float" office:value="0.00000030513" calcext:value-type="float">
            <text:p>3.0513E-007</text:p>
          </table:table-cell>
          <table:table-cell table:formula="of:=([.B574]*[.A574]*[.$J$2])/([.$G$2]*[.F574]*[.$I$2])" office:value-type="float" office:value="0.000666916039795215" calcext:value-type="float">
            <text:p>0.000666916</text:p>
          </table:table-cell>
          <table:table-cell office:value-type="float" office:value="0.00108272" calcext:value-type="float">
            <text:p>0.00108272</text:p>
          </table:table-cell>
          <table:table-cell table:formula="of:=[.D574]*109.76" office:value-type="float" office:value="0.1188393472" calcext:value-type="float">
            <text:p>0.1188393472</text:p>
          </table:table-cell>
          <table:table-cell table:formula="of:=[.E574]*1E-018" office:value-type="float" office:value="1.188393472E-019" calcext:value-type="float">
            <text:p>1.188393472E-019</text:p>
          </table:table-cell>
          <table:table-cell table:number-columns-repeated="4"/>
        </table:table-row>
        <table:table-row table:style-name="ro1">
          <table:table-cell office:value-type="float" office:value="193.444" calcext:value-type="float">
            <text:p>193.444</text:p>
          </table:table-cell>
          <table:table-cell office:value-type="float" office:value="0.0000002997" calcext:value-type="float">
            <text:p>2.997E-007</text:p>
          </table:table-cell>
          <table:table-cell table:formula="of:=([.B575]*[.A575]*[.$J$2])/([.$G$2]*[.F575]*[.$I$2])" office:value-type="float" office:value="0.000666921219100707" calcext:value-type="float">
            <text:p>0.0006669212</text:p>
          </table:table-cell>
          <table:table-cell office:value-type="float" office:value="0.00106922" calcext:value-type="float">
            <text:p>0.00106922</text:p>
          </table:table-cell>
          <table:table-cell table:formula="of:=[.D575]*109.76" office:value-type="float" office:value="0.1173575872" calcext:value-type="float">
            <text:p>0.1173575872</text:p>
          </table:table-cell>
          <table:table-cell table:formula="of:=[.E575]*1E-018" office:value-type="float" office:value="1.173575872E-019" calcext:value-type="float">
            <text:p>1.173575872E-019</text:p>
          </table:table-cell>
          <table:table-cell table:number-columns-repeated="4"/>
        </table:table-row>
        <table:table-row table:style-name="ro1">
          <table:table-cell office:value-type="float" office:value="194.495" calcext:value-type="float">
            <text:p>194.495</text:p>
          </table:table-cell>
          <table:table-cell office:value-type="float" office:value="0.00000029436" calcext:value-type="float">
            <text:p>2.9436E-007</text:p>
          </table:table-cell>
          <table:table-cell table:formula="of:=([.B576]*[.A576]*[.$J$2])/([.$G$2]*[.F576]*[.$I$2])" office:value-type="float" office:value="0.000666936695564397" calcext:value-type="float">
            <text:p>0.0006669367</text:p>
          </table:table-cell>
          <table:table-cell office:value-type="float" office:value="0.00105585" calcext:value-type="float">
            <text:p>0.00105585</text:p>
          </table:table-cell>
          <table:table-cell table:formula="of:=[.D576]*109.76" office:value-type="float" office:value="0.115890096" calcext:value-type="float">
            <text:p>0.115890096</text:p>
          </table:table-cell>
          <table:table-cell table:formula="of:=[.E576]*1E-018" office:value-type="float" office:value="1.15890096E-019" calcext:value-type="float">
            <text:p>1.15890096E-019</text:p>
          </table:table-cell>
          <table:table-cell table:number-columns-repeated="4"/>
        </table:table-row>
        <table:table-row table:style-name="ro1">
          <table:table-cell office:value-type="float" office:value="195.551" calcext:value-type="float">
            <text:p>195.551</text:p>
          </table:table-cell>
          <table:table-cell office:value-type="float" office:value="0.00000028909" calcext:value-type="float">
            <text:p>2.8909E-007</text:p>
          </table:table-cell>
          <table:table-cell table:formula="of:=([.B577]*[.A577]*[.$J$2])/([.$G$2]*[.F577]*[.$I$2])" office:value-type="float" office:value="0.000666928317079165" calcext:value-type="float">
            <text:p>0.0006669283</text:p>
          </table:table-cell>
          <table:table-cell office:value-type="float" office:value="0.00104259" calcext:value-type="float">
            <text:p>0.00104259</text:p>
          </table:table-cell>
          <table:table-cell table:formula="of:=[.D577]*109.76" office:value-type="float" office:value="0.1144346784" calcext:value-type="float">
            <text:p>0.1144346784</text:p>
          </table:table-cell>
          <table:table-cell table:formula="of:=[.E577]*1E-018" office:value-type="float" office:value="1.144346784E-019" calcext:value-type="float">
            <text:p>1.144346784E-019</text:p>
          </table:table-cell>
          <table:table-cell table:number-columns-repeated="4"/>
        </table:table-row>
        <table:table-row table:style-name="ro1">
          <table:table-cell office:value-type="float" office:value="196.612" calcext:value-type="float">
            <text:p>196.612</text:p>
          </table:table-cell>
          <table:table-cell office:value-type="float" office:value="0.00000028391" calcext:value-type="float">
            <text:p>2.8391E-007</text:p>
          </table:table-cell>
          <table:table-cell table:formula="of:=([.B578]*[.A578]*[.$J$2])/([.$G$2]*[.F578]*[.$I$2])" office:value-type="float" office:value="0.000666937373754672" calcext:value-type="float">
            <text:p>0.0006669374</text:p>
          </table:table-cell>
          <table:table-cell office:value-type="float" office:value="0.00102945" calcext:value-type="float">
            <text:p>0.00102945</text:p>
          </table:table-cell>
          <table:table-cell table:formula="of:=[.D578]*109.76" office:value-type="float" office:value="0.112992432" calcext:value-type="float">
            <text:p>0.112992432</text:p>
          </table:table-cell>
          <table:table-cell table:formula="of:=[.E578]*1E-018" office:value-type="float" office:value="1.12992432E-019" calcext:value-type="float">
            <text:p>1.12992432E-019</text:p>
          </table:table-cell>
          <table:table-cell table:number-columns-repeated="4"/>
        </table:table-row>
        <table:table-row table:style-name="ro1">
          <table:table-cell office:value-type="float" office:value="197.68" calcext:value-type="float">
            <text:p>197.68</text:p>
          </table:table-cell>
          <table:table-cell office:value-type="float" office:value="0.0000002788" calcext:value-type="float">
            <text:p>2.788E-007</text:p>
          </table:table-cell>
          <table:table-cell table:formula="of:=([.B579]*[.A579]*[.$J$2])/([.$G$2]*[.F579]*[.$I$2])" office:value-type="float" office:value="0.000666925970304397" calcext:value-type="float">
            <text:p>0.000666926</text:p>
          </table:table-cell>
          <table:table-cell office:value-type="float" office:value="0.00101643" calcext:value-type="float">
            <text:p>0.00101643</text:p>
          </table:table-cell>
          <table:table-cell table:formula="of:=[.D579]*109.76" office:value-type="float" office:value="0.1115633568" calcext:value-type="float">
            <text:p>0.1115633568</text:p>
          </table:table-cell>
          <table:table-cell table:formula="of:=[.E579]*1E-018" office:value-type="float" office:value="1.115633568E-019" calcext:value-type="float">
            <text:p>1.115633568E-019</text:p>
          </table:table-cell>
          <table:table-cell table:number-columns-repeated="4"/>
        </table:table-row>
        <table:table-row table:style-name="ro1">
          <table:table-cell office:value-type="float" office:value="198.753" calcext:value-type="float">
            <text:p>198.753</text:p>
          </table:table-cell>
          <table:table-cell office:value-type="float" office:value="0.00000027377" calcext:value-type="float">
            <text:p>2.7377E-007</text:p>
          </table:table-cell>
          <table:table-cell table:formula="of:=([.B580]*[.A580]*[.$J$2])/([.$G$2]*[.F580]*[.$I$2])" office:value-type="float" office:value="0.000666919043435996" calcext:value-type="float">
            <text:p>0.000666919</text:p>
          </table:table-cell>
          <table:table-cell office:value-type="float" office:value="0.00100352" calcext:value-type="float">
            <text:p>0.00100352</text:p>
          </table:table-cell>
          <table:table-cell table:formula="of:=[.D580]*109.76" office:value-type="float" office:value="0.1101463552" calcext:value-type="float">
            <text:p>0.1101463552</text:p>
          </table:table-cell>
          <table:table-cell table:formula="of:=[.E580]*1E-018" office:value-type="float" office:value="1.101463552E-019" calcext:value-type="float">
            <text:p>1.101463552E-019</text:p>
          </table:table-cell>
          <table:table-cell table:number-columns-repeated="4"/>
        </table:table-row>
        <table:table-row table:style-name="ro1">
          <table:table-cell office:value-type="float" office:value="199.833" calcext:value-type="float">
            <text:p>199.833</text:p>
          </table:table-cell>
          <table:table-cell office:value-type="float" office:value="0.00000026882" calcext:value-type="float">
            <text:p>2.6882E-007</text:p>
          </table:table-cell>
          <table:table-cell table:formula="of:=([.B581]*[.A581]*[.$J$2])/([.$G$2]*[.F581]*[.$I$2])" office:value-type="float" office:value="0.000666918974038968" calcext:value-type="float">
            <text:p>0.000666919</text:p>
          </table:table-cell>
          <table:table-cell office:value-type="float" office:value="0.00099073" calcext:value-type="float">
            <text:p>0.00099073</text:p>
          </table:table-cell>
          <table:table-cell table:formula="of:=[.D581]*109.76" office:value-type="float" office:value="0.1087425248" calcext:value-type="float">
            <text:p>0.1087425248</text:p>
          </table:table-cell>
          <table:table-cell table:formula="of:=[.E581]*1E-018" office:value-type="float" office:value="1.087425248E-019" calcext:value-type="float">
            <text:p>1.087425248E-019</text:p>
          </table:table-cell>
          <table:table-cell table:number-columns-repeated="4"/>
        </table:table-row>
        <table:table-row table:style-name="ro1">
          <table:table-cell office:value-type="float" office:value="200.918" calcext:value-type="float">
            <text:p>200.918</text:p>
          </table:table-cell>
          <table:table-cell office:value-type="float" office:value="0.00000026395" calcext:value-type="float">
            <text:p>0.000000264</text:p>
          </table:table-cell>
          <table:table-cell table:formula="of:=([.B582]*[.A582]*[.$J$2])/([.$G$2]*[.F582]*[.$I$2])" office:value-type="float" office:value="0.000666926118013904" calcext:value-type="float">
            <text:p>0.0006669261</text:p>
          </table:table-cell>
          <table:table-cell office:value-type="float" office:value="0.000978053" calcext:value-type="float">
            <text:p>0.000978053</text:p>
          </table:table-cell>
          <table:table-cell table:formula="of:=[.D582]*109.76" office:value-type="float" office:value="0.10735109728" calcext:value-type="float">
            <text:p>0.1073510973</text:p>
          </table:table-cell>
          <table:table-cell table:formula="of:=[.E582]*1E-018" office:value-type="float" office:value="1.0735109728E-019" calcext:value-type="float">
            <text:p>1.0735109728E-019</text:p>
          </table:table-cell>
          <table:table-cell table:number-columns-repeated="4"/>
        </table:table-row>
        <table:table-row table:style-name="ro1">
          <table:table-cell office:value-type="float" office:value="202.009" calcext:value-type="float">
            <text:p>202.009</text:p>
          </table:table-cell>
          <table:table-cell office:value-type="float" office:value="0.00000025915" calcext:value-type="float">
            <text:p>2.5915E-007</text:p>
          </table:table-cell>
          <table:table-cell table:formula="of:=([.B583]*[.A583]*[.$J$2])/([.$G$2]*[.F583]*[.$I$2])" office:value-type="float" office:value="0.000666920019613967" calcext:value-type="float">
            <text:p>0.00066692</text:p>
          </table:table-cell>
          <table:table-cell office:value-type="float" office:value="0.00096549" calcext:value-type="float">
            <text:p>0.00096549</text:p>
          </table:table-cell>
          <table:table-cell table:formula="of:=[.D583]*109.76" office:value-type="float" office:value="0.1059721824" calcext:value-type="float">
            <text:p>0.1059721824</text:p>
          </table:table-cell>
          <table:table-cell table:formula="of:=[.E583]*1E-018" office:value-type="float" office:value="1.059721824E-019" calcext:value-type="float">
            <text:p>1.059721824E-019</text:p>
          </table:table-cell>
          <table:table-cell table:number-columns-repeated="4"/>
        </table:table-row>
        <table:table-row table:style-name="ro1">
          <table:table-cell office:value-type="float" office:value="203.106" calcext:value-type="float">
            <text:p>203.106</text:p>
          </table:table-cell>
          <table:table-cell office:value-type="float" office:value="0.00000025443" calcext:value-type="float">
            <text:p>2.5443E-007</text:p>
          </table:table-cell>
          <table:table-cell table:formula="of:=([.B584]*[.A584]*[.$J$2])/([.$G$2]*[.F584]*[.$I$2])" office:value-type="float" office:value="0.000666928911574717" calcext:value-type="float">
            <text:p>0.0006669289</text:p>
          </table:table-cell>
          <table:table-cell office:value-type="float" office:value="0.00095304" calcext:value-type="float">
            <text:p>0.00095304</text:p>
          </table:table-cell>
          <table:table-cell table:formula="of:=[.D584]*109.76" office:value-type="float" office:value="0.1046056704" calcext:value-type="float">
            <text:p>0.1046056704</text:p>
          </table:table-cell>
          <table:table-cell table:formula="of:=[.E584]*1E-018" office:value-type="float" office:value="1.046056704E-019" calcext:value-type="float">
            <text:p>1.046056704E-019</text:p>
          </table:table-cell>
          <table:table-cell table:number-columns-repeated="4"/>
        </table:table-row>
        <table:table-row table:style-name="ro1">
          <table:table-cell office:value-type="float" office:value="204.208" calcext:value-type="float">
            <text:p>204.208</text:p>
          </table:table-cell>
          <table:table-cell office:value-type="float" office:value="0.00000024978" calcext:value-type="float">
            <text:p>2.4978E-007</text:p>
          </table:table-cell>
          <table:table-cell table:formula="of:=([.B585]*[.A585]*[.$J$2])/([.$G$2]*[.F585]*[.$I$2])" office:value-type="float" office:value="0.000666924332938447" calcext:value-type="float">
            <text:p>0.0006669243</text:p>
          </table:table-cell>
          <table:table-cell office:value-type="float" office:value="0.000940705" calcext:value-type="float">
            <text:p>0.000940705</text:p>
          </table:table-cell>
          <table:table-cell table:formula="of:=[.D585]*109.76" office:value-type="float" office:value="0.1032517808" calcext:value-type="float">
            <text:p>0.1032517808</text:p>
          </table:table-cell>
          <table:table-cell table:formula="of:=[.E585]*1E-018" office:value-type="float" office:value="1.032517808E-019" calcext:value-type="float">
            <text:p>1.032517808E-019</text:p>
          </table:table-cell>
          <table:table-cell table:number-columns-repeated="4"/>
        </table:table-row>
        <table:table-row table:style-name="ro1">
          <table:table-cell office:value-type="float" office:value="205.317" calcext:value-type="float">
            <text:p>205.317</text:p>
          </table:table-cell>
          <table:table-cell office:value-type="float" office:value="0.0000002452" calcext:value-type="float">
            <text:p>2.452E-007</text:p>
          </table:table-cell>
          <table:table-cell table:formula="of:=([.B586]*[.A586]*[.$J$2])/([.$G$2]*[.F586]*[.$I$2])" office:value-type="float" office:value="0.000666916541500461" calcext:value-type="float">
            <text:p>0.0006669165</text:p>
          </table:table-cell>
          <table:table-cell office:value-type="float" office:value="0.000928482" calcext:value-type="float">
            <text:p>0.000928482</text:p>
          </table:table-cell>
          <table:table-cell table:formula="of:=[.D586]*109.76" office:value-type="float" office:value="0.10191018432" calcext:value-type="float">
            <text:p>0.1019101843</text:p>
          </table:table-cell>
          <table:table-cell table:formula="of:=[.E586]*1E-018" office:value-type="float" office:value="1.0191018432E-019" calcext:value-type="float">
            <text:p>1.0191018432E-019</text:p>
          </table:table-cell>
          <table:table-cell table:number-columns-repeated="4"/>
        </table:table-row>
        <table:table-row table:style-name="ro1">
          <table:table-cell office:value-type="float" office:value="206.432" calcext:value-type="float">
            <text:p>206.432</text:p>
          </table:table-cell>
          <table:table-cell office:value-type="float" office:value="0.0000002407" calcext:value-type="float">
            <text:p>2.407E-007</text:p>
          </table:table-cell>
          <table:table-cell table:formula="of:=([.B587]*[.A587]*[.$J$2])/([.$G$2]*[.F587]*[.$I$2])" office:value-type="float" office:value="0.000666931723907681" calcext:value-type="float">
            <text:p>0.0006669317</text:p>
          </table:table-cell>
          <table:table-cell office:value-type="float" office:value="0.000916371" calcext:value-type="float">
            <text:p>0.000916371</text:p>
          </table:table-cell>
          <table:table-cell table:formula="of:=[.D587]*109.76" office:value-type="float" office:value="0.10058088096" calcext:value-type="float">
            <text:p>0.100580881</text:p>
          </table:table-cell>
          <table:table-cell table:formula="of:=[.E587]*1E-018" office:value-type="float" office:value="1.0058088096E-019" calcext:value-type="float">
            <text:p>1.0058088096E-019</text:p>
          </table:table-cell>
          <table:table-cell table:number-columns-repeated="4"/>
        </table:table-row>
        <table:table-row table:style-name="ro1">
          <table:table-cell office:value-type="float" office:value="207.553" calcext:value-type="float">
            <text:p>207.553</text:p>
          </table:table-cell>
          <table:table-cell office:value-type="float" office:value="0.00000023626" calcext:value-type="float">
            <text:p>2.3626E-007</text:p>
          </table:table-cell>
          <table:table-cell table:formula="of:=([.B588]*[.A588]*[.$J$2])/([.$G$2]*[.F588]*[.$I$2])" office:value-type="float" office:value="0.000666916141711609" calcext:value-type="float">
            <text:p>0.0006669161</text:p>
          </table:table-cell>
          <table:table-cell office:value-type="float" office:value="0.000904373" calcext:value-type="float">
            <text:p>0.000904373</text:p>
          </table:table-cell>
          <table:table-cell table:formula="of:=[.D588]*109.76" office:value-type="float" office:value="0.09926398048" calcext:value-type="float">
            <text:p>0.0992639805</text:p>
          </table:table-cell>
          <table:table-cell table:formula="of:=[.E588]*1E-018" office:value-type="float" office:value="9.926398048E-020" calcext:value-type="float">
            <text:p>9.926398048E-020</text:p>
          </table:table-cell>
          <table:table-cell table:number-columns-repeated="4"/>
        </table:table-row>
        <table:table-row table:style-name="ro1">
          <table:table-cell office:value-type="float" office:value="208.68" calcext:value-type="float">
            <text:p>208.68</text:p>
          </table:table-cell>
          <table:table-cell office:value-type="float" office:value="0.0000002319" calcext:value-type="float">
            <text:p>2.319E-007</text:p>
          </table:table-cell>
          <table:table-cell table:formula="of:=([.B589]*[.A589]*[.$J$2])/([.$G$2]*[.F589]*[.$I$2])" office:value-type="float" office:value="0.000666928505345917" calcext:value-type="float">
            <text:p>0.0006669285</text:p>
          </table:table-cell>
          <table:table-cell office:value-type="float" office:value="0.000892487" calcext:value-type="float">
            <text:p>0.000892487</text:p>
          </table:table-cell>
          <table:table-cell table:formula="of:=[.D589]*109.76" office:value-type="float" office:value="0.09795937312" calcext:value-type="float">
            <text:p>0.0979593731</text:p>
          </table:table-cell>
          <table:table-cell table:formula="of:=[.E589]*1E-018" office:value-type="float" office:value="9.795937312E-020" calcext:value-type="float">
            <text:p>9.795937312E-020</text:p>
          </table:table-cell>
          <table:table-cell table:number-columns-repeated="4"/>
        </table:table-row>
        <table:table-row table:style-name="ro1">
          <table:table-cell office:value-type="float" office:value="209.813" calcext:value-type="float">
            <text:p>209.813</text:p>
          </table:table-cell>
          <table:table-cell office:value-type="float" office:value="0.0000002276" calcext:value-type="float">
            <text:p>2.276E-007</text:p>
          </table:table-cell>
          <table:table-cell table:formula="of:=([.B590]*[.A590]*[.$J$2])/([.$G$2]*[.F590]*[.$I$2])" office:value-type="float" office:value="0.000666915533430725" calcext:value-type="float">
            <text:p>0.0006669155</text:p>
          </table:table-cell>
          <table:table-cell office:value-type="float" office:value="0.000880711" calcext:value-type="float">
            <text:p>0.000880711</text:p>
          </table:table-cell>
          <table:table-cell table:formula="of:=[.D590]*109.76" office:value-type="float" office:value="0.09666683936" calcext:value-type="float">
            <text:p>0.0966668394</text:p>
          </table:table-cell>
          <table:table-cell table:formula="of:=[.E590]*1E-018" office:value-type="float" office:value="9.666683936E-020" calcext:value-type="float">
            <text:p>9.666683936E-020</text:p>
          </table:table-cell>
          <table:table-cell table:number-columns-repeated="4"/>
        </table:table-row>
        <table:table-row table:style-name="ro1">
          <table:table-cell office:value-type="float" office:value="210.952" calcext:value-type="float">
            <text:p>210.952</text:p>
          </table:table-cell>
          <table:table-cell office:value-type="float" office:value="0.00000022338" calcext:value-type="float">
            <text:p>2.2338E-007</text:p>
          </table:table-cell>
          <table:table-cell table:formula="of:=([.B591]*[.A591]*[.$J$2])/([.$G$2]*[.F591]*[.$I$2])" office:value-type="float" office:value="0.00066693693777091" calcext:value-type="float">
            <text:p>0.0006669369</text:p>
          </table:table-cell>
          <table:table-cell office:value-type="float" office:value="0.000869046" calcext:value-type="float">
            <text:p>0.000869046</text:p>
          </table:table-cell>
          <table:table-cell table:formula="of:=[.D591]*109.76" office:value-type="float" office:value="0.09538648896" calcext:value-type="float">
            <text:p>0.095386489</text:p>
          </table:table-cell>
          <table:table-cell table:formula="of:=[.E591]*1E-018" office:value-type="float" office:value="9.538648896E-020" calcext:value-type="float">
            <text:p>9.538648896E-020</text:p>
          </table:table-cell>
          <table:table-cell table:number-columns-repeated="4"/>
        </table:table-row>
        <table:table-row table:style-name="ro1">
          <table:table-cell office:value-type="float" office:value="212.098" calcext:value-type="float">
            <text:p>212.098</text:p>
          </table:table-cell>
          <table:table-cell office:value-type="float" office:value="0.00000021922" calcext:value-type="float">
            <text:p>2.1922E-007</text:p>
          </table:table-cell>
          <table:table-cell table:formula="of:=([.B592]*[.A592]*[.$J$2])/([.$G$2]*[.F592]*[.$I$2])" office:value-type="float" office:value="0.000666939242684214" calcext:value-type="float">
            <text:p>0.0006669392</text:p>
          </table:table-cell>
          <table:table-cell office:value-type="float" office:value="0.000857492" calcext:value-type="float">
            <text:p>0.000857492</text:p>
          </table:table-cell>
          <table:table-cell table:formula="of:=[.D592]*109.76" office:value-type="float" office:value="0.09411832192" calcext:value-type="float">
            <text:p>0.0941183219</text:p>
          </table:table-cell>
          <table:table-cell table:formula="of:=[.E592]*1E-018" office:value-type="float" office:value="9.411832192E-020" calcext:value-type="float">
            <text:p>9.411832192E-020</text:p>
          </table:table-cell>
          <table:table-cell table:number-columns-repeated="4"/>
        </table:table-row>
        <table:table-row table:style-name="ro1">
          <table:table-cell office:value-type="float" office:value="213.25" calcext:value-type="float">
            <text:p>213.25</text:p>
          </table:table-cell>
          <table:table-cell office:value-type="float" office:value="0.00000021512" calcext:value-type="float">
            <text:p>2.1512E-007</text:p>
          </table:table-cell>
          <table:table-cell table:formula="of:=([.B593]*[.A593]*[.$J$2])/([.$G$2]*[.F593]*[.$I$2])" office:value-type="float" office:value="0.000666921842776416" calcext:value-type="float">
            <text:p>0.0006669218</text:p>
          </table:table-cell>
          <table:table-cell office:value-type="float" office:value="0.000846047" calcext:value-type="float">
            <text:p>0.000846047</text:p>
          </table:table-cell>
          <table:table-cell table:formula="of:=[.D593]*109.76" office:value-type="float" office:value="0.09286211872" calcext:value-type="float">
            <text:p>0.0928621187</text:p>
          </table:table-cell>
          <table:table-cell table:formula="of:=[.E593]*1E-018" office:value-type="float" office:value="9.286211872E-020" calcext:value-type="float">
            <text:p>9.286211872E-020</text:p>
          </table:table-cell>
          <table:table-cell table:number-columns-repeated="4"/>
        </table:table-row>
        <table:table-row table:style-name="ro1">
          <table:table-cell office:value-type="float" office:value="214.407" calcext:value-type="float">
            <text:p>214.407</text:p>
          </table:table-cell>
          <table:table-cell office:value-type="float" office:value="0.00000021109" calcext:value-type="float">
            <text:p>2.1109E-007</text:p>
          </table:table-cell>
          <table:table-cell table:formula="of:=([.B594]*[.A594]*[.$J$2])/([.$G$2]*[.F594]*[.$I$2])" office:value-type="float" office:value="0.000666914385874485" calcext:value-type="float">
            <text:p>0.0006669144</text:p>
          </table:table-cell>
          <table:table-cell office:value-type="float" office:value="0.000834711" calcext:value-type="float">
            <text:p>0.000834711</text:p>
          </table:table-cell>
          <table:table-cell table:formula="of:=[.D594]*109.76" office:value-type="float" office:value="0.09161787936" calcext:value-type="float">
            <text:p>0.0916178794</text:p>
          </table:table-cell>
          <table:table-cell table:formula="of:=[.E594]*1E-018" office:value-type="float" office:value="9.161787936E-020" calcext:value-type="float">
            <text:p>9.161787936E-020</text:p>
          </table:table-cell>
          <table:table-cell table:number-columns-repeated="4"/>
        </table:table-row>
        <table:table-row table:style-name="ro1">
          <table:table-cell office:value-type="float" office:value="215.572" calcext:value-type="float">
            <text:p>215.572</text:p>
          </table:table-cell>
          <table:table-cell office:value-type="float" office:value="0.00000020713" calcext:value-type="float">
            <text:p>2.0713E-007</text:p>
          </table:table-cell>
          <table:table-cell table:formula="of:=([.B595]*[.A595]*[.$J$2])/([.$G$2]*[.F595]*[.$I$2])" office:value-type="float" office:value="0.000666929293042726" calcext:value-type="float">
            <text:p>0.0006669293</text:p>
          </table:table-cell>
          <table:table-cell office:value-type="float" office:value="0.000823484" calcext:value-type="float">
            <text:p>0.000823484</text:p>
          </table:table-cell>
          <table:table-cell table:formula="of:=[.D595]*109.76" office:value-type="float" office:value="0.09038560384" calcext:value-type="float">
            <text:p>0.0903856038</text:p>
          </table:table-cell>
          <table:table-cell table:formula="of:=[.E595]*1E-018" office:value-type="float" office:value="9.038560384E-020" calcext:value-type="float">
            <text:p>9.038560384E-020</text:p>
          </table:table-cell>
          <table:table-cell table:number-columns-repeated="4"/>
        </table:table-row>
        <table:table-row table:style-name="ro1">
          <table:table-cell office:value-type="float" office:value="216.742" calcext:value-type="float">
            <text:p>216.742</text:p>
          </table:table-cell>
          <table:table-cell office:value-type="float" office:value="0.00000020323" calcext:value-type="float">
            <text:p>2.0323E-007</text:p>
          </table:table-cell>
          <table:table-cell table:formula="of:=([.B596]*[.A596]*[.$J$2])/([.$G$2]*[.F596]*[.$I$2])" office:value-type="float" office:value="0.000666927702684977" calcext:value-type="float">
            <text:p>0.0006669277</text:p>
          </table:table-cell>
          <table:table-cell office:value-type="float" office:value="0.000812366" calcext:value-type="float">
            <text:p>0.000812366</text:p>
          </table:table-cell>
          <table:table-cell table:formula="of:=[.D596]*109.76" office:value-type="float" office:value="0.08916529216" calcext:value-type="float">
            <text:p>0.0891652922</text:p>
          </table:table-cell>
          <table:table-cell table:formula="of:=[.E596]*1E-018" office:value-type="float" office:value="8.916529216E-020" calcext:value-type="float">
            <text:p>8.916529216E-020</text:p>
          </table:table-cell>
          <table:table-cell table:number-columns-repeated="4"/>
        </table:table-row>
        <table:table-row table:style-name="ro1">
          <table:table-cell office:value-type="float" office:value="217.919" calcext:value-type="float">
            <text:p>217.919</text:p>
          </table:table-cell>
          <table:table-cell office:value-type="float" office:value="0.00000019939" calcext:value-type="float">
            <text:p>1.9939E-007</text:p>
          </table:table-cell>
          <table:table-cell table:formula="of:=([.B597]*[.A597]*[.$J$2])/([.$G$2]*[.F597]*[.$I$2])" office:value-type="float" office:value="0.000666917384122042" calcext:value-type="float">
            <text:p>0.0006669174</text:p>
          </table:table-cell>
          <table:table-cell office:value-type="float" office:value="0.000801357" calcext:value-type="float">
            <text:p>0.000801357</text:p>
          </table:table-cell>
          <table:table-cell table:formula="of:=[.D597]*109.76" office:value-type="float" office:value="0.08795694432" calcext:value-type="float">
            <text:p>0.0879569443</text:p>
          </table:table-cell>
          <table:table-cell table:formula="of:=[.E597]*1E-018" office:value-type="float" office:value="8.795694432E-020" calcext:value-type="float">
            <text:p>8.795694432E-020</text:p>
          </table:table-cell>
          <table:table-cell table:number-columns-repeated="4"/>
        </table:table-row>
        <table:table-row table:style-name="ro1">
          <table:table-cell office:value-type="float" office:value="219.102" calcext:value-type="float">
            <text:p>219.102</text:p>
          </table:table-cell>
          <table:table-cell office:value-type="float" office:value="0.00000019562" calcext:value-type="float">
            <text:p>1.9562E-007</text:p>
          </table:table-cell>
          <table:table-cell table:formula="of:=([.B598]*[.A598]*[.$J$2])/([.$G$2]*[.F598]*[.$I$2])" office:value-type="float" office:value="0.000666933599393124" calcext:value-type="float">
            <text:p>0.0006669336</text:p>
          </table:table-cell>
          <table:table-cell office:value-type="float" office:value="0.000790454" calcext:value-type="float">
            <text:p>0.000790454</text:p>
          </table:table-cell>
          <table:table-cell table:formula="of:=[.D598]*109.76" office:value-type="float" office:value="0.08676023104" calcext:value-type="float">
            <text:p>0.086760231</text:p>
          </table:table-cell>
          <table:table-cell table:formula="of:=[.E598]*1E-018" office:value-type="float" office:value="8.676023104E-020" calcext:value-type="float">
            <text:p>8.676023104E-020</text:p>
          </table:table-cell>
          <table:table-cell table:number-columns-repeated="4"/>
        </table:table-row>
        <table:table-row table:style-name="ro1">
          <table:table-cell office:value-type="float" office:value="220.292" calcext:value-type="float">
            <text:p>220.292</text:p>
          </table:table-cell>
          <table:table-cell office:value-type="float" office:value="0.0000001919" calcext:value-type="float">
            <text:p>1.919E-007</text:p>
          </table:table-cell>
          <table:table-cell table:formula="of:=([.B599]*[.A599]*[.$J$2])/([.$G$2]*[.F599]*[.$I$2])" office:value-type="float" office:value="0.000666912114275748" calcext:value-type="float">
            <text:p>0.0006669121</text:p>
          </table:table-cell>
          <table:table-cell office:value-type="float" office:value="0.000779659" calcext:value-type="float">
            <text:p>0.000779659</text:p>
          </table:table-cell>
          <table:table-cell table:formula="of:=[.D599]*109.76" office:value-type="float" office:value="0.08557537184" calcext:value-type="float">
            <text:p>0.0855753718</text:p>
          </table:table-cell>
          <table:table-cell table:formula="of:=[.E599]*1E-018" office:value-type="float" office:value="8.557537184E-020" calcext:value-type="float">
            <text:p>8.557537184E-020</text:p>
          </table:table-cell>
          <table:table-cell table:number-columns-repeated="4"/>
        </table:table-row>
        <table:table-row table:style-name="ro1">
          <table:table-cell office:value-type="float" office:value="221.488" calcext:value-type="float">
            <text:p>221.488</text:p>
          </table:table-cell>
          <table:table-cell office:value-type="float" office:value="0.00000018825" calcext:value-type="float">
            <text:p>1.8825E-007</text:p>
          </table:table-cell>
          <table:table-cell table:formula="of:=([.B600]*[.A600]*[.$J$2])/([.$G$2]*[.F600]*[.$I$2])" office:value-type="float" office:value="0.000666922534288328" calcext:value-type="float">
            <text:p>0.0006669225</text:p>
          </table:table-cell>
          <table:table-cell office:value-type="float" office:value="0.00076897" calcext:value-type="float">
            <text:p>0.00076897</text:p>
          </table:table-cell>
          <table:table-cell table:formula="of:=[.D600]*109.76" office:value-type="float" office:value="0.0844021472" calcext:value-type="float">
            <text:p>0.0844021472</text:p>
          </table:table-cell>
          <table:table-cell table:formula="of:=[.E600]*1E-018" office:value-type="float" office:value="8.44021472E-020" calcext:value-type="float">
            <text:p>8.44021472E-020</text:p>
          </table:table-cell>
          <table:table-cell table:number-columns-repeated="4"/>
        </table:table-row>
        <table:table-row table:style-name="ro1">
          <table:table-cell office:value-type="float" office:value="222.691" calcext:value-type="float">
            <text:p>222.691</text:p>
          </table:table-cell>
          <table:table-cell office:value-type="float" office:value="0.00000018466" calcext:value-type="float">
            <text:p>1.8466E-007</text:p>
          </table:table-cell>
          <table:table-cell table:formula="of:=([.B601]*[.A601]*[.$J$2])/([.$G$2]*[.F601]*[.$I$2])" office:value-type="float" office:value="0.000666936969476156" calcext:value-type="float">
            <text:p>0.000666937</text:p>
          </table:table-cell>
          <table:table-cell office:value-type="float" office:value="0.000758386" calcext:value-type="float">
            <text:p>0.000758386</text:p>
          </table:table-cell>
          <table:table-cell table:formula="of:=[.D601]*109.76" office:value-type="float" office:value="0.08324044736" calcext:value-type="float">
            <text:p>0.0832404474</text:p>
          </table:table-cell>
          <table:table-cell table:formula="of:=[.E601]*1E-018" office:value-type="float" office:value="8.324044736E-020" calcext:value-type="float">
            <text:p>8.324044736E-020</text:p>
          </table:table-cell>
          <table:table-cell table:number-columns-repeated="4"/>
        </table:table-row>
        <table:table-row table:style-name="ro1">
          <table:table-cell office:value-type="float" office:value="223.9" calcext:value-type="float">
            <text:p>223.9</text:p>
          </table:table-cell>
          <table:table-cell office:value-type="float" office:value="0.00000018112" calcext:value-type="float">
            <text:p>1.8112E-007</text:p>
          </table:table-cell>
          <table:table-cell table:formula="of:=([.B602]*[.A602]*[.$J$2])/([.$G$2]*[.F602]*[.$I$2])" office:value-type="float" office:value="0.00066691632141082" calcext:value-type="float">
            <text:p>0.0006669163</text:p>
          </table:table-cell>
          <table:table-cell office:value-type="float" office:value="0.000747909" calcext:value-type="float">
            <text:p>0.000747909</text:p>
          </table:table-cell>
          <table:table-cell table:formula="of:=[.D602]*109.76" office:value-type="float" office:value="0.08209049184" calcext:value-type="float">
            <text:p>0.0820904918</text:p>
          </table:table-cell>
          <table:table-cell table:formula="of:=[.E602]*1E-018" office:value-type="float" office:value="8.209049184E-020" calcext:value-type="float">
            <text:p>8.209049184E-020</text:p>
          </table:table-cell>
          <table:table-cell table:number-columns-repeated="4"/>
        </table:table-row>
        <table:table-row table:style-name="ro1">
          <table:table-cell office:value-type="float" office:value="225.116" calcext:value-type="float">
            <text:p>225.116</text:p>
          </table:table-cell>
          <table:table-cell office:value-type="float" office:value="0.00000017765" calcext:value-type="float">
            <text:p>1.7765E-007</text:p>
          </table:table-cell>
          <table:table-cell table:formula="of:=([.B603]*[.A603]*[.$J$2])/([.$G$2]*[.F603]*[.$I$2])" office:value-type="float" office:value="0.000666940921157638" calcext:value-type="float">
            <text:p>0.0006669409</text:p>
          </table:table-cell>
          <table:table-cell office:value-type="float" office:value="0.000737537" calcext:value-type="float">
            <text:p>0.000737537</text:p>
          </table:table-cell>
          <table:table-cell table:formula="of:=[.D603]*109.76" office:value-type="float" office:value="0.08095206112" calcext:value-type="float">
            <text:p>0.0809520611</text:p>
          </table:table-cell>
          <table:table-cell table:formula="of:=[.E603]*1E-018" office:value-type="float" office:value="8.095206112E-020" calcext:value-type="float">
            <text:p>8.095206112E-020</text:p>
          </table:table-cell>
          <table:table-cell table:number-columns-repeated="4"/>
        </table:table-row>
        <table:table-row table:style-name="ro1">
          <table:table-cell office:value-type="float" office:value="226.338" calcext:value-type="float">
            <text:p>226.338</text:p>
          </table:table-cell>
          <table:table-cell office:value-type="float" office:value="0.00000017423" calcext:value-type="float">
            <text:p>1.7423E-007</text:p>
          </table:table-cell>
          <table:table-cell table:formula="of:=([.B604]*[.A604]*[.$J$2])/([.$G$2]*[.F604]*[.$I$2])" office:value-type="float" office:value="0.000666936275187411" calcext:value-type="float">
            <text:p>0.0006669363</text:p>
          </table:table-cell>
          <table:table-cell office:value-type="float" office:value="0.00072727" calcext:value-type="float">
            <text:p>0.00072727</text:p>
          </table:table-cell>
          <table:table-cell table:formula="of:=[.D604]*109.76" office:value-type="float" office:value="0.0798251552" calcext:value-type="float">
            <text:p>0.0798251552</text:p>
          </table:table-cell>
          <table:table-cell table:formula="of:=[.E604]*1E-018" office:value-type="float" office:value="7.98251552E-020" calcext:value-type="float">
            <text:p>7.98251552E-020</text:p>
          </table:table-cell>
          <table:table-cell table:number-columns-repeated="4"/>
        </table:table-row>
        <table:table-row table:style-name="ro1">
          <table:table-cell office:value-type="float" office:value="227.567" calcext:value-type="float">
            <text:p>227.567</text:p>
          </table:table-cell>
          <table:table-cell office:value-type="float" office:value="0.00000017087" calcext:value-type="float">
            <text:p>1.7087E-007</text:p>
          </table:table-cell>
          <table:table-cell table:formula="of:=([.B605]*[.A605]*[.$J$2])/([.$G$2]*[.F605]*[.$I$2])" office:value-type="float" office:value="0.000666947040484174" calcext:value-type="float">
            <text:p>0.000666947</text:p>
          </table:table-cell>
          <table:table-cell office:value-type="float" office:value="0.000717106" calcext:value-type="float">
            <text:p>0.000717106</text:p>
          </table:table-cell>
          <table:table-cell table:formula="of:=[.D605]*109.76" office:value-type="float" office:value="0.07870955456" calcext:value-type="float">
            <text:p>0.0787095546</text:p>
          </table:table-cell>
          <table:table-cell table:formula="of:=[.E605]*1E-018" office:value-type="float" office:value="7.870955456E-020" calcext:value-type="float">
            <text:p>7.870955456E-020</text:p>
          </table:table-cell>
          <table:table-cell table:number-columns-repeated="4"/>
        </table:table-row>
        <table:table-row table:style-name="ro1">
          <table:table-cell office:value-type="float" office:value="228.803" calcext:value-type="float">
            <text:p>228.803</text:p>
          </table:table-cell>
          <table:table-cell office:value-type="float" office:value="0.00000016756" calcext:value-type="float">
            <text:p>1.6756E-007</text:p>
          </table:table-cell>
          <table:table-cell table:formula="of:=([.B606]*[.A606]*[.$J$2])/([.$G$2]*[.F606]*[.$I$2])" office:value-type="float" office:value="0.000666935751738953" calcext:value-type="float">
            <text:p>0.0006669358</text:p>
          </table:table-cell>
          <table:table-cell office:value-type="float" office:value="0.000707046" calcext:value-type="float">
            <text:p>0.000707046</text:p>
          </table:table-cell>
          <table:table-cell table:formula="of:=[.D606]*109.76" office:value-type="float" office:value="0.07760536896" calcext:value-type="float">
            <text:p>0.077605369</text:p>
          </table:table-cell>
          <table:table-cell table:formula="of:=[.E606]*1E-018" office:value-type="float" office:value="7.760536896E-020" calcext:value-type="float">
            <text:p>7.760536896E-020</text:p>
          </table:table-cell>
          <table:table-cell table:number-columns-repeated="4"/>
        </table:table-row>
        <table:table-row table:style-name="ro1">
          <table:table-cell office:value-type="float" office:value="230.045" calcext:value-type="float">
            <text:p>230.045</text:p>
          </table:table-cell>
          <table:table-cell office:value-type="float" office:value="0.00000016431" calcext:value-type="float">
            <text:p>1.6431E-007</text:p>
          </table:table-cell>
          <table:table-cell table:formula="of:=([.B607]*[.A607]*[.$J$2])/([.$G$2]*[.F607]*[.$I$2])" office:value-type="float" office:value="0.000666941195438024" calcext:value-type="float">
            <text:p>0.0006669412</text:p>
          </table:table-cell>
          <table:table-cell office:value-type="float" office:value="0.00069709" calcext:value-type="float">
            <text:p>0.00069709</text:p>
          </table:table-cell>
          <table:table-cell table:formula="of:=[.D607]*109.76" office:value-type="float" office:value="0.0765125984" calcext:value-type="float">
            <text:p>0.0765125984</text:p>
          </table:table-cell>
          <table:table-cell table:formula="of:=[.E607]*1E-018" office:value-type="float" office:value="7.65125984E-020" calcext:value-type="float">
            <text:p>7.65125984E-020</text:p>
          </table:table-cell>
          <table:table-cell table:number-columns-repeated="4"/>
        </table:table-row>
        <table:table-row table:style-name="ro1">
          <table:table-cell office:value-type="float" office:value="231.294" calcext:value-type="float">
            <text:p>231.294</text:p>
          </table:table-cell>
          <table:table-cell office:value-type="float" office:value="0.00000016111" calcext:value-type="float">
            <text:p>1.6111E-007</text:p>
          </table:table-cell>
          <table:table-cell table:formula="of:=([.B608]*[.A608]*[.$J$2])/([.$G$2]*[.F608]*[.$I$2])" office:value-type="float" office:value="0.000666931449630843" calcext:value-type="float">
            <text:p>0.0006669314</text:p>
          </table:table-cell>
          <table:table-cell office:value-type="float" office:value="0.000687235" calcext:value-type="float">
            <text:p>0.000687235</text:p>
          </table:table-cell>
          <table:table-cell table:formula="of:=[.D608]*109.76" office:value-type="float" office:value="0.0754309136" calcext:value-type="float">
            <text:p>0.0754309136</text:p>
          </table:table-cell>
          <table:table-cell table:formula="of:=[.E608]*1E-018" office:value-type="float" office:value="7.54309136E-020" calcext:value-type="float">
            <text:p>7.54309136E-020</text:p>
          </table:table-cell>
          <table:table-cell table:number-columns-repeated="4"/>
        </table:table-row>
        <table:table-row table:style-name="ro1">
          <table:table-cell office:value-type="float" office:value="232.55" calcext:value-type="float">
            <text:p>232.55</text:p>
          </table:table-cell>
          <table:table-cell office:value-type="float" office:value="0.00000015797" calcext:value-type="float">
            <text:p>0.000000158</text:p>
          </table:table-cell>
          <table:table-cell table:formula="of:=([.B609]*[.A609]*[.$J$2])/([.$G$2]*[.F609]*[.$I$2])" office:value-type="float" office:value="0.000666947303869773" calcext:value-type="float">
            <text:p>0.0006669473</text:p>
          </table:table-cell>
          <table:table-cell office:value-type="float" office:value="0.000677484" calcext:value-type="float">
            <text:p>0.000677484</text:p>
          </table:table-cell>
          <table:table-cell table:formula="of:=[.D609]*109.76" office:value-type="float" office:value="0.07436064384" calcext:value-type="float">
            <text:p>0.0743606438</text:p>
          </table:table-cell>
          <table:table-cell table:formula="of:=[.E609]*1E-018" office:value-type="float" office:value="7.436064384E-020" calcext:value-type="float">
            <text:p>7.436064384E-020</text:p>
          </table:table-cell>
          <table:table-cell table:number-columns-repeated="4"/>
        </table:table-row>
        <table:table-row table:style-name="ro1">
          <table:table-cell office:value-type="float" office:value="233.813" calcext:value-type="float">
            <text:p>233.813</text:p>
          </table:table-cell>
          <table:table-cell office:value-type="float" office:value="0.00000015487" calcext:value-type="float">
            <text:p>1.5487E-007</text:p>
          </table:table-cell>
          <table:table-cell table:formula="of:=([.B610]*[.A610]*[.$J$2])/([.$G$2]*[.F610]*[.$I$2])" office:value-type="float" office:value="0.000666910691205895" calcext:value-type="float">
            <text:p>0.0006669107</text:p>
          </table:table-cell>
          <table:table-cell office:value-type="float" office:value="0.000667833" calcext:value-type="float">
            <text:p>0.000667833</text:p>
          </table:table-cell>
          <table:table-cell table:formula="of:=[.D610]*109.76" office:value-type="float" office:value="0.07330135008" calcext:value-type="float">
            <text:p>0.0733013501</text:p>
          </table:table-cell>
          <table:table-cell table:formula="of:=[.E610]*1E-018" office:value-type="float" office:value="7.330135008E-020" calcext:value-type="float">
            <text:p>7.330135008E-020</text:p>
          </table:table-cell>
          <table:table-cell table:number-columns-repeated="4"/>
        </table:table-row>
        <table:table-row table:style-name="ro1">
          <table:table-cell office:value-type="float" office:value="235.083" calcext:value-type="float">
            <text:p>235.083</text:p>
          </table:table-cell>
          <table:table-cell office:value-type="float" office:value="0.00000015184" calcext:value-type="float">
            <text:p>1.5184E-007</text:p>
          </table:table-cell>
          <table:table-cell table:formula="of:=([.B611]*[.A611]*[.$J$2])/([.$G$2]*[.F611]*[.$I$2])" office:value-type="float" office:value="0.000666950683950644" calcext:value-type="float">
            <text:p>0.0006669507</text:p>
          </table:table-cell>
          <table:table-cell office:value-type="float" office:value="0.000658284" calcext:value-type="float">
            <text:p>0.000658284</text:p>
          </table:table-cell>
          <table:table-cell table:formula="of:=[.D611]*109.76" office:value-type="float" office:value="0.07225325184" calcext:value-type="float">
            <text:p>0.0722532518</text:p>
          </table:table-cell>
          <table:table-cell table:formula="of:=[.E611]*1E-018" office:value-type="float" office:value="7.225325184E-020" calcext:value-type="float">
            <text:p>7.225325184E-020</text:p>
          </table:table-cell>
          <table:table-cell table:number-columns-repeated="4"/>
        </table:table-row>
        <table:table-row table:style-name="ro1">
          <table:table-cell office:value-type="float" office:value="236.359" calcext:value-type="float">
            <text:p>236.359</text:p>
          </table:table-cell>
          <table:table-cell office:value-type="float" office:value="0.00000014885" calcext:value-type="float">
            <text:p>1.4885E-007</text:p>
          </table:table-cell>
          <table:table-cell table:formula="of:=([.B612]*[.A612]*[.$J$2])/([.$G$2]*[.F612]*[.$I$2])" office:value-type="float" office:value="0.000666939310548585" calcext:value-type="float">
            <text:p>0.0006669393</text:p>
          </table:table-cell>
          <table:table-cell office:value-type="float" office:value="0.000648835" calcext:value-type="float">
            <text:p>0.000648835</text:p>
          </table:table-cell>
          <table:table-cell table:formula="of:=[.D612]*109.76" office:value-type="float" office:value="0.0712161296" calcext:value-type="float">
            <text:p>0.0712161296</text:p>
          </table:table-cell>
          <table:table-cell table:formula="of:=[.E612]*1E-018" office:value-type="float" office:value="7.12161296E-020" calcext:value-type="float">
            <text:p>7.12161296E-020</text:p>
          </table:table-cell>
          <table:table-cell table:number-columns-repeated="4"/>
        </table:table-row>
        <table:table-row table:style-name="ro1">
          <table:table-cell office:value-type="float" office:value="237.642" calcext:value-type="float">
            <text:p>237.642</text:p>
          </table:table-cell>
          <table:table-cell office:value-type="float" office:value="0.00000014591" calcext:value-type="float">
            <text:p>1.4591E-007</text:p>
          </table:table-cell>
          <table:table-cell table:formula="of:=([.B613]*[.A613]*[.$J$2])/([.$G$2]*[.F613]*[.$I$2])" office:value-type="float" office:value="0.000666923680598882" calcext:value-type="float">
            <text:p>0.0006669237</text:p>
          </table:table-cell>
          <table:table-cell office:value-type="float" office:value="0.000639487" calcext:value-type="float">
            <text:p>0.000639487</text:p>
          </table:table-cell>
          <table:table-cell table:formula="of:=[.D613]*109.76" office:value-type="float" office:value="0.07019009312" calcext:value-type="float">
            <text:p>0.0701900931</text:p>
          </table:table-cell>
          <table:table-cell table:formula="of:=[.E613]*1E-018" office:value-type="float" office:value="7.019009312E-020" calcext:value-type="float">
            <text:p>7.019009312E-020</text:p>
          </table:table-cell>
          <table:table-cell table:number-columns-repeated="4"/>
        </table:table-row>
        <table:table-row table:style-name="ro1">
          <table:table-cell office:value-type="float" office:value="238.933" calcext:value-type="float">
            <text:p>238.933</text:p>
          </table:table-cell>
          <table:table-cell office:value-type="float" office:value="0.00000014302" calcext:value-type="float">
            <text:p>0.000000143</text:p>
          </table:table-cell>
          <table:table-cell table:formula="of:=([.B614]*[.A614]*[.$J$2])/([.$G$2]*[.F614]*[.$I$2])" office:value-type="float" office:value="0.000666911070732158" calcext:value-type="float">
            <text:p>0.0006669111</text:p>
          </table:table-cell>
          <table:table-cell office:value-type="float" office:value="0.000630238" calcext:value-type="float">
            <text:p>0.000630238</text:p>
          </table:table-cell>
          <table:table-cell table:formula="of:=[.D614]*109.76" office:value-type="float" office:value="0.06917492288" calcext:value-type="float">
            <text:p>0.0691749229</text:p>
          </table:table-cell>
          <table:table-cell table:formula="of:=[.E614]*1E-018" office:value-type="float" office:value="6.917492288E-020" calcext:value-type="float">
            <text:p>6.917492288E-020</text:p>
          </table:table-cell>
          <table:table-cell table:number-columns-repeated="4"/>
        </table:table-row>
        <table:table-row table:style-name="ro1">
          <table:table-cell office:value-type="float" office:value="240.23" calcext:value-type="float">
            <text:p>240.23</text:p>
          </table:table-cell>
          <table:table-cell office:value-type="float" office:value="0.00000014019" calcext:value-type="float">
            <text:p>1.4019E-007</text:p>
          </table:table-cell>
          <table:table-cell table:formula="of:=([.B615]*[.A615]*[.$J$2])/([.$G$2]*[.F615]*[.$I$2])" office:value-type="float" office:value="0.000666946105577931" calcext:value-type="float">
            <text:p>0.0006669461</text:p>
          </table:table-cell>
          <table:table-cell office:value-type="float" office:value="0.000621088" calcext:value-type="float">
            <text:p>0.000621088</text:p>
          </table:table-cell>
          <table:table-cell table:formula="of:=[.D615]*109.76" office:value-type="float" office:value="0.06817061888" calcext:value-type="float">
            <text:p>0.0681706189</text:p>
          </table:table-cell>
          <table:table-cell table:formula="of:=[.E615]*1E-018" office:value-type="float" office:value="6.817061888E-020" calcext:value-type="float">
            <text:p>6.817061888E-020</text:p>
          </table:table-cell>
          <table:table-cell table:number-columns-repeated="4"/>
        </table:table-row>
        <table:table-row table:style-name="ro1">
          <table:table-cell office:value-type="float" office:value="241.535" calcext:value-type="float">
            <text:p>241.535</text:p>
          </table:table-cell>
          <table:table-cell office:value-type="float" office:value="0.0000001374" calcext:value-type="float">
            <text:p>1.374E-007</text:p>
          </table:table-cell>
          <table:table-cell table:formula="of:=([.B616]*[.A616]*[.$J$2])/([.$G$2]*[.F616]*[.$I$2])" office:value-type="float" office:value="0.000666944105593099" calcext:value-type="float">
            <text:p>0.0006669441</text:p>
          </table:table-cell>
          <table:table-cell office:value-type="float" office:value="0.000612036" calcext:value-type="float">
            <text:p>0.000612036</text:p>
          </table:table-cell>
          <table:table-cell table:formula="of:=[.D616]*109.76" office:value-type="float" office:value="0.06717707136" calcext:value-type="float">
            <text:p>0.0671770714</text:p>
          </table:table-cell>
          <table:table-cell table:formula="of:=[.E616]*1E-018" office:value-type="float" office:value="6.717707136E-020" calcext:value-type="float">
            <text:p>6.717707136E-020</text:p>
          </table:table-cell>
          <table:table-cell table:number-columns-repeated="4"/>
        </table:table-row>
        <table:table-row table:style-name="ro1">
          <table:table-cell office:value-type="float" office:value="242.846" calcext:value-type="float">
            <text:p>242.846</text:p>
          </table:table-cell>
          <table:table-cell office:value-type="float" office:value="0.00000013466" calcext:value-type="float">
            <text:p>1.3466E-007</text:p>
          </table:table-cell>
          <table:table-cell table:formula="of:=([.B617]*[.A617]*[.$J$2])/([.$G$2]*[.F617]*[.$I$2])" office:value-type="float" office:value="0.000666948162448607" calcext:value-type="float">
            <text:p>0.0006669482</text:p>
          </table:table-cell>
          <table:table-cell office:value-type="float" office:value="0.000603083" calcext:value-type="float">
            <text:p>0.000603083</text:p>
          </table:table-cell>
          <table:table-cell table:formula="of:=[.D617]*109.76" office:value-type="float" office:value="0.06619439008" calcext:value-type="float">
            <text:p>0.0661943901</text:p>
          </table:table-cell>
          <table:table-cell table:formula="of:=[.E617]*1E-018" office:value-type="float" office:value="6.619439008E-020" calcext:value-type="float">
            <text:p>6.619439008E-020</text:p>
          </table:table-cell>
          <table:table-cell table:number-columns-repeated="4"/>
        </table:table-row>
        <table:table-row table:style-name="ro1">
          <table:table-cell office:value-type="float" office:value="244.165" calcext:value-type="float">
            <text:p>244.165</text:p>
          </table:table-cell>
          <table:table-cell office:value-type="float" office:value="0.00000013196" calcext:value-type="float">
            <text:p>0.000000132</text:p>
          </table:table-cell>
          <table:table-cell table:formula="of:=([.B618]*[.A618]*[.$J$2])/([.$G$2]*[.F618]*[.$I$2])" office:value-type="float" office:value="0.000666919888381908" calcext:value-type="float">
            <text:p>0.0006669199</text:p>
          </table:table-cell>
          <table:table-cell office:value-type="float" office:value="0.000594226" calcext:value-type="float">
            <text:p>0.000594226</text:p>
          </table:table-cell>
          <table:table-cell table:formula="of:=[.D618]*109.76" office:value-type="float" office:value="0.06522224576" calcext:value-type="float">
            <text:p>0.0652222458</text:p>
          </table:table-cell>
          <table:table-cell table:formula="of:=[.E618]*1E-018" office:value-type="float" office:value="6.522224576E-020" calcext:value-type="float">
            <text:p>6.522224576E-020</text:p>
          </table:table-cell>
          <table:table-cell table:number-columns-repeated="4"/>
        </table:table-row>
        <table:table-row table:style-name="ro1">
          <table:table-cell office:value-type="float" office:value="245.491" calcext:value-type="float">
            <text:p>245.491</text:p>
          </table:table-cell>
          <table:table-cell office:value-type="float" office:value="0.00000012931" calcext:value-type="float">
            <text:p>1.2931E-007</text:p>
          </table:table-cell>
          <table:table-cell table:formula="of:=([.B619]*[.A619]*[.$J$2])/([.$G$2]*[.F619]*[.$I$2])" office:value-type="float" office:value="0.000666906373645717" calcext:value-type="float">
            <text:p>0.0006669064</text:p>
          </table:table-cell>
          <table:table-cell office:value-type="float" office:value="0.000585467" calcext:value-type="float">
            <text:p>0.000585467</text:p>
          </table:table-cell>
          <table:table-cell table:formula="of:=[.D619]*109.76" office:value-type="float" office:value="0.06426085792" calcext:value-type="float">
            <text:p>0.0642608579</text:p>
          </table:table-cell>
          <table:table-cell table:formula="of:=[.E619]*1E-018" office:value-type="float" office:value="6.426085792E-020" calcext:value-type="float">
            <text:p>6.426085792E-020</text:p>
          </table:table-cell>
          <table:table-cell table:number-columns-repeated="4"/>
        </table:table-row>
        <table:table-row table:style-name="ro1">
          <table:table-cell office:value-type="float" office:value="246.824" calcext:value-type="float">
            <text:p>246.824</text:p>
          </table:table-cell>
          <table:table-cell office:value-type="float" office:value="0.00000012671" calcext:value-type="float">
            <text:p>1.2671E-007</text:p>
          </table:table-cell>
          <table:table-cell table:formula="of:=([.B620]*[.A620]*[.$J$2])/([.$G$2]*[.F620]*[.$I$2])" office:value-type="float" office:value="0.00066691482083739" calcext:value-type="float">
            <text:p>0.0006669148</text:p>
          </table:table-cell>
          <table:table-cell office:value-type="float" office:value="0.000576803" calcext:value-type="float">
            <text:p>0.000576803</text:p>
          </table:table-cell>
          <table:table-cell table:formula="of:=[.D620]*109.76" office:value-type="float" office:value="0.06330989728" calcext:value-type="float">
            <text:p>0.0633098973</text:p>
          </table:table-cell>
          <table:table-cell table:formula="of:=[.E620]*1E-018" office:value-type="float" office:value="6.330989728E-020" calcext:value-type="float">
            <text:p>6.330989728E-020</text:p>
          </table:table-cell>
          <table:table-cell table:number-columns-repeated="4"/>
        </table:table-row>
        <table:table-row table:style-name="ro1">
          <table:table-cell office:value-type="float" office:value="248.164" calcext:value-type="float">
            <text:p>248.164</text:p>
          </table:table-cell>
          <table:table-cell office:value-type="float" office:value="0.00000012416" calcext:value-type="float">
            <text:p>1.2416E-007</text:p>
          </table:table-cell>
          <table:table-cell table:formula="of:=([.B621]*[.A621]*[.$J$2])/([.$G$2]*[.F621]*[.$I$2])" office:value-type="float" office:value="0.000666948202783435" calcext:value-type="float">
            <text:p>0.0006669482</text:p>
          </table:table-cell>
          <table:table-cell office:value-type="float" office:value="0.000568235" calcext:value-type="float">
            <text:p>0.000568235</text:p>
          </table:table-cell>
          <table:table-cell table:formula="of:=[.D621]*109.76" office:value-type="float" office:value="0.0623694736" calcext:value-type="float">
            <text:p>0.0623694736</text:p>
          </table:table-cell>
          <table:table-cell table:formula="of:=[.E621]*1E-018" office:value-type="float" office:value="6.23694736E-020" calcext:value-type="float">
            <text:p>6.23694736E-020</text:p>
          </table:table-cell>
          <table:table-cell table:number-columns-repeated="4"/>
        </table:table-row>
        <table:table-row table:style-name="ro1">
          <table:table-cell office:value-type="float" office:value="249.511" calcext:value-type="float">
            <text:p>249.511</text:p>
          </table:table-cell>
          <table:table-cell office:value-type="float" office:value="0.00000012164" calcext:value-type="float">
            <text:p>1.2164E-007</text:p>
          </table:table-cell>
          <table:table-cell table:formula="of:=([.B622]*[.A622]*[.$J$2])/([.$G$2]*[.F622]*[.$I$2])" office:value-type="float" office:value="0.000666902427030369" calcext:value-type="float">
            <text:p>0.0006669024</text:p>
          </table:table-cell>
          <table:table-cell office:value-type="float" office:value="0.000559762" calcext:value-type="float">
            <text:p>0.000559762</text:p>
          </table:table-cell>
          <table:table-cell table:formula="of:=[.D622]*109.76" office:value-type="float" office:value="0.06143947712" calcext:value-type="float">
            <text:p>0.0614394771</text:p>
          </table:table-cell>
          <table:table-cell table:formula="of:=[.E622]*1E-018" office:value-type="float" office:value="6.143947712E-020" calcext:value-type="float">
            <text:p>6.143947712E-020</text:p>
          </table:table-cell>
          <table:table-cell table:number-columns-repeated="4"/>
        </table:table-row>
        <table:table-row table:style-name="ro1">
          <table:table-cell office:value-type="float" office:value="250.866" calcext:value-type="float">
            <text:p>250.866</text:p>
          </table:table-cell>
          <table:table-cell office:value-type="float" office:value="0.00000011918" calcext:value-type="float">
            <text:p>1.1918E-007</text:p>
          </table:table-cell>
          <table:table-cell table:formula="of:=([.B623]*[.A623]*[.$J$2])/([.$G$2]*[.F623]*[.$I$2])" office:value-type="float" office:value="0.000666947143027878" calcext:value-type="float">
            <text:p>0.0006669471</text:p>
          </table:table-cell>
          <table:table-cell office:value-type="float" office:value="0.000551383" calcext:value-type="float">
            <text:p>0.000551383</text:p>
          </table:table-cell>
          <table:table-cell table:formula="of:=[.D623]*109.76" office:value-type="float" office:value="0.06051979808" calcext:value-type="float">
            <text:p>0.0605197981</text:p>
          </table:table-cell>
          <table:table-cell table:formula="of:=[.E623]*1E-018" office:value-type="float" office:value="6.051979808E-020" calcext:value-type="float">
            <text:p>6.051979808E-020</text:p>
          </table:table-cell>
          <table:table-cell table:number-columns-repeated="4"/>
        </table:table-row>
        <table:table-row table:style-name="ro1">
          <table:table-cell office:value-type="float" office:value="252.228" calcext:value-type="float">
            <text:p>252.228</text:p>
          </table:table-cell>
          <table:table-cell office:value-type="float" office:value="0.00000011675" calcext:value-type="float">
            <text:p>1.1675E-007</text:p>
          </table:table-cell>
          <table:table-cell table:formula="of:=([.B624]*[.A624]*[.$J$2])/([.$G$2]*[.F624]*[.$I$2])" office:value-type="float" office:value="0.00066691545932687" calcext:value-type="float">
            <text:p>0.0006669155</text:p>
          </table:table-cell>
          <table:table-cell office:value-type="float" office:value="0.000543099" calcext:value-type="float">
            <text:p>0.000543099</text:p>
          </table:table-cell>
          <table:table-cell table:formula="of:=[.D624]*109.76" office:value-type="float" office:value="0.05961054624" calcext:value-type="float">
            <text:p>0.0596105462</text:p>
          </table:table-cell>
          <table:table-cell table:formula="of:=[.E624]*1E-018" office:value-type="float" office:value="5.961054624E-020" calcext:value-type="float">
            <text:p>5.961054624E-020</text:p>
          </table:table-cell>
          <table:table-cell table:number-columns-repeated="4"/>
        </table:table-row>
        <table:table-row table:style-name="ro1">
          <table:table-cell office:value-type="float" office:value="253.598" calcext:value-type="float">
            <text:p>253.598</text:p>
          </table:table-cell>
          <table:table-cell office:value-type="float" office:value="0.00000011437" calcext:value-type="float">
            <text:p>1.1437E-007</text:p>
          </table:table-cell>
          <table:table-cell table:formula="of:=([.B625]*[.A625]*[.$J$2])/([.$G$2]*[.F625]*[.$I$2])" office:value-type="float" office:value="0.000666927237318324" calcext:value-type="float">
            <text:p>0.0006669272</text:p>
          </table:table-cell>
          <table:table-cell office:value-type="float" office:value="0.000534908" calcext:value-type="float">
            <text:p>0.000534908</text:p>
          </table:table-cell>
          <table:table-cell table:formula="of:=[.D625]*109.76" office:value-type="float" office:value="0.05871150208" calcext:value-type="float">
            <text:p>0.0587115021</text:p>
          </table:table-cell>
          <table:table-cell table:formula="of:=[.E625]*1E-018" office:value-type="float" office:value="5.871150208E-020" calcext:value-type="float">
            <text:p>5.871150208E-020</text:p>
          </table:table-cell>
          <table:table-cell table:number-columns-repeated="4"/>
        </table:table-row>
        <table:table-row table:style-name="ro1">
          <table:table-cell office:value-type="float" office:value="254.975" calcext:value-type="float">
            <text:p>254.975</text:p>
          </table:table-cell>
          <table:table-cell office:value-type="float" office:value="0.00000011203" calcext:value-type="float">
            <text:p>0.000000112</text:p>
          </table:table-cell>
          <table:table-cell table:formula="of:=([.B626]*[.A626]*[.$J$2])/([.$G$2]*[.F626]*[.$I$2])" office:value-type="float" office:value="0.000666925815487217" calcext:value-type="float">
            <text:p>0.0006669258</text:p>
          </table:table-cell>
          <table:table-cell office:value-type="float" office:value="0.00052681" calcext:value-type="float">
            <text:p>0.00052681</text:p>
          </table:table-cell>
          <table:table-cell table:formula="of:=[.D626]*109.76" office:value-type="float" office:value="0.0578226656" calcext:value-type="float">
            <text:p>0.0578226656</text:p>
          </table:table-cell>
          <table:table-cell table:formula="of:=[.E626]*1E-018" office:value-type="float" office:value="5.78226656E-020" calcext:value-type="float">
            <text:p>5.78226656E-020</text:p>
          </table:table-cell>
          <table:table-cell table:number-columns-repeated="4"/>
        </table:table-row>
        <table:table-row table:style-name="ro1">
          <table:table-cell office:value-type="float" office:value="256.359" calcext:value-type="float">
            <text:p>256.359</text:p>
          </table:table-cell>
          <table:table-cell office:value-type="float" office:value="0.00000010973" calcext:value-type="float">
            <text:p>1.0973E-007</text:p>
          </table:table-cell>
          <table:table-cell table:formula="of:=([.B627]*[.A627]*[.$J$2])/([.$G$2]*[.F627]*[.$I$2])" office:value-type="float" office:value="0.000666915899963765" calcext:value-type="float">
            <text:p>0.0006669159</text:p>
          </table:table-cell>
          <table:table-cell office:value-type="float" office:value="0.000518803" calcext:value-type="float">
            <text:p>0.000518803</text:p>
          </table:table-cell>
          <table:table-cell table:formula="of:=[.D627]*109.76" office:value-type="float" office:value="0.05694381728" calcext:value-type="float">
            <text:p>0.0569438173</text:p>
          </table:table-cell>
          <table:table-cell table:formula="of:=[.E627]*1E-018" office:value-type="float" office:value="5.694381728E-020" calcext:value-type="float">
            <text:p>5.694381728E-020</text:p>
          </table:table-cell>
          <table:table-cell table:number-columns-repeated="4"/>
        </table:table-row>
        <table:table-row table:style-name="ro1">
          <table:table-cell office:value-type="float" office:value="257.751" calcext:value-type="float">
            <text:p>257.751</text:p>
          </table:table-cell>
          <table:table-cell office:value-type="float" office:value="0.00000010747" calcext:value-type="float">
            <text:p>1.0747E-007</text:p>
          </table:table-cell>
          <table:table-cell table:formula="of:=([.B628]*[.A628]*[.$J$2])/([.$G$2]*[.F628]*[.$I$2])" office:value-type="float" office:value="0.000666901214308355" calcext:value-type="float">
            <text:p>0.0006669012</text:p>
          </table:table-cell>
          <table:table-cell office:value-type="float" office:value="0.000510888" calcext:value-type="float">
            <text:p>0.000510888</text:p>
          </table:table-cell>
          <table:table-cell table:formula="of:=[.D628]*109.76" office:value-type="float" office:value="0.05607506688" calcext:value-type="float">
            <text:p>0.0560750669</text:p>
          </table:table-cell>
          <table:table-cell table:formula="of:=[.E628]*1E-018" office:value-type="float" office:value="5.607506688E-020" calcext:value-type="float">
            <text:p>5.607506688E-020</text:p>
          </table:table-cell>
          <table:table-cell table:number-columns-repeated="4"/>
        </table:table-row>
        <table:table-row table:style-name="ro1">
          <table:table-cell office:value-type="float" office:value="259.151" calcext:value-type="float">
            <text:p>259.151</text:p>
          </table:table-cell>
          <table:table-cell office:value-type="float" office:value="0.00000010526" calcext:value-type="float">
            <text:p>1.0526E-007</text:p>
          </table:table-cell>
          <table:table-cell table:formula="of:=([.B629]*[.A629]*[.$J$2])/([.$G$2]*[.F629]*[.$I$2])" office:value-type="float" office:value="0.000666948987063016" calcext:value-type="float">
            <text:p>0.000666949</text:p>
          </table:table-cell>
          <table:table-cell office:value-type="float" office:value="0.000503064" calcext:value-type="float">
            <text:p>0.000503064</text:p>
          </table:table-cell>
          <table:table-cell table:formula="of:=[.D629]*109.76" office:value-type="float" office:value="0.05521630464" calcext:value-type="float">
            <text:p>0.0552163046</text:p>
          </table:table-cell>
          <table:table-cell table:formula="of:=[.E629]*1E-018" office:value-type="float" office:value="5.521630464E-020" calcext:value-type="float">
            <text:p>5.521630464E-020</text:p>
          </table:table-cell>
          <table:table-cell table:number-columns-repeated="4"/>
        </table:table-row>
        <table:table-row table:style-name="ro1">
          <table:table-cell office:value-type="float" office:value="260.558" calcext:value-type="float">
            <text:p>260.558</text:p>
          </table:table-cell>
          <table:table-cell office:value-type="float" office:value="0.00000010308" calcext:value-type="float">
            <text:p>1.0308E-007</text:p>
          </table:table-cell>
          <table:table-cell table:formula="of:=([.B630]*[.A630]*[.$J$2])/([.$G$2]*[.F630]*[.$I$2])" office:value-type="float" office:value="0.000666935434196376" calcext:value-type="float">
            <text:p>0.0006669354</text:p>
          </table:table-cell>
          <table:table-cell office:value-type="float" office:value="0.00049533" calcext:value-type="float">
            <text:p>0.00049533</text:p>
          </table:table-cell>
          <table:table-cell table:formula="of:=[.D630]*109.76" office:value-type="float" office:value="0.0543674208" calcext:value-type="float">
            <text:p>0.0543674208</text:p>
          </table:table-cell>
          <table:table-cell table:formula="of:=[.E630]*1E-018" office:value-type="float" office:value="5.43674208E-020" calcext:value-type="float">
            <text:p>5.43674208E-020</text:p>
          </table:table-cell>
          <table:table-cell table:number-columns-repeated="4"/>
        </table:table-row>
        <table:table-row table:style-name="ro1">
          <table:table-cell office:value-type="float" office:value="261.973" calcext:value-type="float">
            <text:p>261.973</text:p>
          </table:table-cell>
          <table:table-cell office:value-type="float" office:value="0.00000010094" calcext:value-type="float">
            <text:p>1.0094E-007</text:p>
          </table:table-cell>
          <table:table-cell table:formula="of:=([.B631]*[.A631]*[.$J$2])/([.$G$2]*[.F631]*[.$I$2])" office:value-type="float" office:value="0.000666928302000301" calcext:value-type="float">
            <text:p>0.0006669283</text:p>
          </table:table-cell>
          <table:table-cell office:value-type="float" office:value="0.000487686" calcext:value-type="float">
            <text:p>0.000487686</text:p>
          </table:table-cell>
          <table:table-cell table:formula="of:=[.D631]*109.76" office:value-type="float" office:value="0.05352841536" calcext:value-type="float">
            <text:p>0.0535284154</text:p>
          </table:table-cell>
          <table:table-cell table:formula="of:=[.E631]*1E-018" office:value-type="float" office:value="5.352841536E-020" calcext:value-type="float">
            <text:p>5.352841536E-020</text:p>
          </table:table-cell>
          <table:table-cell table:number-columns-repeated="4"/>
        </table:table-row>
        <table:table-row table:style-name="ro1">
          <table:table-cell office:value-type="float" office:value="263.395" calcext:value-type="float">
            <text:p>263.395</text:p>
          </table:table-cell>
          <table:table-cell office:value-type="float" office:value="0.00000009884" calcext:value-type="float">
            <text:p>9.884E-008</text:p>
          </table:table-cell>
          <table:table-cell table:formula="of:=([.B632]*[.A632]*[.$J$2])/([.$G$2]*[.F632]*[.$I$2])" office:value-type="float" office:value="0.000666928403254302" calcext:value-type="float">
            <text:p>0.0006669284</text:p>
          </table:table-cell>
          <table:table-cell office:value-type="float" office:value="0.000480132" calcext:value-type="float">
            <text:p>0.000480132</text:p>
          </table:table-cell>
          <table:table-cell table:formula="of:=[.D632]*109.76" office:value-type="float" office:value="0.05269928832" calcext:value-type="float">
            <text:p>0.0526992883</text:p>
          </table:table-cell>
          <table:table-cell table:formula="of:=[.E632]*1E-018" office:value-type="float" office:value="5.269928832E-020" calcext:value-type="float">
            <text:p>5.269928832E-020</text:p>
          </table:table-cell>
          <table:table-cell table:number-columns-repeated="4"/>
        </table:table-row>
        <table:table-row table:style-name="ro1">
          <table:table-cell office:value-type="float" office:value="264.826" calcext:value-type="float">
            <text:p>264.826</text:p>
          </table:table-cell>
          <table:table-cell office:value-type="float" office:value="0.000000096777" calcext:value-type="float">
            <text:p>9.6777E-008</text:p>
          </table:table-cell>
          <table:table-cell table:formula="of:=([.B633]*[.A633]*[.$J$2])/([.$G$2]*[.F633]*[.$I$2])" office:value-type="float" office:value="0.000666926562331612" calcext:value-type="float">
            <text:p>0.0006669266</text:p>
          </table:table-cell>
          <table:table-cell office:value-type="float" office:value="0.000472666" calcext:value-type="float">
            <text:p>0.000472666</text:p>
          </table:table-cell>
          <table:table-cell table:formula="of:=[.D633]*109.76" office:value-type="float" office:value="0.05187982016" calcext:value-type="float">
            <text:p>0.0518798202</text:p>
          </table:table-cell>
          <table:table-cell table:formula="of:=[.E633]*1E-018" office:value-type="float" office:value="5.187982016E-020" calcext:value-type="float">
            <text:p>5.187982016E-020</text:p>
          </table:table-cell>
          <table:table-cell table:number-columns-repeated="4"/>
        </table:table-row>
        <table:table-row table:style-name="ro1">
          <table:table-cell office:value-type="float" office:value="266.264" calcext:value-type="float">
            <text:p>266.264</text:p>
          </table:table-cell>
          <table:table-cell office:value-type="float" office:value="0.000000094752" calcext:value-type="float">
            <text:p>9.4752E-008</text:p>
          </table:table-cell>
          <table:table-cell table:formula="of:=([.B634]*[.A634]*[.$J$2])/([.$G$2]*[.F634]*[.$I$2])" office:value-type="float" office:value="0.000666928875844516" calcext:value-type="float">
            <text:p>0.0006669289</text:p>
          </table:table-cell>
          <table:table-cell office:value-type="float" office:value="0.000465287" calcext:value-type="float">
            <text:p>0.000465287</text:p>
          </table:table-cell>
          <table:table-cell table:formula="of:=[.D634]*109.76" office:value-type="float" office:value="0.05106990112" calcext:value-type="float">
            <text:p>0.0510699011</text:p>
          </table:table-cell>
          <table:table-cell table:formula="of:=[.E634]*1E-018" office:value-type="float" office:value="5.106990112E-020" calcext:value-type="float">
            <text:p>5.106990112E-020</text:p>
          </table:table-cell>
          <table:table-cell table:number-columns-repeated="4"/>
        </table:table-row>
        <table:table-row table:style-name="ro1">
          <table:table-cell office:value-type="float" office:value="267.709" calcext:value-type="float">
            <text:p>267.709</text:p>
          </table:table-cell>
          <table:table-cell office:value-type="float" office:value="0.000000092763" calcext:value-type="float">
            <text:p>9.2763E-008</text:p>
          </table:table-cell>
          <table:table-cell table:formula="of:=([.B635]*[.A635]*[.$J$2])/([.$G$2]*[.F635]*[.$I$2])" office:value-type="float" office:value="0.00066692442466117" calcext:value-type="float">
            <text:p>0.0006669244</text:p>
          </table:table-cell>
          <table:table-cell office:value-type="float" office:value="0.000457995" calcext:value-type="float">
            <text:p>0.000457995</text:p>
          </table:table-cell>
          <table:table-cell table:formula="of:=[.D635]*109.76" office:value-type="float" office:value="0.0502695312" calcext:value-type="float">
            <text:p>0.0502695312</text:p>
          </table:table-cell>
          <table:table-cell table:formula="of:=[.E635]*1E-018" office:value-type="float" office:value="5.02695312E-020" calcext:value-type="float">
            <text:p>5.02695312E-020</text:p>
          </table:table-cell>
          <table:table-cell table:number-columns-repeated="4"/>
        </table:table-row>
        <table:table-row table:style-name="ro1">
          <table:table-cell office:value-type="float" office:value="269.163" calcext:value-type="float">
            <text:p>269.163</text:p>
          </table:table-cell>
          <table:table-cell office:value-type="float" office:value="0.000000090811" calcext:value-type="float">
            <text:p>9.0811E-008</text:p>
          </table:table-cell>
          <table:table-cell table:formula="of:=([.B636]*[.A636]*[.$J$2])/([.$G$2]*[.F636]*[.$I$2])" office:value-type="float" office:value="0.000666928301173366" calcext:value-type="float">
            <text:p>0.0006669283</text:p>
          </table:table-cell>
          <table:table-cell office:value-type="float" office:value="0.00045079" calcext:value-type="float">
            <text:p>0.00045079</text:p>
          </table:table-cell>
          <table:table-cell table:formula="of:=[.D636]*109.76" office:value-type="float" office:value="0.0494787104" calcext:value-type="float">
            <text:p>0.0494787104</text:p>
          </table:table-cell>
          <table:table-cell table:formula="of:=[.E636]*1E-018" office:value-type="float" office:value="4.94787104E-020" calcext:value-type="float">
            <text:p>4.94787104E-020</text:p>
          </table:table-cell>
          <table:table-cell table:number-columns-repeated="4"/>
        </table:table-row>
        <table:table-row table:style-name="ro1">
          <table:table-cell office:value-type="float" office:value="270.624" calcext:value-type="float">
            <text:p>270.624</text:p>
          </table:table-cell>
          <table:table-cell office:value-type="float" office:value="0.000000088894" calcext:value-type="float">
            <text:p>8.8894E-008</text:p>
          </table:table-cell>
          <table:table-cell table:formula="of:=([.B637]*[.A637]*[.$J$2])/([.$G$2]*[.F637]*[.$I$2])" office:value-type="float" office:value="0.000666923988182817" calcext:value-type="float">
            <text:p>0.000666924</text:p>
          </table:table-cell>
          <table:table-cell office:value-type="float" office:value="0.000443672" calcext:value-type="float">
            <text:p>0.000443672</text:p>
          </table:table-cell>
          <table:table-cell table:formula="of:=[.D637]*109.76" office:value-type="float" office:value="0.04869743872" calcext:value-type="float">
            <text:p>0.0486974387</text:p>
          </table:table-cell>
          <table:table-cell table:formula="of:=[.E637]*1E-018" office:value-type="float" office:value="4.869743872E-020" calcext:value-type="float">
            <text:p>4.869743872E-020</text:p>
          </table:table-cell>
          <table:table-cell table:number-columns-repeated="4"/>
        </table:table-row>
        <table:table-row table:style-name="ro1">
          <table:table-cell office:value-type="float" office:value="272.094" calcext:value-type="float">
            <text:p>272.094</text:p>
          </table:table-cell>
          <table:table-cell office:value-type="float" office:value="0.000000087013" calcext:value-type="float">
            <text:p>0.000000087</text:p>
          </table:table-cell>
          <table:table-cell table:formula="of:=([.B638]*[.A638]*[.$J$2])/([.$G$2]*[.F638]*[.$I$2])" office:value-type="float" office:value="0.000666931424096269" calcext:value-type="float">
            <text:p>0.0006669314</text:p>
          </table:table-cell>
          <table:table-cell office:value-type="float" office:value="0.000436638" calcext:value-type="float">
            <text:p>0.000436638</text:p>
          </table:table-cell>
          <table:table-cell table:formula="of:=[.D638]*109.76" office:value-type="float" office:value="0.04792538688" calcext:value-type="float">
            <text:p>0.0479253869</text:p>
          </table:table-cell>
          <table:table-cell table:formula="of:=[.E638]*1E-018" office:value-type="float" office:value="4.792538688E-020" calcext:value-type="float">
            <text:p>4.792538688E-020</text:p>
          </table:table-cell>
          <table:table-cell table:number-columns-repeated="4"/>
        </table:table-row>
        <table:table-row table:style-name="ro1">
          <table:table-cell office:value-type="float" office:value="273.571" calcext:value-type="float">
            <text:p>273.571</text:p>
          </table:table-cell>
          <table:table-cell office:value-type="float" office:value="0.000000085165" calcext:value-type="float">
            <text:p>8.5165E-008</text:p>
          </table:table-cell>
          <table:table-cell table:formula="of:=([.B639]*[.A639]*[.$J$2])/([.$G$2]*[.F639]*[.$I$2])" office:value-type="float" office:value="0.000666924351327183" calcext:value-type="float">
            <text:p>0.0006669244</text:p>
          </table:table-cell>
          <table:table-cell office:value-type="float" office:value="0.000429689" calcext:value-type="float">
            <text:p>0.000429689</text:p>
          </table:table-cell>
          <table:table-cell table:formula="of:=[.D639]*109.76" office:value-type="float" office:value="0.04716266464" calcext:value-type="float">
            <text:p>0.0471626646</text:p>
          </table:table-cell>
          <table:table-cell table:formula="of:=[.E639]*1E-018" office:value-type="float" office:value="4.716266464E-020" calcext:value-type="float">
            <text:p>4.716266464E-020</text:p>
          </table:table-cell>
          <table:table-cell table:number-columns-repeated="4"/>
        </table:table-row>
        <table:table-row table:style-name="ro1">
          <table:table-cell office:value-type="float" office:value="275.057" calcext:value-type="float">
            <text:p>275.057</text:p>
          </table:table-cell>
          <table:table-cell office:value-type="float" office:value="0.000000083352" calcext:value-type="float">
            <text:p>8.3352E-008</text:p>
          </table:table-cell>
          <table:table-cell table:formula="of:=([.B640]*[.A640]*[.$J$2])/([.$G$2]*[.F640]*[.$I$2])" office:value-type="float" office:value="0.000666927612675206" calcext:value-type="float">
            <text:p>0.0006669276</text:p>
          </table:table-cell>
          <table:table-cell office:value-type="float" office:value="0.000422824" calcext:value-type="float">
            <text:p>0.000422824</text:p>
          </table:table-cell>
          <table:table-cell table:formula="of:=[.D640]*109.76" office:value-type="float" office:value="0.04640916224" calcext:value-type="float">
            <text:p>0.0464091622</text:p>
          </table:table-cell>
          <table:table-cell table:formula="of:=[.E640]*1E-018" office:value-type="float" office:value="4.640916224E-020" calcext:value-type="float">
            <text:p>4.640916224E-020</text:p>
          </table:table-cell>
          <table:table-cell table:number-columns-repeated="4"/>
        </table:table-row>
        <table:table-row table:style-name="ro1">
          <table:table-cell office:value-type="float" office:value="276.55" calcext:value-type="float">
            <text:p>276.55</text:p>
          </table:table-cell>
          <table:table-cell office:value-type="float" office:value="0.000000081573" calcext:value-type="float">
            <text:p>8.1573E-008</text:p>
          </table:table-cell>
          <table:table-cell table:formula="of:=([.B641]*[.A641]*[.$J$2])/([.$G$2]*[.F641]*[.$I$2])" office:value-type="float" office:value="0.000666931884218245" calcext:value-type="float">
            <text:p>0.0006669319</text:p>
          </table:table-cell>
          <table:table-cell office:value-type="float" office:value="0.000416043" calcext:value-type="float">
            <text:p>0.000416043</text:p>
          </table:table-cell>
          <table:table-cell table:formula="of:=[.D641]*109.76" office:value-type="float" office:value="0.04566487968" calcext:value-type="float">
            <text:p>0.0456648797</text:p>
          </table:table-cell>
          <table:table-cell table:formula="of:=[.E641]*1E-018" office:value-type="float" office:value="4.566487968E-020" calcext:value-type="float">
            <text:p>4.566487968E-020</text:p>
          </table:table-cell>
          <table:table-cell table:number-columns-repeated="4"/>
        </table:table-row>
        <table:table-row table:style-name="ro1">
          <table:table-cell office:value-type="float" office:value="278.052" calcext:value-type="float">
            <text:p>278.052</text:p>
          </table:table-cell>
          <table:table-cell office:value-type="float" office:value="0.000000079826" calcext:value-type="float">
            <text:p>7.9826E-008</text:p>
          </table:table-cell>
          <table:table-cell table:formula="of:=([.B642]*[.A642]*[.$J$2])/([.$G$2]*[.F642]*[.$I$2])" office:value-type="float" office:value="0.000666930383771978" calcext:value-type="float">
            <text:p>0.0006669304</text:p>
          </table:table-cell>
          <table:table-cell office:value-type="float" office:value="0.000409345" calcext:value-type="float">
            <text:p>0.000409345</text:p>
          </table:table-cell>
          <table:table-cell table:formula="of:=[.D642]*109.76" office:value-type="float" office:value="0.0449297072" calcext:value-type="float">
            <text:p>0.0449297072</text:p>
          </table:table-cell>
          <table:table-cell table:formula="of:=[.E642]*1E-018" office:value-type="float" office:value="4.49297072E-020" calcext:value-type="float">
            <text:p>4.49297072E-020</text:p>
          </table:table-cell>
          <table:table-cell table:number-columns-repeated="4"/>
        </table:table-row>
        <table:table-row table:style-name="ro1">
          <table:table-cell office:value-type="float" office:value="279.562" calcext:value-type="float">
            <text:p>279.562</text:p>
          </table:table-cell>
          <table:table-cell office:value-type="float" office:value="0.000000078111" calcext:value-type="float">
            <text:p>7.8111E-008</text:p>
          </table:table-cell>
          <table:table-cell table:formula="of:=([.B643]*[.A643]*[.$J$2])/([.$G$2]*[.F643]*[.$I$2])" office:value-type="float" office:value="0.000666925057878669" calcext:value-type="float">
            <text:p>0.0006669251</text:p>
          </table:table-cell>
          <table:table-cell office:value-type="float" office:value="0.000402729" calcext:value-type="float">
            <text:p>0.000402729</text:p>
          </table:table-cell>
          <table:table-cell table:formula="of:=[.D643]*109.76" office:value-type="float" office:value="0.04420353504" calcext:value-type="float">
            <text:p>0.044203535</text:p>
          </table:table-cell>
          <table:table-cell table:formula="of:=[.E643]*1E-018" office:value-type="float" office:value="4.420353504E-020" calcext:value-type="float">
            <text:p>4.420353504E-020</text:p>
          </table:table-cell>
          <table:table-cell table:number-columns-repeated="4"/>
        </table:table-row>
        <table:table-row table:style-name="ro1">
          <table:table-cell office:value-type="float" office:value="281.08" calcext:value-type="float">
            <text:p>281.08</text:p>
          </table:table-cell>
          <table:table-cell office:value-type="float" office:value="0.000000076429" calcext:value-type="float">
            <text:p>7.6429E-008</text:p>
          </table:table-cell>
          <table:table-cell table:formula="of:=([.B644]*[.A644]*[.$J$2])/([.$G$2]*[.F644]*[.$I$2])" office:value-type="float" office:value="0.00066693103345489" calcext:value-type="float">
            <text:p>0.000666931</text:p>
          </table:table-cell>
          <table:table-cell office:value-type="float" office:value="0.000396193" calcext:value-type="float">
            <text:p>0.000396193</text:p>
          </table:table-cell>
          <table:table-cell table:formula="of:=[.D644]*109.76" office:value-type="float" office:value="0.04348614368" calcext:value-type="float">
            <text:p>0.0434861437</text:p>
          </table:table-cell>
          <table:table-cell table:formula="of:=[.E644]*1E-018" office:value-type="float" office:value="4.348614368E-020" calcext:value-type="float">
            <text:p>4.348614368E-020</text:p>
          </table:table-cell>
          <table:table-cell table:number-columns-repeated="4"/>
        </table:table-row>
        <table:table-row table:style-name="ro1">
          <table:table-cell office:value-type="float" office:value="282.606" calcext:value-type="float">
            <text:p>282.606</text:p>
          </table:table-cell>
          <table:table-cell office:value-type="float" office:value="0.000000074778" calcext:value-type="float">
            <text:p>7.4778E-008</text:p>
          </table:table-cell>
          <table:table-cell table:formula="of:=([.B645]*[.A645]*[.$J$2])/([.$G$2]*[.F645]*[.$I$2])" office:value-type="float" office:value="0.000666929372813424" calcext:value-type="float">
            <text:p>0.0006669294</text:p>
          </table:table-cell>
          <table:table-cell office:value-type="float" office:value="0.00038974" calcext:value-type="float">
            <text:p>0.00038974</text:p>
          </table:table-cell>
          <table:table-cell table:formula="of:=[.D645]*109.76" office:value-type="float" office:value="0.0427778624" calcext:value-type="float">
            <text:p>0.0427778624</text:p>
          </table:table-cell>
          <table:table-cell table:formula="of:=[.E645]*1E-018" office:value-type="float" office:value="4.27778624E-020" calcext:value-type="float">
            <text:p>4.27778624E-020</text:p>
          </table:table-cell>
          <table:table-cell table:number-columns-repeated="4"/>
        </table:table-row>
        <table:table-row table:style-name="ro1">
          <table:table-cell office:value-type="float" office:value="284.141" calcext:value-type="float">
            <text:p>284.141</text:p>
          </table:table-cell>
          <table:table-cell office:value-type="float" office:value="0.000000073157" calcext:value-type="float">
            <text:p>7.3157E-008</text:p>
          </table:table-cell>
          <table:table-cell table:formula="of:=([.B646]*[.A646]*[.$J$2])/([.$G$2]*[.F646]*[.$I$2])" office:value-type="float" office:value="0.000666928381833429" calcext:value-type="float">
            <text:p>0.0006669284</text:p>
          </table:table-cell>
          <table:table-cell office:value-type="float" office:value="0.000383363" calcext:value-type="float">
            <text:p>0.000383363</text:p>
          </table:table-cell>
          <table:table-cell table:formula="of:=[.D646]*109.76" office:value-type="float" office:value="0.04207792288" calcext:value-type="float">
            <text:p>0.0420779229</text:p>
          </table:table-cell>
          <table:table-cell table:formula="of:=[.E646]*1E-018" office:value-type="float" office:value="4.207792288E-020" calcext:value-type="float">
            <text:p>4.207792288E-020</text:p>
          </table:table-cell>
          <table:table-cell table:number-columns-repeated="4"/>
        </table:table-row>
        <table:table-row table:style-name="ro1">
          <table:table-cell office:value-type="float" office:value="285.683" calcext:value-type="float">
            <text:p>285.683</text:p>
          </table:table-cell>
          <table:table-cell office:value-type="float" office:value="0.000000071569" calcext:value-type="float">
            <text:p>7.1569E-008</text:p>
          </table:table-cell>
          <table:table-cell table:formula="of:=([.B647]*[.A647]*[.$J$2])/([.$G$2]*[.F647]*[.$I$2])" office:value-type="float" office:value="0.000666922624787819" calcext:value-type="float">
            <text:p>0.0006669226</text:p>
          </table:table-cell>
          <table:table-cell office:value-type="float" office:value="0.00037708" calcext:value-type="float">
            <text:p>0.00037708</text:p>
          </table:table-cell>
          <table:table-cell table:formula="of:=[.D647]*109.76" office:value-type="float" office:value="0.0413883008" calcext:value-type="float">
            <text:p>0.0413883008</text:p>
          </table:table-cell>
          <table:table-cell table:formula="of:=[.E647]*1E-018" office:value-type="float" office:value="4.13883008E-020" calcext:value-type="float">
            <text:p>4.13883008E-020</text:p>
          </table:table-cell>
          <table:table-cell table:number-columns-repeated="4"/>
        </table:table-row>
        <table:table-row table:style-name="ro1">
          <table:table-cell office:value-type="float" office:value="287.235" calcext:value-type="float">
            <text:p>287.235</text:p>
          </table:table-cell>
          <table:table-cell office:value-type="float" office:value="0.0000049329" calcext:value-type="float">
            <text:p>4.9329E-006</text:p>
          </table:table-cell>
          <table:table-cell table:formula="of:=([.B648]*[.A648]*[.$J$2])/([.$G$2]*[.F648]*[.$I$2])" office:value-type="float" office:value="0.000666929485099979" calcext:value-type="float">
            <text:p>0.0006669295</text:p>
          </table:table-cell>
          <table:table-cell office:value-type="float" office:value="0.0261312" calcext:value-type="float">
            <text:p>0.0261312</text:p>
          </table:table-cell>
          <table:table-cell table:formula="of:=[.D648]*109.76" office:value-type="float" office:value="2.868160512" calcext:value-type="float">
            <text:p>2.868160512</text:p>
          </table:table-cell>
          <table:table-cell table:formula="of:=[.E648]*1E-018" office:value-type="float" office:value="2.868160512E-018" calcext:value-type="float">
            <text:p>2.868160512E-018</text:p>
          </table:table-cell>
          <table:table-cell table:number-columns-repeated="4"/>
        </table:table-row>
        <table:table-row table:style-name="ro1">
          <table:table-cell office:value-type="float" office:value="288.794" calcext:value-type="float">
            <text:p>288.794</text:p>
          </table:table-cell>
          <table:table-cell office:value-type="float" office:value="0.0000040391" calcext:value-type="float">
            <text:p>4.0391E-006</text:p>
          </table:table-cell>
          <table:table-cell table:formula="of:=([.B649]*[.A649]*[.$J$2])/([.$G$2]*[.F649]*[.$I$2])" office:value-type="float" office:value="0.000666922599415149" calcext:value-type="float">
            <text:p>0.0006669226</text:p>
          </table:table-cell>
          <table:table-cell office:value-type="float" office:value="0.0215128" calcext:value-type="float">
            <text:p>0.0215128</text:p>
          </table:table-cell>
          <table:table-cell table:formula="of:=[.D649]*109.76" office:value-type="float" office:value="2.361244928" calcext:value-type="float">
            <text:p>2.361244928</text:p>
          </table:table-cell>
          <table:table-cell table:formula="of:=[.E649]*1E-018" office:value-type="float" office:value="2.361244928E-018" calcext:value-type="float">
            <text:p>2.361244928E-018</text:p>
          </table:table-cell>
          <table:table-cell table:number-columns-repeated="4"/>
        </table:table-row>
        <table:table-row table:style-name="ro1">
          <table:table-cell office:value-type="float" office:value="290.362" calcext:value-type="float">
            <text:p>290.362</text:p>
          </table:table-cell>
          <table:table-cell office:value-type="float" office:value="0.0000026684" calcext:value-type="float">
            <text:p>2.6684E-006</text:p>
          </table:table-cell>
          <table:table-cell table:formula="of:=([.B650]*[.A650]*[.$J$2])/([.$G$2]*[.F650]*[.$I$2])" office:value-type="float" office:value="0.000666914625111176" calcext:value-type="float">
            <text:p>0.0006669146</text:p>
          </table:table-cell>
          <table:table-cell office:value-type="float" office:value="0.0142896" calcext:value-type="float">
            <text:p>0.0142896</text:p>
          </table:table-cell>
          <table:table-cell table:formula="of:=[.D650]*109.76" office:value-type="float" office:value="1.568426496" calcext:value-type="float">
            <text:p>1.568426496</text:p>
          </table:table-cell>
          <table:table-cell table:formula="of:=[.E650]*1E-018" office:value-type="float" office:value="1.568426496E-018" calcext:value-type="float">
            <text:p>1.568426496E-018</text:p>
          </table:table-cell>
          <table:table-cell table:number-columns-repeated="4"/>
        </table:table-row>
        <table:table-row table:style-name="ro1">
          <table:table-cell office:value-type="float" office:value="291.939" calcext:value-type="float">
            <text:p>291.939</text:p>
          </table:table-cell>
          <table:table-cell office:value-type="float" office:value="0.0000026142" calcext:value-type="float">
            <text:p>2.6142E-006</text:p>
          </table:table-cell>
          <table:table-cell table:formula="of:=([.B651]*[.A651]*[.$J$2])/([.$G$2]*[.F651]*[.$I$2])" office:value-type="float" office:value="0.000666937612854006" calcext:value-type="float">
            <text:p>0.0006669376</text:p>
          </table:table-cell>
          <table:table-cell office:value-type="float" office:value="0.0140749" calcext:value-type="float">
            <text:p>0.0140749</text:p>
          </table:table-cell>
          <table:table-cell table:formula="of:=[.D651]*109.76" office:value-type="float" office:value="1.544861024" calcext:value-type="float">
            <text:p>1.544861024</text:p>
          </table:table-cell>
          <table:table-cell table:formula="of:=[.E651]*1E-018" office:value-type="float" office:value="1.544861024E-018" calcext:value-type="float">
            <text:p>1.544861024E-018</text:p>
          </table:table-cell>
          <table:table-cell table:number-columns-repeated="4"/>
        </table:table-row>
        <table:table-row table:style-name="ro1">
          <table:table-cell office:value-type="float" office:value="293.524" calcext:value-type="float">
            <text:p>293.524</text:p>
          </table:table-cell>
          <table:table-cell office:value-type="float" office:value="0.0000023689" calcext:value-type="float">
            <text:p>2.3689E-006</text:p>
          </table:table-cell>
          <table:table-cell table:formula="of:=([.B652]*[.A652]*[.$J$2])/([.$G$2]*[.F652]*[.$I$2])" office:value-type="float" office:value="0.000666924386365905" calcext:value-type="float">
            <text:p>0.0006669244</text:p>
          </table:table-cell>
          <table:table-cell office:value-type="float" office:value="0.0128237" calcext:value-type="float">
            <text:p>0.0128237</text:p>
          </table:table-cell>
          <table:table-cell table:formula="of:=[.D652]*109.76" office:value-type="float" office:value="1.407529312" calcext:value-type="float">
            <text:p>1.407529312</text:p>
          </table:table-cell>
          <table:table-cell table:formula="of:=[.E652]*1E-018" office:value-type="float" office:value="1.407529312E-018" calcext:value-type="float">
            <text:p>1.407529312E-018</text:p>
          </table:table-cell>
          <table:table-cell table:number-columns-repeated="4"/>
        </table:table-row>
        <table:table-row table:style-name="ro1">
          <table:table-cell office:value-type="float" office:value="295.118" calcext:value-type="float">
            <text:p>295.118</text:p>
          </table:table-cell>
          <table:table-cell office:value-type="float" office:value="0.0000022563" calcext:value-type="float">
            <text:p>2.2563E-006</text:p>
          </table:table-cell>
          <table:table-cell table:formula="of:=([.B653]*[.A653]*[.$J$2])/([.$G$2]*[.F653]*[.$I$2])" office:value-type="float" office:value="0.000666945338284843" calcext:value-type="float">
            <text:p>0.0006669453</text:p>
          </table:table-cell>
          <table:table-cell office:value-type="float" office:value="0.0122801" calcext:value-type="float">
            <text:p>0.0122801</text:p>
          </table:table-cell>
          <table:table-cell table:formula="of:=[.D653]*109.76" office:value-type="float" office:value="1.347863776" calcext:value-type="float">
            <text:p>1.347863776</text:p>
          </table:table-cell>
          <table:table-cell table:formula="of:=[.E653]*1E-018" office:value-type="float" office:value="1.347863776E-018" calcext:value-type="float">
            <text:p>1.347863776E-018</text:p>
          </table:table-cell>
          <table:table-cell table:number-columns-repeated="4"/>
        </table:table-row>
        <table:table-row table:style-name="ro1">
          <table:table-cell office:value-type="float" office:value="296.721" calcext:value-type="float">
            <text:p>296.721</text:p>
          </table:table-cell>
          <table:table-cell office:value-type="float" office:value="0.0000021583" calcext:value-type="float">
            <text:p>2.1583E-006</text:p>
          </table:table-cell>
          <table:table-cell table:formula="of:=([.B654]*[.A654]*[.$J$2])/([.$G$2]*[.F654]*[.$I$2])" office:value-type="float" office:value="0.000666918903522016" calcext:value-type="float">
            <text:p>0.0006669189</text:p>
          </table:table-cell>
          <table:table-cell office:value-type="float" office:value="0.011811" calcext:value-type="float">
            <text:p>0.011811</text:p>
          </table:table-cell>
          <table:table-cell table:formula="of:=[.D654]*109.76" office:value-type="float" office:value="1.29637536" calcext:value-type="float">
            <text:p>1.29637536</text:p>
          </table:table-cell>
          <table:table-cell table:formula="of:=[.E654]*1E-018" office:value-type="float" office:value="1.29637536E-018" calcext:value-type="float">
            <text:p>1.29637536E-018</text:p>
          </table:table-cell>
          <table:table-cell table:number-columns-repeated="4"/>
        </table:table-row>
        <table:table-row table:style-name="ro1">
          <table:table-cell office:value-type="float" office:value="298.332" calcext:value-type="float">
            <text:p>298.332</text:p>
          </table:table-cell>
          <table:table-cell office:value-type="float" office:value="0.0000021183" calcext:value-type="float">
            <text:p>2.1183E-006</text:p>
          </table:table-cell>
          <table:table-cell table:formula="of:=([.B655]*[.A655]*[.$J$2])/([.$G$2]*[.F655]*[.$I$2])" office:value-type="float" office:value="0.000666927087053704" calcext:value-type="float">
            <text:p>0.0006669271</text:p>
          </table:table-cell>
          <table:table-cell office:value-type="float" office:value="0.0116549" calcext:value-type="float">
            <text:p>0.0116549</text:p>
          </table:table-cell>
          <table:table-cell table:formula="of:=[.D655]*109.76" office:value-type="float" office:value="1.279241824" calcext:value-type="float">
            <text:p>1.279241824</text:p>
          </table:table-cell>
          <table:table-cell table:formula="of:=[.E655]*1E-018" office:value-type="float" office:value="1.279241824E-018" calcext:value-type="float">
            <text:p>1.279241824E-018</text:p>
          </table:table-cell>
          <table:table-cell table:number-columns-repeated="4"/>
        </table:table-row>
        <table:table-row table:style-name="ro1">
          <table:table-cell office:value-type="float" office:value="299.952" calcext:value-type="float">
            <text:p>299.952</text:p>
          </table:table-cell>
          <table:table-cell office:value-type="float" office:value="0.0000021079" calcext:value-type="float">
            <text:p>2.1079E-006</text:p>
          </table:table-cell>
          <table:table-cell table:formula="of:=([.B656]*[.A656]*[.$J$2])/([.$G$2]*[.F656]*[.$I$2])" office:value-type="float" office:value="0.000666924613801813" calcext:value-type="float">
            <text:p>0.0006669246</text:p>
          </table:table-cell>
          <table:table-cell office:value-type="float" office:value="0.0116607" calcext:value-type="float">
            <text:p>0.0116607</text:p>
          </table:table-cell>
          <table:table-cell table:formula="of:=[.D656]*109.76" office:value-type="float" office:value="1.279878432" calcext:value-type="float">
            <text:p>1.279878432</text:p>
          </table:table-cell>
          <table:table-cell table:formula="of:=[.E656]*1E-018" office:value-type="float" office:value="1.279878432E-018" calcext:value-type="float">
            <text:p>1.279878432E-018</text:p>
          </table:table-cell>
          <table:table-cell table:number-columns-repeated="4"/>
        </table:table-row>
        <table:table-row table:style-name="ro1">
          <table:table-cell office:value-type="float" office:value="301.58" calcext:value-type="float">
            <text:p>301.58</text:p>
          </table:table-cell>
          <table:table-cell office:value-type="float" office:value="0.0000020851" calcext:value-type="float">
            <text:p>2.0851E-006</text:p>
          </table:table-cell>
          <table:table-cell table:formula="of:=([.B657]*[.A657]*[.$J$2])/([.$G$2]*[.F657]*[.$I$2])" office:value-type="float" office:value="0.000666934786508241" calcext:value-type="float">
            <text:p>0.0006669348</text:p>
          </table:table-cell>
          <table:table-cell office:value-type="float" office:value="0.011597" calcext:value-type="float">
            <text:p>0.011597</text:p>
          </table:table-cell>
          <table:table-cell table:formula="of:=[.D657]*109.76" office:value-type="float" office:value="1.27288672" calcext:value-type="float">
            <text:p>1.27288672</text:p>
          </table:table-cell>
          <table:table-cell table:formula="of:=[.E657]*1E-018" office:value-type="float" office:value="1.27288672E-018" calcext:value-type="float">
            <text:p>1.27288672E-018</text:p>
          </table:table-cell>
          <table:table-cell table:number-columns-repeated="4"/>
        </table:table-row>
        <table:table-row table:style-name="ro1">
          <table:table-cell office:value-type="float" office:value="303.218" calcext:value-type="float">
            <text:p>303.218</text:p>
          </table:table-cell>
          <table:table-cell office:value-type="float" office:value="0.0000019962" calcext:value-type="float">
            <text:p>1.9962E-006</text:p>
          </table:table-cell>
          <table:table-cell table:formula="of:=([.B658]*[.A658]*[.$J$2])/([.$G$2]*[.F658]*[.$I$2])" office:value-type="float" office:value="0.000666944014389336" calcext:value-type="float">
            <text:p>0.000666944</text:p>
          </table:table-cell>
          <table:table-cell office:value-type="float" office:value="0.0111627" calcext:value-type="float">
            <text:p>0.0111627</text:p>
          </table:table-cell>
          <table:table-cell table:formula="of:=[.D658]*109.76" office:value-type="float" office:value="1.225217952" calcext:value-type="float">
            <text:p>1.225217952</text:p>
          </table:table-cell>
          <table:table-cell table:formula="of:=[.E658]*1E-018" office:value-type="float" office:value="1.225217952E-018" calcext:value-type="float">
            <text:p>1.225217952E-018</text:p>
          </table:table-cell>
          <table:table-cell table:number-columns-repeated="4"/>
        </table:table-row>
        <table:table-row table:style-name="ro1">
          <table:table-cell office:value-type="float" office:value="304.864" calcext:value-type="float">
            <text:p>304.864</text:p>
          </table:table-cell>
          <table:table-cell office:value-type="float" office:value="0.0000018739" calcext:value-type="float">
            <text:p>1.8739E-006</text:p>
          </table:table-cell>
          <table:table-cell table:formula="of:=([.B659]*[.A659]*[.$J$2])/([.$G$2]*[.F659]*[.$I$2])" office:value-type="float" office:value="0.000666911415276958" calcext:value-type="float">
            <text:p>0.0006669114</text:p>
          </table:table-cell>
          <table:table-cell office:value-type="float" office:value="0.0105362" calcext:value-type="float">
            <text:p>0.0105362</text:p>
          </table:table-cell>
          <table:table-cell table:formula="of:=[.D659]*109.76" office:value-type="float" office:value="1.156453312" calcext:value-type="float">
            <text:p>1.156453312</text:p>
          </table:table-cell>
          <table:table-cell table:formula="of:=[.E659]*1E-018" office:value-type="float" office:value="1.156453312E-018" calcext:value-type="float">
            <text:p>1.156453312E-018</text:p>
          </table:table-cell>
          <table:table-cell table:number-columns-repeated="4"/>
        </table:table-row>
        <table:table-row table:style-name="ro1">
          <table:table-cell office:value-type="float" office:value="306.52" calcext:value-type="float">
            <text:p>306.52</text:p>
          </table:table-cell>
          <table:table-cell office:value-type="float" office:value="0.0000017844" calcext:value-type="float">
            <text:p>1.7844E-006</text:p>
          </table:table-cell>
          <table:table-cell table:formula="of:=([.B660]*[.A660]*[.$J$2])/([.$G$2]*[.F660]*[.$I$2])" office:value-type="float" office:value="0.000666916390961035" calcext:value-type="float">
            <text:p>0.0006669164</text:p>
          </table:table-cell>
          <table:table-cell office:value-type="float" office:value="0.0100874" calcext:value-type="float">
            <text:p>0.0100874</text:p>
          </table:table-cell>
          <table:table-cell table:formula="of:=[.D660]*109.76" office:value-type="float" office:value="1.107193024" calcext:value-type="float">
            <text:p>1.107193024</text:p>
          </table:table-cell>
          <table:table-cell table:formula="of:=[.E660]*1E-018" office:value-type="float" office:value="1.107193024E-018" calcext:value-type="float">
            <text:p>1.107193024E-018</text:p>
          </table:table-cell>
          <table:table-cell table:number-columns-repeated="4"/>
        </table:table-row>
        <table:table-row table:style-name="ro1">
          <table:table-cell office:value-type="float" office:value="308.184" calcext:value-type="float">
            <text:p>308.184</text:p>
          </table:table-cell>
          <table:table-cell office:value-type="float" office:value="0.0000017382" calcext:value-type="float">
            <text:p>1.7382E-006</text:p>
          </table:table-cell>
          <table:table-cell table:formula="of:=([.B661]*[.A661]*[.$J$2])/([.$G$2]*[.F661]*[.$I$2])" office:value-type="float" office:value="0.000666931919771832" calcext:value-type="float">
            <text:p>0.0006669319</text:p>
          </table:table-cell>
          <table:table-cell office:value-type="float" office:value="0.00987934" calcext:value-type="float">
            <text:p>0.00987934</text:p>
          </table:table-cell>
          <table:table-cell table:formula="of:=[.D661]*109.76" office:value-type="float" office:value="1.0843563584" calcext:value-type="float">
            <text:p>1.0843563584</text:p>
          </table:table-cell>
          <table:table-cell table:formula="of:=[.E661]*1E-018" office:value-type="float" office:value="1.0843563584E-018" calcext:value-type="float">
            <text:p>1.0843563584E-018</text:p>
          </table:table-cell>
          <table:table-cell table:number-columns-repeated="4"/>
        </table:table-row>
        <table:table-row table:style-name="ro1">
          <table:table-cell office:value-type="float" office:value="309.858" calcext:value-type="float">
            <text:p>309.858</text:p>
          </table:table-cell>
          <table:table-cell office:value-type="float" office:value="0.0000016966" calcext:value-type="float">
            <text:p>1.6966E-006</text:p>
          </table:table-cell>
          <table:table-cell table:formula="of:=([.B662]*[.A662]*[.$J$2])/([.$G$2]*[.F662]*[.$I$2])" office:value-type="float" office:value="0.000666929731353895" calcext:value-type="float">
            <text:p>0.0006669297</text:p>
          </table:table-cell>
          <table:table-cell office:value-type="float" office:value="0.00969531" calcext:value-type="float">
            <text:p>0.00969531</text:p>
          </table:table-cell>
          <table:table-cell table:formula="of:=[.D662]*109.76" office:value-type="float" office:value="1.0641572256" calcext:value-type="float">
            <text:p>1.0641572256</text:p>
          </table:table-cell>
          <table:table-cell table:formula="of:=[.E662]*1E-018" office:value-type="float" office:value="1.0641572256E-018" calcext:value-type="float">
            <text:p>1.0641572256E-018</text:p>
          </table:table-cell>
          <table:table-cell table:number-columns-repeated="4"/>
        </table:table-row>
        <table:table-row table:style-name="ro1">
          <table:table-cell office:value-type="float" office:value="311.54" calcext:value-type="float">
            <text:p>311.54</text:p>
          </table:table-cell>
          <table:table-cell office:value-type="float" office:value="0.0000016494" calcext:value-type="float">
            <text:p>1.6494E-006</text:p>
          </table:table-cell>
          <table:table-cell table:formula="of:=([.B663]*[.A663]*[.$J$2])/([.$G$2]*[.F663]*[.$I$2])" office:value-type="float" office:value="0.000666930290283621" calcext:value-type="float">
            <text:p>0.0006669303</text:p>
          </table:table-cell>
          <table:table-cell office:value-type="float" office:value="0.00947674" calcext:value-type="float">
            <text:p>0.00947674</text:p>
          </table:table-cell>
          <table:table-cell table:formula="of:=[.D663]*109.76" office:value-type="float" office:value="1.0401669824" calcext:value-type="float">
            <text:p>1.0401669824</text:p>
          </table:table-cell>
          <table:table-cell table:formula="of:=[.E663]*1E-018" office:value-type="float" office:value="1.0401669824E-018" calcext:value-type="float">
            <text:p>1.0401669824E-018</text:p>
          </table:table-cell>
          <table:table-cell table:number-columns-repeated="4"/>
        </table:table-row>
        <table:table-row table:style-name="ro1">
          <table:table-cell office:value-type="float" office:value="313.232" calcext:value-type="float">
            <text:p>313.232</text:p>
          </table:table-cell>
          <table:table-cell office:value-type="float" office:value="0.0000015935" calcext:value-type="float">
            <text:p>1.5935E-006</text:p>
          </table:table-cell>
          <table:table-cell table:formula="of:=([.B664]*[.A664]*[.$J$2])/([.$G$2]*[.F664]*[.$I$2])" office:value-type="float" office:value="0.000666915610413069" calcext:value-type="float">
            <text:p>0.0006669156</text:p>
          </table:table-cell>
          <table:table-cell office:value-type="float" office:value="0.00920549" calcext:value-type="float">
            <text:p>0.00920549</text:p>
          </table:table-cell>
          <table:table-cell table:formula="of:=[.D664]*109.76" office:value-type="float" office:value="1.0103945824" calcext:value-type="float">
            <text:p>1.0103945824</text:p>
          </table:table-cell>
          <table:table-cell table:formula="of:=[.E664]*1E-018" office:value-type="float" office:value="1.0103945824E-018" calcext:value-type="float">
            <text:p>1.0103945824E-018</text:p>
          </table:table-cell>
          <table:table-cell table:number-columns-repeated="4"/>
        </table:table-row>
        <table:table-row table:style-name="ro1">
          <table:table-cell office:value-type="float" office:value="314.932" calcext:value-type="float">
            <text:p>314.932</text:p>
          </table:table-cell>
          <table:table-cell office:value-type="float" office:value="0.0000015434" calcext:value-type="float">
            <text:p>1.5434E-006</text:p>
          </table:table-cell>
          <table:table-cell table:formula="of:=([.B665]*[.A665]*[.$J$2])/([.$G$2]*[.F665]*[.$I$2])" office:value-type="float" office:value="0.000666933270300655" calcext:value-type="float">
            <text:p>0.0006669333</text:p>
          </table:table-cell>
          <table:table-cell office:value-type="float" office:value="0.00896422" calcext:value-type="float">
            <text:p>0.00896422</text:p>
          </table:table-cell>
          <table:table-cell table:formula="of:=[.D665]*109.76" office:value-type="float" office:value="0.9839127872" calcext:value-type="float">
            <text:p>0.9839127872</text:p>
          </table:table-cell>
          <table:table-cell table:formula="of:=[.E665]*1E-018" office:value-type="float" office:value="9.839127872E-019" calcext:value-type="float">
            <text:p>9.839127872E-019</text:p>
          </table:table-cell>
          <table:table-cell table:number-columns-repeated="4"/>
        </table:table-row>
        <table:table-row table:style-name="ro1">
          <table:table-cell office:value-type="float" office:value="316.643" calcext:value-type="float">
            <text:p>316.643</text:p>
          </table:table-cell>
          <table:table-cell office:value-type="float" office:value="0.000001505" calcext:value-type="float">
            <text:p>0.000001505</text:p>
          </table:table-cell>
          <table:table-cell table:formula="of:=([.B666]*[.A666]*[.$J$2])/([.$G$2]*[.F666]*[.$I$2])" office:value-type="float" office:value="0.000666940036989068" calcext:value-type="float">
            <text:p>0.00066694</text:p>
          </table:table-cell>
          <table:table-cell office:value-type="float" office:value="0.00878859" calcext:value-type="float">
            <text:p>0.00878859</text:p>
          </table:table-cell>
          <table:table-cell table:formula="of:=[.D666]*109.76" office:value-type="float" office:value="0.9646356384" calcext:value-type="float">
            <text:p>0.9646356384</text:p>
          </table:table-cell>
          <table:table-cell table:formula="of:=[.E666]*1E-018" office:value-type="float" office:value="9.646356384E-019" calcext:value-type="float">
            <text:p>9.646356384E-019</text:p>
          </table:table-cell>
          <table:table-cell table:number-columns-repeated="4"/>
        </table:table-row>
        <table:table-row table:style-name="ro1">
          <table:table-cell office:value-type="float" office:value="318.362" calcext:value-type="float">
            <text:p>318.362</text:p>
          </table:table-cell>
          <table:table-cell office:value-type="float" office:value="0.0000014603" calcext:value-type="float">
            <text:p>1.4603E-006</text:p>
          </table:table-cell>
          <table:table-cell table:formula="of:=([.B667]*[.A667]*[.$J$2])/([.$G$2]*[.F667]*[.$I$2])" office:value-type="float" office:value="0.000666945074897288" calcext:value-type="float">
            <text:p>0.0006669451</text:p>
          </table:table-cell>
          <table:table-cell office:value-type="float" office:value="0.00857379" calcext:value-type="float">
            <text:p>0.00857379</text:p>
          </table:table-cell>
          <table:table-cell table:formula="of:=[.D667]*109.76" office:value-type="float" office:value="0.9410591904" calcext:value-type="float">
            <text:p>0.9410591904</text:p>
          </table:table-cell>
          <table:table-cell table:formula="of:=[.E667]*1E-018" office:value-type="float" office:value="9.410591904E-019" calcext:value-type="float">
            <text:p>9.410591904E-019</text:p>
          </table:table-cell>
          <table:table-cell table:number-columns-repeated="4"/>
        </table:table-row>
        <table:table-row table:style-name="ro1">
          <table:table-cell office:value-type="float" office:value="320.091" calcext:value-type="float">
            <text:p>320.091</text:p>
          </table:table-cell>
          <table:table-cell office:value-type="float" office:value="0.0000014074" calcext:value-type="float">
            <text:p>1.4074E-006</text:p>
          </table:table-cell>
          <table:table-cell table:formula="of:=([.B668]*[.A668]*[.$J$2])/([.$G$2]*[.F668]*[.$I$2])" office:value-type="float" office:value="0.000666951301491214" calcext:value-type="float">
            <text:p>0.0006669513</text:p>
          </table:table-cell>
          <table:table-cell office:value-type="float" office:value="0.008308" calcext:value-type="float">
            <text:p>0.008308</text:p>
          </table:table-cell>
          <table:table-cell table:formula="of:=[.D668]*109.76" office:value-type="float" office:value="0.91188608" calcext:value-type="float">
            <text:p>0.91188608</text:p>
          </table:table-cell>
          <table:table-cell table:formula="of:=[.E668]*1E-018" office:value-type="float" office:value="9.1188608E-019" calcext:value-type="float">
            <text:p>9.1188608E-019</text:p>
          </table:table-cell>
          <table:table-cell table:number-columns-repeated="4"/>
        </table:table-row>
        <table:table-row table:style-name="ro1">
          <table:table-cell office:value-type="float" office:value="321.829" calcext:value-type="float">
            <text:p>321.829</text:p>
          </table:table-cell>
          <table:table-cell office:value-type="float" office:value="0.0000013643" calcext:value-type="float">
            <text:p>1.3643E-006</text:p>
          </table:table-cell>
          <table:table-cell table:formula="of:=([.B669]*[.A669]*[.$J$2])/([.$G$2]*[.F669]*[.$I$2])" office:value-type="float" office:value="0.000666910585636045" calcext:value-type="float">
            <text:p>0.0006669106</text:p>
          </table:table-cell>
          <table:table-cell office:value-type="float" office:value="0.0080978" calcext:value-type="float">
            <text:p>0.0080978</text:p>
          </table:table-cell>
          <table:table-cell table:formula="of:=[.D669]*109.76" office:value-type="float" office:value="0.888814528" calcext:value-type="float">
            <text:p>0.888814528</text:p>
          </table:table-cell>
          <table:table-cell table:formula="of:=[.E669]*1E-018" office:value-type="float" office:value="8.88814528E-019" calcext:value-type="float">
            <text:p>8.88814528E-019</text:p>
          </table:table-cell>
          <table:table-cell table:number-columns-repeated="4"/>
        </table:table-row>
        <table:table-row table:style-name="ro1">
          <table:table-cell office:value-type="float" office:value="323.576" calcext:value-type="float">
            <text:p>323.576</text:p>
          </table:table-cell>
          <table:table-cell office:value-type="float" office:value="0.0000013179" calcext:value-type="float">
            <text:p>1.3179E-006</text:p>
          </table:table-cell>
          <table:table-cell table:formula="of:=([.B670]*[.A670]*[.$J$2])/([.$G$2]*[.F670]*[.$I$2])" office:value-type="float" office:value="0.000666919537326064" calcext:value-type="float">
            <text:p>0.0006669195</text:p>
          </table:table-cell>
          <table:table-cell office:value-type="float" office:value="0.00786475" calcext:value-type="float">
            <text:p>0.00786475</text:p>
          </table:table-cell>
          <table:table-cell table:formula="of:=[.D670]*109.76" office:value-type="float" office:value="0.86323496" calcext:value-type="float">
            <text:p>0.86323496</text:p>
          </table:table-cell>
          <table:table-cell table:formula="of:=[.E670]*1E-018" office:value-type="float" office:value="8.6323496E-019" calcext:value-type="float">
            <text:p>8.6323496E-019</text:p>
          </table:table-cell>
          <table:table-cell table:number-columns-repeated="4"/>
        </table:table-row>
        <table:table-row table:style-name="ro1">
          <table:table-cell office:value-type="float" office:value="325.333" calcext:value-type="float">
            <text:p>325.333</text:p>
          </table:table-cell>
          <table:table-cell office:value-type="float" office:value="0.0000012737" calcext:value-type="float">
            <text:p>1.2737E-006</text:p>
          </table:table-cell>
          <table:table-cell table:formula="of:=([.B671]*[.A671]*[.$J$2])/([.$G$2]*[.F671]*[.$I$2])" office:value-type="float" office:value="0.000666918081073294" calcext:value-type="float">
            <text:p>0.0006669181</text:p>
          </table:table-cell>
          <table:table-cell office:value-type="float" office:value="0.00764227" calcext:value-type="float">
            <text:p>0.00764227</text:p>
          </table:table-cell>
          <table:table-cell table:formula="of:=[.D671]*109.76" office:value-type="float" office:value="0.8388155552" calcext:value-type="float">
            <text:p>0.8388155552</text:p>
          </table:table-cell>
          <table:table-cell table:formula="of:=[.E671]*1E-018" office:value-type="float" office:value="8.388155552E-019" calcext:value-type="float">
            <text:p>8.388155552E-019</text:p>
          </table:table-cell>
          <table:table-cell table:number-columns-repeated="4"/>
        </table:table-row>
        <table:table-row table:style-name="ro1">
          <table:table-cell office:value-type="float" office:value="327.1" calcext:value-type="float">
            <text:p>327.1</text:p>
          </table:table-cell>
          <table:table-cell office:value-type="float" office:value="0.0000012384" calcext:value-type="float">
            <text:p>1.2384E-006</text:p>
          </table:table-cell>
          <table:table-cell table:formula="of:=([.B672]*[.A672]*[.$J$2])/([.$G$2]*[.F672]*[.$I$2])" office:value-type="float" office:value="0.000666914116836625" calcext:value-type="float">
            <text:p>0.0006669141</text:p>
          </table:table-cell>
          <table:table-cell office:value-type="float" office:value="0.00747087" calcext:value-type="float">
            <text:p>0.00747087</text:p>
          </table:table-cell>
          <table:table-cell table:formula="of:=[.D672]*109.76" office:value-type="float" office:value="0.8200026912" calcext:value-type="float">
            <text:p>0.8200026912</text:p>
          </table:table-cell>
          <table:table-cell table:formula="of:=[.E672]*1E-018" office:value-type="float" office:value="8.200026912E-019" calcext:value-type="float">
            <text:p>8.200026912E-019</text:p>
          </table:table-cell>
          <table:table-cell table:number-columns-repeated="4"/>
        </table:table-row>
        <table:table-row table:style-name="ro1">
          <table:table-cell office:value-type="float" office:value="328.876" calcext:value-type="float">
            <text:p>328.876</text:p>
          </table:table-cell>
          <table:table-cell office:value-type="float" office:value="0.0000012049" calcext:value-type="float">
            <text:p>1.2049E-006</text:p>
          </table:table-cell>
          <table:table-cell table:formula="of:=([.B673]*[.A673]*[.$J$2])/([.$G$2]*[.F673]*[.$I$2])" office:value-type="float" office:value="0.000666925185741141" calcext:value-type="float">
            <text:p>0.0006669252</text:p>
          </table:table-cell>
          <table:table-cell office:value-type="float" office:value="0.00730812" calcext:value-type="float">
            <text:p>0.00730812</text:p>
          </table:table-cell>
          <table:table-cell table:formula="of:=[.D673]*109.76" office:value-type="float" office:value="0.8021392512" calcext:value-type="float">
            <text:p>0.8021392512</text:p>
          </table:table-cell>
          <table:table-cell table:formula="of:=[.E673]*1E-018" office:value-type="float" office:value="8.021392512E-019" calcext:value-type="float">
            <text:p>8.021392512E-019</text:p>
          </table:table-cell>
          <table:table-cell table:number-columns-repeated="4"/>
        </table:table-row>
        <table:table-row table:style-name="ro1">
          <table:table-cell office:value-type="float" office:value="330.661" calcext:value-type="float">
            <text:p>330.661</text:p>
          </table:table-cell>
          <table:table-cell office:value-type="float" office:value="0.0000011726" calcext:value-type="float">
            <text:p>1.1726E-006</text:p>
          </table:table-cell>
          <table:table-cell table:formula="of:=([.B674]*[.A674]*[.$J$2])/([.$G$2]*[.F674]*[.$I$2])" office:value-type="float" office:value="0.000666942142515572" calcext:value-type="float">
            <text:p>0.0006669421</text:p>
          </table:table-cell>
          <table:table-cell office:value-type="float" office:value="0.00715063" calcext:value-type="float">
            <text:p>0.00715063</text:p>
          </table:table-cell>
          <table:table-cell table:formula="of:=[.D674]*109.76" office:value-type="float" office:value="0.7848531488" calcext:value-type="float">
            <text:p>0.7848531488</text:p>
          </table:table-cell>
          <table:table-cell table:formula="of:=[.E674]*1E-018" office:value-type="float" office:value="7.848531488E-019" calcext:value-type="float">
            <text:p>7.848531488E-019</text:p>
          </table:table-cell>
          <table:table-cell table:number-columns-repeated="4"/>
        </table:table-row>
        <table:table-row table:style-name="ro1">
          <table:table-cell office:value-type="float" office:value="332.457" calcext:value-type="float">
            <text:p>332.457</text:p>
          </table:table-cell>
          <table:table-cell office:value-type="float" office:value="0.0000011433" calcext:value-type="float">
            <text:p>1.1433E-006</text:p>
          </table:table-cell>
          <table:table-cell table:formula="of:=([.B675]*[.A675]*[.$J$2])/([.$G$2]*[.F675]*[.$I$2])" office:value-type="float" office:value="0.000666936834533613" calcext:value-type="float">
            <text:p>0.0006669368</text:p>
          </table:table-cell>
          <table:table-cell office:value-type="float" office:value="0.00700988" calcext:value-type="float">
            <text:p>0.00700988</text:p>
          </table:table-cell>
          <table:table-cell table:formula="of:=[.D675]*109.76" office:value-type="float" office:value="0.7694044288" calcext:value-type="float">
            <text:p>0.7694044288</text:p>
          </table:table-cell>
          <table:table-cell table:formula="of:=[.E675]*1E-018" office:value-type="float" office:value="7.694044288E-019" calcext:value-type="float">
            <text:p>7.694044288E-019</text:p>
          </table:table-cell>
          <table:table-cell table:number-columns-repeated="4"/>
        </table:table-row>
        <table:table-row table:style-name="ro1">
          <table:table-cell office:value-type="float" office:value="334.262" calcext:value-type="float">
            <text:p>334.262</text:p>
          </table:table-cell>
          <table:table-cell office:value-type="float" office:value="0.0000011182" calcext:value-type="float">
            <text:p>1.1182E-006</text:p>
          </table:table-cell>
          <table:table-cell table:formula="of:=([.B676]*[.A676]*[.$J$2])/([.$G$2]*[.F676]*[.$I$2])" office:value-type="float" office:value="0.000666934721811678" calcext:value-type="float">
            <text:p>0.0006669347</text:p>
          </table:table-cell>
          <table:table-cell office:value-type="float" office:value="0.00689323" calcext:value-type="float">
            <text:p>0.00689323</text:p>
          </table:table-cell>
          <table:table-cell table:formula="of:=[.D676]*109.76" office:value-type="float" office:value="0.7566009248" calcext:value-type="float">
            <text:p>0.7566009248</text:p>
          </table:table-cell>
          <table:table-cell table:formula="of:=[.E676]*1E-018" office:value-type="float" office:value="7.566009248E-019" calcext:value-type="float">
            <text:p>7.566009248E-019</text:p>
          </table:table-cell>
          <table:table-cell table:number-columns-repeated="4"/>
        </table:table-row>
        <table:table-row table:style-name="ro1">
          <table:table-cell office:value-type="float" office:value="336.077" calcext:value-type="float">
            <text:p>336.077</text:p>
          </table:table-cell>
          <table:table-cell office:value-type="float" office:value="0.0000010947" calcext:value-type="float">
            <text:p>1.0947E-006</text:p>
          </table:table-cell>
          <table:table-cell table:formula="of:=([.B677]*[.A677]*[.$J$2])/([.$G$2]*[.F677]*[.$I$2])" office:value-type="float" office:value="0.000666927368151849" calcext:value-type="float">
            <text:p>0.0006669274</text:p>
          </table:table-cell>
          <table:table-cell office:value-type="float" office:value="0.00678508" calcext:value-type="float">
            <text:p>0.00678508</text:p>
          </table:table-cell>
          <table:table-cell table:formula="of:=[.D677]*109.76" office:value-type="float" office:value="0.7447303808" calcext:value-type="float">
            <text:p>0.7447303808</text:p>
          </table:table-cell>
          <table:table-cell table:formula="of:=[.E677]*1E-018" office:value-type="float" office:value="7.447303808E-019" calcext:value-type="float">
            <text:p>7.447303808E-019</text:p>
          </table:table-cell>
          <table:table-cell table:number-columns-repeated="4"/>
        </table:table-row>
        <table:table-row table:style-name="ro1">
          <table:table-cell office:value-type="float" office:value="337.902" calcext:value-type="float">
            <text:p>337.902</text:p>
          </table:table-cell>
          <table:table-cell office:value-type="float" office:value="0.0000010688" calcext:value-type="float">
            <text:p>1.0688E-006</text:p>
          </table:table-cell>
          <table:table-cell table:formula="of:=([.B678]*[.A678]*[.$J$2])/([.$G$2]*[.F678]*[.$I$2])" office:value-type="float" office:value="0.000666939589063336" calcext:value-type="float">
            <text:p>0.0006669396</text:p>
          </table:table-cell>
          <table:table-cell office:value-type="float" office:value="0.0066604" calcext:value-type="float">
            <text:p>0.0066604</text:p>
          </table:table-cell>
          <table:table-cell table:formula="of:=[.D678]*109.76" office:value-type="float" office:value="0.731045504" calcext:value-type="float">
            <text:p>0.731045504</text:p>
          </table:table-cell>
          <table:table-cell table:formula="of:=[.E678]*1E-018" office:value-type="float" office:value="7.31045504E-019" calcext:value-type="float">
            <text:p>7.31045504E-019</text:p>
          </table:table-cell>
          <table:table-cell table:number-columns-repeated="4"/>
        </table:table-row>
        <table:table-row table:style-name="ro1">
          <table:table-cell office:value-type="float" office:value="339.737" calcext:value-type="float">
            <text:p>339.737</text:p>
          </table:table-cell>
          <table:table-cell office:value-type="float" office:value="0.0000010603" calcext:value-type="float">
            <text:p>1.0603E-006</text:p>
          </table:table-cell>
          <table:table-cell table:formula="of:=([.B679]*[.A679]*[.$J$2])/([.$G$2]*[.F679]*[.$I$2])" office:value-type="float" office:value="0.000666948923957061" calcext:value-type="float">
            <text:p>0.0006669489</text:p>
          </table:table-cell>
          <table:table-cell office:value-type="float" office:value="0.00664322" calcext:value-type="float">
            <text:p>0.00664322</text:p>
          </table:table-cell>
          <table:table-cell table:formula="of:=[.D679]*109.76" office:value-type="float" office:value="0.7291598272" calcext:value-type="float">
            <text:p>0.7291598272</text:p>
          </table:table-cell>
          <table:table-cell table:formula="of:=[.E679]*1E-018" office:value-type="float" office:value="7.291598272E-019" calcext:value-type="float">
            <text:p>7.291598272E-019</text:p>
          </table:table-cell>
          <table:table-cell table:number-columns-repeated="4"/>
        </table:table-row>
        <table:table-row table:style-name="ro1">
          <table:table-cell office:value-type="float" office:value="341.582" calcext:value-type="float">
            <text:p>341.582</text:p>
          </table:table-cell>
          <table:table-cell office:value-type="float" office:value="0.0000010577" calcext:value-type="float">
            <text:p>1.0577E-006</text:p>
          </table:table-cell>
          <table:table-cell table:formula="of:=([.B680]*[.A680]*[.$J$2])/([.$G$2]*[.F680]*[.$I$2])" office:value-type="float" office:value="0.00066691375100216" calcext:value-type="float">
            <text:p>0.0006669138</text:p>
          </table:table-cell>
          <table:table-cell office:value-type="float" office:value="0.00666327" calcext:value-type="float">
            <text:p>0.00666327</text:p>
          </table:table-cell>
          <table:table-cell table:formula="of:=[.D680]*109.76" office:value-type="float" office:value="0.7313605152" calcext:value-type="float">
            <text:p>0.7313605152</text:p>
          </table:table-cell>
          <table:table-cell table:formula="of:=[.E680]*1E-018" office:value-type="float" office:value="7.313605152E-019" calcext:value-type="float">
            <text:p>7.313605152E-019</text:p>
          </table:table-cell>
          <table:table-cell table:number-columns-repeated="4"/>
        </table:table-row>
        <table:table-row table:style-name="ro1">
          <table:table-cell office:value-type="float" office:value="343.436" calcext:value-type="float">
            <text:p>343.436</text:p>
          </table:table-cell>
          <table:table-cell office:value-type="float" office:value="0.0000010432" calcext:value-type="float">
            <text:p>1.0432E-006</text:p>
          </table:table-cell>
          <table:table-cell table:formula="of:=([.B681]*[.A681]*[.$J$2])/([.$G$2]*[.F681]*[.$I$2])" office:value-type="float" office:value="0.000666910080074837" calcext:value-type="float">
            <text:p>0.0006669101</text:p>
          </table:table-cell>
          <table:table-cell office:value-type="float" office:value="0.00660763" calcext:value-type="float">
            <text:p>0.00660763</text:p>
          </table:table-cell>
          <table:table-cell table:formula="of:=[.D681]*109.76" office:value-type="float" office:value="0.7252534688" calcext:value-type="float">
            <text:p>0.7252534688</text:p>
          </table:table-cell>
          <table:table-cell table:formula="of:=[.E681]*1E-018" office:value-type="float" office:value="7.252534688E-019" calcext:value-type="float">
            <text:p>7.252534688E-019</text:p>
          </table:table-cell>
          <table:table-cell table:number-columns-repeated="4"/>
        </table:table-row>
        <table:table-row table:style-name="ro1">
          <table:table-cell office:value-type="float" office:value="345.301" calcext:value-type="float">
            <text:p>345.301</text:p>
          </table:table-cell>
          <table:table-cell office:value-type="float" office:value="0.0000010654" calcext:value-type="float">
            <text:p>1.0654E-006</text:p>
          </table:table-cell>
          <table:table-cell table:formula="of:=([.B682]*[.A682]*[.$J$2])/([.$G$2]*[.F682]*[.$I$2])" office:value-type="float" office:value="0.000666942577004274" calcext:value-type="float">
            <text:p>0.0006669426</text:p>
          </table:table-cell>
          <table:table-cell office:value-type="float" office:value="0.00678456" calcext:value-type="float">
            <text:p>0.00678456</text:p>
          </table:table-cell>
          <table:table-cell table:formula="of:=[.D682]*109.76" office:value-type="float" office:value="0.7446733056" calcext:value-type="float">
            <text:p>0.7446733056</text:p>
          </table:table-cell>
          <table:table-cell table:formula="of:=[.E682]*1E-018" office:value-type="float" office:value="7.446733056E-019" calcext:value-type="float">
            <text:p>7.446733056E-019</text:p>
          </table:table-cell>
          <table:table-cell table:number-columns-repeated="4"/>
        </table:table-row>
        <table:table-row table:style-name="ro1">
          <table:table-cell office:value-type="float" office:value="347.176" calcext:value-type="float">
            <text:p>347.176</text:p>
          </table:table-cell>
          <table:table-cell office:value-type="float" office:value="0.00000097668" calcext:value-type="float">
            <text:p>9.7668E-007</text:p>
          </table:table-cell>
          <table:table-cell table:formula="of:=([.B683]*[.A683]*[.$J$2])/([.$G$2]*[.F683]*[.$I$2])" office:value-type="float" office:value="0.000666930411258062" calcext:value-type="float">
            <text:p>0.0006669304</text:p>
          </table:table-cell>
          <table:table-cell office:value-type="float" office:value="0.00625347" calcext:value-type="float">
            <text:p>0.00625347</text:p>
          </table:table-cell>
          <table:table-cell table:formula="of:=[.D683]*109.76" office:value-type="float" office:value="0.6863808672" calcext:value-type="float">
            <text:p>0.6863808672</text:p>
          </table:table-cell>
          <table:table-cell table:formula="of:=[.E683]*1E-018" office:value-type="float" office:value="6.863808672E-019" calcext:value-type="float">
            <text:p>6.863808672E-019</text:p>
          </table:table-cell>
          <table:table-cell table:number-columns-repeated="4"/>
        </table:table-row>
        <table:table-row table:style-name="ro1">
          <table:table-cell office:value-type="float" office:value="349.061" calcext:value-type="float">
            <text:p>349.061</text:p>
          </table:table-cell>
          <table:table-cell office:value-type="float" office:value="0.0000011754" calcext:value-type="float">
            <text:p>1.1754E-006</text:p>
          </table:table-cell>
          <table:table-cell table:formula="of:=([.B684]*[.A684]*[.$J$2])/([.$G$2]*[.F684]*[.$I$2])" office:value-type="float" office:value="0.000666946513840894" calcext:value-type="float">
            <text:p>0.0006669465</text:p>
          </table:table-cell>
          <table:table-cell office:value-type="float" office:value="0.00756651" calcext:value-type="float">
            <text:p>0.00756651</text:p>
          </table:table-cell>
          <table:table-cell table:formula="of:=[.D684]*109.76" office:value-type="float" office:value="0.8305001376" calcext:value-type="float">
            <text:p>0.8305001376</text:p>
          </table:table-cell>
          <table:table-cell table:formula="of:=[.E684]*1E-018" office:value-type="float" office:value="8.305001376E-019" calcext:value-type="float">
            <text:p>8.305001376E-019</text:p>
          </table:table-cell>
          <table:table-cell table:number-columns-repeated="4"/>
        </table:table-row>
        <table:table-row table:style-name="ro1">
          <table:table-cell office:value-type="float" office:value="350.957" calcext:value-type="float">
            <text:p>350.957</text:p>
          </table:table-cell>
          <table:table-cell office:value-type="float" office:value="0.00000091816" calcext:value-type="float">
            <text:p>9.1816E-007</text:p>
          </table:table-cell>
          <table:table-cell table:formula="of:=([.B685]*[.A685]*[.$J$2])/([.$G$2]*[.F685]*[.$I$2])" office:value-type="float" office:value="0.000666926297110855" calcext:value-type="float">
            <text:p>0.0006669263</text:p>
          </table:table-cell>
          <table:table-cell office:value-type="float" office:value="0.00594284" calcext:value-type="float">
            <text:p>0.00594284</text:p>
          </table:table-cell>
          <table:table-cell table:formula="of:=[.D685]*109.76" office:value-type="float" office:value="0.6522861184" calcext:value-type="float">
            <text:p>0.6522861184</text:p>
          </table:table-cell>
          <table:table-cell table:formula="of:=[.E685]*1E-018" office:value-type="float" office:value="6.522861184E-019" calcext:value-type="float">
            <text:p>6.522861184E-019</text:p>
          </table:table-cell>
          <table:table-cell table:number-columns-repeated="4"/>
        </table:table-row>
        <table:table-row table:style-name="ro1">
          <table:table-cell office:value-type="float" office:value="352.862" calcext:value-type="float">
            <text:p>352.862</text:p>
          </table:table-cell>
          <table:table-cell office:value-type="float" office:value="0.00000090119" calcext:value-type="float">
            <text:p>9.0119E-007</text:p>
          </table:table-cell>
          <table:table-cell table:formula="of:=([.B686]*[.A686]*[.$J$2])/([.$G$2]*[.F686]*[.$I$2])" office:value-type="float" office:value="0.000666928842152133" calcext:value-type="float">
            <text:p>0.0006669288</text:p>
          </table:table-cell>
          <table:table-cell office:value-type="float" office:value="0.00586464" calcext:value-type="float">
            <text:p>0.00586464</text:p>
          </table:table-cell>
          <table:table-cell table:formula="of:=[.D686]*109.76" office:value-type="float" office:value="0.6437028864" calcext:value-type="float">
            <text:p>0.6437028864</text:p>
          </table:table-cell>
          <table:table-cell table:formula="of:=[.E686]*1E-018" office:value-type="float" office:value="6.437028864E-019" calcext:value-type="float">
            <text:p>6.437028864E-019</text:p>
          </table:table-cell>
          <table:table-cell table:number-columns-repeated="4"/>
        </table:table-row>
        <table:table-row table:style-name="ro1">
          <table:table-cell office:value-type="float" office:value="354.778" calcext:value-type="float">
            <text:p>354.778</text:p>
          </table:table-cell>
          <table:table-cell office:value-type="float" office:value="0.00000088452" calcext:value-type="float">
            <text:p>8.8452E-007</text:p>
          </table:table-cell>
          <table:table-cell table:formula="of:=([.B687]*[.A687]*[.$J$2])/([.$G$2]*[.F687]*[.$I$2])" office:value-type="float" office:value="0.000666927982900119" calcext:value-type="float">
            <text:p>0.000666928</text:p>
          </table:table-cell>
          <table:table-cell office:value-type="float" office:value="0.00578742" calcext:value-type="float">
            <text:p>0.00578742</text:p>
          </table:table-cell>
          <table:table-cell table:formula="of:=[.D687]*109.76" office:value-type="float" office:value="0.6352272192" calcext:value-type="float">
            <text:p>0.6352272192</text:p>
          </table:table-cell>
          <table:table-cell table:formula="of:=[.E687]*1E-018" office:value-type="float" office:value="6.352272192E-019" calcext:value-type="float">
            <text:p>6.352272192E-019</text:p>
          </table:table-cell>
          <table:table-cell table:number-columns-repeated="4"/>
        </table:table-row>
        <table:table-row table:style-name="ro1">
          <table:table-cell office:value-type="float" office:value="356.705" calcext:value-type="float">
            <text:p>356.705</text:p>
          </table:table-cell>
          <table:table-cell office:value-type="float" office:value="0.00000086815" calcext:value-type="float">
            <text:p>8.6815E-007</text:p>
          </table:table-cell>
          <table:table-cell table:formula="of:=([.B688]*[.A688]*[.$J$2])/([.$G$2]*[.F688]*[.$I$2])" office:value-type="float" office:value="0.00066692611071201" calcext:value-type="float">
            <text:p>0.0006669261</text:p>
          </table:table-cell>
          <table:table-cell office:value-type="float" office:value="0.00571118" calcext:value-type="float">
            <text:p>0.00571118</text:p>
          </table:table-cell>
          <table:table-cell table:formula="of:=[.D688]*109.76" office:value-type="float" office:value="0.6268591168" calcext:value-type="float">
            <text:p>0.6268591168</text:p>
          </table:table-cell>
          <table:table-cell table:formula="of:=[.E688]*1E-018" office:value-type="float" office:value="6.268591168E-019" calcext:value-type="float">
            <text:p>6.268591168E-019</text:p>
          </table:table-cell>
          <table:table-cell table:number-columns-repeated="4"/>
        </table:table-row>
        <table:table-row table:style-name="ro1">
          <table:table-cell office:value-type="float" office:value="358.642" calcext:value-type="float">
            <text:p>358.642</text:p>
          </table:table-cell>
          <table:table-cell office:value-type="float" office:value="0.00000085208" calcext:value-type="float">
            <text:p>8.5208E-007</text:p>
          </table:table-cell>
          <table:table-cell table:formula="of:=([.B689]*[.A689]*[.$J$2])/([.$G$2]*[.F689]*[.$I$2])" office:value-type="float" office:value="0.000666926298559229" calcext:value-type="float">
            <text:p>0.0006669263</text:p>
          </table:table-cell>
          <table:table-cell office:value-type="float" office:value="0.0056359" calcext:value-type="float">
            <text:p>0.0056359</text:p>
          </table:table-cell>
          <table:table-cell table:formula="of:=[.D689]*109.76" office:value-type="float" office:value="0.618596384" calcext:value-type="float">
            <text:p>0.618596384</text:p>
          </table:table-cell>
          <table:table-cell table:formula="of:=[.E689]*1E-018" office:value-type="float" office:value="6.18596384E-019" calcext:value-type="float">
            <text:p>6.18596384E-019</text:p>
          </table:table-cell>
          <table:table-cell table:number-columns-repeated="4"/>
        </table:table-row>
        <table:table-row table:style-name="ro1">
          <table:table-cell office:value-type="float" office:value="360.589" calcext:value-type="float">
            <text:p>360.589</text:p>
          </table:table-cell>
          <table:table-cell office:value-type="float" office:value="0.0000008363" calcext:value-type="float">
            <text:p>8.363E-007</text:p>
          </table:table-cell>
          <table:table-cell table:formula="of:=([.B690]*[.A690]*[.$J$2])/([.$G$2]*[.F690]*[.$I$2])" office:value-type="float" office:value="0.000666925842874277" calcext:value-type="float">
            <text:p>0.0006669258</text:p>
          </table:table-cell>
          <table:table-cell office:value-type="float" office:value="0.00556156" calcext:value-type="float">
            <text:p>0.00556156</text:p>
          </table:table-cell>
          <table:table-cell table:formula="of:=[.D690]*109.76" office:value-type="float" office:value="0.6104368256" calcext:value-type="float">
            <text:p>0.6104368256</text:p>
          </table:table-cell>
          <table:table-cell table:formula="of:=[.E690]*1E-018" office:value-type="float" office:value="6.104368256E-019" calcext:value-type="float">
            <text:p>6.104368256E-019</text:p>
          </table:table-cell>
          <table:table-cell table:number-columns-repeated="4"/>
        </table:table-row>
        <table:table-row table:style-name="ro1">
          <table:table-cell office:value-type="float" office:value="362.547" calcext:value-type="float">
            <text:p>362.547</text:p>
          </table:table-cell>
          <table:table-cell office:value-type="float" office:value="0.00000082081" calcext:value-type="float">
            <text:p>8.2081E-007</text:p>
          </table:table-cell>
          <table:table-cell table:formula="of:=([.B691]*[.A691]*[.$J$2])/([.$G$2]*[.F691]*[.$I$2])" office:value-type="float" office:value="0.000666928077407484" calcext:value-type="float">
            <text:p>0.0006669281</text:p>
          </table:table-cell>
          <table:table-cell office:value-type="float" office:value="0.00548817" calcext:value-type="float">
            <text:p>0.00548817</text:p>
          </table:table-cell>
          <table:table-cell table:formula="of:=[.D691]*109.76" office:value-type="float" office:value="0.6023815392" calcext:value-type="float">
            <text:p>0.6023815392</text:p>
          </table:table-cell>
          <table:table-cell table:formula="of:=[.E691]*1E-018" office:value-type="float" office:value="6.023815392E-019" calcext:value-type="float">
            <text:p>6.023815392E-019</text:p>
          </table:table-cell>
          <table:table-cell table:number-columns-repeated="4"/>
        </table:table-row>
        <table:table-row table:style-name="ro1">
          <table:table-cell office:value-type="float" office:value="364.515" calcext:value-type="float">
            <text:p>364.515</text:p>
          </table:table-cell>
          <table:table-cell office:value-type="float" office:value="0.0000008056" calcext:value-type="float">
            <text:p>8.056E-007</text:p>
          </table:table-cell>
          <table:table-cell table:formula="of:=([.B692]*[.A692]*[.$J$2])/([.$G$2]*[.F692]*[.$I$2])" office:value-type="float" office:value="0.000666929404332971" calcext:value-type="float">
            <text:p>0.0006669294</text:p>
          </table:table-cell>
          <table:table-cell office:value-type="float" office:value="0.0054157" calcext:value-type="float">
            <text:p>0.0054157</text:p>
          </table:table-cell>
          <table:table-cell table:formula="of:=[.D692]*109.76" office:value-type="float" office:value="0.594427232" calcext:value-type="float">
            <text:p>0.594427232</text:p>
          </table:table-cell>
          <table:table-cell table:formula="of:=[.E692]*1E-018" office:value-type="float" office:value="5.94427232E-019" calcext:value-type="float">
            <text:p>5.94427232E-019</text:p>
          </table:table-cell>
          <table:table-cell table:number-columns-repeated="4"/>
        </table:table-row>
        <table:table-row table:style-name="ro1">
          <table:table-cell office:value-type="float" office:value="366.495" calcext:value-type="float">
            <text:p>366.495</text:p>
          </table:table-cell>
          <table:table-cell office:value-type="float" office:value="0.00000079066" calcext:value-type="float">
            <text:p>7.9066E-007</text:p>
          </table:table-cell>
          <table:table-cell table:formula="of:=([.B693]*[.A693]*[.$J$2])/([.$G$2]*[.F693]*[.$I$2])" office:value-type="float" office:value="0.000666928993009007" calcext:value-type="float">
            <text:p>0.000666929</text:p>
          </table:table-cell>
          <table:table-cell office:value-type="float" office:value="0.00534414" calcext:value-type="float">
            <text:p>0.00534414</text:p>
          </table:table-cell>
          <table:table-cell table:formula="of:=[.D693]*109.76" office:value-type="float" office:value="0.5865728064" calcext:value-type="float">
            <text:p>0.5865728064</text:p>
          </table:table-cell>
          <table:table-cell table:formula="of:=[.E693]*1E-018" office:value-type="float" office:value="5.865728064E-019" calcext:value-type="float">
            <text:p>5.865728064E-019</text:p>
          </table:table-cell>
          <table:table-cell table:number-columns-repeated="4"/>
        </table:table-row>
        <table:table-row table:style-name="ro1">
          <table:table-cell office:value-type="float" office:value="368.485" calcext:value-type="float">
            <text:p>368.485</text:p>
          </table:table-cell>
          <table:table-cell office:value-type="float" office:value="0.00000077599" calcext:value-type="float">
            <text:p>0.000000776</text:p>
          </table:table-cell>
          <table:table-cell table:formula="of:=([.B694]*[.A694]*[.$J$2])/([.$G$2]*[.F694]*[.$I$2])" office:value-type="float" office:value="0.000666925639296654" calcext:value-type="float">
            <text:p>0.0006669256</text:p>
          </table:table-cell>
          <table:table-cell office:value-type="float" office:value="0.00527349" calcext:value-type="float">
            <text:p>0.00527349</text:p>
          </table:table-cell>
          <table:table-cell table:formula="of:=[.D694]*109.76" office:value-type="float" office:value="0.5788182624" calcext:value-type="float">
            <text:p>0.5788182624</text:p>
          </table:table-cell>
          <table:table-cell table:formula="of:=[.E694]*1E-018" office:value-type="float" office:value="5.788182624E-019" calcext:value-type="float">
            <text:p>5.788182624E-019</text:p>
          </table:table-cell>
          <table:table-cell table:number-columns-repeated="4"/>
        </table:table-row>
        <table:table-row table:style-name="ro1">
          <table:table-cell office:value-type="float" office:value="370.486" calcext:value-type="float">
            <text:p>370.486</text:p>
          </table:table-cell>
          <table:table-cell office:value-type="float" office:value="0.00000076159" calcext:value-type="float">
            <text:p>7.6159E-007</text:p>
          </table:table-cell>
          <table:table-cell table:formula="of:=([.B695]*[.A695]*[.$J$2])/([.$G$2]*[.F695]*[.$I$2])" office:value-type="float" office:value="0.000666926358221407" calcext:value-type="float">
            <text:p>0.0006669264</text:p>
          </table:table-cell>
          <table:table-cell office:value-type="float" office:value="0.00520373" calcext:value-type="float">
            <text:p>0.00520373</text:p>
          </table:table-cell>
          <table:table-cell table:formula="of:=[.D695]*109.76" office:value-type="float" office:value="0.5711614048" calcext:value-type="float">
            <text:p>0.5711614048</text:p>
          </table:table-cell>
          <table:table-cell table:formula="of:=[.E695]*1E-018" office:value-type="float" office:value="5.711614048E-019" calcext:value-type="float">
            <text:p>5.711614048E-019</text:p>
          </table:table-cell>
          <table:table-cell table:number-columns-repeated="4"/>
        </table:table-row>
        <table:table-row table:style-name="ro1">
          <table:table-cell office:value-type="float" office:value="372.497" calcext:value-type="float">
            <text:p>372.497</text:p>
          </table:table-cell>
          <table:table-cell office:value-type="float" office:value="0.00000074745" calcext:value-type="float">
            <text:p>7.4745E-007</text:p>
          </table:table-cell>
          <table:table-cell table:formula="of:=([.B696]*[.A696]*[.$J$2])/([.$G$2]*[.F696]*[.$I$2])" office:value-type="float" office:value="0.000666923346461469" calcext:value-type="float">
            <text:p>0.0006669233</text:p>
          </table:table-cell>
          <table:table-cell office:value-type="float" office:value="0.00513486" calcext:value-type="float">
            <text:p>0.00513486</text:p>
          </table:table-cell>
          <table:table-cell table:formula="of:=[.D696]*109.76" office:value-type="float" office:value="0.5636022336" calcext:value-type="float">
            <text:p>0.5636022336</text:p>
          </table:table-cell>
          <table:table-cell table:formula="of:=[.E696]*1E-018" office:value-type="float" office:value="5.636022336E-019" calcext:value-type="float">
            <text:p>5.636022336E-019</text:p>
          </table:table-cell>
          <table:table-cell table:number-columns-repeated="4"/>
        </table:table-row>
        <table:table-row table:style-name="ro1">
          <table:table-cell office:value-type="float" office:value="374.52" calcext:value-type="float">
            <text:p>374.52</text:p>
          </table:table-cell>
          <table:table-cell office:value-type="float" office:value="0.00000073357" calcext:value-type="float">
            <text:p>7.3357E-007</text:p>
          </table:table-cell>
          <table:table-cell table:formula="of:=([.B697]*[.A697]*[.$J$2])/([.$G$2]*[.F697]*[.$I$2])" office:value-type="float" office:value="0.000666926741682507" calcext:value-type="float">
            <text:p>0.0006669267</text:p>
          </table:table-cell>
          <table:table-cell office:value-type="float" office:value="0.00506685" calcext:value-type="float">
            <text:p>0.00506685</text:p>
          </table:table-cell>
          <table:table-cell table:formula="of:=[.D697]*109.76" office:value-type="float" office:value="0.556137456" calcext:value-type="float">
            <text:p>0.556137456</text:p>
          </table:table-cell>
          <table:table-cell table:formula="of:=[.E697]*1E-018" office:value-type="float" office:value="5.56137456E-019" calcext:value-type="float">
            <text:p>5.56137456E-019</text:p>
          </table:table-cell>
          <table:table-cell table:number-columns-repeated="4"/>
        </table:table-row>
        <table:table-row table:style-name="ro1">
          <table:table-cell office:value-type="float" office:value="376.554" calcext:value-type="float">
            <text:p>376.554</text:p>
          </table:table-cell>
          <table:table-cell office:value-type="float" office:value="0.00000071994" calcext:value-type="float">
            <text:p>7.1994E-007</text:p>
          </table:table-cell>
          <table:table-cell table:formula="of:=([.B698]*[.A698]*[.$J$2])/([.$G$2]*[.F698]*[.$I$2])" office:value-type="float" office:value="0.000666927087474818" calcext:value-type="float">
            <text:p>0.0006669271</text:p>
          </table:table-cell>
          <table:table-cell office:value-type="float" office:value="0.00499971" calcext:value-type="float">
            <text:p>0.00499971</text:p>
          </table:table-cell>
          <table:table-cell table:formula="of:=[.D698]*109.76" office:value-type="float" office:value="0.5487681696" calcext:value-type="float">
            <text:p>0.5487681696</text:p>
          </table:table-cell>
          <table:table-cell table:formula="of:=[.E698]*1E-018" office:value-type="float" office:value="5.487681696E-019" calcext:value-type="float">
            <text:p>5.487681696E-019</text:p>
          </table:table-cell>
          <table:table-cell table:number-columns-repeated="4"/>
        </table:table-row>
        <table:table-row table:style-name="ro1">
          <table:table-cell office:value-type="float" office:value="378.598" calcext:value-type="float">
            <text:p>378.598</text:p>
          </table:table-cell>
          <table:table-cell office:value-type="float" office:value="0.00000070656" calcext:value-type="float">
            <text:p>7.0656E-007</text:p>
          </table:table-cell>
          <table:table-cell table:formula="of:=([.B699]*[.A699]*[.$J$2])/([.$G$2]*[.F699]*[.$I$2])" office:value-type="float" office:value="0.000666927883207324" calcext:value-type="float">
            <text:p>0.0006669279</text:p>
          </table:table-cell>
          <table:table-cell office:value-type="float" office:value="0.00493342" calcext:value-type="float">
            <text:p>0.00493342</text:p>
          </table:table-cell>
          <table:table-cell table:formula="of:=[.D699]*109.76" office:value-type="float" office:value="0.5414921792" calcext:value-type="float">
            <text:p>0.5414921792</text:p>
          </table:table-cell>
          <table:table-cell table:formula="of:=[.E699]*1E-018" office:value-type="float" office:value="5.414921792E-019" calcext:value-type="float">
            <text:p>5.414921792E-019</text:p>
          </table:table-cell>
          <table:table-cell table:number-columns-repeated="4"/>
        </table:table-row>
        <table:table-row table:style-name="ro1">
          <table:table-cell office:value-type="float" office:value="380.654" calcext:value-type="float">
            <text:p>380.654</text:p>
          </table:table-cell>
          <table:table-cell office:value-type="float" office:value="0.00000069342" calcext:value-type="float">
            <text:p>6.9342E-007</text:p>
          </table:table-cell>
          <table:table-cell table:formula="of:=([.B700]*[.A700]*[.$J$2])/([.$G$2]*[.F700]*[.$I$2])" office:value-type="float" office:value="0.000666927262302942" calcext:value-type="float">
            <text:p>0.0006669273</text:p>
          </table:table-cell>
          <table:table-cell office:value-type="float" office:value="0.00486797" calcext:value-type="float">
            <text:p>0.00486797</text:p>
          </table:table-cell>
          <table:table-cell table:formula="of:=[.D700]*109.76" office:value-type="float" office:value="0.5343083872" calcext:value-type="float">
            <text:p>0.5343083872</text:p>
          </table:table-cell>
          <table:table-cell table:formula="of:=[.E700]*1E-018" office:value-type="float" office:value="5.343083872E-019" calcext:value-type="float">
            <text:p>5.343083872E-019</text:p>
          </table:table-cell>
          <table:table-cell table:number-columns-repeated="4"/>
        </table:table-row>
        <table:table-row table:style-name="ro1">
          <table:table-cell office:value-type="float" office:value="382.721" calcext:value-type="float">
            <text:p>382.721</text:p>
          </table:table-cell>
          <table:table-cell office:value-type="float" office:value="0.00000068052" calcext:value-type="float">
            <text:p>6.8052E-007</text:p>
          </table:table-cell>
          <table:table-cell table:formula="of:=([.B701]*[.A701]*[.$J$2])/([.$G$2]*[.F701]*[.$I$2])" office:value-type="float" office:value="0.000666927392364967" calcext:value-type="float">
            <text:p>0.0006669274</text:p>
          </table:table-cell>
          <table:table-cell office:value-type="float" office:value="0.00480335" calcext:value-type="float">
            <text:p>0.00480335</text:p>
          </table:table-cell>
          <table:table-cell table:formula="of:=[.D701]*109.76" office:value-type="float" office:value="0.527215696" calcext:value-type="float">
            <text:p>0.527215696</text:p>
          </table:table-cell>
          <table:table-cell table:formula="of:=[.E701]*1E-018" office:value-type="float" office:value="5.27215696E-019" calcext:value-type="float">
            <text:p>5.27215696E-019</text:p>
          </table:table-cell>
          <table:table-cell table:number-columns-repeated="4"/>
        </table:table-row>
        <table:table-row table:style-name="ro1">
          <table:table-cell office:value-type="float" office:value="384.799" calcext:value-type="float">
            <text:p>384.799</text:p>
          </table:table-cell>
          <table:table-cell office:value-type="float" office:value="0.00000066786" calcext:value-type="float">
            <text:p>6.6786E-007</text:p>
          </table:table-cell>
          <table:table-cell table:formula="of:=([.B702]*[.A702]*[.$J$2])/([.$G$2]*[.F702]*[.$I$2])" office:value-type="float" office:value="0.000666932468647683" calcext:value-type="float">
            <text:p>0.0006669325</text:p>
          </table:table-cell>
          <table:table-cell office:value-type="float" office:value="0.00473955" calcext:value-type="float">
            <text:p>0.00473955</text:p>
          </table:table-cell>
          <table:table-cell table:formula="of:=[.D702]*109.76" office:value-type="float" office:value="0.520213008" calcext:value-type="float">
            <text:p>0.520213008</text:p>
          </table:table-cell>
          <table:table-cell table:formula="of:=[.E702]*1E-018" office:value-type="float" office:value="5.20213008E-019" calcext:value-type="float">
            <text:p>5.20213008E-019</text:p>
          </table:table-cell>
          <table:table-cell table:number-columns-repeated="4"/>
        </table:table-row>
        <table:table-row table:style-name="ro1">
          <table:table-cell office:value-type="float" office:value="386.888" calcext:value-type="float">
            <text:p>386.888</text:p>
          </table:table-cell>
          <table:table-cell office:value-type="float" office:value="0.00000065542" calcext:value-type="float">
            <text:p>6.5542E-007</text:p>
          </table:table-cell>
          <table:table-cell table:formula="of:=([.B703]*[.A703]*[.$J$2])/([.$G$2]*[.F703]*[.$I$2])" office:value-type="float" office:value="0.00066692660218761" calcext:value-type="float">
            <text:p>0.0006669266</text:p>
          </table:table-cell>
          <table:table-cell office:value-type="float" office:value="0.00467656" calcext:value-type="float">
            <text:p>0.00467656</text:p>
          </table:table-cell>
          <table:table-cell table:formula="of:=[.D703]*109.76" office:value-type="float" office:value="0.5132992256" calcext:value-type="float">
            <text:p>0.5132992256</text:p>
          </table:table-cell>
          <table:table-cell table:formula="of:=[.E703]*1E-018" office:value-type="float" office:value="5.132992256E-019" calcext:value-type="float">
            <text:p>5.132992256E-019</text:p>
          </table:table-cell>
          <table:table-cell table:number-columns-repeated="4"/>
        </table:table-row>
        <table:table-row table:style-name="ro1">
          <table:table-cell office:value-type="float" office:value="388.989" calcext:value-type="float">
            <text:p>388.989</text:p>
          </table:table-cell>
          <table:table-cell office:value-type="float" office:value="0.00000064321" calcext:value-type="float">
            <text:p>6.4321E-007</text:p>
          </table:table-cell>
          <table:table-cell table:formula="of:=([.B704]*[.A704]*[.$J$2])/([.$G$2]*[.F704]*[.$I$2])" office:value-type="float" office:value="0.000666925457259169" calcext:value-type="float">
            <text:p>0.0006669255</text:p>
          </table:table-cell>
          <table:table-cell office:value-type="float" office:value="0.00461437" calcext:value-type="float">
            <text:p>0.00461437</text:p>
          </table:table-cell>
          <table:table-cell table:formula="of:=[.D704]*109.76" office:value-type="float" office:value="0.5064732512" calcext:value-type="float">
            <text:p>0.5064732512</text:p>
          </table:table-cell>
          <table:table-cell table:formula="of:=[.E704]*1E-018" office:value-type="float" office:value="5.064732512E-019" calcext:value-type="float">
            <text:p>5.064732512E-019</text:p>
          </table:table-cell>
          <table:table-cell table:number-columns-repeated="4"/>
        </table:table-row>
        <table:table-row table:style-name="ro1">
          <table:table-cell office:value-type="float" office:value="391.101" calcext:value-type="float">
            <text:p>391.101</text:p>
          </table:table-cell>
          <table:table-cell office:value-type="float" office:value="0.00000063123" calcext:value-type="float">
            <text:p>6.3123E-007</text:p>
          </table:table-cell>
          <table:table-cell table:formula="of:=([.B705]*[.A705]*[.$J$2])/([.$G$2]*[.F705]*[.$I$2])" office:value-type="float" office:value="0.000666930251538446" calcext:value-type="float">
            <text:p>0.0006669303</text:p>
          </table:table-cell>
          <table:table-cell office:value-type="float" office:value="0.00455298" calcext:value-type="float">
            <text:p>0.00455298</text:p>
          </table:table-cell>
          <table:table-cell table:formula="of:=[.D705]*109.76" office:value-type="float" office:value="0.4997350848" calcext:value-type="float">
            <text:p>0.4997350848</text:p>
          </table:table-cell>
          <table:table-cell table:formula="of:=[.E705]*1E-018" office:value-type="float" office:value="4.997350848E-019" calcext:value-type="float">
            <text:p>4.997350848E-019</text:p>
          </table:table-cell>
          <table:table-cell table:number-columns-repeated="4"/>
        </table:table-row>
        <table:table-row table:style-name="ro1">
          <table:table-cell office:value-type="float" office:value="393.225" calcext:value-type="float">
            <text:p>393.225</text:p>
          </table:table-cell>
          <table:table-cell office:value-type="float" office:value="0.00000061946" calcext:value-type="float">
            <text:p>6.1946E-007</text:p>
          </table:table-cell>
          <table:table-cell table:formula="of:=([.B706]*[.A706]*[.$J$2])/([.$G$2]*[.F706]*[.$I$2])" office:value-type="float" office:value="0.00066692875083849" calcext:value-type="float">
            <text:p>0.0006669288</text:p>
          </table:table-cell>
          <table:table-cell office:value-type="float" office:value="0.00449236" calcext:value-type="float">
            <text:p>0.00449236</text:p>
          </table:table-cell>
          <table:table-cell table:formula="of:=[.D706]*109.76" office:value-type="float" office:value="0.4930814336" calcext:value-type="float">
            <text:p>0.4930814336</text:p>
          </table:table-cell>
          <table:table-cell table:formula="of:=[.E706]*1E-018" office:value-type="float" office:value="4.930814336E-019" calcext:value-type="float">
            <text:p>4.930814336E-019</text:p>
          </table:table-cell>
          <table:table-cell table:number-columns-repeated="4"/>
        </table:table-row>
        <table:table-row table:style-name="ro1">
          <table:table-cell office:value-type="float" office:value="395.36" calcext:value-type="float">
            <text:p>395.36</text:p>
          </table:table-cell>
          <table:table-cell office:value-type="float" office:value="0.00000060791" calcext:value-type="float">
            <text:p>6.0791E-007</text:p>
          </table:table-cell>
          <table:table-cell table:formula="of:=([.B707]*[.A707]*[.$J$2])/([.$G$2]*[.F707]*[.$I$2])" office:value-type="float" office:value="0.000666931014452307" calcext:value-type="float">
            <text:p>0.000666931</text:p>
          </table:table-cell>
          <table:table-cell office:value-type="float" office:value="0.00443252" calcext:value-type="float">
            <text:p>0.00443252</text:p>
          </table:table-cell>
          <table:table-cell table:formula="of:=[.D707]*109.76" office:value-type="float" office:value="0.4865133952" calcext:value-type="float">
            <text:p>0.4865133952</text:p>
          </table:table-cell>
          <table:table-cell table:formula="of:=[.E707]*1E-018" office:value-type="float" office:value="4.865133952E-019" calcext:value-type="float">
            <text:p>4.865133952E-019</text:p>
          </table:table-cell>
          <table:table-cell table:number-columns-repeated="4"/>
        </table:table-row>
        <table:table-row table:style-name="ro1">
          <table:table-cell office:value-type="float" office:value="397.507" calcext:value-type="float">
            <text:p>397.507</text:p>
          </table:table-cell>
          <table:table-cell office:value-type="float" office:value="0.00000059657" calcext:value-type="float">
            <text:p>5.9657E-007</text:p>
          </table:table-cell>
          <table:table-cell table:formula="of:=([.B708]*[.A708]*[.$J$2])/([.$G$2]*[.F708]*[.$I$2])" office:value-type="float" office:value="0.000666933634979397" calcext:value-type="float">
            <text:p>0.0006669336</text:p>
          </table:table-cell>
          <table:table-cell office:value-type="float" office:value="0.00437344" calcext:value-type="float">
            <text:p>0.00437344</text:p>
          </table:table-cell>
          <table:table-cell table:formula="of:=[.D708]*109.76" office:value-type="float" office:value="0.4800287744" calcext:value-type="float">
            <text:p>0.4800287744</text:p>
          </table:table-cell>
          <table:table-cell table:formula="of:=[.E708]*1E-018" office:value-type="float" office:value="4.800287744E-019" calcext:value-type="float">
            <text:p>4.800287744E-019</text:p>
          </table:table-cell>
          <table:table-cell table:number-columns-repeated="4"/>
        </table:table-row>
        <table:table-row table:style-name="ro1">
          <table:table-cell office:value-type="float" office:value="399.665" calcext:value-type="float">
            <text:p>399.665</text:p>
          </table:table-cell>
          <table:table-cell office:value-type="float" office:value="0.00000058543" calcext:value-type="float">
            <text:p>5.8543E-007</text:p>
          </table:table-cell>
          <table:table-cell table:formula="of:=([.B709]*[.A709]*[.$J$2])/([.$G$2]*[.F709]*[.$I$2])" office:value-type="float" office:value="0.000666927802276383" calcext:value-type="float">
            <text:p>0.0006669278</text:p>
          </table:table-cell>
          <table:table-cell office:value-type="float" office:value="0.00431511" calcext:value-type="float">
            <text:p>0.00431511</text:p>
          </table:table-cell>
          <table:table-cell table:formula="of:=[.D709]*109.76" office:value-type="float" office:value="0.4736264736" calcext:value-type="float">
            <text:p>0.4736264736</text:p>
          </table:table-cell>
          <table:table-cell table:formula="of:=[.E709]*1E-018" office:value-type="float" office:value="4.736264736E-019" calcext:value-type="float">
            <text:p>4.736264736E-019</text:p>
          </table:table-cell>
          <table:table-cell table:number-columns-repeated="4"/>
        </table:table-row>
        <table:table-row table:style-name="ro1">
          <table:table-cell office:value-type="float" office:value="401.835" calcext:value-type="float">
            <text:p>401.835</text:p>
          </table:table-cell>
          <table:table-cell office:value-type="float" office:value="0.0000005745" calcext:value-type="float">
            <text:p>5.745E-007</text:p>
          </table:table-cell>
          <table:table-cell table:formula="of:=([.B710]*[.A710]*[.$J$2])/([.$G$2]*[.F710]*[.$I$2])" office:value-type="float" office:value="0.000666929119117074" calcext:value-type="float">
            <text:p>0.0006669291</text:p>
          </table:table-cell>
          <table:table-cell office:value-type="float" office:value="0.00425753" calcext:value-type="float">
            <text:p>0.00425753</text:p>
          </table:table-cell>
          <table:table-cell table:formula="of:=[.D710]*109.76" office:value-type="float" office:value="0.4673064928" calcext:value-type="float">
            <text:p>0.4673064928</text:p>
          </table:table-cell>
          <table:table-cell table:formula="of:=[.E710]*1E-018" office:value-type="float" office:value="4.673064928E-019" calcext:value-type="float">
            <text:p>4.673064928E-019</text:p>
          </table:table-cell>
          <table:table-cell table:number-columns-repeated="4"/>
        </table:table-row>
        <table:table-row table:style-name="ro1">
          <table:table-cell office:value-type="float" office:value="404.017" calcext:value-type="float">
            <text:p>404.017</text:p>
          </table:table-cell>
          <table:table-cell office:value-type="float" office:value="0.00000056377" calcext:value-type="float">
            <text:p>5.6377E-007</text:p>
          </table:table-cell>
          <table:table-cell table:formula="of:=([.B711]*[.A711]*[.$J$2])/([.$G$2]*[.F711]*[.$I$2])" office:value-type="float" office:value="0.000666932075135162" calcext:value-type="float">
            <text:p>0.0006669321</text:p>
          </table:table-cell>
          <table:table-cell office:value-type="float" office:value="0.00420068" calcext:value-type="float">
            <text:p>0.00420068</text:p>
          </table:table-cell>
          <table:table-cell table:formula="of:=[.D711]*109.76" office:value-type="float" office:value="0.4610666368" calcext:value-type="float">
            <text:p>0.4610666368</text:p>
          </table:table-cell>
          <table:table-cell table:formula="of:=[.E711]*1E-018" office:value-type="float" office:value="4.610666368E-019" calcext:value-type="float">
            <text:p>4.610666368E-019</text:p>
          </table:table-cell>
          <table:table-cell table:number-columns-repeated="4"/>
        </table:table-row>
        <table:table-row table:style-name="ro1">
          <table:table-cell office:value-type="float" office:value="406.211" calcext:value-type="float">
            <text:p>406.211</text:p>
          </table:table-cell>
          <table:table-cell office:value-type="float" office:value="0.00000055323" calcext:value-type="float">
            <text:p>5.5323E-007</text:p>
          </table:table-cell>
          <table:table-cell table:formula="of:=([.B712]*[.A712]*[.$J$2])/([.$G$2]*[.F712]*[.$I$2])" office:value-type="float" office:value="0.00066692742002201" calcext:value-type="float">
            <text:p>0.0006669274</text:p>
          </table:table-cell>
          <table:table-cell office:value-type="float" office:value="0.00414456" calcext:value-type="float">
            <text:p>0.00414456</text:p>
          </table:table-cell>
          <table:table-cell table:formula="of:=[.D712]*109.76" office:value-type="float" office:value="0.4549069056" calcext:value-type="float">
            <text:p>0.4549069056</text:p>
          </table:table-cell>
          <table:table-cell table:formula="of:=[.E712]*1E-018" office:value-type="float" office:value="4.549069056E-019" calcext:value-type="float">
            <text:p>4.549069056E-019</text:p>
          </table:table-cell>
          <table:table-cell table:number-columns-repeated="4"/>
        </table:table-row>
        <table:table-row table:style-name="ro1">
          <table:table-cell office:value-type="float" office:value="408.417" calcext:value-type="float">
            <text:p>408.417</text:p>
          </table:table-cell>
          <table:table-cell office:value-type="float" office:value="0.00000054289" calcext:value-type="float">
            <text:p>5.4289E-007</text:p>
          </table:table-cell>
          <table:table-cell table:formula="of:=([.B713]*[.A713]*[.$J$2])/([.$G$2]*[.F713]*[.$I$2])" office:value-type="float" office:value="0.000666931378986708" calcext:value-type="float">
            <text:p>0.0006669314</text:p>
          </table:table-cell>
          <table:table-cell office:value-type="float" office:value="0.00408916" calcext:value-type="float">
            <text:p>0.00408916</text:p>
          </table:table-cell>
          <table:table-cell table:formula="of:=[.D713]*109.76" office:value-type="float" office:value="0.4488262016" calcext:value-type="float">
            <text:p>0.4488262016</text:p>
          </table:table-cell>
          <table:table-cell table:formula="of:=[.E713]*1E-018" office:value-type="float" office:value="4.488262016E-019" calcext:value-type="float">
            <text:p>4.488262016E-019</text:p>
          </table:table-cell>
          <table:table-cell table:number-columns-repeated="4"/>
        </table:table-row>
        <table:table-row table:style-name="ro1">
          <table:table-cell office:value-type="float" office:value="410.635" calcext:value-type="float">
            <text:p>410.635</text:p>
          </table:table-cell>
          <table:table-cell office:value-type="float" office:value="0.00000053273" calcext:value-type="float">
            <text:p>5.3273E-007</text:p>
          </table:table-cell>
          <table:table-cell table:formula="of:=([.B714]*[.A714]*[.$J$2])/([.$G$2]*[.F714]*[.$I$2])" office:value-type="float" office:value="0.000666925473382399" calcext:value-type="float">
            <text:p>0.0006669255</text:p>
          </table:table-cell>
          <table:table-cell office:value-type="float" office:value="0.00403446" calcext:value-type="float">
            <text:p>0.00403446</text:p>
          </table:table-cell>
          <table:table-cell table:formula="of:=[.D714]*109.76" office:value-type="float" office:value="0.4428223296" calcext:value-type="float">
            <text:p>0.4428223296</text:p>
          </table:table-cell>
          <table:table-cell table:formula="of:=[.E714]*1E-018" office:value-type="float" office:value="4.428223296E-019" calcext:value-type="float">
            <text:p>4.428223296E-019</text:p>
          </table:table-cell>
          <table:table-cell table:number-columns-repeated="4"/>
        </table:table-row>
        <table:table-row table:style-name="ro1">
          <table:table-cell office:value-type="float" office:value="412.864" calcext:value-type="float">
            <text:p>412.864</text:p>
          </table:table-cell>
          <table:table-cell office:value-type="float" office:value="0.00000052277" calcext:value-type="float">
            <text:p>5.2277E-007</text:p>
          </table:table-cell>
          <table:table-cell table:formula="of:=([.B715]*[.A715]*[.$J$2])/([.$G$2]*[.F715]*[.$I$2])" office:value-type="float" office:value="0.000666934095057116" calcext:value-type="float">
            <text:p>0.0006669341</text:p>
          </table:table-cell>
          <table:table-cell office:value-type="float" office:value="0.00398047" calcext:value-type="float">
            <text:p>0.00398047</text:p>
          </table:table-cell>
          <table:table-cell table:formula="of:=[.D715]*109.76" office:value-type="float" office:value="0.4368963872" calcext:value-type="float">
            <text:p>0.4368963872</text:p>
          </table:table-cell>
          <table:table-cell table:formula="of:=[.E715]*1E-018" office:value-type="float" office:value="4.368963872E-019" calcext:value-type="float">
            <text:p>4.368963872E-019</text:p>
          </table:table-cell>
          <table:table-cell table:number-columns-repeated="4"/>
        </table:table-row>
        <table:table-row table:style-name="ro1">
          <table:table-cell office:value-type="float" office:value="415.106" calcext:value-type="float">
            <text:p>415.106</text:p>
          </table:table-cell>
          <table:table-cell office:value-type="float" office:value="0.00000051298" calcext:value-type="float">
            <text:p>0.000000513</text:p>
          </table:table-cell>
          <table:table-cell table:formula="of:=([.B716]*[.A716]*[.$J$2])/([.$G$2]*[.F716]*[.$I$2])" office:value-type="float" office:value="0.000666928604705117" calcext:value-type="float">
            <text:p>0.0006669286</text:p>
          </table:table-cell>
          <table:table-cell office:value-type="float" office:value="0.00392717" calcext:value-type="float">
            <text:p>0.00392717</text:p>
          </table:table-cell>
          <table:table-cell table:formula="of:=[.D716]*109.76" office:value-type="float" office:value="0.4310461792" calcext:value-type="float">
            <text:p>0.4310461792</text:p>
          </table:table-cell>
          <table:table-cell table:formula="of:=[.E716]*1E-018" office:value-type="float" office:value="4.310461792E-019" calcext:value-type="float">
            <text:p>4.310461792E-019</text:p>
          </table:table-cell>
          <table:table-cell table:number-columns-repeated="4"/>
        </table:table-row>
        <table:table-row table:style-name="ro1">
          <table:table-cell office:value-type="float" office:value="417.36" calcext:value-type="float">
            <text:p>417.36</text:p>
          </table:table-cell>
          <table:table-cell office:value-type="float" office:value="0.00000050337" calcext:value-type="float">
            <text:p>5.0337E-007</text:p>
          </table:table-cell>
          <table:table-cell table:formula="of:=([.B717]*[.A717]*[.$J$2])/([.$G$2]*[.F717]*[.$I$2])" office:value-type="float" office:value="0.000666924213126492" calcext:value-type="float">
            <text:p>0.0006669242</text:p>
          </table:table-cell>
          <table:table-cell office:value-type="float" office:value="0.00387455" calcext:value-type="float">
            <text:p>0.00387455</text:p>
          </table:table-cell>
          <table:table-cell table:formula="of:=[.D717]*109.76" office:value-type="float" office:value="0.425270608" calcext:value-type="float">
            <text:p>0.425270608</text:p>
          </table:table-cell>
          <table:table-cell table:formula="of:=[.E717]*1E-018" office:value-type="float" office:value="4.25270608E-019" calcext:value-type="float">
            <text:p>4.25270608E-019</text:p>
          </table:table-cell>
          <table:table-cell table:number-columns-repeated="4"/>
        </table:table-row>
        <table:table-row table:style-name="ro1">
          <table:table-cell office:value-type="float" office:value="419.626" calcext:value-type="float">
            <text:p>419.626</text:p>
          </table:table-cell>
          <table:table-cell office:value-type="float" office:value="0.00000049394" calcext:value-type="float">
            <text:p>4.9394E-007</text:p>
          </table:table-cell>
          <table:table-cell table:formula="of:=([.B718]*[.A718]*[.$J$2])/([.$G$2]*[.F718]*[.$I$2])" office:value-type="float" office:value="0.000666923771262155" calcext:value-type="float">
            <text:p>0.0006669238</text:p>
          </table:table-cell>
          <table:table-cell office:value-type="float" office:value="0.00382261" calcext:value-type="float">
            <text:p>0.00382261</text:p>
          </table:table-cell>
          <table:table-cell table:formula="of:=[.D718]*109.76" office:value-type="float" office:value="0.4195696736" calcext:value-type="float">
            <text:p>0.4195696736</text:p>
          </table:table-cell>
          <table:table-cell table:formula="of:=[.E718]*1E-018" office:value-type="float" office:value="4.195696736E-019" calcext:value-type="float">
            <text:p>4.195696736E-019</text:p>
          </table:table-cell>
          <table:table-cell table:number-columns-repeated="4"/>
        </table:table-row>
        <table:table-row table:style-name="ro1">
          <table:table-cell office:value-type="float" office:value="421.905" calcext:value-type="float">
            <text:p>421.905</text:p>
          </table:table-cell>
          <table:table-cell office:value-type="float" office:value="0.00000048469" calcext:value-type="float">
            <text:p>4.8469E-007</text:p>
          </table:table-cell>
          <table:table-cell table:formula="of:=([.B719]*[.A719]*[.$J$2])/([.$G$2]*[.F719]*[.$I$2])" office:value-type="float" office:value="0.000666935443747101" calcext:value-type="float">
            <text:p>0.0006669354</text:p>
          </table:table-cell>
          <table:table-cell office:value-type="float" office:value="0.00377133" calcext:value-type="float">
            <text:p>0.00377133</text:p>
          </table:table-cell>
          <table:table-cell table:formula="of:=[.D719]*109.76" office:value-type="float" office:value="0.4139411808" calcext:value-type="float">
            <text:p>0.4139411808</text:p>
          </table:table-cell>
          <table:table-cell table:formula="of:=[.E719]*1E-018" office:value-type="float" office:value="4.139411808E-019" calcext:value-type="float">
            <text:p>4.139411808E-019</text:p>
          </table:table-cell>
          <table:table-cell table:number-columns-repeated="4"/>
        </table:table-row>
        <table:table-row table:style-name="ro1">
          <table:table-cell office:value-type="float" office:value="424.196" calcext:value-type="float">
            <text:p>424.196</text:p>
          </table:table-cell>
          <table:table-cell office:value-type="float" office:value="0.0000004756" calcext:value-type="float">
            <text:p>4.756E-007</text:p>
          </table:table-cell>
          <table:table-cell table:formula="of:=([.B720]*[.A720]*[.$J$2])/([.$G$2]*[.F720]*[.$I$2])" office:value-type="float" office:value="0.000666932982734327" calcext:value-type="float">
            <text:p>0.000666933</text:p>
          </table:table-cell>
          <table:table-cell office:value-type="float" office:value="0.00372071" calcext:value-type="float">
            <text:p>0.00372071</text:p>
          </table:table-cell>
          <table:table-cell table:formula="of:=[.D720]*109.76" office:value-type="float" office:value="0.4083851296" calcext:value-type="float">
            <text:p>0.4083851296</text:p>
          </table:table-cell>
          <table:table-cell table:formula="of:=[.E720]*1E-018" office:value-type="float" office:value="4.083851296E-019" calcext:value-type="float">
            <text:p>4.083851296E-019</text:p>
          </table:table-cell>
          <table:table-cell table:number-columns-repeated="4"/>
        </table:table-row>
        <table:table-row table:style-name="ro1">
          <table:table-cell office:value-type="float" office:value="426.499" calcext:value-type="float">
            <text:p>426.499</text:p>
          </table:table-cell>
          <table:table-cell office:value-type="float" office:value="0.00000046668" calcext:value-type="float">
            <text:p>4.6668E-007</text:p>
          </table:table-cell>
          <table:table-cell table:formula="of:=([.B721]*[.A721]*[.$J$2])/([.$G$2]*[.F721]*[.$I$2])" office:value-type="float" office:value="0.000666932684120548" calcext:value-type="float">
            <text:p>0.0006669327</text:p>
          </table:table-cell>
          <table:table-cell office:value-type="float" office:value="0.00367075" calcext:value-type="float">
            <text:p>0.00367075</text:p>
          </table:table-cell>
          <table:table-cell table:formula="of:=[.D721]*109.76" office:value-type="float" office:value="0.40290152" calcext:value-type="float">
            <text:p>0.40290152</text:p>
          </table:table-cell>
          <table:table-cell table:formula="of:=[.E721]*1E-018" office:value-type="float" office:value="4.0290152E-019" calcext:value-type="float">
            <text:p>4.0290152E-019</text:p>
          </table:table-cell>
          <table:table-cell table:number-columns-repeated="4"/>
        </table:table-row>
        <table:table-row table:style-name="ro1">
          <table:table-cell office:value-type="float" office:value="428.815" calcext:value-type="float">
            <text:p>428.815</text:p>
          </table:table-cell>
          <table:table-cell office:value-type="float" office:value="0.00000045792" calcext:value-type="float">
            <text:p>4.5792E-007</text:p>
          </table:table-cell>
          <table:table-cell table:formula="of:=([.B722]*[.A722]*[.$J$2])/([.$G$2]*[.F722]*[.$I$2])" office:value-type="float" office:value="0.000666930051997946" calcext:value-type="float">
            <text:p>0.0006669301</text:p>
          </table:table-cell>
          <table:table-cell office:value-type="float" office:value="0.00362142" calcext:value-type="float">
            <text:p>0.00362142</text:p>
          </table:table-cell>
          <table:table-cell table:formula="of:=[.D722]*109.76" office:value-type="float" office:value="0.3974870592" calcext:value-type="float">
            <text:p>0.3974870592</text:p>
          </table:table-cell>
          <table:table-cell table:formula="of:=[.E722]*1E-018" office:value-type="float" office:value="3.974870592E-019" calcext:value-type="float">
            <text:p>3.974870592E-019</text:p>
          </table:table-cell>
          <table:table-cell table:number-columns-repeated="4"/>
        </table:table-row>
        <table:table-row table:style-name="ro1">
          <table:table-cell office:value-type="float" office:value="431.143" calcext:value-type="float">
            <text:p>431.143</text:p>
          </table:table-cell>
          <table:table-cell office:value-type="float" office:value="0.00000044932" calcext:value-type="float">
            <text:p>4.4932E-007</text:p>
          </table:table-cell>
          <table:table-cell table:formula="of:=([.B723]*[.A723]*[.$J$2])/([.$G$2]*[.F723]*[.$I$2])" office:value-type="float" office:value="0.000666924228533391" calcext:value-type="float">
            <text:p>0.0006669242</text:p>
          </table:table-cell>
          <table:table-cell office:value-type="float" office:value="0.00357273" calcext:value-type="float">
            <text:p>0.00357273</text:p>
          </table:table-cell>
          <table:table-cell table:formula="of:=[.D723]*109.76" office:value-type="float" office:value="0.3921428448" calcext:value-type="float">
            <text:p>0.3921428448</text:p>
          </table:table-cell>
          <table:table-cell table:formula="of:=[.E723]*1E-018" office:value-type="float" office:value="3.921428448E-019" calcext:value-type="float">
            <text:p>3.921428448E-019</text:p>
          </table:table-cell>
          <table:table-cell table:number-columns-repeated="4"/>
        </table:table-row>
        <table:table-row table:style-name="ro1">
          <table:table-cell office:value-type="float" office:value="433.484" calcext:value-type="float">
            <text:p>433.484</text:p>
          </table:table-cell>
          <table:table-cell office:value-type="float" office:value="0.00000044088" calcext:value-type="float">
            <text:p>4.4088E-007</text:p>
          </table:table-cell>
          <table:table-cell table:formula="of:=([.B724]*[.A724]*[.$J$2])/([.$G$2]*[.F724]*[.$I$2])" office:value-type="float" office:value="0.000666921334366556" calcext:value-type="float">
            <text:p>0.0006669213</text:p>
          </table:table-cell>
          <table:table-cell office:value-type="float" office:value="0.00352467" calcext:value-type="float">
            <text:p>0.00352467</text:p>
          </table:table-cell>
          <table:table-cell table:formula="of:=[.D724]*109.76" office:value-type="float" office:value="0.3868677792" calcext:value-type="float">
            <text:p>0.3868677792</text:p>
          </table:table-cell>
          <table:table-cell table:formula="of:=[.E724]*1E-018" office:value-type="float" office:value="3.868677792E-019" calcext:value-type="float">
            <text:p>3.868677792E-019</text:p>
          </table:table-cell>
          <table:table-cell table:number-columns-repeated="4"/>
        </table:table-row>
        <table:table-row table:style-name="ro1">
          <table:table-cell office:value-type="float" office:value="435.838" calcext:value-type="float">
            <text:p>435.838</text:p>
          </table:table-cell>
          <table:table-cell office:value-type="float" office:value="0.0000004326" calcext:value-type="float">
            <text:p>4.326E-007</text:p>
          </table:table-cell>
          <table:table-cell table:formula="of:=([.B725]*[.A725]*[.$J$2])/([.$G$2]*[.F725]*[.$I$2])" office:value-type="float" office:value="0.000666928138903905" calcext:value-type="float">
            <text:p>0.0006669281</text:p>
          </table:table-cell>
          <table:table-cell office:value-type="float" office:value="0.00347722" calcext:value-type="float">
            <text:p>0.00347722</text:p>
          </table:table-cell>
          <table:table-cell table:formula="of:=[.D725]*109.76" office:value-type="float" office:value="0.3816596672" calcext:value-type="float">
            <text:p>0.3816596672</text:p>
          </table:table-cell>
          <table:table-cell table:formula="of:=[.E725]*1E-018" office:value-type="float" office:value="3.816596672E-019" calcext:value-type="float">
            <text:p>3.816596672E-019</text:p>
          </table:table-cell>
          <table:table-cell table:number-columns-repeated="4"/>
        </table:table-row>
        <table:table-row table:style-name="ro1">
          <table:table-cell office:value-type="float" office:value="438.205" calcext:value-type="float">
            <text:p>438.205</text:p>
          </table:table-cell>
          <table:table-cell office:value-type="float" office:value="0.00000042447" calcext:value-type="float">
            <text:p>4.2447E-007</text:p>
          </table:table-cell>
          <table:table-cell table:formula="of:=([.B726]*[.A726]*[.$J$2])/([.$G$2]*[.F726]*[.$I$2])" office:value-type="float" office:value="0.000666930278226064" calcext:value-type="float">
            <text:p>0.0006669303</text:p>
          </table:table-cell>
          <table:table-cell office:value-type="float" office:value="0.00343039" calcext:value-type="float">
            <text:p>0.00343039</text:p>
          </table:table-cell>
          <table:table-cell table:formula="of:=[.D726]*109.76" office:value-type="float" office:value="0.3765196064" calcext:value-type="float">
            <text:p>0.3765196064</text:p>
          </table:table-cell>
          <table:table-cell table:formula="of:=[.E726]*1E-018" office:value-type="float" office:value="3.765196064E-019" calcext:value-type="float">
            <text:p>3.765196064E-019</text:p>
          </table:table-cell>
          <table:table-cell table:number-columns-repeated="4"/>
        </table:table-row>
        <table:table-row table:style-name="ro1">
          <table:table-cell office:value-type="float" office:value="440.584" calcext:value-type="float">
            <text:p>440.584</text:p>
          </table:table-cell>
          <table:table-cell office:value-type="float" office:value="0.00000041649" calcext:value-type="float">
            <text:p>4.1649E-007</text:p>
          </table:table-cell>
          <table:table-cell table:formula="of:=([.B727]*[.A727]*[.$J$2])/([.$G$2]*[.F727]*[.$I$2])" office:value-type="float" office:value="0.000666932704127597" calcext:value-type="float">
            <text:p>0.0006669327</text:p>
          </table:table-cell>
          <table:table-cell office:value-type="float" office:value="0.00338416" calcext:value-type="float">
            <text:p>0.00338416</text:p>
          </table:table-cell>
          <table:table-cell table:formula="of:=[.D727]*109.76" office:value-type="float" office:value="0.3714454016" calcext:value-type="float">
            <text:p>0.3714454016</text:p>
          </table:table-cell>
          <table:table-cell table:formula="of:=[.E727]*1E-018" office:value-type="float" office:value="3.714454016E-019" calcext:value-type="float">
            <text:p>3.714454016E-019</text:p>
          </table:table-cell>
          <table:table-cell table:number-columns-repeated="4"/>
        </table:table-row>
        <table:table-row table:style-name="ro1">
          <table:table-cell office:value-type="float" office:value="442.976" calcext:value-type="float">
            <text:p>442.976</text:p>
          </table:table-cell>
          <table:table-cell office:value-type="float" office:value="0.00000040865" calcext:value-type="float">
            <text:p>4.0865E-007</text:p>
          </table:table-cell>
          <table:table-cell table:formula="of:=([.B728]*[.A728]*[.$J$2])/([.$G$2]*[.F728]*[.$I$2])" office:value-type="float" office:value="0.000666923498361629" calcext:value-type="float">
            <text:p>0.0006669235</text:p>
          </table:table-cell>
          <table:table-cell office:value-type="float" office:value="0.00333853" calcext:value-type="float">
            <text:p>0.00333853</text:p>
          </table:table-cell>
          <table:table-cell table:formula="of:=[.D728]*109.76" office:value-type="float" office:value="0.3664370528" calcext:value-type="float">
            <text:p>0.3664370528</text:p>
          </table:table-cell>
          <table:table-cell table:formula="of:=[.E728]*1E-018" office:value-type="float" office:value="3.664370528E-019" calcext:value-type="float">
            <text:p>3.664370528E-019</text:p>
          </table:table-cell>
          <table:table-cell table:number-columns-repeated="4"/>
        </table:table-row>
        <table:table-row table:style-name="ro1">
          <table:table-cell office:value-type="float" office:value="445.382" calcext:value-type="float">
            <text:p>445.382</text:p>
          </table:table-cell>
          <table:table-cell office:value-type="float" office:value="0.00000040096" calcext:value-type="float">
            <text:p>0.000000401</text:p>
          </table:table-cell>
          <table:table-cell table:formula="of:=([.B729]*[.A729]*[.$J$2])/([.$G$2]*[.F729]*[.$I$2])" office:value-type="float" office:value="0.000666924948035909" calcext:value-type="float">
            <text:p>0.0006669249</text:p>
          </table:table-cell>
          <table:table-cell office:value-type="float" office:value="0.00329349" calcext:value-type="float">
            <text:p>0.00329349</text:p>
          </table:table-cell>
          <table:table-cell table:formula="of:=[.D729]*109.76" office:value-type="float" office:value="0.3614934624" calcext:value-type="float">
            <text:p>0.3614934624</text:p>
          </table:table-cell>
          <table:table-cell table:formula="of:=[.E729]*1E-018" office:value-type="float" office:value="3.614934624E-019" calcext:value-type="float">
            <text:p>3.614934624E-019</text:p>
          </table:table-cell>
          <table:table-cell table:number-columns-repeated="4"/>
        </table:table-row>
        <table:table-row table:style-name="ro1">
          <table:table-cell office:value-type="float" office:value="447.8" calcext:value-type="float">
            <text:p>447.8</text:p>
          </table:table-cell>
          <table:table-cell office:value-type="float" office:value="0.00000039341" calcext:value-type="float">
            <text:p>3.9341E-007</text:p>
          </table:table-cell>
          <table:table-cell table:formula="of:=([.B730]*[.A730]*[.$J$2])/([.$G$2]*[.F730]*[.$I$2])" office:value-type="float" office:value="0.000666922493203197" calcext:value-type="float">
            <text:p>0.0006669225</text:p>
          </table:table-cell>
          <table:table-cell office:value-type="float" office:value="0.00324903" calcext:value-type="float">
            <text:p>0.00324903</text:p>
          </table:table-cell>
          <table:table-cell table:formula="of:=[.D730]*109.76" office:value-type="float" office:value="0.3566135328" calcext:value-type="float">
            <text:p>0.3566135328</text:p>
          </table:table-cell>
          <table:table-cell table:formula="of:=[.E730]*1E-018" office:value-type="float" office:value="3.566135328E-019" calcext:value-type="float">
            <text:p>3.566135328E-019</text:p>
          </table:table-cell>
          <table:table-cell table:number-columns-repeated="4"/>
        </table:table-row>
        <table:table-row table:style-name="ro1">
          <table:table-cell office:value-type="float" office:value="450.232" calcext:value-type="float">
            <text:p>450.232</text:p>
          </table:table-cell>
          <table:table-cell office:value-type="float" office:value="0.000000386" calcext:value-type="float">
            <text:p>0.000000386</text:p>
          </table:table-cell>
          <table:table-cell table:formula="of:=([.B731]*[.A731]*[.$J$2])/([.$G$2]*[.F731]*[.$I$2])" office:value-type="float" office:value="0.000666921789480162" calcext:value-type="float">
            <text:p>0.0006669218</text:p>
          </table:table-cell>
          <table:table-cell office:value-type="float" office:value="0.00320515" calcext:value-type="float">
            <text:p>0.00320515</text:p>
          </table:table-cell>
          <table:table-cell table:formula="of:=[.D731]*109.76" office:value-type="float" office:value="0.351797264" calcext:value-type="float">
            <text:p>0.351797264</text:p>
          </table:table-cell>
          <table:table-cell table:formula="of:=[.E731]*1E-018" office:value-type="float" office:value="3.51797264E-019" calcext:value-type="float">
            <text:p>3.51797264E-019</text:p>
          </table:table-cell>
          <table:table-cell table:number-columns-repeated="4"/>
        </table:table-row>
        <table:table-row table:style-name="ro1">
          <table:table-cell office:value-type="float" office:value="452.676" calcext:value-type="float">
            <text:p>452.676</text:p>
          </table:table-cell>
          <table:table-cell office:value-type="float" office:value="0.00000037873" calcext:value-type="float">
            <text:p>3.7873E-007</text:p>
          </table:table-cell>
          <table:table-cell table:formula="of:=([.B732]*[.A732]*[.$J$2])/([.$G$2]*[.F732]*[.$I$2])" office:value-type="float" office:value="0.000666926944979087" calcext:value-type="float">
            <text:p>0.0006669269</text:p>
          </table:table-cell>
          <table:table-cell office:value-type="float" office:value="0.00316183" calcext:value-type="float">
            <text:p>0.00316183</text:p>
          </table:table-cell>
          <table:table-cell table:formula="of:=[.D732]*109.76" office:value-type="float" office:value="0.3470424608" calcext:value-type="float">
            <text:p>0.3470424608</text:p>
          </table:table-cell>
          <table:table-cell table:formula="of:=[.E732]*1E-018" office:value-type="float" office:value="3.470424608E-019" calcext:value-type="float">
            <text:p>3.470424608E-019</text:p>
          </table:table-cell>
          <table:table-cell table:number-columns-repeated="4"/>
        </table:table-row>
        <table:table-row table:style-name="ro1">
          <table:table-cell office:value-type="float" office:value="455.134" calcext:value-type="float">
            <text:p>455.134</text:p>
          </table:table-cell>
          <table:table-cell office:value-type="float" office:value="0.00000037159" calcext:value-type="float">
            <text:p>3.7159E-007</text:p>
          </table:table-cell>
          <table:table-cell table:formula="of:=([.B733]*[.A733]*[.$J$2])/([.$G$2]*[.F733]*[.$I$2])" office:value-type="float" office:value="0.00066692619968949" calcext:value-type="float">
            <text:p>0.0006669262</text:p>
          </table:table-cell>
          <table:table-cell office:value-type="float" office:value="0.00311907" calcext:value-type="float">
            <text:p>0.00311907</text:p>
          </table:table-cell>
          <table:table-cell table:formula="of:=[.D733]*109.76" office:value-type="float" office:value="0.3423491232" calcext:value-type="float">
            <text:p>0.3423491232</text:p>
          </table:table-cell>
          <table:table-cell table:formula="of:=[.E733]*1E-018" office:value-type="float" office:value="3.423491232E-019" calcext:value-type="float">
            <text:p>3.423491232E-019</text:p>
          </table:table-cell>
          <table:table-cell table:number-columns-repeated="4"/>
        </table:table-row>
        <table:table-row table:style-name="ro1">
          <table:table-cell office:value-type="float" office:value="457.606" calcext:value-type="float">
            <text:p>457.606</text:p>
          </table:table-cell>
          <table:table-cell office:value-type="float" office:value="0.00000036458" calcext:value-type="float">
            <text:p>3.6458E-007</text:p>
          </table:table-cell>
          <table:table-cell table:formula="of:=([.B734]*[.A734]*[.$J$2])/([.$G$2]*[.F734]*[.$I$2])" office:value-type="float" office:value="0.000666921941329458" calcext:value-type="float">
            <text:p>0.0006669219</text:p>
          </table:table-cell>
          <table:table-cell office:value-type="float" office:value="0.00307687" calcext:value-type="float">
            <text:p>0.00307687</text:p>
          </table:table-cell>
          <table:table-cell table:formula="of:=[.D734]*109.76" office:value-type="float" office:value="0.3377172512" calcext:value-type="float">
            <text:p>0.3377172512</text:p>
          </table:table-cell>
          <table:table-cell table:formula="of:=[.E734]*1E-018" office:value-type="float" office:value="3.377172512E-019" calcext:value-type="float">
            <text:p>3.377172512E-019</text:p>
          </table:table-cell>
          <table:table-cell table:number-columns-repeated="4"/>
        </table:table-row>
        <table:table-row table:style-name="ro1">
          <table:table-cell office:value-type="float" office:value="460.09" calcext:value-type="float">
            <text:p>460.09</text:p>
          </table:table-cell>
          <table:table-cell office:value-type="float" office:value="0.00000035771" calcext:value-type="float">
            <text:p>3.5771E-007</text:p>
          </table:table-cell>
          <table:table-cell table:formula="of:=([.B735]*[.A735]*[.$J$2])/([.$G$2]*[.F735]*[.$I$2])" office:value-type="float" office:value="0.000666934682184194" calcext:value-type="float">
            <text:p>0.0006669347</text:p>
          </table:table-cell>
          <table:table-cell office:value-type="float" office:value="0.00303522" calcext:value-type="float">
            <text:p>0.00303522</text:p>
          </table:table-cell>
          <table:table-cell table:formula="of:=[.D735]*109.76" office:value-type="float" office:value="0.3331457472" calcext:value-type="float">
            <text:p>0.3331457472</text:p>
          </table:table-cell>
          <table:table-cell table:formula="of:=[.E735]*1E-018" office:value-type="float" office:value="3.331457472E-019" calcext:value-type="float">
            <text:p>3.331457472E-019</text:p>
          </table:table-cell>
          <table:table-cell table:number-columns-repeated="4"/>
        </table:table-row>
        <table:table-row table:style-name="ro1">
          <table:table-cell office:value-type="float" office:value="462.589" calcext:value-type="float">
            <text:p>462.589</text:p>
          </table:table-cell>
          <table:table-cell office:value-type="float" office:value="0.00000035096" calcext:value-type="float">
            <text:p>0.000000351</text:p>
          </table:table-cell>
          <table:table-cell table:formula="of:=([.B736]*[.A736]*[.$J$2])/([.$G$2]*[.F736]*[.$I$2])" office:value-type="float" office:value="0.000666939168604514" calcext:value-type="float">
            <text:p>0.0006669392</text:p>
          </table:table-cell>
          <table:table-cell office:value-type="float" office:value="0.0029941" calcext:value-type="float">
            <text:p>0.0029941</text:p>
          </table:table-cell>
          <table:table-cell table:formula="of:=[.D736]*109.76" office:value-type="float" office:value="0.328632416" calcext:value-type="float">
            <text:p>0.328632416</text:p>
          </table:table-cell>
          <table:table-cell table:formula="of:=[.E736]*1E-018" office:value-type="float" office:value="3.28632416E-019" calcext:value-type="float">
            <text:p>3.28632416E-019</text:p>
          </table:table-cell>
          <table:table-cell table:number-columns-repeated="4"/>
        </table:table-row>
        <table:table-row table:style-name="ro1">
          <table:table-cell office:value-type="float" office:value="465.1" calcext:value-type="float">
            <text:p>465.1</text:p>
          </table:table-cell>
          <table:table-cell office:value-type="float" office:value="0.00000034433" calcext:value-type="float">
            <text:p>3.4433E-007</text:p>
          </table:table-cell>
          <table:table-cell table:formula="of:=([.B737]*[.A737]*[.$J$2])/([.$G$2]*[.F737]*[.$I$2])" office:value-type="float" office:value="0.000666930975018137" calcext:value-type="float">
            <text:p>0.000666931</text:p>
          </table:table-cell>
          <table:table-cell office:value-type="float" office:value="0.00295352" calcext:value-type="float">
            <text:p>0.00295352</text:p>
          </table:table-cell>
          <table:table-cell table:formula="of:=[.D737]*109.76" office:value-type="float" office:value="0.3241783552" calcext:value-type="float">
            <text:p>0.3241783552</text:p>
          </table:table-cell>
          <table:table-cell table:formula="of:=[.E737]*1E-018" office:value-type="float" office:value="3.241783552E-019" calcext:value-type="float">
            <text:p>3.241783552E-019</text:p>
          </table:table-cell>
          <table:table-cell table:number-columns-repeated="4"/>
        </table:table-row>
        <table:table-row table:style-name="ro1">
          <table:table-cell office:value-type="float" office:value="467.626" calcext:value-type="float">
            <text:p>467.626</text:p>
          </table:table-cell>
          <table:table-cell office:value-type="float" office:value="0.00000033782" calcext:value-type="float">
            <text:p>3.3782E-007</text:p>
          </table:table-cell>
          <table:table-cell table:formula="of:=([.B738]*[.A738]*[.$J$2])/([.$G$2]*[.F738]*[.$I$2])" office:value-type="float" office:value="0.000666918952365926" calcext:value-type="float">
            <text:p>0.000666919</text:p>
          </table:table-cell>
          <table:table-cell office:value-type="float" office:value="0.00291347" calcext:value-type="float">
            <text:p>0.00291347</text:p>
          </table:table-cell>
          <table:table-cell table:formula="of:=[.D738]*109.76" office:value-type="float" office:value="0.3197824672" calcext:value-type="float">
            <text:p>0.3197824672</text:p>
          </table:table-cell>
          <table:table-cell table:formula="of:=[.E738]*1E-018" office:value-type="float" office:value="3.197824672E-019" calcext:value-type="float">
            <text:p>3.197824672E-019</text:p>
          </table:table-cell>
          <table:table-cell table:number-columns-repeated="4"/>
        </table:table-row>
        <table:table-row table:style-name="ro1">
          <table:table-cell office:value-type="float" office:value="470.165" calcext:value-type="float">
            <text:p>470.165</text:p>
          </table:table-cell>
          <table:table-cell office:value-type="float" office:value="0.00000033144" calcext:value-type="float">
            <text:p>3.3144E-007</text:p>
          </table:table-cell>
          <table:table-cell table:formula="of:=([.B739]*[.A739]*[.$J$2])/([.$G$2]*[.F739]*[.$I$2])" office:value-type="float" office:value="0.000666925190990206" calcext:value-type="float">
            <text:p>0.0006669252</text:p>
          </table:table-cell>
          <table:table-cell office:value-type="float" office:value="0.00287394" calcext:value-type="float">
            <text:p>0.00287394</text:p>
          </table:table-cell>
          <table:table-cell table:formula="of:=[.D739]*109.76" office:value-type="float" office:value="0.3154436544" calcext:value-type="float">
            <text:p>0.3154436544</text:p>
          </table:table-cell>
          <table:table-cell table:formula="of:=[.E739]*1E-018" office:value-type="float" office:value="3.154436544E-019" calcext:value-type="float">
            <text:p>3.154436544E-019</text:p>
          </table:table-cell>
          <table:table-cell table:number-columns-repeated="4"/>
        </table:table-row>
        <table:table-row table:style-name="ro1">
          <table:table-cell office:value-type="float" office:value="472.718" calcext:value-type="float">
            <text:p>472.718</text:p>
          </table:table-cell>
          <table:table-cell office:value-type="float" office:value="0.00000032518" calcext:value-type="float">
            <text:p>3.2518E-007</text:p>
          </table:table-cell>
          <table:table-cell table:formula="of:=([.B740]*[.A740]*[.$J$2])/([.$G$2]*[.F740]*[.$I$2])" office:value-type="float" office:value="0.000666936921768954" calcext:value-type="float">
            <text:p>0.0006669369</text:p>
          </table:table-cell>
          <table:table-cell office:value-type="float" office:value="0.00283492" calcext:value-type="float">
            <text:p>0.00283492</text:p>
          </table:table-cell>
          <table:table-cell table:formula="of:=[.D740]*109.76" office:value-type="float" office:value="0.3111608192" calcext:value-type="float">
            <text:p>0.3111608192</text:p>
          </table:table-cell>
          <table:table-cell table:formula="of:=[.E740]*1E-018" office:value-type="float" office:value="3.111608192E-019" calcext:value-type="float">
            <text:p>3.111608192E-019</text:p>
          </table:table-cell>
          <table:table-cell table:number-columns-repeated="4"/>
        </table:table-row>
        <table:table-row table:style-name="ro1">
          <table:table-cell office:value-type="float" office:value="475.285" calcext:value-type="float">
            <text:p>475.285</text:p>
          </table:table-cell>
          <table:table-cell office:value-type="float" office:value="0.00000031903" calcext:value-type="float">
            <text:p>0.000000319</text:p>
          </table:table-cell>
          <table:table-cell table:formula="of:=([.B741]*[.A741]*[.$J$2])/([.$G$2]*[.F741]*[.$I$2])" office:value-type="float" office:value="0.000666936349141327" calcext:value-type="float">
            <text:p>0.0006669363</text:p>
          </table:table-cell>
          <table:table-cell office:value-type="float" office:value="0.00279641" calcext:value-type="float">
            <text:p>0.00279641</text:p>
          </table:table-cell>
          <table:table-cell table:formula="of:=[.D741]*109.76" office:value-type="float" office:value="0.3069339616" calcext:value-type="float">
            <text:p>0.3069339616</text:p>
          </table:table-cell>
          <table:table-cell table:formula="of:=[.E741]*1E-018" office:value-type="float" office:value="3.069339616E-019" calcext:value-type="float">
            <text:p>3.069339616E-019</text:p>
          </table:table-cell>
          <table:table-cell table:number-columns-repeated="4"/>
        </table:table-row>
        <table:table-row table:style-name="ro1">
          <table:table-cell office:value-type="float" office:value="477.866" calcext:value-type="float">
            <text:p>477.866</text:p>
          </table:table-cell>
          <table:table-cell office:value-type="float" office:value="0.00000031299" calcext:value-type="float">
            <text:p>0.000000313</text:p>
          </table:table-cell>
          <table:table-cell table:formula="of:=([.B742]*[.A742]*[.$J$2])/([.$G$2]*[.F742]*[.$I$2])" office:value-type="float" office:value="0.000666928001446017" calcext:value-type="float">
            <text:p>0.000666928</text:p>
          </table:table-cell>
          <table:table-cell office:value-type="float" office:value="0.0027584" calcext:value-type="float">
            <text:p>0.0027584</text:p>
          </table:table-cell>
          <table:table-cell table:formula="of:=[.D742]*109.76" office:value-type="float" office:value="0.302761984" calcext:value-type="float">
            <text:p>0.302761984</text:p>
          </table:table-cell>
          <table:table-cell table:formula="of:=[.E742]*1E-018" office:value-type="float" office:value="3.02761984E-019" calcext:value-type="float">
            <text:p>3.02761984E-019</text:p>
          </table:table-cell>
          <table:table-cell table:number-columns-repeated="4"/>
        </table:table-row>
        <table:table-row table:style-name="ro1">
          <table:table-cell office:value-type="float" office:value="480.46" calcext:value-type="float">
            <text:p>480.46</text:p>
          </table:table-cell>
          <table:table-cell office:value-type="float" office:value="0.00000030707" calcext:value-type="float">
            <text:p>3.0707E-007</text:p>
          </table:table-cell>
          <table:table-cell table:formula="of:=([.B743]*[.A743]*[.$J$2])/([.$G$2]*[.F743]*[.$I$2])" office:value-type="float" office:value="0.00066693704333979" calcext:value-type="float">
            <text:p>0.000666937</text:p>
          </table:table-cell>
          <table:table-cell office:value-type="float" office:value="0.00272088" calcext:value-type="float">
            <text:p>0.00272088</text:p>
          </table:table-cell>
          <table:table-cell table:formula="of:=[.D743]*109.76" office:value-type="float" office:value="0.2986437888" calcext:value-type="float">
            <text:p>0.2986437888</text:p>
          </table:table-cell>
          <table:table-cell table:formula="of:=[.E743]*1E-018" office:value-type="float" office:value="2.986437888E-019" calcext:value-type="float">
            <text:p>2.986437888E-019</text:p>
          </table:table-cell>
          <table:table-cell table:number-columns-repeated="4"/>
        </table:table-row>
        <table:table-row table:style-name="ro1">
          <table:table-cell office:value-type="float" office:value="483.069" calcext:value-type="float">
            <text:p>483.069</text:p>
          </table:table-cell>
          <table:table-cell office:value-type="float" office:value="0.00000030125" calcext:value-type="float">
            <text:p>3.0125E-007</text:p>
          </table:table-cell>
          <table:table-cell table:formula="of:=([.B744]*[.A744]*[.$J$2])/([.$G$2]*[.F744]*[.$I$2])" office:value-type="float" office:value="0.000666923419985796" calcext:value-type="float">
            <text:p>0.0006669234</text:p>
          </table:table-cell>
          <table:table-cell office:value-type="float" office:value="0.00268386" calcext:value-type="float">
            <text:p>0.00268386</text:p>
          </table:table-cell>
          <table:table-cell table:formula="of:=[.D744]*109.76" office:value-type="float" office:value="0.2945804736" calcext:value-type="float">
            <text:p>0.2945804736</text:p>
          </table:table-cell>
          <table:table-cell table:formula="of:=[.E744]*1E-018" office:value-type="float" office:value="2.945804736E-019" calcext:value-type="float">
            <text:p>2.945804736E-019</text:p>
          </table:table-cell>
          <table:table-cell table:number-columns-repeated="4"/>
        </table:table-row>
        <table:table-row table:style-name="ro1">
          <table:table-cell office:value-type="float" office:value="485.692" calcext:value-type="float">
            <text:p>485.692</text:p>
          </table:table-cell>
          <table:table-cell office:value-type="float" office:value="0.00000029555" calcext:value-type="float">
            <text:p>2.9555E-007</text:p>
          </table:table-cell>
          <table:table-cell table:formula="of:=([.B745]*[.A745]*[.$J$2])/([.$G$2]*[.F745]*[.$I$2])" office:value-type="float" office:value="0.000666937405048517" calcext:value-type="float">
            <text:p>0.0006669374</text:p>
          </table:table-cell>
          <table:table-cell office:value-type="float" office:value="0.00264732" calcext:value-type="float">
            <text:p>0.00264732</text:p>
          </table:table-cell>
          <table:table-cell table:formula="of:=[.D745]*109.76" office:value-type="float" office:value="0.2905698432" calcext:value-type="float">
            <text:p>0.2905698432</text:p>
          </table:table-cell>
          <table:table-cell table:formula="of:=[.E745]*1E-018" office:value-type="float" office:value="2.905698432E-019" calcext:value-type="float">
            <text:p>2.905698432E-019</text:p>
          </table:table-cell>
          <table:table-cell table:number-columns-repeated="4"/>
        </table:table-row>
        <table:table-row table:style-name="ro1">
          <table:table-cell office:value-type="float" office:value="488.33" calcext:value-type="float">
            <text:p>488.33</text:p>
          </table:table-cell>
          <table:table-cell office:value-type="float" office:value="0.00000028995" calcext:value-type="float">
            <text:p>0.00000029</text:p>
          </table:table-cell>
          <table:table-cell table:formula="of:=([.B746]*[.A746]*[.$J$2])/([.$G$2]*[.F746]*[.$I$2])" office:value-type="float" office:value="0.000666941386246394" calcext:value-type="float">
            <text:p>0.0006669414</text:p>
          </table:table-cell>
          <table:table-cell office:value-type="float" office:value="0.00261125" calcext:value-type="float">
            <text:p>0.00261125</text:p>
          </table:table-cell>
          <table:table-cell table:formula="of:=[.D746]*109.76" office:value-type="float" office:value="0.2866108" calcext:value-type="float">
            <text:p>0.2866108</text:p>
          </table:table-cell>
          <table:table-cell table:formula="of:=[.E746]*1E-018" office:value-type="float" office:value="2.866108E-019" calcext:value-type="float">
            <text:p>2.866108E-019</text:p>
          </table:table-cell>
          <table:table-cell table:number-columns-repeated="4"/>
        </table:table-row>
        <table:table-row table:style-name="ro1">
          <table:table-cell office:value-type="float" office:value="490.981" calcext:value-type="float">
            <text:p>490.981</text:p>
          </table:table-cell>
          <table:table-cell office:value-type="float" office:value="0.00000028445" calcext:value-type="float">
            <text:p>2.8445E-007</text:p>
          </table:table-cell>
          <table:table-cell table:formula="of:=([.B747]*[.A747]*[.$J$2])/([.$G$2]*[.F747]*[.$I$2])" office:value-type="float" office:value="0.000666932210861002" calcext:value-type="float">
            <text:p>0.0006669322</text:p>
          </table:table-cell>
          <table:table-cell office:value-type="float" office:value="0.00257566" calcext:value-type="float">
            <text:p>0.00257566</text:p>
          </table:table-cell>
          <table:table-cell table:formula="of:=[.D747]*109.76" office:value-type="float" office:value="0.2827044416" calcext:value-type="float">
            <text:p>0.2827044416</text:p>
          </table:table-cell>
          <table:table-cell table:formula="of:=[.E747]*1E-018" office:value-type="float" office:value="2.827044416E-019" calcext:value-type="float">
            <text:p>2.827044416E-019</text:p>
          </table:table-cell>
          <table:table-cell table:number-columns-repeated="4"/>
        </table:table-row>
        <table:table-row table:style-name="ro1">
          <table:table-cell office:value-type="float" office:value="493.647" calcext:value-type="float">
            <text:p>493.647</text:p>
          </table:table-cell>
          <table:table-cell office:value-type="float" office:value="0.00000027905" calcext:value-type="float">
            <text:p>2.7905E-007</text:p>
          </table:table-cell>
          <table:table-cell table:formula="of:=([.B748]*[.A748]*[.$J$2])/([.$G$2]*[.F748]*[.$I$2])" office:value-type="float" office:value="0.000666920095254295" calcext:value-type="float">
            <text:p>0.0006669201</text:p>
          </table:table-cell>
          <table:table-cell office:value-type="float" office:value="0.00254053" calcext:value-type="float">
            <text:p>0.00254053</text:p>
          </table:table-cell>
          <table:table-cell table:formula="of:=[.D748]*109.76" office:value-type="float" office:value="0.2788485728" calcext:value-type="float">
            <text:p>0.2788485728</text:p>
          </table:table-cell>
          <table:table-cell table:formula="of:=[.E748]*1E-018" office:value-type="float" office:value="2.788485728E-019" calcext:value-type="float">
            <text:p>2.788485728E-019</text:p>
          </table:table-cell>
          <table:table-cell table:number-columns-repeated="4"/>
        </table:table-row>
        <table:table-row table:style-name="ro1">
          <table:table-cell office:value-type="float" office:value="496.328" calcext:value-type="float">
            <text:p>496.328</text:p>
          </table:table-cell>
          <table:table-cell office:value-type="float" office:value="0.00000027376" calcext:value-type="float">
            <text:p>2.7376E-007</text:p>
          </table:table-cell>
          <table:table-cell table:formula="of:=([.B749]*[.A749]*[.$J$2])/([.$G$2]*[.F749]*[.$I$2])" office:value-type="float" office:value="0.000666932017378884" calcext:value-type="float">
            <text:p>0.000666932</text:p>
          </table:table-cell>
          <table:table-cell office:value-type="float" office:value="0.00250586" calcext:value-type="float">
            <text:p>0.00250586</text:p>
          </table:table-cell>
          <table:table-cell table:formula="of:=[.D749]*109.76" office:value-type="float" office:value="0.2750431936" calcext:value-type="float">
            <text:p>0.2750431936</text:p>
          </table:table-cell>
          <table:table-cell table:formula="of:=[.E749]*1E-018" office:value-type="float" office:value="2.750431936E-019" calcext:value-type="float">
            <text:p>2.750431936E-019</text:p>
          </table:table-cell>
          <table:table-cell table:number-columns-repeated="4"/>
        </table:table-row>
        <table:table-row table:style-name="ro1">
          <table:table-cell office:value-type="float" office:value="499.023" calcext:value-type="float">
            <text:p>499.023</text:p>
          </table:table-cell>
          <table:table-cell office:value-type="float" office:value="0.00000026856" calcext:value-type="float">
            <text:p>2.6856E-007</text:p>
          </table:table-cell>
          <table:table-cell table:formula="of:=([.B750]*[.A750]*[.$J$2])/([.$G$2]*[.F750]*[.$I$2])" office:value-type="float" office:value="0.00066692389551652" calcext:value-type="float">
            <text:p>0.0006669239</text:p>
          </table:table-cell>
          <table:table-cell office:value-type="float" office:value="0.00247164" calcext:value-type="float">
            <text:p>0.00247164</text:p>
          </table:table-cell>
          <table:table-cell table:formula="of:=[.D750]*109.76" office:value-type="float" office:value="0.2712872064" calcext:value-type="float">
            <text:p>0.2712872064</text:p>
          </table:table-cell>
          <table:table-cell table:formula="of:=[.E750]*1E-018" office:value-type="float" office:value="2.712872064E-019" calcext:value-type="float">
            <text:p>2.712872064E-019</text:p>
          </table:table-cell>
          <table:table-cell table:number-columns-repeated="4"/>
        </table:table-row>
        <table:table-row table:style-name="ro1">
          <table:table-cell office:value-type="float" office:value="501.732" calcext:value-type="float">
            <text:p>501.732</text:p>
          </table:table-cell>
          <table:table-cell office:value-type="float" office:value="0.00000026346" calcext:value-type="float">
            <text:p>2.6346E-007</text:p>
          </table:table-cell>
          <table:table-cell table:formula="of:=([.B751]*[.A751]*[.$J$2])/([.$G$2]*[.F751]*[.$I$2])" office:value-type="float" office:value="0.000666920037771054" calcext:value-type="float">
            <text:p>0.00066692</text:p>
          </table:table-cell>
          <table:table-cell office:value-type="float" office:value="0.00243788" calcext:value-type="float">
            <text:p>0.00243788</text:p>
          </table:table-cell>
          <table:table-cell table:formula="of:=[.D751]*109.76" office:value-type="float" office:value="0.2675817088" calcext:value-type="float">
            <text:p>0.2675817088</text:p>
          </table:table-cell>
          <table:table-cell table:formula="of:=[.E751]*1E-018" office:value-type="float" office:value="2.675817088E-019" calcext:value-type="float">
            <text:p>2.675817088E-019</text:p>
          </table:table-cell>
          <table:table-cell table:number-columns-repeated="4"/>
        </table:table-row>
        <table:table-row table:style-name="ro1">
          <table:table-cell office:value-type="float" office:value="504.457" calcext:value-type="float">
            <text:p>504.457</text:p>
          </table:table-cell>
          <table:table-cell office:value-type="float" office:value="0.00000025846" calcext:value-type="float">
            <text:p>2.5846E-007</text:p>
          </table:table-cell>
          <table:table-cell table:formula="of:=([.B752]*[.A752]*[.$J$2])/([.$G$2]*[.F752]*[.$I$2])" office:value-type="float" office:value="0.000666934652330603" calcext:value-type="float">
            <text:p>0.0006669347</text:p>
          </table:table-cell>
          <table:table-cell office:value-type="float" office:value="0.00240455" calcext:value-type="float">
            <text:p>0.00240455</text:p>
          </table:table-cell>
          <table:table-cell table:formula="of:=[.D752]*109.76" office:value-type="float" office:value="0.263923408" calcext:value-type="float">
            <text:p>0.263923408</text:p>
          </table:table-cell>
          <table:table-cell table:formula="of:=[.E752]*1E-018" office:value-type="float" office:value="2.63923408E-019" calcext:value-type="float">
            <text:p>2.63923408E-019</text:p>
          </table:table-cell>
          <table:table-cell table:number-columns-repeated="4"/>
        </table:table-row>
        <table:table-row table:style-name="ro1">
          <table:table-cell office:value-type="float" office:value="507.196" calcext:value-type="float">
            <text:p>507.196</text:p>
          </table:table-cell>
          <table:table-cell office:value-type="float" office:value="0.00000025355" calcext:value-type="float">
            <text:p>2.5355E-007</text:p>
          </table:table-cell>
          <table:table-cell table:formula="of:=([.B753]*[.A753]*[.$J$2])/([.$G$2]*[.F753]*[.$I$2])" office:value-type="float" office:value="0.000666939758735064" calcext:value-type="float">
            <text:p>0.0006669398</text:p>
          </table:table-cell>
          <table:table-cell office:value-type="float" office:value="0.00237166" calcext:value-type="float">
            <text:p>0.00237166</text:p>
          </table:table-cell>
          <table:table-cell table:formula="of:=[.D753]*109.76" office:value-type="float" office:value="0.2603134016" calcext:value-type="float">
            <text:p>0.2603134016</text:p>
          </table:table-cell>
          <table:table-cell table:formula="of:=[.E753]*1E-018" office:value-type="float" office:value="2.603134016E-019" calcext:value-type="float">
            <text:p>2.603134016E-019</text:p>
          </table:table-cell>
          <table:table-cell table:number-columns-repeated="4"/>
        </table:table-row>
        <table:table-row table:style-name="ro1">
          <table:table-cell office:value-type="float" office:value="509.95" calcext:value-type="float">
            <text:p>509.95</text:p>
          </table:table-cell>
          <table:table-cell office:value-type="float" office:value="0.00000024873" calcext:value-type="float">
            <text:p>2.4873E-007</text:p>
          </table:table-cell>
          <table:table-cell table:formula="of:=([.B754]*[.A754]*[.$J$2])/([.$G$2]*[.F754]*[.$I$2])" office:value-type="float" office:value="0.000666939065099511" calcext:value-type="float">
            <text:p>0.0006669391</text:p>
          </table:table-cell>
          <table:table-cell office:value-type="float" office:value="0.00233921" calcext:value-type="float">
            <text:p>0.00233921</text:p>
          </table:table-cell>
          <table:table-cell table:formula="of:=[.D754]*109.76" office:value-type="float" office:value="0.2567516896" calcext:value-type="float">
            <text:p>0.2567516896</text:p>
          </table:table-cell>
          <table:table-cell table:formula="of:=[.E754]*1E-018" office:value-type="float" office:value="2.567516896E-019" calcext:value-type="float">
            <text:p>2.567516896E-019</text:p>
          </table:table-cell>
          <table:table-cell table:number-columns-repeated="4"/>
        </table:table-row>
        <table:table-row table:style-name="ro1">
          <table:table-cell office:value-type="float" office:value="512.719" calcext:value-type="float">
            <text:p>512.719</text:p>
          </table:table-cell>
          <table:table-cell office:value-type="float" office:value="0.000000244" calcext:value-type="float">
            <text:p>0.000000244</text:p>
          </table:table-cell>
          <table:table-cell table:formula="of:=([.B755]*[.A755]*[.$J$2])/([.$G$2]*[.F755]*[.$I$2])" office:value-type="float" office:value="0.000666940916249643" calcext:value-type="float">
            <text:p>0.0006669409</text:p>
          </table:table-cell>
          <table:table-cell office:value-type="float" office:value="0.00230718" calcext:value-type="float">
            <text:p>0.00230718</text:p>
          </table:table-cell>
          <table:table-cell table:formula="of:=[.D755]*109.76" office:value-type="float" office:value="0.2532360768" calcext:value-type="float">
            <text:p>0.2532360768</text:p>
          </table:table-cell>
          <table:table-cell table:formula="of:=[.E755]*1E-018" office:value-type="float" office:value="2.532360768E-019" calcext:value-type="float">
            <text:p>2.532360768E-019</text:p>
          </table:table-cell>
          <table:table-cell table:number-columns-repeated="4"/>
        </table:table-row>
        <table:table-row table:style-name="ro1">
          <table:table-cell office:value-type="float" office:value="515.503" calcext:value-type="float">
            <text:p>515.503</text:p>
          </table:table-cell>
          <table:table-cell office:value-type="float" office:value="0.00000023935" calcext:value-type="float">
            <text:p>2.3935E-007</text:p>
          </table:table-cell>
          <table:table-cell table:formula="of:=([.B756]*[.A756]*[.$J$2])/([.$G$2]*[.F756]*[.$I$2])" office:value-type="float" office:value="0.000666920445379296" calcext:value-type="float">
            <text:p>0.0006669204</text:p>
          </table:table-cell>
          <table:table-cell office:value-type="float" office:value="0.00227557" calcext:value-type="float">
            <text:p>0.00227557</text:p>
          </table:table-cell>
          <table:table-cell table:formula="of:=[.D756]*109.76" office:value-type="float" office:value="0.2497665632" calcext:value-type="float">
            <text:p>0.2497665632</text:p>
          </table:table-cell>
          <table:table-cell table:formula="of:=[.E756]*1E-018" office:value-type="float" office:value="2.497665632E-019" calcext:value-type="float">
            <text:p>2.497665632E-019</text:p>
          </table:table-cell>
          <table:table-cell table:number-columns-repeated="4"/>
        </table:table-row>
        <table:table-row table:style-name="ro1">
          <table:table-cell office:value-type="float" office:value="518.302" calcext:value-type="float">
            <text:p>518.302</text:p>
          </table:table-cell>
          <table:table-cell office:value-type="float" office:value="0.0000002348" calcext:value-type="float">
            <text:p>2.348E-007</text:p>
          </table:table-cell>
          <table:table-cell table:formula="of:=([.B757]*[.A757]*[.$J$2])/([.$G$2]*[.F757]*[.$I$2])" office:value-type="float" office:value="0.000666939016242494" calcext:value-type="float">
            <text:p>0.000666939</text:p>
          </table:table-cell>
          <table:table-cell office:value-type="float" office:value="0.00224437" calcext:value-type="float">
            <text:p>0.00224437</text:p>
          </table:table-cell>
          <table:table-cell table:formula="of:=[.D757]*109.76" office:value-type="float" office:value="0.2463420512" calcext:value-type="float">
            <text:p>0.2463420512</text:p>
          </table:table-cell>
          <table:table-cell table:formula="of:=[.E757]*1E-018" office:value-type="float" office:value="2.463420512E-019" calcext:value-type="float">
            <text:p>2.463420512E-019</text:p>
          </table:table-cell>
          <table:table-cell table:number-columns-repeated="4"/>
        </table:table-row>
        <table:table-row table:style-name="ro1">
          <table:table-cell office:value-type="float" office:value="521.116" calcext:value-type="float">
            <text:p>521.116</text:p>
          </table:table-cell>
          <table:table-cell office:value-type="float" office:value="0.00000023033" calcext:value-type="float">
            <text:p>2.3033E-007</text:p>
          </table:table-cell>
          <table:table-cell table:formula="of:=([.B758]*[.A758]*[.$J$2])/([.$G$2]*[.F758]*[.$I$2])" office:value-type="float" office:value="0.000666940872522086" calcext:value-type="float">
            <text:p>0.0006669409</text:p>
          </table:table-cell>
          <table:table-cell office:value-type="float" office:value="0.00221359" calcext:value-type="float">
            <text:p>0.00221359</text:p>
          </table:table-cell>
          <table:table-cell table:formula="of:=[.D758]*109.76" office:value-type="float" office:value="0.2429636384" calcext:value-type="float">
            <text:p>0.2429636384</text:p>
          </table:table-cell>
          <table:table-cell table:formula="of:=[.E758]*1E-018" office:value-type="float" office:value="2.429636384E-019" calcext:value-type="float">
            <text:p>2.429636384E-019</text:p>
          </table:table-cell>
          <table:table-cell table:number-columns-repeated="4"/>
        </table:table-row>
        <table:table-row table:style-name="ro1">
          <table:table-cell office:value-type="float" office:value="523.946" calcext:value-type="float">
            <text:p>523.946</text:p>
          </table:table-cell>
          <table:table-cell office:value-type="float" office:value="0.00000022594" calcext:value-type="float">
            <text:p>2.2594E-007</text:p>
          </table:table-cell>
          <table:table-cell table:formula="of:=([.B759]*[.A759]*[.$J$2])/([.$G$2]*[.F759]*[.$I$2])" office:value-type="float" office:value="0.000666935360315093" calcext:value-type="float">
            <text:p>0.0006669354</text:p>
          </table:table-cell>
          <table:table-cell office:value-type="float" office:value="0.00218321" calcext:value-type="float">
            <text:p>0.00218321</text:p>
          </table:table-cell>
          <table:table-cell table:formula="of:=[.D759]*109.76" office:value-type="float" office:value="0.2396291296" calcext:value-type="float">
            <text:p>0.2396291296</text:p>
          </table:table-cell>
          <table:table-cell table:formula="of:=[.E759]*1E-018" office:value-type="float" office:value="2.396291296E-019" calcext:value-type="float">
            <text:p>2.396291296E-019</text:p>
          </table:table-cell>
          <table:table-cell table:number-columns-repeated="4"/>
        </table:table-row>
        <table:table-row table:style-name="ro1">
          <table:table-cell office:value-type="float" office:value="526.791" calcext:value-type="float">
            <text:p>526.791</text:p>
          </table:table-cell>
          <table:table-cell office:value-type="float" office:value="0.00000022163" calcext:value-type="float">
            <text:p>2.2163E-007</text:p>
          </table:table-cell>
          <table:table-cell table:formula="of:=([.B760]*[.A760]*[.$J$2])/([.$G$2]*[.F760]*[.$I$2])" office:value-type="float" office:value="0.000666923580882072" calcext:value-type="float">
            <text:p>0.0006669236</text:p>
          </table:table-cell>
          <table:table-cell office:value-type="float" office:value="0.00215323" calcext:value-type="float">
            <text:p>0.00215323</text:p>
          </table:table-cell>
          <table:table-cell table:formula="of:=[.D760]*109.76" office:value-type="float" office:value="0.2363385248" calcext:value-type="float">
            <text:p>0.2363385248</text:p>
          </table:table-cell>
          <table:table-cell table:formula="of:=[.E760]*1E-018" office:value-type="float" office:value="2.363385248E-019" calcext:value-type="float">
            <text:p>2.363385248E-019</text:p>
          </table:table-cell>
          <table:table-cell table:number-columns-repeated="4"/>
        </table:table-row>
        <table:table-row table:style-name="ro1">
          <table:table-cell office:value-type="float" office:value="529.651" calcext:value-type="float">
            <text:p>529.651</text:p>
          </table:table-cell>
          <table:table-cell office:value-type="float" office:value="0.00000021741" calcext:value-type="float">
            <text:p>2.1741E-007</text:p>
          </table:table-cell>
          <table:table-cell table:formula="of:=([.B761]*[.A761]*[.$J$2])/([.$G$2]*[.F761]*[.$I$2])" office:value-type="float" office:value="0.000666938783339557" calcext:value-type="float">
            <text:p>0.0006669388</text:p>
          </table:table-cell>
          <table:table-cell office:value-type="float" office:value="0.00212365" calcext:value-type="float">
            <text:p>0.00212365</text:p>
          </table:table-cell>
          <table:table-cell table:formula="of:=[.D761]*109.76" office:value-type="float" office:value="0.233091824" calcext:value-type="float">
            <text:p>0.233091824</text:p>
          </table:table-cell>
          <table:table-cell table:formula="of:=[.E761]*1E-018" office:value-type="float" office:value="2.33091824E-019" calcext:value-type="float">
            <text:p>2.33091824E-019</text:p>
          </table:table-cell>
          <table:table-cell table:number-columns-repeated="4"/>
        </table:table-row>
        <table:table-row table:style-name="ro1">
          <table:table-cell office:value-type="float" office:value="532.527" calcext:value-type="float">
            <text:p>532.527</text:p>
          </table:table-cell>
          <table:table-cell office:value-type="float" office:value="0.00000021326" calcext:value-type="float">
            <text:p>2.1326E-007</text:p>
          </table:table-cell>
          <table:table-cell table:formula="of:=([.B762]*[.A762]*[.$J$2])/([.$G$2]*[.F762]*[.$I$2])" office:value-type="float" office:value="0.000666930597079044" calcext:value-type="float">
            <text:p>0.0006669306</text:p>
          </table:table-cell>
          <table:table-cell office:value-type="float" office:value="0.00209445" calcext:value-type="float">
            <text:p>0.00209445</text:p>
          </table:table-cell>
          <table:table-cell table:formula="of:=[.D762]*109.76" office:value-type="float" office:value="0.229886832" calcext:value-type="float">
            <text:p>0.229886832</text:p>
          </table:table-cell>
          <table:table-cell table:formula="of:=[.E762]*1E-018" office:value-type="float" office:value="2.29886832E-019" calcext:value-type="float">
            <text:p>2.29886832E-019</text:p>
          </table:table-cell>
          <table:table-cell table:number-columns-repeated="4"/>
        </table:table-row>
        <table:table-row table:style-name="ro1">
          <table:table-cell office:value-type="float" office:value="535.419" calcext:value-type="float">
            <text:p>535.419</text:p>
          </table:table-cell>
          <table:table-cell office:value-type="float" office:value="0.00000020919" calcext:value-type="float">
            <text:p>2.0919E-007</text:p>
          </table:table-cell>
          <table:table-cell table:formula="of:=([.B763]*[.A763]*[.$J$2])/([.$G$2]*[.F763]*[.$I$2])" office:value-type="float" office:value="0.000666929097852777" calcext:value-type="float">
            <text:p>0.0006669291</text:p>
          </table:table-cell>
          <table:table-cell office:value-type="float" office:value="0.00206564" calcext:value-type="float">
            <text:p>0.00206564</text:p>
          </table:table-cell>
          <table:table-cell table:formula="of:=[.D763]*109.76" office:value-type="float" office:value="0.2267246464" calcext:value-type="float">
            <text:p>0.2267246464</text:p>
          </table:table-cell>
          <table:table-cell table:formula="of:=[.E763]*1E-018" office:value-type="float" office:value="2.267246464E-019" calcext:value-type="float">
            <text:p>2.267246464E-019</text:p>
          </table:table-cell>
          <table:table-cell table:number-columns-repeated="4"/>
        </table:table-row>
        <table:table-row table:style-name="ro1">
          <table:table-cell office:value-type="float" office:value="538.326" calcext:value-type="float">
            <text:p>538.326</text:p>
          </table:table-cell>
          <table:table-cell office:value-type="float" office:value="0.0000002052" calcext:value-type="float">
            <text:p>2.052E-007</text:p>
          </table:table-cell>
          <table:table-cell table:formula="of:=([.B764]*[.A764]*[.$J$2])/([.$G$2]*[.F764]*[.$I$2])" office:value-type="float" office:value="0.000666939616140933" calcext:value-type="float">
            <text:p>0.0006669396</text:p>
          </table:table-cell>
          <table:table-cell office:value-type="float" office:value="0.00203721" calcext:value-type="float">
            <text:p>0.00203721</text:p>
          </table:table-cell>
          <table:table-cell table:formula="of:=[.D764]*109.76" office:value-type="float" office:value="0.2236041696" calcext:value-type="float">
            <text:p>0.2236041696</text:p>
          </table:table-cell>
          <table:table-cell table:formula="of:=[.E764]*1E-018" office:value-type="float" office:value="2.236041696E-019" calcext:value-type="float">
            <text:p>2.236041696E-019</text:p>
          </table:table-cell>
          <table:table-cell table:number-columns-repeated="4"/>
        </table:table-row>
        <table:table-row table:style-name="ro1">
          <table:table-cell office:value-type="float" office:value="541.249" calcext:value-type="float">
            <text:p>541.249</text:p>
          </table:table-cell>
          <table:table-cell office:value-type="float" office:value="0.00000020128" calcext:value-type="float">
            <text:p>2.0128E-007</text:p>
          </table:table-cell>
          <table:table-cell table:formula="of:=([.B765]*[.A765]*[.$J$2])/([.$G$2]*[.F765]*[.$I$2])" office:value-type="float" office:value="0.000666933925696826" calcext:value-type="float">
            <text:p>0.0006669339</text:p>
          </table:table-cell>
          <table:table-cell office:value-type="float" office:value="0.00200916" calcext:value-type="float">
            <text:p>0.00200916</text:p>
          </table:table-cell>
          <table:table-cell table:formula="of:=[.D765]*109.76" office:value-type="float" office:value="0.2205254016" calcext:value-type="float">
            <text:p>0.2205254016</text:p>
          </table:table-cell>
          <table:table-cell table:formula="of:=[.E765]*1E-018" office:value-type="float" office:value="2.205254016E-019" calcext:value-type="float">
            <text:p>2.205254016E-019</text:p>
          </table:table-cell>
          <table:table-cell table:number-columns-repeated="4"/>
        </table:table-row>
        <table:table-row table:style-name="ro1">
          <table:table-cell office:value-type="float" office:value="544.188" calcext:value-type="float">
            <text:p>544.188</text:p>
          </table:table-cell>
          <table:table-cell office:value-type="float" office:value="0.00000019743" calcext:value-type="float">
            <text:p>1.9743E-007</text:p>
          </table:table-cell>
          <table:table-cell table:formula="of:=([.B766]*[.A766]*[.$J$2])/([.$G$2]*[.F766]*[.$I$2])" office:value-type="float" office:value="0.000666917349469531" calcext:value-type="float">
            <text:p>0.0006669173</text:p>
          </table:table-cell>
          <table:table-cell office:value-type="float" office:value="0.00198148" calcext:value-type="float">
            <text:p>0.00198148</text:p>
          </table:table-cell>
          <table:table-cell table:formula="of:=[.D766]*109.76" office:value-type="float" office:value="0.2174872448" calcext:value-type="float">
            <text:p>0.2174872448</text:p>
          </table:table-cell>
          <table:table-cell table:formula="of:=[.E766]*1E-018" office:value-type="float" office:value="2.174872448E-019" calcext:value-type="float">
            <text:p>2.174872448E-019</text:p>
          </table:table-cell>
          <table:table-cell table:number-columns-repeated="4"/>
        </table:table-row>
        <table:table-row table:style-name="ro1">
          <table:table-cell office:value-type="float" office:value="547.143" calcext:value-type="float">
            <text:p>547.143</text:p>
          </table:table-cell>
          <table:table-cell office:value-type="float" office:value="0.00000019366" calcext:value-type="float">
            <text:p>1.9366E-007</text:p>
          </table:table-cell>
          <table:table-cell table:formula="of:=([.B767]*[.A767]*[.$J$2])/([.$G$2]*[.F767]*[.$I$2])" office:value-type="float" office:value="0.000666930006695903" calcext:value-type="float">
            <text:p>0.00066693</text:p>
          </table:table-cell>
          <table:table-cell office:value-type="float" office:value="0.00195416" calcext:value-type="float">
            <text:p>0.00195416</text:p>
          </table:table-cell>
          <table:table-cell table:formula="of:=[.D767]*109.76" office:value-type="float" office:value="0.2144886016" calcext:value-type="float">
            <text:p>0.2144886016</text:p>
          </table:table-cell>
          <table:table-cell table:formula="of:=[.E767]*1E-018" office:value-type="float" office:value="2.144886016E-019" calcext:value-type="float">
            <text:p>2.144886016E-019</text:p>
          </table:table-cell>
          <table:table-cell table:number-columns-repeated="4"/>
        </table:table-row>
        <table:table-row table:style-name="ro1">
          <table:table-cell office:value-type="float" office:value="550.114" calcext:value-type="float">
            <text:p>550.114</text:p>
          </table:table-cell>
          <table:table-cell office:value-type="float" office:value="0.00000018996" calcext:value-type="float">
            <text:p>0.00000019</text:p>
          </table:table-cell>
          <table:table-cell table:formula="of:=([.B768]*[.A768]*[.$J$2])/([.$G$2]*[.F768]*[.$I$2])" office:value-type="float" office:value="0.000666937934647953" calcext:value-type="float">
            <text:p>0.0006669379</text:p>
          </table:table-cell>
          <table:table-cell office:value-type="float" office:value="0.00192721" calcext:value-type="float">
            <text:p>0.00192721</text:p>
          </table:table-cell>
          <table:table-cell table:formula="of:=[.D768]*109.76" office:value-type="float" office:value="0.2115305696" calcext:value-type="float">
            <text:p>0.2115305696</text:p>
          </table:table-cell>
          <table:table-cell table:formula="of:=[.E768]*1E-018" office:value-type="float" office:value="2.115305696E-019" calcext:value-type="float">
            <text:p>2.115305696E-019</text:p>
          </table:table-cell>
          <table:table-cell table:number-columns-repeated="4"/>
        </table:table-row>
        <table:table-row table:style-name="ro1">
          <table:table-cell office:value-type="float" office:value="553.101" calcext:value-type="float">
            <text:p>553.101</text:p>
          </table:table-cell>
          <table:table-cell office:value-type="float" office:value="0.00000018632" calcext:value-type="float">
            <text:p>1.8632E-007</text:p>
          </table:table-cell>
          <table:table-cell table:formula="of:=([.B769]*[.A769]*[.$J$2])/([.$G$2]*[.F769]*[.$I$2])" office:value-type="float" office:value="0.000666915039936806" calcext:value-type="float">
            <text:p>0.000666915</text:p>
          </table:table-cell>
          <table:table-cell office:value-type="float" office:value="0.00190061" calcext:value-type="float">
            <text:p>0.00190061</text:p>
          </table:table-cell>
          <table:table-cell table:formula="of:=[.D769]*109.76" office:value-type="float" office:value="0.2086109536" calcext:value-type="float">
            <text:p>0.2086109536</text:p>
          </table:table-cell>
          <table:table-cell table:formula="of:=[.E769]*1E-018" office:value-type="float" office:value="2.086109536E-019" calcext:value-type="float">
            <text:p>2.086109536E-019</text:p>
          </table:table-cell>
          <table:table-cell table:number-columns-repeated="4"/>
        </table:table-row>
        <table:table-row table:style-name="ro1">
          <table:table-cell office:value-type="float" office:value="556.104" calcext:value-type="float">
            <text:p>556.104</text:p>
          </table:table-cell>
          <table:table-cell office:value-type="float" office:value="0.00000018276" calcext:value-type="float">
            <text:p>1.8276E-007</text:p>
          </table:table-cell>
          <table:table-cell table:formula="of:=([.B770]*[.A770]*[.$J$2])/([.$G$2]*[.F770]*[.$I$2])" office:value-type="float" office:value="0.000666935389627986" calcext:value-type="float">
            <text:p>0.0006669354</text:p>
          </table:table-cell>
          <table:table-cell office:value-type="float" office:value="0.00187436" calcext:value-type="float">
            <text:p>0.00187436</text:p>
          </table:table-cell>
          <table:table-cell table:formula="of:=[.D770]*109.76" office:value-type="float" office:value="0.2057297536" calcext:value-type="float">
            <text:p>0.2057297536</text:p>
          </table:table-cell>
          <table:table-cell table:formula="of:=[.E770]*1E-018" office:value-type="float" office:value="2.057297536E-019" calcext:value-type="float">
            <text:p>2.057297536E-019</text:p>
          </table:table-cell>
          <table:table-cell table:number-columns-repeated="4"/>
        </table:table-row>
        <table:table-row table:style-name="ro1">
          <table:table-cell office:value-type="float" office:value="559.124" calcext:value-type="float">
            <text:p>559.124</text:p>
          </table:table-cell>
          <table:table-cell office:value-type="float" office:value="0.00000017926" calcext:value-type="float">
            <text:p>1.7926E-007</text:p>
          </table:table-cell>
          <table:table-cell table:formula="of:=([.B771]*[.A771]*[.$J$2])/([.$G$2]*[.F771]*[.$I$2])" office:value-type="float" office:value="0.000666927648748617" calcext:value-type="float">
            <text:p>0.0006669276</text:p>
          </table:table-cell>
          <table:table-cell office:value-type="float" office:value="0.00184847" calcext:value-type="float">
            <text:p>0.00184847</text:p>
          </table:table-cell>
          <table:table-cell table:formula="of:=[.D771]*109.76" office:value-type="float" office:value="0.2028880672" calcext:value-type="float">
            <text:p>0.2028880672</text:p>
          </table:table-cell>
          <table:table-cell table:formula="of:=[.E771]*1E-018" office:value-type="float" office:value="2.028880672E-019" calcext:value-type="float">
            <text:p>2.028880672E-019</text:p>
          </table:table-cell>
          <table:table-cell table:number-columns-repeated="4"/>
        </table:table-row>
        <table:table-row table:style-name="ro1">
          <table:table-cell office:value-type="float" office:value="562.16" calcext:value-type="float">
            <text:p>562.16</text:p>
          </table:table-cell>
          <table:table-cell office:value-type="float" office:value="0.00000017583" calcext:value-type="float">
            <text:p>1.7583E-007</text:p>
          </table:table-cell>
          <table:table-cell table:formula="of:=([.B772]*[.A772]*[.$J$2])/([.$G$2]*[.F772]*[.$I$2])" office:value-type="float" office:value="0.000666940808328095" calcext:value-type="float">
            <text:p>0.0006669408</text:p>
          </table:table-cell>
          <table:table-cell office:value-type="float" office:value="0.00182291" calcext:value-type="float">
            <text:p>0.00182291</text:p>
          </table:table-cell>
          <table:table-cell table:formula="of:=[.D772]*109.76" office:value-type="float" office:value="0.2000826016" calcext:value-type="float">
            <text:p>0.2000826016</text:p>
          </table:table-cell>
          <table:table-cell table:formula="of:=[.E772]*1E-018" office:value-type="float" office:value="2.000826016E-019" calcext:value-type="float">
            <text:p>2.000826016E-019</text:p>
          </table:table-cell>
          <table:table-cell table:number-columns-repeated="4"/>
        </table:table-row>
        <table:table-row table:style-name="ro1">
          <table:table-cell office:value-type="float" office:value="565.212" calcext:value-type="float">
            <text:p>565.212</text:p>
          </table:table-cell>
          <table:table-cell office:value-type="float" office:value="0.00000017246" calcext:value-type="float">
            <text:p>1.7246E-007</text:p>
          </table:table-cell>
          <table:table-cell table:formula="of:=([.B773]*[.A773]*[.$J$2])/([.$G$2]*[.F773]*[.$I$2])" office:value-type="float" office:value="0.000666932896274264" calcext:value-type="float">
            <text:p>0.0006669329</text:p>
          </table:table-cell>
          <table:table-cell office:value-type="float" office:value="0.0017977" calcext:value-type="float">
            <text:p>0.0017977</text:p>
          </table:table-cell>
          <table:table-cell table:formula="of:=[.D773]*109.76" office:value-type="float" office:value="0.197315552" calcext:value-type="float">
            <text:p>0.197315552</text:p>
          </table:table-cell>
          <table:table-cell table:formula="of:=[.E773]*1E-018" office:value-type="float" office:value="1.97315552E-019" calcext:value-type="float">
            <text:p>1.97315552E-019</text:p>
          </table:table-cell>
          <table:table-cell table:number-columns-repeated="4"/>
        </table:table-row>
        <table:table-row table:style-name="ro1">
          <table:table-cell office:value-type="float" office:value="568.281" calcext:value-type="float">
            <text:p>568.281</text:p>
          </table:table-cell>
          <table:table-cell office:value-type="float" office:value="0.00000016915" calcext:value-type="float">
            <text:p>1.6915E-007</text:p>
          </table:table-cell>
          <table:table-cell table:formula="of:=([.B774]*[.A774]*[.$J$2])/([.$G$2]*[.F774]*[.$I$2])" office:value-type="float" office:value="0.000666914404727564" calcext:value-type="float">
            <text:p>0.0006669144</text:p>
          </table:table-cell>
          <table:table-cell office:value-type="float" office:value="0.00177282" calcext:value-type="float">
            <text:p>0.00177282</text:p>
          </table:table-cell>
          <table:table-cell table:formula="of:=[.D774]*109.76" office:value-type="float" office:value="0.1945847232" calcext:value-type="float">
            <text:p>0.1945847232</text:p>
          </table:table-cell>
          <table:table-cell table:formula="of:=[.E774]*1E-018" office:value-type="float" office:value="1.945847232E-019" calcext:value-type="float">
            <text:p>1.945847232E-019</text:p>
          </table:table-cell>
          <table:table-cell table:number-columns-repeated="4"/>
        </table:table-row>
        <table:table-row table:style-name="ro1">
          <table:table-cell office:value-type="float" office:value="571.367" calcext:value-type="float">
            <text:p>571.367</text:p>
          </table:table-cell>
          <table:table-cell office:value-type="float" office:value="0.00000016591" calcext:value-type="float">
            <text:p>1.6591E-007</text:p>
          </table:table-cell>
          <table:table-cell table:formula="of:=([.B775]*[.A775]*[.$J$2])/([.$G$2]*[.F775]*[.$I$2])" office:value-type="float" office:value="0.000666927789513431" calcext:value-type="float">
            <text:p>0.0006669278</text:p>
          </table:table-cell>
          <table:table-cell office:value-type="float" office:value="0.00174827" calcext:value-type="float">
            <text:p>0.00174827</text:p>
          </table:table-cell>
          <table:table-cell table:formula="of:=[.D775]*109.76" office:value-type="float" office:value="0.1918901152" calcext:value-type="float">
            <text:p>0.1918901152</text:p>
          </table:table-cell>
          <table:table-cell table:formula="of:=[.E775]*1E-018" office:value-type="float" office:value="1.918901152E-019" calcext:value-type="float">
            <text:p>1.918901152E-019</text:p>
          </table:table-cell>
          <table:table-cell table:number-columns-repeated="4"/>
        </table:table-row>
        <table:table-row table:style-name="ro1">
          <table:table-cell office:value-type="float" office:value="574.469" calcext:value-type="float">
            <text:p>574.469</text:p>
          </table:table-cell>
          <table:table-cell office:value-type="float" office:value="0.00000016273" calcext:value-type="float">
            <text:p>1.6273E-007</text:p>
          </table:table-cell>
          <table:table-cell table:formula="of:=([.B776]*[.A776]*[.$J$2])/([.$G$2]*[.F776]*[.$I$2])" office:value-type="float" office:value="0.000666939572472921" calcext:value-type="float">
            <text:p>0.0006669396</text:p>
          </table:table-cell>
          <table:table-cell office:value-type="float" office:value="0.00172404" calcext:value-type="float">
            <text:p>0.00172404</text:p>
          </table:table-cell>
          <table:table-cell table:formula="of:=[.D776]*109.76" office:value-type="float" office:value="0.1892306304" calcext:value-type="float">
            <text:p>0.1892306304</text:p>
          </table:table-cell>
          <table:table-cell table:formula="of:=[.E776]*1E-018" office:value-type="float" office:value="1.892306304E-019" calcext:value-type="float">
            <text:p>1.892306304E-019</text:p>
          </table:table-cell>
          <table:table-cell table:number-columns-repeated="4"/>
        </table:table-row>
        <table:table-row table:style-name="ro1">
          <table:table-cell office:value-type="float" office:value="577.589" calcext:value-type="float">
            <text:p>577.589</text:p>
          </table:table-cell>
          <table:table-cell office:value-type="float" office:value="0.00000015961" calcext:value-type="float">
            <text:p>1.5961E-007</text:p>
          </table:table-cell>
          <table:table-cell table:formula="of:=([.B777]*[.A777]*[.$J$2])/([.$G$2]*[.F777]*[.$I$2])" office:value-type="float" office:value="0.000666951000210991" calcext:value-type="float">
            <text:p>0.000666951</text:p>
          </table:table-cell>
          <table:table-cell office:value-type="float" office:value="0.00170014" calcext:value-type="float">
            <text:p>0.00170014</text:p>
          </table:table-cell>
          <table:table-cell table:formula="of:=[.D777]*109.76" office:value-type="float" office:value="0.1866073664" calcext:value-type="float">
            <text:p>0.1866073664</text:p>
          </table:table-cell>
          <table:table-cell table:formula="of:=[.E777]*1E-018" office:value-type="float" office:value="1.866073664E-019" calcext:value-type="float">
            <text:p>1.866073664E-019</text:p>
          </table:table-cell>
          <table:table-cell table:number-columns-repeated="4"/>
        </table:table-row>
        <table:table-row table:style-name="ro1">
          <table:table-cell office:value-type="float" office:value="580.725" calcext:value-type="float">
            <text:p>580.725</text:p>
          </table:table-cell>
          <table:table-cell office:value-type="float" office:value="0.00000015654" calcext:value-type="float">
            <text:p>1.5654E-007</text:p>
          </table:table-cell>
          <table:table-cell table:formula="of:=([.B778]*[.A778]*[.$J$2])/([.$G$2]*[.F778]*[.$I$2])" office:value-type="float" office:value="0.000666924011937988" calcext:value-type="float">
            <text:p>0.000666924</text:p>
          </table:table-cell>
          <table:table-cell office:value-type="float" office:value="0.00167656" calcext:value-type="float">
            <text:p>0.00167656</text:p>
          </table:table-cell>
          <table:table-cell table:formula="of:=[.D778]*109.76" office:value-type="float" office:value="0.1840192256" calcext:value-type="float">
            <text:p>0.1840192256</text:p>
          </table:table-cell>
          <table:table-cell table:formula="of:=[.E778]*1E-018" office:value-type="float" office:value="1.840192256E-019" calcext:value-type="float">
            <text:p>1.840192256E-019</text:p>
          </table:table-cell>
          <table:table-cell table:number-columns-repeated="4"/>
        </table:table-row>
        <table:table-row table:style-name="ro1">
          <table:table-cell office:value-type="float" office:value="583.878" calcext:value-type="float">
            <text:p>583.878</text:p>
          </table:table-cell>
          <table:table-cell office:value-type="float" office:value="0.00000015354" calcext:value-type="float">
            <text:p>1.5354E-007</text:p>
          </table:table-cell>
          <table:table-cell table:formula="of:=([.B779]*[.A779]*[.$J$2])/([.$G$2]*[.F779]*[.$I$2])" office:value-type="float" office:value="0.000666951435122664" calcext:value-type="float">
            <text:p>0.0006669514</text:p>
          </table:table-cell>
          <table:table-cell office:value-type="float" office:value="0.00165329" calcext:value-type="float">
            <text:p>0.00165329</text:p>
          </table:table-cell>
          <table:table-cell table:formula="of:=[.D779]*109.76" office:value-type="float" office:value="0.1814651104" calcext:value-type="float">
            <text:p>0.1814651104</text:p>
          </table:table-cell>
          <table:table-cell table:formula="of:=[.E779]*1E-018" office:value-type="float" office:value="1.814651104E-019" calcext:value-type="float">
            <text:p>1.814651104E-019</text:p>
          </table:table-cell>
          <table:table-cell table:number-columns-repeated="4"/>
        </table:table-row>
        <table:table-row table:style-name="ro1">
          <table:table-cell office:value-type="float" office:value="587.049" calcext:value-type="float">
            <text:p>587.049</text:p>
          </table:table-cell>
          <table:table-cell office:value-type="float" office:value="0.00000015059" calcext:value-type="float">
            <text:p>1.5059E-007</text:p>
          </table:table-cell>
          <table:table-cell table:formula="of:=([.B780]*[.A780]*[.$J$2])/([.$G$2]*[.F780]*[.$I$2])" office:value-type="float" office:value="0.000666951982809178" calcext:value-type="float">
            <text:p>0.000666952</text:p>
          </table:table-cell>
          <table:table-cell office:value-type="float" office:value="0.00163033" calcext:value-type="float">
            <text:p>0.00163033</text:p>
          </table:table-cell>
          <table:table-cell table:formula="of:=[.D780]*109.76" office:value-type="float" office:value="0.1789450208" calcext:value-type="float">
            <text:p>0.1789450208</text:p>
          </table:table-cell>
          <table:table-cell table:formula="of:=[.E780]*1E-018" office:value-type="float" office:value="1.789450208E-019" calcext:value-type="float">
            <text:p>1.789450208E-019</text:p>
          </table:table-cell>
          <table:table-cell table:number-columns-repeated="4"/>
        </table:table-row>
        <table:table-row table:style-name="ro1">
          <table:table-cell office:value-type="float" office:value="590.236" calcext:value-type="float">
            <text:p>590.236</text:p>
          </table:table-cell>
          <table:table-cell office:value-type="float" office:value="0.00000014769" calcext:value-type="float">
            <text:p>1.4769E-007</text:p>
          </table:table-cell>
          <table:table-cell table:formula="of:=([.B781]*[.A781]*[.$J$2])/([.$G$2]*[.F781]*[.$I$2])" office:value-type="float" office:value="0.000666924663652276" calcext:value-type="float">
            <text:p>0.0006669247</text:p>
          </table:table-cell>
          <table:table-cell office:value-type="float" office:value="0.00160768" calcext:value-type="float">
            <text:p>0.00160768</text:p>
          </table:table-cell>
          <table:table-cell table:formula="of:=[.D781]*109.76" office:value-type="float" office:value="0.1764589568" calcext:value-type="float">
            <text:p>0.1764589568</text:p>
          </table:table-cell>
          <table:table-cell table:formula="of:=[.E781]*1E-018" office:value-type="float" office:value="1.764589568E-019" calcext:value-type="float">
            <text:p>1.764589568E-019</text:p>
          </table:table-cell>
          <table:table-cell table:number-columns-repeated="4"/>
        </table:table-row>
        <table:table-row table:style-name="ro1">
          <table:table-cell office:value-type="float" office:value="593.441" calcext:value-type="float">
            <text:p>593.441</text:p>
          </table:table-cell>
          <table:table-cell office:value-type="float" office:value="0.00000014485" calcext:value-type="float">
            <text:p>1.4485E-007</text:p>
          </table:table-cell>
          <table:table-cell table:formula="of:=([.B782]*[.A782]*[.$J$2])/([.$G$2]*[.F782]*[.$I$2])" office:value-type="float" office:value="0.000666923424582618" calcext:value-type="float">
            <text:p>0.0006669234</text:p>
          </table:table-cell>
          <table:table-cell office:value-type="float" office:value="0.00158533" calcext:value-type="float">
            <text:p>0.00158533</text:p>
          </table:table-cell>
          <table:table-cell table:formula="of:=[.D782]*109.76" office:value-type="float" office:value="0.1740058208" calcext:value-type="float">
            <text:p>0.1740058208</text:p>
          </table:table-cell>
          <table:table-cell table:formula="of:=[.E782]*1E-018" office:value-type="float" office:value="1.740058208E-019" calcext:value-type="float">
            <text:p>1.740058208E-019</text:p>
          </table:table-cell>
          <table:table-cell table:number-columns-repeated="4"/>
        </table:table-row>
        <table:table-row table:style-name="ro1">
          <table:table-cell office:value-type="float" office:value="596.663" calcext:value-type="float">
            <text:p>596.663</text:p>
          </table:table-cell>
          <table:table-cell office:value-type="float" office:value="0.00000014207" calcext:value-type="float">
            <text:p>1.4207E-007</text:p>
          </table:table-cell>
          <table:table-cell table:formula="of:=([.B783]*[.A783]*[.$J$2])/([.$G$2]*[.F783]*[.$I$2])" office:value-type="float" office:value="0.000666951599502061" calcext:value-type="float">
            <text:p>0.0006669516</text:p>
          </table:table-cell>
          <table:table-cell office:value-type="float" office:value="0.00156328" calcext:value-type="float">
            <text:p>0.00156328</text:p>
          </table:table-cell>
          <table:table-cell table:formula="of:=[.D783]*109.76" office:value-type="float" office:value="0.1715856128" calcext:value-type="float">
            <text:p>0.1715856128</text:p>
          </table:table-cell>
          <table:table-cell table:formula="of:=[.E783]*1E-018" office:value-type="float" office:value="1.715856128E-019" calcext:value-type="float">
            <text:p>1.715856128E-019</text:p>
          </table:table-cell>
          <table:table-cell table:number-columns-repeated="4"/>
        </table:table-row>
        <table:table-row table:style-name="ro1">
          <table:table-cell office:value-type="float" office:value="599.903" calcext:value-type="float">
            <text:p>599.903</text:p>
          </table:table-cell>
          <table:table-cell office:value-type="float" office:value="0.00000013933" calcext:value-type="float">
            <text:p>1.3933E-007</text:p>
          </table:table-cell>
          <table:table-cell table:formula="of:=([.B784]*[.A784]*[.$J$2])/([.$G$2]*[.F784]*[.$I$2])" office:value-type="float" office:value="0.000666923636314465" calcext:value-type="float">
            <text:p>0.0006669236</text:p>
          </table:table-cell>
          <table:table-cell office:value-type="float" office:value="0.00154152" calcext:value-type="float">
            <text:p>0.00154152</text:p>
          </table:table-cell>
          <table:table-cell table:formula="of:=[.D784]*109.76" office:value-type="float" office:value="0.1691972352" calcext:value-type="float">
            <text:p>0.1691972352</text:p>
          </table:table-cell>
          <table:table-cell table:formula="of:=[.E784]*1E-018" office:value-type="float" office:value="1.691972352E-019" calcext:value-type="float">
            <text:p>1.691972352E-019</text:p>
          </table:table-cell>
          <table:table-cell table:number-columns-repeated="4"/>
        </table:table-row>
        <table:table-row table:style-name="ro1">
          <table:table-cell office:value-type="float" office:value="603.161" calcext:value-type="float">
            <text:p>603.161</text:p>
          </table:table-cell>
          <table:table-cell office:value-type="float" office:value="0.00000013665" calcext:value-type="float">
            <text:p>1.3665E-007</text:p>
          </table:table-cell>
          <table:table-cell table:formula="of:=([.B785]*[.A785]*[.$J$2])/([.$G$2]*[.F785]*[.$I$2])" office:value-type="float" office:value="0.000666932313762258" calcext:value-type="float">
            <text:p>0.0006669323</text:p>
          </table:table-cell>
          <table:table-cell office:value-type="float" office:value="0.00152006" calcext:value-type="float">
            <text:p>0.00152006</text:p>
          </table:table-cell>
          <table:table-cell table:formula="of:=[.D785]*109.76" office:value-type="float" office:value="0.1668417856" calcext:value-type="float">
            <text:p>0.1668417856</text:p>
          </table:table-cell>
          <table:table-cell table:formula="of:=[.E785]*1E-018" office:value-type="float" office:value="1.668417856E-019" calcext:value-type="float">
            <text:p>1.668417856E-019</text:p>
          </table:table-cell>
          <table:table-cell table:number-columns-repeated="4"/>
        </table:table-row>
        <table:table-row table:style-name="ro1">
          <table:table-cell office:value-type="float" office:value="606.436" calcext:value-type="float">
            <text:p>606.436</text:p>
          </table:table-cell>
          <table:table-cell office:value-type="float" office:value="0.00000013402" calcext:value-type="float">
            <text:p>0.000000134</text:p>
          </table:table-cell>
          <table:table-cell table:formula="of:=([.B786]*[.A786]*[.$J$2])/([.$G$2]*[.F786]*[.$I$2])" office:value-type="float" office:value="0.000666940860739177" calcext:value-type="float">
            <text:p>0.0006669409</text:p>
          </table:table-cell>
          <table:table-cell office:value-type="float" office:value="0.00149888" calcext:value-type="float">
            <text:p>0.00149888</text:p>
          </table:table-cell>
          <table:table-cell table:formula="of:=[.D786]*109.76" office:value-type="float" office:value="0.1645170688" calcext:value-type="float">
            <text:p>0.1645170688</text:p>
          </table:table-cell>
          <table:table-cell table:formula="of:=[.E786]*1E-018" office:value-type="float" office:value="1.645170688E-019" calcext:value-type="float">
            <text:p>1.645170688E-019</text:p>
          </table:table-cell>
          <table:table-cell table:number-columns-repeated="4"/>
        </table:table-row>
        <table:table-row table:style-name="ro1">
          <table:table-cell office:value-type="float" office:value="609.729" calcext:value-type="float">
            <text:p>609.729</text:p>
          </table:table-cell>
          <table:table-cell office:value-type="float" office:value="0.00000013144" calcext:value-type="float">
            <text:p>1.3144E-007</text:p>
          </table:table-cell>
          <table:table-cell table:formula="of:=([.B787]*[.A787]*[.$J$2])/([.$G$2]*[.F787]*[.$I$2])" office:value-type="float" office:value="0.000666953332606046" calcext:value-type="float">
            <text:p>0.0006669533</text:p>
          </table:table-cell>
          <table:table-cell office:value-type="float" office:value="0.00147798" calcext:value-type="float">
            <text:p>0.00147798</text:p>
          </table:table-cell>
          <table:table-cell table:formula="of:=[.D787]*109.76" office:value-type="float" office:value="0.1622230848" calcext:value-type="float">
            <text:p>0.1622230848</text:p>
          </table:table-cell>
          <table:table-cell table:formula="of:=[.E787]*1E-018" office:value-type="float" office:value="1.622230848E-019" calcext:value-type="float">
            <text:p>1.622230848E-019</text:p>
          </table:table-cell>
          <table:table-cell table:number-columns-repeated="4"/>
        </table:table-row>
        <table:table-row table:style-name="ro1">
          <table:table-cell office:value-type="float" office:value="613.039" calcext:value-type="float">
            <text:p>613.039</text:p>
          </table:table-cell>
          <table:table-cell office:value-type="float" office:value="0.0000001289" calcext:value-type="float">
            <text:p>1.289E-007</text:p>
          </table:table-cell>
          <table:table-cell table:formula="of:=([.B788]*[.A788]*[.$J$2])/([.$G$2]*[.F788]*[.$I$2])" office:value-type="float" office:value="0.000666915480542889" calcext:value-type="float">
            <text:p>0.0006669155</text:p>
          </table:table-cell>
          <table:table-cell office:value-type="float" office:value="0.00145737" calcext:value-type="float">
            <text:p>0.00145737</text:p>
          </table:table-cell>
          <table:table-cell table:formula="of:=[.D788]*109.76" office:value-type="float" office:value="0.1599609312" calcext:value-type="float">
            <text:p>0.1599609312</text:p>
          </table:table-cell>
          <table:table-cell table:formula="of:=[.E788]*1E-018" office:value-type="float" office:value="1.599609312E-019" calcext:value-type="float">
            <text:p>1.599609312E-019</text:p>
          </table:table-cell>
          <table:table-cell table:number-columns-repeated="4"/>
        </table:table-row>
        <table:table-row table:style-name="ro1">
          <table:table-cell office:value-type="float" office:value="616.368" calcext:value-type="float">
            <text:p>616.368</text:p>
          </table:table-cell>
          <table:table-cell office:value-type="float" office:value="0.00000012642" calcext:value-type="float">
            <text:p>1.2642E-007</text:p>
          </table:table-cell>
          <table:table-cell table:formula="of:=([.B789]*[.A789]*[.$J$2])/([.$G$2]*[.F789]*[.$I$2])" office:value-type="float" office:value="0.000666944410059105" calcext:value-type="float">
            <text:p>0.0006669444</text:p>
          </table:table-cell>
          <table:table-cell office:value-type="float" office:value="0.00143703" calcext:value-type="float">
            <text:p>0.00143703</text:p>
          </table:table-cell>
          <table:table-cell table:formula="of:=[.D789]*109.76" office:value-type="float" office:value="0.1577284128" calcext:value-type="float">
            <text:p>0.1577284128</text:p>
          </table:table-cell>
          <table:table-cell table:formula="of:=[.E789]*1E-018" office:value-type="float" office:value="1.577284128E-019" calcext:value-type="float">
            <text:p>1.577284128E-019</text:p>
          </table:table-cell>
          <table:table-cell table:number-columns-repeated="4"/>
        </table:table-row>
        <table:table-row table:style-name="ro1">
          <table:table-cell office:value-type="float" office:value="619.715" calcext:value-type="float">
            <text:p>619.715</text:p>
          </table:table-cell>
          <table:table-cell office:value-type="float" office:value="0.00000012398" calcext:value-type="float">
            <text:p>0.000000124</text:p>
          </table:table-cell>
          <table:table-cell table:formula="of:=([.B790]*[.A790]*[.$J$2])/([.$G$2]*[.F790]*[.$I$2])" office:value-type="float" office:value="0.000666938290509393" calcext:value-type="float">
            <text:p>0.0006669383</text:p>
          </table:table-cell>
          <table:table-cell office:value-type="float" office:value="0.00141696" calcext:value-type="float">
            <text:p>0.00141696</text:p>
          </table:table-cell>
          <table:table-cell table:formula="of:=[.D790]*109.76" office:value-type="float" office:value="0.1555255296" calcext:value-type="float">
            <text:p>0.1555255296</text:p>
          </table:table-cell>
          <table:table-cell table:formula="of:=[.E790]*1E-018" office:value-type="float" office:value="1.555255296E-019" calcext:value-type="float">
            <text:p>1.555255296E-019</text:p>
          </table:table-cell>
          <table:table-cell table:number-columns-repeated="4"/>
        </table:table-row>
        <table:table-row table:style-name="ro1">
          <table:table-cell office:value-type="float" office:value="623.08" calcext:value-type="float">
            <text:p>623.08</text:p>
          </table:table-cell>
          <table:table-cell office:value-type="float" office:value="0.00000012159" calcext:value-type="float">
            <text:p>1.2159E-007</text:p>
          </table:table-cell>
          <table:table-cell table:formula="of:=([.B791]*[.A791]*[.$J$2])/([.$G$2]*[.F791]*[.$I$2])" office:value-type="float" office:value="0.000666952843502076" calcext:value-type="float">
            <text:p>0.0006669528</text:p>
          </table:table-cell>
          <table:table-cell office:value-type="float" office:value="0.00139716" calcext:value-type="float">
            <text:p>0.00139716</text:p>
          </table:table-cell>
          <table:table-cell table:formula="of:=[.D791]*109.76" office:value-type="float" office:value="0.1533522816" calcext:value-type="float">
            <text:p>0.1533522816</text:p>
          </table:table-cell>
          <table:table-cell table:formula="of:=[.E791]*1E-018" office:value-type="float" office:value="1.533522816E-019" calcext:value-type="float">
            <text:p>1.533522816E-019</text:p>
          </table:table-cell>
          <table:table-cell table:number-columns-repeated="4"/>
        </table:table-row>
        <table:table-row table:style-name="ro1">
          <table:table-cell office:value-type="float" office:value="626.463" calcext:value-type="float">
            <text:p>626.463</text:p>
          </table:table-cell>
          <table:table-cell office:value-type="float" office:value="0.00000011924" calcext:value-type="float">
            <text:p>1.1924E-007</text:p>
          </table:table-cell>
          <table:table-cell table:formula="of:=([.B792]*[.A792]*[.$J$2])/([.$G$2]*[.F792]*[.$I$2])" office:value-type="float" office:value="0.00066693637381996" calcext:value-type="float">
            <text:p>0.0006669364</text:p>
          </table:table-cell>
          <table:table-cell office:value-type="float" office:value="0.00137763" calcext:value-type="float">
            <text:p>0.00137763</text:p>
          </table:table-cell>
          <table:table-cell table:formula="of:=[.D792]*109.76" office:value-type="float" office:value="0.1512086688" calcext:value-type="float">
            <text:p>0.1512086688</text:p>
          </table:table-cell>
          <table:table-cell table:formula="of:=[.E792]*1E-018" office:value-type="float" office:value="1.512086688E-019" calcext:value-type="float">
            <text:p>1.512086688E-019</text:p>
          </table:table-cell>
          <table:table-cell table:number-columns-repeated="4"/>
        </table:table-row>
        <table:table-row table:style-name="ro1">
          <table:table-cell office:value-type="float" office:value="629.865" calcext:value-type="float">
            <text:p>629.865</text:p>
          </table:table-cell>
          <table:table-cell office:value-type="float" office:value="0.00000011694" calcext:value-type="float">
            <text:p>1.1694E-007</text:p>
          </table:table-cell>
          <table:table-cell table:formula="of:=([.B793]*[.A793]*[.$J$2])/([.$G$2]*[.F793]*[.$I$2])" office:value-type="float" office:value="0.000666953082144886" calcext:value-type="float">
            <text:p>0.0006669531</text:p>
          </table:table-cell>
          <table:table-cell office:value-type="float" office:value="0.00135836" calcext:value-type="float">
            <text:p>0.00135836</text:p>
          </table:table-cell>
          <table:table-cell table:formula="of:=[.D793]*109.76" office:value-type="float" office:value="0.1490935936" calcext:value-type="float">
            <text:p>0.1490935936</text:p>
          </table:table-cell>
          <table:table-cell table:formula="of:=[.E793]*1E-018" office:value-type="float" office:value="1.490935936E-019" calcext:value-type="float">
            <text:p>1.490935936E-019</text:p>
          </table:table-cell>
          <table:table-cell table:number-columns-repeated="4"/>
        </table:table-row>
        <table:table-row table:style-name="ro1">
          <table:table-cell office:value-type="float" office:value="633.285" calcext:value-type="float">
            <text:p>633.285</text:p>
          </table:table-cell>
          <table:table-cell office:value-type="float" office:value="0.00000011468" calcext:value-type="float">
            <text:p>1.1468E-007</text:p>
          </table:table-cell>
          <table:table-cell table:formula="of:=([.B794]*[.A794]*[.$J$2])/([.$G$2]*[.F794]*[.$I$2])" office:value-type="float" office:value="0.000666948662547058" calcext:value-type="float">
            <text:p>0.0006669487</text:p>
          </table:table-cell>
          <table:table-cell office:value-type="float" office:value="0.00133935" calcext:value-type="float">
            <text:p>0.00133935</text:p>
          </table:table-cell>
          <table:table-cell table:formula="of:=[.D794]*109.76" office:value-type="float" office:value="0.147007056" calcext:value-type="float">
            <text:p>0.147007056</text:p>
          </table:table-cell>
          <table:table-cell table:formula="of:=[.E794]*1E-018" office:value-type="float" office:value="1.47007056E-019" calcext:value-type="float">
            <text:p>1.47007056E-019</text:p>
          </table:table-cell>
          <table:table-cell table:number-columns-repeated="4"/>
        </table:table-row>
        <table:table-row table:style-name="ro1">
          <table:table-cell office:value-type="float" office:value="636.724" calcext:value-type="float">
            <text:p>636.724</text:p>
          </table:table-cell>
          <table:table-cell office:value-type="float" office:value="0.00000011246" calcext:value-type="float">
            <text:p>1.1246E-007</text:p>
          </table:table-cell>
          <table:table-cell table:formula="of:=([.B795]*[.A795]*[.$J$2])/([.$G$2]*[.F795]*[.$I$2])" office:value-type="float" office:value="0.000666925938398664" calcext:value-type="float">
            <text:p>0.0006669259</text:p>
          </table:table-cell>
          <table:table-cell office:value-type="float" office:value="0.0013206" calcext:value-type="float">
            <text:p>0.0013206</text:p>
          </table:table-cell>
          <table:table-cell table:formula="of:=[.D795]*109.76" office:value-type="float" office:value="0.144949056" calcext:value-type="float">
            <text:p>0.144949056</text:p>
          </table:table-cell>
          <table:table-cell table:formula="of:=[.E795]*1E-018" office:value-type="float" office:value="1.44949056E-019" calcext:value-type="float">
            <text:p>1.44949056E-019</text:p>
          </table:table-cell>
          <table:table-cell table:number-columns-repeated="4"/>
        </table:table-row>
        <table:table-row table:style-name="ro1">
          <table:table-cell office:value-type="float" office:value="640.181" calcext:value-type="float">
            <text:p>640.181</text:p>
          </table:table-cell>
          <table:table-cell office:value-type="float" office:value="0.00000011029" calcext:value-type="float">
            <text:p>1.1029E-007</text:p>
          </table:table-cell>
          <table:table-cell table:formula="of:=([.B796]*[.A796]*[.$J$2])/([.$G$2]*[.F796]*[.$I$2])" office:value-type="float" office:value="0.000666956510055102" calcext:value-type="float">
            <text:p>0.0006669565</text:p>
          </table:table-cell>
          <table:table-cell office:value-type="float" office:value="0.00130209" calcext:value-type="float">
            <text:p>0.00130209</text:p>
          </table:table-cell>
          <table:table-cell table:formula="of:=[.D796]*109.76" office:value-type="float" office:value="0.1429173984" calcext:value-type="float">
            <text:p>0.1429173984</text:p>
          </table:table-cell>
          <table:table-cell table:formula="of:=[.E796]*1E-018" office:value-type="float" office:value="1.429173984E-019" calcext:value-type="float">
            <text:p>1.429173984E-019</text:p>
          </table:table-cell>
          <table:table-cell table:number-columns-repeated="4"/>
        </table:table-row>
        <table:table-row table:style-name="ro1">
          <table:table-cell office:value-type="float" office:value="643.657" calcext:value-type="float">
            <text:p>643.657</text:p>
          </table:table-cell>
          <table:table-cell office:value-type="float" office:value="0.00000010815" calcext:value-type="float">
            <text:p>1.0815E-007</text:p>
          </table:table-cell>
          <table:table-cell table:formula="of:=([.B797]*[.A797]*[.$J$2])/([.$G$2]*[.F797]*[.$I$2])" office:value-type="float" office:value="0.000666913824632809" calcext:value-type="float">
            <text:p>0.0006669138</text:p>
          </table:table-cell>
          <table:table-cell office:value-type="float" office:value="0.00128384" calcext:value-type="float">
            <text:p>0.00128384</text:p>
          </table:table-cell>
          <table:table-cell table:formula="of:=[.D797]*109.76" office:value-type="float" office:value="0.1409142784" calcext:value-type="float">
            <text:p>0.1409142784</text:p>
          </table:table-cell>
          <table:table-cell table:formula="of:=[.E797]*1E-018" office:value-type="float" office:value="1.409142784E-019" calcext:value-type="float">
            <text:p>1.409142784E-019</text:p>
          </table:table-cell>
          <table:table-cell table:number-columns-repeated="4"/>
        </table:table-row>
        <table:table-row table:style-name="ro1">
          <table:table-cell office:value-type="float" office:value="647.152" calcext:value-type="float">
            <text:p>647.152</text:p>
          </table:table-cell>
          <table:table-cell office:value-type="float" office:value="0.00000010606" calcext:value-type="float">
            <text:p>1.0606E-007</text:p>
          </table:table-cell>
          <table:table-cell table:formula="of:=([.B798]*[.A798]*[.$J$2])/([.$G$2]*[.F798]*[.$I$2])" office:value-type="float" office:value="0.000666932895007096" calcext:value-type="float">
            <text:p>0.0006669329</text:p>
          </table:table-cell>
          <table:table-cell office:value-type="float" office:value="0.00126583" calcext:value-type="float">
            <text:p>0.00126583</text:p>
          </table:table-cell>
          <table:table-cell table:formula="of:=[.D798]*109.76" office:value-type="float" office:value="0.1389375008" calcext:value-type="float">
            <text:p>0.1389375008</text:p>
          </table:table-cell>
          <table:table-cell table:formula="of:=[.E798]*1E-018" office:value-type="float" office:value="1.389375008E-019" calcext:value-type="float">
            <text:p>1.389375008E-019</text:p>
          </table:table-cell>
          <table:table-cell table:number-columns-repeated="4"/>
        </table:table-row>
        <table:table-row table:style-name="ro1">
          <table:table-cell office:value-type="float" office:value="650.666" calcext:value-type="float">
            <text:p>650.666</text:p>
          </table:table-cell>
          <table:table-cell office:value-type="float" office:value="0.00000010401" calcext:value-type="float">
            <text:p>0.000000104</text:p>
          </table:table-cell>
          <table:table-cell table:formula="of:=([.B799]*[.A799]*[.$J$2])/([.$G$2]*[.F799]*[.$I$2])" office:value-type="float" office:value="0.000666950908040735" calcext:value-type="float">
            <text:p>0.0006669509</text:p>
          </table:table-cell>
          <table:table-cell office:value-type="float" office:value="0.00124807" calcext:value-type="float">
            <text:p>0.00124807</text:p>
          </table:table-cell>
          <table:table-cell table:formula="of:=[.D799]*109.76" office:value-type="float" office:value="0.1369881632" calcext:value-type="float">
            <text:p>0.1369881632</text:p>
          </table:table-cell>
          <table:table-cell table:formula="of:=[.E799]*1E-018" office:value-type="float" office:value="1.369881632E-019" calcext:value-type="float">
            <text:p>1.369881632E-019</text:p>
          </table:table-cell>
          <table:table-cell table:number-columns-repeated="4"/>
        </table:table-row>
        <table:table-row table:style-name="ro1">
          <table:table-cell office:value-type="float" office:value="654.199" calcext:value-type="float">
            <text:p>654.199</text:p>
          </table:table-cell>
          <table:table-cell office:value-type="float" office:value="0.00000010199" calcext:value-type="float">
            <text:p>0.000000102</text:p>
          </table:table-cell>
          <table:table-cell table:formula="of:=([.B800]*[.A800]*[.$J$2])/([.$G$2]*[.F800]*[.$I$2])" office:value-type="float" office:value="0.000666910884122108" calcext:value-type="float">
            <text:p>0.0006669109</text:p>
          </table:table-cell>
          <table:table-cell office:value-type="float" office:value="0.00123055" calcext:value-type="float">
            <text:p>0.00123055</text:p>
          </table:table-cell>
          <table:table-cell table:formula="of:=[.D800]*109.76" office:value-type="float" office:value="0.135065168" calcext:value-type="float">
            <text:p>0.135065168</text:p>
          </table:table-cell>
          <table:table-cell table:formula="of:=[.E800]*1E-018" office:value-type="float" office:value="1.35065168E-019" calcext:value-type="float">
            <text:p>1.35065168E-019</text:p>
          </table:table-cell>
          <table:table-cell table:number-columns-repeated="4"/>
        </table:table-row>
        <table:table-row table:style-name="ro1">
          <table:table-cell office:value-type="float" office:value="657.751" calcext:value-type="float">
            <text:p>657.751</text:p>
          </table:table-cell>
          <table:table-cell office:value-type="float" office:value="0.00000010002" calcext:value-type="float">
            <text:p>0.0000001</text:p>
          </table:table-cell>
          <table:table-cell table:formula="of:=([.B801]*[.A801]*[.$J$2])/([.$G$2]*[.F801]*[.$I$2])" office:value-type="float" office:value="0.000666951248645644" calcext:value-type="float">
            <text:p>0.0006669512</text:p>
          </table:table-cell>
          <table:table-cell office:value-type="float" office:value="0.00121326" calcext:value-type="float">
            <text:p>0.00121326</text:p>
          </table:table-cell>
          <table:table-cell table:formula="of:=[.D801]*109.76" office:value-type="float" office:value="0.1331674176" calcext:value-type="float">
            <text:p>0.1331674176</text:p>
          </table:table-cell>
          <table:table-cell table:formula="of:=[.E801]*1E-018" office:value-type="float" office:value="1.331674176E-019" calcext:value-type="float">
            <text:p>1.331674176E-019</text:p>
          </table:table-cell>
          <table:table-cell table:number-columns-repeated="4"/>
        </table:table-row>
        <table:table-row table:style-name="ro1">
          <table:table-cell office:value-type="float" office:value="661.323" calcext:value-type="float">
            <text:p>661.323</text:p>
          </table:table-cell>
          <table:table-cell office:value-type="float" office:value="0.000000098078" calcext:value-type="float">
            <text:p>9.8078E-008</text:p>
          </table:table-cell>
          <table:table-cell table:formula="of:=([.B802]*[.A802]*[.$J$2])/([.$G$2]*[.F802]*[.$I$2])" office:value-type="float" office:value="0.000666931196549752" calcext:value-type="float">
            <text:p>0.0006669312</text:p>
          </table:table-cell>
          <table:table-cell office:value-type="float" office:value="0.0011962" calcext:value-type="float">
            <text:p>0.0011962</text:p>
          </table:table-cell>
          <table:table-cell table:formula="of:=[.D802]*109.76" office:value-type="float" office:value="0.131294912" calcext:value-type="float">
            <text:p>0.131294912</text:p>
          </table:table-cell>
          <table:table-cell table:formula="of:=[.E802]*1E-018" office:value-type="float" office:value="1.31294912E-019" calcext:value-type="float">
            <text:p>1.31294912E-019</text:p>
          </table:table-cell>
          <table:table-cell table:number-columns-repeated="4"/>
        </table:table-row>
        <table:table-row table:style-name="ro1">
          <table:table-cell office:value-type="float" office:value="664.914" calcext:value-type="float">
            <text:p>664.914</text:p>
          </table:table-cell>
          <table:table-cell office:value-type="float" office:value="0.000000096176" calcext:value-type="float">
            <text:p>9.6176E-008</text:p>
          </table:table-cell>
          <table:table-cell table:formula="of:=([.B803]*[.A803]*[.$J$2])/([.$G$2]*[.F803]*[.$I$2])" office:value-type="float" office:value="0.00066692658788896" calcext:value-type="float">
            <text:p>0.0006669266</text:p>
          </table:table-cell>
          <table:table-cell office:value-type="float" office:value="0.00117938" calcext:value-type="float">
            <text:p>0.00117938</text:p>
          </table:table-cell>
          <table:table-cell table:formula="of:=[.D803]*109.76" office:value-type="float" office:value="0.1294487488" calcext:value-type="float">
            <text:p>0.1294487488</text:p>
          </table:table-cell>
          <table:table-cell table:formula="of:=[.E803]*1E-018" office:value-type="float" office:value="1.294487488E-019" calcext:value-type="float">
            <text:p>1.294487488E-019</text:p>
          </table:table-cell>
          <table:table-cell table:number-columns-repeated="4"/>
        </table:table-row>
        <table:table-row table:style-name="ro1">
          <table:table-cell office:value-type="float" office:value="668.524" calcext:value-type="float">
            <text:p>668.524</text:p>
          </table:table-cell>
          <table:table-cell office:value-type="float" office:value="0.000000094311" calcext:value-type="float">
            <text:p>9.4311E-008</text:p>
          </table:table-cell>
          <table:table-cell table:formula="of:=([.B804]*[.A804]*[.$J$2])/([.$G$2]*[.F804]*[.$I$2])" office:value-type="float" office:value="0.000666931763719385" calcext:value-type="float">
            <text:p>0.0006669318</text:p>
          </table:table-cell>
          <table:table-cell office:value-type="float" office:value="0.00116278" calcext:value-type="float">
            <text:p>0.00116278</text:p>
          </table:table-cell>
          <table:table-cell table:formula="of:=[.D804]*109.76" office:value-type="float" office:value="0.1276267328" calcext:value-type="float">
            <text:p>0.1276267328</text:p>
          </table:table-cell>
          <table:table-cell table:formula="of:=[.E804]*1E-018" office:value-type="float" office:value="1.276267328E-019" calcext:value-type="float">
            <text:p>1.276267328E-019</text:p>
          </table:table-cell>
          <table:table-cell table:number-columns-repeated="4"/>
        </table:table-row>
        <table:table-row table:style-name="ro1">
          <table:table-cell office:value-type="float" office:value="672.154" calcext:value-type="float">
            <text:p>672.154</text:p>
          </table:table-cell>
          <table:table-cell office:value-type="float" office:value="0.000000092481" calcext:value-type="float">
            <text:p>9.2481E-008</text:p>
          </table:table-cell>
          <table:table-cell table:formula="of:=([.B805]*[.A805]*[.$J$2])/([.$G$2]*[.F805]*[.$I$2])" office:value-type="float" office:value="0.000666931056232614" calcext:value-type="float">
            <text:p>0.0006669311</text:p>
          </table:table-cell>
          <table:table-cell office:value-type="float" office:value="0.00114641" calcext:value-type="float">
            <text:p>0.00114641</text:p>
          </table:table-cell>
          <table:table-cell table:formula="of:=[.D805]*109.76" office:value-type="float" office:value="0.1258299616" calcext:value-type="float">
            <text:p>0.1258299616</text:p>
          </table:table-cell>
          <table:table-cell table:formula="of:=[.E805]*1E-018" office:value-type="float" office:value="1.258299616E-019" calcext:value-type="float">
            <text:p>1.258299616E-019</text:p>
          </table:table-cell>
          <table:table-cell table:number-columns-repeated="4"/>
        </table:table-row>
        <table:table-row table:style-name="ro1">
          <table:table-cell office:value-type="float" office:value="675.804" calcext:value-type="float">
            <text:p>675.804</text:p>
          </table:table-cell>
          <table:table-cell office:value-type="float" office:value="0.000000090685" calcext:value-type="float">
            <text:p>9.0685E-008</text:p>
          </table:table-cell>
          <table:table-cell table:formula="of:=([.B806]*[.A806]*[.$J$2])/([.$G$2]*[.F806]*[.$I$2])" office:value-type="float" office:value="0.00066692570946278" calcext:value-type="float">
            <text:p>0.0006669257</text:p>
          </table:table-cell>
          <table:table-cell office:value-type="float" office:value="0.00113026" calcext:value-type="float">
            <text:p>0.00113026</text:p>
          </table:table-cell>
          <table:table-cell table:formula="of:=[.D806]*109.76" office:value-type="float" office:value="0.1240573376" calcext:value-type="float">
            <text:p>0.1240573376</text:p>
          </table:table-cell>
          <table:table-cell table:formula="of:=[.E806]*1E-018" office:value-type="float" office:value="1.240573376E-019" calcext:value-type="float">
            <text:p>1.240573376E-019</text:p>
          </table:table-cell>
          <table:table-cell table:number-columns-repeated="4"/>
        </table:table-row>
        <table:table-row table:style-name="ro1">
          <table:table-cell office:value-type="float" office:value="679.474" calcext:value-type="float">
            <text:p>679.474</text:p>
          </table:table-cell>
          <table:table-cell office:value-type="float" office:value="0.000000088924" calcext:value-type="float">
            <text:p>8.8924E-008</text:p>
          </table:table-cell>
          <table:table-cell table:formula="of:=([.B807]*[.A807]*[.$J$2])/([.$G$2]*[.F807]*[.$I$2])" office:value-type="float" office:value="0.000666925944781031" calcext:value-type="float">
            <text:p>0.0006669259</text:p>
          </table:table-cell>
          <table:table-cell office:value-type="float" office:value="0.00111433" calcext:value-type="float">
            <text:p>0.00111433</text:p>
          </table:table-cell>
          <table:table-cell table:formula="of:=[.D807]*109.76" office:value-type="float" office:value="0.1223088608" calcext:value-type="float">
            <text:p>0.1223088608</text:p>
          </table:table-cell>
          <table:table-cell table:formula="of:=[.E807]*1E-018" office:value-type="float" office:value="1.223088608E-019" calcext:value-type="float">
            <text:p>1.223088608E-019</text:p>
          </table:table-cell>
          <table:table-cell table:number-columns-repeated="4"/>
        </table:table-row>
        <table:table-row table:style-name="ro1">
          <table:table-cell office:value-type="float" office:value="683.163" calcext:value-type="float">
            <text:p>683.163</text:p>
          </table:table-cell>
          <table:table-cell office:value-type="float" office:value="0.000000087197" calcext:value-type="float">
            <text:p>8.7197E-008</text:p>
          </table:table-cell>
          <table:table-cell table:formula="of:=([.B808]*[.A808]*[.$J$2])/([.$G$2]*[.F808]*[.$I$2])" office:value-type="float" office:value="0.000666932582090299" calcext:value-type="float">
            <text:p>0.0006669326</text:p>
          </table:table-cell>
          <table:table-cell office:value-type="float" office:value="0.00109861" calcext:value-type="float">
            <text:p>0.00109861</text:p>
          </table:table-cell>
          <table:table-cell table:formula="of:=[.D808]*109.76" office:value-type="float" office:value="0.1205834336" calcext:value-type="float">
            <text:p>0.1205834336</text:p>
          </table:table-cell>
          <table:table-cell table:formula="of:=[.E808]*1E-018" office:value-type="float" office:value="1.205834336E-019" calcext:value-type="float">
            <text:p>1.205834336E-019</text:p>
          </table:table-cell>
          <table:table-cell table:number-columns-repeated="4"/>
        </table:table-row>
        <table:table-row table:style-name="ro1">
          <table:table-cell office:value-type="float" office:value="686.873" calcext:value-type="float">
            <text:p>686.873</text:p>
          </table:table-cell>
          <table:table-cell office:value-type="float" office:value="0.000000085502" calcext:value-type="float">
            <text:p>8.5502E-008</text:p>
          </table:table-cell>
          <table:table-cell table:formula="of:=([.B809]*[.A809]*[.$J$2])/([.$G$2]*[.F809]*[.$I$2])" office:value-type="float" office:value="0.000666929235397275" calcext:value-type="float">
            <text:p>0.0006669292</text:p>
          </table:table-cell>
          <table:table-cell office:value-type="float" office:value="0.00108311" calcext:value-type="float">
            <text:p>0.00108311</text:p>
          </table:table-cell>
          <table:table-cell table:formula="of:=[.D809]*109.76" office:value-type="float" office:value="0.1188821536" calcext:value-type="float">
            <text:p>0.1188821536</text:p>
          </table:table-cell>
          <table:table-cell table:formula="of:=[.E809]*1E-018" office:value-type="float" office:value="1.188821536E-019" calcext:value-type="float">
            <text:p>1.188821536E-019</text:p>
          </table:table-cell>
          <table:table-cell table:number-columns-repeated="4"/>
        </table:table-row>
        <table:table-row table:style-name="ro1">
          <table:table-cell office:value-type="float" office:value="690.602" calcext:value-type="float">
            <text:p>690.602</text:p>
          </table:table-cell>
          <table:table-cell office:value-type="float" office:value="0.000000083839" calcext:value-type="float">
            <text:p>8.3839E-008</text:p>
          </table:table-cell>
          <table:table-cell table:formula="of:=([.B810]*[.A810]*[.$J$2])/([.$G$2]*[.F810]*[.$I$2])" office:value-type="float" office:value="0.000666922658623137" calcext:value-type="float">
            <text:p>0.0006669227</text:p>
          </table:table-cell>
          <table:table-cell office:value-type="float" office:value="0.00106782" calcext:value-type="float">
            <text:p>0.00106782</text:p>
          </table:table-cell>
          <table:table-cell table:formula="of:=[.D810]*109.76" office:value-type="float" office:value="0.1172039232" calcext:value-type="float">
            <text:p>0.1172039232</text:p>
          </table:table-cell>
          <table:table-cell table:formula="of:=[.E810]*1E-018" office:value-type="float" office:value="1.172039232E-019" calcext:value-type="float">
            <text:p>1.172039232E-019</text:p>
          </table:table-cell>
          <table:table-cell table:number-columns-repeated="4"/>
        </table:table-row>
        <table:table-row table:style-name="ro1">
          <table:table-cell office:value-type="float" office:value="694.352" calcext:value-type="float">
            <text:p>694.352</text:p>
          </table:table-cell>
          <table:table-cell office:value-type="float" office:value="0.000000082209" calcext:value-type="float">
            <text:p>8.2209E-008</text:p>
          </table:table-cell>
          <table:table-cell table:formula="of:=([.B811]*[.A811]*[.$J$2])/([.$G$2]*[.F811]*[.$I$2])" office:value-type="float" office:value="0.00066693215876332" calcext:value-type="float">
            <text:p>0.0006669322</text:p>
          </table:table-cell>
          <table:table-cell office:value-type="float" office:value="0.00105273" calcext:value-type="float">
            <text:p>0.00105273</text:p>
          </table:table-cell>
          <table:table-cell table:formula="of:=[.D811]*109.76" office:value-type="float" office:value="0.1155476448" calcext:value-type="float">
            <text:p>0.1155476448</text:p>
          </table:table-cell>
          <table:table-cell table:formula="of:=[.E811]*1E-018" office:value-type="float" office:value="1.155476448E-019" calcext:value-type="float">
            <text:p>1.155476448E-019</text:p>
          </table:table-cell>
          <table:table-cell table:number-columns-repeated="4"/>
        </table:table-row>
        <table:table-row table:style-name="ro1">
          <table:table-cell office:value-type="float" office:value="698.122" calcext:value-type="float">
            <text:p>698.122</text:p>
          </table:table-cell>
          <table:table-cell office:value-type="float" office:value="0.000000080609" calcext:value-type="float">
            <text:p>8.0609E-008</text:p>
          </table:table-cell>
          <table:table-cell table:formula="of:=([.B812]*[.A812]*[.$J$2])/([.$G$2]*[.F812]*[.$I$2])" office:value-type="float" office:value="0.000666929411763795" calcext:value-type="float">
            <text:p>0.0006669294</text:p>
          </table:table-cell>
          <table:table-cell office:value-type="float" office:value="0.00103785" calcext:value-type="float">
            <text:p>0.00103785</text:p>
          </table:table-cell>
          <table:table-cell table:formula="of:=[.D812]*109.76" office:value-type="float" office:value="0.113914416" calcext:value-type="float">
            <text:p>0.113914416</text:p>
          </table:table-cell>
          <table:table-cell table:formula="of:=[.E812]*1E-018" office:value-type="float" office:value="1.13914416E-019" calcext:value-type="float">
            <text:p>1.13914416E-019</text:p>
          </table:table-cell>
          <table:table-cell table:number-columns-repeated="4"/>
        </table:table-row>
        <table:table-row table:style-name="ro1">
          <table:table-cell office:value-type="float" office:value="701.913" calcext:value-type="float">
            <text:p>701.913</text:p>
          </table:table-cell>
          <table:table-cell office:value-type="float" office:value="0.00000007904" calcext:value-type="float">
            <text:p>0.000000079</text:p>
          </table:table-cell>
          <table:table-cell table:formula="of:=([.B813]*[.A813]*[.$J$2])/([.$G$2]*[.F813]*[.$I$2])" office:value-type="float" office:value="0.000666926197720031" calcext:value-type="float">
            <text:p>0.0006669262</text:p>
          </table:table-cell>
          <table:table-cell office:value-type="float" office:value="0.00102318" calcext:value-type="float">
            <text:p>0.00102318</text:p>
          </table:table-cell>
          <table:table-cell table:formula="of:=[.D813]*109.76" office:value-type="float" office:value="0.1123042368" calcext:value-type="float">
            <text:p>0.1123042368</text:p>
          </table:table-cell>
          <table:table-cell table:formula="of:=[.E813]*1E-018" office:value-type="float" office:value="1.123042368E-019" calcext:value-type="float">
            <text:p>1.123042368E-019</text:p>
          </table:table-cell>
          <table:table-cell table:number-columns-repeated="4"/>
        </table:table-row>
        <table:table-row table:style-name="ro1">
          <table:table-cell office:value-type="float" office:value="705.724" calcext:value-type="float">
            <text:p>705.724</text:p>
          </table:table-cell>
          <table:table-cell office:value-type="float" office:value="0.000000077501" calcext:value-type="float">
            <text:p>7.7501E-008</text:p>
          </table:table-cell>
          <table:table-cell table:formula="of:=([.B814]*[.A814]*[.$J$2])/([.$G$2]*[.F814]*[.$I$2])" office:value-type="float" office:value="0.000666929264951825" calcext:value-type="float">
            <text:p>0.0006669293</text:p>
          </table:table-cell>
          <table:table-cell office:value-type="float" office:value="0.0010087" calcext:value-type="float">
            <text:p>0.0010087</text:p>
          </table:table-cell>
          <table:table-cell table:formula="of:=[.D814]*109.76" office:value-type="float" office:value="0.110714912" calcext:value-type="float">
            <text:p>0.110714912</text:p>
          </table:table-cell>
          <table:table-cell table:formula="of:=[.E814]*1E-018" office:value-type="float" office:value="1.10714912E-019" calcext:value-type="float">
            <text:p>1.10714912E-019</text:p>
          </table:table-cell>
          <table:table-cell table:number-columns-repeated="4"/>
        </table:table-row>
        <table:table-row table:style-name="ro1">
          <table:table-cell office:value-type="float" office:value="709.556" calcext:value-type="float">
            <text:p>709.556</text:p>
          </table:table-cell>
          <table:table-cell office:value-type="float" office:value="0.000000075991" calcext:value-type="float">
            <text:p>0.000000076</text:p>
          </table:table-cell>
          <table:table-cell table:formula="of:=([.B815]*[.A815]*[.$J$2])/([.$G$2]*[.F815]*[.$I$2])" office:value-type="float" office:value="0.000666929455085517" calcext:value-type="float">
            <text:p>0.0006669295</text:p>
          </table:table-cell>
          <table:table-cell office:value-type="float" office:value="0.000994417" calcext:value-type="float">
            <text:p>0.000994417</text:p>
          </table:table-cell>
          <table:table-cell table:formula="of:=[.D815]*109.76" office:value-type="float" office:value="0.10914720992" calcext:value-type="float">
            <text:p>0.1091472099</text:p>
          </table:table-cell>
          <table:table-cell table:formula="of:=[.E815]*1E-018" office:value-type="float" office:value="1.0914720992E-019" calcext:value-type="float">
            <text:p>1.0914720992E-019</text:p>
          </table:table-cell>
          <table:table-cell table:number-columns-repeated="4"/>
        </table:table-row>
        <table:table-row table:style-name="ro1">
          <table:table-cell office:value-type="float" office:value="713.409" calcext:value-type="float">
            <text:p>713.409</text:p>
          </table:table-cell>
          <table:table-cell office:value-type="float" office:value="0.00000007451" calcext:value-type="float">
            <text:p>7.451E-008</text:p>
          </table:table-cell>
          <table:table-cell table:formula="of:=([.B816]*[.A816]*[.$J$2])/([.$G$2]*[.F816]*[.$I$2])" office:value-type="float" office:value="0.000666929631535485" calcext:value-type="float">
            <text:p>0.0006669296</text:p>
          </table:table-cell>
          <table:table-cell office:value-type="float" office:value="0.000980331" calcext:value-type="float">
            <text:p>0.000980331</text:p>
          </table:table-cell>
          <table:table-cell table:formula="of:=[.D816]*109.76" office:value-type="float" office:value="0.10760113056" calcext:value-type="float">
            <text:p>0.1076011306</text:p>
          </table:table-cell>
          <table:table-cell table:formula="of:=[.E816]*1E-018" office:value-type="float" office:value="1.0760113056E-019" calcext:value-type="float">
            <text:p>1.0760113056E-019</text:p>
          </table:table-cell>
          <table:table-cell table:number-columns-repeated="4"/>
        </table:table-row>
        <table:table-row table:style-name="ro1">
          <table:table-cell office:value-type="float" office:value="717.283" calcext:value-type="float">
            <text:p>717.283</text:p>
          </table:table-cell>
          <table:table-cell office:value-type="float" office:value="0.000000073057" calcext:value-type="float">
            <text:p>7.3057E-008</text:p>
          </table:table-cell>
          <table:table-cell table:formula="of:=([.B817]*[.A817]*[.$J$2])/([.$G$2]*[.F817]*[.$I$2])" office:value-type="float" office:value="0.000666927193954386" calcext:value-type="float">
            <text:p>0.0006669272</text:p>
          </table:table-cell>
          <table:table-cell office:value-type="float" office:value="0.000966437" calcext:value-type="float">
            <text:p>0.000966437</text:p>
          </table:table-cell>
          <table:table-cell table:formula="of:=[.D817]*109.76" office:value-type="float" office:value="0.10607612512" calcext:value-type="float">
            <text:p>0.1060761251</text:p>
          </table:table-cell>
          <table:table-cell table:formula="of:=[.E817]*1E-018" office:value-type="float" office:value="1.0607612512E-019" calcext:value-type="float">
            <text:p>1.0607612512E-019</text:p>
          </table:table-cell>
          <table:table-cell table:number-columns-repeated="4"/>
        </table:table-row>
        <table:table-row table:style-name="ro1">
          <table:table-cell office:value-type="float" office:value="721.178" calcext:value-type="float">
            <text:p>721.178</text:p>
          </table:table-cell>
          <table:table-cell office:value-type="float" office:value="0.000000071632" calcext:value-type="float">
            <text:p>7.1632E-008</text:p>
          </table:table-cell>
          <table:table-cell table:formula="of:=([.B818]*[.A818]*[.$J$2])/([.$G$2]*[.F818]*[.$I$2])" office:value-type="float" office:value="0.00066692714885301" calcext:value-type="float">
            <text:p>0.0006669271</text:p>
          </table:table-cell>
          <table:table-cell office:value-type="float" office:value="0.000952732" calcext:value-type="float">
            <text:p>0.000952732</text:p>
          </table:table-cell>
          <table:table-cell table:formula="of:=[.D818]*109.76" office:value-type="float" office:value="0.10457186432" calcext:value-type="float">
            <text:p>0.1045718643</text:p>
          </table:table-cell>
          <table:table-cell table:formula="of:=[.E818]*1E-018" office:value-type="float" office:value="1.0457186432E-019" calcext:value-type="float">
            <text:p>1.0457186432E-019</text:p>
          </table:table-cell>
          <table:table-cell table:number-columns-repeated="4"/>
        </table:table-row>
        <table:table-row table:style-name="ro1">
          <table:table-cell office:value-type="float" office:value="725.094" calcext:value-type="float">
            <text:p>725.094</text:p>
          </table:table-cell>
          <table:table-cell office:value-type="float" office:value="0.000000070234" calcext:value-type="float">
            <text:p>7.0234E-008</text:p>
          </table:table-cell>
          <table:table-cell table:formula="of:=([.B819]*[.A819]*[.$J$2])/([.$G$2]*[.F819]*[.$I$2])" office:value-type="float" office:value="0.000666924634456259" calcext:value-type="float">
            <text:p>0.0006669246</text:p>
          </table:table-cell>
          <table:table-cell office:value-type="float" office:value="0.000939214" calcext:value-type="float">
            <text:p>0.000939214</text:p>
          </table:table-cell>
          <table:table-cell table:formula="of:=[.D819]*109.76" office:value-type="float" office:value="0.10308812864" calcext:value-type="float">
            <text:p>0.1030881286</text:p>
          </table:table-cell>
          <table:table-cell table:formula="of:=[.E819]*1E-018" office:value-type="float" office:value="1.0308812864E-019" calcext:value-type="float">
            <text:p>1.0308812864E-019</text:p>
          </table:table-cell>
          <table:table-cell table:number-columns-repeated="4"/>
        </table:table-row>
        <table:table-row table:style-name="ro1">
          <table:table-cell office:value-type="float" office:value="729.031" calcext:value-type="float">
            <text:p>729.031</text:p>
          </table:table-cell>
          <table:table-cell office:value-type="float" office:value="0.000000068863" calcext:value-type="float">
            <text:p>6.8863E-008</text:p>
          </table:table-cell>
          <table:table-cell table:formula="of:=([.B820]*[.A820]*[.$J$2])/([.$G$2]*[.F820]*[.$I$2])" office:value-type="float" office:value="0.000666924028513459" calcext:value-type="float">
            <text:p>0.000666924</text:p>
          </table:table-cell>
          <table:table-cell office:value-type="float" office:value="0.000925881" calcext:value-type="float">
            <text:p>0.000925881</text:p>
          </table:table-cell>
          <table:table-cell table:formula="of:=[.D820]*109.76" office:value-type="float" office:value="0.10162469856" calcext:value-type="float">
            <text:p>0.1016246986</text:p>
          </table:table-cell>
          <table:table-cell table:formula="of:=[.E820]*1E-018" office:value-type="float" office:value="1.0162469856E-019" calcext:value-type="float">
            <text:p>1.0162469856E-019</text:p>
          </table:table-cell>
          <table:table-cell table:number-columns-repeated="4"/>
        </table:table-row>
        <table:table-row table:style-name="ro1">
          <table:table-cell office:value-type="float" office:value="732.989" calcext:value-type="float">
            <text:p>732.989</text:p>
          </table:table-cell>
          <table:table-cell office:value-type="float" office:value="0.000000067519" calcext:value-type="float">
            <text:p>6.7519E-008</text:p>
          </table:table-cell>
          <table:table-cell table:formula="of:=([.B821]*[.A821]*[.$J$2])/([.$G$2]*[.F821]*[.$I$2])" office:value-type="float" office:value="0.000666931471273021" calcext:value-type="float">
            <text:p>0.0006669315</text:p>
          </table:table-cell>
          <table:table-cell office:value-type="float" office:value="0.000912729" calcext:value-type="float">
            <text:p>0.000912729</text:p>
          </table:table-cell>
          <table:table-cell table:formula="of:=[.D821]*109.76" office:value-type="float" office:value="0.10018113504" calcext:value-type="float">
            <text:p>0.100181135</text:p>
          </table:table-cell>
          <table:table-cell table:formula="of:=[.E821]*1E-018" office:value-type="float" office:value="1.0018113504E-019" calcext:value-type="float">
            <text:p>1.0018113504E-019</text:p>
          </table:table-cell>
          <table:table-cell table:number-columns-repeated="4"/>
        </table:table-row>
        <table:table-row table:style-name="ro1">
          <table:table-cell office:value-type="float" office:value="736.97" calcext:value-type="float">
            <text:p>736.97</text:p>
          </table:table-cell>
          <table:table-cell office:value-type="float" office:value="0.0000000662" calcext:value-type="float">
            <text:p>6.62E-008</text:p>
          </table:table-cell>
          <table:table-cell table:formula="of:=([.B822]*[.A822]*[.$J$2])/([.$G$2]*[.F822]*[.$I$2])" office:value-type="float" office:value="0.000666932197317675" calcext:value-type="float">
            <text:p>0.0006669322</text:p>
          </table:table-cell>
          <table:table-cell office:value-type="float" office:value="0.000899758" calcext:value-type="float">
            <text:p>0.000899758</text:p>
          </table:table-cell>
          <table:table-cell table:formula="of:=[.D822]*109.76" office:value-type="float" office:value="0.09875743808" calcext:value-type="float">
            <text:p>0.0987574381</text:p>
          </table:table-cell>
          <table:table-cell table:formula="of:=[.E822]*1E-018" office:value-type="float" office:value="9.875743808E-020" calcext:value-type="float">
            <text:p>9.875743808E-020</text:p>
          </table:table-cell>
          <table:table-cell table:number-columns-repeated="4"/>
        </table:table-row>
        <table:table-row table:style-name="ro1">
          <table:table-cell office:value-type="float" office:value="740.971" calcext:value-type="float">
            <text:p>740.971</text:p>
          </table:table-cell>
          <table:table-cell office:value-type="float" office:value="0.000000064906" calcext:value-type="float">
            <text:p>6.4906E-008</text:p>
          </table:table-cell>
          <table:table-cell table:formula="of:=([.B823]*[.A823]*[.$J$2])/([.$G$2]*[.F823]*[.$I$2])" office:value-type="float" office:value="0.000666929097347441" calcext:value-type="float">
            <text:p>0.0006669291</text:p>
          </table:table-cell>
          <table:table-cell office:value-type="float" office:value="0.000886964" calcext:value-type="float">
            <text:p>0.000886964</text:p>
          </table:table-cell>
          <table:table-cell table:formula="of:=[.D823]*109.76" office:value-type="float" office:value="0.09735316864" calcext:value-type="float">
            <text:p>0.0973531686</text:p>
          </table:table-cell>
          <table:table-cell table:formula="of:=[.E823]*1E-018" office:value-type="float" office:value="9.735316864E-020" calcext:value-type="float">
            <text:p>9.735316864E-020</text:p>
          </table:table-cell>
          <table:table-cell table:number-columns-repeated="4"/>
        </table:table-row>
        <table:table-row table:style-name="ro1">
          <table:table-cell office:value-type="float" office:value="744.995" calcext:value-type="float">
            <text:p>744.995</text:p>
          </table:table-cell>
          <table:table-cell office:value-type="float" office:value="0.000000063637" calcext:value-type="float">
            <text:p>6.3637E-008</text:p>
          </table:table-cell>
          <table:table-cell table:formula="of:=([.B824]*[.A824]*[.$J$2])/([.$G$2]*[.F824]*[.$I$2])" office:value-type="float" office:value="0.000666929345568874" calcext:value-type="float">
            <text:p>0.0006669293</text:p>
          </table:table-cell>
          <table:table-cell office:value-type="float" office:value="0.000874345" calcext:value-type="float">
            <text:p>0.000874345</text:p>
          </table:table-cell>
          <table:table-cell table:formula="of:=[.D824]*109.76" office:value-type="float" office:value="0.0959681072" calcext:value-type="float">
            <text:p>0.0959681072</text:p>
          </table:table-cell>
          <table:table-cell table:formula="of:=[.E824]*1E-018" office:value-type="float" office:value="9.59681072E-020" calcext:value-type="float">
            <text:p>9.59681072E-020</text:p>
          </table:table-cell>
          <table:table-cell table:number-columns-repeated="4"/>
        </table:table-row>
        <table:table-row table:style-name="ro1">
          <table:table-cell office:value-type="float" office:value="749.04" calcext:value-type="float">
            <text:p>749.04</text:p>
          </table:table-cell>
          <table:table-cell office:value-type="float" office:value="0.000000062392" calcext:value-type="float">
            <text:p>6.2392E-008</text:p>
          </table:table-cell>
          <table:table-cell table:formula="of:=([.B825]*[.A825]*[.$J$2])/([.$G$2]*[.F825]*[.$I$2])" office:value-type="float" office:value="0.000666925223758462" calcext:value-type="float">
            <text:p>0.0006669252</text:p>
          </table:table-cell>
          <table:table-cell office:value-type="float" office:value="0.000861899" calcext:value-type="float">
            <text:p>0.000861899</text:p>
          </table:table-cell>
          <table:table-cell table:formula="of:=[.D825]*109.76" office:value-type="float" office:value="0.09460203424" calcext:value-type="float">
            <text:p>0.0946020342</text:p>
          </table:table-cell>
          <table:table-cell table:formula="of:=[.E825]*1E-018" office:value-type="float" office:value="9.460203424E-020" calcext:value-type="float">
            <text:p>9.460203424E-020</text:p>
          </table:table-cell>
          <table:table-cell table:number-columns-repeated="4"/>
        </table:table-row>
        <table:table-row table:style-name="ro1">
          <table:table-cell office:value-type="float" office:value="753.107" calcext:value-type="float">
            <text:p>753.107</text:p>
          </table:table-cell>
          <table:table-cell office:value-type="float" office:value="0.000000061171" calcext:value-type="float">
            <text:p>6.1171E-008</text:p>
          </table:table-cell>
          <table:table-cell table:formula="of:=([.B826]*[.A826]*[.$J$2])/([.$G$2]*[.F826]*[.$I$2])" office:value-type="float" office:value="0.000666922863557201" calcext:value-type="float">
            <text:p>0.0006669229</text:p>
          </table:table-cell>
          <table:table-cell office:value-type="float" office:value="0.000849623" calcext:value-type="float">
            <text:p>0.000849623</text:p>
          </table:table-cell>
          <table:table-cell table:formula="of:=[.D826]*109.76" office:value-type="float" office:value="0.09325462048" calcext:value-type="float">
            <text:p>0.0932546205</text:p>
          </table:table-cell>
          <table:table-cell table:formula="of:=[.E826]*1E-018" office:value-type="float" office:value="9.325462048E-020" calcext:value-type="float">
            <text:p>9.325462048E-020</text:p>
          </table:table-cell>
          <table:table-cell table:number-columns-repeated="4"/>
        </table:table-row>
        <table:table-row table:style-name="ro1">
          <table:table-cell office:value-type="float" office:value="757.196" calcext:value-type="float">
            <text:p>757.196</text:p>
          </table:table-cell>
          <table:table-cell office:value-type="float" office:value="0.000000059974" calcext:value-type="float">
            <text:p>0.00000006</text:p>
          </table:table-cell>
          <table:table-cell table:formula="of:=([.B827]*[.A827]*[.$J$2])/([.$G$2]*[.F827]*[.$I$2])" office:value-type="float" office:value="0.0006669270534394" calcext:value-type="float">
            <text:p>0.0006669271</text:p>
          </table:table-cell>
          <table:table-cell office:value-type="float" office:value="0.000837515" calcext:value-type="float">
            <text:p>0.000837515</text:p>
          </table:table-cell>
          <table:table-cell table:formula="of:=[.D827]*109.76" office:value-type="float" office:value="0.0919256464" calcext:value-type="float">
            <text:p>0.0919256464</text:p>
          </table:table-cell>
          <table:table-cell table:formula="of:=[.E827]*1E-018" office:value-type="float" office:value="9.19256464E-020" calcext:value-type="float">
            <text:p>9.19256464E-020</text:p>
          </table:table-cell>
          <table:table-cell table:number-columns-repeated="4"/>
        </table:table-row>
        <table:table-row table:style-name="ro1">
          <table:table-cell office:value-type="float" office:value="761.308" calcext:value-type="float">
            <text:p>761.308</text:p>
          </table:table-cell>
          <table:table-cell office:value-type="float" office:value="0.0000000588" calcext:value-type="float">
            <text:p>5.88E-008</text:p>
          </table:table-cell>
          <table:table-cell table:formula="of:=([.B828]*[.A828]*[.$J$2])/([.$G$2]*[.F828]*[.$I$2])" office:value-type="float" office:value="0.000666931629796497" calcext:value-type="float">
            <text:p>0.0006669316</text:p>
          </table:table-cell>
          <table:table-cell office:value-type="float" office:value="0.000825574" calcext:value-type="float">
            <text:p>0.000825574</text:p>
          </table:table-cell>
          <table:table-cell table:formula="of:=[.D828]*109.76" office:value-type="float" office:value="0.09061500224" calcext:value-type="float">
            <text:p>0.0906150022</text:p>
          </table:table-cell>
          <table:table-cell table:formula="of:=[.E828]*1E-018" office:value-type="float" office:value="9.061500224E-020" calcext:value-type="float">
            <text:p>9.061500224E-020</text:p>
          </table:table-cell>
          <table:table-cell table:number-columns-repeated="4"/>
        </table:table-row>
        <table:table-row table:style-name="ro1">
          <table:table-cell office:value-type="float" office:value="765.442" calcext:value-type="float">
            <text:p>765.442</text:p>
          </table:table-cell>
          <table:table-cell office:value-type="float" office:value="0.000000057648" calcext:value-type="float">
            <text:p>5.7648E-008</text:p>
          </table:table-cell>
          <table:table-cell table:formula="of:=([.B829]*[.A829]*[.$J$2])/([.$G$2]*[.F829]*[.$I$2])" office:value-type="float" office:value="0.000666930508617758" calcext:value-type="float">
            <text:p>0.0006669305</text:p>
          </table:table-cell>
          <table:table-cell office:value-type="float" office:value="0.000813796" calcext:value-type="float">
            <text:p>0.000813796</text:p>
          </table:table-cell>
          <table:table-cell table:formula="of:=[.D829]*109.76" office:value-type="float" office:value="0.08932224896" calcext:value-type="float">
            <text:p>0.089322249</text:p>
          </table:table-cell>
          <table:table-cell table:formula="of:=[.E829]*1E-018" office:value-type="float" office:value="8.932224896E-020" calcext:value-type="float">
            <text:p>8.932224896E-020</text:p>
          </table:table-cell>
          <table:table-cell table:number-columns-repeated="4"/>
        </table:table-row>
        <table:table-row table:style-name="ro1">
          <table:table-cell office:value-type="float" office:value="769.598" calcext:value-type="float">
            <text:p>769.598</text:p>
          </table:table-cell>
          <table:table-cell office:value-type="float" office:value="0.000000056518" calcext:value-type="float">
            <text:p>5.6518E-008</text:p>
          </table:table-cell>
          <table:table-cell table:formula="of:=([.B830]*[.A830]*[.$J$2])/([.$G$2]*[.F830]*[.$I$2])" office:value-type="float" office:value="0.000666927288736495" calcext:value-type="float">
            <text:p>0.0006669273</text:p>
          </table:table-cell>
          <table:table-cell office:value-type="float" office:value="0.00080218" calcext:value-type="float">
            <text:p>0.00080218</text:p>
          </table:table-cell>
          <table:table-cell table:formula="of:=[.D830]*109.76" office:value-type="float" office:value="0.0880472768" calcext:value-type="float">
            <text:p>0.0880472768</text:p>
          </table:table-cell>
          <table:table-cell table:formula="of:=[.E830]*1E-018" office:value-type="float" office:value="8.80472768E-020" calcext:value-type="float">
            <text:p>8.80472768E-020</text:p>
          </table:table-cell>
          <table:table-cell table:number-columns-repeated="4"/>
        </table:table-row>
        <table:table-row table:style-name="ro1">
          <table:table-cell office:value-type="float" office:value="773.777" calcext:value-type="float">
            <text:p>773.777</text:p>
          </table:table-cell>
          <table:table-cell office:value-type="float" office:value="0.00000005541" calcext:value-type="float">
            <text:p>5.541E-008</text:p>
          </table:table-cell>
          <table:table-cell table:formula="of:=([.B831]*[.A831]*[.$J$2])/([.$G$2]*[.F831]*[.$I$2])" office:value-type="float" office:value="0.000666927535031491" calcext:value-type="float">
            <text:p>0.0006669275</text:p>
          </table:table-cell>
          <table:table-cell office:value-type="float" office:value="0.000790724" calcext:value-type="float">
            <text:p>0.000790724</text:p>
          </table:table-cell>
          <table:table-cell table:formula="of:=[.D831]*109.76" office:value-type="float" office:value="0.08678986624" calcext:value-type="float">
            <text:p>0.0867898662</text:p>
          </table:table-cell>
          <table:table-cell table:formula="of:=[.E831]*1E-018" office:value-type="float" office:value="8.678986624E-020" calcext:value-type="float">
            <text:p>8.678986624E-020</text:p>
          </table:table-cell>
          <table:table-cell table:number-columns-repeated="4"/>
        </table:table-row>
        <table:table-row table:style-name="ro1">
          <table:table-cell office:value-type="float" office:value="777.978" calcext:value-type="float">
            <text:p>777.978</text:p>
          </table:table-cell>
          <table:table-cell office:value-type="float" office:value="0.000000054323" calcext:value-type="float">
            <text:p>5.4323E-008</text:p>
          </table:table-cell>
          <table:table-cell table:formula="of:=([.B832]*[.A832]*[.$J$2])/([.$G$2]*[.F832]*[.$I$2])" office:value-type="float" office:value="0.00066692397898791" calcext:value-type="float">
            <text:p>0.000666924</text:p>
          </table:table-cell>
          <table:table-cell office:value-type="float" office:value="0.000779425" calcext:value-type="float">
            <text:p>0.000779425</text:p>
          </table:table-cell>
          <table:table-cell table:formula="of:=[.D832]*109.76" office:value-type="float" office:value="0.085549688" calcext:value-type="float">
            <text:p>0.085549688</text:p>
          </table:table-cell>
          <table:table-cell table:formula="of:=[.E832]*1E-018" office:value-type="float" office:value="8.5549688E-020" calcext:value-type="float">
            <text:p>8.5549688E-020</text:p>
          </table:table-cell>
          <table:table-cell table:number-columns-repeated="4"/>
        </table:table-row>
        <table:table-row table:style-name="ro1">
          <table:table-cell office:value-type="float" office:value="782.203" calcext:value-type="float">
            <text:p>782.203</text:p>
          </table:table-cell>
          <table:table-cell office:value-type="float" office:value="0.000000053258" calcext:value-type="float">
            <text:p>5.3258E-008</text:p>
          </table:table-cell>
          <table:table-cell table:formula="of:=([.B833]*[.A833]*[.$J$2])/([.$G$2]*[.F833]*[.$I$2])" office:value-type="float" office:value="0.000666934639617363" calcext:value-type="float">
            <text:p>0.0006669346</text:p>
          </table:table-cell>
          <table:table-cell office:value-type="float" office:value="0.000768282" calcext:value-type="float">
            <text:p>0.000768282</text:p>
          </table:table-cell>
          <table:table-cell table:formula="of:=[.D833]*109.76" office:value-type="float" office:value="0.08432663232" calcext:value-type="float">
            <text:p>0.0843266323</text:p>
          </table:table-cell>
          <table:table-cell table:formula="of:=[.E833]*1E-018" office:value-type="float" office:value="8.432663232E-020" calcext:value-type="float">
            <text:p>8.432663232E-020</text:p>
          </table:table-cell>
          <table:table-cell table:number-columns-repeated="4"/>
        </table:table-row>
        <table:table-row table:style-name="ro1">
          <table:table-cell office:value-type="float" office:value="786.45" calcext:value-type="float">
            <text:p>786.45</text:p>
          </table:table-cell>
          <table:table-cell office:value-type="float" office:value="0.000000052212" calcext:value-type="float">
            <text:p>5.2212E-008</text:p>
          </table:table-cell>
          <table:table-cell table:formula="of:=([.B834]*[.A834]*[.$J$2])/([.$G$2]*[.F834]*[.$I$2])" office:value-type="float" office:value="0.00066692604725216" calcext:value-type="float">
            <text:p>0.000666926</text:p>
          </table:table-cell>
          <table:table-cell office:value-type="float" office:value="0.000757292" calcext:value-type="float">
            <text:p>0.000757292</text:p>
          </table:table-cell>
          <table:table-cell table:formula="of:=[.D834]*109.76" office:value-type="float" office:value="0.08312036992" calcext:value-type="float">
            <text:p>0.0831203699</text:p>
          </table:table-cell>
          <table:table-cell table:formula="of:=[.E834]*1E-018" office:value-type="float" office:value="8.312036992E-020" calcext:value-type="float">
            <text:p>8.312036992E-020</text:p>
          </table:table-cell>
          <table:table-cell table:number-columns-repeated="4"/>
        </table:table-row>
        <table:table-row table:style-name="ro1">
          <table:table-cell office:value-type="float" office:value="790.72" calcext:value-type="float">
            <text:p>790.72</text:p>
          </table:table-cell>
          <table:table-cell office:value-type="float" office:value="0.000000051187" calcext:value-type="float">
            <text:p>5.1187E-008</text:p>
          </table:table-cell>
          <table:table-cell table:formula="of:=([.B835]*[.A835]*[.$J$2])/([.$G$2]*[.F835]*[.$I$2])" office:value-type="float" office:value="0.00066692889693101" calcext:value-type="float">
            <text:p>0.0006669289</text:p>
          </table:table-cell>
          <table:table-cell office:value-type="float" office:value="0.000746453" calcext:value-type="float">
            <text:p>0.000746453</text:p>
          </table:table-cell>
          <table:table-cell table:formula="of:=[.D835]*109.76" office:value-type="float" office:value="0.08193068128" calcext:value-type="float">
            <text:p>0.0819306813</text:p>
          </table:table-cell>
          <table:table-cell table:formula="of:=[.E835]*1E-018" office:value-type="float" office:value="8.193068128E-020" calcext:value-type="float">
            <text:p>8.193068128E-020</text:p>
          </table:table-cell>
          <table:table-cell table:number-columns-repeated="4"/>
        </table:table-row>
        <table:table-row table:style-name="ro1">
          <table:table-cell office:value-type="float" office:value="795.014" calcext:value-type="float">
            <text:p>795.014</text:p>
          </table:table-cell>
          <table:table-cell office:value-type="float" office:value="0.000000050181" calcext:value-type="float">
            <text:p>5.0181E-008</text:p>
          </table:table-cell>
          <table:table-cell table:formula="of:=([.B836]*[.A836]*[.$J$2])/([.$G$2]*[.F836]*[.$I$2])" office:value-type="float" office:value="0.000666922172043358" calcext:value-type="float">
            <text:p>0.0006669222</text:p>
          </table:table-cell>
          <table:table-cell office:value-type="float" office:value="0.000735764" calcext:value-type="float">
            <text:p>0.000735764</text:p>
          </table:table-cell>
          <table:table-cell table:formula="of:=[.D836]*109.76" office:value-type="float" office:value="0.08075745664" calcext:value-type="float">
            <text:p>0.0807574566</text:p>
          </table:table-cell>
          <table:table-cell table:formula="of:=[.E836]*1E-018" office:value-type="float" office:value="8.075745664E-020" calcext:value-type="float">
            <text:p>8.075745664E-020</text:p>
          </table:table-cell>
          <table:table-cell table:number-columns-repeated="4"/>
        </table:table-row>
        <table:table-row table:style-name="ro1">
          <table:table-cell office:value-type="float" office:value="799.331" calcext:value-type="float">
            <text:p>799.331</text:p>
          </table:table-cell>
          <table:table-cell office:value-type="float" office:value="0.000000049195" calcext:value-type="float">
            <text:p>4.9195E-008</text:p>
          </table:table-cell>
          <table:table-cell table:formula="of:=([.B837]*[.A837]*[.$J$2])/([.$G$2]*[.F837]*[.$I$2])" office:value-type="float" office:value="0.000666923857243784" calcext:value-type="float">
            <text:p>0.0006669239</text:p>
          </table:table-cell>
          <table:table-cell office:value-type="float" office:value="0.000725222" calcext:value-type="float">
            <text:p>0.000725222</text:p>
          </table:table-cell>
          <table:table-cell table:formula="of:=[.D837]*109.76" office:value-type="float" office:value="0.07960036672" calcext:value-type="float">
            <text:p>0.0796003667</text:p>
          </table:table-cell>
          <table:table-cell table:formula="of:=[.E837]*1E-018" office:value-type="float" office:value="7.960036672E-020" calcext:value-type="float">
            <text:p>7.960036672E-020</text:p>
          </table:table-cell>
          <table:table-cell table:number-columns-repeated="4"/>
        </table:table-row>
        <table:table-row table:style-name="ro1">
          <table:table-cell office:value-type="float" office:value="803.671" calcext:value-type="float">
            <text:p>803.671</text:p>
          </table:table-cell>
          <table:table-cell office:value-type="float" office:value="0.000000048228" calcext:value-type="float">
            <text:p>4.8228E-008</text:p>
          </table:table-cell>
          <table:table-cell table:formula="of:=([.B838]*[.A838]*[.$J$2])/([.$G$2]*[.F838]*[.$I$2])" office:value-type="float" office:value="0.00066692471425377" calcext:value-type="float">
            <text:p>0.0006669247</text:p>
          </table:table-cell>
          <table:table-cell office:value-type="float" office:value="0.000714826" calcext:value-type="float">
            <text:p>0.000714826</text:p>
          </table:table-cell>
          <table:table-cell table:formula="of:=[.D838]*109.76" office:value-type="float" office:value="0.07845930176" calcext:value-type="float">
            <text:p>0.0784593018</text:p>
          </table:table-cell>
          <table:table-cell table:formula="of:=[.E838]*1E-018" office:value-type="float" office:value="7.845930176E-020" calcext:value-type="float">
            <text:p>7.845930176E-020</text:p>
          </table:table-cell>
          <table:table-cell table:number-columns-repeated="4"/>
        </table:table-row>
        <table:table-row table:style-name="ro1">
          <table:table-cell office:value-type="float" office:value="808.035" calcext:value-type="float">
            <text:p>808.035</text:p>
          </table:table-cell>
          <table:table-cell office:value-type="float" office:value="0.00000004728" calcext:value-type="float">
            <text:p>4.728E-008</text:p>
          </table:table-cell>
          <table:table-cell table:formula="of:=([.B839]*[.A839]*[.$J$2])/([.$G$2]*[.F839]*[.$I$2])" office:value-type="float" office:value="0.000666931524710977" calcext:value-type="float">
            <text:p>0.0006669315</text:p>
          </table:table-cell>
          <table:table-cell office:value-type="float" office:value="0.000704573" calcext:value-type="float">
            <text:p>0.000704573</text:p>
          </table:table-cell>
          <table:table-cell table:formula="of:=[.D839]*109.76" office:value-type="float" office:value="0.07733393248" calcext:value-type="float">
            <text:p>0.0773339325</text:p>
          </table:table-cell>
          <table:table-cell table:formula="of:=[.E839]*1E-018" office:value-type="float" office:value="7.733393248E-020" calcext:value-type="float">
            <text:p>7.733393248E-020</text:p>
          </table:table-cell>
          <table:table-cell table:number-columns-repeated="4"/>
        </table:table-row>
        <table:table-row table:style-name="ro1">
          <table:table-cell office:value-type="float" office:value="812.422" calcext:value-type="float">
            <text:p>812.422</text:p>
          </table:table-cell>
          <table:table-cell office:value-type="float" office:value="0.00000004635" calcext:value-type="float">
            <text:p>4.635E-008</text:p>
          </table:table-cell>
          <table:table-cell table:formula="of:=([.B840]*[.A840]*[.$J$2])/([.$G$2]*[.F840]*[.$I$2])" office:value-type="float" office:value="0.00066693445557727" calcext:value-type="float">
            <text:p>0.0006669345</text:p>
          </table:table-cell>
          <table:table-cell office:value-type="float" office:value="0.000694461" calcext:value-type="float">
            <text:p>0.000694461</text:p>
          </table:table-cell>
          <table:table-cell table:formula="of:=[.D840]*109.76" office:value-type="float" office:value="0.07622403936" calcext:value-type="float">
            <text:p>0.0762240394</text:p>
          </table:table-cell>
          <table:table-cell table:formula="of:=[.E840]*1E-018" office:value-type="float" office:value="7.622403936E-020" calcext:value-type="float">
            <text:p>7.622403936E-020</text:p>
          </table:table-cell>
          <table:table-cell table:number-columns-repeated="4"/>
        </table:table-row>
        <table:table-row table:style-name="ro1">
          <table:table-cell office:value-type="float" office:value="816.834" calcext:value-type="float">
            <text:p>816.834</text:p>
          </table:table-cell>
          <table:table-cell office:value-type="float" office:value="0.000000045437" calcext:value-type="float">
            <text:p>4.5437E-008</text:p>
          </table:table-cell>
          <table:table-cell table:formula="of:=([.B841]*[.A841]*[.$J$2])/([.$G$2]*[.F841]*[.$I$2])" office:value-type="float" office:value="0.000666923391914949" calcext:value-type="float">
            <text:p>0.0006669234</text:p>
          </table:table-cell>
          <table:table-cell office:value-type="float" office:value="0.00068449" calcext:value-type="float">
            <text:p>0.00068449</text:p>
          </table:table-cell>
          <table:table-cell table:formula="of:=[.D841]*109.76" office:value-type="float" office:value="0.0751296224" calcext:value-type="float">
            <text:p>0.0751296224</text:p>
          </table:table-cell>
          <table:table-cell table:formula="of:=[.E841]*1E-018" office:value-type="float" office:value="7.51296224E-020" calcext:value-type="float">
            <text:p>7.51296224E-020</text:p>
          </table:table-cell>
          <table:table-cell table:number-columns-repeated="4"/>
        </table:table-row>
        <table:table-row table:style-name="ro1">
          <table:table-cell office:value-type="float" office:value="821.269" calcext:value-type="float">
            <text:p>821.269</text:p>
          </table:table-cell>
          <table:table-cell office:value-type="float" office:value="0.000000044543" calcext:value-type="float">
            <text:p>4.4543E-008</text:p>
          </table:table-cell>
          <table:table-cell table:formula="of:=([.B842]*[.A842]*[.$J$2])/([.$G$2]*[.F842]*[.$I$2])" office:value-type="float" office:value="0.000666932849539515" calcext:value-type="float">
            <text:p>0.0006669328</text:p>
          </table:table-cell>
          <table:table-cell office:value-type="float" office:value="0.000674656" calcext:value-type="float">
            <text:p>0.000674656</text:p>
          </table:table-cell>
          <table:table-cell table:formula="of:=[.D842]*109.76" office:value-type="float" office:value="0.07405024256" calcext:value-type="float">
            <text:p>0.0740502426</text:p>
          </table:table-cell>
          <table:table-cell table:formula="of:=[.E842]*1E-018" office:value-type="float" office:value="7.405024256E-020" calcext:value-type="float">
            <text:p>7.405024256E-020</text:p>
          </table:table-cell>
          <table:table-cell table:number-columns-repeated="4"/>
        </table:table-row>
        <table:table-row table:style-name="ro1">
          <table:table-cell office:value-type="float" office:value="825.728" calcext:value-type="float">
            <text:p>825.728</text:p>
          </table:table-cell>
          <table:table-cell office:value-type="float" office:value="0.000000043665" calcext:value-type="float">
            <text:p>4.3665E-008</text:p>
          </table:table-cell>
          <table:table-cell table:formula="of:=([.B843]*[.A843]*[.$J$2])/([.$G$2]*[.F843]*[.$I$2])" office:value-type="float" office:value="0.000666923257889413" calcext:value-type="float">
            <text:p>0.0006669233</text:p>
          </table:table-cell>
          <table:table-cell office:value-type="float" office:value="0.000664958" calcext:value-type="float">
            <text:p>0.000664958</text:p>
          </table:table-cell>
          <table:table-cell table:formula="of:=[.D843]*109.76" office:value-type="float" office:value="0.07298579008" calcext:value-type="float">
            <text:p>0.0729857901</text:p>
          </table:table-cell>
          <table:table-cell table:formula="of:=[.E843]*1E-018" office:value-type="float" office:value="7.298579008E-020" calcext:value-type="float">
            <text:p>7.298579008E-020</text:p>
          </table:table-cell>
          <table:table-cell table:number-columns-repeated="4"/>
        </table:table-row>
        <table:table-row table:style-name="ro1">
          <table:table-cell office:value-type="float" office:value="830.212" calcext:value-type="float">
            <text:p>830.212</text:p>
          </table:table-cell>
          <table:table-cell office:value-type="float" office:value="0.000000042805" calcext:value-type="float">
            <text:p>4.2805E-008</text:p>
          </table:table-cell>
          <table:table-cell table:formula="of:=([.B844]*[.A844]*[.$J$2])/([.$G$2]*[.F844]*[.$I$2])" office:value-type="float" office:value="0.000666929589810071" calcext:value-type="float">
            <text:p>0.0006669296</text:p>
          </table:table-cell>
          <table:table-cell office:value-type="float" office:value="0.000655395" calcext:value-type="float">
            <text:p>0.000655395</text:p>
          </table:table-cell>
          <table:table-cell table:formula="of:=[.D844]*109.76" office:value-type="float" office:value="0.0719361552" calcext:value-type="float">
            <text:p>0.0719361552</text:p>
          </table:table-cell>
          <table:table-cell table:formula="of:=[.E844]*1E-018" office:value-type="float" office:value="7.19361552E-020" calcext:value-type="float">
            <text:p>7.19361552E-020</text:p>
          </table:table-cell>
          <table:table-cell table:number-columns-repeated="4"/>
        </table:table-row>
        <table:table-row table:style-name="ro1">
          <table:table-cell office:value-type="float" office:value="834.72" calcext:value-type="float">
            <text:p>834.72</text:p>
          </table:table-cell>
          <table:table-cell office:value-type="float" office:value="0.000000041961" calcext:value-type="float">
            <text:p>0.000000042</text:p>
          </table:table-cell>
          <table:table-cell table:formula="of:=([.B845]*[.A845]*[.$J$2])/([.$G$2]*[.F845]*[.$I$2])" office:value-type="float" office:value="0.000666926441451801" calcext:value-type="float">
            <text:p>0.0006669264</text:p>
          </table:table-cell>
          <table:table-cell office:value-type="float" office:value="0.000645964" calcext:value-type="float">
            <text:p>0.000645964</text:p>
          </table:table-cell>
          <table:table-cell table:formula="of:=[.D845]*109.76" office:value-type="float" office:value="0.07090100864" calcext:value-type="float">
            <text:p>0.0709010086</text:p>
          </table:table-cell>
          <table:table-cell table:formula="of:=[.E845]*1E-018" office:value-type="float" office:value="7.090100864E-020" calcext:value-type="float">
            <text:p>7.090100864E-020</text:p>
          </table:table-cell>
          <table:table-cell table:number-columns-repeated="4"/>
        </table:table-row>
        <table:table-row table:style-name="ro1">
          <table:table-cell office:value-type="float" office:value="839.253" calcext:value-type="float">
            <text:p>839.253</text:p>
          </table:table-cell>
          <table:table-cell office:value-type="float" office:value="0.000000041134" calcext:value-type="float">
            <text:p>4.1134E-008</text:p>
          </table:table-cell>
          <table:table-cell table:formula="of:=([.B846]*[.A846]*[.$J$2])/([.$G$2]*[.F846]*[.$I$2])" office:value-type="float" office:value="0.000666934455725129" calcext:value-type="float">
            <text:p>0.0006669345</text:p>
          </table:table-cell>
          <table:table-cell office:value-type="float" office:value="0.000636664" calcext:value-type="float">
            <text:p>0.000636664</text:p>
          </table:table-cell>
          <table:table-cell table:formula="of:=[.D846]*109.76" office:value-type="float" office:value="0.06988024064" calcext:value-type="float">
            <text:p>0.0698802406</text:p>
          </table:table-cell>
          <table:table-cell table:formula="of:=[.E846]*1E-018" office:value-type="float" office:value="6.988024064E-020" calcext:value-type="float">
            <text:p>6.988024064E-020</text:p>
          </table:table-cell>
          <table:table-cell table:number-columns-repeated="4"/>
        </table:table-row>
        <table:table-row table:style-name="ro1">
          <table:table-cell office:value-type="float" office:value="843.81" calcext:value-type="float">
            <text:p>843.81</text:p>
          </table:table-cell>
          <table:table-cell office:value-type="float" office:value="0.000000040322" calcext:value-type="float">
            <text:p>4.0322E-008</text:p>
          </table:table-cell>
          <table:table-cell table:formula="of:=([.B847]*[.A847]*[.$J$2])/([.$G$2]*[.F847]*[.$I$2])" office:value-type="float" office:value="0.000666926757903561" calcext:value-type="float">
            <text:p>0.0006669268</text:p>
          </table:table-cell>
          <table:table-cell office:value-type="float" office:value="0.000627492" calcext:value-type="float">
            <text:p>0.000627492</text:p>
          </table:table-cell>
          <table:table-cell table:formula="of:=[.D847]*109.76" office:value-type="float" office:value="0.06887352192" calcext:value-type="float">
            <text:p>0.0688735219</text:p>
          </table:table-cell>
          <table:table-cell table:formula="of:=[.E847]*1E-018" office:value-type="float" office:value="6.887352192E-020" calcext:value-type="float">
            <text:p>6.887352192E-020</text:p>
          </table:table-cell>
          <table:table-cell table:number-columns-repeated="4"/>
        </table:table-row>
        <table:table-row table:style-name="ro1">
          <table:table-cell office:value-type="float" office:value="848.391" calcext:value-type="float">
            <text:p>848.391</text:p>
          </table:table-cell>
          <table:table-cell office:value-type="float" office:value="0.000000039526" calcext:value-type="float">
            <text:p>3.9526E-008</text:p>
          </table:table-cell>
          <table:table-cell table:formula="of:=([.B848]*[.A848]*[.$J$2])/([.$G$2]*[.F848]*[.$I$2])" office:value-type="float" office:value="0.000666922442346387" calcext:value-type="float">
            <text:p>0.0006669224</text:p>
          </table:table-cell>
          <table:table-cell office:value-type="float" office:value="0.000618448" calcext:value-type="float">
            <text:p>0.000618448</text:p>
          </table:table-cell>
          <table:table-cell table:formula="of:=[.D848]*109.76" office:value-type="float" office:value="0.06788085248" calcext:value-type="float">
            <text:p>0.0678808525</text:p>
          </table:table-cell>
          <table:table-cell table:formula="of:=[.E848]*1E-018" office:value-type="float" office:value="6.788085248E-020" calcext:value-type="float">
            <text:p>6.788085248E-020</text:p>
          </table:table-cell>
          <table:table-cell table:number-columns-repeated="4"/>
        </table:table-row>
        <table:table-row table:style-name="ro1">
          <table:table-cell office:value-type="float" office:value="852.998" calcext:value-type="float">
            <text:p>852.998</text:p>
          </table:table-cell>
          <table:table-cell office:value-type="float" office:value="0.000000038746" calcext:value-type="float">
            <text:p>3.8746E-008</text:p>
          </table:table-cell>
          <table:table-cell table:formula="of:=([.B849]*[.A849]*[.$J$2])/([.$G$2]*[.F849]*[.$I$2])" office:value-type="float" office:value="0.000666928695027608" calcext:value-type="float">
            <text:p>0.0006669287</text:p>
          </table:table-cell>
          <table:table-cell office:value-type="float" office:value="0.00060953" calcext:value-type="float">
            <text:p>0.00060953</text:p>
          </table:table-cell>
          <table:table-cell table:formula="of:=[.D849]*109.76" office:value-type="float" office:value="0.0669020128" calcext:value-type="float">
            <text:p>0.0669020128</text:p>
          </table:table-cell>
          <table:table-cell table:formula="of:=[.E849]*1E-018" office:value-type="float" office:value="6.69020128E-020" calcext:value-type="float">
            <text:p>6.69020128E-020</text:p>
          </table:table-cell>
          <table:table-cell table:number-columns-repeated="4"/>
        </table:table-row>
        <table:table-row table:style-name="ro1">
          <table:table-cell office:value-type="float" office:value="857.63" calcext:value-type="float">
            <text:p>857.63</text:p>
          </table:table-cell>
          <table:table-cell office:value-type="float" office:value="0.000000037981" calcext:value-type="float">
            <text:p>0.000000038</text:p>
          </table:table-cell>
          <table:table-cell table:formula="of:=([.B850]*[.A850]*[.$J$2])/([.$G$2]*[.F850]*[.$I$2])" office:value-type="float" office:value="0.000666934257977592" calcext:value-type="float">
            <text:p>0.0006669343</text:p>
          </table:table-cell>
          <table:table-cell office:value-type="float" office:value="0.000600735" calcext:value-type="float">
            <text:p>0.000600735</text:p>
          </table:table-cell>
          <table:table-cell table:formula="of:=[.D850]*109.76" office:value-type="float" office:value="0.0659366736" calcext:value-type="float">
            <text:p>0.0659366736</text:p>
          </table:table-cell>
          <table:table-cell table:formula="of:=[.E850]*1E-018" office:value-type="float" office:value="6.59366736E-020" calcext:value-type="float">
            <text:p>6.59366736E-020</text:p>
          </table:table-cell>
          <table:table-cell table:number-columns-repeated="4"/>
        </table:table-row>
        <table:table-row table:style-name="ro1">
          <table:table-cell office:value-type="float" office:value="862.287" calcext:value-type="float">
            <text:p>862.287</text:p>
          </table:table-cell>
          <table:table-cell office:value-type="float" office:value="0.00000003723" calcext:value-type="float">
            <text:p>3.723E-008</text:p>
          </table:table-cell>
          <table:table-cell table:formula="of:=([.B851]*[.A851]*[.$J$2])/([.$G$2]*[.F851]*[.$I$2])" office:value-type="float" office:value="0.000666924321672833" calcext:value-type="float">
            <text:p>0.0006669243</text:p>
          </table:table-cell>
          <table:table-cell office:value-type="float" office:value="0.000592063" calcext:value-type="float">
            <text:p>0.000592063</text:p>
          </table:table-cell>
          <table:table-cell table:formula="of:=[.D851]*109.76" office:value-type="float" office:value="0.06498483488" calcext:value-type="float">
            <text:p>0.0649848349</text:p>
          </table:table-cell>
          <table:table-cell table:formula="of:=[.E851]*1E-018" office:value-type="float" office:value="6.498483488E-020" calcext:value-type="float">
            <text:p>6.498483488E-020</text:p>
          </table:table-cell>
          <table:table-cell table:number-columns-repeated="4"/>
        </table:table-row>
        <table:table-row table:style-name="ro1">
          <table:table-cell office:value-type="float" office:value="866.969" calcext:value-type="float">
            <text:p>866.969</text:p>
          </table:table-cell>
          <table:table-cell office:value-type="float" office:value="0.000000036494" calcext:value-type="float">
            <text:p>3.6494E-008</text:p>
          </table:table-cell>
          <table:table-cell table:formula="of:=([.B852]*[.A852]*[.$J$2])/([.$G$2]*[.F852]*[.$I$2])" office:value-type="float" office:value="0.000666922840597379" calcext:value-type="float">
            <text:p>0.0006669228</text:p>
          </table:table-cell>
          <table:table-cell office:value-type="float" office:value="0.000583511" calcext:value-type="float">
            <text:p>0.000583511</text:p>
          </table:table-cell>
          <table:table-cell table:formula="of:=[.D852]*109.76" office:value-type="float" office:value="0.06404616736" calcext:value-type="float">
            <text:p>0.0640461674</text:p>
          </table:table-cell>
          <table:table-cell table:formula="of:=[.E852]*1E-018" office:value-type="float" office:value="6.404616736E-020" calcext:value-type="float">
            <text:p>6.404616736E-020</text:p>
          </table:table-cell>
          <table:table-cell table:number-columns-repeated="4"/>
        </table:table-row>
        <table:table-row table:style-name="ro1">
          <table:table-cell office:value-type="float" office:value="871.676" calcext:value-type="float">
            <text:p>871.676</text:p>
          </table:table-cell>
          <table:table-cell office:value-type="float" office:value="0.000000035773" calcext:value-type="float">
            <text:p>3.5773E-008</text:p>
          </table:table-cell>
          <table:table-cell table:formula="of:=([.B853]*[.A853]*[.$J$2])/([.$G$2]*[.F853]*[.$I$2])" office:value-type="float" office:value="0.000666934678253407" calcext:value-type="float">
            <text:p>0.0006669347</text:p>
          </table:table-cell>
          <table:table-cell office:value-type="float" office:value="0.000575078" calcext:value-type="float">
            <text:p>0.000575078</text:p>
          </table:table-cell>
          <table:table-cell table:formula="of:=[.D853]*109.76" office:value-type="float" office:value="0.06312056128" calcext:value-type="float">
            <text:p>0.0631205613</text:p>
          </table:table-cell>
          <table:table-cell table:formula="of:=[.E853]*1E-018" office:value-type="float" office:value="6.312056128E-020" calcext:value-type="float">
            <text:p>6.312056128E-020</text:p>
          </table:table-cell>
          <table:table-cell table:number-columns-repeated="4"/>
        </table:table-row>
        <table:table-row table:style-name="ro1">
          <table:table-cell office:value-type="float" office:value="876.409" calcext:value-type="float">
            <text:p>876.409</text:p>
          </table:table-cell>
          <table:table-cell office:value-type="float" office:value="0.000000035065" calcext:value-type="float">
            <text:p>3.5065E-008</text:p>
          </table:table-cell>
          <table:table-cell table:formula="of:=([.B854]*[.A854]*[.$J$2])/([.$G$2]*[.F854]*[.$I$2])" office:value-type="float" office:value="0.000666927743259658" calcext:value-type="float">
            <text:p>0.0006669277</text:p>
          </table:table-cell>
          <table:table-cell office:value-type="float" office:value="0.000566763" calcext:value-type="float">
            <text:p>0.000566763</text:p>
          </table:table-cell>
          <table:table-cell table:formula="of:=[.D854]*109.76" office:value-type="float" office:value="0.06220790688" calcext:value-type="float">
            <text:p>0.0622079069</text:p>
          </table:table-cell>
          <table:table-cell table:formula="of:=[.E854]*1E-018" office:value-type="float" office:value="6.220790688E-020" calcext:value-type="float">
            <text:p>6.220790688E-020</text:p>
          </table:table-cell>
          <table:table-cell table:number-columns-repeated="4"/>
        </table:table-row>
        <table:table-row table:style-name="ro1">
          <table:table-cell office:value-type="float" office:value="881.168" calcext:value-type="float">
            <text:p>881.168</text:p>
          </table:table-cell>
          <table:table-cell office:value-type="float" office:value="0.000000034371" calcext:value-type="float">
            <text:p>3.4371E-008</text:p>
          </table:table-cell>
          <table:table-cell table:formula="of:=([.B855]*[.A855]*[.$J$2])/([.$G$2]*[.F855]*[.$I$2])" office:value-type="float" office:value="0.000666925841928283" calcext:value-type="float">
            <text:p>0.0006669258</text:p>
          </table:table-cell>
          <table:table-cell office:value-type="float" office:value="0.000558564" calcext:value-type="float">
            <text:p>0.000558564</text:p>
          </table:table-cell>
          <table:table-cell table:formula="of:=[.D855]*109.76" office:value-type="float" office:value="0.06130798464" calcext:value-type="float">
            <text:p>0.0613079846</text:p>
          </table:table-cell>
          <table:table-cell table:formula="of:=[.E855]*1E-018" office:value-type="float" office:value="6.130798464E-020" calcext:value-type="float">
            <text:p>6.130798464E-020</text:p>
          </table:table-cell>
          <table:table-cell table:number-columns-repeated="4"/>
        </table:table-row>
        <table:table-row table:style-name="ro1">
          <table:table-cell office:value-type="float" office:value="885.953" calcext:value-type="float">
            <text:p>885.953</text:p>
          </table:table-cell>
          <table:table-cell office:value-type="float" office:value="0.000000033691" calcext:value-type="float">
            <text:p>3.3691E-008</text:p>
          </table:table-cell>
          <table:table-cell table:formula="of:=([.B856]*[.A856]*[.$J$2])/([.$G$2]*[.F856]*[.$I$2])" office:value-type="float" office:value="0.000666936091554866" calcext:value-type="float">
            <text:p>0.0006669361</text:p>
          </table:table-cell>
          <table:table-cell office:value-type="float" office:value="0.000550478" calcext:value-type="float">
            <text:p>0.000550478</text:p>
          </table:table-cell>
          <table:table-cell table:formula="of:=[.D856]*109.76" office:value-type="float" office:value="0.06042046528" calcext:value-type="float">
            <text:p>0.0604204653</text:p>
          </table:table-cell>
          <table:table-cell table:formula="of:=[.E856]*1E-018" office:value-type="float" office:value="6.042046528E-020" calcext:value-type="float">
            <text:p>6.042046528E-020</text:p>
          </table:table-cell>
          <table:table-cell table:number-columns-repeated="4"/>
        </table:table-row>
        <table:table-row table:style-name="ro1">
          <table:table-cell office:value-type="float" office:value="890.764" calcext:value-type="float">
            <text:p>890.764</text:p>
          </table:table-cell>
          <table:table-cell office:value-type="float" office:value="0.000000033023" calcext:value-type="float">
            <text:p>0.000000033</text:p>
          </table:table-cell>
          <table:table-cell table:formula="of:=([.B857]*[.A857]*[.$J$2])/([.$G$2]*[.F857]*[.$I$2])" office:value-type="float" office:value="0.000666920762278925" calcext:value-type="float">
            <text:p>0.0006669208</text:p>
          </table:table-cell>
          <table:table-cell office:value-type="float" office:value="0.000542506" calcext:value-type="float">
            <text:p>0.000542506</text:p>
          </table:table-cell>
          <table:table-cell table:formula="of:=[.D857]*109.76" office:value-type="float" office:value="0.05954545856" calcext:value-type="float">
            <text:p>0.0595454586</text:p>
          </table:table-cell>
          <table:table-cell table:formula="of:=[.E857]*1E-018" office:value-type="float" office:value="5.954545856E-020" calcext:value-type="float">
            <text:p>5.954545856E-020</text:p>
          </table:table-cell>
          <table:table-cell table:number-columns-repeated="4"/>
        </table:table-row>
        <table:table-row table:style-name="ro1">
          <table:table-cell office:value-type="float" office:value="895.6" calcext:value-type="float">
            <text:p>895.6</text:p>
          </table:table-cell>
          <table:table-cell office:value-type="float" office:value="0.000000032369" calcext:value-type="float">
            <text:p>3.2369E-008</text:p>
          </table:table-cell>
          <table:table-cell table:formula="of:=([.B858]*[.A858]*[.$J$2])/([.$G$2]*[.F858]*[.$I$2])" office:value-type="float" office:value="0.000666925710549733" calcext:value-type="float">
            <text:p>0.0006669257</text:p>
          </table:table-cell>
          <table:table-cell office:value-type="float" office:value="0.000534645" calcext:value-type="float">
            <text:p>0.000534645</text:p>
          </table:table-cell>
          <table:table-cell table:formula="of:=[.D858]*109.76" office:value-type="float" office:value="0.0586826352" calcext:value-type="float">
            <text:p>0.0586826352</text:p>
          </table:table-cell>
          <table:table-cell table:formula="of:=[.E858]*1E-018" office:value-type="float" office:value="5.86826352E-020" calcext:value-type="float">
            <text:p>5.86826352E-020</text:p>
          </table:table-cell>
          <table:table-cell table:number-columns-repeated="4"/>
        </table:table-row>
        <table:table-row table:style-name="ro1">
          <table:table-cell office:value-type="float" office:value="900.463" calcext:value-type="float">
            <text:p>900.463</text:p>
          </table:table-cell>
          <table:table-cell office:value-type="float" office:value="0.000000031728" calcext:value-type="float">
            <text:p>3.1728E-008</text:p>
          </table:table-cell>
          <table:table-cell table:formula="of:=([.B859]*[.A859]*[.$J$2])/([.$G$2]*[.F859]*[.$I$2])" office:value-type="float" office:value="0.000666937163988416" calcext:value-type="float">
            <text:p>0.0006669372</text:p>
          </table:table-cell>
          <table:table-cell office:value-type="float" office:value="0.000526894" calcext:value-type="float">
            <text:p>0.000526894</text:p>
          </table:table-cell>
          <table:table-cell table:formula="of:=[.D859]*109.76" office:value-type="float" office:value="0.05783188544" calcext:value-type="float">
            <text:p>0.0578318854</text:p>
          </table:table-cell>
          <table:table-cell table:formula="of:=[.E859]*1E-018" office:value-type="float" office:value="5.783188544E-020" calcext:value-type="float">
            <text:p>5.783188544E-020</text:p>
          </table:table-cell>
          <table:table-cell table:number-columns-repeated="4"/>
        </table:table-row>
        <table:table-row table:style-name="ro1">
          <table:table-cell office:value-type="float" office:value="905.353" calcext:value-type="float">
            <text:p>905.353</text:p>
          </table:table-cell>
          <table:table-cell office:value-type="float" office:value="0.000000031098" calcext:value-type="float">
            <text:p>3.1098E-008</text:p>
          </table:table-cell>
          <table:table-cell table:formula="of:=([.B860]*[.A860]*[.$J$2])/([.$G$2]*[.F860]*[.$I$2])" office:value-type="float" office:value="0.000666918346787721" calcext:value-type="float">
            <text:p>0.0006669183</text:p>
          </table:table-cell>
          <table:table-cell office:value-type="float" office:value="0.000519251" calcext:value-type="float">
            <text:p>0.000519251</text:p>
          </table:table-cell>
          <table:table-cell table:formula="of:=[.D860]*109.76" office:value-type="float" office:value="0.05699298976" calcext:value-type="float">
            <text:p>0.0569929898</text:p>
          </table:table-cell>
          <table:table-cell table:formula="of:=[.E860]*1E-018" office:value-type="float" office:value="5.699298976E-020" calcext:value-type="float">
            <text:p>5.699298976E-020</text:p>
          </table:table-cell>
          <table:table-cell table:number-columns-repeated="4"/>
        </table:table-row>
        <table:table-row table:style-name="ro1">
          <table:table-cell office:value-type="float" office:value="910.269" calcext:value-type="float">
            <text:p>910.269</text:p>
          </table:table-cell>
          <table:table-cell office:value-type="float" office:value="0.000000030482" calcext:value-type="float">
            <text:p>3.0482E-008</text:p>
          </table:table-cell>
          <table:table-cell table:formula="of:=([.B861]*[.A861]*[.$J$2])/([.$G$2]*[.F861]*[.$I$2])" office:value-type="float" office:value="0.0006669380796906" calcext:value-type="float">
            <text:p>0.0006669381</text:p>
          </table:table-cell>
          <table:table-cell office:value-type="float" office:value="0.000511714" calcext:value-type="float">
            <text:p>0.000511714</text:p>
          </table:table-cell>
          <table:table-cell table:formula="of:=[.D861]*109.76" office:value-type="float" office:value="0.05616572864" calcext:value-type="float">
            <text:p>0.0561657286</text:p>
          </table:table-cell>
          <table:table-cell table:formula="of:=[.E861]*1E-018" office:value-type="float" office:value="5.616572864E-020" calcext:value-type="float">
            <text:p>5.616572864E-020</text:p>
          </table:table-cell>
          <table:table-cell table:number-columns-repeated="4"/>
        </table:table-row>
        <table:table-row table:style-name="ro1">
          <table:table-cell office:value-type="float" office:value="915.211" calcext:value-type="float">
            <text:p>915.211</text:p>
          </table:table-cell>
          <table:table-cell office:value-type="float" office:value="0.000000029877" calcext:value-type="float">
            <text:p>2.9877E-008</text:p>
          </table:table-cell>
          <table:table-cell table:formula="of:=([.B862]*[.A862]*[.$J$2])/([.$G$2]*[.F862]*[.$I$2])" office:value-type="float" office:value="0.000666933652236167" calcext:value-type="float">
            <text:p>0.0006669337</text:p>
          </table:table-cell>
          <table:table-cell office:value-type="float" office:value="0.000504284" calcext:value-type="float">
            <text:p>0.000504284</text:p>
          </table:table-cell>
          <table:table-cell table:formula="of:=[.D862]*109.76" office:value-type="float" office:value="0.05535021184" calcext:value-type="float">
            <text:p>0.0553502118</text:p>
          </table:table-cell>
          <table:table-cell table:formula="of:=[.E862]*1E-018" office:value-type="float" office:value="5.535021184E-020" calcext:value-type="float">
            <text:p>5.535021184E-020</text:p>
          </table:table-cell>
          <table:table-cell table:number-columns-repeated="4"/>
        </table:table-row>
        <table:table-row table:style-name="ro1">
          <table:table-cell office:value-type="float" office:value="920.181" calcext:value-type="float">
            <text:p>920.181</text:p>
          </table:table-cell>
          <table:table-cell office:value-type="float" office:value="0.000000029284" calcext:value-type="float">
            <text:p>2.9284E-008</text:p>
          </table:table-cell>
          <table:table-cell table:formula="of:=([.B863]*[.A863]*[.$J$2])/([.$G$2]*[.F863]*[.$I$2])" office:value-type="float" office:value="0.000666936444292723" calcext:value-type="float">
            <text:p>0.0006669364</text:p>
          </table:table-cell>
          <table:table-cell office:value-type="float" office:value="0.000496957" calcext:value-type="float">
            <text:p>0.000496957</text:p>
          </table:table-cell>
          <table:table-cell table:formula="of:=[.D863]*109.76" office:value-type="float" office:value="0.05454600032" calcext:value-type="float">
            <text:p>0.0545460003</text:p>
          </table:table-cell>
          <table:table-cell table:formula="of:=[.E863]*1E-018" office:value-type="float" office:value="5.454600032E-020" calcext:value-type="float">
            <text:p>5.454600032E-020</text:p>
          </table:table-cell>
          <table:table-cell table:number-columns-repeated="4"/>
        </table:table-row>
        <table:table-row table:style-name="ro1">
          <table:table-cell office:value-type="float" office:value="925.177" calcext:value-type="float">
            <text:p>925.177</text:p>
          </table:table-cell>
          <table:table-cell office:value-type="float" office:value="0.000000028702" calcext:value-type="float">
            <text:p>2.8702E-008</text:p>
          </table:table-cell>
          <table:table-cell table:formula="of:=([.B864]*[.A864]*[.$J$2])/([.$G$2]*[.F864]*[.$I$2])" office:value-type="float" office:value="0.000666925342763931" calcext:value-type="float">
            <text:p>0.0006669253</text:p>
          </table:table-cell>
          <table:table-cell office:value-type="float" office:value="0.000489733" calcext:value-type="float">
            <text:p>0.000489733</text:p>
          </table:table-cell>
          <table:table-cell table:formula="of:=[.D864]*109.76" office:value-type="float" office:value="0.05375309408" calcext:value-type="float">
            <text:p>0.0537530941</text:p>
          </table:table-cell>
          <table:table-cell table:formula="of:=[.E864]*1E-018" office:value-type="float" office:value="5.375309408E-020" calcext:value-type="float">
            <text:p>5.375309408E-020</text:p>
          </table:table-cell>
          <table:table-cell table:number-columns-repeated="4"/>
        </table:table-row>
        <table:table-row table:style-name="ro1">
          <table:table-cell office:value-type="float" office:value="930.201" calcext:value-type="float">
            <text:p>930.201</text:p>
          </table:table-cell>
          <table:table-cell office:value-type="float" office:value="0.000000028132" calcext:value-type="float">
            <text:p>2.8132E-008</text:p>
          </table:table-cell>
          <table:table-cell table:formula="of:=([.B865]*[.A865]*[.$J$2])/([.$G$2]*[.F865]*[.$I$2])" office:value-type="float" office:value="0.000666930680542249" calcext:value-type="float">
            <text:p>0.0006669307</text:p>
          </table:table-cell>
          <table:table-cell office:value-type="float" office:value="0.00048261" calcext:value-type="float">
            <text:p>0.00048261</text:p>
          </table:table-cell>
          <table:table-cell table:formula="of:=[.D865]*109.76" office:value-type="float" office:value="0.0529712736" calcext:value-type="float">
            <text:p>0.0529712736</text:p>
          </table:table-cell>
          <table:table-cell table:formula="of:=[.E865]*1E-018" office:value-type="float" office:value="5.29712736E-020" calcext:value-type="float">
            <text:p>5.29712736E-020</text:p>
          </table:table-cell>
          <table:table-cell table:number-columns-repeated="4"/>
        </table:table-row>
        <table:table-row table:style-name="ro1">
          <table:table-cell office:value-type="float" office:value="935.252" calcext:value-type="float">
            <text:p>935.252</text:p>
          </table:table-cell>
          <table:table-cell office:value-type="float" office:value="0.000000027573" calcext:value-type="float">
            <text:p>2.7573E-008</text:p>
          </table:table-cell>
          <table:table-cell table:formula="of:=([.B866]*[.A866]*[.$J$2])/([.$G$2]*[.F866]*[.$I$2])" office:value-type="float" office:value="0.000666933133507259" calcext:value-type="float">
            <text:p>0.0006669331</text:p>
          </table:table-cell>
          <table:table-cell office:value-type="float" office:value="0.000475587" calcext:value-type="float">
            <text:p>0.000475587</text:p>
          </table:table-cell>
          <table:table-cell table:formula="of:=[.D866]*109.76" office:value-type="float" office:value="0.05220042912" calcext:value-type="float">
            <text:p>0.0522004291</text:p>
          </table:table-cell>
          <table:table-cell table:formula="of:=[.E866]*1E-018" office:value-type="float" office:value="5.220042912E-020" calcext:value-type="float">
            <text:p>5.220042912E-020</text:p>
          </table:table-cell>
          <table:table-cell table:number-columns-repeated="4"/>
        </table:table-row>
        <table:table-row table:style-name="ro1">
          <table:table-cell office:value-type="float" office:value="940.33" calcext:value-type="float">
            <text:p>940.33</text:p>
          </table:table-cell>
          <table:table-cell office:value-type="float" office:value="0.000000027025" calcext:value-type="float">
            <text:p>0.000000027</text:p>
          </table:table-cell>
          <table:table-cell table:formula="of:=([.B867]*[.A867]*[.$J$2])/([.$G$2]*[.F867]*[.$I$2])" office:value-type="float" office:value="0.000666938602712685" calcext:value-type="float">
            <text:p>0.0006669386</text:p>
          </table:table-cell>
          <table:table-cell office:value-type="float" office:value="0.000468662" calcext:value-type="float">
            <text:p>0.000468662</text:p>
          </table:table-cell>
          <table:table-cell table:formula="of:=[.D867]*109.76" office:value-type="float" office:value="0.05144034112" calcext:value-type="float">
            <text:p>0.0514403411</text:p>
          </table:table-cell>
          <table:table-cell table:formula="of:=[.E867]*1E-018" office:value-type="float" office:value="5.144034112E-020" calcext:value-type="float">
            <text:p>5.144034112E-020</text:p>
          </table:table-cell>
          <table:table-cell table:number-columns-repeated="4"/>
        </table:table-row>
        <table:table-row table:style-name="ro1">
          <table:table-cell office:value-type="float" office:value="945.436" calcext:value-type="float">
            <text:p>945.436</text:p>
          </table:table-cell>
          <table:table-cell office:value-type="float" office:value="0.000000026487" calcext:value-type="float">
            <text:p>2.6487E-008</text:p>
          </table:table-cell>
          <table:table-cell table:formula="of:=([.B868]*[.A868]*[.$J$2])/([.$G$2]*[.F868]*[.$I$2])" office:value-type="float" office:value="0.000666926027186554" calcext:value-type="float">
            <text:p>0.000666926</text:p>
          </table:table-cell>
          <table:table-cell office:value-type="float" office:value="0.000461835" calcext:value-type="float">
            <text:p>0.000461835</text:p>
          </table:table-cell>
          <table:table-cell table:formula="of:=[.D868]*109.76" office:value-type="float" office:value="0.0506910096" calcext:value-type="float">
            <text:p>0.0506910096</text:p>
          </table:table-cell>
          <table:table-cell table:formula="of:=[.E868]*1E-018" office:value-type="float" office:value="5.06910096E-020" calcext:value-type="float">
            <text:p>5.06910096E-020</text:p>
          </table:table-cell>
          <table:table-cell table:number-columns-repeated="4"/>
        </table:table-row>
        <table:table-row table:style-name="ro1">
          <table:table-cell office:value-type="float" office:value="950.57" calcext:value-type="float">
            <text:p>950.57</text:p>
          </table:table-cell>
          <table:table-cell office:value-type="float" office:value="0.00000002596" calcext:value-type="float">
            <text:p>0.000000026</text:p>
          </table:table-cell>
          <table:table-cell table:formula="of:=([.B869]*[.A869]*[.$J$2])/([.$G$2]*[.F869]*[.$I$2])" office:value-type="float" office:value="0.000666927608227285" calcext:value-type="float">
            <text:p>0.0006669276</text:p>
          </table:table-cell>
          <table:table-cell office:value-type="float" office:value="0.000455103" calcext:value-type="float">
            <text:p>0.000455103</text:p>
          </table:table-cell>
          <table:table-cell table:formula="of:=[.D869]*109.76" office:value-type="float" office:value="0.04995210528" calcext:value-type="float">
            <text:p>0.0499521053</text:p>
          </table:table-cell>
          <table:table-cell table:formula="of:=[.E869]*1E-018" office:value-type="float" office:value="4.995210528E-020" calcext:value-type="float">
            <text:p>4.995210528E-020</text:p>
          </table:table-cell>
          <table:table-cell table:number-columns-repeated="4"/>
        </table:table-row>
        <table:table-row table:style-name="ro1">
          <table:table-cell office:value-type="float" office:value="955.731" calcext:value-type="float">
            <text:p>955.731</text:p>
          </table:table-cell>
          <table:table-cell office:value-type="float" office:value="0.000000025443" calcext:value-type="float">
            <text:p>2.5443E-008</text:p>
          </table:table-cell>
          <table:table-cell table:formula="of:=([.B870]*[.A870]*[.$J$2])/([.$G$2]*[.F870]*[.$I$2])" office:value-type="float" office:value="0.000666920504706878" calcext:value-type="float">
            <text:p>0.0006669205</text:p>
          </table:table-cell>
          <table:table-cell office:value-type="float" office:value="0.000448466" calcext:value-type="float">
            <text:p>0.000448466</text:p>
          </table:table-cell>
          <table:table-cell table:formula="of:=[.D870]*109.76" office:value-type="float" office:value="0.04922362816" calcext:value-type="float">
            <text:p>0.0492236282</text:p>
          </table:table-cell>
          <table:table-cell table:formula="of:=[.E870]*1E-018" office:value-type="float" office:value="4.922362816E-020" calcext:value-type="float">
            <text:p>4.922362816E-020</text:p>
          </table:table-cell>
          <table:table-cell table:number-columns-repeated="4"/>
        </table:table-row>
        <table:table-row table:style-name="ro1">
          <table:table-cell office:value-type="float" office:value="960.921" calcext:value-type="float">
            <text:p>960.921</text:p>
          </table:table-cell>
          <table:table-cell office:value-type="float" office:value="0.000000024937" calcext:value-type="float">
            <text:p>2.4937E-008</text:p>
          </table:table-cell>
          <table:table-cell table:formula="of:=([.B871]*[.A871]*[.$J$2])/([.$G$2]*[.F871]*[.$I$2])" office:value-type="float" office:value="0.000666937115734199" calcext:value-type="float">
            <text:p>0.0006669371</text:p>
          </table:table-cell>
          <table:table-cell office:value-type="float" office:value="0.000441923" calcext:value-type="float">
            <text:p>0.000441923</text:p>
          </table:table-cell>
          <table:table-cell table:formula="of:=[.D871]*109.76" office:value-type="float" office:value="0.04850546848" calcext:value-type="float">
            <text:p>0.0485054685</text:p>
          </table:table-cell>
          <table:table-cell table:formula="of:=[.E871]*1E-018" office:value-type="float" office:value="4.850546848E-020" calcext:value-type="float">
            <text:p>4.850546848E-020</text:p>
          </table:table-cell>
          <table:table-cell table:number-columns-repeated="4"/>
        </table:table-row>
        <table:table-row table:style-name="ro1">
          <table:table-cell office:value-type="float" office:value="966.138" calcext:value-type="float">
            <text:p>966.138</text:p>
          </table:table-cell>
          <table:table-cell office:value-type="float" office:value="0.00000002444" calcext:value-type="float">
            <text:p>2.444E-008</text:p>
          </table:table-cell>
          <table:table-cell table:formula="of:=([.B872]*[.A872]*[.$J$2])/([.$G$2]*[.F872]*[.$I$2])" office:value-type="float" office:value="0.000666930730764881" calcext:value-type="float">
            <text:p>0.0006669307</text:p>
          </table:table-cell>
          <table:table-cell office:value-type="float" office:value="0.000435471" calcext:value-type="float">
            <text:p>0.000435471</text:p>
          </table:table-cell>
          <table:table-cell table:formula="of:=[.D872]*109.76" office:value-type="float" office:value="0.04779729696" calcext:value-type="float">
            <text:p>0.047797297</text:p>
          </table:table-cell>
          <table:table-cell table:formula="of:=[.E872]*1E-018" office:value-type="float" office:value="4.779729696E-020" calcext:value-type="float">
            <text:p>4.779729696E-020</text:p>
          </table:table-cell>
          <table:table-cell table:number-columns-repeated="4"/>
        </table:table-row>
        <table:table-row table:style-name="ro1">
          <table:table-cell office:value-type="float" office:value="971.384" calcext:value-type="float">
            <text:p>971.384</text:p>
          </table:table-cell>
          <table:table-cell office:value-type="float" office:value="0.000000023953" calcext:value-type="float">
            <text:p>0.000000024</text:p>
          </table:table-cell>
          <table:table-cell table:formula="of:=([.B873]*[.A873]*[.$J$2])/([.$G$2]*[.F873]*[.$I$2])" office:value-type="float" office:value="0.000666932416669544" calcext:value-type="float">
            <text:p>0.0006669324</text:p>
          </table:table-cell>
          <table:table-cell office:value-type="float" office:value="0.00042911" calcext:value-type="float">
            <text:p>0.00042911</text:p>
          </table:table-cell>
          <table:table-cell table:formula="of:=[.D873]*109.76" office:value-type="float" office:value="0.0470991136" calcext:value-type="float">
            <text:p>0.0470991136</text:p>
          </table:table-cell>
          <table:table-cell table:formula="of:=[.E873]*1E-018" office:value-type="float" office:value="4.70991136E-020" calcext:value-type="float">
            <text:p>4.70991136E-020</text:p>
          </table:table-cell>
          <table:table-cell table:number-columns-repeated="4"/>
        </table:table-row>
        <table:table-row table:style-name="ro1">
          <table:table-cell office:value-type="float" office:value="976.659" calcext:value-type="float">
            <text:p>976.659</text:p>
          </table:table-cell>
          <table:table-cell office:value-type="float" office:value="0.000000023475" calcext:value-type="float">
            <text:p>2.3475E-008</text:p>
          </table:table-cell>
          <table:table-cell table:formula="of:=([.B874]*[.A874]*[.$J$2])/([.$G$2]*[.F874]*[.$I$2])" office:value-type="float" office:value="0.00066691904966455" calcext:value-type="float">
            <text:p>0.000666919</text:p>
          </table:table-cell>
          <table:table-cell office:value-type="float" office:value="0.000422839" calcext:value-type="float">
            <text:p>0.000422839</text:p>
          </table:table-cell>
          <table:table-cell table:formula="of:=[.D874]*109.76" office:value-type="float" office:value="0.04641080864" calcext:value-type="float">
            <text:p>0.0464108086</text:p>
          </table:table-cell>
          <table:table-cell table:formula="of:=[.E874]*1E-018" office:value-type="float" office:value="4.641080864E-020" calcext:value-type="float">
            <text:p>4.641080864E-020</text:p>
          </table:table-cell>
          <table:table-cell table:number-columns-repeated="4"/>
        </table:table-row>
        <table:table-row table:style-name="ro1">
          <table:table-cell office:value-type="float" office:value="981.962" calcext:value-type="float">
            <text:p>981.962</text:p>
          </table:table-cell>
          <table:table-cell office:value-type="float" office:value="0.000000023007" calcext:value-type="float">
            <text:p>0.000000023</text:p>
          </table:table-cell>
          <table:table-cell table:formula="of:=([.B875]*[.A875]*[.$J$2])/([.$G$2]*[.F875]*[.$I$2])" office:value-type="float" office:value="0.000666922844791227" calcext:value-type="float">
            <text:p>0.0006669228</text:p>
          </table:table-cell>
          <table:table-cell office:value-type="float" office:value="0.000416657" calcext:value-type="float">
            <text:p>0.000416657</text:p>
          </table:table-cell>
          <table:table-cell table:formula="of:=[.D875]*109.76" office:value-type="float" office:value="0.04573227232" calcext:value-type="float">
            <text:p>0.0457322723</text:p>
          </table:table-cell>
          <table:table-cell table:formula="of:=[.E875]*1E-018" office:value-type="float" office:value="4.573227232E-020" calcext:value-type="float">
            <text:p>4.573227232E-020</text:p>
          </table:table-cell>
          <table:table-cell table:number-columns-repeated="4"/>
        </table:table-row>
        <table:table-row table:style-name="ro1">
          <table:table-cell office:value-type="float" office:value="987.294" calcext:value-type="float">
            <text:p>987.294</text:p>
          </table:table-cell>
          <table:table-cell office:value-type="float" office:value="0.000000022548" calcext:value-type="float">
            <text:p>2.2548E-008</text:p>
          </table:table-cell>
          <table:table-cell table:formula="of:=([.B876]*[.A876]*[.$J$2])/([.$G$2]*[.F876]*[.$I$2])" office:value-type="float" office:value="0.000666924134192032" calcext:value-type="float">
            <text:p>0.0006669241</text:p>
          </table:table-cell>
          <table:table-cell office:value-type="float" office:value="0.000410561" calcext:value-type="float">
            <text:p>0.000410561</text:p>
          </table:table-cell>
          <table:table-cell table:formula="of:=[.D876]*109.76" office:value-type="float" office:value="0.04506317536" calcext:value-type="float">
            <text:p>0.0450631754</text:p>
          </table:table-cell>
          <table:table-cell table:formula="of:=[.E876]*1E-018" office:value-type="float" office:value="4.506317536E-020" calcext:value-type="float">
            <text:p>4.506317536E-020</text:p>
          </table:table-cell>
          <table:table-cell table:number-columns-repeated="4"/>
        </table:table-row>
        <table:table-row table:style-name="ro1">
          <table:table-cell office:value-type="float" office:value="992.655" calcext:value-type="float">
            <text:p>992.655</text:p>
          </table:table-cell>
          <table:table-cell office:value-type="float" office:value="0.000000022098" calcext:value-type="float">
            <text:p>2.2098E-008</text:p>
          </table:table-cell>
          <table:table-cell table:formula="of:=([.B877]*[.A877]*[.$J$2])/([.$G$2]*[.F877]*[.$I$2])" office:value-type="float" office:value="0.000666924318143742" calcext:value-type="float">
            <text:p>0.0006669243</text:p>
          </table:table-cell>
          <table:table-cell office:value-type="float" office:value="0.000404552" calcext:value-type="float">
            <text:p>0.000404552</text:p>
          </table:table-cell>
          <table:table-cell table:formula="of:=[.D877]*109.76" office:value-type="float" office:value="0.04440362752" calcext:value-type="float">
            <text:p>0.0444036275</text:p>
          </table:table-cell>
          <table:table-cell table:formula="of:=[.E877]*1E-018" office:value-type="float" office:value="4.440362752E-020" calcext:value-type="float">
            <text:p>4.440362752E-020</text:p>
          </table:table-cell>
          <table:table-cell table:number-columns-repeated="4"/>
        </table:table-row>
        <table:table-row table:style-name="ro1">
          <table:table-cell office:value-type="float" office:value="998.045" calcext:value-type="float">
            <text:p>998.045</text:p>
          </table:table-cell>
          <table:table-cell office:value-type="float" office:value="0.000000021657" calcext:value-type="float">
            <text:p>2.1657E-008</text:p>
          </table:table-cell>
          <table:table-cell table:formula="of:=([.B878]*[.A878]*[.$J$2])/([.$G$2]*[.F878]*[.$I$2])" office:value-type="float" office:value="0.000666931623938716" calcext:value-type="float">
            <text:p>0.0006669316</text:p>
          </table:table-cell>
          <table:table-cell office:value-type="float" office:value="0.000398627" calcext:value-type="float">
            <text:p>0.000398627</text:p>
          </table:table-cell>
          <table:table-cell table:formula="of:=[.D878]*109.76" office:value-type="float" office:value="0.04375329952" calcext:value-type="float">
            <text:p>0.0437532995</text:p>
          </table:table-cell>
          <table:table-cell table:formula="of:=[.E878]*1E-018" office:value-type="float" office:value="4.375329952E-020" calcext:value-type="float">
            <text:p>4.375329952E-020</text:p>
          </table:table-cell>
          <table:table-cell table:number-columns-repeated="4"/>
        </table:table-row>
        <table:table-row table:style-name="ro1">
          <table:table-cell office:value-type="float" office:value="1003.464" calcext:value-type="float">
            <text:p>1003.464</text:p>
          </table:table-cell>
          <table:table-cell office:value-type="float" office:value="0.000000021224" calcext:value-type="float">
            <text:p>2.1224E-008</text:p>
          </table:table-cell>
          <table:table-cell table:formula="of:=([.B879]*[.A879]*[.$J$2])/([.$G$2]*[.F879]*[.$I$2])" office:value-type="float" office:value="0.000666918302082959" calcext:value-type="float">
            <text:p>0.0006669183</text:p>
          </table:table-cell>
          <table:table-cell office:value-type="float" office:value="0.000392786" calcext:value-type="float">
            <text:p>0.000392786</text:p>
          </table:table-cell>
          <table:table-cell table:formula="of:=[.D879]*109.76" office:value-type="float" office:value="0.04311219136" calcext:value-type="float">
            <text:p>0.0431121914</text:p>
          </table:table-cell>
          <table:table-cell table:formula="of:=[.E879]*1E-018" office:value-type="float" office:value="4.311219136E-020" calcext:value-type="float">
            <text:p>4.311219136E-020</text:p>
          </table:table-cell>
          <table:table-cell table:number-columns-repeated="4"/>
        </table:table-row>
        <table:table-row table:style-name="ro1">
          <table:table-cell office:value-type="float" office:value="1008.913" calcext:value-type="float">
            <text:p>1008.913</text:p>
          </table:table-cell>
          <table:table-cell office:value-type="float" office:value="0.0000000208" calcext:value-type="float">
            <text:p>2.08E-008</text:p>
          </table:table-cell>
          <table:table-cell table:formula="of:=([.B880]*[.A880]*[.$J$2])/([.$G$2]*[.F880]*[.$I$2])" office:value-type="float" office:value="0.000666922534112931" calcext:value-type="float">
            <text:p>0.0006669225</text:p>
          </table:table-cell>
          <table:table-cell office:value-type="float" office:value="0.000387027" calcext:value-type="float">
            <text:p>0.000387027</text:p>
          </table:table-cell>
          <table:table-cell table:formula="of:=[.D880]*109.76" office:value-type="float" office:value="0.04248008352" calcext:value-type="float">
            <text:p>0.0424800835</text:p>
          </table:table-cell>
          <table:table-cell table:formula="of:=[.E880]*1E-018" office:value-type="float" office:value="4.248008352E-020" calcext:value-type="float">
            <text:p>4.248008352E-020</text:p>
          </table:table-cell>
          <table:table-cell table:number-columns-repeated="4"/>
        </table:table-row>
        <table:table-row table:style-name="ro1">
          <table:table-cell office:value-type="float" office:value="1014.391" calcext:value-type="float">
            <text:p>1014.391</text:p>
          </table:table-cell>
          <table:table-cell office:value-type="float" office:value="0.000000020384" calcext:value-type="float">
            <text:p>2.0384E-008</text:p>
          </table:table-cell>
          <table:table-cell table:formula="of:=([.B881]*[.A881]*[.$J$2])/([.$G$2]*[.F881]*[.$I$2])" office:value-type="float" office:value="0.00066691525193359" calcext:value-type="float">
            <text:p>0.0006669153</text:p>
          </table:table-cell>
          <table:table-cell office:value-type="float" office:value="0.00038135" calcext:value-type="float">
            <text:p>0.00038135</text:p>
          </table:table-cell>
          <table:table-cell table:formula="of:=[.D881]*109.76" office:value-type="float" office:value="0.041856976" calcext:value-type="float">
            <text:p>0.041856976</text:p>
          </table:table-cell>
          <table:table-cell table:formula="of:=[.E881]*1E-018" office:value-type="float" office:value="4.1856976E-020" calcext:value-type="float">
            <text:p>4.1856976E-020</text:p>
          </table:table-cell>
          <table:table-cell table:number-columns-repeated="4"/>
        </table:table-row>
        <table:table-row table:style-name="ro1">
          <table:table-cell office:value-type="float" office:value="1019.899" calcext:value-type="float">
            <text:p>1019.899</text:p>
          </table:table-cell>
          <table:table-cell office:value-type="float" office:value="0.000000019977" calcext:value-type="float">
            <text:p>0.00000002</text:p>
          </table:table-cell>
          <table:table-cell table:formula="of:=([.B882]*[.A882]*[.$J$2])/([.$G$2]*[.F882]*[.$I$2])" office:value-type="float" office:value="0.000666936646082905" calcext:value-type="float">
            <text:p>0.0006669366</text:p>
          </table:table-cell>
          <table:table-cell office:value-type="float" office:value="0.000375753" calcext:value-type="float">
            <text:p>0.000375753</text:p>
          </table:table-cell>
          <table:table-cell table:formula="of:=[.D882]*109.76" office:value-type="float" office:value="0.04124264928" calcext:value-type="float">
            <text:p>0.0412426493</text:p>
          </table:table-cell>
          <table:table-cell table:formula="of:=[.E882]*1E-018" office:value-type="float" office:value="4.124264928E-020" calcext:value-type="float">
            <text:p>4.124264928E-020</text:p>
          </table:table-cell>
          <table:table-cell table:number-columns-repeated="4"/>
        </table:table-row>
        <table:table-row table:style-name="ro1">
          <table:table-cell office:value-type="float" office:value="1025.437" calcext:value-type="float">
            <text:p>1025.437</text:p>
          </table:table-cell>
          <table:table-cell office:value-type="float" office:value="0.000000019577" calcext:value-type="float">
            <text:p>1.9577E-008</text:p>
          </table:table-cell>
          <table:table-cell table:formula="of:=([.B883]*[.A883]*[.$J$2])/([.$G$2]*[.F883]*[.$I$2])" office:value-type="float" office:value="0.000666923593525145" calcext:value-type="float">
            <text:p>0.0006669236</text:p>
          </table:table-cell>
          <table:table-cell office:value-type="float" office:value="0.000370236" calcext:value-type="float">
            <text:p>0.000370236</text:p>
          </table:table-cell>
          <table:table-cell table:formula="of:=[.D883]*109.76" office:value-type="float" office:value="0.04063710336" calcext:value-type="float">
            <text:p>0.0406371034</text:p>
          </table:table-cell>
          <table:table-cell table:formula="of:=[.E883]*1E-018" office:value-type="float" office:value="4.063710336E-020" calcext:value-type="float">
            <text:p>4.063710336E-020</text:p>
          </table:table-cell>
          <table:table-cell table:number-columns-repeated="4"/>
        </table:table-row>
        <table:table-row table:style-name="ro1">
          <table:table-cell office:value-type="float" office:value="1031.005" calcext:value-type="float">
            <text:p>1031.005</text:p>
          </table:table-cell>
          <table:table-cell office:value-type="float" office:value="0.000000019185" calcext:value-type="float">
            <text:p>1.9185E-008</text:p>
          </table:table-cell>
          <table:table-cell table:formula="of:=([.B884]*[.A884]*[.$J$2])/([.$G$2]*[.F884]*[.$I$2])" office:value-type="float" office:value="0.000666915665887434" calcext:value-type="float">
            <text:p>0.0006669157</text:p>
          </table:table-cell>
          <table:table-cell office:value-type="float" office:value="0.000364797" calcext:value-type="float">
            <text:p>0.000364797</text:p>
          </table:table-cell>
          <table:table-cell table:formula="of:=[.D884]*109.76" office:value-type="float" office:value="0.04004011872" calcext:value-type="float">
            <text:p>0.0400401187</text:p>
          </table:table-cell>
          <table:table-cell table:formula="of:=[.E884]*1E-018" office:value-type="float" office:value="4.004011872E-020" calcext:value-type="float">
            <text:p>4.004011872E-020</text:p>
          </table:table-cell>
          <table:table-cell table:number-columns-repeated="4"/>
        </table:table-row>
        <table:table-row table:style-name="ro1">
          <table:table-cell office:value-type="float" office:value="1036.604" calcext:value-type="float">
            <text:p>1036.604</text:p>
          </table:table-cell>
          <table:table-cell office:value-type="float" office:value="0.000000018801" calcext:value-type="float">
            <text:p>1.8801E-008</text:p>
          </table:table-cell>
          <table:table-cell table:formula="of:=([.B885]*[.A885]*[.$J$2])/([.$G$2]*[.F885]*[.$I$2])" office:value-type="float" office:value="0.000666920820869195" calcext:value-type="float">
            <text:p>0.0006669208</text:p>
          </table:table-cell>
          <table:table-cell office:value-type="float" office:value="0.000359434" calcext:value-type="float">
            <text:p>0.000359434</text:p>
          </table:table-cell>
          <table:table-cell table:formula="of:=[.D885]*109.76" office:value-type="float" office:value="0.03945147584" calcext:value-type="float">
            <text:p>0.0394514758</text:p>
          </table:table-cell>
          <table:table-cell table:formula="of:=[.E885]*1E-018" office:value-type="float" office:value="3.945147584E-020" calcext:value-type="float">
            <text:p>3.945147584E-020</text:p>
          </table:table-cell>
          <table:table-cell table:number-columns-repeated="4"/>
        </table:table-row>
        <table:table-row table:style-name="ro1">
          <table:table-cell office:value-type="float" office:value="1042.232" calcext:value-type="float">
            <text:p>1042.232</text:p>
          </table:table-cell>
          <table:table-cell office:value-type="float" office:value="0.000000018425" calcext:value-type="float">
            <text:p>1.8425E-008</text:p>
          </table:table-cell>
          <table:table-cell table:formula="of:=([.B886]*[.A886]*[.$J$2])/([.$G$2]*[.F886]*[.$I$2])" office:value-type="float" office:value="0.000666939913125616" calcext:value-type="float">
            <text:p>0.0006669399</text:p>
          </table:table-cell>
          <table:table-cell office:value-type="float" office:value="0.000354148" calcext:value-type="float">
            <text:p>0.000354148</text:p>
          </table:table-cell>
          <table:table-cell table:formula="of:=[.D886]*109.76" office:value-type="float" office:value="0.03887128448" calcext:value-type="float">
            <text:p>0.0388712845</text:p>
          </table:table-cell>
          <table:table-cell table:formula="of:=[.E886]*1E-018" office:value-type="float" office:value="3.887128448E-020" calcext:value-type="float">
            <text:p>3.887128448E-020</text:p>
          </table:table-cell>
          <table:table-cell table:number-columns-repeated="4"/>
        </table:table-row>
        <table:table-row table:style-name="ro1">
          <table:table-cell office:value-type="float" office:value="1047.892" calcext:value-type="float">
            <text:p>1047.892</text:p>
          </table:table-cell>
          <table:table-cell office:value-type="float" office:value="0.000000018056" calcext:value-type="float">
            <text:p>1.8056E-008</text:p>
          </table:table-cell>
          <table:table-cell table:formula="of:=([.B887]*[.A887]*[.$J$2])/([.$G$2]*[.F887]*[.$I$2])" office:value-type="float" office:value="0.000666945966301806" calcext:value-type="float">
            <text:p>0.000666946</text:p>
          </table:table-cell>
          <table:table-cell office:value-type="float" office:value="0.000348937" calcext:value-type="float">
            <text:p>0.000348937</text:p>
          </table:table-cell>
          <table:table-cell table:formula="of:=[.D887]*109.76" office:value-type="float" office:value="0.03829932512" calcext:value-type="float">
            <text:p>0.0382993251</text:p>
          </table:table-cell>
          <table:table-cell table:formula="of:=[.E887]*1E-018" office:value-type="float" office:value="3.829932512E-020" calcext:value-type="float">
            <text:p>3.829932512E-020</text:p>
          </table:table-cell>
          <table:table-cell table:number-columns-repeated="4"/>
        </table:table-row>
        <table:table-row table:style-name="ro1">
          <table:table-cell office:value-type="float" office:value="1053.581" calcext:value-type="float">
            <text:p>1053.581</text:p>
          </table:table-cell>
          <table:table-cell office:value-type="float" office:value="0.000000017694" calcext:value-type="float">
            <text:p>1.7694E-008</text:p>
          </table:table-cell>
          <table:table-cell table:formula="of:=([.B888]*[.A888]*[.$J$2])/([.$G$2]*[.F888]*[.$I$2])" office:value-type="float" office:value="0.000666941409387113" calcext:value-type="float">
            <text:p>0.0006669414</text:p>
          </table:table-cell>
          <table:table-cell office:value-type="float" office:value="0.0003438" calcext:value-type="float">
            <text:p>0.0003438</text:p>
          </table:table-cell>
          <table:table-cell table:formula="of:=[.D888]*109.76" office:value-type="float" office:value="0.037735488" calcext:value-type="float">
            <text:p>0.037735488</text:p>
          </table:table-cell>
          <table:table-cell table:formula="of:=[.E888]*1E-018" office:value-type="float" office:value="3.7735488E-020" calcext:value-type="float">
            <text:p>3.7735488E-020</text:p>
          </table:table-cell>
          <table:table-cell table:number-columns-repeated="4"/>
        </table:table-row>
        <table:table-row table:style-name="ro1">
          <table:table-cell office:value-type="float" office:value="1059.302" calcext:value-type="float">
            <text:p>1059.302</text:p>
          </table:table-cell>
          <table:table-cell office:value-type="float" office:value="0.000000017339" calcext:value-type="float">
            <text:p>1.7339E-008</text:p>
          </table:table-cell>
          <table:table-cell table:formula="of:=([.B889]*[.A889]*[.$J$2])/([.$G$2]*[.F889]*[.$I$2])" office:value-type="float" office:value="0.000666934783665335" calcext:value-type="float">
            <text:p>0.0006669348</text:p>
          </table:table-cell>
          <table:table-cell office:value-type="float" office:value="0.000338735" calcext:value-type="float">
            <text:p>0.000338735</text:p>
          </table:table-cell>
          <table:table-cell table:formula="of:=[.D889]*109.76" office:value-type="float" office:value="0.0371795536" calcext:value-type="float">
            <text:p>0.0371795536</text:p>
          </table:table-cell>
          <table:table-cell table:formula="of:=[.E889]*1E-018" office:value-type="float" office:value="3.71795536E-020" calcext:value-type="float">
            <text:p>3.71795536E-020</text:p>
          </table:table-cell>
          <table:table-cell table:number-columns-repeated="4"/>
        </table:table-row>
        <table:table-row table:style-name="ro1">
          <table:table-cell office:value-type="float" office:value="1065.054" calcext:value-type="float">
            <text:p>1065.054</text:p>
          </table:table-cell>
          <table:table-cell office:value-type="float" office:value="0.000000016991" calcext:value-type="float">
            <text:p>0.000000017</text:p>
          </table:table-cell>
          <table:table-cell table:formula="of:=([.B890]*[.A890]*[.$J$2])/([.$G$2]*[.F890]*[.$I$2])" office:value-type="float" office:value="0.000666926546433751" calcext:value-type="float">
            <text:p>0.0006669265</text:p>
          </table:table-cell>
          <table:table-cell office:value-type="float" office:value="0.000333743" calcext:value-type="float">
            <text:p>0.000333743</text:p>
          </table:table-cell>
          <table:table-cell table:formula="of:=[.D890]*109.76" office:value-type="float" office:value="0.03663163168" calcext:value-type="float">
            <text:p>0.0366316317</text:p>
          </table:table-cell>
          <table:table-cell table:formula="of:=[.E890]*1E-018" office:value-type="float" office:value="3.663163168E-020" calcext:value-type="float">
            <text:p>3.663163168E-020</text:p>
          </table:table-cell>
          <table:table-cell table:number-columns-repeated="4"/>
        </table:table-row>
        <table:table-row table:style-name="ro1">
          <table:table-cell office:value-type="float" office:value="1070.837" calcext:value-type="float">
            <text:p>1070.837</text:p>
          </table:table-cell>
          <table:table-cell office:value-type="float" office:value="0.00000001665" calcext:value-type="float">
            <text:p>1.665E-008</text:p>
          </table:table-cell>
          <table:table-cell table:formula="of:=([.B891]*[.A891]*[.$J$2])/([.$G$2]*[.F891]*[.$I$2])" office:value-type="float" office:value="0.000666923993901193" calcext:value-type="float">
            <text:p>0.000666924</text:p>
          </table:table-cell>
          <table:table-cell office:value-type="float" office:value="0.000328822" calcext:value-type="float">
            <text:p>0.000328822</text:p>
          </table:table-cell>
          <table:table-cell table:formula="of:=[.D891]*109.76" office:value-type="float" office:value="0.03609150272" calcext:value-type="float">
            <text:p>0.0360915027</text:p>
          </table:table-cell>
          <table:table-cell table:formula="of:=[.E891]*1E-018" office:value-type="float" office:value="3.609150272E-020" calcext:value-type="float">
            <text:p>3.609150272E-020</text:p>
          </table:table-cell>
          <table:table-cell table:number-columns-repeated="4"/>
        </table:table-row>
        <table:table-row table:style-name="ro1">
          <table:table-cell office:value-type="float" office:value="1076.652" calcext:value-type="float">
            <text:p>1076.652</text:p>
          </table:table-cell>
          <table:table-cell office:value-type="float" office:value="0.000000016316" calcext:value-type="float">
            <text:p>1.6316E-008</text:p>
          </table:table-cell>
          <table:table-cell table:formula="of:=([.B892]*[.A892]*[.$J$2])/([.$G$2]*[.F892]*[.$I$2])" office:value-type="float" office:value="0.000666933471522291" calcext:value-type="float">
            <text:p>0.0006669335</text:p>
          </table:table-cell>
          <table:table-cell office:value-type="float" office:value="0.000323971" calcext:value-type="float">
            <text:p>0.000323971</text:p>
          </table:table-cell>
          <table:table-cell table:formula="of:=[.D892]*109.76" office:value-type="float" office:value="0.03555905696" calcext:value-type="float">
            <text:p>0.035559057</text:p>
          </table:table-cell>
          <table:table-cell table:formula="of:=[.E892]*1E-018" office:value-type="float" office:value="3.555905696E-020" calcext:value-type="float">
            <text:p>3.555905696E-020</text:p>
          </table:table-cell>
          <table:table-cell table:number-columns-repeated="4"/>
        </table:table-row>
        <table:table-row table:style-name="ro1">
          <table:table-cell office:value-type="float" office:value="1082.498" calcext:value-type="float">
            <text:p>1082.498</text:p>
          </table:table-cell>
          <table:table-cell office:value-type="float" office:value="0.000000015988" calcext:value-type="float">
            <text:p>0.000000016</text:p>
          </table:table-cell>
          <table:table-cell table:formula="of:=([.B893]*[.A893]*[.$J$2])/([.$G$2]*[.F893]*[.$I$2])" office:value-type="float" office:value="0.000666920840761224" calcext:value-type="float">
            <text:p>0.0006669208</text:p>
          </table:table-cell>
          <table:table-cell office:value-type="float" office:value="0.000319188" calcext:value-type="float">
            <text:p>0.000319188</text:p>
          </table:table-cell>
          <table:table-cell table:formula="of:=[.D893]*109.76" office:value-type="float" office:value="0.03503407488" calcext:value-type="float">
            <text:p>0.0350340749</text:p>
          </table:table-cell>
          <table:table-cell table:formula="of:=[.E893]*1E-018" office:value-type="float" office:value="3.503407488E-020" calcext:value-type="float">
            <text:p>3.503407488E-020</text:p>
          </table:table-cell>
          <table:table-cell table:number-columns-repeated="4"/>
        </table:table-row>
        <table:table-row table:style-name="ro1">
          <table:table-cell office:value-type="float" office:value="1088.376" calcext:value-type="float">
            <text:p>1088.376</text:p>
          </table:table-cell>
          <table:table-cell office:value-type="float" office:value="0.000000015667" calcext:value-type="float">
            <text:p>1.5667E-008</text:p>
          </table:table-cell>
          <table:table-cell table:formula="of:=([.B894]*[.A894]*[.$J$2])/([.$G$2]*[.F894]*[.$I$2])" office:value-type="float" office:value="0.000666929084806672" calcext:value-type="float">
            <text:p>0.0006669291</text:p>
          </table:table-cell>
          <table:table-cell office:value-type="float" office:value="0.000314474" calcext:value-type="float">
            <text:p>0.000314474</text:p>
          </table:table-cell>
          <table:table-cell table:formula="of:=[.D894]*109.76" office:value-type="float" office:value="0.03451666624" calcext:value-type="float">
            <text:p>0.0345166662</text:p>
          </table:table-cell>
          <table:table-cell table:formula="of:=[.E894]*1E-018" office:value-type="float" office:value="3.451666624E-020" calcext:value-type="float">
            <text:p>3.451666624E-020</text:p>
          </table:table-cell>
          <table:table-cell table:number-columns-repeated="4"/>
        </table:table-row>
        <table:table-row table:style-name="ro1">
          <table:table-cell office:value-type="float" office:value="1094.286" calcext:value-type="float">
            <text:p>1094.286</text:p>
          </table:table-cell>
          <table:table-cell office:value-type="float" office:value="0.000000015352" calcext:value-type="float">
            <text:p>1.5352E-008</text:p>
          </table:table-cell>
          <table:table-cell table:formula="of:=([.B895]*[.A895]*[.$J$2])/([.$G$2]*[.F895]*[.$I$2])" office:value-type="float" office:value="0.000666923691206499" calcext:value-type="float">
            <text:p>0.0006669237</text:p>
          </table:table-cell>
          <table:table-cell office:value-type="float" office:value="0.000309827" calcext:value-type="float">
            <text:p>0.000309827</text:p>
          </table:table-cell>
          <table:table-cell table:formula="of:=[.D895]*109.76" office:value-type="float" office:value="0.03400661152" calcext:value-type="float">
            <text:p>0.0340066115</text:p>
          </table:table-cell>
          <table:table-cell table:formula="of:=[.E895]*1E-018" office:value-type="float" office:value="3.400661152E-020" calcext:value-type="float">
            <text:p>3.400661152E-020</text:p>
          </table:table-cell>
          <table:table-cell table:number-columns-repeated="4"/>
        </table:table-row>
        <table:table-row table:style-name="ro1">
          <table:table-cell office:value-type="float" office:value="1100.227" calcext:value-type="float">
            <text:p>1100.227</text:p>
          </table:table-cell>
          <table:table-cell office:value-type="float" office:value="0.000000015044" calcext:value-type="float">
            <text:p>0.000000015</text:p>
          </table:table-cell>
          <table:table-cell table:formula="of:=([.B896]*[.A896]*[.$J$2])/([.$G$2]*[.F896]*[.$I$2])" office:value-type="float" office:value="0.000666950835895918" calcext:value-type="float">
            <text:p>0.0006669508</text:p>
          </table:table-cell>
          <table:table-cell office:value-type="float" office:value="0.000305247" calcext:value-type="float">
            <text:p>0.000305247</text:p>
          </table:table-cell>
          <table:table-cell table:formula="of:=[.D896]*109.76" office:value-type="float" office:value="0.03350391072" calcext:value-type="float">
            <text:p>0.0335039107</text:p>
          </table:table-cell>
          <table:table-cell table:formula="of:=[.E896]*1E-018" office:value-type="float" office:value="3.350391072E-020" calcext:value-type="float">
            <text:p>3.350391072E-020</text:p>
          </table:table-cell>
          <table:table-cell table:number-columns-repeated="4"/>
        </table:table-row>
        <table:table-row table:style-name="ro1">
          <table:table-cell office:value-type="float" office:value="1106.202" calcext:value-type="float">
            <text:p>1106.202</text:p>
          </table:table-cell>
          <table:table-cell office:value-type="float" office:value="0.000000014741" calcext:value-type="float">
            <text:p>1.4741E-008</text:p>
          </table:table-cell>
          <table:table-cell table:formula="of:=([.B897]*[.A897]*[.$J$2])/([.$G$2]*[.F897]*[.$I$2])" office:value-type="float" office:value="0.000666933894454677" calcext:value-type="float">
            <text:p>0.0006669339</text:p>
          </table:table-cell>
          <table:table-cell office:value-type="float" office:value="0.000300731" calcext:value-type="float">
            <text:p>0.000300731</text:p>
          </table:table-cell>
          <table:table-cell table:formula="of:=[.D897]*109.76" office:value-type="float" office:value="0.03300823456" calcext:value-type="float">
            <text:p>0.0330082346</text:p>
          </table:table-cell>
          <table:table-cell table:formula="of:=[.E897]*1E-018" office:value-type="float" office:value="3.300823456E-020" calcext:value-type="float">
            <text:p>3.300823456E-020</text:p>
          </table:table-cell>
          <table:table-cell table:number-columns-repeated="4"/>
        </table:table-row>
        <table:table-row table:style-name="ro1">
          <table:table-cell office:value-type="float" office:value="1112.208" calcext:value-type="float">
            <text:p>1112.208</text:p>
          </table:table-cell>
          <table:table-cell office:value-type="float" office:value="0.000000014444" calcext:value-type="float">
            <text:p>1.4444E-008</text:p>
          </table:table-cell>
          <table:table-cell table:formula="of:=([.B898]*[.A898]*[.$J$2])/([.$G$2]*[.F898]*[.$I$2])" office:value-type="float" office:value="0.000666913171551611" calcext:value-type="float">
            <text:p>0.0006669132</text:p>
          </table:table-cell>
          <table:table-cell office:value-type="float" office:value="0.000296281" calcext:value-type="float">
            <text:p>0.000296281</text:p>
          </table:table-cell>
          <table:table-cell table:formula="of:=[.D898]*109.76" office:value-type="float" office:value="0.03251980256" calcext:value-type="float">
            <text:p>0.0325198026</text:p>
          </table:table-cell>
          <table:table-cell table:formula="of:=[.E898]*1E-018" office:value-type="float" office:value="3.251980256E-020" calcext:value-type="float">
            <text:p>3.251980256E-020</text:p>
          </table:table-cell>
          <table:table-cell table:number-columns-repeated="4"/>
        </table:table-row>
        <table:table-row table:style-name="ro1">
          <table:table-cell office:value-type="float" office:value="1118.247" calcext:value-type="float">
            <text:p>1118.247</text:p>
          </table:table-cell>
          <table:table-cell office:value-type="float" office:value="0.000000014154" calcext:value-type="float">
            <text:p>1.4154E-008</text:p>
          </table:table-cell>
          <table:table-cell table:formula="of:=([.B899]*[.A899]*[.$J$2])/([.$G$2]*[.F899]*[.$I$2])" office:value-type="float" office:value="0.000666949352355039" calcext:value-type="float">
            <text:p>0.0006669494</text:p>
          </table:table-cell>
          <table:table-cell office:value-type="float" office:value="0.000291893" calcext:value-type="float">
            <text:p>0.000291893</text:p>
          </table:table-cell>
          <table:table-cell table:formula="of:=[.D899]*109.76" office:value-type="float" office:value="0.03203817568" calcext:value-type="float">
            <text:p>0.0320381757</text:p>
          </table:table-cell>
          <table:table-cell table:formula="of:=[.E899]*1E-018" office:value-type="float" office:value="3.203817568E-020" calcext:value-type="float">
            <text:p>3.203817568E-020</text:p>
          </table:table-cell>
          <table:table-cell table:number-columns-repeated="4"/>
        </table:table-row>
        <table:table-row table:style-name="ro1">
          <table:table-cell office:value-type="float" office:value="1124.319" calcext:value-type="float">
            <text:p>1124.319</text:p>
          </table:table-cell>
          <table:table-cell office:value-type="float" office:value="0.000000013869" calcext:value-type="float">
            <text:p>1.3869E-008</text:p>
          </table:table-cell>
          <table:table-cell table:formula="of:=([.B900]*[.A900]*[.$J$2])/([.$G$2]*[.F900]*[.$I$2])" office:value-type="float" office:value="0.000666948397155297" calcext:value-type="float">
            <text:p>0.0006669484</text:p>
          </table:table-cell>
          <table:table-cell office:value-type="float" office:value="0.000287569" calcext:value-type="float">
            <text:p>0.000287569</text:p>
          </table:table-cell>
          <table:table-cell table:formula="of:=[.D900]*109.76" office:value-type="float" office:value="0.03156357344" calcext:value-type="float">
            <text:p>0.0315635734</text:p>
          </table:table-cell>
          <table:table-cell table:formula="of:=[.E900]*1E-018" office:value-type="float" office:value="3.156357344E-020" calcext:value-type="float">
            <text:p>3.156357344E-020</text:p>
          </table:table-cell>
          <table:table-cell table:number-columns-repeated="4"/>
        </table:table-row>
        <table:table-row table:style-name="ro1">
          <table:table-cell office:value-type="float" office:value="1130.424" calcext:value-type="float">
            <text:p>1130.424</text:p>
          </table:table-cell>
          <table:table-cell office:value-type="float" office:value="0.000000013589" calcext:value-type="float">
            <text:p>1.3589E-008</text:p>
          </table:table-cell>
          <table:table-cell table:formula="of:=([.B901]*[.A901]*[.$J$2])/([.$G$2]*[.F901]*[.$I$2])" office:value-type="float" office:value="0.000666918397612195" calcext:value-type="float">
            <text:p>0.0006669184</text:p>
          </table:table-cell>
          <table:table-cell office:value-type="float" office:value="0.000283306" calcext:value-type="float">
            <text:p>0.000283306</text:p>
          </table:table-cell>
          <table:table-cell table:formula="of:=[.D901]*109.76" office:value-type="float" office:value="0.03109566656" calcext:value-type="float">
            <text:p>0.0310956666</text:p>
          </table:table-cell>
          <table:table-cell table:formula="of:=[.E901]*1E-018" office:value-type="float" office:value="3.109566656E-020" calcext:value-type="float">
            <text:p>3.109566656E-020</text:p>
          </table:table-cell>
          <table:table-cell table:number-columns-repeated="4"/>
        </table:table-row>
        <table:table-row table:style-name="ro1">
          <table:table-cell office:value-type="float" office:value="1136.562" calcext:value-type="float">
            <text:p>1136.562</text:p>
          </table:table-cell>
          <table:table-cell office:value-type="float" office:value="0.000000013315" calcext:value-type="float">
            <text:p>1.3315E-008</text:p>
          </table:table-cell>
          <table:table-cell table:formula="of:=([.B902]*[.A902]*[.$J$2])/([.$G$2]*[.F902]*[.$I$2])" office:value-type="float" office:value="0.00066690855429275" calcext:value-type="float">
            <text:p>0.0006669086</text:p>
          </table:table-cell>
          <table:table-cell office:value-type="float" office:value="0.000279105" calcext:value-type="float">
            <text:p>0.000279105</text:p>
          </table:table-cell>
          <table:table-cell table:formula="of:=[.D902]*109.76" office:value-type="float" office:value="0.0306345648" calcext:value-type="float">
            <text:p>0.0306345648</text:p>
          </table:table-cell>
          <table:table-cell table:formula="of:=[.E902]*1E-018" office:value-type="float" office:value="3.06345648E-020" calcext:value-type="float">
            <text:p>3.06345648E-020</text:p>
          </table:table-cell>
          <table:table-cell table:number-columns-repeated="4"/>
        </table:table-row>
        <table:table-row table:style-name="ro1">
          <table:table-cell office:value-type="float" office:value="1142.734" calcext:value-type="float">
            <text:p>1142.734</text:p>
          </table:table-cell>
          <table:table-cell office:value-type="float" office:value="0.000000013047" calcext:value-type="float">
            <text:p>0.000000013</text:p>
          </table:table-cell>
          <table:table-cell table:formula="of:=([.B903]*[.A903]*[.$J$2])/([.$G$2]*[.F903]*[.$I$2])" office:value-type="float" office:value="0.000666931386637045" calcext:value-type="float">
            <text:p>0.0006669314</text:p>
          </table:table-cell>
          <table:table-cell office:value-type="float" office:value="0.000274963" calcext:value-type="float">
            <text:p>0.000274963</text:p>
          </table:table-cell>
          <table:table-cell table:formula="of:=[.D903]*109.76" office:value-type="float" office:value="0.03017993888" calcext:value-type="float">
            <text:p>0.0301799389</text:p>
          </table:table-cell>
          <table:table-cell table:formula="of:=[.E903]*1E-018" office:value-type="float" office:value="3.017993888E-020" calcext:value-type="float">
            <text:p>3.017993888E-020</text:p>
          </table:table-cell>
          <table:table-cell table:number-columns-repeated="4"/>
        </table:table-row>
        <table:table-row table:style-name="ro1">
          <table:table-cell office:value-type="float" office:value="1148.939" calcext:value-type="float">
            <text:p>1148.939</text:p>
          </table:table-cell>
          <table:table-cell office:value-type="float" office:value="0.000000012784" calcext:value-type="float">
            <text:p>1.2784E-008</text:p>
          </table:table-cell>
          <table:table-cell table:formula="of:=([.B904]*[.A904]*[.$J$2])/([.$G$2]*[.F904]*[.$I$2])" office:value-type="float" office:value="0.000666936969440177" calcext:value-type="float">
            <text:p>0.000666937</text:p>
          </table:table-cell>
          <table:table-cell office:value-type="float" office:value="0.000270881" calcext:value-type="float">
            <text:p>0.000270881</text:p>
          </table:table-cell>
          <table:table-cell table:formula="of:=[.D904]*109.76" office:value-type="float" office:value="0.02973189856" calcext:value-type="float">
            <text:p>0.0297318986</text:p>
          </table:table-cell>
          <table:table-cell table:formula="of:=[.E904]*1E-018" office:value-type="float" office:value="2.973189856E-020" calcext:value-type="float">
            <text:p>2.973189856E-020</text:p>
          </table:table-cell>
          <table:table-cell table:number-columns-repeated="4"/>
        </table:table-row>
        <table:table-row table:style-name="ro1">
          <table:table-cell office:value-type="float" office:value="1155.177" calcext:value-type="float">
            <text:p>1155.177</text:p>
          </table:table-cell>
          <table:table-cell office:value-type="float" office:value="0.000000012526" calcext:value-type="float">
            <text:p>1.2526E-008</text:p>
          </table:table-cell>
          <table:table-cell table:formula="of:=([.B905]*[.A905]*[.$J$2])/([.$G$2]*[.F905]*[.$I$2])" office:value-type="float" office:value="0.000666932595614679" calcext:value-type="float">
            <text:p>0.0006669326</text:p>
          </table:table-cell>
          <table:table-cell office:value-type="float" office:value="0.000266857" calcext:value-type="float">
            <text:p>0.000266857</text:p>
          </table:table-cell>
          <table:table-cell table:formula="of:=[.D905]*109.76" office:value-type="float" office:value="0.02929022432" calcext:value-type="float">
            <text:p>0.0292902243</text:p>
          </table:table-cell>
          <table:table-cell table:formula="of:=[.E905]*1E-018" office:value-type="float" office:value="2.929022432E-020" calcext:value-type="float">
            <text:p>2.929022432E-020</text:p>
          </table:table-cell>
          <table:table-cell table:number-columns-repeated="4"/>
        </table:table-row>
        <table:table-row table:style-name="ro1">
          <table:table-cell office:value-type="float" office:value="1161.45" calcext:value-type="float">
            <text:p>1161.45</text:p>
          </table:table-cell>
          <table:table-cell office:value-type="float" office:value="0.000000012273" calcext:value-type="float">
            <text:p>1.2273E-008</text:p>
          </table:table-cell>
          <table:table-cell table:formula="of:=([.B906]*[.A906]*[.$J$2])/([.$G$2]*[.F906]*[.$I$2])" office:value-type="float" office:value="0.000666922142091983" calcext:value-type="float">
            <text:p>0.0006669221</text:p>
          </table:table-cell>
          <table:table-cell office:value-type="float" office:value="0.000262891" calcext:value-type="float">
            <text:p>0.000262891</text:p>
          </table:table-cell>
          <table:table-cell table:formula="of:=[.D906]*109.76" office:value-type="float" office:value="0.02885491616" calcext:value-type="float">
            <text:p>0.0288549162</text:p>
          </table:table-cell>
          <table:table-cell table:formula="of:=[.E906]*1E-018" office:value-type="float" office:value="2.885491616E-020" calcext:value-type="float">
            <text:p>2.885491616E-020</text:p>
          </table:table-cell>
          <table:table-cell table:number-columns-repeated="4"/>
        </table:table-row>
        <table:table-row table:style-name="ro1">
          <table:table-cell office:value-type="float" office:value="1167.756" calcext:value-type="float">
            <text:p>1167.756</text:p>
          </table:table-cell>
          <table:table-cell office:value-type="float" office:value="0.000000012025" calcext:value-type="float">
            <text:p>0.000000012</text:p>
          </table:table-cell>
          <table:table-cell table:formula="of:=([.B907]*[.A907]*[.$J$2])/([.$G$2]*[.F907]*[.$I$2])" office:value-type="float" office:value="0.000666909976687228" calcext:value-type="float">
            <text:p>0.00066691</text:p>
          </table:table-cell>
          <table:table-cell office:value-type="float" office:value="0.000258982" calcext:value-type="float">
            <text:p>0.000258982</text:p>
          </table:table-cell>
          <table:table-cell table:formula="of:=[.D907]*109.76" office:value-type="float" office:value="0.02842586432" calcext:value-type="float">
            <text:p>0.0284258643</text:p>
          </table:table-cell>
          <table:table-cell table:formula="of:=[.E907]*1E-018" office:value-type="float" office:value="2.842586432E-020" calcext:value-type="float">
            <text:p>2.842586432E-020</text:p>
          </table:table-cell>
          <table:table-cell table:number-columns-repeated="4"/>
        </table:table-row>
        <table:table-row table:style-name="ro1">
          <table:table-cell office:value-type="float" office:value="1174.097" calcext:value-type="float">
            <text:p>1174.097</text:p>
          </table:table-cell>
          <table:table-cell office:value-type="float" office:value="0.000000011782" calcext:value-type="float">
            <text:p>1.1782E-008</text:p>
          </table:table-cell>
          <table:table-cell table:formula="of:=([.B908]*[.A908]*[.$J$2])/([.$G$2]*[.F908]*[.$I$2])" office:value-type="float" office:value="0.000666903155403996" calcext:value-type="float">
            <text:p>0.0006669032</text:p>
          </table:table-cell>
          <table:table-cell office:value-type="float" office:value="0.000255129" calcext:value-type="float">
            <text:p>0.000255129</text:p>
          </table:table-cell>
          <table:table-cell table:formula="of:=[.D908]*109.76" office:value-type="float" office:value="0.02800295904" calcext:value-type="float">
            <text:p>0.028002959</text:p>
          </table:table-cell>
          <table:table-cell table:formula="of:=[.E908]*1E-018" office:value-type="float" office:value="2.800295904E-020" calcext:value-type="float">
            <text:p>2.800295904E-020</text:p>
          </table:table-cell>
          <table:table-cell table:number-columns-repeated="4"/>
        </table:table-row>
        <table:table-row table:style-name="ro1">
          <table:table-cell office:value-type="float" office:value="1180.472" calcext:value-type="float">
            <text:p>1180.472</text:p>
          </table:table-cell>
          <table:table-cell office:value-type="float" office:value="0.000000011544" calcext:value-type="float">
            <text:p>1.1544E-008</text:p>
          </table:table-cell>
          <table:table-cell table:formula="of:=([.B909]*[.A909]*[.$J$2])/([.$G$2]*[.F909]*[.$I$2])" office:value-type="float" office:value="0.000666904769764331" calcext:value-type="float">
            <text:p>0.0006669048</text:p>
          </table:table-cell>
          <table:table-cell office:value-type="float" office:value="0.000251332" calcext:value-type="float">
            <text:p>0.000251332</text:p>
          </table:table-cell>
          <table:table-cell table:formula="of:=[.D909]*109.76" office:value-type="float" office:value="0.02758620032" calcext:value-type="float">
            <text:p>0.0275862003</text:p>
          </table:table-cell>
          <table:table-cell table:formula="of:=[.E909]*1E-018" office:value-type="float" office:value="2.758620032E-020" calcext:value-type="float">
            <text:p>2.758620032E-020</text:p>
          </table:table-cell>
          <table:table-cell table:number-columns-repeated="4"/>
        </table:table-row>
        <table:table-row table:style-name="ro1">
          <table:table-cell office:value-type="float" office:value="1186.882" calcext:value-type="float">
            <text:p>1186.882</text:p>
          </table:table-cell>
          <table:table-cell office:value-type="float" office:value="0.000000011311" calcext:value-type="float">
            <text:p>1.1311E-008</text:p>
          </table:table-cell>
          <table:table-cell table:formula="of:=([.B910]*[.A910]*[.$J$2])/([.$G$2]*[.F910]*[.$I$2])" office:value-type="float" office:value="0.000666924700473535" calcext:value-type="float">
            <text:p>0.0006669247</text:p>
          </table:table-cell>
          <table:table-cell office:value-type="float" office:value="0.000247589" calcext:value-type="float">
            <text:p>0.000247589</text:p>
          </table:table-cell>
          <table:table-cell table:formula="of:=[.D910]*109.76" office:value-type="float" office:value="0.02717536864" calcext:value-type="float">
            <text:p>0.0271753686</text:p>
          </table:table-cell>
          <table:table-cell table:formula="of:=[.E910]*1E-018" office:value-type="float" office:value="2.717536864E-020" calcext:value-type="float">
            <text:p>2.717536864E-020</text:p>
          </table:table-cell>
          <table:table-cell table:number-columns-repeated="4"/>
        </table:table-row>
        <table:table-row table:style-name="ro1">
          <table:table-cell office:value-type="float" office:value="1193.327" calcext:value-type="float">
            <text:p>1193.327</text:p>
          </table:table-cell>
          <table:table-cell office:value-type="float" office:value="0.000000011082" calcext:value-type="float">
            <text:p>1.1082E-008</text:p>
          </table:table-cell>
          <table:table-cell table:formula="of:=([.B911]*[.A911]*[.$J$2])/([.$G$2]*[.F911]*[.$I$2])" office:value-type="float" office:value="0.000666909947670445" calcext:value-type="float">
            <text:p>0.0006669099</text:p>
          </table:table-cell>
          <table:table-cell office:value-type="float" office:value="0.000243899" calcext:value-type="float">
            <text:p>0.000243899</text:p>
          </table:table-cell>
          <table:table-cell table:formula="of:=[.D911]*109.76" office:value-type="float" office:value="0.02677035424" calcext:value-type="float">
            <text:p>0.0267703542</text:p>
          </table:table-cell>
          <table:table-cell table:formula="of:=[.E911]*1E-018" office:value-type="float" office:value="2.677035424E-020" calcext:value-type="float">
            <text:p>2.677035424E-020</text:p>
          </table:table-cell>
          <table:table-cell table:number-columns-repeated="4"/>
        </table:table-row>
        <table:table-row table:style-name="ro1">
          <table:table-cell office:value-type="float" office:value="1199.807" calcext:value-type="float">
            <text:p>1199.807</text:p>
          </table:table-cell>
          <table:table-cell office:value-type="float" office:value="0.000000010858" calcext:value-type="float">
            <text:p>1.0858E-008</text:p>
          </table:table-cell>
          <table:table-cell table:formula="of:=([.B912]*[.A912]*[.$J$2])/([.$G$2]*[.F912]*[.$I$2])" office:value-type="float" office:value="0.000666920297913057" calcext:value-type="float">
            <text:p>0.0006669203</text:p>
          </table:table-cell>
          <table:table-cell office:value-type="float" office:value="0.000240263" calcext:value-type="float">
            <text:p>0.000240263</text:p>
          </table:table-cell>
          <table:table-cell table:formula="of:=[.D912]*109.76" office:value-type="float" office:value="0.02637126688" calcext:value-type="float">
            <text:p>0.0263712669</text:p>
          </table:table-cell>
          <table:table-cell table:formula="of:=[.E912]*1E-018" office:value-type="float" office:value="2.637126688E-020" calcext:value-type="float">
            <text:p>2.637126688E-020</text:p>
          </table:table-cell>
          <table:table-cell table:number-columns-repeated="4"/>
        </table:table-row>
        <table:table-row table:style-name="ro1">
          <table:table-cell office:value-type="float" office:value="1206.321" calcext:value-type="float">
            <text:p>1206.321</text:p>
          </table:table-cell>
          <table:table-cell office:value-type="float" office:value="0.000000010638" calcext:value-type="float">
            <text:p>1.0638E-008</text:p>
          </table:table-cell>
          <table:table-cell table:formula="of:=([.B913]*[.A913]*[.$J$2])/([.$G$2]*[.F913]*[.$I$2])" office:value-type="float" office:value="0.000666900304764911" calcext:value-type="float">
            <text:p>0.0006669003</text:p>
          </table:table-cell>
          <table:table-cell office:value-type="float" office:value="0.00023668" calcext:value-type="float">
            <text:p>0.00023668</text:p>
          </table:table-cell>
          <table:table-cell table:formula="of:=[.D913]*109.76" office:value-type="float" office:value="0.0259779968" calcext:value-type="float">
            <text:p>0.0259779968</text:p>
          </table:table-cell>
          <table:table-cell table:formula="of:=[.E913]*1E-018" office:value-type="float" office:value="2.59779968E-020" calcext:value-type="float">
            <text:p>2.59779968E-020</text:p>
          </table:table-cell>
          <table:table-cell table:number-columns-repeated="4"/>
        </table:table-row>
        <table:table-row table:style-name="ro1">
          <table:table-cell office:value-type="float" office:value="1212.872" calcext:value-type="float">
            <text:p>1212.872</text:p>
          </table:table-cell>
          <table:table-cell office:value-type="float" office:value="0.000000010423" calcext:value-type="float">
            <text:p>1.0423E-008</text:p>
          </table:table-cell>
          <table:table-cell table:formula="of:=([.B914]*[.A914]*[.$J$2])/([.$G$2]*[.F914]*[.$I$2])" office:value-type="float" office:value="0.000666925738948735" calcext:value-type="float">
            <text:p>0.0006669257</text:p>
          </table:table-cell>
          <table:table-cell office:value-type="float" office:value="0.000233147" calcext:value-type="float">
            <text:p>0.000233147</text:p>
          </table:table-cell>
          <table:table-cell table:formula="of:=[.D914]*109.76" office:value-type="float" office:value="0.02559021472" calcext:value-type="float">
            <text:p>0.0255902147</text:p>
          </table:table-cell>
          <table:table-cell table:formula="of:=[.E914]*1E-018" office:value-type="float" office:value="2.559021472E-020" calcext:value-type="float">
            <text:p>2.559021472E-020</text:p>
          </table:table-cell>
          <table:table-cell table:number-columns-repeated="4"/>
        </table:table-row>
        <table:table-row table:style-name="ro1">
          <table:table-cell office:value-type="float" office:value="1219.457" calcext:value-type="float">
            <text:p>1219.457</text:p>
          </table:table-cell>
          <table:table-cell office:value-type="float" office:value="0.000000010212" calcext:value-type="float">
            <text:p>1.0212E-008</text:p>
          </table:table-cell>
          <table:table-cell table:formula="of:=([.B915]*[.A915]*[.$J$2])/([.$G$2]*[.F915]*[.$I$2])" office:value-type="float" office:value="0.000666929907086341" calcext:value-type="float">
            <text:p>0.0006669299</text:p>
          </table:table-cell>
          <table:table-cell office:value-type="float" office:value="0.000229666" calcext:value-type="float">
            <text:p>0.000229666</text:p>
          </table:table-cell>
          <table:table-cell table:formula="of:=[.D915]*109.76" office:value-type="float" office:value="0.02520814016" calcext:value-type="float">
            <text:p>0.0252081402</text:p>
          </table:table-cell>
          <table:table-cell table:formula="of:=[.E915]*1E-018" office:value-type="float" office:value="2.520814016E-020" calcext:value-type="float">
            <text:p>2.520814016E-020</text:p>
          </table:table-cell>
          <table:table-cell table:number-columns-repeated="4"/>
        </table:table-row>
        <table:table-row table:style-name="ro1">
          <table:table-cell office:value-type="float" office:value="1226.079" calcext:value-type="float">
            <text:p>1226.079</text:p>
          </table:table-cell>
          <table:table-cell office:value-type="float" office:value="0.000000010005" calcext:value-type="float">
            <text:p>0.00000001</text:p>
          </table:table-cell>
          <table:table-cell table:formula="of:=([.B916]*[.A916]*[.$J$2])/([.$G$2]*[.F916]*[.$I$2])" office:value-type="float" office:value="0.000666922478284249" calcext:value-type="float">
            <text:p>0.0006669225</text:p>
          </table:table-cell>
          <table:table-cell office:value-type="float" office:value="0.000226235" calcext:value-type="float">
            <text:p>0.000226235</text:p>
          </table:table-cell>
          <table:table-cell table:formula="of:=[.D916]*109.76" office:value-type="float" office:value="0.0248315536" calcext:value-type="float">
            <text:p>0.0248315536</text:p>
          </table:table-cell>
          <table:table-cell table:formula="of:=[.E916]*1E-018" office:value-type="float" office:value="2.48315536E-020" calcext:value-type="float">
            <text:p>2.48315536E-020</text:p>
          </table:table-cell>
          <table:table-cell table:number-columns-repeated="4"/>
        </table:table-row>
        <table:table-row table:style-name="ro1">
          <table:table-cell office:value-type="float" office:value="1232.736" calcext:value-type="float">
            <text:p>1232.736</text:p>
          </table:table-cell>
          <table:table-cell office:value-type="float" office:value="0.0000000098023" calcext:value-type="float">
            <text:p>9.8023E-009</text:p>
          </table:table-cell>
          <table:table-cell table:formula="of:=([.B917]*[.A917]*[.$J$2])/([.$G$2]*[.F917]*[.$I$2])" office:value-type="float" office:value="0.000666925368865714" calcext:value-type="float">
            <text:p>0.0006669254</text:p>
          </table:table-cell>
          <table:table-cell office:value-type="float" office:value="0.000222854" calcext:value-type="float">
            <text:p>0.000222854</text:p>
          </table:table-cell>
          <table:table-cell table:formula="of:=[.D917]*109.76" office:value-type="float" office:value="0.02446045504" calcext:value-type="float">
            <text:p>0.024460455</text:p>
          </table:table-cell>
          <table:table-cell table:formula="of:=[.E917]*1E-018" office:value-type="float" office:value="2.446045504E-020" calcext:value-type="float">
            <text:p>2.446045504E-020</text:p>
          </table:table-cell>
          <table:table-cell table:number-columns-repeated="4"/>
        </table:table-row>
        <table:table-row table:style-name="ro1">
          <table:table-cell office:value-type="float" office:value="1239.43" calcext:value-type="float">
            <text:p>1239.43</text:p>
          </table:table-cell>
          <table:table-cell office:value-type="float" office:value="0.0000000096036" calcext:value-type="float">
            <text:p>9.6036E-009</text:p>
          </table:table-cell>
          <table:table-cell table:formula="of:=([.B918]*[.A918]*[.$J$2])/([.$G$2]*[.F918]*[.$I$2])" office:value-type="float" office:value="0.000666928991576664" calcext:value-type="float">
            <text:p>0.000666929</text:p>
          </table:table-cell>
          <table:table-cell office:value-type="float" office:value="0.000219521" calcext:value-type="float">
            <text:p>0.000219521</text:p>
          </table:table-cell>
          <table:table-cell table:formula="of:=[.D918]*109.76" office:value-type="float" office:value="0.02409462496" calcext:value-type="float">
            <text:p>0.024094625</text:p>
          </table:table-cell>
          <table:table-cell table:formula="of:=[.E918]*1E-018" office:value-type="float" office:value="2.409462496E-020" calcext:value-type="float">
            <text:p>2.409462496E-020</text:p>
          </table:table-cell>
          <table:table-cell table:number-columns-repeated="4"/>
        </table:table-row>
        <table:table-row table:style-name="ro1">
          <table:table-cell office:value-type="float" office:value="1246.16" calcext:value-type="float">
            <text:p>1246.16</text:p>
          </table:table-cell>
          <table:table-cell office:value-type="float" office:value="0.0000000094088" calcext:value-type="float">
            <text:p>9.4088E-009</text:p>
          </table:table-cell>
          <table:table-cell table:formula="of:=([.B919]*[.A919]*[.$J$2])/([.$G$2]*[.F919]*[.$I$2])" office:value-type="float" office:value="0.000666929068931997" calcext:value-type="float">
            <text:p>0.0006669291</text:p>
          </table:table-cell>
          <table:table-cell office:value-type="float" office:value="0.000216236" calcext:value-type="float">
            <text:p>0.000216236</text:p>
          </table:table-cell>
          <table:table-cell table:formula="of:=[.D919]*109.76" office:value-type="float" office:value="0.02373406336" calcext:value-type="float">
            <text:p>0.0237340634</text:p>
          </table:table-cell>
          <table:table-cell table:formula="of:=[.E919]*1E-018" office:value-type="float" office:value="2.373406336E-020" calcext:value-type="float">
            <text:p>2.373406336E-020</text:p>
          </table:table-cell>
          <table:table-cell table:number-columns-repeated="4"/>
        </table:table-row>
        <table:table-row table:style-name="ro1">
          <table:table-cell office:value-type="float" office:value="1252.927" calcext:value-type="float">
            <text:p>1252.927</text:p>
          </table:table-cell>
          <table:table-cell office:value-type="float" office:value="0.0000000092179" calcext:value-type="float">
            <text:p>9.2179E-009</text:p>
          </table:table-cell>
          <table:table-cell table:formula="of:=([.B920]*[.A920]*[.$J$2])/([.$G$2]*[.F920]*[.$I$2])" office:value-type="float" office:value="0.000666929301235893" calcext:value-type="float">
            <text:p>0.0006669293</text:p>
          </table:table-cell>
          <table:table-cell office:value-type="float" office:value="0.000212999" calcext:value-type="float">
            <text:p>0.000212999</text:p>
          </table:table-cell>
          <table:table-cell table:formula="of:=[.D920]*109.76" office:value-type="float" office:value="0.02337877024" calcext:value-type="float">
            <text:p>0.0233787702</text:p>
          </table:table-cell>
          <table:table-cell table:formula="of:=[.E920]*1E-018" office:value-type="float" office:value="2.337877024E-020" calcext:value-type="float">
            <text:p>2.337877024E-020</text:p>
          </table:table-cell>
          <table:table-cell table:number-columns-repeated="4"/>
        </table:table-row>
        <table:table-row table:style-name="ro1">
          <table:table-cell office:value-type="float" office:value="1259.73" calcext:value-type="float">
            <text:p>1259.73</text:p>
          </table:table-cell>
          <table:table-cell office:value-type="float" office:value="0.0000000090308" calcext:value-type="float">
            <text:p>0.000000009</text:p>
          </table:table-cell>
          <table:table-cell table:formula="of:=([.B921]*[.A921]*[.$J$2])/([.$G$2]*[.F921]*[.$I$2])" office:value-type="float" office:value="0.000666928359032463" calcext:value-type="float">
            <text:p>0.0006669284</text:p>
          </table:table-cell>
          <table:table-cell office:value-type="float" office:value="0.000209809" calcext:value-type="float">
            <text:p>0.000209809</text:p>
          </table:table-cell>
          <table:table-cell table:formula="of:=[.D921]*109.76" office:value-type="float" office:value="0.02302863584" calcext:value-type="float">
            <text:p>0.0230286358</text:p>
          </table:table-cell>
          <table:table-cell table:formula="of:=[.E921]*1E-018" office:value-type="float" office:value="2.302863584E-020" calcext:value-type="float">
            <text:p>2.302863584E-020</text:p>
          </table:table-cell>
          <table:table-cell table:number-columns-repeated="4"/>
        </table:table-row>
        <table:table-row table:style-name="ro1">
          <table:table-cell office:value-type="float" office:value="1266.57" calcext:value-type="float">
            <text:p>1266.57</text:p>
          </table:table-cell>
          <table:table-cell office:value-type="float" office:value="0.0000000088474" calcext:value-type="float">
            <text:p>8.8474E-009</text:p>
          </table:table-cell>
          <table:table-cell table:formula="of:=([.B922]*[.A922]*[.$J$2])/([.$G$2]*[.F922]*[.$I$2])" office:value-type="float" office:value="0.000666925817211803" calcext:value-type="float">
            <text:p>0.0006669258</text:p>
          </table:table-cell>
          <table:table-cell office:value-type="float" office:value="0.000206665" calcext:value-type="float">
            <text:p>0.000206665</text:p>
          </table:table-cell>
          <table:table-cell table:formula="of:=[.D922]*109.76" office:value-type="float" office:value="0.0226835504" calcext:value-type="float">
            <text:p>0.0226835504</text:p>
          </table:table-cell>
          <table:table-cell table:formula="of:=[.E922]*1E-018" office:value-type="float" office:value="2.26835504E-020" calcext:value-type="float">
            <text:p>2.26835504E-020</text:p>
          </table:table-cell>
          <table:table-cell table:number-columns-repeated="4"/>
        </table:table-row>
        <table:table-row table:style-name="ro1">
          <table:table-cell office:value-type="float" office:value="1273.447" calcext:value-type="float">
            <text:p>1273.447</text:p>
          </table:table-cell>
          <table:table-cell office:value-type="float" office:value="0.0000000086677" calcext:value-type="float">
            <text:p>8.6677E-009</text:p>
          </table:table-cell>
          <table:table-cell table:formula="of:=([.B923]*[.A923]*[.$J$2])/([.$G$2]*[.F923]*[.$I$2])" office:value-type="float" office:value="0.000666928237013842" calcext:value-type="float">
            <text:p>0.0006669282</text:p>
          </table:table-cell>
          <table:table-cell office:value-type="float" office:value="0.000203566" calcext:value-type="float">
            <text:p>0.000203566</text:p>
          </table:table-cell>
          <table:table-cell table:formula="of:=[.D923]*109.76" office:value-type="float" office:value="0.02234340416" calcext:value-type="float">
            <text:p>0.0223434042</text:p>
          </table:table-cell>
          <table:table-cell table:formula="of:=[.E923]*1E-018" office:value-type="float" office:value="2.234340416E-020" calcext:value-type="float">
            <text:p>2.234340416E-020</text:p>
          </table:table-cell>
          <table:table-cell table:number-columns-repeated="4"/>
        </table:table-row>
        <table:table-row table:style-name="ro1">
          <table:table-cell office:value-type="float" office:value="1280.362" calcext:value-type="float">
            <text:p>1280.362</text:p>
          </table:table-cell>
          <table:table-cell office:value-type="float" office:value="0.0000000084916" calcext:value-type="float">
            <text:p>8.4916E-009</text:p>
          </table:table-cell>
          <table:table-cell table:formula="of:=([.B924]*[.A924]*[.$J$2])/([.$G$2]*[.F924]*[.$I$2])" office:value-type="float" office:value="0.000666928646575502" calcext:value-type="float">
            <text:p>0.0006669286</text:p>
          </table:table-cell>
          <table:table-cell office:value-type="float" office:value="0.000200513" calcext:value-type="float">
            <text:p>0.000200513</text:p>
          </table:table-cell>
          <table:table-cell table:formula="of:=[.D924]*109.76" office:value-type="float" office:value="0.02200830688" calcext:value-type="float">
            <text:p>0.0220083069</text:p>
          </table:table-cell>
          <table:table-cell table:formula="of:=[.E924]*1E-018" office:value-type="float" office:value="2.200830688E-020" calcext:value-type="float">
            <text:p>2.200830688E-020</text:p>
          </table:table-cell>
          <table:table-cell table:number-columns-repeated="4"/>
        </table:table-row>
        <table:table-row table:style-name="ro1">
          <table:table-cell office:value-type="float" office:value="1287.314" calcext:value-type="float">
            <text:p>1287.314</text:p>
          </table:table-cell>
          <table:table-cell office:value-type="float" office:value="0.000000008319" calcext:value-type="float">
            <text:p>8.319E-009</text:p>
          </table:table-cell>
          <table:table-cell table:formula="of:=([.B925]*[.A925]*[.$J$2])/([.$G$2]*[.F925]*[.$I$2])" office:value-type="float" office:value="0.000666931948433555" calcext:value-type="float">
            <text:p>0.0006669319</text:p>
          </table:table-cell>
          <table:table-cell office:value-type="float" office:value="0.000197503" calcext:value-type="float">
            <text:p>0.000197503</text:p>
          </table:table-cell>
          <table:table-cell table:formula="of:=[.D925]*109.76" office:value-type="float" office:value="0.02167792928" calcext:value-type="float">
            <text:p>0.0216779293</text:p>
          </table:table-cell>
          <table:table-cell table:formula="of:=[.E925]*1E-018" office:value-type="float" office:value="2.167792928E-020" calcext:value-type="float">
            <text:p>2.167792928E-020</text:p>
          </table:table-cell>
          <table:table-cell table:number-columns-repeated="4"/>
        </table:table-row>
        <table:table-row table:style-name="ro1">
          <table:table-cell office:value-type="float" office:value="1294.304" calcext:value-type="float">
            <text:p>1294.304</text:p>
          </table:table-cell>
          <table:table-cell office:value-type="float" office:value="0.0000000081498" calcext:value-type="float">
            <text:p>8.1498E-009</text:p>
          </table:table-cell>
          <table:table-cell table:formula="of:=([.B926]*[.A926]*[.$J$2])/([.$G$2]*[.F926]*[.$I$2])" office:value-type="float" office:value="0.000666930582143188" calcext:value-type="float">
            <text:p>0.0006669306</text:p>
          </table:table-cell>
          <table:table-cell office:value-type="float" office:value="0.000194537" calcext:value-type="float">
            <text:p>0.000194537</text:p>
          </table:table-cell>
          <table:table-cell table:formula="of:=[.D926]*109.76" office:value-type="float" office:value="0.02135238112" calcext:value-type="float">
            <text:p>0.0213523811</text:p>
          </table:table-cell>
          <table:table-cell table:formula="of:=[.E926]*1E-018" office:value-type="float" office:value="2.135238112E-020" calcext:value-type="float">
            <text:p>2.135238112E-020</text:p>
          </table:table-cell>
          <table:table-cell table:number-columns-repeated="4"/>
        </table:table-row>
        <table:table-row table:style-name="ro1">
          <table:table-cell office:value-type="float" office:value="1301.332" calcext:value-type="float">
            <text:p>1301.332</text:p>
          </table:table-cell>
          <table:table-cell office:value-type="float" office:value="0.000000007984" calcext:value-type="float">
            <text:p>0.000000008</text:p>
          </table:table-cell>
          <table:table-cell table:formula="of:=([.B927]*[.A927]*[.$J$2])/([.$G$2]*[.F927]*[.$I$2])" office:value-type="float" office:value="0.000666927670362912" calcext:value-type="float">
            <text:p>0.0006669277</text:p>
          </table:table-cell>
          <table:table-cell office:value-type="float" office:value="0.000191615" calcext:value-type="float">
            <text:p>0.000191615</text:p>
          </table:table-cell>
          <table:table-cell table:formula="of:=[.D927]*109.76" office:value-type="float" office:value="0.0210316624" calcext:value-type="float">
            <text:p>0.0210316624</text:p>
          </table:table-cell>
          <table:table-cell table:formula="of:=[.E927]*1E-018" office:value-type="float" office:value="2.10316624E-020" calcext:value-type="float">
            <text:p>2.10316624E-020</text:p>
          </table:table-cell>
          <table:table-cell table:number-columns-repeated="4"/>
        </table:table-row>
        <table:table-row table:style-name="ro1">
          <table:table-cell office:value-type="float" office:value="1308.398" calcext:value-type="float">
            <text:p>1308.398</text:p>
          </table:table-cell>
          <table:table-cell office:value-type="float" office:value="0.0000000078215" calcext:value-type="float">
            <text:p>7.8215E-009</text:p>
          </table:table-cell>
          <table:table-cell table:formula="of:=([.B928]*[.A928]*[.$J$2])/([.$G$2]*[.F928]*[.$I$2])" office:value-type="float" office:value="0.000666928657458811" calcext:value-type="float">
            <text:p>0.0006669287</text:p>
          </table:table-cell>
          <table:table-cell office:value-type="float" office:value="0.000188734" calcext:value-type="float">
            <text:p>0.000188734</text:p>
          </table:table-cell>
          <table:table-cell table:formula="of:=[.D928]*109.76" office:value-type="float" office:value="0.02071544384" calcext:value-type="float">
            <text:p>0.0207154438</text:p>
          </table:table-cell>
          <table:table-cell table:formula="of:=[.E928]*1E-018" office:value-type="float" office:value="2.071544384E-020" calcext:value-type="float">
            <text:p>2.071544384E-020</text:p>
          </table:table-cell>
          <table:table-cell table:number-columns-repeated="4"/>
        </table:table-row>
        <table:table-row table:style-name="ro1">
          <table:table-cell office:value-type="float" office:value="1315.503" calcext:value-type="float">
            <text:p>1315.503</text:p>
          </table:table-cell>
          <table:table-cell office:value-type="float" office:value="0.0000000076623" calcext:value-type="float">
            <text:p>7.6623E-009</text:p>
          </table:table-cell>
          <table:table-cell table:formula="of:=([.B929]*[.A929]*[.$J$2])/([.$G$2]*[.F929]*[.$I$2])" office:value-type="float" office:value="0.000666930458457983" calcext:value-type="float">
            <text:p>0.0006669305</text:p>
          </table:table-cell>
          <table:table-cell office:value-type="float" office:value="0.000185896" calcext:value-type="float">
            <text:p>0.000185896</text:p>
          </table:table-cell>
          <table:table-cell table:formula="of:=[.D929]*109.76" office:value-type="float" office:value="0.02040394496" calcext:value-type="float">
            <text:p>0.020403945</text:p>
          </table:table-cell>
          <table:table-cell table:formula="of:=[.E929]*1E-018" office:value-type="float" office:value="2.040394496E-020" calcext:value-type="float">
            <text:p>2.040394496E-020</text:p>
          </table:table-cell>
          <table:table-cell table:number-columns-repeated="4"/>
        </table:table-row>
        <table:table-row table:style-name="ro1">
          <table:table-cell office:value-type="float" office:value="1322.646" calcext:value-type="float">
            <text:p>1322.646</text:p>
          </table:table-cell>
          <table:table-cell office:value-type="float" office:value="0.0000000075062" calcext:value-type="float">
            <text:p>7.5062E-009</text:p>
          </table:table-cell>
          <table:table-cell table:formula="of:=([.B930]*[.A930]*[.$J$2])/([.$G$2]*[.F930]*[.$I$2])" office:value-type="float" office:value="0.000666929236967296" calcext:value-type="float">
            <text:p>0.0006669292</text:p>
          </table:table-cell>
          <table:table-cell office:value-type="float" office:value="0.000183098" calcext:value-type="float">
            <text:p>0.000183098</text:p>
          </table:table-cell>
          <table:table-cell table:formula="of:=[.D930]*109.76" office:value-type="float" office:value="0.02009683648" calcext:value-type="float">
            <text:p>0.0200968365</text:p>
          </table:table-cell>
          <table:table-cell table:formula="of:=[.E930]*1E-018" office:value-type="float" office:value="2.009683648E-020" calcext:value-type="float">
            <text:p>2.009683648E-020</text:p>
          </table:table-cell>
          <table:table-cell table:number-columns-repeated="4"/>
        </table:table-row>
        <table:table-row table:style-name="ro1">
          <table:table-cell office:value-type="float" office:value="1329.828" calcext:value-type="float">
            <text:p>1329.828</text:p>
          </table:table-cell>
          <table:table-cell office:value-type="float" office:value="0.0000000073533" calcext:value-type="float">
            <text:p>7.3533E-009</text:p>
          </table:table-cell>
          <table:table-cell table:formula="of:=([.B931]*[.A931]*[.$J$2])/([.$G$2]*[.F931]*[.$I$2])" office:value-type="float" office:value="0.000666930345225707" calcext:value-type="float">
            <text:p>0.0006669303</text:p>
          </table:table-cell>
          <table:table-cell office:value-type="float" office:value="0.000180342" calcext:value-type="float">
            <text:p>0.000180342</text:p>
          </table:table-cell>
          <table:table-cell table:formula="of:=[.D931]*109.76" office:value-type="float" office:value="0.01979433792" calcext:value-type="float">
            <text:p>0.0197943379</text:p>
          </table:table-cell>
          <table:table-cell table:formula="of:=[.E931]*1E-018" office:value-type="float" office:value="1.979433792E-020" calcext:value-type="float">
            <text:p>1.979433792E-020</text:p>
          </table:table-cell>
          <table:table-cell table:number-columns-repeated="4"/>
        </table:table-row>
        <table:table-row table:style-name="ro1">
          <table:table-cell office:value-type="float" office:value="1337.049" calcext:value-type="float">
            <text:p>1337.049</text:p>
          </table:table-cell>
          <table:table-cell office:value-type="float" office:value="0.0000000072034" calcext:value-type="float">
            <text:p>7.2034E-009</text:p>
          </table:table-cell>
          <table:table-cell table:formula="of:=([.B932]*[.A932]*[.$J$2])/([.$G$2]*[.F932]*[.$I$2])" office:value-type="float" office:value="0.000666930173546866" calcext:value-type="float">
            <text:p>0.0006669302</text:p>
          </table:table-cell>
          <table:table-cell office:value-type="float" office:value="0.000177625" calcext:value-type="float">
            <text:p>0.000177625</text:p>
          </table:table-cell>
          <table:table-cell table:formula="of:=[.D932]*109.76" office:value-type="float" office:value="0.01949612" calcext:value-type="float">
            <text:p>0.01949612</text:p>
          </table:table-cell>
          <table:table-cell table:formula="of:=[.E932]*1E-018" office:value-type="float" office:value="1.949612E-020" calcext:value-type="float">
            <text:p>1.949612E-020</text:p>
          </table:table-cell>
          <table:table-cell table:number-columns-repeated="4"/>
        </table:table-row>
        <table:table-row table:style-name="ro1">
          <table:table-cell office:value-type="float" office:value="1344.309" calcext:value-type="float">
            <text:p>1344.309</text:p>
          </table:table-cell>
          <table:table-cell office:value-type="float" office:value="0.0000000070565" calcext:value-type="float">
            <text:p>7.0565E-009</text:p>
          </table:table-cell>
          <table:table-cell table:formula="of:=([.B933]*[.A933]*[.$J$2])/([.$G$2]*[.F933]*[.$I$2])" office:value-type="float" office:value="0.000666928186313343" calcext:value-type="float">
            <text:p>0.0006669282</text:p>
          </table:table-cell>
          <table:table-cell office:value-type="float" office:value="0.000174948" calcext:value-type="float">
            <text:p>0.000174948</text:p>
          </table:table-cell>
          <table:table-cell table:formula="of:=[.D933]*109.76" office:value-type="float" office:value="0.01920229248" calcext:value-type="float">
            <text:p>0.0192022925</text:p>
          </table:table-cell>
          <table:table-cell table:formula="of:=[.E933]*1E-018" office:value-type="float" office:value="1.920229248E-020" calcext:value-type="float">
            <text:p>1.920229248E-020</text:p>
          </table:table-cell>
          <table:table-cell table:number-columns-repeated="4"/>
        </table:table-row>
        <table:table-row table:style-name="ro1">
          <table:table-cell office:value-type="float" office:value="1351.608" calcext:value-type="float">
            <text:p>1351.608</text:p>
          </table:table-cell>
          <table:table-cell office:value-type="float" office:value="0.0000000069126" calcext:value-type="float">
            <text:p>6.9126E-009</text:p>
          </table:table-cell>
          <table:table-cell table:formula="of:=([.B934]*[.A934]*[.$J$2])/([.$G$2]*[.F934]*[.$I$2])" office:value-type="float" office:value="0.000666927737509767" calcext:value-type="float">
            <text:p>0.0006669277</text:p>
          </table:table-cell>
          <table:table-cell office:value-type="float" office:value="0.000172311" calcext:value-type="float">
            <text:p>0.000172311</text:p>
          </table:table-cell>
          <table:table-cell table:formula="of:=[.D934]*109.76" office:value-type="float" office:value="0.01891285536" calcext:value-type="float">
            <text:p>0.0189128554</text:p>
          </table:table-cell>
          <table:table-cell table:formula="of:=[.E934]*1E-018" office:value-type="float" office:value="1.891285536E-020" calcext:value-type="float">
            <text:p>1.891285536E-020</text:p>
          </table:table-cell>
          <table:table-cell table:number-columns-repeated="4"/>
        </table:table-row>
        <table:table-row table:style-name="ro1">
          <table:table-cell office:value-type="float" office:value="1358.947" calcext:value-type="float">
            <text:p>1358.947</text:p>
          </table:table-cell>
          <table:table-cell office:value-type="float" office:value="0.0000000067715" calcext:value-type="float">
            <text:p>6.7715E-009</text:p>
          </table:table-cell>
          <table:table-cell table:formula="of:=([.B935]*[.A935]*[.$J$2])/([.$G$2]*[.F935]*[.$I$2])" office:value-type="float" office:value="0.000666925022077449" calcext:value-type="float">
            <text:p>0.000666925</text:p>
          </table:table-cell>
          <table:table-cell office:value-type="float" office:value="0.000169711" calcext:value-type="float">
            <text:p>0.000169711</text:p>
          </table:table-cell>
          <table:table-cell table:formula="of:=[.D935]*109.76" office:value-type="float" office:value="0.01862747936" calcext:value-type="float">
            <text:p>0.0186274794</text:p>
          </table:table-cell>
          <table:table-cell table:formula="of:=[.E935]*1E-018" office:value-type="float" office:value="1.862747936E-020" calcext:value-type="float">
            <text:p>1.862747936E-020</text:p>
          </table:table-cell>
          <table:table-cell table:number-columns-repeated="4"/>
        </table:table-row>
        <table:table-row table:style-name="ro1">
          <table:table-cell office:value-type="float" office:value="1366.326" calcext:value-type="float">
            <text:p>1366.326</text:p>
          </table:table-cell>
          <table:table-cell office:value-type="float" office:value="0.0000000066333" calcext:value-type="float">
            <text:p>6.6333E-009</text:p>
          </table:table-cell>
          <table:table-cell table:formula="of:=([.B936]*[.A936]*[.$J$2])/([.$G$2]*[.F936]*[.$I$2])" office:value-type="float" office:value="0.000666929290782071" calcext:value-type="float">
            <text:p>0.0006669293</text:p>
          </table:table-cell>
          <table:table-cell office:value-type="float" office:value="0.000167149" calcext:value-type="float">
            <text:p>0.000167149</text:p>
          </table:table-cell>
          <table:table-cell table:formula="of:=[.D936]*109.76" office:value-type="float" office:value="0.01834627424" calcext:value-type="float">
            <text:p>0.0183462742</text:p>
          </table:table-cell>
          <table:table-cell table:formula="of:=[.E936]*1E-018" office:value-type="float" office:value="1.834627424E-020" calcext:value-type="float">
            <text:p>1.834627424E-020</text:p>
          </table:table-cell>
          <table:table-cell table:number-columns-repeated="4"/>
        </table:table-row>
        <table:table-row table:style-name="ro1">
          <table:table-cell office:value-type="float" office:value="1373.745" calcext:value-type="float">
            <text:p>1373.745</text:p>
          </table:table-cell>
          <table:table-cell office:value-type="float" office:value="0.0000000064979" calcext:value-type="float">
            <text:p>6.4979E-009</text:p>
          </table:table-cell>
          <table:table-cell table:formula="of:=([.B937]*[.A937]*[.$J$2])/([.$G$2]*[.F937]*[.$I$2])" office:value-type="float" office:value="0.000666934160296008" calcext:value-type="float">
            <text:p>0.0006669342</text:p>
          </table:table-cell>
          <table:table-cell office:value-type="float" office:value="0.000164625" calcext:value-type="float">
            <text:p>0.000164625</text:p>
          </table:table-cell>
          <table:table-cell table:formula="of:=[.D937]*109.76" office:value-type="float" office:value="0.01806924" calcext:value-type="float">
            <text:p>0.01806924</text:p>
          </table:table-cell>
          <table:table-cell table:formula="of:=[.E937]*1E-018" office:value-type="float" office:value="1.806924E-020" calcext:value-type="float">
            <text:p>1.806924E-020</text:p>
          </table:table-cell>
          <table:table-cell table:number-columns-repeated="4"/>
        </table:table-row>
        <table:table-row table:style-name="ro1">
          <table:table-cell office:value-type="float" office:value="1381.204" calcext:value-type="float">
            <text:p>1381.204</text:p>
          </table:table-cell>
          <table:table-cell office:value-type="float" office:value="0.0000000063651" calcext:value-type="float">
            <text:p>6.3651E-009</text:p>
          </table:table-cell>
          <table:table-cell table:formula="of:=([.B938]*[.A938]*[.$J$2])/([.$G$2]*[.F938]*[.$I$2])" office:value-type="float" office:value="0.000666926307947136" calcext:value-type="float">
            <text:p>0.0006669263</text:p>
          </table:table-cell>
          <table:table-cell office:value-type="float" office:value="0.000162138" calcext:value-type="float">
            <text:p>0.000162138</text:p>
          </table:table-cell>
          <table:table-cell table:formula="of:=[.D938]*109.76" office:value-type="float" office:value="0.01779626688" calcext:value-type="float">
            <text:p>0.0177962669</text:p>
          </table:table-cell>
          <table:table-cell table:formula="of:=[.E938]*1E-018" office:value-type="float" office:value="1.779626688E-020" calcext:value-type="float">
            <text:p>1.779626688E-020</text:p>
          </table:table-cell>
          <table:table-cell table:number-columns-repeated="4"/>
        </table:table-row>
        <table:table-row table:style-name="ro1">
          <table:table-cell office:value-type="float" office:value="1388.704" calcext:value-type="float">
            <text:p>1388.704</text:p>
          </table:table-cell>
          <table:table-cell office:value-type="float" office:value="0.000000006235" calcext:value-type="float">
            <text:p>6.235E-009</text:p>
          </table:table-cell>
          <table:table-cell table:formula="of:=([.B939]*[.A939]*[.$J$2])/([.$G$2]*[.F939]*[.$I$2])" office:value-type="float" office:value="0.000666923751665179" calcext:value-type="float">
            <text:p>0.0006669238</text:p>
          </table:table-cell>
          <table:table-cell office:value-type="float" office:value="0.000159687" calcext:value-type="float">
            <text:p>0.000159687</text:p>
          </table:table-cell>
          <table:table-cell table:formula="of:=[.D939]*109.76" office:value-type="float" office:value="0.01752724512" calcext:value-type="float">
            <text:p>0.0175272451</text:p>
          </table:table-cell>
          <table:table-cell table:formula="of:=[.E939]*1E-018" office:value-type="float" office:value="1.752724512E-020" calcext:value-type="float">
            <text:p>1.752724512E-020</text:p>
          </table:table-cell>
          <table:table-cell table:number-columns-repeated="4"/>
        </table:table-row>
        <table:table-row table:style-name="ro1">
          <table:table-cell office:value-type="float" office:value="1396.245" calcext:value-type="float">
            <text:p>1396.245</text:p>
          </table:table-cell>
          <table:table-cell office:value-type="float" office:value="0.0000000061076" calcext:value-type="float">
            <text:p>6.1076E-009</text:p>
          </table:table-cell>
          <table:table-cell table:formula="of:=([.B940]*[.A940]*[.$J$2])/([.$G$2]*[.F940]*[.$I$2])" office:value-type="float" office:value="0.000666930240418719" calcext:value-type="float">
            <text:p>0.0006669302</text:p>
          </table:table-cell>
          <table:table-cell office:value-type="float" office:value="0.000157272" calcext:value-type="float">
            <text:p>0.000157272</text:p>
          </table:table-cell>
          <table:table-cell table:formula="of:=[.D940]*109.76" office:value-type="float" office:value="0.01726217472" calcext:value-type="float">
            <text:p>0.0172621747</text:p>
          </table:table-cell>
          <table:table-cell table:formula="of:=[.E940]*1E-018" office:value-type="float" office:value="1.726217472E-020" calcext:value-type="float">
            <text:p>1.726217472E-020</text:p>
          </table:table-cell>
          <table:table-cell table:number-columns-repeated="4"/>
        </table:table-row>
        <table:table-row table:style-name="ro1">
          <table:table-cell office:value-type="float" office:value="1403.826" calcext:value-type="float">
            <text:p>1403.826</text:p>
          </table:table-cell>
          <table:table-cell office:value-type="float" office:value="0.0000000059827" calcext:value-type="float">
            <text:p>0.000000006</text:p>
          </table:table-cell>
          <table:table-cell table:formula="of:=([.B941]*[.A941]*[.$J$2])/([.$G$2]*[.F941]*[.$I$2])" office:value-type="float" office:value="0.000666931334331366" calcext:value-type="float">
            <text:p>0.0006669313</text:p>
          </table:table-cell>
          <table:table-cell office:value-type="float" office:value="0.000154892" calcext:value-type="float">
            <text:p>0.000154892</text:p>
          </table:table-cell>
          <table:table-cell table:formula="of:=[.D941]*109.76" office:value-type="float" office:value="0.01700094592" calcext:value-type="float">
            <text:p>0.0170009459</text:p>
          </table:table-cell>
          <table:table-cell table:formula="of:=[.E941]*1E-018" office:value-type="float" office:value="1.700094592E-020" calcext:value-type="float">
            <text:p>1.700094592E-020</text:p>
          </table:table-cell>
          <table:table-cell table:number-columns-repeated="4"/>
        </table:table-row>
        <table:table-row table:style-name="ro1">
          <table:table-cell office:value-type="float" office:value="1411.449" calcext:value-type="float">
            <text:p>1411.449</text:p>
          </table:table-cell>
          <table:table-cell office:value-type="float" office:value="0.0000000058603" calcext:value-type="float">
            <text:p>5.8603E-009</text:p>
          </table:table-cell>
          <table:table-cell table:formula="of:=([.B942]*[.A942]*[.$J$2])/([.$G$2]*[.F942]*[.$I$2])" office:value-type="float" office:value="0.000666931101105819" calcext:value-type="float">
            <text:p>0.0006669311</text:p>
          </table:table-cell>
          <table:table-cell office:value-type="float" office:value="0.000152547" calcext:value-type="float">
            <text:p>0.000152547</text:p>
          </table:table-cell>
          <table:table-cell table:formula="of:=[.D942]*109.76" office:value-type="float" office:value="0.01674355872" calcext:value-type="float">
            <text:p>0.0167435587</text:p>
          </table:table-cell>
          <table:table-cell table:formula="of:=[.E942]*1E-018" office:value-type="float" office:value="1.674355872E-020" calcext:value-type="float">
            <text:p>1.674355872E-020</text:p>
          </table:table-cell>
          <table:table-cell table:number-columns-repeated="4"/>
        </table:table-row>
        <table:table-row table:style-name="ro1">
          <table:table-cell office:value-type="float" office:value="1419.113" calcext:value-type="float">
            <text:p>1419.113</text:p>
          </table:table-cell>
          <table:table-cell office:value-type="float" office:value="0.0000000057403" calcext:value-type="float">
            <text:p>5.7403E-009</text:p>
          </table:table-cell>
          <table:table-cell table:formula="of:=([.B943]*[.A943]*[.$J$2])/([.$G$2]*[.F943]*[.$I$2])" office:value-type="float" office:value="0.000666925247792691" calcext:value-type="float">
            <text:p>0.0006669252</text:p>
          </table:table-cell>
          <table:table-cell office:value-type="float" office:value="0.000150236" calcext:value-type="float">
            <text:p>0.000150236</text:p>
          </table:table-cell>
          <table:table-cell table:formula="of:=[.D943]*109.76" office:value-type="float" office:value="0.01648990336" calcext:value-type="float">
            <text:p>0.0164899034</text:p>
          </table:table-cell>
          <table:table-cell table:formula="of:=[.E943]*1E-018" office:value-type="float" office:value="1.648990336E-020" calcext:value-type="float">
            <text:p>1.648990336E-020</text:p>
          </table:table-cell>
          <table:table-cell table:number-columns-repeated="4"/>
        </table:table-row>
        <table:table-row table:style-name="ro1">
          <table:table-cell office:value-type="float" office:value="1426.819" calcext:value-type="float">
            <text:p>1426.819</text:p>
          </table:table-cell>
          <table:table-cell office:value-type="float" office:value="0.0000000056228" calcext:value-type="float">
            <text:p>5.6228E-009</text:p>
          </table:table-cell>
          <table:table-cell table:formula="of:=([.B944]*[.A944]*[.$J$2])/([.$G$2]*[.F944]*[.$I$2])" office:value-type="float" office:value="0.000666929203841656" calcext:value-type="float">
            <text:p>0.0006669292</text:p>
          </table:table-cell>
          <table:table-cell office:value-type="float" office:value="0.000147959" calcext:value-type="float">
            <text:p>0.000147959</text:p>
          </table:table-cell>
          <table:table-cell table:formula="of:=[.D944]*109.76" office:value-type="float" office:value="0.01623997984" calcext:value-type="float">
            <text:p>0.0162399798</text:p>
          </table:table-cell>
          <table:table-cell table:formula="of:=[.E944]*1E-018" office:value-type="float" office:value="1.623997984E-020" calcext:value-type="float">
            <text:p>1.623997984E-020</text:p>
          </table:table-cell>
          <table:table-cell table:number-columns-repeated="4"/>
        </table:table-row>
        <table:table-row table:style-name="ro1">
          <table:table-cell office:value-type="float" office:value="1434.566" calcext:value-type="float">
            <text:p>1434.566</text:p>
          </table:table-cell>
          <table:table-cell office:value-type="float" office:value="0.0000000055076" calcext:value-type="float">
            <text:p>5.5076E-009</text:p>
          </table:table-cell>
          <table:table-cell table:formula="of:=([.B945]*[.A945]*[.$J$2])/([.$G$2]*[.F945]*[.$I$2])" office:value-type="float" office:value="0.000666926948834931" calcext:value-type="float">
            <text:p>0.0006669269</text:p>
          </table:table-cell>
          <table:table-cell office:value-type="float" office:value="0.000145715" calcext:value-type="float">
            <text:p>0.000145715</text:p>
          </table:table-cell>
          <table:table-cell table:formula="of:=[.D945]*109.76" office:value-type="float" office:value="0.0159936784" calcext:value-type="float">
            <text:p>0.0159936784</text:p>
          </table:table-cell>
          <table:table-cell table:formula="of:=[.E945]*1E-018" office:value-type="float" office:value="1.59936784E-020" calcext:value-type="float">
            <text:p>1.59936784E-020</text:p>
          </table:table-cell>
          <table:table-cell table:number-columns-repeated="4"/>
        </table:table-row>
        <table:table-row table:style-name="ro1">
          <table:table-cell office:value-type="float" office:value="1442.356" calcext:value-type="float">
            <text:p>1442.356</text:p>
          </table:table-cell>
          <table:table-cell office:value-type="float" office:value="0.0000000053948" calcext:value-type="float">
            <text:p>5.3948E-009</text:p>
          </table:table-cell>
          <table:table-cell table:formula="of:=([.B946]*[.A946]*[.$J$2])/([.$G$2]*[.F946]*[.$I$2])" office:value-type="float" office:value="0.000666930199931698" calcext:value-type="float">
            <text:p>0.0006669302</text:p>
          </table:table-cell>
          <table:table-cell office:value-type="float" office:value="0.000143505" calcext:value-type="float">
            <text:p>0.000143505</text:p>
          </table:table-cell>
          <table:table-cell table:formula="of:=[.D946]*109.76" office:value-type="float" office:value="0.0157511088" calcext:value-type="float">
            <text:p>0.0157511088</text:p>
          </table:table-cell>
          <table:table-cell table:formula="of:=[.E946]*1E-018" office:value-type="float" office:value="1.57511088E-020" calcext:value-type="float">
            <text:p>1.57511088E-020</text:p>
          </table:table-cell>
          <table:table-cell table:number-columns-repeated="4"/>
        </table:table-row>
        <table:table-row table:style-name="ro1">
          <table:table-cell office:value-type="float" office:value="1450.187" calcext:value-type="float">
            <text:p>1450.187</text:p>
          </table:table-cell>
          <table:table-cell office:value-type="float" office:value="0.0000000052842" calcext:value-type="float">
            <text:p>5.2842E-009</text:p>
          </table:table-cell>
          <table:table-cell table:formula="of:=([.B947]*[.A947]*[.$J$2])/([.$G$2]*[.F947]*[.$I$2])" office:value-type="float" office:value="0.000666930823296199" calcext:value-type="float">
            <text:p>0.0006669308</text:p>
          </table:table-cell>
          <table:table-cell office:value-type="float" office:value="0.000141326" calcext:value-type="float">
            <text:p>0.000141326</text:p>
          </table:table-cell>
          <table:table-cell table:formula="of:=[.D947]*109.76" office:value-type="float" office:value="0.01551194176" calcext:value-type="float">
            <text:p>0.0155119418</text:p>
          </table:table-cell>
          <table:table-cell table:formula="of:=[.E947]*1E-018" office:value-type="float" office:value="1.551194176E-020" calcext:value-type="float">
            <text:p>1.551194176E-020</text:p>
          </table:table-cell>
          <table:table-cell table:number-columns-repeated="4"/>
        </table:table-row>
        <table:table-row table:style-name="ro1">
          <table:table-cell office:value-type="float" office:value="1458.062" calcext:value-type="float">
            <text:p>1458.062</text:p>
          </table:table-cell>
          <table:table-cell office:value-type="float" office:value="0.0000000051758" calcext:value-type="float">
            <text:p>5.1758E-009</text:p>
          </table:table-cell>
          <table:table-cell table:formula="of:=([.B948]*[.A948]*[.$J$2])/([.$G$2]*[.F948]*[.$I$2])" office:value-type="float" office:value="0.000666923848957168" calcext:value-type="float">
            <text:p>0.0006669238</text:p>
          </table:table-cell>
          <table:table-cell office:value-type="float" office:value="0.00013918" calcext:value-type="float">
            <text:p>0.00013918</text:p>
          </table:table-cell>
          <table:table-cell table:formula="of:=[.D948]*109.76" office:value-type="float" office:value="0.0152763968" calcext:value-type="float">
            <text:p>0.0152763968</text:p>
          </table:table-cell>
          <table:table-cell table:formula="of:=[.E948]*1E-018" office:value-type="float" office:value="1.52763968E-020" calcext:value-type="float">
            <text:p>1.52763968E-020</text:p>
          </table:table-cell>
          <table:table-cell table:number-columns-repeated="4"/>
        </table:table-row>
        <table:table-row table:style-name="ro1">
          <table:table-cell office:value-type="float" office:value="1465.979" calcext:value-type="float">
            <text:p>1465.979</text:p>
          </table:table-cell>
          <table:table-cell office:value-type="float" office:value="0.0000000050697" calcext:value-type="float">
            <text:p>5.0697E-009</text:p>
          </table:table-cell>
          <table:table-cell table:formula="of:=([.B949]*[.A949]*[.$J$2])/([.$G$2]*[.F949]*[.$I$2])" office:value-type="float" office:value="0.000666934281869185" calcext:value-type="float">
            <text:p>0.0006669343</text:p>
          </table:table-cell>
          <table:table-cell office:value-type="float" office:value="0.000137065" calcext:value-type="float">
            <text:p>0.000137065</text:p>
          </table:table-cell>
          <table:table-cell table:formula="of:=[.D949]*109.76" office:value-type="float" office:value="0.0150442544" calcext:value-type="float">
            <text:p>0.0150442544</text:p>
          </table:table-cell>
          <table:table-cell table:formula="of:=[.E949]*1E-018" office:value-type="float" office:value="1.50442544E-020" calcext:value-type="float">
            <text:p>1.50442544E-020</text:p>
          </table:table-cell>
          <table:table-cell table:number-columns-repeated="4"/>
        </table:table-row>
        <table:table-row table:style-name="ro1">
          <table:table-cell office:value-type="float" office:value="1473.939" calcext:value-type="float">
            <text:p>1473.939</text:p>
          </table:table-cell>
          <table:table-cell office:value-type="float" office:value="0.0000000049656" calcext:value-type="float">
            <text:p>0.000000005</text:p>
          </table:table-cell>
          <table:table-cell table:formula="of:=([.B950]*[.A950]*[.$J$2])/([.$G$2]*[.F950]*[.$I$2])" office:value-type="float" office:value="0.000666921911530668" calcext:value-type="float">
            <text:p>0.0006669219</text:p>
          </table:table-cell>
          <table:table-cell office:value-type="float" office:value="0.000134982" calcext:value-type="float">
            <text:p>0.000134982</text:p>
          </table:table-cell>
          <table:table-cell table:formula="of:=[.D950]*109.76" office:value-type="float" office:value="0.01481562432" calcext:value-type="float">
            <text:p>0.0148156243</text:p>
          </table:table-cell>
          <table:table-cell table:formula="of:=[.E950]*1E-018" office:value-type="float" office:value="1.481562432E-020" calcext:value-type="float">
            <text:p>1.481562432E-020</text:p>
          </table:table-cell>
          <table:table-cell table:number-columns-repeated="4"/>
        </table:table-row>
        <table:table-row table:style-name="ro1">
          <table:table-cell office:value-type="float" office:value="1481.942" calcext:value-type="float">
            <text:p>1481.942</text:p>
          </table:table-cell>
          <table:table-cell office:value-type="float" office:value="0.0000000048637" calcext:value-type="float">
            <text:p>4.8637E-009</text:p>
          </table:table-cell>
          <table:table-cell table:formula="of:=([.B951]*[.A951]*[.$J$2])/([.$G$2]*[.F951]*[.$I$2])" office:value-type="float" office:value="0.000666926309906835" calcext:value-type="float">
            <text:p>0.0006669263</text:p>
          </table:table-cell>
          <table:table-cell office:value-type="float" office:value="0.000132929" calcext:value-type="float">
            <text:p>0.000132929</text:p>
          </table:table-cell>
          <table:table-cell table:formula="of:=[.D951]*109.76" office:value-type="float" office:value="0.01459028704" calcext:value-type="float">
            <text:p>0.014590287</text:p>
          </table:table-cell>
          <table:table-cell table:formula="of:=[.E951]*1E-018" office:value-type="float" office:value="1.459028704E-020" calcext:value-type="float">
            <text:p>1.459028704E-020</text:p>
          </table:table-cell>
          <table:table-cell table:number-columns-repeated="4"/>
        </table:table-row>
        <table:table-row table:style-name="ro1">
          <table:table-cell office:value-type="float" office:value="1489.989" calcext:value-type="float">
            <text:p>1489.989</text:p>
          </table:table-cell>
          <table:table-cell office:value-type="float" office:value="0.0000000047638" calcext:value-type="float">
            <text:p>4.7638E-009</text:p>
          </table:table-cell>
          <table:table-cell table:formula="of:=([.B952]*[.A952]*[.$J$2])/([.$G$2]*[.F952]*[.$I$2])" office:value-type="float" office:value="0.000666924438674707" calcext:value-type="float">
            <text:p>0.0006669244</text:p>
          </table:table-cell>
          <table:table-cell office:value-type="float" office:value="0.000130906" calcext:value-type="float">
            <text:p>0.000130906</text:p>
          </table:table-cell>
          <table:table-cell table:formula="of:=[.D952]*109.76" office:value-type="float" office:value="0.01436824256" calcext:value-type="float">
            <text:p>0.0143682426</text:p>
          </table:table-cell>
          <table:table-cell table:formula="of:=[.E952]*1E-018" office:value-type="float" office:value="1.436824256E-020" calcext:value-type="float">
            <text:p>1.436824256E-020</text:p>
          </table:table-cell>
          <table:table-cell table:number-columns-repeated="4"/>
        </table:table-row>
        <table:table-row table:style-name="ro1">
          <table:table-cell office:value-type="float" office:value="1498.08" calcext:value-type="float">
            <text:p>1498.08</text:p>
          </table:table-cell>
          <table:table-cell office:value-type="float" office:value="0.000000004666" calcext:value-type="float">
            <text:p>4.666E-009</text:p>
          </table:table-cell>
          <table:table-cell table:formula="of:=([.B953]*[.A953]*[.$J$2])/([.$G$2]*[.F953]*[.$I$2])" office:value-type="float" office:value="0.000666933645957964" calcext:value-type="float">
            <text:p>0.0006669336</text:p>
          </table:table-cell>
          <table:table-cell office:value-type="float" office:value="0.000128913" calcext:value-type="float">
            <text:p>0.000128913</text:p>
          </table:table-cell>
          <table:table-cell table:formula="of:=[.D953]*109.76" office:value-type="float" office:value="0.01414949088" calcext:value-type="float">
            <text:p>0.0141494909</text:p>
          </table:table-cell>
          <table:table-cell table:formula="of:=[.E953]*1E-018" office:value-type="float" office:value="1.414949088E-020" calcext:value-type="float">
            <text:p>1.414949088E-020</text:p>
          </table:table-cell>
          <table:table-cell table:number-columns-repeated="4"/>
        </table:table-row>
        <table:table-row table:style-name="ro1">
          <table:table-cell office:value-type="float" office:value="1506.214" calcext:value-type="float">
            <text:p>1506.214</text:p>
          </table:table-cell>
          <table:table-cell office:value-type="float" office:value="0.0000000045701" calcext:value-type="float">
            <text:p>4.5701E-009</text:p>
          </table:table-cell>
          <table:table-cell table:formula="of:=([.B954]*[.A954]*[.$J$2])/([.$G$2]*[.F954]*[.$I$2])" office:value-type="float" office:value="0.000666933758993341" calcext:value-type="float">
            <text:p>0.0006669338</text:p>
          </table:table-cell>
          <table:table-cell office:value-type="float" office:value="0.000126949" calcext:value-type="float">
            <text:p>0.000126949</text:p>
          </table:table-cell>
          <table:table-cell table:formula="of:=[.D954]*109.76" office:value-type="float" office:value="0.01393392224" calcext:value-type="float">
            <text:p>0.0139339222</text:p>
          </table:table-cell>
          <table:table-cell table:formula="of:=[.E954]*1E-018" office:value-type="float" office:value="1.393392224E-020" calcext:value-type="float">
            <text:p>1.393392224E-020</text:p>
          </table:table-cell>
          <table:table-cell table:number-columns-repeated="4"/>
        </table:table-row>
        <table:table-row table:style-name="ro1">
          <table:table-cell office:value-type="float" office:value="1514.393" calcext:value-type="float">
            <text:p>1514.393</text:p>
          </table:table-cell>
          <table:table-cell office:value-type="float" office:value="0.0000000044761" calcext:value-type="float">
            <text:p>4.4761E-009</text:p>
          </table:table-cell>
          <table:table-cell table:formula="of:=([.B955]*[.A955]*[.$J$2])/([.$G$2]*[.F955]*[.$I$2])" office:value-type="float" office:value="0.000666928574335039" calcext:value-type="float">
            <text:p>0.0006669286</text:p>
          </table:table-cell>
          <table:table-cell office:value-type="float" office:value="0.000125014" calcext:value-type="float">
            <text:p>0.000125014</text:p>
          </table:table-cell>
          <table:table-cell table:formula="of:=[.D955]*109.76" office:value-type="float" office:value="0.01372153664" calcext:value-type="float">
            <text:p>0.0137215366</text:p>
          </table:table-cell>
          <table:table-cell table:formula="of:=[.E955]*1E-018" office:value-type="float" office:value="1.372153664E-020" calcext:value-type="float">
            <text:p>1.372153664E-020</text:p>
          </table:table-cell>
          <table:table-cell table:number-columns-repeated="4"/>
        </table:table-row>
        <table:table-row table:style-name="ro1">
          <table:table-cell office:value-type="float" office:value="1522.616" calcext:value-type="float">
            <text:p>1522.616</text:p>
          </table:table-cell>
          <table:table-cell office:value-type="float" office:value="0.000000004384" calcext:value-type="float">
            <text:p>4.384E-009</text:p>
          </table:table-cell>
          <table:table-cell table:formula="of:=([.B956]*[.A956]*[.$J$2])/([.$G$2]*[.F956]*[.$I$2])" office:value-type="float" office:value="0.000666920797841599" calcext:value-type="float">
            <text:p>0.0006669208</text:p>
          </table:table-cell>
          <table:table-cell office:value-type="float" office:value="0.000123108" calcext:value-type="float">
            <text:p>0.000123108</text:p>
          </table:table-cell>
          <table:table-cell table:formula="of:=[.D956]*109.76" office:value-type="float" office:value="0.01351233408" calcext:value-type="float">
            <text:p>0.0135123341</text:p>
          </table:table-cell>
          <table:table-cell table:formula="of:=[.E956]*1E-018" office:value-type="float" office:value="1.351233408E-020" calcext:value-type="float">
            <text:p>1.351233408E-020</text:p>
          </table:table-cell>
          <table:table-cell table:number-columns-repeated="4"/>
        </table:table-row>
        <table:table-row table:style-name="ro1">
          <table:table-cell office:value-type="float" office:value="1530.883" calcext:value-type="float">
            <text:p>1530.883</text:p>
          </table:table-cell>
          <table:table-cell office:value-type="float" office:value="0.0000000042938" calcext:value-type="float">
            <text:p>4.2938E-009</text:p>
          </table:table-cell>
          <table:table-cell table:formula="of:=([.B957]*[.A957]*[.$J$2])/([.$G$2]*[.F957]*[.$I$2])" office:value-type="float" office:value="0.000666919336074308" calcext:value-type="float">
            <text:p>0.0006669193</text:p>
          </table:table-cell>
          <table:table-cell office:value-type="float" office:value="0.00012123" calcext:value-type="float">
            <text:p>0.00012123</text:p>
          </table:table-cell>
          <table:table-cell table:formula="of:=[.D957]*109.76" office:value-type="float" office:value="0.0133062048" calcext:value-type="float">
            <text:p>0.0133062048</text:p>
          </table:table-cell>
          <table:table-cell table:formula="of:=[.E957]*1E-018" office:value-type="float" office:value="1.33062048E-020" calcext:value-type="float">
            <text:p>1.33062048E-020</text:p>
          </table:table-cell>
          <table:table-cell table:number-columns-repeated="4"/>
        </table:table-row>
        <table:table-row table:style-name="ro1">
          <table:table-cell office:value-type="float" office:value="1539.196" calcext:value-type="float">
            <text:p>1539.196</text:p>
          </table:table-cell>
          <table:table-cell office:value-type="float" office:value="0.0000000042055" calcext:value-type="float">
            <text:p>4.2055E-009</text:p>
          </table:table-cell>
          <table:table-cell table:formula="of:=([.B958]*[.A958]*[.$J$2])/([.$G$2]*[.F958]*[.$I$2])" office:value-type="float" office:value="0.000666934569613399" calcext:value-type="float">
            <text:p>0.0006669346</text:p>
          </table:table-cell>
          <table:table-cell office:value-type="float" office:value="0.000119379" calcext:value-type="float">
            <text:p>0.000119379</text:p>
          </table:table-cell>
          <table:table-cell table:formula="of:=[.D958]*109.76" office:value-type="float" office:value="0.01310303904" calcext:value-type="float">
            <text:p>0.013103039</text:p>
          </table:table-cell>
          <table:table-cell table:formula="of:=[.E958]*1E-018" office:value-type="float" office:value="1.310303904E-020" calcext:value-type="float">
            <text:p>1.310303904E-020</text:p>
          </table:table-cell>
          <table:table-cell table:number-columns-repeated="4"/>
        </table:table-row>
        <table:table-row table:style-name="ro1">
          <table:table-cell office:value-type="float" office:value="1547.554" calcext:value-type="float">
            <text:p>1547.554</text:p>
          </table:table-cell>
          <table:table-cell office:value-type="float" office:value="0.0000000041189" calcext:value-type="float">
            <text:p>4.1189E-009</text:p>
          </table:table-cell>
          <table:table-cell table:formula="of:=([.B959]*[.A959]*[.$J$2])/([.$G$2]*[.F959]*[.$I$2])" office:value-type="float" office:value="0.000666932470832077" calcext:value-type="float">
            <text:p>0.0006669325</text:p>
          </table:table-cell>
          <table:table-cell office:value-type="float" office:value="0.000117556" calcext:value-type="float">
            <text:p>0.000117556</text:p>
          </table:table-cell>
          <table:table-cell table:formula="of:=[.D959]*109.76" office:value-type="float" office:value="0.01290294656" calcext:value-type="float">
            <text:p>0.0129029466</text:p>
          </table:table-cell>
          <table:table-cell table:formula="of:=[.E959]*1E-018" office:value-type="float" office:value="1.290294656E-020" calcext:value-type="float">
            <text:p>1.290294656E-020</text:p>
          </table:table-cell>
          <table:table-cell table:number-columns-repeated="4"/>
        </table:table-row>
        <table:table-row table:style-name="ro1">
          <table:table-cell office:value-type="float" office:value="1555.957" calcext:value-type="float">
            <text:p>1555.957</text:p>
          </table:table-cell>
          <table:table-cell office:value-type="float" office:value="0.000000004034" calcext:value-type="float">
            <text:p>0.000000004</text:p>
          </table:table-cell>
          <table:table-cell table:formula="of:=([.B960]*[.A960]*[.$J$2])/([.$G$2]*[.F960]*[.$I$2])" office:value-type="float" office:value="0.000666921270484402" calcext:value-type="float">
            <text:p>0.0006669213</text:p>
          </table:table-cell>
          <table:table-cell office:value-type="float" office:value="0.00011576" calcext:value-type="float">
            <text:p>0.00011576</text:p>
          </table:table-cell>
          <table:table-cell table:formula="of:=[.D960]*109.76" office:value-type="float" office:value="0.0127058176" calcext:value-type="float">
            <text:p>0.0127058176</text:p>
          </table:table-cell>
          <table:table-cell table:formula="of:=[.E960]*1E-018" office:value-type="float" office:value="1.27058176E-020" calcext:value-type="float">
            <text:p>1.27058176E-020</text:p>
          </table:table-cell>
          <table:table-cell table:number-columns-repeated="4"/>
        </table:table-row>
        <table:table-row table:style-name="ro1">
          <table:table-cell office:value-type="float" office:value="1564.405" calcext:value-type="float">
            <text:p>1564.405</text:p>
          </table:table-cell>
          <table:table-cell office:value-type="float" office:value="0.0000000039509" calcext:value-type="float">
            <text:p>0.000000004</text:p>
          </table:table-cell>
          <table:table-cell table:formula="of:=([.B961]*[.A961]*[.$J$2])/([.$G$2]*[.F961]*[.$I$2])" office:value-type="float" office:value="0.000666926664697579" calcext:value-type="float">
            <text:p>0.0006669267</text:p>
          </table:table-cell>
          <table:table-cell office:value-type="float" office:value="0.00011399" calcext:value-type="float">
            <text:p>0.00011399</text:p>
          </table:table-cell>
          <table:table-cell table:formula="of:=[.D961]*109.76" office:value-type="float" office:value="0.0125115424" calcext:value-type="float">
            <text:p>0.0125115424</text:p>
          </table:table-cell>
          <table:table-cell table:formula="of:=[.E961]*1E-018" office:value-type="float" office:value="1.25115424E-020" calcext:value-type="float">
            <text:p>1.25115424E-020</text:p>
          </table:table-cell>
          <table:table-cell table:number-columns-repeated="4"/>
        </table:table-row>
        <table:table-row table:style-name="ro1">
          <table:table-cell office:value-type="float" office:value="1572.9" calcext:value-type="float">
            <text:p>1572.9</text:p>
          </table:table-cell>
          <table:table-cell office:value-type="float" office:value="0.0000000038695" calcext:value-type="float">
            <text:p>3.8695E-009</text:p>
          </table:table-cell>
          <table:table-cell table:formula="of:=([.B962]*[.A962]*[.$J$2])/([.$G$2]*[.F962]*[.$I$2])" office:value-type="float" office:value="0.000666930874996036" calcext:value-type="float">
            <text:p>0.0006669309</text:p>
          </table:table-cell>
          <table:table-cell office:value-type="float" office:value="0.000112247" calcext:value-type="float">
            <text:p>0.000112247</text:p>
          </table:table-cell>
          <table:table-cell table:formula="of:=[.D962]*109.76" office:value-type="float" office:value="0.01232023072" calcext:value-type="float">
            <text:p>0.0123202307</text:p>
          </table:table-cell>
          <table:table-cell table:formula="of:=[.E962]*1E-018" office:value-type="float" office:value="1.232023072E-020" calcext:value-type="float">
            <text:p>1.232023072E-020</text:p>
          </table:table-cell>
          <table:table-cell table:number-columns-repeated="4"/>
        </table:table-row>
        <table:table-row table:style-name="ro1">
          <table:table-cell office:value-type="float" office:value="1581.441" calcext:value-type="float">
            <text:p>1581.441</text:p>
          </table:table-cell>
          <table:table-cell office:value-type="float" office:value="0.0000000037897" calcext:value-type="float">
            <text:p>3.7897E-009</text:p>
          </table:table-cell>
          <table:table-cell table:formula="of:=([.B963]*[.A963]*[.$J$2])/([.$G$2]*[.F963]*[.$I$2])" office:value-type="float" office:value="0.000666931434052066" calcext:value-type="float">
            <text:p>0.0006669314</text:p>
          </table:table-cell>
          <table:table-cell office:value-type="float" office:value="0.000110529" calcext:value-type="float">
            <text:p>0.000110529</text:p>
          </table:table-cell>
          <table:table-cell table:formula="of:=[.D963]*109.76" office:value-type="float" office:value="0.01213166304" calcext:value-type="float">
            <text:p>0.012131663</text:p>
          </table:table-cell>
          <table:table-cell table:formula="of:=[.E963]*1E-018" office:value-type="float" office:value="1.213166304E-020" calcext:value-type="float">
            <text:p>1.213166304E-020</text:p>
          </table:table-cell>
          <table:table-cell table:number-columns-repeated="4"/>
        </table:table-row>
        <table:table-row table:style-name="ro1">
          <table:table-cell office:value-type="float" office:value="1590.028" calcext:value-type="float">
            <text:p>1590.028</text:p>
          </table:table-cell>
          <table:table-cell office:value-type="float" office:value="0.0000000037115" calcext:value-type="float">
            <text:p>3.7115E-009</text:p>
          </table:table-cell>
          <table:table-cell table:formula="of:=([.B964]*[.A964]*[.$J$2])/([.$G$2]*[.F964]*[.$I$2])" office:value-type="float" office:value="0.000666925429387991" calcext:value-type="float">
            <text:p>0.0006669254</text:p>
          </table:table-cell>
          <table:table-cell office:value-type="float" office:value="0.000108837" calcext:value-type="float">
            <text:p>0.000108837</text:p>
          </table:table-cell>
          <table:table-cell table:formula="of:=[.D964]*109.76" office:value-type="float" office:value="0.01194594912" calcext:value-type="float">
            <text:p>0.0119459491</text:p>
          </table:table-cell>
          <table:table-cell table:formula="of:=[.E964]*1E-018" office:value-type="float" office:value="1.194594912E-020" calcext:value-type="float">
            <text:p>1.194594912E-020</text:p>
          </table:table-cell>
          <table:table-cell table:number-columns-repeated="4"/>
        </table:table-row>
        <table:table-row table:style-name="ro1">
          <table:table-cell office:value-type="float" office:value="1598.661" calcext:value-type="float">
            <text:p>1598.661</text:p>
          </table:table-cell>
          <table:table-cell office:value-type="float" office:value="0.0000000036349" calcext:value-type="float">
            <text:p>3.6349E-009</text:p>
          </table:table-cell>
          <table:table-cell table:formula="of:=([.B965]*[.A965]*[.$J$2])/([.$G$2]*[.F965]*[.$I$2])" office:value-type="float" office:value="0.000666922269409468" calcext:value-type="float">
            <text:p>0.0006669223</text:p>
          </table:table-cell>
          <table:table-cell office:value-type="float" office:value="0.00010717" calcext:value-type="float">
            <text:p>0.00010717</text:p>
          </table:table-cell>
          <table:table-cell table:formula="of:=[.D965]*109.76" office:value-type="float" office:value="0.0117629792" calcext:value-type="float">
            <text:p>0.0117629792</text:p>
          </table:table-cell>
          <table:table-cell table:formula="of:=[.E965]*1E-018" office:value-type="float" office:value="1.17629792E-020" calcext:value-type="float">
            <text:p>1.17629792E-020</text:p>
          </table:table-cell>
          <table:table-cell table:number-columns-repeated="4"/>
        </table:table-row>
        <table:table-row table:style-name="ro1">
          <table:table-cell office:value-type="float" office:value="1607.342" calcext:value-type="float">
            <text:p>1607.342</text:p>
          </table:table-cell>
          <table:table-cell office:value-type="float" office:value="0.0000000035599" calcext:value-type="float">
            <text:p>3.5599E-009</text:p>
          </table:table-cell>
          <table:table-cell table:formula="of:=([.B966]*[.A966]*[.$J$2])/([.$G$2]*[.F966]*[.$I$2])" office:value-type="float" office:value="0.000666932838765144" calcext:value-type="float">
            <text:p>0.0006669328</text:p>
          </table:table-cell>
          <table:table-cell office:value-type="float" office:value="0.000105527" calcext:value-type="float">
            <text:p>0.000105527</text:p>
          </table:table-cell>
          <table:table-cell table:formula="of:=[.D966]*109.76" office:value-type="float" office:value="0.01158264352" calcext:value-type="float">
            <text:p>0.0115826435</text:p>
          </table:table-cell>
          <table:table-cell table:formula="of:=[.E966]*1E-018" office:value-type="float" office:value="1.158264352E-020" calcext:value-type="float">
            <text:p>1.158264352E-020</text:p>
          </table:table-cell>
          <table:table-cell table:number-columns-repeated="4"/>
        </table:table-row>
        <table:table-row table:style-name="ro1">
          <table:table-cell office:value-type="float" office:value="1616.07" calcext:value-type="float">
            <text:p>1616.07</text:p>
          </table:table-cell>
          <table:table-cell office:value-type="float" office:value="0.0000000034864" calcext:value-type="float">
            <text:p>3.4864E-009</text:p>
          </table:table-cell>
          <table:table-cell table:formula="of:=([.B967]*[.A967]*[.$J$2])/([.$G$2]*[.F967]*[.$I$2])" office:value-type="float" office:value="0.000666935474373767" calcext:value-type="float">
            <text:p>0.0006669355</text:p>
          </table:table-cell>
          <table:table-cell office:value-type="float" office:value="0.000103909" calcext:value-type="float">
            <text:p>0.000103909</text:p>
          </table:table-cell>
          <table:table-cell table:formula="of:=[.D967]*109.76" office:value-type="float" office:value="0.01140505184" calcext:value-type="float">
            <text:p>0.0114050518</text:p>
          </table:table-cell>
          <table:table-cell table:formula="of:=[.E967]*1E-018" office:value-type="float" office:value="1.140505184E-020" calcext:value-type="float">
            <text:p>1.140505184E-020</text:p>
          </table:table-cell>
          <table:table-cell table:number-columns-repeated="4"/>
        </table:table-row>
        <table:table-row table:style-name="ro1">
          <table:table-cell office:value-type="float" office:value="1624.845" calcext:value-type="float">
            <text:p>1624.845</text:p>
          </table:table-cell>
          <table:table-cell office:value-type="float" office:value="0.0000000034143" calcext:value-type="float">
            <text:p>3.4143E-009</text:p>
          </table:table-cell>
          <table:table-cell table:formula="of:=([.B968]*[.A968]*[.$J$2])/([.$G$2]*[.F968]*[.$I$2])" office:value-type="float" office:value="0.000666920258895145" calcext:value-type="float">
            <text:p>0.0006669203</text:p>
          </table:table-cell>
          <table:table-cell office:value-type="float" office:value="0.000102315" calcext:value-type="float">
            <text:p>0.000102315</text:p>
          </table:table-cell>
          <table:table-cell table:formula="of:=[.D968]*109.76" office:value-type="float" office:value="0.0112300944" calcext:value-type="float">
            <text:p>0.0112300944</text:p>
          </table:table-cell>
          <table:table-cell table:formula="of:=[.E968]*1E-018" office:value-type="float" office:value="1.12300944E-020" calcext:value-type="float">
            <text:p>1.12300944E-020</text:p>
          </table:table-cell>
          <table:table-cell table:number-columns-repeated="4"/>
        </table:table-row>
        <table:table-row table:style-name="ro1">
          <table:table-cell office:value-type="float" office:value="1633.667" calcext:value-type="float">
            <text:p>1633.667</text:p>
          </table:table-cell>
          <table:table-cell office:value-type="float" office:value="0.0000000033438" calcext:value-type="float">
            <text:p>3.3438E-009</text:p>
          </table:table-cell>
          <table:table-cell table:formula="of:=([.B969]*[.A969]*[.$J$2])/([.$G$2]*[.F969]*[.$I$2])" office:value-type="float" office:value="0.000666936124850855" calcext:value-type="float">
            <text:p>0.0006669361</text:p>
          </table:table-cell>
          <table:table-cell office:value-type="float" office:value="0.000100744" calcext:value-type="float">
            <text:p>0.000100744</text:p>
          </table:table-cell>
          <table:table-cell table:formula="of:=[.D969]*109.76" office:value-type="float" office:value="0.01105766144" calcext:value-type="float">
            <text:p>0.0110576614</text:p>
          </table:table-cell>
          <table:table-cell table:formula="of:=[.E969]*1E-018" office:value-type="float" office:value="1.105766144E-020" calcext:value-type="float">
            <text:p>1.105766144E-020</text:p>
          </table:table-cell>
          <table:table-cell table:number-columns-repeated="4"/>
        </table:table-row>
        <table:table-row table:style-name="ro1">
          <table:table-cell office:value-type="float" office:value="1642.538" calcext:value-type="float">
            <text:p>1642.538</text:p>
          </table:table-cell>
          <table:table-cell office:value-type="float" office:value="0.0000000032746" calcext:value-type="float">
            <text:p>3.2746E-009</text:p>
          </table:table-cell>
          <table:table-cell table:formula="of:=([.B970]*[.A970]*[.$J$2])/([.$G$2]*[.F970]*[.$I$2])" office:value-type="float" office:value="0.000666918855503408" calcext:value-type="float">
            <text:p>0.0006669189</text:p>
          </table:table-cell>
          <table:table-cell office:value-type="float" office:value="0.0000991974" calcext:value-type="float">
            <text:p>9.91974E-005</text:p>
          </table:table-cell>
          <table:table-cell table:formula="of:=[.D970]*109.76" office:value-type="float" office:value="0.010887906624" calcext:value-type="float">
            <text:p>0.0108879066</text:p>
          </table:table-cell>
          <table:table-cell table:formula="of:=[.E970]*1E-018" office:value-type="float" office:value="1.0887906624E-020" calcext:value-type="float">
            <text:p>1.0887906624E-020</text:p>
          </table:table-cell>
          <table:table-cell table:number-columns-repeated="4"/>
        </table:table-row>
        <table:table-row table:style-name="ro1">
          <table:table-cell office:value-type="float" office:value="1651.457" calcext:value-type="float">
            <text:p>1651.457</text:p>
          </table:table-cell>
          <table:table-cell office:value-type="float" office:value="0.0000000032069" calcext:value-type="float">
            <text:p>3.2069E-009</text:p>
          </table:table-cell>
          <table:table-cell table:formula="of:=([.B971]*[.A971]*[.$J$2])/([.$G$2]*[.F971]*[.$I$2])" office:value-type="float" office:value="0.000666924809896564" calcext:value-type="float">
            <text:p>0.0006669248</text:p>
          </table:table-cell>
          <table:table-cell office:value-type="float" office:value="0.0000976732" calcext:value-type="float">
            <text:p>9.76732E-005</text:p>
          </table:table-cell>
          <table:table-cell table:formula="of:=[.D971]*109.76" office:value-type="float" office:value="0.010720610432" calcext:value-type="float">
            <text:p>0.0107206104</text:p>
          </table:table-cell>
          <table:table-cell table:formula="of:=[.E971]*1E-018" office:value-type="float" office:value="1.0720610432E-020" calcext:value-type="float">
            <text:p>1.0720610432E-020</text:p>
          </table:table-cell>
          <table:table-cell table:number-columns-repeated="4"/>
        </table:table-row>
        <table:table-row table:style-name="ro1">
          <table:table-cell office:value-type="float" office:value="1660.424" calcext:value-type="float">
            <text:p>1660.424</text:p>
          </table:table-cell>
          <table:table-cell office:value-type="float" office:value="0.0000000031406" calcext:value-type="float">
            <text:p>3.1406E-009</text:p>
          </table:table-cell>
          <table:table-cell table:formula="of:=([.B972]*[.A972]*[.$J$2])/([.$G$2]*[.F972]*[.$I$2])" office:value-type="float" office:value="0.000666934964441307" calcext:value-type="float">
            <text:p>0.000666935</text:p>
          </table:table-cell>
          <table:table-cell office:value-type="float" office:value="0.0000961718" calcext:value-type="float">
            <text:p>9.61718E-005</text:p>
          </table:table-cell>
          <table:table-cell table:formula="of:=[.D972]*109.76" office:value-type="float" office:value="0.010555816768" calcext:value-type="float">
            <text:p>0.0105558168</text:p>
          </table:table-cell>
          <table:table-cell table:formula="of:=[.E972]*1E-018" office:value-type="float" office:value="1.0555816768E-020" calcext:value-type="float">
            <text:p>1.0555816768E-020</text:p>
          </table:table-cell>
          <table:table-cell table:number-columns-repeated="4"/>
        </table:table-row>
        <table:table-row table:style-name="ro1">
          <table:table-cell office:value-type="float" office:value="1669.44" calcext:value-type="float">
            <text:p>1669.44</text:p>
          </table:table-cell>
          <table:table-cell office:value-type="float" office:value="0.0000000030756" calcext:value-type="float">
            <text:p>3.0756E-009</text:p>
          </table:table-cell>
          <table:table-cell table:formula="of:=([.B973]*[.A973]*[.$J$2])/([.$G$2]*[.F973]*[.$I$2])" office:value-type="float" office:value="0.000666935399840406" calcext:value-type="float">
            <text:p>0.0006669354</text:p>
          </table:table-cell>
          <table:table-cell office:value-type="float" office:value="0.0000946927" calcext:value-type="float">
            <text:p>9.46927E-005</text:p>
          </table:table-cell>
          <table:table-cell table:formula="of:=[.D973]*109.76" office:value-type="float" office:value="0.010393470752" calcext:value-type="float">
            <text:p>0.0103934708</text:p>
          </table:table-cell>
          <table:table-cell table:formula="of:=[.E973]*1E-018" office:value-type="float" office:value="1.0393470752E-020" calcext:value-type="float">
            <text:p>1.0393470752E-020</text:p>
          </table:table-cell>
          <table:table-cell table:number-columns-repeated="4"/>
        </table:table-row>
        <table:table-row table:style-name="ro1">
          <table:table-cell office:value-type="float" office:value="1678.505" calcext:value-type="float">
            <text:p>1678.505</text:p>
          </table:table-cell>
          <table:table-cell office:value-type="float" office:value="0.0000000030119" calcext:value-type="float">
            <text:p>0.000000003</text:p>
          </table:table-cell>
          <table:table-cell table:formula="of:=([.B974]*[.A974]*[.$J$2])/([.$G$2]*[.F974]*[.$I$2])" office:value-type="float" office:value="0.000666931177346923" calcext:value-type="float">
            <text:p>0.0006669312</text:p>
          </table:table-cell>
          <table:table-cell office:value-type="float" office:value="0.0000932356" calcext:value-type="float">
            <text:p>9.32356E-005</text:p>
          </table:table-cell>
          <table:table-cell table:formula="of:=[.D974]*109.76" office:value-type="float" office:value="0.010233539456" calcext:value-type="float">
            <text:p>0.0102335395</text:p>
          </table:table-cell>
          <table:table-cell table:formula="of:=[.E974]*1E-018" office:value-type="float" office:value="1.0233539456E-020" calcext:value-type="float">
            <text:p>1.0233539456E-020</text:p>
          </table:table-cell>
          <table:table-cell table:number-columns-repeated="4"/>
        </table:table-row>
        <table:table-row table:style-name="ro1">
          <table:table-cell office:value-type="float" office:value="1687.619" calcext:value-type="float">
            <text:p>1687.619</text:p>
          </table:table-cell>
          <table:table-cell office:value-type="float" office:value="0.0000000029495" calcext:value-type="float">
            <text:p>2.9495E-009</text:p>
          </table:table-cell>
          <table:table-cell table:formula="of:=([.B975]*[.A975]*[.$J$2])/([.$G$2]*[.F975]*[.$I$2])" office:value-type="float" office:value="0.000666927739894021" calcext:value-type="float">
            <text:p>0.0006669277</text:p>
          </table:table-cell>
          <table:table-cell office:value-type="float" office:value="0.0000918002" calcext:value-type="float">
            <text:p>9.18002E-005</text:p>
          </table:table-cell>
          <table:table-cell table:formula="of:=[.D975]*109.76" office:value-type="float" office:value="0.010075989952" calcext:value-type="float">
            <text:p>0.01007599</text:p>
          </table:table-cell>
          <table:table-cell table:formula="of:=[.E975]*1E-018" office:value-type="float" office:value="1.0075989952E-020" calcext:value-type="float">
            <text:p>1.0075989952E-020</text:p>
          </table:table-cell>
          <table:table-cell table:number-columns-repeated="4"/>
        </table:table-row>
        <table:table-row table:style-name="ro1">
          <table:table-cell office:value-type="float" office:value="1696.783" calcext:value-type="float">
            <text:p>1696.783</text:p>
          </table:table-cell>
          <table:table-cell office:value-type="float" office:value="0.0000000028884" calcext:value-type="float">
            <text:p>2.8884E-009</text:p>
          </table:table-cell>
          <table:table-cell table:formula="of:=([.B976]*[.A976]*[.$J$2])/([.$G$2]*[.F976]*[.$I$2])" office:value-type="float" office:value="0.000666932060569922" calcext:value-type="float">
            <text:p>0.0006669321</text:p>
          </table:table-cell>
          <table:table-cell office:value-type="float" office:value="0.0000903861" calcext:value-type="float">
            <text:p>9.03861E-005</text:p>
          </table:table-cell>
          <table:table-cell table:formula="of:=[.D976]*109.76" office:value-type="float" office:value="0.009920778336" calcext:value-type="float">
            <text:p>0.0099207783</text:p>
          </table:table-cell>
          <table:table-cell table:formula="of:=[.E976]*1E-018" office:value-type="float" office:value="9.920778336E-021" calcext:value-type="float">
            <text:p>9.920778336E-021</text:p>
          </table:table-cell>
          <table:table-cell table:number-columns-repeated="4"/>
        </table:table-row>
        <table:table-row table:style-name="ro1">
          <table:table-cell office:value-type="float" office:value="1705.996" calcext:value-type="float">
            <text:p>1705.996</text:p>
          </table:table-cell>
          <table:table-cell office:value-type="float" office:value="0.0000000028285" calcext:value-type="float">
            <text:p>2.8285E-009</text:p>
          </table:table-cell>
          <table:table-cell table:formula="of:=([.B977]*[.A977]*[.$J$2])/([.$G$2]*[.F977]*[.$I$2])" office:value-type="float" office:value="0.000666924958743588" calcext:value-type="float">
            <text:p>0.000666925</text:p>
          </table:table-cell>
          <table:table-cell office:value-type="float" office:value="0.0000889932" calcext:value-type="float">
            <text:p>8.89932E-005</text:p>
          </table:table-cell>
          <table:table-cell table:formula="of:=[.D977]*109.76" office:value-type="float" office:value="0.009767893632" calcext:value-type="float">
            <text:p>0.0097678936</text:p>
          </table:table-cell>
          <table:table-cell table:formula="of:=[.E977]*1E-018" office:value-type="float" office:value="9.767893632E-021" calcext:value-type="float">
            <text:p>9.767893632E-021</text:p>
          </table:table-cell>
          <table:table-cell table:number-columns-repeated="4"/>
        </table:table-row>
        <table:table-row table:style-name="ro1">
          <table:table-cell office:value-type="float" office:value="1715.259" calcext:value-type="float">
            <text:p>1715.259</text:p>
          </table:table-cell>
          <table:table-cell office:value-type="float" office:value="0.0000000027699" calcext:value-type="float">
            <text:p>2.7699E-009</text:p>
          </table:table-cell>
          <table:table-cell table:formula="of:=([.B978]*[.A978]*[.$J$2])/([.$G$2]*[.F978]*[.$I$2])" office:value-type="float" office:value="0.000666937587063894" calcext:value-type="float">
            <text:p>0.0006669376</text:p>
          </table:table-cell>
          <table:table-cell office:value-type="float" office:value="0.000087621" calcext:value-type="float">
            <text:p>0.000087621</text:p>
          </table:table-cell>
          <table:table-cell table:formula="of:=[.D978]*109.76" office:value-type="float" office:value="0.00961728096" calcext:value-type="float">
            <text:p>0.009617281</text:p>
          </table:table-cell>
          <table:table-cell table:formula="of:=[.E978]*1E-018" office:value-type="float" office:value="9.61728096E-021" calcext:value-type="float">
            <text:p>9.61728096E-021</text:p>
          </table:table-cell>
          <table:table-cell table:number-columns-repeated="4"/>
        </table:table-row>
        <table:table-row table:style-name="ro1">
          <table:table-cell office:value-type="float" office:value="1724.573" calcext:value-type="float">
            <text:p>1724.573</text:p>
          </table:table-cell>
          <table:table-cell office:value-type="float" office:value="0.0000000027124" calcext:value-type="float">
            <text:p>2.7124E-009</text:p>
          </table:table-cell>
          <table:table-cell table:formula="of:=([.B979]*[.A979]*[.$J$2])/([.$G$2]*[.F979]*[.$I$2])" office:value-type="float" office:value="0.000666926759042186" calcext:value-type="float">
            <text:p>0.0006669268</text:p>
          </table:table-cell>
          <table:table-cell office:value-type="float" office:value="0.0000862694" calcext:value-type="float">
            <text:p>8.62694E-005</text:p>
          </table:table-cell>
          <table:table-cell table:formula="of:=[.D979]*109.76" office:value-type="float" office:value="0.009468929344" calcext:value-type="float">
            <text:p>0.0094689293</text:p>
          </table:table-cell>
          <table:table-cell table:formula="of:=[.E979]*1E-018" office:value-type="float" office:value="9.468929344E-021" calcext:value-type="float">
            <text:p>9.468929344E-021</text:p>
          </table:table-cell>
          <table:table-cell table:number-columns-repeated="4"/>
        </table:table-row>
        <table:table-row table:style-name="ro1">
          <table:table-cell office:value-type="float" office:value="1733.937" calcext:value-type="float">
            <text:p>1733.937</text:p>
          </table:table-cell>
          <table:table-cell office:value-type="float" office:value="0.0000000026561" calcext:value-type="float">
            <text:p>2.6561E-009</text:p>
          </table:table-cell>
          <table:table-cell table:formula="of:=([.B980]*[.A980]*[.$J$2])/([.$G$2]*[.F980]*[.$I$2])" office:value-type="float" office:value="0.000666923189992715" calcext:value-type="float">
            <text:p>0.0006669232</text:p>
          </table:table-cell>
          <table:table-cell office:value-type="float" office:value="0.0000849379" calcext:value-type="float">
            <text:p>8.49379E-005</text:p>
          </table:table-cell>
          <table:table-cell table:formula="of:=[.D980]*109.76" office:value-type="float" office:value="0.009322783904" calcext:value-type="float">
            <text:p>0.0093227839</text:p>
          </table:table-cell>
          <table:table-cell table:formula="of:=[.E980]*1E-018" office:value-type="float" office:value="9.322783904E-021" calcext:value-type="float">
            <text:p>9.322783904E-021</text:p>
          </table:table-cell>
          <table:table-cell table:number-columns-repeated="4"/>
        </table:table-row>
        <table:table-row table:style-name="ro1">
          <table:table-cell office:value-type="float" office:value="1743.353" calcext:value-type="float">
            <text:p>1743.353</text:p>
          </table:table-cell>
          <table:table-cell office:value-type="float" office:value="0.000000002601" calcext:value-type="float">
            <text:p>2.601E-009</text:p>
          </table:table-cell>
          <table:table-cell table:formula="of:=([.B981]*[.A981]*[.$J$2])/([.$G$2]*[.F981]*[.$I$2])" office:value-type="float" office:value="0.000666933305415841" calcext:value-type="float">
            <text:p>0.0006669333</text:p>
          </table:table-cell>
          <table:table-cell office:value-type="float" office:value="0.0000836263" calcext:value-type="float">
            <text:p>8.36263E-005</text:p>
          </table:table-cell>
          <table:table-cell table:formula="of:=[.D981]*109.76" office:value-type="float" office:value="0.009178822688" calcext:value-type="float">
            <text:p>0.0091788227</text:p>
          </table:table-cell>
          <table:table-cell table:formula="of:=[.E981]*1E-018" office:value-type="float" office:value="9.178822688E-021" calcext:value-type="float">
            <text:p>9.178822688E-021</text:p>
          </table:table-cell>
          <table:table-cell table:number-columns-repeated="4"/>
        </table:table-row>
        <table:table-row table:style-name="ro1">
          <table:table-cell office:value-type="float" office:value="1752.819" calcext:value-type="float">
            <text:p>1752.819</text:p>
          </table:table-cell>
          <table:table-cell office:value-type="float" office:value="0.000000002547" calcext:value-type="float">
            <text:p>2.547E-009</text:p>
          </table:table-cell>
          <table:table-cell table:formula="of:=([.B982]*[.A982]*[.$J$2])/([.$G$2]*[.F982]*[.$I$2])" office:value-type="float" office:value="0.000666937015770136" calcext:value-type="float">
            <text:p>0.000666937</text:p>
          </table:table-cell>
          <table:table-cell office:value-type="float" office:value="0.0000823343" calcext:value-type="float">
            <text:p>8.23343E-005</text:p>
          </table:table-cell>
          <table:table-cell table:formula="of:=[.D982]*109.76" office:value-type="float" office:value="0.009037012768" calcext:value-type="float">
            <text:p>0.0090370128</text:p>
          </table:table-cell>
          <table:table-cell table:formula="of:=[.E982]*1E-018" office:value-type="float" office:value="9.037012768E-021" calcext:value-type="float">
            <text:p>9.037012768E-021</text:p>
          </table:table-cell>
          <table:table-cell table:number-columns-repeated="4"/>
        </table:table-row>
        <table:table-row table:style-name="ro1">
          <table:table-cell office:value-type="float" office:value="1762.336" calcext:value-type="float">
            <text:p>1762.336</text:p>
          </table:table-cell>
          <table:table-cell office:value-type="float" office:value="0.0000000024941" calcext:value-type="float">
            <text:p>2.4941E-009</text:p>
          </table:table-cell>
          <table:table-cell table:formula="of:=([.B983]*[.A983]*[.$J$2])/([.$G$2]*[.F983]*[.$I$2])" office:value-type="float" office:value="0.0006669403695971" calcext:value-type="float">
            <text:p>0.0006669404</text:p>
          </table:table-cell>
          <table:table-cell office:value-type="float" office:value="0.0000810616" calcext:value-type="float">
            <text:p>8.10616E-005</text:p>
          </table:table-cell>
          <table:table-cell table:formula="of:=[.D983]*109.76" office:value-type="float" office:value="0.008897321216" calcext:value-type="float">
            <text:p>0.0088973212</text:p>
          </table:table-cell>
          <table:table-cell table:formula="of:=[.E983]*1E-018" office:value-type="float" office:value="8.897321216E-021" calcext:value-type="float">
            <text:p>8.897321216E-021</text:p>
          </table:table-cell>
          <table:table-cell table:number-columns-repeated="4"/>
        </table:table-row>
        <table:table-row table:style-name="ro1">
          <table:table-cell office:value-type="float" office:value="1771.906" calcext:value-type="float">
            <text:p>1771.906</text:p>
          </table:table-cell>
          <table:table-cell office:value-type="float" office:value="0.0000000024422" calcext:value-type="float">
            <text:p>2.4422E-009</text:p>
          </table:table-cell>
          <table:table-cell table:formula="of:=([.B984]*[.A984]*[.$J$2])/([.$G$2]*[.F984]*[.$I$2])" office:value-type="float" office:value="0.000666922056191001" calcext:value-type="float">
            <text:p>0.0006669221</text:p>
          </table:table-cell>
          <table:table-cell office:value-type="float" office:value="0.000079808" calcext:value-type="float">
            <text:p>0.000079808</text:p>
          </table:table-cell>
          <table:table-cell table:formula="of:=[.D984]*109.76" office:value-type="float" office:value="0.00875972608" calcext:value-type="float">
            <text:p>0.0087597261</text:p>
          </table:table-cell>
          <table:table-cell table:formula="of:=[.E984]*1E-018" office:value-type="float" office:value="8.75972608E-021" calcext:value-type="float">
            <text:p>8.75972608E-021</text:p>
          </table:table-cell>
          <table:table-cell table:number-columns-repeated="4"/>
        </table:table-row>
        <table:table-row table:style-name="ro1">
          <table:table-cell office:value-type="float" office:value="1781.527" calcext:value-type="float">
            <text:p>1781.527</text:p>
          </table:table-cell>
          <table:table-cell office:value-type="float" office:value="0.0000000023915" calcext:value-type="float">
            <text:p>2.3915E-009</text:p>
          </table:table-cell>
          <table:table-cell table:formula="of:=([.B985]*[.A985]*[.$J$2])/([.$G$2]*[.F985]*[.$I$2])" office:value-type="float" office:value="0.000666942676707053" calcext:value-type="float">
            <text:p>0.0006669427</text:p>
          </table:table-cell>
          <table:table-cell office:value-type="float" office:value="0.0000785731" calcext:value-type="float">
            <text:p>7.85731E-005</text:p>
          </table:table-cell>
          <table:table-cell table:formula="of:=[.D985]*109.76" office:value-type="float" office:value="0.008624183456" calcext:value-type="float">
            <text:p>0.0086241835</text:p>
          </table:table-cell>
          <table:table-cell table:formula="of:=[.E985]*1E-018" office:value-type="float" office:value="8.624183456E-021" calcext:value-type="float">
            <text:p>8.624183456E-021</text:p>
          </table:table-cell>
          <table:table-cell table:number-columns-repeated="4"/>
        </table:table-row>
        <table:table-row table:style-name="ro1">
          <table:table-cell office:value-type="float" office:value="1791.201" calcext:value-type="float">
            <text:p>1791.201</text:p>
          </table:table-cell>
          <table:table-cell office:value-type="float" office:value="0.0000000023417" calcext:value-type="float">
            <text:p>2.3417E-009</text:p>
          </table:table-cell>
          <table:table-cell table:formula="of:=([.B986]*[.A986]*[.$J$2])/([.$G$2]*[.F986]*[.$I$2])" office:value-type="float" office:value="0.000666924520431941" calcext:value-type="float">
            <text:p>0.0006669245</text:p>
          </table:table-cell>
          <table:table-cell office:value-type="float" office:value="0.0000773568" calcext:value-type="float">
            <text:p>7.73568E-005</text:p>
          </table:table-cell>
          <table:table-cell table:formula="of:=[.D986]*109.76" office:value-type="float" office:value="0.008490682368" calcext:value-type="float">
            <text:p>0.0084906824</text:p>
          </table:table-cell>
          <table:table-cell table:formula="of:=[.E986]*1E-018" office:value-type="float" office:value="8.490682368E-021" calcext:value-type="float">
            <text:p>8.490682368E-021</text:p>
          </table:table-cell>
          <table:table-cell table:number-columns-repeated="4"/>
        </table:table-row>
        <table:table-row table:style-name="ro1">
          <table:table-cell office:value-type="float" office:value="1800.927" calcext:value-type="float">
            <text:p>1800.927</text:p>
          </table:table-cell>
          <table:table-cell office:value-type="float" office:value="0.000000002293" calcext:value-type="float">
            <text:p>2.293E-009</text:p>
          </table:table-cell>
          <table:table-cell table:formula="of:=([.B987]*[.A987]*[.$J$2])/([.$G$2]*[.F987]*[.$I$2])" office:value-type="float" office:value="0.000666929985588069" calcext:value-type="float">
            <text:p>0.00066693</text:p>
          </table:table-cell>
          <table:table-cell office:value-type="float" office:value="0.0000761587" calcext:value-type="float">
            <text:p>7.61587E-005</text:p>
          </table:table-cell>
          <table:table-cell table:formula="of:=[.D987]*109.76" office:value-type="float" office:value="0.008359178912" calcext:value-type="float">
            <text:p>0.0083591789</text:p>
          </table:table-cell>
          <table:table-cell table:formula="of:=[.E987]*1E-018" office:value-type="float" office:value="8.359178912E-021" calcext:value-type="float">
            <text:p>8.359178912E-021</text:p>
          </table:table-cell>
          <table:table-cell table:number-columns-repeated="4"/>
        </table:table-row>
        <table:table-row table:style-name="ro1">
          <table:table-cell office:value-type="float" office:value="1810.705" calcext:value-type="float">
            <text:p>1810.705</text:p>
          </table:table-cell>
          <table:table-cell office:value-type="float" office:value="0.0000000022453" calcext:value-type="float">
            <text:p>2.2453E-009</text:p>
          </table:table-cell>
          <table:table-cell table:formula="of:=([.B988]*[.A988]*[.$J$2])/([.$G$2]*[.F988]*[.$I$2])" office:value-type="float" office:value="0.000666937184326175" calcext:value-type="float">
            <text:p>0.0006669372</text:p>
          </table:table-cell>
          <table:table-cell office:value-type="float" office:value="0.0000749785" calcext:value-type="float">
            <text:p>7.49785E-005</text:p>
          </table:table-cell>
          <table:table-cell table:formula="of:=[.D988]*109.76" office:value-type="float" office:value="0.00822964016" calcext:value-type="float">
            <text:p>0.0082296402</text:p>
          </table:table-cell>
          <table:table-cell table:formula="of:=[.E988]*1E-018" office:value-type="float" office:value="8.22964016E-021" calcext:value-type="float">
            <text:p>8.22964016E-021</text:p>
          </table:table-cell>
          <table:table-cell table:number-columns-repeated="4"/>
        </table:table-row>
        <table:table-row table:style-name="ro1">
          <table:table-cell office:value-type="float" office:value="1820.537" calcext:value-type="float">
            <text:p>1820.537</text:p>
          </table:table-cell>
          <table:table-cell office:value-type="float" office:value="0.0000000021985" calcext:value-type="float">
            <text:p>2.1985E-009</text:p>
          </table:table-cell>
          <table:table-cell table:formula="of:=([.B989]*[.A989]*[.$J$2])/([.$G$2]*[.F989]*[.$I$2])" office:value-type="float" office:value="0.000666921143459559" calcext:value-type="float">
            <text:p>0.0006669211</text:p>
          </table:table-cell>
          <table:table-cell office:value-type="float" office:value="0.0000738161" calcext:value-type="float">
            <text:p>7.38161E-005</text:p>
          </table:table-cell>
          <table:table-cell table:formula="of:=[.D989]*109.76" office:value-type="float" office:value="0.008102055136" calcext:value-type="float">
            <text:p>0.0081020551</text:p>
          </table:table-cell>
          <table:table-cell table:formula="of:=[.E989]*1E-018" office:value-type="float" office:value="8.102055136E-021" calcext:value-type="float">
            <text:p>8.102055136E-021</text:p>
          </table:table-cell>
          <table:table-cell table:number-columns-repeated="4"/>
        </table:table-row>
        <table:table-row table:style-name="ro1">
          <table:table-cell office:value-type="float" office:value="1830.423" calcext:value-type="float">
            <text:p>1830.423</text:p>
          </table:table-cell>
          <table:table-cell office:value-type="float" office:value="0.0000000021527" calcext:value-type="float">
            <text:p>2.1527E-009</text:p>
          </table:table-cell>
          <table:table-cell table:formula="of:=([.B990]*[.A990]*[.$J$2])/([.$G$2]*[.F990]*[.$I$2])" office:value-type="float" office:value="0.000666918620708815" calcext:value-type="float">
            <text:p>0.0006669186</text:p>
          </table:table-cell>
          <table:table-cell office:value-type="float" office:value="0.0000726711" calcext:value-type="float">
            <text:p>7.26711E-005</text:p>
          </table:table-cell>
          <table:table-cell table:formula="of:=[.D990]*109.76" office:value-type="float" office:value="0.007976379936" calcext:value-type="float">
            <text:p>0.0079763799</text:p>
          </table:table-cell>
          <table:table-cell table:formula="of:=[.E990]*1E-018" office:value-type="float" office:value="7.976379936E-021" calcext:value-type="float">
            <text:p>7.976379936E-021</text:p>
          </table:table-cell>
          <table:table-cell table:number-columns-repeated="4"/>
        </table:table-row>
        <table:table-row table:style-name="ro1">
          <table:table-cell office:value-type="float" office:value="1840.362" calcext:value-type="float">
            <text:p>1840.362</text:p>
          </table:table-cell>
          <table:table-cell office:value-type="float" office:value="0.0000000021079" calcext:value-type="float">
            <text:p>2.1079E-009</text:p>
          </table:table-cell>
          <table:table-cell table:formula="of:=([.B991]*[.A991]*[.$J$2])/([.$G$2]*[.F991]*[.$I$2])" office:value-type="float" office:value="0.000666935592235903" calcext:value-type="float">
            <text:p>0.0006669356</text:p>
          </table:table-cell>
          <table:table-cell office:value-type="float" office:value="0.0000715433" calcext:value-type="float">
            <text:p>7.15433E-005</text:p>
          </table:table-cell>
          <table:table-cell table:formula="of:=[.D991]*109.76" office:value-type="float" office:value="0.007852592608" calcext:value-type="float">
            <text:p>0.0078525926</text:p>
          </table:table-cell>
          <table:table-cell table:formula="of:=[.E991]*1E-018" office:value-type="float" office:value="7.852592608E-021" calcext:value-type="float">
            <text:p>7.852592608E-021</text:p>
          </table:table-cell>
          <table:table-cell table:number-columns-repeated="4"/>
        </table:table-row>
        <table:table-row table:style-name="ro1">
          <table:table-cell office:value-type="float" office:value="1850.355" calcext:value-type="float">
            <text:p>1850.355</text:p>
          </table:table-cell>
          <table:table-cell office:value-type="float" office:value="0.0000000020639" calcext:value-type="float">
            <text:p>2.0639E-009</text:p>
          </table:table-cell>
          <table:table-cell table:formula="of:=([.B992]*[.A992]*[.$J$2])/([.$G$2]*[.F992]*[.$I$2])" office:value-type="float" office:value="0.000666915519793863" calcext:value-type="float">
            <text:p>0.0006669155</text:p>
          </table:table-cell>
          <table:table-cell office:value-type="float" office:value="0.0000704324" calcext:value-type="float">
            <text:p>7.04324E-005</text:p>
          </table:table-cell>
          <table:table-cell table:formula="of:=[.D992]*109.76" office:value-type="float" office:value="0.007730660224" calcext:value-type="float">
            <text:p>0.0077306602</text:p>
          </table:table-cell>
          <table:table-cell table:formula="of:=[.E992]*1E-018" office:value-type="float" office:value="7.730660224E-021" calcext:value-type="float">
            <text:p>7.730660224E-021</text:p>
          </table:table-cell>
          <table:table-cell table:number-columns-repeated="4"/>
        </table:table-row>
        <table:table-row table:style-name="ro1">
          <table:table-cell office:value-type="float" office:value="1860.402" calcext:value-type="float">
            <text:p>1860.402</text:p>
          </table:table-cell>
          <table:table-cell office:value-type="float" office:value="0.0000000020209" calcext:value-type="float">
            <text:p>0.000000002</text:p>
          </table:table-cell>
          <table:table-cell table:formula="of:=([.B993]*[.A993]*[.$J$2])/([.$G$2]*[.F993]*[.$I$2])" office:value-type="float" office:value="0.000666926592165406" calcext:value-type="float">
            <text:p>0.0006669266</text:p>
          </table:table-cell>
          <table:table-cell office:value-type="float" office:value="0.0000693383" calcext:value-type="float">
            <text:p>6.93383E-005</text:p>
          </table:table-cell>
          <table:table-cell table:formula="of:=[.D993]*109.76" office:value-type="float" office:value="0.007610571808" calcext:value-type="float">
            <text:p>0.0076105718</text:p>
          </table:table-cell>
          <table:table-cell table:formula="of:=[.E993]*1E-018" office:value-type="float" office:value="7.610571808E-021" calcext:value-type="float">
            <text:p>7.610571808E-021</text:p>
          </table:table-cell>
          <table:table-cell table:number-columns-repeated="4"/>
        </table:table-row>
        <table:table-row table:style-name="ro1">
          <table:table-cell office:value-type="float" office:value="1870.504" calcext:value-type="float">
            <text:p>1870.504</text:p>
          </table:table-cell>
          <table:table-cell office:value-type="float" office:value="0.0000000019788" calcext:value-type="float">
            <text:p>0.000000002</text:p>
          </table:table-cell>
          <table:table-cell table:formula="of:=([.B994]*[.A994]*[.$J$2])/([.$G$2]*[.F994]*[.$I$2])" office:value-type="float" office:value="0.000666945035085558" calcext:value-type="float">
            <text:p>0.000666945</text:p>
          </table:table-cell>
          <table:table-cell office:value-type="float" office:value="0.0000682606" calcext:value-type="float">
            <text:p>6.82606E-005</text:p>
          </table:table-cell>
          <table:table-cell table:formula="of:=[.D994]*109.76" office:value-type="float" office:value="0.007492283456" calcext:value-type="float">
            <text:p>0.0074922835</text:p>
          </table:table-cell>
          <table:table-cell table:formula="of:=[.E994]*1E-018" office:value-type="float" office:value="7.492283456E-021" calcext:value-type="float">
            <text:p>7.492283456E-021</text:p>
          </table:table-cell>
          <table:table-cell table:number-columns-repeated="4"/>
        </table:table-row>
        <table:table-row table:style-name="ro1">
          <table:table-cell office:value-type="float" office:value="1880.66" calcext:value-type="float">
            <text:p>1880.66</text:p>
          </table:table-cell>
          <table:table-cell office:value-type="float" office:value="0.0000000019375" calcext:value-type="float">
            <text:p>1.9375E-009</text:p>
          </table:table-cell>
          <table:table-cell table:formula="of:=([.B995]*[.A995]*[.$J$2])/([.$G$2]*[.F995]*[.$I$2])" office:value-type="float" office:value="0.000666942118171959" calcext:value-type="float">
            <text:p>0.0006669421</text:p>
          </table:table-cell>
          <table:table-cell office:value-type="float" office:value="0.0000671991" calcext:value-type="float">
            <text:p>6.71991E-005</text:p>
          </table:table-cell>
          <table:table-cell table:formula="of:=[.D995]*109.76" office:value-type="float" office:value="0.007375773216" calcext:value-type="float">
            <text:p>0.0073757732</text:p>
          </table:table-cell>
          <table:table-cell table:formula="of:=[.E995]*1E-018" office:value-type="float" office:value="7.375773216E-021" calcext:value-type="float">
            <text:p>7.375773216E-021</text:p>
          </table:table-cell>
          <table:table-cell table:number-columns-repeated="4"/>
        </table:table-row>
        <table:table-row table:style-name="ro1">
          <table:table-cell office:value-type="float" office:value="1890.872" calcext:value-type="float">
            <text:p>1890.872</text:p>
          </table:table-cell>
          <table:table-cell office:value-type="float" office:value="0.000000001897" calcext:value-type="float">
            <text:p>1.897E-009</text:p>
          </table:table-cell>
          <table:table-cell table:formula="of:=([.B996]*[.A996]*[.$J$2])/([.$G$2]*[.F996]*[.$I$2])" office:value-type="float" office:value="0.000666921816814412" calcext:value-type="float">
            <text:p>0.0006669218</text:p>
          </table:table-cell>
          <table:table-cell office:value-type="float" office:value="0.0000661537" calcext:value-type="float">
            <text:p>6.61537E-005</text:p>
          </table:table-cell>
          <table:table-cell table:formula="of:=[.D996]*109.76" office:value-type="float" office:value="0.007261030112" calcext:value-type="float">
            <text:p>0.0072610301</text:p>
          </table:table-cell>
          <table:table-cell table:formula="of:=[.E996]*1E-018" office:value-type="float" office:value="7.261030112E-021" calcext:value-type="float">
            <text:p>7.261030112E-021</text:p>
          </table:table-cell>
          <table:table-cell table:number-columns-repeated="4"/>
        </table:table-row>
        <table:table-row table:style-name="ro1">
          <table:table-cell office:value-type="float" office:value="1901.139" calcext:value-type="float">
            <text:p>1901.139</text:p>
          </table:table-cell>
          <table:table-cell office:value-type="float" office:value="0.0000000018574" calcext:value-type="float">
            <text:p>1.8574E-009</text:p>
          </table:table-cell>
          <table:table-cell table:formula="of:=([.B997]*[.A997]*[.$J$2])/([.$G$2]*[.F997]*[.$I$2])" office:value-type="float" office:value="0.000666926304500405" calcext:value-type="float">
            <text:p>0.0006669263</text:p>
          </table:table-cell>
          <table:table-cell office:value-type="float" office:value="0.000065124" calcext:value-type="float">
            <text:p>0.000065124</text:p>
          </table:table-cell>
          <table:table-cell table:formula="of:=[.D997]*109.76" office:value-type="float" office:value="0.00714801024" calcext:value-type="float">
            <text:p>0.0071480102</text:p>
          </table:table-cell>
          <table:table-cell table:formula="of:=[.E997]*1E-018" office:value-type="float" office:value="7.14801024E-021" calcext:value-type="float">
            <text:p>7.14801024E-021</text:p>
          </table:table-cell>
          <table:table-cell table:number-columns-repeated="4"/>
        </table:table-row>
        <table:table-row table:style-name="ro1">
          <table:table-cell office:value-type="float" office:value="1911.462" calcext:value-type="float">
            <text:p>1911.462</text:p>
          </table:table-cell>
          <table:table-cell office:value-type="float" office:value="0.0000000018186" calcext:value-type="float">
            <text:p>1.8186E-009</text:p>
          </table:table-cell>
          <table:table-cell table:formula="of:=([.B998]*[.A998]*[.$J$2])/([.$G$2]*[.F998]*[.$I$2])" office:value-type="float" office:value="0.000666926594279973" calcext:value-type="float">
            <text:p>0.0006669266</text:p>
          </table:table-cell>
          <table:table-cell office:value-type="float" office:value="0.0000641098" calcext:value-type="float">
            <text:p>6.41098E-005</text:p>
          </table:table-cell>
          <table:table-cell table:formula="of:=[.D998]*109.76" office:value-type="float" office:value="0.007036691648" calcext:value-type="float">
            <text:p>0.0070366916</text:p>
          </table:table-cell>
          <table:table-cell table:formula="of:=[.E998]*1E-018" office:value-type="float" office:value="7.036691648E-021" calcext:value-type="float">
            <text:p>7.036691648E-021</text:p>
          </table:table-cell>
          <table:table-cell table:number-columns-repeated="4"/>
        </table:table-row>
        <table:table-row table:style-name="ro1">
          <table:table-cell office:value-type="float" office:value="1921.841" calcext:value-type="float">
            <text:p>1921.841</text:p>
          </table:table-cell>
          <table:table-cell office:value-type="float" office:value="0.0000000017806" calcext:value-type="float">
            <text:p>1.7806E-009</text:p>
          </table:table-cell>
          <table:table-cell table:formula="of:=([.B999]*[.A999]*[.$J$2])/([.$G$2]*[.F999]*[.$I$2])" office:value-type="float" office:value="0.000666928155165664" calcext:value-type="float">
            <text:p>0.0006669282</text:p>
          </table:table-cell>
          <table:table-cell office:value-type="float" office:value="0.0000631109" calcext:value-type="float">
            <text:p>6.31109E-005</text:p>
          </table:table-cell>
          <table:table-cell table:formula="of:=[.D999]*109.76" office:value-type="float" office:value="0.006927052384" calcext:value-type="float">
            <text:p>0.0069270524</text:p>
          </table:table-cell>
          <table:table-cell table:formula="of:=[.E999]*1E-018" office:value-type="float" office:value="6.927052384E-021" calcext:value-type="float">
            <text:p>6.927052384E-021</text:p>
          </table:table-cell>
          <table:table-cell table:number-columns-repeated="4"/>
        </table:table-row>
        <table:table-row table:style-name="ro1">
          <table:table-cell office:value-type="float" office:value="1932.277" calcext:value-type="float">
            <text:p>1932.277</text:p>
          </table:table-cell>
          <table:table-cell office:value-type="float" office:value="0.0000000017434" calcext:value-type="float">
            <text:p>1.7434E-009</text:p>
          </table:table-cell>
          <table:table-cell table:formula="of:=([.B1000]*[.A1000]*[.$J$2])/([.$G$2]*[.F1000]*[.$I$2])" office:value-type="float" office:value="0.000666938280641994" calcext:value-type="float">
            <text:p>0.0006669383</text:p>
          </table:table-cell>
          <table:table-cell office:value-type="float" office:value="0.000062127" calcext:value-type="float">
            <text:p>0.000062127</text:p>
          </table:table-cell>
          <table:table-cell table:formula="of:=[.D1000]*109.76" office:value-type="float" office:value="0.00681905952" calcext:value-type="float">
            <text:p>0.0068190595</text:p>
          </table:table-cell>
          <table:table-cell table:formula="of:=[.E1000]*1E-018" office:value-type="float" office:value="6.81905952E-021" calcext:value-type="float">
            <text:p>6.81905952E-021</text:p>
          </table:table-cell>
          <table:table-cell table:number-columns-repeated="4"/>
        </table:table-row>
        <table:table-row table:style-name="ro1">
          <table:table-cell office:value-type="float" office:value="1942.769" calcext:value-type="float">
            <text:p>1942.769</text:p>
          </table:table-cell>
          <table:table-cell office:value-type="float" office:value="0.0000000017069" calcext:value-type="float">
            <text:p>1.7069E-009</text:p>
          </table:table-cell>
          <table:table-cell table:formula="of:=([.B1001]*[.A1001]*[.$J$2])/([.$G$2]*[.F1001]*[.$I$2])" office:value-type="float" office:value="0.000666921719092405" calcext:value-type="float">
            <text:p>0.0006669217</text:p>
          </table:table-cell>
          <table:table-cell office:value-type="float" office:value="0.0000611581" calcext:value-type="float">
            <text:p>6.11581E-005</text:p>
          </table:table-cell>
          <table:table-cell table:formula="of:=[.D1001]*109.76" office:value-type="float" office:value="0.006712713056" calcext:value-type="float">
            <text:p>0.0067127131</text:p>
          </table:table-cell>
          <table:table-cell table:formula="of:=[.E1001]*1E-018" office:value-type="float" office:value="6.712713056E-021" calcext:value-type="float">
            <text:p>6.712713056E-021</text:p>
          </table:table-cell>
          <table:table-cell table:number-columns-repeated="4"/>
        </table:table-row>
        <table:table-row table:style-name="ro1">
          <table:table-cell office:value-type="float" office:value="1953.318" calcext:value-type="float">
            <text:p>1953.318</text:p>
          </table:table-cell>
          <table:table-cell office:value-type="float" office:value="0.0000000016712" calcext:value-type="float">
            <text:p>1.6712E-009</text:p>
          </table:table-cell>
          <table:table-cell table:formula="of:=([.B1002]*[.A1002]*[.$J$2])/([.$G$2]*[.F1002]*[.$I$2])" office:value-type="float" office:value="0.00066692512226796" calcext:value-type="float">
            <text:p>0.0006669251</text:p>
          </table:table-cell>
          <table:table-cell office:value-type="float" office:value="0.0000602038" calcext:value-type="float">
            <text:p>6.02038E-005</text:p>
          </table:table-cell>
          <table:table-cell table:formula="of:=[.D1002]*109.76" office:value-type="float" office:value="0.006607969088" calcext:value-type="float">
            <text:p>0.0066079691</text:p>
          </table:table-cell>
          <table:table-cell table:formula="of:=[.E1002]*1E-018" office:value-type="float" office:value="6.607969088E-021" calcext:value-type="float">
            <text:p>6.607969088E-021</text:p>
          </table:table-cell>
          <table:table-cell table:number-columns-repeated="4"/>
        </table:table-row>
        <table:table-row table:style-name="ro1">
          <table:table-cell office:value-type="float" office:value="1963.924" calcext:value-type="float">
            <text:p>1963.924</text:p>
          </table:table-cell>
          <table:table-cell office:value-type="float" office:value="0.0000000016362" calcext:value-type="float">
            <text:p>1.6362E-009</text:p>
          </table:table-cell>
          <table:table-cell table:formula="of:=([.B1003]*[.A1003]*[.$J$2])/([.$G$2]*[.F1003]*[.$I$2])" office:value-type="float" office:value="0.000666914930403703" calcext:value-type="float">
            <text:p>0.0006669149</text:p>
          </table:table-cell>
          <table:table-cell office:value-type="float" office:value="0.0000592639" calcext:value-type="float">
            <text:p>5.92639E-005</text:p>
          </table:table-cell>
          <table:table-cell table:formula="of:=[.D1003]*109.76" office:value-type="float" office:value="0.006504805664" calcext:value-type="float">
            <text:p>0.0065048057</text:p>
          </table:table-cell>
          <table:table-cell table:formula="of:=[.E1003]*1E-018" office:value-type="float" office:value="6.504805664E-021" calcext:value-type="float">
            <text:p>6.504805664E-021</text:p>
          </table:table-cell>
          <table:table-cell table:number-columns-repeated="4"/>
        </table:table-row>
        <table:table-row table:style-name="ro1">
          <table:table-cell office:value-type="float" office:value="1974.588" calcext:value-type="float">
            <text:p>1974.588</text:p>
          </table:table-cell>
          <table:table-cell office:value-type="float" office:value="0.000000001602" calcext:value-type="float">
            <text:p>1.602E-009</text:p>
          </table:table-cell>
          <table:table-cell table:formula="of:=([.B1004]*[.A1004]*[.$J$2])/([.$G$2]*[.F1004]*[.$I$2])" office:value-type="float" office:value="0.000666938183604968" calcext:value-type="float">
            <text:p>0.0006669382</text:p>
          </table:table-cell>
          <table:table-cell office:value-type="float" office:value="0.0000583382" calcext:value-type="float">
            <text:p>5.83382E-005</text:p>
          </table:table-cell>
          <table:table-cell table:formula="of:=[.D1004]*109.76" office:value-type="float" office:value="0.006403200832" calcext:value-type="float">
            <text:p>0.0064032008</text:p>
          </table:table-cell>
          <table:table-cell table:formula="of:=[.E1004]*1E-018" office:value-type="float" office:value="6.403200832E-021" calcext:value-type="float">
            <text:p>6.403200832E-021</text:p>
          </table:table-cell>
          <table:table-cell table:number-columns-repeated="4"/>
        </table:table-row>
        <table:table-row table:style-name="ro1">
          <table:table-cell office:value-type="float" office:value="1985.31" calcext:value-type="float">
            <text:p>1985.31</text:p>
          </table:table-cell>
          <table:table-cell office:value-type="float" office:value="0.0000000015684" calcext:value-type="float">
            <text:p>1.5684E-009</text:p>
          </table:table-cell>
          <table:table-cell table:formula="of:=([.B1005]*[.A1005]*[.$J$2])/([.$G$2]*[.F1005]*[.$I$2])" office:value-type="float" office:value="0.000666917967753875" calcext:value-type="float">
            <text:p>0.000666918</text:p>
          </table:table-cell>
          <table:table-cell office:value-type="float" office:value="0.0000574265" calcext:value-type="float">
            <text:p>5.74265E-005</text:p>
          </table:table-cell>
          <table:table-cell table:formula="of:=[.D1005]*109.76" office:value-type="float" office:value="0.00630313264" calcext:value-type="float">
            <text:p>0.0063031326</text:p>
          </table:table-cell>
          <table:table-cell table:formula="of:=[.E1005]*1E-018" office:value-type="float" office:value="6.30313264E-021" calcext:value-type="float">
            <text:p>6.30313264E-021</text:p>
          </table:table-cell>
          <table:table-cell table:number-columns-repeated="4"/>
        </table:table-row>
        <table:table-row table:style-name="ro1">
          <table:table-cell office:value-type="float" office:value="1996.09" calcext:value-type="float">
            <text:p>1996.09</text:p>
          </table:table-cell>
          <table:table-cell office:value-type="float" office:value="0.0000000015356" calcext:value-type="float">
            <text:p>1.5356E-009</text:p>
          </table:table-cell>
          <table:table-cell table:formula="of:=([.B1006]*[.A1006]*[.$J$2])/([.$G$2]*[.F1006]*[.$I$2])" office:value-type="float" office:value="0.000666944345563614" calcext:value-type="float">
            <text:p>0.0006669443</text:p>
          </table:table-cell>
          <table:table-cell office:value-type="float" office:value="0.0000565286" calcext:value-type="float">
            <text:p>5.65286E-005</text:p>
          </table:table-cell>
          <table:table-cell table:formula="of:=[.D1006]*109.76" office:value-type="float" office:value="0.006204579136" calcext:value-type="float">
            <text:p>0.0062045791</text:p>
          </table:table-cell>
          <table:table-cell table:formula="of:=[.E1006]*1E-018" office:value-type="float" office:value="6.204579136E-021" calcext:value-type="float">
            <text:p>6.204579136E-021</text:p>
          </table:table-cell>
          <table:table-cell table:number-columns-repeated="4"/>
        </table:table-row>
        <table:table-row table:style-name="ro1">
          <table:table-cell office:value-type="float" office:value="2006.929" calcext:value-type="float">
            <text:p>2006.929</text:p>
          </table:table-cell>
          <table:table-cell office:value-type="float" office:value="0.0000000015034" calcext:value-type="float">
            <text:p>1.5034E-009</text:p>
          </table:table-cell>
          <table:table-cell table:formula="of:=([.B1007]*[.A1007]*[.$J$2])/([.$G$2]*[.F1007]*[.$I$2])" office:value-type="float" office:value="0.000666936817545668" calcext:value-type="float">
            <text:p>0.0006669368</text:p>
          </table:table-cell>
          <table:table-cell office:value-type="float" office:value="0.0000556444" calcext:value-type="float">
            <text:p>5.56444E-005</text:p>
          </table:table-cell>
          <table:table-cell table:formula="of:=[.D1007]*109.76" office:value-type="float" office:value="0.006107529344" calcext:value-type="float">
            <text:p>0.0061075293</text:p>
          </table:table-cell>
          <table:table-cell table:formula="of:=[.E1007]*1E-018" office:value-type="float" office:value="6.107529344E-021" calcext:value-type="float">
            <text:p>6.107529344E-021</text:p>
          </table:table-cell>
          <table:table-cell table:number-columns-repeated="4"/>
        </table:table-row>
        <table:table-row table:style-name="ro1">
          <table:table-cell office:value-type="float" office:value="2017.826" calcext:value-type="float">
            <text:p>2017.826</text:p>
          </table:table-cell>
          <table:table-cell office:value-type="float" office:value="0.0000000014719" calcext:value-type="float">
            <text:p>1.4719E-009</text:p>
          </table:table-cell>
          <table:table-cell table:formula="of:=([.B1008]*[.A1008]*[.$J$2])/([.$G$2]*[.F1008]*[.$I$2])" office:value-type="float" office:value="0.000666946700326279" calcext:value-type="float">
            <text:p>0.0006669467</text:p>
          </table:table-cell>
          <table:table-cell office:value-type="float" office:value="0.0000547735" calcext:value-type="float">
            <text:p>5.47735E-005</text:p>
          </table:table-cell>
          <table:table-cell table:formula="of:=[.D1008]*109.76" office:value-type="float" office:value="0.00601193936" calcext:value-type="float">
            <text:p>0.0060119394</text:p>
          </table:table-cell>
          <table:table-cell table:formula="of:=[.E1008]*1E-018" office:value-type="float" office:value="6.01193936E-021" calcext:value-type="float">
            <text:p>6.01193936E-021</text:p>
          </table:table-cell>
          <table:table-cell table:number-columns-repeated="4"/>
        </table:table-row>
        <table:table-row table:style-name="ro1">
          <table:table-cell office:value-type="float" office:value="2028.783" calcext:value-type="float">
            <text:p>2028.783</text:p>
          </table:table-cell>
          <table:table-cell office:value-type="float" office:value="0.000000001441" calcext:value-type="float">
            <text:p>1.441E-009</text:p>
          </table:table-cell>
          <table:table-cell table:formula="of:=([.B1009]*[.A1009]*[.$J$2])/([.$G$2]*[.F1009]*[.$I$2])" office:value-type="float" office:value="0.000666934412223262" calcext:value-type="float">
            <text:p>0.0006669344</text:p>
          </table:table-cell>
          <table:table-cell office:value-type="float" office:value="0.0000539158" calcext:value-type="float">
            <text:p>5.39158E-005</text:p>
          </table:table-cell>
          <table:table-cell table:formula="of:=[.D1009]*109.76" office:value-type="float" office:value="0.005917798208" calcext:value-type="float">
            <text:p>0.0059177982</text:p>
          </table:table-cell>
          <table:table-cell table:formula="of:=[.E1009]*1E-018" office:value-type="float" office:value="5.917798208E-021" calcext:value-type="float">
            <text:p>5.917798208E-021</text:p>
          </table:table-cell>
          <table:table-cell table:number-columns-repeated="4"/>
        </table:table-row>
        <table:table-row table:style-name="ro1">
          <table:table-cell office:value-type="float" office:value="2039.799" calcext:value-type="float">
            <text:p>2039.799</text:p>
          </table:table-cell>
          <table:table-cell office:value-type="float" office:value="0.0000000014108" calcext:value-type="float">
            <text:p>1.4108E-009</text:p>
          </table:table-cell>
          <table:table-cell table:formula="of:=([.B1010]*[.A1010]*[.$J$2])/([.$G$2]*[.F1010]*[.$I$2])" office:value-type="float" office:value="0.000666950373642176" calcext:value-type="float">
            <text:p>0.0006669504</text:p>
          </table:table-cell>
          <table:table-cell office:value-type="float" office:value="0.0000530712" calcext:value-type="float">
            <text:p>5.30712E-005</text:p>
          </table:table-cell>
          <table:table-cell table:formula="of:=[.D1010]*109.76" office:value-type="float" office:value="0.005825094912" calcext:value-type="float">
            <text:p>0.0058250949</text:p>
          </table:table-cell>
          <table:table-cell table:formula="of:=[.E1010]*1E-018" office:value-type="float" office:value="5.825094912E-021" calcext:value-type="float">
            <text:p>5.825094912E-021</text:p>
          </table:table-cell>
          <table:table-cell table:number-columns-repeated="4"/>
        </table:table-row>
        <table:table-row table:style-name="ro1">
          <table:table-cell office:value-type="float" office:value="2050.875" calcext:value-type="float">
            <text:p>2050.875</text:p>
          </table:table-cell>
          <table:table-cell office:value-type="float" office:value="0.0000000013811" calcext:value-type="float">
            <text:p>1.3811E-009</text:p>
          </table:table-cell>
          <table:table-cell table:formula="of:=([.B1011]*[.A1011]*[.$J$2])/([.$G$2]*[.F1011]*[.$I$2])" office:value-type="float" office:value="0.000666907710367164" calcext:value-type="float">
            <text:p>0.0006669077</text:p>
          </table:table-cell>
          <table:table-cell office:value-type="float" office:value="0.0000522394" calcext:value-type="float">
            <text:p>5.22394E-005</text:p>
          </table:table-cell>
          <table:table-cell table:formula="of:=[.D1011]*109.76" office:value-type="float" office:value="0.005733796544" calcext:value-type="float">
            <text:p>0.0057337965</text:p>
          </table:table-cell>
          <table:table-cell table:formula="of:=[.E1011]*1E-018" office:value-type="float" office:value="5.733796544E-021" calcext:value-type="float">
            <text:p>5.733796544E-021</text:p>
          </table:table-cell>
          <table:table-cell table:number-columns-repeated="4"/>
        </table:table-row>
        <table:table-row table:style-name="ro1">
          <table:table-cell office:value-type="float" office:value="2062.011" calcext:value-type="float">
            <text:p>2062.011</text:p>
          </table:table-cell>
          <table:table-cell office:value-type="float" office:value="0.0000000013521" calcext:value-type="float">
            <text:p>1.3521E-009</text:p>
          </table:table-cell>
          <table:table-cell table:formula="of:=([.B1012]*[.A1012]*[.$J$2])/([.$G$2]*[.F1012]*[.$I$2])" office:value-type="float" office:value="0.000666907545786477" calcext:value-type="float">
            <text:p>0.0006669075</text:p>
          </table:table-cell>
          <table:table-cell office:value-type="float" office:value="0.0000514202" calcext:value-type="float">
            <text:p>5.14202E-005</text:p>
          </table:table-cell>
          <table:table-cell table:formula="of:=[.D1012]*109.76" office:value-type="float" office:value="0.005643881152" calcext:value-type="float">
            <text:p>0.0056438812</text:p>
          </table:table-cell>
          <table:table-cell table:formula="of:=[.E1012]*1E-018" office:value-type="float" office:value="5.643881152E-021" calcext:value-type="float">
            <text:p>5.643881152E-021</text:p>
          </table:table-cell>
          <table:table-cell table:number-columns-repeated="4"/>
        </table:table-row>
        <table:table-row table:style-name="ro1">
          <table:table-cell office:value-type="float" office:value="2073.207" calcext:value-type="float">
            <text:p>2073.207</text:p>
          </table:table-cell>
          <table:table-cell office:value-type="float" office:value="0.0000000013237" calcext:value-type="float">
            <text:p>1.3237E-009</text:p>
          </table:table-cell>
          <table:table-cell table:formula="of:=([.B1013]*[.A1013]*[.$J$2])/([.$G$2]*[.F1013]*[.$I$2])" office:value-type="float" office:value="0.000666908611437056" calcext:value-type="float">
            <text:p>0.0006669086</text:p>
          </table:table-cell>
          <table:table-cell office:value-type="float" office:value="0.0000506134" calcext:value-type="float">
            <text:p>5.06134E-005</text:p>
          </table:table-cell>
          <table:table-cell table:formula="of:=[.D1013]*109.76" office:value-type="float" office:value="0.005555326784" calcext:value-type="float">
            <text:p>0.0055553268</text:p>
          </table:table-cell>
          <table:table-cell table:formula="of:=[.E1013]*1E-018" office:value-type="float" office:value="5.555326784E-021" calcext:value-type="float">
            <text:p>5.555326784E-021</text:p>
          </table:table-cell>
          <table:table-cell table:number-columns-repeated="4"/>
        </table:table-row>
        <table:table-row table:style-name="ro1">
          <table:table-cell office:value-type="float" office:value="2084.465" calcext:value-type="float">
            <text:p>2084.465</text:p>
          </table:table-cell>
          <table:table-cell office:value-type="float" office:value="0.0000000012959" calcext:value-type="float">
            <text:p>1.2959E-009</text:p>
          </table:table-cell>
          <table:table-cell table:formula="of:=([.B1014]*[.A1014]*[.$J$2])/([.$G$2]*[.F1014]*[.$I$2])" office:value-type="float" office:value="0.000666916658295521" calcext:value-type="float">
            <text:p>0.0006669167</text:p>
          </table:table-cell>
          <table:table-cell office:value-type="float" office:value="0.0000498189" calcext:value-type="float">
            <text:p>4.98189E-005</text:p>
          </table:table-cell>
          <table:table-cell table:formula="of:=[.D1014]*109.76" office:value-type="float" office:value="0.005468122464" calcext:value-type="float">
            <text:p>0.0054681225</text:p>
          </table:table-cell>
          <table:table-cell table:formula="of:=[.E1014]*1E-018" office:value-type="float" office:value="5.468122464E-021" calcext:value-type="float">
            <text:p>5.468122464E-021</text:p>
          </table:table-cell>
          <table:table-cell table:number-columns-repeated="4"/>
        </table:table-row>
        <table:table-row table:style-name="ro1">
          <table:table-cell office:value-type="float" office:value="2095.783" calcext:value-type="float">
            <text:p>2095.783</text:p>
          </table:table-cell>
          <table:table-cell office:value-type="float" office:value="0.0000000012687" calcext:value-type="float">
            <text:p>1.2687E-009</text:p>
          </table:table-cell>
          <table:table-cell table:formula="of:=([.B1015]*[.A1015]*[.$J$2])/([.$G$2]*[.F1015]*[.$I$2])" office:value-type="float" office:value="0.000666937889260082" calcext:value-type="float">
            <text:p>0.0006669379</text:p>
          </table:table-cell>
          <table:table-cell office:value-type="float" office:value="0.0000490365" calcext:value-type="float">
            <text:p>4.90365E-005</text:p>
          </table:table-cell>
          <table:table-cell table:formula="of:=[.D1015]*109.76" office:value-type="float" office:value="0.00538224624" calcext:value-type="float">
            <text:p>0.0053822462</text:p>
          </table:table-cell>
          <table:table-cell table:formula="of:=[.E1015]*1E-018" office:value-type="float" office:value="5.38224624E-021" calcext:value-type="float">
            <text:p>5.38224624E-021</text:p>
          </table:table-cell>
          <table:table-cell table:number-columns-repeated="4"/>
        </table:table-row>
        <table:table-row table:style-name="ro1">
          <table:table-cell office:value-type="float" office:value="2107.163" calcext:value-type="float">
            <text:p>2107.163</text:p>
          </table:table-cell>
          <table:table-cell office:value-type="float" office:value="0.000000001242" calcext:value-type="float">
            <text:p>1.242E-009</text:p>
          </table:table-cell>
          <table:table-cell table:formula="of:=([.B1016]*[.A1016]*[.$J$2])/([.$G$2]*[.F1016]*[.$I$2])" office:value-type="float" office:value="0.000666925190668055" calcext:value-type="float">
            <text:p>0.0006669252</text:p>
          </table:table-cell>
          <table:table-cell office:value-type="float" office:value="0.0000482661" calcext:value-type="float">
            <text:p>4.82661E-005</text:p>
          </table:table-cell>
          <table:table-cell table:formula="of:=[.D1016]*109.76" office:value-type="float" office:value="0.005297687136" calcext:value-type="float">
            <text:p>0.0052976871</text:p>
          </table:table-cell>
          <table:table-cell table:formula="of:=[.E1016]*1E-018" office:value-type="float" office:value="5.297687136E-021" calcext:value-type="float">
            <text:p>5.297687136E-021</text:p>
          </table:table-cell>
          <table:table-cell table:number-columns-repeated="4"/>
        </table:table-row>
        <table:table-row table:style-name="ro1">
          <table:table-cell office:value-type="float" office:value="2118.605" calcext:value-type="float">
            <text:p>2118.605</text:p>
          </table:table-cell>
          <table:table-cell office:value-type="float" office:value="0.0000000012159" calcext:value-type="float">
            <text:p>1.2159E-009</text:p>
          </table:table-cell>
          <table:table-cell table:formula="of:=([.B1017]*[.A1017]*[.$J$2])/([.$G$2]*[.F1017]*[.$I$2])" office:value-type="float" office:value="0.000666940521766302" calcext:value-type="float">
            <text:p>0.0006669405</text:p>
          </table:table-cell>
          <table:table-cell office:value-type="float" office:value="0.0000475073" calcext:value-type="float">
            <text:p>4.75073E-005</text:p>
          </table:table-cell>
          <table:table-cell table:formula="of:=[.D1017]*109.76" office:value-type="float" office:value="0.005214401248" calcext:value-type="float">
            <text:p>0.0052144012</text:p>
          </table:table-cell>
          <table:table-cell table:formula="of:=[.E1017]*1E-018" office:value-type="float" office:value="5.214401248E-021" calcext:value-type="float">
            <text:p>5.214401248E-021</text:p>
          </table:table-cell>
          <table:table-cell table:number-columns-repeated="4"/>
        </table:table-row>
        <table:table-row table:style-name="ro1">
          <table:table-cell office:value-type="float" office:value="2130.108" calcext:value-type="float">
            <text:p>2130.108</text:p>
          </table:table-cell>
          <table:table-cell office:value-type="float" office:value="0.0000000011903" calcext:value-type="float">
            <text:p>1.1903E-009</text:p>
          </table:table-cell>
          <table:table-cell table:formula="of:=([.B1018]*[.A1018]*[.$J$2])/([.$G$2]*[.F1018]*[.$I$2])" office:value-type="float" office:value="0.000666933032444794" calcext:value-type="float">
            <text:p>0.000666933</text:p>
          </table:table-cell>
          <table:table-cell office:value-type="float" office:value="0.0000467601" calcext:value-type="float">
            <text:p>4.67601E-005</text:p>
          </table:table-cell>
          <table:table-cell table:formula="of:=[.D1018]*109.76" office:value-type="float" office:value="0.005132388576" calcext:value-type="float">
            <text:p>0.0051323886</text:p>
          </table:table-cell>
          <table:table-cell table:formula="of:=[.E1018]*1E-018" office:value-type="float" office:value="5.132388576E-021" calcext:value-type="float">
            <text:p>5.132388576E-021</text:p>
          </table:table-cell>
          <table:table-cell table:number-columns-repeated="4"/>
        </table:table-row>
        <table:table-row table:style-name="ro1">
          <table:table-cell office:value-type="float" office:value="2141.675" calcext:value-type="float">
            <text:p>2141.675</text:p>
          </table:table-cell>
          <table:table-cell office:value-type="float" office:value="0.0000000011652" calcext:value-type="float">
            <text:p>1.1652E-009</text:p>
          </table:table-cell>
          <table:table-cell table:formula="of:=([.B1019]*[.A1019]*[.$J$2])/([.$G$2]*[.F1019]*[.$I$2])" office:value-type="float" office:value="0.000666908808349666" calcext:value-type="float">
            <text:p>0.0006669088</text:p>
          </table:table-cell>
          <table:table-cell office:value-type="float" office:value="0.0000460243" calcext:value-type="float">
            <text:p>4.60243E-005</text:p>
          </table:table-cell>
          <table:table-cell table:formula="of:=[.D1019]*109.76" office:value-type="float" office:value="0.005051627168" calcext:value-type="float">
            <text:p>0.0050516272</text:p>
          </table:table-cell>
          <table:table-cell table:formula="of:=[.E1019]*1E-018" office:value-type="float" office:value="5.051627168E-021" calcext:value-type="float">
            <text:p>5.051627168E-021</text:p>
          </table:table-cell>
          <table:table-cell table:number-columns-repeated="4"/>
        </table:table-row>
        <table:table-row table:style-name="ro1">
          <table:table-cell office:value-type="float" office:value="2153.304" calcext:value-type="float">
            <text:p>2153.304</text:p>
          </table:table-cell>
          <table:table-cell office:value-type="float" office:value="0.0000000011407" calcext:value-type="float">
            <text:p>1.1407E-009</text:p>
          </table:table-cell>
          <table:table-cell table:formula="of:=([.B1020]*[.A1020]*[.$J$2])/([.$G$2]*[.F1020]*[.$I$2])" office:value-type="float" office:value="0.000666931246515506" calcext:value-type="float">
            <text:p>0.0006669312</text:p>
          </table:table-cell>
          <table:table-cell office:value-type="float" office:value="0.0000452997" calcext:value-type="float">
            <text:p>4.52997E-005</text:p>
          </table:table-cell>
          <table:table-cell table:formula="of:=[.D1020]*109.76" office:value-type="float" office:value="0.004972095072" calcext:value-type="float">
            <text:p>0.0049720951</text:p>
          </table:table-cell>
          <table:table-cell table:formula="of:=[.E1020]*1E-018" office:value-type="float" office:value="4.972095072E-021" calcext:value-type="float">
            <text:p>4.972095072E-021</text:p>
          </table:table-cell>
          <table:table-cell table:number-columns-repeated="4"/>
        </table:table-row>
        <table:table-row table:style-name="ro1">
          <table:table-cell office:value-type="float" office:value="2164.996" calcext:value-type="float">
            <text:p>2164.996</text:p>
          </table:table-cell>
          <table:table-cell office:value-type="float" office:value="0.0000000011167" calcext:value-type="float">
            <text:p>1.1167E-009</text:p>
          </table:table-cell>
          <table:table-cell table:formula="of:=([.B1021]*[.A1021]*[.$J$2])/([.$G$2]*[.F1021]*[.$I$2])" office:value-type="float" office:value="0.000666949201478158" calcext:value-type="float">
            <text:p>0.0006669492</text:p>
          </table:table-cell>
          <table:table-cell office:value-type="float" office:value="0.0000445862" calcext:value-type="float">
            <text:p>4.45862E-005</text:p>
          </table:table-cell>
          <table:table-cell table:formula="of:=[.D1021]*109.76" office:value-type="float" office:value="0.004893781312" calcext:value-type="float">
            <text:p>0.0048937813</text:p>
          </table:table-cell>
          <table:table-cell table:formula="of:=[.E1021]*1E-018" office:value-type="float" office:value="4.893781312E-021" calcext:value-type="float">
            <text:p>4.893781312E-021</text:p>
          </table:table-cell>
          <table:table-cell table:number-columns-repeated="4"/>
        </table:table-row>
        <table:table-row table:style-name="ro1">
          <table:table-cell office:value-type="float" office:value="2176.752" calcext:value-type="float">
            <text:p>2176.752</text:p>
          </table:table-cell>
          <table:table-cell office:value-type="float" office:value="0.0000000010931" calcext:value-type="float">
            <text:p>1.0931E-009</text:p>
          </table:table-cell>
          <table:table-cell table:formula="of:=([.B1022]*[.A1022]*[.$J$2])/([.$G$2]*[.F1022]*[.$I$2])" office:value-type="float" office:value="0.000666908420535065" calcext:value-type="float">
            <text:p>0.0006669084</text:p>
          </table:table-cell>
          <table:table-cell office:value-type="float" office:value="0.0000438836" calcext:value-type="float">
            <text:p>4.38836E-005</text:p>
          </table:table-cell>
          <table:table-cell table:formula="of:=[.D1022]*109.76" office:value-type="float" office:value="0.004816663936" calcext:value-type="float">
            <text:p>0.0048166639</text:p>
          </table:table-cell>
          <table:table-cell table:formula="of:=[.E1022]*1E-018" office:value-type="float" office:value="4.816663936E-021" calcext:value-type="float">
            <text:p>4.816663936E-021</text:p>
          </table:table-cell>
          <table:table-cell table:number-columns-repeated="4"/>
        </table:table-row>
        <table:table-row table:style-name="ro1">
          <table:table-cell office:value-type="float" office:value="2188.571" calcext:value-type="float">
            <text:p>2188.571</text:p>
          </table:table-cell>
          <table:table-cell office:value-type="float" office:value="0.0000000010701" calcext:value-type="float">
            <text:p>1.0701E-009</text:p>
          </table:table-cell>
          <table:table-cell table:formula="of:=([.B1023]*[.A1023]*[.$J$2])/([.$G$2]*[.F1023]*[.$I$2])" office:value-type="float" office:value="0.000666936227497113" calcext:value-type="float">
            <text:p>0.0006669362</text:p>
          </table:table-cell>
          <table:table-cell office:value-type="float" office:value="0.0000431917" calcext:value-type="float">
            <text:p>4.31917E-005</text:p>
          </table:table-cell>
          <table:table-cell table:formula="of:=[.D1023]*109.76" office:value-type="float" office:value="0.004740720992" calcext:value-type="float">
            <text:p>0.004740721</text:p>
          </table:table-cell>
          <table:table-cell table:formula="of:=[.E1023]*1E-018" office:value-type="float" office:value="4.740720992E-021" calcext:value-type="float">
            <text:p>4.740720992E-021</text:p>
          </table:table-cell>
          <table:table-cell table:number-columns-repeated="4"/>
        </table:table-row>
        <table:table-row table:style-name="ro1">
          <table:table-cell office:value-type="float" office:value="2200.455" calcext:value-type="float">
            <text:p>2200.455</text:p>
          </table:table-cell>
          <table:table-cell office:value-type="float" office:value="0.0000000010475" calcext:value-type="float">
            <text:p>0.000000001</text:p>
          </table:table-cell>
          <table:table-cell table:formula="of:=([.B1024]*[.A1024]*[.$J$2])/([.$G$2]*[.F1024]*[.$I$2])" office:value-type="float" office:value="0.000666915688695175" calcext:value-type="float">
            <text:p>0.0006669157</text:p>
          </table:table-cell>
          <table:table-cell office:value-type="float" office:value="0.0000425104" calcext:value-type="float">
            <text:p>4.25104E-005</text:p>
          </table:table-cell>
          <table:table-cell table:formula="of:=[.D1024]*109.76" office:value-type="float" office:value="0.004665941504" calcext:value-type="float">
            <text:p>0.0046659415</text:p>
          </table:table-cell>
          <table:table-cell table:formula="of:=[.E1024]*1E-018" office:value-type="float" office:value="4.665941504E-021" calcext:value-type="float">
            <text:p>4.665941504E-021</text:p>
          </table:table-cell>
          <table:table-cell table:number-columns-repeated="4"/>
        </table:table-row>
        <table:table-row table:style-name="ro1">
          <table:table-cell office:value-type="float" office:value="2212.403" calcext:value-type="float">
            <text:p>2212.403</text:p>
          </table:table-cell>
          <table:table-cell office:value-type="float" office:value="0.0000000010254" calcext:value-type="float">
            <text:p>0.000000001</text:p>
          </table:table-cell>
          <table:table-cell table:formula="of:=([.B1025]*[.A1025]*[.$J$2])/([.$G$2]*[.F1025]*[.$I$2])" office:value-type="float" office:value="0.000666915280543416" calcext:value-type="float">
            <text:p>0.0006669153</text:p>
          </table:table-cell>
          <table:table-cell office:value-type="float" office:value="0.0000418395" calcext:value-type="float">
            <text:p>4.18395E-005</text:p>
          </table:table-cell>
          <table:table-cell table:formula="of:=[.D1025]*109.76" office:value-type="float" office:value="0.00459230352" calcext:value-type="float">
            <text:p>0.0045923035</text:p>
          </table:table-cell>
          <table:table-cell table:formula="of:=[.E1025]*1E-018" office:value-type="float" office:value="4.59230352E-021" calcext:value-type="float">
            <text:p>4.59230352E-021</text:p>
          </table:table-cell>
          <table:table-cell table:number-columns-repeated="4"/>
        </table:table-row>
        <table:table-row table:style-name="ro1">
          <table:table-cell office:value-type="float" office:value="2224.416" calcext:value-type="float">
            <text:p>2224.416</text:p>
          </table:table-cell>
          <table:table-cell office:value-type="float" office:value="0.0000000010038" calcext:value-type="float">
            <text:p>0.000000001</text:p>
          </table:table-cell>
          <table:table-cell table:formula="of:=([.B1026]*[.A1026]*[.$J$2])/([.$G$2]*[.F1026]*[.$I$2])" office:value-type="float" office:value="0.000666941992468057" calcext:value-type="float">
            <text:p>0.000666942</text:p>
          </table:table-cell>
          <table:table-cell office:value-type="float" office:value="0.0000411789" calcext:value-type="float">
            <text:p>4.11789E-005</text:p>
          </table:table-cell>
          <table:table-cell table:formula="of:=[.D1026]*109.76" office:value-type="float" office:value="0.004519796064" calcext:value-type="float">
            <text:p>0.0045197961</text:p>
          </table:table-cell>
          <table:table-cell table:formula="of:=[.E1026]*1E-018" office:value-type="float" office:value="4.519796064E-021" calcext:value-type="float">
            <text:p>4.519796064E-021</text:p>
          </table:table-cell>
          <table:table-cell table:number-columns-repeated="4"/>
        </table:table-row>
        <table:table-row table:style-name="ro1">
          <table:table-cell office:value-type="float" office:value="2236.495" calcext:value-type="float">
            <text:p>2236.495</text:p>
          </table:table-cell>
          <table:table-cell office:value-type="float" office:value="0.00000000098259" calcext:value-type="float">
            <text:p>0.000000001</text:p>
          </table:table-cell>
          <table:table-cell table:formula="of:=([.B1027]*[.A1027]*[.$J$2])/([.$G$2]*[.F1027]*[.$I$2])" office:value-type="float" office:value="0.000666931893776686" calcext:value-type="float">
            <text:p>0.0006669319</text:p>
          </table:table-cell>
          <table:table-cell office:value-type="float" office:value="0.0000405283" calcext:value-type="float">
            <text:p>4.05283E-005</text:p>
          </table:table-cell>
          <table:table-cell table:formula="of:=[.D1027]*109.76" office:value-type="float" office:value="0.004448386208" calcext:value-type="float">
            <text:p>0.0044483862</text:p>
          </table:table-cell>
          <table:table-cell table:formula="of:=[.E1027]*1E-018" office:value-type="float" office:value="4.448386208E-021" calcext:value-type="float">
            <text:p>4.448386208E-021</text:p>
          </table:table-cell>
          <table:table-cell table:number-columns-repeated="4"/>
        </table:table-row>
        <table:table-row table:style-name="ro1">
          <table:table-cell office:value-type="float" office:value="2248.639" calcext:value-type="float">
            <text:p>2248.639</text:p>
          </table:table-cell>
          <table:table-cell office:value-type="float" office:value="0.00000000096183" calcext:value-type="float">
            <text:p>0.000000001</text:p>
          </table:table-cell>
          <table:table-cell table:formula="of:=([.B1028]*[.A1028]*[.$J$2])/([.$G$2]*[.F1028]*[.$I$2])" office:value-type="float" office:value="0.000666925888828962" calcext:value-type="float">
            <text:p>0.0006669259</text:p>
          </table:table-cell>
          <table:table-cell office:value-type="float" office:value="0.0000398878" calcext:value-type="float">
            <text:p>3.98878E-005</text:p>
          </table:table-cell>
          <table:table-cell table:formula="of:=[.D1028]*109.76" office:value-type="float" office:value="0.004378084928" calcext:value-type="float">
            <text:p>0.0043780849</text:p>
          </table:table-cell>
          <table:table-cell table:formula="of:=[.E1028]*1E-018" office:value-type="float" office:value="4.378084928E-021" calcext:value-type="float">
            <text:p>4.378084928E-021</text:p>
          </table:table-cell>
          <table:table-cell table:number-columns-repeated="4"/>
        </table:table-row>
        <table:table-row table:style-name="ro1">
          <table:table-cell office:value-type="float" office:value="2260.849" calcext:value-type="float">
            <text:p>2260.849</text:p>
          </table:table-cell>
          <table:table-cell office:value-type="float" office:value="0.00000000094151" calcext:value-type="float">
            <text:p>9.4151E-010</text:p>
          </table:table-cell>
          <table:table-cell table:formula="of:=([.B1029]*[.A1029]*[.$J$2])/([.$G$2]*[.F1029]*[.$I$2])" office:value-type="float" office:value="0.000666928057754612" calcext:value-type="float">
            <text:p>0.0006669281</text:p>
          </table:table-cell>
          <table:table-cell office:value-type="float" office:value="0.000039257" calcext:value-type="float">
            <text:p>0.000039257</text:p>
          </table:table-cell>
          <table:table-cell table:formula="of:=[.D1029]*109.76" office:value-type="float" office:value="0.00430884832" calcext:value-type="float">
            <text:p>0.0043088483</text:p>
          </table:table-cell>
          <table:table-cell table:formula="of:=[.E1029]*1E-018" office:value-type="float" office:value="4.30884832E-021" calcext:value-type="float">
            <text:p>4.30884832E-021</text:p>
          </table:table-cell>
          <table:table-cell table:number-columns-repeated="4"/>
        </table:table-row>
        <table:table-row table:style-name="ro1">
          <table:table-cell office:value-type="float" office:value="2273.125" calcext:value-type="float">
            <text:p>2273.125</text:p>
          </table:table-cell>
          <table:table-cell office:value-type="float" office:value="0.00000000092161" calcext:value-type="float">
            <text:p>9.2161E-010</text:p>
          </table:table-cell>
          <table:table-cell table:formula="of:=([.B1030]*[.A1030]*[.$J$2])/([.$G$2]*[.F1030]*[.$I$2])" office:value-type="float" office:value="0.000666926450092164" calcext:value-type="float">
            <text:p>0.0006669265</text:p>
          </table:table-cell>
          <table:table-cell office:value-type="float" office:value="0.000038636" calcext:value-type="float">
            <text:p>0.000038636</text:p>
          </table:table-cell>
          <table:table-cell table:formula="of:=[.D1030]*109.76" office:value-type="float" office:value="0.00424068736" calcext:value-type="float">
            <text:p>0.0042406874</text:p>
          </table:table-cell>
          <table:table-cell table:formula="of:=[.E1030]*1E-018" office:value-type="float" office:value="4.24068736E-021" calcext:value-type="float">
            <text:p>4.24068736E-021</text:p>
          </table:table-cell>
          <table:table-cell table:number-columns-repeated="4"/>
        </table:table-row>
        <table:table-row table:style-name="ro1">
          <table:table-cell office:value-type="float" office:value="2285.468" calcext:value-type="float">
            <text:p>2285.468</text:p>
          </table:table-cell>
          <table:table-cell office:value-type="float" office:value="0.00000000090213" calcext:value-type="float">
            <text:p>9.0213E-010</text:p>
          </table:table-cell>
          <table:table-cell table:formula="of:=([.B1031]*[.A1031]*[.$J$2])/([.$G$2]*[.F1031]*[.$I$2])" office:value-type="float" office:value="0.000666931918429841" calcext:value-type="float">
            <text:p>0.0006669319</text:p>
          </table:table-cell>
          <table:table-cell office:value-type="float" office:value="0.0000380244" calcext:value-type="float">
            <text:p>3.80244E-005</text:p>
          </table:table-cell>
          <table:table-cell table:formula="of:=[.D1031]*109.76" office:value-type="float" office:value="0.004173558144" calcext:value-type="float">
            <text:p>0.0041735581</text:p>
          </table:table-cell>
          <table:table-cell table:formula="of:=[.E1031]*1E-018" office:value-type="float" office:value="4.173558144E-021" calcext:value-type="float">
            <text:p>4.173558144E-021</text:p>
          </table:table-cell>
          <table:table-cell table:number-columns-repeated="4"/>
        </table:table-row>
        <table:table-row table:style-name="ro1">
          <table:table-cell office:value-type="float" office:value="2297.877" calcext:value-type="float">
            <text:p>2297.877</text:p>
          </table:table-cell>
          <table:table-cell office:value-type="float" office:value="0.00000000088304" calcext:value-type="float">
            <text:p>8.8304E-010</text:p>
          </table:table-cell>
          <table:table-cell table:formula="of:=([.B1032]*[.A1032]*[.$J$2])/([.$G$2]*[.F1032]*[.$I$2])" office:value-type="float" office:value="0.000666923900068552" calcext:value-type="float">
            <text:p>0.0006669239</text:p>
          </table:table-cell>
          <table:table-cell office:value-type="float" office:value="0.0000374223" calcext:value-type="float">
            <text:p>3.74223E-005</text:p>
          </table:table-cell>
          <table:table-cell table:formula="of:=[.D1032]*109.76" office:value-type="float" office:value="0.004107471648" calcext:value-type="float">
            <text:p>0.0041074716</text:p>
          </table:table-cell>
          <table:table-cell table:formula="of:=[.E1032]*1E-018" office:value-type="float" office:value="4.107471648E-021" calcext:value-type="float">
            <text:p>4.107471648E-021</text:p>
          </table:table-cell>
          <table:table-cell table:number-columns-repeated="4"/>
        </table:table-row>
        <table:table-row table:style-name="ro1">
          <table:table-cell office:value-type="float" office:value="2310.355" calcext:value-type="float">
            <text:p>2310.355</text:p>
          </table:table-cell>
          <table:table-cell office:value-type="float" office:value="0.00000000086436" calcext:value-type="float">
            <text:p>8.6436E-010</text:p>
          </table:table-cell>
          <table:table-cell table:formula="of:=([.B1033]*[.A1033]*[.$J$2])/([.$G$2]*[.F1033]*[.$I$2])" office:value-type="float" office:value="0.000666928867050291" calcext:value-type="float">
            <text:p>0.0006669289</text:p>
          </table:table-cell>
          <table:table-cell office:value-type="float" office:value="0.0000368293" calcext:value-type="float">
            <text:p>3.68293E-005</text:p>
          </table:table-cell>
          <table:table-cell table:formula="of:=[.D1033]*109.76" office:value-type="float" office:value="0.004042383968" calcext:value-type="float">
            <text:p>0.004042384</text:p>
          </table:table-cell>
          <table:table-cell table:formula="of:=[.E1033]*1E-018" office:value-type="float" office:value="4.042383968E-021" calcext:value-type="float">
            <text:p>4.042383968E-021</text:p>
          </table:table-cell>
          <table:table-cell table:number-columns-repeated="4"/>
        </table:table-row>
        <table:table-row table:style-name="ro1">
          <table:table-cell office:value-type="float" office:value="2322.9" calcext:value-type="float">
            <text:p>2322.9</text:p>
          </table:table-cell>
          <table:table-cell office:value-type="float" office:value="0.00000000084606" calcext:value-type="float">
            <text:p>8.4606E-010</text:p>
          </table:table-cell>
          <table:table-cell table:formula="of:=([.B1034]*[.A1034]*[.$J$2])/([.$G$2]*[.F1034]*[.$I$2])" office:value-type="float" office:value="0.000666925286621763" calcext:value-type="float">
            <text:p>0.0006669253</text:p>
          </table:table-cell>
          <table:table-cell office:value-type="float" office:value="0.0000362455" calcext:value-type="float">
            <text:p>3.62455E-005</text:p>
          </table:table-cell>
          <table:table-cell table:formula="of:=[.D1034]*109.76" office:value-type="float" office:value="0.00397830608" calcext:value-type="float">
            <text:p>0.0039783061</text:p>
          </table:table-cell>
          <table:table-cell table:formula="of:=[.E1034]*1E-018" office:value-type="float" office:value="3.97830608E-021" calcext:value-type="float">
            <text:p>3.97830608E-021</text:p>
          </table:table-cell>
          <table:table-cell table:number-columns-repeated="4"/>
        </table:table-row>
        <table:table-row table:style-name="ro1">
          <table:table-cell office:value-type="float" office:value="2335.513" calcext:value-type="float">
            <text:p>2335.513</text:p>
          </table:table-cell>
          <table:table-cell office:value-type="float" office:value="0.00000000082815" calcext:value-type="float">
            <text:p>8.2815E-010</text:p>
          </table:table-cell>
          <table:table-cell table:formula="of:=([.B1035]*[.A1035]*[.$J$2])/([.$G$2]*[.F1035]*[.$I$2])" office:value-type="float" office:value="0.000666928482934373" calcext:value-type="float">
            <text:p>0.0006669285</text:p>
          </table:table-cell>
          <table:table-cell office:value-type="float" office:value="0.0000356707" calcext:value-type="float">
            <text:p>3.56707E-005</text:p>
          </table:table-cell>
          <table:table-cell table:formula="of:=[.D1035]*109.76" office:value-type="float" office:value="0.003915216032" calcext:value-type="float">
            <text:p>0.003915216</text:p>
          </table:table-cell>
          <table:table-cell table:formula="of:=[.E1035]*1E-018" office:value-type="float" office:value="3.915216032E-021" calcext:value-type="float">
            <text:p>3.915216032E-021</text:p>
          </table:table-cell>
          <table:table-cell table:number-columns-repeated="4"/>
        </table:table-row>
        <table:table-row table:style-name="ro1">
          <table:table-cell office:value-type="float" office:value="2348.194" calcext:value-type="float">
            <text:p>2348.194</text:p>
          </table:table-cell>
          <table:table-cell office:value-type="float" office:value="0.00000000081061" calcext:value-type="float">
            <text:p>8.1061E-010</text:p>
          </table:table-cell>
          <table:table-cell table:formula="of:=([.B1036]*[.A1036]*[.$J$2])/([.$G$2]*[.F1036]*[.$I$2])" office:value-type="float" office:value="0.000666930021533059" calcext:value-type="float">
            <text:p>0.00066693</text:p>
          </table:table-cell>
          <table:table-cell office:value-type="float" office:value="0.0000351047" calcext:value-type="float">
            <text:p>3.51047E-005</text:p>
          </table:table-cell>
          <table:table-cell table:formula="of:=[.D1036]*109.76" office:value-type="float" office:value="0.003853091872" calcext:value-type="float">
            <text:p>0.0038530919</text:p>
          </table:table-cell>
          <table:table-cell table:formula="of:=[.E1036]*1E-018" office:value-type="float" office:value="3.853091872E-021" calcext:value-type="float">
            <text:p>3.853091872E-021</text:p>
          </table:table-cell>
          <table:table-cell table:number-columns-repeated="4"/>
        </table:table-row>
        <table:table-row table:style-name="ro1">
          <table:table-cell office:value-type="float" office:value="2360.945" calcext:value-type="float">
            <text:p>2360.945</text:p>
          </table:table-cell>
          <table:table-cell office:value-type="float" office:value="0.00000000079343" calcext:value-type="float">
            <text:p>7.9343E-010</text:p>
          </table:table-cell>
          <table:table-cell table:formula="of:=([.B1037]*[.A1037]*[.$J$2])/([.$G$2]*[.F1037]*[.$I$2])" office:value-type="float" office:value="0.000666927647084139" calcext:value-type="float">
            <text:p>0.0006669276</text:p>
          </table:table-cell>
          <table:table-cell office:value-type="float" office:value="0.0000345474" calcext:value-type="float">
            <text:p>3.45474E-005</text:p>
          </table:table-cell>
          <table:table-cell table:formula="of:=[.D1037]*109.76" office:value-type="float" office:value="0.003791922624" calcext:value-type="float">
            <text:p>0.0037919226</text:p>
          </table:table-cell>
          <table:table-cell table:formula="of:=[.E1037]*1E-018" office:value-type="float" office:value="3.791922624E-021" calcext:value-type="float">
            <text:p>3.791922624E-021</text:p>
          </table:table-cell>
          <table:table-cell table:number-columns-repeated="4"/>
        </table:table-row>
        <table:table-row table:style-name="ro1">
          <table:table-cell office:value-type="float" office:value="2373.765" calcext:value-type="float">
            <text:p>2373.765</text:p>
          </table:table-cell>
          <table:table-cell office:value-type="float" office:value="0.00000000077661" calcext:value-type="float">
            <text:p>7.7661E-010</text:p>
          </table:table-cell>
          <table:table-cell table:formula="of:=([.B1038]*[.A1038]*[.$J$2])/([.$G$2]*[.F1038]*[.$I$2])" office:value-type="float" office:value="0.000666926526445794" calcext:value-type="float">
            <text:p>0.0006669265</text:p>
          </table:table-cell>
          <table:table-cell office:value-type="float" office:value="0.0000339987" calcext:value-type="float">
            <text:p>3.39987E-005</text:p>
          </table:table-cell>
          <table:table-cell table:formula="of:=[.D1038]*109.76" office:value-type="float" office:value="0.003731697312" calcext:value-type="float">
            <text:p>0.0037316973</text:p>
          </table:table-cell>
          <table:table-cell table:formula="of:=[.E1038]*1E-018" office:value-type="float" office:value="3.731697312E-021" calcext:value-type="float">
            <text:p>3.731697312E-021</text:p>
          </table:table-cell>
          <table:table-cell table:number-columns-repeated="4"/>
        </table:table-row>
        <table:table-row table:style-name="ro1">
          <table:table-cell office:value-type="float" office:value="2386.654" calcext:value-type="float">
            <text:p>2386.654</text:p>
          </table:table-cell>
          <table:table-cell office:value-type="float" office:value="0.00000000076015" calcext:value-type="float">
            <text:p>7.6015E-010</text:p>
          </table:table-cell>
          <table:table-cell table:formula="of:=([.B1039]*[.A1039]*[.$J$2])/([.$G$2]*[.F1039]*[.$I$2])" office:value-type="float" office:value="0.000666932525372225" calcext:value-type="float">
            <text:p>0.0006669325</text:p>
          </table:table-cell>
          <table:table-cell office:value-type="float" office:value="0.0000334585" calcext:value-type="float">
            <text:p>3.34585E-005</text:p>
          </table:table-cell>
          <table:table-cell table:formula="of:=[.D1039]*109.76" office:value-type="float" office:value="0.00367240496" calcext:value-type="float">
            <text:p>0.003672405</text:p>
          </table:table-cell>
          <table:table-cell table:formula="of:=[.E1039]*1E-018" office:value-type="float" office:value="3.67240496E-021" calcext:value-type="float">
            <text:p>3.67240496E-021</text:p>
          </table:table-cell>
          <table:table-cell table:number-columns-repeated="4"/>
        </table:table-row>
        <table:table-row table:style-name="ro1">
          <table:table-cell office:value-type="float" office:value="2399.613" calcext:value-type="float">
            <text:p>2399.613</text:p>
          </table:table-cell>
          <table:table-cell office:value-type="float" office:value="0.00000000074402" calcext:value-type="float">
            <text:p>7.4402E-010</text:p>
          </table:table-cell>
          <table:table-cell table:formula="of:=([.B1040]*[.A1040]*[.$J$2])/([.$G$2]*[.F1040]*[.$I$2])" office:value-type="float" office:value="0.000666927354300789" calcext:value-type="float">
            <text:p>0.0006669274</text:p>
          </table:table-cell>
          <table:table-cell office:value-type="float" office:value="0.0000329266" calcext:value-type="float">
            <text:p>3.29266E-005</text:p>
          </table:table-cell>
          <table:table-cell table:formula="of:=[.D1040]*109.76" office:value-type="float" office:value="0.003614023616" calcext:value-type="float">
            <text:p>0.0036140236</text:p>
          </table:table-cell>
          <table:table-cell table:formula="of:=[.E1040]*1E-018" office:value-type="float" office:value="3.614023616E-021" calcext:value-type="float">
            <text:p>3.614023616E-021</text:p>
          </table:table-cell>
          <table:table-cell table:number-columns-repeated="4"/>
        </table:table-row>
        <table:table-row table:style-name="ro1">
          <table:table-cell office:value-type="float" office:value="2412.643" calcext:value-type="float">
            <text:p>2412.643</text:p>
          </table:table-cell>
          <table:table-cell office:value-type="float" office:value="0.00000000072823" calcext:value-type="float">
            <text:p>7.2823E-010</text:p>
          </table:table-cell>
          <table:table-cell table:formula="of:=([.B1041]*[.A1041]*[.$J$2])/([.$G$2]*[.F1041]*[.$I$2])" office:value-type="float" office:value="0.000666925544051015" calcext:value-type="float">
            <text:p>0.0006669255</text:p>
          </table:table-cell>
          <table:table-cell office:value-type="float" office:value="0.0000324029" calcext:value-type="float">
            <text:p>3.24029E-005</text:p>
          </table:table-cell>
          <table:table-cell table:formula="of:=[.D1041]*109.76" office:value-type="float" office:value="0.003556542304" calcext:value-type="float">
            <text:p>0.0035565423</text:p>
          </table:table-cell>
          <table:table-cell table:formula="of:=[.E1041]*1E-018" office:value-type="float" office:value="3.556542304E-021" calcext:value-type="float">
            <text:p>3.556542304E-021</text:p>
          </table:table-cell>
          <table:table-cell table:number-columns-repeated="4"/>
        </table:table-row>
        <table:table-row table:style-name="ro1">
          <table:table-cell office:value-type="float" office:value="2425.743" calcext:value-type="float">
            <text:p>2425.743</text:p>
          </table:table-cell>
          <table:table-cell office:value-type="float" office:value="0.00000000071277" calcext:value-type="float">
            <text:p>7.1277E-010</text:p>
          </table:table-cell>
          <table:table-cell table:formula="of:=([.B1042]*[.A1042]*[.$J$2])/([.$G$2]*[.F1042]*[.$I$2])" office:value-type="float" office:value="0.000666925642161134" calcext:value-type="float">
            <text:p>0.0006669256</text:p>
          </table:table-cell>
          <table:table-cell office:value-type="float" office:value="0.0000318872" calcext:value-type="float">
            <text:p>3.18872E-005</text:p>
          </table:table-cell>
          <table:table-cell table:formula="of:=[.D1042]*109.76" office:value-type="float" office:value="0.003499939072" calcext:value-type="float">
            <text:p>0.0034999391</text:p>
          </table:table-cell>
          <table:table-cell table:formula="of:=[.E1042]*1E-018" office:value-type="float" office:value="3.499939072E-021" calcext:value-type="float">
            <text:p>3.499939072E-021</text:p>
          </table:table-cell>
          <table:table-cell table:number-columns-repeated="4"/>
        </table:table-row>
        <table:table-row table:style-name="ro1">
          <table:table-cell office:value-type="float" office:value="2438.915" calcext:value-type="float">
            <text:p>2438.915</text:p>
          </table:table-cell>
          <table:table-cell office:value-type="float" office:value="0.00000000069764" calcext:value-type="float">
            <text:p>6.9764E-010</text:p>
          </table:table-cell>
          <table:table-cell table:formula="of:=([.B1043]*[.A1043]*[.$J$2])/([.$G$2]*[.F1043]*[.$I$2])" office:value-type="float" office:value="0.000666932100448361" calcext:value-type="float">
            <text:p>0.0006669321</text:p>
          </table:table-cell>
          <table:table-cell office:value-type="float" office:value="0.0000313795" calcext:value-type="float">
            <text:p>3.13795E-005</text:p>
          </table:table-cell>
          <table:table-cell table:formula="of:=[.D1043]*109.76" office:value-type="float" office:value="0.00344421392" calcext:value-type="float">
            <text:p>0.0034442139</text:p>
          </table:table-cell>
          <table:table-cell table:formula="of:=[.E1043]*1E-018" office:value-type="float" office:value="3.44421392E-021" calcext:value-type="float">
            <text:p>3.44421392E-021</text:p>
          </table:table-cell>
          <table:table-cell table:number-columns-repeated="4"/>
        </table:table-row>
        <table:table-row table:style-name="ro1">
          <table:table-cell office:value-type="float" office:value="2452.158" calcext:value-type="float">
            <text:p>2452.158</text:p>
          </table:table-cell>
          <table:table-cell office:value-type="float" office:value="0.00000000068282" calcext:value-type="float">
            <text:p>6.8282E-010</text:p>
          </table:table-cell>
          <table:table-cell table:formula="of:=([.B1044]*[.A1044]*[.$J$2])/([.$G$2]*[.F1044]*[.$I$2])" office:value-type="float" office:value="0.000666931473224192" calcext:value-type="float">
            <text:p>0.0006669315</text:p>
          </table:table-cell>
          <table:table-cell office:value-type="float" office:value="0.0000308797" calcext:value-type="float">
            <text:p>3.08797E-005</text:p>
          </table:table-cell>
          <table:table-cell table:formula="of:=[.D1044]*109.76" office:value-type="float" office:value="0.003389355872" calcext:value-type="float">
            <text:p>0.0033893559</text:p>
          </table:table-cell>
          <table:table-cell table:formula="of:=[.E1044]*1E-018" office:value-type="float" office:value="3.389355872E-021" calcext:value-type="float">
            <text:p>3.389355872E-021</text:p>
          </table:table-cell>
          <table:table-cell table:number-columns-repeated="4"/>
        </table:table-row>
        <table:table-row table:style-name="ro1">
          <table:table-cell office:value-type="float" office:value="2465.473" calcext:value-type="float">
            <text:p>2465.473</text:p>
          </table:table-cell>
          <table:table-cell office:value-type="float" office:value="0.00000000066831" calcext:value-type="float">
            <text:p>6.6831E-010</text:p>
          </table:table-cell>
          <table:table-cell table:formula="of:=([.B1045]*[.A1045]*[.$J$2])/([.$G$2]*[.F1045]*[.$I$2])" office:value-type="float" office:value="0.000666931778694739" calcext:value-type="float">
            <text:p>0.0006669318</text:p>
          </table:table-cell>
          <table:table-cell office:value-type="float" office:value="0.0000303876" calcext:value-type="float">
            <text:p>3.03876E-005</text:p>
          </table:table-cell>
          <table:table-cell table:formula="of:=[.D1045]*109.76" office:value-type="float" office:value="0.003335342976" calcext:value-type="float">
            <text:p>0.003335343</text:p>
          </table:table-cell>
          <table:table-cell table:formula="of:=[.E1045]*1E-018" office:value-type="float" office:value="3.335342976E-021" calcext:value-type="float">
            <text:p>3.335342976E-021</text:p>
          </table:table-cell>
          <table:table-cell table:number-columns-repeated="4"/>
        </table:table-row>
        <table:table-row table:style-name="ro1">
          <table:table-cell office:value-type="float" office:value="2478.86" calcext:value-type="float">
            <text:p>2478.86</text:p>
          </table:table-cell>
          <table:table-cell office:value-type="float" office:value="0.0000000006541" calcext:value-type="float">
            <text:p>6.541E-010</text:p>
          </table:table-cell>
          <table:table-cell table:formula="of:=([.B1046]*[.A1046]*[.$J$2])/([.$G$2]*[.F1046]*[.$I$2])" office:value-type="float" office:value="0.000666928901097564" calcext:value-type="float">
            <text:p>0.0006669289</text:p>
          </table:table-cell>
          <table:table-cell office:value-type="float" office:value="0.0000299031" calcext:value-type="float">
            <text:p>2.99031E-005</text:p>
          </table:table-cell>
          <table:table-cell table:formula="of:=[.D1046]*109.76" office:value-type="float" office:value="0.003282164256" calcext:value-type="float">
            <text:p>0.0032821643</text:p>
          </table:table-cell>
          <table:table-cell table:formula="of:=[.E1046]*1E-018" office:value-type="float" office:value="3.282164256E-021" calcext:value-type="float">
            <text:p>3.282164256E-021</text:p>
          </table:table-cell>
          <table:table-cell table:number-columns-repeated="4"/>
        </table:table-row>
        <table:table-row table:style-name="ro1">
          <table:table-cell office:value-type="float" office:value="2492.32" calcext:value-type="float">
            <text:p>2492.32</text:p>
          </table:table-cell>
          <table:table-cell office:value-type="float" office:value="0.00000000064019" calcext:value-type="float">
            <text:p>6.4019E-010</text:p>
          </table:table-cell>
          <table:table-cell table:formula="of:=([.B1047]*[.A1047]*[.$J$2])/([.$G$2]*[.F1047]*[.$I$2])" office:value-type="float" office:value="0.000666928972577343" calcext:value-type="float">
            <text:p>0.000666929</text:p>
          </table:table-cell>
          <table:table-cell office:value-type="float" office:value="0.0000294261" calcext:value-type="float">
            <text:p>2.94261E-005</text:p>
          </table:table-cell>
          <table:table-cell table:formula="of:=[.D1047]*109.76" office:value-type="float" office:value="0.003229808736" calcext:value-type="float">
            <text:p>0.0032298087</text:p>
          </table:table-cell>
          <table:table-cell table:formula="of:=[.E1047]*1E-018" office:value-type="float" office:value="3.229808736E-021" calcext:value-type="float">
            <text:p>3.229808736E-021</text:p>
          </table:table-cell>
          <table:table-cell table:number-columns-repeated="4"/>
        </table:table-row>
        <table:table-row table:style-name="ro1">
          <table:table-cell office:value-type="float" office:value="2505.853" calcext:value-type="float">
            <text:p>2505.853</text:p>
          </table:table-cell>
          <table:table-cell office:value-type="float" office:value="0.00000000062657" calcext:value-type="float">
            <text:p>6.2657E-010</text:p>
          </table:table-cell>
          <table:table-cell table:formula="of:=([.B1048]*[.A1048]*[.$J$2])/([.$G$2]*[.F1048]*[.$I$2])" office:value-type="float" office:value="0.000666929952836542" calcext:value-type="float">
            <text:p>0.00066693</text:p>
          </table:table-cell>
          <table:table-cell office:value-type="float" office:value="0.0000289564" calcext:value-type="float">
            <text:p>2.89564E-005</text:p>
          </table:table-cell>
          <table:table-cell table:formula="of:=[.D1048]*109.76" office:value-type="float" office:value="0.003178254464" calcext:value-type="float">
            <text:p>0.0031782545</text:p>
          </table:table-cell>
          <table:table-cell table:formula="of:=[.E1048]*1E-018" office:value-type="float" office:value="3.178254464E-021" calcext:value-type="float">
            <text:p>3.178254464E-021</text:p>
          </table:table-cell>
          <table:table-cell table:number-columns-repeated="4"/>
        </table:table-row>
        <table:table-row table:style-name="ro1">
          <table:table-cell office:value-type="float" office:value="2519.46" calcext:value-type="float">
            <text:p>2519.46</text:p>
          </table:table-cell>
          <table:table-cell office:value-type="float" office:value="0.00000000061323" calcext:value-type="float">
            <text:p>6.1323E-010</text:p>
          </table:table-cell>
          <table:table-cell table:formula="of:=([.B1049]*[.A1049]*[.$J$2])/([.$G$2]*[.F1049]*[.$I$2])" office:value-type="float" office:value="0.000666922729324981" calcext:value-type="float">
            <text:p>0.0006669227</text:p>
          </table:table-cell>
          <table:table-cell office:value-type="float" office:value="0.0000284941" calcext:value-type="float">
            <text:p>2.84941E-005</text:p>
          </table:table-cell>
          <table:table-cell table:formula="of:=[.D1049]*109.76" office:value-type="float" office:value="0.003127512416" calcext:value-type="float">
            <text:p>0.0031275124</text:p>
          </table:table-cell>
          <table:table-cell table:formula="of:=[.E1049]*1E-018" office:value-type="float" office:value="3.127512416E-021" calcext:value-type="float">
            <text:p>3.127512416E-021</text:p>
          </table:table-cell>
          <table:table-cell table:number-columns-repeated="4"/>
        </table:table-row>
        <table:table-row table:style-name="ro1">
          <table:table-cell office:value-type="float" office:value="2533.14" calcext:value-type="float">
            <text:p>2533.14</text:p>
          </table:table-cell>
          <table:table-cell office:value-type="float" office:value="0.00000000060018" calcext:value-type="float">
            <text:p>6.0018E-010</text:p>
          </table:table-cell>
          <table:table-cell table:formula="of:=([.B1050]*[.A1050]*[.$J$2])/([.$G$2]*[.F1050]*[.$I$2])" office:value-type="float" office:value="0.000666928601202466" calcext:value-type="float">
            <text:p>0.0006669286</text:p>
          </table:table-cell>
          <table:table-cell office:value-type="float" office:value="0.0000280389" calcext:value-type="float">
            <text:p>2.80389E-005</text:p>
          </table:table-cell>
          <table:table-cell table:formula="of:=[.D1050]*109.76" office:value-type="float" office:value="0.003077549664" calcext:value-type="float">
            <text:p>0.0030775497</text:p>
          </table:table-cell>
          <table:table-cell table:formula="of:=[.E1050]*1E-018" office:value-type="float" office:value="3.077549664E-021" calcext:value-type="float">
            <text:p>3.077549664E-021</text:p>
          </table:table-cell>
          <table:table-cell table:number-columns-repeated="4"/>
        </table:table-row>
        <table:table-row table:style-name="ro1">
          <table:table-cell office:value-type="float" office:value="2546.895" calcext:value-type="float">
            <text:p>2546.895</text:p>
          </table:table-cell>
          <table:table-cell office:value-type="float" office:value="0.0000000005874" calcext:value-type="float">
            <text:p>5.874E-010</text:p>
          </table:table-cell>
          <table:table-cell table:formula="of:=([.B1051]*[.A1051]*[.$J$2])/([.$G$2]*[.F1051]*[.$I$2])" office:value-type="float" office:value="0.000666932476802583" calcext:value-type="float">
            <text:p>0.0006669325</text:p>
          </table:table-cell>
          <table:table-cell office:value-type="float" office:value="0.0000275907" calcext:value-type="float">
            <text:p>2.75907E-005</text:p>
          </table:table-cell>
          <table:table-cell table:formula="of:=[.D1051]*109.76" office:value-type="float" office:value="0.003028355232" calcext:value-type="float">
            <text:p>0.0030283552</text:p>
          </table:table-cell>
          <table:table-cell table:formula="of:=[.E1051]*1E-018" office:value-type="float" office:value="3.028355232E-021" calcext:value-type="float">
            <text:p>3.028355232E-021</text:p>
          </table:table-cell>
          <table:table-cell table:number-columns-repeated="4"/>
        </table:table-row>
        <table:table-row table:style-name="ro1">
          <table:table-cell office:value-type="float" office:value="2560.724" calcext:value-type="float">
            <text:p>2560.724</text:p>
          </table:table-cell>
          <table:table-cell office:value-type="float" office:value="0.00000000057488" calcext:value-type="float">
            <text:p>5.7488E-010</text:p>
          </table:table-cell>
          <table:table-cell table:formula="of:=([.B1052]*[.A1052]*[.$J$2])/([.$G$2]*[.F1052]*[.$I$2])" office:value-type="float" office:value="0.00066692613753675" calcext:value-type="float">
            <text:p>0.0006669261</text:p>
          </table:table-cell>
          <table:table-cell office:value-type="float" office:value="0.0000271495" calcext:value-type="float">
            <text:p>2.71495E-005</text:p>
          </table:table-cell>
          <table:table-cell table:formula="of:=[.D1052]*109.76" office:value-type="float" office:value="0.00297992912" calcext:value-type="float">
            <text:p>0.0029799291</text:p>
          </table:table-cell>
          <table:table-cell table:formula="of:=[.E1052]*1E-018" office:value-type="float" office:value="2.97992912E-021" calcext:value-type="float">
            <text:p>2.97992912E-021</text:p>
          </table:table-cell>
          <table:table-cell table:number-columns-repeated="4"/>
        </table:table-row>
        <table:table-row table:style-name="ro1">
          <table:table-cell office:value-type="float" office:value="2574.629" calcext:value-type="float">
            <text:p>2574.629</text:p>
          </table:table-cell>
          <table:table-cell office:value-type="float" office:value="0.00000000056263" calcext:value-type="float">
            <text:p>5.6263E-010</text:p>
          </table:table-cell>
          <table:table-cell table:formula="of:=([.B1053]*[.A1053]*[.$J$2])/([.$G$2]*[.F1053]*[.$I$2])" office:value-type="float" office:value="0.000666927637036505" calcext:value-type="float">
            <text:p>0.0006669276</text:p>
          </table:table-cell>
          <table:table-cell office:value-type="float" office:value="0.0000267152" calcext:value-type="float">
            <text:p>2.67152E-005</text:p>
          </table:table-cell>
          <table:table-cell table:formula="of:=[.D1053]*109.76" office:value-type="float" office:value="0.002932260352" calcext:value-type="float">
            <text:p>0.0029322604</text:p>
          </table:table-cell>
          <table:table-cell table:formula="of:=[.E1053]*1E-018" office:value-type="float" office:value="2.932260352E-021" calcext:value-type="float">
            <text:p>2.932260352E-021</text:p>
          </table:table-cell>
          <table:table-cell table:number-columns-repeated="4"/>
        </table:table-row>
        <table:table-row table:style-name="ro1">
          <table:table-cell office:value-type="float" office:value="2588.609" calcext:value-type="float">
            <text:p>2588.609</text:p>
          </table:table-cell>
          <table:table-cell office:value-type="float" office:value="0.00000000055063" calcext:value-type="float">
            <text:p>5.5063E-010</text:p>
          </table:table-cell>
          <table:table-cell table:formula="of:=([.B1054]*[.A1054]*[.$J$2])/([.$G$2]*[.F1054]*[.$I$2])" office:value-type="float" office:value="0.000666921918283762" calcext:value-type="float">
            <text:p>0.0006669219</text:p>
          </table:table-cell>
          <table:table-cell office:value-type="float" office:value="0.0000262876" calcext:value-type="float">
            <text:p>2.62876E-005</text:p>
          </table:table-cell>
          <table:table-cell table:formula="of:=[.D1054]*109.76" office:value-type="float" office:value="0.002885326976" calcext:value-type="float">
            <text:p>0.002885327</text:p>
          </table:table-cell>
          <table:table-cell table:formula="of:=[.E1054]*1E-018" office:value-type="float" office:value="2.885326976E-021" calcext:value-type="float">
            <text:p>2.885326976E-021</text:p>
          </table:table-cell>
          <table:table-cell table:number-columns-repeated="4"/>
        </table:table-row>
        <table:table-row table:style-name="ro1">
          <table:table-cell office:value-type="float" office:value="2602.665" calcext:value-type="float">
            <text:p>2602.665</text:p>
          </table:table-cell>
          <table:table-cell office:value-type="float" office:value="0.00000000053889" calcext:value-type="float">
            <text:p>5.3889E-010</text:p>
          </table:table-cell>
          <table:table-cell table:formula="of:=([.B1055]*[.A1055]*[.$J$2])/([.$G$2]*[.F1055]*[.$I$2])" office:value-type="float" office:value="0.000666927540054322" calcext:value-type="float">
            <text:p>0.0006669275</text:p>
          </table:table-cell>
          <table:table-cell office:value-type="float" office:value="0.0000258666" calcext:value-type="float">
            <text:p>2.58666E-005</text:p>
          </table:table-cell>
          <table:table-cell table:formula="of:=[.D1055]*109.76" office:value-type="float" office:value="0.002839118016" calcext:value-type="float">
            <text:p>0.002839118</text:p>
          </table:table-cell>
          <table:table-cell table:formula="of:=[.E1055]*1E-018" office:value-type="float" office:value="2.839118016E-021" calcext:value-type="float">
            <text:p>2.839118016E-021</text:p>
          </table:table-cell>
          <table:table-cell table:number-columns-repeated="4"/>
        </table:table-row>
        <table:table-row table:style-name="ro1">
          <table:table-cell office:value-type="float" office:value="2616.797" calcext:value-type="float">
            <text:p>2616.797</text:p>
          </table:table-cell>
          <table:table-cell office:value-type="float" office:value="0.00000000052739" calcext:value-type="float">
            <text:p>5.2739E-010</text:p>
          </table:table-cell>
          <table:table-cell table:formula="of:=([.B1056]*[.A1056]*[.$J$2])/([.$G$2]*[.F1056]*[.$I$2])" office:value-type="float" office:value="0.000666923773931339" calcext:value-type="float">
            <text:p>0.0006669238</text:p>
          </table:table-cell>
          <table:table-cell office:value-type="float" office:value="0.0000254522" calcext:value-type="float">
            <text:p>2.54522E-005</text:p>
          </table:table-cell>
          <table:table-cell table:formula="of:=[.D1056]*109.76" office:value-type="float" office:value="0.002793633472" calcext:value-type="float">
            <text:p>0.0027936335</text:p>
          </table:table-cell>
          <table:table-cell table:formula="of:=[.E1056]*1E-018" office:value-type="float" office:value="2.793633472E-021" calcext:value-type="float">
            <text:p>2.793633472E-021</text:p>
          </table:table-cell>
          <table:table-cell table:number-columns-repeated="4"/>
        </table:table-row>
        <table:table-row table:style-name="ro1">
          <table:table-cell office:value-type="float" office:value="2631.006" calcext:value-type="float">
            <text:p>2631.006</text:p>
          </table:table-cell>
          <table:table-cell office:value-type="float" office:value="0.00000000051614" calcext:value-type="float">
            <text:p>5.1614E-010</text:p>
          </table:table-cell>
          <table:table-cell table:formula="of:=([.B1057]*[.A1057]*[.$J$2])/([.$G$2]*[.F1057]*[.$I$2])" office:value-type="float" office:value="0.000666932367258661" calcext:value-type="float">
            <text:p>0.0006669324</text:p>
          </table:table-cell>
          <table:table-cell office:value-type="float" office:value="0.0000250442" calcext:value-type="float">
            <text:p>2.50442E-005</text:p>
          </table:table-cell>
          <table:table-cell table:formula="of:=[.D1057]*109.76" office:value-type="float" office:value="0.002748851392" calcext:value-type="float">
            <text:p>0.0027488514</text:p>
          </table:table-cell>
          <table:table-cell table:formula="of:=[.E1057]*1E-018" office:value-type="float" office:value="2.748851392E-021" calcext:value-type="float">
            <text:p>2.748851392E-021</text:p>
          </table:table-cell>
          <table:table-cell table:number-columns-repeated="4"/>
        </table:table-row>
        <table:table-row table:style-name="ro1">
          <table:table-cell office:value-type="float" office:value="2645.292" calcext:value-type="float">
            <text:p>2645.292</text:p>
          </table:table-cell>
          <table:table-cell office:value-type="float" office:value="0.00000000050512" calcext:value-type="float">
            <text:p>5.0512E-010</text:p>
          </table:table-cell>
          <table:table-cell table:formula="of:=([.B1058]*[.A1058]*[.$J$2])/([.$G$2]*[.F1058]*[.$I$2])" office:value-type="float" office:value="0.000666931542364324" calcext:value-type="float">
            <text:p>0.0006669315</text:p>
          </table:table-cell>
          <table:table-cell office:value-type="float" office:value="0.0000246426" calcext:value-type="float">
            <text:p>2.46426E-005</text:p>
          </table:table-cell>
          <table:table-cell table:formula="of:=[.D1058]*109.76" office:value-type="float" office:value="0.002704771776" calcext:value-type="float">
            <text:p>0.0027047718</text:p>
          </table:table-cell>
          <table:table-cell table:formula="of:=[.E1058]*1E-018" office:value-type="float" office:value="2.704771776E-021" calcext:value-type="float">
            <text:p>2.704771776E-021</text:p>
          </table:table-cell>
          <table:table-cell table:number-columns-repeated="4"/>
        </table:table-row>
        <table:table-row table:style-name="ro1">
          <table:table-cell office:value-type="float" office:value="2659.655" calcext:value-type="float">
            <text:p>2659.655</text:p>
          </table:table-cell>
          <table:table-cell office:value-type="float" office:value="0.00000000049433" calcext:value-type="float">
            <text:p>4.9433E-010</text:p>
          </table:table-cell>
          <table:table-cell table:formula="of:=([.B1059]*[.A1059]*[.$J$2])/([.$G$2]*[.F1059]*[.$I$2])" office:value-type="float" office:value="0.000666930041950145" calcext:value-type="float">
            <text:p>0.00066693</text:p>
          </table:table-cell>
          <table:table-cell office:value-type="float" office:value="0.0000242472" calcext:value-type="float">
            <text:p>2.42472E-005</text:p>
          </table:table-cell>
          <table:table-cell table:formula="of:=[.D1059]*109.76" office:value-type="float" office:value="0.002661372672" calcext:value-type="float">
            <text:p>0.0026613727</text:p>
          </table:table-cell>
          <table:table-cell table:formula="of:=[.E1059]*1E-018" office:value-type="float" office:value="2.661372672E-021" calcext:value-type="float">
            <text:p>2.661372672E-021</text:p>
          </table:table-cell>
          <table:table-cell table:number-columns-repeated="4"/>
        </table:table-row>
        <table:table-row table:style-name="ro1">
          <table:table-cell office:value-type="float" office:value="2674.097" calcext:value-type="float">
            <text:p>2674.097</text:p>
          </table:table-cell>
          <table:table-cell office:value-type="float" office:value="0.00000000048377" calcext:value-type="float">
            <text:p>4.8377E-010</text:p>
          </table:table-cell>
          <table:table-cell table:formula="of:=([.B1060]*[.A1060]*[.$J$2])/([.$G$2]*[.F1060]*[.$I$2])" office:value-type="float" office:value="0.000666932156702423" calcext:value-type="float">
            <text:p>0.0006669322</text:p>
          </table:table-cell>
          <table:table-cell office:value-type="float" office:value="0.000023858" calcext:value-type="float">
            <text:p>0.000023858</text:p>
          </table:table-cell>
          <table:table-cell table:formula="of:=[.D1060]*109.76" office:value-type="float" office:value="0.00261865408" calcext:value-type="float">
            <text:p>0.0026186541</text:p>
          </table:table-cell>
          <table:table-cell table:formula="of:=[.E1060]*1E-018" office:value-type="float" office:value="2.61865408E-021" calcext:value-type="float">
            <text:p>2.61865408E-021</text:p>
          </table:table-cell>
          <table:table-cell table:number-columns-repeated="4"/>
        </table:table-row>
        <table:table-row table:style-name="ro1">
          <table:table-cell office:value-type="float" office:value="2688.617" calcext:value-type="float">
            <text:p>2688.617</text:p>
          </table:table-cell>
          <table:table-cell office:value-type="float" office:value="0.00000000047343" calcext:value-type="float">
            <text:p>4.7343E-010</text:p>
          </table:table-cell>
          <table:table-cell table:formula="of:=([.B1061]*[.A1061]*[.$J$2])/([.$G$2]*[.F1061]*[.$I$2])" office:value-type="float" office:value="0.000666933321513502" calcext:value-type="float">
            <text:p>0.0006669333</text:p>
          </table:table-cell>
          <table:table-cell office:value-type="float" office:value="0.0000234748" calcext:value-type="float">
            <text:p>2.34748E-005</text:p>
          </table:table-cell>
          <table:table-cell table:formula="of:=[.D1061]*109.76" office:value-type="float" office:value="0.002576594048" calcext:value-type="float">
            <text:p>0.002576594</text:p>
          </table:table-cell>
          <table:table-cell table:formula="of:=[.E1061]*1E-018" office:value-type="float" office:value="2.576594048E-021" calcext:value-type="float">
            <text:p>2.576594048E-021</text:p>
          </table:table-cell>
          <table:table-cell table:number-columns-repeated="4"/>
        </table:table-row>
        <table:table-row table:style-name="ro1">
          <table:table-cell office:value-type="float" office:value="2703.216" calcext:value-type="float">
            <text:p>2703.216</text:p>
          </table:table-cell>
          <table:table-cell office:value-type="float" office:value="0.0000000004633" calcext:value-type="float">
            <text:p>4.633E-010</text:p>
          </table:table-cell>
          <table:table-cell table:formula="of:=([.B1062]*[.A1062]*[.$J$2])/([.$G$2]*[.F1062]*[.$I$2])" office:value-type="float" office:value="0.000666923154608903" calcext:value-type="float">
            <text:p>0.0006669232</text:p>
          </table:table-cell>
          <table:table-cell office:value-type="float" office:value="0.0000230976" calcext:value-type="float">
            <text:p>2.30976E-005</text:p>
          </table:table-cell>
          <table:table-cell table:formula="of:=[.D1062]*109.76" office:value-type="float" office:value="0.002535192576" calcext:value-type="float">
            <text:p>0.0025351926</text:p>
          </table:table-cell>
          <table:table-cell table:formula="of:=[.E1062]*1E-018" office:value-type="float" office:value="2.535192576E-021" calcext:value-type="float">
            <text:p>2.535192576E-021</text:p>
          </table:table-cell>
          <table:table-cell table:number-columns-repeated="4"/>
        </table:table-row>
        <table:table-row table:style-name="ro1">
          <table:table-cell office:value-type="float" office:value="2717.894" calcext:value-type="float">
            <text:p>2717.894</text:p>
          </table:table-cell>
          <table:table-cell office:value-type="float" office:value="0.00000000045339" calcext:value-type="float">
            <text:p>4.5339E-010</text:p>
          </table:table-cell>
          <table:table-cell table:formula="of:=([.B1063]*[.A1063]*[.$J$2])/([.$G$2]*[.F1063]*[.$I$2])" office:value-type="float" office:value="0.000666922422393595" calcext:value-type="float">
            <text:p>0.0006669224</text:p>
          </table:table-cell>
          <table:table-cell office:value-type="float" office:value="0.0000227263" calcext:value-type="float">
            <text:p>2.27263E-005</text:p>
          </table:table-cell>
          <table:table-cell table:formula="of:=[.D1063]*109.76" office:value-type="float" office:value="0.002494438688" calcext:value-type="float">
            <text:p>0.0024944387</text:p>
          </table:table-cell>
          <table:table-cell table:formula="of:=[.E1063]*1E-018" office:value-type="float" office:value="2.494438688E-021" calcext:value-type="float">
            <text:p>2.494438688E-021</text:p>
          </table:table-cell>
          <table:table-cell table:number-columns-repeated="4"/>
        </table:table-row>
        <table:table-row table:style-name="ro1">
          <table:table-cell office:value-type="float" office:value="2732.652" calcext:value-type="float">
            <text:p>2732.652</text:p>
          </table:table-cell>
          <table:table-cell office:value-type="float" office:value="0.00000000044369" calcext:value-type="float">
            <text:p>4.4369E-010</text:p>
          </table:table-cell>
          <table:table-cell table:formula="of:=([.B1064]*[.A1064]*[.$J$2])/([.$G$2]*[.F1064]*[.$I$2])" office:value-type="float" office:value="0.000666923827592863" calcext:value-type="float">
            <text:p>0.0006669238</text:p>
          </table:table-cell>
          <table:table-cell office:value-type="float" office:value="0.0000223608" calcext:value-type="float">
            <text:p>2.23608E-005</text:p>
          </table:table-cell>
          <table:table-cell table:formula="of:=[.D1064]*109.76" office:value-type="float" office:value="0.002454321408" calcext:value-type="float">
            <text:p>0.0024543214</text:p>
          </table:table-cell>
          <table:table-cell table:formula="of:=[.E1064]*1E-018" office:value-type="float" office:value="2.454321408E-021" calcext:value-type="float">
            <text:p>2.454321408E-021</text:p>
          </table:table-cell>
          <table:table-cell table:number-columns-repeated="4"/>
        </table:table-row>
        <table:table-row table:style-name="ro1">
          <table:table-cell office:value-type="float" office:value="2747.49" calcext:value-type="float">
            <text:p>2747.49</text:p>
          </table:table-cell>
          <table:table-cell office:value-type="float" office:value="0.0000000004342" calcext:value-type="float">
            <text:p>4.342E-010</text:p>
          </table:table-cell>
          <table:table-cell table:formula="of:=([.B1065]*[.A1065]*[.$J$2])/([.$G$2]*[.F1065]*[.$I$2])" office:value-type="float" office:value="0.00066693440335139" calcext:value-type="float">
            <text:p>0.0006669344</text:p>
          </table:table-cell>
          <table:table-cell office:value-type="float" office:value="0.000022001" calcext:value-type="float">
            <text:p>0.000022001</text:p>
          </table:table-cell>
          <table:table-cell table:formula="of:=[.D1065]*109.76" office:value-type="float" office:value="0.00241482976" calcext:value-type="float">
            <text:p>0.0024148298</text:p>
          </table:table-cell>
          <table:table-cell table:formula="of:=[.E1065]*1E-018" office:value-type="float" office:value="2.41482976E-021" calcext:value-type="float">
            <text:p>2.41482976E-021</text:p>
          </table:table-cell>
          <table:table-cell table:number-columns-repeated="4"/>
        </table:table-row>
        <table:table-row table:style-name="ro1">
          <table:table-cell office:value-type="float" office:value="2762.409" calcext:value-type="float">
            <text:p>2762.409</text:p>
          </table:table-cell>
          <table:table-cell office:value-type="float" office:value="0.0000000004249" calcext:value-type="float">
            <text:p>4.249E-010</text:p>
          </table:table-cell>
          <table:table-cell table:formula="of:=([.B1066]*[.A1066]*[.$J$2])/([.$G$2]*[.F1066]*[.$I$2])" office:value-type="float" office:value="0.000666930546171475" calcext:value-type="float">
            <text:p>0.0006669305</text:p>
          </table:table-cell>
          <table:table-cell office:value-type="float" office:value="0.0000216468" calcext:value-type="float">
            <text:p>2.16468E-005</text:p>
          </table:table-cell>
          <table:table-cell table:formula="of:=[.D1066]*109.76" office:value-type="float" office:value="0.002375952768" calcext:value-type="float">
            <text:p>0.0023759528</text:p>
          </table:table-cell>
          <table:table-cell table:formula="of:=[.E1066]*1E-018" office:value-type="float" office:value="2.375952768E-021" calcext:value-type="float">
            <text:p>2.375952768E-021</text:p>
          </table:table-cell>
          <table:table-cell table:number-columns-repeated="4"/>
        </table:table-row>
        <table:table-row table:style-name="ro1">
          <table:table-cell office:value-type="float" office:value="2777.408" calcext:value-type="float">
            <text:p>2777.408</text:p>
          </table:table-cell>
          <table:table-cell office:value-type="float" office:value="0.0000000004158" calcext:value-type="float">
            <text:p>4.158E-010</text:p>
          </table:table-cell>
          <table:table-cell table:formula="of:=([.B1067]*[.A1067]*[.$J$2])/([.$G$2]*[.F1067]*[.$I$2])" office:value-type="float" office:value="0.000666934075917281" calcext:value-type="float">
            <text:p>0.0006669341</text:p>
          </table:table-cell>
          <table:table-cell office:value-type="float" office:value="0.0000212981" calcext:value-type="float">
            <text:p>2.12981E-005</text:p>
          </table:table-cell>
          <table:table-cell table:formula="of:=[.D1067]*109.76" office:value-type="float" office:value="0.002337679456" calcext:value-type="float">
            <text:p>0.0023376795</text:p>
          </table:table-cell>
          <table:table-cell table:formula="of:=[.E1067]*1E-018" office:value-type="float" office:value="2.337679456E-021" calcext:value-type="float">
            <text:p>2.337679456E-021</text:p>
          </table:table-cell>
          <table:table-cell table:number-columns-repeated="4"/>
        </table:table-row>
        <table:table-row table:style-name="ro1">
          <table:table-cell office:value-type="float" office:value="2792.49" calcext:value-type="float">
            <text:p>2792.49</text:p>
          </table:table-cell>
          <table:table-cell office:value-type="float" office:value="0.00000000040689" calcext:value-type="float">
            <text:p>4.0689E-010</text:p>
          </table:table-cell>
          <table:table-cell table:formula="of:=([.B1068]*[.A1068]*[.$J$2])/([.$G$2]*[.F1068]*[.$I$2])" office:value-type="float" office:value="0.00066693368449788" calcext:value-type="float">
            <text:p>0.0006669337</text:p>
          </table:table-cell>
          <table:table-cell office:value-type="float" office:value="0.0000209549" calcext:value-type="float">
            <text:p>2.09549E-005</text:p>
          </table:table-cell>
          <table:table-cell table:formula="of:=[.D1068]*109.76" office:value-type="float" office:value="0.002300009824" calcext:value-type="float">
            <text:p>0.0023000098</text:p>
          </table:table-cell>
          <table:table-cell table:formula="of:=[.E1068]*1E-018" office:value-type="float" office:value="2.300009824E-021" calcext:value-type="float">
            <text:p>2.300009824E-021</text:p>
          </table:table-cell>
          <table:table-cell table:number-columns-repeated="4"/>
        </table:table-row>
        <table:table-row table:style-name="ro1">
          <table:table-cell office:value-type="float" office:value="2807.652" calcext:value-type="float">
            <text:p>2807.652</text:p>
          </table:table-cell>
          <table:table-cell office:value-type="float" office:value="0.00000000039817" calcext:value-type="float">
            <text:p>3.9817E-010</text:p>
          </table:table-cell>
          <table:table-cell table:formula="of:=([.B1069]*[.A1069]*[.$J$2])/([.$G$2]*[.F1069]*[.$I$2])" office:value-type="float" office:value="0.000666935503722651" calcext:value-type="float">
            <text:p>0.0006669355</text:p>
          </table:table-cell>
          <table:table-cell office:value-type="float" office:value="0.0000206171" calcext:value-type="float">
            <text:p>2.06171E-005</text:p>
          </table:table-cell>
          <table:table-cell table:formula="of:=[.D1069]*109.76" office:value-type="float" office:value="0.002262932896" calcext:value-type="float">
            <text:p>0.0022629329</text:p>
          </table:table-cell>
          <table:table-cell table:formula="of:=[.E1069]*1E-018" office:value-type="float" office:value="2.262932896E-021" calcext:value-type="float">
            <text:p>2.262932896E-021</text:p>
          </table:table-cell>
          <table:table-cell table:number-columns-repeated="4"/>
        </table:table-row>
        <table:table-row table:style-name="ro1">
          <table:table-cell office:value-type="float" office:value="2822.898" calcext:value-type="float">
            <text:p>2822.898</text:p>
          </table:table-cell>
          <table:table-cell office:value-type="float" office:value="0.00000000038963" calcext:value-type="float">
            <text:p>3.8963E-010</text:p>
          </table:table-cell>
          <table:table-cell table:formula="of:=([.B1070]*[.A1070]*[.$J$2])/([.$G$2]*[.F1070]*[.$I$2])" office:value-type="float" office:value="0.000666934017804538" calcext:value-type="float">
            <text:p>0.000666934</text:p>
          </table:table-cell>
          <table:table-cell office:value-type="float" office:value="0.0000202845" calcext:value-type="float">
            <text:p>2.02845E-005</text:p>
          </table:table-cell>
          <table:table-cell table:formula="of:=[.D1070]*109.76" office:value-type="float" office:value="0.00222642672" calcext:value-type="float">
            <text:p>0.0022264267</text:p>
          </table:table-cell>
          <table:table-cell table:formula="of:=[.E1070]*1E-018" office:value-type="float" office:value="2.22642672E-021" calcext:value-type="float">
            <text:p>2.22642672E-021</text:p>
          </table:table-cell>
          <table:table-cell table:number-columns-repeated="4"/>
        </table:table-row>
        <table:table-row table:style-name="ro1">
          <table:table-cell office:value-type="float" office:value="2838.226" calcext:value-type="float">
            <text:p>2838.226</text:p>
          </table:table-cell>
          <table:table-cell office:value-type="float" office:value="0.00000000038127" calcext:value-type="float">
            <text:p>3.8127E-010</text:p>
          </table:table-cell>
          <table:table-cell table:formula="of:=([.B1071]*[.A1071]*[.$J$2])/([.$G$2]*[.F1071]*[.$I$2])" office:value-type="float" office:value="0.000666928998538297" calcext:value-type="float">
            <text:p>0.000666929</text:p>
          </table:table-cell>
          <table:table-cell office:value-type="float" office:value="0.0000199572" calcext:value-type="float">
            <text:p>1.99572E-005</text:p>
          </table:table-cell>
          <table:table-cell table:formula="of:=[.D1071]*109.76" office:value-type="float" office:value="0.002190502272" calcext:value-type="float">
            <text:p>0.0021905023</text:p>
          </table:table-cell>
          <table:table-cell table:formula="of:=[.E1071]*1E-018" office:value-type="float" office:value="2.190502272E-021" calcext:value-type="float">
            <text:p>2.190502272E-021</text:p>
          </table:table-cell>
          <table:table-cell table:number-columns-repeated="4"/>
        </table:table-row>
        <table:table-row table:style-name="ro1">
          <table:table-cell office:value-type="float" office:value="2853.637" calcext:value-type="float">
            <text:p>2853.637</text:p>
          </table:table-cell>
          <table:table-cell office:value-type="float" office:value="0.00000000037309" calcext:value-type="float">
            <text:p>3.7309E-010</text:p>
          </table:table-cell>
          <table:table-cell table:formula="of:=([.B1072]*[.A1072]*[.$J$2])/([.$G$2]*[.F1072]*[.$I$2])" office:value-type="float" office:value="0.000666931196897556" calcext:value-type="float">
            <text:p>0.0006669312</text:p>
          </table:table-cell>
          <table:table-cell office:value-type="float" office:value="0.000019635" calcext:value-type="float">
            <text:p>0.000019635</text:p>
          </table:table-cell>
          <table:table-cell table:formula="of:=[.D1072]*109.76" office:value-type="float" office:value="0.0021551376" calcext:value-type="float">
            <text:p>0.0021551376</text:p>
          </table:table-cell>
          <table:table-cell table:formula="of:=[.E1072]*1E-018" office:value-type="float" office:value="2.1551376E-021" calcext:value-type="float">
            <text:p>2.1551376E-021</text:p>
          </table:table-cell>
          <table:table-cell table:number-columns-repeated="4"/>
        </table:table-row>
        <table:table-row table:style-name="ro1">
          <table:table-cell office:value-type="float" office:value="2869.132" calcext:value-type="float">
            <text:p>2869.132</text:p>
          </table:table-cell>
          <table:table-cell office:value-type="float" office:value="0.00000000036508" calcext:value-type="float">
            <text:p>3.6508E-010</text:p>
          </table:table-cell>
          <table:table-cell table:formula="of:=([.B1073]*[.A1073]*[.$J$2])/([.$G$2]*[.F1073]*[.$I$2])" office:value-type="float" office:value="0.00066693039095069" calcext:value-type="float">
            <text:p>0.0006669304</text:p>
          </table:table-cell>
          <table:table-cell office:value-type="float" office:value="0.0000193178" calcext:value-type="float">
            <text:p>1.93178E-005</text:p>
          </table:table-cell>
          <table:table-cell table:formula="of:=[.D1073]*109.76" office:value-type="float" office:value="0.002120321728" calcext:value-type="float">
            <text:p>0.0021203217</text:p>
          </table:table-cell>
          <table:table-cell table:formula="of:=[.E1073]*1E-018" office:value-type="float" office:value="2.120321728E-021" calcext:value-type="float">
            <text:p>2.120321728E-021</text:p>
          </table:table-cell>
          <table:table-cell table:number-columns-repeated="4"/>
        </table:table-row>
        <table:table-row table:style-name="ro1">
          <table:table-cell office:value-type="float" office:value="2884.711" calcext:value-type="float">
            <text:p>2884.711</text:p>
          </table:table-cell>
          <table:table-cell office:value-type="float" office:value="0.00000000035724" calcext:value-type="float">
            <text:p>3.5724E-010</text:p>
          </table:table-cell>
          <table:table-cell table:formula="of:=([.B1074]*[.A1074]*[.$J$2])/([.$G$2]*[.F1074]*[.$I$2])" office:value-type="float" office:value="0.000666930238809646" calcext:value-type="float">
            <text:p>0.0006669302</text:p>
          </table:table-cell>
          <table:table-cell office:value-type="float" office:value="0.0000190056" calcext:value-type="float">
            <text:p>1.90056E-005</text:p>
          </table:table-cell>
          <table:table-cell table:formula="of:=[.D1074]*109.76" office:value-type="float" office:value="0.002086054656" calcext:value-type="float">
            <text:p>0.0020860547</text:p>
          </table:table-cell>
          <table:table-cell table:formula="of:=[.E1074]*1E-018" office:value-type="float" office:value="2.086054656E-021" calcext:value-type="float">
            <text:p>2.086054656E-021</text:p>
          </table:table-cell>
          <table:table-cell table:number-columns-repeated="4"/>
        </table:table-row>
        <table:table-row table:style-name="ro1">
          <table:table-cell office:value-type="float" office:value="2900.375" calcext:value-type="float">
            <text:p>2900.375</text:p>
          </table:table-cell>
          <table:table-cell office:value-type="float" office:value="0.00000000034957" calcext:value-type="float">
            <text:p>3.4957E-010</text:p>
          </table:table-cell>
          <table:table-cell table:formula="of:=([.B1075]*[.A1075]*[.$J$2])/([.$G$2]*[.F1075]*[.$I$2])" office:value-type="float" office:value="0.000666938496935639" calcext:value-type="float">
            <text:p>0.0006669385</text:p>
          </table:table-cell>
          <table:table-cell office:value-type="float" office:value="0.0000186983" calcext:value-type="float">
            <text:p>1.86983E-005</text:p>
          </table:table-cell>
          <table:table-cell table:formula="of:=[.D1075]*109.76" office:value-type="float" office:value="0.002052325408" calcext:value-type="float">
            <text:p>0.0020523254</text:p>
          </table:table-cell>
          <table:table-cell table:formula="of:=[.E1075]*1E-018" office:value-type="float" office:value="2.052325408E-021" calcext:value-type="float">
            <text:p>2.052325408E-021</text:p>
          </table:table-cell>
          <table:table-cell table:number-columns-repeated="4"/>
        </table:table-row>
        <table:table-row table:style-name="ro1">
          <table:table-cell office:value-type="float" office:value="2916.124" calcext:value-type="float">
            <text:p>2916.124</text:p>
          </table:table-cell>
          <table:table-cell office:value-type="float" office:value="0.00000000034205" calcext:value-type="float">
            <text:p>3.4205E-010</text:p>
          </table:table-cell>
          <table:table-cell table:formula="of:=([.B1076]*[.A1076]*[.$J$2])/([.$G$2]*[.F1076]*[.$I$2])" office:value-type="float" office:value="0.000666920618337349" calcext:value-type="float">
            <text:p>0.0006669206</text:p>
          </table:table-cell>
          <table:table-cell office:value-type="float" office:value="0.0000183959" calcext:value-type="float">
            <text:p>1.83959E-005</text:p>
          </table:table-cell>
          <table:table-cell table:formula="of:=[.D1076]*109.76" office:value-type="float" office:value="0.002019133984" calcext:value-type="float">
            <text:p>0.002019134</text:p>
          </table:table-cell>
          <table:table-cell table:formula="of:=[.E1076]*1E-018" office:value-type="float" office:value="2.019133984E-021" calcext:value-type="float">
            <text:p>2.019133984E-021</text:p>
          </table:table-cell>
          <table:table-cell table:number-columns-repeated="4"/>
        </table:table-row>
        <table:table-row table:style-name="ro1">
          <table:table-cell office:value-type="float" office:value="2931.958" calcext:value-type="float">
            <text:p>2931.958</text:p>
          </table:table-cell>
          <table:table-cell office:value-type="float" office:value="0.0000000003347" calcext:value-type="float">
            <text:p>3.347E-010</text:p>
          </table:table-cell>
          <table:table-cell table:formula="of:=([.B1077]*[.A1077]*[.$J$2])/([.$G$2]*[.F1077]*[.$I$2])" office:value-type="float" office:value="0.000666929727403916" calcext:value-type="float">
            <text:p>0.0006669297</text:p>
          </table:table-cell>
          <table:table-cell office:value-type="float" office:value="0.0000180981" calcext:value-type="float">
            <text:p>1.80981E-005</text:p>
          </table:table-cell>
          <table:table-cell table:formula="of:=[.D1077]*109.76" office:value-type="float" office:value="0.001986447456" calcext:value-type="float">
            <text:p>0.0019864475</text:p>
          </table:table-cell>
          <table:table-cell table:formula="of:=[.E1077]*1E-018" office:value-type="float" office:value="1.986447456E-021" calcext:value-type="float">
            <text:p>1.986447456E-021</text:p>
          </table:table-cell>
          <table:table-cell table:number-columns-repeated="4"/>
        </table:table-row>
        <table:table-row table:style-name="ro1">
          <table:table-cell office:value-type="float" office:value="2947.878" calcext:value-type="float">
            <text:p>2947.878</text:p>
          </table:table-cell>
          <table:table-cell office:value-type="float" office:value="0.0000000003275" calcext:value-type="float">
            <text:p>3.275E-010</text:p>
          </table:table-cell>
          <table:table-cell table:formula="of:=([.B1078]*[.A1078]*[.$J$2])/([.$G$2]*[.F1078]*[.$I$2])" office:value-type="float" office:value="0.000666923461217145" calcext:value-type="float">
            <text:p>0.0006669235</text:p>
          </table:table-cell>
          <table:table-cell office:value-type="float" office:value="0.0000178051" calcext:value-type="float">
            <text:p>1.78051E-005</text:p>
          </table:table-cell>
          <table:table-cell table:formula="of:=[.D1078]*109.76" office:value-type="float" office:value="0.001954287776" calcext:value-type="float">
            <text:p>0.0019542878</text:p>
          </table:table-cell>
          <table:table-cell table:formula="of:=[.E1078]*1E-018" office:value-type="float" office:value="1.954287776E-021" calcext:value-type="float">
            <text:p>1.954287776E-021</text:p>
          </table:table-cell>
          <table:table-cell table:number-columns-repeated="4"/>
        </table:table-row>
        <table:table-row table:style-name="ro1">
          <table:table-cell office:value-type="float" office:value="2963.885" calcext:value-type="float">
            <text:p>2963.885</text:p>
          </table:table-cell>
          <table:table-cell office:value-type="float" office:value="0.00000000032046" calcext:value-type="float">
            <text:p>3.2046E-010</text:p>
          </table:table-cell>
          <table:table-cell table:formula="of:=([.B1079]*[.A1079]*[.$J$2])/([.$G$2]*[.F1079]*[.$I$2])" office:value-type="float" office:value="0.000666933430660187" calcext:value-type="float">
            <text:p>0.0006669334</text:p>
          </table:table-cell>
          <table:table-cell office:value-type="float" office:value="0.0000175167" calcext:value-type="float">
            <text:p>1.75167E-005</text:p>
          </table:table-cell>
          <table:table-cell table:formula="of:=[.D1079]*109.76" office:value-type="float" office:value="0.001922632992" calcext:value-type="float">
            <text:p>0.001922633</text:p>
          </table:table-cell>
          <table:table-cell table:formula="of:=[.E1079]*1E-018" office:value-type="float" office:value="1.922632992E-021" calcext:value-type="float">
            <text:p>1.922632992E-021</text:p>
          </table:table-cell>
          <table:table-cell table:number-columns-repeated="4"/>
        </table:table-row>
        <table:table-row table:style-name="ro1">
          <table:table-cell office:value-type="float" office:value="2979.978" calcext:value-type="float">
            <text:p>2979.978</text:p>
          </table:table-cell>
          <table:table-cell office:value-type="float" office:value="0.00000000031356" calcext:value-type="float">
            <text:p>3.1356E-010</text:p>
          </table:table-cell>
          <table:table-cell table:formula="of:=([.B1080]*[.A1080]*[.$J$2])/([.$G$2]*[.F1080]*[.$I$2])" office:value-type="float" office:value="0.000666925722908789" calcext:value-type="float">
            <text:p>0.0006669257</text:p>
          </table:table-cell>
          <table:table-cell office:value-type="float" office:value="0.0000172328" calcext:value-type="float">
            <text:p>1.72328E-005</text:p>
          </table:table-cell>
          <table:table-cell table:formula="of:=[.D1080]*109.76" office:value-type="float" office:value="0.001891472128" calcext:value-type="float">
            <text:p>0.0018914721</text:p>
          </table:table-cell>
          <table:table-cell table:formula="of:=[.E1080]*1E-018" office:value-type="float" office:value="1.891472128E-021" calcext:value-type="float">
            <text:p>1.891472128E-021</text:p>
          </table:table-cell>
          <table:table-cell table:number-columns-repeated="4"/>
        </table:table-row>
        <table:table-row table:style-name="ro1">
          <table:table-cell office:value-type="float" office:value="2996.159" calcext:value-type="float">
            <text:p>2996.159</text:p>
          </table:table-cell>
          <table:table-cell office:value-type="float" office:value="0.00000000030681" calcext:value-type="float">
            <text:p>3.0681E-010</text:p>
          </table:table-cell>
          <table:table-cell table:formula="of:=([.B1081]*[.A1081]*[.$J$2])/([.$G$2]*[.F1081]*[.$I$2])" office:value-type="float" office:value="0.000666925250821473" calcext:value-type="float">
            <text:p>0.0006669253</text:p>
          </table:table-cell>
          <table:table-cell office:value-type="float" office:value="0.0000169534" calcext:value-type="float">
            <text:p>1.69534E-005</text:p>
          </table:table-cell>
          <table:table-cell table:formula="of:=[.D1081]*109.76" office:value-type="float" office:value="0.001860805184" calcext:value-type="float">
            <text:p>0.0018608052</text:p>
          </table:table-cell>
          <table:table-cell table:formula="of:=[.E1081]*1E-018" office:value-type="float" office:value="1.860805184E-021" calcext:value-type="float">
            <text:p>1.860805184E-021</text:p>
          </table:table-cell>
          <table:table-cell table:number-columns-repeated="4"/>
        </table:table-row>
        <table:table-row table:style-name="ro1">
          <table:table-cell office:value-type="float" office:value="3012.428" calcext:value-type="float">
            <text:p>3012.428</text:p>
          </table:table-cell>
          <table:table-cell office:value-type="float" office:value="0.0000000003002" calcext:value-type="float">
            <text:p>3.002E-010</text:p>
          </table:table-cell>
          <table:table-cell table:formula="of:=([.B1082]*[.A1082]*[.$J$2])/([.$G$2]*[.F1082]*[.$I$2])" office:value-type="float" office:value="0.00066692221580623" calcext:value-type="float">
            <text:p>0.0006669222</text:p>
          </table:table-cell>
          <table:table-cell office:value-type="float" office:value="0.0000166783" calcext:value-type="float">
            <text:p>1.66783E-005</text:p>
          </table:table-cell>
          <table:table-cell table:formula="of:=[.D1082]*109.76" office:value-type="float" office:value="0.001830610208" calcext:value-type="float">
            <text:p>0.0018306102</text:p>
          </table:table-cell>
          <table:table-cell table:formula="of:=[.E1082]*1E-018" office:value-type="float" office:value="1.830610208E-021" calcext:value-type="float">
            <text:p>1.830610208E-021</text:p>
          </table:table-cell>
          <table:table-cell table:number-columns-repeated="4"/>
        </table:table-row>
        <table:table-row table:style-name="ro1">
          <table:table-cell office:value-type="float" office:value="3028.785" calcext:value-type="float">
            <text:p>3028.785</text:p>
          </table:table-cell>
          <table:table-cell office:value-type="float" office:value="0.00000000029374" calcext:value-type="float">
            <text:p>2.9374E-010</text:p>
          </table:table-cell>
          <table:table-cell table:formula="of:=([.B1083]*[.A1083]*[.$J$2])/([.$G$2]*[.F1083]*[.$I$2])" office:value-type="float" office:value="0.000666938945869767" calcext:value-type="float">
            <text:p>0.0006669389</text:p>
          </table:table-cell>
          <table:table-cell office:value-type="float" office:value="0.0000164076" calcext:value-type="float">
            <text:p>1.64076E-005</text:p>
          </table:table-cell>
          <table:table-cell table:formula="of:=[.D1083]*109.76" office:value-type="float" office:value="0.001800898176" calcext:value-type="float">
            <text:p>0.0018008982</text:p>
          </table:table-cell>
          <table:table-cell table:formula="of:=[.E1083]*1E-018" office:value-type="float" office:value="1.800898176E-021" calcext:value-type="float">
            <text:p>1.800898176E-021</text:p>
          </table:table-cell>
          <table:table-cell table:number-columns-repeated="4"/>
        </table:table-row>
        <table:table-row table:style-name="ro1">
          <table:table-cell office:value-type="float" office:value="3045.231" calcext:value-type="float">
            <text:p>3045.231</text:p>
          </table:table-cell>
          <table:table-cell office:value-type="float" office:value="0.00000000028741" calcext:value-type="float">
            <text:p>2.8741E-010</text:p>
          </table:table-cell>
          <table:table-cell table:formula="of:=([.B1084]*[.A1084]*[.$J$2])/([.$G$2]*[.F1084]*[.$I$2])" office:value-type="float" office:value="0.000666938672007883" calcext:value-type="float">
            <text:p>0.0006669387</text:p>
          </table:table-cell>
          <table:table-cell office:value-type="float" office:value="0.0000161412" calcext:value-type="float">
            <text:p>1.61412E-005</text:p>
          </table:table-cell>
          <table:table-cell table:formula="of:=[.D1084]*109.76" office:value-type="float" office:value="0.001771658112" calcext:value-type="float">
            <text:p>0.0017716581</text:p>
          </table:table-cell>
          <table:table-cell table:formula="of:=[.E1084]*1E-018" office:value-type="float" office:value="1.771658112E-021" calcext:value-type="float">
            <text:p>1.771658112E-021</text:p>
          </table:table-cell>
          <table:table-cell table:number-columns-repeated="4"/>
        </table:table-row>
        <table:table-row table:style-name="ro1">
          <table:table-cell office:value-type="float" office:value="3061.767" calcext:value-type="float">
            <text:p>3061.767</text:p>
          </table:table-cell>
          <table:table-cell office:value-type="float" office:value="0.00000000028121" calcext:value-type="float">
            <text:p>2.8121E-010</text:p>
          </table:table-cell>
          <table:table-cell table:formula="of:=([.B1085]*[.A1085]*[.$J$2])/([.$G$2]*[.F1085]*[.$I$2])" office:value-type="float" office:value="0.000666928615540943" calcext:value-type="float">
            <text:p>0.0006669286</text:p>
          </table:table-cell>
          <table:table-cell office:value-type="float" office:value="0.000015879" calcext:value-type="float">
            <text:p>0.000015879</text:p>
          </table:table-cell>
          <table:table-cell table:formula="of:=[.D1085]*109.76" office:value-type="float" office:value="0.00174287904" calcext:value-type="float">
            <text:p>0.001742879</text:p>
          </table:table-cell>
          <table:table-cell table:formula="of:=[.E1085]*1E-018" office:value-type="float" office:value="1.74287904E-021" calcext:value-type="float">
            <text:p>1.74287904E-021</text:p>
          </table:table-cell>
          <table:table-cell table:number-columns-repeated="4"/>
        </table:table-row>
        <table:table-row table:style-name="ro1">
          <table:table-cell office:value-type="float" office:value="3078.392" calcext:value-type="float">
            <text:p>3078.392</text:p>
          </table:table-cell>
          <table:table-cell office:value-type="float" office:value="0.00000000027515" calcext:value-type="float">
            <text:p>2.7515E-010</text:p>
          </table:table-cell>
          <table:table-cell table:formula="of:=([.B1086]*[.A1086]*[.$J$2])/([.$G$2]*[.F1086]*[.$I$2])" office:value-type="float" office:value="0.000666940343668836" calcext:value-type="float">
            <text:p>0.0006669403</text:p>
          </table:table-cell>
          <table:table-cell office:value-type="float" office:value="0.0000156209" calcext:value-type="float">
            <text:p>1.56209E-005</text:p>
          </table:table-cell>
          <table:table-cell table:formula="of:=[.D1086]*109.76" office:value-type="float" office:value="0.001714549984" calcext:value-type="float">
            <text:p>0.00171455</text:p>
          </table:table-cell>
          <table:table-cell table:formula="of:=[.E1086]*1E-018" office:value-type="float" office:value="1.714549984E-021" calcext:value-type="float">
            <text:p>1.714549984E-021</text:p>
          </table:table-cell>
          <table:table-cell table:number-columns-repeated="4"/>
        </table:table-row>
        <table:table-row table:style-name="ro1">
          <table:table-cell office:value-type="float" office:value="3095.107" calcext:value-type="float">
            <text:p>3095.107</text:p>
          </table:table-cell>
          <table:table-cell office:value-type="float" office:value="0.00000000026921" calcext:value-type="float">
            <text:p>2.6921E-010</text:p>
          </table:table-cell>
          <table:table-cell table:formula="of:=([.B1087]*[.A1087]*[.$J$2])/([.$G$2]*[.F1087]*[.$I$2])" office:value-type="float" office:value="0.000666929906775586" calcext:value-type="float">
            <text:p>0.0006669299</text:p>
          </table:table-cell>
          <table:table-cell office:value-type="float" office:value="0.0000153669" calcext:value-type="float">
            <text:p>1.53669E-005</text:p>
          </table:table-cell>
          <table:table-cell table:formula="of:=[.D1087]*109.76" office:value-type="float" office:value="0.001686670944" calcext:value-type="float">
            <text:p>0.0016866709</text:p>
          </table:table-cell>
          <table:table-cell table:formula="of:=[.E1087]*1E-018" office:value-type="float" office:value="1.686670944E-021" calcext:value-type="float">
            <text:p>1.686670944E-021</text:p>
          </table:table-cell>
          <table:table-cell table:number-columns-repeated="4"/>
        </table:table-row>
        <table:table-row table:style-name="ro1">
          <table:table-cell office:value-type="float" office:value="3111.913" calcext:value-type="float">
            <text:p>3111.913</text:p>
          </table:table-cell>
          <table:table-cell office:value-type="float" office:value="0.0000000002634" calcext:value-type="float">
            <text:p>2.634E-010</text:p>
          </table:table-cell>
          <table:table-cell table:formula="of:=([.B1088]*[.A1088]*[.$J$2])/([.$G$2]*[.F1088]*[.$I$2])" office:value-type="float" office:value="0.00066692973314007" calcext:value-type="float">
            <text:p>0.0006669297</text:p>
          </table:table-cell>
          <table:table-cell office:value-type="float" office:value="0.0000151169" calcext:value-type="float">
            <text:p>1.51169E-005</text:p>
          </table:table-cell>
          <table:table-cell table:formula="of:=[.D1088]*109.76" office:value-type="float" office:value="0.001659230944" calcext:value-type="float">
            <text:p>0.0016592309</text:p>
          </table:table-cell>
          <table:table-cell table:formula="of:=[.E1088]*1E-018" office:value-type="float" office:value="1.659230944E-021" calcext:value-type="float">
            <text:p>1.659230944E-021</text:p>
          </table:table-cell>
          <table:table-cell table:number-columns-repeated="4"/>
        </table:table-row>
        <table:table-row table:style-name="ro1">
          <table:table-cell office:value-type="float" office:value="3128.811" calcext:value-type="float">
            <text:p>3128.811</text:p>
          </table:table-cell>
          <table:table-cell office:value-type="float" office:value="0.00000000025771" calcext:value-type="float">
            <text:p>2.5771E-010</text:p>
          </table:table-cell>
          <table:table-cell table:formula="of:=([.B1089]*[.A1089]*[.$J$2])/([.$G$2]*[.F1089]*[.$I$2])" office:value-type="float" office:value="0.000666923269030252" calcext:value-type="float">
            <text:p>0.0006669233</text:p>
          </table:table-cell>
          <table:table-cell office:value-type="float" office:value="0.0000148708" calcext:value-type="float">
            <text:p>1.48708E-005</text:p>
          </table:table-cell>
          <table:table-cell table:formula="of:=[.D1089]*109.76" office:value-type="float" office:value="0.001632219008" calcext:value-type="float">
            <text:p>0.001632219</text:p>
          </table:table-cell>
          <table:table-cell table:formula="of:=[.E1089]*1E-018" office:value-type="float" office:value="1.632219008E-021" calcext:value-type="float">
            <text:p>1.632219008E-021</text:p>
          </table:table-cell>
          <table:table-cell table:number-columns-repeated="4"/>
        </table:table-row>
        <table:table-row table:style-name="ro1">
          <table:table-cell office:value-type="float" office:value="3145.8" calcext:value-type="float">
            <text:p>3145.8</text:p>
          </table:table-cell>
          <table:table-cell office:value-type="float" office:value="0.00000000025215" calcext:value-type="float">
            <text:p>2.5215E-010</text:p>
          </table:table-cell>
          <table:table-cell table:formula="of:=([.B1090]*[.A1090]*[.$J$2])/([.$G$2]*[.F1090]*[.$I$2])" office:value-type="float" office:value="0.000666935675585423" calcext:value-type="float">
            <text:p>0.0006669357</text:p>
          </table:table-cell>
          <table:table-cell office:value-type="float" office:value="0.0000146287" calcext:value-type="float">
            <text:p>1.46287E-005</text:p>
          </table:table-cell>
          <table:table-cell table:formula="of:=[.D1090]*109.76" office:value-type="float" office:value="0.001605646112" calcext:value-type="float">
            <text:p>0.0016056461</text:p>
          </table:table-cell>
          <table:table-cell table:formula="of:=[.E1090]*1E-018" office:value-type="float" office:value="1.605646112E-021" calcext:value-type="float">
            <text:p>1.605646112E-021</text:p>
          </table:table-cell>
          <table:table-cell table:number-columns-repeated="4"/>
        </table:table-row>
        <table:table-row table:style-name="ro1">
          <table:table-cell office:value-type="float" office:value="3162.881" calcext:value-type="float">
            <text:p>3162.881</text:p>
          </table:table-cell>
          <table:table-cell office:value-type="float" office:value="0.0000000002467" calcext:value-type="float">
            <text:p>2.467E-010</text:p>
          </table:table-cell>
          <table:table-cell table:formula="of:=([.B1091]*[.A1091]*[.$J$2])/([.$G$2]*[.F1091]*[.$I$2])" office:value-type="float" office:value="0.00066692767325459" calcext:value-type="float">
            <text:p>0.0006669277</text:p>
          </table:table-cell>
          <table:table-cell office:value-type="float" office:value="0.0000143904" calcext:value-type="float">
            <text:p>1.43904E-005</text:p>
          </table:table-cell>
          <table:table-cell table:formula="of:=[.D1091]*109.76" office:value-type="float" office:value="0.001579490304" calcext:value-type="float">
            <text:p>0.0015794903</text:p>
          </table:table-cell>
          <table:table-cell table:formula="of:=[.E1091]*1E-018" office:value-type="float" office:value="1.579490304E-021" calcext:value-type="float">
            <text:p>1.579490304E-021</text:p>
          </table:table-cell>
          <table:table-cell table:number-columns-repeated="4"/>
        </table:table-row>
        <table:table-row table:style-name="ro1">
          <table:table-cell office:value-type="float" office:value="3180.055" calcext:value-type="float">
            <text:p>3180.055</text:p>
          </table:table-cell>
          <table:table-cell office:value-type="float" office:value="0.00000000024137" calcext:value-type="float">
            <text:p>2.4137E-010</text:p>
          </table:table-cell>
          <table:table-cell table:formula="of:=([.B1092]*[.A1092]*[.$J$2])/([.$G$2]*[.F1092]*[.$I$2])" office:value-type="float" office:value="0.000666934380562169" calcext:value-type="float">
            <text:p>0.0006669344</text:p>
          </table:table-cell>
          <table:table-cell office:value-type="float" office:value="0.0000141558" calcext:value-type="float">
            <text:p>1.41558E-005</text:p>
          </table:table-cell>
          <table:table-cell table:formula="of:=[.D1092]*109.76" office:value-type="float" office:value="0.001553740608" calcext:value-type="float">
            <text:p>0.0015537406</text:p>
          </table:table-cell>
          <table:table-cell table:formula="of:=[.E1092]*1E-018" office:value-type="float" office:value="1.553740608E-021" calcext:value-type="float">
            <text:p>1.553740608E-021</text:p>
          </table:table-cell>
          <table:table-cell table:number-columns-repeated="4"/>
        </table:table-row>
        <table:table-row table:style-name="ro1">
          <table:table-cell office:value-type="float" office:value="3197.323" calcext:value-type="float">
            <text:p>3197.323</text:p>
          </table:table-cell>
          <table:table-cell office:value-type="float" office:value="0.00000000023615" calcext:value-type="float">
            <text:p>2.3615E-010</text:p>
          </table:table-cell>
          <table:table-cell table:formula="of:=([.B1093]*[.A1093]*[.$J$2])/([.$G$2]*[.F1093]*[.$I$2])" office:value-type="float" office:value="0.0006669326499065" calcext:value-type="float">
            <text:p>0.0006669326</text:p>
          </table:table-cell>
          <table:table-cell office:value-type="float" office:value="0.0000139249" calcext:value-type="float">
            <text:p>1.39249E-005</text:p>
          </table:table-cell>
          <table:table-cell table:formula="of:=[.D1093]*109.76" office:value-type="float" office:value="0.001528397024" calcext:value-type="float">
            <text:p>0.001528397</text:p>
          </table:table-cell>
          <table:table-cell table:formula="of:=[.E1093]*1E-018" office:value-type="float" office:value="1.528397024E-021" calcext:value-type="float">
            <text:p>1.528397024E-021</text:p>
          </table:table-cell>
          <table:table-cell table:number-columns-repeated="4"/>
        </table:table-row>
        <table:table-row table:style-name="ro1">
          <table:table-cell office:value-type="float" office:value="3214.684" calcext:value-type="float">
            <text:p>3214.684</text:p>
          </table:table-cell>
          <table:table-cell office:value-type="float" office:value="0.00000000023104" calcext:value-type="float">
            <text:p>2.3104E-010</text:p>
          </table:table-cell>
          <table:table-cell table:formula="of:=([.B1094]*[.A1094]*[.$J$2])/([.$G$2]*[.F1094]*[.$I$2])" office:value-type="float" office:value="0.00066692077475731" calcext:value-type="float">
            <text:p>0.0006669208</text:p>
          </table:table-cell>
          <table:table-cell office:value-type="float" office:value="0.0000136978" calcext:value-type="float">
            <text:p>1.36978E-005</text:p>
          </table:table-cell>
          <table:table-cell table:formula="of:=[.D1094]*109.76" office:value-type="float" office:value="0.001503470528" calcext:value-type="float">
            <text:p>0.0015034705</text:p>
          </table:table-cell>
          <table:table-cell table:formula="of:=[.E1094]*1E-018" office:value-type="float" office:value="1.503470528E-021" calcext:value-type="float">
            <text:p>1.503470528E-021</text:p>
          </table:table-cell>
          <table:table-cell table:number-columns-repeated="4"/>
        </table:table-row>
        <table:table-row table:style-name="ro1">
          <table:table-cell office:value-type="float" office:value="3232.139" calcext:value-type="float">
            <text:p>3232.139</text:p>
          </table:table-cell>
          <table:table-cell office:value-type="float" office:value="0.00000000022604" calcext:value-type="float">
            <text:p>2.2604E-010</text:p>
          </table:table-cell>
          <table:table-cell table:formula="of:=([.B1095]*[.A1095]*[.$J$2])/([.$G$2]*[.F1095]*[.$I$2])" office:value-type="float" office:value="0.00066691723528092" calcext:value-type="float">
            <text:p>0.0006669172</text:p>
          </table:table-cell>
          <table:table-cell office:value-type="float" office:value="0.0000134742" calcext:value-type="float">
            <text:p>1.34742E-005</text:p>
          </table:table-cell>
          <table:table-cell table:formula="of:=[.D1095]*109.76" office:value-type="float" office:value="0.001478928192" calcext:value-type="float">
            <text:p>0.0014789282</text:p>
          </table:table-cell>
          <table:table-cell table:formula="of:=[.E1095]*1E-018" office:value-type="float" office:value="1.478928192E-021" calcext:value-type="float">
            <text:p>1.478928192E-021</text:p>
          </table:table-cell>
          <table:table-cell table:number-columns-repeated="4"/>
        </table:table-row>
        <table:table-row table:style-name="ro1">
          <table:table-cell office:value-type="float" office:value="3249.689" calcext:value-type="float">
            <text:p>3249.689</text:p>
          </table:table-cell>
          <table:table-cell office:value-type="float" office:value="0.00000000022115" calcext:value-type="float">
            <text:p>2.2115E-010</text:p>
          </table:table-cell>
          <table:table-cell table:formula="of:=([.B1096]*[.A1096]*[.$J$2])/([.$G$2]*[.F1096]*[.$I$2])" office:value-type="float" office:value="0.000666926698335932" calcext:value-type="float">
            <text:p>0.0006669267</text:p>
          </table:table-cell>
          <table:table-cell office:value-type="float" office:value="0.0000132541" calcext:value-type="float">
            <text:p>1.32541E-005</text:p>
          </table:table-cell>
          <table:table-cell table:formula="of:=[.D1096]*109.76" office:value-type="float" office:value="0.001454770016" calcext:value-type="float">
            <text:p>0.00145477</text:p>
          </table:table-cell>
          <table:table-cell table:formula="of:=[.E1096]*1E-018" office:value-type="float" office:value="1.454770016E-021" calcext:value-type="float">
            <text:p>1.454770016E-021</text:p>
          </table:table-cell>
          <table:table-cell table:number-columns-repeated="4"/>
        </table:table-row>
        <table:table-row table:style-name="ro1">
          <table:table-cell office:value-type="float" office:value="3267.335" calcext:value-type="float">
            <text:p>3267.335</text:p>
          </table:table-cell>
          <table:table-cell office:value-type="float" office:value="0.00000000021636" calcext:value-type="float">
            <text:p>2.1636E-010</text:p>
          </table:table-cell>
          <table:table-cell table:formula="of:=([.B1097]*[.A1097]*[.$J$2])/([.$G$2]*[.F1097]*[.$I$2])" office:value-type="float" office:value="0.000666918227889028" calcext:value-type="float">
            <text:p>0.0006669182</text:p>
          </table:table-cell>
          <table:table-cell office:value-type="float" office:value="0.0000130376" calcext:value-type="float">
            <text:p>1.30376E-005</text:p>
          </table:table-cell>
          <table:table-cell table:formula="of:=[.D1097]*109.76" office:value-type="float" office:value="0.001431006976" calcext:value-type="float">
            <text:p>0.001431007</text:p>
          </table:table-cell>
          <table:table-cell table:formula="of:=[.E1097]*1E-018" office:value-type="float" office:value="1.431006976E-021" calcext:value-type="float">
            <text:p>1.431006976E-021</text:p>
          </table:table-cell>
          <table:table-cell table:number-columns-repeated="4"/>
        </table:table-row>
        <table:table-row table:style-name="ro1">
          <table:table-cell office:value-type="float" office:value="3285.076" calcext:value-type="float">
            <text:p>3285.076</text:p>
          </table:table-cell>
          <table:table-cell office:value-type="float" office:value="0.00000000021168" calcext:value-type="float">
            <text:p>2.1168E-010</text:p>
          </table:table-cell>
          <table:table-cell table:formula="of:=([.B1098]*[.A1098]*[.$J$2])/([.$G$2]*[.F1098]*[.$I$2])" office:value-type="float" office:value="0.000666936381060077" calcext:value-type="float">
            <text:p>0.0006669364</text:p>
          </table:table-cell>
          <table:table-cell office:value-type="float" office:value="0.0000128245" calcext:value-type="float">
            <text:p>1.28245E-005</text:p>
          </table:table-cell>
          <table:table-cell table:formula="of:=[.D1098]*109.76" office:value-type="float" office:value="0.00140761712" calcext:value-type="float">
            <text:p>0.0014076171</text:p>
          </table:table-cell>
          <table:table-cell table:formula="of:=[.E1098]*1E-018" office:value-type="float" office:value="1.40761712E-021" calcext:value-type="float">
            <text:p>1.40761712E-021</text:p>
          </table:table-cell>
          <table:table-cell table:number-columns-repeated="4"/>
        </table:table-row>
        <table:table-row table:style-name="ro1">
          <table:table-cell office:value-type="float" office:value="3302.914" calcext:value-type="float">
            <text:p>3302.914</text:p>
          </table:table-cell>
          <table:table-cell office:value-type="float" office:value="0.00000000020709" calcext:value-type="float">
            <text:p>2.0709E-010</text:p>
          </table:table-cell>
          <table:table-cell table:formula="of:=([.B1099]*[.A1099]*[.$J$2])/([.$G$2]*[.F1099]*[.$I$2])" office:value-type="float" office:value="0.00066692818203597" calcext:value-type="float">
            <text:p>0.0006669282</text:p>
          </table:table-cell>
          <table:table-cell office:value-type="float" office:value="0.0000126147" calcext:value-type="float">
            <text:p>1.26147E-005</text:p>
          </table:table-cell>
          <table:table-cell table:formula="of:=[.D1099]*109.76" office:value-type="float" office:value="0.001384589472" calcext:value-type="float">
            <text:p>0.0013845895</text:p>
          </table:table-cell>
          <table:table-cell table:formula="of:=[.E1099]*1E-018" office:value-type="float" office:value="1.384589472E-021" calcext:value-type="float">
            <text:p>1.384589472E-021</text:p>
          </table:table-cell>
          <table:table-cell table:number-columns-repeated="4"/>
        </table:table-row>
        <table:table-row table:style-name="ro1">
          <table:table-cell office:value-type="float" office:value="3320.848" calcext:value-type="float">
            <text:p>3320.848</text:p>
          </table:table-cell>
          <table:table-cell office:value-type="float" office:value="0.0000000002026" calcext:value-type="float">
            <text:p>2.026E-010</text:p>
          </table:table-cell>
          <table:table-cell table:formula="of:=([.B1100]*[.A1100]*[.$J$2])/([.$G$2]*[.F1100]*[.$I$2])" office:value-type="float" office:value="0.000666923093636006" calcext:value-type="float">
            <text:p>0.0006669231</text:p>
          </table:table-cell>
          <table:table-cell office:value-type="float" office:value="0.0000124083" calcext:value-type="float">
            <text:p>1.24083E-005</text:p>
          </table:table-cell>
          <table:table-cell table:formula="of:=[.D1100]*109.76" office:value-type="float" office:value="0.001361935008" calcext:value-type="float">
            <text:p>0.001361935</text:p>
          </table:table-cell>
          <table:table-cell table:formula="of:=[.E1100]*1E-018" office:value-type="float" office:value="1.361935008E-021" calcext:value-type="float">
            <text:p>1.361935008E-021</text:p>
          </table:table-cell>
          <table:table-cell table:number-columns-repeated="4"/>
        </table:table-row>
        <table:table-row table:style-name="ro1">
          <table:table-cell office:value-type="float" office:value="3338.88" calcext:value-type="float">
            <text:p>3338.88</text:p>
          </table:table-cell>
          <table:table-cell office:value-type="float" office:value="0.00000000019821" calcext:value-type="float">
            <text:p>1.9821E-010</text:p>
          </table:table-cell>
          <table:table-cell table:formula="of:=([.B1101]*[.A1101]*[.$J$2])/([.$G$2]*[.F1101]*[.$I$2])" office:value-type="float" office:value="0.000666931260426613" calcext:value-type="float">
            <text:p>0.0006669313</text:p>
          </table:table-cell>
          <table:table-cell office:value-type="float" office:value="0.0000122052" calcext:value-type="float">
            <text:p>1.22052E-005</text:p>
          </table:table-cell>
          <table:table-cell table:formula="of:=[.D1101]*109.76" office:value-type="float" office:value="0.001339642752" calcext:value-type="float">
            <text:p>0.0013396428</text:p>
          </table:table-cell>
          <table:table-cell table:formula="of:=[.E1101]*1E-018" office:value-type="float" office:value="1.339642752E-021" calcext:value-type="float">
            <text:p>1.339642752E-021</text:p>
          </table:table-cell>
          <table:table-cell table:number-columns-repeated="4"/>
        </table:table-row>
        <table:table-row table:style-name="ro1">
          <table:table-cell office:value-type="float" office:value="3357.01" calcext:value-type="float">
            <text:p>3357.01</text:p>
          </table:table-cell>
          <table:table-cell office:value-type="float" office:value="0.00000000019391" calcext:value-type="float">
            <text:p>1.9391E-010</text:p>
          </table:table-cell>
          <table:table-cell table:formula="of:=([.B1102]*[.A1102]*[.$J$2])/([.$G$2]*[.F1102]*[.$I$2])" office:value-type="float" office:value="0.000666928730164353" calcext:value-type="float">
            <text:p>0.0006669287</text:p>
          </table:table-cell>
          <table:table-cell office:value-type="float" office:value="0.0000120053" calcext:value-type="float">
            <text:p>1.20053E-005</text:p>
          </table:table-cell>
          <table:table-cell table:formula="of:=[.D1102]*109.76" office:value-type="float" office:value="0.001317701728" calcext:value-type="float">
            <text:p>0.0013177017</text:p>
          </table:table-cell>
          <table:table-cell table:formula="of:=[.E1102]*1E-018" office:value-type="float" office:value="1.317701728E-021" calcext:value-type="float">
            <text:p>1.317701728E-021</text:p>
          </table:table-cell>
          <table:table-cell table:number-columns-repeated="4"/>
        </table:table-row>
        <table:table-row table:style-name="ro1">
          <table:table-cell office:value-type="float" office:value="3375.238" calcext:value-type="float">
            <text:p>3375.238</text:p>
          </table:table-cell>
          <table:table-cell office:value-type="float" office:value="0.0000000001897" calcext:value-type="float">
            <text:p>1.897E-010</text:p>
          </table:table-cell>
          <table:table-cell table:formula="of:=([.B1103]*[.A1103]*[.$J$2])/([.$G$2]*[.F1103]*[.$I$2])" office:value-type="float" office:value="0.000666918743603539" calcext:value-type="float">
            <text:p>0.0006669187</text:p>
          </table:table-cell>
          <table:table-cell office:value-type="float" office:value="0.0000118086" calcext:value-type="float">
            <text:p>1.18086E-005</text:p>
          </table:table-cell>
          <table:table-cell table:formula="of:=[.D1103]*109.76" office:value-type="float" office:value="0.001296111936" calcext:value-type="float">
            <text:p>0.0012961119</text:p>
          </table:table-cell>
          <table:table-cell table:formula="of:=[.E1103]*1E-018" office:value-type="float" office:value="1.296111936E-021" calcext:value-type="float">
            <text:p>1.296111936E-021</text:p>
          </table:table-cell>
          <table:table-cell table:number-columns-repeated="4"/>
        </table:table-row>
        <table:table-row table:style-name="ro1">
          <table:table-cell office:value-type="float" office:value="3393.565" calcext:value-type="float">
            <text:p>3393.565</text:p>
          </table:table-cell>
          <table:table-cell office:value-type="float" office:value="0.00000000018559" calcext:value-type="float">
            <text:p>1.8559E-010</text:p>
          </table:table-cell>
          <table:table-cell table:formula="of:=([.B1104]*[.A1104]*[.$J$2])/([.$G$2]*[.F1104]*[.$I$2])" office:value-type="float" office:value="0.000666940963952027" calcext:value-type="float">
            <text:p>0.000666941</text:p>
          </table:table-cell>
          <table:table-cell office:value-type="float" office:value="0.0000116151" calcext:value-type="float">
            <text:p>1.16151E-005</text:p>
          </table:table-cell>
          <table:table-cell table:formula="of:=[.D1104]*109.76" office:value-type="float" office:value="0.001274873376" calcext:value-type="float">
            <text:p>0.0012748734</text:p>
          </table:table-cell>
          <table:table-cell table:formula="of:=[.E1104]*1E-018" office:value-type="float" office:value="1.274873376E-021" calcext:value-type="float">
            <text:p>1.274873376E-021</text:p>
          </table:table-cell>
          <table:table-cell table:number-columns-repeated="4"/>
        </table:table-row>
        <table:table-row table:style-name="ro1">
          <table:table-cell office:value-type="float" office:value="3411.992" calcext:value-type="float">
            <text:p>3411.992</text:p>
          </table:table-cell>
          <table:table-cell office:value-type="float" office:value="0.00000000018156" calcext:value-type="float">
            <text:p>1.8156E-010</text:p>
          </table:table-cell>
          <table:table-cell table:formula="of:=([.B1105]*[.A1105]*[.$J$2])/([.$G$2]*[.F1105]*[.$I$2])" office:value-type="float" office:value="0.000666940018384189" calcext:value-type="float">
            <text:p>0.00066694</text:p>
          </table:table-cell>
          <table:table-cell office:value-type="float" office:value="0.0000114246" calcext:value-type="float">
            <text:p>1.14246E-005</text:p>
          </table:table-cell>
          <table:table-cell table:formula="of:=[.D1105]*109.76" office:value-type="float" office:value="0.001253964096" calcext:value-type="float">
            <text:p>0.0012539641</text:p>
          </table:table-cell>
          <table:table-cell table:formula="of:=[.E1105]*1E-018" office:value-type="float" office:value="1.253964096E-021" calcext:value-type="float">
            <text:p>1.253964096E-021</text:p>
          </table:table-cell>
          <table:table-cell table:number-columns-repeated="4"/>
        </table:table-row>
        <table:table-row table:style-name="ro1">
          <table:table-cell office:value-type="float" office:value="3430.519" calcext:value-type="float">
            <text:p>3430.519</text:p>
          </table:table-cell>
          <table:table-cell office:value-type="float" office:value="0.00000000017761" calcext:value-type="float">
            <text:p>1.7761E-010</text:p>
          </table:table-cell>
          <table:table-cell table:formula="of:=([.B1106]*[.A1106]*[.$J$2])/([.$G$2]*[.F1106]*[.$I$2])" office:value-type="float" office:value="0.00066691824687133" calcext:value-type="float">
            <text:p>0.0006669182</text:p>
          </table:table-cell>
          <table:table-cell office:value-type="float" office:value="0.0000112371" calcext:value-type="float">
            <text:p>1.12371E-005</text:p>
          </table:table-cell>
          <table:table-cell table:formula="of:=[.D1106]*109.76" office:value-type="float" office:value="0.001233384096" calcext:value-type="float">
            <text:p>0.0012333841</text:p>
          </table:table-cell>
          <table:table-cell table:formula="of:=[.E1106]*1E-018" office:value-type="float" office:value="1.233384096E-021" calcext:value-type="float">
            <text:p>1.233384096E-021</text:p>
          </table:table-cell>
          <table:table-cell table:number-columns-repeated="4"/>
        </table:table-row>
        <table:table-row table:style-name="ro1">
          <table:table-cell office:value-type="float" office:value="3449.146" calcext:value-type="float">
            <text:p>3449.146</text:p>
          </table:table-cell>
          <table:table-cell office:value-type="float" office:value="0.00000000017375" calcext:value-type="float">
            <text:p>1.7375E-010</text:p>
          </table:table-cell>
          <table:table-cell table:formula="of:=([.B1107]*[.A1107]*[.$J$2])/([.$G$2]*[.F1107]*[.$I$2])" office:value-type="float" office:value="0.000666910586492723" calcext:value-type="float">
            <text:p>0.0006669106</text:p>
          </table:table-cell>
          <table:table-cell office:value-type="float" office:value="0.0000110527" calcext:value-type="float">
            <text:p>1.10527E-005</text:p>
          </table:table-cell>
          <table:table-cell table:formula="of:=[.D1107]*109.76" office:value-type="float" office:value="0.001213144352" calcext:value-type="float">
            <text:p>0.0012131444</text:p>
          </table:table-cell>
          <table:table-cell table:formula="of:=[.E1107]*1E-018" office:value-type="float" office:value="1.213144352E-021" calcext:value-type="float">
            <text:p>1.213144352E-021</text:p>
          </table:table-cell>
          <table:table-cell table:number-columns-repeated="4"/>
        </table:table-row>
        <table:table-row table:style-name="ro1">
          <table:table-cell office:value-type="float" office:value="3467.875" calcext:value-type="float">
            <text:p>3467.875</text:p>
          </table:table-cell>
          <table:table-cell office:value-type="float" office:value="0.00000000016998" calcext:value-type="float">
            <text:p>1.6998E-010</text:p>
          </table:table-cell>
          <table:table-cell table:formula="of:=([.B1108]*[.A1108]*[.$J$2])/([.$G$2]*[.F1108]*[.$I$2])" office:value-type="float" office:value="0.000666940930906791" calcext:value-type="float">
            <text:p>0.0006669409</text:p>
          </table:table-cell>
          <table:table-cell office:value-type="float" office:value="0.0000108711" calcext:value-type="float">
            <text:p>1.08711E-005</text:p>
          </table:table-cell>
          <table:table-cell table:formula="of:=[.D1108]*109.76" office:value-type="float" office:value="0.001193211936" calcext:value-type="float">
            <text:p>0.0011932119</text:p>
          </table:table-cell>
          <table:table-cell table:formula="of:=[.E1108]*1E-018" office:value-type="float" office:value="1.193211936E-021" calcext:value-type="float">
            <text:p>1.193211936E-021</text:p>
          </table:table-cell>
          <table:table-cell table:number-columns-repeated="4"/>
        </table:table-row>
        <table:table-row table:style-name="ro1">
          <table:table-cell office:value-type="float" office:value="3486.705" calcext:value-type="float">
            <text:p>3486.705</text:p>
          </table:table-cell>
          <table:table-cell office:value-type="float" office:value="0.00000000016628" calcext:value-type="float">
            <text:p>1.6628E-010</text:p>
          </table:table-cell>
          <table:table-cell table:formula="of:=([.B1109]*[.A1109]*[.$J$2])/([.$G$2]*[.F1109]*[.$I$2])" office:value-type="float" office:value="0.000666922798291918" calcext:value-type="float">
            <text:p>0.0006669228</text:p>
          </table:table-cell>
          <table:table-cell office:value-type="float" office:value="0.0000106925" calcext:value-type="float">
            <text:p>1.06925E-005</text:p>
          </table:table-cell>
          <table:table-cell table:formula="of:=[.D1109]*109.76" office:value-type="float" office:value="0.0011736088" calcext:value-type="float">
            <text:p>0.0011736088</text:p>
          </table:table-cell>
          <table:table-cell table:formula="of:=[.E1109]*1E-018" office:value-type="float" office:value="1.1736088E-021" calcext:value-type="float">
            <text:p>1.1736088E-021</text:p>
          </table:table-cell>
          <table:table-cell table:number-columns-repeated="4"/>
        </table:table-row>
        <table:table-row table:style-name="ro1">
          <table:table-cell office:value-type="float" office:value="3505.638" calcext:value-type="float">
            <text:p>3505.638</text:p>
          </table:table-cell>
          <table:table-cell office:value-type="float" office:value="0.00000000016267" calcext:value-type="float">
            <text:p>1.6267E-010</text:p>
          </table:table-cell>
          <table:table-cell table:formula="of:=([.B1110]*[.A1110]*[.$J$2])/([.$G$2]*[.F1110]*[.$I$2])" office:value-type="float" office:value="0.000666952110896032" calcext:value-type="float">
            <text:p>0.0006669521</text:p>
          </table:table-cell>
          <table:table-cell office:value-type="float" office:value="0.0000105167" calcext:value-type="float">
            <text:p>1.05167E-005</text:p>
          </table:table-cell>
          <table:table-cell table:formula="of:=[.D1110]*109.76" office:value-type="float" office:value="0.001154312992" calcext:value-type="float">
            <text:p>0.001154313</text:p>
          </table:table-cell>
          <table:table-cell table:formula="of:=[.E1110]*1E-018" office:value-type="float" office:value="1.154312992E-021" calcext:value-type="float">
            <text:p>1.154312992E-021</text:p>
          </table:table-cell>
          <table:table-cell table:number-columns-repeated="4"/>
        </table:table-row>
        <table:table-row table:style-name="ro1">
          <table:table-cell office:value-type="float" office:value="3524.673" calcext:value-type="float">
            <text:p>3524.673</text:p>
          </table:table-cell>
          <table:table-cell office:value-type="float" office:value="0.00000000015913" calcext:value-type="float">
            <text:p>1.5913E-010</text:p>
          </table:table-cell>
          <table:table-cell table:formula="of:=([.B1111]*[.A1111]*[.$J$2])/([.$G$2]*[.F1111]*[.$I$2])" office:value-type="float" office:value="0.000666945554343272" calcext:value-type="float">
            <text:p>0.0006669456</text:p>
          </table:table-cell>
          <table:table-cell office:value-type="float" office:value="0.0000103438" calcext:value-type="float">
            <text:p>1.03438E-005</text:p>
          </table:table-cell>
          <table:table-cell table:formula="of:=[.D1111]*109.76" office:value-type="float" office:value="0.001135335488" calcext:value-type="float">
            <text:p>0.0011353355</text:p>
          </table:table-cell>
          <table:table-cell table:formula="of:=[.E1111]*1E-018" office:value-type="float" office:value="1.135335488E-021" calcext:value-type="float">
            <text:p>1.135335488E-021</text:p>
          </table:table-cell>
          <table:table-cell table:number-columns-repeated="4"/>
        </table:table-row>
        <table:table-row table:style-name="ro1">
          <table:table-cell office:value-type="float" office:value="3543.811" calcext:value-type="float">
            <text:p>3543.811</text:p>
          </table:table-cell>
          <table:table-cell office:value-type="float" office:value="0.00000000015566" calcext:value-type="float">
            <text:p>1.5566E-010</text:p>
          </table:table-cell>
          <table:table-cell table:formula="of:=([.B1112]*[.A1112]*[.$J$2])/([.$G$2]*[.F1112]*[.$I$2])" office:value-type="float" office:value="0.000666918127260291" calcext:value-type="float">
            <text:p>0.0006669181</text:p>
          </table:table-cell>
          <table:table-cell office:value-type="float" office:value="0.0000101736" calcext:value-type="float">
            <text:p>1.01736E-005</text:p>
          </table:table-cell>
          <table:table-cell table:formula="of:=[.D1112]*109.76" office:value-type="float" office:value="0.001116654336" calcext:value-type="float">
            <text:p>0.0011166543</text:p>
          </table:table-cell>
          <table:table-cell table:formula="of:=[.E1112]*1E-018" office:value-type="float" office:value="1.116654336E-021" calcext:value-type="float">
            <text:p>1.116654336E-021</text:p>
          </table:table-cell>
          <table:table-cell table:number-columns-repeated="4"/>
        </table:table-row>
        <table:table-row table:style-name="ro1">
          <table:table-cell office:value-type="float" office:value="3563.054" calcext:value-type="float">
            <text:p>3563.054</text:p>
          </table:table-cell>
          <table:table-cell office:value-type="float" office:value="0.00000000015227" calcext:value-type="float">
            <text:p>1.5227E-010</text:p>
          </table:table-cell>
          <table:table-cell table:formula="of:=([.B1113]*[.A1113]*[.$J$2])/([.$G$2]*[.F1113]*[.$I$2])" office:value-type="float" office:value="0.000666916581714625" calcext:value-type="float">
            <text:p>0.0006669166</text:p>
          </table:table-cell>
          <table:table-cell office:value-type="float" office:value="0.0000100061" calcext:value-type="float">
            <text:p>1.00061E-005</text:p>
          </table:table-cell>
          <table:table-cell table:formula="of:=[.D1113]*109.76" office:value-type="float" office:value="0.001098269536" calcext:value-type="float">
            <text:p>0.0010982695</text:p>
          </table:table-cell>
          <table:table-cell table:formula="of:=[.E1113]*1E-018" office:value-type="float" office:value="1.098269536E-021" calcext:value-type="float">
            <text:p>1.098269536E-021</text:p>
          </table:table-cell>
          <table:table-cell table:number-columns-repeated="4"/>
        </table:table-row>
        <table:table-row table:style-name="ro1">
          <table:table-cell office:value-type="float" office:value="3582.401" calcext:value-type="float">
            <text:p>3582.401</text:p>
          </table:table-cell>
          <table:table-cell office:value-type="float" office:value="0.00000000014896" calcext:value-type="float">
            <text:p>1.4896E-010</text:p>
          </table:table-cell>
          <table:table-cell table:formula="of:=([.B1114]*[.A1114]*[.$J$2])/([.$G$2]*[.F1114]*[.$I$2])" office:value-type="float" office:value="0.000666945814069107" calcext:value-type="float">
            <text:p>0.0006669458</text:p>
          </table:table-cell>
          <table:table-cell office:value-type="float" office:value="0.00000984131" calcext:value-type="float">
            <text:p>9.84131E-006</text:p>
          </table:table-cell>
          <table:table-cell table:formula="of:=[.D1114]*109.76" office:value-type="float" office:value="0.0010801821856" calcext:value-type="float">
            <text:p>0.0010801822</text:p>
          </table:table-cell>
          <table:table-cell table:formula="of:=[.E1114]*1E-018" office:value-type="float" office:value="1.0801821856E-021" calcext:value-type="float">
            <text:p>1.0801821856E-021</text:p>
          </table:table-cell>
          <table:table-cell table:number-columns-repeated="4"/>
        </table:table-row>
        <table:table-row table:style-name="ro1">
          <table:table-cell office:value-type="float" office:value="3601.853" calcext:value-type="float">
            <text:p>3601.853</text:p>
          </table:table-cell>
          <table:table-cell office:value-type="float" office:value="0.00000000014571" calcext:value-type="float">
            <text:p>1.4571E-010</text:p>
          </table:table-cell>
          <table:table-cell table:formula="of:=([.B1115]*[.A1115]*[.$J$2])/([.$G$2]*[.F1115]*[.$I$2])" office:value-type="float" office:value="0.000666926116463039" calcext:value-type="float">
            <text:p>0.0006669261</text:p>
          </table:table-cell>
          <table:table-cell office:value-type="float" office:value="0.00000967915" calcext:value-type="float">
            <text:p>9.67915E-006</text:p>
          </table:table-cell>
          <table:table-cell table:formula="of:=[.D1115]*109.76" office:value-type="float" office:value="0.001062383504" calcext:value-type="float">
            <text:p>0.0010623835</text:p>
          </table:table-cell>
          <table:table-cell table:formula="of:=[.E1115]*1E-018" office:value-type="float" office:value="1.062383504E-021" calcext:value-type="float">
            <text:p>1.062383504E-021</text:p>
          </table:table-cell>
          <table:table-cell table:number-columns-repeated="4"/>
        </table:table-row>
        <table:table-row table:style-name="ro1">
          <table:table-cell office:value-type="float" office:value="3621.411" calcext:value-type="float">
            <text:p>3621.411</text:p>
          </table:table-cell>
          <table:table-cell office:value-type="float" office:value="0.00000000014253" calcext:value-type="float">
            <text:p>1.4253E-010</text:p>
          </table:table-cell>
          <table:table-cell table:formula="of:=([.B1116]*[.A1116]*[.$J$2])/([.$G$2]*[.F1116]*[.$I$2])" office:value-type="float" office:value="0.00066690798286351" calcext:value-type="float">
            <text:p>0.000666908</text:p>
          </table:table-cell>
          <table:table-cell office:value-type="float" office:value="0.00000951958" calcext:value-type="float">
            <text:p>9.51958E-006</text:p>
          </table:table-cell>
          <table:table-cell table:formula="of:=[.D1116]*109.76" office:value-type="float" office:value="0.0010448691008" calcext:value-type="float">
            <text:p>0.0010448691</text:p>
          </table:table-cell>
          <table:table-cell table:formula="of:=[.E1116]*1E-018" office:value-type="float" office:value="1.0448691008E-021" calcext:value-type="float">
            <text:p>1.0448691008E-021</text:p>
          </table:table-cell>
          <table:table-cell table:number-columns-repeated="4"/>
        </table:table-row>
        <table:table-row table:style-name="ro1">
          <table:table-cell office:value-type="float" office:value="3641.075" calcext:value-type="float">
            <text:p>3641.075</text:p>
          </table:table-cell>
          <table:table-cell office:value-type="float" office:value="0.00000000013943" calcext:value-type="float">
            <text:p>1.3943E-010</text:p>
          </table:table-cell>
          <table:table-cell table:formula="of:=([.B1117]*[.A1117]*[.$J$2])/([.$G$2]*[.F1117]*[.$I$2])" office:value-type="float" office:value="0.000666944833754485" calcext:value-type="float">
            <text:p>0.0006669448</text:p>
          </table:table-cell>
          <table:table-cell office:value-type="float" office:value="0.00000936258" calcext:value-type="float">
            <text:p>9.36258E-006</text:p>
          </table:table-cell>
          <table:table-cell table:formula="of:=[.D1117]*109.76" office:value-type="float" office:value="0.0010276367808" calcext:value-type="float">
            <text:p>0.0010276368</text:p>
          </table:table-cell>
          <table:table-cell table:formula="of:=[.E1117]*1E-018" office:value-type="float" office:value="1.0276367808E-021" calcext:value-type="float">
            <text:p>1.0276367808E-021</text:p>
          </table:table-cell>
          <table:table-cell table:number-columns-repeated="4"/>
        </table:table-row>
        <table:table-row table:style-name="ro1">
          <table:table-cell office:value-type="float" office:value="3660.845" calcext:value-type="float">
            <text:p>3660.845</text:p>
          </table:table-cell>
          <table:table-cell office:value-type="float" office:value="0.00000000013639" calcext:value-type="float">
            <text:p>1.3639E-010</text:p>
          </table:table-cell>
          <table:table-cell table:formula="of:=([.B1118]*[.A1118]*[.$J$2])/([.$G$2]*[.F1118]*[.$I$2])" office:value-type="float" office:value="0.000666950983780385" calcext:value-type="float">
            <text:p>0.000666951</text:p>
          </table:table-cell>
          <table:table-cell office:value-type="float" office:value="0.00000920809" calcext:value-type="float">
            <text:p>9.20809E-006</text:p>
          </table:table-cell>
          <table:table-cell table:formula="of:=[.D1118]*109.76" office:value-type="float" office:value="0.0010106799584" calcext:value-type="float">
            <text:p>0.00101068</text:p>
          </table:table-cell>
          <table:table-cell table:formula="of:=[.E1118]*1E-018" office:value-type="float" office:value="1.0106799584E-021" calcext:value-type="float">
            <text:p>1.0106799584E-021</text:p>
          </table:table-cell>
          <table:table-cell table:number-columns-repeated="4"/>
        </table:table-row>
        <table:table-row table:style-name="ro1">
          <table:table-cell office:value-type="float" office:value="3680.723" calcext:value-type="float">
            <text:p>3680.723</text:p>
          </table:table-cell>
          <table:table-cell office:value-type="float" office:value="0.00000000013341" calcext:value-type="float">
            <text:p>1.3341E-010</text:p>
          </table:table-cell>
          <table:table-cell table:formula="of:=([.B1119]*[.A1119]*[.$J$2])/([.$G$2]*[.F1119]*[.$I$2])" office:value-type="float" office:value="0.000666930948594487" calcext:value-type="float">
            <text:p>0.0006669309</text:p>
          </table:table-cell>
          <table:table-cell office:value-type="float" office:value="0.00000905608" calcext:value-type="float">
            <text:p>9.05608E-006</text:p>
          </table:table-cell>
          <table:table-cell table:formula="of:=[.D1119]*109.76" office:value-type="float" office:value="0.0009939953408" calcext:value-type="float">
            <text:p>0.0009939953</text:p>
          </table:table-cell>
          <table:table-cell table:formula="of:=[.E1119]*1E-018" office:value-type="float" office:value="9.939953408E-022" calcext:value-type="float">
            <text:p>9.939953408E-022</text:p>
          </table:table-cell>
          <table:table-cell table:number-columns-repeated="4"/>
        </table:table-row>
        <table:table-row table:style-name="ro1">
          <table:table-cell office:value-type="float" office:value="3700.709" calcext:value-type="float">
            <text:p>3700.709</text:p>
          </table:table-cell>
          <table:table-cell office:value-type="float" office:value="0.0000000001305" calcext:value-type="float">
            <text:p>1.305E-010</text:p>
          </table:table-cell>
          <table:table-cell table:formula="of:=([.B1120]*[.A1120]*[.$J$2])/([.$G$2]*[.F1120]*[.$I$2])" office:value-type="float" office:value="0.000666941113720413" calcext:value-type="float">
            <text:p>0.0006669411</text:p>
          </table:table-cell>
          <table:table-cell office:value-type="float" office:value="0.00000890651" calcext:value-type="float">
            <text:p>8.90651E-006</text:p>
          </table:table-cell>
          <table:table-cell table:formula="of:=[.D1120]*109.76" office:value-type="float" office:value="0.0009775785376" calcext:value-type="float">
            <text:p>0.0009775785</text:p>
          </table:table-cell>
          <table:table-cell table:formula="of:=[.E1120]*1E-018" office:value-type="float" office:value="9.775785376E-022" calcext:value-type="float">
            <text:p>9.775785376E-022</text:p>
          </table:table-cell>
          <table:table-cell table:number-columns-repeated="4"/>
        </table:table-row>
        <table:table-row table:style-name="ro1">
          <table:table-cell office:value-type="float" office:value="3720.804" calcext:value-type="float">
            <text:p>3720.804</text:p>
          </table:table-cell>
          <table:table-cell office:value-type="float" office:value="0.00000000012765" calcext:value-type="float">
            <text:p>1.2765E-010</text:p>
          </table:table-cell>
          <table:table-cell table:formula="of:=([.B1121]*[.A1121]*[.$J$2])/([.$G$2]*[.F1121]*[.$I$2])" office:value-type="float" office:value="0.000666938564913733" calcext:value-type="float">
            <text:p>0.0006669386</text:p>
          </table:table-cell>
          <table:table-cell office:value-type="float" office:value="0.00000875934" calcext:value-type="float">
            <text:p>8.75934E-006</text:p>
          </table:table-cell>
          <table:table-cell table:formula="of:=[.D1121]*109.76" office:value-type="float" office:value="0.0009614251584" calcext:value-type="float">
            <text:p>0.0009614252</text:p>
          </table:table-cell>
          <table:table-cell table:formula="of:=[.E1121]*1E-018" office:value-type="float" office:value="9.614251584E-022" calcext:value-type="float">
            <text:p>9.614251584E-022</text:p>
          </table:table-cell>
          <table:table-cell table:number-columns-repeated="4"/>
        </table:table-row>
        <table:table-row table:style-name="ro1">
          <table:table-cell office:value-type="float" office:value="3741.007" calcext:value-type="float">
            <text:p>3741.007</text:p>
          </table:table-cell>
          <table:table-cell office:value-type="float" office:value="0.00000000012486" calcext:value-type="float">
            <text:p>1.2486E-010</text:p>
          </table:table-cell>
          <table:table-cell table:formula="of:=([.B1122]*[.A1122]*[.$J$2])/([.$G$2]*[.F1122]*[.$I$2])" office:value-type="float" office:value="0.000666928630826891" calcext:value-type="float">
            <text:p>0.0006669286</text:p>
          </table:table-cell>
          <table:table-cell office:value-type="float" office:value="0.00000861454" calcext:value-type="float">
            <text:p>8.61454E-006</text:p>
          </table:table-cell>
          <table:table-cell table:formula="of:=[.D1122]*109.76" office:value-type="float" office:value="0.0009455319104" calcext:value-type="float">
            <text:p>0.0009455319</text:p>
          </table:table-cell>
          <table:table-cell table:formula="of:=[.E1122]*1E-018" office:value-type="float" office:value="9.455319104E-022" calcext:value-type="float">
            <text:p>9.455319104E-022</text:p>
          </table:table-cell>
          <table:table-cell table:number-columns-repeated="4"/>
        </table:table-row>
        <table:table-row table:style-name="ro1">
          <table:table-cell office:value-type="float" office:value="3761.321" calcext:value-type="float">
            <text:p>3761.321</text:p>
          </table:table-cell>
          <table:table-cell office:value-type="float" office:value="0.00000000012213" calcext:value-type="float">
            <text:p>1.2213E-010</text:p>
          </table:table-cell>
          <table:table-cell table:formula="of:=([.B1123]*[.A1123]*[.$J$2])/([.$G$2]*[.F1123]*[.$I$2])" office:value-type="float" office:value="0.000666919376190151" calcext:value-type="float">
            <text:p>0.0006669194</text:p>
          </table:table-cell>
          <table:table-cell office:value-type="float" office:value="0.00000847206" calcext:value-type="float">
            <text:p>8.47206E-006</text:p>
          </table:table-cell>
          <table:table-cell table:formula="of:=[.D1123]*109.76" office:value-type="float" office:value="0.0009298933056" calcext:value-type="float">
            <text:p>0.0009298933</text:p>
          </table:table-cell>
          <table:table-cell table:formula="of:=[.E1123]*1E-018" office:value-type="float" office:value="9.298933056E-022" calcext:value-type="float">
            <text:p>9.298933056E-022</text:p>
          </table:table-cell>
          <table:table-cell table:number-columns-repeated="4"/>
        </table:table-row>
        <table:table-row table:style-name="ro1">
          <table:table-cell office:value-type="float" office:value="3781.744" calcext:value-type="float">
            <text:p>3781.744</text:p>
          </table:table-cell>
          <table:table-cell office:value-type="float" office:value="0.00000000011946" calcext:value-type="float">
            <text:p>1.1946E-010</text:p>
          </table:table-cell>
          <table:table-cell table:formula="of:=([.B1124]*[.A1124]*[.$J$2])/([.$G$2]*[.F1124]*[.$I$2])" office:value-type="float" office:value="0.000666916948055984" calcext:value-type="float">
            <text:p>0.0006669169</text:p>
          </table:table-cell>
          <table:table-cell office:value-type="float" office:value="0.00000833187" calcext:value-type="float">
            <text:p>8.33187E-006</text:p>
          </table:table-cell>
          <table:table-cell table:formula="of:=[.D1124]*109.76" office:value-type="float" office:value="0.0009145060512" calcext:value-type="float">
            <text:p>0.0009145061</text:p>
          </table:table-cell>
          <table:table-cell table:formula="of:=[.E1124]*1E-018" office:value-type="float" office:value="9.145060512E-022" calcext:value-type="float">
            <text:p>9.145060512E-022</text:p>
          </table:table-cell>
          <table:table-cell table:number-columns-repeated="4"/>
        </table:table-row>
        <table:table-row table:style-name="ro1">
          <table:table-cell office:value-type="float" office:value="3802.279" calcext:value-type="float">
            <text:p>3802.279</text:p>
          </table:table-cell>
          <table:table-cell office:value-type="float" office:value="0.00000000011685" calcext:value-type="float">
            <text:p>1.1685E-010</text:p>
          </table:table-cell>
          <table:table-cell table:formula="of:=([.B1125]*[.A1125]*[.$J$2])/([.$G$2]*[.F1125]*[.$I$2])" office:value-type="float" office:value="0.000666928874442878" calcext:value-type="float">
            <text:p>0.0006669289</text:p>
          </table:table-cell>
          <table:table-cell office:value-type="float" office:value="0.00000819394" calcext:value-type="float">
            <text:p>8.19394E-006</text:p>
          </table:table-cell>
          <table:table-cell table:formula="of:=[.D1125]*109.76" office:value-type="float" office:value="0.0008993668544" calcext:value-type="float">
            <text:p>0.0008993669</text:p>
          </table:table-cell>
          <table:table-cell table:formula="of:=[.E1125]*1E-018" office:value-type="float" office:value="8.993668544E-022" calcext:value-type="float">
            <text:p>8.993668544E-022</text:p>
          </table:table-cell>
          <table:table-cell table:number-columns-repeated="4"/>
        </table:table-row>
        <table:table-row table:style-name="ro1">
          <table:table-cell office:value-type="float" office:value="3822.925" calcext:value-type="float">
            <text:p>3822.925</text:p>
          </table:table-cell>
          <table:table-cell office:value-type="float" office:value="0.00000000011429" calcext:value-type="float">
            <text:p>1.1429E-010</text:p>
          </table:table-cell>
          <table:table-cell table:formula="of:=([.B1126]*[.A1126]*[.$J$2])/([.$G$2]*[.F1126]*[.$I$2])" office:value-type="float" office:value="0.000666904969995283" calcext:value-type="float">
            <text:p>0.000666905</text:p>
          </table:table-cell>
          <table:table-cell office:value-type="float" office:value="0.00000805823" calcext:value-type="float">
            <text:p>8.05823E-006</text:p>
          </table:table-cell>
          <table:table-cell table:formula="of:=[.D1126]*109.76" office:value-type="float" office:value="0.0008844713248" calcext:value-type="float">
            <text:p>0.0008844713</text:p>
          </table:table-cell>
          <table:table-cell table:formula="of:=[.E1126]*1E-018" office:value-type="float" office:value="8.844713248E-022" calcext:value-type="float">
            <text:p>8.844713248E-022</text:p>
          </table:table-cell>
          <table:table-cell table:number-columns-repeated="4"/>
        </table:table-row>
        <table:table-row table:style-name="ro1">
          <table:table-cell office:value-type="float" office:value="3843.683" calcext:value-type="float">
            <text:p>3843.683</text:p>
          </table:table-cell>
          <table:table-cell office:value-type="float" office:value="0.00000000011179" calcext:value-type="float">
            <text:p>1.1179E-010</text:p>
          </table:table-cell>
          <table:table-cell table:formula="of:=([.B1127]*[.A1127]*[.$J$2])/([.$G$2]*[.F1127]*[.$I$2])" office:value-type="float" office:value="0.000666909252785427" calcext:value-type="float">
            <text:p>0.0006669093</text:p>
          </table:table-cell>
          <table:table-cell office:value-type="float" office:value="0.00000792471" calcext:value-type="float">
            <text:p>7.92471E-006</text:p>
          </table:table-cell>
          <table:table-cell table:formula="of:=[.D1127]*109.76" office:value-type="float" office:value="0.0008698161696" calcext:value-type="float">
            <text:p>0.0008698162</text:p>
          </table:table-cell>
          <table:table-cell table:formula="of:=[.E1127]*1E-018" office:value-type="float" office:value="8.698161696E-022" calcext:value-type="float">
            <text:p>8.698161696E-022</text:p>
          </table:table-cell>
          <table:table-cell table:number-columns-repeated="4"/>
        </table:table-row>
        <table:table-row table:style-name="ro1">
          <table:table-cell office:value-type="float" office:value="3864.554" calcext:value-type="float">
            <text:p>3864.554</text:p>
          </table:table-cell>
          <table:table-cell office:value-type="float" office:value="0.00000000010935" calcext:value-type="float">
            <text:p>1.0935E-010</text:p>
          </table:table-cell>
          <table:table-cell table:formula="of:=([.B1128]*[.A1128]*[.$J$2])/([.$G$2]*[.F1128]*[.$I$2])" office:value-type="float" office:value="0.000666952190787356" calcext:value-type="float">
            <text:p>0.0006669522</text:p>
          </table:table-cell>
          <table:table-cell office:value-type="float" office:value="0.00000779333" calcext:value-type="float">
            <text:p>7.79333E-006</text:p>
          </table:table-cell>
          <table:table-cell table:formula="of:=[.D1128]*109.76" office:value-type="float" office:value="0.0008553959008" calcext:value-type="float">
            <text:p>0.0008553959</text:p>
          </table:table-cell>
          <table:table-cell table:formula="of:=[.E1128]*1E-018" office:value-type="float" office:value="8.553959008E-022" calcext:value-type="float">
            <text:p>8.553959008E-022</text:p>
          </table:table-cell>
          <table:table-cell table:number-columns-repeated="4"/>
        </table:table-row>
        <table:table-row table:style-name="ro1">
          <table:table-cell office:value-type="float" office:value="3885.538" calcext:value-type="float">
            <text:p>3885.538</text:p>
          </table:table-cell>
          <table:table-cell office:value-type="float" office:value="0.00000000010695" calcext:value-type="float">
            <text:p>1.0695E-010</text:p>
          </table:table-cell>
          <table:table-cell table:formula="of:=([.B1129]*[.A1129]*[.$J$2])/([.$G$2]*[.F1129]*[.$I$2])" office:value-type="float" office:value="0.000666916592359932" calcext:value-type="float">
            <text:p>0.0006669166</text:p>
          </table:table-cell>
          <table:table-cell office:value-type="float" office:value="0.00000766408" calcext:value-type="float">
            <text:p>7.66408E-006</text:p>
          </table:table-cell>
          <table:table-cell table:formula="of:=[.D1129]*109.76" office:value-type="float" office:value="0.0008412094208" calcext:value-type="float">
            <text:p>0.0008412094</text:p>
          </table:table-cell>
          <table:table-cell table:formula="of:=[.E1129]*1E-018" office:value-type="float" office:value="8.412094208E-022" calcext:value-type="float">
            <text:p>8.412094208E-022</text:p>
          </table:table-cell>
          <table:table-cell table:number-columns-repeated="4"/>
        </table:table-row>
        <table:table-row table:style-name="ro1">
          <table:table-cell office:value-type="float" office:value="3906.636" calcext:value-type="float">
            <text:p>3906.636</text:p>
          </table:table-cell>
          <table:table-cell office:value-type="float" office:value="0.00000000010461" calcext:value-type="float">
            <text:p>1.0461E-010</text:p>
          </table:table-cell>
          <table:table-cell table:formula="of:=([.B1130]*[.A1130]*[.$J$2])/([.$G$2]*[.F1130]*[.$I$2])" office:value-type="float" office:value="0.000666933331646564" calcext:value-type="float">
            <text:p>0.0006669333</text:p>
          </table:table-cell>
          <table:table-cell office:value-type="float" office:value="0.00000753691" calcext:value-type="float">
            <text:p>7.53691E-006</text:p>
          </table:table-cell>
          <table:table-cell table:formula="of:=[.D1130]*109.76" office:value-type="float" office:value="0.0008272512416" calcext:value-type="float">
            <text:p>0.0008272512</text:p>
          </table:table-cell>
          <table:table-cell table:formula="of:=[.E1130]*1E-018" office:value-type="float" office:value="8.272512416E-022" calcext:value-type="float">
            <text:p>8.272512416E-022</text:p>
          </table:table-cell>
          <table:table-cell table:number-columns-repeated="4"/>
        </table:table-row>
        <table:table-row table:style-name="ro1">
          <table:table-cell office:value-type="float" office:value="3927.849" calcext:value-type="float">
            <text:p>3927.849</text:p>
          </table:table-cell>
          <table:table-cell office:value-type="float" office:value="0.00000000010232" calcext:value-type="float">
            <text:p>1.0232E-010</text:p>
          </table:table-cell>
          <table:table-cell table:formula="of:=([.B1131]*[.A1131]*[.$J$2])/([.$G$2]*[.F1131]*[.$I$2])" office:value-type="float" office:value="0.00066694774970323" calcext:value-type="float">
            <text:p>0.0006669477</text:p>
          </table:table-cell>
          <table:table-cell office:value-type="float" office:value="0.00000741179" calcext:value-type="float">
            <text:p>7.41179E-006</text:p>
          </table:table-cell>
          <table:table-cell table:formula="of:=[.D1131]*109.76" office:value-type="float" office:value="0.0008135180704" calcext:value-type="float">
            <text:p>0.0008135181</text:p>
          </table:table-cell>
          <table:table-cell table:formula="of:=[.E1131]*1E-018" office:value-type="float" office:value="8.135180704E-022" calcext:value-type="float">
            <text:p>8.135180704E-022</text:p>
          </table:table-cell>
          <table:table-cell table:number-columns-repeated="4"/>
        </table:table-row>
        <table:table-row table:style-name="ro1">
          <table:table-cell office:value-type="float" office:value="3949.177" calcext:value-type="float">
            <text:p>3949.177</text:p>
          </table:table-cell>
          <table:table-cell office:value-type="float" office:value="0.00000000010007" calcext:value-type="float">
            <text:p>1.0007E-010</text:p>
          </table:table-cell>
          <table:table-cell table:formula="of:=([.B1132]*[.A1132]*[.$J$2])/([.$G$2]*[.F1132]*[.$I$2])" office:value-type="float" office:value="0.000666899853062667" calcext:value-type="float">
            <text:p>0.0006668999</text:p>
          </table:table-cell>
          <table:table-cell office:value-type="float" office:value="0.00000728869" calcext:value-type="float">
            <text:p>7.28869E-006</text:p>
          </table:table-cell>
          <table:table-cell table:formula="of:=[.D1132]*109.76" office:value-type="float" office:value="0.0008000066144" calcext:value-type="float">
            <text:p>0.0008000066</text:p>
          </table:table-cell>
          <table:table-cell table:formula="of:=[.E1132]*1E-018" office:value-type="float" office:value="8.000066144E-022" calcext:value-type="float">
            <text:p>8.000066144E-022</text:p>
          </table:table-cell>
          <table:table-cell table:number-columns-repeated="4"/>
        </table:table-row>
        <table:table-row table:style-name="ro1">
          <table:table-cell office:value-type="float" office:value="3970.62" calcext:value-type="float">
            <text:p>3970.62</text:p>
          </table:table-cell>
          <table:table-cell office:value-type="float" office:value="0.00000000009788" calcext:value-type="float">
            <text:p>9.788E-011</text:p>
          </table:table-cell>
          <table:table-cell table:formula="of:=([.B1133]*[.A1133]*[.$J$2])/([.$G$2]*[.F1133]*[.$I$2])" office:value-type="float" office:value="0.000666929527505671" calcext:value-type="float">
            <text:p>0.0006669295</text:p>
          </table:table-cell>
          <table:table-cell office:value-type="float" office:value="0.00000716757" calcext:value-type="float">
            <text:p>7.16757E-006</text:p>
          </table:table-cell>
          <table:table-cell table:formula="of:=[.D1133]*109.76" office:value-type="float" office:value="0.0007867124832" calcext:value-type="float">
            <text:p>0.0007867125</text:p>
          </table:table-cell>
          <table:table-cell table:formula="of:=[.E1133]*1E-018" office:value-type="float" office:value="7.867124832E-022" calcext:value-type="float">
            <text:p>7.867124832E-022</text:p>
          </table:table-cell>
          <table:table-cell table:number-columns-repeated="4"/>
        </table:table-row>
        <table:table-row table:style-name="ro1">
          <table:table-cell office:value-type="float" office:value="3992.18" calcext:value-type="float">
            <text:p>3992.18</text:p>
          </table:table-cell>
          <table:table-cell office:value-type="float" office:value="0.000000000095733" calcext:value-type="float">
            <text:p>9.5733E-011</text:p>
          </table:table-cell>
          <table:table-cell table:formula="of:=([.B1134]*[.A1134]*[.$J$2])/([.$G$2]*[.F1134]*[.$I$2])" office:value-type="float" office:value="0.000666929013073896" calcext:value-type="float">
            <text:p>0.000666929</text:p>
          </table:table-cell>
          <table:table-cell office:value-type="float" office:value="0.00000704842" calcext:value-type="float">
            <text:p>7.04842E-006</text:p>
          </table:table-cell>
          <table:table-cell table:formula="of:=[.D1134]*109.76" office:value-type="float" office:value="0.0007736345792" calcext:value-type="float">
            <text:p>0.0007736346</text:p>
          </table:table-cell>
          <table:table-cell table:formula="of:=[.E1134]*1E-018" office:value-type="float" office:value="7.736345792E-022" calcext:value-type="float">
            <text:p>7.736345792E-022</text:p>
          </table:table-cell>
          <table:table-cell table:number-columns-repeated="4"/>
        </table:table-row>
        <table:table-row table:style-name="ro1">
          <table:table-cell office:value-type="float" office:value="4013.857" calcext:value-type="float">
            <text:p>4013.857</text:p>
          </table:table-cell>
          <table:table-cell office:value-type="float" office:value="0.000000000093632" calcext:value-type="float">
            <text:p>9.3632E-011</text:p>
          </table:table-cell>
          <table:table-cell table:formula="of:=([.B1135]*[.A1135]*[.$J$2])/([.$G$2]*[.F1135]*[.$I$2])" office:value-type="float" office:value="0.000666926530906785" calcext:value-type="float">
            <text:p>0.0006669265</text:p>
          </table:table-cell>
          <table:table-cell office:value-type="float" office:value="0.00000693119" calcext:value-type="float">
            <text:p>6.93119E-006</text:p>
          </table:table-cell>
          <table:table-cell table:formula="of:=[.D1135]*109.76" office:value-type="float" office:value="0.0007607674144" calcext:value-type="float">
            <text:p>0.0007607674</text:p>
          </table:table-cell>
          <table:table-cell table:formula="of:=[.E1135]*1E-018" office:value-type="float" office:value="7.607674144E-022" calcext:value-type="float">
            <text:p>7.607674144E-022</text:p>
          </table:table-cell>
          <table:table-cell table:number-columns-repeated="4"/>
        </table:table-row>
        <table:table-row table:style-name="ro1">
          <table:table-cell office:value-type="float" office:value="4035.652" calcext:value-type="float">
            <text:p>4035.652</text:p>
          </table:table-cell>
          <table:table-cell office:value-type="float" office:value="0.000000000091577" calcext:value-type="float">
            <text:p>9.1577E-011</text:p>
          </table:table-cell>
          <table:table-cell table:formula="of:=([.B1136]*[.A1136]*[.$J$2])/([.$G$2]*[.F1136]*[.$I$2])" office:value-type="float" office:value="0.000666928171303977" calcext:value-type="float">
            <text:p>0.0006669282</text:p>
          </table:table-cell>
          <table:table-cell office:value-type="float" office:value="0.00000681586" calcext:value-type="float">
            <text:p>6.81586E-006</text:p>
          </table:table-cell>
          <table:table-cell table:formula="of:=[.D1136]*109.76" office:value-type="float" office:value="0.0007481087936" calcext:value-type="float">
            <text:p>0.0007481088</text:p>
          </table:table-cell>
          <table:table-cell table:formula="of:=[.E1136]*1E-018" office:value-type="float" office:value="7.481087936E-022" calcext:value-type="float">
            <text:p>7.481087936E-022</text:p>
          </table:table-cell>
          <table:table-cell table:number-columns-repeated="4"/>
        </table:table-row>
        <table:table-row table:style-name="ro1">
          <table:table-cell office:value-type="float" office:value="4057.565" calcext:value-type="float">
            <text:p>4057.565</text:p>
          </table:table-cell>
          <table:table-cell office:value-type="float" office:value="0.000000000089566" calcext:value-type="float">
            <text:p>8.9566E-011</text:p>
          </table:table-cell>
          <table:table-cell table:formula="of:=([.B1137]*[.A1137]*[.$J$2])/([.$G$2]*[.F1137]*[.$I$2])" office:value-type="float" office:value="0.000666927418102811" calcext:value-type="float">
            <text:p>0.0006669274</text:p>
          </table:table-cell>
          <table:table-cell office:value-type="float" office:value="0.00000670239" calcext:value-type="float">
            <text:p>6.70239E-006</text:p>
          </table:table-cell>
          <table:table-cell table:formula="of:=[.D1137]*109.76" office:value-type="float" office:value="0.0007356543264" calcext:value-type="float">
            <text:p>0.0007356543</text:p>
          </table:table-cell>
          <table:table-cell table:formula="of:=[.E1137]*1E-018" office:value-type="float" office:value="7.356543264E-022" calcext:value-type="float">
            <text:p>7.356543264E-022</text:p>
          </table:table-cell>
          <table:table-cell table:number-columns-repeated="4"/>
        </table:table-row>
        <table:table-row table:style-name="ro1">
          <table:table-cell office:value-type="float" office:value="4079.598" calcext:value-type="float">
            <text:p>4079.598</text:p>
          </table:table-cell>
          <table:table-cell office:value-type="float" office:value="0.000000000087599" calcext:value-type="float">
            <text:p>8.7599E-011</text:p>
          </table:table-cell>
          <table:table-cell table:formula="of:=([.B1138]*[.A1138]*[.$J$2])/([.$G$2]*[.F1138]*[.$I$2])" office:value-type="float" office:value="0.000666930568619816" calcext:value-type="float">
            <text:p>0.0006669306</text:p>
          </table:table-cell>
          <table:table-cell office:value-type="float" office:value="0.00000659076" calcext:value-type="float">
            <text:p>6.59076E-006</text:p>
          </table:table-cell>
          <table:table-cell table:formula="of:=[.D1138]*109.76" office:value-type="float" office:value="0.0007234018176" calcext:value-type="float">
            <text:p>0.0007234018</text:p>
          </table:table-cell>
          <table:table-cell table:formula="of:=[.E1138]*1E-018" office:value-type="float" office:value="7.234018176E-022" calcext:value-type="float">
            <text:p>7.234018176E-022</text:p>
          </table:table-cell>
          <table:table-cell table:number-columns-repeated="4"/>
        </table:table-row>
        <table:table-row table:style-name="ro1">
          <table:table-cell office:value-type="float" office:value="4101.749" calcext:value-type="float">
            <text:p>4101.749</text:p>
          </table:table-cell>
          <table:table-cell office:value-type="float" office:value="0.000000000085674" calcext:value-type="float">
            <text:p>8.5674E-011</text:p>
          </table:table-cell>
          <table:table-cell table:formula="of:=([.B1139]*[.A1139]*[.$J$2])/([.$G$2]*[.F1139]*[.$I$2])" office:value-type="float" office:value="0.00066692919063146" calcext:value-type="float">
            <text:p>0.0006669292</text:p>
          </table:table-cell>
          <table:table-cell office:value-type="float" office:value="0.00000648094" calcext:value-type="float">
            <text:p>6.48094E-006</text:p>
          </table:table-cell>
          <table:table-cell table:formula="of:=[.D1139]*109.76" office:value-type="float" office:value="0.0007113479744" calcext:value-type="float">
            <text:p>0.000711348</text:p>
          </table:table-cell>
          <table:table-cell table:formula="of:=[.E1139]*1E-018" office:value-type="float" office:value="7.113479744E-022" calcext:value-type="float">
            <text:p>7.113479744E-022</text:p>
          </table:table-cell>
          <table:table-cell table:number-columns-repeated="4"/>
        </table:table-row>
        <table:table-row table:style-name="ro1">
          <table:table-cell office:value-type="float" office:value="4124.022" calcext:value-type="float">
            <text:p>4124.022</text:p>
          </table:table-cell>
          <table:table-cell office:value-type="float" office:value="0.000000000083791" calcext:value-type="float">
            <text:p>8.3791E-011</text:p>
          </table:table-cell>
          <table:table-cell table:formula="of:=([.B1140]*[.A1140]*[.$J$2])/([.$G$2]*[.F1140]*[.$I$2])" office:value-type="float" office:value="0.000666930909102859" calcext:value-type="float">
            <text:p>0.0006669309</text:p>
          </table:table-cell>
          <table:table-cell office:value-type="float" office:value="0.0000063729" calcext:value-type="float">
            <text:p>6.3729E-006</text:p>
          </table:table-cell>
          <table:table-cell table:formula="of:=[.D1140]*109.76" office:value-type="float" office:value="0.000699489504" calcext:value-type="float">
            <text:p>0.0006994895</text:p>
          </table:table-cell>
          <table:table-cell table:formula="of:=[.E1140]*1E-018" office:value-type="float" office:value="6.99489504E-022" calcext:value-type="float">
            <text:p>6.99489504E-022</text:p>
          </table:table-cell>
          <table:table-cell table:number-columns-repeated="4"/>
        </table:table-row>
        <table:table-row table:style-name="ro1">
          <table:table-cell office:value-type="float" office:value="4146.415" calcext:value-type="float">
            <text:p>4146.415</text:p>
          </table:table-cell>
          <table:table-cell office:value-type="float" office:value="0.000000000081948" calcext:value-type="float">
            <text:p>8.1948E-011</text:p>
          </table:table-cell>
          <table:table-cell table:formula="of:=([.B1141]*[.A1141]*[.$J$2])/([.$G$2]*[.F1141]*[.$I$2])" office:value-type="float" office:value="0.000666925568348574" calcext:value-type="float">
            <text:p>0.0006669256</text:p>
          </table:table-cell>
          <table:table-cell office:value-type="float" office:value="0.00000626662" calcext:value-type="float">
            <text:p>6.26662E-006</text:p>
          </table:table-cell>
          <table:table-cell table:formula="of:=[.D1141]*109.76" office:value-type="float" office:value="0.0006878242112" calcext:value-type="float">
            <text:p>0.0006878242</text:p>
          </table:table-cell>
          <table:table-cell table:formula="of:=[.E1141]*1E-018" office:value-type="float" office:value="6.878242112E-022" calcext:value-type="float">
            <text:p>6.878242112E-022</text:p>
          </table:table-cell>
          <table:table-cell table:number-columns-repeated="4"/>
        </table:table-row>
        <table:table-row table:style-name="ro1">
          <table:table-cell office:value-type="float" office:value="4168.929" calcext:value-type="float">
            <text:p>4168.929</text:p>
          </table:table-cell>
          <table:table-cell office:value-type="float" office:value="0.000000000080146" calcext:value-type="float">
            <text:p>8.0146E-011</text:p>
          </table:table-cell>
          <table:table-cell table:formula="of:=([.B1142]*[.A1142]*[.$J$2])/([.$G$2]*[.F1142]*[.$I$2])" office:value-type="float" office:value="0.000666930739954287" calcext:value-type="float">
            <text:p>0.0006669307</text:p>
          </table:table-cell>
          <table:table-cell office:value-type="float" office:value="0.00000616205" calcext:value-type="float">
            <text:p>6.16205E-006</text:p>
          </table:table-cell>
          <table:table-cell table:formula="of:=[.D1142]*109.76" office:value-type="float" office:value="0.000676346608" calcext:value-type="float">
            <text:p>0.0006763466</text:p>
          </table:table-cell>
          <table:table-cell table:formula="of:=[.E1142]*1E-018" office:value-type="float" office:value="6.76346608E-022" calcext:value-type="float">
            <text:p>6.76346608E-022</text:p>
          </table:table-cell>
          <table:table-cell table:number-columns-repeated="4"/>
        </table:table-row>
        <table:table-row table:style-name="ro1">
          <table:table-cell office:value-type="float" office:value="4191.566" calcext:value-type="float">
            <text:p>4191.566</text:p>
          </table:table-cell>
          <table:table-cell office:value-type="float" office:value="0.000000000078382" calcext:value-type="float">
            <text:p>7.8382E-011</text:p>
          </table:table-cell>
          <table:table-cell table:formula="of:=([.B1143]*[.A1143]*[.$J$2])/([.$G$2]*[.F1143]*[.$I$2])" office:value-type="float" office:value="0.000666927150279059" calcext:value-type="float">
            <text:p>0.0006669272</text:p>
          </table:table-cell>
          <table:table-cell office:value-type="float" office:value="0.00000605918" calcext:value-type="float">
            <text:p>6.05918E-006</text:p>
          </table:table-cell>
          <table:table-cell table:formula="of:=[.D1143]*109.76" office:value-type="float" office:value="0.0006650555968" calcext:value-type="float">
            <text:p>0.0006650556</text:p>
          </table:table-cell>
          <table:table-cell table:formula="of:=[.E1143]*1E-018" office:value-type="float" office:value="6.650555968E-022" calcext:value-type="float">
            <text:p>6.650555968E-022</text:p>
          </table:table-cell>
          <table:table-cell table:number-columns-repeated="4"/>
        </table:table-row>
        <table:table-row table:style-name="ro1">
          <table:table-cell office:value-type="float" office:value="4214.326" calcext:value-type="float">
            <text:p>4214.326</text:p>
          </table:table-cell>
          <table:table-cell office:value-type="float" office:value="0.000000000076657" calcext:value-type="float">
            <text:p>7.6657E-011</text:p>
          </table:table-cell>
          <table:table-cell table:formula="of:=([.B1144]*[.A1144]*[.$J$2])/([.$G$2]*[.F1144]*[.$I$2])" office:value-type="float" office:value="0.000666929271211929" calcext:value-type="float">
            <text:p>0.0006669293</text:p>
          </table:table-cell>
          <table:table-cell office:value-type="float" office:value="0.00000595799" calcext:value-type="float">
            <text:p>0.000005958</text:p>
          </table:table-cell>
          <table:table-cell table:formula="of:=[.D1144]*109.76" office:value-type="float" office:value="0.0006539489824" calcext:value-type="float">
            <text:p>0.000653949</text:p>
          </table:table-cell>
          <table:table-cell table:formula="of:=[.E1144]*1E-018" office:value-type="float" office:value="6.539489824E-022" calcext:value-type="float">
            <text:p>6.539489824E-022</text:p>
          </table:table-cell>
          <table:table-cell table:number-columns-repeated="4"/>
        </table:table-row>
        <table:table-row table:style-name="ro1">
          <table:table-cell office:value-type="float" office:value="4237.209" calcext:value-type="float">
            <text:p>4237.209</text:p>
          </table:table-cell>
          <table:table-cell office:value-type="float" office:value="0.000000000074969" calcext:value-type="float">
            <text:p>7.4969E-011</text:p>
          </table:table-cell>
          <table:table-cell table:formula="of:=([.B1145]*[.A1145]*[.$J$2])/([.$G$2]*[.F1145]*[.$I$2])" office:value-type="float" office:value="0.000666928412843482" calcext:value-type="float">
            <text:p>0.0006669284</text:p>
          </table:table-cell>
          <table:table-cell office:value-type="float" office:value="0.00000585844" calcext:value-type="float">
            <text:p>5.85844E-006</text:p>
          </table:table-cell>
          <table:table-cell table:formula="of:=[.D1145]*109.76" office:value-type="float" office:value="0.0006430223744" calcext:value-type="float">
            <text:p>0.0006430224</text:p>
          </table:table-cell>
          <table:table-cell table:formula="of:=[.E1145]*1E-018" office:value-type="float" office:value="6.430223744E-022" calcext:value-type="float">
            <text:p>6.430223744E-022</text:p>
          </table:table-cell>
          <table:table-cell table:number-columns-repeated="4"/>
        </table:table-row>
        <table:table-row table:style-name="ro1">
          <table:table-cell office:value-type="float" office:value="4260.217" calcext:value-type="float">
            <text:p>4260.217</text:p>
          </table:table-cell>
          <table:table-cell office:value-type="float" office:value="0.000000000073318" calcext:value-type="float">
            <text:p>7.3318E-011</text:p>
          </table:table-cell>
          <table:table-cell table:formula="of:=([.B1146]*[.A1146]*[.$J$2])/([.$G$2]*[.F1146]*[.$I$2])" office:value-type="float" office:value="0.00066693230129596" calcext:value-type="float">
            <text:p>0.0006669323</text:p>
          </table:table-cell>
          <table:table-cell office:value-type="float" office:value="0.0000057605" calcext:value-type="float">
            <text:p>5.7605E-006</text:p>
          </table:table-cell>
          <table:table-cell table:formula="of:=[.D1146]*109.76" office:value-type="float" office:value="0.00063227248" calcext:value-type="float">
            <text:p>0.0006322725</text:p>
          </table:table-cell>
          <table:table-cell table:formula="of:=[.E1146]*1E-018" office:value-type="float" office:value="6.3227248E-022" calcext:value-type="float">
            <text:p>6.3227248E-022</text:p>
          </table:table-cell>
          <table:table-cell table:number-columns-repeated="4"/>
        </table:table-row>
        <table:table-row table:style-name="ro1">
          <table:table-cell office:value-type="float" office:value="4283.349" calcext:value-type="float">
            <text:p>4283.349</text:p>
          </table:table-cell>
          <table:table-cell office:value-type="float" office:value="0.000000000071702" calcext:value-type="float">
            <text:p>7.1702E-011</text:p>
          </table:table-cell>
          <table:table-cell table:formula="of:=([.B1147]*[.A1147]*[.$J$2])/([.$G$2]*[.F1147]*[.$I$2])" office:value-type="float" office:value="0.000666927799868657" calcext:value-type="float">
            <text:p>0.0006669278</text:p>
          </table:table-cell>
          <table:table-cell office:value-type="float" office:value="0.00000566416" calcext:value-type="float">
            <text:p>5.66416E-006</text:p>
          </table:table-cell>
          <table:table-cell table:formula="of:=[.D1147]*109.76" office:value-type="float" office:value="0.0006216982016" calcext:value-type="float">
            <text:p>0.0006216982</text:p>
          </table:table-cell>
          <table:table-cell table:formula="of:=[.E1147]*1E-018" office:value-type="float" office:value="6.216982016E-022" calcext:value-type="float">
            <text:p>6.216982016E-022</text:p>
          </table:table-cell>
          <table:table-cell table:number-columns-repeated="4"/>
        </table:table-row>
        <table:table-row table:style-name="ro1">
          <table:table-cell office:value-type="float" office:value="4306.608" calcext:value-type="float">
            <text:p>4306.608</text:p>
          </table:table-cell>
          <table:table-cell office:value-type="float" office:value="0.000000000070122" calcext:value-type="float">
            <text:p>7.0122E-011</text:p>
          </table:table-cell>
          <table:table-cell table:formula="of:=([.B1148]*[.A1148]*[.$J$2])/([.$G$2]*[.F1148]*[.$I$2])" office:value-type="float" office:value="0.000666932081496633" calcext:value-type="float">
            <text:p>0.0006669321</text:p>
          </table:table-cell>
          <table:table-cell office:value-type="float" office:value="0.00000556939" calcext:value-type="float">
            <text:p>5.56939E-006</text:p>
          </table:table-cell>
          <table:table-cell table:formula="of:=[.D1148]*109.76" office:value-type="float" office:value="0.0006112962464" calcext:value-type="float">
            <text:p>0.0006112962</text:p>
          </table:table-cell>
          <table:table-cell table:formula="of:=[.E1148]*1E-018" office:value-type="float" office:value="6.112962464E-022" calcext:value-type="float">
            <text:p>6.112962464E-022</text:p>
          </table:table-cell>
          <table:table-cell table:number-columns-repeated="4"/>
        </table:table-row>
        <table:table-row table:style-name="ro1">
          <table:table-cell office:value-type="float" office:value="4329.992" calcext:value-type="float">
            <text:p>4329.992</text:p>
          </table:table-cell>
          <table:table-cell office:value-type="float" office:value="0.000000000068575" calcext:value-type="float">
            <text:p>6.8575E-011</text:p>
          </table:table-cell>
          <table:table-cell table:formula="of:=([.B1149]*[.A1149]*[.$J$2])/([.$G$2]*[.F1149]*[.$I$2])" office:value-type="float" office:value="0.000666925275591614" calcext:value-type="float">
            <text:p>0.0006669253</text:p>
          </table:table-cell>
          <table:table-cell office:value-type="float" office:value="0.00000547615" calcext:value-type="float">
            <text:p>5.47615E-006</text:p>
          </table:table-cell>
          <table:table-cell table:formula="of:=[.D1149]*109.76" office:value-type="float" office:value="0.000601062224" calcext:value-type="float">
            <text:p>0.0006010622</text:p>
          </table:table-cell>
          <table:table-cell table:formula="of:=[.E1149]*1E-018" office:value-type="float" office:value="6.01062224E-022" calcext:value-type="float">
            <text:p>6.01062224E-022</text:p>
          </table:table-cell>
          <table:table-cell table:number-columns-repeated="4"/>
        </table:table-row>
        <table:table-row table:style-name="ro1">
          <table:table-cell office:value-type="float" office:value="4353.503" calcext:value-type="float">
            <text:p>4353.503</text:p>
          </table:table-cell>
          <table:table-cell office:value-type="float" office:value="0.000000000067063" calcext:value-type="float">
            <text:p>6.7063E-011</text:p>
          </table:table-cell>
          <table:table-cell table:formula="of:=([.B1150]*[.A1150]*[.$J$2])/([.$G$2]*[.F1150]*[.$I$2])" office:value-type="float" office:value="0.000666930971090967" calcext:value-type="float">
            <text:p>0.000666931</text:p>
          </table:table-cell>
          <table:table-cell office:value-type="float" office:value="0.00000538444" calcext:value-type="float">
            <text:p>5.38444E-006</text:p>
          </table:table-cell>
          <table:table-cell table:formula="of:=[.D1150]*109.76" office:value-type="float" office:value="0.0005909961344" calcext:value-type="float">
            <text:p>0.0005909961</text:p>
          </table:table-cell>
          <table:table-cell table:formula="of:=[.E1150]*1E-018" office:value-type="float" office:value="5.909961344E-022" calcext:value-type="float">
            <text:p>5.909961344E-022</text:p>
          </table:table-cell>
          <table:table-cell table:number-columns-repeated="4"/>
        </table:table-row>
        <table:table-row table:style-name="ro1">
          <table:table-cell office:value-type="float" office:value="4377.143" calcext:value-type="float">
            <text:p>4377.143</text:p>
          </table:table-cell>
          <table:table-cell office:value-type="float" office:value="0.000000000065583" calcext:value-type="float">
            <text:p>6.5583E-011</text:p>
          </table:table-cell>
          <table:table-cell table:formula="of:=([.B1151]*[.A1151]*[.$J$2])/([.$G$2]*[.F1151]*[.$I$2])" office:value-type="float" office:value="0.000666929045800803" calcext:value-type="float">
            <text:p>0.000666929</text:p>
          </table:table-cell>
          <table:table-cell office:value-type="float" office:value="0.00000529422" calcext:value-type="float">
            <text:p>5.29422E-006</text:p>
          </table:table-cell>
          <table:table-cell table:formula="of:=[.D1151]*109.76" office:value-type="float" office:value="0.0005810935872" calcext:value-type="float">
            <text:p>0.0005810936</text:p>
          </table:table-cell>
          <table:table-cell table:formula="of:=[.E1151]*1E-018" office:value-type="float" office:value="5.810935872E-022" calcext:value-type="float">
            <text:p>5.810935872E-022</text:p>
          </table:table-cell>
          <table:table-cell table:number-columns-repeated="4"/>
        </table:table-row>
        <table:table-row table:style-name="ro1">
          <table:table-cell office:value-type="float" office:value="4400.91" calcext:value-type="float">
            <text:p>4400.91</text:p>
          </table:table-cell>
          <table:table-cell office:value-type="float" office:value="0.000000000064135" calcext:value-type="float">
            <text:p>6.4135E-011</text:p>
          </table:table-cell>
          <table:table-cell table:formula="of:=([.B1152]*[.A1152]*[.$J$2])/([.$G$2]*[.F1152]*[.$I$2])" office:value-type="float" office:value="0.000666924092257534" calcext:value-type="float">
            <text:p>0.0006669241</text:p>
          </table:table-cell>
          <table:table-cell office:value-type="float" office:value="0.00000520548" calcext:value-type="float">
            <text:p>5.20548E-006</text:p>
          </table:table-cell>
          <table:table-cell table:formula="of:=[.D1152]*109.76" office:value-type="float" office:value="0.0005713534848" calcext:value-type="float">
            <text:p>0.0005713535</text:p>
          </table:table-cell>
          <table:table-cell table:formula="of:=[.E1152]*1E-018" office:value-type="float" office:value="5.713534848E-022" calcext:value-type="float">
            <text:p>5.713534848E-022</text:p>
          </table:table-cell>
          <table:table-cell table:number-columns-repeated="4"/>
        </table:table-row>
        <table:table-row table:style-name="ro1">
          <table:table-cell office:value-type="float" office:value="4424.806" calcext:value-type="float">
            <text:p>4424.806</text:p>
          </table:table-cell>
          <table:table-cell office:value-type="float" office:value="0.000000000062719" calcext:value-type="float">
            <text:p>6.2719E-011</text:p>
          </table:table-cell>
          <table:table-cell table:formula="of:=([.B1153]*[.A1153]*[.$J$2])/([.$G$2]*[.F1153]*[.$I$2])" office:value-type="float" office:value="0.000666926931228508" calcext:value-type="float">
            <text:p>0.0006669269</text:p>
          </table:table-cell>
          <table:table-cell office:value-type="float" office:value="0.00000511817" calcext:value-type="float">
            <text:p>5.11817E-006</text:p>
          </table:table-cell>
          <table:table-cell table:formula="of:=[.D1153]*109.76" office:value-type="float" office:value="0.0005617703392" calcext:value-type="float">
            <text:p>0.0005617703</text:p>
          </table:table-cell>
          <table:table-cell table:formula="of:=[.E1153]*1E-018" office:value-type="float" office:value="5.617703392E-022" calcext:value-type="float">
            <text:p>5.617703392E-022</text:p>
          </table:table-cell>
          <table:table-cell table:number-columns-repeated="4"/>
        </table:table-row>
        <table:table-row table:style-name="ro1">
          <table:table-cell office:value-type="float" office:value="4448.833" calcext:value-type="float">
            <text:p>4448.833</text:p>
          </table:table-cell>
          <table:table-cell office:value-type="float" office:value="0.000000000061334" calcext:value-type="float">
            <text:p>6.1334E-011</text:p>
          </table:table-cell>
          <table:table-cell table:formula="of:=([.B1154]*[.A1154]*[.$J$2])/([.$G$2]*[.F1154]*[.$I$2])" office:value-type="float" office:value="0.000666930334255827" calcext:value-type="float">
            <text:p>0.0006669303</text:p>
          </table:table-cell>
          <table:table-cell office:value-type="float" office:value="0.0000050323" calcext:value-type="float">
            <text:p>5.0323E-006</text:p>
          </table:table-cell>
          <table:table-cell table:formula="of:=[.D1154]*109.76" office:value-type="float" office:value="0.000552345248" calcext:value-type="float">
            <text:p>0.0005523452</text:p>
          </table:table-cell>
          <table:table-cell table:formula="of:=[.E1154]*1E-018" office:value-type="float" office:value="5.52345248E-022" calcext:value-type="float">
            <text:p>5.52345248E-022</text:p>
          </table:table-cell>
          <table:table-cell table:number-columns-repeated="4"/>
        </table:table-row>
        <table:table-row table:style-name="ro1">
          <table:table-cell office:value-type="float" office:value="4472.989" calcext:value-type="float">
            <text:p>4472.989</text:p>
          </table:table-cell>
          <table:table-cell office:value-type="float" office:value="0.000000000059979" calcext:value-type="float">
            <text:p>5.9979E-011</text:p>
          </table:table-cell>
          <table:table-cell table:formula="of:=([.B1155]*[.A1155]*[.$J$2])/([.$G$2]*[.F1155]*[.$I$2])" office:value-type="float" office:value="0.000666932503519344" calcext:value-type="float">
            <text:p>0.0006669325</text:p>
          </table:table-cell>
          <table:table-cell office:value-type="float" office:value="0.00000494783" calcext:value-type="float">
            <text:p>4.94783E-006</text:p>
          </table:table-cell>
          <table:table-cell table:formula="of:=[.D1155]*109.76" office:value-type="float" office:value="0.0005430738208" calcext:value-type="float">
            <text:p>0.0005430738</text:p>
          </table:table-cell>
          <table:table-cell table:formula="of:=[.E1155]*1E-018" office:value-type="float" office:value="5.430738208E-022" calcext:value-type="float">
            <text:p>5.430738208E-022</text:p>
          </table:table-cell>
          <table:table-cell table:number-columns-repeated="4"/>
        </table:table-row>
        <table:table-row table:style-name="ro1">
          <table:table-cell office:value-type="float" office:value="4497.277" calcext:value-type="float">
            <text:p>4497.277</text:p>
          </table:table-cell>
          <table:table-cell office:value-type="float" office:value="0.000000000058653" calcext:value-type="float">
            <text:p>5.8653E-011</text:p>
          </table:table-cell>
          <table:table-cell table:formula="of:=([.B1156]*[.A1156]*[.$J$2])/([.$G$2]*[.F1156]*[.$I$2])" office:value-type="float" office:value="0.000666930730799493" calcext:value-type="float">
            <text:p>0.0006669307</text:p>
          </table:table-cell>
          <table:table-cell office:value-type="float" office:value="0.00000486473" calcext:value-type="float">
            <text:p>4.86473E-006</text:p>
          </table:table-cell>
          <table:table-cell table:formula="of:=[.D1156]*109.76" office:value-type="float" office:value="0.0005339527648" calcext:value-type="float">
            <text:p>0.0005339528</text:p>
          </table:table-cell>
          <table:table-cell table:formula="of:=[.E1156]*1E-018" office:value-type="float" office:value="5.339527648E-022" calcext:value-type="float">
            <text:p>5.339527648E-022</text:p>
          </table:table-cell>
          <table:table-cell table:number-columns-repeated="4"/>
        </table:table-row>
        <table:table-row table:style-name="ro1">
          <table:table-cell office:value-type="float" office:value="4521.697" calcext:value-type="float">
            <text:p>4521.697</text:p>
          </table:table-cell>
          <table:table-cell office:value-type="float" office:value="0.000000000057356" calcext:value-type="float">
            <text:p>5.7356E-011</text:p>
          </table:table-cell>
          <table:table-cell table:formula="of:=([.B1157]*[.A1157]*[.$J$2])/([.$G$2]*[.F1157]*[.$I$2])" office:value-type="float" office:value="0.000666928895713598" calcext:value-type="float">
            <text:p>0.0006669289</text:p>
          </table:table-cell>
          <table:table-cell office:value-type="float" office:value="0.000004783" calcext:value-type="float">
            <text:p>0.000004783</text:p>
          </table:table-cell>
          <table:table-cell table:formula="of:=[.D1157]*109.76" office:value-type="float" office:value="0.00052498208" calcext:value-type="float">
            <text:p>0.0005249821</text:p>
          </table:table-cell>
          <table:table-cell table:formula="of:=[.E1157]*1E-018" office:value-type="float" office:value="5.2498208E-022" calcext:value-type="float">
            <text:p>5.2498208E-022</text:p>
          </table:table-cell>
          <table:table-cell table:number-columns-repeated="4"/>
        </table:table-row>
        <table:table-row table:style-name="ro1">
          <table:table-cell office:value-type="float" office:value="4546.249" calcext:value-type="float">
            <text:p>4546.249</text:p>
          </table:table-cell>
          <table:table-cell office:value-type="float" office:value="0.000000000056087" calcext:value-type="float">
            <text:p>5.6087E-011</text:p>
          </table:table-cell>
          <table:table-cell table:formula="of:=([.B1158]*[.A1158]*[.$J$2])/([.$G$2]*[.F1158]*[.$I$2])" office:value-type="float" office:value="0.0006669249919971" calcext:value-type="float">
            <text:p>0.000666925</text:p>
          </table:table-cell>
          <table:table-cell office:value-type="float" office:value="0.0000047026" calcext:value-type="float">
            <text:p>4.7026E-006</text:p>
          </table:table-cell>
          <table:table-cell table:formula="of:=[.D1158]*109.76" office:value-type="float" office:value="0.000516157376" calcext:value-type="float">
            <text:p>0.0005161574</text:p>
          </table:table-cell>
          <table:table-cell table:formula="of:=[.E1158]*1E-018" office:value-type="float" office:value="5.16157376E-022" calcext:value-type="float">
            <text:p>5.16157376E-022</text:p>
          </table:table-cell>
          <table:table-cell table:number-columns-repeated="4"/>
        </table:table-row>
        <table:table-row table:style-name="ro1">
          <table:table-cell office:value-type="float" office:value="4570.935" calcext:value-type="float">
            <text:p>4570.935</text:p>
          </table:table-cell>
          <table:table-cell office:value-type="float" office:value="0.000000000054846" calcext:value-type="float">
            <text:p>5.4846E-011</text:p>
          </table:table-cell>
          <table:table-cell table:formula="of:=([.B1159]*[.A1159]*[.$J$2])/([.$G$2]*[.F1159]*[.$I$2])" office:value-type="float" office:value="0.00066692624144358" calcext:value-type="float">
            <text:p>0.0006669262</text:p>
          </table:table-cell>
          <table:table-cell office:value-type="float" office:value="0.00000462351" calcext:value-type="float">
            <text:p>4.62351E-006</text:p>
          </table:table-cell>
          <table:table-cell table:formula="of:=[.D1159]*109.76" office:value-type="float" office:value="0.0005074764576" calcext:value-type="float">
            <text:p>0.0005074765</text:p>
          </table:table-cell>
          <table:table-cell table:formula="of:=[.E1159]*1E-018" office:value-type="float" office:value="5.074764576E-022" calcext:value-type="float">
            <text:p>5.074764576E-022</text:p>
          </table:table-cell>
          <table:table-cell table:number-columns-repeated="4"/>
        </table:table-row>
        <table:table-row table:style-name="ro1">
          <table:table-cell office:value-type="float" office:value="4595.755" calcext:value-type="float">
            <text:p>4595.755</text:p>
          </table:table-cell>
          <table:table-cell office:value-type="float" office:value="0.000000000053632" calcext:value-type="float">
            <text:p>5.3632E-011</text:p>
          </table:table-cell>
          <table:table-cell table:formula="of:=([.B1160]*[.A1160]*[.$J$2])/([.$G$2]*[.F1160]*[.$I$2])" office:value-type="float" office:value="0.00066692620483517" calcext:value-type="float">
            <text:p>0.0006669262</text:p>
          </table:table-cell>
          <table:table-cell office:value-type="float" office:value="0.00000454572" calcext:value-type="float">
            <text:p>4.54572E-006</text:p>
          </table:table-cell>
          <table:table-cell table:formula="of:=[.D1160]*109.76" office:value-type="float" office:value="0.0004989382272" calcext:value-type="float">
            <text:p>0.0004989382</text:p>
          </table:table-cell>
          <table:table-cell table:formula="of:=[.E1160]*1E-018" office:value-type="float" office:value="4.989382272E-022" calcext:value-type="float">
            <text:p>4.989382272E-022</text:p>
          </table:table-cell>
          <table:table-cell table:number-columns-repeated="4"/>
        </table:table-row>
        <table:table-row table:style-name="ro1">
          <table:table-cell office:value-type="float" office:value="4620.709" calcext:value-type="float">
            <text:p>4620.709</text:p>
          </table:table-cell>
          <table:table-cell office:value-type="float" office:value="0.000000000052445" calcext:value-type="float">
            <text:p>5.2445E-011</text:p>
          </table:table-cell>
          <table:table-cell table:formula="of:=([.B1161]*[.A1161]*[.$J$2])/([.$G$2]*[.F1161]*[.$I$2])" office:value-type="float" office:value="0.000666931989400631" calcext:value-type="float">
            <text:p>0.000666932</text:p>
          </table:table-cell>
          <table:table-cell office:value-type="float" office:value="0.00000446921" calcext:value-type="float">
            <text:p>4.46921E-006</text:p>
          </table:table-cell>
          <table:table-cell table:formula="of:=[.D1161]*109.76" office:value-type="float" office:value="0.0004905404896" calcext:value-type="float">
            <text:p>0.0004905405</text:p>
          </table:table-cell>
          <table:table-cell table:formula="of:=[.E1161]*1E-018" office:value-type="float" office:value="4.905404896E-022" calcext:value-type="float">
            <text:p>4.905404896E-022</text:p>
          </table:table-cell>
          <table:table-cell table:number-columns-repeated="4"/>
        </table:table-row>
        <table:table-row table:style-name="ro1">
          <table:table-cell office:value-type="float" office:value="4645.799" calcext:value-type="float">
            <text:p>4645.799</text:p>
          </table:table-cell>
          <table:table-cell office:value-type="float" office:value="0.000000000051283" calcext:value-type="float">
            <text:p>5.1283E-011</text:p>
          </table:table-cell>
          <table:table-cell table:formula="of:=([.B1162]*[.A1162]*[.$J$2])/([.$G$2]*[.F1162]*[.$I$2])" office:value-type="float" office:value="0.000666928565404358" calcext:value-type="float">
            <text:p>0.0006669286</text:p>
          </table:table-cell>
          <table:table-cell office:value-type="float" office:value="0.00000439394" calcext:value-type="float">
            <text:p>4.39394E-006</text:p>
          </table:table-cell>
          <table:table-cell table:formula="of:=[.D1162]*109.76" office:value-type="float" office:value="0.0004822788544" calcext:value-type="float">
            <text:p>0.0004822789</text:p>
          </table:table-cell>
          <table:table-cell table:formula="of:=[.E1162]*1E-018" office:value-type="float" office:value="4.822788544E-022" calcext:value-type="float">
            <text:p>4.822788544E-022</text:p>
          </table:table-cell>
          <table:table-cell table:number-columns-repeated="4"/>
        </table:table-row>
        <table:table-row table:style-name="ro1">
          <table:table-cell office:value-type="float" office:value="4671.026" calcext:value-type="float">
            <text:p>4671.026</text:p>
          </table:table-cell>
          <table:table-cell office:value-type="float" office:value="0.000000000050147" calcext:value-type="float">
            <text:p>5.0147E-011</text:p>
          </table:table-cell>
          <table:table-cell table:formula="of:=([.B1163]*[.A1163]*[.$J$2])/([.$G$2]*[.F1163]*[.$I$2])" office:value-type="float" office:value="0.000666932904717401" calcext:value-type="float">
            <text:p>0.0006669329</text:p>
          </table:table-cell>
          <table:table-cell office:value-type="float" office:value="0.00000431991" calcext:value-type="float">
            <text:p>4.31991E-006</text:p>
          </table:table-cell>
          <table:table-cell table:formula="of:=[.D1163]*109.76" office:value-type="float" office:value="0.0004741533216" calcext:value-type="float">
            <text:p>0.0004741533</text:p>
          </table:table-cell>
          <table:table-cell table:formula="of:=[.E1163]*1E-018" office:value-type="float" office:value="4.741533216E-022" calcext:value-type="float">
            <text:p>4.741533216E-022</text:p>
          </table:table-cell>
          <table:table-cell table:number-columns-repeated="4"/>
        </table:table-row>
        <table:table-row table:style-name="ro1">
          <table:table-cell office:value-type="float" office:value="4696.389" calcext:value-type="float">
            <text:p>4696.389</text:p>
          </table:table-cell>
          <table:table-cell office:value-type="float" office:value="0.000000000049035" calcext:value-type="float">
            <text:p>4.9035E-011</text:p>
          </table:table-cell>
          <table:table-cell table:formula="of:=([.B1164]*[.A1164]*[.$J$2])/([.$G$2]*[.F1164]*[.$I$2])" office:value-type="float" office:value="0.000666925552603304" calcext:value-type="float">
            <text:p>0.0006669256</text:p>
          </table:table-cell>
          <table:table-cell office:value-type="float" office:value="0.0000042471" calcext:value-type="float">
            <text:p>4.2471E-006</text:p>
          </table:table-cell>
          <table:table-cell table:formula="of:=[.D1164]*109.76" office:value-type="float" office:value="0.000466161696" calcext:value-type="float">
            <text:p>0.0004661617</text:p>
          </table:table-cell>
          <table:table-cell table:formula="of:=[.E1164]*1E-018" office:value-type="float" office:value="4.66161696E-022" calcext:value-type="float">
            <text:p>4.66161696E-022</text:p>
          </table:table-cell>
          <table:table-cell table:number-columns-repeated="4"/>
        </table:table-row>
        <table:table-row table:style-name="ro1">
          <table:table-cell office:value-type="float" office:value="4721.89" calcext:value-type="float">
            <text:p>4721.89</text:p>
          </table:table-cell>
          <table:table-cell office:value-type="float" office:value="0.000000000047948" calcext:value-type="float">
            <text:p>4.7948E-011</text:p>
          </table:table-cell>
          <table:table-cell table:formula="of:=([.B1165]*[.A1165]*[.$J$2])/([.$G$2]*[.F1165]*[.$I$2])" office:value-type="float" office:value="0.000666928930229196" calcext:value-type="float">
            <text:p>0.0006669289</text:p>
          </table:table-cell>
          <table:table-cell office:value-type="float" office:value="0.00000417548" calcext:value-type="float">
            <text:p>4.17548E-006</text:p>
          </table:table-cell>
          <table:table-cell table:formula="of:=[.D1165]*109.76" office:value-type="float" office:value="0.0004583006848" calcext:value-type="float">
            <text:p>0.0004583007</text:p>
          </table:table-cell>
          <table:table-cell table:formula="of:=[.E1165]*1E-018" office:value-type="float" office:value="4.583006848E-022" calcext:value-type="float">
            <text:p>4.583006848E-022</text:p>
          </table:table-cell>
          <table:table-cell table:number-columns-repeated="4"/>
        </table:table-row>
        <table:table-row table:style-name="ro1">
          <table:table-cell office:value-type="float" office:value="4747.529" calcext:value-type="float">
            <text:p>4747.529</text:p>
          </table:table-cell>
          <table:table-cell office:value-type="float" office:value="0.000000000046884" calcext:value-type="float">
            <text:p>4.6884E-011</text:p>
          </table:table-cell>
          <table:table-cell table:formula="of:=([.B1166]*[.A1166]*[.$J$2])/([.$G$2]*[.F1166]*[.$I$2])" office:value-type="float" office:value="0.000666922777983224" calcext:value-type="float">
            <text:p>0.0006669228</text:p>
          </table:table-cell>
          <table:table-cell office:value-type="float" office:value="0.00000410503" calcext:value-type="float">
            <text:p>0.000004105</text:p>
          </table:table-cell>
          <table:table-cell table:formula="of:=[.D1166]*109.76" office:value-type="float" office:value="0.0004505680928" calcext:value-type="float">
            <text:p>0.0004505681</text:p>
          </table:table-cell>
          <table:table-cell table:formula="of:=[.E1166]*1E-018" office:value-type="float" office:value="4.505680928E-022" calcext:value-type="float">
            <text:p>4.505680928E-022</text:p>
          </table:table-cell>
          <table:table-cell table:number-columns-repeated="4"/>
        </table:table-row>
        <table:table-row table:style-name="ro1">
          <table:table-cell office:value-type="float" office:value="4773.308" calcext:value-type="float">
            <text:p>4773.308</text:p>
          </table:table-cell>
          <table:table-cell office:value-type="float" office:value="0.000000000045844" calcext:value-type="float">
            <text:p>4.5844E-011</text:p>
          </table:table-cell>
          <table:table-cell table:formula="of:=([.B1167]*[.A1167]*[.$J$2])/([.$G$2]*[.F1167]*[.$I$2])" office:value-type="float" office:value="0.000666927131027529" calcext:value-type="float">
            <text:p>0.0006669271</text:p>
          </table:table-cell>
          <table:table-cell office:value-type="float" office:value="0.00000403574" calcext:value-type="float">
            <text:p>4.03574E-006</text:p>
          </table:table-cell>
          <table:table-cell table:formula="of:=[.D1167]*109.76" office:value-type="float" office:value="0.0004429628224" calcext:value-type="float">
            <text:p>0.0004429628</text:p>
          </table:table-cell>
          <table:table-cell table:formula="of:=[.E1167]*1E-018" office:value-type="float" office:value="4.429628224E-022" calcext:value-type="float">
            <text:p>4.429628224E-022</text:p>
          </table:table-cell>
          <table:table-cell table:number-columns-repeated="4"/>
        </table:table-row>
        <table:table-row table:style-name="ro1">
          <table:table-cell office:value-type="float" office:value="4799.226" calcext:value-type="float">
            <text:p>4799.226</text:p>
          </table:table-cell>
          <table:table-cell office:value-type="float" office:value="0.000000000044827" calcext:value-type="float">
            <text:p>4.4827E-011</text:p>
          </table:table-cell>
          <table:table-cell table:formula="of:=([.B1168]*[.A1168]*[.$J$2])/([.$G$2]*[.F1168]*[.$I$2])" office:value-type="float" office:value="0.000666935280840926" calcext:value-type="float">
            <text:p>0.0006669353</text:p>
          </table:table-cell>
          <table:table-cell office:value-type="float" office:value="0.00000396759" calcext:value-type="float">
            <text:p>3.96759E-006</text:p>
          </table:table-cell>
          <table:table-cell table:formula="of:=[.D1168]*109.76" office:value-type="float" office:value="0.0004354826784" calcext:value-type="float">
            <text:p>0.0004354827</text:p>
          </table:table-cell>
          <table:table-cell table:formula="of:=[.E1168]*1E-018" office:value-type="float" office:value="4.354826784E-022" calcext:value-type="float">
            <text:p>4.354826784E-022</text:p>
          </table:table-cell>
          <table:table-cell table:number-columns-repeated="4"/>
        </table:table-row>
        <table:table-row table:style-name="ro1">
          <table:table-cell office:value-type="float" office:value="4825.286" calcext:value-type="float">
            <text:p>4825.286</text:p>
          </table:table-cell>
          <table:table-cell office:value-type="float" office:value="0.000000000043831" calcext:value-type="float">
            <text:p>4.3831E-011</text:p>
          </table:table-cell>
          <table:table-cell table:formula="of:=([.B1169]*[.A1169]*[.$J$2])/([.$G$2]*[.F1169]*[.$I$2])" office:value-type="float" office:value="0.000666925124009551" calcext:value-type="float">
            <text:p>0.0006669251</text:p>
          </table:table-cell>
          <table:table-cell office:value-type="float" office:value="0.00000390056" calcext:value-type="float">
            <text:p>3.90056E-006</text:p>
          </table:table-cell>
          <table:table-cell table:formula="of:=[.D1169]*109.76" office:value-type="float" office:value="0.0004281254656" calcext:value-type="float">
            <text:p>0.0004281255</text:p>
          </table:table-cell>
          <table:table-cell table:formula="of:=[.E1169]*1E-018" office:value-type="float" office:value="4.281254656E-022" calcext:value-type="float">
            <text:p>4.281254656E-022</text:p>
          </table:table-cell>
          <table:table-cell table:number-columns-repeated="4"/>
        </table:table-row>
        <table:table-row table:style-name="ro1">
          <table:table-cell office:value-type="float" office:value="4851.487" calcext:value-type="float">
            <text:p>4851.487</text:p>
          </table:table-cell>
          <table:table-cell office:value-type="float" office:value="0.000000000042858" calcext:value-type="float">
            <text:p>4.2858E-011</text:p>
          </table:table-cell>
          <table:table-cell table:formula="of:=([.B1170]*[.A1170]*[.$J$2])/([.$G$2]*[.F1170]*[.$I$2])" office:value-type="float" office:value="0.000666934078376676" calcext:value-type="float">
            <text:p>0.0006669341</text:p>
          </table:table-cell>
          <table:table-cell office:value-type="float" office:value="0.00000383463" calcext:value-type="float">
            <text:p>3.83463E-006</text:p>
          </table:table-cell>
          <table:table-cell table:formula="of:=[.D1170]*109.76" office:value-type="float" office:value="0.0004208889888" calcext:value-type="float">
            <text:p>0.000420889</text:p>
          </table:table-cell>
          <table:table-cell table:formula="of:=[.E1170]*1E-018" office:value-type="float" office:value="4.208889888E-022" calcext:value-type="float">
            <text:p>4.208889888E-022</text:p>
          </table:table-cell>
          <table:table-cell table:number-columns-repeated="4"/>
        </table:table-row>
        <table:table-row table:style-name="ro1">
          <table:table-cell office:value-type="float" office:value="4877.83" calcext:value-type="float">
            <text:p>4877.83</text:p>
          </table:table-cell>
          <table:table-cell office:value-type="float" office:value="0.000000000041905" calcext:value-type="float">
            <text:p>4.1905E-011</text:p>
          </table:table-cell>
          <table:table-cell table:formula="of:=([.B1171]*[.A1171]*[.$J$2])/([.$G$2]*[.F1171]*[.$I$2])" office:value-type="float" office:value="0.000666921855237419" calcext:value-type="float">
            <text:p>0.0006669219</text:p>
          </table:table-cell>
          <table:table-cell office:value-type="float" office:value="0.00000376979" calcext:value-type="float">
            <text:p>3.76979E-006</text:p>
          </table:table-cell>
          <table:table-cell table:formula="of:=[.D1171]*109.76" office:value-type="float" office:value="0.0004137721504" calcext:value-type="float">
            <text:p>0.0004137722</text:p>
          </table:table-cell>
          <table:table-cell table:formula="of:=[.E1171]*1E-018" office:value-type="float" office:value="4.137721504E-022" calcext:value-type="float">
            <text:p>4.137721504E-022</text:p>
          </table:table-cell>
          <table:table-cell table:number-columns-repeated="4"/>
        </table:table-row>
        <table:table-row table:style-name="ro1">
          <table:table-cell office:value-type="float" office:value="4904.316" calcext:value-type="float">
            <text:p>4904.316</text:p>
          </table:table-cell>
          <table:table-cell office:value-type="float" office:value="0.000000000040974" calcext:value-type="float">
            <text:p>4.0974E-011</text:p>
          </table:table-cell>
          <table:table-cell table:formula="of:=([.B1172]*[.A1172]*[.$J$2])/([.$G$2]*[.F1172]*[.$I$2])" office:value-type="float" office:value="0.00066692754080932" calcext:value-type="float">
            <text:p>0.0006669275</text:p>
          </table:table-cell>
          <table:table-cell office:value-type="float" office:value="0.00000370602" calcext:value-type="float">
            <text:p>0.000003706</text:p>
          </table:table-cell>
          <table:table-cell table:formula="of:=[.D1172]*109.76" office:value-type="float" office:value="0.0004067727552" calcext:value-type="float">
            <text:p>0.0004067728</text:p>
          </table:table-cell>
          <table:table-cell table:formula="of:=[.E1172]*1E-018" office:value-type="float" office:value="4.067727552E-022" calcext:value-type="float">
            <text:p>4.067727552E-022</text:p>
          </table:table-cell>
          <table:table-cell table:number-columns-repeated="4"/>
        </table:table-row>
        <table:table-row table:style-name="ro1">
          <table:table-cell office:value-type="float" office:value="4930.946" calcext:value-type="float">
            <text:p>4930.946</text:p>
          </table:table-cell>
          <table:table-cell office:value-type="float" office:value="0.000000000040063" calcext:value-type="float">
            <text:p>4.0063E-011</text:p>
          </table:table-cell>
          <table:table-cell table:formula="of:=([.B1173]*[.A1173]*[.$J$2])/([.$G$2]*[.F1173]*[.$I$2])" office:value-type="float" office:value="0.000666928956779905" calcext:value-type="float">
            <text:p>0.000666929</text:p>
          </table:table-cell>
          <table:table-cell office:value-type="float" office:value="0.00000364329" calcext:value-type="float">
            <text:p>3.64329E-006</text:p>
          </table:table-cell>
          <table:table-cell table:formula="of:=[.D1173]*109.76" office:value-type="float" office:value="0.0003998875104" calcext:value-type="float">
            <text:p>0.0003998875</text:p>
          </table:table-cell>
          <table:table-cell table:formula="of:=[.E1173]*1E-018" office:value-type="float" office:value="3.998875104E-022" calcext:value-type="float">
            <text:p>3.998875104E-022</text:p>
          </table:table-cell>
          <table:table-cell table:number-columns-repeated="4"/>
        </table:table-row>
        <table:table-row table:style-name="ro1">
          <table:table-cell office:value-type="float" office:value="4957.72" calcext:value-type="float">
            <text:p>4957.72</text:p>
          </table:table-cell>
          <table:table-cell office:value-type="float" office:value="0.000000000039172" calcext:value-type="float">
            <text:p>3.9172E-011</text:p>
          </table:table-cell>
          <table:table-cell table:formula="of:=([.B1174]*[.A1174]*[.$J$2])/([.$G$2]*[.F1174]*[.$I$2])" office:value-type="float" office:value="0.000666930013174974" calcext:value-type="float">
            <text:p>0.00066693</text:p>
          </table:table-cell>
          <table:table-cell office:value-type="float" office:value="0.0000035816" calcext:value-type="float">
            <text:p>3.5816E-006</text:p>
          </table:table-cell>
          <table:table-cell table:formula="of:=[.D1174]*109.76" office:value-type="float" office:value="0.000393116416" calcext:value-type="float">
            <text:p>0.0003931164</text:p>
          </table:table-cell>
          <table:table-cell table:formula="of:=[.E1174]*1E-018" office:value-type="float" office:value="3.93116416E-022" calcext:value-type="float">
            <text:p>3.93116416E-022</text:p>
          </table:table-cell>
          <table:table-cell table:number-columns-repeated="4"/>
        </table:table-row>
        <table:table-row table:style-name="ro1">
          <table:table-cell office:value-type="float" office:value="4984.64" calcext:value-type="float">
            <text:p>4984.64</text:p>
          </table:table-cell>
          <table:table-cell office:value-type="float" office:value="0.0000000000383" calcext:value-type="float">
            <text:p>3.83E-011</text:p>
          </table:table-cell>
          <table:table-cell table:formula="of:=([.B1175]*[.A1175]*[.$J$2])/([.$G$2]*[.F1175]*[.$I$2])" office:value-type="float" office:value="0.000666923494431805" calcext:value-type="float">
            <text:p>0.0006669235</text:p>
          </table:table-cell>
          <table:table-cell office:value-type="float" office:value="0.00000352092" calcext:value-type="float">
            <text:p>3.52092E-006</text:p>
          </table:table-cell>
          <table:table-cell table:formula="of:=[.D1175]*109.76" office:value-type="float" office:value="0.0003864561792" calcext:value-type="float">
            <text:p>0.0003864562</text:p>
          </table:table-cell>
          <table:table-cell table:formula="of:=[.E1175]*1E-018" office:value-type="float" office:value="3.864561792E-022" calcext:value-type="float">
            <text:p>3.864561792E-022</text:p>
          </table:table-cell>
          <table:table-cell table:number-columns-repeated="4"/>
        </table:table-row>
        <table:table-row table:style-name="ro1">
          <table:table-cell office:value-type="float" office:value="5011.706" calcext:value-type="float">
            <text:p>5011.706</text:p>
          </table:table-cell>
          <table:table-cell office:value-type="float" office:value="0.000000000037448" calcext:value-type="float">
            <text:p>3.7448E-011</text:p>
          </table:table-cell>
          <table:table-cell table:formula="of:=([.B1176]*[.A1176]*[.$J$2])/([.$G$2]*[.F1176]*[.$I$2])" office:value-type="float" office:value="0.000666930912892715" calcext:value-type="float">
            <text:p>0.0006669309</text:p>
          </table:table-cell>
          <table:table-cell office:value-type="float" office:value="0.00000346125" calcext:value-type="float">
            <text:p>3.46125E-006</text:p>
          </table:table-cell>
          <table:table-cell table:formula="of:=[.D1176]*109.76" office:value-type="float" office:value="0.0003799068" calcext:value-type="float">
            <text:p>0.0003799068</text:p>
          </table:table-cell>
          <table:table-cell table:formula="of:=[.E1176]*1E-018" office:value-type="float" office:value="3.799068E-022" calcext:value-type="float">
            <text:p>3.799068E-022</text:p>
          </table:table-cell>
          <table:table-cell table:number-columns-repeated="4"/>
        </table:table-row>
        <table:table-row table:style-name="ro1">
          <table:table-cell office:value-type="float" office:value="5038.919" calcext:value-type="float">
            <text:p>5038.919</text:p>
          </table:table-cell>
          <table:table-cell office:value-type="float" office:value="0.000000000036614" calcext:value-type="float">
            <text:p>3.6614E-011</text:p>
          </table:table-cell>
          <table:table-cell table:formula="of:=([.B1177]*[.A1177]*[.$J$2])/([.$G$2]*[.F1177]*[.$I$2])" office:value-type="float" office:value="0.000666927099265516" calcext:value-type="float">
            <text:p>0.0006669271</text:p>
          </table:table-cell>
          <table:table-cell office:value-type="float" office:value="0.00000340256" calcext:value-type="float">
            <text:p>3.40256E-006</text:p>
          </table:table-cell>
          <table:table-cell table:formula="of:=[.D1177]*109.76" office:value-type="float" office:value="0.0003734649856" calcext:value-type="float">
            <text:p>0.000373465</text:p>
          </table:table-cell>
          <table:table-cell table:formula="of:=[.E1177]*1E-018" office:value-type="float" office:value="3.734649856E-022" calcext:value-type="float">
            <text:p>3.734649856E-022</text:p>
          </table:table-cell>
          <table:table-cell table:number-columns-repeated="4"/>
        </table:table-row>
        <table:table-row table:style-name="ro1">
          <table:table-cell office:value-type="float" office:value="5066.28" calcext:value-type="float">
            <text:p>5066.28</text:p>
          </table:table-cell>
          <table:table-cell office:value-type="float" office:value="0.000000000035799" calcext:value-type="float">
            <text:p>3.5799E-011</text:p>
          </table:table-cell>
          <table:table-cell table:formula="of:=([.B1178]*[.A1178]*[.$J$2])/([.$G$2]*[.F1178]*[.$I$2])" office:value-type="float" office:value="0.000666936272436217" calcext:value-type="float">
            <text:p>0.0006669363</text:p>
          </table:table-cell>
          <table:table-cell office:value-type="float" office:value="0.00000334484" calcext:value-type="float">
            <text:p>3.34484E-006</text:p>
          </table:table-cell>
          <table:table-cell table:formula="of:=[.D1178]*109.76" office:value-type="float" office:value="0.0003671296384" calcext:value-type="float">
            <text:p>0.0003671296</text:p>
          </table:table-cell>
          <table:table-cell table:formula="of:=[.E1178]*1E-018" office:value-type="float" office:value="3.671296384E-022" calcext:value-type="float">
            <text:p>3.671296384E-022</text:p>
          </table:table-cell>
          <table:table-cell table:number-columns-repeated="4"/>
        </table:table-row>
        <table:table-row table:style-name="ro1">
          <table:table-cell office:value-type="float" office:value="5093.79" calcext:value-type="float">
            <text:p>5093.79</text:p>
          </table:table-cell>
          <table:table-cell office:value-type="float" office:value="0.000000000035001" calcext:value-type="float">
            <text:p>3.5001E-011</text:p>
          </table:table-cell>
          <table:table-cell table:formula="of:=([.B1179]*[.A1179]*[.$J$2])/([.$G$2]*[.F1179]*[.$I$2])" office:value-type="float" office:value="0.000666929667168027" calcext:value-type="float">
            <text:p>0.0006669297</text:p>
          </table:table-cell>
          <table:table-cell office:value-type="float" office:value="0.00000328807" calcext:value-type="float">
            <text:p>3.28807E-006</text:p>
          </table:table-cell>
          <table:table-cell table:formula="of:=[.D1179]*109.76" office:value-type="float" office:value="0.0003608985632" calcext:value-type="float">
            <text:p>0.0003608986</text:p>
          </table:table-cell>
          <table:table-cell table:formula="of:=[.E1179]*1E-018" office:value-type="float" office:value="3.608985632E-022" calcext:value-type="float">
            <text:p>3.608985632E-022</text:p>
          </table:table-cell>
          <table:table-cell table:number-columns-repeated="4"/>
        </table:table-row>
        <table:table-row table:style-name="ro1">
          <table:table-cell office:value-type="float" office:value="5121.448" calcext:value-type="float">
            <text:p>5121.448</text:p>
          </table:table-cell>
          <table:table-cell office:value-type="float" office:value="0.000000000034221" calcext:value-type="float">
            <text:p>3.4221E-011</text:p>
          </table:table-cell>
          <table:table-cell table:formula="of:=([.B1180]*[.A1180]*[.$J$2])/([.$G$2]*[.F1180]*[.$I$2])" office:value-type="float" office:value="0.00066693186151162" calcext:value-type="float">
            <text:p>0.0006669319</text:p>
          </table:table-cell>
          <table:table-cell office:value-type="float" office:value="0.00000323224" calcext:value-type="float">
            <text:p>3.23224E-006</text:p>
          </table:table-cell>
          <table:table-cell table:formula="of:=[.D1180]*109.76" office:value-type="float" office:value="0.0003547706624" calcext:value-type="float">
            <text:p>0.0003547707</text:p>
          </table:table-cell>
          <table:table-cell table:formula="of:=[.E1180]*1E-018" office:value-type="float" office:value="3.547706624E-022" calcext:value-type="float">
            <text:p>3.547706624E-022</text:p>
          </table:table-cell>
          <table:table-cell table:number-columns-repeated="4"/>
        </table:table-row>
        <table:table-row table:style-name="ro1">
          <table:table-cell office:value-type="float" office:value="5149.257" calcext:value-type="float">
            <text:p>5149.257</text:p>
          </table:table-cell>
          <table:table-cell office:value-type="float" office:value="0.000000000033458" calcext:value-type="float">
            <text:p>3.3458E-011</text:p>
          </table:table-cell>
          <table:table-cell table:formula="of:=([.B1181]*[.A1181]*[.$J$2])/([.$G$2]*[.F1181]*[.$I$2])" office:value-type="float" office:value="0.00066693031264182" calcext:value-type="float">
            <text:p>0.0006669303</text:p>
          </table:table-cell>
          <table:table-cell office:value-type="float" office:value="0.00000317734" calcext:value-type="float">
            <text:p>3.17734E-006</text:p>
          </table:table-cell>
          <table:table-cell table:formula="of:=[.D1181]*109.76" office:value-type="float" office:value="0.0003487448384" calcext:value-type="float">
            <text:p>0.0003487448</text:p>
          </table:table-cell>
          <table:table-cell table:formula="of:=[.E1181]*1E-018" office:value-type="float" office:value="3.487448384E-022" calcext:value-type="float">
            <text:p>3.487448384E-022</text:p>
          </table:table-cell>
          <table:table-cell table:number-columns-repeated="4"/>
        </table:table-row>
        <table:table-row table:style-name="ro1">
          <table:table-cell office:value-type="float" office:value="5177.217" calcext:value-type="float">
            <text:p>5177.217</text:p>
          </table:table-cell>
          <table:table-cell office:value-type="float" office:value="0.000000000032712" calcext:value-type="float">
            <text:p>3.2712E-011</text:p>
          </table:table-cell>
          <table:table-cell table:formula="of:=([.B1182]*[.A1182]*[.$J$2])/([.$G$2]*[.F1182]*[.$I$2])" office:value-type="float" office:value="0.00066693545446059" calcext:value-type="float">
            <text:p>0.0006669355</text:p>
          </table:table-cell>
          <table:table-cell office:value-type="float" office:value="0.00000312334" calcext:value-type="float">
            <text:p>3.12334E-006</text:p>
          </table:table-cell>
          <table:table-cell table:formula="of:=[.D1182]*109.76" office:value-type="float" office:value="0.0003428177984" calcext:value-type="float">
            <text:p>0.0003428178</text:p>
          </table:table-cell>
          <table:table-cell table:formula="of:=[.E1182]*1E-018" office:value-type="float" office:value="3.428177984E-022" calcext:value-type="float">
            <text:p>3.428177984E-022</text:p>
          </table:table-cell>
          <table:table-cell table:number-columns-repeated="4"/>
        </table:table-row>
        <table:table-row table:style-name="ro1">
          <table:table-cell office:value-type="float" office:value="5205.329" calcext:value-type="float">
            <text:p>5205.329</text:p>
          </table:table-cell>
          <table:table-cell office:value-type="float" office:value="0.000000000031982" calcext:value-type="float">
            <text:p>3.1982E-011</text:p>
          </table:table-cell>
          <table:table-cell table:formula="of:=([.B1183]*[.A1183]*[.$J$2])/([.$G$2]*[.F1183]*[.$I$2])" office:value-type="float" office:value="0.000666931269054303" calcext:value-type="float">
            <text:p>0.0006669313</text:p>
          </table:table-cell>
          <table:table-cell office:value-type="float" office:value="0.00000307024" calcext:value-type="float">
            <text:p>3.07024E-006</text:p>
          </table:table-cell>
          <table:table-cell table:formula="of:=[.D1183]*109.76" office:value-type="float" office:value="0.0003369895424" calcext:value-type="float">
            <text:p>0.0003369895</text:p>
          </table:table-cell>
          <table:table-cell table:formula="of:=[.E1183]*1E-018" office:value-type="float" office:value="3.369895424E-022" calcext:value-type="float">
            <text:p>3.369895424E-022</text:p>
          </table:table-cell>
          <table:table-cell table:number-columns-repeated="4"/>
        </table:table-row>
        <table:table-row table:style-name="ro1">
          <table:table-cell office:value-type="float" office:value="5233.593" calcext:value-type="float">
            <text:p>5233.593</text:p>
          </table:table-cell>
          <table:table-cell office:value-type="float" office:value="0.000000000031268" calcext:value-type="float">
            <text:p>3.1268E-011</text:p>
          </table:table-cell>
          <table:table-cell table:formula="of:=([.B1184]*[.A1184]*[.$J$2])/([.$G$2]*[.F1184]*[.$I$2])" office:value-type="float" office:value="0.000666928039937108" calcext:value-type="float">
            <text:p>0.000666928</text:p>
          </table:table-cell>
          <table:table-cell office:value-type="float" office:value="0.00000301801" calcext:value-type="float">
            <text:p>0.000003018</text:p>
          </table:table-cell>
          <table:table-cell table:formula="of:=[.D1184]*109.76" office:value-type="float" office:value="0.0003312567776" calcext:value-type="float">
            <text:p>0.0003312568</text:p>
          </table:table-cell>
          <table:table-cell table:formula="of:=[.E1184]*1E-018" office:value-type="float" office:value="3.312567776E-022" calcext:value-type="float">
            <text:p>3.312567776E-022</text:p>
          </table:table-cell>
          <table:table-cell table:number-columns-repeated="4"/>
        </table:table-row>
        <table:table-row table:style-name="ro1">
          <table:table-cell office:value-type="float" office:value="5262.011" calcext:value-type="float">
            <text:p>5262.011</text:p>
          </table:table-cell>
          <table:table-cell office:value-type="float" office:value="0.00000000003057" calcext:value-type="float">
            <text:p>3.057E-011</text:p>
          </table:table-cell>
          <table:table-cell table:formula="of:=([.B1185]*[.A1185]*[.$J$2])/([.$G$2]*[.F1185]*[.$I$2])" office:value-type="float" office:value="0.0006669303488773" calcext:value-type="float">
            <text:p>0.0006669303</text:p>
          </table:table-cell>
          <table:table-cell office:value-type="float" office:value="0.00000296665" calcext:value-type="float">
            <text:p>2.96665E-006</text:p>
          </table:table-cell>
          <table:table-cell table:formula="of:=[.D1185]*109.76" office:value-type="float" office:value="0.000325619504" calcext:value-type="float">
            <text:p>0.0003256195</text:p>
          </table:table-cell>
          <table:table-cell table:formula="of:=[.E1185]*1E-018" office:value-type="float" office:value="3.25619504E-022" calcext:value-type="float">
            <text:p>3.25619504E-022</text:p>
          </table:table-cell>
          <table:table-cell table:number-columns-repeated="4"/>
        </table:table-row>
        <table:table-row table:style-name="ro1">
          <table:table-cell office:value-type="float" office:value="5290.584" calcext:value-type="float">
            <text:p>5290.584</text:p>
          </table:table-cell>
          <table:table-cell office:value-type="float" office:value="0.000000000029887" calcext:value-type="float">
            <text:p>2.9887E-011</text:p>
          </table:table-cell>
          <table:table-cell table:formula="of:=([.B1186]*[.A1186]*[.$J$2])/([.$G$2]*[.F1186]*[.$I$2])" office:value-type="float" office:value="0.000666925264970109" calcext:value-type="float">
            <text:p>0.0006669253</text:p>
          </table:table-cell>
          <table:table-cell office:value-type="float" office:value="0.00000291614" calcext:value-type="float">
            <text:p>2.91614E-006</text:p>
          </table:table-cell>
          <table:table-cell table:formula="of:=[.D1186]*109.76" office:value-type="float" office:value="0.0003200755264" calcext:value-type="float">
            <text:p>0.0003200755</text:p>
          </table:table-cell>
          <table:table-cell table:formula="of:=[.E1186]*1E-018" office:value-type="float" office:value="3.200755264E-022" calcext:value-type="float">
            <text:p>3.200755264E-022</text:p>
          </table:table-cell>
          <table:table-cell table:number-columns-repeated="4"/>
        </table:table-row>
        <table:table-row table:style-name="ro1">
          <table:table-cell office:value-type="float" office:value="5319.311" calcext:value-type="float">
            <text:p>5319.311</text:p>
          </table:table-cell>
          <table:table-cell office:value-type="float" office:value="0.000000000029219" calcext:value-type="float">
            <text:p>2.9219E-011</text:p>
          </table:table-cell>
          <table:table-cell table:formula="of:=([.B1187]*[.A1187]*[.$J$2])/([.$G$2]*[.F1187]*[.$I$2])" office:value-type="float" office:value="0.00066691875759616" calcext:value-type="float">
            <text:p>0.0006669188</text:p>
          </table:table-cell>
          <table:table-cell office:value-type="float" office:value="0.00000286647" calcext:value-type="float">
            <text:p>2.86647E-006</text:p>
          </table:table-cell>
          <table:table-cell table:formula="of:=[.D1187]*109.76" office:value-type="float" office:value="0.0003146237472" calcext:value-type="float">
            <text:p>0.0003146237</text:p>
          </table:table-cell>
          <table:table-cell table:formula="of:=[.E1187]*1E-018" office:value-type="float" office:value="3.146237472E-022" calcext:value-type="float">
            <text:p>3.146237472E-022</text:p>
          </table:table-cell>
          <table:table-cell table:number-columns-repeated="4"/>
        </table:table-row>
        <table:table-row table:style-name="ro1">
          <table:table-cell office:value-type="float" office:value="5348.194" calcext:value-type="float">
            <text:p>5348.194</text:p>
          </table:table-cell>
          <table:table-cell office:value-type="float" office:value="0.000000000028566" calcext:value-type="float">
            <text:p>2.8566E-011</text:p>
          </table:table-cell>
          <table:table-cell table:formula="of:=([.B1188]*[.A1188]*[.$J$2])/([.$G$2]*[.F1188]*[.$I$2])" office:value-type="float" office:value="0.00066692003647258" calcext:value-type="float">
            <text:p>0.00066692</text:p>
          </table:table-cell>
          <table:table-cell office:value-type="float" office:value="0.00000281762" calcext:value-type="float">
            <text:p>2.81762E-006</text:p>
          </table:table-cell>
          <table:table-cell table:formula="of:=[.D1188]*109.76" office:value-type="float" office:value="0.0003092619712" calcext:value-type="float">
            <text:p>0.000309262</text:p>
          </table:table-cell>
          <table:table-cell table:formula="of:=[.E1188]*1E-018" office:value-type="float" office:value="3.092619712E-022" calcext:value-type="float">
            <text:p>3.092619712E-022</text:p>
          </table:table-cell>
          <table:table-cell table:number-columns-repeated="4"/>
        </table:table-row>
        <table:table-row table:style-name="ro1">
          <table:table-cell office:value-type="float" office:value="5377.234" calcext:value-type="float">
            <text:p>5377.234</text:p>
          </table:table-cell>
          <table:table-cell office:value-type="float" office:value="0.000000000027928" calcext:value-type="float">
            <text:p>2.7928E-011</text:p>
          </table:table-cell>
          <table:table-cell table:formula="of:=([.B1189]*[.A1189]*[.$J$2])/([.$G$2]*[.F1189]*[.$I$2])" office:value-type="float" office:value="0.000666936459533136" calcext:value-type="float">
            <text:p>0.0006669365</text:p>
          </table:table-cell>
          <table:table-cell office:value-type="float" office:value="0.00000276958" calcext:value-type="float">
            <text:p>2.76958E-006</text:p>
          </table:table-cell>
          <table:table-cell table:formula="of:=[.D1189]*109.76" office:value-type="float" office:value="0.0003039891008" calcext:value-type="float">
            <text:p>0.0003039891</text:p>
          </table:table-cell>
          <table:table-cell table:formula="of:=[.E1189]*1E-018" office:value-type="float" office:value="3.039891008E-022" calcext:value-type="float">
            <text:p>3.039891008E-022</text:p>
          </table:table-cell>
          <table:table-cell table:number-columns-repeated="4"/>
        </table:table-row>
        <table:table-row table:style-name="ro1">
          <table:table-cell office:value-type="float" office:value="5406.432" calcext:value-type="float">
            <text:p>5406.432</text:p>
          </table:table-cell>
          <table:table-cell office:value-type="float" office:value="0.000000000027303" calcext:value-type="float">
            <text:p>2.7303E-011</text:p>
          </table:table-cell>
          <table:table-cell table:formula="of:=([.B1190]*[.A1190]*[.$J$2])/([.$G$2]*[.F1190]*[.$I$2])" office:value-type="float" office:value="0.000666924630203736" calcext:value-type="float">
            <text:p>0.0006669246</text:p>
          </table:table-cell>
          <table:table-cell office:value-type="float" office:value="0.00000272235" calcext:value-type="float">
            <text:p>2.72235E-006</text:p>
          </table:table-cell>
          <table:table-cell table:formula="of:=[.D1190]*109.76" office:value-type="float" office:value="0.000298805136" calcext:value-type="float">
            <text:p>0.0002988051</text:p>
          </table:table-cell>
          <table:table-cell table:formula="of:=[.E1190]*1E-018" office:value-type="float" office:value="2.98805136E-022" calcext:value-type="float">
            <text:p>2.98805136E-022</text:p>
          </table:table-cell>
          <table:table-cell table:number-columns-repeated="4"/>
        </table:table-row>
        <table:table-row table:style-name="ro1">
          <table:table-cell office:value-type="float" office:value="5435.789" calcext:value-type="float">
            <text:p>5435.789</text:p>
          </table:table-cell>
          <table:table-cell office:value-type="float" office:value="0.000000000026692" calcext:value-type="float">
            <text:p>2.6692E-011</text:p>
          </table:table-cell>
          <table:table-cell table:formula="of:=([.B1191]*[.A1191]*[.$J$2])/([.$G$2]*[.F1191]*[.$I$2])" office:value-type="float" office:value="0.000666922013018395" calcext:value-type="float">
            <text:p>0.000666922</text:p>
          </table:table-cell>
          <table:table-cell office:value-type="float" office:value="0.00000267589" calcext:value-type="float">
            <text:p>2.67589E-006</text:p>
          </table:table-cell>
          <table:table-cell table:formula="of:=[.D1191]*109.76" office:value-type="float" office:value="0.0002937056864" calcext:value-type="float">
            <text:p>0.0002937057</text:p>
          </table:table-cell>
          <table:table-cell table:formula="of:=[.E1191]*1E-018" office:value-type="float" office:value="2.937056864E-022" calcext:value-type="float">
            <text:p>2.937056864E-022</text:p>
          </table:table-cell>
          <table:table-cell table:number-columns-repeated="4"/>
        </table:table-row>
        <table:table-row table:style-name="ro1">
          <table:table-cell office:value-type="float" office:value="5465.304" calcext:value-type="float">
            <text:p>5465.304</text:p>
          </table:table-cell>
          <table:table-cell office:value-type="float" office:value="0.000000000026095" calcext:value-type="float">
            <text:p>2.6095E-011</text:p>
          </table:table-cell>
          <table:table-cell table:formula="of:=([.B1192]*[.A1192]*[.$J$2])/([.$G$2]*[.F1192]*[.$I$2])" office:value-type="float" office:value="0.000666930843792892" calcext:value-type="float">
            <text:p>0.0006669308</text:p>
          </table:table-cell>
          <table:table-cell office:value-type="float" office:value="0.00000263021" calcext:value-type="float">
            <text:p>2.63021E-006</text:p>
          </table:table-cell>
          <table:table-cell table:formula="of:=[.D1192]*109.76" office:value-type="float" office:value="0.0002886918496" calcext:value-type="float">
            <text:p>0.0002886918</text:p>
          </table:table-cell>
          <table:table-cell table:formula="of:=[.E1192]*1E-018" office:value-type="float" office:value="2.886918496E-022" calcext:value-type="float">
            <text:p>2.886918496E-022</text:p>
          </table:table-cell>
          <table:table-cell table:number-columns-repeated="4"/>
        </table:table-row>
        <table:table-row table:style-name="ro1">
          <table:table-cell office:value-type="float" office:value="5494.98" calcext:value-type="float">
            <text:p>5494.98</text:p>
          </table:table-cell>
          <table:table-cell office:value-type="float" office:value="0.000000000025511" calcext:value-type="float">
            <text:p>2.5511E-011</text:p>
          </table:table-cell>
          <table:table-cell table:formula="of:=([.B1193]*[.A1193]*[.$J$2])/([.$G$2]*[.F1193]*[.$I$2])" office:value-type="float" office:value="0.000666938233150698" calcext:value-type="float">
            <text:p>0.0006669382</text:p>
          </table:table-cell>
          <table:table-cell office:value-type="float" office:value="0.00000258528" calcext:value-type="float">
            <text:p>2.58528E-006</text:p>
          </table:table-cell>
          <table:table-cell table:formula="of:=[.D1193]*109.76" office:value-type="float" office:value="0.0002837603328" calcext:value-type="float">
            <text:p>0.0002837603</text:p>
          </table:table-cell>
          <table:table-cell table:formula="of:=[.E1193]*1E-018" office:value-type="float" office:value="2.837603328E-022" calcext:value-type="float">
            <text:p>2.837603328E-022</text:p>
          </table:table-cell>
          <table:table-cell table:number-columns-repeated="4"/>
        </table:table-row>
        <table:table-row table:style-name="ro1">
          <table:table-cell office:value-type="float" office:value="5524.818" calcext:value-type="float">
            <text:p>5524.818</text:p>
          </table:table-cell>
          <table:table-cell office:value-type="float" office:value="0.000000000024939" calcext:value-type="float">
            <text:p>2.4939E-011</text:p>
          </table:table-cell>
          <table:table-cell table:formula="of:=([.B1194]*[.A1194]*[.$J$2])/([.$G$2]*[.F1194]*[.$I$2])" office:value-type="float" office:value="0.000666919088890902" calcext:value-type="float">
            <text:p>0.0006669191</text:p>
          </table:table-cell>
          <table:table-cell office:value-type="float" office:value="0.00000254111" calcext:value-type="float">
            <text:p>2.54111E-006</text:p>
          </table:table-cell>
          <table:table-cell table:formula="of:=[.D1194]*109.76" office:value-type="float" office:value="0.0002789122336" calcext:value-type="float">
            <text:p>0.0002789122</text:p>
          </table:table-cell>
          <table:table-cell table:formula="of:=[.E1194]*1E-018" office:value-type="float" office:value="2.789122336E-022" calcext:value-type="float">
            <text:p>2.789122336E-022</text:p>
          </table:table-cell>
          <table:table-cell table:number-columns-repeated="4"/>
        </table:table-row>
        <table:table-row table:style-name="ro1">
          <table:table-cell office:value-type="float" office:value="5554.817" calcext:value-type="float">
            <text:p>5554.817</text:p>
          </table:table-cell>
          <table:table-cell office:value-type="float" office:value="0.000000000024381" calcext:value-type="float">
            <text:p>2.4381E-011</text:p>
          </table:table-cell>
          <table:table-cell table:formula="of:=([.B1195]*[.A1195]*[.$J$2])/([.$G$2]*[.F1195]*[.$I$2])" office:value-type="float" office:value="0.000666938541166422" calcext:value-type="float">
            <text:p>0.0006669385</text:p>
          </table:table-cell>
          <table:table-cell office:value-type="float" office:value="0.00000249767" calcext:value-type="float">
            <text:p>2.49767E-006</text:p>
          </table:table-cell>
          <table:table-cell table:formula="of:=[.D1195]*109.76" office:value-type="float" office:value="0.0002741442592" calcext:value-type="float">
            <text:p>0.0002741443</text:p>
          </table:table-cell>
          <table:table-cell table:formula="of:=[.E1195]*1E-018" office:value-type="float" office:value="2.741442592E-022" calcext:value-type="float">
            <text:p>2.741442592E-022</text:p>
          </table:table-cell>
          <table:table-cell table:number-columns-repeated="4"/>
        </table:table-row>
        <table:table-row table:style-name="ro1">
          <table:table-cell office:value-type="float" office:value="5584.979" calcext:value-type="float">
            <text:p>5584.979</text:p>
          </table:table-cell>
          <table:table-cell office:value-type="float" office:value="0.000000000023834" calcext:value-type="float">
            <text:p>2.3834E-011</text:p>
          </table:table-cell>
          <table:table-cell table:formula="of:=([.B1196]*[.A1196]*[.$J$2])/([.$G$2]*[.F1196]*[.$I$2])" office:value-type="float" office:value="0.000666922593702165" calcext:value-type="float">
            <text:p>0.0006669226</text:p>
          </table:table-cell>
          <table:table-cell office:value-type="float" office:value="0.00000245495" calcext:value-type="float">
            <text:p>0.000002455</text:p>
          </table:table-cell>
          <table:table-cell table:formula="of:=[.D1196]*109.76" office:value-type="float" office:value="0.000269455312" calcext:value-type="float">
            <text:p>0.0002694553</text:p>
          </table:table-cell>
          <table:table-cell table:formula="of:=[.E1196]*1E-018" office:value-type="float" office:value="2.69455312E-022" calcext:value-type="float">
            <text:p>2.69455312E-022</text:p>
          </table:table-cell>
          <table:table-cell table:number-columns-repeated="4"/>
        </table:table-row>
        <table:table-row table:style-name="ro1">
          <table:table-cell office:value-type="float" office:value="5615.305" calcext:value-type="float">
            <text:p>5615.305</text:p>
          </table:table-cell>
          <table:table-cell office:value-type="float" office:value="0.0000000000233" calcext:value-type="float">
            <text:p>2.33E-011</text:p>
          </table:table-cell>
          <table:table-cell table:formula="of:=([.B1197]*[.A1197]*[.$J$2])/([.$G$2]*[.F1197]*[.$I$2])" office:value-type="float" office:value="0.000666930456813174" calcext:value-type="float">
            <text:p>0.0006669305</text:p>
          </table:table-cell>
          <table:table-cell office:value-type="float" office:value="0.00000241295" calcext:value-type="float">
            <text:p>0.000002413</text:p>
          </table:table-cell>
          <table:table-cell table:formula="of:=[.D1197]*109.76" office:value-type="float" office:value="0.000264845392" calcext:value-type="float">
            <text:p>0.0002648454</text:p>
          </table:table-cell>
          <table:table-cell table:formula="of:=[.E1197]*1E-018" office:value-type="float" office:value="2.64845392E-022" calcext:value-type="float">
            <text:p>2.64845392E-022</text:p>
          </table:table-cell>
          <table:table-cell table:number-columns-repeated="4"/>
        </table:table-row>
        <table:table-row table:style-name="ro1">
          <table:table-cell office:value-type="float" office:value="5645.795" calcext:value-type="float">
            <text:p>5645.795</text:p>
          </table:table-cell>
          <table:table-cell office:value-type="float" office:value="0.000000000022777" calcext:value-type="float">
            <text:p>2.2777E-011</text:p>
          </table:table-cell>
          <table:table-cell table:formula="of:=([.B1198]*[.A1198]*[.$J$2])/([.$G$2]*[.F1198]*[.$I$2])" office:value-type="float" office:value="0.000666918035654168" calcext:value-type="float">
            <text:p>0.000666918</text:p>
          </table:table-cell>
          <table:table-cell office:value-type="float" office:value="0.00000237164" calcext:value-type="float">
            <text:p>2.37164E-006</text:p>
          </table:table-cell>
          <table:table-cell table:formula="of:=[.D1198]*109.76" office:value-type="float" office:value="0.0002603112064" calcext:value-type="float">
            <text:p>0.0002603112</text:p>
          </table:table-cell>
          <table:table-cell table:formula="of:=[.E1198]*1E-018" office:value-type="float" office:value="2.603112064E-022" calcext:value-type="float">
            <text:p>2.603112064E-022</text:p>
          </table:table-cell>
          <table:table-cell table:number-columns-repeated="4"/>
        </table:table-row>
        <table:table-row table:style-name="ro1">
          <table:table-cell office:value-type="float" office:value="5676.452" calcext:value-type="float">
            <text:p>5676.452</text:p>
          </table:table-cell>
          <table:table-cell office:value-type="float" office:value="0.000000000022266" calcext:value-type="float">
            <text:p>2.2266E-011</text:p>
          </table:table-cell>
          <table:table-cell table:formula="of:=([.B1199]*[.A1199]*[.$J$2])/([.$G$2]*[.F1199]*[.$I$2])" office:value-type="float" office:value="0.000666918519005839" calcext:value-type="float">
            <text:p>0.0006669185</text:p>
          </table:table-cell>
          <table:table-cell office:value-type="float" office:value="0.00000233102" calcext:value-type="float">
            <text:p>0.000002331</text:p>
          </table:table-cell>
          <table:table-cell table:formula="of:=[.D1199]*109.76" office:value-type="float" office:value="0.0002558527552" calcext:value-type="float">
            <text:p>0.0002558528</text:p>
          </table:table-cell>
          <table:table-cell table:formula="of:=[.E1199]*1E-018" office:value-type="float" office:value="2.558527552E-022" calcext:value-type="float">
            <text:p>2.558527552E-022</text:p>
          </table:table-cell>
          <table:table-cell table:number-columns-repeated="4"/>
        </table:table-row>
        <table:table-row table:style-name="ro1">
          <table:table-cell office:value-type="float" office:value="5707.274" calcext:value-type="float">
            <text:p>5707.274</text:p>
          </table:table-cell>
          <table:table-cell office:value-type="float" office:value="0.000000000021767" calcext:value-type="float">
            <text:p>2.1767E-011</text:p>
          </table:table-cell>
          <table:table-cell table:formula="of:=([.B1200]*[.A1200]*[.$J$2])/([.$G$2]*[.F1200]*[.$I$2])" office:value-type="float" office:value="0.000666939820713551" calcext:value-type="float">
            <text:p>0.0006669398</text:p>
          </table:table-cell>
          <table:table-cell office:value-type="float" office:value="0.00000229108" calcext:value-type="float">
            <text:p>2.29108E-006</text:p>
          </table:table-cell>
          <table:table-cell table:formula="of:=[.D1200]*109.76" office:value-type="float" office:value="0.0002514689408" calcext:value-type="float">
            <text:p>0.0002514689</text:p>
          </table:table-cell>
          <table:table-cell table:formula="of:=[.E1200]*1E-018" office:value-type="float" office:value="2.514689408E-022" calcext:value-type="float">
            <text:p>2.514689408E-022</text:p>
          </table:table-cell>
          <table:table-cell table:number-columns-repeated="4"/>
        </table:table-row>
        <table:table-row table:style-name="ro1">
          <table:table-cell office:value-type="float" office:value="5738.264" calcext:value-type="float">
            <text:p>5738.264</text:p>
          </table:table-cell>
          <table:table-cell office:value-type="float" office:value="0.000000000021278" calcext:value-type="float">
            <text:p>2.1278E-011</text:p>
          </table:table-cell>
          <table:table-cell table:formula="of:=([.B1201]*[.A1201]*[.$J$2])/([.$G$2]*[.F1201]*[.$I$2])" office:value-type="float" office:value="0.000666928364420133" calcext:value-type="float">
            <text:p>0.0006669284</text:p>
          </table:table-cell>
          <table:table-cell office:value-type="float" office:value="0.00000225181" calcext:value-type="float">
            <text:p>2.25181E-006</text:p>
          </table:table-cell>
          <table:table-cell table:formula="of:=[.D1201]*109.76" office:value-type="float" office:value="0.0002471586656" calcext:value-type="float">
            <text:p>0.0002471587</text:p>
          </table:table-cell>
          <table:table-cell table:formula="of:=[.E1201]*1E-018" office:value-type="float" office:value="2.471586656E-022" calcext:value-type="float">
            <text:p>2.471586656E-022</text:p>
          </table:table-cell>
          <table:table-cell table:number-columns-repeated="4"/>
        </table:table-row>
        <table:table-row table:style-name="ro1">
          <table:table-cell office:value-type="float" office:value="5769.422" calcext:value-type="float">
            <text:p>5769.422</text:p>
          </table:table-cell>
          <table:table-cell office:value-type="float" office:value="0.0000000000208" calcext:value-type="float">
            <text:p>2.08E-011</text:p>
          </table:table-cell>
          <table:table-cell table:formula="of:=([.B1202]*[.A1202]*[.$J$2])/([.$G$2]*[.F1202]*[.$I$2])" office:value-type="float" office:value="0.000666921290661252" calcext:value-type="float">
            <text:p>0.0006669213</text:p>
          </table:table-cell>
          <table:table-cell office:value-type="float" office:value="0.0000022132" calcext:value-type="float">
            <text:p>2.2132E-006</text:p>
          </table:table-cell>
          <table:table-cell table:formula="of:=[.D1202]*109.76" office:value-type="float" office:value="0.000242920832" calcext:value-type="float">
            <text:p>0.0002429208</text:p>
          </table:table-cell>
          <table:table-cell table:formula="of:=[.E1202]*1E-018" office:value-type="float" office:value="2.42920832E-022" calcext:value-type="float">
            <text:p>2.42920832E-022</text:p>
          </table:table-cell>
          <table:table-cell table:number-columns-repeated="4"/>
        </table:table-row>
        <table:table-row table:style-name="ro1">
          <table:table-cell office:value-type="float" office:value="5800.75" calcext:value-type="float">
            <text:p>5800.75</text:p>
          </table:table-cell>
          <table:table-cell office:value-type="float" office:value="0.000000000020333" calcext:value-type="float">
            <text:p>2.0333E-011</text:p>
          </table:table-cell>
          <table:table-cell table:formula="of:=([.B1203]*[.A1203]*[.$J$2])/([.$G$2]*[.F1203]*[.$I$2])" office:value-type="float" office:value="0.00066693271896055" calcext:value-type="float">
            <text:p>0.0006669327</text:p>
          </table:table-cell>
          <table:table-cell office:value-type="float" office:value="0.00000217522" calcext:value-type="float">
            <text:p>2.17522E-006</text:p>
          </table:table-cell>
          <table:table-cell table:formula="of:=[.D1203]*109.76" office:value-type="float" office:value="0.0002387521472" calcext:value-type="float">
            <text:p>0.0002387521</text:p>
          </table:table-cell>
          <table:table-cell table:formula="of:=[.E1203]*1E-018" office:value-type="float" office:value="2.387521472E-022" calcext:value-type="float">
            <text:p>2.387521472E-022</text:p>
          </table:table-cell>
          <table:table-cell table:number-columns-repeated="4"/>
        </table:table-row>
        <table:table-row table:style-name="ro1">
          <table:table-cell office:value-type="float" office:value="5832.247" calcext:value-type="float">
            <text:p>5832.247</text:p>
          </table:table-cell>
          <table:table-cell office:value-type="float" office:value="0.000000000019876" calcext:value-type="float">
            <text:p>1.9876E-011</text:p>
          </table:table-cell>
          <table:table-cell table:formula="of:=([.B1204]*[.A1204]*[.$J$2])/([.$G$2]*[.F1204]*[.$I$2])" office:value-type="float" office:value="0.000666928294641214" calcext:value-type="float">
            <text:p>0.0006669283</text:p>
          </table:table-cell>
          <table:table-cell office:value-type="float" office:value="0.00000213789" calcext:value-type="float">
            <text:p>2.13789E-006</text:p>
          </table:table-cell>
          <table:table-cell table:formula="of:=[.D1204]*109.76" office:value-type="float" office:value="0.0002346548064" calcext:value-type="float">
            <text:p>0.0002346548</text:p>
          </table:table-cell>
          <table:table-cell table:formula="of:=[.E1204]*1E-018" office:value-type="float" office:value="2.346548064E-022" calcext:value-type="float">
            <text:p>2.346548064E-022</text:p>
          </table:table-cell>
          <table:table-cell table:number-columns-repeated="4"/>
        </table:table-row>
        <table:table-row table:style-name="ro1">
          <table:table-cell office:value-type="float" office:value="5863.916" calcext:value-type="float">
            <text:p>5863.916</text:p>
          </table:table-cell>
          <table:table-cell office:value-type="float" office:value="0.000000000019429" calcext:value-type="float">
            <text:p>1.9429E-011</text:p>
          </table:table-cell>
          <table:table-cell table:formula="of:=([.B1205]*[.A1205]*[.$J$2])/([.$G$2]*[.F1205]*[.$I$2])" office:value-type="float" office:value="0.000666921214972502" calcext:value-type="float">
            <text:p>0.0006669212</text:p>
          </table:table-cell>
          <table:table-cell office:value-type="float" office:value="0.00000210118" calcext:value-type="float">
            <text:p>2.10118E-006</text:p>
          </table:table-cell>
          <table:table-cell table:formula="of:=[.D1205]*109.76" office:value-type="float" office:value="0.0002306255168" calcext:value-type="float">
            <text:p>0.0002306255</text:p>
          </table:table-cell>
          <table:table-cell table:formula="of:=[.E1205]*1E-018" office:value-type="float" office:value="2.306255168E-022" calcext:value-type="float">
            <text:p>2.306255168E-022</text:p>
          </table:table-cell>
          <table:table-cell table:number-columns-repeated="4"/>
        </table:table-row>
        <table:table-row table:style-name="ro1">
          <table:table-cell office:value-type="float" office:value="5895.756" calcext:value-type="float">
            <text:p>5895.756</text:p>
          </table:table-cell>
          <table:table-cell office:value-type="float" office:value="0.000000000018992" calcext:value-type="float">
            <text:p>1.8992E-011</text:p>
          </table:table-cell>
          <table:table-cell table:formula="of:=([.B1206]*[.A1206]*[.$J$2])/([.$G$2]*[.F1206]*[.$I$2])" office:value-type="float" office:value="0.000666918746006995" calcext:value-type="float">
            <text:p>0.0006669187</text:p>
          </table:table-cell>
          <table:table-cell office:value-type="float" office:value="0.00000206508" calcext:value-type="float">
            <text:p>2.06508E-006</text:p>
          </table:table-cell>
          <table:table-cell table:formula="of:=[.D1206]*109.76" office:value-type="float" office:value="0.0002266631808" calcext:value-type="float">
            <text:p>0.0002266632</text:p>
          </table:table-cell>
          <table:table-cell table:formula="of:=[.E1206]*1E-018" office:value-type="float" office:value="2.266631808E-022" calcext:value-type="float">
            <text:p>2.266631808E-022</text:p>
          </table:table-cell>
          <table:table-cell table:number-columns-repeated="4"/>
        </table:table-row>
        <table:table-row table:style-name="ro1">
          <table:table-cell office:value-type="float" office:value="5927.77" calcext:value-type="float">
            <text:p>5927.77</text:p>
          </table:table-cell>
          <table:table-cell office:value-type="float" office:value="0.000000000018565" calcext:value-type="float">
            <text:p>1.8565E-011</text:p>
          </table:table-cell>
          <table:table-cell table:formula="of:=([.B1207]*[.A1207]*[.$J$2])/([.$G$2]*[.F1207]*[.$I$2])" office:value-type="float" office:value="0.000666929189721309" calcext:value-type="float">
            <text:p>0.0006669292</text:p>
          </table:table-cell>
          <table:table-cell office:value-type="float" office:value="0.00000202958" calcext:value-type="float">
            <text:p>2.02958E-006</text:p>
          </table:table-cell>
          <table:table-cell table:formula="of:=[.D1207]*109.76" office:value-type="float" office:value="0.0002227667008" calcext:value-type="float">
            <text:p>0.0002227667</text:p>
          </table:table-cell>
          <table:table-cell table:formula="of:=[.E1207]*1E-018" office:value-type="float" office:value="2.227667008E-022" calcext:value-type="float">
            <text:p>2.227667008E-022</text:p>
          </table:table-cell>
          <table:table-cell table:number-columns-repeated="4"/>
        </table:table-row>
        <table:table-row table:style-name="ro1">
          <table:table-cell office:value-type="float" office:value="5959.957" calcext:value-type="float">
            <text:p>5959.957</text:p>
          </table:table-cell>
          <table:table-cell office:value-type="float" office:value="0.000000000018147" calcext:value-type="float">
            <text:p>1.8147E-011</text:p>
          </table:table-cell>
          <table:table-cell table:formula="of:=([.B1208]*[.A1208]*[.$J$2])/([.$G$2]*[.F1208]*[.$I$2])" office:value-type="float" office:value="0.00066692091101492" calcext:value-type="float">
            <text:p>0.0006669209</text:p>
          </table:table-cell>
          <table:table-cell office:value-type="float" office:value="0.00000199468" calcext:value-type="float">
            <text:p>1.99468E-006</text:p>
          </table:table-cell>
          <table:table-cell table:formula="of:=[.D1208]*109.76" office:value-type="float" office:value="0.0002189360768" calcext:value-type="float">
            <text:p>0.0002189361</text:p>
          </table:table-cell>
          <table:table-cell table:formula="of:=[.E1208]*1E-018" office:value-type="float" office:value="2.189360768E-022" calcext:value-type="float">
            <text:p>2.189360768E-022</text:p>
          </table:table-cell>
          <table:table-cell table:number-columns-repeated="4"/>
        </table:table-row>
        <table:table-row table:style-name="ro1">
          <table:table-cell office:value-type="float" office:value="5992.319" calcext:value-type="float">
            <text:p>5992.319</text:p>
          </table:table-cell>
          <table:table-cell office:value-type="float" office:value="0.000000000017739" calcext:value-type="float">
            <text:p>1.7739E-011</text:p>
          </table:table-cell>
          <table:table-cell table:formula="of:=([.B1209]*[.A1209]*[.$J$2])/([.$G$2]*[.F1209]*[.$I$2])" office:value-type="float" office:value="0.000666938230784226" calcext:value-type="float">
            <text:p>0.0006669382</text:p>
          </table:table-cell>
          <table:table-cell office:value-type="float" office:value="0.00000196037" calcext:value-type="float">
            <text:p>1.96037E-006</text:p>
          </table:table-cell>
          <table:table-cell table:formula="of:=[.D1209]*109.76" office:value-type="float" office:value="0.0002151702112" calcext:value-type="float">
            <text:p>0.0002151702</text:p>
          </table:table-cell>
          <table:table-cell table:formula="of:=[.E1209]*1E-018" office:value-type="float" office:value="2.151702112E-022" calcext:value-type="float">
            <text:p>2.151702112E-022</text:p>
          </table:table-cell>
          <table:table-cell table:number-columns-repeated="4"/>
        </table:table-row>
        <table:table-row table:style-name="ro1">
          <table:table-cell office:value-type="float" office:value="6024.856" calcext:value-type="float">
            <text:p>6024.856</text:p>
          </table:table-cell>
          <table:table-cell office:value-type="float" office:value="0.000000000017339" calcext:value-type="float">
            <text:p>1.7339E-011</text:p>
          </table:table-cell>
          <table:table-cell table:formula="of:=([.B1210]*[.A1210]*[.$J$2])/([.$G$2]*[.F1210]*[.$I$2])" office:value-type="float" office:value="0.000666917328285507" calcext:value-type="float">
            <text:p>0.0006669173</text:p>
          </table:table-cell>
          <table:table-cell office:value-type="float" office:value="0.00000192663" calcext:value-type="float">
            <text:p>1.92663E-006</text:p>
          </table:table-cell>
          <table:table-cell table:formula="of:=[.D1210]*109.76" office:value-type="float" office:value="0.0002114669088" calcext:value-type="float">
            <text:p>0.0002114669</text:p>
          </table:table-cell>
          <table:table-cell table:formula="of:=[.E1210]*1E-018" office:value-type="float" office:value="2.114669088E-022" calcext:value-type="float">
            <text:p>2.114669088E-022</text:p>
          </table:table-cell>
          <table:table-cell table:number-columns-repeated="4"/>
        </table:table-row>
        <table:table-row table:style-name="ro1">
          <table:table-cell office:value-type="float" office:value="6057.571" calcext:value-type="float">
            <text:p>6057.571</text:p>
          </table:table-cell>
          <table:table-cell office:value-type="float" office:value="0.000000000016949" calcext:value-type="float">
            <text:p>1.6949E-011</text:p>
          </table:table-cell>
          <table:table-cell table:formula="of:=([.B1211]*[.A1211]*[.$J$2])/([.$G$2]*[.F1211]*[.$I$2])" office:value-type="float" office:value="0.000666938917350211" calcext:value-type="float">
            <text:p>0.0006669389</text:p>
          </table:table-cell>
          <table:table-cell office:value-type="float" office:value="0.00000189346" calcext:value-type="float">
            <text:p>1.89346E-006</text:p>
          </table:table-cell>
          <table:table-cell table:formula="of:=[.D1211]*109.76" office:value-type="float" office:value="0.0002078261696" calcext:value-type="float">
            <text:p>0.0002078262</text:p>
          </table:table-cell>
          <table:table-cell table:formula="of:=[.E1211]*1E-018" office:value-type="float" office:value="2.078261696E-022" calcext:value-type="float">
            <text:p>2.078261696E-022</text:p>
          </table:table-cell>
          <table:table-cell table:number-columns-repeated="4"/>
        </table:table-row>
        <table:table-row table:style-name="ro1">
          <table:table-cell office:value-type="float" office:value="6090.463" calcext:value-type="float">
            <text:p>6090.463</text:p>
          </table:table-cell>
          <table:table-cell office:value-type="float" office:value="0.000000000016567" calcext:value-type="float">
            <text:p>1.6567E-011</text:p>
          </table:table-cell>
          <table:table-cell table:formula="of:=([.B1212]*[.A1212]*[.$J$2])/([.$G$2]*[.F1212]*[.$I$2])" office:value-type="float" office:value="0.000666936906486939" calcext:value-type="float">
            <text:p>0.0006669369</text:p>
          </table:table-cell>
          <table:table-cell office:value-type="float" office:value="0.00000186084" calcext:value-type="float">
            <text:p>1.86084E-006</text:p>
          </table:table-cell>
          <table:table-cell table:formula="of:=[.D1212]*109.76" office:value-type="float" office:value="0.0002042457984" calcext:value-type="float">
            <text:p>0.0002042458</text:p>
          </table:table-cell>
          <table:table-cell table:formula="of:=[.E1212]*1E-018" office:value-type="float" office:value="2.042457984E-022" calcext:value-type="float">
            <text:p>2.042457984E-022</text:p>
          </table:table-cell>
          <table:table-cell table:number-columns-repeated="4"/>
        </table:table-row>
        <table:table-row table:style-name="ro1">
          <table:table-cell office:value-type="float" office:value="6123.533" calcext:value-type="float">
            <text:p>6123.533</text:p>
          </table:table-cell>
          <table:table-cell office:value-type="float" office:value="0.000000000016193" calcext:value-type="float">
            <text:p>1.6193E-011</text:p>
          </table:table-cell>
          <table:table-cell table:formula="of:=([.B1213]*[.A1213]*[.$J$2])/([.$G$2]*[.F1213]*[.$I$2])" office:value-type="float" office:value="0.000666914088649769" calcext:value-type="float">
            <text:p>0.0006669141</text:p>
          </table:table-cell>
          <table:table-cell office:value-type="float" office:value="0.00000182877" calcext:value-type="float">
            <text:p>1.82877E-006</text:p>
          </table:table-cell>
          <table:table-cell table:formula="of:=[.D1213]*109.76" office:value-type="float" office:value="0.0002007257952" calcext:value-type="float">
            <text:p>0.0002007258</text:p>
          </table:table-cell>
          <table:table-cell table:formula="of:=[.E1213]*1E-018" office:value-type="float" office:value="2.007257952E-022" calcext:value-type="float">
            <text:p>2.007257952E-022</text:p>
          </table:table-cell>
          <table:table-cell table:number-columns-repeated="4"/>
        </table:table-row>
        <table:table-row table:style-name="ro1">
          <table:table-cell office:value-type="float" office:value="6156.784" calcext:value-type="float">
            <text:p>6156.784</text:p>
          </table:table-cell>
          <table:table-cell office:value-type="float" office:value="0.000000000015828" calcext:value-type="float">
            <text:p>1.5828E-011</text:p>
          </table:table-cell>
          <table:table-cell table:formula="of:=([.B1214]*[.A1214]*[.$J$2])/([.$G$2]*[.F1214]*[.$I$2])" office:value-type="float" office:value="0.000666919606786273" calcext:value-type="float">
            <text:p>0.0006669196</text:p>
          </table:table-cell>
          <table:table-cell office:value-type="float" office:value="0.00000179724" calcext:value-type="float">
            <text:p>1.79724E-006</text:p>
          </table:table-cell>
          <table:table-cell table:formula="of:=[.D1214]*109.76" office:value-type="float" office:value="0.0001972650624" calcext:value-type="float">
            <text:p>0.0001972651</text:p>
          </table:table-cell>
          <table:table-cell table:formula="of:=[.E1214]*1E-018" office:value-type="float" office:value="1.972650624E-022" calcext:value-type="float">
            <text:p>1.972650624E-022</text:p>
          </table:table-cell>
          <table:table-cell table:number-columns-repeated="4"/>
        </table:table-row>
        <table:table-row table:style-name="ro1">
          <table:table-cell office:value-type="float" office:value="6190.214" calcext:value-type="float">
            <text:p>6190.214</text:p>
          </table:table-cell>
          <table:table-cell office:value-type="float" office:value="0.000000000015471" calcext:value-type="float">
            <text:p>1.5471E-011</text:p>
          </table:table-cell>
          <table:table-cell table:formula="of:=([.B1215]*[.A1215]*[.$J$2])/([.$G$2]*[.F1215]*[.$I$2])" office:value-type="float" office:value="0.000666920298003354" calcext:value-type="float">
            <text:p>0.0006669203</text:p>
          </table:table-cell>
          <table:table-cell office:value-type="float" office:value="0.00000176624" calcext:value-type="float">
            <text:p>1.76624E-006</text:p>
          </table:table-cell>
          <table:table-cell table:formula="of:=[.D1215]*109.76" office:value-type="float" office:value="0.0001938625024" calcext:value-type="float">
            <text:p>0.0001938625</text:p>
          </table:table-cell>
          <table:table-cell table:formula="of:=[.E1215]*1E-018" office:value-type="float" office:value="1.938625024E-022" calcext:value-type="float">
            <text:p>1.938625024E-022</text:p>
          </table:table-cell>
          <table:table-cell table:number-columns-repeated="4"/>
        </table:table-row>
        <table:table-row table:style-name="ro1">
          <table:table-cell office:value-type="float" office:value="6223.827" calcext:value-type="float">
            <text:p>6223.827</text:p>
          </table:table-cell>
          <table:table-cell office:value-type="float" office:value="0.000000000015122" calcext:value-type="float">
            <text:p>1.5122E-011</text:p>
          </table:table-cell>
          <table:table-cell table:formula="of:=([.B1216]*[.A1216]*[.$J$2])/([.$G$2]*[.F1216]*[.$I$2])" office:value-type="float" office:value="0.000666924500764899" calcext:value-type="float">
            <text:p>0.0006669245</text:p>
          </table:table-cell>
          <table:table-cell office:value-type="float" office:value="0.00000173576" calcext:value-type="float">
            <text:p>1.73576E-006</text:p>
          </table:table-cell>
          <table:table-cell table:formula="of:=[.D1216]*109.76" office:value-type="float" office:value="0.0001905170176" calcext:value-type="float">
            <text:p>0.000190517</text:p>
          </table:table-cell>
          <table:table-cell table:formula="of:=[.E1216]*1E-018" office:value-type="float" office:value="1.905170176E-022" calcext:value-type="float">
            <text:p>1.905170176E-022</text:p>
          </table:table-cell>
          <table:table-cell table:number-columns-repeated="4"/>
        </table:table-row>
        <table:table-row table:style-name="ro1">
          <table:table-cell office:value-type="float" office:value="6257.621" calcext:value-type="float">
            <text:p>6257.621</text:p>
          </table:table-cell>
          <table:table-cell office:value-type="float" office:value="0.000000000014781" calcext:value-type="float">
            <text:p>1.4781E-011</text:p>
          </table:table-cell>
          <table:table-cell table:formula="of:=([.B1217]*[.A1217]*[.$J$2])/([.$G$2]*[.F1217]*[.$I$2])" office:value-type="float" office:value="0.000666940531465541" calcext:value-type="float">
            <text:p>0.0006669405</text:p>
          </table:table-cell>
          <table:table-cell office:value-type="float" office:value="0.00000170579" calcext:value-type="float">
            <text:p>1.70579E-006</text:p>
          </table:table-cell>
          <table:table-cell table:formula="of:=[.D1217]*109.76" office:value-type="float" office:value="0.0001872275104" calcext:value-type="float">
            <text:p>0.0001872275</text:p>
          </table:table-cell>
          <table:table-cell table:formula="of:=[.E1217]*1E-018" office:value-type="float" office:value="1.872275104E-022" calcext:value-type="float">
            <text:p>1.872275104E-022</text:p>
          </table:table-cell>
          <table:table-cell table:number-columns-repeated="4"/>
        </table:table-row>
        <table:table-row table:style-name="ro1">
          <table:table-cell office:value-type="float" office:value="6291.6" calcext:value-type="float">
            <text:p>6291.6</text:p>
          </table:table-cell>
          <table:table-cell office:value-type="float" office:value="0.000000000014447" calcext:value-type="float">
            <text:p>1.4447E-011</text:p>
          </table:table-cell>
          <table:table-cell table:formula="of:=([.B1218]*[.A1218]*[.$J$2])/([.$G$2]*[.F1218]*[.$I$2])" office:value-type="float" office:value="0.000666931841073728" calcext:value-type="float">
            <text:p>0.0006669318</text:p>
          </table:table-cell>
          <table:table-cell office:value-type="float" office:value="0.00000167632" calcext:value-type="float">
            <text:p>1.67632E-006</text:p>
          </table:table-cell>
          <table:table-cell table:formula="of:=[.D1218]*109.76" office:value-type="float" office:value="0.0001839928832" calcext:value-type="float">
            <text:p>0.0001839929</text:p>
          </table:table-cell>
          <table:table-cell table:formula="of:=[.E1218]*1E-018" office:value-type="float" office:value="1.839928832E-022" calcext:value-type="float">
            <text:p>1.839928832E-022</text:p>
          </table:table-cell>
          <table:table-cell table:number-columns-repeated="4"/>
        </table:table-row>
        <table:table-row table:style-name="ro1">
          <table:table-cell office:value-type="float" office:value="6325.762" calcext:value-type="float">
            <text:p>6325.762</text:p>
          </table:table-cell>
          <table:table-cell office:value-type="float" office:value="0.000000000014121" calcext:value-type="float">
            <text:p>1.4121E-011</text:p>
          </table:table-cell>
          <table:table-cell table:formula="of:=([.B1219]*[.A1219]*[.$J$2])/([.$G$2]*[.F1219]*[.$I$2])" office:value-type="float" office:value="0.000666944025961719" calcext:value-type="float">
            <text:p>0.000666944</text:p>
          </table:table-cell>
          <table:table-cell office:value-type="float" office:value="0.00000164736" calcext:value-type="float">
            <text:p>1.64736E-006</text:p>
          </table:table-cell>
          <table:table-cell table:formula="of:=[.D1219]*109.76" office:value-type="float" office:value="0.0001808142336" calcext:value-type="float">
            <text:p>0.0001808142</text:p>
          </table:table-cell>
          <table:table-cell table:formula="of:=[.E1219]*1E-018" office:value-type="float" office:value="1.808142336E-022" calcext:value-type="float">
            <text:p>1.808142336E-022</text:p>
          </table:table-cell>
          <table:table-cell table:number-columns-repeated="4"/>
        </table:table-row>
        <table:table-row table:style-name="ro1">
          <table:table-cell office:value-type="float" office:value="6360.111" calcext:value-type="float">
            <text:p>6360.111</text:p>
          </table:table-cell>
          <table:table-cell office:value-type="float" office:value="0.000000000013802" calcext:value-type="float">
            <text:p>1.3802E-011</text:p>
          </table:table-cell>
          <table:table-cell table:formula="of:=([.B1220]*[.A1220]*[.$J$2])/([.$G$2]*[.F1220]*[.$I$2])" office:value-type="float" office:value="0.00066694752135773" calcext:value-type="float">
            <text:p>0.0006669475</text:p>
          </table:table-cell>
          <table:table-cell office:value-type="float" office:value="0.00000161888" calcext:value-type="float">
            <text:p>1.61888E-006</text:p>
          </table:table-cell>
          <table:table-cell table:formula="of:=[.D1220]*109.76" office:value-type="float" office:value="0.0001776882688" calcext:value-type="float">
            <text:p>0.0001776883</text:p>
          </table:table-cell>
          <table:table-cell table:formula="of:=[.E1220]*1E-018" office:value-type="float" office:value="1.776882688E-022" calcext:value-type="float">
            <text:p>1.776882688E-022</text:p>
          </table:table-cell>
          <table:table-cell table:number-columns-repeated="4"/>
        </table:table-row>
        <table:table-row table:style-name="ro1">
          <table:table-cell office:value-type="float" office:value="6394.645" calcext:value-type="float">
            <text:p>6394.645</text:p>
          </table:table-cell>
          <table:table-cell office:value-type="float" office:value="0.00000000001349" calcext:value-type="float">
            <text:p>1.349E-011</text:p>
          </table:table-cell>
          <table:table-cell table:formula="of:=([.B1221]*[.A1221]*[.$J$2])/([.$G$2]*[.F1221]*[.$I$2])" office:value-type="float" office:value="0.000666945842142218" calcext:value-type="float">
            <text:p>0.0006669458</text:p>
          </table:table-cell>
          <table:table-cell office:value-type="float" office:value="0.00000159088" calcext:value-type="float">
            <text:p>1.59088E-006</text:p>
          </table:table-cell>
          <table:table-cell table:formula="of:=[.D1221]*109.76" office:value-type="float" office:value="0.0001746149888" calcext:value-type="float">
            <text:p>0.000174615</text:p>
          </table:table-cell>
          <table:table-cell table:formula="of:=[.E1221]*1E-018" office:value-type="float" office:value="1.746149888E-022" calcext:value-type="float">
            <text:p>1.746149888E-022</text:p>
          </table:table-cell>
          <table:table-cell table:number-columns-repeated="4"/>
        </table:table-row>
        <table:table-row table:style-name="ro1">
          <table:table-cell office:value-type="float" office:value="6429.368" calcext:value-type="float">
            <text:p>6429.368</text:p>
          </table:table-cell>
          <table:table-cell office:value-type="float" office:value="0.000000000013185" calcext:value-type="float">
            <text:p>1.3185E-011</text:p>
          </table:table-cell>
          <table:table-cell table:formula="of:=([.B1222]*[.A1222]*[.$J$2])/([.$G$2]*[.F1222]*[.$I$2])" office:value-type="float" office:value="0.00066694773620428" calcext:value-type="float">
            <text:p>0.0006669477</text:p>
          </table:table-cell>
          <table:table-cell office:value-type="float" office:value="0.00000156335" calcext:value-type="float">
            <text:p>1.56335E-006</text:p>
          </table:table-cell>
          <table:table-cell table:formula="of:=[.D1222]*109.76" office:value-type="float" office:value="0.000171593296" calcext:value-type="float">
            <text:p>0.0001715933</text:p>
          </table:table-cell>
          <table:table-cell table:formula="of:=[.E1222]*1E-018" office:value-type="float" office:value="1.71593296E-022" calcext:value-type="float">
            <text:p>1.71593296E-022</text:p>
          </table:table-cell>
          <table:table-cell table:number-columns-repeated="4"/>
        </table:table-row>
        <table:table-row table:style-name="ro1">
          <table:table-cell office:value-type="float" office:value="6464.279" calcext:value-type="float">
            <text:p>6464.279</text:p>
          </table:table-cell>
          <table:table-cell office:value-type="float" office:value="0.000000000012886" calcext:value-type="float">
            <text:p>1.2886E-011</text:p>
          </table:table-cell>
          <table:table-cell table:formula="of:=([.B1223]*[.A1223]*[.$J$2])/([.$G$2]*[.F1223]*[.$I$2])" office:value-type="float" office:value="0.000666905989853008" calcext:value-type="float">
            <text:p>0.000666906</text:p>
          </table:table-cell>
          <table:table-cell office:value-type="float" office:value="0.00000153629" calcext:value-type="float">
            <text:p>1.53629E-006</text:p>
          </table:table-cell>
          <table:table-cell table:formula="of:=[.D1223]*109.76" office:value-type="float" office:value="0.0001686231904" calcext:value-type="float">
            <text:p>0.0001686232</text:p>
          </table:table-cell>
          <table:table-cell table:formula="of:=[.E1223]*1E-018" office:value-type="float" office:value="1.686231904E-022" calcext:value-type="float">
            <text:p>1.686231904E-022</text:p>
          </table:table-cell>
          <table:table-cell table:number-columns-repeated="4"/>
        </table:table-row>
        <table:table-row table:style-name="ro1">
          <table:table-cell office:value-type="float" office:value="6499.379" calcext:value-type="float">
            <text:p>6499.379</text:p>
          </table:table-cell>
          <table:table-cell office:value-type="float" office:value="0.000000000012595" calcext:value-type="float">
            <text:p>1.2595E-011</text:p>
          </table:table-cell>
          <table:table-cell table:formula="of:=([.B1224]*[.A1224]*[.$J$2])/([.$G$2]*[.F1224]*[.$I$2])" office:value-type="float" office:value="0.000666936882785884" calcext:value-type="float">
            <text:p>0.0006669369</text:p>
          </table:table-cell>
          <table:table-cell office:value-type="float" office:value="0.00000150968" calcext:value-type="float">
            <text:p>1.50968E-006</text:p>
          </table:table-cell>
          <table:table-cell table:formula="of:=[.D1224]*109.76" office:value-type="float" office:value="0.0001657024768" calcext:value-type="float">
            <text:p>0.0001657025</text:p>
          </table:table-cell>
          <table:table-cell table:formula="of:=[.E1224]*1E-018" office:value-type="float" office:value="1.657024768E-022" calcext:value-type="float">
            <text:p>1.657024768E-022</text:p>
          </table:table-cell>
          <table:table-cell table:number-columns-repeated="4"/>
        </table:table-row>
        <table:table-row table:style-name="ro1">
          <table:table-cell office:value-type="float" office:value="6534.67" calcext:value-type="float">
            <text:p>6534.67</text:p>
          </table:table-cell>
          <table:table-cell office:value-type="float" office:value="0.00000000001231" calcext:value-type="float">
            <text:p>1.231E-011</text:p>
          </table:table-cell>
          <table:table-cell table:formula="of:=([.B1225]*[.A1225]*[.$J$2])/([.$G$2]*[.F1225]*[.$I$2])" office:value-type="float" office:value="0.000666941758475419" calcext:value-type="float">
            <text:p>0.0006669418</text:p>
          </table:table-cell>
          <table:table-cell office:value-type="float" office:value="0.00000148352" calcext:value-type="float">
            <text:p>1.48352E-006</text:p>
          </table:table-cell>
          <table:table-cell table:formula="of:=[.D1225]*109.76" office:value-type="float" office:value="0.0001628311552" calcext:value-type="float">
            <text:p>0.0001628312</text:p>
          </table:table-cell>
          <table:table-cell table:formula="of:=[.E1225]*1E-018" office:value-type="float" office:value="1.628311552E-022" calcext:value-type="float">
            <text:p>1.628311552E-022</text:p>
          </table:table-cell>
          <table:table-cell table:number-columns-repeated="4"/>
        </table:table-row>
        <table:table-row table:style-name="ro1">
          <table:table-cell office:value-type="float" office:value="6570.153" calcext:value-type="float">
            <text:p>6570.153</text:p>
          </table:table-cell>
          <table:table-cell office:value-type="float" office:value="0.000000000012031" calcext:value-type="float">
            <text:p>1.2031E-011</text:p>
          </table:table-cell>
          <table:table-cell table:formula="of:=([.B1226]*[.A1226]*[.$J$2])/([.$G$2]*[.F1226]*[.$I$2])" office:value-type="float" office:value="0.000666923295093837" calcext:value-type="float">
            <text:p>0.0006669233</text:p>
          </table:table-cell>
          <table:table-cell office:value-type="float" office:value="0.00000145781" calcext:value-type="float">
            <text:p>1.45781E-006</text:p>
          </table:table-cell>
          <table:table-cell table:formula="of:=[.D1226]*109.76" office:value-type="float" office:value="0.0001600092256" calcext:value-type="float">
            <text:p>0.0001600092</text:p>
          </table:table-cell>
          <table:table-cell table:formula="of:=[.E1226]*1E-018" office:value-type="float" office:value="1.600092256E-022" calcext:value-type="float">
            <text:p>1.600092256E-022</text:p>
          </table:table-cell>
          <table:table-cell table:number-columns-repeated="4"/>
        </table:table-row>
        <table:table-row table:style-name="ro1">
          <table:table-cell office:value-type="float" office:value="6605.828" calcext:value-type="float">
            <text:p>6605.828</text:p>
          </table:table-cell>
          <table:table-cell office:value-type="float" office:value="0.000000000011759" calcext:value-type="float">
            <text:p>1.1759E-011</text:p>
          </table:table-cell>
          <table:table-cell table:formula="of:=([.B1227]*[.A1227]*[.$J$2])/([.$G$2]*[.F1227]*[.$I$2])" office:value-type="float" office:value="0.000666955042109149" calcext:value-type="float">
            <text:p>0.000666955</text:p>
          </table:table-cell>
          <table:table-cell office:value-type="float" office:value="0.00000143252" calcext:value-type="float">
            <text:p>1.43252E-006</text:p>
          </table:table-cell>
          <table:table-cell table:formula="of:=[.D1227]*109.76" office:value-type="float" office:value="0.0001572333952" calcext:value-type="float">
            <text:p>0.0001572334</text:p>
          </table:table-cell>
          <table:table-cell table:formula="of:=[.E1227]*1E-018" office:value-type="float" office:value="1.572333952E-022" calcext:value-type="float">
            <text:p>1.572333952E-022</text:p>
          </table:table-cell>
          <table:table-cell table:number-columns-repeated="4"/>
        </table:table-row>
        <table:table-row table:style-name="ro1">
          <table:table-cell office:value-type="float" office:value="6641.697" calcext:value-type="float">
            <text:p>6641.697</text:p>
          </table:table-cell>
          <table:table-cell office:value-type="float" office:value="0.000000000011492" calcext:value-type="float">
            <text:p>1.1492E-011</text:p>
          </table:table-cell>
          <table:table-cell table:formula="of:=([.B1228]*[.A1228]*[.$J$2])/([.$G$2]*[.F1228]*[.$I$2])" office:value-type="float" office:value="0.000666919511396461" calcext:value-type="float">
            <text:p>0.0006669195</text:p>
          </table:table-cell>
          <table:table-cell office:value-type="float" office:value="0.00000140767" calcext:value-type="float">
            <text:p>1.40767E-006</text:p>
          </table:table-cell>
          <table:table-cell table:formula="of:=[.D1228]*109.76" office:value-type="float" office:value="0.0001545058592" calcext:value-type="float">
            <text:p>0.0001545059</text:p>
          </table:table-cell>
          <table:table-cell table:formula="of:=[.E1228]*1E-018" office:value-type="float" office:value="1.545058592E-022" calcext:value-type="float">
            <text:p>1.545058592E-022</text:p>
          </table:table-cell>
          <table:table-cell table:number-columns-repeated="4"/>
        </table:table-row>
        <table:table-row table:style-name="ro1">
          <table:table-cell office:value-type="float" office:value="6677.761" calcext:value-type="float">
            <text:p>6677.761</text:p>
          </table:table-cell>
          <table:table-cell office:value-type="float" office:value="0.000000000011232" calcext:value-type="float">
            <text:p>1.1232E-011</text:p>
          </table:table-cell>
          <table:table-cell table:formula="of:=([.B1229]*[.A1229]*[.$J$2])/([.$G$2]*[.F1229]*[.$I$2])" office:value-type="float" office:value="0.000666945012626248" calcext:value-type="float">
            <text:p>0.000666945</text:p>
          </table:table-cell>
          <table:table-cell office:value-type="float" office:value="0.00000138324" calcext:value-type="float">
            <text:p>1.38324E-006</text:p>
          </table:table-cell>
          <table:table-cell table:formula="of:=[.D1229]*109.76" office:value-type="float" office:value="0.0001518244224" calcext:value-type="float">
            <text:p>0.0001518244</text:p>
          </table:table-cell>
          <table:table-cell table:formula="of:=[.E1229]*1E-018" office:value-type="float" office:value="1.518244224E-022" calcext:value-type="float">
            <text:p>1.518244224E-022</text:p>
          </table:table-cell>
          <table:table-cell table:number-columns-repeated="4"/>
        </table:table-row>
        <table:table-row table:style-name="ro1">
          <table:table-cell office:value-type="float" office:value="6714.02" calcext:value-type="float">
            <text:p>6714.02</text:p>
          </table:table-cell>
          <table:table-cell office:value-type="float" office:value="0.000000000010977" calcext:value-type="float">
            <text:p>1.0977E-011</text:p>
          </table:table-cell>
          <table:table-cell table:formula="of:=([.B1230]*[.A1230]*[.$J$2])/([.$G$2]*[.F1230]*[.$I$2])" office:value-type="float" office:value="0.000666923684543442" calcext:value-type="float">
            <text:p>0.0006669237</text:p>
          </table:table-cell>
          <table:table-cell office:value-type="float" office:value="0.00000135922" calcext:value-type="float">
            <text:p>1.35922E-006</text:p>
          </table:table-cell>
          <table:table-cell table:formula="of:=[.D1230]*109.76" office:value-type="float" office:value="0.0001491879872" calcext:value-type="float">
            <text:p>0.000149188</text:p>
          </table:table-cell>
          <table:table-cell table:formula="of:=[.E1230]*1E-018" office:value-type="float" office:value="1.491879872E-022" calcext:value-type="float">
            <text:p>1.491879872E-022</text:p>
          </table:table-cell>
          <table:table-cell table:number-columns-repeated="4"/>
        </table:table-row>
        <table:table-row table:style-name="ro1">
          <table:table-cell office:value-type="float" office:value="6750.477" calcext:value-type="float">
            <text:p>6750.477</text:p>
          </table:table-cell>
          <table:table-cell office:value-type="float" office:value="0.000000000010728" calcext:value-type="float">
            <text:p>1.0728E-011</text:p>
          </table:table-cell>
          <table:table-cell table:formula="of:=([.B1231]*[.A1231]*[.$J$2])/([.$G$2]*[.F1231]*[.$I$2])" office:value-type="float" office:value="0.000666924111136572" calcext:value-type="float">
            <text:p>0.0006669241</text:p>
          </table:table-cell>
          <table:table-cell office:value-type="float" office:value="0.0000013356" calcext:value-type="float">
            <text:p>1.3356E-006</text:p>
          </table:table-cell>
          <table:table-cell table:formula="of:=[.D1231]*109.76" office:value-type="float" office:value="0.000146595456" calcext:value-type="float">
            <text:p>0.0001465955</text:p>
          </table:table-cell>
          <table:table-cell table:formula="of:=[.E1231]*1E-018" office:value-type="float" office:value="1.46595456E-022" calcext:value-type="float">
            <text:p>1.46595456E-022</text:p>
          </table:table-cell>
          <table:table-cell table:number-columns-repeated="4"/>
        </table:table-row>
        <table:table-row table:style-name="ro1">
          <table:table-cell office:value-type="float" office:value="6787.131" calcext:value-type="float">
            <text:p>6787.131</text:p>
          </table:table-cell>
          <table:table-cell office:value-type="float" office:value="0.000000000010485" calcext:value-type="float">
            <text:p>1.0485E-011</text:p>
          </table:table-cell>
          <table:table-cell table:formula="of:=([.B1232]*[.A1232]*[.$J$2])/([.$G$2]*[.F1232]*[.$I$2])" office:value-type="float" office:value="0.000666947050453415" calcext:value-type="float">
            <text:p>0.0006669471</text:p>
          </table:table-cell>
          <table:table-cell office:value-type="float" office:value="0.00000131239" calcext:value-type="float">
            <text:p>1.31239E-006</text:p>
          </table:table-cell>
          <table:table-cell table:formula="of:=[.D1232]*109.76" office:value-type="float" office:value="0.0001440479264" calcext:value-type="float">
            <text:p>0.0001440479</text:p>
          </table:table-cell>
          <table:table-cell table:formula="of:=[.E1232]*1E-018" office:value-type="float" office:value="1.440479264E-022" calcext:value-type="float">
            <text:p>1.440479264E-022</text:p>
          </table:table-cell>
          <table:table-cell table:number-columns-repeated="4"/>
        </table:table-row>
        <table:table-row table:style-name="ro1">
          <table:table-cell office:value-type="float" office:value="6823.984" calcext:value-type="float">
            <text:p>6823.984</text:p>
          </table:table-cell>
          <table:table-cell office:value-type="float" office:value="0.000000000010247" calcext:value-type="float">
            <text:p>1.0247E-011</text:p>
          </table:table-cell>
          <table:table-cell table:formula="of:=([.B1233]*[.A1233]*[.$J$2])/([.$G$2]*[.F1233]*[.$I$2])" office:value-type="float" office:value="0.000666944072420338" calcext:value-type="float">
            <text:p>0.0006669441</text:p>
          </table:table-cell>
          <table:table-cell office:value-type="float" office:value="0.00000128957" calcext:value-type="float">
            <text:p>1.28957E-006</text:p>
          </table:table-cell>
          <table:table-cell table:formula="of:=[.D1233]*109.76" office:value-type="float" office:value="0.0001415432032" calcext:value-type="float">
            <text:p>0.0001415432</text:p>
          </table:table-cell>
          <table:table-cell table:formula="of:=[.E1233]*1E-018" office:value-type="float" office:value="1.415432032E-022" calcext:value-type="float">
            <text:p>1.415432032E-022</text:p>
          </table:table-cell>
          <table:table-cell table:number-columns-repeated="4"/>
        </table:table-row>
        <table:table-row table:style-name="ro1">
          <table:table-cell office:value-type="float" office:value="6861.038" calcext:value-type="float">
            <text:p>6861.038</text:p>
          </table:table-cell>
          <table:table-cell office:value-type="float" office:value="0.000000000010014" calcext:value-type="float">
            <text:p>1.0014E-011</text:p>
          </table:table-cell>
          <table:table-cell table:formula="of:=([.B1234]*[.A1234]*[.$J$2])/([.$G$2]*[.F1234]*[.$I$2])" office:value-type="float" office:value="0.000666917960613278" calcext:value-type="float">
            <text:p>0.000666918</text:p>
          </table:table-cell>
          <table:table-cell office:value-type="float" office:value="0.00000126714" calcext:value-type="float">
            <text:p>1.26714E-006</text:p>
          </table:table-cell>
          <table:table-cell table:formula="of:=[.D1234]*109.76" office:value-type="float" office:value="0.0001390812864" calcext:value-type="float">
            <text:p>0.0001390813</text:p>
          </table:table-cell>
          <table:table-cell table:formula="of:=[.E1234]*1E-018" office:value-type="float" office:value="1.390812864E-022" calcext:value-type="float">
            <text:p>1.390812864E-022</text:p>
          </table:table-cell>
          <table:table-cell table:number-columns-repeated="4"/>
        </table:table-row>
        <table:table-row table:style-name="ro1">
          <table:table-cell office:value-type="float" office:value="6898.293" calcext:value-type="float">
            <text:p>6898.293</text:p>
          </table:table-cell>
          <table:table-cell office:value-type="float" office:value="0.0000000000097867" calcext:value-type="float">
            <text:p>9.7867E-012</text:p>
          </table:table-cell>
          <table:table-cell table:formula="of:=([.B1235]*[.A1235]*[.$J$2])/([.$G$2]*[.F1235]*[.$I$2])" office:value-type="float" office:value="0.000666930006726959" calcext:value-type="float">
            <text:p>0.00066693</text:p>
          </table:table-cell>
          <table:table-cell office:value-type="float" office:value="0.00000124508" calcext:value-type="float">
            <text:p>1.24508E-006</text:p>
          </table:table-cell>
          <table:table-cell table:formula="of:=[.D1235]*109.76" office:value-type="float" office:value="0.0001366599808" calcext:value-type="float">
            <text:p>0.00013666</text:p>
          </table:table-cell>
          <table:table-cell table:formula="of:=[.E1235]*1E-018" office:value-type="float" office:value="1.366599808E-022" calcext:value-type="float">
            <text:p>1.366599808E-022</text:p>
          </table:table-cell>
          <table:table-cell table:number-columns-repeated="4"/>
        </table:table-row>
        <table:table-row table:style-name="ro1">
          <table:table-cell office:value-type="float" office:value="6935.75" calcext:value-type="float">
            <text:p>6935.75</text:p>
          </table:table-cell>
          <table:table-cell office:value-type="float" office:value="0.0000000000095644" calcext:value-type="float">
            <text:p>9.5644E-012</text:p>
          </table:table-cell>
          <table:table-cell table:formula="of:=([.B1236]*[.A1236]*[.$J$2])/([.$G$2]*[.F1236]*[.$I$2])" office:value-type="float" office:value="0.000666933123645086" calcext:value-type="float">
            <text:p>0.0006669331</text:p>
          </table:table-cell>
          <table:table-cell office:value-type="float" office:value="0.0000012234" calcext:value-type="float">
            <text:p>1.2234E-006</text:p>
          </table:table-cell>
          <table:table-cell table:formula="of:=[.D1236]*109.76" office:value-type="float" office:value="0.000134280384" calcext:value-type="float">
            <text:p>0.0001342804</text:p>
          </table:table-cell>
          <table:table-cell table:formula="of:=[.E1236]*1E-018" office:value-type="float" office:value="1.34280384E-022" calcext:value-type="float">
            <text:p>1.34280384E-022</text:p>
          </table:table-cell>
          <table:table-cell table:number-columns-repeated="4"/>
        </table:table-row>
        <table:table-row table:style-name="ro1">
          <table:table-cell office:value-type="float" office:value="6973.41" calcext:value-type="float">
            <text:p>6973.41</text:p>
          </table:table-cell>
          <table:table-cell office:value-type="float" office:value="0.000000000009347" calcext:value-type="float">
            <text:p>9.347E-012</text:p>
          </table:table-cell>
          <table:table-cell table:formula="of:=([.B1237]*[.A1237]*[.$J$2])/([.$G$2]*[.F1237]*[.$I$2])" office:value-type="float" office:value="0.000666929704297836" calcext:value-type="float">
            <text:p>0.0006669297</text:p>
          </table:table-cell>
          <table:table-cell office:value-type="float" office:value="0.00000120209" calcext:value-type="float">
            <text:p>1.20209E-006</text:p>
          </table:table-cell>
          <table:table-cell table:formula="of:=[.D1237]*109.76" office:value-type="float" office:value="0.0001319413984" calcext:value-type="float">
            <text:p>0.0001319414</text:p>
          </table:table-cell>
          <table:table-cell table:formula="of:=[.E1237]*1E-018" office:value-type="float" office:value="1.319413984E-022" calcext:value-type="float">
            <text:p>1.319413984E-022</text:p>
          </table:table-cell>
          <table:table-cell table:number-columns-repeated="4"/>
        </table:table-row>
        <table:table-row table:style-name="ro1">
          <table:table-cell office:value-type="float" office:value="7011.275" calcext:value-type="float">
            <text:p>7011.275</text:p>
          </table:table-cell>
          <table:table-cell office:value-type="float" office:value="0.0000000000091345" calcext:value-type="float">
            <text:p>9.1345E-012</text:p>
          </table:table-cell>
          <table:table-cell table:formula="of:=([.B1238]*[.A1238]*[.$J$2])/([.$G$2]*[.F1238]*[.$I$2])" office:value-type="float" office:value="0.000666929621008615" calcext:value-type="float">
            <text:p>0.0006669296</text:p>
          </table:table-cell>
          <table:table-cell office:value-type="float" office:value="0.00000118114" calcext:value-type="float">
            <text:p>1.18114E-006</text:p>
          </table:table-cell>
          <table:table-cell table:formula="of:=[.D1238]*109.76" office:value-type="float" office:value="0.0001296419264" calcext:value-type="float">
            <text:p>0.0001296419</text:p>
          </table:table-cell>
          <table:table-cell table:formula="of:=[.E1238]*1E-018" office:value-type="float" office:value="1.296419264E-022" calcext:value-type="float">
            <text:p>1.296419264E-022</text:p>
          </table:table-cell>
          <table:table-cell table:number-columns-repeated="4"/>
        </table:table-row>
        <table:table-row table:style-name="ro1">
          <table:table-cell office:value-type="float" office:value="7049.346" calcext:value-type="float">
            <text:p>7049.346</text:p>
          </table:table-cell>
          <table:table-cell office:value-type="float" office:value="0.0000000000089268" calcext:value-type="float">
            <text:p>8.9268E-012</text:p>
          </table:table-cell>
          <table:table-cell table:formula="of:=([.B1239]*[.A1239]*[.$J$2])/([.$G$2]*[.F1239]*[.$I$2])" office:value-type="float" office:value="0.000666930192137709" calcext:value-type="float">
            <text:p>0.0006669302</text:p>
          </table:table-cell>
          <table:table-cell office:value-type="float" office:value="0.00000116055" calcext:value-type="float">
            <text:p>1.16055E-006</text:p>
          </table:table-cell>
          <table:table-cell table:formula="of:=[.D1239]*109.76" office:value-type="float" office:value="0.000127381968" calcext:value-type="float">
            <text:p>0.000127382</text:p>
          </table:table-cell>
          <table:table-cell table:formula="of:=[.E1239]*1E-018" office:value-type="float" office:value="1.27381968E-022" calcext:value-type="float">
            <text:p>1.27381968E-022</text:p>
          </table:table-cell>
          <table:table-cell table:number-columns-repeated="4"/>
        </table:table-row>
        <table:table-row table:style-name="ro1">
          <table:table-cell office:value-type="float" office:value="7087.623" calcext:value-type="float">
            <text:p>7087.623</text:p>
          </table:table-cell>
          <table:table-cell office:value-type="float" office:value="0.0000000000087237" calcext:value-type="float">
            <text:p>8.7237E-012</text:p>
          </table:table-cell>
          <table:table-cell table:formula="of:=([.B1240]*[.A1240]*[.$J$2])/([.$G$2]*[.F1240]*[.$I$2])" office:value-type="float" office:value="0.000666926540106739" calcext:value-type="float">
            <text:p>0.0006669265</text:p>
          </table:table-cell>
          <table:table-cell office:value-type="float" office:value="0.00000114031" calcext:value-type="float">
            <text:p>1.14031E-006</text:p>
          </table:table-cell>
          <table:table-cell table:formula="of:=[.D1240]*109.76" office:value-type="float" office:value="0.0001251604256" calcext:value-type="float">
            <text:p>0.0001251604</text:p>
          </table:table-cell>
          <table:table-cell table:formula="of:=[.E1240]*1E-018" office:value-type="float" office:value="1.251604256E-022" calcext:value-type="float">
            <text:p>1.251604256E-022</text:p>
          </table:table-cell>
          <table:table-cell table:number-columns-repeated="4"/>
        </table:table-row>
        <table:table-row table:style-name="ro1">
          <table:table-cell office:value-type="float" office:value="7126.108" calcext:value-type="float">
            <text:p>7126.108</text:p>
          </table:table-cell>
          <table:table-cell office:value-type="float" office:value="0.0000000000085252" calcext:value-type="float">
            <text:p>8.5252E-012</text:p>
          </table:table-cell>
          <table:table-cell table:formula="of:=([.B1241]*[.A1241]*[.$J$2])/([.$G$2]*[.F1241]*[.$I$2])" office:value-type="float" office:value="0.000666929000006493" calcext:value-type="float">
            <text:p>0.000666929</text:p>
          </table:table-cell>
          <table:table-cell office:value-type="float" office:value="0.00000112041" calcext:value-type="float">
            <text:p>1.12041E-006</text:p>
          </table:table-cell>
          <table:table-cell table:formula="of:=[.D1241]*109.76" office:value-type="float" office:value="0.0001229762016" calcext:value-type="float">
            <text:p>0.0001229762</text:p>
          </table:table-cell>
          <table:table-cell table:formula="of:=[.E1241]*1E-018" office:value-type="float" office:value="1.229762016E-022" calcext:value-type="float">
            <text:p>1.229762016E-022</text:p>
          </table:table-cell>
          <table:table-cell table:number-columns-repeated="4"/>
        </table:table-row>
        <table:table-row table:style-name="ro1">
          <table:table-cell office:value-type="float" office:value="7164.802" calcext:value-type="float">
            <text:p>7164.802</text:p>
          </table:table-cell>
          <table:table-cell office:value-type="float" office:value="0.0000000000083311" calcext:value-type="float">
            <text:p>8.3311E-012</text:p>
          </table:table-cell>
          <table:table-cell table:formula="of:=([.B1242]*[.A1242]*[.$J$2])/([.$G$2]*[.F1242]*[.$I$2])" office:value-type="float" office:value="0.000666926533558076" calcext:value-type="float">
            <text:p>0.0006669265</text:p>
          </table:table-cell>
          <table:table-cell office:value-type="float" office:value="0.00000110085" calcext:value-type="float">
            <text:p>1.10085E-006</text:p>
          </table:table-cell>
          <table:table-cell table:formula="of:=[.D1242]*109.76" office:value-type="float" office:value="0.000120829296" calcext:value-type="float">
            <text:p>0.0001208293</text:p>
          </table:table-cell>
          <table:table-cell table:formula="of:=[.E1242]*1E-018" office:value-type="float" office:value="1.20829296E-022" calcext:value-type="float">
            <text:p>1.20829296E-022</text:p>
          </table:table-cell>
          <table:table-cell table:number-columns-repeated="4"/>
        </table:table-row>
        <table:table-row table:style-name="ro1">
          <table:table-cell office:value-type="float" office:value="7203.706" calcext:value-type="float">
            <text:p>7203.706</text:p>
          </table:table-cell>
          <table:table-cell office:value-type="float" office:value="0.0000000000081414" calcext:value-type="float">
            <text:p>8.1414E-012</text:p>
          </table:table-cell>
          <table:table-cell table:formula="of:=([.B1243]*[.A1243]*[.$J$2])/([.$G$2]*[.F1243]*[.$I$2])" office:value-type="float" office:value="0.000666929558602829" calcext:value-type="float">
            <text:p>0.0006669296</text:p>
          </table:table-cell>
          <table:table-cell office:value-type="float" office:value="0.00000108162" calcext:value-type="float">
            <text:p>1.08162E-006</text:p>
          </table:table-cell>
          <table:table-cell table:formula="of:=[.D1243]*109.76" office:value-type="float" office:value="0.0001187186112" calcext:value-type="float">
            <text:p>0.0001187186</text:p>
          </table:table-cell>
          <table:table-cell table:formula="of:=[.E1243]*1E-018" office:value-type="float" office:value="1.187186112E-022" calcext:value-type="float">
            <text:p>1.187186112E-022</text:p>
          </table:table-cell>
          <table:table-cell table:number-columns-repeated="4"/>
        </table:table-row>
        <table:table-row table:style-name="ro1">
          <table:table-cell office:value-type="float" office:value="7242.822" calcext:value-type="float">
            <text:p>7242.822</text:p>
          </table:table-cell>
          <table:table-cell office:value-type="float" office:value="0.000000000007956" calcext:value-type="float">
            <text:p>7.956E-012</text:p>
          </table:table-cell>
          <table:table-cell table:formula="of:=([.B1244]*[.A1244]*[.$J$2])/([.$G$2]*[.F1244]*[.$I$2])" office:value-type="float" office:value="0.000666934732186476" calcext:value-type="float">
            <text:p>0.0006669347</text:p>
          </table:table-cell>
          <table:table-cell office:value-type="float" office:value="0.00000106272" calcext:value-type="float">
            <text:p>1.06272E-006</text:p>
          </table:table-cell>
          <table:table-cell table:formula="of:=[.D1244]*109.76" office:value-type="float" office:value="0.0001166441472" calcext:value-type="float">
            <text:p>0.0001166441</text:p>
          </table:table-cell>
          <table:table-cell table:formula="of:=[.E1244]*1E-018" office:value-type="float" office:value="1.166441472E-022" calcext:value-type="float">
            <text:p>1.166441472E-022</text:p>
          </table:table-cell>
          <table:table-cell table:number-columns-repeated="4"/>
        </table:table-row>
        <table:table-row table:style-name="ro1">
          <table:table-cell office:value-type="float" office:value="7282.15" calcext:value-type="float">
            <text:p>7282.15</text:p>
          </table:table-cell>
          <table:table-cell office:value-type="float" office:value="0.0000000000077747" calcext:value-type="float">
            <text:p>7.7747E-012</text:p>
          </table:table-cell>
          <table:table-cell table:formula="of:=([.B1245]*[.A1245]*[.$J$2])/([.$G$2]*[.F1245]*[.$I$2])" office:value-type="float" office:value="0.00066692956469241" calcext:value-type="float">
            <text:p>0.0006669296</text:p>
          </table:table-cell>
          <table:table-cell office:value-type="float" office:value="0.00000104415" calcext:value-type="float">
            <text:p>1.04415E-006</text:p>
          </table:table-cell>
          <table:table-cell table:formula="of:=[.D1245]*109.76" office:value-type="float" office:value="0.000114605904" calcext:value-type="float">
            <text:p>0.0001146059</text:p>
          </table:table-cell>
          <table:table-cell table:formula="of:=[.E1245]*1E-018" office:value-type="float" office:value="1.14605904E-022" calcext:value-type="float">
            <text:p>1.14605904E-022</text:p>
          </table:table-cell>
          <table:table-cell table:number-columns-repeated="4"/>
        </table:table-row>
        <table:table-row table:style-name="ro1">
          <table:table-cell office:value-type="float" office:value="7321.691" calcext:value-type="float">
            <text:p>7321.691</text:p>
          </table:table-cell>
          <table:table-cell office:value-type="float" office:value="0.0000000000075974" calcext:value-type="float">
            <text:p>7.5974E-012</text:p>
          </table:table-cell>
          <table:table-cell table:formula="of:=([.B1246]*[.A1246]*[.$J$2])/([.$G$2]*[.F1246]*[.$I$2])" office:value-type="float" office:value="0.000666922231246492" calcext:value-type="float">
            <text:p>0.0006669222</text:p>
          </table:table-cell>
          <table:table-cell office:value-type="float" office:value="0.00000102589" calcext:value-type="float">
            <text:p>1.02589E-006</text:p>
          </table:table-cell>
          <table:table-cell table:formula="of:=[.D1246]*109.76" office:value-type="float" office:value="0.0001126016864" calcext:value-type="float">
            <text:p>0.0001126017</text:p>
          </table:table-cell>
          <table:table-cell table:formula="of:=[.E1246]*1E-018" office:value-type="float" office:value="1.126016864E-022" calcext:value-type="float">
            <text:p>1.126016864E-022</text:p>
          </table:table-cell>
          <table:table-cell table:number-columns-repeated="4"/>
        </table:table-row>
        <table:table-row table:style-name="ro1">
          <table:table-cell office:value-type="float" office:value="7361.447" calcext:value-type="float">
            <text:p>7361.447</text:p>
          </table:table-cell>
          <table:table-cell office:value-type="float" office:value="0.0000000000074242" calcext:value-type="float">
            <text:p>7.4242E-012</text:p>
          </table:table-cell>
          <table:table-cell table:formula="of:=([.B1247]*[.A1247]*[.$J$2])/([.$G$2]*[.F1247]*[.$I$2])" office:value-type="float" office:value="0.00066692619290314" calcext:value-type="float">
            <text:p>0.0006669262</text:p>
          </table:table-cell>
          <table:table-cell office:value-type="float" office:value="0.00000100794" calcext:value-type="float">
            <text:p>1.00794E-006</text:p>
          </table:table-cell>
          <table:table-cell table:formula="of:=[.D1247]*109.76" office:value-type="float" office:value="0.0001106314944" calcext:value-type="float">
            <text:p>0.0001106315</text:p>
          </table:table-cell>
          <table:table-cell table:formula="of:=[.E1247]*1E-018" office:value-type="float" office:value="1.106314944E-022" calcext:value-type="float">
            <text:p>1.106314944E-022</text:p>
          </table:table-cell>
          <table:table-cell table:number-columns-repeated="4"/>
        </table:table-row>
        <table:table-row table:style-name="ro1">
          <table:table-cell office:value-type="float" office:value="7401.419" calcext:value-type="float">
            <text:p>7401.419</text:p>
          </table:table-cell>
          <table:table-cell office:value-type="float" office:value="0.0000000000072549" calcext:value-type="float">
            <text:p>7.2549E-012</text:p>
          </table:table-cell>
          <table:table-cell table:formula="of:=([.B1248]*[.A1248]*[.$J$2])/([.$G$2]*[.F1248]*[.$I$2])" office:value-type="float" office:value="0.000666932491440479" calcext:value-type="float">
            <text:p>0.0006669325</text:p>
          </table:table-cell>
          <table:table-cell office:value-type="float" office:value="0.000000990294" calcext:value-type="float">
            <text:p>9.90294E-007</text:p>
          </table:table-cell>
          <table:table-cell table:formula="of:=[.D1248]*109.76" office:value-type="float" office:value="0.00010869466944" calcext:value-type="float">
            <text:p>0.0001086947</text:p>
          </table:table-cell>
          <table:table-cell table:formula="of:=[.E1248]*1E-018" office:value-type="float" office:value="1.0869466944E-022" calcext:value-type="float">
            <text:p>1.0869466944E-022</text:p>
          </table:table-cell>
          <table:table-cell table:number-columns-repeated="4"/>
        </table:table-row>
        <table:table-row table:style-name="ro1">
          <table:table-cell office:value-type="float" office:value="7441.608" calcext:value-type="float">
            <text:p>7441.608</text:p>
          </table:table-cell>
          <table:table-cell office:value-type="float" office:value="0.0000000000070893" calcext:value-type="float">
            <text:p>7.0893E-012</text:p>
          </table:table-cell>
          <table:table-cell table:formula="of:=([.B1249]*[.A1249]*[.$J$2])/([.$G$2]*[.F1249]*[.$I$2])" office:value-type="float" office:value="0.000666927048021892" calcext:value-type="float">
            <text:p>0.000666927</text:p>
          </table:table-cell>
          <table:table-cell office:value-type="float" office:value="0.000000972952" calcext:value-type="float">
            <text:p>0.000000973</text:p>
          </table:table-cell>
          <table:table-cell table:formula="of:=[.D1249]*109.76" office:value-type="float" office:value="0.00010679121152" calcext:value-type="float">
            <text:p>0.0001067912</text:p>
          </table:table-cell>
          <table:table-cell table:formula="of:=[.E1249]*1E-018" office:value-type="float" office:value="1.0679121152E-022" calcext:value-type="float">
            <text:p>1.0679121152E-022</text:p>
          </table:table-cell>
          <table:table-cell table:number-columns-repeated="4"/>
        </table:table-row>
        <table:table-row table:style-name="ro1">
          <table:table-cell office:value-type="float" office:value="7482.015" calcext:value-type="float">
            <text:p>7482.015</text:p>
          </table:table-cell>
          <table:table-cell office:value-type="float" office:value="0.0000000000069275" calcext:value-type="float">
            <text:p>6.9275E-012</text:p>
          </table:table-cell>
          <table:table-cell table:formula="of:=([.B1250]*[.A1250]*[.$J$2])/([.$G$2]*[.F1250]*[.$I$2])" office:value-type="float" office:value="0.000666928879440302" calcext:value-type="float">
            <text:p>0.0006669289</text:p>
          </table:table-cell>
          <table:table-cell office:value-type="float" office:value="0.000000955906" calcext:value-type="float">
            <text:p>9.55906E-007</text:p>
          </table:table-cell>
          <table:table-cell table:formula="of:=[.D1250]*109.76" office:value-type="float" office:value="0.00010492024256" calcext:value-type="float">
            <text:p>0.0001049202</text:p>
          </table:table-cell>
          <table:table-cell table:formula="of:=[.E1250]*1E-018" office:value-type="float" office:value="1.0492024256E-022" calcext:value-type="float">
            <text:p>1.0492024256E-022</text:p>
          </table:table-cell>
          <table:table-cell table:number-columns-repeated="4"/>
        </table:table-row>
        <table:table-row table:style-name="ro1">
          <table:table-cell office:value-type="float" office:value="7522.642" calcext:value-type="float">
            <text:p>7522.642</text:p>
          </table:table-cell>
          <table:table-cell office:value-type="float" office:value="0.0000000000067693" calcext:value-type="float">
            <text:p>6.7693E-012</text:p>
          </table:table-cell>
          <table:table-cell table:formula="of:=([.B1251]*[.A1251]*[.$J$2])/([.$G$2]*[.F1251]*[.$I$2])" office:value-type="float" office:value="0.000666926340585961" calcext:value-type="float">
            <text:p>0.0006669263</text:p>
          </table:table-cell>
          <table:table-cell office:value-type="float" office:value="0.000000939152" calcext:value-type="float">
            <text:p>9.39152E-007</text:p>
          </table:table-cell>
          <table:table-cell table:formula="of:=[.D1251]*109.76" office:value-type="float" office:value="0.00010308132352" calcext:value-type="float">
            <text:p>0.0001030813</text:p>
          </table:table-cell>
          <table:table-cell table:formula="of:=[.E1251]*1E-018" office:value-type="float" office:value="1.0308132352E-022" calcext:value-type="float">
            <text:p>1.0308132352E-022</text:p>
          </table:table-cell>
          <table:table-cell table:number-columns-repeated="4"/>
        </table:table-row>
        <table:table-row table:style-name="ro1">
          <table:table-cell office:value-type="float" office:value="7563.489" calcext:value-type="float">
            <text:p>7563.489</text:p>
          </table:table-cell>
          <table:table-cell office:value-type="float" office:value="0.0000000000066147" calcext:value-type="float">
            <text:p>6.6147E-012</text:p>
          </table:table-cell>
          <table:table-cell table:formula="of:=([.B1252]*[.A1252]*[.$J$2])/([.$G$2]*[.F1252]*[.$I$2])" office:value-type="float" office:value="0.000666927989809169" calcext:value-type="float">
            <text:p>0.000666928</text:p>
          </table:table-cell>
          <table:table-cell office:value-type="float" office:value="0.000000922684" calcext:value-type="float">
            <text:p>9.22684E-007</text:p>
          </table:table-cell>
          <table:table-cell table:formula="of:=[.D1252]*109.76" office:value-type="float" office:value="0.00010127379584" calcext:value-type="float">
            <text:p>0.0001012738</text:p>
          </table:table-cell>
          <table:table-cell table:formula="of:=[.E1252]*1E-018" office:value-type="float" office:value="1.0127379584E-022" calcext:value-type="float">
            <text:p>1.0127379584E-022</text:p>
          </table:table-cell>
          <table:table-cell table:number-columns-repeated="4"/>
        </table:table-row>
        <table:table-row table:style-name="ro1">
          <table:table-cell office:value-type="float" office:value="7604.558" calcext:value-type="float">
            <text:p>7604.558</text:p>
          </table:table-cell>
          <table:table-cell office:value-type="float" office:value="0.0000000000064636" calcext:value-type="float">
            <text:p>6.4636E-012</text:p>
          </table:table-cell>
          <table:table-cell table:formula="of:=([.B1253]*[.A1253]*[.$J$2])/([.$G$2]*[.F1253]*[.$I$2])" office:value-type="float" office:value="0.000666932190809937" calcext:value-type="float">
            <text:p>0.0006669322</text:p>
          </table:table-cell>
          <table:table-cell office:value-type="float" office:value="0.000000906497" calcext:value-type="float">
            <text:p>9.06497E-007</text:p>
          </table:table-cell>
          <table:table-cell table:formula="of:=[.D1253]*109.76" office:value-type="float" office:value="0.00009949711072" calcext:value-type="float">
            <text:p>9.949711072E-005</text:p>
          </table:table-cell>
          <table:table-cell table:formula="of:=[.E1253]*1E-018" office:value-type="float" office:value="9.949711072E-023" calcext:value-type="float">
            <text:p>9.949711072E-023</text:p>
          </table:table-cell>
          <table:table-cell table:number-columns-repeated="4"/>
        </table:table-row>
        <table:table-row table:style-name="ro1">
          <table:table-cell office:value-type="float" office:value="7645.85" calcext:value-type="float">
            <text:p>7645.85</text:p>
          </table:table-cell>
          <table:table-cell office:value-type="float" office:value="0.0000000000063158" calcext:value-type="float">
            <text:p>6.3158E-012</text:p>
          </table:table-cell>
          <table:table-cell table:formula="of:=([.B1254]*[.A1254]*[.$J$2])/([.$G$2]*[.F1254]*[.$I$2])" office:value-type="float" office:value="0.000666924859134459" calcext:value-type="float">
            <text:p>0.0006669249</text:p>
          </table:table-cell>
          <table:table-cell office:value-type="float" office:value="0.000000890588" calcext:value-type="float">
            <text:p>8.90588E-007</text:p>
          </table:table-cell>
          <table:table-cell table:formula="of:=[.D1254]*109.76" office:value-type="float" office:value="0.00009775093888" calcext:value-type="float">
            <text:p>9.775093888E-005</text:p>
          </table:table-cell>
          <table:table-cell table:formula="of:=[.E1254]*1E-018" office:value-type="float" office:value="9.775093888E-023" calcext:value-type="float">
            <text:p>9.775093888E-023</text:p>
          </table:table-cell>
          <table:table-cell table:number-columns-repeated="4"/>
        </table:table-row>
        <table:table-row table:style-name="ro1">
          <table:table-cell office:value-type="float" office:value="7687.366" calcext:value-type="float">
            <text:p>7687.366</text:p>
          </table:table-cell>
          <table:table-cell office:value-type="float" office:value="0.0000000000061714" calcext:value-type="float">
            <text:p>6.1714E-012</text:p>
          </table:table-cell>
          <table:table-cell table:formula="of:=([.B1255]*[.A1255]*[.$J$2])/([.$G$2]*[.F1255]*[.$I$2])" office:value-type="float" office:value="0.000666925196147651" calcext:value-type="float">
            <text:p>0.0006669252</text:p>
          </table:table-cell>
          <table:table-cell office:value-type="float" office:value="0.000000874951" calcext:value-type="float">
            <text:p>0.000000875</text:p>
          </table:table-cell>
          <table:table-cell table:formula="of:=[.D1255]*109.76" office:value-type="float" office:value="0.00009603462176" calcext:value-type="float">
            <text:p>9.603462176E-005</text:p>
          </table:table-cell>
          <table:table-cell table:formula="of:=[.E1255]*1E-018" office:value-type="float" office:value="9.603462176E-023" calcext:value-type="float">
            <text:p>9.603462176E-023</text:p>
          </table:table-cell>
          <table:table-cell table:number-columns-repeated="4"/>
        </table:table-row>
        <table:table-row table:style-name="ro1">
          <table:table-cell office:value-type="float" office:value="7729.108" calcext:value-type="float">
            <text:p>7729.108</text:p>
          </table:table-cell>
          <table:table-cell office:value-type="float" office:value="0.0000000000060303" calcext:value-type="float">
            <text:p>6.0303E-012</text:p>
          </table:table-cell>
          <table:table-cell table:formula="of:=([.B1256]*[.A1256]*[.$J$2])/([.$G$2]*[.F1256]*[.$I$2])" office:value-type="float" office:value="0.000666930507355166" calcext:value-type="float">
            <text:p>0.0006669305</text:p>
          </table:table-cell>
          <table:table-cell office:value-type="float" office:value="0.000000859582" calcext:value-type="float">
            <text:p>8.59582E-007</text:p>
          </table:table-cell>
          <table:table-cell table:formula="of:=[.D1256]*109.76" office:value-type="float" office:value="0.00009434772032" calcext:value-type="float">
            <text:p>9.434772032E-005</text:p>
          </table:table-cell>
          <table:table-cell table:formula="of:=[.E1256]*1E-018" office:value-type="float" office:value="9.434772032E-023" calcext:value-type="float">
            <text:p>9.434772032E-023</text:p>
          </table:table-cell>
          <table:table-cell table:number-columns-repeated="4"/>
        </table:table-row>
        <table:table-row table:style-name="ro1">
          <table:table-cell office:value-type="float" office:value="7771.076" calcext:value-type="float">
            <text:p>7771.076</text:p>
          </table:table-cell>
          <table:table-cell office:value-type="float" office:value="0.0000000000058923" calcext:value-type="float">
            <text:p>5.8923E-012</text:p>
          </table:table-cell>
          <table:table-cell table:formula="of:=([.B1257]*[.A1257]*[.$J$2])/([.$G$2]*[.F1257]*[.$I$2])" office:value-type="float" office:value="0.000666926996460746" calcext:value-type="float">
            <text:p>0.000666927</text:p>
          </table:table-cell>
          <table:table-cell office:value-type="float" office:value="0.000000844476" calcext:value-type="float">
            <text:p>8.44476E-007</text:p>
          </table:table-cell>
          <table:table-cell table:formula="of:=[.D1257]*109.76" office:value-type="float" office:value="0.00009268968576" calcext:value-type="float">
            <text:p>9.268968576E-005</text:p>
          </table:table-cell>
          <table:table-cell table:formula="of:=[.E1257]*1E-018" office:value-type="float" office:value="9.268968576E-023" calcext:value-type="float">
            <text:p>9.268968576E-023</text:p>
          </table:table-cell>
          <table:table-cell table:number-columns-repeated="4"/>
        </table:table-row>
        <table:table-row table:style-name="ro1">
          <table:table-cell office:value-type="float" office:value="7813.272" calcext:value-type="float">
            <text:p>7813.272</text:p>
          </table:table-cell>
          <table:table-cell office:value-type="float" office:value="0.0000000000057575" calcext:value-type="float">
            <text:p>5.7575E-012</text:p>
          </table:table-cell>
          <table:table-cell table:formula="of:=([.B1258]*[.A1258]*[.$J$2])/([.$G$2]*[.F1258]*[.$I$2])" office:value-type="float" office:value="0.000666933554194644" calcext:value-type="float">
            <text:p>0.0006669336</text:p>
          </table:table-cell>
          <table:table-cell office:value-type="float" office:value="0.000000829629" calcext:value-type="float">
            <text:p>8.29629E-007</text:p>
          </table:table-cell>
          <table:table-cell table:formula="of:=[.D1258]*109.76" office:value-type="float" office:value="0.00009106007904" calcext:value-type="float">
            <text:p>9.106007904E-005</text:p>
          </table:table-cell>
          <table:table-cell table:formula="of:=[.E1258]*1E-018" office:value-type="float" office:value="9.106007904E-023" calcext:value-type="float">
            <text:p>9.106007904E-023</text:p>
          </table:table-cell>
          <table:table-cell table:number-columns-repeated="4"/>
        </table:table-row>
        <table:table-row table:style-name="ro1">
          <table:table-cell office:value-type="float" office:value="7855.697" calcext:value-type="float">
            <text:p>7855.697</text:p>
          </table:table-cell>
          <table:table-cell office:value-type="float" office:value="0.0000000000056256" calcext:value-type="float">
            <text:p>5.6256E-012</text:p>
          </table:table-cell>
          <table:table-cell table:formula="of:=([.B1259]*[.A1259]*[.$J$2])/([.$G$2]*[.F1259]*[.$I$2])" office:value-type="float" office:value="0.000666923238922449" calcext:value-type="float">
            <text:p>0.0006669232</text:p>
          </table:table-cell>
          <table:table-cell office:value-type="float" office:value="0.000000815037" calcext:value-type="float">
            <text:p>0.000000815</text:p>
          </table:table-cell>
          <table:table-cell table:formula="of:=[.D1259]*109.76" office:value-type="float" office:value="0.00008945846112" calcext:value-type="float">
            <text:p>8.945846112E-005</text:p>
          </table:table-cell>
          <table:table-cell table:formula="of:=[.E1259]*1E-018" office:value-type="float" office:value="8.945846112E-023" calcext:value-type="float">
            <text:p>8.945846112E-023</text:p>
          </table:table-cell>
          <table:table-cell table:number-columns-repeated="4"/>
        </table:table-row>
        <table:table-row table:style-name="ro1">
          <table:table-cell office:value-type="float" office:value="7898.353" calcext:value-type="float">
            <text:p>7898.353</text:p>
          </table:table-cell>
          <table:table-cell office:value-type="float" office:value="0.0000000000054968" calcext:value-type="float">
            <text:p>5.4968E-012</text:p>
          </table:table-cell>
          <table:table-cell table:formula="of:=([.B1260]*[.A1260]*[.$J$2])/([.$G$2]*[.F1260]*[.$I$2])" office:value-type="float" office:value="0.000666928015303464" calcext:value-type="float">
            <text:p>0.000666928</text:p>
          </table:table-cell>
          <table:table-cell office:value-type="float" office:value="0.000000800695" calcext:value-type="float">
            <text:p>8.00695E-007</text:p>
          </table:table-cell>
          <table:table-cell table:formula="of:=[.D1260]*109.76" office:value-type="float" office:value="0.0000878842832" calcext:value-type="float">
            <text:p>8.78842832E-005</text:p>
          </table:table-cell>
          <table:table-cell table:formula="of:=[.E1260]*1E-018" office:value-type="float" office:value="8.78842832E-023" calcext:value-type="float">
            <text:p>8.78842832E-023</text:p>
          </table:table-cell>
          <table:table-cell table:number-columns-repeated="4"/>
        </table:table-row>
        <table:table-row table:style-name="ro1">
          <table:table-cell office:value-type="float" office:value="7941.24" calcext:value-type="float">
            <text:p>7941.24</text:p>
          </table:table-cell>
          <table:table-cell office:value-type="float" office:value="0.0000000000053709" calcext:value-type="float">
            <text:p>5.3709E-012</text:p>
          </table:table-cell>
          <table:table-cell table:formula="of:=([.B1261]*[.A1261]*[.$J$2])/([.$G$2]*[.F1261]*[.$I$2])" office:value-type="float" office:value="0.000666932068206576" calcext:value-type="float">
            <text:p>0.0006669321</text:p>
          </table:table-cell>
          <table:table-cell office:value-type="float" office:value="0.000000786599" calcext:value-type="float">
            <text:p>7.86599E-007</text:p>
          </table:table-cell>
          <table:table-cell table:formula="of:=[.D1261]*109.76" office:value-type="float" office:value="0.00008633710624" calcext:value-type="float">
            <text:p>8.633710624E-005</text:p>
          </table:table-cell>
          <table:table-cell table:formula="of:=[.E1261]*1E-018" office:value-type="float" office:value="8.633710624E-023" calcext:value-type="float">
            <text:p>8.633710624E-023</text:p>
          </table:table-cell>
          <table:table-cell table:number-columns-repeated="4"/>
        </table:table-row>
        <table:table-row table:style-name="ro1">
          <table:table-cell office:value-type="float" office:value="7984.361" calcext:value-type="float">
            <text:p>7984.361</text:p>
          </table:table-cell>
          <table:table-cell office:value-type="float" office:value="0.0000000000052478" calcext:value-type="float">
            <text:p>5.2478E-012</text:p>
          </table:table-cell>
          <table:table-cell table:formula="of:=([.B1262]*[.A1262]*[.$J$2])/([.$G$2]*[.F1262]*[.$I$2])" office:value-type="float" office:value="0.000666930898470965" calcext:value-type="float">
            <text:p>0.0006669309</text:p>
          </table:table-cell>
          <table:table-cell office:value-type="float" office:value="0.000000772745" calcext:value-type="float">
            <text:p>7.72745E-007</text:p>
          </table:table-cell>
          <table:table-cell table:formula="of:=[.D1262]*109.76" office:value-type="float" office:value="0.0000848164912" calcext:value-type="float">
            <text:p>8.48164912E-005</text:p>
          </table:table-cell>
          <table:table-cell table:formula="of:=[.E1262]*1E-018" office:value-type="float" office:value="8.48164912E-023" calcext:value-type="float">
            <text:p>8.48164912E-023</text:p>
          </table:table-cell>
          <table:table-cell table:number-columns-repeated="4"/>
        </table:table-row>
        <table:table-row table:style-name="ro1">
          <table:table-cell office:value-type="float" office:value="8027.715" calcext:value-type="float">
            <text:p>8027.715</text:p>
          </table:table-cell>
          <table:table-cell office:value-type="float" office:value="0.0000000000051275" calcext:value-type="float">
            <text:p>5.1275E-012</text:p>
          </table:table-cell>
          <table:table-cell table:formula="of:=([.B1263]*[.A1263]*[.$J$2])/([.$G$2]*[.F1263]*[.$I$2])" office:value-type="float" office:value="0.000666931242480932" calcext:value-type="float">
            <text:p>0.0006669312</text:p>
          </table:table-cell>
          <table:table-cell office:value-type="float" office:value="0.00000075913" calcext:value-type="float">
            <text:p>7.5913E-007</text:p>
          </table:table-cell>
          <table:table-cell table:formula="of:=[.D1263]*109.76" office:value-type="float" office:value="0.0000833221088" calcext:value-type="float">
            <text:p>8.33221088E-005</text:p>
          </table:table-cell>
          <table:table-cell table:formula="of:=[.E1263]*1E-018" office:value-type="float" office:value="8.33221088E-023" calcext:value-type="float">
            <text:p>8.33221088E-023</text:p>
          </table:table-cell>
          <table:table-cell table:number-columns-repeated="4"/>
        </table:table-row>
        <table:table-row table:style-name="ro1">
          <table:table-cell office:value-type="float" office:value="8071.304" calcext:value-type="float">
            <text:p>8071.304</text:p>
          </table:table-cell>
          <table:table-cell office:value-type="float" office:value="0.0000000000050099" calcext:value-type="float">
            <text:p>5.0099E-012</text:p>
          </table:table-cell>
          <table:table-cell table:formula="of:=([.B1264]*[.A1264]*[.$J$2])/([.$G$2]*[.F1264]*[.$I$2])" office:value-type="float" office:value="0.000666930021228024" calcext:value-type="float">
            <text:p>0.00066693</text:p>
          </table:table-cell>
          <table:table-cell office:value-type="float" office:value="0.000000745748" calcext:value-type="float">
            <text:p>7.45748E-007</text:p>
          </table:table-cell>
          <table:table-cell table:formula="of:=[.D1264]*109.76" office:value-type="float" office:value="0.00008185330048" calcext:value-type="float">
            <text:p>8.185330048E-005</text:p>
          </table:table-cell>
          <table:table-cell table:formula="of:=[.E1264]*1E-018" office:value-type="float" office:value="8.185330048E-023" calcext:value-type="float">
            <text:p>8.185330048E-023</text:p>
          </table:table-cell>
          <table:table-cell table:number-columns-repeated="4"/>
        </table:table-row>
        <table:table-row table:style-name="ro1">
          <table:table-cell office:value-type="float" office:value="8115.131" calcext:value-type="float">
            <text:p>8115.131</text:p>
          </table:table-cell>
          <table:table-cell office:value-type="float" office:value="0.000000000004895" calcext:value-type="float">
            <text:p>4.895E-012</text:p>
          </table:table-cell>
          <table:table-cell table:formula="of:=([.B1265]*[.A1265]*[.$J$2])/([.$G$2]*[.F1265]*[.$I$2])" office:value-type="float" office:value="0.0006669337532399" calcext:value-type="float">
            <text:p>0.0006669338</text:p>
          </table:table-cell>
          <table:table-cell office:value-type="float" office:value="0.000000732597" calcext:value-type="float">
            <text:p>7.32597E-007</text:p>
          </table:table-cell>
          <table:table-cell table:formula="of:=[.D1265]*109.76" office:value-type="float" office:value="0.00008040984672" calcext:value-type="float">
            <text:p>8.040984672E-005</text:p>
          </table:table-cell>
          <table:table-cell table:formula="of:=[.E1265]*1E-018" office:value-type="float" office:value="8.040984672E-023" calcext:value-type="float">
            <text:p>8.040984672E-023</text:p>
          </table:table-cell>
          <table:table-cell table:number-columns-repeated="4"/>
        </table:table-row>
        <table:table-row table:style-name="ro1">
          <table:table-cell office:value-type="float" office:value="8159.195" calcext:value-type="float">
            <text:p>8159.195</text:p>
          </table:table-cell>
          <table:table-cell office:value-type="float" office:value="0.0000000000047826" calcext:value-type="float">
            <text:p>4.7826E-012</text:p>
          </table:table-cell>
          <table:table-cell table:formula="of:=([.B1266]*[.A1266]*[.$J$2])/([.$G$2]*[.F1266]*[.$I$2])" office:value-type="float" office:value="0.000666924960618134" calcext:value-type="float">
            <text:p>0.000666925</text:p>
          </table:table-cell>
          <table:table-cell office:value-type="float" office:value="0.000000719671" calcext:value-type="float">
            <text:p>7.19671E-007</text:p>
          </table:table-cell>
          <table:table-cell table:formula="of:=[.D1266]*109.76" office:value-type="float" office:value="0.00007899108896" calcext:value-type="float">
            <text:p>7.899108896E-005</text:p>
          </table:table-cell>
          <table:table-cell table:formula="of:=[.E1266]*1E-018" office:value-type="float" office:value="7.899108896E-023" calcext:value-type="float">
            <text:p>7.899108896E-023</text:p>
          </table:table-cell>
          <table:table-cell table:number-columns-repeated="4"/>
        </table:table-row>
        <table:table-row table:style-name="ro1">
          <table:table-cell office:value-type="float" office:value="8203.499" calcext:value-type="float">
            <text:p>8203.499</text:p>
          </table:table-cell>
          <table:table-cell office:value-type="float" office:value="0.0000000000046728" calcext:value-type="float">
            <text:p>4.6728E-012</text:p>
          </table:table-cell>
          <table:table-cell table:formula="of:=([.B1267]*[.A1267]*[.$J$2])/([.$G$2]*[.F1267]*[.$I$2])" office:value-type="float" office:value="0.000666922783732135" calcext:value-type="float">
            <text:p>0.0006669228</text:p>
          </table:table-cell>
          <table:table-cell office:value-type="float" office:value="0.000000706969" calcext:value-type="float">
            <text:p>0.000000707</text:p>
          </table:table-cell>
          <table:table-cell table:formula="of:=[.D1267]*109.76" office:value-type="float" office:value="0.00007759691744" calcext:value-type="float">
            <text:p>7.759691744E-005</text:p>
          </table:table-cell>
          <table:table-cell table:formula="of:=[.E1267]*1E-018" office:value-type="float" office:value="7.759691744E-023" calcext:value-type="float">
            <text:p>7.759691744E-023</text:p>
          </table:table-cell>
          <table:table-cell table:number-columns-repeated="4"/>
        </table:table-row>
        <table:table-row table:style-name="ro1">
          <table:table-cell office:value-type="float" office:value="8248.043" calcext:value-type="float">
            <text:p>8248.043</text:p>
          </table:table-cell>
          <table:table-cell office:value-type="float" office:value="0.0000000000045655" calcext:value-type="float">
            <text:p>4.5655E-012</text:p>
          </table:table-cell>
          <table:table-cell table:formula="of:=([.B1268]*[.A1268]*[.$J$2])/([.$G$2]*[.F1268]*[.$I$2])" office:value-type="float" office:value="0.000666923461891044" calcext:value-type="float">
            <text:p>0.0006669235</text:p>
          </table:table-cell>
          <table:table-cell office:value-type="float" office:value="0.000000694485" calcext:value-type="float">
            <text:p>6.94485E-007</text:p>
          </table:table-cell>
          <table:table-cell table:formula="of:=[.D1268]*109.76" office:value-type="float" office:value="0.0000762266736" calcext:value-type="float">
            <text:p>7.62266736E-005</text:p>
          </table:table-cell>
          <table:table-cell table:formula="of:=[.E1268]*1E-018" office:value-type="float" office:value="7.62266736E-023" calcext:value-type="float">
            <text:p>7.62266736E-023</text:p>
          </table:table-cell>
          <table:table-cell table:number-columns-repeated="4"/>
        </table:table-row>
        <table:table-row table:style-name="ro1">
          <table:table-cell office:value-type="float" office:value="8292.829" calcext:value-type="float">
            <text:p>8292.829</text:p>
          </table:table-cell>
          <table:table-cell office:value-type="float" office:value="0.0000000000044607" calcext:value-type="float">
            <text:p>4.4607E-012</text:p>
          </table:table-cell>
          <table:table-cell table:formula="of:=([.B1269]*[.A1269]*[.$J$2])/([.$G$2]*[.F1269]*[.$I$2])" office:value-type="float" office:value="0.000666934875138082" calcext:value-type="float">
            <text:p>0.0006669349</text:p>
          </table:table-cell>
          <table:table-cell office:value-type="float" office:value="0.000000682216" calcext:value-type="float">
            <text:p>6.82216E-007</text:p>
          </table:table-cell>
          <table:table-cell table:formula="of:=[.D1269]*109.76" office:value-type="float" office:value="0.00007488002816" calcext:value-type="float">
            <text:p>0.00007488</text:p>
          </table:table-cell>
          <table:table-cell table:formula="of:=[.E1269]*1E-018" office:value-type="float" office:value="7.488002816E-023" calcext:value-type="float">
            <text:p>7.488002816E-023</text:p>
          </table:table-cell>
          <table:table-cell table:number-columns-repeated="4"/>
        </table:table-row>
        <table:table-row table:style-name="ro1">
          <table:table-cell office:value-type="float" office:value="8337.858" calcext:value-type="float">
            <text:p>8337.858</text:p>
          </table:table-cell>
          <table:table-cell office:value-type="float" office:value="0.0000000000043582" calcext:value-type="float">
            <text:p>4.3582E-012</text:p>
          </table:table-cell>
          <table:table-cell table:formula="of:=([.B1270]*[.A1270]*[.$J$2])/([.$G$2]*[.F1270]*[.$I$2])" office:value-type="float" office:value="0.000666934830229536" calcext:value-type="float">
            <text:p>0.0006669348</text:p>
          </table:table-cell>
          <table:table-cell office:value-type="float" office:value="0.000000670159" calcext:value-type="float">
            <text:p>6.70159E-007</text:p>
          </table:table-cell>
          <table:table-cell table:formula="of:=[.D1270]*109.76" office:value-type="float" office:value="0.00007355665184" calcext:value-type="float">
            <text:p>7.355665184E-005</text:p>
          </table:table-cell>
          <table:table-cell table:formula="of:=[.E1270]*1E-018" office:value-type="float" office:value="7.355665184E-023" calcext:value-type="float">
            <text:p>7.355665184E-023</text:p>
          </table:table-cell>
          <table:table-cell table:number-columns-repeated="4"/>
        </table:table-row>
        <table:table-row table:style-name="ro1">
          <table:table-cell office:value-type="float" office:value="8383.132" calcext:value-type="float">
            <text:p>8383.132</text:p>
          </table:table-cell>
          <table:table-cell office:value-type="float" office:value="0.000000000004258" calcext:value-type="float">
            <text:p>4.258E-012</text:p>
          </table:table-cell>
          <table:table-cell table:formula="of:=([.B1271]*[.A1271]*[.$J$2])/([.$G$2]*[.F1271]*[.$I$2])" office:value-type="float" office:value="0.00066693233118234" calcext:value-type="float">
            <text:p>0.0006669323</text:p>
          </table:table-cell>
          <table:table-cell office:value-type="float" office:value="0.000000658309" calcext:value-type="float">
            <text:p>6.58309E-007</text:p>
          </table:table-cell>
          <table:table-cell table:formula="of:=[.D1271]*109.76" office:value-type="float" office:value="0.00007225599584" calcext:value-type="float">
            <text:p>0.000072256</text:p>
          </table:table-cell>
          <table:table-cell table:formula="of:=[.E1271]*1E-018" office:value-type="float" office:value="7.225599584E-023" calcext:value-type="float">
            <text:p>7.225599584E-023</text:p>
          </table:table-cell>
          <table:table-cell table:number-columns-repeated="4"/>
        </table:table-row>
        <table:table-row table:style-name="ro1">
          <table:table-cell office:value-type="float" office:value="8428.652" calcext:value-type="float">
            <text:p>8428.652</text:p>
          </table:table-cell>
          <table:table-cell office:value-type="float" office:value="0.0000000000041601" calcext:value-type="float">
            <text:p>4.1601E-012</text:p>
          </table:table-cell>
          <table:table-cell table:formula="of:=([.B1272]*[.A1272]*[.$J$2])/([.$G$2]*[.F1272]*[.$I$2])" office:value-type="float" office:value="0.000666933928290998" calcext:value-type="float">
            <text:p>0.0006669339</text:p>
          </table:table-cell>
          <table:table-cell office:value-type="float" office:value="0.000000646664" calcext:value-type="float">
            <text:p>6.46664E-007</text:p>
          </table:table-cell>
          <table:table-cell table:formula="of:=[.D1272]*109.76" office:value-type="float" office:value="0.00007097784064" calcext:value-type="float">
            <text:p>7.097784064E-005</text:p>
          </table:table-cell>
          <table:table-cell table:formula="of:=[.E1272]*1E-018" office:value-type="float" office:value="7.097784064E-023" calcext:value-type="float">
            <text:p>7.097784064E-023</text:p>
          </table:table-cell>
          <table:table-cell table:number-columns-repeated="4"/>
        </table:table-row>
        <table:table-row table:style-name="ro1">
          <table:table-cell office:value-type="float" office:value="8474.418" calcext:value-type="float">
            <text:p>8474.418</text:p>
          </table:table-cell>
          <table:table-cell office:value-type="float" office:value="0.0000000000040644" calcext:value-type="float">
            <text:p>4.0644E-012</text:p>
          </table:table-cell>
          <table:table-cell table:formula="of:=([.B1273]*[.A1273]*[.$J$2])/([.$G$2]*[.F1273]*[.$I$2])" office:value-type="float" office:value="0.000666932318638034" calcext:value-type="float">
            <text:p>0.0006669323</text:p>
          </table:table-cell>
          <table:table-cell office:value-type="float" office:value="0.00000063522" calcext:value-type="float">
            <text:p>6.3522E-007</text:p>
          </table:table-cell>
          <table:table-cell table:formula="of:=[.D1273]*109.76" office:value-type="float" office:value="0.0000697217472" calcext:value-type="float">
            <text:p>6.97217472E-005</text:p>
          </table:table-cell>
          <table:table-cell table:formula="of:=[.E1273]*1E-018" office:value-type="float" office:value="6.97217472E-023" calcext:value-type="float">
            <text:p>6.97217472E-023</text:p>
          </table:table-cell>
          <table:table-cell table:number-columns-repeated="4"/>
        </table:table-row>
        <table:table-row table:style-name="ro1">
          <table:table-cell office:value-type="float" office:value="8520.434" calcext:value-type="float">
            <text:p>8520.434</text:p>
          </table:table-cell>
          <table:table-cell office:value-type="float" office:value="0.0000000000039709" calcext:value-type="float">
            <text:p>3.9709E-012</text:p>
          </table:table-cell>
          <table:table-cell table:formula="of:=([.B1274]*[.A1274]*[.$J$2])/([.$G$2]*[.F1274]*[.$I$2])" office:value-type="float" office:value="0.000666935408907026" calcext:value-type="float">
            <text:p>0.0006669354</text:p>
          </table:table-cell>
          <table:table-cell office:value-type="float" office:value="0.000000623974" calcext:value-type="float">
            <text:p>0.000000624</text:p>
          </table:table-cell>
          <table:table-cell table:formula="of:=[.D1274]*109.76" office:value-type="float" office:value="0.00006848738624" calcext:value-type="float">
            <text:p>6.848738624E-005</text:p>
          </table:table-cell>
          <table:table-cell table:formula="of:=[.E1274]*1E-018" office:value-type="float" office:value="6.848738624E-023" calcext:value-type="float">
            <text:p>6.848738624E-023</text:p>
          </table:table-cell>
          <table:table-cell table:number-columns-repeated="4"/>
        </table:table-row>
        <table:table-row table:style-name="ro1">
          <table:table-cell office:value-type="float" office:value="8566.699" calcext:value-type="float">
            <text:p>8566.699</text:p>
          </table:table-cell>
          <table:table-cell office:value-type="float" office:value="0.0000000000038795" calcext:value-type="float">
            <text:p>3.8795E-012</text:p>
          </table:table-cell>
          <table:table-cell table:formula="of:=([.B1275]*[.A1275]*[.$J$2])/([.$G$2]*[.F1275]*[.$I$2])" office:value-type="float" office:value="0.000666935225625818" calcext:value-type="float">
            <text:p>0.0006669352</text:p>
          </table:table-cell>
          <table:table-cell office:value-type="float" office:value="0.000000612922" calcext:value-type="float">
            <text:p>6.12922E-007</text:p>
          </table:table-cell>
          <table:table-cell table:formula="of:=[.D1275]*109.76" office:value-type="float" office:value="0.00006727431872" calcext:value-type="float">
            <text:p>6.727431872E-005</text:p>
          </table:table-cell>
          <table:table-cell table:formula="of:=[.E1275]*1E-018" office:value-type="float" office:value="6.727431872E-023" calcext:value-type="float">
            <text:p>6.727431872E-023</text:p>
          </table:table-cell>
          <table:table-cell table:number-columns-repeated="4"/>
        </table:table-row>
        <table:table-row table:style-name="ro1">
          <table:table-cell office:value-type="float" office:value="8613.215" calcext:value-type="float">
            <text:p>8613.215</text:p>
          </table:table-cell>
          <table:table-cell office:value-type="float" office:value="0.0000000000037901" calcext:value-type="float">
            <text:p>3.7901E-012</text:p>
          </table:table-cell>
          <table:table-cell table:formula="of:=([.B1276]*[.A1276]*[.$J$2])/([.$G$2]*[.F1276]*[.$I$2])" office:value-type="float" office:value="0.000666922030129239" calcext:value-type="float">
            <text:p>0.000666922</text:p>
          </table:table-cell>
          <table:table-cell office:value-type="float" office:value="0.000000602061" calcext:value-type="float">
            <text:p>6.02061E-007</text:p>
          </table:table-cell>
          <table:table-cell table:formula="of:=[.D1276]*109.76" office:value-type="float" office:value="0.00006608221536" calcext:value-type="float">
            <text:p>6.608221536E-005</text:p>
          </table:table-cell>
          <table:table-cell table:formula="of:=[.E1276]*1E-018" office:value-type="float" office:value="6.608221536E-023" calcext:value-type="float">
            <text:p>6.608221536E-023</text:p>
          </table:table-cell>
          <table:table-cell table:number-columns-repeated="4"/>
        </table:table-row>
        <table:table-row table:style-name="ro1">
          <table:table-cell office:value-type="float" office:value="8659.984" calcext:value-type="float">
            <text:p>8659.984</text:p>
          </table:table-cell>
          <table:table-cell office:value-type="float" office:value="0.0000000000037028" calcext:value-type="float">
            <text:p>3.7028E-012</text:p>
          </table:table-cell>
          <table:table-cell table:formula="of:=([.B1277]*[.A1277]*[.$J$2])/([.$G$2]*[.F1277]*[.$I$2])" office:value-type="float" office:value="0.000666922198938343" calcext:value-type="float">
            <text:p>0.0006669222</text:p>
          </table:table-cell>
          <table:table-cell office:value-type="float" office:value="0.000000591387" calcext:value-type="float">
            <text:p>5.91387E-007</text:p>
          </table:table-cell>
          <table:table-cell table:formula="of:=[.D1277]*109.76" office:value-type="float" office:value="0.00006491063712" calcext:value-type="float">
            <text:p>6.491063712E-005</text:p>
          </table:table-cell>
          <table:table-cell table:formula="of:=[.E1277]*1E-018" office:value-type="float" office:value="6.491063712E-023" calcext:value-type="float">
            <text:p>6.491063712E-023</text:p>
          </table:table-cell>
          <table:table-cell table:number-columns-repeated="4"/>
        </table:table-row>
        <table:table-row table:style-name="ro1">
          <table:table-cell office:value-type="float" office:value="8707.007" calcext:value-type="float">
            <text:p>8707.007</text:p>
          </table:table-cell>
          <table:table-cell office:value-type="float" office:value="0.0000000000036175" calcext:value-type="float">
            <text:p>3.6175E-012</text:p>
          </table:table-cell>
          <table:table-cell table:formula="of:=([.B1278]*[.A1278]*[.$J$2])/([.$G$2]*[.F1278]*[.$I$2])" office:value-type="float" office:value="0.000666924093013559" calcext:value-type="float">
            <text:p>0.0006669241</text:p>
          </table:table-cell>
          <table:table-cell office:value-type="float" office:value="0.000000580899" calcext:value-type="float">
            <text:p>5.80899E-007</text:p>
          </table:table-cell>
          <table:table-cell table:formula="of:=[.D1278]*109.76" office:value-type="float" office:value="0.00006375947424" calcext:value-type="float">
            <text:p>6.375947424E-005</text:p>
          </table:table-cell>
          <table:table-cell table:formula="of:=[.E1278]*1E-018" office:value-type="float" office:value="6.375947424E-023" calcext:value-type="float">
            <text:p>6.375947424E-023</text:p>
          </table:table-cell>
          <table:table-cell table:number-columns-repeated="4"/>
        </table:table-row>
        <table:table-row table:style-name="ro1">
          <table:table-cell office:value-type="float" office:value="8754.285" calcext:value-type="float">
            <text:p>8754.285</text:p>
          </table:table-cell>
          <table:table-cell office:value-type="float" office:value="0.0000000000035341" calcext:value-type="float">
            <text:p>3.5341E-012</text:p>
          </table:table-cell>
          <table:table-cell table:formula="of:=([.B1279]*[.A1279]*[.$J$2])/([.$G$2]*[.F1279]*[.$I$2])" office:value-type="float" office:value="0.000666919535728384" calcext:value-type="float">
            <text:p>0.0006669195</text:p>
          </table:table-cell>
          <table:table-cell office:value-type="float" office:value="0.000000570592" calcext:value-type="float">
            <text:p>5.70592E-007</text:p>
          </table:table-cell>
          <table:table-cell table:formula="of:=[.D1279]*109.76" office:value-type="float" office:value="0.00006262817792" calcext:value-type="float">
            <text:p>6.262817792E-005</text:p>
          </table:table-cell>
          <table:table-cell table:formula="of:=[.E1279]*1E-018" office:value-type="float" office:value="6.262817792E-023" calcext:value-type="float">
            <text:p>6.262817792E-023</text:p>
          </table:table-cell>
          <table:table-cell table:number-columns-repeated="4"/>
        </table:table-row>
        <table:table-row table:style-name="ro1">
          <table:table-cell office:value-type="float" office:value="8801.82" calcext:value-type="float">
            <text:p>8801.82</text:p>
          </table:table-cell>
          <table:table-cell office:value-type="float" office:value="0.0000000000034527" calcext:value-type="float">
            <text:p>3.4527E-012</text:p>
          </table:table-cell>
          <table:table-cell table:formula="of:=([.B1280]*[.A1280]*[.$J$2])/([.$G$2]*[.F1280]*[.$I$2])" office:value-type="float" office:value="0.000666935727144214" calcext:value-type="float">
            <text:p>0.0006669357</text:p>
          </table:table-cell>
          <table:table-cell office:value-type="float" office:value="0.000000560463" calcext:value-type="float">
            <text:p>5.60463E-007</text:p>
          </table:table-cell>
          <table:table-cell table:formula="of:=[.D1280]*109.76" office:value-type="float" office:value="0.00006151641888" calcext:value-type="float">
            <text:p>6.151641888E-005</text:p>
          </table:table-cell>
          <table:table-cell table:formula="of:=[.E1280]*1E-018" office:value-type="float" office:value="6.151641888E-023" calcext:value-type="float">
            <text:p>6.151641888E-023</text:p>
          </table:table-cell>
          <table:table-cell table:number-columns-repeated="4"/>
        </table:table-row>
        <table:table-row table:style-name="ro1">
          <table:table-cell office:value-type="float" office:value="8849.613" calcext:value-type="float">
            <text:p>8849.613</text:p>
          </table:table-cell>
          <table:table-cell office:value-type="float" office:value="0.000000000003373" calcext:value-type="float">
            <text:p>3.373E-012</text:p>
          </table:table-cell>
          <table:table-cell table:formula="of:=([.B1281]*[.A1281]*[.$J$2])/([.$G$2]*[.F1281]*[.$I$2])" office:value-type="float" office:value="0.00066692194834749" calcext:value-type="float">
            <text:p>0.0006669219</text:p>
          </table:table-cell>
          <table:table-cell office:value-type="float" office:value="0.00000055051" calcext:value-type="float">
            <text:p>5.5051E-007</text:p>
          </table:table-cell>
          <table:table-cell table:formula="of:=[.D1281]*109.76" office:value-type="float" office:value="0.0000604239776" calcext:value-type="float">
            <text:p>0.000060424</text:p>
          </table:table-cell>
          <table:table-cell table:formula="of:=[.E1281]*1E-018" office:value-type="float" office:value="6.04239776E-023" calcext:value-type="float">
            <text:p>6.04239776E-023</text:p>
          </table:table-cell>
          <table:table-cell table:number-columns-repeated="4"/>
        </table:table-row>
        <table:table-row table:style-name="ro1">
          <table:table-cell office:value-type="float" office:value="8897.665" calcext:value-type="float">
            <text:p>8897.665</text:p>
          </table:table-cell>
          <table:table-cell office:value-type="float" office:value="0.0000000000032952" calcext:value-type="float">
            <text:p>3.2952E-012</text:p>
          </table:table-cell>
          <table:table-cell table:formula="of:=([.B1282]*[.A1282]*[.$J$2])/([.$G$2]*[.F1282]*[.$I$2])" office:value-type="float" office:value="0.000666924952434951" calcext:value-type="float">
            <text:p>0.000666925</text:p>
          </table:table-cell>
          <table:table-cell office:value-type="float" office:value="0.00000054073" calcext:value-type="float">
            <text:p>5.4073E-007</text:p>
          </table:table-cell>
          <table:table-cell table:formula="of:=[.D1282]*109.76" office:value-type="float" office:value="0.0000593505248" calcext:value-type="float">
            <text:p>5.93505248E-005</text:p>
          </table:table-cell>
          <table:table-cell table:formula="of:=[.E1282]*1E-018" office:value-type="float" office:value="5.93505248E-023" calcext:value-type="float">
            <text:p>5.93505248E-023</text:p>
          </table:table-cell>
          <table:table-cell table:number-columns-repeated="4"/>
        </table:table-row>
        <table:table-row table:style-name="ro1">
          <table:table-cell office:value-type="float" office:value="8945.979" calcext:value-type="float">
            <text:p>8945.979</text:p>
          </table:table-cell>
          <table:table-cell office:value-type="float" office:value="0.0000000000032192" calcext:value-type="float">
            <text:p>3.2192E-012</text:p>
          </table:table-cell>
          <table:table-cell table:formula="of:=([.B1283]*[.A1283]*[.$J$2])/([.$G$2]*[.F1283]*[.$I$2])" office:value-type="float" office:value="0.000666935135825798" calcext:value-type="float">
            <text:p>0.0006669351</text:p>
          </table:table-cell>
          <table:table-cell office:value-type="float" office:value="0.000000531119" calcext:value-type="float">
            <text:p>5.31119E-007</text:p>
          </table:table-cell>
          <table:table-cell table:formula="of:=[.D1283]*109.76" office:value-type="float" office:value="0.00005829562144" calcext:value-type="float">
            <text:p>5.829562144E-005</text:p>
          </table:table-cell>
          <table:table-cell table:formula="of:=[.E1283]*1E-018" office:value-type="float" office:value="5.829562144E-023" calcext:value-type="float">
            <text:p>5.829562144E-023</text:p>
          </table:table-cell>
          <table:table-cell table:number-columns-repeated="4"/>
        </table:table-row>
        <table:table-row table:style-name="ro1">
          <table:table-cell office:value-type="float" office:value="8994.555" calcext:value-type="float">
            <text:p>8994.555</text:p>
          </table:table-cell>
          <table:table-cell office:value-type="float" office:value="0.0000000000031448" calcext:value-type="float">
            <text:p>3.1448E-012</text:p>
          </table:table-cell>
          <table:table-cell table:formula="of:=([.B1284]*[.A1284]*[.$J$2])/([.$G$2]*[.F1284]*[.$I$2])" office:value-type="float" office:value="0.000666919049665852" calcext:value-type="float">
            <text:p>0.000666919</text:p>
          </table:table-cell>
          <table:table-cell office:value-type="float" office:value="0.000000521674" calcext:value-type="float">
            <text:p>5.21674E-007</text:p>
          </table:table-cell>
          <table:table-cell table:formula="of:=[.D1284]*109.76" office:value-type="float" office:value="0.00005725893824" calcext:value-type="float">
            <text:p>5.725893824E-005</text:p>
          </table:table-cell>
          <table:table-cell table:formula="of:=[.E1284]*1E-018" office:value-type="float" office:value="5.725893824E-023" calcext:value-type="float">
            <text:p>5.725893824E-023</text:p>
          </table:table-cell>
          <table:table-cell table:number-columns-repeated="4"/>
        </table:table-row>
        <table:table-row table:style-name="ro1">
          <table:table-cell office:value-type="float" office:value="9043.394" calcext:value-type="float">
            <text:p>9043.394</text:p>
          </table:table-cell>
          <table:table-cell office:value-type="float" office:value="0.0000000000030722" calcext:value-type="float">
            <text:p>3.0722E-012</text:p>
          </table:table-cell>
          <table:table-cell table:formula="of:=([.B1285]*[.A1285]*[.$J$2])/([.$G$2]*[.F1285]*[.$I$2])" office:value-type="float" office:value="0.000666924242145569" calcext:value-type="float">
            <text:p>0.0006669242</text:p>
          </table:table-cell>
          <table:table-cell office:value-type="float" office:value="0.000000512394" calcext:value-type="float">
            <text:p>5.12394E-007</text:p>
          </table:table-cell>
          <table:table-cell table:formula="of:=[.D1285]*109.76" office:value-type="float" office:value="0.00005624036544" calcext:value-type="float">
            <text:p>5.624036544E-005</text:p>
          </table:table-cell>
          <table:table-cell table:formula="of:=[.E1285]*1E-018" office:value-type="float" office:value="5.624036544E-023" calcext:value-type="float">
            <text:p>5.624036544E-023</text:p>
          </table:table-cell>
          <table:table-cell table:number-columns-repeated="4"/>
        </table:table-row>
        <table:table-row table:style-name="ro1">
          <table:table-cell office:value-type="float" office:value="9092.499" calcext:value-type="float">
            <text:p>9092.499</text:p>
          </table:table-cell>
          <table:table-cell office:value-type="float" office:value="0.0000000000030012" calcext:value-type="float">
            <text:p>3.0012E-012</text:p>
          </table:table-cell>
          <table:table-cell table:formula="of:=([.B1286]*[.A1286]*[.$J$2])/([.$G$2]*[.F1286]*[.$I$2])" office:value-type="float" office:value="0.000666918008301069" calcext:value-type="float">
            <text:p>0.000666918</text:p>
          </table:table-cell>
          <table:table-cell office:value-type="float" office:value="0.000000503275" calcext:value-type="float">
            <text:p>5.03275E-007</text:p>
          </table:table-cell>
          <table:table-cell table:formula="of:=[.D1286]*109.76" office:value-type="float" office:value="0.000055239464" calcext:value-type="float">
            <text:p>5.5239464E-005</text:p>
          </table:table-cell>
          <table:table-cell table:formula="of:=[.E1286]*1E-018" office:value-type="float" office:value="5.5239464E-023" calcext:value-type="float">
            <text:p>5.5239464E-023</text:p>
          </table:table-cell>
          <table:table-cell table:number-columns-repeated="4"/>
        </table:table-row>
        <table:table-row table:style-name="ro1">
          <table:table-cell office:value-type="float" office:value="9141.87" calcext:value-type="float">
            <text:p>9141.87</text:p>
          </table:table-cell>
          <table:table-cell office:value-type="float" office:value="0.0000000000029319" calcext:value-type="float">
            <text:p>2.9319E-012</text:p>
          </table:table-cell>
          <table:table-cell table:formula="of:=([.B1287]*[.A1287]*[.$J$2])/([.$G$2]*[.F1287]*[.$I$2])" office:value-type="float" office:value="0.000666930971819654" calcext:value-type="float">
            <text:p>0.000666931</text:p>
          </table:table-cell>
          <table:table-cell office:value-type="float" office:value="0.000000494314" calcext:value-type="float">
            <text:p>4.94314E-007</text:p>
          </table:table-cell>
          <table:table-cell table:formula="of:=[.D1287]*109.76" office:value-type="float" office:value="0.00005425590464" calcext:value-type="float">
            <text:p>5.425590464E-005</text:p>
          </table:table-cell>
          <table:table-cell table:formula="of:=[.E1287]*1E-018" office:value-type="float" office:value="5.425590464E-023" calcext:value-type="float">
            <text:p>5.425590464E-023</text:p>
          </table:table-cell>
          <table:table-cell table:number-columns-repeated="4"/>
        </table:table-row>
        <table:table-row table:style-name="ro1">
          <table:table-cell office:value-type="float" office:value="9191.51" calcext:value-type="float">
            <text:p>9191.51</text:p>
          </table:table-cell>
          <table:table-cell office:value-type="float" office:value="0.0000000000028641" calcext:value-type="float">
            <text:p>2.8641E-012</text:p>
          </table:table-cell>
          <table:table-cell table:formula="of:=([.B1288]*[.A1288]*[.$J$2])/([.$G$2]*[.F1288]*[.$I$2])" office:value-type="float" office:value="0.000666925554680684" calcext:value-type="float">
            <text:p>0.0006669256</text:p>
          </table:table-cell>
          <table:table-cell office:value-type="float" office:value="0.000000485509" calcext:value-type="float">
            <text:p>4.85509E-007</text:p>
          </table:table-cell>
          <table:table-cell table:formula="of:=[.D1288]*109.76" office:value-type="float" office:value="0.00005328946784" calcext:value-type="float">
            <text:p>5.328946784E-005</text:p>
          </table:table-cell>
          <table:table-cell table:formula="of:=[.E1288]*1E-018" office:value-type="float" office:value="5.328946784E-023" calcext:value-type="float">
            <text:p>5.328946784E-023</text:p>
          </table:table-cell>
          <table:table-cell table:number-columns-repeated="4"/>
        </table:table-row>
        <table:table-row table:style-name="ro1">
          <table:table-cell office:value-type="float" office:value="9241.419" calcext:value-type="float">
            <text:p>9241.419</text:p>
          </table:table-cell>
          <table:table-cell office:value-type="float" office:value="0.0000000000027979" calcext:value-type="float">
            <text:p>2.7979E-012</text:p>
          </table:table-cell>
          <table:table-cell table:formula="of:=([.B1289]*[.A1289]*[.$J$2])/([.$G$2]*[.F1289]*[.$I$2])" office:value-type="float" office:value="0.000666933127032242" calcext:value-type="float">
            <text:p>0.0006669331</text:p>
          </table:table-cell>
          <table:table-cell office:value-type="float" office:value="0.000000476857" calcext:value-type="float">
            <text:p>4.76857E-007</text:p>
          </table:table-cell>
          <table:table-cell table:formula="of:=[.D1289]*109.76" office:value-type="float" office:value="0.00005233982432" calcext:value-type="float">
            <text:p>5.233982432E-005</text:p>
          </table:table-cell>
          <table:table-cell table:formula="of:=[.E1289]*1E-018" office:value-type="float" office:value="5.233982432E-023" calcext:value-type="float">
            <text:p>5.233982432E-023</text:p>
          </table:table-cell>
          <table:table-cell table:number-columns-repeated="4"/>
        </table:table-row>
        <table:table-row table:style-name="ro1">
          <table:table-cell office:value-type="float" office:value="9291.599" calcext:value-type="float">
            <text:p>9291.599</text:p>
          </table:table-cell>
          <table:table-cell office:value-type="float" office:value="0.0000000000027332" calcext:value-type="float">
            <text:p>2.7332E-012</text:p>
          </table:table-cell>
          <table:table-cell table:formula="of:=([.B1290]*[.A1290]*[.$J$2])/([.$G$2]*[.F1290]*[.$I$2])" office:value-type="float" office:value="0.000666939303947513" calcext:value-type="float">
            <text:p>0.0006669393</text:p>
          </table:table-cell>
          <table:table-cell office:value-type="float" office:value="0.000000468355" calcext:value-type="float">
            <text:p>4.68355E-007</text:p>
          </table:table-cell>
          <table:table-cell table:formula="of:=[.D1290]*109.76" office:value-type="float" office:value="0.0000514066448" calcext:value-type="float">
            <text:p>5.14066448E-005</text:p>
          </table:table-cell>
          <table:table-cell table:formula="of:=[.E1290]*1E-018" office:value-type="float" office:value="5.14066448E-023" calcext:value-type="float">
            <text:p>5.14066448E-023</text:p>
          </table:table-cell>
          <table:table-cell table:number-columns-repeated="4"/>
        </table:table-row>
        <table:table-row table:style-name="ro1">
          <table:table-cell office:value-type="float" office:value="9342.051" calcext:value-type="float">
            <text:p>9342.051</text:p>
          </table:table-cell>
          <table:table-cell office:value-type="float" office:value="0.0000000000026699" calcext:value-type="float">
            <text:p>2.6699E-012</text:p>
          </table:table-cell>
          <table:table-cell table:formula="of:=([.B1291]*[.A1291]*[.$J$2])/([.$G$2]*[.F1291]*[.$I$2])" office:value-type="float" office:value="0.000666925175244664" calcext:value-type="float">
            <text:p>0.0006669252</text:p>
          </table:table-cell>
          <table:table-cell office:value-type="float" office:value="0.000000460002" calcext:value-type="float">
            <text:p>0.00000046</text:p>
          </table:table-cell>
          <table:table-cell table:formula="of:=[.D1291]*109.76" office:value-type="float" office:value="0.00005048981952" calcext:value-type="float">
            <text:p>5.048981952E-005</text:p>
          </table:table-cell>
          <table:table-cell table:formula="of:=[.E1291]*1E-018" office:value-type="float" office:value="5.048981952E-023" calcext:value-type="float">
            <text:p>5.048981952E-023</text:p>
          </table:table-cell>
          <table:table-cell table:number-columns-repeated="4"/>
        </table:table-row>
        <table:table-row table:style-name="ro1">
          <table:table-cell office:value-type="float" office:value="9392.778" calcext:value-type="float">
            <text:p>9392.778</text:p>
          </table:table-cell>
          <table:table-cell office:value-type="float" office:value="0.0000000000026081" calcext:value-type="float">
            <text:p>2.6081E-012</text:p>
          </table:table-cell>
          <table:table-cell table:formula="of:=([.B1292]*[.A1292]*[.$J$2])/([.$G$2]*[.F1292]*[.$I$2])" office:value-type="float" office:value="0.000666925679945133" calcext:value-type="float">
            <text:p>0.0006669257</text:p>
          </table:table-cell>
          <table:table-cell office:value-type="float" office:value="0.000000451794" calcext:value-type="float">
            <text:p>4.51794E-007</text:p>
          </table:table-cell>
          <table:table-cell table:formula="of:=[.D1292]*109.76" office:value-type="float" office:value="0.00004958890944" calcext:value-type="float">
            <text:p>4.958890944E-005</text:p>
          </table:table-cell>
          <table:table-cell table:formula="of:=[.E1292]*1E-018" office:value-type="float" office:value="4.958890944E-023" calcext:value-type="float">
            <text:p>4.958890944E-023</text:p>
          </table:table-cell>
          <table:table-cell table:number-columns-repeated="4"/>
        </table:table-row>
        <table:table-row table:style-name="ro1">
          <table:table-cell office:value-type="float" office:value="9443.78" calcext:value-type="float">
            <text:p>9443.78</text:p>
          </table:table-cell>
          <table:table-cell office:value-type="float" office:value="0.0000000000025477" calcext:value-type="float">
            <text:p>2.5477E-012</text:p>
          </table:table-cell>
          <table:table-cell table:formula="of:=([.B1293]*[.A1293]*[.$J$2])/([.$G$2]*[.F1293]*[.$I$2])" office:value-type="float" office:value="0.000666923372466714" calcext:value-type="float">
            <text:p>0.0006669234</text:p>
          </table:table-cell>
          <table:table-cell office:value-type="float" office:value="0.000000443729" calcext:value-type="float">
            <text:p>4.43729E-007</text:p>
          </table:table-cell>
          <table:table-cell table:formula="of:=[.D1293]*109.76" office:value-type="float" office:value="0.00004870369504" calcext:value-type="float">
            <text:p>4.870369504E-005</text:p>
          </table:table-cell>
          <table:table-cell table:formula="of:=[.E1293]*1E-018" office:value-type="float" office:value="4.870369504E-023" calcext:value-type="float">
            <text:p>4.870369504E-023</text:p>
          </table:table-cell>
          <table:table-cell table:number-columns-repeated="4"/>
        </table:table-row>
        <table:table-row table:style-name="ro1">
          <table:table-cell office:value-type="float" office:value="9495.058" calcext:value-type="float">
            <text:p>9495.058</text:p>
          </table:table-cell>
          <table:table-cell office:value-type="float" office:value="0.0000000000024887" calcext:value-type="float">
            <text:p>2.4887E-012</text:p>
          </table:table-cell>
          <table:table-cell table:formula="of:=([.B1294]*[.A1294]*[.$J$2])/([.$G$2]*[.F1294]*[.$I$2])" office:value-type="float" office:value="0.000666927399451687" calcext:value-type="float">
            <text:p>0.0006669274</text:p>
          </table:table-cell>
          <table:table-cell office:value-type="float" office:value="0.000000435804" calcext:value-type="float">
            <text:p>4.35804E-007</text:p>
          </table:table-cell>
          <table:table-cell table:formula="of:=[.D1294]*109.76" office:value-type="float" office:value="0.00004783384704" calcext:value-type="float">
            <text:p>4.783384704E-005</text:p>
          </table:table-cell>
          <table:table-cell table:formula="of:=[.E1294]*1E-018" office:value-type="float" office:value="4.783384704E-023" calcext:value-type="float">
            <text:p>4.783384704E-023</text:p>
          </table:table-cell>
          <table:table-cell table:number-columns-repeated="4"/>
        </table:table-row>
        <table:table-row table:style-name="ro1">
          <table:table-cell office:value-type="float" office:value="9546.616" calcext:value-type="float">
            <text:p>9546.616</text:p>
          </table:table-cell>
          <table:table-cell office:value-type="float" office:value="0.000000000002431" calcext:value-type="float">
            <text:p>2.431E-012</text:p>
          </table:table-cell>
          <table:table-cell table:formula="of:=([.B1295]*[.A1295]*[.$J$2])/([.$G$2]*[.F1295]*[.$I$2])" office:value-type="float" office:value="0.000666917297704741" calcext:value-type="float">
            <text:p>0.0006669173</text:p>
          </table:table-cell>
          <table:table-cell office:value-type="float" office:value="0.000000428018" calcext:value-type="float">
            <text:p>0.000000428</text:p>
          </table:table-cell>
          <table:table-cell table:formula="of:=[.D1295]*109.76" office:value-type="float" office:value="0.00004697925568" calcext:value-type="float">
            <text:p>4.697925568E-005</text:p>
          </table:table-cell>
          <table:table-cell table:formula="of:=[.E1295]*1E-018" office:value-type="float" office:value="4.697925568E-023" calcext:value-type="float">
            <text:p>4.697925568E-023</text:p>
          </table:table-cell>
          <table:table-cell table:number-columns-repeated="4"/>
        </table:table-row>
        <table:table-row table:style-name="ro1">
          <table:table-cell office:value-type="float" office:value="9598.453" calcext:value-type="float">
            <text:p>9598.453</text:p>
          </table:table-cell>
          <table:table-cell office:value-type="float" office:value="0.0000000000023747" calcext:value-type="float">
            <text:p>2.3747E-012</text:p>
          </table:table-cell>
          <table:table-cell table:formula="of:=([.B1296]*[.A1296]*[.$J$2])/([.$G$2]*[.F1296]*[.$I$2])" office:value-type="float" office:value="0.000666931118650094" calcext:value-type="float">
            <text:p>0.0006669311</text:p>
          </table:table-cell>
          <table:table-cell office:value-type="float" office:value="0.000000420367" calcext:value-type="float">
            <text:p>4.20367E-007</text:p>
          </table:table-cell>
          <table:table-cell table:formula="of:=[.D1296]*109.76" office:value-type="float" office:value="0.00004613948192" calcext:value-type="float">
            <text:p>4.613948192E-005</text:p>
          </table:table-cell>
          <table:table-cell table:formula="of:=[.E1296]*1E-018" office:value-type="float" office:value="4.613948192E-023" calcext:value-type="float">
            <text:p>4.613948192E-023</text:p>
          </table:table-cell>
          <table:table-cell table:number-columns-repeated="4"/>
        </table:table-row>
        <table:table-row table:style-name="ro1">
          <table:table-cell office:value-type="float" office:value="9650.571" calcext:value-type="float">
            <text:p>9650.571</text:p>
          </table:table-cell>
          <table:table-cell office:value-type="float" office:value="0.0000000000023196" calcext:value-type="float">
            <text:p>2.3196E-012</text:p>
          </table:table-cell>
          <table:table-cell table:formula="of:=([.B1297]*[.A1297]*[.$J$2])/([.$G$2]*[.F1297]*[.$I$2])" office:value-type="float" office:value="0.000666919511895247" calcext:value-type="float">
            <text:p>0.0006669195</text:p>
          </table:table-cell>
          <table:table-cell office:value-type="float" office:value="0.00000041285" calcext:value-type="float">
            <text:p>4.1285E-007</text:p>
          </table:table-cell>
          <table:table-cell table:formula="of:=[.D1297]*109.76" office:value-type="float" office:value="0.000045314416" calcext:value-type="float">
            <text:p>4.5314416E-005</text:p>
          </table:table-cell>
          <table:table-cell table:formula="of:=[.E1297]*1E-018" office:value-type="float" office:value="4.5314416E-023" calcext:value-type="float">
            <text:p>4.5314416E-023</text:p>
          </table:table-cell>
          <table:table-cell table:number-columns-repeated="4"/>
        </table:table-row>
        <table:table-row table:style-name="ro1">
          <table:table-cell office:value-type="float" office:value="9702.973" calcext:value-type="float">
            <text:p>9702.973</text:p>
          </table:table-cell>
          <table:table-cell office:value-type="float" office:value="0.0000000000022658" calcext:value-type="float">
            <text:p>2.2658E-012</text:p>
          </table:table-cell>
          <table:table-cell table:formula="of:=([.B1298]*[.A1298]*[.$J$2])/([.$G$2]*[.F1298]*[.$I$2])" office:value-type="float" office:value="0.000666919931908584" calcext:value-type="float">
            <text:p>0.0006669199</text:p>
          </table:table-cell>
          <table:table-cell office:value-type="float" office:value="0.000000405464" calcext:value-type="float">
            <text:p>4.05464E-007</text:p>
          </table:table-cell>
          <table:table-cell table:formula="of:=[.D1298]*109.76" office:value-type="float" office:value="0.00004450372864" calcext:value-type="float">
            <text:p>4.450372864E-005</text:p>
          </table:table-cell>
          <table:table-cell table:formula="of:=[.E1298]*1E-018" office:value-type="float" office:value="4.450372864E-023" calcext:value-type="float">
            <text:p>4.450372864E-023</text:p>
          </table:table-cell>
          <table:table-cell table:number-columns-repeated="4"/>
        </table:table-row>
        <table:table-row table:style-name="ro1">
          <table:table-cell office:value-type="float" office:value="9755.659" calcext:value-type="float">
            <text:p>9755.659</text:p>
          </table:table-cell>
          <table:table-cell office:value-type="float" office:value="0.0000000000022133" calcext:value-type="float">
            <text:p>2.2133E-012</text:p>
          </table:table-cell>
          <table:table-cell table:formula="of:=([.B1299]*[.A1299]*[.$J$2])/([.$G$2]*[.F1299]*[.$I$2])" office:value-type="float" office:value="0.000666939619009655" calcext:value-type="float">
            <text:p>0.0006669396</text:p>
          </table:table-cell>
          <table:table-cell office:value-type="float" office:value="0.000000398208" calcext:value-type="float">
            <text:p>3.98208E-007</text:p>
          </table:table-cell>
          <table:table-cell table:formula="of:=[.D1299]*109.76" office:value-type="float" office:value="0.00004370731008" calcext:value-type="float">
            <text:p>4.370731008E-005</text:p>
          </table:table-cell>
          <table:table-cell table:formula="of:=[.E1299]*1E-018" office:value-type="float" office:value="4.370731008E-023" calcext:value-type="float">
            <text:p>4.370731008E-023</text:p>
          </table:table-cell>
          <table:table-cell table:number-columns-repeated="4"/>
        </table:table-row>
        <table:table-row table:style-name="ro1">
          <table:table-cell office:value-type="float" office:value="9808.631" calcext:value-type="float">
            <text:p>9808.631</text:p>
          </table:table-cell>
          <table:table-cell office:value-type="float" office:value="0.0000000000021619" calcext:value-type="float">
            <text:p>2.1619E-012</text:p>
          </table:table-cell>
          <table:table-cell table:formula="of:=([.B1300]*[.A1300]*[.$J$2])/([.$G$2]*[.F1300]*[.$I$2])" office:value-type="float" office:value="0.000666929941075044" calcext:value-type="float">
            <text:p>0.0006669299</text:p>
          </table:table-cell>
          <table:table-cell office:value-type="float" office:value="0.000000391078" calcext:value-type="float">
            <text:p>3.91078E-007</text:p>
          </table:table-cell>
          <table:table-cell table:formula="of:=[.D1300]*109.76" office:value-type="float" office:value="0.00004292472128" calcext:value-type="float">
            <text:p>4.292472128E-005</text:p>
          </table:table-cell>
          <table:table-cell table:formula="of:=[.E1300]*1E-018" office:value-type="float" office:value="4.292472128E-023" calcext:value-type="float">
            <text:p>4.292472128E-023</text:p>
          </table:table-cell>
          <table:table-cell table:number-columns-repeated="4"/>
        </table:table-row>
        <table:table-row table:style-name="ro1">
          <table:table-cell office:value-type="float" office:value="9861.891" calcext:value-type="float">
            <text:p>9861.891</text:p>
          </table:table-cell>
          <table:table-cell office:value-type="float" office:value="0.0000000000021117" calcext:value-type="float">
            <text:p>2.1117E-012</text:p>
          </table:table-cell>
          <table:table-cell table:formula="of:=([.B1301]*[.A1301]*[.$J$2])/([.$G$2]*[.F1301]*[.$I$2])" office:value-type="float" office:value="0.000666928648596914" calcext:value-type="float">
            <text:p>0.0006669286</text:p>
          </table:table-cell>
          <table:table-cell office:value-type="float" office:value="0.000000384072" calcext:value-type="float">
            <text:p>3.84072E-007</text:p>
          </table:table-cell>
          <table:table-cell table:formula="of:=[.D1301]*109.76" office:value-type="float" office:value="0.00004215574272" calcext:value-type="float">
            <text:p>4.215574272E-005</text:p>
          </table:table-cell>
          <table:table-cell table:formula="of:=[.E1301]*1E-018" office:value-type="float" office:value="4.215574272E-023" calcext:value-type="float">
            <text:p>4.215574272E-023</text:p>
          </table:table-cell>
          <table:table-cell table:number-columns-repeated="4"/>
        </table:table-row>
        <table:table-row table:style-name="ro1">
          <table:table-cell office:value-type="float" office:value="9915.44" calcext:value-type="float">
            <text:p>9915.44</text:p>
          </table:table-cell>
          <table:table-cell office:value-type="float" office:value="0.0000000000020627" calcext:value-type="float">
            <text:p>2.0627E-012</text:p>
          </table:table-cell>
          <table:table-cell table:formula="of:=([.B1302]*[.A1302]*[.$J$2])/([.$G$2]*[.F1302]*[.$I$2])" office:value-type="float" office:value="0.000666942883557579" calcext:value-type="float">
            <text:p>0.0006669429</text:p>
          </table:table-cell>
          <table:table-cell office:value-type="float" office:value="0.000000377189" calcext:value-type="float">
            <text:p>3.77189E-007</text:p>
          </table:table-cell>
          <table:table-cell table:formula="of:=[.D1302]*109.76" office:value-type="float" office:value="0.00004140026464" calcext:value-type="float">
            <text:p>4.140026464E-005</text:p>
          </table:table-cell>
          <table:table-cell table:formula="of:=[.E1302]*1E-018" office:value-type="float" office:value="4.140026464E-023" calcext:value-type="float">
            <text:p>4.140026464E-023</text:p>
          </table:table-cell>
          <table:table-cell table:number-columns-repeated="4"/>
        </table:table-row>
        <table:table-row table:style-name="ro1">
          <table:table-cell office:value-type="float" office:value="9969.28" calcext:value-type="float">
            <text:p>9969.28</text:p>
          </table:table-cell>
          <table:table-cell office:value-type="float" office:value="0.0000000000020147" calcext:value-type="float">
            <text:p>2.0147E-012</text:p>
          </table:table-cell>
          <table:table-cell table:formula="of:=([.B1303]*[.A1303]*[.$J$2])/([.$G$2]*[.F1303]*[.$I$2])" office:value-type="float" office:value="0.00066691601766659" calcext:value-type="float">
            <text:p>0.000666916</text:p>
          </table:table-cell>
          <table:table-cell office:value-type="float" office:value="0.000000370427" calcext:value-type="float">
            <text:p>3.70427E-007</text:p>
          </table:table-cell>
          <table:table-cell table:formula="of:=[.D1303]*109.76" office:value-type="float" office:value="0.00004065806752" calcext:value-type="float">
            <text:p>4.065806752E-005</text:p>
          </table:table-cell>
          <table:table-cell table:formula="of:=[.E1303]*1E-018" office:value-type="float" office:value="4.065806752E-023" calcext:value-type="float">
            <text:p>4.065806752E-023</text:p>
          </table:table-cell>
          <table:table-cell table:number-columns-repeated="4"/>
        </table:table-row>
        <table:table-row table:style-name="ro1">
          <table:table-cell office:value-type="float" office:value="10023.41" calcext:value-type="float">
            <text:p>10023.41</text:p>
          </table:table-cell>
          <table:table-cell office:value-type="float" office:value="0.0000000000019679" calcext:value-type="float">
            <text:p>1.9679E-012</text:p>
          </table:table-cell>
          <table:table-cell table:formula="of:=([.B1304]*[.A1304]*[.$J$2])/([.$G$2]*[.F1304]*[.$I$2])" office:value-type="float" office:value="0.000666923043037765" calcext:value-type="float">
            <text:p>0.000666923</text:p>
          </table:table-cell>
          <table:table-cell office:value-type="float" office:value="0.000000363783" calcext:value-type="float">
            <text:p>3.63783E-007</text:p>
          </table:table-cell>
          <table:table-cell table:formula="of:=[.D1304]*109.76" office:value-type="float" office:value="0.00003992882208" calcext:value-type="float">
            <text:p>3.992882208E-005</text:p>
          </table:table-cell>
          <table:table-cell table:formula="of:=[.E1304]*1E-018" office:value-type="float" office:value="3.992882208E-023" calcext:value-type="float">
            <text:p>3.992882208E-023</text:p>
          </table:table-cell>
          <table:table-cell table:number-columns-repeated="4"/>
        </table:table-row>
        <table:table-row table:style-name="ro1">
          <table:table-cell office:value-type="float" office:value="10077.84" calcext:value-type="float">
            <text:p>10077.84</text:p>
          </table:table-cell>
          <table:table-cell office:value-type="float" office:value="0.0000000000019222" calcext:value-type="float">
            <text:p>1.9222E-012</text:p>
          </table:table-cell>
          <table:table-cell table:formula="of:=([.B1305]*[.A1305]*[.$J$2])/([.$G$2]*[.F1305]*[.$I$2])" office:value-type="float" office:value="0.000666940849738612" calcext:value-type="float">
            <text:p>0.0006669408</text:p>
          </table:table-cell>
          <table:table-cell office:value-type="float" office:value="0.000000357255" calcext:value-type="float">
            <text:p>3.57255E-007</text:p>
          </table:table-cell>
          <table:table-cell table:formula="of:=[.D1305]*109.76" office:value-type="float" office:value="0.0000392123088" calcext:value-type="float">
            <text:p>3.92123088E-005</text:p>
          </table:table-cell>
          <table:table-cell table:formula="of:=[.E1305]*1E-018" office:value-type="float" office:value="3.92123088E-023" calcext:value-type="float">
            <text:p>3.92123088E-023</text:p>
          </table:table-cell>
          <table:table-cell table:number-columns-repeated="4"/>
        </table:table-row>
        <table:table-row table:style-name="ro1">
          <table:table-cell office:value-type="float" office:value="10132.56" calcext:value-type="float">
            <text:p>10132.56</text:p>
          </table:table-cell>
          <table:table-cell office:value-type="float" office:value="0.0000000000018775" calcext:value-type="float">
            <text:p>1.8775E-012</text:p>
          </table:table-cell>
          <table:table-cell table:formula="of:=([.B1306]*[.A1306]*[.$J$2])/([.$G$2]*[.F1306]*[.$I$2])" office:value-type="float" office:value="0.000666940597079542" calcext:value-type="float">
            <text:p>0.0006669406</text:p>
          </table:table-cell>
          <table:table-cell office:value-type="float" office:value="0.000000350842" calcext:value-type="float">
            <text:p>3.50842E-007</text:p>
          </table:table-cell>
          <table:table-cell table:formula="of:=[.D1306]*109.76" office:value-type="float" office:value="0.00003850841792" calcext:value-type="float">
            <text:p>3.850841792E-005</text:p>
          </table:table-cell>
          <table:table-cell table:formula="of:=[.E1306]*1E-018" office:value-type="float" office:value="3.850841792E-023" calcext:value-type="float">
            <text:p>3.850841792E-023</text:p>
          </table:table-cell>
          <table:table-cell table:number-columns-repeated="4"/>
        </table:table-row>
        <table:table-row table:style-name="ro1">
          <table:table-cell office:value-type="float" office:value="10187.58" calcext:value-type="float">
            <text:p>10187.58</text:p>
          </table:table-cell>
          <table:table-cell office:value-type="float" office:value="0.0000000000018338" calcext:value-type="float">
            <text:p>1.8338E-012</text:p>
          </table:table-cell>
          <table:table-cell table:formula="of:=([.B1307]*[.A1307]*[.$J$2])/([.$G$2]*[.F1307]*[.$I$2])" office:value-type="float" office:value="0.000666932210666768" calcext:value-type="float">
            <text:p>0.0006669322</text:p>
          </table:table-cell>
          <table:table-cell office:value-type="float" office:value="0.000000344541" calcext:value-type="float">
            <text:p>3.44541E-007</text:p>
          </table:table-cell>
          <table:table-cell table:formula="of:=[.D1307]*109.76" office:value-type="float" office:value="0.00003781682016" calcext:value-type="float">
            <text:p>3.781682016E-005</text:p>
          </table:table-cell>
          <table:table-cell table:formula="of:=[.E1307]*1E-018" office:value-type="float" office:value="3.781682016E-023" calcext:value-type="float">
            <text:p>3.781682016E-023</text:p>
          </table:table-cell>
          <table:table-cell table:number-columns-repeated="4"/>
        </table:table-row>
        <table:table-row table:style-name="ro1">
          <table:table-cell office:value-type="float" office:value="10242.9" calcext:value-type="float">
            <text:p>10242.9</text:p>
          </table:table-cell>
          <table:table-cell office:value-type="float" office:value="0.0000000000017911" calcext:value-type="float">
            <text:p>1.7911E-012</text:p>
          </table:table-cell>
          <table:table-cell table:formula="of:=([.B1308]*[.A1308]*[.$J$2])/([.$G$2]*[.F1308]*[.$I$2])" office:value-type="float" office:value="0.000666921786065432" calcext:value-type="float">
            <text:p>0.0006669218</text:p>
          </table:table-cell>
          <table:table-cell office:value-type="float" office:value="0.000000338351" calcext:value-type="float">
            <text:p>3.38351E-007</text:p>
          </table:table-cell>
          <table:table-cell table:formula="of:=[.D1308]*109.76" office:value-type="float" office:value="0.00003713740576" calcext:value-type="float">
            <text:p>3.713740576E-005</text:p>
          </table:table-cell>
          <table:table-cell table:formula="of:=[.E1308]*1E-018" office:value-type="float" office:value="3.713740576E-023" calcext:value-type="float">
            <text:p>3.713740576E-023</text:p>
          </table:table-cell>
          <table:table-cell table:number-columns-repeated="4"/>
        </table:table-row>
        <table:table-row table:style-name="ro1">
          <table:table-cell office:value-type="float" office:value="10298.51" calcext:value-type="float">
            <text:p>10298.51</text:p>
          </table:table-cell>
          <table:table-cell office:value-type="float" office:value="0.0000000000017494" calcext:value-type="float">
            <text:p>1.7494E-012</text:p>
          </table:table-cell>
          <table:table-cell table:formula="of:=([.B1309]*[.A1309]*[.$J$2])/([.$G$2]*[.F1309]*[.$I$2])" office:value-type="float" office:value="0.000666919314505026" calcext:value-type="float">
            <text:p>0.0006669193</text:p>
          </table:table-cell>
          <table:table-cell office:value-type="float" office:value="0.000000332269" calcext:value-type="float">
            <text:p>3.32269E-007</text:p>
          </table:table-cell>
          <table:table-cell table:formula="of:=[.D1309]*109.76" office:value-type="float" office:value="0.00003646984544" calcext:value-type="float">
            <text:p>3.646984544E-005</text:p>
          </table:table-cell>
          <table:table-cell table:formula="of:=[.E1309]*1E-018" office:value-type="float" office:value="3.646984544E-023" calcext:value-type="float">
            <text:p>3.646984544E-023</text:p>
          </table:table-cell>
          <table:table-cell table:number-columns-repeated="4"/>
        </table:table-row>
        <table:table-row table:style-name="ro1">
          <table:table-cell office:value-type="float" office:value="10354.43" calcext:value-type="float">
            <text:p>10354.43</text:p>
          </table:table-cell>
          <table:table-cell office:value-type="float" office:value="0.0000000000017087" calcext:value-type="float">
            <text:p>1.7087E-012</text:p>
          </table:table-cell>
          <table:table-cell table:formula="of:=([.B1310]*[.A1310]*[.$J$2])/([.$G$2]*[.F1310]*[.$I$2])" office:value-type="float" office:value="0.000666933496508896" calcext:value-type="float">
            <text:p>0.0006669335</text:p>
          </table:table-cell>
          <table:table-cell office:value-type="float" office:value="0.000000326294" calcext:value-type="float">
            <text:p>3.26294E-007</text:p>
          </table:table-cell>
          <table:table-cell table:formula="of:=[.D1310]*109.76" office:value-type="float" office:value="0.00003581402944" calcext:value-type="float">
            <text:p>0.000035814</text:p>
          </table:table-cell>
          <table:table-cell table:formula="of:=[.E1310]*1E-018" office:value-type="float" office:value="3.581402944E-023" calcext:value-type="float">
            <text:p>3.581402944E-023</text:p>
          </table:table-cell>
          <table:table-cell table:number-columns-repeated="4"/>
        </table:table-row>
        <table:table-row table:style-name="ro1">
          <table:table-cell office:value-type="float" office:value="10410.66" calcext:value-type="float">
            <text:p>10410.66</text:p>
          </table:table-cell>
          <table:table-cell office:value-type="float" office:value="0.0000000000016689" calcext:value-type="float">
            <text:p>1.6689E-012</text:p>
          </table:table-cell>
          <table:table-cell table:formula="of:=([.B1311]*[.A1311]*[.$J$2])/([.$G$2]*[.F1311]*[.$I$2])" office:value-type="float" office:value="0.000666934436696067" calcext:value-type="float">
            <text:p>0.0006669344</text:p>
          </table:table-cell>
          <table:table-cell office:value-type="float" office:value="0.000000320424" calcext:value-type="float">
            <text:p>3.20424E-007</text:p>
          </table:table-cell>
          <table:table-cell table:formula="of:=[.D1311]*109.76" office:value-type="float" office:value="0.00003516973824" calcext:value-type="float">
            <text:p>3.516973824E-005</text:p>
          </table:table-cell>
          <table:table-cell table:formula="of:=[.E1311]*1E-018" office:value-type="float" office:value="3.516973824E-023" calcext:value-type="float">
            <text:p>3.516973824E-023</text:p>
          </table:table-cell>
          <table:table-cell table:number-columns-repeated="4"/>
        </table:table-row>
        <table:table-row table:style-name="ro1">
          <table:table-cell office:value-type="float" office:value="10467.19" calcext:value-type="float">
            <text:p>10467.19</text:p>
          </table:table-cell>
          <table:table-cell office:value-type="float" office:value="0.00000000000163" calcext:value-type="float">
            <text:p>1.63E-012</text:p>
          </table:table-cell>
          <table:table-cell table:formula="of:=([.B1312]*[.A1312]*[.$J$2])/([.$G$2]*[.F1312]*[.$I$2])" office:value-type="float" office:value="0.000666929482687755" calcext:value-type="float">
            <text:p>0.0006669295</text:p>
          </table:table-cell>
          <table:table-cell office:value-type="float" office:value="0.000000314657" calcext:value-type="float">
            <text:p>3.14657E-007</text:p>
          </table:table-cell>
          <table:table-cell table:formula="of:=[.D1312]*109.76" office:value-type="float" office:value="0.00003453675232" calcext:value-type="float">
            <text:p>3.453675232E-005</text:p>
          </table:table-cell>
          <table:table-cell table:formula="of:=[.E1312]*1E-018" office:value-type="float" office:value="3.453675232E-023" calcext:value-type="float">
            <text:p>3.453675232E-023</text:p>
          </table:table-cell>
          <table:table-cell table:number-columns-repeated="4"/>
        </table:table-row>
        <table:table-row table:style-name="ro1">
          <table:table-cell office:value-type="float" office:value="10524.02" calcext:value-type="float">
            <text:p>10524.02</text:p>
          </table:table-cell>
          <table:table-cell office:value-type="float" office:value="0.000000000001592" calcext:value-type="float">
            <text:p>1.592E-012</text:p>
          </table:table-cell>
          <table:table-cell table:formula="of:=([.B1313]*[.A1313]*[.$J$2])/([.$G$2]*[.F1313]*[.$I$2])" office:value-type="float" office:value="0.000666925149843243" calcext:value-type="float">
            <text:p>0.0006669251</text:p>
          </table:table-cell>
          <table:table-cell office:value-type="float" office:value="0.000000308992" calcext:value-type="float">
            <text:p>0.000000309</text:p>
          </table:table-cell>
          <table:table-cell table:formula="of:=[.D1313]*109.76" office:value-type="float" office:value="0.00003391496192" calcext:value-type="float">
            <text:p>0.000033915</text:p>
          </table:table-cell>
          <table:table-cell table:formula="of:=[.E1313]*1E-018" office:value-type="float" office:value="3.391496192E-023" calcext:value-type="float">
            <text:p>3.391496192E-023</text:p>
          </table:table-cell>
          <table:table-cell table:number-columns-repeated="4"/>
        </table:table-row>
        <table:table-row table:style-name="ro1">
          <table:table-cell office:value-type="float" office:value="10581.17" calcext:value-type="float">
            <text:p>10581.17</text:p>
          </table:table-cell>
          <table:table-cell office:value-type="float" office:value="0.0000000000015549" calcext:value-type="float">
            <text:p>1.5549E-012</text:p>
          </table:table-cell>
          <table:table-cell table:formula="of:=([.B1314]*[.A1314]*[.$J$2])/([.$G$2]*[.F1314]*[.$I$2])" office:value-type="float" office:value="0.000666934165460409" calcext:value-type="float">
            <text:p>0.0006669342</text:p>
          </table:table-cell>
          <table:table-cell office:value-type="float" office:value="0.000000303426" calcext:value-type="float">
            <text:p>3.03426E-007</text:p>
          </table:table-cell>
          <table:table-cell table:formula="of:=[.D1314]*109.76" office:value-type="float" office:value="0.00003330403776" calcext:value-type="float">
            <text:p>0.000033304</text:p>
          </table:table-cell>
          <table:table-cell table:formula="of:=[.E1314]*1E-018" office:value-type="float" office:value="3.330403776E-023" calcext:value-type="float">
            <text:p>3.330403776E-023</text:p>
          </table:table-cell>
          <table:table-cell table:number-columns-repeated="4"/>
        </table:table-row>
        <table:table-row table:style-name="ro1">
          <table:table-cell office:value-type="float" office:value="10638.62" calcext:value-type="float">
            <text:p>10638.62</text:p>
          </table:table-cell>
          <table:table-cell office:value-type="float" office:value="0.0000000000015186" calcext:value-type="float">
            <text:p>1.5186E-012</text:p>
          </table:table-cell>
          <table:table-cell table:formula="of:=([.B1315]*[.A1315]*[.$J$2])/([.$G$2]*[.F1315]*[.$I$2])" office:value-type="float" office:value="0.000666919236013378" calcext:value-type="float">
            <text:p>0.0006669192</text:p>
          </table:table-cell>
          <table:table-cell office:value-type="float" office:value="0.000000297958" calcext:value-type="float">
            <text:p>0.000000298</text:p>
          </table:table-cell>
          <table:table-cell table:formula="of:=[.D1315]*109.76" office:value-type="float" office:value="0.00003270387008" calcext:value-type="float">
            <text:p>3.270387008E-005</text:p>
          </table:table-cell>
          <table:table-cell table:formula="of:=[.E1315]*1E-018" office:value-type="float" office:value="3.270387008E-023" calcext:value-type="float">
            <text:p>3.270387008E-023</text:p>
          </table:table-cell>
          <table:table-cell table:number-columns-repeated="4"/>
        </table:table-row>
        <table:table-row table:style-name="ro1">
          <table:table-cell office:value-type="float" office:value="10696.39" calcext:value-type="float">
            <text:p>10696.39</text:p>
          </table:table-cell>
          <table:table-cell office:value-type="float" office:value="0.0000000000014832" calcext:value-type="float">
            <text:p>1.4832E-012</text:p>
          </table:table-cell>
          <table:table-cell table:formula="of:=([.B1316]*[.A1316]*[.$J$2])/([.$G$2]*[.F1316]*[.$I$2])" office:value-type="float" office:value="0.000666934228237091" calcext:value-type="float">
            <text:p>0.0006669342</text:p>
          </table:table-cell>
          <table:table-cell office:value-type="float" office:value="0.000000292586" calcext:value-type="float">
            <text:p>2.92586E-007</text:p>
          </table:table-cell>
          <table:table-cell table:formula="of:=[.D1316]*109.76" office:value-type="float" office:value="0.00003211423936" calcext:value-type="float">
            <text:p>3.211423936E-005</text:p>
          </table:table-cell>
          <table:table-cell table:formula="of:=[.E1316]*1E-018" office:value-type="float" office:value="3.211423936E-023" calcext:value-type="float">
            <text:p>3.211423936E-023</text:p>
          </table:table-cell>
          <table:table-cell table:number-columns-repeated="4"/>
        </table:table-row>
        <table:table-row table:style-name="ro1">
          <table:table-cell office:value-type="float" office:value="10754.47" calcext:value-type="float">
            <text:p>10754.47</text:p>
          </table:table-cell>
          <table:table-cell office:value-type="float" office:value="0.0000000000014486" calcext:value-type="float">
            <text:p>1.4486E-012</text:p>
          </table:table-cell>
          <table:table-cell table:formula="of:=([.B1317]*[.A1317]*[.$J$2])/([.$G$2]*[.F1317]*[.$I$2])" office:value-type="float" office:value="0.000666941689007399" calcext:value-type="float">
            <text:p>0.0006669417</text:p>
          </table:table-cell>
          <table:table-cell office:value-type="float" office:value="0.000000287309" calcext:value-type="float">
            <text:p>2.87309E-007</text:p>
          </table:table-cell>
          <table:table-cell table:formula="of:=[.D1317]*109.76" office:value-type="float" office:value="0.00003153503584" calcext:value-type="float">
            <text:p>0.000031535</text:p>
          </table:table-cell>
          <table:table-cell table:formula="of:=[.E1317]*1E-018" office:value-type="float" office:value="3.153503584E-023" calcext:value-type="float">
            <text:p>3.153503584E-023</text:p>
          </table:table-cell>
          <table:table-cell table:number-columns-repeated="4"/>
        </table:table-row>
        <table:table-row table:style-name="ro1">
          <table:table-cell office:value-type="float" office:value="10812.86" calcext:value-type="float">
            <text:p>10812.86</text:p>
          </table:table-cell>
          <table:table-cell office:value-type="float" office:value="0.0000000000014148" calcext:value-type="float">
            <text:p>1.4148E-012</text:p>
          </table:table-cell>
          <table:table-cell table:formula="of:=([.B1318]*[.A1318]*[.$J$2])/([.$G$2]*[.F1318]*[.$I$2])" office:value-type="float" office:value="0.000666950590382606" calcext:value-type="float">
            <text:p>0.0006669506</text:p>
          </table:table-cell>
          <table:table-cell office:value-type="float" office:value="0.000000282125" calcext:value-type="float">
            <text:p>2.82125E-007</text:p>
          </table:table-cell>
          <table:table-cell table:formula="of:=[.D1318]*109.76" office:value-type="float" office:value="0.00003096604" calcext:value-type="float">
            <text:p>0.000030966</text:p>
          </table:table-cell>
          <table:table-cell table:formula="of:=[.E1318]*1E-018" office:value-type="float" office:value="3.096604E-023" calcext:value-type="float">
            <text:p>3.096604E-023</text:p>
          </table:table-cell>
          <table:table-cell table:number-columns-repeated="4"/>
        </table:table-row>
        <table:table-row table:style-name="ro1">
          <table:table-cell office:value-type="float" office:value="10871.58" calcext:value-type="float">
            <text:p>10871.58</text:p>
          </table:table-cell>
          <table:table-cell office:value-type="float" office:value="0.0000000000013817" calcext:value-type="float">
            <text:p>1.3817E-012</text:p>
          </table:table-cell>
          <table:table-cell table:formula="of:=([.B1319]*[.A1319]*[.$J$2])/([.$G$2]*[.F1319]*[.$I$2])" office:value-type="float" office:value="0.000666923604202151" calcext:value-type="float">
            <text:p>0.0006669236</text:p>
          </table:table-cell>
          <table:table-cell office:value-type="float" office:value="0.000000277032" calcext:value-type="float">
            <text:p>0.000000277</text:p>
          </table:table-cell>
          <table:table-cell table:formula="of:=[.D1319]*109.76" office:value-type="float" office:value="0.00003040703232" calcext:value-type="float">
            <text:p>0.000030407</text:p>
          </table:table-cell>
          <table:table-cell table:formula="of:=[.E1319]*1E-018" office:value-type="float" office:value="3.040703232E-023" calcext:value-type="float">
            <text:p>3.040703232E-023</text:p>
          </table:table-cell>
          <table:table-cell table:number-columns-repeated="4"/>
        </table:table-row>
        <table:table-row table:style-name="ro1">
          <table:table-cell office:value-type="float" office:value="10930.61" calcext:value-type="float">
            <text:p>10930.61</text:p>
          </table:table-cell>
          <table:table-cell office:value-type="float" office:value="0.0000000000013494" calcext:value-type="float">
            <text:p>1.3494E-012</text:p>
          </table:table-cell>
          <table:table-cell table:formula="of:=([.B1320]*[.A1320]*[.$J$2])/([.$G$2]*[.F1320]*[.$I$2])" office:value-type="float" office:value="0.000666913489998767" calcext:value-type="float">
            <text:p>0.0006669135</text:p>
          </table:table-cell>
          <table:table-cell office:value-type="float" office:value="0.000000272029" calcext:value-type="float">
            <text:p>0.000000272</text:p>
          </table:table-cell>
          <table:table-cell table:formula="of:=[.D1320]*109.76" office:value-type="float" office:value="0.00002985790304" calcext:value-type="float">
            <text:p>2.985790304E-005</text:p>
          </table:table-cell>
          <table:table-cell table:formula="of:=[.E1320]*1E-018" office:value-type="float" office:value="2.985790304E-023" calcext:value-type="float">
            <text:p>2.985790304E-0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3:48:01.580741069</meta:creation-date>
    <dc:date>2017-05-10T14:18:02.007987113</dc:date>
    <meta:editing-duration>PT14M50S</meta:editing-duration>
    <meta:editing-cycles>1</meta:editing-cycles>
    <meta:document-statistic meta:table-count="1" meta:cell-count="7927" meta:object-count="0"/>
    <meta:generator>LibreOffice/4.3.7.2$Linux_X86_64 LibreOffice_project/430$Build-2</meta:generator>
  </office:meta>
</office:document-meta>
</file>